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入力</text:p>
          </table:table-cell>
          <table:table-cell office:value-type="string" calcext:value-type="string">
            <text:p>譫ｯ繧悟ｰｾ闃ｱ</text:p>
          </table:table-cell>
        </table:table-row>
        <table:table-row table:style-name="ro1">
          <table:table-cell office:value-type="string" calcext:value-type="string">
            <text:p>出力</text:p>
          </table:table-cell>
          <table:table-cell table:formula="of:=COM.MICROSOFT.CONCAT([$recover.B6:$recover.AU6])" office:value-type="string" office:string-value="枯れ尾花" calcext:value-type="string">
            <text:p>枯れ尾花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cover" table:style-name="ta2">
        <table:table-column table:style-name="co4" table:default-cell-style-name="ce1"/>
        <table:table-column table:style-name="co5" table:number-columns-repeated="41" table:default-cell-style-name="ce1"/>
        <table:table-column table:style-name="co6" table:number-columns-repeated="5" table:default-cell-style-name="ce1"/>
        <table:table-column table:style-name="co7" table:number-columns-repeated="971" table:default-cell-style-name="ce1"/>
        <table:table-column table:style-name="co7" table:number-columns-repeated="6" table:default-cell-style-name="Default"/>
        <table:table-row table:style-name="ro1" table:visibility="collapse"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formula="of:=IF([.B3]&lt;&gt;&quot;&quot;;IF([.B3]&lt;256;[.B1]+1;&quot;&quot;);IF([.A1]&lt;&gt;&quot;&quot;;[.A1]+1;&quot;&quot;))">
            <text:p/>
          </table:table-cell>
          <table:table-cell table:formula="of:=IF([.C3]&lt;&gt;&quot;&quot;;IF([.C3]&lt;256;[.C1]+1;&quot;&quot;);IF([.B1]&lt;&gt;&quot;&quot;;[.B1]+1;&quot;&quot;))" office:value-type="float" office:value="2" calcext:value-type="float">
            <text:p>2</text:p>
          </table:table-cell>
          <table:table-cell table:formula="of:=IF([.D3]&lt;&gt;&quot;&quot;;IF([.D3]&lt;256;[.D1]+1;&quot;&quot;);IF([.C1]&lt;&gt;&quot;&quot;;[.C1]+1;&quot;&quot;))" office:value-type="float" office:value="3" calcext:value-type="float">
            <text:p>3</text:p>
          </table:table-cell>
          <table:table-cell table:formula="of:=IF([.E3]&lt;&gt;&quot;&quot;;IF([.E3]&lt;256;[.E1]+1;&quot;&quot;);IF([.D1]&lt;&gt;&quot;&quot;;[.D1]+1;&quot;&quot;))">
            <text:p/>
          </table:table-cell>
          <table:table-cell table:formula="of:=IF([.F3]&lt;&gt;&quot;&quot;;IF([.F3]&lt;256;[.F1]+1;&quot;&quot;);IF([.E1]&lt;&gt;&quot;&quot;;[.E1]+1;&quot;&quot;))" office:value-type="float" office:value="4" calcext:value-type="float">
            <text:p>4</text:p>
          </table:table-cell>
          <table:table-cell table:formula="of:=IF([.G3]&lt;&gt;&quot;&quot;;IF([.G3]&lt;256;[.G1]+1;&quot;&quot;);IF([.F1]&lt;&gt;&quot;&quot;;[.F1]+1;&quot;&quot;))">
            <text:p/>
          </table:table-cell>
          <table:table-cell table:formula="of:=IF([.H3]&lt;&gt;&quot;&quot;;IF([.H3]&lt;256;[.H1]+1;&quot;&quot;);IF([.G1]&lt;&gt;&quot;&quot;;[.G1]+1;&quot;&quot;))" office:value-type="float" office:value="5" calcext:value-type="float">
            <text:p>5</text:p>
          </table:table-cell>
          <table:table-cell table:formula="of:=IF([.I3]&lt;&gt;&quot;&quot;;IF([.I3]&lt;256;[.I1]+1;&quot;&quot;);IF([.H1]&lt;&gt;&quot;&quot;;[.H1]+1;&quot;&quot;))" office:value-type="float" office:value="6" calcext:value-type="float">
            <text:p>6</text:p>
          </table:table-cell>
          <table:table-cell table:formula="of:=IF([.J3]&lt;&gt;&quot;&quot;;IF([.J3]&lt;256;[.J1]+1;&quot;&quot;);IF([.I1]&lt;&gt;&quot;&quot;;[.I1]+1;&quot;&quot;))" office:value-type="float" office:value="7" calcext:value-type="float">
            <text:p>7</text:p>
          </table:table-cell>
          <table:table-cell table:formula="of:=IF([.K3]&lt;&gt;&quot;&quot;;IF([.K3]&lt;256;[.K1]+1;&quot;&quot;);IF([.J1]&lt;&gt;&quot;&quot;;[.J1]+1;&quot;&quot;))">
            <text:p/>
          </table:table-cell>
          <table:table-cell table:formula="of:=IF([.L3]&lt;&gt;&quot;&quot;;IF([.L3]&lt;256;[.L1]+1;&quot;&quot;);IF([.K1]&lt;&gt;&quot;&quot;;[.K1]+1;&quot;&quot;))" office:value-type="float" office:value="8" calcext:value-type="float">
            <text:p>8</text:p>
          </table:table-cell>
          <table:table-cell table:formula="of:=IF([.M3]&lt;&gt;&quot;&quot;;IF([.M3]&lt;256;[.M1]+1;&quot;&quot;);IF([.L1]&lt;&gt;&quot;&quot;;[.L1]+1;&quot;&quot;))" office:value-type="float" office:value="9" calcext:value-type="float">
            <text:p>9</text:p>
          </table:table-cell>
          <table:table-cell table:formula="of:=IF([.N3]&lt;&gt;&quot;&quot;;IF([.N3]&lt;256;[.N1]+1;&quot;&quot;);IF([.M1]&lt;&gt;&quot;&quot;;[.M1]+1;&quot;&quot;))" office:value-type="float" office:value="9" calcext:value-type="float">
            <text:p>9</text:p>
          </table:table-cell>
          <table:table-cell table:formula="of:=IF([.O3]&lt;&gt;&quot;&quot;;IF([.O3]&lt;256;[.O1]+1;&quot;&quot;);IF([.N1]&lt;&gt;&quot;&quot;;[.N1]+1;&quot;&quot;))" office:value-type="float" office:value="10" calcext:value-type="float">
            <text:p>10</text:p>
          </table:table-cell>
          <table:table-cell table:formula="of:=IF([.P3]&lt;&gt;&quot;&quot;;IF([.P3]&lt;256;[.P1]+1;&quot;&quot;);IF([.O1]&lt;&gt;&quot;&quot;;[.O1]+1;&quot;&quot;))" office:value-type="float" office:value="10" calcext:value-type="float">
            <text:p>10</text:p>
          </table:table-cell>
          <table:table-cell table:formula="of:=IF([.Q3]&lt;&gt;&quot;&quot;;IF([.Q3]&lt;256;[.Q1]+1;&quot;&quot;);IF([.P1]&lt;&gt;&quot;&quot;;[.P1]+1;&quot;&quot;))" office:value-type="float" office:value="11" calcext:value-type="float">
            <text:p>11</text:p>
          </table:table-cell>
          <table:table-cell table:formula="of:=IF([.R3]&lt;&gt;&quot;&quot;;IF([.R3]&lt;256;[.R1]+1;&quot;&quot;);IF([.Q1]&lt;&gt;&quot;&quot;;[.Q1]+1;&quot;&quot;))" office:value-type="float" office:value="11" calcext:value-type="float">
            <text:p>11</text:p>
          </table:table-cell>
          <table:table-cell table:formula="of:=IF([.S3]&lt;&gt;&quot;&quot;;IF([.S3]&lt;256;[.S1]+1;&quot;&quot;);IF([.R1]&lt;&gt;&quot;&quot;;[.R1]+1;&quot;&quot;))" office:value-type="float" office:value="12" calcext:value-type="float">
            <text:p>12</text:p>
          </table:table-cell>
          <table:table-cell table:formula="of:=IF([.T3]&lt;&gt;&quot;&quot;;IF([.T3]&lt;256;[.T1]+1;&quot;&quot;);IF([.S1]&lt;&gt;&quot;&quot;;[.S1]+1;&quot;&quot;))" office:value-type="float" office:value="12" calcext:value-type="float">
            <text:p>12</text:p>
          </table:table-cell>
          <table:table-cell table:formula="of:=IF([.U3]&lt;&gt;&quot;&quot;;IF([.U3]&lt;256;[.U1]+1;&quot;&quot;);IF([.T1]&lt;&gt;&quot;&quot;;[.T1]+1;&quot;&quot;))" office:value-type="float" office:value="13" calcext:value-type="float">
            <text:p>13</text:p>
          </table:table-cell>
          <table:table-cell table:formula="of:=IF([.V3]&lt;&gt;&quot;&quot;;IF([.V3]&lt;256;[.V1]+1;&quot;&quot;);IF([.U1]&lt;&gt;&quot;&quot;;[.U1]+1;&quot;&quot;))" office:value-type="float" office:value="13" calcext:value-type="float">
            <text:p>13</text:p>
          </table:table-cell>
          <table:table-cell table:formula="of:=IF([.W3]&lt;&gt;&quot;&quot;;IF([.W3]&lt;256;[.W1]+1;&quot;&quot;);IF([.V1]&lt;&gt;&quot;&quot;;[.V1]+1;&quot;&quot;))" office:value-type="float" office:value="14" calcext:value-type="float">
            <text:p>14</text:p>
          </table:table-cell>
          <table:table-cell table:formula="of:=IF([.X3]&lt;&gt;&quot;&quot;;IF([.X3]&lt;256;[.X1]+1;&quot;&quot;);IF([.W1]&lt;&gt;&quot;&quot;;[.W1]+1;&quot;&quot;))" office:value-type="float" office:value="14" calcext:value-type="float">
            <text:p>14</text:p>
          </table:table-cell>
          <table:table-cell table:formula="of:=IF([.Y3]&lt;&gt;&quot;&quot;;IF([.Y3]&lt;256;[.Y1]+1;&quot;&quot;);IF([.X1]&lt;&gt;&quot;&quot;;[.X1]+1;&quot;&quot;))" office:value-type="float" office:value="15" calcext:value-type="float">
            <text:p>15</text:p>
          </table:table-cell>
          <table:table-cell table:formula="of:=IF([.Z3]&lt;&gt;&quot;&quot;;IF([.Z3]&lt;256;[.Z1]+1;&quot;&quot;);IF([.Y1]&lt;&gt;&quot;&quot;;[.Y1]+1;&quot;&quot;))" office:value-type="float" office:value="15" calcext:value-type="float">
            <text:p>15</text:p>
          </table:table-cell>
          <table:table-cell table:formula="of:=IF([.AA3]&lt;&gt;&quot;&quot;;IF([.AA3]&lt;256;[.AA1]+1;&quot;&quot;);IF([.Z1]&lt;&gt;&quot;&quot;;[.Z1]+1;&quot;&quot;))" office:value-type="float" office:value="16" calcext:value-type="float">
            <text:p>16</text:p>
          </table:table-cell>
          <table:table-cell table:formula="of:=IF([.AB3]&lt;&gt;&quot;&quot;;IF([.AB3]&lt;256;[.AB1]+1;&quot;&quot;);IF([.AA1]&lt;&gt;&quot;&quot;;[.AA1]+1;&quot;&quot;))" office:value-type="float" office:value="16" calcext:value-type="float">
            <text:p>16</text:p>
          </table:table-cell>
          <table:table-cell table:formula="of:=IF([.AC3]&lt;&gt;&quot;&quot;;IF([.AC3]&lt;256;[.AC1]+1;&quot;&quot;);IF([.AB1]&lt;&gt;&quot;&quot;;[.AB1]+1;&quot;&quot;))" office:value-type="float" office:value="17" calcext:value-type="float">
            <text:p>17</text:p>
          </table:table-cell>
          <table:table-cell table:formula="of:=IF([.AD3]&lt;&gt;&quot;&quot;;IF([.AD3]&lt;256;[.AD1]+1;&quot;&quot;);IF([.AC1]&lt;&gt;&quot;&quot;;[.AC1]+1;&quot;&quot;))" office:value-type="float" office:value="17" calcext:value-type="float">
            <text:p>17</text:p>
          </table:table-cell>
          <table:table-cell table:formula="of:=IF([.AE3]&lt;&gt;&quot;&quot;;IF([.AE3]&lt;256;[.AE1]+1;&quot;&quot;);IF([.AD1]&lt;&gt;&quot;&quot;;[.AD1]+1;&quot;&quot;))" office:value-type="float" office:value="18" calcext:value-type="float">
            <text:p>18</text:p>
          </table:table-cell>
          <table:table-cell table:formula="of:=IF([.AF3]&lt;&gt;&quot;&quot;;IF([.AF3]&lt;256;[.AF1]+1;&quot;&quot;);IF([.AE1]&lt;&gt;&quot;&quot;;[.AE1]+1;&quot;&quot;))" office:value-type="float" office:value="18" calcext:value-type="float">
            <text:p>18</text:p>
          </table:table-cell>
          <table:table-cell table:formula="of:=IF([.AG3]&lt;&gt;&quot;&quot;;IF([.AG3]&lt;256;[.AG1]+1;&quot;&quot;);IF([.AF1]&lt;&gt;&quot;&quot;;[.AF1]+1;&quot;&quot;))" office:value-type="float" office:value="19" calcext:value-type="float">
            <text:p>19</text:p>
          </table:table-cell>
          <table:table-cell table:formula="of:=IF([.AH3]&lt;&gt;&quot;&quot;;IF([.AH3]&lt;256;[.AH1]+1;&quot;&quot;);IF([.AG1]&lt;&gt;&quot;&quot;;[.AG1]+1;&quot;&quot;))" office:value-type="float" office:value="19" calcext:value-type="float">
            <text:p>19</text:p>
          </table:table-cell>
          <table:table-cell table:formula="of:=IF([.AI3]&lt;&gt;&quot;&quot;;IF([.AI3]&lt;256;[.AI1]+1;&quot;&quot;);IF([.AH1]&lt;&gt;&quot;&quot;;[.AH1]+1;&quot;&quot;))" office:value-type="float" office:value="20" calcext:value-type="float">
            <text:p>20</text:p>
          </table:table-cell>
          <table:table-cell table:formula="of:=IF([.AJ3]&lt;&gt;&quot;&quot;;IF([.AJ3]&lt;256;[.AJ1]+1;&quot;&quot;);IF([.AI1]&lt;&gt;&quot;&quot;;[.AI1]+1;&quot;&quot;))" office:value-type="float" office:value="20" calcext:value-type="float">
            <text:p>20</text:p>
          </table:table-cell>
          <table:table-cell table:formula="of:=IF([.AK3]&lt;&gt;&quot;&quot;;IF([.AK3]&lt;256;[.AK1]+1;&quot;&quot;);IF([.AJ1]&lt;&gt;&quot;&quot;;[.AJ1]+1;&quot;&quot;))" office:value-type="float" office:value="21" calcext:value-type="float">
            <text:p>21</text:p>
          </table:table-cell>
          <table:table-cell table:formula="of:=IF([.AL3]&lt;&gt;&quot;&quot;;IF([.AL3]&lt;256;[.AL1]+1;&quot;&quot;);IF([.AK1]&lt;&gt;&quot;&quot;;[.AK1]+1;&quot;&quot;))" office:value-type="float" office:value="21" calcext:value-type="float">
            <text:p>21</text:p>
          </table:table-cell>
          <table:table-cell table:formula="of:=IF([.AM3]&lt;&gt;&quot;&quot;;IF([.AM3]&lt;256;[.AM1]+1;&quot;&quot;);IF([.AL1]&lt;&gt;&quot;&quot;;[.AL1]+1;&quot;&quot;))" office:value-type="float" office:value="22" calcext:value-type="float">
            <text:p>22</text:p>
          </table:table-cell>
          <table:table-cell table:formula="of:=IF([.AN3]&lt;&gt;&quot;&quot;;IF([.AN3]&lt;256;[.AN1]+1;&quot;&quot;);IF([.AM1]&lt;&gt;&quot;&quot;;[.AM1]+1;&quot;&quot;))" office:value-type="float" office:value="22" calcext:value-type="float">
            <text:p>22</text:p>
          </table:table-cell>
          <table:table-cell table:formula="of:=IF([.AO3]&lt;&gt;&quot;&quot;;IF([.AO3]&lt;256;[.AO1]+1;&quot;&quot;);IF([.AN1]&lt;&gt;&quot;&quot;;[.AN1]+1;&quot;&quot;))" office:value-type="float" office:value="23" calcext:value-type="float">
            <text:p>23</text:p>
          </table:table-cell>
          <table:table-cell table:formula="of:=IF([.AP3]&lt;&gt;&quot;&quot;;IF([.AP3]&lt;256;[.AP1]+1;&quot;&quot;);IF([.AO1]&lt;&gt;&quot;&quot;;[.AO1]+1;&quot;&quot;))" office:value-type="float" office:value="23" calcext:value-type="float">
            <text:p>23</text:p>
          </table:table-cell>
          <table:table-cell table:formula="of:=IF([.AQ3]&lt;&gt;&quot;&quot;;IF([.AQ3]&lt;256;[.AQ1]+1;&quot;&quot;);IF([.AP1]&lt;&gt;&quot;&quot;;[.AP1]+1;&quot;&quot;))" office:value-type="float" office:value="24" calcext:value-type="float">
            <text:p>24</text:p>
          </table:table-cell>
          <table:table-cell table:formula="of:=IF([.AR3]&lt;&gt;&quot;&quot;;IF([.AR3]&lt;256;[.AR1]+1;&quot;&quot;);IF([.AQ1]&lt;&gt;&quot;&quot;;[.AQ1]+1;&quot;&quot;))" office:value-type="float" office:value="24" calcext:value-type="float">
            <text:p>24</text:p>
          </table:table-cell>
          <table:table-cell table:formula="of:=IF([.AS3]&lt;&gt;&quot;&quot;;IF([.AS3]&lt;256;[.AS1]+1;&quot;&quot;);IF([.AR1]&lt;&gt;&quot;&quot;;[.AR1]+1;&quot;&quot;))" office:value-type="float" office:value="25" calcext:value-type="float">
            <text:p>25</text:p>
          </table:table-cell>
          <table:table-cell table:formula="of:=IF([.AT3]&lt;&gt;&quot;&quot;;IF([.AT3]&lt;256;[.AT1]+1;&quot;&quot;);IF([.AS1]&lt;&gt;&quot;&quot;;[.AS1]+1;&quot;&quot;))" office:value-type="float" office:value="25" calcext:value-type="float">
            <text:p>2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文字化け文字列</text:p>
          </table:table-cell>
          <table:table-cell table:formula="of:=IF([.B1]&lt;&gt;&quot;&quot;;MID([io.$B$1];[.B1];1);&quot;&quot;)" office:value-type="string" office:string-value="譫" calcext:value-type="string">
            <text:p>譫</text:p>
          </table:table-cell>
          <table:table-cell table:formula="of:=IF([.C1]&lt;&gt;&quot;&quot;;MID([io.$B$1];[.C1];1);&quot;&quot;)">
            <text:p/>
          </table:table-cell>
          <table:table-cell table:formula="of:=IF([.D1]&lt;&gt;&quot;&quot;;MID([io.$B$1];[.D1];1);&quot;&quot;)" office:value-type="string" office:string-value="ｯ" calcext:value-type="string">
            <text:p>ｯ</text:p>
          </table:table-cell>
          <table:table-cell table:formula="of:=IF([.E1]&lt;&gt;&quot;&quot;;MID([io.$B$1];[.E1];1);&quot;&quot;)" office:value-type="string" office:string-value="繧" calcext:value-type="string">
            <text:p>繧</text:p>
          </table:table-cell>
          <table:table-cell table:formula="of:=IF([.F1]&lt;&gt;&quot;&quot;;MID([io.$B$1];[.F1];1);&quot;&quot;)">
            <text:p/>
          </table:table-cell>
          <table:table-cell table:formula="of:=IF([.G1]&lt;&gt;&quot;&quot;;MID([io.$B$1];[.G1];1);&quot;&quot;)" office:value-type="string" office:string-value="悟" calcext:value-type="string">
            <text:p>悟</text:p>
          </table:table-cell>
          <table:table-cell table:formula="of:=IF([.H1]&lt;&gt;&quot;&quot;;MID([io.$B$1];[.H1];1);&quot;&quot;)">
            <text:p/>
          </table:table-cell>
          <table:table-cell table:formula="of:=IF([.I1]&lt;&gt;&quot;&quot;;MID([io.$B$1];[.I1];1);&quot;&quot;)" office:value-type="string" office:string-value="ｰ" calcext:value-type="string">
            <text:p>ｰ</text:p>
          </table:table-cell>
          <table:table-cell table:formula="of:=IF([.J1]&lt;&gt;&quot;&quot;;MID([io.$B$1];[.J1];1);&quot;&quot;)" office:value-type="string" office:string-value="ｾ" calcext:value-type="string">
            <text:p>ｾ</text:p>
          </table:table-cell>
          <table:table-cell table:formula="of:=IF([.K1]&lt;&gt;&quot;&quot;;MID([io.$B$1];[.K1];1);&quot;&quot;)" office:value-type="string" office:string-value="闃" calcext:value-type="string">
            <text:p>闃</text:p>
          </table:table-cell>
          <table:table-cell table:formula="of:=IF([.L1]&lt;&gt;&quot;&quot;;MID([io.$B$1];[.L1];1);&quot;&quot;)">
            <text:p/>
          </table:table-cell>
          <table:table-cell table:formula="of:=IF([.M1]&lt;&gt;&quot;&quot;;MID([io.$B$1];[.M1];1);&quot;&quot;)" office:value-type="string" office:string-value="ｱ" calcext:value-type="string">
            <text:p>ｱ</text:p>
          </table:table-cell>
          <table:table-cell table:formula="of:=IF([.N1]&lt;&gt;&quot;&quot;;MID([io.$B$1];[.N1];1);&quot;&quot;)">
            <text:p/>
          </table:table-cell>
          <table:table-cell table:formula="of:=IF([.O1]&lt;&gt;&quot;&quot;;MID([io.$B$1];[.O1];1);&quot;&quot;)">
            <text:p/>
          </table:table-cell>
          <table:table-cell table:formula="of:=IF([.P1]&lt;&gt;&quot;&quot;;MID([io.$B$1];[.P1];1);&quot;&quot;)">
            <text:p/>
          </table:table-cell>
          <table:table-cell table:formula="of:=IF([.Q1]&lt;&gt;&quot;&quot;;MID([io.$B$1];[.Q1];1);&quot;&quot;)">
            <text:p/>
          </table:table-cell>
          <table:table-cell table:formula="of:=IF([.R1]&lt;&gt;&quot;&quot;;MID([io.$B$1];[.R1];1);&quot;&quot;)">
            <text:p/>
          </table:table-cell>
          <table:table-cell table:formula="of:=IF([.S1]&lt;&gt;&quot;&quot;;MID([io.$B$1];[.S1];1);&quot;&quot;)">
            <text:p/>
          </table:table-cell>
          <table:table-cell table:formula="of:=IF([.T1]&lt;&gt;&quot;&quot;;MID([io.$B$1];[.T1];1);&quot;&quot;)">
            <text:p/>
          </table:table-cell>
          <table:table-cell table:formula="of:=IF([.U1]&lt;&gt;&quot;&quot;;MID([io.$B$1];[.U1];1);&quot;&quot;)">
            <text:p/>
          </table:table-cell>
          <table:table-cell table:formula="of:=IF([.V1]&lt;&gt;&quot;&quot;;MID([io.$B$1];[.V1];1);&quot;&quot;)">
            <text:p/>
          </table:table-cell>
          <table:table-cell table:formula="of:=IF([.W1]&lt;&gt;&quot;&quot;;MID([io.$B$1];[.W1];1);&quot;&quot;)">
            <text:p/>
          </table:table-cell>
          <table:table-cell table:formula="of:=IF([.X1]&lt;&gt;&quot;&quot;;MID([io.$B$1];[.X1];1);&quot;&quot;)">
            <text:p/>
          </table:table-cell>
          <table:table-cell table:formula="of:=IF([.Y1]&lt;&gt;&quot;&quot;;MID([io.$B$1];[.Y1];1);&quot;&quot;)">
            <text:p/>
          </table:table-cell>
          <table:table-cell table:formula="of:=IF([.Z1]&lt;&gt;&quot;&quot;;MID([io.$B$1];[.Z1];1);&quot;&quot;)">
            <text:p/>
          </table:table-cell>
          <table:table-cell table:formula="of:=IF([.AA1]&lt;&gt;&quot;&quot;;MID([io.$B$1];[.AA1];1);&quot;&quot;)">
            <text:p/>
          </table:table-cell>
          <table:table-cell table:formula="of:=IF([.AB1]&lt;&gt;&quot;&quot;;MID([io.$B$1];[.AB1];1);&quot;&quot;)">
            <text:p/>
          </table:table-cell>
          <table:table-cell table:formula="of:=IF([.AC1]&lt;&gt;&quot;&quot;;MID([io.$B$1];[.AC1];1);&quot;&quot;)">
            <text:p/>
          </table:table-cell>
          <table:table-cell table:formula="of:=IF([.AD1]&lt;&gt;&quot;&quot;;MID([io.$B$1];[.AD1];1);&quot;&quot;)">
            <text:p/>
          </table:table-cell>
          <table:table-cell table:formula="of:=IF([.AE1]&lt;&gt;&quot;&quot;;MID([io.$B$1];[.AE1];1);&quot;&quot;)">
            <text:p/>
          </table:table-cell>
          <table:table-cell table:formula="of:=IF([.AF1]&lt;&gt;&quot;&quot;;MID([io.$B$1];[.AF1];1);&quot;&quot;)">
            <text:p/>
          </table:table-cell>
          <table:table-cell table:formula="of:=IF([.AG1]&lt;&gt;&quot;&quot;;MID([io.$B$1];[.AG1];1);&quot;&quot;)">
            <text:p/>
          </table:table-cell>
          <table:table-cell table:formula="of:=IF([.AH1]&lt;&gt;&quot;&quot;;MID([io.$B$1];[.AH1];1);&quot;&quot;)">
            <text:p/>
          </table:table-cell>
          <table:table-cell table:formula="of:=IF([.AI1]&lt;&gt;&quot;&quot;;MID([io.$B$1];[.AI1];1);&quot;&quot;)">
            <text:p/>
          </table:table-cell>
          <table:table-cell table:formula="of:=IF([.AJ1]&lt;&gt;&quot;&quot;;MID([io.$B$1];[.AJ1];1);&quot;&quot;)">
            <text:p/>
          </table:table-cell>
          <table:table-cell table:formula="of:=IF([.AK1]&lt;&gt;&quot;&quot;;MID([io.$B$1];[.AK1];1);&quot;&quot;)">
            <text:p/>
          </table:table-cell>
          <table:table-cell table:formula="of:=IF([.AL1]&lt;&gt;&quot;&quot;;MID([io.$B$1];[.AL1];1);&quot;&quot;)">
            <text:p/>
          </table:table-cell>
          <table:table-cell table:formula="of:=IF([.AM1]&lt;&gt;&quot;&quot;;MID([io.$B$1];[.AM1];1);&quot;&quot;)">
            <text:p/>
          </table:table-cell>
          <table:table-cell table:formula="of:=IF([.AN1]&lt;&gt;&quot;&quot;;MID([io.$B$1];[.AN1];1);&quot;&quot;)">
            <text:p/>
          </table:table-cell>
          <table:table-cell table:formula="of:=IF([.AO1]&lt;&gt;&quot;&quot;;MID([io.$B$1];[.AO1];1);&quot;&quot;)">
            <text:p/>
          </table:table-cell>
          <table:table-cell table:formula="of:=IF([.AP1]&lt;&gt;&quot;&quot;;MID([io.$B$1];[.AP1];1);&quot;&quot;)">
            <text:p/>
          </table:table-cell>
          <table:table-cell table:formula="of:=IF([.AQ1]&lt;&gt;&quot;&quot;;MID([io.$B$1];[.AQ1];1);&quot;&quot;)">
            <text:p/>
          </table:table-cell>
          <table:table-cell table:formula="of:=IF([.AR1]&lt;&gt;&quot;&quot;;MID([io.$B$1];[.AR1];1);&quot;&quot;)">
            <text:p/>
          </table:table-cell>
          <table:table-cell table:formula="of:=IF([.AS1]&lt;&gt;&quot;&quot;;MID([io.$B$1];[.AS1];1);&quot;&quot;)">
            <text:p/>
          </table:table-cell>
          <table:table-cell table:formula="of:=IF([.AT1]&lt;&gt;&quot;&quot;;MID([io.$B$1];[.AT1];1);&quot;&quot;)">
            <text:p/>
          </table:table-cell>
          <table:table-cell table:formula="of:=IF([.AU1]&lt;&gt;&quot;&quot;;MID([io.$B$1];[.AU1];1);&quot;&quot;)">
            <text:p/>
          </table:table-cell>
          <table:table-cell table:number-columns-repeated="977"/>
        </table:table-row>
        <table:table-row table:style-name="ro1" table:visibility="collapse">
          <table:table-cell office:value-type="string" calcext:value-type="string">
            <text:p>CP932コード</text:p>
          </table:table-cell>
          <table:table-cell table:formula="of:=IF([.B2]&lt;&gt;&quot;&quot;;VLOOKUP(UNICODE([.B2]);[CP932.$A$2:.$B$7495];2;FALSE());&quot;&quot;)" office:value-type="float" office:value="59038" calcext:value-type="float">
            <text:p>59038</text:p>
          </table:table-cell>
          <table:table-cell table:formula="of:=IF([.C2]&lt;&gt;&quot;&quot;;VLOOKUP(UNICODE([.C2]);[CP932.$A$2:.$B$7495];2;FALSE());&quot;&quot;)">
            <text:p/>
          </table:table-cell>
          <table:table-cell table:formula="of:=IF([.D2]&lt;&gt;&quot;&quot;;VLOOKUP(UNICODE([.D2]);[CP932.$A$2:.$B$7495];2;FALSE());&quot;&quot;)" office:value-type="float" office:value="175" calcext:value-type="float">
            <text:p>175</text:p>
          </table:table-cell>
          <table:table-cell table:formula="of:=IF([.E2]&lt;&gt;&quot;&quot;;VLOOKUP(UNICODE([.E2]);[CP932.$A$2:.$B$7495];2;FALSE());&quot;&quot;)" office:value-type="float" office:value="58242" calcext:value-type="float">
            <text:p>58242</text:p>
          </table:table-cell>
          <table:table-cell table:formula="of:=IF([.F2]&lt;&gt;&quot;&quot;;VLOOKUP(UNICODE([.F2]);[CP932.$A$2:.$B$7495];2;FALSE());&quot;&quot;)">
            <text:p/>
          </table:table-cell>
          <table:table-cell table:formula="of:=IF([.G2]&lt;&gt;&quot;&quot;;VLOOKUP(UNICODE([.G2]);[CP932.$A$2:.$B$7495];2;FALSE());&quot;&quot;)" office:value-type="float" office:value="36069" calcext:value-type="float">
            <text:p>36069</text:p>
          </table:table-cell>
          <table:table-cell table:formula="of:=IF([.H2]&lt;&gt;&quot;&quot;;VLOOKUP(UNICODE([.H2]);[CP932.$A$2:.$B$7495];2;FALSE());&quot;&quot;)">
            <text:p/>
          </table:table-cell>
          <table:table-cell table:formula="of:=IF([.I2]&lt;&gt;&quot;&quot;;VLOOKUP(UNICODE([.I2]);[CP932.$A$2:.$B$7495];2;FALSE());&quot;&quot;)" office:value-type="float" office:value="176" calcext:value-type="float">
            <text:p>176</text:p>
          </table:table-cell>
          <table:table-cell table:formula="of:=IF([.J2]&lt;&gt;&quot;&quot;;VLOOKUP(UNICODE([.J2]);[CP932.$A$2:.$B$7495];2;FALSE());&quot;&quot;)" office:value-type="float" office:value="190" calcext:value-type="float">
            <text:p>190</text:p>
          </table:table-cell>
          <table:table-cell table:formula="of:=IF([.K2]&lt;&gt;&quot;&quot;;VLOOKUP(UNICODE([.K2]);[CP932.$A$2:.$B$7495];2;FALSE());&quot;&quot;)" office:value-type="float" office:value="59530" calcext:value-type="float">
            <text:p>59530</text:p>
          </table:table-cell>
          <table:table-cell table:formula="of:=IF([.L2]&lt;&gt;&quot;&quot;;VLOOKUP(UNICODE([.L2]);[CP932.$A$2:.$B$7495];2;FALSE());&quot;&quot;)">
            <text:p/>
          </table:table-cell>
          <table:table-cell table:formula="of:=IF([.M2]&lt;&gt;&quot;&quot;;VLOOKUP(UNICODE([.M2]);[CP932.$A$2:.$B$7495];2;FALSE());&quot;&quot;)" office:value-type="float" office:value="177" calcext:value-type="float">
            <text:p>177</text:p>
          </table:table-cell>
          <table:table-cell table:formula="of:=IF([.N2]&lt;&gt;&quot;&quot;;VLOOKUP(UNICODE([.N2]);[CP932.$A$2:.$B$7495];2;FALSE());&quot;&quot;)">
            <text:p/>
          </table:table-cell>
          <table:table-cell table:formula="of:=IF([.O2]&lt;&gt;&quot;&quot;;VLOOKUP(UNICODE([.O2]);[CP932.$A$2:.$B$7495];2;FALSE());&quot;&quot;)">
            <text:p/>
          </table:table-cell>
          <table:table-cell table:formula="of:=IF([.P2]&lt;&gt;&quot;&quot;;VLOOKUP(UNICODE([.P2]);[CP932.$A$2:.$B$7495];2;FALSE());&quot;&quot;)">
            <text:p/>
          </table:table-cell>
          <table:table-cell table:formula="of:=IF([.Q2]&lt;&gt;&quot;&quot;;VLOOKUP(UNICODE([.Q2]);[CP932.$A$2:.$B$7495];2;FALSE());&quot;&quot;)">
            <text:p/>
          </table:table-cell>
          <table:table-cell table:formula="of:=IF([.R2]&lt;&gt;&quot;&quot;;VLOOKUP(UNICODE([.R2]);[CP932.$A$2:.$B$7495];2;FALSE());&quot;&quot;)">
            <text:p/>
          </table:table-cell>
          <table:table-cell table:formula="of:=IF([.S2]&lt;&gt;&quot;&quot;;VLOOKUP(UNICODE([.S2]);[CP932.$A$2:.$B$7495];2;FALSE());&quot;&quot;)">
            <text:p/>
          </table:table-cell>
          <table:table-cell table:formula="of:=IF([.T2]&lt;&gt;&quot;&quot;;VLOOKUP(UNICODE([.T2]);[CP932.$A$2:.$B$7495];2;FALSE());&quot;&quot;)">
            <text:p/>
          </table:table-cell>
          <table:table-cell table:formula="of:=IF([.U2]&lt;&gt;&quot;&quot;;VLOOKUP(UNICODE([.U2]);[CP932.$A$2:.$B$7495];2;FALSE());&quot;&quot;)">
            <text:p/>
          </table:table-cell>
          <table:table-cell table:formula="of:=IF([.V2]&lt;&gt;&quot;&quot;;VLOOKUP(UNICODE([.V2]);[CP932.$A$2:.$B$7495];2;FALSE());&quot;&quot;)">
            <text:p/>
          </table:table-cell>
          <table:table-cell table:formula="of:=IF([.W2]&lt;&gt;&quot;&quot;;VLOOKUP(UNICODE([.W2]);[CP932.$A$2:.$B$7495];2;FALSE());&quot;&quot;)">
            <text:p/>
          </table:table-cell>
          <table:table-cell table:formula="of:=IF([.X2]&lt;&gt;&quot;&quot;;VLOOKUP(UNICODE([.X2]);[CP932.$A$2:.$B$7495];2;FALSE());&quot;&quot;)">
            <text:p/>
          </table:table-cell>
          <table:table-cell table:formula="of:=IF([.Y2]&lt;&gt;&quot;&quot;;VLOOKUP(UNICODE([.Y2]);[CP932.$A$2:.$B$7495];2;FALSE());&quot;&quot;)">
            <text:p/>
          </table:table-cell>
          <table:table-cell table:formula="of:=IF([.Z2]&lt;&gt;&quot;&quot;;VLOOKUP(UNICODE([.Z2]);[CP932.$A$2:.$B$7495];2;FALSE());&quot;&quot;)">
            <text:p/>
          </table:table-cell>
          <table:table-cell table:formula="of:=IF([.AA2]&lt;&gt;&quot;&quot;;VLOOKUP(UNICODE([.AA2]);[CP932.$A$2:.$B$7495];2;FALSE());&quot;&quot;)">
            <text:p/>
          </table:table-cell>
          <table:table-cell table:formula="of:=IF([.AB2]&lt;&gt;&quot;&quot;;VLOOKUP(UNICODE([.AB2]);[CP932.$A$2:.$B$7495];2;FALSE());&quot;&quot;)">
            <text:p/>
          </table:table-cell>
          <table:table-cell table:formula="of:=IF([.AC2]&lt;&gt;&quot;&quot;;VLOOKUP(UNICODE([.AC2]);[CP932.$A$2:.$B$7495];2;FALSE());&quot;&quot;)">
            <text:p/>
          </table:table-cell>
          <table:table-cell table:formula="of:=IF([.AD2]&lt;&gt;&quot;&quot;;VLOOKUP(UNICODE([.AD2]);[CP932.$A$2:.$B$7495];2;FALSE());&quot;&quot;)">
            <text:p/>
          </table:table-cell>
          <table:table-cell table:formula="of:=IF([.AE2]&lt;&gt;&quot;&quot;;VLOOKUP(UNICODE([.AE2]);[CP932.$A$2:.$B$7495];2;FALSE());&quot;&quot;)">
            <text:p/>
          </table:table-cell>
          <table:table-cell table:formula="of:=IF([.AF2]&lt;&gt;&quot;&quot;;VLOOKUP(UNICODE([.AF2]);[CP932.$A$2:.$B$7495];2;FALSE());&quot;&quot;)">
            <text:p/>
          </table:table-cell>
          <table:table-cell table:formula="of:=IF([.AG2]&lt;&gt;&quot;&quot;;VLOOKUP(UNICODE([.AG2]);[CP932.$A$2:.$B$7495];2;FALSE());&quot;&quot;)">
            <text:p/>
          </table:table-cell>
          <table:table-cell table:formula="of:=IF([.AH2]&lt;&gt;&quot;&quot;;VLOOKUP(UNICODE([.AH2]);[CP932.$A$2:.$B$7495];2;FALSE());&quot;&quot;)">
            <text:p/>
          </table:table-cell>
          <table:table-cell table:formula="of:=IF([.AI2]&lt;&gt;&quot;&quot;;VLOOKUP(UNICODE([.AI2]);[CP932.$A$2:.$B$7495];2;FALSE());&quot;&quot;)">
            <text:p/>
          </table:table-cell>
          <table:table-cell table:formula="of:=IF([.AJ2]&lt;&gt;&quot;&quot;;VLOOKUP(UNICODE([.AJ2]);[CP932.$A$2:.$B$7495];2;FALSE());&quot;&quot;)">
            <text:p/>
          </table:table-cell>
          <table:table-cell table:formula="of:=IF([.AK2]&lt;&gt;&quot;&quot;;VLOOKUP(UNICODE([.AK2]);[CP932.$A$2:.$B$7495];2;FALSE());&quot;&quot;)">
            <text:p/>
          </table:table-cell>
          <table:table-cell table:formula="of:=IF([.AL2]&lt;&gt;&quot;&quot;;VLOOKUP(UNICODE([.AL2]);[CP932.$A$2:.$B$7495];2;FALSE());&quot;&quot;)">
            <text:p/>
          </table:table-cell>
          <table:table-cell table:formula="of:=IF([.AM2]&lt;&gt;&quot;&quot;;VLOOKUP(UNICODE([.AM2]);[CP932.$A$2:.$B$7495];2;FALSE());&quot;&quot;)">
            <text:p/>
          </table:table-cell>
          <table:table-cell table:formula="of:=IF([.AN2]&lt;&gt;&quot;&quot;;VLOOKUP(UNICODE([.AN2]);[CP932.$A$2:.$B$7495];2;FALSE());&quot;&quot;)">
            <text:p/>
          </table:table-cell>
          <table:table-cell table:formula="of:=IF([.AO2]&lt;&gt;&quot;&quot;;VLOOKUP(UNICODE([.AO2]);[CP932.$A$2:.$B$7495];2;FALSE());&quot;&quot;)">
            <text:p/>
          </table:table-cell>
          <table:table-cell table:formula="of:=IF([.AP2]&lt;&gt;&quot;&quot;;VLOOKUP(UNICODE([.AP2]);[CP932.$A$2:.$B$7495];2;FALSE());&quot;&quot;)">
            <text:p/>
          </table:table-cell>
          <table:table-cell table:formula="of:=IF([.AQ2]&lt;&gt;&quot;&quot;;VLOOKUP(UNICODE([.AQ2]);[CP932.$A$2:.$B$7495];2;FALSE());&quot;&quot;)">
            <text:p/>
          </table:table-cell>
          <table:table-cell table:formula="of:=IF([.AR2]&lt;&gt;&quot;&quot;;VLOOKUP(UNICODE([.AR2]);[CP932.$A$2:.$B$7495];2;FALSE());&quot;&quot;)">
            <text:p/>
          </table:table-cell>
          <table:table-cell table:formula="of:=IF([.AS2]&lt;&gt;&quot;&quot;;VLOOKUP(UNICODE([.AS2]);[CP932.$A$2:.$B$7495];2;FALSE());&quot;&quot;)">
            <text:p/>
          </table:table-cell>
          <table:table-cell table:formula="of:=IF([.AT2]&lt;&gt;&quot;&quot;;VLOOKUP(UNICODE([.AT2]);[CP932.$A$2:.$B$7495];2;FALSE());&quot;&quot;)">
            <text:p/>
          </table:table-cell>
          <table:table-cell table:formula="of:=IF([.AU2]&lt;&gt;&quot;&quot;;VLOOKUP(UNICODE([.AU2]);[CP932.$A$2:.$B$7495];2;FALSE());&quot;&quot;)">
            <text:p/>
          </table:table-cell>
          <table:table-cell table:number-columns-repeated="977"/>
        </table:table-row>
        <table:table-row table:style-name="ro1" table:visibility="collapse">
          <table:table-cell office:value-type="string" calcext:value-type="string">
            <text:p>バイト列（数値）</text:p>
          </table:table-cell>
          <table:table-cell table:formula="of:=IF([.B3]&lt;&gt;&quot;&quot;;IF([.B3]&lt;256;[.B3];INT([.B3]/256));IF([.A3]&lt;&gt;&quot;&quot;;IF([.A3]&gt;=256;MOD([.A3];256);&quot;&quot;);&quot;&quot;))" office:value-type="float" office:value="230" calcext:value-type="float">
            <text:p>230</text:p>
          </table:table-cell>
          <table:table-cell table:formula="of:=IF([.C3]&lt;&gt;&quot;&quot;;IF([.C3]&lt;256;[.C3];INT([.C3]/256));IF([.B3]&lt;&gt;&quot;&quot;;IF([.B3]&gt;=256;MOD([.B3];256);&quot;&quot;);&quot;&quot;))" office:value-type="float" office:value="158" calcext:value-type="float">
            <text:p>158</text:p>
          </table:table-cell>
          <table:table-cell table:formula="of:=IF([.D3]&lt;&gt;&quot;&quot;;IF([.D3]&lt;256;[.D3];INT([.D3]/256));IF([.C3]&lt;&gt;&quot;&quot;;IF([.C3]&gt;=256;MOD([.C3];256);&quot;&quot;);&quot;&quot;))" office:value-type="float" office:value="175" calcext:value-type="float">
            <text:p>175</text:p>
          </table:table-cell>
          <table:table-cell table:formula="of:=IF([.E3]&lt;&gt;&quot;&quot;;IF([.E3]&lt;256;[.E3];INT([.E3]/256));IF([.D3]&lt;&gt;&quot;&quot;;IF([.D3]&gt;=256;MOD([.D3];256);&quot;&quot;);&quot;&quot;))" office:value-type="float" office:value="227" calcext:value-type="float">
            <text:p>227</text:p>
          </table:table-cell>
          <table:table-cell table:formula="of:=IF([.F3]&lt;&gt;&quot;&quot;;IF([.F3]&lt;256;[.F3];INT([.F3]/256));IF([.E3]&lt;&gt;&quot;&quot;;IF([.E3]&gt;=256;MOD([.E3];256);&quot;&quot;);&quot;&quot;))" office:value-type="float" office:value="130" calcext:value-type="float">
            <text:p>130</text:p>
          </table:table-cell>
          <table:table-cell table:formula="of:=IF([.G3]&lt;&gt;&quot;&quot;;IF([.G3]&lt;256;[.G3];INT([.G3]/256));IF([.F3]&lt;&gt;&quot;&quot;;IF([.F3]&gt;=256;MOD([.F3];256);&quot;&quot;);&quot;&quot;))" office:value-type="float" office:value="140" calcext:value-type="float">
            <text:p>140</text:p>
          </table:table-cell>
          <table:table-cell table:formula="of:=IF([.H3]&lt;&gt;&quot;&quot;;IF([.H3]&lt;256;[.H3];INT([.H3]/256));IF([.G3]&lt;&gt;&quot;&quot;;IF([.G3]&gt;=256;MOD([.G3];256);&quot;&quot;);&quot;&quot;))" office:value-type="float" office:value="229" calcext:value-type="float">
            <text:p>229</text:p>
          </table:table-cell>
          <table:table-cell table:formula="of:=IF([.I3]&lt;&gt;&quot;&quot;;IF([.I3]&lt;256;[.I3];INT([.I3]/256));IF([.H3]&lt;&gt;&quot;&quot;;IF([.H3]&gt;=256;MOD([.H3];256);&quot;&quot;);&quot;&quot;))" office:value-type="float" office:value="176" calcext:value-type="float">
            <text:p>176</text:p>
          </table:table-cell>
          <table:table-cell table:formula="of:=IF([.J3]&lt;&gt;&quot;&quot;;IF([.J3]&lt;256;[.J3];INT([.J3]/256));IF([.I3]&lt;&gt;&quot;&quot;;IF([.I3]&gt;=256;MOD([.I3];256);&quot;&quot;);&quot;&quot;))" office:value-type="float" office:value="190" calcext:value-type="float">
            <text:p>190</text:p>
          </table:table-cell>
          <table:table-cell table:formula="of:=IF([.K3]&lt;&gt;&quot;&quot;;IF([.K3]&lt;256;[.K3];INT([.K3]/256));IF([.J3]&lt;&gt;&quot;&quot;;IF([.J3]&gt;=256;MOD([.J3];256);&quot;&quot;);&quot;&quot;))" office:value-type="float" office:value="232" calcext:value-type="float">
            <text:p>232</text:p>
          </table:table-cell>
          <table:table-cell table:formula="of:=IF([.L3]&lt;&gt;&quot;&quot;;IF([.L3]&lt;256;[.L3];INT([.L3]/256));IF([.K3]&lt;&gt;&quot;&quot;;IF([.K3]&gt;=256;MOD([.K3];256);&quot;&quot;);&quot;&quot;))" office:value-type="float" office:value="138" calcext:value-type="float">
            <text:p>138</text:p>
          </table:table-cell>
          <table:table-cell table:formula="of:=IF([.M3]&lt;&gt;&quot;&quot;;IF([.M3]&lt;256;[.M3];INT([.M3]/256));IF([.L3]&lt;&gt;&quot;&quot;;IF([.L3]&gt;=256;MOD([.L3];256);&quot;&quot;);&quot;&quot;))" office:value-type="float" office:value="177" calcext:value-type="float">
            <text:p>177</text:p>
          </table:table-cell>
          <table:table-cell table:formula="of:=IF([.N3]&lt;&gt;&quot;&quot;;IF([.N3]&lt;256;[.N3];INT([.N3]/256));IF([.M3]&lt;&gt;&quot;&quot;;IF([.M3]&gt;=256;MOD([.M3];256);&quot;&quot;);&quot;&quot;))">
            <text:p/>
          </table:table-cell>
          <table:table-cell table:formula="of:=IF([.O3]&lt;&gt;&quot;&quot;;IF([.O3]&lt;256;[.O3];INT([.O3]/256));IF([.N3]&lt;&gt;&quot;&quot;;IF([.N3]&gt;=256;MOD([.N3];256);&quot;&quot;);&quot;&quot;))">
            <text:p/>
          </table:table-cell>
          <table:table-cell table:formula="of:=IF([.P3]&lt;&gt;&quot;&quot;;IF([.P3]&lt;256;[.P3];INT([.P3]/256));IF([.O3]&lt;&gt;&quot;&quot;;IF([.O3]&gt;=256;MOD([.O3];256);&quot;&quot;);&quot;&quot;))">
            <text:p/>
          </table:table-cell>
          <table:table-cell table:formula="of:=IF([.Q3]&lt;&gt;&quot;&quot;;IF([.Q3]&lt;256;[.Q3];INT([.Q3]/256));IF([.P3]&lt;&gt;&quot;&quot;;IF([.P3]&gt;=256;MOD([.P3];256);&quot;&quot;);&quot;&quot;))">
            <text:p/>
          </table:table-cell>
          <table:table-cell table:formula="of:=IF([.R3]&lt;&gt;&quot;&quot;;IF([.R3]&lt;256;[.R3];INT([.R3]/256));IF([.Q3]&lt;&gt;&quot;&quot;;IF([.Q3]&gt;=256;MOD([.Q3];256);&quot;&quot;);&quot;&quot;))">
            <text:p/>
          </table:table-cell>
          <table:table-cell table:formula="of:=IF([.S3]&lt;&gt;&quot;&quot;;IF([.S3]&lt;256;[.S3];INT([.S3]/256));IF([.R3]&lt;&gt;&quot;&quot;;IF([.R3]&gt;=256;MOD([.R3];256);&quot;&quot;);&quot;&quot;))">
            <text:p/>
          </table:table-cell>
          <table:table-cell table:formula="of:=IF([.T3]&lt;&gt;&quot;&quot;;IF([.T3]&lt;256;[.T3];INT([.T3]/256));IF([.S3]&lt;&gt;&quot;&quot;;IF([.S3]&gt;=256;MOD([.S3];256);&quot;&quot;);&quot;&quot;))">
            <text:p/>
          </table:table-cell>
          <table:table-cell table:formula="of:=IF([.U3]&lt;&gt;&quot;&quot;;IF([.U3]&lt;256;[.U3];INT([.U3]/256));IF([.T3]&lt;&gt;&quot;&quot;;IF([.T3]&gt;=256;MOD([.T3];256);&quot;&quot;);&quot;&quot;))">
            <text:p/>
          </table:table-cell>
          <table:table-cell table:formula="of:=IF([.V3]&lt;&gt;&quot;&quot;;IF([.V3]&lt;256;[.V3];INT([.V3]/256));IF([.U3]&lt;&gt;&quot;&quot;;IF([.U3]&gt;=256;MOD([.U3];256);&quot;&quot;);&quot;&quot;))">
            <text:p/>
          </table:table-cell>
          <table:table-cell table:formula="of:=IF([.W3]&lt;&gt;&quot;&quot;;IF([.W3]&lt;256;[.W3];INT([.W3]/256));IF([.V3]&lt;&gt;&quot;&quot;;IF([.V3]&gt;=256;MOD([.V3];256);&quot;&quot;);&quot;&quot;))">
            <text:p/>
          </table:table-cell>
          <table:table-cell table:formula="of:=IF([.X3]&lt;&gt;&quot;&quot;;IF([.X3]&lt;256;[.X3];INT([.X3]/256));IF([.W3]&lt;&gt;&quot;&quot;;IF([.W3]&gt;=256;MOD([.W3];256);&quot;&quot;);&quot;&quot;))">
            <text:p/>
          </table:table-cell>
          <table:table-cell table:formula="of:=IF([.Y3]&lt;&gt;&quot;&quot;;IF([.Y3]&lt;256;[.Y3];INT([.Y3]/256));IF([.X3]&lt;&gt;&quot;&quot;;IF([.X3]&gt;=256;MOD([.X3];256);&quot;&quot;);&quot;&quot;))">
            <text:p/>
          </table:table-cell>
          <table:table-cell table:formula="of:=IF([.Z3]&lt;&gt;&quot;&quot;;IF([.Z3]&lt;256;[.Z3];INT([.Z3]/256));IF([.Y3]&lt;&gt;&quot;&quot;;IF([.Y3]&gt;=256;MOD([.Y3];256);&quot;&quot;);&quot;&quot;))">
            <text:p/>
          </table:table-cell>
          <table:table-cell table:formula="of:=IF([.AA3]&lt;&gt;&quot;&quot;;IF([.AA3]&lt;256;[.AA3];INT([.AA3]/256));IF([.Z3]&lt;&gt;&quot;&quot;;IF([.Z3]&gt;=256;MOD([.Z3];256);&quot;&quot;);&quot;&quot;))">
            <text:p/>
          </table:table-cell>
          <table:table-cell table:formula="of:=IF([.AB3]&lt;&gt;&quot;&quot;;IF([.AB3]&lt;256;[.AB3];INT([.AB3]/256));IF([.AA3]&lt;&gt;&quot;&quot;;IF([.AA3]&gt;=256;MOD([.AA3];256);&quot;&quot;);&quot;&quot;))">
            <text:p/>
          </table:table-cell>
          <table:table-cell table:formula="of:=IF([.AC3]&lt;&gt;&quot;&quot;;IF([.AC3]&lt;256;[.AC3];INT([.AC3]/256));IF([.AB3]&lt;&gt;&quot;&quot;;IF([.AB3]&gt;=256;MOD([.AB3];256);&quot;&quot;);&quot;&quot;))">
            <text:p/>
          </table:table-cell>
          <table:table-cell table:formula="of:=IF([.AD3]&lt;&gt;&quot;&quot;;IF([.AD3]&lt;256;[.AD3];INT([.AD3]/256));IF([.AC3]&lt;&gt;&quot;&quot;;IF([.AC3]&gt;=256;MOD([.AC3];256);&quot;&quot;);&quot;&quot;))">
            <text:p/>
          </table:table-cell>
          <table:table-cell table:formula="of:=IF([.AE3]&lt;&gt;&quot;&quot;;IF([.AE3]&lt;256;[.AE3];INT([.AE3]/256));IF([.AD3]&lt;&gt;&quot;&quot;;IF([.AD3]&gt;=256;MOD([.AD3];256);&quot;&quot;);&quot;&quot;))">
            <text:p/>
          </table:table-cell>
          <table:table-cell table:formula="of:=IF([.AF3]&lt;&gt;&quot;&quot;;IF([.AF3]&lt;256;[.AF3];INT([.AF3]/256));IF([.AE3]&lt;&gt;&quot;&quot;;IF([.AE3]&gt;=256;MOD([.AE3];256);&quot;&quot;);&quot;&quot;))">
            <text:p/>
          </table:table-cell>
          <table:table-cell table:formula="of:=IF([.AG3]&lt;&gt;&quot;&quot;;IF([.AG3]&lt;256;[.AG3];INT([.AG3]/256));IF([.AF3]&lt;&gt;&quot;&quot;;IF([.AF3]&gt;=256;MOD([.AF3];256);&quot;&quot;);&quot;&quot;))">
            <text:p/>
          </table:table-cell>
          <table:table-cell table:formula="of:=IF([.AH3]&lt;&gt;&quot;&quot;;IF([.AH3]&lt;256;[.AH3];INT([.AH3]/256));IF([.AG3]&lt;&gt;&quot;&quot;;IF([.AG3]&gt;=256;MOD([.AG3];256);&quot;&quot;);&quot;&quot;))">
            <text:p/>
          </table:table-cell>
          <table:table-cell table:formula="of:=IF([.AI3]&lt;&gt;&quot;&quot;;IF([.AI3]&lt;256;[.AI3];INT([.AI3]/256));IF([.AH3]&lt;&gt;&quot;&quot;;IF([.AH3]&gt;=256;MOD([.AH3];256);&quot;&quot;);&quot;&quot;))">
            <text:p/>
          </table:table-cell>
          <table:table-cell table:formula="of:=IF([.AJ3]&lt;&gt;&quot;&quot;;IF([.AJ3]&lt;256;[.AJ3];INT([.AJ3]/256));IF([.AI3]&lt;&gt;&quot;&quot;;IF([.AI3]&gt;=256;MOD([.AI3];256);&quot;&quot;);&quot;&quot;))">
            <text:p/>
          </table:table-cell>
          <table:table-cell table:formula="of:=IF([.AK3]&lt;&gt;&quot;&quot;;IF([.AK3]&lt;256;[.AK3];INT([.AK3]/256));IF([.AJ3]&lt;&gt;&quot;&quot;;IF([.AJ3]&gt;=256;MOD([.AJ3];256);&quot;&quot;);&quot;&quot;))">
            <text:p/>
          </table:table-cell>
          <table:table-cell table:formula="of:=IF([.AL3]&lt;&gt;&quot;&quot;;IF([.AL3]&lt;256;[.AL3];INT([.AL3]/256));IF([.AK3]&lt;&gt;&quot;&quot;;IF([.AK3]&gt;=256;MOD([.AK3];256);&quot;&quot;);&quot;&quot;))">
            <text:p/>
          </table:table-cell>
          <table:table-cell table:formula="of:=IF([.AM3]&lt;&gt;&quot;&quot;;IF([.AM3]&lt;256;[.AM3];INT([.AM3]/256));IF([.AL3]&lt;&gt;&quot;&quot;;IF([.AL3]&gt;=256;MOD([.AL3];256);&quot;&quot;);&quot;&quot;))">
            <text:p/>
          </table:table-cell>
          <table:table-cell table:formula="of:=IF([.AN3]&lt;&gt;&quot;&quot;;IF([.AN3]&lt;256;[.AN3];INT([.AN3]/256));IF([.AM3]&lt;&gt;&quot;&quot;;IF([.AM3]&gt;=256;MOD([.AM3];256);&quot;&quot;);&quot;&quot;))">
            <text:p/>
          </table:table-cell>
          <table:table-cell table:formula="of:=IF([.AO3]&lt;&gt;&quot;&quot;;IF([.AO3]&lt;256;[.AO3];INT([.AO3]/256));IF([.AN3]&lt;&gt;&quot;&quot;;IF([.AN3]&gt;=256;MOD([.AN3];256);&quot;&quot;);&quot;&quot;))">
            <text:p/>
          </table:table-cell>
          <table:table-cell table:formula="of:=IF([.AP3]&lt;&gt;&quot;&quot;;IF([.AP3]&lt;256;[.AP3];INT([.AP3]/256));IF([.AO3]&lt;&gt;&quot;&quot;;IF([.AO3]&gt;=256;MOD([.AO3];256);&quot;&quot;);&quot;&quot;))">
            <text:p/>
          </table:table-cell>
          <table:table-cell table:formula="of:=IF([.AQ3]&lt;&gt;&quot;&quot;;IF([.AQ3]&lt;256;[.AQ3];INT([.AQ3]/256));IF([.AP3]&lt;&gt;&quot;&quot;;IF([.AP3]&gt;=256;MOD([.AP3];256);&quot;&quot;);&quot;&quot;))">
            <text:p/>
          </table:table-cell>
          <table:table-cell table:formula="of:=IF([.AR3]&lt;&gt;&quot;&quot;;IF([.AR3]&lt;256;[.AR3];INT([.AR3]/256));IF([.AQ3]&lt;&gt;&quot;&quot;;IF([.AQ3]&gt;=256;MOD([.AQ3];256);&quot;&quot;);&quot;&quot;))">
            <text:p/>
          </table:table-cell>
          <table:table-cell table:formula="of:=IF([.AS3]&lt;&gt;&quot;&quot;;IF([.AS3]&lt;256;[.AS3];INT([.AS3]/256));IF([.AR3]&lt;&gt;&quot;&quot;;IF([.AR3]&gt;=256;MOD([.AR3];256);&quot;&quot;);&quot;&quot;))">
            <text:p/>
          </table:table-cell>
          <table:table-cell table:formula="of:=IF([.AT3]&lt;&gt;&quot;&quot;;IF([.AT3]&lt;256;[.AT3];INT([.AT3]/256));IF([.AS3]&lt;&gt;&quot;&quot;;IF([.AS3]&gt;=256;MOD([.AS3];256);&quot;&quot;);&quot;&quot;))">
            <text:p/>
          </table:table-cell>
          <table:table-cell table:formula="of:=IF([.AU3]&lt;&gt;&quot;&quot;;IF([.AU3]&lt;256;[.AU3];INT([.AU3]/256));IF([.AT3]&lt;&gt;&quot;&quot;;IF([.AT3]&gt;=256;MOD([.AT3];256);&quot;&quot;);&quot;&quot;))">
            <text:p/>
          </table:table-cell>
          <table:table-cell table:number-columns-repeated="977"/>
        </table:table-row>
        <table:table-row table:style-name="ro1">
          <table:table-cell office:value-type="string" calcext:value-type="string">
            <text:p>バイト列</text:p>
          </table:table-cell>
          <table:table-cell table:formula="of:=IF([.B4]&lt;&gt;&quot;&quot;;DEC2HEX([.B4]);&quot;&quot;)" office:value-type="string" office:string-value="E6" calcext:value-type="string">
            <text:p>E6</text:p>
          </table:table-cell>
          <table:table-cell table:formula="of:=IF([.C4]&lt;&gt;&quot;&quot;;DEC2HEX([.C4]);&quot;&quot;)" office:value-type="string" office:string-value="9E" calcext:value-type="string">
            <text:p>9E</text:p>
          </table:table-cell>
          <table:table-cell table:formula="of:=IF([.D4]&lt;&gt;&quot;&quot;;DEC2HEX([.D4]);&quot;&quot;)" office:value-type="string" office:string-value="AF" calcext:value-type="string">
            <text:p>AF</text:p>
          </table:table-cell>
          <table:table-cell table:formula="of:=IF([.E4]&lt;&gt;&quot;&quot;;DEC2HEX([.E4]);&quot;&quot;)" office:value-type="string" office:string-value="E3" calcext:value-type="string">
            <text:p>E3</text:p>
          </table:table-cell>
          <table:table-cell table:formula="of:=IF([.F4]&lt;&gt;&quot;&quot;;DEC2HEX([.F4]);&quot;&quot;)" office:value-type="string" office:string-value="82" calcext:value-type="string">
            <text:p>82</text:p>
          </table:table-cell>
          <table:table-cell table:formula="of:=IF([.G4]&lt;&gt;&quot;&quot;;DEC2HEX([.G4]);&quot;&quot;)" office:value-type="string" office:string-value="8C" calcext:value-type="string">
            <text:p>8C</text:p>
          </table:table-cell>
          <table:table-cell table:formula="of:=IF([.H4]&lt;&gt;&quot;&quot;;DEC2HEX([.H4]);&quot;&quot;)" office:value-type="string" office:string-value="E5" calcext:value-type="string">
            <text:p>E5</text:p>
          </table:table-cell>
          <table:table-cell table:formula="of:=IF([.I4]&lt;&gt;&quot;&quot;;DEC2HEX([.I4]);&quot;&quot;)" office:value-type="string" office:string-value="B0" calcext:value-type="string">
            <text:p>B0</text:p>
          </table:table-cell>
          <table:table-cell table:formula="of:=IF([.J4]&lt;&gt;&quot;&quot;;DEC2HEX([.J4]);&quot;&quot;)" office:value-type="string" office:string-value="BE" calcext:value-type="string">
            <text:p>BE</text:p>
          </table:table-cell>
          <table:table-cell table:formula="of:=IF([.K4]&lt;&gt;&quot;&quot;;DEC2HEX([.K4]);&quot;&quot;)" office:value-type="string" office:string-value="E8" calcext:value-type="string">
            <text:p>E8</text:p>
          </table:table-cell>
          <table:table-cell table:formula="of:=IF([.L4]&lt;&gt;&quot;&quot;;DEC2HEX([.L4]);&quot;&quot;)" office:value-type="string" office:string-value="8A" calcext:value-type="string">
            <text:p>8A</text:p>
          </table:table-cell>
          <table:table-cell table:formula="of:=IF([.M4]&lt;&gt;&quot;&quot;;DEC2HEX([.M4]);&quot;&quot;)" office:value-type="string" office:string-value="B1" calcext:value-type="string">
            <text:p>B1</text:p>
          </table:table-cell>
          <table:table-cell table:formula="of:=IF([.N4]&lt;&gt;&quot;&quot;;DEC2HEX([.N4]);&quot;&quot;)">
            <text:p/>
          </table:table-cell>
          <table:table-cell table:formula="of:=IF([.O4]&lt;&gt;&quot;&quot;;DEC2HEX([.O4]);&quot;&quot;)">
            <text:p/>
          </table:table-cell>
          <table:table-cell table:formula="of:=IF([.P4]&lt;&gt;&quot;&quot;;DEC2HEX([.P4]);&quot;&quot;)">
            <text:p/>
          </table:table-cell>
          <table:table-cell table:formula="of:=IF([.Q4]&lt;&gt;&quot;&quot;;DEC2HEX([.Q4]);&quot;&quot;)">
            <text:p/>
          </table:table-cell>
          <table:table-cell table:formula="of:=IF([.R4]&lt;&gt;&quot;&quot;;DEC2HEX([.R4]);&quot;&quot;)">
            <text:p/>
          </table:table-cell>
          <table:table-cell table:formula="of:=IF([.S4]&lt;&gt;&quot;&quot;;DEC2HEX([.S4]);&quot;&quot;)">
            <text:p/>
          </table:table-cell>
          <table:table-cell table:formula="of:=IF([.T4]&lt;&gt;&quot;&quot;;DEC2HEX([.T4]);&quot;&quot;)">
            <text:p/>
          </table:table-cell>
          <table:table-cell table:formula="of:=IF([.U4]&lt;&gt;&quot;&quot;;DEC2HEX([.U4]);&quot;&quot;)">
            <text:p/>
          </table:table-cell>
          <table:table-cell table:formula="of:=IF([.V4]&lt;&gt;&quot;&quot;;DEC2HEX([.V4]);&quot;&quot;)">
            <text:p/>
          </table:table-cell>
          <table:table-cell table:formula="of:=IF([.W4]&lt;&gt;&quot;&quot;;DEC2HEX([.W4]);&quot;&quot;)">
            <text:p/>
          </table:table-cell>
          <table:table-cell table:formula="of:=IF([.X4]&lt;&gt;&quot;&quot;;DEC2HEX([.X4]);&quot;&quot;)">
            <text:p/>
          </table:table-cell>
          <table:table-cell table:formula="of:=IF([.Y4]&lt;&gt;&quot;&quot;;DEC2HEX([.Y4]);&quot;&quot;)">
            <text:p/>
          </table:table-cell>
          <table:table-cell table:formula="of:=IF([.Z4]&lt;&gt;&quot;&quot;;DEC2HEX([.Z4]);&quot;&quot;)">
            <text:p/>
          </table:table-cell>
          <table:table-cell table:formula="of:=IF([.AA4]&lt;&gt;&quot;&quot;;DEC2HEX([.AA4]);&quot;&quot;)">
            <text:p/>
          </table:table-cell>
          <table:table-cell table:formula="of:=IF([.AB4]&lt;&gt;&quot;&quot;;DEC2HEX([.AB4]);&quot;&quot;)">
            <text:p/>
          </table:table-cell>
          <table:table-cell table:formula="of:=IF([.AC4]&lt;&gt;&quot;&quot;;DEC2HEX([.AC4]);&quot;&quot;)">
            <text:p/>
          </table:table-cell>
          <table:table-cell table:formula="of:=IF([.AD4]&lt;&gt;&quot;&quot;;DEC2HEX([.AD4]);&quot;&quot;)">
            <text:p/>
          </table:table-cell>
          <table:table-cell table:formula="of:=IF([.AE4]&lt;&gt;&quot;&quot;;DEC2HEX([.AE4]);&quot;&quot;)">
            <text:p/>
          </table:table-cell>
          <table:table-cell table:formula="of:=IF([.AF4]&lt;&gt;&quot;&quot;;DEC2HEX([.AF4]);&quot;&quot;)">
            <text:p/>
          </table:table-cell>
          <table:table-cell table:formula="of:=IF([.AG4]&lt;&gt;&quot;&quot;;DEC2HEX([.AG4]);&quot;&quot;)">
            <text:p/>
          </table:table-cell>
          <table:table-cell table:formula="of:=IF([.AH4]&lt;&gt;&quot;&quot;;DEC2HEX([.AH4]);&quot;&quot;)">
            <text:p/>
          </table:table-cell>
          <table:table-cell table:formula="of:=IF([.AI4]&lt;&gt;&quot;&quot;;DEC2HEX([.AI4]);&quot;&quot;)">
            <text:p/>
          </table:table-cell>
          <table:table-cell table:formula="of:=IF([.AJ4]&lt;&gt;&quot;&quot;;DEC2HEX([.AJ4]);&quot;&quot;)">
            <text:p/>
          </table:table-cell>
          <table:table-cell table:formula="of:=IF([.AK4]&lt;&gt;&quot;&quot;;DEC2HEX([.AK4]);&quot;&quot;)">
            <text:p/>
          </table:table-cell>
          <table:table-cell table:formula="of:=IF([.AL4]&lt;&gt;&quot;&quot;;DEC2HEX([.AL4]);&quot;&quot;)">
            <text:p/>
          </table:table-cell>
          <table:table-cell table:formula="of:=IF([.AM4]&lt;&gt;&quot;&quot;;DEC2HEX([.AM4]);&quot;&quot;)">
            <text:p/>
          </table:table-cell>
          <table:table-cell table:formula="of:=IF([.AN4]&lt;&gt;&quot;&quot;;DEC2HEX([.AN4]);&quot;&quot;)">
            <text:p/>
          </table:table-cell>
          <table:table-cell table:formula="of:=IF([.AO4]&lt;&gt;&quot;&quot;;DEC2HEX([.AO4]);&quot;&quot;)">
            <text:p/>
          </table:table-cell>
          <table:table-cell table:formula="of:=IF([.AP4]&lt;&gt;&quot;&quot;;DEC2HEX([.AP4]);&quot;&quot;)">
            <text:p/>
          </table:table-cell>
          <table:table-cell table:formula="of:=IF([.AQ4]&lt;&gt;&quot;&quot;;DEC2HEX([.AQ4]);&quot;&quot;)">
            <text:p/>
          </table:table-cell>
          <table:table-cell table:formula="of:=IF([.AR4]&lt;&gt;&quot;&quot;;DEC2HEX([.AR4]);&quot;&quot;)">
            <text:p/>
          </table:table-cell>
          <table:table-cell table:formula="of:=IF([.AS4]&lt;&gt;&quot;&quot;;DEC2HEX([.AS4]);&quot;&quot;)">
            <text:p/>
          </table:table-cell>
          <table:table-cell table:formula="of:=IF([.AT4]&lt;&gt;&quot;&quot;;DEC2HEX([.AT4]);&quot;&quot;)">
            <text:p/>
          </table:table-cell>
          <table:table-cell table:formula="of:=IF([.AU4]&lt;&gt;&quot;&quot;;DEC2HEX([.AU4]);&quot;&quot;)">
            <text:p/>
          </table:table-cell>
          <table:table-cell table:number-columns-repeated="977"/>
        </table:table-row>
        <table:table-row table:style-name="ro1">
          <table:table-cell office:value-type="string" calcext:value-type="string">
            <text:p>元の文章</text:p>
          </table:table-cell>
          <table:table-cell table:formula="of:=IF([.B4]&lt;&gt;&quot;&quot;;IF([.B4]&lt;128;UNICHAR([.B4]);IF([.B4]&lt;192;&quot;&quot;;IF([.B4]&lt;224;UNICHAR(([.B4]-192)*64+([.C4]-128));IF([.B4]&lt;240;UNICHAR(([.B4]-224)*4096+([.C4]-128)*64+([.D4]-128));&quot;TODO&quot;))));&quot;&quot;)" office:value-type="string" office:string-value="枯" calcext:value-type="string">
            <text:p>枯</text:p>
          </table:table-cell>
          <table:table-cell table:formula="of:=IF([.C4]&lt;&gt;&quot;&quot;;IF([.C4]&lt;128;UNICHAR([.C4]);IF([.C4]&lt;192;&quot;&quot;;IF([.C4]&lt;224;UNICHAR(([.C4]-192)*64+([.D4]-128));IF([.C4]&lt;240;UNICHAR(([.C4]-224)*4096+([.D4]-128)*64+([.E4]-128));&quot;TODO&quot;))));&quot;&quot;)">
            <text:p/>
          </table:table-cell>
          <table:table-cell table:formula="of:=IF([.D4]&lt;&gt;&quot;&quot;;IF([.D4]&lt;128;UNICHAR([.D4]);IF([.D4]&lt;192;&quot;&quot;;IF([.D4]&lt;224;UNICHAR(([.D4]-192)*64+([.E4]-128));IF([.D4]&lt;240;UNICHAR(([.D4]-224)*4096+([.E4]-128)*64+([.F4]-128));&quot;TODO&quot;))));&quot;&quot;)">
            <text:p/>
          </table:table-cell>
          <table:table-cell table:formula="of:=IF([.E4]&lt;&gt;&quot;&quot;;IF([.E4]&lt;128;UNICHAR([.E4]);IF([.E4]&lt;192;&quot;&quot;;IF([.E4]&lt;224;UNICHAR(([.E4]-192)*64+([.F4]-128));IF([.E4]&lt;240;UNICHAR(([.E4]-224)*4096+([.F4]-128)*64+([.G4]-128));&quot;TODO&quot;))));&quot;&quot;)" office:value-type="string" office:string-value="れ" calcext:value-type="string">
            <text:p>れ</text:p>
          </table:table-cell>
          <table:table-cell table:formula="of:=IF([.F4]&lt;&gt;&quot;&quot;;IF([.F4]&lt;128;UNICHAR([.F4]);IF([.F4]&lt;192;&quot;&quot;;IF([.F4]&lt;224;UNICHAR(([.F4]-192)*64+([.G4]-128));IF([.F4]&lt;240;UNICHAR(([.F4]-224)*4096+([.G4]-128)*64+([.H4]-128));&quot;TODO&quot;))));&quot;&quot;)">
            <text:p/>
          </table:table-cell>
          <table:table-cell table:formula="of:=IF([.G4]&lt;&gt;&quot;&quot;;IF([.G4]&lt;128;UNICHAR([.G4]);IF([.G4]&lt;192;&quot;&quot;;IF([.G4]&lt;224;UNICHAR(([.G4]-192)*64+([.H4]-128));IF([.G4]&lt;240;UNICHAR(([.G4]-224)*4096+([.H4]-128)*64+([.I4]-128));&quot;TODO&quot;))));&quot;&quot;)">
            <text:p/>
          </table:table-cell>
          <table:table-cell table:formula="of:=IF([.H4]&lt;&gt;&quot;&quot;;IF([.H4]&lt;128;UNICHAR([.H4]);IF([.H4]&lt;192;&quot;&quot;;IF([.H4]&lt;224;UNICHAR(([.H4]-192)*64+([.I4]-128));IF([.H4]&lt;240;UNICHAR(([.H4]-224)*4096+([.I4]-128)*64+([.J4]-128));&quot;TODO&quot;))));&quot;&quot;)" office:value-type="string" office:string-value="尾" calcext:value-type="string">
            <text:p>尾</text:p>
          </table:table-cell>
          <table:table-cell table:formula="of:=IF([.I4]&lt;&gt;&quot;&quot;;IF([.I4]&lt;128;UNICHAR([.I4]);IF([.I4]&lt;192;&quot;&quot;;IF([.I4]&lt;224;UNICHAR(([.I4]-192)*64+([.J4]-128));IF([.I4]&lt;240;UNICHAR(([.I4]-224)*4096+([.J4]-128)*64+([.K4]-128));&quot;TODO&quot;))));&quot;&quot;)">
            <text:p/>
          </table:table-cell>
          <table:table-cell table:formula="of:=IF([.J4]&lt;&gt;&quot;&quot;;IF([.J4]&lt;128;UNICHAR([.J4]);IF([.J4]&lt;192;&quot;&quot;;IF([.J4]&lt;224;UNICHAR(([.J4]-192)*64+([.K4]-128));IF([.J4]&lt;240;UNICHAR(([.J4]-224)*4096+([.K4]-128)*64+([.L4]-128));&quot;TODO&quot;))));&quot;&quot;)">
            <text:p/>
          </table:table-cell>
          <table:table-cell table:formula="of:=IF([.K4]&lt;&gt;&quot;&quot;;IF([.K4]&lt;128;UNICHAR([.K4]);IF([.K4]&lt;192;&quot;&quot;;IF([.K4]&lt;224;UNICHAR(([.K4]-192)*64+([.L4]-128));IF([.K4]&lt;240;UNICHAR(([.K4]-224)*4096+([.L4]-128)*64+([.M4]-128));&quot;TODO&quot;))));&quot;&quot;)" office:value-type="string" office:string-value="花" calcext:value-type="string">
            <text:p>花</text:p>
          </table:table-cell>
          <table:table-cell table:formula="of:=IF([.L4]&lt;&gt;&quot;&quot;;IF([.L4]&lt;128;UNICHAR([.L4]);IF([.L4]&lt;192;&quot;&quot;;IF([.L4]&lt;224;UNICHAR(([.L4]-192)*64+([.M4]-128));IF([.L4]&lt;240;UNICHAR(([.L4]-224)*4096+([.M4]-128)*64+([.N4]-128));&quot;TODO&quot;))));&quot;&quot;)">
            <text:p/>
          </table:table-cell>
          <table:table-cell table:formula="of:=IF([.M4]&lt;&gt;&quot;&quot;;IF([.M4]&lt;128;UNICHAR([.M4]);IF([.M4]&lt;192;&quot;&quot;;IF([.M4]&lt;224;UNICHAR(([.M4]-192)*64+([.N4]-128));IF([.M4]&lt;240;UNICHAR(([.M4]-224)*4096+([.N4]-128)*64+([.O4]-128));&quot;TODO&quot;))));&quot;&quot;)">
            <text:p/>
          </table:table-cell>
          <table:table-cell table:formula="of:=IF([.N4]&lt;&gt;&quot;&quot;;IF([.N4]&lt;128;UNICHAR([.N4]);IF([.N4]&lt;192;&quot;&quot;;IF([.N4]&lt;224;UNICHAR(([.N4]-192)*64+([.O4]-128));IF([.N4]&lt;240;UNICHAR(([.N4]-224)*4096+([.O4]-128)*64+([.P4]-128));&quot;TODO&quot;))));&quot;&quot;)">
            <text:p/>
          </table:table-cell>
          <table:table-cell table:formula="of:=IF([.O4]&lt;&gt;&quot;&quot;;IF([.O4]&lt;128;UNICHAR([.O4]);IF([.O4]&lt;192;&quot;&quot;;IF([.O4]&lt;224;UNICHAR(([.O4]-192)*64+([.P4]-128));IF([.O4]&lt;240;UNICHAR(([.O4]-224)*4096+([.P4]-128)*64+([.Q4]-128));&quot;TODO&quot;))));&quot;&quot;)">
            <text:p/>
          </table:table-cell>
          <table:table-cell table:formula="of:=IF([.P4]&lt;&gt;&quot;&quot;;IF([.P4]&lt;128;UNICHAR([.P4]);IF([.P4]&lt;192;&quot;&quot;;IF([.P4]&lt;224;UNICHAR(([.P4]-192)*64+([.Q4]-128));IF([.P4]&lt;240;UNICHAR(([.P4]-224)*4096+([.Q4]-128)*64+([.R4]-128));&quot;TODO&quot;))));&quot;&quot;)">
            <text:p/>
          </table:table-cell>
          <table:table-cell table:formula="of:=IF([.Q4]&lt;&gt;&quot;&quot;;IF([.Q4]&lt;128;UNICHAR([.Q4]);IF([.Q4]&lt;192;&quot;&quot;;IF([.Q4]&lt;224;UNICHAR(([.Q4]-192)*64+([.R4]-128));IF([.Q4]&lt;240;UNICHAR(([.Q4]-224)*4096+([.R4]-128)*64+([.S4]-128));&quot;TODO&quot;))));&quot;&quot;)">
            <text:p/>
          </table:table-cell>
          <table:table-cell table:formula="of:=IF([.R4]&lt;&gt;&quot;&quot;;IF([.R4]&lt;128;UNICHAR([.R4]);IF([.R4]&lt;192;&quot;&quot;;IF([.R4]&lt;224;UNICHAR(([.R4]-192)*64+([.S4]-128));IF([.R4]&lt;240;UNICHAR(([.R4]-224)*4096+([.S4]-128)*64+([.T4]-128));&quot;TODO&quot;))));&quot;&quot;)">
            <text:p/>
          </table:table-cell>
          <table:table-cell table:formula="of:=IF([.S4]&lt;&gt;&quot;&quot;;IF([.S4]&lt;128;UNICHAR([.S4]);IF([.S4]&lt;192;&quot;&quot;;IF([.S4]&lt;224;UNICHAR(([.S4]-192)*64+([.T4]-128));IF([.S4]&lt;240;UNICHAR(([.S4]-224)*4096+([.T4]-128)*64+([.U4]-128));&quot;TODO&quot;))));&quot;&quot;)">
            <text:p/>
          </table:table-cell>
          <table:table-cell table:formula="of:=IF([.T4]&lt;&gt;&quot;&quot;;IF([.T4]&lt;128;UNICHAR([.T4]);IF([.T4]&lt;192;&quot;&quot;;IF([.T4]&lt;224;UNICHAR(([.T4]-192)*64+([.U4]-128));IF([.T4]&lt;240;UNICHAR(([.T4]-224)*4096+([.U4]-128)*64+([.V4]-128));&quot;TODO&quot;))));&quot;&quot;)">
            <text:p/>
          </table:table-cell>
          <table:table-cell table:formula="of:=IF([.U4]&lt;&gt;&quot;&quot;;IF([.U4]&lt;128;UNICHAR([.U4]);IF([.U4]&lt;192;&quot;&quot;;IF([.U4]&lt;224;UNICHAR(([.U4]-192)*64+([.V4]-128));IF([.U4]&lt;240;UNICHAR(([.U4]-224)*4096+([.V4]-128)*64+([.W4]-128));&quot;TODO&quot;))));&quot;&quot;)">
            <text:p/>
          </table:table-cell>
          <table:table-cell table:formula="of:=IF([.V4]&lt;&gt;&quot;&quot;;IF([.V4]&lt;128;UNICHAR([.V4]);IF([.V4]&lt;192;&quot;&quot;;IF([.V4]&lt;224;UNICHAR(([.V4]-192)*64+([.W4]-128));IF([.V4]&lt;240;UNICHAR(([.V4]-224)*4096+([.W4]-128)*64+([.X4]-128));&quot;TODO&quot;))));&quot;&quot;)">
            <text:p/>
          </table:table-cell>
          <table:table-cell table:formula="of:=IF([.W4]&lt;&gt;&quot;&quot;;IF([.W4]&lt;128;UNICHAR([.W4]);IF([.W4]&lt;192;&quot;&quot;;IF([.W4]&lt;224;UNICHAR(([.W4]-192)*64+([.X4]-128));IF([.W4]&lt;240;UNICHAR(([.W4]-224)*4096+([.X4]-128)*64+([.Y4]-128));&quot;TODO&quot;))));&quot;&quot;)">
            <text:p/>
          </table:table-cell>
          <table:table-cell table:formula="of:=IF([.X4]&lt;&gt;&quot;&quot;;IF([.X4]&lt;128;UNICHAR([.X4]);IF([.X4]&lt;192;&quot;&quot;;IF([.X4]&lt;224;UNICHAR(([.X4]-192)*64+([.Y4]-128));IF([.X4]&lt;240;UNICHAR(([.X4]-224)*4096+([.Y4]-128)*64+([.Z4]-128));&quot;TODO&quot;))));&quot;&quot;)">
            <text:p/>
          </table:table-cell>
          <table:table-cell table:formula="of:=IF([.Y4]&lt;&gt;&quot;&quot;;IF([.Y4]&lt;128;UNICHAR([.Y4]);IF([.Y4]&lt;192;&quot;&quot;;IF([.Y4]&lt;224;UNICHAR(([.Y4]-192)*64+([.Z4]-128));IF([.Y4]&lt;240;UNICHAR(([.Y4]-224)*4096+([.Z4]-128)*64+([.AA4]-128));&quot;TODO&quot;))));&quot;&quot;)">
            <text:p/>
          </table:table-cell>
          <table:table-cell table:formula="of:=IF([.Z4]&lt;&gt;&quot;&quot;;IF([.Z4]&lt;128;UNICHAR([.Z4]);IF([.Z4]&lt;192;&quot;&quot;;IF([.Z4]&lt;224;UNICHAR(([.Z4]-192)*64+([.AA4]-128));IF([.Z4]&lt;240;UNICHAR(([.Z4]-224)*4096+([.AA4]-128)*64+([.AB4]-128));&quot;TODO&quot;))));&quot;&quot;)">
            <text:p/>
          </table:table-cell>
          <table:table-cell table:formula="of:=IF([.AA4]&lt;&gt;&quot;&quot;;IF([.AA4]&lt;128;UNICHAR([.AA4]);IF([.AA4]&lt;192;&quot;&quot;;IF([.AA4]&lt;224;UNICHAR(([.AA4]-192)*64+([.AB4]-128));IF([.AA4]&lt;240;UNICHAR(([.AA4]-224)*4096+([.AB4]-128)*64+([.AC4]-128));&quot;TODO&quot;))));&quot;&quot;)">
            <text:p/>
          </table:table-cell>
          <table:table-cell table:formula="of:=IF([.AB4]&lt;&gt;&quot;&quot;;IF([.AB4]&lt;128;UNICHAR([.AB4]);IF([.AB4]&lt;192;&quot;&quot;;IF([.AB4]&lt;224;UNICHAR(([.AB4]-192)*64+([.AC4]-128));IF([.AB4]&lt;240;UNICHAR(([.AB4]-224)*4096+([.AC4]-128)*64+([.AD4]-128));&quot;TODO&quot;))));&quot;&quot;)">
            <text:p/>
          </table:table-cell>
          <table:table-cell table:formula="of:=IF([.AC4]&lt;&gt;&quot;&quot;;IF([.AC4]&lt;128;UNICHAR([.AC4]);IF([.AC4]&lt;192;&quot;&quot;;IF([.AC4]&lt;224;UNICHAR(([.AC4]-192)*64+([.AD4]-128));IF([.AC4]&lt;240;UNICHAR(([.AC4]-224)*4096+([.AD4]-128)*64+([.AE4]-128));&quot;TODO&quot;))));&quot;&quot;)">
            <text:p/>
          </table:table-cell>
          <table:table-cell table:formula="of:=IF([.AD4]&lt;&gt;&quot;&quot;;IF([.AD4]&lt;128;UNICHAR([.AD4]);IF([.AD4]&lt;192;&quot;&quot;;IF([.AD4]&lt;224;UNICHAR(([.AD4]-192)*64+([.AE4]-128));IF([.AD4]&lt;240;UNICHAR(([.AD4]-224)*4096+([.AE4]-128)*64+([.AF4]-128));&quot;TODO&quot;))));&quot;&quot;)">
            <text:p/>
          </table:table-cell>
          <table:table-cell table:formula="of:=IF([.AE4]&lt;&gt;&quot;&quot;;IF([.AE4]&lt;128;UNICHAR([.AE4]);IF([.AE4]&lt;192;&quot;&quot;;IF([.AE4]&lt;224;UNICHAR(([.AE4]-192)*64+([.AF4]-128));IF([.AE4]&lt;240;UNICHAR(([.AE4]-224)*4096+([.AF4]-128)*64+([.AG4]-128));&quot;TODO&quot;))));&quot;&quot;)">
            <text:p/>
          </table:table-cell>
          <table:table-cell table:formula="of:=IF([.AF4]&lt;&gt;&quot;&quot;;IF([.AF4]&lt;128;UNICHAR([.AF4]);IF([.AF4]&lt;192;&quot;&quot;;IF([.AF4]&lt;224;UNICHAR(([.AF4]-192)*64+([.AG4]-128));IF([.AF4]&lt;240;UNICHAR(([.AF4]-224)*4096+([.AG4]-128)*64+([.AH4]-128));&quot;TODO&quot;))));&quot;&quot;)">
            <text:p/>
          </table:table-cell>
          <table:table-cell table:formula="of:=IF([.AG4]&lt;&gt;&quot;&quot;;IF([.AG4]&lt;128;UNICHAR([.AG4]);IF([.AG4]&lt;192;&quot;&quot;;IF([.AG4]&lt;224;UNICHAR(([.AG4]-192)*64+([.AH4]-128));IF([.AG4]&lt;240;UNICHAR(([.AG4]-224)*4096+([.AH4]-128)*64+([.AI4]-128));&quot;TODO&quot;))));&quot;&quot;)">
            <text:p/>
          </table:table-cell>
          <table:table-cell table:formula="of:=IF([.AH4]&lt;&gt;&quot;&quot;;IF([.AH4]&lt;128;UNICHAR([.AH4]);IF([.AH4]&lt;192;&quot;&quot;;IF([.AH4]&lt;224;UNICHAR(([.AH4]-192)*64+([.AI4]-128));IF([.AH4]&lt;240;UNICHAR(([.AH4]-224)*4096+([.AI4]-128)*64+([.AJ4]-128));&quot;TODO&quot;))));&quot;&quot;)">
            <text:p/>
          </table:table-cell>
          <table:table-cell table:formula="of:=IF([.AI4]&lt;&gt;&quot;&quot;;IF([.AI4]&lt;128;UNICHAR([.AI4]);IF([.AI4]&lt;192;&quot;&quot;;IF([.AI4]&lt;224;UNICHAR(([.AI4]-192)*64+([.AJ4]-128));IF([.AI4]&lt;240;UNICHAR(([.AI4]-224)*4096+([.AJ4]-128)*64+([.AK4]-128));&quot;TODO&quot;))));&quot;&quot;)">
            <text:p/>
          </table:table-cell>
          <table:table-cell table:formula="of:=IF([.AJ4]&lt;&gt;&quot;&quot;;IF([.AJ4]&lt;128;UNICHAR([.AJ4]);IF([.AJ4]&lt;192;&quot;&quot;;IF([.AJ4]&lt;224;UNICHAR(([.AJ4]-192)*64+([.AK4]-128));IF([.AJ4]&lt;240;UNICHAR(([.AJ4]-224)*4096+([.AK4]-128)*64+([.AL4]-128));&quot;TODO&quot;))));&quot;&quot;)">
            <text:p/>
          </table:table-cell>
          <table:table-cell table:formula="of:=IF([.AK4]&lt;&gt;&quot;&quot;;IF([.AK4]&lt;128;UNICHAR([.AK4]);IF([.AK4]&lt;192;&quot;&quot;;IF([.AK4]&lt;224;UNICHAR(([.AK4]-192)*64+([.AL4]-128));IF([.AK4]&lt;240;UNICHAR(([.AK4]-224)*4096+([.AL4]-128)*64+([.AM4]-128));&quot;TODO&quot;))));&quot;&quot;)">
            <text:p/>
          </table:table-cell>
          <table:table-cell table:formula="of:=IF([.AL4]&lt;&gt;&quot;&quot;;IF([.AL4]&lt;128;UNICHAR([.AL4]);IF([.AL4]&lt;192;&quot;&quot;;IF([.AL4]&lt;224;UNICHAR(([.AL4]-192)*64+([.AM4]-128));IF([.AL4]&lt;240;UNICHAR(([.AL4]-224)*4096+([.AM4]-128)*64+([.AN4]-128));&quot;TODO&quot;))));&quot;&quot;)">
            <text:p/>
          </table:table-cell>
          <table:table-cell table:formula="of:=IF([.AM4]&lt;&gt;&quot;&quot;;IF([.AM4]&lt;128;UNICHAR([.AM4]);IF([.AM4]&lt;192;&quot;&quot;;IF([.AM4]&lt;224;UNICHAR(([.AM4]-192)*64+([.AN4]-128));IF([.AM4]&lt;240;UNICHAR(([.AM4]-224)*4096+([.AN4]-128)*64+([.AO4]-128));&quot;TODO&quot;))));&quot;&quot;)">
            <text:p/>
          </table:table-cell>
          <table:table-cell table:formula="of:=IF([.AN4]&lt;&gt;&quot;&quot;;IF([.AN4]&lt;128;UNICHAR([.AN4]);IF([.AN4]&lt;192;&quot;&quot;;IF([.AN4]&lt;224;UNICHAR(([.AN4]-192)*64+([.AO4]-128));IF([.AN4]&lt;240;UNICHAR(([.AN4]-224)*4096+([.AO4]-128)*64+([.AP4]-128));&quot;TODO&quot;))));&quot;&quot;)">
            <text:p/>
          </table:table-cell>
          <table:table-cell table:formula="of:=IF([.AO4]&lt;&gt;&quot;&quot;;IF([.AO4]&lt;128;UNICHAR([.AO4]);IF([.AO4]&lt;192;&quot;&quot;;IF([.AO4]&lt;224;UNICHAR(([.AO4]-192)*64+([.AP4]-128));IF([.AO4]&lt;240;UNICHAR(([.AO4]-224)*4096+([.AP4]-128)*64+([.AQ4]-128));&quot;TODO&quot;))));&quot;&quot;)">
            <text:p/>
          </table:table-cell>
          <table:table-cell table:formula="of:=IF([.AP4]&lt;&gt;&quot;&quot;;IF([.AP4]&lt;128;UNICHAR([.AP4]);IF([.AP4]&lt;192;&quot;&quot;;IF([.AP4]&lt;224;UNICHAR(([.AP4]-192)*64+([.AQ4]-128));IF([.AP4]&lt;240;UNICHAR(([.AP4]-224)*4096+([.AQ4]-128)*64+([.AR4]-128));&quot;TODO&quot;))));&quot;&quot;)">
            <text:p/>
          </table:table-cell>
          <table:table-cell table:formula="of:=IF([.AQ4]&lt;&gt;&quot;&quot;;IF([.AQ4]&lt;128;UNICHAR([.AQ4]);IF([.AQ4]&lt;192;&quot;&quot;;IF([.AQ4]&lt;224;UNICHAR(([.AQ4]-192)*64+([.AR4]-128));IF([.AQ4]&lt;240;UNICHAR(([.AQ4]-224)*4096+([.AR4]-128)*64+([.AS4]-128));&quot;TODO&quot;))));&quot;&quot;)">
            <text:p/>
          </table:table-cell>
          <table:table-cell table:formula="of:=IF([.AR4]&lt;&gt;&quot;&quot;;IF([.AR4]&lt;128;UNICHAR([.AR4]);IF([.AR4]&lt;192;&quot;&quot;;IF([.AR4]&lt;224;UNICHAR(([.AR4]-192)*64+([.AS4]-128));IF([.AR4]&lt;240;UNICHAR(([.AR4]-224)*4096+([.AS4]-128)*64+([.AT4]-128));&quot;TODO&quot;))));&quot;&quot;)">
            <text:p/>
          </table:table-cell>
          <table:table-cell table:formula="of:=IF([.AS4]&lt;&gt;&quot;&quot;;IF([.AS4]&lt;128;UNICHAR([.AS4]);IF([.AS4]&lt;192;&quot;&quot;;IF([.AS4]&lt;224;UNICHAR(([.AS4]-192)*64+([.AT4]-128));IF([.AS4]&lt;240;UNICHAR(([.AS4]-224)*4096+([.AT4]-128)*64+([.AU4]-128));&quot;TODO&quot;))));&quot;&quot;)">
            <text:p/>
          </table:table-cell>
          <table:table-cell table:formula="of:=IF([.AT4]&lt;&gt;&quot;&quot;;IF([.AT4]&lt;128;UNICHAR([.AT4]);IF([.AT4]&lt;192;&quot;&quot;;IF([.AT4]&lt;224;UNICHAR(([.AT4]-192)*64+([.AU4]-128));IF([.AT4]&lt;240;UNICHAR(([.AT4]-224)*4096+([.AU4]-128)*64+([.AV4]-128));&quot;TODO&quot;))));&quot;&quot;)">
            <text:p/>
          </table:table-cell>
          <table:table-cell table:formula="of:=IF([.AU4]&lt;&gt;&quot;&quot;;IF([.AU4]&lt;128;UNICHAR([.AU4]);IF([.AU4]&lt;192;&quot;&quot;;IF([.AU4]&lt;224;UNICHAR(([.AU4]-192)*64+([.AV4]-128));IF([.AU4]&lt;240;UNICHAR(([.AU4]-224)*4096+([.AV4]-128)*64+([.AW4]-128));&quot;TODO&quot;))));&quot;&quot;)">
            <text:p/>
          </table:table-cell>
          <table:table-cell table:number-columns-repeated="97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932" table:style-name="ta2">
        <table:table-column table:style-name="co8" table:number-columns-repeated="2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UNICODE</text:p>
          </table:table-cell>
          <table:table-cell office:value-type="string" calcext:value-type="string">
            <text:p>CP9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65377" calcext:value-type="float">
            <text:p>65377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65378" calcext:value-type="float">
            <text:p>65378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 office:value-type="float" office:value="65379" calcext:value-type="float">
            <text:p>65379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 office:value-type="float" office:value="65381" calcext:value-type="float">
            <text:p>65381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65382" calcext:value-type="float">
            <text:p>65382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office:value-type="float" office:value="65383" calcext:value-type="float">
            <text:p>65383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office:value-type="float" office:value="65384" calcext:value-type="float">
            <text:p>6538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float" office:value="65385" calcext:value-type="float">
            <text:p>65385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65386" calcext:value-type="float">
            <text:p>65386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float" office:value="65387" calcext:value-type="float">
            <text:p>65387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65388" calcext:value-type="float">
            <text:p>65388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65389" calcext:value-type="float">
            <text:p>65389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65390" calcext:value-type="float">
            <text:p>65390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65391" calcext:value-type="float">
            <text:p>65391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65392" calcext:value-type="float">
            <text:p>65392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65393" calcext:value-type="float">
            <text:p>65393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65394" calcext:value-type="float">
            <text:p>65394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65395" calcext:value-type="float">
            <text:p>65395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65396" calcext:value-type="float">
            <text:p>65396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65397" calcext:value-type="float">
            <text:p>65397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office:value-type="float" office:value="65398" calcext:value-type="float">
            <text:p>65398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65399" calcext:value-type="float">
            <text:p>65399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65401" calcext:value-type="float">
            <text:p>65401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65402" calcext:value-type="float">
            <text:p>65402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 office:value-type="float" office:value="65403" calcext:value-type="float">
            <text:p>65403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office:value-type="float" office:value="65404" calcext:value-type="float">
            <text:p>65404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65405" calcext:value-type="float">
            <text:p>65405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65406" calcext:value-type="float">
            <text:p>65406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65407" calcext:value-type="float">
            <text:p>65407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65409" calcext:value-type="float">
            <text:p>65409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65417" calcext:value-type="float">
            <text:p>65417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65418" calcext:value-type="float">
            <text:p>65418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float" office:value="65419" calcext:value-type="float">
            <text:p>65419</text:p>
          </table:table-cell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 office:value-type="float" office:value="65420" calcext:value-type="float">
            <text:p>65420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65427" calcext:value-type="float">
            <text:p>65427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65428" calcext:value-type="float">
            <text:p>65428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65429" calcext:value-type="float">
            <text:p>65429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65430" calcext:value-type="float">
            <text:p>65430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float" office:value="65437" calcext:value-type="float">
            <text:p>65437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65438" calcext:value-type="float">
            <text:p>65438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65439" calcext:value-type="float">
            <text:p>6543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33088" calcext:value-type="float">
            <text:p>33088</text:p>
          </table:table-cell>
          <table:table-cell table:number-columns-repeated="102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33089" calcext:value-type="float">
            <text:p>33089</text:p>
          </table:table-cell>
          <table:table-cell table:number-columns-repeated="1022"/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33090" calcext:value-type="float">
            <text:p>33090</text:p>
          </table:table-cell>
          <table:table-cell table:number-columns-repeated="1022"/>
        </table:table-row>
        <table:table-row table:style-name="ro1">
          <table:table-cell office:value-type="float" office:value="65292" calcext:value-type="float">
            <text:p>65292</text:p>
          </table:table-cell>
          <table:table-cell office:value-type="float" office:value="33091" calcext:value-type="float">
            <text:p>33091</text:p>
          </table:table-cell>
          <table:table-cell table:number-columns-repeated="1022"/>
        </table:table-row>
        <table:table-row table:style-name="ro1">
          <table:table-cell office:value-type="float" office:value="65294" calcext:value-type="float">
            <text:p>65294</text:p>
          </table:table-cell>
          <table:table-cell office:value-type="float" office:value="33092" calcext:value-type="float">
            <text:p>33092</text:p>
          </table:table-cell>
          <table:table-cell table:number-columns-repeated="1022"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33093" calcext:value-type="float">
            <text:p>33093</text:p>
          </table:table-cell>
          <table:table-cell table:number-columns-repeated="1022"/>
        </table:table-row>
        <table:table-row table:style-name="ro1">
          <table:table-cell office:value-type="float" office:value="65306" calcext:value-type="float">
            <text:p>65306</text:p>
          </table:table-cell>
          <table:table-cell office:value-type="float" office:value="33094" calcext:value-type="float">
            <text:p>33094</text:p>
          </table:table-cell>
          <table:table-cell table:number-columns-repeated="1022"/>
        </table:table-row>
        <table:table-row table:style-name="ro1">
          <table:table-cell office:value-type="float" office:value="65307" calcext:value-type="float">
            <text:p>65307</text:p>
          </table:table-cell>
          <table:table-cell office:value-type="float" office:value="33095" calcext:value-type="float">
            <text:p>33095</text:p>
          </table:table-cell>
          <table:table-cell table:number-columns-repeated="1022"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float" office:value="33096" calcext:value-type="float">
            <text:p>33096</text:p>
          </table:table-cell>
          <table:table-cell table:number-columns-repeated="1022"/>
        </table:table-row>
        <table:table-row table:style-name="ro1">
          <table:table-cell office:value-type="float" office:value="65281" calcext:value-type="float">
            <text:p>65281</text:p>
          </table:table-cell>
          <table:table-cell office:value-type="float" office:value="33097" calcext:value-type="float">
            <text:p>33097</text:p>
          </table:table-cell>
          <table:table-cell table:number-columns-repeated="1022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33098" calcext:value-type="float">
            <text:p>33098</text:p>
          </table:table-cell>
          <table:table-cell table:number-columns-repeated="1022"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float" office:value="33099" calcext:value-type="float">
            <text:p>33099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100" calcext:value-type="float">
            <text:p>33100</text:p>
          </table:table-cell>
          <table:table-cell table:number-columns-repeated="1022"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float" office:value="33101" calcext:value-type="float">
            <text:p>3310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102" calcext:value-type="float">
            <text:p>33102</text:p>
          </table:table-cell>
          <table:table-cell table:number-columns-repeated="1022"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float" office:value="33103" calcext:value-type="float">
            <text:p>33103</text:p>
          </table:table-cell>
          <table:table-cell table:number-columns-repeated="1022"/>
        </table:table-row>
        <table:table-row table:style-name="ro1">
          <table:table-cell office:value-type="float" office:value="65507" calcext:value-type="float">
            <text:p>65507</text:p>
          </table:table-cell>
          <table:table-cell office:value-type="float" office:value="33104" calcext:value-type="float">
            <text:p>33104</text:p>
          </table:table-cell>
          <table:table-cell table:number-columns-repeated="1022"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float" office:value="33105" calcext:value-type="float">
            <text:p>33105</text:p>
          </table:table-cell>
          <table:table-cell table:number-columns-repeated="1022"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float" office:value="33106" calcext:value-type="float">
            <text:p>33106</text:p>
          </table:table-cell>
          <table:table-cell table:number-columns-repeated="1022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33107" calcext:value-type="float">
            <text:p>33107</text:p>
          </table:table-cell>
          <table:table-cell table:number-columns-repeated="1022"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float" office:value="33108" calcext:value-type="float">
            <text:p>33108</text:p>
          </table:table-cell>
          <table:table-cell table:number-columns-repeated="1022"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float" office:value="33109" calcext:value-type="float">
            <text:p>33109</text:p>
          </table:table-cell>
          <table:table-cell table:number-columns-repeated="1022"/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33110" calcext:value-type="float">
            <text:p>33110</text:p>
          </table:table-cell>
          <table:table-cell table:number-columns-repeated="1022"/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float" office:value="33111" calcext:value-type="float">
            <text:p>33111</text:p>
          </table:table-cell>
          <table:table-cell table:number-columns-repeated="1022"/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float" office:value="33112" calcext:value-type="float">
            <text:p>33112</text:p>
          </table:table-cell>
          <table:table-cell table:number-columns-repeated="1022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33113" calcext:value-type="float">
            <text:p>33113</text:p>
          </table:table-cell>
          <table:table-cell table:number-columns-repeated="1022"/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float" office:value="33114" calcext:value-type="float">
            <text:p>33114</text:p>
          </table:table-cell>
          <table:table-cell table:number-columns-repeated="1022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33115" calcext:value-type="float">
            <text:p>33115</text:p>
          </table:table-cell>
          <table:table-cell table:number-columns-repeated="1022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116" calcext:value-type="float">
            <text:p>33116</text:p>
          </table:table-cell>
          <table:table-cell table:number-columns-repeated="1022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33117" calcext:value-type="float">
            <text:p>33117</text:p>
          </table:table-cell>
          <table:table-cell table:number-columns-repeated="1022"/>
        </table:table-row>
        <table:table-row table:style-name="ro1">
          <table:table-cell office:value-type="float" office:value="65295" calcext:value-type="float">
            <text:p>65295</text:p>
          </table:table-cell>
          <table:table-cell office:value-type="float" office:value="33118" calcext:value-type="float">
            <text:p>33118</text:p>
          </table:table-cell>
          <table:table-cell table:number-columns-repeated="1022"/>
        </table:table-row>
        <table:table-row table:style-name="ro1">
          <table:table-cell office:value-type="float" office:value="65340" calcext:value-type="float">
            <text:p>65340</text:p>
          </table:table-cell>
          <table:table-cell office:value-type="float" office:value="33119" calcext:value-type="float">
            <text:p>33119</text:p>
          </table:table-cell>
          <table:table-cell table:number-columns-repeated="1022"/>
        </table:table-row>
        <table:table-row table:style-name="ro1">
          <table:table-cell office:value-type="float" office:value="65374" calcext:value-type="float">
            <text:p>65374</text:p>
          </table:table-cell>
          <table:table-cell office:value-type="float" office:value="33120" calcext:value-type="float">
            <text:p>33120</text:p>
          </table:table-cell>
          <table:table-cell table:number-columns-repeated="1022"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33121" calcext:value-type="float">
            <text:p>33121</text:p>
          </table:table-cell>
          <table:table-cell table:number-columns-repeated="1022"/>
        </table:table-row>
        <table:table-row table:style-name="ro1">
          <table:table-cell office:value-type="float" office:value="65372" calcext:value-type="float">
            <text:p>65372</text:p>
          </table:table-cell>
          <table:table-cell office:value-type="float" office:value="33122" calcext:value-type="float">
            <text:p>33122</text:p>
          </table:table-cell>
          <table:table-cell table:number-columns-repeated="1022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3123" calcext:value-type="float">
            <text:p>33123</text:p>
          </table:table-cell>
          <table:table-cell table:number-columns-repeated="1022"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33124" calcext:value-type="float">
            <text:p>33124</text:p>
          </table:table-cell>
          <table:table-cell table:number-columns-repeated="1022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float" office:value="33125" calcext:value-type="float">
            <text:p>33125</text:p>
          </table:table-cell>
          <table:table-cell table:number-columns-repeated="1022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33126" calcext:value-type="float">
            <text:p>33126</text:p>
          </table:table-cell>
          <table:table-cell table:number-columns-repeated="1022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33127" calcext:value-type="float">
            <text:p>33127</text:p>
          </table:table-cell>
          <table:table-cell table:number-columns-repeated="1022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33128" calcext:value-type="float">
            <text:p>33128</text:p>
          </table:table-cell>
          <table:table-cell table:number-columns-repeated="1022"/>
        </table:table-row>
        <table:table-row table:style-name="ro1">
          <table:table-cell office:value-type="float" office:value="65288" calcext:value-type="float">
            <text:p>65288</text:p>
          </table:table-cell>
          <table:table-cell office:value-type="float" office:value="33129" calcext:value-type="float">
            <text:p>33129</text:p>
          </table:table-cell>
          <table:table-cell table:number-columns-repeated="1022"/>
        </table:table-row>
        <table:table-row table:style-name="ro1">
          <table:table-cell office:value-type="float" office:value="65289" calcext:value-type="float">
            <text:p>65289</text:p>
          </table:table-cell>
          <table:table-cell office:value-type="float" office:value="33130" calcext:value-type="float">
            <text:p>33130</text:p>
          </table:table-cell>
          <table:table-cell table:number-columns-repeated="1022"/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33131" calcext:value-type="float">
            <text:p>33131</text:p>
          </table:table-cell>
          <table:table-cell table:number-columns-repeated="1022"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33132" calcext:value-type="float">
            <text:p>33132</text:p>
          </table:table-cell>
          <table:table-cell table:number-columns-repeated="1022"/>
        </table:table-row>
        <table:table-row table:style-name="ro1">
          <table:table-cell office:value-type="float" office:value="65339" calcext:value-type="float">
            <text:p>65339</text:p>
          </table:table-cell>
          <table:table-cell office:value-type="float" office:value="33133" calcext:value-type="float">
            <text:p>33133</text:p>
          </table:table-cell>
          <table:table-cell table:number-columns-repeated="1022"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float" office:value="33134" calcext:value-type="float">
            <text:p>33134</text:p>
          </table:table-cell>
          <table:table-cell table:number-columns-repeated="1022"/>
        </table:table-row>
        <table:table-row table:style-name="ro1">
          <table:table-cell office:value-type="float" office:value="65371" calcext:value-type="float">
            <text:p>65371</text:p>
          </table:table-cell>
          <table:table-cell office:value-type="float" office:value="33135" calcext:value-type="float">
            <text:p>33135</text:p>
          </table:table-cell>
          <table:table-cell table:number-columns-repeated="1022"/>
        </table:table-row>
        <table:table-row table:style-name="ro1">
          <table:table-cell office:value-type="float" office:value="65373" calcext:value-type="float">
            <text:p>65373</text:p>
          </table:table-cell>
          <table:table-cell office:value-type="float" office:value="33136" calcext:value-type="float">
            <text:p>33136</text:p>
          </table:table-cell>
          <table:table-cell table:number-columns-repeated="1022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33137" calcext:value-type="float">
            <text:p>33137</text:p>
          </table:table-cell>
          <table:table-cell table:number-columns-repeated="1022"/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33138" calcext:value-type="float">
            <text:p>33138</text:p>
          </table:table-cell>
          <table:table-cell table:number-columns-repeated="1022"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33139" calcext:value-type="float">
            <text:p>33139</text:p>
          </table:table-cell>
          <table:table-cell table:number-columns-repeated="1022"/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33140" calcext:value-type="float">
            <text:p>33140</text:p>
          </table:table-cell>
          <table:table-cell table:number-columns-repeated="1022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33141" calcext:value-type="float">
            <text:p>33141</text:p>
          </table:table-cell>
          <table:table-cell table:number-columns-repeated="1022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33142" calcext:value-type="float">
            <text:p>33142</text:p>
          </table:table-cell>
          <table:table-cell table:number-columns-repeated="1022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33143" calcext:value-type="float">
            <text:p>33143</text:p>
          </table:table-cell>
          <table:table-cell table:number-columns-repeated="1022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33144" calcext:value-type="float">
            <text:p>33144</text:p>
          </table:table-cell>
          <table:table-cell table:number-columns-repeated="1022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33145" calcext:value-type="float">
            <text:p>33145</text:p>
          </table:table-cell>
          <table:table-cell table:number-columns-repeated="1022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33146" calcext:value-type="float">
            <text:p>33146</text:p>
          </table:table-cell>
          <table:table-cell table:number-columns-repeated="1022"/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float" office:value="33147" calcext:value-type="float">
            <text:p>33147</text:p>
          </table:table-cell>
          <table:table-cell table:number-columns-repeated="1022"/>
        </table:table-row>
        <table:table-row table:style-name="ro1">
          <table:table-cell office:value-type="float" office:value="65293" calcext:value-type="float">
            <text:p>65293</text:p>
          </table:table-cell>
          <table:table-cell office:value-type="float" office:value="33148" calcext:value-type="float">
            <text:p>33148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149" calcext:value-type="float">
            <text:p>33149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150" calcext:value-type="float">
            <text:p>33150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52" calcext:value-type="float">
            <text:p>33152</text:p>
          </table:table-cell>
          <table:table-cell table:number-columns-repeated="1022"/>
        </table:table-row>
        <table:table-row table:style-name="ro1">
          <table:table-cell office:value-type="float" office:value="65309" calcext:value-type="float">
            <text:p>65309</text:p>
          </table:table-cell>
          <table:table-cell office:value-type="float" office:value="33153" calcext:value-type="float">
            <text:p>33153</text:p>
          </table:table-cell>
          <table:table-cell table:number-columns-repeated="102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3154" calcext:value-type="float">
            <text:p>33154</text:p>
          </table:table-cell>
          <table:table-cell table:number-columns-repeated="1022"/>
        </table:table-row>
        <table:table-row table:style-name="ro1">
          <table:table-cell office:value-type="float" office:value="65308" calcext:value-type="float">
            <text:p>65308</text:p>
          </table:table-cell>
          <table:table-cell office:value-type="float" office:value="33155" calcext:value-type="float">
            <text:p>33155</text:p>
          </table:table-cell>
          <table:table-cell table:number-columns-repeated="1022"/>
        </table:table-row>
        <table:table-row table:style-name="ro1">
          <table:table-cell office:value-type="float" office:value="65310" calcext:value-type="float">
            <text:p>65310</text:p>
          </table:table-cell>
          <table:table-cell office:value-type="float" office:value="33156" calcext:value-type="float">
            <text:p>33156</text:p>
          </table:table-cell>
          <table:table-cell table:number-columns-repeated="1022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33157" calcext:value-type="float">
            <text:p>33157</text:p>
          </table:table-cell>
          <table:table-cell table:number-columns-repeated="1022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33158" calcext:value-type="float">
            <text:p>33158</text:p>
          </table:table-cell>
          <table:table-cell table:number-columns-repeated="1022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33159" calcext:value-type="float">
            <text:p>33159</text:p>
          </table:table-cell>
          <table:table-cell table:number-columns-repeated="1022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33160" calcext:value-type="float">
            <text:p>33160</text:p>
          </table:table-cell>
          <table:table-cell table:number-columns-repeated="1022"/>
        </table:table-row>
        <table:table-row table:style-name="ro1">
          <table:table-cell office:value-type="float" office:value="9794" calcext:value-type="float">
            <text:p>9794</text:p>
          </table:table-cell>
          <table:table-cell office:value-type="float" office:value="33161" calcext:value-type="float">
            <text:p>33161</text:p>
          </table:table-cell>
          <table:table-cell table:number-columns-repeated="1022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33162" calcext:value-type="float">
            <text:p>33162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163" calcext:value-type="float">
            <text:p>33163</text:p>
          </table:table-cell>
          <table:table-cell table:number-columns-repeated="1022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33164" calcext:value-type="float">
            <text:p>33164</text:p>
          </table:table-cell>
          <table:table-cell table:number-columns-repeated="1022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165" calcext:value-type="float">
            <text:p>33165</text:p>
          </table:table-cell>
          <table:table-cell table:number-columns-repeated="1022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33166" calcext:value-type="float">
            <text:p>33166</text:p>
          </table:table-cell>
          <table:table-cell table:number-columns-repeated="1022"/>
        </table:table-row>
        <table:table-row table:style-name="ro1">
          <table:table-cell office:value-type="float" office:value="65509" calcext:value-type="float">
            <text:p>65509</text:p>
          </table:table-cell>
          <table:table-cell office:value-type="float" office:value="33167" calcext:value-type="float">
            <text:p>33167</text:p>
          </table:table-cell>
          <table:table-cell table:number-columns-repeated="1022"/>
        </table:table-row>
        <table:table-row table:style-name="ro1">
          <table:table-cell office:value-type="float" office:value="65284" calcext:value-type="float">
            <text:p>65284</text:p>
          </table:table-cell>
          <table:table-cell office:value-type="float" office:value="33168" calcext:value-type="float">
            <text:p>33168</text:p>
          </table:table-cell>
          <table:table-cell table:number-columns-repeated="1022"/>
        </table:table-row>
        <table:table-row table:style-name="ro1">
          <table:table-cell office:value-type="float" office:value="65504" calcext:value-type="float">
            <text:p>65504</text:p>
          </table:table-cell>
          <table:table-cell office:value-type="float" office:value="33169" calcext:value-type="float">
            <text:p>33169</text:p>
          </table:table-cell>
          <table:table-cell table:number-columns-repeated="1022"/>
        </table:table-row>
        <table:table-row table:style-name="ro1">
          <table:table-cell office:value-type="float" office:value="65505" calcext:value-type="float">
            <text:p>65505</text:p>
          </table:table-cell>
          <table:table-cell office:value-type="float" office:value="33170" calcext:value-type="float">
            <text:p>33170</text:p>
          </table:table-cell>
          <table:table-cell table:number-columns-repeated="1022"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33171" calcext:value-type="float">
            <text:p>33171</text:p>
          </table:table-cell>
          <table:table-cell table:number-columns-repeated="1022"/>
        </table:table-row>
        <table:table-row table:style-name="ro1">
          <table:table-cell office:value-type="float" office:value="65283" calcext:value-type="float">
            <text:p>65283</text:p>
          </table:table-cell>
          <table:table-cell office:value-type="float" office:value="33172" calcext:value-type="float">
            <text:p>33172</text:p>
          </table:table-cell>
          <table:table-cell table:number-columns-repeated="1022"/>
        </table:table-row>
        <table:table-row table:style-name="ro1">
          <table:table-cell office:value-type="float" office:value="65286" calcext:value-type="float">
            <text:p>65286</text:p>
          </table:table-cell>
          <table:table-cell office:value-type="float" office:value="33173" calcext:value-type="float">
            <text:p>33173</text:p>
          </table:table-cell>
          <table:table-cell table:number-columns-repeated="1022"/>
        </table:table-row>
        <table:table-row table:style-name="ro1">
          <table:table-cell office:value-type="float" office:value="65290" calcext:value-type="float">
            <text:p>65290</text:p>
          </table:table-cell>
          <table:table-cell office:value-type="float" office:value="33174" calcext:value-type="float">
            <text:p>33174</text:p>
          </table:table-cell>
          <table:table-cell table:number-columns-repeated="1022"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float" office:value="33175" calcext:value-type="float">
            <text:p>33175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176" calcext:value-type="float">
            <text:p>33176</text:p>
          </table:table-cell>
          <table:table-cell table:number-columns-repeated="1022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33177" calcext:value-type="float">
            <text:p>33177</text:p>
          </table:table-cell>
          <table:table-cell table:number-columns-repeated="1022"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33178" calcext:value-type="float">
            <text:p>33178</text:p>
          </table:table-cell>
          <table:table-cell table:number-columns-repeated="1022"/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33179" calcext:value-type="float">
            <text:p>33179</text:p>
          </table:table-cell>
          <table:table-cell table:number-columns-repeated="1022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33180" calcext:value-type="float">
            <text:p>33180</text:p>
          </table:table-cell>
          <table:table-cell table:number-columns-repeated="1022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33181" calcext:value-type="float">
            <text:p>33181</text:p>
          </table:table-cell>
          <table:table-cell table:number-columns-repeated="1022"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33182" calcext:value-type="float">
            <text:p>33182</text:p>
          </table:table-cell>
          <table:table-cell table:number-columns-repeated="1022"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33183" calcext:value-type="float">
            <text:p>33183</text:p>
          </table:table-cell>
          <table:table-cell table:number-columns-repeated="1022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33184" calcext:value-type="float">
            <text:p>33184</text:p>
          </table:table-cell>
          <table:table-cell table:number-columns-repeated="1022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33185" calcext:value-type="float">
            <text:p>33185</text:p>
          </table:table-cell>
          <table:table-cell table:number-columns-repeated="102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33186" calcext:value-type="float">
            <text:p>33186</text:p>
          </table:table-cell>
          <table:table-cell table:number-columns-repeated="102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33187" calcext:value-type="float">
            <text:p>33187</text:p>
          </table:table-cell>
          <table:table-cell table:number-columns-repeated="1022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33188" calcext:value-type="float">
            <text:p>33188</text:p>
          </table:table-cell>
          <table:table-cell table:number-columns-repeated="1022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33189" calcext:value-type="float">
            <text:p>33189</text:p>
          </table:table-cell>
          <table:table-cell table:number-columns-repeated="1022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33190" calcext:value-type="float">
            <text:p>33190</text:p>
          </table:table-cell>
          <table:table-cell table:number-columns-repeated="1022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33191" calcext:value-type="float">
            <text:p>33191</text:p>
          </table:table-cell>
          <table:table-cell table:number-columns-repeated="1022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33192" calcext:value-type="float">
            <text:p>33192</text:p>
          </table:table-cell>
          <table:table-cell table:number-columns-repeated="1022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33193" calcext:value-type="float">
            <text:p>33193</text:p>
          </table:table-cell>
          <table:table-cell table:number-columns-repeated="1022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33194" calcext:value-type="float">
            <text:p>33194</text:p>
          </table:table-cell>
          <table:table-cell table:number-columns-repeated="1022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33195" calcext:value-type="float">
            <text:p>33195</text:p>
          </table:table-cell>
          <table:table-cell table:number-columns-repeated="1022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33196" calcext:value-type="float">
            <text:p>33196</text:p>
          </table:table-cell>
          <table:table-cell table:number-columns-repeated="1022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33208" calcext:value-type="float">
            <text:p>33208</text:p>
          </table:table-cell>
          <table:table-cell table:number-columns-repeated="1022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33209" calcext:value-type="float">
            <text:p>33209</text:p>
          </table:table-cell>
          <table:table-cell table:number-columns-repeated="1022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33210" calcext:value-type="float">
            <text:p>33210</text:p>
          </table:table-cell>
          <table:table-cell table:number-columns-repeated="1022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33211" calcext:value-type="float">
            <text:p>33211</text:p>
          </table:table-cell>
          <table:table-cell table:number-columns-repeated="1022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33212" calcext:value-type="float">
            <text:p>33212</text:p>
          </table:table-cell>
          <table:table-cell table:number-columns-repeated="102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33213" calcext:value-type="float">
            <text:p>33213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3214" calcext:value-type="float">
            <text:p>332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3215" calcext:value-type="float">
            <text:p>33215</text:p>
          </table:table-cell>
          <table:table-cell table:number-columns-repeated="1022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33224" calcext:value-type="float">
            <text:p>33224</text:p>
          </table:table-cell>
          <table:table-cell table:number-columns-repeated="1022"/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33225" calcext:value-type="float">
            <text:p>33225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33226" calcext:value-type="float">
            <text:p>33226</text:p>
          </table:table-cell>
          <table:table-cell table:number-columns-repeated="1022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33227" calcext:value-type="float">
            <text:p>33227</text:p>
          </table:table-cell>
          <table:table-cell table:number-columns-repeated="1022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33228" calcext:value-type="float">
            <text:p>33228</text:p>
          </table:table-cell>
          <table:table-cell table:number-columns-repeated="1022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33229" calcext:value-type="float">
            <text:p>33229</text:p>
          </table:table-cell>
          <table:table-cell table:number-columns-repeated="1022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33230" calcext:value-type="float">
            <text:p>3323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3242" calcext:value-type="float">
            <text:p>33242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3243" calcext:value-type="float">
            <text:p>33243</text:p>
          </table:table-cell>
          <table:table-cell table:number-columns-repeated="1022"/>
        </table:table-row>
        <table:table-row table:style-name="ro1">
          <table:table-cell office:value-type="float" office:value="8978" calcext:value-type="float">
            <text:p>8978</text:p>
          </table:table-cell>
          <table:table-cell office:value-type="float" office:value="33244" calcext:value-type="float">
            <text:p>33244</text:p>
          </table:table-cell>
          <table:table-cell table:number-columns-repeated="1022"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33245" calcext:value-type="float">
            <text:p>33245</text:p>
          </table:table-cell>
          <table:table-cell table:number-columns-repeated="1022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33246" calcext:value-type="float">
            <text:p>33246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3247" calcext:value-type="float">
            <text:p>33247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3248" calcext:value-type="float">
            <text:p>33248</text:p>
          </table:table-cell>
          <table:table-cell table:number-columns-repeated="1022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33249" calcext:value-type="float">
            <text:p>33249</text:p>
          </table:table-cell>
          <table:table-cell table:number-columns-repeated="1022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3250" calcext:value-type="float">
            <text:p>33250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3251" calcext:value-type="float">
            <text:p>33251</text:p>
          </table:table-cell>
          <table:table-cell table:number-columns-repeated="1022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33252" calcext:value-type="float">
            <text:p>33252</text:p>
          </table:table-cell>
          <table:table-cell table:number-columns-repeated="1022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33253" calcext:value-type="float">
            <text:p>3325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3254" calcext:value-type="float">
            <text:p>33254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3255" calcext:value-type="float">
            <text:p>33255</text:p>
          </table:table-cell>
          <table:table-cell table:number-columns-repeated="102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33256" calcext:value-type="float">
            <text:p>33256</text:p>
          </table:table-cell>
          <table:table-cell table:number-columns-repeated="1022"/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33264" calcext:value-type="float">
            <text:p>33264</text:p>
          </table:table-cell>
          <table:table-cell table:number-columns-repeated="1022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33265" calcext:value-type="float">
            <text:p>33265</text:p>
          </table:table-cell>
          <table:table-cell table:number-columns-repeated="1022"/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33266" calcext:value-type="float">
            <text:p>33266</text:p>
          </table:table-cell>
          <table:table-cell table:number-columns-repeated="102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33267" calcext:value-type="float">
            <text:p>33267</text:p>
          </table:table-cell>
          <table:table-cell table:number-columns-repeated="1022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33268" calcext:value-type="float">
            <text:p>33268</text:p>
          </table:table-cell>
          <table:table-cell table:number-columns-repeated="1022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33269" calcext:value-type="float">
            <text:p>33269</text:p>
          </table:table-cell>
          <table:table-cell table:number-columns-repeated="1022"/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33270" calcext:value-type="float">
            <text:p>33270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271" calcext:value-type="float">
            <text:p>33271</text:p>
          </table:table-cell>
          <table:table-cell table:number-columns-repeated="1022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33276" calcext:value-type="float">
            <text:p>33276</text:p>
          </table:table-cell>
          <table:table-cell table:number-columns-repeated="1022"/>
        </table:table-row>
        <table:table-row table:style-name="ro1">
          <table:table-cell office:value-type="float" office:value="65296" calcext:value-type="float">
            <text:p>65296</text:p>
          </table:table-cell>
          <table:table-cell office:value-type="float" office:value="33359" calcext:value-type="float">
            <text:p>33359</text:p>
          </table:table-cell>
          <table:table-cell table:number-columns-repeated="1022"/>
        </table:table-row>
        <table:table-row table:style-name="ro1">
          <table:table-cell office:value-type="float" office:value="65297" calcext:value-type="float">
            <text:p>65297</text:p>
          </table:table-cell>
          <table:table-cell office:value-type="float" office:value="33360" calcext:value-type="float">
            <text:p>33360</text:p>
          </table:table-cell>
          <table:table-cell table:number-columns-repeated="1022"/>
        </table:table-row>
        <table:table-row table:style-name="ro1">
          <table:table-cell office:value-type="float" office:value="65298" calcext:value-type="float">
            <text:p>65298</text:p>
          </table:table-cell>
          <table:table-cell office:value-type="float" office:value="33361" calcext:value-type="float">
            <text:p>33361</text:p>
          </table:table-cell>
          <table:table-cell table:number-columns-repeated="1022"/>
        </table:table-row>
        <table:table-row table:style-name="ro1">
          <table:table-cell office:value-type="float" office:value="65299" calcext:value-type="float">
            <text:p>65299</text:p>
          </table:table-cell>
          <table:table-cell office:value-type="float" office:value="33362" calcext:value-type="float">
            <text:p>33362</text:p>
          </table:table-cell>
          <table:table-cell table:number-columns-repeated="102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33363" calcext:value-type="float">
            <text:p>33363</text:p>
          </table:table-cell>
          <table:table-cell table:number-columns-repeated="1022"/>
        </table:table-row>
        <table:table-row table:style-name="ro1">
          <table:table-cell office:value-type="float" office:value="65301" calcext:value-type="float">
            <text:p>65301</text:p>
          </table:table-cell>
          <table:table-cell office:value-type="float" office:value="33364" calcext:value-type="float">
            <text:p>33364</text:p>
          </table:table-cell>
          <table:table-cell table:number-columns-repeated="1022"/>
        </table:table-row>
        <table:table-row table:style-name="ro1">
          <table:table-cell office:value-type="float" office:value="65302" calcext:value-type="float">
            <text:p>65302</text:p>
          </table:table-cell>
          <table:table-cell office:value-type="float" office:value="33365" calcext:value-type="float">
            <text:p>33365</text:p>
          </table:table-cell>
          <table:table-cell table:number-columns-repeated="1022"/>
        </table:table-row>
        <table:table-row table:style-name="ro1">
          <table:table-cell office:value-type="float" office:value="65303" calcext:value-type="float">
            <text:p>65303</text:p>
          </table:table-cell>
          <table:table-cell office:value-type="float" office:value="33366" calcext:value-type="float">
            <text:p>33366</text:p>
          </table:table-cell>
          <table:table-cell table:number-columns-repeated="1022"/>
        </table:table-row>
        <table:table-row table:style-name="ro1">
          <table:table-cell office:value-type="float" office:value="65304" calcext:value-type="float">
            <text:p>65304</text:p>
          </table:table-cell>
          <table:table-cell office:value-type="float" office:value="33367" calcext:value-type="float">
            <text:p>33367</text:p>
          </table:table-cell>
          <table:table-cell table:number-columns-repeated="1022"/>
        </table:table-row>
        <table:table-row table:style-name="ro1">
          <table:table-cell office:value-type="float" office:value="65305" calcext:value-type="float">
            <text:p>65305</text:p>
          </table:table-cell>
          <table:table-cell office:value-type="float" office:value="33368" calcext:value-type="float">
            <text:p>33368</text:p>
          </table:table-cell>
          <table:table-cell table:number-columns-repeated="1022"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float" office:value="33376" calcext:value-type="float">
            <text:p>33376</text:p>
          </table:table-cell>
          <table:table-cell table:number-columns-repeated="1022"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float" office:value="33377" calcext:value-type="float">
            <text:p>33377</text:p>
          </table:table-cell>
          <table:table-cell table:number-columns-repeated="1022"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float" office:value="33378" calcext:value-type="float">
            <text:p>33378</text:p>
          </table:table-cell>
          <table:table-cell table:number-columns-repeated="1022"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float" office:value="33379" calcext:value-type="float">
            <text:p>33379</text:p>
          </table:table-cell>
          <table:table-cell table:number-columns-repeated="1022"/>
        </table:table-row>
        <table:table-row table:style-name="ro1">
          <table:table-cell office:value-type="float" office:value="65317" calcext:value-type="float">
            <text:p>65317</text:p>
          </table:table-cell>
          <table:table-cell office:value-type="float" office:value="33380" calcext:value-type="float">
            <text:p>33380</text:p>
          </table:table-cell>
          <table:table-cell table:number-columns-repeated="1022"/>
        </table:table-row>
        <table:table-row table:style-name="ro1">
          <table:table-cell office:value-type="float" office:value="65318" calcext:value-type="float">
            <text:p>65318</text:p>
          </table:table-cell>
          <table:table-cell office:value-type="float" office:value="33381" calcext:value-type="float">
            <text:p>33381</text:p>
          </table:table-cell>
          <table:table-cell table:number-columns-repeated="1022"/>
        </table:table-row>
        <table:table-row table:style-name="ro1">
          <table:table-cell office:value-type="float" office:value="65319" calcext:value-type="float">
            <text:p>65319</text:p>
          </table:table-cell>
          <table:table-cell office:value-type="float" office:value="33382" calcext:value-type="float">
            <text:p>33382</text:p>
          </table:table-cell>
          <table:table-cell table:number-columns-repeated="1022"/>
        </table:table-row>
        <table:table-row table:style-name="ro1">
          <table:table-cell office:value-type="float" office:value="65320" calcext:value-type="float">
            <text:p>65320</text:p>
          </table:table-cell>
          <table:table-cell office:value-type="float" office:value="33383" calcext:value-type="float">
            <text:p>33383</text:p>
          </table:table-cell>
          <table:table-cell table:number-columns-repeated="1022"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float" office:value="33384" calcext:value-type="float">
            <text:p>33384</text:p>
          </table:table-cell>
          <table:table-cell table:number-columns-repeated="1022"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float" office:value="33385" calcext:value-type="float">
            <text:p>33385</text:p>
          </table:table-cell>
          <table:table-cell table:number-columns-repeated="1022"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float" office:value="33386" calcext:value-type="float">
            <text:p>33386</text:p>
          </table:table-cell>
          <table:table-cell table:number-columns-repeated="1022"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float" office:value="33387" calcext:value-type="float">
            <text:p>33387</text:p>
          </table:table-cell>
          <table:table-cell table:number-columns-repeated="1022"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float" office:value="33388" calcext:value-type="float">
            <text:p>33388</text:p>
          </table:table-cell>
          <table:table-cell table:number-columns-repeated="1022"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33389" calcext:value-type="float">
            <text:p>33389</text:p>
          </table:table-cell>
          <table:table-cell table:number-columns-repeated="1022"/>
        </table:table-row>
        <table:table-row table:style-name="ro1">
          <table:table-cell office:value-type="float" office:value="65327" calcext:value-type="float">
            <text:p>65327</text:p>
          </table:table-cell>
          <table:table-cell office:value-type="float" office:value="33390" calcext:value-type="float">
            <text:p>33390</text:p>
          </table:table-cell>
          <table:table-cell table:number-columns-repeated="1022"/>
        </table:table-row>
        <table:table-row table:style-name="ro1">
          <table:table-cell office:value-type="float" office:value="65328" calcext:value-type="float">
            <text:p>65328</text:p>
          </table:table-cell>
          <table:table-cell office:value-type="float" office:value="33391" calcext:value-type="float">
            <text:p>33391</text:p>
          </table:table-cell>
          <table:table-cell table:number-columns-repeated="1022"/>
        </table:table-row>
        <table:table-row table:style-name="ro1">
          <table:table-cell office:value-type="float" office:value="65329" calcext:value-type="float">
            <text:p>65329</text:p>
          </table:table-cell>
          <table:table-cell office:value-type="float" office:value="33392" calcext:value-type="float">
            <text:p>33392</text:p>
          </table:table-cell>
          <table:table-cell table:number-columns-repeated="1022"/>
        </table:table-row>
        <table:table-row table:style-name="ro1">
          <table:table-cell office:value-type="float" office:value="65330" calcext:value-type="float">
            <text:p>65330</text:p>
          </table:table-cell>
          <table:table-cell office:value-type="float" office:value="33393" calcext:value-type="float">
            <text:p>33393</text:p>
          </table:table-cell>
          <table:table-cell table:number-columns-repeated="1022"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float" office:value="33394" calcext:value-type="float">
            <text:p>33394</text:p>
          </table:table-cell>
          <table:table-cell table:number-columns-repeated="1022"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float" office:value="33395" calcext:value-type="float">
            <text:p>33395</text:p>
          </table:table-cell>
          <table:table-cell table:number-columns-repeated="1022"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float" office:value="33396" calcext:value-type="float">
            <text:p>33396</text:p>
          </table:table-cell>
          <table:table-cell table:number-columns-repeated="1022"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float" office:value="33397" calcext:value-type="float">
            <text:p>33397</text:p>
          </table:table-cell>
          <table:table-cell table:number-columns-repeated="1022"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float" office:value="33398" calcext:value-type="float">
            <text:p>33398</text:p>
          </table:table-cell>
          <table:table-cell table:number-columns-repeated="1022"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float" office:value="33399" calcext:value-type="float">
            <text:p>33399</text:p>
          </table:table-cell>
          <table:table-cell table:number-columns-repeated="1022"/>
        </table:table-row>
        <table:table-row table:style-name="ro1">
          <table:table-cell office:value-type="float" office:value="65337" calcext:value-type="float">
            <text:p>65337</text:p>
          </table:table-cell>
          <table:table-cell office:value-type="float" office:value="33400" calcext:value-type="float">
            <text:p>33400</text:p>
          </table:table-cell>
          <table:table-cell table:number-columns-repeated="1022"/>
        </table:table-row>
        <table:table-row table:style-name="ro1">
          <table:table-cell office:value-type="float" office:value="65338" calcext:value-type="float">
            <text:p>65338</text:p>
          </table:table-cell>
          <table:table-cell office:value-type="float" office:value="33401" calcext:value-type="float">
            <text:p>33401</text:p>
          </table:table-cell>
          <table:table-cell table:number-columns-repeated="1022"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float" office:value="33409" calcext:value-type="float">
            <text:p>33409</text:p>
          </table:table-cell>
          <table:table-cell table:number-columns-repeated="1022"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float" office:value="33410" calcext:value-type="float">
            <text:p>33410</text:p>
          </table:table-cell>
          <table:table-cell table:number-columns-repeated="1022"/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float" office:value="33411" calcext:value-type="float">
            <text:p>33411</text:p>
          </table:table-cell>
          <table:table-cell table:number-columns-repeated="1022"/>
        </table:table-row>
        <table:table-row table:style-name="ro1">
          <table:table-cell office:value-type="float" office:value="65348" calcext:value-type="float">
            <text:p>65348</text:p>
          </table:table-cell>
          <table:table-cell office:value-type="float" office:value="33412" calcext:value-type="float">
            <text:p>33412</text:p>
          </table:table-cell>
          <table:table-cell table:number-columns-repeated="1022"/>
        </table:table-row>
        <table:table-row table:style-name="ro1">
          <table:table-cell office:value-type="float" office:value="65349" calcext:value-type="float">
            <text:p>65349</text:p>
          </table:table-cell>
          <table:table-cell office:value-type="float" office:value="33413" calcext:value-type="float">
            <text:p>33413</text:p>
          </table:table-cell>
          <table:table-cell table:number-columns-repeated="1022"/>
        </table:table-row>
        <table:table-row table:style-name="ro1">
          <table:table-cell office:value-type="float" office:value="65350" calcext:value-type="float">
            <text:p>65350</text:p>
          </table:table-cell>
          <table:table-cell office:value-type="float" office:value="33414" calcext:value-type="float">
            <text:p>33414</text:p>
          </table:table-cell>
          <table:table-cell table:number-columns-repeated="1022"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float" office:value="33415" calcext:value-type="float">
            <text:p>33415</text:p>
          </table:table-cell>
          <table:table-cell table:number-columns-repeated="1022"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float" office:value="33416" calcext:value-type="float">
            <text:p>33416</text:p>
          </table:table-cell>
          <table:table-cell table:number-columns-repeated="1022"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float" office:value="33417" calcext:value-type="float">
            <text:p>33417</text:p>
          </table:table-cell>
          <table:table-cell table:number-columns-repeated="1022"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float" office:value="33418" calcext:value-type="float">
            <text:p>33418</text:p>
          </table:table-cell>
          <table:table-cell table:number-columns-repeated="1022"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float" office:value="33419" calcext:value-type="float">
            <text:p>33419</text:p>
          </table:table-cell>
          <table:table-cell table:number-columns-repeated="1022"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float" office:value="33420" calcext:value-type="float">
            <text:p>33420</text:p>
          </table:table-cell>
          <table:table-cell table:number-columns-repeated="1022"/>
        </table:table-row>
        <table:table-row table:style-name="ro1">
          <table:table-cell office:value-type="float" office:value="65357" calcext:value-type="float">
            <text:p>65357</text:p>
          </table:table-cell>
          <table:table-cell office:value-type="float" office:value="33421" calcext:value-type="float">
            <text:p>33421</text:p>
          </table:table-cell>
          <table:table-cell table:number-columns-repeated="1022"/>
        </table:table-row>
        <table:table-row table:style-name="ro1">
          <table:table-cell office:value-type="float" office:value="65358" calcext:value-type="float">
            <text:p>65358</text:p>
          </table:table-cell>
          <table:table-cell office:value-type="float" office:value="33422" calcext:value-type="float">
            <text:p>33422</text:p>
          </table:table-cell>
          <table:table-cell table:number-columns-repeated="1022"/>
        </table:table-row>
        <table:table-row table:style-name="ro1">
          <table:table-cell office:value-type="float" office:value="65359" calcext:value-type="float">
            <text:p>65359</text:p>
          </table:table-cell>
          <table:table-cell office:value-type="float" office:value="33423" calcext:value-type="float">
            <text:p>33423</text:p>
          </table:table-cell>
          <table:table-cell table:number-columns-repeated="1022"/>
        </table:table-row>
        <table:table-row table:style-name="ro1">
          <table:table-cell office:value-type="float" office:value="65360" calcext:value-type="float">
            <text:p>65360</text:p>
          </table:table-cell>
          <table:table-cell office:value-type="float" office:value="33424" calcext:value-type="float">
            <text:p>33424</text:p>
          </table:table-cell>
          <table:table-cell table:number-columns-repeated="1022"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float" office:value="33425" calcext:value-type="float">
            <text:p>33425</text:p>
          </table:table-cell>
          <table:table-cell table:number-columns-repeated="1022"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float" office:value="33426" calcext:value-type="float">
            <text:p>33426</text:p>
          </table:table-cell>
          <table:table-cell table:number-columns-repeated="1022"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float" office:value="33427" calcext:value-type="float">
            <text:p>33427</text:p>
          </table:table-cell>
          <table:table-cell table:number-columns-repeated="1022"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float" office:value="33428" calcext:value-type="float">
            <text:p>33428</text:p>
          </table:table-cell>
          <table:table-cell table:number-columns-repeated="1022"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float" office:value="33429" calcext:value-type="float">
            <text:p>33429</text:p>
          </table:table-cell>
          <table:table-cell table:number-columns-repeated="1022"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float" office:value="33430" calcext:value-type="float">
            <text:p>33430</text:p>
          </table:table-cell>
          <table:table-cell table:number-columns-repeated="1022"/>
        </table:table-row>
        <table:table-row table:style-name="ro1">
          <table:table-cell office:value-type="float" office:value="65367" calcext:value-type="float">
            <text:p>65367</text:p>
          </table:table-cell>
          <table:table-cell office:value-type="float" office:value="33431" calcext:value-type="float">
            <text:p>33431</text:p>
          </table:table-cell>
          <table:table-cell table:number-columns-repeated="1022"/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33432" calcext:value-type="float">
            <text:p>33432</text:p>
          </table:table-cell>
          <table:table-cell table:number-columns-repeated="1022"/>
        </table:table-row>
        <table:table-row table:style-name="ro1">
          <table:table-cell office:value-type="float" office:value="65369" calcext:value-type="float">
            <text:p>65369</text:p>
          </table:table-cell>
          <table:table-cell office:value-type="float" office:value="33433" calcext:value-type="float">
            <text:p>33433</text:p>
          </table:table-cell>
          <table:table-cell table:number-columns-repeated="1022"/>
        </table:table-row>
        <table:table-row table:style-name="ro1">
          <table:table-cell office:value-type="float" office:value="65370" calcext:value-type="float">
            <text:p>65370</text:p>
          </table:table-cell>
          <table:table-cell office:value-type="float" office:value="33434" calcext:value-type="float">
            <text:p>33434</text:p>
          </table:table-cell>
          <table:table-cell table:number-columns-repeated="1022"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float" office:value="33439" calcext:value-type="float">
            <text:p>33439</text:p>
          </table:table-cell>
          <table:table-cell table:number-columns-repeated="1022"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33440" calcext:value-type="float">
            <text:p>33440</text:p>
          </table:table-cell>
          <table:table-cell table:number-columns-repeated="1022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33441" calcext:value-type="float">
            <text:p>33441</text:p>
          </table:table-cell>
          <table:table-cell table:number-columns-repeated="1022"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33442" calcext:value-type="float">
            <text:p>33442</text:p>
          </table:table-cell>
          <table:table-cell table:number-columns-repeated="1022"/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33443" calcext:value-type="float">
            <text:p>33443</text:p>
          </table:table-cell>
          <table:table-cell table:number-columns-repeated="1022"/>
        </table:table-row>
        <table:table-row table:style-name="ro1">
          <table:table-cell office:value-type="float" office:value="12358" calcext:value-type="float">
            <text:p>12358</text:p>
          </table:table-cell>
          <table:table-cell office:value-type="float" office:value="33444" calcext:value-type="float">
            <text:p>33444</text:p>
          </table:table-cell>
          <table:table-cell table:number-columns-repeated="1022"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33445" calcext:value-type="float">
            <text:p>33445</text:p>
          </table:table-cell>
          <table:table-cell table:number-columns-repeated="1022"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33446" calcext:value-type="float">
            <text:p>33446</text:p>
          </table:table-cell>
          <table:table-cell table:number-columns-repeated="1022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33447" calcext:value-type="float">
            <text:p>33447</text:p>
          </table:table-cell>
          <table:table-cell table:number-columns-repeated="1022"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float" office:value="33448" calcext:value-type="float">
            <text:p>33448</text:p>
          </table:table-cell>
          <table:table-cell table:number-columns-repeated="1022"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33449" calcext:value-type="float">
            <text:p>33449</text:p>
          </table:table-cell>
          <table:table-cell table:number-columns-repeated="1022"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33450" calcext:value-type="float">
            <text:p>33450</text:p>
          </table:table-cell>
          <table:table-cell table:number-columns-repeated="1022"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33451" calcext:value-type="float">
            <text:p>33451</text:p>
          </table:table-cell>
          <table:table-cell table:number-columns-repeated="1022"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float" office:value="33452" calcext:value-type="float">
            <text:p>33452</text:p>
          </table:table-cell>
          <table:table-cell table:number-columns-repeated="1022"/>
        </table:table-row>
        <table:table-row table:style-name="ro1">
          <table:table-cell office:value-type="float" office:value="12367" calcext:value-type="float">
            <text:p>12367</text:p>
          </table:table-cell>
          <table:table-cell office:value-type="float" office:value="33453" calcext:value-type="float">
            <text:p>33453</text:p>
          </table:table-cell>
          <table:table-cell table:number-columns-repeated="1022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float" office:value="33454" calcext:value-type="float">
            <text:p>33454</text:p>
          </table:table-cell>
          <table:table-cell table:number-columns-repeated="1022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float" office:value="33455" calcext:value-type="float">
            <text:p>33455</text:p>
          </table:table-cell>
          <table:table-cell table:number-columns-repeated="1022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33456" calcext:value-type="float">
            <text:p>33456</text:p>
          </table:table-cell>
          <table:table-cell table:number-columns-repeated="1022"/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33457" calcext:value-type="float">
            <text:p>33457</text:p>
          </table:table-cell>
          <table:table-cell table:number-columns-repeated="1022"/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33458" calcext:value-type="float">
            <text:p>33458</text:p>
          </table:table-cell>
          <table:table-cell table:number-columns-repeated="1022"/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float" office:value="33459" calcext:value-type="float">
            <text:p>33459</text:p>
          </table:table-cell>
          <table:table-cell table:number-columns-repeated="1022"/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33460" calcext:value-type="float">
            <text:p>33460</text:p>
          </table:table-cell>
          <table:table-cell table:number-columns-repeated="1022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33461" calcext:value-type="float">
            <text:p>33461</text:p>
          </table:table-cell>
          <table:table-cell table:number-columns-repeated="1022"/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33462" calcext:value-type="float">
            <text:p>33462</text:p>
          </table:table-cell>
          <table:table-cell table:number-columns-repeated="1022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33463" calcext:value-type="float">
            <text:p>33463</text:p>
          </table:table-cell>
          <table:table-cell table:number-columns-repeated="1022"/>
        </table:table-row>
        <table:table-row table:style-name="ro1">
          <table:table-cell office:value-type="float" office:value="12378" calcext:value-type="float">
            <text:p>12378</text:p>
          </table:table-cell>
          <table:table-cell office:value-type="float" office:value="33464" calcext:value-type="float">
            <text:p>33464</text:p>
          </table:table-cell>
          <table:table-cell table:number-columns-repeated="1022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33465" calcext:value-type="float">
            <text:p>33465</text:p>
          </table:table-cell>
          <table:table-cell table:number-columns-repeated="1022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33466" calcext:value-type="float">
            <text:p>33466</text:p>
          </table:table-cell>
          <table:table-cell table:number-columns-repeated="1022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33467" calcext:value-type="float">
            <text:p>33467</text:p>
          </table:table-cell>
          <table:table-cell table:number-columns-repeated="1022"/>
        </table:table-row>
        <table:table-row table:style-name="ro1">
          <table:table-cell office:value-type="float" office:value="12382" calcext:value-type="float">
            <text:p>12382</text:p>
          </table:table-cell>
          <table:table-cell office:value-type="float" office:value="33468" calcext:value-type="float">
            <text:p>33468</text:p>
          </table:table-cell>
          <table:table-cell table:number-columns-repeated="1022"/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33469" calcext:value-type="float">
            <text:p>33469</text:p>
          </table:table-cell>
          <table:table-cell table:number-columns-repeated="1022"/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float" office:value="33470" calcext:value-type="float">
            <text:p>33470</text:p>
          </table:table-cell>
          <table:table-cell table:number-columns-repeated="1022"/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33471" calcext:value-type="float">
            <text:p>33471</text:p>
          </table:table-cell>
          <table:table-cell table:number-columns-repeated="1022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33472" calcext:value-type="float">
            <text:p>33472</text:p>
          </table:table-cell>
          <table:table-cell table:number-columns-repeated="1022"/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33473" calcext:value-type="float">
            <text:p>33473</text:p>
          </table:table-cell>
          <table:table-cell table:number-columns-repeated="1022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33474" calcext:value-type="float">
            <text:p>33474</text:p>
          </table:table-cell>
          <table:table-cell table:number-columns-repeated="1022"/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33475" calcext:value-type="float">
            <text:p>33475</text:p>
          </table:table-cell>
          <table:table-cell table:number-columns-repeated="1022"/>
        </table:table-row>
        <table:table-row table:style-name="ro1">
          <table:table-cell office:value-type="float" office:value="12390" calcext:value-type="float">
            <text:p>12390</text:p>
          </table:table-cell>
          <table:table-cell office:value-type="float" office:value="33476" calcext:value-type="float">
            <text:p>33476</text:p>
          </table:table-cell>
          <table:table-cell table:number-columns-repeated="1022"/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float" office:value="33477" calcext:value-type="float">
            <text:p>33477</text:p>
          </table:table-cell>
          <table:table-cell table:number-columns-repeated="1022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33478" calcext:value-type="float">
            <text:p>33478</text:p>
          </table:table-cell>
          <table:table-cell table:number-columns-repeated="1022"/>
        </table:table-row>
        <table:table-row table:style-name="ro1">
          <table:table-cell office:value-type="float" office:value="12393" calcext:value-type="float">
            <text:p>12393</text:p>
          </table:table-cell>
          <table:table-cell office:value-type="float" office:value="33479" calcext:value-type="float">
            <text:p>33479</text:p>
          </table:table-cell>
          <table:table-cell table:number-columns-repeated="1022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33480" calcext:value-type="float">
            <text:p>33480</text:p>
          </table:table-cell>
          <table:table-cell table:number-columns-repeated="1022"/>
        </table:table-row>
        <table:table-row table:style-name="ro1">
          <table:table-cell office:value-type="float" office:value="12395" calcext:value-type="float">
            <text:p>12395</text:p>
          </table:table-cell>
          <table:table-cell office:value-type="float" office:value="33481" calcext:value-type="float">
            <text:p>33481</text:p>
          </table:table-cell>
          <table:table-cell table:number-columns-repeated="1022"/>
        </table:table-row>
        <table:table-row table:style-name="ro1">
          <table:table-cell office:value-type="float" office:value="12396" calcext:value-type="float">
            <text:p>12396</text:p>
          </table:table-cell>
          <table:table-cell office:value-type="float" office:value="33482" calcext:value-type="float">
            <text:p>33482</text:p>
          </table:table-cell>
          <table:table-cell table:number-columns-repeated="1022"/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float" office:value="33483" calcext:value-type="float">
            <text:p>33483</text:p>
          </table:table-cell>
          <table:table-cell table:number-columns-repeated="1022"/>
        </table:table-row>
        <table:table-row table:style-name="ro1">
          <table:table-cell office:value-type="float" office:value="12398" calcext:value-type="float">
            <text:p>12398</text:p>
          </table:table-cell>
          <table:table-cell office:value-type="float" office:value="33484" calcext:value-type="float">
            <text:p>33484</text:p>
          </table:table-cell>
          <table:table-cell table:number-columns-repeated="1022"/>
        </table:table-row>
        <table:table-row table:style-name="ro1">
          <table:table-cell office:value-type="float" office:value="12399" calcext:value-type="float">
            <text:p>12399</text:p>
          </table:table-cell>
          <table:table-cell office:value-type="float" office:value="33485" calcext:value-type="float">
            <text:p>33485</text:p>
          </table:table-cell>
          <table:table-cell table:number-columns-repeated="102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3486" calcext:value-type="float">
            <text:p>33486</text:p>
          </table:table-cell>
          <table:table-cell table:number-columns-repeated="1022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33487" calcext:value-type="float">
            <text:p>33487</text:p>
          </table:table-cell>
          <table:table-cell table:number-columns-repeated="1022"/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float" office:value="33488" calcext:value-type="float">
            <text:p>33488</text:p>
          </table:table-cell>
          <table:table-cell table:number-columns-repeated="1022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33489" calcext:value-type="float">
            <text:p>33489</text:p>
          </table:table-cell>
          <table:table-cell table:number-columns-repeated="1022"/>
        </table:table-row>
        <table:table-row table:style-name="ro1">
          <table:table-cell office:value-type="float" office:value="12404" calcext:value-type="float">
            <text:p>12404</text:p>
          </table:table-cell>
          <table:table-cell office:value-type="float" office:value="33490" calcext:value-type="float">
            <text:p>33490</text:p>
          </table:table-cell>
          <table:table-cell table:number-columns-repeated="1022"/>
        </table:table-row>
        <table:table-row table:style-name="ro1">
          <table:table-cell office:value-type="float" office:value="12405" calcext:value-type="float">
            <text:p>12405</text:p>
          </table:table-cell>
          <table:table-cell office:value-type="float" office:value="33491" calcext:value-type="float">
            <text:p>33491</text:p>
          </table:table-cell>
          <table:table-cell table:number-columns-repeated="1022"/>
        </table:table-row>
        <table:table-row table:style-name="ro1">
          <table:table-cell office:value-type="float" office:value="12406" calcext:value-type="float">
            <text:p>12406</text:p>
          </table:table-cell>
          <table:table-cell office:value-type="float" office:value="33492" calcext:value-type="float">
            <text:p>33492</text:p>
          </table:table-cell>
          <table:table-cell table:number-columns-repeated="1022"/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33493" calcext:value-type="float">
            <text:p>33493</text:p>
          </table:table-cell>
          <table:table-cell table:number-columns-repeated="1022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float" office:value="33494" calcext:value-type="float">
            <text:p>33494</text:p>
          </table:table-cell>
          <table:table-cell table:number-columns-repeated="1022"/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33495" calcext:value-type="float">
            <text:p>33495</text:p>
          </table:table-cell>
          <table:table-cell table:number-columns-repeated="1022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33496" calcext:value-type="float">
            <text:p>33496</text:p>
          </table:table-cell>
          <table:table-cell table:number-columns-repeated="1022"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float" office:value="33497" calcext:value-type="float">
            <text:p>33497</text:p>
          </table:table-cell>
          <table:table-cell table:number-columns-repeated="1022"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33498" calcext:value-type="float">
            <text:p>33498</text:p>
          </table:table-cell>
          <table:table-cell table:number-columns-repeated="1022"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float" office:value="33499" calcext:value-type="float">
            <text:p>33499</text:p>
          </table:table-cell>
          <table:table-cell table:number-columns-repeated="1022"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33500" calcext:value-type="float">
            <text:p>33500</text:p>
          </table:table-cell>
          <table:table-cell table:number-columns-repeated="1022"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float" office:value="33501" calcext:value-type="float">
            <text:p>33501</text:p>
          </table:table-cell>
          <table:table-cell table:number-columns-repeated="1022"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float" office:value="33502" calcext:value-type="float">
            <text:p>33502</text:p>
          </table:table-cell>
          <table:table-cell table:number-columns-repeated="1022"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33503" calcext:value-type="float">
            <text:p>33503</text:p>
          </table:table-cell>
          <table:table-cell table:number-columns-repeated="1022"/>
        </table:table-row>
        <table:table-row table:style-name="ro1">
          <table:table-cell office:value-type="float" office:value="12418" calcext:value-type="float">
            <text:p>12418</text:p>
          </table:table-cell>
          <table:table-cell office:value-type="float" office:value="33504" calcext:value-type="float">
            <text:p>33504</text:p>
          </table:table-cell>
          <table:table-cell table:number-columns-repeated="1022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33505" calcext:value-type="float">
            <text:p>33505</text:p>
          </table:table-cell>
          <table:table-cell table:number-columns-repeated="1022"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33506" calcext:value-type="float">
            <text:p>33506</text:p>
          </table:table-cell>
          <table:table-cell table:number-columns-repeated="1022"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float" office:value="33507" calcext:value-type="float">
            <text:p>33507</text:p>
          </table:table-cell>
          <table:table-cell table:number-columns-repeated="1022"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33508" calcext:value-type="float">
            <text:p>33508</text:p>
          </table:table-cell>
          <table:table-cell table:number-columns-repeated="1022"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float" office:value="33509" calcext:value-type="float">
            <text:p>33509</text:p>
          </table:table-cell>
          <table:table-cell table:number-columns-repeated="1022"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float" office:value="33510" calcext:value-type="float">
            <text:p>33510</text:p>
          </table:table-cell>
          <table:table-cell table:number-columns-repeated="1022"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33511" calcext:value-type="float">
            <text:p>33511</text:p>
          </table:table-cell>
          <table:table-cell table:number-columns-repeated="1022"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33512" calcext:value-type="float">
            <text:p>33512</text:p>
          </table:table-cell>
          <table:table-cell table:number-columns-repeated="1022"/>
        </table:table-row>
        <table:table-row table:style-name="ro1">
          <table:table-cell office:value-type="float" office:value="12427" calcext:value-type="float">
            <text:p>12427</text:p>
          </table:table-cell>
          <table:table-cell office:value-type="float" office:value="33513" calcext:value-type="float">
            <text:p>33513</text:p>
          </table:table-cell>
          <table:table-cell table:number-columns-repeated="102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33514" calcext:value-type="float">
            <text:p>33514</text:p>
          </table:table-cell>
          <table:table-cell table:number-columns-repeated="1022"/>
        </table:table-row>
        <table:table-row table:style-name="ro1">
          <table:table-cell office:value-type="float" office:value="12429" calcext:value-type="float">
            <text:p>12429</text:p>
          </table:table-cell>
          <table:table-cell office:value-type="float" office:value="33515" calcext:value-type="float">
            <text:p>33515</text:p>
          </table:table-cell>
          <table:table-cell table:number-columns-repeated="1022"/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33516" calcext:value-type="float">
            <text:p>33516</text:p>
          </table:table-cell>
          <table:table-cell table:number-columns-repeated="1022"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33517" calcext:value-type="float">
            <text:p>33517</text:p>
          </table:table-cell>
          <table:table-cell table:number-columns-repeated="1022"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33518" calcext:value-type="float">
            <text:p>33518</text:p>
          </table:table-cell>
          <table:table-cell table:number-columns-repeated="1022"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float" office:value="33519" calcext:value-type="float">
            <text:p>33519</text:p>
          </table:table-cell>
          <table:table-cell table:number-columns-repeated="1022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float" office:value="33520" calcext:value-type="float">
            <text:p>33520</text:p>
          </table:table-cell>
          <table:table-cell table:number-columns-repeated="1022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float" office:value="33521" calcext:value-type="float">
            <text:p>33521</text:p>
          </table:table-cell>
          <table:table-cell table:number-columns-repeated="1022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33600" calcext:value-type="float">
            <text:p>33600</text:p>
          </table:table-cell>
          <table:table-cell table:number-columns-repeated="1022"/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33601" calcext:value-type="float">
            <text:p>33601</text:p>
          </table:table-cell>
          <table:table-cell table:number-columns-repeated="1022"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33602" calcext:value-type="float">
            <text:p>33602</text:p>
          </table:table-cell>
          <table:table-cell table:number-columns-repeated="1022"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float" office:value="33603" calcext:value-type="float">
            <text:p>33603</text:p>
          </table:table-cell>
          <table:table-cell table:number-columns-repeated="1022"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float" office:value="33604" calcext:value-type="float">
            <text:p>33604</text:p>
          </table:table-cell>
          <table:table-cell table:number-columns-repeated="1022"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float" office:value="33605" calcext:value-type="float">
            <text:p>33605</text:p>
          </table:table-cell>
          <table:table-cell table:number-columns-repeated="1022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33606" calcext:value-type="float">
            <text:p>33606</text:p>
          </table:table-cell>
          <table:table-cell table:number-columns-repeated="1022"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float" office:value="33607" calcext:value-type="float">
            <text:p>33607</text:p>
          </table:table-cell>
          <table:table-cell table:number-columns-repeated="1022"/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float" office:value="33608" calcext:value-type="float">
            <text:p>33608</text:p>
          </table:table-cell>
          <table:table-cell table:number-columns-repeated="1022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33609" calcext:value-type="float">
            <text:p>33609</text:p>
          </table:table-cell>
          <table:table-cell table:number-columns-repeated="1022"/>
        </table:table-row>
        <table:table-row table:style-name="ro1">
          <table:table-cell office:value-type="float" office:value="12459" calcext:value-type="float">
            <text:p>12459</text:p>
          </table:table-cell>
          <table:table-cell office:value-type="float" office:value="33610" calcext:value-type="float">
            <text:p>33610</text:p>
          </table:table-cell>
          <table:table-cell table:number-columns-repeated="1022"/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33611" calcext:value-type="float">
            <text:p>33611</text:p>
          </table:table-cell>
          <table:table-cell table:number-columns-repeated="1022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float" office:value="33612" calcext:value-type="float">
            <text:p>33612</text:p>
          </table:table-cell>
          <table:table-cell table:number-columns-repeated="1022"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float" office:value="33613" calcext:value-type="float">
            <text:p>33613</text:p>
          </table:table-cell>
          <table:table-cell table:number-columns-repeated="1022"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float" office:value="33614" calcext:value-type="float">
            <text:p>33614</text:p>
          </table:table-cell>
          <table:table-cell table:number-columns-repeated="1022"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float" office:value="33615" calcext:value-type="float">
            <text:p>33615</text:p>
          </table:table-cell>
          <table:table-cell table:number-columns-repeated="1022"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33616" calcext:value-type="float">
            <text:p>33616</text:p>
          </table:table-cell>
          <table:table-cell table:number-columns-repeated="1022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float" office:value="33617" calcext:value-type="float">
            <text:p>33617</text:p>
          </table:table-cell>
          <table:table-cell table:number-columns-repeated="102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33618" calcext:value-type="float">
            <text:p>33618</text:p>
          </table:table-cell>
          <table:table-cell table:number-columns-repeated="1022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33619" calcext:value-type="float">
            <text:p>33619</text:p>
          </table:table-cell>
          <table:table-cell table:number-columns-repeated="1022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33620" calcext:value-type="float">
            <text:p>33620</text:p>
          </table:table-cell>
          <table:table-cell table:number-columns-repeated="1022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33621" calcext:value-type="float">
            <text:p>33621</text:p>
          </table:table-cell>
          <table:table-cell table:number-columns-repeated="1022"/>
        </table:table-row>
        <table:table-row table:style-name="ro1">
          <table:table-cell office:value-type="float" office:value="12471" calcext:value-type="float">
            <text:p>12471</text:p>
          </table:table-cell>
          <table:table-cell office:value-type="float" office:value="33622" calcext:value-type="float">
            <text:p>33622</text:p>
          </table:table-cell>
          <table:table-cell table:number-columns-repeated="1022"/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float" office:value="33623" calcext:value-type="float">
            <text:p>33623</text:p>
          </table:table-cell>
          <table:table-cell table:number-columns-repeated="1022"/>
        </table:table-row>
        <table:table-row table:style-name="ro1">
          <table:table-cell office:value-type="float" office:value="12473" calcext:value-type="float">
            <text:p>12473</text:p>
          </table:table-cell>
          <table:table-cell office:value-type="float" office:value="33624" calcext:value-type="float">
            <text:p>33624</text:p>
          </table:table-cell>
          <table:table-cell table:number-columns-repeated="1022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33625" calcext:value-type="float">
            <text:p>33625</text:p>
          </table:table-cell>
          <table:table-cell table:number-columns-repeated="1022"/>
        </table:table-row>
        <table:table-row table:style-name="ro1">
          <table:table-cell office:value-type="float" office:value="12475" calcext:value-type="float">
            <text:p>12475</text:p>
          </table:table-cell>
          <table:table-cell office:value-type="float" office:value="33626" calcext:value-type="float">
            <text:p>33626</text:p>
          </table:table-cell>
          <table:table-cell table:number-columns-repeated="1022"/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33627" calcext:value-type="float">
            <text:p>33627</text:p>
          </table:table-cell>
          <table:table-cell table:number-columns-repeated="1022"/>
        </table:table-row>
        <table:table-row table:style-name="ro1">
          <table:table-cell office:value-type="float" office:value="12477" calcext:value-type="float">
            <text:p>12477</text:p>
          </table:table-cell>
          <table:table-cell office:value-type="float" office:value="33628" calcext:value-type="float">
            <text:p>33628</text:p>
          </table:table-cell>
          <table:table-cell table:number-columns-repeated="1022"/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float" office:value="33629" calcext:value-type="float">
            <text:p>33629</text:p>
          </table:table-cell>
          <table:table-cell table:number-columns-repeated="1022"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33630" calcext:value-type="float">
            <text:p>33630</text:p>
          </table:table-cell>
          <table:table-cell table:number-columns-repeated="1022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33631" calcext:value-type="float">
            <text:p>33631</text:p>
          </table:table-cell>
          <table:table-cell table:number-columns-repeated="1022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float" office:value="33632" calcext:value-type="float">
            <text:p>33632</text:p>
          </table:table-cell>
          <table:table-cell table:number-columns-repeated="1022"/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float" office:value="33633" calcext:value-type="float">
            <text:p>33633</text:p>
          </table:table-cell>
          <table:table-cell table:number-columns-repeated="1022"/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33634" calcext:value-type="float">
            <text:p>33634</text:p>
          </table:table-cell>
          <table:table-cell table:number-columns-repeated="1022"/>
        </table:table-row>
        <table:table-row table:style-name="ro1">
          <table:table-cell office:value-type="float" office:value="12484" calcext:value-type="float">
            <text:p>12484</text:p>
          </table:table-cell>
          <table:table-cell office:value-type="float" office:value="33635" calcext:value-type="float">
            <text:p>33635</text:p>
          </table:table-cell>
          <table:table-cell table:number-columns-repeated="1022"/>
        </table:table-row>
        <table:table-row table:style-name="ro1">
          <table:table-cell office:value-type="float" office:value="12485" calcext:value-type="float">
            <text:p>12485</text:p>
          </table:table-cell>
          <table:table-cell office:value-type="float" office:value="33636" calcext:value-type="float">
            <text:p>33636</text:p>
          </table:table-cell>
          <table:table-cell table:number-columns-repeated="1022"/>
        </table:table-row>
        <table:table-row table:style-name="ro1">
          <table:table-cell office:value-type="float" office:value="12486" calcext:value-type="float">
            <text:p>12486</text:p>
          </table:table-cell>
          <table:table-cell office:value-type="float" office:value="33637" calcext:value-type="float">
            <text:p>33637</text:p>
          </table:table-cell>
          <table:table-cell table:number-columns-repeated="1022"/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float" office:value="33638" calcext:value-type="float">
            <text:p>33638</text:p>
          </table:table-cell>
          <table:table-cell table:number-columns-repeated="1022"/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33639" calcext:value-type="float">
            <text:p>33639</text:p>
          </table:table-cell>
          <table:table-cell table:number-columns-repeated="1022"/>
        </table:table-row>
        <table:table-row table:style-name="ro1">
          <table:table-cell office:value-type="float" office:value="12489" calcext:value-type="float">
            <text:p>12489</text:p>
          </table:table-cell>
          <table:table-cell office:value-type="float" office:value="33640" calcext:value-type="float">
            <text:p>33640</text:p>
          </table:table-cell>
          <table:table-cell table:number-columns-repeated="1022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33641" calcext:value-type="float">
            <text:p>33641</text:p>
          </table:table-cell>
          <table:table-cell table:number-columns-repeated="1022"/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float" office:value="33642" calcext:value-type="float">
            <text:p>33642</text:p>
          </table:table-cell>
          <table:table-cell table:number-columns-repeated="1022"/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33643" calcext:value-type="float">
            <text:p>33643</text:p>
          </table:table-cell>
          <table:table-cell table:number-columns-repeated="1022"/>
        </table:table-row>
        <table:table-row table:style-name="ro1">
          <table:table-cell office:value-type="float" office:value="12493" calcext:value-type="float">
            <text:p>12493</text:p>
          </table:table-cell>
          <table:table-cell office:value-type="float" office:value="33644" calcext:value-type="float">
            <text:p>33644</text:p>
          </table:table-cell>
          <table:table-cell table:number-columns-repeated="1022"/>
        </table:table-row>
        <table:table-row table:style-name="ro1">
          <table:table-cell office:value-type="float" office:value="12494" calcext:value-type="float">
            <text:p>12494</text:p>
          </table:table-cell>
          <table:table-cell office:value-type="float" office:value="33645" calcext:value-type="float">
            <text:p>33645</text:p>
          </table:table-cell>
          <table:table-cell table:number-columns-repeated="1022"/>
        </table:table-row>
        <table:table-row table:style-name="ro1">
          <table:table-cell office:value-type="float" office:value="12495" calcext:value-type="float">
            <text:p>12495</text:p>
          </table:table-cell>
          <table:table-cell office:value-type="float" office:value="33646" calcext:value-type="float">
            <text:p>33646</text:p>
          </table:table-cell>
          <table:table-cell table:number-columns-repeated="1022"/>
        </table:table-row>
        <table:table-row table:style-name="ro1">
          <table:table-cell office:value-type="float" office:value="12496" calcext:value-type="float">
            <text:p>12496</text:p>
          </table:table-cell>
          <table:table-cell office:value-type="float" office:value="33647" calcext:value-type="float">
            <text:p>33647</text:p>
          </table:table-cell>
          <table:table-cell table:number-columns-repeated="1022"/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float" office:value="33648" calcext:value-type="float">
            <text:p>33648</text:p>
          </table:table-cell>
          <table:table-cell table:number-columns-repeated="1022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float" office:value="33649" calcext:value-type="float">
            <text:p>33649</text:p>
          </table:table-cell>
          <table:table-cell table:number-columns-repeated="1022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3650" calcext:value-type="float">
            <text:p>33650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3651" calcext:value-type="float">
            <text:p>33651</text:p>
          </table:table-cell>
          <table:table-cell table:number-columns-repeated="1022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33652" calcext:value-type="float">
            <text:p>33652</text:p>
          </table:table-cell>
          <table:table-cell table:number-columns-repeated="1022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33653" calcext:value-type="float">
            <text:p>33653</text:p>
          </table:table-cell>
          <table:table-cell table:number-columns-repeated="1022"/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float" office:value="33654" calcext:value-type="float">
            <text:p>33654</text:p>
          </table:table-cell>
          <table:table-cell table:number-columns-repeated="1022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float" office:value="33655" calcext:value-type="float">
            <text:p>33655</text:p>
          </table:table-cell>
          <table:table-cell table:number-columns-repeated="1022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float" office:value="33656" calcext:value-type="float">
            <text:p>33656</text:p>
          </table:table-cell>
          <table:table-cell table:number-columns-repeated="1022"/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33657" calcext:value-type="float">
            <text:p>33657</text:p>
          </table:table-cell>
          <table:table-cell table:number-columns-repeated="1022"/>
        </table:table-row>
        <table:table-row table:style-name="ro1">
          <table:table-cell office:value-type="float" office:value="12507" calcext:value-type="float">
            <text:p>12507</text:p>
          </table:table-cell>
          <table:table-cell office:value-type="float" office:value="33658" calcext:value-type="float">
            <text:p>33658</text:p>
          </table:table-cell>
          <table:table-cell table:number-columns-repeated="1022"/>
        </table:table-row>
        <table:table-row table:style-name="ro1">
          <table:table-cell office:value-type="float" office:value="12508" calcext:value-type="float">
            <text:p>12508</text:p>
          </table:table-cell>
          <table:table-cell office:value-type="float" office:value="33659" calcext:value-type="float">
            <text:p>33659</text:p>
          </table:table-cell>
          <table:table-cell table:number-columns-repeated="1022"/>
        </table:table-row>
        <table:table-row table:style-name="ro1">
          <table:table-cell office:value-type="float" office:value="12509" calcext:value-type="float">
            <text:p>12509</text:p>
          </table:table-cell>
          <table:table-cell office:value-type="float" office:value="33660" calcext:value-type="float">
            <text:p>33660</text:p>
          </table:table-cell>
          <table:table-cell table:number-columns-repeated="1022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33661" calcext:value-type="float">
            <text:p>33661</text:p>
          </table:table-cell>
          <table:table-cell table:number-columns-repeated="1022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33662" calcext:value-type="float">
            <text:p>33662</text:p>
          </table:table-cell>
          <table:table-cell table:number-columns-repeated="1022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33664" calcext:value-type="float">
            <text:p>33664</text:p>
          </table:table-cell>
          <table:table-cell table:number-columns-repeated="1022"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33665" calcext:value-type="float">
            <text:p>33665</text:p>
          </table:table-cell>
          <table:table-cell table:number-columns-repeated="1022"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float" office:value="33666" calcext:value-type="float">
            <text:p>33666</text:p>
          </table:table-cell>
          <table:table-cell table:number-columns-repeated="1022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33667" calcext:value-type="float">
            <text:p>33667</text:p>
          </table:table-cell>
          <table:table-cell table:number-columns-repeated="1022"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float" office:value="33668" calcext:value-type="float">
            <text:p>33668</text:p>
          </table:table-cell>
          <table:table-cell table:number-columns-repeated="1022"/>
        </table:table-row>
        <table:table-row table:style-name="ro1">
          <table:table-cell office:value-type="float" office:value="12517" calcext:value-type="float">
            <text:p>12517</text:p>
          </table:table-cell>
          <table:table-cell office:value-type="float" office:value="33669" calcext:value-type="float">
            <text:p>33669</text:p>
          </table:table-cell>
          <table:table-cell table:number-columns-repeated="1022"/>
        </table:table-row>
        <table:table-row table:style-name="ro1">
          <table:table-cell office:value-type="float" office:value="12518" calcext:value-type="float">
            <text:p>12518</text:p>
          </table:table-cell>
          <table:table-cell office:value-type="float" office:value="33670" calcext:value-type="float">
            <text:p>33670</text:p>
          </table:table-cell>
          <table:table-cell table:number-columns-repeated="1022"/>
        </table:table-row>
        <table:table-row table:style-name="ro1">
          <table:table-cell office:value-type="float" office:value="12519" calcext:value-type="float">
            <text:p>12519</text:p>
          </table:table-cell>
          <table:table-cell office:value-type="float" office:value="33671" calcext:value-type="float">
            <text:p>33671</text:p>
          </table:table-cell>
          <table:table-cell table:number-columns-repeated="1022"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33672" calcext:value-type="float">
            <text:p>33672</text:p>
          </table:table-cell>
          <table:table-cell table:number-columns-repeated="1022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33673" calcext:value-type="float">
            <text:p>33673</text:p>
          </table:table-cell>
          <table:table-cell table:number-columns-repeated="1022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float" office:value="33674" calcext:value-type="float">
            <text:p>33674</text:p>
          </table:table-cell>
          <table:table-cell table:number-columns-repeated="1022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33675" calcext:value-type="float">
            <text:p>33675</text:p>
          </table:table-cell>
          <table:table-cell table:number-columns-repeated="1022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33676" calcext:value-type="float">
            <text:p>33676</text:p>
          </table:table-cell>
          <table:table-cell table:number-columns-repeated="1022"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float" office:value="33677" calcext:value-type="float">
            <text:p>33677</text:p>
          </table:table-cell>
          <table:table-cell table:number-columns-repeated="1022"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float" office:value="33678" calcext:value-type="float">
            <text:p>33678</text:p>
          </table:table-cell>
          <table:table-cell table:number-columns-repeated="1022"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33679" calcext:value-type="float">
            <text:p>33679</text:p>
          </table:table-cell>
          <table:table-cell table:number-columns-repeated="1022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float" office:value="33680" calcext:value-type="float">
            <text:p>33680</text:p>
          </table:table-cell>
          <table:table-cell table:number-columns-repeated="1022"/>
        </table:table-row>
        <table:table-row table:style-name="ro1">
          <table:table-cell office:value-type="float" office:value="12529" calcext:value-type="float">
            <text:p>12529</text:p>
          </table:table-cell>
          <table:table-cell office:value-type="float" office:value="33681" calcext:value-type="float">
            <text:p>33681</text:p>
          </table:table-cell>
          <table:table-cell table:number-columns-repeated="1022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33682" calcext:value-type="float">
            <text:p>33682</text:p>
          </table:table-cell>
          <table:table-cell table:number-columns-repeated="1022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33683" calcext:value-type="float">
            <text:p>33683</text:p>
          </table:table-cell>
          <table:table-cell table:number-columns-repeated="1022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33684" calcext:value-type="float">
            <text:p>33684</text:p>
          </table:table-cell>
          <table:table-cell table:number-columns-repeated="1022"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33685" calcext:value-type="float">
            <text:p>33685</text:p>
          </table:table-cell>
          <table:table-cell table:number-columns-repeated="1022"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33686" calcext:value-type="float">
            <text:p>33686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3695" calcext:value-type="float">
            <text:p>33695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696" calcext:value-type="float">
            <text:p>33696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3697" calcext:value-type="float">
            <text:p>33697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3698" calcext:value-type="float">
            <text:p>33698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3699" calcext:value-type="float">
            <text:p>33699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700" calcext:value-type="float">
            <text:p>33700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3701" calcext:value-type="float">
            <text:p>33701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3702" calcext:value-type="float">
            <text:p>3370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3703" calcext:value-type="float">
            <text:p>33703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704" calcext:value-type="float">
            <text:p>33704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3705" calcext:value-type="float">
            <text:p>33705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3706" calcext:value-type="float">
            <text:p>33706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3707" calcext:value-type="float">
            <text:p>33707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3708" calcext:value-type="float">
            <text:p>33708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3709" calcext:value-type="float">
            <text:p>33709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3710" calcext:value-type="float">
            <text:p>33710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3711" calcext:value-type="float">
            <text:p>33711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712" calcext:value-type="float">
            <text:p>33712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3713" calcext:value-type="float">
            <text:p>33713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3714" calcext:value-type="float">
            <text:p>33714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3715" calcext:value-type="float">
            <text:p>33715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3716" calcext:value-type="float">
            <text:p>33716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3717" calcext:value-type="float">
            <text:p>33717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718" calcext:value-type="float">
            <text:p>33718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3727" calcext:value-type="float">
            <text:p>33727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3728" calcext:value-type="float">
            <text:p>33728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729" calcext:value-type="float">
            <text:p>33729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3730" calcext:value-type="float">
            <text:p>33730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3731" calcext:value-type="float">
            <text:p>33731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3732" calcext:value-type="float">
            <text:p>33732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3733" calcext:value-type="float">
            <text:p>33733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734" calcext:value-type="float">
            <text:p>33734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3735" calcext:value-type="float">
            <text:p>33735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3736" calcext:value-type="float">
            <text:p>33736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3737" calcext:value-type="float">
            <text:p>33737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3738" calcext:value-type="float">
            <text:p>33738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3739" calcext:value-type="float">
            <text:p>33739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3740" calcext:value-type="float">
            <text:p>33740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3741" calcext:value-type="float">
            <text:p>33741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742" calcext:value-type="float">
            <text:p>33742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743" calcext:value-type="float">
            <text:p>33743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744" calcext:value-type="float">
            <text:p>33744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3745" calcext:value-type="float">
            <text:p>33745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3746" calcext:value-type="float">
            <text:p>33746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3747" calcext:value-type="float">
            <text:p>33747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3748" calcext:value-type="float">
            <text:p>33748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749" calcext:value-type="float">
            <text:p>33749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3750" calcext:value-type="float">
            <text:p>33750</text:p>
          </table:table-cell>
          <table:table-cell table:number-columns-repeated="10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856" calcext:value-type="float">
            <text:p>33856</text:p>
          </table:table-cell>
          <table:table-cell table:number-columns-repeated="10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3857" calcext:value-type="float">
            <text:p>33857</text:p>
          </table:table-cell>
          <table:table-cell table:number-columns-repeated="10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3858" calcext:value-type="float">
            <text:p>33858</text:p>
          </table:table-cell>
          <table:table-cell table:number-columns-repeated="10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3859" calcext:value-type="float">
            <text:p>33859</text:p>
          </table:table-cell>
          <table:table-cell table:number-columns-repeated="10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3860" calcext:value-type="float">
            <text:p>33860</text:p>
          </table:table-cell>
          <table:table-cell table:number-columns-repeated="10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3861" calcext:value-type="float">
            <text:p>33861</text:p>
          </table:table-cell>
          <table:table-cell table:number-columns-repeated="10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3862" calcext:value-type="float">
            <text:p>33862</text:p>
          </table:table-cell>
          <table:table-cell table:number-columns-repeated="10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3863" calcext:value-type="float">
            <text:p>33863</text:p>
          </table:table-cell>
          <table:table-cell table:number-columns-repeated="10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864" calcext:value-type="float">
            <text:p>33864</text:p>
          </table:table-cell>
          <table:table-cell table:number-columns-repeated="10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865" calcext:value-type="float">
            <text:p>33865</text:p>
          </table:table-cell>
          <table:table-cell table:number-columns-repeated="10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3866" calcext:value-type="float">
            <text:p>33866</text:p>
          </table:table-cell>
          <table:table-cell table:number-columns-repeated="10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3867" calcext:value-type="float">
            <text:p>33867</text:p>
          </table:table-cell>
          <table:table-cell table:number-columns-repeated="10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3868" calcext:value-type="float">
            <text:p>33868</text:p>
          </table:table-cell>
          <table:table-cell table:number-columns-repeated="10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3869" calcext:value-type="float">
            <text:p>33869</text:p>
          </table:table-cell>
          <table:table-cell table:number-columns-repeated="10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3870" calcext:value-type="float">
            <text:p>33870</text:p>
          </table:table-cell>
          <table:table-cell table:number-columns-repeated="10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3871" calcext:value-type="float">
            <text:p>33871</text:p>
          </table:table-cell>
          <table:table-cell table:number-columns-repeated="10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3872" calcext:value-type="float">
            <text:p>33872</text:p>
          </table:table-cell>
          <table:table-cell table:number-columns-repeated="10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873" calcext:value-type="float">
            <text:p>33873</text:p>
          </table:table-cell>
          <table:table-cell table:number-columns-repeated="10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3874" calcext:value-type="float">
            <text:p>33874</text:p>
          </table:table-cell>
          <table:table-cell table:number-columns-repeated="10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875" calcext:value-type="float">
            <text:p>33875</text:p>
          </table:table-cell>
          <table:table-cell table:number-columns-repeated="10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3876" calcext:value-type="float">
            <text:p>33876</text:p>
          </table:table-cell>
          <table:table-cell table:number-columns-repeated="10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3877" calcext:value-type="float">
            <text:p>33877</text:p>
          </table:table-cell>
          <table:table-cell table:number-columns-repeated="10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3878" calcext:value-type="float">
            <text:p>33878</text:p>
          </table:table-cell>
          <table:table-cell table:number-columns-repeated="10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3879" calcext:value-type="float">
            <text:p>33879</text:p>
          </table:table-cell>
          <table:table-cell table:number-columns-repeated="10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3880" calcext:value-type="float">
            <text:p>33880</text:p>
          </table:table-cell>
          <table:table-cell table:number-columns-repeated="10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3881" calcext:value-type="float">
            <text:p>33881</text:p>
          </table:table-cell>
          <table:table-cell table:number-columns-repeated="10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3882" calcext:value-type="float">
            <text:p>33882</text:p>
          </table:table-cell>
          <table:table-cell table:number-columns-repeated="10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3883" calcext:value-type="float">
            <text:p>33883</text:p>
          </table:table-cell>
          <table:table-cell table:number-columns-repeated="10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3884" calcext:value-type="float">
            <text:p>33884</text:p>
          </table:table-cell>
          <table:table-cell table:number-columns-repeated="10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3885" calcext:value-type="float">
            <text:p>33885</text:p>
          </table:table-cell>
          <table:table-cell table:number-columns-repeated="10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3886" calcext:value-type="float">
            <text:p>33886</text:p>
          </table:table-cell>
          <table:table-cell table:number-columns-repeated="10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3887" calcext:value-type="float">
            <text:p>33887</text:p>
          </table:table-cell>
          <table:table-cell table:number-columns-repeated="10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3888" calcext:value-type="float">
            <text:p>33888</text:p>
          </table:table-cell>
          <table:table-cell table:number-columns-repeated="10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3904" calcext:value-type="float">
            <text:p>33904</text:p>
          </table:table-cell>
          <table:table-cell table:number-columns-repeated="10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3905" calcext:value-type="float">
            <text:p>33905</text:p>
          </table:table-cell>
          <table:table-cell table:number-columns-repeated="10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3906" calcext:value-type="float">
            <text:p>33906</text:p>
          </table:table-cell>
          <table:table-cell table:number-columns-repeated="10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3907" calcext:value-type="float">
            <text:p>33907</text:p>
          </table:table-cell>
          <table:table-cell table:number-columns-repeated="10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3908" calcext:value-type="float">
            <text:p>33908</text:p>
          </table:table-cell>
          <table:table-cell table:number-columns-repeated="10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3909" calcext:value-type="float">
            <text:p>33909</text:p>
          </table:table-cell>
          <table:table-cell table:number-columns-repeated="10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3910" calcext:value-type="float">
            <text:p>33910</text:p>
          </table:table-cell>
          <table:table-cell table:number-columns-repeated="10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3911" calcext:value-type="float">
            <text:p>33911</text:p>
          </table:table-cell>
          <table:table-cell table:number-columns-repeated="10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3912" calcext:value-type="float">
            <text:p>33912</text:p>
          </table:table-cell>
          <table:table-cell table:number-columns-repeated="10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3913" calcext:value-type="float">
            <text:p>33913</text:p>
          </table:table-cell>
          <table:table-cell table:number-columns-repeated="10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3914" calcext:value-type="float">
            <text:p>33914</text:p>
          </table:table-cell>
          <table:table-cell table:number-columns-repeated="10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3915" calcext:value-type="float">
            <text:p>33915</text:p>
          </table:table-cell>
          <table:table-cell table:number-columns-repeated="10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3916" calcext:value-type="float">
            <text:p>33916</text:p>
          </table:table-cell>
          <table:table-cell table:number-columns-repeated="10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3917" calcext:value-type="float">
            <text:p>33917</text:p>
          </table:table-cell>
          <table:table-cell table:number-columns-repeated="10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3918" calcext:value-type="float">
            <text:p>33918</text:p>
          </table:table-cell>
          <table:table-cell table:number-columns-repeated="10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3920" calcext:value-type="float">
            <text:p>33920</text:p>
          </table:table-cell>
          <table:table-cell table:number-columns-repeated="10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3921" calcext:value-type="float">
            <text:p>33921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922" calcext:value-type="float">
            <text:p>33922</text:p>
          </table:table-cell>
          <table:table-cell table:number-columns-repeated="10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3923" calcext:value-type="float">
            <text:p>33923</text:p>
          </table:table-cell>
          <table:table-cell table:number-columns-repeated="10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3924" calcext:value-type="float">
            <text:p>33924</text:p>
          </table:table-cell>
          <table:table-cell table:number-columns-repeated="10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3925" calcext:value-type="float">
            <text:p>33925</text:p>
          </table:table-cell>
          <table:table-cell table:number-columns-repeated="10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3926" calcext:value-type="float">
            <text:p>33926</text:p>
          </table:table-cell>
          <table:table-cell table:number-columns-repeated="10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3927" calcext:value-type="float">
            <text:p>33927</text:p>
          </table:table-cell>
          <table:table-cell table:number-columns-repeated="10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3928" calcext:value-type="float">
            <text:p>33928</text:p>
          </table:table-cell>
          <table:table-cell table:number-columns-repeated="10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3929" calcext:value-type="float">
            <text:p>33929</text:p>
          </table:table-cell>
          <table:table-cell table:number-columns-repeated="10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3930" calcext:value-type="float">
            <text:p>33930</text:p>
          </table:table-cell>
          <table:table-cell table:number-columns-repeated="10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3931" calcext:value-type="float">
            <text:p>33931</text:p>
          </table:table-cell>
          <table:table-cell table:number-columns-repeated="10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932" calcext:value-type="float">
            <text:p>33932</text:p>
          </table:table-cell>
          <table:table-cell table:number-columns-repeated="10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3933" calcext:value-type="float">
            <text:p>33933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3934" calcext:value-type="float">
            <text:p>33934</text:p>
          </table:table-cell>
          <table:table-cell table:number-columns-repeated="10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3935" calcext:value-type="float">
            <text:p>33935</text:p>
          </table:table-cell>
          <table:table-cell table:number-columns-repeated="10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3936" calcext:value-type="float">
            <text:p>33936</text:p>
          </table:table-cell>
          <table:table-cell table:number-columns-repeated="10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3937" calcext:value-type="float">
            <text:p>33937</text:p>
          </table:table-cell>
          <table:table-cell table:number-columns-repeated="1022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3951" calcext:value-type="float">
            <text:p>33951</text:p>
          </table:table-cell>
          <table:table-cell table:number-columns-repeated="1022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3952" calcext:value-type="float">
            <text:p>33952</text:p>
          </table:table-cell>
          <table:table-cell table:number-columns-repeated="1022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3953" calcext:value-type="float">
            <text:p>33953</text:p>
          </table:table-cell>
          <table:table-cell table:number-columns-repeated="1022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3954" calcext:value-type="float">
            <text:p>33954</text:p>
          </table:table-cell>
          <table:table-cell table:number-columns-repeated="1022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3955" calcext:value-type="float">
            <text:p>33955</text:p>
          </table:table-cell>
          <table:table-cell table:number-columns-repeated="1022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3956" calcext:value-type="float">
            <text:p>33956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3957" calcext:value-type="float">
            <text:p>33957</text:p>
          </table:table-cell>
          <table:table-cell table:number-columns-repeated="1022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3958" calcext:value-type="float">
            <text:p>33958</text:p>
          </table:table-cell>
          <table:table-cell table:number-columns-repeated="1022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3959" calcext:value-type="float">
            <text:p>33959</text:p>
          </table:table-cell>
          <table:table-cell table:number-columns-repeated="1022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3960" calcext:value-type="float">
            <text:p>33960</text:p>
          </table:table-cell>
          <table:table-cell table:number-columns-repeated="1022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3961" calcext:value-type="float">
            <text:p>33961</text:p>
          </table:table-cell>
          <table:table-cell table:number-columns-repeated="1022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3962" calcext:value-type="float">
            <text:p>33962</text:p>
          </table:table-cell>
          <table:table-cell table:number-columns-repeated="1022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3963" calcext:value-type="float">
            <text:p>33963</text:p>
          </table:table-cell>
          <table:table-cell table:number-columns-repeated="1022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3964" calcext:value-type="float">
            <text:p>33964</text:p>
          </table:table-cell>
          <table:table-cell table:number-columns-repeated="1022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3965" calcext:value-type="float">
            <text:p>33965</text:p>
          </table:table-cell>
          <table:table-cell table:number-columns-repeated="1022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3966" calcext:value-type="float">
            <text:p>33966</text:p>
          </table:table-cell>
          <table:table-cell table:number-columns-repeated="1022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3967" calcext:value-type="float">
            <text:p>33967</text:p>
          </table:table-cell>
          <table:table-cell table:number-columns-repeated="1022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3968" calcext:value-type="float">
            <text:p>33968</text:p>
          </table:table-cell>
          <table:table-cell table:number-columns-repeated="1022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3969" calcext:value-type="float">
            <text:p>33969</text:p>
          </table:table-cell>
          <table:table-cell table:number-columns-repeated="102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3970" calcext:value-type="float">
            <text:p>33970</text:p>
          </table:table-cell>
          <table:table-cell table:number-columns-repeated="1022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3971" calcext:value-type="float">
            <text:p>33971</text:p>
          </table:table-cell>
          <table:table-cell table:number-columns-repeated="1022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3972" calcext:value-type="float">
            <text:p>33972</text:p>
          </table:table-cell>
          <table:table-cell table:number-columns-repeated="1022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3973" calcext:value-type="float">
            <text:p>33973</text:p>
          </table:table-cell>
          <table:table-cell table:number-columns-repeated="1022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3974" calcext:value-type="float">
            <text:p>33974</text:p>
          </table:table-cell>
          <table:table-cell table:number-columns-repeated="1022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3975" calcext:value-type="float">
            <text:p>33975</text:p>
          </table:table-cell>
          <table:table-cell table:number-columns-repeated="1022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3976" calcext:value-type="float">
            <text:p>33976</text:p>
          </table:table-cell>
          <table:table-cell table:number-columns-repeated="1022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3977" calcext:value-type="float">
            <text:p>33977</text:p>
          </table:table-cell>
          <table:table-cell table:number-columns-repeated="102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3978" calcext:value-type="float">
            <text:p>33978</text:p>
          </table:table-cell>
          <table:table-cell table:number-columns-repeated="102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3979" calcext:value-type="float">
            <text:p>33979</text:p>
          </table:table-cell>
          <table:table-cell table:number-columns-repeated="1022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3980" calcext:value-type="float">
            <text:p>33980</text:p>
          </table:table-cell>
          <table:table-cell table:number-columns-repeated="1022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3981" calcext:value-type="float">
            <text:p>33981</text:p>
          </table:table-cell>
          <table:table-cell table:number-columns-repeated="1022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3982" calcext:value-type="float">
            <text:p>33982</text:p>
          </table:table-cell>
          <table:table-cell table:number-columns-repeated="1022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34624" calcext:value-type="float">
            <text:p>34624</text:p>
          </table:table-cell>
          <table:table-cell table:number-columns-repeated="1022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34625" calcext:value-type="float">
            <text:p>34625</text:p>
          </table:table-cell>
          <table:table-cell table:number-columns-repeated="1022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4626" calcext:value-type="float">
            <text:p>34626</text:p>
          </table:table-cell>
          <table:table-cell table:number-columns-repeated="1022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34627" calcext:value-type="float">
            <text:p>34627</text:p>
          </table:table-cell>
          <table:table-cell table:number-columns-repeated="1022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34628" calcext:value-type="float">
            <text:p>34628</text:p>
          </table:table-cell>
          <table:table-cell table:number-columns-repeated="1022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34629" calcext:value-type="float">
            <text:p>34629</text:p>
          </table:table-cell>
          <table:table-cell table:number-columns-repeated="1022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34630" calcext:value-type="float">
            <text:p>34630</text:p>
          </table:table-cell>
          <table:table-cell table:number-columns-repeated="102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34631" calcext:value-type="float">
            <text:p>34631</text:p>
          </table:table-cell>
          <table:table-cell table:number-columns-repeated="1022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4632" calcext:value-type="float">
            <text:p>34632</text:p>
          </table:table-cell>
          <table:table-cell table:number-columns-repeated="1022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34633" calcext:value-type="float">
            <text:p>34633</text:p>
          </table:table-cell>
          <table:table-cell table:number-columns-repeated="1022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34634" calcext:value-type="float">
            <text:p>34634</text:p>
          </table:table-cell>
          <table:table-cell table:number-columns-repeated="1022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34635" calcext:value-type="float">
            <text:p>34635</text:p>
          </table:table-cell>
          <table:table-cell table:number-columns-repeated="1022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34636" calcext:value-type="float">
            <text:p>34636</text:p>
          </table:table-cell>
          <table:table-cell table:number-columns-repeated="1022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34637" calcext:value-type="float">
            <text:p>34637</text:p>
          </table:table-cell>
          <table:table-cell table:number-columns-repeated="1022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4638" calcext:value-type="float">
            <text:p>34638</text:p>
          </table:table-cell>
          <table:table-cell table:number-columns-repeated="1022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34639" calcext:value-type="float">
            <text:p>34639</text:p>
          </table:table-cell>
          <table:table-cell table:number-columns-repeated="1022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34640" calcext:value-type="float">
            <text:p>34640</text:p>
          </table:table-cell>
          <table:table-cell table:number-columns-repeated="1022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34641" calcext:value-type="float">
            <text:p>34641</text:p>
          </table:table-cell>
          <table:table-cell table:number-columns-repeated="1022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34642" calcext:value-type="float">
            <text:p>34642</text:p>
          </table:table-cell>
          <table:table-cell table:number-columns-repeated="1022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34643" calcext:value-type="float">
            <text:p>34643</text:p>
          </table:table-cell>
          <table:table-cell table:number-columns-repeated="1022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34644" calcext:value-type="float">
            <text:p>34644</text:p>
          </table:table-cell>
          <table:table-cell table:number-columns-repeated="1022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34645" calcext:value-type="float">
            <text:p>34645</text:p>
          </table:table-cell>
          <table:table-cell table:number-columns-repeated="1022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34646" calcext:value-type="float">
            <text:p>34646</text:p>
          </table:table-cell>
          <table:table-cell table:number-columns-repeated="1022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34647" calcext:value-type="float">
            <text:p>34647</text:p>
          </table:table-cell>
          <table:table-cell table:number-columns-repeated="1022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34648" calcext:value-type="float">
            <text:p>34648</text:p>
          </table:table-cell>
          <table:table-cell table:number-columns-repeated="1022"/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34649" calcext:value-type="float">
            <text:p>34649</text:p>
          </table:table-cell>
          <table:table-cell table:number-columns-repeated="102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4650" calcext:value-type="float">
            <text:p>34650</text:p>
          </table:table-cell>
          <table:table-cell table:number-columns-repeated="1022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34651" calcext:value-type="float">
            <text:p>34651</text:p>
          </table:table-cell>
          <table:table-cell table:number-columns-repeated="1022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34652" calcext:value-type="float">
            <text:p>34652</text:p>
          </table:table-cell>
          <table:table-cell table:number-columns-repeated="102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34653" calcext:value-type="float">
            <text:p>34653</text:p>
          </table:table-cell>
          <table:table-cell table:number-columns-repeated="102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34655" calcext:value-type="float">
            <text:p>34655</text:p>
          </table:table-cell>
          <table:table-cell table:number-columns-repeated="1022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34656" calcext:value-type="float">
            <text:p>34656</text:p>
          </table:table-cell>
          <table:table-cell table:number-columns-repeated="1022"/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34657" calcext:value-type="float">
            <text:p>34657</text:p>
          </table:table-cell>
          <table:table-cell table:number-columns-repeated="1022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float" office:value="34658" calcext:value-type="float">
            <text:p>34658</text:p>
          </table:table-cell>
          <table:table-cell table:number-columns-repeated="1022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34659" calcext:value-type="float">
            <text:p>34659</text:p>
          </table:table-cell>
          <table:table-cell table:number-columns-repeated="1022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float" office:value="34660" calcext:value-type="float">
            <text:p>34660</text:p>
          </table:table-cell>
          <table:table-cell table:number-columns-repeated="1022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34661" calcext:value-type="float">
            <text:p>34661</text:p>
          </table:table-cell>
          <table:table-cell table:number-columns-repeated="1022"/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34662" calcext:value-type="float">
            <text:p>34662</text:p>
          </table:table-cell>
          <table:table-cell table:number-columns-repeated="1022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34663" calcext:value-type="float">
            <text:p>34663</text:p>
          </table:table-cell>
          <table:table-cell table:number-columns-repeated="1022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34664" calcext:value-type="float">
            <text:p>34664</text:p>
          </table:table-cell>
          <table:table-cell table:number-columns-repeated="1022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34665" calcext:value-type="float">
            <text:p>34665</text:p>
          </table:table-cell>
          <table:table-cell table:number-columns-repeated="1022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float" office:value="34666" calcext:value-type="float">
            <text:p>34666</text:p>
          </table:table-cell>
          <table:table-cell table:number-columns-repeated="1022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34667" calcext:value-type="float">
            <text:p>34667</text:p>
          </table:table-cell>
          <table:table-cell table:number-columns-repeated="1022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34668" calcext:value-type="float">
            <text:p>34668</text:p>
          </table:table-cell>
          <table:table-cell table:number-columns-repeated="1022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34669" calcext:value-type="float">
            <text:p>34669</text:p>
          </table:table-cell>
          <table:table-cell table:number-columns-repeated="1022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34670" calcext:value-type="float">
            <text:p>34670</text:p>
          </table:table-cell>
          <table:table-cell table:number-columns-repeated="1022"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34671" calcext:value-type="float">
            <text:p>34671</text:p>
          </table:table-cell>
          <table:table-cell table:number-columns-repeated="1022"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float" office:value="34672" calcext:value-type="float">
            <text:p>34672</text:p>
          </table:table-cell>
          <table:table-cell table:number-columns-repeated="1022"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float" office:value="34673" calcext:value-type="float">
            <text:p>34673</text:p>
          </table:table-cell>
          <table:table-cell table:number-columns-repeated="1022"/>
        </table:table-row>
        <table:table-row table:style-name="ro1">
          <table:table-cell office:value-type="float" office:value="13198" calcext:value-type="float">
            <text:p>13198</text:p>
          </table:table-cell>
          <table:table-cell office:value-type="float" office:value="34674" calcext:value-type="float">
            <text:p>34674</text:p>
          </table:table-cell>
          <table:table-cell table:number-columns-repeated="1022"/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34675" calcext:value-type="float">
            <text:p>34675</text:p>
          </table:table-cell>
          <table:table-cell table:number-columns-repeated="1022"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34676" calcext:value-type="float">
            <text:p>34676</text:p>
          </table:table-cell>
          <table:table-cell table:number-columns-repeated="1022"/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float" office:value="34677" calcext:value-type="float">
            <text:p>34677</text:p>
          </table:table-cell>
          <table:table-cell table:number-columns-repeated="1022"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34686" calcext:value-type="float">
            <text:p>34686</text:p>
          </table:table-cell>
          <table:table-cell table:number-columns-repeated="1022"/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float" office:value="34688" calcext:value-type="float">
            <text:p>34688</text:p>
          </table:table-cell>
          <table:table-cell table:number-columns-repeated="1022"/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34689" calcext:value-type="float">
            <text:p>34689</text:p>
          </table:table-cell>
          <table:table-cell table:number-columns-repeated="1022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34690" calcext:value-type="float">
            <text:p>34690</text:p>
          </table:table-cell>
          <table:table-cell table:number-columns-repeated="1022"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float" office:value="34691" calcext:value-type="float">
            <text:p>34691</text:p>
          </table:table-cell>
          <table:table-cell table:number-columns-repeated="1022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34692" calcext:value-type="float">
            <text:p>34692</text:p>
          </table:table-cell>
          <table:table-cell table:number-columns-repeated="1022"/>
        </table:table-row>
        <table:table-row table:style-name="ro1">
          <table:table-cell office:value-type="float" office:value="12964" calcext:value-type="float">
            <text:p>12964</text:p>
          </table:table-cell>
          <table:table-cell office:value-type="float" office:value="34693" calcext:value-type="float">
            <text:p>34693</text:p>
          </table:table-cell>
          <table:table-cell table:number-columns-repeated="1022"/>
        </table:table-row>
        <table:table-row table:style-name="ro1">
          <table:table-cell office:value-type="float" office:value="12965" calcext:value-type="float">
            <text:p>12965</text:p>
          </table:table-cell>
          <table:table-cell office:value-type="float" office:value="34694" calcext:value-type="float">
            <text:p>34694</text:p>
          </table:table-cell>
          <table:table-cell table:number-columns-repeated="1022"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34695" calcext:value-type="float">
            <text:p>34695</text:p>
          </table:table-cell>
          <table:table-cell table:number-columns-repeated="1022"/>
        </table:table-row>
        <table:table-row table:style-name="ro1">
          <table:table-cell office:value-type="float" office:value="12967" calcext:value-type="float">
            <text:p>12967</text:p>
          </table:table-cell>
          <table:table-cell office:value-type="float" office:value="34696" calcext:value-type="float">
            <text:p>34696</text:p>
          </table:table-cell>
          <table:table-cell table:number-columns-repeated="1022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34697" calcext:value-type="float">
            <text:p>34697</text:p>
          </table:table-cell>
          <table:table-cell table:number-columns-repeated="1022"/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float" office:value="34698" calcext:value-type="float">
            <text:p>34698</text:p>
          </table:table-cell>
          <table:table-cell table:number-columns-repeated="1022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34699" calcext:value-type="float">
            <text:p>34699</text:p>
          </table:table-cell>
          <table:table-cell table:number-columns-repeated="1022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34700" calcext:value-type="float">
            <text:p>34700</text:p>
          </table:table-cell>
          <table:table-cell table:number-columns-repeated="1022"/>
        </table:table-row>
        <table:table-row table:style-name="ro1">
          <table:table-cell office:value-type="float" office:value="13182" calcext:value-type="float">
            <text:p>13182</text:p>
          </table:table-cell>
          <table:table-cell office:value-type="float" office:value="34701" calcext:value-type="float">
            <text:p>34701</text:p>
          </table:table-cell>
          <table:table-cell table:number-columns-repeated="1022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float" office:value="34702" calcext:value-type="float">
            <text:p>34702</text:p>
          </table:table-cell>
          <table:table-cell table:number-columns-repeated="1022"/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34703" calcext:value-type="float">
            <text:p>34703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4704" calcext:value-type="float">
            <text:p>34704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4705" calcext:value-type="float">
            <text:p>34705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4706" calcext:value-type="float">
            <text:p>34706</text:p>
          </table:table-cell>
          <table:table-cell table:number-columns-repeated="102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4707" calcext:value-type="float">
            <text:p>34707</text:p>
          </table:table-cell>
          <table:table-cell table:number-columns-repeated="1022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34708" calcext:value-type="float">
            <text:p>34708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4709" calcext:value-type="float">
            <text:p>34709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4710" calcext:value-type="float">
            <text:p>3471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4711" calcext:value-type="float">
            <text:p>34711</text:p>
          </table:table-cell>
          <table:table-cell table:number-columns-repeated="1022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34712" calcext:value-type="float">
            <text:p>34712</text:p>
          </table:table-cell>
          <table:table-cell table:number-columns-repeated="1022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34713" calcext:value-type="float">
            <text:p>3471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4714" calcext:value-type="float">
            <text:p>347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4715" calcext:value-type="float">
            <text:p>34715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4716" calcext:value-type="float">
            <text:p>34716</text:p>
          </table:table-cell>
          <table:table-cell table:number-columns-repeated="1022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float" office:value="34975" calcext:value-type="float">
            <text:p>34975</text:p>
          </table:table-cell>
          <table:table-cell table:number-columns-repeated="1022"/>
        </table:table-row>
        <table:table-row table:style-name="ro1">
          <table:table-cell office:value-type="float" office:value="21782" calcext:value-type="float">
            <text:p>21782</text:p>
          </table:table-cell>
          <table:table-cell office:value-type="float" office:value="34976" calcext:value-type="float">
            <text:p>34976</text:p>
          </table:table-cell>
          <table:table-cell table:number-columns-repeated="1022"/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float" office:value="34977" calcext:value-type="float">
            <text:p>34977</text:p>
          </table:table-cell>
          <table:table-cell table:number-columns-repeated="1022"/>
        </table:table-row>
        <table:table-row table:style-name="ro1">
          <table:table-cell office:value-type="float" office:value="38463" calcext:value-type="float">
            <text:p>38463</text:p>
          </table:table-cell>
          <table:table-cell office:value-type="float" office:value="34978" calcext:value-type="float">
            <text:p>34978</text:p>
          </table:table-cell>
          <table:table-cell table:number-columns-repeated="1022"/>
        </table:table-row>
        <table:table-row table:style-name="ro1">
          <table:table-cell office:value-type="float" office:value="21696" calcext:value-type="float">
            <text:p>21696</text:p>
          </table:table-cell>
          <table:table-cell office:value-type="float" office:value="34979" calcext:value-type="float">
            <text:p>34979</text:p>
          </table:table-cell>
          <table:table-cell table:number-columns-repeated="1022"/>
        </table:table-row>
        <table:table-row table:style-name="ro1">
          <table:table-cell office:value-type="float" office:value="24859" calcext:value-type="float">
            <text:p>24859</text:p>
          </table:table-cell>
          <table:table-cell office:value-type="float" office:value="34980" calcext:value-type="float">
            <text:p>34980</text:p>
          </table:table-cell>
          <table:table-cell table:number-columns-repeated="1022"/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34981" calcext:value-type="float">
            <text:p>34981</text:p>
          </table:table-cell>
          <table:table-cell table:number-columns-repeated="1022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34982" calcext:value-type="float">
            <text:p>34982</text:p>
          </table:table-cell>
          <table:table-cell table:number-columns-repeated="1022"/>
        </table:table-row>
        <table:table-row table:style-name="ro1">
          <table:table-cell office:value-type="float" office:value="36898" calcext:value-type="float">
            <text:p>36898</text:p>
          </table:table-cell>
          <table:table-cell office:value-type="float" office:value="34983" calcext:value-type="float">
            <text:p>34983</text:p>
          </table:table-cell>
          <table:table-cell table:number-columns-repeated="1022"/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float" office:value="34984" calcext:value-type="float">
            <text:p>34984</text:p>
          </table:table-cell>
          <table:table-cell table:number-columns-repeated="1022"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34985" calcext:value-type="float">
            <text:p>34985</text:p>
          </table:table-cell>
          <table:table-cell table:number-columns-repeated="1022"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float" office:value="34986" calcext:value-type="float">
            <text:p>34986</text:p>
          </table:table-cell>
          <table:table-cell table:number-columns-repeated="1022"/>
        </table:table-row>
        <table:table-row table:style-name="ro1">
          <table:table-cell office:value-type="float" office:value="24746" calcext:value-type="float">
            <text:p>24746</text:p>
          </table:table-cell>
          <table:table-cell office:value-type="float" office:value="34987" calcext:value-type="float">
            <text:p>34987</text:p>
          </table:table-cell>
          <table:table-cell table:number-columns-repeated="1022"/>
        </table:table-row>
        <table:table-row table:style-name="ro1">
          <table:table-cell office:value-type="float" office:value="25569" calcext:value-type="float">
            <text:p>25569</text:p>
          </table:table-cell>
          <table:table-cell office:value-type="float" office:value="34988" calcext:value-type="float">
            <text:p>34988</text:p>
          </table:table-cell>
          <table:table-cell table:number-columns-repeated="1022"/>
        </table:table-row>
        <table:table-row table:style-name="ro1">
          <table:table-cell office:value-type="float" office:value="28197" calcext:value-type="float">
            <text:p>28197</text:p>
          </table:table-cell>
          <table:table-cell office:value-type="float" office:value="34989" calcext:value-type="float">
            <text:p>34989</text:p>
          </table:table-cell>
          <table:table-cell table:number-columns-repeated="1022"/>
        </table:table-row>
        <table:table-row table:style-name="ro1">
          <table:table-cell office:value-type="float" office:value="26093" calcext:value-type="float">
            <text:p>26093</text:p>
          </table:table-cell>
          <table:table-cell office:value-type="float" office:value="34990" calcext:value-type="float">
            <text:p>34990</text:p>
          </table:table-cell>
          <table:table-cell table:number-columns-repeated="1022"/>
        </table:table-row>
        <table:table-row table:style-name="ro1">
          <table:table-cell office:value-type="float" office:value="33894" calcext:value-type="float">
            <text:p>33894</text:p>
          </table:table-cell>
          <table:table-cell office:value-type="float" office:value="34991" calcext:value-type="float">
            <text:p>34991</text:p>
          </table:table-cell>
          <table:table-cell table:number-columns-repeated="1022"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float" office:value="34992" calcext:value-type="float">
            <text:p>34992</text:p>
          </table:table-cell>
          <table:table-cell table:number-columns-repeated="1022"/>
        </table:table-row>
        <table:table-row table:style-name="ro1">
          <table:table-cell office:value-type="float" office:value="39925" calcext:value-type="float">
            <text:p>39925</text:p>
          </table:table-cell>
          <table:table-cell office:value-type="float" office:value="34993" calcext:value-type="float">
            <text:p>34993</text:p>
          </table:table-cell>
          <table:table-cell table:number-columns-repeated="1022"/>
        </table:table-row>
        <table:table-row table:style-name="ro1">
          <table:table-cell office:value-type="float" office:value="26771" calcext:value-type="float">
            <text:p>26771</text:p>
          </table:table-cell>
          <table:table-cell office:value-type="float" office:value="34994" calcext:value-type="float">
            <text:p>34994</text:p>
          </table:table-cell>
          <table:table-cell table:number-columns-repeated="1022"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float" office:value="34995" calcext:value-type="float">
            <text:p>34995</text:p>
          </table:table-cell>
          <table:table-cell table:number-columns-repeated="1022"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float" office:value="34996" calcext:value-type="float">
            <text:p>34996</text:p>
          </table:table-cell>
          <table:table-cell table:number-columns-repeated="1022"/>
        </table:table-row>
        <table:table-row table:style-name="ro1">
          <table:table-cell office:value-type="float" office:value="25201" calcext:value-type="float">
            <text:p>25201</text:p>
          </table:table-cell>
          <table:table-cell office:value-type="float" office:value="34997" calcext:value-type="float">
            <text:p>34997</text:p>
          </table:table-cell>
          <table:table-cell table:number-columns-repeated="1022"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34998" calcext:value-type="float">
            <text:p>34998</text:p>
          </table:table-cell>
          <table:table-cell table:number-columns-repeated="1022"/>
        </table:table-row>
        <table:table-row table:style-name="ro1">
          <table:table-cell office:value-type="float" office:value="22992" calcext:value-type="float">
            <text:p>22992</text:p>
          </table:table-cell>
          <table:table-cell office:value-type="float" office:value="34999" calcext:value-type="float">
            <text:p>34999</text:p>
          </table:table-cell>
          <table:table-cell table:number-columns-repeated="1022"/>
        </table:table-row>
        <table:table-row table:style-name="ro1">
          <table:table-cell office:value-type="float" office:value="34427" calcext:value-type="float">
            <text:p>34427</text:p>
          </table:table-cell>
          <table:table-cell office:value-type="float" office:value="35000" calcext:value-type="float">
            <text:p>35000</text:p>
          </table:table-cell>
          <table:table-cell table:number-columns-repeated="1022"/>
        </table:table-row>
        <table:table-row table:style-name="ro1">
          <table:table-cell office:value-type="float" office:value="39156" calcext:value-type="float">
            <text:p>39156</text:p>
          </table:table-cell>
          <table:table-cell office:value-type="float" office:value="35001" calcext:value-type="float">
            <text:p>35001</text:p>
          </table:table-cell>
          <table:table-cell table:number-columns-repeated="1022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35002" calcext:value-type="float">
            <text:p>35002</text:p>
          </table:table-cell>
          <table:table-cell table:number-columns-repeated="1022"/>
        </table:table-row>
        <table:table-row table:style-name="ro1">
          <table:table-cell office:value-type="float" office:value="32190" calcext:value-type="float">
            <text:p>32190</text:p>
          </table:table-cell>
          <table:table-cell office:value-type="float" office:value="35003" calcext:value-type="float">
            <text:p>35003</text:p>
          </table:table-cell>
          <table:table-cell table:number-columns-repeated="1022"/>
        </table:table-row>
        <table:table-row table:style-name="ro1">
          <table:table-cell office:value-type="float" office:value="39822" calcext:value-type="float">
            <text:p>39822</text:p>
          </table:table-cell>
          <table:table-cell office:value-type="float" office:value="35004" calcext:value-type="float">
            <text:p>35004</text:p>
          </table:table-cell>
          <table:table-cell table:number-columns-repeated="1022"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35005" calcext:value-type="float">
            <text:p>35005</text:p>
          </table:table-cell>
          <table:table-cell table:number-columns-repeated="1022"/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float" office:value="35006" calcext:value-type="float">
            <text:p>35006</text:p>
          </table:table-cell>
          <table:table-cell table:number-columns-repeated="1022"/>
        </table:table-row>
        <table:table-row table:style-name="ro1">
          <table:table-cell office:value-type="float" office:value="34999" calcext:value-type="float">
            <text:p>34999</text:p>
          </table:table-cell>
          <table:table-cell office:value-type="float" office:value="35007" calcext:value-type="float">
            <text:p>35007</text:p>
          </table:table-cell>
          <table:table-cell table:number-columns-repeated="1022"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float" office:value="35008" calcext:value-type="float">
            <text:p>35008</text:p>
          </table:table-cell>
          <table:table-cell table:number-columns-repeated="1022"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float" office:value="35009" calcext:value-type="float">
            <text:p>35009</text:p>
          </table:table-cell>
          <table:table-cell table:number-columns-repeated="1022"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float" office:value="35010" calcext:value-type="float">
            <text:p>35010</text:p>
          </table:table-cell>
          <table:table-cell table:number-columns-repeated="1022"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35011" calcext:value-type="float">
            <text:p>35011</text:p>
          </table:table-cell>
          <table:table-cell table:number-columns-repeated="1022"/>
        </table:table-row>
        <table:table-row table:style-name="ro1">
          <table:table-cell office:value-type="float" office:value="26696" calcext:value-type="float">
            <text:p>26696</text:p>
          </table:table-cell>
          <table:table-cell office:value-type="float" office:value="35012" calcext:value-type="float">
            <text:p>35012</text:p>
          </table:table-cell>
          <table:table-cell table:number-columns-repeated="1022"/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float" office:value="35013" calcext:value-type="float">
            <text:p>35013</text:p>
          </table:table-cell>
          <table:table-cell table:number-columns-repeated="1022"/>
        </table:table-row>
        <table:table-row table:style-name="ro1">
          <table:table-cell office:value-type="float" office:value="38797" calcext:value-type="float">
            <text:p>38797</text:p>
          </table:table-cell>
          <table:table-cell office:value-type="float" office:value="35014" calcext:value-type="float">
            <text:p>35014</text:p>
          </table:table-cell>
          <table:table-cell table:number-columns-repeated="1022"/>
        </table:table-row>
        <table:table-row table:style-name="ro1">
          <table:table-cell office:value-type="float" office:value="26447" calcext:value-type="float">
            <text:p>26447</text:p>
          </table:table-cell>
          <table:table-cell office:value-type="float" office:value="35015" calcext:value-type="float">
            <text:p>35015</text:p>
          </table:table-cell>
          <table:table-cell table:number-columns-repeated="1022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float" office:value="35016" calcext:value-type="float">
            <text:p>35016</text:p>
          </table:table-cell>
          <table:table-cell table:number-columns-repeated="1022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float" office:value="35017" calcext:value-type="float">
            <text:p>35017</text:p>
          </table:table-cell>
          <table:table-cell table:number-columns-repeated="1022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float" office:value="35018" calcext:value-type="float">
            <text:p>35018</text:p>
          </table:table-cell>
          <table:table-cell table:number-columns-repeated="1022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float" office:value="35019" calcext:value-type="float">
            <text:p>35019</text:p>
          </table:table-cell>
          <table:table-cell table:number-columns-repeated="1022"/>
        </table:table-row>
        <table:table-row table:style-name="ro1">
          <table:table-cell office:value-type="float" office:value="20553" calcext:value-type="float">
            <text:p>20553</text:p>
          </table:table-cell>
          <table:table-cell office:value-type="float" office:value="35020" calcext:value-type="float">
            <text:p>35020</text:p>
          </table:table-cell>
          <table:table-cell table:number-columns-repeated="1022"/>
        </table:table-row>
        <table:table-row table:style-name="ro1">
          <table:table-cell office:value-type="float" office:value="22258" calcext:value-type="float">
            <text:p>22258</text:p>
          </table:table-cell>
          <table:table-cell office:value-type="float" office:value="35021" calcext:value-type="float">
            <text:p>35021</text:p>
          </table:table-cell>
          <table:table-cell table:number-columns-repeated="1022"/>
        </table:table-row>
        <table:table-row table:style-name="ro1">
          <table:table-cell office:value-type="float" office:value="22839" calcext:value-type="float">
            <text:p>22839</text:p>
          </table:table-cell>
          <table:table-cell office:value-type="float" office:value="35022" calcext:value-type="float">
            <text:p>35022</text:p>
          </table:table-cell>
          <table:table-cell table:number-columns-repeated="1022"/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float" office:value="35023" calcext:value-type="float">
            <text:p>35023</text:p>
          </table:table-cell>
          <table:table-cell table:number-columns-repeated="1022"/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float" office:value="35024" calcext:value-type="float">
            <text:p>35024</text:p>
          </table:table-cell>
          <table:table-cell table:number-columns-repeated="1022"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float" office:value="35025" calcext:value-type="float">
            <text:p>35025</text:p>
          </table:table-cell>
          <table:table-cell table:number-columns-repeated="1022"/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float" office:value="35026" calcext:value-type="float">
            <text:p>35026</text:p>
          </table:table-cell>
          <table:table-cell table:number-columns-repeated="1022"/>
        </table:table-row>
        <table:table-row table:style-name="ro1">
          <table:table-cell office:value-type="float" office:value="24847" calcext:value-type="float">
            <text:p>24847</text:p>
          </table:table-cell>
          <table:table-cell office:value-type="float" office:value="35027" calcext:value-type="float">
            <text:p>35027</text:p>
          </table:table-cell>
          <table:table-cell table:number-columns-repeated="1022"/>
        </table:table-row>
        <table:table-row table:style-name="ro1">
          <table:table-cell office:value-type="float" office:value="24944" calcext:value-type="float">
            <text:p>24944</text:p>
          </table:table-cell>
          <table:table-cell office:value-type="float" office:value="35028" calcext:value-type="float">
            <text:p>35028</text:p>
          </table:table-cell>
          <table:table-cell table:number-columns-repeated="1022"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float" office:value="35029" calcext:value-type="float">
            <text:p>35029</text:p>
          </table:table-cell>
          <table:table-cell table:number-columns-repeated="1022"/>
        </table:table-row>
        <table:table-row table:style-name="ro1">
          <table:table-cell office:value-type="float" office:value="26885" calcext:value-type="float">
            <text:p>26885</text:p>
          </table:table-cell>
          <table:table-cell office:value-type="float" office:value="35030" calcext:value-type="float">
            <text:p>35030</text:p>
          </table:table-cell>
          <table:table-cell table:number-columns-repeated="1022"/>
        </table:table-row>
        <table:table-row table:style-name="ro1">
          <table:table-cell office:value-type="float" office:value="28858" calcext:value-type="float">
            <text:p>28858</text:p>
          </table:table-cell>
          <table:table-cell office:value-type="float" office:value="35031" calcext:value-type="float">
            <text:p>35031</text:p>
          </table:table-cell>
          <table:table-cell table:number-columns-repeated="1022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35032" calcext:value-type="float">
            <text:p>35032</text:p>
          </table:table-cell>
          <table:table-cell table:number-columns-repeated="1022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float" office:value="35033" calcext:value-type="float">
            <text:p>35033</text:p>
          </table:table-cell>
          <table:table-cell table:number-columns-repeated="1022"/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float" office:value="35034" calcext:value-type="float">
            <text:p>35034</text:p>
          </table:table-cell>
          <table:table-cell table:number-columns-repeated="1022"/>
        </table:table-row>
        <table:table-row table:style-name="ro1">
          <table:table-cell office:value-type="float" office:value="32173" calcext:value-type="float">
            <text:p>32173</text:p>
          </table:table-cell>
          <table:table-cell office:value-type="float" office:value="35035" calcext:value-type="float">
            <text:p>35035</text:p>
          </table:table-cell>
          <table:table-cell table:number-columns-repeated="1022"/>
        </table:table-row>
        <table:table-row table:style-name="ro1">
          <table:table-cell office:value-type="float" office:value="32239" calcext:value-type="float">
            <text:p>32239</text:p>
          </table:table-cell>
          <table:table-cell office:value-type="float" office:value="35036" calcext:value-type="float">
            <text:p>35036</text:p>
          </table:table-cell>
          <table:table-cell table:number-columns-repeated="1022"/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float" office:value="35037" calcext:value-type="float">
            <text:p>35037</text:p>
          </table:table-cell>
          <table:table-cell table:number-columns-repeated="1022"/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float" office:value="35038" calcext:value-type="float">
            <text:p>35038</text:p>
          </table:table-cell>
          <table:table-cell table:number-columns-repeated="1022"/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float" office:value="35039" calcext:value-type="float">
            <text:p>35039</text:p>
          </table:table-cell>
          <table:table-cell table:number-columns-repeated="1022"/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35040" calcext:value-type="float">
            <text:p>35040</text:p>
          </table:table-cell>
          <table:table-cell table:number-columns-repeated="1022"/>
        </table:table-row>
        <table:table-row table:style-name="ro1">
          <table:table-cell office:value-type="float" office:value="36949" calcext:value-type="float">
            <text:p>36949</text:p>
          </table:table-cell>
          <table:table-cell office:value-type="float" office:value="35041" calcext:value-type="float">
            <text:p>35041</text:p>
          </table:table-cell>
          <table:table-cell table:number-columns-repeated="1022"/>
        </table:table-row>
        <table:table-row table:style-name="ro1">
          <table:table-cell office:value-type="float" office:value="36986" calcext:value-type="float">
            <text:p>36986</text:p>
          </table:table-cell>
          <table:table-cell office:value-type="float" office:value="35042" calcext:value-type="float">
            <text:p>35042</text:p>
          </table:table-cell>
          <table:table-cell table:number-columns-repeated="1022"/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35043" calcext:value-type="float">
            <text:p>35043</text:p>
          </table:table-cell>
          <table:table-cell table:number-columns-repeated="1022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float" office:value="35044" calcext:value-type="float">
            <text:p>35044</text:p>
          </table:table-cell>
          <table:table-cell table:number-columns-repeated="1022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float" office:value="35045" calcext:value-type="float">
            <text:p>35045</text:p>
          </table:table-cell>
          <table:table-cell table:number-columns-repeated="1022"/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35046" calcext:value-type="float">
            <text:p>35046</text:p>
          </table:table-cell>
          <table:table-cell table:number-columns-repeated="1022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float" office:value="35047" calcext:value-type="float">
            <text:p>35047</text:p>
          </table:table-cell>
          <table:table-cell table:number-columns-repeated="1022"/>
        </table:table-row>
        <table:table-row table:style-name="ro1">
          <table:table-cell office:value-type="float" office:value="37057" calcext:value-type="float">
            <text:p>37057</text:p>
          </table:table-cell>
          <table:table-cell office:value-type="float" office:value="35048" calcext:value-type="float">
            <text:p>35048</text:p>
          </table:table-cell>
          <table:table-cell table:number-columns-repeated="1022"/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float" office:value="35049" calcext:value-type="float">
            <text:p>35049</text:p>
          </table:table-cell>
          <table:table-cell table:number-columns-repeated="1022"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35050" calcext:value-type="float">
            <text:p>35050</text:p>
          </table:table-cell>
          <table:table-cell table:number-columns-repeated="1022"/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float" office:value="35051" calcext:value-type="float">
            <text:p>35051</text:p>
          </table:table-cell>
          <table:table-cell table:number-columns-repeated="1022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35052" calcext:value-type="float">
            <text:p>35052</text:p>
          </table:table-cell>
          <table:table-cell table:number-columns-repeated="1022"/>
        </table:table-row>
        <table:table-row table:style-name="ro1">
          <table:table-cell office:value-type="float" office:value="36920" calcext:value-type="float">
            <text:p>36920</text:p>
          </table:table-cell>
          <table:table-cell office:value-type="float" office:value="35053" calcext:value-type="float">
            <text:p>35053</text:p>
          </table:table-cell>
          <table:table-cell table:number-columns-repeated="1022"/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35054" calcext:value-type="float">
            <text:p>35054</text:p>
          </table:table-cell>
          <table:table-cell table:number-columns-repeated="1022"/>
        </table:table-row>
        <table:table-row table:style-name="ro1">
          <table:table-cell office:value-type="float" office:value="33576" calcext:value-type="float">
            <text:p>33576</text:p>
          </table:table-cell>
          <table:table-cell office:value-type="float" office:value="35055" calcext:value-type="float">
            <text:p>35055</text:p>
          </table:table-cell>
          <table:table-cell table:number-columns-repeated="1022"/>
        </table:table-row>
        <table:table-row table:style-name="ro1">
          <table:table-cell office:value-type="float" office:value="33419" calcext:value-type="float">
            <text:p>33419</text:p>
          </table:table-cell>
          <table:table-cell office:value-type="float" office:value="35056" calcext:value-type="float">
            <text:p>35056</text:p>
          </table:table-cell>
          <table:table-cell table:number-columns-repeated="1022"/>
        </table:table-row>
        <table:table-row table:style-name="ro1">
          <table:table-cell office:value-type="float" office:value="39983" calcext:value-type="float">
            <text:p>39983</text:p>
          </table:table-cell>
          <table:table-cell office:value-type="float" office:value="35057" calcext:value-type="float">
            <text:p>35057</text:p>
          </table:table-cell>
          <table:table-cell table:number-columns-repeated="1022"/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float" office:value="35058" calcext:value-type="float">
            <text:p>35058</text:p>
          </table:table-cell>
          <table:table-cell table:number-columns-repeated="1022"/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35059" calcext:value-type="float">
            <text:p>35059</text:p>
          </table:table-cell>
          <table:table-cell table:number-columns-repeated="1022"/>
        </table:table-row>
        <table:table-row table:style-name="ro1">
          <table:table-cell office:value-type="float" office:value="21693" calcext:value-type="float">
            <text:p>21693</text:p>
          </table:table-cell>
          <table:table-cell office:value-type="float" office:value="35060" calcext:value-type="float">
            <text:p>35060</text:p>
          </table:table-cell>
          <table:table-cell table:number-columns-repeated="1022"/>
        </table:table-row>
        <table:table-row table:style-name="ro1">
          <table:table-cell office:value-type="float" office:value="21729" calcext:value-type="float">
            <text:p>21729</text:p>
          </table:table-cell>
          <table:table-cell office:value-type="float" office:value="35061" calcext:value-type="float">
            <text:p>35061</text:p>
          </table:table-cell>
          <table:table-cell table:number-columns-repeated="1022"/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35062" calcext:value-type="float">
            <text:p>35062</text:p>
          </table:table-cell>
          <table:table-cell table:number-columns-repeated="1022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35063" calcext:value-type="float">
            <text:p>35063</text:p>
          </table:table-cell>
          <table:table-cell table:number-columns-repeated="1022"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float" office:value="35064" calcext:value-type="float">
            <text:p>35064</text:p>
          </table:table-cell>
          <table:table-cell table:number-columns-repeated="1022"/>
        </table:table-row>
        <table:table-row table:style-name="ro1">
          <table:table-cell office:value-type="float" office:value="39154" calcext:value-type="float">
            <text:p>39154</text:p>
          </table:table-cell>
          <table:table-cell office:value-type="float" office:value="35065" calcext:value-type="float">
            <text:p>35065</text:p>
          </table:table-cell>
          <table:table-cell table:number-columns-repeated="1022"/>
        </table:table-row>
        <table:table-row table:style-name="ro1">
          <table:table-cell office:value-type="float" office:value="28139" calcext:value-type="float">
            <text:p>28139</text:p>
          </table:table-cell>
          <table:table-cell office:value-type="float" office:value="35066" calcext:value-type="float">
            <text:p>35066</text:p>
          </table:table-cell>
          <table:table-cell table:number-columns-repeated="1022"/>
        </table:table-row>
        <table:table-row table:style-name="ro1">
          <table:table-cell office:value-type="float" office:value="32996" calcext:value-type="float">
            <text:p>32996</text:p>
          </table:table-cell>
          <table:table-cell office:value-type="float" office:value="35067" calcext:value-type="float">
            <text:p>35067</text:p>
          </table:table-cell>
          <table:table-cell table:number-columns-repeated="1022"/>
        </table:table-row>
        <table:table-row table:style-name="ro1">
          <table:table-cell office:value-type="float" office:value="34093" calcext:value-type="float">
            <text:p>34093</text:p>
          </table:table-cell>
          <table:table-cell office:value-type="float" office:value="35068" calcext:value-type="float">
            <text:p>35068</text:p>
          </table:table-cell>
          <table:table-cell table:number-columns-repeated="1022"/>
        </table:table-row>
        <table:table-row table:style-name="ro1">
          <table:table-cell office:value-type="float" office:value="38498" calcext:value-type="float">
            <text:p>38498</text:p>
          </table:table-cell>
          <table:table-cell office:value-type="float" office:value="35136" calcext:value-type="float">
            <text:p>35136</text:p>
          </table:table-cell>
          <table:table-cell table:number-columns-repeated="1022"/>
        </table:table-row>
        <table:table-row table:style-name="ro1">
          <table:table-cell office:value-type="float" office:value="38512" calcext:value-type="float">
            <text:p>38512</text:p>
          </table:table-cell>
          <table:table-cell office:value-type="float" office:value="35137" calcext:value-type="float">
            <text:p>35137</text:p>
          </table:table-cell>
          <table:table-cell table:number-columns-repeated="1022"/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35138" calcext:value-type="float">
            <text:p>35138</text:p>
          </table:table-cell>
          <table:table-cell table:number-columns-repeated="1022"/>
        </table:table-row>
        <table:table-row table:style-name="ro1">
          <table:table-cell office:value-type="float" office:value="38907" calcext:value-type="float">
            <text:p>38907</text:p>
          </table:table-cell>
          <table:table-cell office:value-type="float" office:value="35139" calcext:value-type="float">
            <text:p>35139</text:p>
          </table:table-cell>
          <table:table-cell table:number-columns-repeated="1022"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float" office:value="35140" calcext:value-type="float">
            <text:p>35140</text:p>
          </table:table-cell>
          <table:table-cell table:number-columns-repeated="1022"/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float" office:value="35141" calcext:value-type="float">
            <text:p>35141</text:p>
          </table:table-cell>
          <table:table-cell table:number-columns-repeated="1022"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float" office:value="35142" calcext:value-type="float">
            <text:p>35142</text:p>
          </table:table-cell>
          <table:table-cell table:number-columns-repeated="1022"/>
        </table:table-row>
        <table:table-row table:style-name="ro1">
          <table:table-cell office:value-type="float" office:value="28879" calcext:value-type="float">
            <text:p>28879</text:p>
          </table:table-cell>
          <table:table-cell office:value-type="float" office:value="35143" calcext:value-type="float">
            <text:p>35143</text:p>
          </table:table-cell>
          <table:table-cell table:number-columns-repeated="1022"/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float" office:value="35144" calcext:value-type="float">
            <text:p>35144</text:p>
          </table:table-cell>
          <table:table-cell table:number-columns-repeated="1022"/>
        </table:table-row>
        <table:table-row table:style-name="ro1">
          <table:table-cell office:value-type="float" office:value="36802" calcext:value-type="float">
            <text:p>36802</text:p>
          </table:table-cell>
          <table:table-cell office:value-type="float" office:value="35145" calcext:value-type="float">
            <text:p>35145</text:p>
          </table:table-cell>
          <table:table-cell table:number-columns-repeated="1022"/>
        </table:table-row>
        <table:table-row table:style-name="ro1">
          <table:table-cell office:value-type="float" office:value="38632" calcext:value-type="float">
            <text:p>38632</text:p>
          </table:table-cell>
          <table:table-cell office:value-type="float" office:value="35146" calcext:value-type="float">
            <text:p>35146</text:p>
          </table:table-cell>
          <table:table-cell table:number-columns-repeated="1022"/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float" office:value="35147" calcext:value-type="float">
            <text:p>35147</text:p>
          </table:table-cell>
          <table:table-cell table:number-columns-repeated="1022"/>
        </table:table-row>
        <table:table-row table:style-name="ro1">
          <table:table-cell office:value-type="float" office:value="40284" calcext:value-type="float">
            <text:p>40284</text:p>
          </table:table-cell>
          <table:table-cell office:value-type="float" office:value="35148" calcext:value-type="float">
            <text:p>35148</text:p>
          </table:table-cell>
          <table:table-cell table:number-columns-repeated="1022"/>
        </table:table-row>
        <table:table-row table:style-name="ro1">
          <table:table-cell office:value-type="float" office:value="31418" calcext:value-type="float">
            <text:p>31418</text:p>
          </table:table-cell>
          <table:table-cell office:value-type="float" office:value="35149" calcext:value-type="float">
            <text:p>35149</text:p>
          </table:table-cell>
          <table:table-cell table:number-columns-repeated="1022"/>
        </table:table-row>
        <table:table-row table:style-name="ro1">
          <table:table-cell office:value-type="float" office:value="19985" calcext:value-type="float">
            <text:p>19985</text:p>
          </table:table-cell>
          <table:table-cell office:value-type="float" office:value="35150" calcext:value-type="float">
            <text:p>35150</text:p>
          </table:table-cell>
          <table:table-cell table:number-columns-repeated="1022"/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35151" calcext:value-type="float">
            <text:p>35151</text:p>
          </table:table-cell>
          <table:table-cell table:number-columns-repeated="1022"/>
        </table:table-row>
        <table:table-row table:style-name="ro1">
          <table:table-cell office:value-type="float" office:value="33276" calcext:value-type="float">
            <text:p>33276</text:p>
          </table:table-cell>
          <table:table-cell office:value-type="float" office:value="35152" calcext:value-type="float">
            <text:p>35152</text:p>
          </table:table-cell>
          <table:table-cell table:number-columns-repeated="1022"/>
        </table:table-row>
        <table:table-row table:style-name="ro1">
          <table:table-cell office:value-type="float" office:value="28198" calcext:value-type="float">
            <text:p>28198</text:p>
          </table:table-cell>
          <table:table-cell office:value-type="float" office:value="35153" calcext:value-type="float">
            <text:p>35153</text:p>
          </table:table-cell>
          <table:table-cell table:number-columns-repeated="1022"/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35154" calcext:value-type="float">
            <text:p>35154</text:p>
          </table:table-cell>
          <table:table-cell table:number-columns-repeated="1022"/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float" office:value="35155" calcext:value-type="float">
            <text:p>35155</text:p>
          </table:table-cell>
          <table:table-cell table:number-columns-repeated="1022"/>
        </table:table-row>
        <table:table-row table:style-name="ro1">
          <table:table-cell office:value-type="float" office:value="27421" calcext:value-type="float">
            <text:p>27421</text:p>
          </table:table-cell>
          <table:table-cell office:value-type="float" office:value="35156" calcext:value-type="float">
            <text:p>35156</text:p>
          </table:table-cell>
          <table:table-cell table:number-columns-repeated="1022"/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float" office:value="35157" calcext:value-type="float">
            <text:p>35157</text:p>
          </table:table-cell>
          <table:table-cell table:number-columns-repeated="1022"/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float" office:value="35158" calcext:value-type="float">
            <text:p>35158</text:p>
          </table:table-cell>
          <table:table-cell table:number-columns-repeated="1022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35159" calcext:value-type="float">
            <text:p>35159</text:p>
          </table:table-cell>
          <table:table-cell table:number-columns-repeated="1022"/>
        </table:table-row>
        <table:table-row table:style-name="ro1">
          <table:table-cell office:value-type="float" office:value="21417" calcext:value-type="float">
            <text:p>21417</text:p>
          </table:table-cell>
          <table:table-cell office:value-type="float" office:value="35160" calcext:value-type="float">
            <text:p>35160</text:p>
          </table:table-cell>
          <table:table-cell table:number-columns-repeated="1022"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35161" calcext:value-type="float">
            <text:p>35161</text:p>
          </table:table-cell>
          <table:table-cell table:number-columns-repeated="1022"/>
        </table:table-row>
        <table:table-row table:style-name="ro1">
          <table:table-cell office:value-type="float" office:value="29916" calcext:value-type="float">
            <text:p>29916</text:p>
          </table:table-cell>
          <table:table-cell office:value-type="float" office:value="35162" calcext:value-type="float">
            <text:p>35162</text:p>
          </table:table-cell>
          <table:table-cell table:number-columns-repeated="1022"/>
        </table:table-row>
        <table:table-row table:style-name="ro1">
          <table:table-cell office:value-type="float" office:value="38287" calcext:value-type="float">
            <text:p>38287</text:p>
          </table:table-cell>
          <table:table-cell office:value-type="float" office:value="35163" calcext:value-type="float">
            <text:p>35163</text:p>
          </table:table-cell>
          <table:table-cell table:number-columns-repeated="1022"/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float" office:value="35164" calcext:value-type="float">
            <text:p>35164</text:p>
          </table:table-cell>
          <table:table-cell table:number-columns-repeated="1022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float" office:value="35165" calcext:value-type="float">
            <text:p>35165</text:p>
          </table:table-cell>
          <table:table-cell table:number-columns-repeated="1022"/>
        </table:table-row>
        <table:table-row table:style-name="ro1">
          <table:table-cell office:value-type="float" office:value="36939" calcext:value-type="float">
            <text:p>36939</text:p>
          </table:table-cell>
          <table:table-cell office:value-type="float" office:value="35166" calcext:value-type="float">
            <text:p>35166</text:p>
          </table:table-cell>
          <table:table-cell table:number-columns-repeated="1022"/>
        </table:table-row>
        <table:table-row table:style-name="ro1">
          <table:table-cell office:value-type="float" office:value="38642" calcext:value-type="float">
            <text:p>38642</text:p>
          </table:table-cell>
          <table:table-cell office:value-type="float" office:value="35167" calcext:value-type="float">
            <text:p>35167</text:p>
          </table:table-cell>
          <table:table-cell table:number-columns-repeated="1022"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float" office:value="35168" calcext:value-type="float">
            <text:p>35168</text:p>
          </table:table-cell>
          <table:table-cell table:number-columns-repeated="1022"/>
        </table:table-row>
        <table:table-row table:style-name="ro1">
          <table:table-cell office:value-type="float" office:value="39180" calcext:value-type="float">
            <text:p>39180</text:p>
          </table:table-cell>
          <table:table-cell office:value-type="float" office:value="35169" calcext:value-type="float">
            <text:p>35169</text:p>
          </table:table-cell>
          <table:table-cell table:number-columns-repeated="1022"/>
        </table:table-row>
        <table:table-row table:style-name="ro1">
          <table:table-cell office:value-type="float" office:value="21473" calcext:value-type="float">
            <text:p>21473</text:p>
          </table:table-cell>
          <table:table-cell office:value-type="float" office:value="35170" calcext:value-type="float">
            <text:p>35170</text:p>
          </table:table-cell>
          <table:table-cell table:number-columns-repeated="1022"/>
        </table:table-row>
        <table:table-row table:style-name="ro1">
          <table:table-cell office:value-type="float" office:value="21942" calcext:value-type="float">
            <text:p>21942</text:p>
          </table:table-cell>
          <table:table-cell office:value-type="float" office:value="35171" calcext:value-type="float">
            <text:p>35171</text:p>
          </table:table-cell>
          <table:table-cell table:number-columns-repeated="1022"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float" office:value="35172" calcext:value-type="float">
            <text:p>35172</text:p>
          </table:table-cell>
          <table:table-cell table:number-columns-repeated="1022"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float" office:value="35173" calcext:value-type="float">
            <text:p>35173</text:p>
          </table:table-cell>
          <table:table-cell table:number-columns-repeated="1022"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float" office:value="35174" calcext:value-type="float">
            <text:p>35174</text:p>
          </table:table-cell>
          <table:table-cell table:number-columns-repeated="1022"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float" office:value="35175" calcext:value-type="float">
            <text:p>35175</text:p>
          </table:table-cell>
          <table:table-cell table:number-columns-repeated="1022"/>
        </table:table-row>
        <table:table-row table:style-name="ro1">
          <table:table-cell office:value-type="float" office:value="26628" calcext:value-type="float">
            <text:p>26628</text:p>
          </table:table-cell>
          <table:table-cell office:value-type="float" office:value="35176" calcext:value-type="float">
            <text:p>35176</text:p>
          </table:table-cell>
          <table:table-cell table:number-columns-repeated="1022"/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float" office:value="35177" calcext:value-type="float">
            <text:p>35177</text:p>
          </table:table-cell>
          <table:table-cell table:number-columns-repeated="1022"/>
        </table:table-row>
        <table:table-row table:style-name="ro1">
          <table:table-cell office:value-type="float" office:value="27891" calcext:value-type="float">
            <text:p>27891</text:p>
          </table:table-cell>
          <table:table-cell office:value-type="float" office:value="35178" calcext:value-type="float">
            <text:p>35178</text:p>
          </table:table-cell>
          <table:table-cell table:number-columns-repeated="1022"/>
        </table:table-row>
        <table:table-row table:style-name="ro1">
          <table:table-cell office:value-type="float" office:value="27945" calcext:value-type="float">
            <text:p>27945</text:p>
          </table:table-cell>
          <table:table-cell office:value-type="float" office:value="35179" calcext:value-type="float">
            <text:p>35179</text:p>
          </table:table-cell>
          <table:table-cell table:number-columns-repeated="1022"/>
        </table:table-row>
        <table:table-row table:style-name="ro1">
          <table:table-cell office:value-type="float" office:value="29787" calcext:value-type="float">
            <text:p>29787</text:p>
          </table:table-cell>
          <table:table-cell office:value-type="float" office:value="35180" calcext:value-type="float">
            <text:p>35180</text:p>
          </table:table-cell>
          <table:table-cell table:number-columns-repeated="1022"/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float" office:value="35181" calcext:value-type="float">
            <text:p>35181</text:p>
          </table:table-cell>
          <table:table-cell table:number-columns-repeated="1022"/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35182" calcext:value-type="float">
            <text:p>35182</text:p>
          </table:table-cell>
          <table:table-cell table:number-columns-repeated="1022"/>
        </table:table-row>
        <table:table-row table:style-name="ro1">
          <table:table-cell office:value-type="float" office:value="38964" calcext:value-type="float">
            <text:p>38964</text:p>
          </table:table-cell>
          <table:table-cell office:value-type="float" office:value="35183" calcext:value-type="float">
            <text:p>35183</text:p>
          </table:table-cell>
          <table:table-cell table:number-columns-repeated="1022"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float" office:value="35184" calcext:value-type="float">
            <text:p>35184</text:p>
          </table:table-cell>
          <table:table-cell table:number-columns-repeated="1022"/>
        </table:table-row>
        <table:table-row table:style-name="ro1">
          <table:table-cell office:value-type="float" office:value="34907" calcext:value-type="float">
            <text:p>34907</text:p>
          </table:table-cell>
          <table:table-cell office:value-type="float" office:value="35185" calcext:value-type="float">
            <text:p>35185</text:p>
          </table:table-cell>
          <table:table-cell table:number-columns-repeated="1022"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float" office:value="35186" calcext:value-type="float">
            <text:p>35186</text:p>
          </table:table-cell>
          <table:table-cell table:number-columns-repeated="1022"/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float" office:value="35187" calcext:value-type="float">
            <text:p>35187</text:p>
          </table:table-cell>
          <table:table-cell table:number-columns-repeated="1022"/>
        </table:table-row>
        <table:table-row table:style-name="ro1">
          <table:table-cell office:value-type="float" office:value="28082" calcext:value-type="float">
            <text:p>28082</text:p>
          </table:table-cell>
          <table:table-cell office:value-type="float" office:value="35188" calcext:value-type="float">
            <text:p>35188</text:p>
          </table:table-cell>
          <table:table-cell table:number-columns-repeated="1022"/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float" office:value="35189" calcext:value-type="float">
            <text:p>35189</text:p>
          </table:table-cell>
          <table:table-cell table:number-columns-repeated="1022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35190" calcext:value-type="float">
            <text:p>35190</text:p>
          </table:table-cell>
          <table:table-cell table:number-columns-repeated="1022"/>
        </table:table-row>
        <table:table-row table:style-name="ro1">
          <table:table-cell office:value-type="float" office:value="39365" calcext:value-type="float">
            <text:p>39365</text:p>
          </table:table-cell>
          <table:table-cell office:value-type="float" office:value="35191" calcext:value-type="float">
            <text:p>35191</text:p>
          </table:table-cell>
          <table:table-cell table:number-columns-repeated="1022"/>
        </table:table-row>
        <table:table-row table:style-name="ro1">
          <table:table-cell office:value-type="float" office:value="24742" calcext:value-type="float">
            <text:p>24742</text:p>
          </table:table-cell>
          <table:table-cell office:value-type="float" office:value="35192" calcext:value-type="float">
            <text:p>35192</text:p>
          </table:table-cell>
          <table:table-cell table:number-columns-repeated="1022"/>
        </table:table-row>
        <table:table-row table:style-name="ro1">
          <table:table-cell office:value-type="float" office:value="35585" calcext:value-type="float">
            <text:p>35585</text:p>
          </table:table-cell>
          <table:table-cell office:value-type="float" office:value="35193" calcext:value-type="float">
            <text:p>35193</text:p>
          </table:table-cell>
          <table:table-cell table:number-columns-repeated="1022"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float" office:value="35194" calcext:value-type="float">
            <text:p>35194</text:p>
          </table:table-cell>
          <table:table-cell table:number-columns-repeated="1022"/>
        </table:table-row>
        <table:table-row table:style-name="ro1">
          <table:table-cell office:value-type="float" office:value="38322" calcext:value-type="float">
            <text:p>38322</text:p>
          </table:table-cell>
          <table:table-cell office:value-type="float" office:value="35195" calcext:value-type="float">
            <text:p>35195</text:p>
          </table:table-cell>
          <table:table-cell table:number-columns-repeated="1022"/>
        </table:table-row>
        <table:table-row table:style-name="ro1">
          <table:table-cell office:value-type="float" office:value="27022" calcext:value-type="float">
            <text:p>27022</text:p>
          </table:table-cell>
          <table:table-cell office:value-type="float" office:value="35196" calcext:value-type="float">
            <text:p>35196</text:p>
          </table:table-cell>
          <table:table-cell table:number-columns-repeated="1022"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float" office:value="35197" calcext:value-type="float">
            <text:p>35197</text:p>
          </table:table-cell>
          <table:table-cell table:number-columns-repeated="1022"/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float" office:value="35198" calcext:value-type="float">
            <text:p>35198</text:p>
          </table:table-cell>
          <table:table-cell table:number-columns-repeated="1022"/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35200" calcext:value-type="float">
            <text:p>35200</text:p>
          </table:table-cell>
          <table:table-cell table:number-columns-repeated="1022"/>
        </table:table-row>
        <table:table-row table:style-name="ro1">
          <table:table-cell office:value-type="float" office:value="22576" calcext:value-type="float">
            <text:p>22576</text:p>
          </table:table-cell>
          <table:table-cell office:value-type="float" office:value="35201" calcext:value-type="float">
            <text:p>35201</text:p>
          </table:table-cell>
          <table:table-cell table:number-columns-repeated="1022"/>
        </table:table-row>
        <table:table-row table:style-name="ro1">
          <table:table-cell office:value-type="float" office:value="22852" calcext:value-type="float">
            <text:p>22852</text:p>
          </table:table-cell>
          <table:table-cell office:value-type="float" office:value="35202" calcext:value-type="float">
            <text:p>35202</text:p>
          </table:table-cell>
          <table:table-cell table:number-columns-repeated="1022"/>
        </table:table-row>
        <table:table-row table:style-name="ro1">
          <table:table-cell office:value-type="float" office:value="23476" calcext:value-type="float">
            <text:p>23476</text:p>
          </table:table-cell>
          <table:table-cell office:value-type="float" office:value="35203" calcext:value-type="float">
            <text:p>35203</text:p>
          </table:table-cell>
          <table:table-cell table:number-columns-repeated="1022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35204" calcext:value-type="float">
            <text:p>35204</text:p>
          </table:table-cell>
          <table:table-cell table:number-columns-repeated="1022"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float" office:value="35205" calcext:value-type="float">
            <text:p>35205</text:p>
          </table:table-cell>
          <table:table-cell table:number-columns-repeated="1022"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float" office:value="35206" calcext:value-type="float">
            <text:p>35206</text:p>
          </table:table-cell>
          <table:table-cell table:number-columns-repeated="1022"/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float" office:value="35207" calcext:value-type="float">
            <text:p>35207</text:p>
          </table:table-cell>
          <table:table-cell table:number-columns-repeated="1022"/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float" office:value="35208" calcext:value-type="float">
            <text:p>35208</text:p>
          </table:table-cell>
          <table:table-cell table:number-columns-repeated="1022"/>
        </table:table-row>
        <table:table-row table:style-name="ro1">
          <table:table-cell office:value-type="float" office:value="28436" calcext:value-type="float">
            <text:p>28436</text:p>
          </table:table-cell>
          <table:table-cell office:value-type="float" office:value="35209" calcext:value-type="float">
            <text:p>35209</text:p>
          </table:table-cell>
          <table:table-cell table:number-columns-repeated="1022"/>
        </table:table-row>
        <table:table-row table:style-name="ro1">
          <table:table-cell office:value-type="float" office:value="28814" calcext:value-type="float">
            <text:p>28814</text:p>
          </table:table-cell>
          <table:table-cell office:value-type="float" office:value="35210" calcext:value-type="float">
            <text:p>35210</text:p>
          </table:table-cell>
          <table:table-cell table:number-columns-repeated="1022"/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35211" calcext:value-type="float">
            <text:p>35211</text:p>
          </table:table-cell>
          <table:table-cell table:number-columns-repeated="1022"/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35212" calcext:value-type="float">
            <text:p>35212</text:p>
          </table:table-cell>
          <table:table-cell table:number-columns-repeated="1022"/>
        </table:table-row>
        <table:table-row table:style-name="ro1">
          <table:table-cell office:value-type="float" office:value="29141" calcext:value-type="float">
            <text:p>29141</text:p>
          </table:table-cell>
          <table:table-cell office:value-type="float" office:value="35213" calcext:value-type="float">
            <text:p>35213</text:p>
          </table:table-cell>
          <table:table-cell table:number-columns-repeated="1022"/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35214" calcext:value-type="float">
            <text:p>35214</text:p>
          </table:table-cell>
          <table:table-cell table:number-columns-repeated="1022"/>
        </table:table-row>
        <table:table-row table:style-name="ro1">
          <table:table-cell office:value-type="float" office:value="32257" calcext:value-type="float">
            <text:p>32257</text:p>
          </table:table-cell>
          <table:table-cell office:value-type="float" office:value="35215" calcext:value-type="float">
            <text:p>35215</text:p>
          </table:table-cell>
          <table:table-cell table:number-columns-repeated="1022"/>
        </table:table-row>
        <table:table-row table:style-name="ro1">
          <table:table-cell office:value-type="float" office:value="33398" calcext:value-type="float">
            <text:p>33398</text:p>
          </table:table-cell>
          <table:table-cell office:value-type="float" office:value="35216" calcext:value-type="float">
            <text:p>35216</text:p>
          </table:table-cell>
          <table:table-cell table:number-columns-repeated="1022"/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35217" calcext:value-type="float">
            <text:p>35217</text:p>
          </table:table-cell>
          <table:table-cell table:number-columns-repeated="1022"/>
        </table:table-row>
        <table:table-row table:style-name="ro1">
          <table:table-cell office:value-type="float" office:value="34199" calcext:value-type="float">
            <text:p>34199</text:p>
          </table:table-cell>
          <table:table-cell office:value-type="float" office:value="35218" calcext:value-type="float">
            <text:p>35218</text:p>
          </table:table-cell>
          <table:table-cell table:number-columns-repeated="1022"/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float" office:value="35219" calcext:value-type="float">
            <text:p>35219</text:p>
          </table:table-cell>
          <table:table-cell table:number-columns-repeated="1022"/>
        </table:table-row>
        <table:table-row table:style-name="ro1">
          <table:table-cell office:value-type="float" office:value="37467" calcext:value-type="float">
            <text:p>37467</text:p>
          </table:table-cell>
          <table:table-cell office:value-type="float" office:value="35220" calcext:value-type="float">
            <text:p>35220</text:p>
          </table:table-cell>
          <table:table-cell table:number-columns-repeated="1022"/>
        </table:table-row>
        <table:table-row table:style-name="ro1">
          <table:table-cell office:value-type="float" office:value="40219" calcext:value-type="float">
            <text:p>40219</text:p>
          </table:table-cell>
          <table:table-cell office:value-type="float" office:value="35221" calcext:value-type="float">
            <text:p>35221</text:p>
          </table:table-cell>
          <table:table-cell table:number-columns-repeated="1022"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float" office:value="35222" calcext:value-type="float">
            <text:p>35222</text:p>
          </table:table-cell>
          <table:table-cell table:number-columns-repeated="1022"/>
        </table:table-row>
        <table:table-row table:style-name="ro1">
          <table:table-cell office:value-type="float" office:value="26044" calcext:value-type="float">
            <text:p>26044</text:p>
          </table:table-cell>
          <table:table-cell office:value-type="float" office:value="35223" calcext:value-type="float">
            <text:p>35223</text:p>
          </table:table-cell>
          <table:table-cell table:number-columns-repeated="1022"/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35224" calcext:value-type="float">
            <text:p>35224</text:p>
          </table:table-cell>
          <table:table-cell table:number-columns-repeated="1022"/>
        </table:table-row>
        <table:table-row table:style-name="ro1">
          <table:table-cell office:value-type="float" office:value="29989" calcext:value-type="float">
            <text:p>29989</text:p>
          </table:table-cell>
          <table:table-cell office:value-type="float" office:value="35225" calcext:value-type="float">
            <text:p>35225</text:p>
          </table:table-cell>
          <table:table-cell table:number-columns-repeated="1022"/>
        </table:table-row>
        <table:table-row table:style-name="ro1">
          <table:table-cell office:value-type="float" office:value="20985" calcext:value-type="float">
            <text:p>20985</text:p>
          </table:table-cell>
          <table:table-cell office:value-type="float" office:value="35226" calcext:value-type="float">
            <text:p>35226</text:p>
          </table:table-cell>
          <table:table-cell table:number-columns-repeated="1022"/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35227" calcext:value-type="float">
            <text:p>35227</text:p>
          </table:table-cell>
          <table:table-cell table:number-columns-repeated="1022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float" office:value="35228" calcext:value-type="float">
            <text:p>35228</text:p>
          </table:table-cell>
          <table:table-cell table:number-columns-repeated="1022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35229" calcext:value-type="float">
            <text:p>35229</text:p>
          </table:table-cell>
          <table:table-cell table:number-columns-repeated="1022"/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35230" calcext:value-type="float">
            <text:p>35230</text:p>
          </table:table-cell>
          <table:table-cell table:number-columns-repeated="1022"/>
        </table:table-row>
        <table:table-row table:style-name="ro1">
          <table:table-cell office:value-type="float" office:value="25276" calcext:value-type="float">
            <text:p>25276</text:p>
          </table:table-cell>
          <table:table-cell office:value-type="float" office:value="35231" calcext:value-type="float">
            <text:p>35231</text:p>
          </table:table-cell>
          <table:table-cell table:number-columns-repeated="1022"/>
        </table:table-row>
        <table:table-row table:style-name="ro1">
          <table:table-cell office:value-type="float" office:value="26106" calcext:value-type="float">
            <text:p>26106</text:p>
          </table:table-cell>
          <table:table-cell office:value-type="float" office:value="35232" calcext:value-type="float">
            <text:p>35232</text:p>
          </table:table-cell>
          <table:table-cell table:number-columns-repeated="1022"/>
        </table:table-row>
        <table:table-row table:style-name="ro1">
          <table:table-cell office:value-type="float" office:value="27178" calcext:value-type="float">
            <text:p>27178</text:p>
          </table:table-cell>
          <table:table-cell office:value-type="float" office:value="35233" calcext:value-type="float">
            <text:p>35233</text:p>
          </table:table-cell>
          <table:table-cell table:number-columns-repeated="1022"/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float" office:value="35234" calcext:value-type="float">
            <text:p>35234</text:p>
          </table:table-cell>
          <table:table-cell table:number-columns-repeated="1022"/>
        </table:table-row>
        <table:table-row table:style-name="ro1">
          <table:table-cell office:value-type="float" office:value="27572" calcext:value-type="float">
            <text:p>27572</text:p>
          </table:table-cell>
          <table:table-cell office:value-type="float" office:value="35235" calcext:value-type="float">
            <text:p>35235</text:p>
          </table:table-cell>
          <table:table-cell table:number-columns-repeated="1022"/>
        </table:table-row>
        <table:table-row table:style-name="ro1">
          <table:table-cell office:value-type="float" office:value="29579" calcext:value-type="float">
            <text:p>29579</text:p>
          </table:table-cell>
          <table:table-cell office:value-type="float" office:value="35236" calcext:value-type="float">
            <text:p>35236</text:p>
          </table:table-cell>
          <table:table-cell table:number-columns-repeated="1022"/>
        </table:table-row>
        <table:table-row table:style-name="ro1">
          <table:table-cell office:value-type="float" office:value="32705" calcext:value-type="float">
            <text:p>32705</text:p>
          </table:table-cell>
          <table:table-cell office:value-type="float" office:value="35237" calcext:value-type="float">
            <text:p>35237</text:p>
          </table:table-cell>
          <table:table-cell table:number-columns-repeated="1022"/>
        </table:table-row>
        <table:table-row table:style-name="ro1">
          <table:table-cell office:value-type="float" office:value="35158" calcext:value-type="float">
            <text:p>35158</text:p>
          </table:table-cell>
          <table:table-cell office:value-type="float" office:value="35238" calcext:value-type="float">
            <text:p>35238</text:p>
          </table:table-cell>
          <table:table-cell table:number-columns-repeated="1022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35239" calcext:value-type="float">
            <text:p>35239</text:p>
          </table:table-cell>
          <table:table-cell table:number-columns-repeated="1022"/>
        </table:table-row>
        <table:table-row table:style-name="ro1">
          <table:table-cell office:value-type="float" office:value="40206" calcext:value-type="float">
            <text:p>40206</text:p>
          </table:table-cell>
          <table:table-cell office:value-type="float" office:value="35240" calcext:value-type="float">
            <text:p>35240</text:p>
          </table:table-cell>
          <table:table-cell table:number-columns-repeated="1022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35241" calcext:value-type="float">
            <text:p>35241</text:p>
          </table:table-cell>
          <table:table-cell table:number-columns-repeated="1022"/>
        </table:table-row>
        <table:table-row table:style-name="ro1">
          <table:table-cell office:value-type="float" office:value="23713" calcext:value-type="float">
            <text:p>23713</text:p>
          </table:table-cell>
          <table:table-cell office:value-type="float" office:value="35242" calcext:value-type="float">
            <text:p>35242</text:p>
          </table:table-cell>
          <table:table-cell table:number-columns-repeated="1022"/>
        </table:table-row>
        <table:table-row table:style-name="ro1">
          <table:table-cell office:value-type="float" office:value="27798" calcext:value-type="float">
            <text:p>27798</text:p>
          </table:table-cell>
          <table:table-cell office:value-type="float" office:value="35243" calcext:value-type="float">
            <text:p>35243</text:p>
          </table:table-cell>
          <table:table-cell table:number-columns-repeated="1022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float" office:value="35244" calcext:value-type="float">
            <text:p>35244</text:p>
          </table:table-cell>
          <table:table-cell table:number-columns-repeated="1022"/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35245" calcext:value-type="float">
            <text:p>35245</text:p>
          </table:table-cell>
          <table:table-cell table:number-columns-repeated="1022"/>
        </table:table-row>
        <table:table-row table:style-name="ro1">
          <table:table-cell office:value-type="float" office:value="23627" calcext:value-type="float">
            <text:p>23627</text:p>
          </table:table-cell>
          <table:table-cell office:value-type="float" office:value="35246" calcext:value-type="float">
            <text:p>35246</text:p>
          </table:table-cell>
          <table:table-cell table:number-columns-repeated="1022"/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float" office:value="35247" calcext:value-type="float">
            <text:p>35247</text:p>
          </table:table-cell>
          <table:table-cell table:number-columns-repeated="1022"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float" office:value="35248" calcext:value-type="float">
            <text:p>35248</text:p>
          </table:table-cell>
          <table:table-cell table:number-columns-repeated="1022"/>
        </table:table-row>
        <table:table-row table:style-name="ro1">
          <table:table-cell office:value-type="float" office:value="26742" calcext:value-type="float">
            <text:p>26742</text:p>
          </table:table-cell>
          <table:table-cell office:value-type="float" office:value="35249" calcext:value-type="float">
            <text:p>35249</text:p>
          </table:table-cell>
          <table:table-cell table:number-columns-repeated="1022"/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float" office:value="35250" calcext:value-type="float">
            <text:p>35250</text:p>
          </table:table-cell>
          <table:table-cell table:number-columns-repeated="1022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float" office:value="35251" calcext:value-type="float">
            <text:p>35251</text:p>
          </table:table-cell>
          <table:table-cell table:number-columns-repeated="1022"/>
        </table:table-row>
        <table:table-row table:style-name="ro1">
          <table:table-cell office:value-type="float" office:value="20474" calcext:value-type="float">
            <text:p>20474</text:p>
          </table:table-cell>
          <table:table-cell office:value-type="float" office:value="35252" calcext:value-type="float">
            <text:p>35252</text:p>
          </table:table-cell>
          <table:table-cell table:number-columns-repeated="1022"/>
        </table:table-row>
        <table:table-row table:style-name="ro1">
          <table:table-cell office:value-type="float" office:value="21368" calcext:value-type="float">
            <text:p>21368</text:p>
          </table:table-cell>
          <table:table-cell office:value-type="float" office:value="35253" calcext:value-type="float">
            <text:p>35253</text:p>
          </table:table-cell>
          <table:table-cell table:number-columns-repeated="1022"/>
        </table:table-row>
        <table:table-row table:style-name="ro1">
          <table:table-cell office:value-type="float" office:value="24681" calcext:value-type="float">
            <text:p>24681</text:p>
          </table:table-cell>
          <table:table-cell office:value-type="float" office:value="35254" calcext:value-type="float">
            <text:p>35254</text:p>
          </table:table-cell>
          <table:table-cell table:number-columns-repeated="1022"/>
        </table:table-row>
        <table:table-row table:style-name="ro1">
          <table:table-cell office:value-type="float" office:value="28201" calcext:value-type="float">
            <text:p>28201</text:p>
          </table:table-cell>
          <table:table-cell office:value-type="float" office:value="35255" calcext:value-type="float">
            <text:p>35255</text:p>
          </table:table-cell>
          <table:table-cell table:number-columns-repeated="1022"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float" office:value="35256" calcext:value-type="float">
            <text:p>35256</text:p>
          </table:table-cell>
          <table:table-cell table:number-columns-repeated="1022"/>
        </table:table-row>
        <table:table-row table:style-name="ro1">
          <table:table-cell office:value-type="float" office:value="38899" calcext:value-type="float">
            <text:p>38899</text:p>
          </table:table-cell>
          <table:table-cell office:value-type="float" office:value="35257" calcext:value-type="float">
            <text:p>35257</text:p>
          </table:table-cell>
          <table:table-cell table:number-columns-repeated="1022"/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35258" calcext:value-type="float">
            <text:p>35258</text:p>
          </table:table-cell>
          <table:table-cell table:number-columns-repeated="1022"/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35259" calcext:value-type="float">
            <text:p>35259</text:p>
          </table:table-cell>
          <table:table-cell table:number-columns-repeated="1022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35260" calcext:value-type="float">
            <text:p>35260</text:p>
          </table:table-cell>
          <table:table-cell table:number-columns-repeated="1022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float" office:value="35261" calcext:value-type="float">
            <text:p>35261</text:p>
          </table:table-cell>
          <table:table-cell table:number-columns-repeated="1022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35262" calcext:value-type="float">
            <text:p>35262</text:p>
          </table:table-cell>
          <table:table-cell table:number-columns-repeated="1022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float" office:value="35263" calcext:value-type="float">
            <text:p>35263</text:p>
          </table:table-cell>
          <table:table-cell table:number-columns-repeated="1022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float" office:value="35264" calcext:value-type="float">
            <text:p>35264</text:p>
          </table:table-cell>
          <table:table-cell table:number-columns-repeated="1022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35265" calcext:value-type="float">
            <text:p>35265</text:p>
          </table:table-cell>
          <table:table-cell table:number-columns-repeated="1022"/>
        </table:table-row>
        <table:table-row table:style-name="ro1">
          <table:table-cell office:value-type="float" office:value="21487" calcext:value-type="float">
            <text:p>21487</text:p>
          </table:table-cell>
          <table:table-cell office:value-type="float" office:value="35266" calcext:value-type="float">
            <text:p>35266</text:p>
          </table:table-cell>
          <table:table-cell table:number-columns-repeated="1022"/>
        </table:table-row>
        <table:table-row table:style-name="ro1">
          <table:table-cell office:value-type="float" office:value="22025" calcext:value-type="float">
            <text:p>22025</text:p>
          </table:table-cell>
          <table:table-cell office:value-type="float" office:value="35267" calcext:value-type="float">
            <text:p>35267</text:p>
          </table:table-cell>
          <table:table-cell table:number-columns-repeated="1022"/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float" office:value="35268" calcext:value-type="float">
            <text:p>35268</text:p>
          </table:table-cell>
          <table:table-cell table:number-columns-repeated="1022"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float" office:value="35269" calcext:value-type="float">
            <text:p>35269</text:p>
          </table:table-cell>
          <table:table-cell table:number-columns-repeated="1022"/>
        </table:table-row>
        <table:table-row table:style-name="ro1">
          <table:table-cell office:value-type="float" office:value="23478" calcext:value-type="float">
            <text:p>23478</text:p>
          </table:table-cell>
          <table:table-cell office:value-type="float" office:value="35270" calcext:value-type="float">
            <text:p>35270</text:p>
          </table:table-cell>
          <table:table-cell table:number-columns-repeated="1022"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float" office:value="35271" calcext:value-type="float">
            <text:p>35271</text:p>
          </table:table-cell>
          <table:table-cell table:number-columns-repeated="1022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float" office:value="35272" calcext:value-type="float">
            <text:p>35272</text:p>
          </table:table-cell>
          <table:table-cell table:number-columns-repeated="1022"/>
        </table:table-row>
        <table:table-row table:style-name="ro1">
          <table:table-cell office:value-type="float" office:value="26247" calcext:value-type="float">
            <text:p>26247</text:p>
          </table:table-cell>
          <table:table-cell office:value-type="float" office:value="35273" calcext:value-type="float">
            <text:p>35273</text:p>
          </table:table-cell>
          <table:table-cell table:number-columns-repeated="1022"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float" office:value="35274" calcext:value-type="float">
            <text:p>35274</text:p>
          </table:table-cell>
          <table:table-cell table:number-columns-repeated="1022"/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35275" calcext:value-type="float">
            <text:p>35275</text:p>
          </table:table-cell>
          <table:table-cell table:number-columns-repeated="1022"/>
        </table:table-row>
        <table:table-row table:style-name="ro1">
          <table:table-cell office:value-type="float" office:value="27468" calcext:value-type="float">
            <text:p>27468</text:p>
          </table:table-cell>
          <table:table-cell office:value-type="float" office:value="35276" calcext:value-type="float">
            <text:p>35276</text:p>
          </table:table-cell>
          <table:table-cell table:number-columns-repeated="1022"/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float" office:value="35277" calcext:value-type="float">
            <text:p>35277</text:p>
          </table:table-cell>
          <table:table-cell table:number-columns-repeated="1022"/>
        </table:table-row>
        <table:table-row table:style-name="ro1">
          <table:table-cell office:value-type="float" office:value="28779" calcext:value-type="float">
            <text:p>28779</text:p>
          </table:table-cell>
          <table:table-cell office:value-type="float" office:value="35278" calcext:value-type="float">
            <text:p>35278</text:p>
          </table:table-cell>
          <table:table-cell table:number-columns-repeated="1022"/>
        </table:table-row>
        <table:table-row table:style-name="ro1">
          <table:table-cell office:value-type="float" office:value="29634" calcext:value-type="float">
            <text:p>29634</text:p>
          </table:table-cell>
          <table:table-cell office:value-type="float" office:value="35279" calcext:value-type="float">
            <text:p>35279</text:p>
          </table:table-cell>
          <table:table-cell table:number-columns-repeated="1022"/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35280" calcext:value-type="float">
            <text:p>35280</text:p>
          </table:table-cell>
          <table:table-cell table:number-columns-repeated="1022"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float" office:value="35281" calcext:value-type="float">
            <text:p>35281</text:p>
          </table:table-cell>
          <table:table-cell table:number-columns-repeated="1022"/>
        </table:table-row>
        <table:table-row table:style-name="ro1">
          <table:table-cell office:value-type="float" office:value="31292" calcext:value-type="float">
            <text:p>31292</text:p>
          </table:table-cell>
          <table:table-cell office:value-type="float" office:value="35282" calcext:value-type="float">
            <text:p>35282</text:p>
          </table:table-cell>
          <table:table-cell table:number-columns-repeated="1022"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float" office:value="35283" calcext:value-type="float">
            <text:p>35283</text:p>
          </table:table-cell>
          <table:table-cell table:number-columns-repeated="1022"/>
        </table:table-row>
        <table:table-row table:style-name="ro1">
          <table:table-cell office:value-type="float" office:value="33457" calcext:value-type="float">
            <text:p>33457</text:p>
          </table:table-cell>
          <table:table-cell office:value-type="float" office:value="35284" calcext:value-type="float">
            <text:p>35284</text:p>
          </table:table-cell>
          <table:table-cell table:number-columns-repeated="1022"/>
        </table:table-row>
        <table:table-row table:style-name="ro1">
          <table:table-cell office:value-type="float" office:value="33499" calcext:value-type="float">
            <text:p>33499</text:p>
          </table:table-cell>
          <table:table-cell office:value-type="float" office:value="35285" calcext:value-type="float">
            <text:p>35285</text:p>
          </table:table-cell>
          <table:table-cell table:number-columns-repeated="1022"/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35286" calcext:value-type="float">
            <text:p>35286</text:p>
          </table:table-cell>
          <table:table-cell table:number-columns-repeated="1022"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float" office:value="35287" calcext:value-type="float">
            <text:p>35287</text:p>
          </table:table-cell>
          <table:table-cell table:number-columns-repeated="1022"/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float" office:value="35288" calcext:value-type="float">
            <text:p>35288</text:p>
          </table:table-cell>
          <table:table-cell table:number-columns-repeated="1022"/>
        </table:table-row>
        <table:table-row table:style-name="ro1">
          <table:table-cell office:value-type="float" office:value="33747" calcext:value-type="float">
            <text:p>33747</text:p>
          </table:table-cell>
          <table:table-cell office:value-type="float" office:value="35289" calcext:value-type="float">
            <text:p>35289</text:p>
          </table:table-cell>
          <table:table-cell table:number-columns-repeated="1022"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float" office:value="35290" calcext:value-type="float">
            <text:p>35290</text:p>
          </table:table-cell>
          <table:table-cell table:number-columns-repeated="1022"/>
        </table:table-row>
        <table:table-row table:style-name="ro1">
          <table:table-cell office:value-type="float" office:value="35506" calcext:value-type="float">
            <text:p>35506</text:p>
          </table:table-cell>
          <table:table-cell office:value-type="float" office:value="35291" calcext:value-type="float">
            <text:p>35291</text:p>
          </table:table-cell>
          <table:table-cell table:number-columns-repeated="1022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float" office:value="35292" calcext:value-type="float">
            <text:p>35292</text:p>
          </table:table-cell>
          <table:table-cell table:number-columns-repeated="1022"/>
        </table:table-row>
        <table:table-row table:style-name="ro1">
          <table:table-cell office:value-type="float" office:value="36008" calcext:value-type="float">
            <text:p>36008</text:p>
          </table:table-cell>
          <table:table-cell office:value-type="float" office:value="35293" calcext:value-type="float">
            <text:p>35293</text:p>
          </table:table-cell>
          <table:table-cell table:number-columns-repeated="1022"/>
        </table:table-row>
        <table:table-row table:style-name="ro1">
          <table:table-cell office:value-type="float" office:value="36838" calcext:value-type="float">
            <text:p>36838</text:p>
          </table:table-cell>
          <table:table-cell office:value-type="float" office:value="35294" calcext:value-type="float">
            <text:p>35294</text:p>
          </table:table-cell>
          <table:table-cell table:number-columns-repeated="1022"/>
        </table:table-row>
        <table:table-row table:style-name="ro1">
          <table:table-cell office:value-type="float" office:value="36942" calcext:value-type="float">
            <text:p>36942</text:p>
          </table:table-cell>
          <table:table-cell office:value-type="float" office:value="35295" calcext:value-type="float">
            <text:p>35295</text:p>
          </table:table-cell>
          <table:table-cell table:number-columns-repeated="1022"/>
        </table:table-row>
        <table:table-row table:style-name="ro1">
          <table:table-cell office:value-type="float" office:value="38686" calcext:value-type="float">
            <text:p>38686</text:p>
          </table:table-cell>
          <table:table-cell office:value-type="float" office:value="35296" calcext:value-type="float">
            <text:p>35296</text:p>
          </table:table-cell>
          <table:table-cell table:number-columns-repeated="1022"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35297" calcext:value-type="float">
            <text:p>35297</text:p>
          </table:table-cell>
          <table:table-cell table:number-columns-repeated="1022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35298" calcext:value-type="float">
            <text:p>35298</text:p>
          </table:table-cell>
          <table:table-cell table:number-columns-repeated="1022"/>
        </table:table-row>
        <table:table-row table:style-name="ro1">
          <table:table-cell office:value-type="float" office:value="23784" calcext:value-type="float">
            <text:p>23784</text:p>
          </table:table-cell>
          <table:table-cell office:value-type="float" office:value="35299" calcext:value-type="float">
            <text:p>35299</text:p>
          </table:table-cell>
          <table:table-cell table:number-columns-repeated="1022"/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float" office:value="35300" calcext:value-type="float">
            <text:p>35300</text:p>
          </table:table-cell>
          <table:table-cell table:number-columns-repeated="1022"/>
        </table:table-row>
        <table:table-row table:style-name="ro1">
          <table:table-cell office:value-type="float" office:value="29273" calcext:value-type="float">
            <text:p>29273</text:p>
          </table:table-cell>
          <table:table-cell office:value-type="float" office:value="35301" calcext:value-type="float">
            <text:p>35301</text:p>
          </table:table-cell>
          <table:table-cell table:number-columns-repeated="1022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35302" calcext:value-type="float">
            <text:p>35302</text:p>
          </table:table-cell>
          <table:table-cell table:number-columns-repeated="1022"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float" office:value="35303" calcext:value-type="float">
            <text:p>35303</text:p>
          </table:table-cell>
          <table:table-cell table:number-columns-repeated="1022"/>
        </table:table-row>
        <table:table-row table:style-name="ro1">
          <table:table-cell office:value-type="float" office:value="33469" calcext:value-type="float">
            <text:p>33469</text:p>
          </table:table-cell>
          <table:table-cell office:value-type="float" office:value="35304" calcext:value-type="float">
            <text:p>35304</text:p>
          </table:table-cell>
          <table:table-cell table:number-columns-repeated="1022"/>
        </table:table-row>
        <table:table-row table:style-name="ro1">
          <table:table-cell office:value-type="float" office:value="34558" calcext:value-type="float">
            <text:p>34558</text:p>
          </table:table-cell>
          <table:table-cell office:value-type="float" office:value="35305" calcext:value-type="float">
            <text:p>35305</text:p>
          </table:table-cell>
          <table:table-cell table:number-columns-repeated="1022"/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float" office:value="35306" calcext:value-type="float">
            <text:p>35306</text:p>
          </table:table-cell>
          <table:table-cell table:number-columns-repeated="1022"/>
        </table:table-row>
        <table:table-row table:style-name="ro1">
          <table:table-cell office:value-type="float" office:value="38597" calcext:value-type="float">
            <text:p>38597</text:p>
          </table:table-cell>
          <table:table-cell office:value-type="float" office:value="35307" calcext:value-type="float">
            <text:p>35307</text:p>
          </table:table-cell>
          <table:table-cell table:number-columns-repeated="1022"/>
        </table:table-row>
        <table:table-row table:style-name="ro1">
          <table:table-cell office:value-type="float" office:value="39187" calcext:value-type="float">
            <text:p>39187</text:p>
          </table:table-cell>
          <table:table-cell office:value-type="float" office:value="35308" calcext:value-type="float">
            <text:p>35308</text:p>
          </table:table-cell>
          <table:table-cell table:number-columns-repeated="1022"/>
        </table:table-row>
        <table:table-row table:style-name="ro1">
          <table:table-cell office:value-type="float" office:value="39381" calcext:value-type="float">
            <text:p>39381</text:p>
          </table:table-cell>
          <table:table-cell office:value-type="float" office:value="35309" calcext:value-type="float">
            <text:p>35309</text:p>
          </table:table-cell>
          <table:table-cell table:number-columns-repeated="1022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float" office:value="35310" calcext:value-type="float">
            <text:p>35310</text:p>
          </table:table-cell>
          <table:table-cell table:number-columns-repeated="1022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35311" calcext:value-type="float">
            <text:p>35311</text:p>
          </table:table-cell>
          <table:table-cell table:number-columns-repeated="1022"/>
        </table:table-row>
        <table:table-row table:style-name="ro1">
          <table:table-cell office:value-type="float" office:value="35299" calcext:value-type="float">
            <text:p>35299</text:p>
          </table:table-cell>
          <table:table-cell office:value-type="float" office:value="35312" calcext:value-type="float">
            <text:p>35312</text:p>
          </table:table-cell>
          <table:table-cell table:number-columns-repeated="1022"/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float" office:value="35313" calcext:value-type="float">
            <text:p>35313</text:p>
          </table:table-cell>
          <table:table-cell table:number-columns-repeated="1022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35314" calcext:value-type="float">
            <text:p>35314</text:p>
          </table:table-cell>
          <table:table-cell table:number-columns-repeated="1022"/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35315" calcext:value-type="float">
            <text:p>35315</text:p>
          </table:table-cell>
          <table:table-cell table:number-columns-repeated="1022"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float" office:value="35316" calcext:value-type="float">
            <text:p>35316</text:p>
          </table:table-cell>
          <table:table-cell table:number-columns-repeated="1022"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float" office:value="35317" calcext:value-type="float">
            <text:p>35317</text:p>
          </table:table-cell>
          <table:table-cell table:number-columns-repeated="1022"/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float" office:value="35318" calcext:value-type="float">
            <text:p>35318</text:p>
          </table:table-cell>
          <table:table-cell table:number-columns-repeated="1022"/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35319" calcext:value-type="float">
            <text:p>35319</text:p>
          </table:table-cell>
          <table:table-cell table:number-columns-repeated="1022"/>
        </table:table-row>
        <table:table-row table:style-name="ro1">
          <table:table-cell office:value-type="float" office:value="24674" calcext:value-type="float">
            <text:p>24674</text:p>
          </table:table-cell>
          <table:table-cell office:value-type="float" office:value="35320" calcext:value-type="float">
            <text:p>35320</text:p>
          </table:table-cell>
          <table:table-cell table:number-columns-repeated="1022"/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35321" calcext:value-type="float">
            <text:p>35321</text:p>
          </table:table-cell>
          <table:table-cell table:number-columns-repeated="1022"/>
        </table:table-row>
        <table:table-row table:style-name="ro1">
          <table:table-cell office:value-type="float" office:value="25106" calcext:value-type="float">
            <text:p>25106</text:p>
          </table:table-cell>
          <table:table-cell office:value-type="float" office:value="35322" calcext:value-type="float">
            <text:p>35322</text:p>
          </table:table-cell>
          <table:table-cell table:number-columns-repeated="1022"/>
        </table:table-row>
        <table:table-row table:style-name="ro1">
          <table:table-cell office:value-type="float" office:value="25296" calcext:value-type="float">
            <text:p>25296</text:p>
          </table:table-cell>
          <table:table-cell office:value-type="float" office:value="35323" calcext:value-type="float">
            <text:p>35323</text:p>
          </table:table-cell>
          <table:table-cell table:number-columns-repeated="1022"/>
        </table:table-row>
        <table:table-row table:style-name="ro1">
          <table:table-cell office:value-type="float" office:value="25913" calcext:value-type="float">
            <text:p>25913</text:p>
          </table:table-cell>
          <table:table-cell office:value-type="float" office:value="35324" calcext:value-type="float">
            <text:p>35324</text:p>
          </table:table-cell>
          <table:table-cell table:number-columns-repeated="1022"/>
        </table:table-row>
        <table:table-row table:style-name="ro1">
          <table:table-cell office:value-type="float" office:value="39745" calcext:value-type="float">
            <text:p>39745</text:p>
          </table:table-cell>
          <table:table-cell office:value-type="float" office:value="35392" calcext:value-type="float">
            <text:p>35392</text:p>
          </table:table-cell>
          <table:table-cell table:number-columns-repeated="1022"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float" office:value="35393" calcext:value-type="float">
            <text:p>35393</text:p>
          </table:table-cell>
          <table:table-cell table:number-columns-repeated="1022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5394" calcext:value-type="float">
            <text:p>35394</text:p>
          </table:table-cell>
          <table:table-cell table:number-columns-repeated="1022"/>
        </table:table-row>
        <table:table-row table:style-name="ro1">
          <table:table-cell office:value-type="float" office:value="28023" calcext:value-type="float">
            <text:p>28023</text:p>
          </table:table-cell>
          <table:table-cell office:value-type="float" office:value="35395" calcext:value-type="float">
            <text:p>35395</text:p>
          </table:table-cell>
          <table:table-cell table:number-columns-repeated="1022"/>
        </table:table-row>
        <table:table-row table:style-name="ro1">
          <table:table-cell office:value-type="float" office:value="28784" calcext:value-type="float">
            <text:p>28784</text:p>
          </table:table-cell>
          <table:table-cell office:value-type="float" office:value="35396" calcext:value-type="float">
            <text:p>35396</text:p>
          </table:table-cell>
          <table:table-cell table:number-columns-repeated="1022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35397" calcext:value-type="float">
            <text:p>35397</text:p>
          </table:table-cell>
          <table:table-cell table:number-columns-repeated="1022"/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float" office:value="35398" calcext:value-type="float">
            <text:p>35398</text:p>
          </table:table-cell>
          <table:table-cell table:number-columns-repeated="1022"/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float" office:value="35399" calcext:value-type="float">
            <text:p>35399</text:p>
          </table:table-cell>
          <table:table-cell table:number-columns-repeated="1022"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float" office:value="35400" calcext:value-type="float">
            <text:p>35400</text:p>
          </table:table-cell>
          <table:table-cell table:number-columns-repeated="1022"/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float" office:value="35401" calcext:value-type="float">
            <text:p>35401</text:p>
          </table:table-cell>
          <table:table-cell table:number-columns-repeated="1022"/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35402" calcext:value-type="float">
            <text:p>35402</text:p>
          </table:table-cell>
          <table:table-cell table:number-columns-repeated="1022"/>
        </table:table-row>
        <table:table-row table:style-name="ro1">
          <table:table-cell office:value-type="float" office:value="38542" calcext:value-type="float">
            <text:p>38542</text:p>
          </table:table-cell>
          <table:table-cell office:value-type="float" office:value="35403" calcext:value-type="float">
            <text:p>35403</text:p>
          </table:table-cell>
          <table:table-cell table:number-columns-repeated="1022"/>
        </table:table-row>
        <table:table-row table:style-name="ro1">
          <table:table-cell office:value-type="float" office:value="35997" calcext:value-type="float">
            <text:p>35997</text:p>
          </table:table-cell>
          <table:table-cell office:value-type="float" office:value="35404" calcext:value-type="float">
            <text:p>35404</text:p>
          </table:table-cell>
          <table:table-cell table:number-columns-repeated="1022"/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float" office:value="35405" calcext:value-type="float">
            <text:p>35405</text:p>
          </table:table-cell>
          <table:table-cell table:number-columns-repeated="1022"/>
        </table:table-row>
        <table:table-row table:style-name="ro1">
          <table:table-cell office:value-type="float" office:value="21182" calcext:value-type="float">
            <text:p>21182</text:p>
          </table:table-cell>
          <table:table-cell office:value-type="float" office:value="35406" calcext:value-type="float">
            <text:p>35406</text:p>
          </table:table-cell>
          <table:table-cell table:number-columns-repeated="1022"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35407" calcext:value-type="float">
            <text:p>35407</text:p>
          </table:table-cell>
          <table:table-cell table:number-columns-repeated="1022"/>
        </table:table-row>
        <table:table-row table:style-name="ro1">
          <table:table-cell office:value-type="float" office:value="21683" calcext:value-type="float">
            <text:p>21683</text:p>
          </table:table-cell>
          <table:table-cell office:value-type="float" office:value="35408" calcext:value-type="float">
            <text:p>35408</text:p>
          </table:table-cell>
          <table:table-cell table:number-columns-repeated="1022"/>
        </table:table-row>
        <table:table-row table:style-name="ro1">
          <table:table-cell office:value-type="float" office:value="23475" calcext:value-type="float">
            <text:p>23475</text:p>
          </table:table-cell>
          <table:table-cell office:value-type="float" office:value="35409" calcext:value-type="float">
            <text:p>35409</text:p>
          </table:table-cell>
          <table:table-cell table:number-columns-repeated="1022"/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35410" calcext:value-type="float">
            <text:p>35410</text:p>
          </table:table-cell>
          <table:table-cell table:number-columns-repeated="1022"/>
        </table:table-row>
        <table:table-row table:style-name="ro1">
          <table:table-cell office:value-type="float" office:value="24936" calcext:value-type="float">
            <text:p>24936</text:p>
          </table:table-cell>
          <table:table-cell office:value-type="float" office:value="35411" calcext:value-type="float">
            <text:p>35411</text:p>
          </table:table-cell>
          <table:table-cell table:number-columns-repeated="1022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35412" calcext:value-type="float">
            <text:p>35412</text:p>
          </table:table-cell>
          <table:table-cell table:number-columns-repeated="1022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float" office:value="35413" calcext:value-type="float">
            <text:p>35413</text:p>
          </table:table-cell>
          <table:table-cell table:number-columns-repeated="1022"/>
        </table:table-row>
        <table:table-row table:style-name="ro1">
          <table:table-cell office:value-type="float" office:value="30861" calcext:value-type="float">
            <text:p>30861</text:p>
          </table:table-cell>
          <table:table-cell office:value-type="float" office:value="35414" calcext:value-type="float">
            <text:p>35414</text:p>
          </table:table-cell>
          <table:table-cell table:number-columns-repeated="1022"/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35415" calcext:value-type="float">
            <text:p>35415</text:p>
          </table:table-cell>
          <table:table-cell table:number-columns-repeated="1022"/>
        </table:table-row>
        <table:table-row table:style-name="ro1">
          <table:table-cell office:value-type="float" office:value="34903" calcext:value-type="float">
            <text:p>34903</text:p>
          </table:table-cell>
          <table:table-cell office:value-type="float" office:value="35416" calcext:value-type="float">
            <text:p>35416</text:p>
          </table:table-cell>
          <table:table-cell table:number-columns-repeated="1022"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float" office:value="35417" calcext:value-type="float">
            <text:p>35417</text:p>
          </table:table-cell>
          <table:table-cell table:number-columns-repeated="1022"/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float" office:value="35418" calcext:value-type="float">
            <text:p>35418</text:p>
          </table:table-cell>
          <table:table-cell table:number-columns-repeated="1022"/>
        </table:table-row>
        <table:table-row table:style-name="ro1">
          <table:table-cell office:value-type="float" office:value="39608" calcext:value-type="float">
            <text:p>39608</text:p>
          </table:table-cell>
          <table:table-cell office:value-type="float" office:value="35419" calcext:value-type="float">
            <text:p>35419</text:p>
          </table:table-cell>
          <table:table-cell table:number-columns-repeated="1022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35420" calcext:value-type="float">
            <text:p>35420</text:p>
          </table:table-cell>
          <table:table-cell table:number-columns-repeated="1022"/>
        </table:table-row>
        <table:table-row table:style-name="ro1">
          <table:table-cell office:value-type="float" office:value="39336" calcext:value-type="float">
            <text:p>39336</text:p>
          </table:table-cell>
          <table:table-cell office:value-type="float" office:value="35421" calcext:value-type="float">
            <text:p>35421</text:p>
          </table:table-cell>
          <table:table-cell table:number-columns-repeated="1022"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35422" calcext:value-type="float">
            <text:p>35422</text:p>
          </table:table-cell>
          <table:table-cell table:number-columns-repeated="1022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float" office:value="35423" calcext:value-type="float">
            <text:p>35423</text:p>
          </table:table-cell>
          <table:table-cell table:number-columns-repeated="1022"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float" office:value="35424" calcext:value-type="float">
            <text:p>35424</text:p>
          </table:table-cell>
          <table:table-cell table:number-columns-repeated="1022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35425" calcext:value-type="float">
            <text:p>35425</text:p>
          </table:table-cell>
          <table:table-cell table:number-columns-repeated="1022"/>
        </table:table-row>
        <table:table-row table:style-name="ro1">
          <table:table-cell office:value-type="float" office:value="37390" calcext:value-type="float">
            <text:p>37390</text:p>
          </table:table-cell>
          <table:table-cell office:value-type="float" office:value="35426" calcext:value-type="float">
            <text:p>35426</text:p>
          </table:table-cell>
          <table:table-cell table:number-columns-repeated="1022"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float" office:value="35427" calcext:value-type="float">
            <text:p>35427</text:p>
          </table:table-cell>
          <table:table-cell table:number-columns-repeated="1022"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float" office:value="35428" calcext:value-type="float">
            <text:p>35428</text:p>
          </table:table-cell>
          <table:table-cell table:number-columns-repeated="1022"/>
        </table:table-row>
        <table:table-row table:style-name="ro1">
          <table:table-cell office:value-type="float" office:value="21508" calcext:value-type="float">
            <text:p>21508</text:p>
          </table:table-cell>
          <table:table-cell office:value-type="float" office:value="35429" calcext:value-type="float">
            <text:p>35429</text:p>
          </table:table-cell>
          <table:table-cell table:number-columns-repeated="1022"/>
        </table:table-row>
        <table:table-row table:style-name="ro1">
          <table:table-cell office:value-type="float" office:value="24275" calcext:value-type="float">
            <text:p>24275</text:p>
          </table:table-cell>
          <table:table-cell office:value-type="float" office:value="35430" calcext:value-type="float">
            <text:p>35430</text:p>
          </table:table-cell>
          <table:table-cell table:number-columns-repeated="1022"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float" office:value="35431" calcext:value-type="float">
            <text:p>35431</text:p>
          </table:table-cell>
          <table:table-cell table:number-columns-repeated="1022"/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float" office:value="35432" calcext:value-type="float">
            <text:p>35432</text:p>
          </table:table-cell>
          <table:table-cell table:number-columns-repeated="1022"/>
        </table:table-row>
        <table:table-row table:style-name="ro1">
          <table:table-cell office:value-type="float" office:value="26684" calcext:value-type="float">
            <text:p>26684</text:p>
          </table:table-cell>
          <table:table-cell office:value-type="float" office:value="35433" calcext:value-type="float">
            <text:p>35433</text:p>
          </table:table-cell>
          <table:table-cell table:number-columns-repeated="1022"/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35434" calcext:value-type="float">
            <text:p>35434</text:p>
          </table:table-cell>
          <table:table-cell table:number-columns-repeated="1022"/>
        </table:table-row>
        <table:table-row table:style-name="ro1">
          <table:table-cell office:value-type="float" office:value="27579" calcext:value-type="float">
            <text:p>27579</text:p>
          </table:table-cell>
          <table:table-cell office:value-type="float" office:value="35435" calcext:value-type="float">
            <text:p>35435</text:p>
          </table:table-cell>
          <table:table-cell table:number-columns-repeated="1022"/>
        </table:table-row>
        <table:table-row table:style-name="ro1">
          <table:table-cell office:value-type="float" office:value="29554" calcext:value-type="float">
            <text:p>29554</text:p>
          </table:table-cell>
          <table:table-cell office:value-type="float" office:value="35436" calcext:value-type="float">
            <text:p>35436</text:p>
          </table:table-cell>
          <table:table-cell table:number-columns-repeated="1022"/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float" office:value="35437" calcext:value-type="float">
            <text:p>35437</text:p>
          </table:table-cell>
          <table:table-cell table:number-columns-repeated="1022"/>
        </table:table-row>
        <table:table-row table:style-name="ro1">
          <table:table-cell office:value-type="float" office:value="31339" calcext:value-type="float">
            <text:p>31339</text:p>
          </table:table-cell>
          <table:table-cell office:value-type="float" office:value="35438" calcext:value-type="float">
            <text:p>35438</text:p>
          </table:table-cell>
          <table:table-cell table:number-columns-repeated="1022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35439" calcext:value-type="float">
            <text:p>35439</text:p>
          </table:table-cell>
          <table:table-cell table:number-columns-repeated="1022"/>
        </table:table-row>
        <table:table-row table:style-name="ro1">
          <table:table-cell office:value-type="float" office:value="35282" calcext:value-type="float">
            <text:p>35282</text:p>
          </table:table-cell>
          <table:table-cell office:value-type="float" office:value="35440" calcext:value-type="float">
            <text:p>35440</text:p>
          </table:table-cell>
          <table:table-cell table:number-columns-repeated="1022"/>
        </table:table-row>
        <table:table-row table:style-name="ro1">
          <table:table-cell office:value-type="float" office:value="36203" calcext:value-type="float">
            <text:p>36203</text:p>
          </table:table-cell>
          <table:table-cell office:value-type="float" office:value="35441" calcext:value-type="float">
            <text:p>35441</text:p>
          </table:table-cell>
          <table:table-cell table:number-columns-repeated="1022"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float" office:value="35442" calcext:value-type="float">
            <text:p>35442</text:p>
          </table:table-cell>
          <table:table-cell table:number-columns-repeated="1022"/>
        </table:table-row>
        <table:table-row table:style-name="ro1">
          <table:table-cell office:value-type="float" office:value="37101" calcext:value-type="float">
            <text:p>37101</text:p>
          </table:table-cell>
          <table:table-cell office:value-type="float" office:value="35443" calcext:value-type="float">
            <text:p>35443</text:p>
          </table:table-cell>
          <table:table-cell table:number-columns-repeated="1022"/>
        </table:table-row>
        <table:table-row table:style-name="ro1">
          <table:table-cell office:value-type="float" office:value="38307" calcext:value-type="float">
            <text:p>38307</text:p>
          </table:table-cell>
          <table:table-cell office:value-type="float" office:value="35444" calcext:value-type="float">
            <text:p>35444</text:p>
          </table:table-cell>
          <table:table-cell table:number-columns-repeated="1022"/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35445" calcext:value-type="float">
            <text:p>35445</text:p>
          </table:table-cell>
          <table:table-cell table:number-columns-repeated="1022"/>
        </table:table-row>
        <table:table-row table:style-name="ro1">
          <table:table-cell office:value-type="float" office:value="38761" calcext:value-type="float">
            <text:p>38761</text:p>
          </table:table-cell>
          <table:table-cell office:value-type="float" office:value="35446" calcext:value-type="float">
            <text:p>35446</text:p>
          </table:table-cell>
          <table:table-cell table:number-columns-repeated="1022"/>
        </table:table-row>
        <table:table-row table:style-name="ro1">
          <table:table-cell office:value-type="float" office:value="23398" calcext:value-type="float">
            <text:p>23398</text:p>
          </table:table-cell>
          <table:table-cell office:value-type="float" office:value="35447" calcext:value-type="float">
            <text:p>35447</text:p>
          </table:table-cell>
          <table:table-cell table:number-columns-repeated="1022"/>
        </table:table-row>
        <table:table-row table:style-name="ro1">
          <table:table-cell office:value-type="float" office:value="23731" calcext:value-type="float">
            <text:p>23731</text:p>
          </table:table-cell>
          <table:table-cell office:value-type="float" office:value="35448" calcext:value-type="float">
            <text:p>35448</text:p>
          </table:table-cell>
          <table:table-cell table:number-columns-repeated="1022"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35449" calcext:value-type="float">
            <text:p>35449</text:p>
          </table:table-cell>
          <table:table-cell table:number-columns-repeated="1022"/>
        </table:table-row>
        <table:table-row table:style-name="ro1">
          <table:table-cell office:value-type="float" office:value="38989" calcext:value-type="float">
            <text:p>38989</text:p>
          </table:table-cell>
          <table:table-cell office:value-type="float" office:value="35450" calcext:value-type="float">
            <text:p>35450</text:p>
          </table:table-cell>
          <table:table-cell table:number-columns-repeated="1022"/>
        </table:table-row>
        <table:table-row table:style-name="ro1">
          <table:table-cell office:value-type="float" office:value="38990" calcext:value-type="float">
            <text:p>38990</text:p>
          </table:table-cell>
          <table:table-cell office:value-type="float" office:value="35451" calcext:value-type="float">
            <text:p>35451</text:p>
          </table:table-cell>
          <table:table-cell table:number-columns-repeated="1022"/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35452" calcext:value-type="float">
            <text:p>35452</text:p>
          </table:table-cell>
          <table:table-cell table:number-columns-repeated="1022"/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float" office:value="35453" calcext:value-type="float">
            <text:p>35453</text:p>
          </table:table-cell>
          <table:table-cell table:number-columns-repeated="1022"/>
        </table:table-row>
        <table:table-row table:style-name="ro1">
          <table:table-cell office:value-type="float" office:value="27179" calcext:value-type="float">
            <text:p>27179</text:p>
          </table:table-cell>
          <table:table-cell office:value-type="float" office:value="35454" calcext:value-type="float">
            <text:p>35454</text:p>
          </table:table-cell>
          <table:table-cell table:number-columns-repeated="1022"/>
        </table:table-row>
        <table:table-row table:style-name="ro1">
          <table:table-cell office:value-type="float" office:value="27263" calcext:value-type="float">
            <text:p>27263</text:p>
          </table:table-cell>
          <table:table-cell office:value-type="float" office:value="35456" calcext:value-type="float">
            <text:p>35456</text:p>
          </table:table-cell>
          <table:table-cell table:number-columns-repeated="1022"/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35457" calcext:value-type="float">
            <text:p>35457</text:p>
          </table:table-cell>
          <table:table-cell table:number-columns-repeated="1022"/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float" office:value="35458" calcext:value-type="float">
            <text:p>35458</text:p>
          </table:table-cell>
          <table:table-cell table:number-columns-repeated="1022"/>
        </table:table-row>
        <table:table-row table:style-name="ro1">
          <table:table-cell office:value-type="float" office:value="28511" calcext:value-type="float">
            <text:p>28511</text:p>
          </table:table-cell>
          <table:table-cell office:value-type="float" office:value="35459" calcext:value-type="float">
            <text:p>35459</text:p>
          </table:table-cell>
          <table:table-cell table:number-columns-repeated="1022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float" office:value="35460" calcext:value-type="float">
            <text:p>35460</text:p>
          </table:table-cell>
          <table:table-cell table:number-columns-repeated="1022"/>
        </table:table-row>
        <table:table-row table:style-name="ro1">
          <table:table-cell office:value-type="float" office:value="21917" calcext:value-type="float">
            <text:p>21917</text:p>
          </table:table-cell>
          <table:table-cell office:value-type="float" office:value="35461" calcext:value-type="float">
            <text:p>35461</text:p>
          </table:table-cell>
          <table:table-cell table:number-columns-repeated="1022"/>
        </table:table-row>
        <table:table-row table:style-name="ro1">
          <table:table-cell office:value-type="float" office:value="24688" calcext:value-type="float">
            <text:p>24688</text:p>
          </table:table-cell>
          <table:table-cell office:value-type="float" office:value="35462" calcext:value-type="float">
            <text:p>35462</text:p>
          </table:table-cell>
          <table:table-cell table:number-columns-repeated="1022"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35463" calcext:value-type="float">
            <text:p>35463</text:p>
          </table:table-cell>
          <table:table-cell table:number-columns-repeated="1022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float" office:value="35464" calcext:value-type="float">
            <text:p>35464</text:p>
          </table:table-cell>
          <table:table-cell table:number-columns-repeated="1022"/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35465" calcext:value-type="float">
            <text:p>35465</text:p>
          </table:table-cell>
          <table:table-cell table:number-columns-repeated="1022"/>
        </table:table-row>
        <table:table-row table:style-name="ro1">
          <table:table-cell office:value-type="float" office:value="28369" calcext:value-type="float">
            <text:p>28369</text:p>
          </table:table-cell>
          <table:table-cell office:value-type="float" office:value="35466" calcext:value-type="float">
            <text:p>35466</text:p>
          </table:table-cell>
          <table:table-cell table:number-columns-repeated="1022"/>
        </table:table-row>
        <table:table-row table:style-name="ro1">
          <table:table-cell office:value-type="float" office:value="33883" calcext:value-type="float">
            <text:p>33883</text:p>
          </table:table-cell>
          <table:table-cell office:value-type="float" office:value="35467" calcext:value-type="float">
            <text:p>35467</text:p>
          </table:table-cell>
          <table:table-cell table:number-columns-repeated="1022"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5468" calcext:value-type="float">
            <text:p>35468</text:p>
          </table:table-cell>
          <table:table-cell table:number-columns-repeated="1022"/>
        </table:table-row>
        <table:table-row table:style-name="ro1">
          <table:table-cell office:value-type="float" office:value="36676" calcext:value-type="float">
            <text:p>36676</text:p>
          </table:table-cell>
          <table:table-cell office:value-type="float" office:value="35469" calcext:value-type="float">
            <text:p>35469</text:p>
          </table:table-cell>
          <table:table-cell table:number-columns-repeated="1022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35470" calcext:value-type="float">
            <text:p>35470</text:p>
          </table:table-cell>
          <table:table-cell table:number-columns-repeated="1022"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float" office:value="35471" calcext:value-type="float">
            <text:p>35471</text:p>
          </table:table-cell>
          <table:table-cell table:number-columns-repeated="1022"/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35472" calcext:value-type="float">
            <text:p>35472</text:p>
          </table:table-cell>
          <table:table-cell table:number-columns-repeated="1022"/>
        </table:table-row>
        <table:table-row table:style-name="ro1">
          <table:table-cell office:value-type="float" office:value="26907" calcext:value-type="float">
            <text:p>26907</text:p>
          </table:table-cell>
          <table:table-cell office:value-type="float" office:value="35473" calcext:value-type="float">
            <text:p>35473</text:p>
          </table:table-cell>
          <table:table-cell table:number-columns-repeated="1022"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float" office:value="35474" calcext:value-type="float">
            <text:p>35474</text:p>
          </table:table-cell>
          <table:table-cell table:number-columns-repeated="1022"/>
        </table:table-row>
        <table:table-row table:style-name="ro1">
          <table:table-cell office:value-type="float" office:value="38788" calcext:value-type="float">
            <text:p>38788</text:p>
          </table:table-cell>
          <table:table-cell office:value-type="float" office:value="35475" calcext:value-type="float">
            <text:p>35475</text:p>
          </table:table-cell>
          <table:table-cell table:number-columns-repeated="1022"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35476" calcext:value-type="float">
            <text:p>35476</text:p>
          </table:table-cell>
          <table:table-cell table:number-columns-repeated="1022"/>
        </table:table-row>
        <table:table-row table:style-name="ro1">
          <table:table-cell office:value-type="float" office:value="20828" calcext:value-type="float">
            <text:p>20828</text:p>
          </table:table-cell>
          <table:table-cell office:value-type="float" office:value="35477" calcext:value-type="float">
            <text:p>35477</text:p>
          </table:table-cell>
          <table:table-cell table:number-columns-repeated="1022"/>
        </table:table-row>
        <table:table-row table:style-name="ro1">
          <table:table-cell office:value-type="float" office:value="31427" calcext:value-type="float">
            <text:p>31427</text:p>
          </table:table-cell>
          <table:table-cell office:value-type="float" office:value="35478" calcext:value-type="float">
            <text:p>35478</text:p>
          </table:table-cell>
          <table:table-cell table:number-columns-repeated="1022"/>
        </table:table-row>
        <table:table-row table:style-name="ro1">
          <table:table-cell office:value-type="float" office:value="33970" calcext:value-type="float">
            <text:p>33970</text:p>
          </table:table-cell>
          <table:table-cell office:value-type="float" office:value="35479" calcext:value-type="float">
            <text:p>35479</text:p>
          </table:table-cell>
          <table:table-cell table:number-columns-repeated="1022"/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35480" calcext:value-type="float">
            <text:p>35480</text:p>
          </table:table-cell>
          <table:table-cell table:number-columns-repeated="1022"/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float" office:value="35481" calcext:value-type="float">
            <text:p>35481</text:p>
          </table:table-cell>
          <table:table-cell table:number-columns-repeated="1022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35482" calcext:value-type="float">
            <text:p>35482</text:p>
          </table:table-cell>
          <table:table-cell table:number-columns-repeated="1022"/>
        </table:table-row>
        <table:table-row table:style-name="ro1">
          <table:table-cell office:value-type="float" office:value="40232" calcext:value-type="float">
            <text:p>40232</text:p>
          </table:table-cell>
          <table:table-cell office:value-type="float" office:value="35483" calcext:value-type="float">
            <text:p>35483</text:p>
          </table:table-cell>
          <table:table-cell table:number-columns-repeated="1022"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35484" calcext:value-type="float">
            <text:p>35484</text:p>
          </table:table-cell>
          <table:table-cell table:number-columns-repeated="1022"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float" office:value="35485" calcext:value-type="float">
            <text:p>35485</text:p>
          </table:table-cell>
          <table:table-cell table:number-columns-repeated="1022"/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float" office:value="35486" calcext:value-type="float">
            <text:p>35486</text:p>
          </table:table-cell>
          <table:table-cell table:number-columns-repeated="1022"/>
        </table:table-row>
        <table:table-row table:style-name="ro1">
          <table:table-cell office:value-type="float" office:value="31909" calcext:value-type="float">
            <text:p>31909</text:p>
          </table:table-cell>
          <table:table-cell office:value-type="float" office:value="35487" calcext:value-type="float">
            <text:p>35487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5488" calcext:value-type="float">
            <text:p>35488</text:p>
          </table:table-cell>
          <table:table-cell table:number-columns-repeated="1022"/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float" office:value="35489" calcext:value-type="float">
            <text:p>35489</text:p>
          </table:table-cell>
          <table:table-cell table:number-columns-repeated="1022"/>
        </table:table-row>
        <table:table-row table:style-name="ro1">
          <table:table-cell office:value-type="float" office:value="29926" calcext:value-type="float">
            <text:p>29926</text:p>
          </table:table-cell>
          <table:table-cell office:value-type="float" office:value="35490" calcext:value-type="float">
            <text:p>35490</text:p>
          </table:table-cell>
          <table:table-cell table:number-columns-repeated="1022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float" office:value="35491" calcext:value-type="float">
            <text:p>35491</text:p>
          </table:table-cell>
          <table:table-cell table:number-columns-repeated="1022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float" office:value="35492" calcext:value-type="float">
            <text:p>35492</text:p>
          </table:table-cell>
          <table:table-cell table:number-columns-repeated="1022"/>
        </table:table-row>
        <table:table-row table:style-name="ro1">
          <table:table-cell office:value-type="float" office:value="20896" calcext:value-type="float">
            <text:p>20896</text:p>
          </table:table-cell>
          <table:table-cell office:value-type="float" office:value="35493" calcext:value-type="float">
            <text:p>35493</text:p>
          </table:table-cell>
          <table:table-cell table:number-columns-repeated="1022"/>
        </table:table-row>
        <table:table-row table:style-name="ro1">
          <table:table-cell office:value-type="float" office:value="23506" calcext:value-type="float">
            <text:p>23506</text:p>
          </table:table-cell>
          <table:table-cell office:value-type="float" office:value="35494" calcext:value-type="float">
            <text:p>35494</text:p>
          </table:table-cell>
          <table:table-cell table:number-columns-repeated="1022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35495" calcext:value-type="float">
            <text:p>35495</text:p>
          </table:table-cell>
          <table:table-cell table:number-columns-repeated="1022"/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float" office:value="35496" calcext:value-type="float">
            <text:p>35496</text:p>
          </table:table-cell>
          <table:table-cell table:number-columns-repeated="102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float" office:value="35497" calcext:value-type="float">
            <text:p>35497</text:p>
          </table:table-cell>
          <table:table-cell table:number-columns-repeated="1022"/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float" office:value="35498" calcext:value-type="float">
            <text:p>35498</text:p>
          </table:table-cell>
          <table:table-cell table:number-columns-repeated="1022"/>
        </table:table-row>
        <table:table-row table:style-name="ro1">
          <table:table-cell office:value-type="float" office:value="21914" calcext:value-type="float">
            <text:p>21914</text:p>
          </table:table-cell>
          <table:table-cell office:value-type="float" office:value="35499" calcext:value-type="float">
            <text:p>35499</text:p>
          </table:table-cell>
          <table:table-cell table:number-columns-repeated="1022"/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35500" calcext:value-type="float">
            <text:p>35500</text:p>
          </table:table-cell>
          <table:table-cell table:number-columns-repeated="1022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35501" calcext:value-type="float">
            <text:p>35501</text:p>
          </table:table-cell>
          <table:table-cell table:number-columns-repeated="1022"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float" office:value="35502" calcext:value-type="float">
            <text:p>35502</text:p>
          </table:table-cell>
          <table:table-cell table:number-columns-repeated="1022"/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float" office:value="35503" calcext:value-type="float">
            <text:p>35503</text:p>
          </table:table-cell>
          <table:table-cell table:number-columns-repeated="1022"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float" office:value="35504" calcext:value-type="float">
            <text:p>35504</text:p>
          </table:table-cell>
          <table:table-cell table:number-columns-repeated="1022"/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float" office:value="35505" calcext:value-type="float">
            <text:p>35505</text:p>
          </table:table-cell>
          <table:table-cell table:number-columns-repeated="1022"/>
        </table:table-row>
        <table:table-row table:style-name="ro1">
          <table:table-cell office:value-type="float" office:value="24185" calcext:value-type="float">
            <text:p>24185</text:p>
          </table:table-cell>
          <table:table-cell office:value-type="float" office:value="35506" calcext:value-type="float">
            <text:p>35506</text:p>
          </table:table-cell>
          <table:table-cell table:number-columns-repeated="1022"/>
        </table:table-row>
        <table:table-row table:style-name="ro1">
          <table:table-cell office:value-type="float" office:value="24739" calcext:value-type="float">
            <text:p>24739</text:p>
          </table:table-cell>
          <table:table-cell office:value-type="float" office:value="35507" calcext:value-type="float">
            <text:p>35507</text:p>
          </table:table-cell>
          <table:table-cell table:number-columns-repeated="1022"/>
        </table:table-row>
        <table:table-row table:style-name="ro1">
          <table:table-cell office:value-type="float" office:value="24863" calcext:value-type="float">
            <text:p>24863</text:p>
          </table:table-cell>
          <table:table-cell office:value-type="float" office:value="35508" calcext:value-type="float">
            <text:p>35508</text:p>
          </table:table-cell>
          <table:table-cell table:number-columns-repeated="1022"/>
        </table:table-row>
        <table:table-row table:style-name="ro1">
          <table:table-cell office:value-type="float" office:value="24931" calcext:value-type="float">
            <text:p>24931</text:p>
          </table:table-cell>
          <table:table-cell office:value-type="float" office:value="35509" calcext:value-type="float">
            <text:p>35509</text:p>
          </table:table-cell>
          <table:table-cell table:number-columns-repeated="1022"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float" office:value="35510" calcext:value-type="float">
            <text:p>35510</text:p>
          </table:table-cell>
          <table:table-cell table:number-columns-repeated="1022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35511" calcext:value-type="float">
            <text:p>35511</text:p>
          </table:table-cell>
          <table:table-cell table:number-columns-repeated="1022"/>
        </table:table-row>
        <table:table-row table:style-name="ro1">
          <table:table-cell office:value-type="float" office:value="25954" calcext:value-type="float">
            <text:p>25954</text:p>
          </table:table-cell>
          <table:table-cell office:value-type="float" office:value="35512" calcext:value-type="float">
            <text:p>35512</text:p>
          </table:table-cell>
          <table:table-cell table:number-columns-repeated="1022"/>
        </table:table-row>
        <table:table-row table:style-name="ro1">
          <table:table-cell office:value-type="float" office:value="26577" calcext:value-type="float">
            <text:p>26577</text:p>
          </table:table-cell>
          <table:table-cell office:value-type="float" office:value="35513" calcext:value-type="float">
            <text:p>35513</text:p>
          </table:table-cell>
          <table:table-cell table:number-columns-repeated="1022"/>
        </table:table-row>
        <table:table-row table:style-name="ro1">
          <table:table-cell office:value-type="float" office:value="26707" calcext:value-type="float">
            <text:p>26707</text:p>
          </table:table-cell>
          <table:table-cell office:value-type="float" office:value="35514" calcext:value-type="float">
            <text:p>35514</text:p>
          </table:table-cell>
          <table:table-cell table:number-columns-repeated="1022"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35515" calcext:value-type="float">
            <text:p>35515</text:p>
          </table:table-cell>
          <table:table-cell table:number-columns-repeated="1022"/>
        </table:table-row>
        <table:table-row table:style-name="ro1">
          <table:table-cell office:value-type="float" office:value="27454" calcext:value-type="float">
            <text:p>27454</text:p>
          </table:table-cell>
          <table:table-cell office:value-type="float" office:value="35516" calcext:value-type="float">
            <text:p>35516</text:p>
          </table:table-cell>
          <table:table-cell table:number-columns-repeated="1022"/>
        </table:table-row>
        <table:table-row table:style-name="ro1">
          <table:table-cell office:value-type="float" office:value="27475" calcext:value-type="float">
            <text:p>27475</text:p>
          </table:table-cell>
          <table:table-cell office:value-type="float" office:value="35517" calcext:value-type="float">
            <text:p>35517</text:p>
          </table:table-cell>
          <table:table-cell table:number-columns-repeated="1022"/>
        </table:table-row>
        <table:table-row table:style-name="ro1">
          <table:table-cell office:value-type="float" office:value="27735" calcext:value-type="float">
            <text:p>27735</text:p>
          </table:table-cell>
          <table:table-cell office:value-type="float" office:value="35518" calcext:value-type="float">
            <text:p>35518</text:p>
          </table:table-cell>
          <table:table-cell table:number-columns-repeated="1022"/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35519" calcext:value-type="float">
            <text:p>35519</text:p>
          </table:table-cell>
          <table:table-cell table:number-columns-repeated="1022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float" office:value="35520" calcext:value-type="float">
            <text:p>35520</text:p>
          </table:table-cell>
          <table:table-cell table:number-columns-repeated="1022"/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float" office:value="35521" calcext:value-type="float">
            <text:p>35521</text:p>
          </table:table-cell>
          <table:table-cell table:number-columns-repeated="1022"/>
        </table:table-row>
        <table:table-row table:style-name="ro1">
          <table:table-cell office:value-type="float" office:value="29872" calcext:value-type="float">
            <text:p>29872</text:p>
          </table:table-cell>
          <table:table-cell office:value-type="float" office:value="35522" calcext:value-type="float">
            <text:p>35522</text:p>
          </table:table-cell>
          <table:table-cell table:number-columns-repeated="1022"/>
        </table:table-row>
        <table:table-row table:style-name="ro1">
          <table:table-cell office:value-type="float" office:value="29976" calcext:value-type="float">
            <text:p>29976</text:p>
          </table:table-cell>
          <table:table-cell office:value-type="float" office:value="35523" calcext:value-type="float">
            <text:p>35523</text:p>
          </table:table-cell>
          <table:table-cell table:number-columns-repeated="1022"/>
        </table:table-row>
        <table:table-row table:style-name="ro1">
          <table:table-cell office:value-type="float" office:value="30435" calcext:value-type="float">
            <text:p>30435</text:p>
          </table:table-cell>
          <table:table-cell office:value-type="float" office:value="35524" calcext:value-type="float">
            <text:p>35524</text:p>
          </table:table-cell>
          <table:table-cell table:number-columns-repeated="1022"/>
        </table:table-row>
        <table:table-row table:style-name="ro1">
          <table:table-cell office:value-type="float" office:value="30475" calcext:value-type="float">
            <text:p>30475</text:p>
          </table:table-cell>
          <table:table-cell office:value-type="float" office:value="35525" calcext:value-type="float">
            <text:p>35525</text:p>
          </table:table-cell>
          <table:table-cell table:number-columns-repeated="1022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float" office:value="35526" calcext:value-type="float">
            <text:p>35526</text:p>
          </table:table-cell>
          <table:table-cell table:number-columns-repeated="1022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float" office:value="35527" calcext:value-type="float">
            <text:p>35527</text:p>
          </table:table-cell>
          <table:table-cell table:number-columns-repeated="1022"/>
        </table:table-row>
        <table:table-row table:style-name="ro1">
          <table:table-cell office:value-type="float" office:value="31777" calcext:value-type="float">
            <text:p>31777</text:p>
          </table:table-cell>
          <table:table-cell office:value-type="float" office:value="35528" calcext:value-type="float">
            <text:p>35528</text:p>
          </table:table-cell>
          <table:table-cell table:number-columns-repeated="1022"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float" office:value="35529" calcext:value-type="float">
            <text:p>35529</text:p>
          </table:table-cell>
          <table:table-cell table:number-columns-repeated="1022"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float" office:value="35530" calcext:value-type="float">
            <text:p>35530</text:p>
          </table:table-cell>
          <table:table-cell table:number-columns-repeated="1022"/>
        </table:table-row>
        <table:table-row table:style-name="ro1">
          <table:table-cell office:value-type="float" office:value="32752" calcext:value-type="float">
            <text:p>32752</text:p>
          </table:table-cell>
          <table:table-cell office:value-type="float" office:value="35531" calcext:value-type="float">
            <text:p>35531</text:p>
          </table:table-cell>
          <table:table-cell table:number-columns-repeated="1022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35532" calcext:value-type="float">
            <text:p>35532</text:p>
          </table:table-cell>
          <table:table-cell table:number-columns-repeated="1022"/>
        </table:table-row>
        <table:table-row table:style-name="ro1">
          <table:table-cell office:value-type="float" office:value="33382" calcext:value-type="float">
            <text:p>33382</text:p>
          </table:table-cell>
          <table:table-cell office:value-type="float" office:value="35533" calcext:value-type="float">
            <text:p>35533</text:p>
          </table:table-cell>
          <table:table-cell table:number-columns-repeated="1022"/>
        </table:table-row>
        <table:table-row table:style-name="ro1">
          <table:table-cell office:value-type="float" office:value="33694" calcext:value-type="float">
            <text:p>33694</text:p>
          </table:table-cell>
          <table:table-cell office:value-type="float" office:value="35534" calcext:value-type="float">
            <text:p>35534</text:p>
          </table:table-cell>
          <table:table-cell table:number-columns-repeated="1022"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float" office:value="35535" calcext:value-type="float">
            <text:p>35535</text:p>
          </table:table-cell>
          <table:table-cell table:number-columns-repeated="1022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float" office:value="35536" calcext:value-type="float">
            <text:p>35536</text:p>
          </table:table-cell>
          <table:table-cell table:number-columns-repeated="1022"/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float" office:value="35537" calcext:value-type="float">
            <text:p>35537</text:p>
          </table:table-cell>
          <table:table-cell table:number-columns-repeated="1022"/>
        </table:table-row>
        <table:table-row table:style-name="ro1">
          <table:table-cell office:value-type="float" office:value="36996" calcext:value-type="float">
            <text:p>36996</text:p>
          </table:table-cell>
          <table:table-cell office:value-type="float" office:value="35538" calcext:value-type="float">
            <text:p>35538</text:p>
          </table:table-cell>
          <table:table-cell table:number-columns-repeated="1022"/>
        </table:table-row>
        <table:table-row table:style-name="ro1">
          <table:table-cell office:value-type="float" office:value="37969" calcext:value-type="float">
            <text:p>37969</text:p>
          </table:table-cell>
          <table:table-cell office:value-type="float" office:value="35539" calcext:value-type="float">
            <text:p>35539</text:p>
          </table:table-cell>
          <table:table-cell table:number-columns-repeated="1022"/>
        </table:table-row>
        <table:table-row table:style-name="ro1">
          <table:table-cell office:value-type="float" office:value="38291" calcext:value-type="float">
            <text:p>38291</text:p>
          </table:table-cell>
          <table:table-cell office:value-type="float" office:value="35540" calcext:value-type="float">
            <text:p>35540</text:p>
          </table:table-cell>
          <table:table-cell table:number-columns-repeated="1022"/>
        </table:table-row>
        <table:table-row table:style-name="ro1">
          <table:table-cell office:value-type="float" office:value="38289" calcext:value-type="float">
            <text:p>38289</text:p>
          </table:table-cell>
          <table:table-cell office:value-type="float" office:value="35541" calcext:value-type="float">
            <text:p>35541</text:p>
          </table:table-cell>
          <table:table-cell table:number-columns-repeated="1022"/>
        </table:table-row>
        <table:table-row table:style-name="ro1">
          <table:table-cell office:value-type="float" office:value="38306" calcext:value-type="float">
            <text:p>38306</text:p>
          </table:table-cell>
          <table:table-cell office:value-type="float" office:value="35542" calcext:value-type="float">
            <text:p>35542</text:p>
          </table:table-cell>
          <table:table-cell table:number-columns-repeated="1022"/>
        </table:table-row>
        <table:table-row table:style-name="ro1">
          <table:table-cell office:value-type="float" office:value="38501" calcext:value-type="float">
            <text:p>38501</text:p>
          </table:table-cell>
          <table:table-cell office:value-type="float" office:value="35543" calcext:value-type="float">
            <text:p>35543</text:p>
          </table:table-cell>
          <table:table-cell table:number-columns-repeated="1022"/>
        </table:table-row>
        <table:table-row table:style-name="ro1">
          <table:table-cell office:value-type="float" office:value="38867" calcext:value-type="float">
            <text:p>38867</text:p>
          </table:table-cell>
          <table:table-cell office:value-type="float" office:value="35544" calcext:value-type="float">
            <text:p>35544</text:p>
          </table:table-cell>
          <table:table-cell table:number-columns-repeated="1022"/>
        </table:table-row>
        <table:table-row table:style-name="ro1">
          <table:table-cell office:value-type="float" office:value="39208" calcext:value-type="float">
            <text:p>39208</text:p>
          </table:table-cell>
          <table:table-cell office:value-type="float" office:value="35545" calcext:value-type="float">
            <text:p>35545</text:p>
          </table:table-cell>
          <table:table-cell table:number-columns-repeated="1022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35546" calcext:value-type="float">
            <text:p>35546</text:p>
          </table:table-cell>
          <table:table-cell table:number-columns-repeated="1022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35547" calcext:value-type="float">
            <text:p>35547</text:p>
          </table:table-cell>
          <table:table-cell table:number-columns-repeated="1022"/>
        </table:table-row>
        <table:table-row table:style-name="ro1">
          <table:table-cell office:value-type="float" office:value="21547" calcext:value-type="float">
            <text:p>21547</text:p>
          </table:table-cell>
          <table:table-cell office:value-type="float" office:value="35548" calcext:value-type="float">
            <text:p>35548</text:p>
          </table:table-cell>
          <table:table-cell table:number-columns-repeated="1022"/>
        </table:table-row>
        <table:table-row table:style-name="ro1">
          <table:table-cell office:value-type="float" office:value="23736" calcext:value-type="float">
            <text:p>23736</text:p>
          </table:table-cell>
          <table:table-cell office:value-type="float" office:value="35549" calcext:value-type="float">
            <text:p>35549</text:p>
          </table:table-cell>
          <table:table-cell table:number-columns-repeated="1022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35550" calcext:value-type="float">
            <text:p>35550</text:p>
          </table:table-cell>
          <table:table-cell table:number-columns-repeated="1022"/>
        </table:table-row>
        <table:table-row table:style-name="ro1">
          <table:table-cell office:value-type="float" office:value="29609" calcext:value-type="float">
            <text:p>29609</text:p>
          </table:table-cell>
          <table:table-cell office:value-type="float" office:value="35551" calcext:value-type="float">
            <text:p>35551</text:p>
          </table:table-cell>
          <table:table-cell table:number-columns-repeated="1022"/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35552" calcext:value-type="float">
            <text:p>35552</text:p>
          </table:table-cell>
          <table:table-cell table:number-columns-repeated="1022"/>
        </table:table-row>
        <table:table-row table:style-name="ro1">
          <table:table-cell office:value-type="float" office:value="30524" calcext:value-type="float">
            <text:p>30524</text:p>
          </table:table-cell>
          <table:table-cell office:value-type="float" office:value="35553" calcext:value-type="float">
            <text:p>35553</text:p>
          </table:table-cell>
          <table:table-cell table:number-columns-repeated="1022"/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float" office:value="35554" calcext:value-type="float">
            <text:p>35554</text:p>
          </table:table-cell>
          <table:table-cell table:number-columns-repeated="1022"/>
        </table:table-row>
        <table:table-row table:style-name="ro1">
          <table:table-cell office:value-type="float" office:value="32747" calcext:value-type="float">
            <text:p>32747</text:p>
          </table:table-cell>
          <table:table-cell office:value-type="float" office:value="35555" calcext:value-type="float">
            <text:p>35555</text:p>
          </table:table-cell>
          <table:table-cell table:number-columns-repeated="1022"/>
        </table:table-row>
        <table:table-row table:style-name="ro1">
          <table:table-cell office:value-type="float" office:value="36107" calcext:value-type="float">
            <text:p>36107</text:p>
          </table:table-cell>
          <table:table-cell office:value-type="float" office:value="35556" calcext:value-type="float">
            <text:p>35556</text:p>
          </table:table-cell>
          <table:table-cell table:number-columns-repeated="1022"/>
        </table:table-row>
        <table:table-row table:style-name="ro1">
          <table:table-cell office:value-type="float" office:value="38593" calcext:value-type="float">
            <text:p>38593</text:p>
          </table:table-cell>
          <table:table-cell office:value-type="float" office:value="35557" calcext:value-type="float">
            <text:p>35557</text:p>
          </table:table-cell>
          <table:table-cell table:number-columns-repeated="1022"/>
        </table:table-row>
        <table:table-row table:style-name="ro1">
          <table:table-cell office:value-type="float" office:value="38929" calcext:value-type="float">
            <text:p>38929</text:p>
          </table:table-cell>
          <table:table-cell office:value-type="float" office:value="35558" calcext:value-type="float">
            <text:p>35558</text:p>
          </table:table-cell>
          <table:table-cell table:number-columns-repeated="1022"/>
        </table:table-row>
        <table:table-row table:style-name="ro1">
          <table:table-cell office:value-type="float" office:value="38996" calcext:value-type="float">
            <text:p>38996</text:p>
          </table:table-cell>
          <table:table-cell office:value-type="float" office:value="35559" calcext:value-type="float">
            <text:p>35559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5560" calcext:value-type="float">
            <text:p>35560</text:p>
          </table:table-cell>
          <table:table-cell table:number-columns-repeated="1022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float" office:value="35561" calcext:value-type="float">
            <text:p>35561</text:p>
          </table:table-cell>
          <table:table-cell table:number-columns-repeated="1022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35562" calcext:value-type="float">
            <text:p>35562</text:p>
          </table:table-cell>
          <table:table-cell table:number-columns-repeated="1022"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35563" calcext:value-type="float">
            <text:p>35563</text:p>
          </table:table-cell>
          <table:table-cell table:number-columns-repeated="1022"/>
        </table:table-row>
        <table:table-row table:style-name="ro1">
          <table:table-cell office:value-type="float" office:value="21916" calcext:value-type="float">
            <text:p>21916</text:p>
          </table:table-cell>
          <table:table-cell office:value-type="float" office:value="35564" calcext:value-type="float">
            <text:p>35564</text:p>
          </table:table-cell>
          <table:table-cell table:number-columns-repeated="102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35565" calcext:value-type="float">
            <text:p>35565</text:p>
          </table:table-cell>
          <table:table-cell table:number-columns-repeated="1022"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35566" calcext:value-type="float">
            <text:p>35566</text:p>
          </table:table-cell>
          <table:table-cell table:number-columns-repeated="1022"/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float" office:value="35567" calcext:value-type="float">
            <text:p>35567</text:p>
          </table:table-cell>
          <table:table-cell table:number-columns-repeated="1022"/>
        </table:table-row>
        <table:table-row table:style-name="ro1">
          <table:table-cell office:value-type="float" office:value="23305" calcext:value-type="float">
            <text:p>23305</text:p>
          </table:table-cell>
          <table:table-cell office:value-type="float" office:value="35568" calcext:value-type="float">
            <text:p>35568</text:p>
          </table:table-cell>
          <table:table-cell table:number-columns-repeated="1022"/>
        </table:table-row>
        <table:table-row table:style-name="ro1">
          <table:table-cell office:value-type="float" office:value="23492" calcext:value-type="float">
            <text:p>23492</text:p>
          </table:table-cell>
          <table:table-cell office:value-type="float" office:value="35569" calcext:value-type="float">
            <text:p>35569</text:p>
          </table:table-cell>
          <table:table-cell table:number-columns-repeated="1022"/>
        </table:table-row>
        <table:table-row table:style-name="ro1">
          <table:table-cell office:value-type="float" office:value="23696" calcext:value-type="float">
            <text:p>23696</text:p>
          </table:table-cell>
          <table:table-cell office:value-type="float" office:value="35570" calcext:value-type="float">
            <text:p>35570</text:p>
          </table:table-cell>
          <table:table-cell table:number-columns-repeated="1022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35571" calcext:value-type="float">
            <text:p>35571</text:p>
          </table:table-cell>
          <table:table-cell table:number-columns-repeated="1022"/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35572" calcext:value-type="float">
            <text:p>35572</text:p>
          </table:table-cell>
          <table:table-cell table:number-columns-repeated="1022"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35573" calcext:value-type="float">
            <text:p>35573</text:p>
          </table:table-cell>
          <table:table-cell table:number-columns-repeated="1022"/>
        </table:table-row>
        <table:table-row table:style-name="ro1">
          <table:table-cell office:value-type="float" office:value="25582" calcext:value-type="float">
            <text:p>25582</text:p>
          </table:table-cell>
          <table:table-cell office:value-type="float" office:value="35574" calcext:value-type="float">
            <text:p>35574</text:p>
          </table:table-cell>
          <table:table-cell table:number-columns-repeated="1022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35575" calcext:value-type="float">
            <text:p>35575</text:p>
          </table:table-cell>
          <table:table-cell table:number-columns-repeated="1022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float" office:value="35576" calcext:value-type="float">
            <text:p>35576</text:p>
          </table:table-cell>
          <table:table-cell table:number-columns-repeated="1022"/>
        </table:table-row>
        <table:table-row table:style-name="ro1">
          <table:table-cell office:value-type="float" office:value="26082" calcext:value-type="float">
            <text:p>26082</text:p>
          </table:table-cell>
          <table:table-cell office:value-type="float" office:value="35577" calcext:value-type="float">
            <text:p>35577</text:p>
          </table:table-cell>
          <table:table-cell table:number-columns-repeated="1022"/>
        </table:table-row>
        <table:table-row table:style-name="ro1">
          <table:table-cell office:value-type="float" office:value="26399" calcext:value-type="float">
            <text:p>26399</text:p>
          </table:table-cell>
          <table:table-cell office:value-type="float" office:value="35578" calcext:value-type="float">
            <text:p>35578</text:p>
          </table:table-cell>
          <table:table-cell table:number-columns-repeated="1022"/>
        </table:table-row>
        <table:table-row table:style-name="ro1">
          <table:table-cell office:value-type="float" office:value="26827" calcext:value-type="float">
            <text:p>26827</text:p>
          </table:table-cell>
          <table:table-cell office:value-type="float" office:value="35579" calcext:value-type="float">
            <text:p>35579</text:p>
          </table:table-cell>
          <table:table-cell table:number-columns-repeated="1022"/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35580" calcext:value-type="float">
            <text:p>35580</text:p>
          </table:table-cell>
          <table:table-cell table:number-columns-repeated="1022"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float" office:value="35648" calcext:value-type="float">
            <text:p>35648</text:p>
          </table:table-cell>
          <table:table-cell table:number-columns-repeated="1022"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35649" calcext:value-type="float">
            <text:p>35649</text:p>
          </table:table-cell>
          <table:table-cell table:number-columns-repeated="1022"/>
        </table:table-row>
        <table:table-row table:style-name="ro1">
          <table:table-cell office:value-type="float" office:value="27589" calcext:value-type="float">
            <text:p>27589</text:p>
          </table:table-cell>
          <table:table-cell office:value-type="float" office:value="35650" calcext:value-type="float">
            <text:p>35650</text:p>
          </table:table-cell>
          <table:table-cell table:number-columns-repeated="1022"/>
        </table:table-row>
        <table:table-row table:style-name="ro1">
          <table:table-cell office:value-type="float" office:value="27671" calcext:value-type="float">
            <text:p>27671</text:p>
          </table:table-cell>
          <table:table-cell office:value-type="float" office:value="35651" calcext:value-type="float">
            <text:p>35651</text:p>
          </table:table-cell>
          <table:table-cell table:number-columns-repeated="1022"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35652" calcext:value-type="float">
            <text:p>35652</text:p>
          </table:table-cell>
          <table:table-cell table:number-columns-repeated="1022"/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float" office:value="35653" calcext:value-type="float">
            <text:p>35653</text:p>
          </table:table-cell>
          <table:table-cell table:number-columns-repeated="1022"/>
        </table:table-row>
        <table:table-row table:style-name="ro1">
          <table:table-cell office:value-type="float" office:value="31048" calcext:value-type="float">
            <text:p>31048</text:p>
          </table:table-cell>
          <table:table-cell office:value-type="float" office:value="35654" calcext:value-type="float">
            <text:p>35654</text:p>
          </table:table-cell>
          <table:table-cell table:number-columns-repeated="1022"/>
        </table:table-row>
        <table:table-row table:style-name="ro1">
          <table:table-cell office:value-type="float" office:value="23395" calcext:value-type="float">
            <text:p>23395</text:p>
          </table:table-cell>
          <table:table-cell office:value-type="float" office:value="35655" calcext:value-type="float">
            <text:p>35655</text:p>
          </table:table-cell>
          <table:table-cell table:number-columns-repeated="1022"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35656" calcext:value-type="float">
            <text:p>35656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657" calcext:value-type="float">
            <text:p>35657</text:p>
          </table:table-cell>
          <table:table-cell table:number-columns-repeated="1022"/>
        </table:table-row>
        <table:table-row table:style-name="ro1">
          <table:table-cell office:value-type="float" office:value="24509" calcext:value-type="float">
            <text:p>24509</text:p>
          </table:table-cell>
          <table:table-cell office:value-type="float" office:value="35658" calcext:value-type="float">
            <text:p>35658</text:p>
          </table:table-cell>
          <table:table-cell table:number-columns-repeated="1022"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float" office:value="35659" calcext:value-type="float">
            <text:p>35659</text:p>
          </table:table-cell>
          <table:table-cell table:number-columns-repeated="1022"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float" office:value="35660" calcext:value-type="float">
            <text:p>35660</text:p>
          </table:table-cell>
          <table:table-cell table:number-columns-repeated="1022"/>
        </table:table-row>
        <table:table-row table:style-name="ro1">
          <table:table-cell office:value-type="float" office:value="36020" calcext:value-type="float">
            <text:p>36020</text:p>
          </table:table-cell>
          <table:table-cell office:value-type="float" office:value="35661" calcext:value-type="float">
            <text:p>35661</text:p>
          </table:table-cell>
          <table:table-cell table:number-columns-repeated="1022"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35662" calcext:value-type="float">
            <text:p>35662</text:p>
          </table:table-cell>
          <table:table-cell table:number-columns-repeated="1022"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float" office:value="35663" calcext:value-type="float">
            <text:p>35663</text:p>
          </table:table-cell>
          <table:table-cell table:number-columns-repeated="1022"/>
        </table:table-row>
        <table:table-row table:style-name="ro1">
          <table:table-cell office:value-type="float" office:value="36637" calcext:value-type="float">
            <text:p>36637</text:p>
          </table:table-cell>
          <table:table-cell office:value-type="float" office:value="35664" calcext:value-type="float">
            <text:p>35664</text:p>
          </table:table-cell>
          <table:table-cell table:number-columns-repeated="1022"/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float" office:value="35665" calcext:value-type="float">
            <text:p>35665</text:p>
          </table:table-cell>
          <table:table-cell table:number-columns-repeated="1022"/>
        </table:table-row>
        <table:table-row table:style-name="ro1">
          <table:table-cell office:value-type="float" office:value="39438" calcext:value-type="float">
            <text:p>39438</text:p>
          </table:table-cell>
          <table:table-cell office:value-type="float" office:value="35666" calcext:value-type="float">
            <text:p>35666</text:p>
          </table:table-cell>
          <table:table-cell table:number-columns-repeated="1022"/>
        </table:table-row>
        <table:table-row table:style-name="ro1">
          <table:table-cell office:value-type="float" office:value="39740" calcext:value-type="float">
            <text:p>39740</text:p>
          </table:table-cell>
          <table:table-cell office:value-type="float" office:value="35667" calcext:value-type="float">
            <text:p>35667</text:p>
          </table:table-cell>
          <table:table-cell table:number-columns-repeated="1022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float" office:value="35668" calcext:value-type="float">
            <text:p>35668</text:p>
          </table:table-cell>
          <table:table-cell table:number-columns-repeated="1022"/>
        </table:table-row>
        <table:table-row table:style-name="ro1">
          <table:table-cell office:value-type="float" office:value="20605" calcext:value-type="float">
            <text:p>20605</text:p>
          </table:table-cell>
          <table:table-cell office:value-type="float" office:value="35669" calcext:value-type="float">
            <text:p>35669</text:p>
          </table:table-cell>
          <table:table-cell table:number-columns-repeated="1022"/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35670" calcext:value-type="float">
            <text:p>35670</text:p>
          </table:table-cell>
          <table:table-cell table:number-columns-repeated="1022"/>
        </table:table-row>
        <table:table-row table:style-name="ro1">
          <table:table-cell office:value-type="float" office:value="22931" calcext:value-type="float">
            <text:p>22931</text:p>
          </table:table-cell>
          <table:table-cell office:value-type="float" office:value="35671" calcext:value-type="float">
            <text:p>35671</text:p>
          </table:table-cell>
          <table:table-cell table:number-columns-repeated="1022"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35672" calcext:value-type="float">
            <text:p>35672</text:p>
          </table:table-cell>
          <table:table-cell table:number-columns-repeated="1022"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float" office:value="35673" calcext:value-type="float">
            <text:p>35673</text:p>
          </table:table-cell>
          <table:table-cell table:number-columns-repeated="1022"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float" office:value="35674" calcext:value-type="float">
            <text:p>35674</text:p>
          </table:table-cell>
          <table:table-cell table:number-columns-repeated="1022"/>
        </table:table-row>
        <table:table-row table:style-name="ro1">
          <table:table-cell office:value-type="float" office:value="25836" calcext:value-type="float">
            <text:p>25836</text:p>
          </table:table-cell>
          <table:table-cell office:value-type="float" office:value="35675" calcext:value-type="float">
            <text:p>35675</text:p>
          </table:table-cell>
          <table:table-cell table:number-columns-repeated="1022"/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5676" calcext:value-type="float">
            <text:p>35676</text:p>
          </table:table-cell>
          <table:table-cell table:number-columns-repeated="1022"/>
        </table:table-row>
        <table:table-row table:style-name="ro1">
          <table:table-cell office:value-type="float" office:value="29344" calcext:value-type="float">
            <text:p>29344</text:p>
          </table:table-cell>
          <table:table-cell office:value-type="float" office:value="35677" calcext:value-type="float">
            <text:p>35677</text:p>
          </table:table-cell>
          <table:table-cell table:number-columns-repeated="1022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float" office:value="35678" calcext:value-type="float">
            <text:p>35678</text:p>
          </table:table-cell>
          <table:table-cell table:number-columns-repeated="1022"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35679" calcext:value-type="float">
            <text:p>35679</text:p>
          </table:table-cell>
          <table:table-cell table:number-columns-repeated="1022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35680" calcext:value-type="float">
            <text:p>35680</text:p>
          </table:table-cell>
          <table:table-cell table:number-columns-repeated="1022"/>
        </table:table-row>
        <table:table-row table:style-name="ro1">
          <table:table-cell office:value-type="float" office:value="34811" calcext:value-type="float">
            <text:p>34811</text:p>
          </table:table-cell>
          <table:table-cell office:value-type="float" office:value="35681" calcext:value-type="float">
            <text:p>35681</text:p>
          </table:table-cell>
          <table:table-cell table:number-columns-repeated="1022"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float" office:value="35682" calcext:value-type="float">
            <text:p>35682</text:p>
          </table:table-cell>
          <table:table-cell table:number-columns-repeated="1022"/>
        </table:table-row>
        <table:table-row table:style-name="ro1">
          <table:table-cell office:value-type="float" office:value="35696" calcext:value-type="float">
            <text:p>35696</text:p>
          </table:table-cell>
          <table:table-cell office:value-type="float" office:value="35683" calcext:value-type="float">
            <text:p>35683</text:p>
          </table:table-cell>
          <table:table-cell table:number-columns-repeated="1022"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float" office:value="35684" calcext:value-type="float">
            <text:p>35684</text:p>
          </table:table-cell>
          <table:table-cell table:number-columns-repeated="1022"/>
        </table:table-row>
        <table:table-row table:style-name="ro1">
          <table:table-cell office:value-type="float" office:value="33738" calcext:value-type="float">
            <text:p>33738</text:p>
          </table:table-cell>
          <table:table-cell office:value-type="float" office:value="35685" calcext:value-type="float">
            <text:p>35685</text:p>
          </table:table-cell>
          <table:table-cell table:number-columns-repeated="1022"/>
        </table:table-row>
        <table:table-row table:style-name="ro1">
          <table:table-cell office:value-type="float" office:value="38816" calcext:value-type="float">
            <text:p>38816</text:p>
          </table:table-cell>
          <table:table-cell office:value-type="float" office:value="35686" calcext:value-type="float">
            <text:p>35686</text:p>
          </table:table-cell>
          <table:table-cell table:number-columns-repeated="1022"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float" office:value="35687" calcext:value-type="float">
            <text:p>35687</text:p>
          </table:table-cell>
          <table:table-cell table:number-columns-repeated="1022"/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float" office:value="35688" calcext:value-type="float">
            <text:p>35688</text:p>
          </table:table-cell>
          <table:table-cell table:number-columns-repeated="1022"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35689" calcext:value-type="float">
            <text:p>35689</text:p>
          </table:table-cell>
          <table:table-cell table:number-columns-repeated="1022"/>
        </table:table-row>
        <table:table-row table:style-name="ro1">
          <table:table-cell office:value-type="float" office:value="26708" calcext:value-type="float">
            <text:p>26708</text:p>
          </table:table-cell>
          <table:table-cell office:value-type="float" office:value="35690" calcext:value-type="float">
            <text:p>35690</text:p>
          </table:table-cell>
          <table:table-cell table:number-columns-repeated="1022"/>
        </table:table-row>
        <table:table-row table:style-name="ro1">
          <table:table-cell office:value-type="float" office:value="27224" calcext:value-type="float">
            <text:p>27224</text:p>
          </table:table-cell>
          <table:table-cell office:value-type="float" office:value="35691" calcext:value-type="float">
            <text:p>35691</text:p>
          </table:table-cell>
          <table:table-cell table:number-columns-repeated="1022"/>
        </table:table-row>
        <table:table-row table:style-name="ro1">
          <table:table-cell office:value-type="float" office:value="35440" calcext:value-type="float">
            <text:p>35440</text:p>
          </table:table-cell>
          <table:table-cell office:value-type="float" office:value="35692" calcext:value-type="float">
            <text:p>35692</text:p>
          </table:table-cell>
          <table:table-cell table:number-columns-repeated="1022"/>
        </table:table-row>
        <table:table-row table:style-name="ro1">
          <table:table-cell office:value-type="float" office:value="30759" calcext:value-type="float">
            <text:p>30759</text:p>
          </table:table-cell>
          <table:table-cell office:value-type="float" office:value="35693" calcext:value-type="float">
            <text:p>35693</text:p>
          </table:table-cell>
          <table:table-cell table:number-columns-repeated="1022"/>
        </table:table-row>
        <table:table-row table:style-name="ro1">
          <table:table-cell office:value-type="float" office:value="26485" calcext:value-type="float">
            <text:p>26485</text:p>
          </table:table-cell>
          <table:table-cell office:value-type="float" office:value="35694" calcext:value-type="float">
            <text:p>35694</text:p>
          </table:table-cell>
          <table:table-cell table:number-columns-repeated="1022"/>
        </table:table-row>
        <table:table-row table:style-name="ro1">
          <table:table-cell office:value-type="float" office:value="40653" calcext:value-type="float">
            <text:p>40653</text:p>
          </table:table-cell>
          <table:table-cell office:value-type="float" office:value="35695" calcext:value-type="float">
            <text:p>35695</text:p>
          </table:table-cell>
          <table:table-cell table:number-columns-repeated="1022"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float" office:value="35696" calcext:value-type="float">
            <text:p>35696</text:p>
          </table:table-cell>
          <table:table-cell table:number-columns-repeated="1022"/>
        </table:table-row>
        <table:table-row table:style-name="ro1">
          <table:table-cell office:value-type="float" office:value="23458" calcext:value-type="float">
            <text:p>23458</text:p>
          </table:table-cell>
          <table:table-cell office:value-type="float" office:value="35697" calcext:value-type="float">
            <text:p>35697</text:p>
          </table:table-cell>
          <table:table-cell table:number-columns-repeated="1022"/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35698" calcext:value-type="float">
            <text:p>35698</text:p>
          </table:table-cell>
          <table:table-cell table:number-columns-repeated="1022"/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35699" calcext:value-type="float">
            <text:p>35699</text:p>
          </table:table-cell>
          <table:table-cell table:number-columns-repeated="1022"/>
        </table:table-row>
        <table:table-row table:style-name="ro1">
          <table:table-cell office:value-type="float" office:value="36870" calcext:value-type="float">
            <text:p>36870</text:p>
          </table:table-cell>
          <table:table-cell office:value-type="float" office:value="35700" calcext:value-type="float">
            <text:p>35700</text:p>
          </table:table-cell>
          <table:table-cell table:number-columns-repeated="1022"/>
        </table:table-row>
        <table:table-row table:style-name="ro1">
          <table:table-cell office:value-type="float" office:value="19992" calcext:value-type="float">
            <text:p>19992</text:p>
          </table:table-cell>
          <table:table-cell office:value-type="float" office:value="35701" calcext:value-type="float">
            <text:p>35701</text:p>
          </table:table-cell>
          <table:table-cell table:number-columns-repeated="1022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float" office:value="35702" calcext:value-type="float">
            <text:p>35702</text:p>
          </table:table-cell>
          <table:table-cell table:number-columns-repeated="1022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float" office:value="35703" calcext:value-type="float">
            <text:p>35703</text:p>
          </table:table-cell>
          <table:table-cell table:number-columns-repeated="1022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float" office:value="35704" calcext:value-type="float">
            <text:p>35704</text:p>
          </table:table-cell>
          <table:table-cell table:number-columns-repeated="1022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35705" calcext:value-type="float">
            <text:p>35705</text:p>
          </table:table-cell>
          <table:table-cell table:number-columns-repeated="1022"/>
        </table:table-row>
        <table:table-row table:style-name="ro1">
          <table:table-cell office:value-type="float" office:value="21560" calcext:value-type="float">
            <text:p>21560</text:p>
          </table:table-cell>
          <table:table-cell office:value-type="float" office:value="35706" calcext:value-type="float">
            <text:p>35706</text:p>
          </table:table-cell>
          <table:table-cell table:number-columns-repeated="1022"/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float" office:value="35707" calcext:value-type="float">
            <text:p>35707</text:p>
          </table:table-cell>
          <table:table-cell table:number-columns-repeated="1022"/>
        </table:table-row>
        <table:table-row table:style-name="ro1">
          <table:table-cell office:value-type="float" office:value="24339" calcext:value-type="float">
            <text:p>24339</text:p>
          </table:table-cell>
          <table:table-cell office:value-type="float" office:value="35708" calcext:value-type="float">
            <text:p>35708</text:p>
          </table:table-cell>
          <table:table-cell table:number-columns-repeated="1022"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float" office:value="35709" calcext:value-type="float">
            <text:p>35709</text:p>
          </table:table-cell>
          <table:table-cell table:number-columns-repeated="1022"/>
        </table:table-row>
        <table:table-row table:style-name="ro1">
          <table:table-cell office:value-type="float" office:value="25937" calcext:value-type="float">
            <text:p>25937</text:p>
          </table:table-cell>
          <table:table-cell office:value-type="float" office:value="35710" calcext:value-type="float">
            <text:p>35710</text:p>
          </table:table-cell>
          <table:table-cell table:number-columns-repeated="1022"/>
        </table:table-row>
        <table:table-row table:style-name="ro1">
          <table:table-cell office:value-type="float" office:value="26429" calcext:value-type="float">
            <text:p>26429</text:p>
          </table:table-cell>
          <table:table-cell office:value-type="float" office:value="35712" calcext:value-type="float">
            <text:p>35712</text:p>
          </table:table-cell>
          <table:table-cell table:number-columns-repeated="1022"/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float" office:value="35713" calcext:value-type="float">
            <text:p>35713</text:p>
          </table:table-cell>
          <table:table-cell table:number-columns-repeated="1022"/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35714" calcext:value-type="float">
            <text:p>35714</text:p>
          </table:table-cell>
          <table:table-cell table:number-columns-repeated="1022"/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float" office:value="35715" calcext:value-type="float">
            <text:p>35715</text:p>
          </table:table-cell>
          <table:table-cell table:number-columns-repeated="1022"/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float" office:value="35716" calcext:value-type="float">
            <text:p>35716</text:p>
          </table:table-cell>
          <table:table-cell table:number-columns-repeated="1022"/>
        </table:table-row>
        <table:table-row table:style-name="ro1">
          <table:table-cell office:value-type="float" office:value="29699" calcext:value-type="float">
            <text:p>29699</text:p>
          </table:table-cell>
          <table:table-cell office:value-type="float" office:value="35717" calcext:value-type="float">
            <text:p>35717</text:p>
          </table:table-cell>
          <table:table-cell table:number-columns-repeated="1022"/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35718" calcext:value-type="float">
            <text:p>35718</text:p>
          </table:table-cell>
          <table:table-cell table:number-columns-repeated="1022"/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float" office:value="35719" calcext:value-type="float">
            <text:p>35719</text:p>
          </table:table-cell>
          <table:table-cell table:number-columns-repeated="1022"/>
        </table:table-row>
        <table:table-row table:style-name="ro1">
          <table:table-cell office:value-type="float" office:value="31496" calcext:value-type="float">
            <text:p>31496</text:p>
          </table:table-cell>
          <table:table-cell office:value-type="float" office:value="35720" calcext:value-type="float">
            <text:p>35720</text:p>
          </table:table-cell>
          <table:table-cell table:number-columns-repeated="1022"/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float" office:value="35721" calcext:value-type="float">
            <text:p>35721</text:p>
          </table:table-cell>
          <table:table-cell table:number-columns-repeated="1022"/>
        </table:table-row>
        <table:table-row table:style-name="ro1">
          <table:table-cell office:value-type="float" office:value="31998" calcext:value-type="float">
            <text:p>31998</text:p>
          </table:table-cell>
          <table:table-cell office:value-type="float" office:value="35722" calcext:value-type="float">
            <text:p>35722</text:p>
          </table:table-cell>
          <table:table-cell table:number-columns-repeated="1022"/>
        </table:table-row>
        <table:table-row table:style-name="ro1">
          <table:table-cell office:value-type="float" office:value="32102" calcext:value-type="float">
            <text:p>32102</text:p>
          </table:table-cell>
          <table:table-cell office:value-type="float" office:value="35723" calcext:value-type="float">
            <text:p>35723</text:p>
          </table:table-cell>
          <table:table-cell table:number-columns-repeated="1022"/>
        </table:table-row>
        <table:table-row table:style-name="ro1">
          <table:table-cell office:value-type="float" office:value="26087" calcext:value-type="float">
            <text:p>26087</text:p>
          </table:table-cell>
          <table:table-cell office:value-type="float" office:value="35724" calcext:value-type="float">
            <text:p>35724</text:p>
          </table:table-cell>
          <table:table-cell table:number-columns-repeated="1022"/>
        </table:table-row>
        <table:table-row table:style-name="ro1">
          <table:table-cell office:value-type="float" office:value="29275" calcext:value-type="float">
            <text:p>29275</text:p>
          </table:table-cell>
          <table:table-cell office:value-type="float" office:value="35725" calcext:value-type="float">
            <text:p>35725</text:p>
          </table:table-cell>
          <table:table-cell table:number-columns-repeated="1022"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float" office:value="35726" calcext:value-type="float">
            <text:p>35726</text:p>
          </table:table-cell>
          <table:table-cell table:number-columns-repeated="1022"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float" office:value="35727" calcext:value-type="float">
            <text:p>35727</text:p>
          </table:table-cell>
          <table:table-cell table:number-columns-repeated="1022"/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35728" calcext:value-type="float">
            <text:p>35728</text:p>
          </table:table-cell>
          <table:table-cell table:number-columns-repeated="1022"/>
        </table:table-row>
        <table:table-row table:style-name="ro1">
          <table:table-cell office:value-type="float" office:value="25298" calcext:value-type="float">
            <text:p>25298</text:p>
          </table:table-cell>
          <table:table-cell office:value-type="float" office:value="35729" calcext:value-type="float">
            <text:p>35729</text:p>
          </table:table-cell>
          <table:table-cell table:number-columns-repeated="1022"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float" office:value="35730" calcext:value-type="float">
            <text:p>35730</text:p>
          </table:table-cell>
          <table:table-cell table:number-columns-repeated="1022"/>
        </table:table-row>
        <table:table-row table:style-name="ro1">
          <table:table-cell office:value-type="float" office:value="25369" calcext:value-type="float">
            <text:p>25369</text:p>
          </table:table-cell>
          <table:table-cell office:value-type="float" office:value="35731" calcext:value-type="float">
            <text:p>35731</text:p>
          </table:table-cell>
          <table:table-cell table:number-columns-repeated="1022"/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35732" calcext:value-type="float">
            <text:p>35732</text:p>
          </table:table-cell>
          <table:table-cell table:number-columns-repeated="1022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float" office:value="35733" calcext:value-type="float">
            <text:p>35733</text:p>
          </table:table-cell>
          <table:table-cell table:number-columns-repeated="1022"/>
        </table:table-row>
        <table:table-row table:style-name="ro1">
          <table:table-cell office:value-type="float" office:value="35377" calcext:value-type="float">
            <text:p>35377</text:p>
          </table:table-cell>
          <table:table-cell office:value-type="float" office:value="35734" calcext:value-type="float">
            <text:p>35734</text:p>
          </table:table-cell>
          <table:table-cell table:number-columns-repeated="1022"/>
        </table:table-row>
        <table:table-row table:style-name="ro1">
          <table:table-cell office:value-type="float" office:value="36317" calcext:value-type="float">
            <text:p>36317</text:p>
          </table:table-cell>
          <table:table-cell office:value-type="float" office:value="35735" calcext:value-type="float">
            <text:p>35735</text:p>
          </table:table-cell>
          <table:table-cell table:number-columns-repeated="1022"/>
        </table:table-row>
        <table:table-row table:style-name="ro1">
          <table:table-cell office:value-type="float" office:value="37624" calcext:value-type="float">
            <text:p>37624</text:p>
          </table:table-cell>
          <table:table-cell office:value-type="float" office:value="35736" calcext:value-type="float">
            <text:p>35736</text:p>
          </table:table-cell>
          <table:table-cell table:number-columns-repeated="1022"/>
        </table:table-row>
        <table:table-row table:style-name="ro1">
          <table:table-cell office:value-type="float" office:value="28417" calcext:value-type="float">
            <text:p>28417</text:p>
          </table:table-cell>
          <table:table-cell office:value-type="float" office:value="35737" calcext:value-type="float">
            <text:p>35737</text:p>
          </table:table-cell>
          <table:table-cell table:number-columns-repeated="1022"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float" office:value="35738" calcext:value-type="float">
            <text:p>35738</text:p>
          </table:table-cell>
          <table:table-cell table:number-columns-repeated="1022"/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float" office:value="35739" calcext:value-type="float">
            <text:p>35739</text:p>
          </table:table-cell>
          <table:table-cell table:number-columns-repeated="1022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float" office:value="35740" calcext:value-type="float">
            <text:p>35740</text:p>
          </table:table-cell>
          <table:table-cell table:number-columns-repeated="1022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float" office:value="35741" calcext:value-type="float">
            <text:p>35741</text:p>
          </table:table-cell>
          <table:table-cell table:number-columns-repeated="1022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35742" calcext:value-type="float">
            <text:p>35742</text:p>
          </table:table-cell>
          <table:table-cell table:number-columns-repeated="1022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35743" calcext:value-type="float">
            <text:p>35743</text:p>
          </table:table-cell>
          <table:table-cell table:number-columns-repeated="1022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float" office:value="35744" calcext:value-type="float">
            <text:p>35744</text:p>
          </table:table-cell>
          <table:table-cell table:number-columns-repeated="1022"/>
        </table:table-row>
        <table:table-row table:style-name="ro1">
          <table:table-cell office:value-type="float" office:value="20689" calcext:value-type="float">
            <text:p>20689</text:p>
          </table:table-cell>
          <table:table-cell office:value-type="float" office:value="35745" calcext:value-type="float">
            <text:p>35745</text:p>
          </table:table-cell>
          <table:table-cell table:number-columns-repeated="1022"/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float" office:value="35746" calcext:value-type="float">
            <text:p>35746</text:p>
          </table:table-cell>
          <table:table-cell table:number-columns-repeated="1022"/>
        </table:table-row>
        <table:table-row table:style-name="ro1">
          <table:table-cell office:value-type="float" office:value="31478" calcext:value-type="float">
            <text:p>31478</text:p>
          </table:table-cell>
          <table:table-cell office:value-type="float" office:value="35747" calcext:value-type="float">
            <text:p>35747</text:p>
          </table:table-cell>
          <table:table-cell table:number-columns-repeated="1022"/>
        </table:table-row>
        <table:table-row table:style-name="ro1">
          <table:table-cell office:value-type="float" office:value="20849" calcext:value-type="float">
            <text:p>20849</text:p>
          </table:table-cell>
          <table:table-cell office:value-type="float" office:value="35748" calcext:value-type="float">
            <text:p>35748</text:p>
          </table:table-cell>
          <table:table-cell table:number-columns-repeated="1022"/>
        </table:table-row>
        <table:table-row table:style-name="ro1">
          <table:table-cell office:value-type="float" office:value="20982" calcext:value-type="float">
            <text:p>20982</text:p>
          </table:table-cell>
          <table:table-cell office:value-type="float" office:value="35749" calcext:value-type="float">
            <text:p>35749</text:p>
          </table:table-cell>
          <table:table-cell table:number-columns-repeated="1022"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float" office:value="35750" calcext:value-type="float">
            <text:p>35750</text:p>
          </table:table-cell>
          <table:table-cell table:number-columns-repeated="1022"/>
        </table:table-row>
        <table:table-row table:style-name="ro1">
          <table:table-cell office:value-type="float" office:value="21281" calcext:value-type="float">
            <text:p>21281</text:p>
          </table:table-cell>
          <table:table-cell office:value-type="float" office:value="35751" calcext:value-type="float">
            <text:p>35751</text:p>
          </table:table-cell>
          <table:table-cell table:number-columns-repeated="1022"/>
        </table:table-row>
        <table:table-row table:style-name="ro1">
          <table:table-cell office:value-type="float" office:value="21375" calcext:value-type="float">
            <text:p>21375</text:p>
          </table:table-cell>
          <table:table-cell office:value-type="float" office:value="35752" calcext:value-type="float">
            <text:p>35752</text:p>
          </table:table-cell>
          <table:table-cell table:number-columns-repeated="1022"/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float" office:value="35753" calcext:value-type="float">
            <text:p>35753</text:p>
          </table:table-cell>
          <table:table-cell table:number-columns-repeated="1022"/>
        </table:table-row>
        <table:table-row table:style-name="ro1">
          <table:table-cell office:value-type="float" office:value="21932" calcext:value-type="float">
            <text:p>21932</text:p>
          </table:table-cell>
          <table:table-cell office:value-type="float" office:value="35754" calcext:value-type="float">
            <text:p>35754</text:p>
          </table:table-cell>
          <table:table-cell table:number-columns-repeated="1022"/>
        </table:table-row>
        <table:table-row table:style-name="ro1">
          <table:table-cell office:value-type="float" office:value="22659" calcext:value-type="float">
            <text:p>22659</text:p>
          </table:table-cell>
          <table:table-cell office:value-type="float" office:value="35755" calcext:value-type="float">
            <text:p>35755</text:p>
          </table:table-cell>
          <table:table-cell table:number-columns-repeated="1022"/>
        </table:table-row>
        <table:table-row table:style-name="ro1">
          <table:table-cell office:value-type="float" office:value="23777" calcext:value-type="float">
            <text:p>23777</text:p>
          </table:table-cell>
          <table:table-cell office:value-type="float" office:value="35756" calcext:value-type="float">
            <text:p>35756</text:p>
          </table:table-cell>
          <table:table-cell table:number-columns-repeated="1022"/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35757" calcext:value-type="float">
            <text:p>35757</text:p>
          </table:table-cell>
          <table:table-cell table:number-columns-repeated="1022"/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35758" calcext:value-type="float">
            <text:p>35758</text:p>
          </table:table-cell>
          <table:table-cell table:number-columns-repeated="1022"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float" office:value="35759" calcext:value-type="float">
            <text:p>35759</text:p>
          </table:table-cell>
          <table:table-cell table:number-columns-repeated="1022"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float" office:value="35760" calcext:value-type="float">
            <text:p>35760</text:p>
          </table:table-cell>
          <table:table-cell table:number-columns-repeated="1022"/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float" office:value="35761" calcext:value-type="float">
            <text:p>35761</text:p>
          </table:table-cell>
          <table:table-cell table:number-columns-repeated="1022"/>
        </table:table-row>
        <table:table-row table:style-name="ro1">
          <table:table-cell office:value-type="float" office:value="25375" calcext:value-type="float">
            <text:p>25375</text:p>
          </table:table-cell>
          <table:table-cell office:value-type="float" office:value="35762" calcext:value-type="float">
            <text:p>35762</text:p>
          </table:table-cell>
          <table:table-cell table:number-columns-repeated="1022"/>
        </table:table-row>
        <table:table-row table:style-name="ro1">
          <table:table-cell office:value-type="float" office:value="25945" calcext:value-type="float">
            <text:p>25945</text:p>
          </table:table-cell>
          <table:table-cell office:value-type="float" office:value="35763" calcext:value-type="float">
            <text:p>35763</text:p>
          </table:table-cell>
          <table:table-cell table:number-columns-repeated="1022"/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float" office:value="35764" calcext:value-type="float">
            <text:p>35764</text:p>
          </table:table-cell>
          <table:table-cell table:number-columns-repeated="1022"/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35765" calcext:value-type="float">
            <text:p>35765</text:p>
          </table:table-cell>
          <table:table-cell table:number-columns-repeated="1022"/>
        </table:table-row>
        <table:table-row table:style-name="ro1">
          <table:table-cell office:value-type="float" office:value="29378" calcext:value-type="float">
            <text:p>29378</text:p>
          </table:table-cell>
          <table:table-cell office:value-type="float" office:value="35766" calcext:value-type="float">
            <text:p>35766</text:p>
          </table:table-cell>
          <table:table-cell table:number-columns-repeated="1022"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35767" calcext:value-type="float">
            <text:p>35767</text:p>
          </table:table-cell>
          <table:table-cell table:number-columns-repeated="1022"/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float" office:value="35768" calcext:value-type="float">
            <text:p>35768</text:p>
          </table:table-cell>
          <table:table-cell table:number-columns-repeated="1022"/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35769" calcext:value-type="float">
            <text:p>35769</text:p>
          </table:table-cell>
          <table:table-cell table:number-columns-repeated="1022"/>
        </table:table-row>
        <table:table-row table:style-name="ro1">
          <table:table-cell office:value-type="float" office:value="33029" calcext:value-type="float">
            <text:p>33029</text:p>
          </table:table-cell>
          <table:table-cell office:value-type="float" office:value="35770" calcext:value-type="float">
            <text:p>35770</text:p>
          </table:table-cell>
          <table:table-cell table:number-columns-repeated="1022"/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float" office:value="35771" calcext:value-type="float">
            <text:p>35771</text:p>
          </table:table-cell>
          <table:table-cell table:number-columns-repeated="1022"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float" office:value="35772" calcext:value-type="float">
            <text:p>35772</text:p>
          </table:table-cell>
          <table:table-cell table:number-columns-repeated="1022"/>
        </table:table-row>
        <table:table-row table:style-name="ro1">
          <table:table-cell office:value-type="float" office:value="37111" calcext:value-type="float">
            <text:p>37111</text:p>
          </table:table-cell>
          <table:table-cell office:value-type="float" office:value="35773" calcext:value-type="float">
            <text:p>35773</text:p>
          </table:table-cell>
          <table:table-cell table:number-columns-repeated="1022"/>
        </table:table-row>
        <table:table-row table:style-name="ro1">
          <table:table-cell office:value-type="float" office:value="37857" calcext:value-type="float">
            <text:p>37857</text:p>
          </table:table-cell>
          <table:table-cell office:value-type="float" office:value="35774" calcext:value-type="float">
            <text:p>35774</text:p>
          </table:table-cell>
          <table:table-cell table:number-columns-repeated="1022"/>
        </table:table-row>
        <table:table-row table:style-name="ro1">
          <table:table-cell office:value-type="float" office:value="38911" calcext:value-type="float">
            <text:p>38911</text:p>
          </table:table-cell>
          <table:table-cell office:value-type="float" office:value="35775" calcext:value-type="float">
            <text:p>35775</text:p>
          </table:table-cell>
          <table:table-cell table:number-columns-repeated="1022"/>
        </table:table-row>
        <table:table-row table:style-name="ro1">
          <table:table-cell office:value-type="float" office:value="39255" calcext:value-type="float">
            <text:p>39255</text:p>
          </table:table-cell>
          <table:table-cell office:value-type="float" office:value="35776" calcext:value-type="float">
            <text:p>35776</text:p>
          </table:table-cell>
          <table:table-cell table:number-columns-repeated="1022"/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float" office:value="35777" calcext:value-type="float">
            <text:p>35777</text:p>
          </table:table-cell>
          <table:table-cell table:number-columns-repeated="1022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float" office:value="35778" calcext:value-type="float">
            <text:p>35778</text:p>
          </table:table-cell>
          <table:table-cell table:number-columns-repeated="1022"/>
        </table:table-row>
        <table:table-row table:style-name="ro1">
          <table:table-cell office:value-type="float" office:value="20957" calcext:value-type="float">
            <text:p>20957</text:p>
          </table:table-cell>
          <table:table-cell office:value-type="float" office:value="35779" calcext:value-type="float">
            <text:p>35779</text:p>
          </table:table-cell>
          <table:table-cell table:number-columns-repeated="1022"/>
        </table:table-row>
        <table:table-row table:style-name="ro1">
          <table:table-cell office:value-type="float" office:value="23597" calcext:value-type="float">
            <text:p>23597</text:p>
          </table:table-cell>
          <table:table-cell office:value-type="float" office:value="35780" calcext:value-type="float">
            <text:p>35780</text:p>
          </table:table-cell>
          <table:table-cell table:number-columns-repeated="1022"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float" office:value="35781" calcext:value-type="float">
            <text:p>35781</text:p>
          </table:table-cell>
          <table:table-cell table:number-columns-repeated="1022"/>
        </table:table-row>
        <table:table-row table:style-name="ro1">
          <table:table-cell office:value-type="float" office:value="26989" calcext:value-type="float">
            <text:p>26989</text:p>
          </table:table-cell>
          <table:table-cell office:value-type="float" office:value="35782" calcext:value-type="float">
            <text:p>35782</text:p>
          </table:table-cell>
          <table:table-cell table:number-columns-repeated="1022"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float" office:value="35783" calcext:value-type="float">
            <text:p>35783</text:p>
          </table:table-cell>
          <table:table-cell table:number-columns-repeated="1022"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float" office:value="35784" calcext:value-type="float">
            <text:p>35784</text:p>
          </table:table-cell>
          <table:table-cell table:number-columns-repeated="1022"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float" office:value="35785" calcext:value-type="float">
            <text:p>35785</text:p>
          </table:table-cell>
          <table:table-cell table:number-columns-repeated="1022"/>
        </table:table-row>
        <table:table-row table:style-name="ro1">
          <table:table-cell office:value-type="float" office:value="29577" calcext:value-type="float">
            <text:p>29577</text:p>
          </table:table-cell>
          <table:table-cell office:value-type="float" office:value="35786" calcext:value-type="float">
            <text:p>35786</text:p>
          </table:table-cell>
          <table:table-cell table:number-columns-repeated="1022"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35787" calcext:value-type="float">
            <text:p>35787</text:p>
          </table:table-cell>
          <table:table-cell table:number-columns-repeated="1022"/>
        </table:table-row>
        <table:table-row table:style-name="ro1">
          <table:table-cell office:value-type="float" office:value="31873" calcext:value-type="float">
            <text:p>31873</text:p>
          </table:table-cell>
          <table:table-cell office:value-type="float" office:value="35788" calcext:value-type="float">
            <text:p>35788</text:p>
          </table:table-cell>
          <table:table-cell table:number-columns-repeated="1022"/>
        </table:table-row>
        <table:table-row table:style-name="ro1">
          <table:table-cell office:value-type="float" office:value="20677" calcext:value-type="float">
            <text:p>20677</text:p>
          </table:table-cell>
          <table:table-cell office:value-type="float" office:value="35789" calcext:value-type="float">
            <text:p>35789</text:p>
          </table:table-cell>
          <table:table-cell table:number-columns-repeated="1022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35790" calcext:value-type="float">
            <text:p>35790</text:p>
          </table:table-cell>
          <table:table-cell table:number-columns-repeated="1022"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float" office:value="35791" calcext:value-type="float">
            <text:p>35791</text:p>
          </table:table-cell>
          <table:table-cell table:number-columns-repeated="1022"/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float" office:value="35792" calcext:value-type="float">
            <text:p>35792</text:p>
          </table:table-cell>
          <table:table-cell table:number-columns-repeated="1022"/>
        </table:table-row>
        <table:table-row table:style-name="ro1">
          <table:table-cell office:value-type="float" office:value="37670" calcext:value-type="float">
            <text:p>37670</text:p>
          </table:table-cell>
          <table:table-cell office:value-type="float" office:value="35793" calcext:value-type="float">
            <text:p>35793</text:p>
          </table:table-cell>
          <table:table-cell table:number-columns-repeated="1022"/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35794" calcext:value-type="float">
            <text:p>35794</text:p>
          </table:table-cell>
          <table:table-cell table:number-columns-repeated="1022"/>
        </table:table-row>
        <table:table-row table:style-name="ro1">
          <table:table-cell office:value-type="float" office:value="27427" calcext:value-type="float">
            <text:p>27427</text:p>
          </table:table-cell>
          <table:table-cell office:value-type="float" office:value="35795" calcext:value-type="float">
            <text:p>35795</text:p>
          </table:table-cell>
          <table:table-cell table:number-columns-repeated="1022"/>
        </table:table-row>
        <table:table-row table:style-name="ro1">
          <table:table-cell office:value-type="float" office:value="27453" calcext:value-type="float">
            <text:p>27453</text:p>
          </table:table-cell>
          <table:table-cell office:value-type="float" office:value="35796" calcext:value-type="float">
            <text:p>35796</text:p>
          </table:table-cell>
          <table:table-cell table:number-columns-repeated="1022"/>
        </table:table-row>
        <table:table-row table:style-name="ro1">
          <table:table-cell office:value-type="float" office:value="29748" calcext:value-type="float">
            <text:p>29748</text:p>
          </table:table-cell>
          <table:table-cell office:value-type="float" office:value="35797" calcext:value-type="float">
            <text:p>35797</text:p>
          </table:table-cell>
          <table:table-cell table:number-columns-repeated="1022"/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float" office:value="35798" calcext:value-type="float">
            <text:p>35798</text:p>
          </table:table-cell>
          <table:table-cell table:number-columns-repeated="1022"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float" office:value="35799" calcext:value-type="float">
            <text:p>35799</text:p>
          </table:table-cell>
          <table:table-cell table:number-columns-repeated="1022"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float" office:value="35800" calcext:value-type="float">
            <text:p>35800</text:p>
          </table:table-cell>
          <table:table-cell table:number-columns-repeated="1022"/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float" office:value="35801" calcext:value-type="float">
            <text:p>35801</text:p>
          </table:table-cell>
          <table:table-cell table:number-columns-repeated="1022"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float" office:value="35802" calcext:value-type="float">
            <text:p>35802</text:p>
          </table:table-cell>
          <table:table-cell table:number-columns-repeated="1022"/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float" office:value="35803" calcext:value-type="float">
            <text:p>35803</text:p>
          </table:table-cell>
          <table:table-cell table:number-columns-repeated="1022"/>
        </table:table-row>
        <table:table-row table:style-name="ro1">
          <table:table-cell office:value-type="float" office:value="34943" calcext:value-type="float">
            <text:p>34943</text:p>
          </table:table-cell>
          <table:table-cell office:value-type="float" office:value="35804" calcext:value-type="float">
            <text:p>35804</text:p>
          </table:table-cell>
          <table:table-cell table:number-columns-repeated="1022"/>
        </table:table-row>
        <table:table-row table:style-name="ro1">
          <table:table-cell office:value-type="float" office:value="35167" calcext:value-type="float">
            <text:p>35167</text:p>
          </table:table-cell>
          <table:table-cell office:value-type="float" office:value="35805" calcext:value-type="float">
            <text:p>35805</text:p>
          </table:table-cell>
          <table:table-cell table:number-columns-repeated="1022"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float" office:value="35806" calcext:value-type="float">
            <text:p>35806</text:p>
          </table:table-cell>
          <table:table-cell table:number-columns-repeated="1022"/>
        </table:table-row>
        <table:table-row table:style-name="ro1">
          <table:table-cell office:value-type="float" office:value="36817" calcext:value-type="float">
            <text:p>36817</text:p>
          </table:table-cell>
          <table:table-cell office:value-type="float" office:value="35807" calcext:value-type="float">
            <text:p>35807</text:p>
          </table:table-cell>
          <table:table-cell table:number-columns-repeated="1022"/>
        </table:table-row>
        <table:table-row table:style-name="ro1">
          <table:table-cell office:value-type="float" office:value="37329" calcext:value-type="float">
            <text:p>37329</text:p>
          </table:table-cell>
          <table:table-cell office:value-type="float" office:value="35808" calcext:value-type="float">
            <text:p>35808</text:p>
          </table:table-cell>
          <table:table-cell table:number-columns-repeated="1022"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float" office:value="35809" calcext:value-type="float">
            <text:p>35809</text:p>
          </table:table-cell>
          <table:table-cell table:number-columns-repeated="1022"/>
        </table:table-row>
        <table:table-row table:style-name="ro1">
          <table:table-cell office:value-type="float" office:value="37504" calcext:value-type="float">
            <text:p>37504</text:p>
          </table:table-cell>
          <table:table-cell office:value-type="float" office:value="35810" calcext:value-type="float">
            <text:p>35810</text:p>
          </table:table-cell>
          <table:table-cell table:number-columns-repeated="102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35811" calcext:value-type="float">
            <text:p>35811</text:p>
          </table:table-cell>
          <table:table-cell table:number-columns-repeated="1022"/>
        </table:table-row>
        <table:table-row table:style-name="ro1">
          <table:table-cell office:value-type="float" office:value="20534" calcext:value-type="float">
            <text:p>20534</text:p>
          </table:table-cell>
          <table:table-cell office:value-type="float" office:value="35812" calcext:value-type="float">
            <text:p>35812</text:p>
          </table:table-cell>
          <table:table-cell table:number-columns-repeated="1022"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35813" calcext:value-type="float">
            <text:p>35813</text:p>
          </table:table-cell>
          <table:table-cell table:number-columns-repeated="1022"/>
        </table:table-row>
        <table:table-row table:style-name="ro1">
          <table:table-cell office:value-type="float" office:value="21306" calcext:value-type="float">
            <text:p>21306</text:p>
          </table:table-cell>
          <table:table-cell office:value-type="float" office:value="35814" calcext:value-type="float">
            <text:p>35814</text:p>
          </table:table-cell>
          <table:table-cell table:number-columns-repeated="1022"/>
        </table:table-row>
        <table:table-row table:style-name="ro1">
          <table:table-cell office:value-type="float" office:value="29399" calcext:value-type="float">
            <text:p>29399</text:p>
          </table:table-cell>
          <table:table-cell office:value-type="float" office:value="35815" calcext:value-type="float">
            <text:p>35815</text:p>
          </table:table-cell>
          <table:table-cell table:number-columns-repeated="1022"/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float" office:value="35816" calcext:value-type="float">
            <text:p>35816</text:p>
          </table:table-cell>
          <table:table-cell table:number-columns-repeated="1022"/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35817" calcext:value-type="float">
            <text:p>35817</text:p>
          </table:table-cell>
          <table:table-cell table:number-columns-repeated="1022"/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35818" calcext:value-type="float">
            <text:p>35818</text:p>
          </table:table-cell>
          <table:table-cell table:number-columns-repeated="1022"/>
        </table:table-row>
        <table:table-row table:style-name="ro1">
          <table:table-cell office:value-type="float" office:value="36527" calcext:value-type="float">
            <text:p>36527</text:p>
          </table:table-cell>
          <table:table-cell office:value-type="float" office:value="35819" calcext:value-type="float">
            <text:p>35819</text:p>
          </table:table-cell>
          <table:table-cell table:number-columns-repeated="1022"/>
        </table:table-row>
        <table:table-row table:style-name="ro1">
          <table:table-cell office:value-type="float" office:value="39366" calcext:value-type="float">
            <text:p>39366</text:p>
          </table:table-cell>
          <table:table-cell office:value-type="float" office:value="35820" calcext:value-type="float">
            <text:p>35820</text:p>
          </table:table-cell>
          <table:table-cell table:number-columns-repeated="1022"/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35821" calcext:value-type="float">
            <text:p>35821</text:p>
          </table:table-cell>
          <table:table-cell table:number-columns-repeated="1022"/>
        </table:table-row>
        <table:table-row table:style-name="ro1">
          <table:table-cell office:value-type="float" office:value="39378" calcext:value-type="float">
            <text:p>39378</text:p>
          </table:table-cell>
          <table:table-cell office:value-type="float" office:value="35822" calcext:value-type="float">
            <text:p>35822</text:p>
          </table:table-cell>
          <table:table-cell table:number-columns-repeated="1022"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float" office:value="35823" calcext:value-type="float">
            <text:p>35823</text:p>
          </table:table-cell>
          <table:table-cell table:number-columns-repeated="1022"/>
        </table:table-row>
        <table:table-row table:style-name="ro1">
          <table:table-cell office:value-type="float" office:value="24858" calcext:value-type="float">
            <text:p>24858</text:p>
          </table:table-cell>
          <table:table-cell office:value-type="float" office:value="35824" calcext:value-type="float">
            <text:p>35824</text:p>
          </table:table-cell>
          <table:table-cell table:number-columns-repeated="1022"/>
        </table:table-row>
        <table:table-row table:style-name="ro1">
          <table:table-cell office:value-type="float" office:value="34398" calcext:value-type="float">
            <text:p>34398</text:p>
          </table:table-cell>
          <table:table-cell office:value-type="float" office:value="35825" calcext:value-type="float">
            <text:p>35825</text:p>
          </table:table-cell>
          <table:table-cell table:number-columns-repeated="1022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float" office:value="35826" calcext:value-type="float">
            <text:p>35826</text:p>
          </table:table-cell>
          <table:table-cell table:number-columns-repeated="1022"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float" office:value="35827" calcext:value-type="float">
            <text:p>35827</text:p>
          </table:table-cell>
          <table:table-cell table:number-columns-repeated="1022"/>
        </table:table-row>
        <table:table-row table:style-name="ro1">
          <table:table-cell office:value-type="float" office:value="20598" calcext:value-type="float">
            <text:p>20598</text:p>
          </table:table-cell>
          <table:table-cell office:value-type="float" office:value="35828" calcext:value-type="float">
            <text:p>35828</text:p>
          </table:table-cell>
          <table:table-cell table:number-columns-repeated="1022"/>
        </table:table-row>
        <table:table-row table:style-name="ro1">
          <table:table-cell office:value-type="float" office:value="23507" calcext:value-type="float">
            <text:p>23507</text:p>
          </table:table-cell>
          <table:table-cell office:value-type="float" office:value="35829" calcext:value-type="float">
            <text:p>35829</text:p>
          </table:table-cell>
          <table:table-cell table:number-columns-repeated="1022"/>
        </table:table-row>
        <table:table-row table:style-name="ro1">
          <table:table-cell office:value-type="float" office:value="36935" calcext:value-type="float">
            <text:p>36935</text:p>
          </table:table-cell>
          <table:table-cell office:value-type="float" office:value="35830" calcext:value-type="float">
            <text:p>35830</text:p>
          </table:table-cell>
          <table:table-cell table:number-columns-repeated="1022"/>
        </table:table-row>
        <table:table-row table:style-name="ro1">
          <table:table-cell office:value-type="float" office:value="38533" calcext:value-type="float">
            <text:p>38533</text:p>
          </table:table-cell>
          <table:table-cell office:value-type="float" office:value="35831" calcext:value-type="float">
            <text:p>35831</text:p>
          </table:table-cell>
          <table:table-cell table:number-columns-repeated="1022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float" office:value="35832" calcext:value-type="float">
            <text:p>35832</text:p>
          </table:table-cell>
          <table:table-cell table:number-columns-repeated="1022"/>
        </table:table-row>
        <table:table-row table:style-name="ro1">
          <table:table-cell office:value-type="float" office:value="27355" calcext:value-type="float">
            <text:p>27355</text:p>
          </table:table-cell>
          <table:table-cell office:value-type="float" office:value="35833" calcext:value-type="float">
            <text:p>35833</text:p>
          </table:table-cell>
          <table:table-cell table:number-columns-repeated="1022"/>
        </table:table-row>
        <table:table-row table:style-name="ro1">
          <table:table-cell office:value-type="float" office:value="37351" calcext:value-type="float">
            <text:p>37351</text:p>
          </table:table-cell>
          <table:table-cell office:value-type="float" office:value="35834" calcext:value-type="float">
            <text:p>35834</text:p>
          </table:table-cell>
          <table:table-cell table:number-columns-repeated="1022"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float" office:value="35835" calcext:value-type="float">
            <text:p>35835</text:p>
          </table:table-cell>
          <table:table-cell table:number-columns-repeated="1022"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float" office:value="35836" calcext:value-type="float">
            <text:p>35836</text:p>
          </table:table-cell>
          <table:table-cell table:number-columns-repeated="1022"/>
        </table:table-row>
        <table:table-row table:style-name="ro1">
          <table:table-cell office:value-type="float" office:value="25496" calcext:value-type="float">
            <text:p>25496</text:p>
          </table:table-cell>
          <table:table-cell office:value-type="float" office:value="35904" calcext:value-type="float">
            <text:p>35904</text:p>
          </table:table-cell>
          <table:table-cell table:number-columns-repeated="1022"/>
        </table:table-row>
        <table:table-row table:style-name="ro1">
          <table:table-cell office:value-type="float" office:value="31391" calcext:value-type="float">
            <text:p>31391</text:p>
          </table:table-cell>
          <table:table-cell office:value-type="float" office:value="35905" calcext:value-type="float">
            <text:p>35905</text:p>
          </table:table-cell>
          <table:table-cell table:number-columns-repeated="1022"/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float" office:value="35906" calcext:value-type="float">
            <text:p>35906</text:p>
          </table:table-cell>
          <table:table-cell table:number-columns-repeated="1022"/>
        </table:table-row>
        <table:table-row table:style-name="ro1">
          <table:table-cell office:value-type="float" office:value="38772" calcext:value-type="float">
            <text:p>38772</text:p>
          </table:table-cell>
          <table:table-cell office:value-type="float" office:value="35907" calcext:value-type="float">
            <text:p>35907</text:p>
          </table:table-cell>
          <table:table-cell table:number-columns-repeated="1022"/>
        </table:table-row>
        <table:table-row table:style-name="ro1">
          <table:table-cell office:value-type="float" office:value="36705" calcext:value-type="float">
            <text:p>36705</text:p>
          </table:table-cell>
          <table:table-cell office:value-type="float" office:value="35908" calcext:value-type="float">
            <text:p>35908</text:p>
          </table:table-cell>
          <table:table-cell table:number-columns-repeated="1022"/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float" office:value="35909" calcext:value-type="float">
            <text:p>35909</text:p>
          </table:table-cell>
          <table:table-cell table:number-columns-repeated="1022"/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float" office:value="35910" calcext:value-type="float">
            <text:p>35910</text:p>
          </table:table-cell>
          <table:table-cell table:number-columns-repeated="1022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35911" calcext:value-type="float">
            <text:p>35911</text:p>
          </table:table-cell>
          <table:table-cell table:number-columns-repeated="1022"/>
        </table:table-row>
        <table:table-row table:style-name="ro1">
          <table:table-cell office:value-type="float" office:value="31874" calcext:value-type="float">
            <text:p>31874</text:p>
          </table:table-cell>
          <table:table-cell office:value-type="float" office:value="35912" calcext:value-type="float">
            <text:p>35912</text:p>
          </table:table-cell>
          <table:table-cell table:number-columns-repeated="1022"/>
        </table:table-row>
        <table:table-row table:style-name="ro1">
          <table:table-cell office:value-type="float" office:value="26647" calcext:value-type="float">
            <text:p>26647</text:p>
          </table:table-cell>
          <table:table-cell office:value-type="float" office:value="35913" calcext:value-type="float">
            <text:p>35913</text:p>
          </table:table-cell>
          <table:table-cell table:number-columns-repeated="1022"/>
        </table:table-row>
        <table:table-row table:style-name="ro1">
          <table:table-cell office:value-type="float" office:value="32368" calcext:value-type="float">
            <text:p>32368</text:p>
          </table:table-cell>
          <table:table-cell office:value-type="float" office:value="35914" calcext:value-type="float">
            <text:p>35914</text:p>
          </table:table-cell>
          <table:table-cell table:number-columns-repeated="1022"/>
        </table:table-row>
        <table:table-row table:style-name="ro1">
          <table:table-cell office:value-type="float" office:value="26705" calcext:value-type="float">
            <text:p>26705</text:p>
          </table:table-cell>
          <table:table-cell office:value-type="float" office:value="35915" calcext:value-type="float">
            <text:p>35915</text:p>
          </table:table-cell>
          <table:table-cell table:number-columns-repeated="1022"/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35916" calcext:value-type="float">
            <text:p>35916</text:p>
          </table:table-cell>
          <table:table-cell table:number-columns-repeated="1022"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float" office:value="35917" calcext:value-type="float">
            <text:p>35917</text:p>
          </table:table-cell>
          <table:table-cell table:number-columns-repeated="1022"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float" office:value="35918" calcext:value-type="float">
            <text:p>35918</text:p>
          </table:table-cell>
          <table:table-cell table:number-columns-repeated="1022"/>
        </table:table-row>
        <table:table-row table:style-name="ro1">
          <table:table-cell office:value-type="float" office:value="34219" calcext:value-type="float">
            <text:p>34219</text:p>
          </table:table-cell>
          <table:table-cell office:value-type="float" office:value="35919" calcext:value-type="float">
            <text:p>35919</text:p>
          </table:table-cell>
          <table:table-cell table:number-columns-repeated="1022"/>
        </table:table-row>
        <table:table-row table:style-name="ro1">
          <table:table-cell office:value-type="float" office:value="35347" calcext:value-type="float">
            <text:p>35347</text:p>
          </table:table-cell>
          <table:table-cell office:value-type="float" office:value="35920" calcext:value-type="float">
            <text:p>35920</text:p>
          </table:table-cell>
          <table:table-cell table:number-columns-repeated="1022"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float" office:value="35921" calcext:value-type="float">
            <text:p>35921</text:p>
          </table:table-cell>
          <table:table-cell table:number-columns-repeated="1022"/>
        </table:table-row>
        <table:table-row table:style-name="ro1">
          <table:table-cell office:value-type="float" office:value="36557" calcext:value-type="float">
            <text:p>36557</text:p>
          </table:table-cell>
          <table:table-cell office:value-type="float" office:value="35922" calcext:value-type="float">
            <text:p>35922</text:p>
          </table:table-cell>
          <table:table-cell table:number-columns-repeated="1022"/>
        </table:table-row>
        <table:table-row table:style-name="ro1">
          <table:table-cell office:value-type="float" office:value="37089" calcext:value-type="float">
            <text:p>37089</text:p>
          </table:table-cell>
          <table:table-cell office:value-type="float" office:value="35923" calcext:value-type="float">
            <text:p>35923</text:p>
          </table:table-cell>
          <table:table-cell table:number-columns-repeated="1022"/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35924" calcext:value-type="float">
            <text:p>35924</text:p>
          </table:table-cell>
          <table:table-cell table:number-columns-repeated="1022"/>
        </table:table-row>
        <table:table-row table:style-name="ro1">
          <table:table-cell office:value-type="float" office:value="34952" calcext:value-type="float">
            <text:p>34952</text:p>
          </table:table-cell>
          <table:table-cell office:value-type="float" office:value="35925" calcext:value-type="float">
            <text:p>35925</text:p>
          </table:table-cell>
          <table:table-cell table:number-columns-repeated="1022"/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float" office:value="35926" calcext:value-type="float">
            <text:p>35926</text:p>
          </table:table-cell>
          <table:table-cell table:number-columns-repeated="1022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35927" calcext:value-type="float">
            <text:p>35927</text:p>
          </table:table-cell>
          <table:table-cell table:number-columns-repeated="1022"/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35928" calcext:value-type="float">
            <text:p>35928</text:p>
          </table:table-cell>
          <table:table-cell table:number-columns-repeated="1022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35929" calcext:value-type="float">
            <text:p>35929</text:p>
          </table:table-cell>
          <table:table-cell table:number-columns-repeated="1022"/>
        </table:table-row>
        <table:table-row table:style-name="ro1">
          <table:table-cell office:value-type="float" office:value="20804" calcext:value-type="float">
            <text:p>20804</text:p>
          </table:table-cell>
          <table:table-cell office:value-type="float" office:value="35930" calcext:value-type="float">
            <text:p>35930</text:p>
          </table:table-cell>
          <table:table-cell table:number-columns-repeated="1022"/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float" office:value="35931" calcext:value-type="float">
            <text:p>35931</text:p>
          </table:table-cell>
          <table:table-cell table:number-columns-repeated="1022"/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float" office:value="35932" calcext:value-type="float">
            <text:p>35932</text:p>
          </table:table-cell>
          <table:table-cell table:number-columns-repeated="1022"/>
        </table:table-row>
        <table:table-row table:style-name="ro1">
          <table:table-cell office:value-type="float" office:value="29674" calcext:value-type="float">
            <text:p>29674</text:p>
          </table:table-cell>
          <table:table-cell office:value-type="float" office:value="35933" calcext:value-type="float">
            <text:p>35933</text:p>
          </table:table-cell>
          <table:table-cell table:number-columns-repeated="1022"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float" office:value="35934" calcext:value-type="float">
            <text:p>35934</text:p>
          </table:table-cell>
          <table:table-cell table:number-columns-repeated="1022"/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float" office:value="35935" calcext:value-type="float">
            <text:p>35935</text:p>
          </table:table-cell>
          <table:table-cell table:number-columns-repeated="1022"/>
        </table:table-row>
        <table:table-row table:style-name="ro1">
          <table:table-cell office:value-type="float" office:value="24418" calcext:value-type="float">
            <text:p>24418</text:p>
          </table:table-cell>
          <table:table-cell office:value-type="float" office:value="35936" calcext:value-type="float">
            <text:p>35936</text:p>
          </table:table-cell>
          <table:table-cell table:number-columns-repeated="1022"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float" office:value="35937" calcext:value-type="float">
            <text:p>35937</text:p>
          </table:table-cell>
          <table:table-cell table:number-columns-repeated="1022"/>
        </table:table-row>
        <table:table-row table:style-name="ro1">
          <table:table-cell office:value-type="float" office:value="24693" calcext:value-type="float">
            <text:p>24693</text:p>
          </table:table-cell>
          <table:table-cell office:value-type="float" office:value="35938" calcext:value-type="float">
            <text:p>35938</text:p>
          </table:table-cell>
          <table:table-cell table:number-columns-repeated="1022"/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35939" calcext:value-type="float">
            <text:p>35939</text:p>
          </table:table-cell>
          <table:table-cell table:number-columns-repeated="1022"/>
        </table:table-row>
        <table:table-row table:style-name="ro1">
          <table:table-cell office:value-type="float" office:value="24935" calcext:value-type="float">
            <text:p>24935</text:p>
          </table:table-cell>
          <table:table-cell office:value-type="float" office:value="35940" calcext:value-type="float">
            <text:p>35940</text:p>
          </table:table-cell>
          <table:table-cell table:number-columns-repeated="1022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35941" calcext:value-type="float">
            <text:p>35941</text:p>
          </table:table-cell>
          <table:table-cell table:number-columns-repeated="1022"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float" office:value="35942" calcext:value-type="float">
            <text:p>35942</text:p>
          </table:table-cell>
          <table:table-cell table:number-columns-repeated="1022"/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35943" calcext:value-type="float">
            <text:p>35943</text:p>
          </table:table-cell>
          <table:table-cell table:number-columns-repeated="1022"/>
        </table:table-row>
        <table:table-row table:style-name="ro1">
          <table:table-cell office:value-type="float" office:value="25964" calcext:value-type="float">
            <text:p>25964</text:p>
          </table:table-cell>
          <table:table-cell office:value-type="float" office:value="35944" calcext:value-type="float">
            <text:p>35944</text:p>
          </table:table-cell>
          <table:table-cell table:number-columns-repeated="1022"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float" office:value="35945" calcext:value-type="float">
            <text:p>35945</text:p>
          </table:table-cell>
          <table:table-cell table:number-columns-repeated="1022"/>
        </table:table-row>
        <table:table-row table:style-name="ro1">
          <table:table-cell office:value-type="float" office:value="26690" calcext:value-type="float">
            <text:p>26690</text:p>
          </table:table-cell>
          <table:table-cell office:value-type="float" office:value="35946" calcext:value-type="float">
            <text:p>35946</text:p>
          </table:table-cell>
          <table:table-cell table:number-columns-repeated="1022"/>
        </table:table-row>
        <table:table-row table:style-name="ro1">
          <table:table-cell office:value-type="float" office:value="28179" calcext:value-type="float">
            <text:p>28179</text:p>
          </table:table-cell>
          <table:table-cell office:value-type="float" office:value="35947" calcext:value-type="float">
            <text:p>35947</text:p>
          </table:table-cell>
          <table:table-cell table:number-columns-repeated="1022"/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float" office:value="35948" calcext:value-type="float">
            <text:p>35948</text:p>
          </table:table-cell>
          <table:table-cell table:number-columns-repeated="1022"/>
        </table:table-row>
        <table:table-row table:style-name="ro1">
          <table:table-cell office:value-type="float" office:value="31293" calcext:value-type="float">
            <text:p>31293</text:p>
          </table:table-cell>
          <table:table-cell office:value-type="float" office:value="35949" calcext:value-type="float">
            <text:p>35949</text:p>
          </table:table-cell>
          <table:table-cell table:number-columns-repeated="1022"/>
        </table:table-row>
        <table:table-row table:style-name="ro1">
          <table:table-cell office:value-type="float" office:value="31995" calcext:value-type="float">
            <text:p>31995</text:p>
          </table:table-cell>
          <table:table-cell office:value-type="float" office:value="35950" calcext:value-type="float">
            <text:p>35950</text:p>
          </table:table-cell>
          <table:table-cell table:number-columns-repeated="1022"/>
        </table:table-row>
        <table:table-row table:style-name="ro1">
          <table:table-cell office:value-type="float" office:value="32076" calcext:value-type="float">
            <text:p>32076</text:p>
          </table:table-cell>
          <table:table-cell office:value-type="float" office:value="35951" calcext:value-type="float">
            <text:p>35951</text:p>
          </table:table-cell>
          <table:table-cell table:number-columns-repeated="1022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35952" calcext:value-type="float">
            <text:p>35952</text:p>
          </table:table-cell>
          <table:table-cell table:number-columns-repeated="1022"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float" office:value="35953" calcext:value-type="float">
            <text:p>35953</text:p>
          </table:table-cell>
          <table:table-cell table:number-columns-repeated="1022"/>
        </table:table-row>
        <table:table-row table:style-name="ro1">
          <table:table-cell office:value-type="float" office:value="32619" calcext:value-type="float">
            <text:p>32619</text:p>
          </table:table-cell>
          <table:table-cell office:value-type="float" office:value="35954" calcext:value-type="float">
            <text:p>35954</text:p>
          </table:table-cell>
          <table:table-cell table:number-columns-repeated="1022"/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35955" calcext:value-type="float">
            <text:p>35955</text:p>
          </table:table-cell>
          <table:table-cell table:number-columns-repeated="1022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35956" calcext:value-type="float">
            <text:p>35956</text:p>
          </table:table-cell>
          <table:table-cell table:number-columns-repeated="1022"/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float" office:value="35957" calcext:value-type="float">
            <text:p>35957</text:p>
          </table:table-cell>
          <table:table-cell table:number-columns-repeated="1022"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float" office:value="35958" calcext:value-type="float">
            <text:p>35958</text:p>
          </table:table-cell>
          <table:table-cell table:number-columns-repeated="1022"/>
        </table:table-row>
        <table:table-row table:style-name="ro1">
          <table:table-cell office:value-type="float" office:value="35427" calcext:value-type="float">
            <text:p>35427</text:p>
          </table:table-cell>
          <table:table-cell office:value-type="float" office:value="35959" calcext:value-type="float">
            <text:p>35959</text:p>
          </table:table-cell>
          <table:table-cell table:number-columns-repeated="1022"/>
        </table:table-row>
        <table:table-row table:style-name="ro1">
          <table:table-cell office:value-type="float" office:value="35686" calcext:value-type="float">
            <text:p>35686</text:p>
          </table:table-cell>
          <table:table-cell office:value-type="float" office:value="35960" calcext:value-type="float">
            <text:p>35960</text:p>
          </table:table-cell>
          <table:table-cell table:number-columns-repeated="1022"/>
        </table:table-row>
        <table:table-row table:style-name="ro1">
          <table:table-cell office:value-type="float" office:value="36605" calcext:value-type="float">
            <text:p>36605</text:p>
          </table:table-cell>
          <table:table-cell office:value-type="float" office:value="35961" calcext:value-type="float">
            <text:p>35961</text:p>
          </table:table-cell>
          <table:table-cell table:number-columns-repeated="102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float" office:value="35962" calcext:value-type="float">
            <text:p>35962</text:p>
          </table:table-cell>
          <table:table-cell table:number-columns-repeated="1022"/>
        </table:table-row>
        <table:table-row table:style-name="ro1">
          <table:table-cell office:value-type="float" office:value="40335" calcext:value-type="float">
            <text:p>40335</text:p>
          </table:table-cell>
          <table:table-cell office:value-type="float" office:value="35963" calcext:value-type="float">
            <text:p>35963</text:p>
          </table:table-cell>
          <table:table-cell table:number-columns-repeated="1022"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float" office:value="35964" calcext:value-type="float">
            <text:p>35964</text:p>
          </table:table-cell>
          <table:table-cell table:number-columns-repeated="1022"/>
        </table:table-row>
        <table:table-row table:style-name="ro1">
          <table:table-cell office:value-type="float" office:value="36814" calcext:value-type="float">
            <text:p>36814</text:p>
          </table:table-cell>
          <table:table-cell office:value-type="float" office:value="35965" calcext:value-type="float">
            <text:p>35965</text:p>
          </table:table-cell>
          <table:table-cell table:number-columns-repeated="1022"/>
        </table:table-row>
        <table:table-row table:style-name="ro1">
          <table:table-cell office:value-type="float" office:value="39912" calcext:value-type="float">
            <text:p>39912</text:p>
          </table:table-cell>
          <table:table-cell office:value-type="float" office:value="35966" calcext:value-type="float">
            <text:p>35966</text:p>
          </table:table-cell>
          <table:table-cell table:number-columns-repeated="1022"/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float" office:value="35968" calcext:value-type="float">
            <text:p>35968</text:p>
          </table:table-cell>
          <table:table-cell table:number-columns-repeated="1022"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35969" calcext:value-type="float">
            <text:p>35969</text:p>
          </table:table-cell>
          <table:table-cell table:number-columns-repeated="1022"/>
        </table:table-row>
        <table:table-row table:style-name="ro1">
          <table:table-cell office:value-type="float" office:value="25731" calcext:value-type="float">
            <text:p>25731</text:p>
          </table:table-cell>
          <table:table-cell office:value-type="float" office:value="35970" calcext:value-type="float">
            <text:p>35970</text:p>
          </table:table-cell>
          <table:table-cell table:number-columns-repeated="1022"/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35971" calcext:value-type="float">
            <text:p>35971</text:p>
          </table:table-cell>
          <table:table-cell table:number-columns-repeated="1022"/>
        </table:table-row>
        <table:table-row table:style-name="ro1">
          <table:table-cell office:value-type="float" office:value="38553" calcext:value-type="float">
            <text:p>38553</text:p>
          </table:table-cell>
          <table:table-cell office:value-type="float" office:value="35972" calcext:value-type="float">
            <text:p>35972</text:p>
          </table:table-cell>
          <table:table-cell table:number-columns-repeated="1022"/>
        </table:table-row>
        <table:table-row table:style-name="ro1">
          <table:table-cell office:value-type="float" office:value="26689" calcext:value-type="float">
            <text:p>26689</text:p>
          </table:table-cell>
          <table:table-cell office:value-type="float" office:value="35973" calcext:value-type="float">
            <text:p>35973</text:p>
          </table:table-cell>
          <table:table-cell table:number-columns-repeated="1022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float" office:value="35974" calcext:value-type="float">
            <text:p>35974</text:p>
          </table:table-cell>
          <table:table-cell table:number-columns-repeated="1022"/>
        </table:table-row>
        <table:table-row table:style-name="ro1">
          <table:table-cell office:value-type="float" office:value="27424" calcext:value-type="float">
            <text:p>27424</text:p>
          </table:table-cell>
          <table:table-cell office:value-type="float" office:value="35975" calcext:value-type="float">
            <text:p>35975</text:p>
          </table:table-cell>
          <table:table-cell table:number-columns-repeated="1022"/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35976" calcext:value-type="float">
            <text:p>35976</text:p>
          </table:table-cell>
          <table:table-cell table:number-columns-repeated="102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5977" calcext:value-type="float">
            <text:p>35977</text:p>
          </table:table-cell>
          <table:table-cell table:number-columns-repeated="1022"/>
        </table:table-row>
        <table:table-row table:style-name="ro1">
          <table:table-cell office:value-type="float" office:value="31348" calcext:value-type="float">
            <text:p>31348</text:p>
          </table:table-cell>
          <table:table-cell office:value-type="float" office:value="35978" calcext:value-type="float">
            <text:p>35978</text:p>
          </table:table-cell>
          <table:table-cell table:number-columns-repeated="1022"/>
        </table:table-row>
        <table:table-row table:style-name="ro1">
          <table:table-cell office:value-type="float" office:value="32080" calcext:value-type="float">
            <text:p>32080</text:p>
          </table:table-cell>
          <table:table-cell office:value-type="float" office:value="35979" calcext:value-type="float">
            <text:p>35979</text:p>
          </table:table-cell>
          <table:table-cell table:number-columns-repeated="1022"/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float" office:value="35980" calcext:value-type="float">
            <text:p>35980</text:p>
          </table:table-cell>
          <table:table-cell table:number-columns-repeated="1022"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float" office:value="35981" calcext:value-type="float">
            <text:p>35981</text:p>
          </table:table-cell>
          <table:table-cell table:number-columns-repeated="1022"/>
        </table:table-row>
        <table:table-row table:style-name="ro1">
          <table:table-cell office:value-type="float" office:value="26376" calcext:value-type="float">
            <text:p>26376</text:p>
          </table:table-cell>
          <table:table-cell office:value-type="float" office:value="35982" calcext:value-type="float">
            <text:p>35982</text:p>
          </table:table-cell>
          <table:table-cell table:number-columns-repeated="1022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35983" calcext:value-type="float">
            <text:p>35983</text:p>
          </table:table-cell>
          <table:table-cell table:number-columns-repeated="1022"/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float" office:value="35984" calcext:value-type="float">
            <text:p>35984</text:p>
          </table:table-cell>
          <table:table-cell table:number-columns-repeated="1022"/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float" office:value="35985" calcext:value-type="float">
            <text:p>35985</text:p>
          </table:table-cell>
          <table:table-cell table:number-columns-repeated="1022"/>
        </table:table-row>
        <table:table-row table:style-name="ro1">
          <table:table-cell office:value-type="float" office:value="20581" calcext:value-type="float">
            <text:p>20581</text:p>
          </table:table-cell>
          <table:table-cell office:value-type="float" office:value="35986" calcext:value-type="float">
            <text:p>35986</text:p>
          </table:table-cell>
          <table:table-cell table:number-columns-repeated="1022"/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35987" calcext:value-type="float">
            <text:p>35987</text:p>
          </table:table-cell>
          <table:table-cell table:number-columns-repeated="1022"/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float" office:value="35988" calcext:value-type="float">
            <text:p>35988</text:p>
          </table:table-cell>
          <table:table-cell table:number-columns-repeated="1022"/>
        </table:table-row>
        <table:table-row table:style-name="ro1">
          <table:table-cell office:value-type="float" office:value="21091" calcext:value-type="float">
            <text:p>21091</text:p>
          </table:table-cell>
          <table:table-cell office:value-type="float" office:value="35989" calcext:value-type="float">
            <text:p>35989</text:p>
          </table:table-cell>
          <table:table-cell table:number-columns-repeated="1022"/>
        </table:table-row>
        <table:table-row table:style-name="ro1">
          <table:table-cell office:value-type="float" office:value="21927" calcext:value-type="float">
            <text:p>21927</text:p>
          </table:table-cell>
          <table:table-cell office:value-type="float" office:value="35990" calcext:value-type="float">
            <text:p>35990</text:p>
          </table:table-cell>
          <table:table-cell table:number-columns-repeated="1022"/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float" office:value="35991" calcext:value-type="float">
            <text:p>35991</text:p>
          </table:table-cell>
          <table:table-cell table:number-columns-repeated="1022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35992" calcext:value-type="float">
            <text:p>35992</text:p>
          </table:table-cell>
          <table:table-cell table:number-columns-repeated="1022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35993" calcext:value-type="float">
            <text:p>35993</text:p>
          </table:table-cell>
          <table:table-cell table:number-columns-repeated="1022"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float" office:value="35994" calcext:value-type="float">
            <text:p>35994</text:p>
          </table:table-cell>
          <table:table-cell table:number-columns-repeated="1022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35995" calcext:value-type="float">
            <text:p>35995</text:p>
          </table:table-cell>
          <table:table-cell table:number-columns-repeated="1022"/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35996" calcext:value-type="float">
            <text:p>35996</text:p>
          </table:table-cell>
          <table:table-cell table:number-columns-repeated="1022"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float" office:value="35997" calcext:value-type="float">
            <text:p>35997</text:p>
          </table:table-cell>
          <table:table-cell table:number-columns-repeated="1022"/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float" office:value="35998" calcext:value-type="float">
            <text:p>35998</text:p>
          </table:table-cell>
          <table:table-cell table:number-columns-repeated="1022"/>
        </table:table-row>
        <table:table-row table:style-name="ro1">
          <table:table-cell office:value-type="float" office:value="26908" calcext:value-type="float">
            <text:p>26908</text:p>
          </table:table-cell>
          <table:table-cell office:value-type="float" office:value="35999" calcext:value-type="float">
            <text:p>35999</text:p>
          </table:table-cell>
          <table:table-cell table:number-columns-repeated="1022"/>
        </table:table-row>
        <table:table-row table:style-name="ro1">
          <table:table-cell office:value-type="float" office:value="27177" calcext:value-type="float">
            <text:p>27177</text:p>
          </table:table-cell>
          <table:table-cell office:value-type="float" office:value="36000" calcext:value-type="float">
            <text:p>36000</text:p>
          </table:table-cell>
          <table:table-cell table:number-columns-repeated="1022"/>
        </table:table-row>
        <table:table-row table:style-name="ro1">
          <table:table-cell office:value-type="float" office:value="29309" calcext:value-type="float">
            <text:p>29309</text:p>
          </table:table-cell>
          <table:table-cell office:value-type="float" office:value="36001" calcext:value-type="float">
            <text:p>36001</text:p>
          </table:table-cell>
          <table:table-cell table:number-columns-repeated="1022"/>
        </table:table-row>
        <table:table-row table:style-name="ro1">
          <table:table-cell office:value-type="float" office:value="29356" calcext:value-type="float">
            <text:p>29356</text:p>
          </table:table-cell>
          <table:table-cell office:value-type="float" office:value="36002" calcext:value-type="float">
            <text:p>36002</text:p>
          </table:table-cell>
          <table:table-cell table:number-columns-repeated="1022"/>
        </table:table-row>
        <table:table-row table:style-name="ro1">
          <table:table-cell office:value-type="float" office:value="29486" calcext:value-type="float">
            <text:p>29486</text:p>
          </table:table-cell>
          <table:table-cell office:value-type="float" office:value="36003" calcext:value-type="float">
            <text:p>36003</text:p>
          </table:table-cell>
          <table:table-cell table:number-columns-repeated="1022"/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36004" calcext:value-type="float">
            <text:p>36004</text:p>
          </table:table-cell>
          <table:table-cell table:number-columns-repeated="1022"/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float" office:value="36005" calcext:value-type="float">
            <text:p>36005</text:p>
          </table:table-cell>
          <table:table-cell table:number-columns-repeated="1022"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float" office:value="36006" calcext:value-type="float">
            <text:p>36006</text:p>
          </table:table-cell>
          <table:table-cell table:number-columns-repeated="1022"/>
        </table:table-row>
        <table:table-row table:style-name="ro1">
          <table:table-cell office:value-type="float" office:value="30476" calcext:value-type="float">
            <text:p>30476</text:p>
          </table:table-cell>
          <table:table-cell office:value-type="float" office:value="36007" calcext:value-type="float">
            <text:p>36007</text:p>
          </table:table-cell>
          <table:table-cell table:number-columns-repeated="1022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float" office:value="36008" calcext:value-type="float">
            <text:p>36008</text:p>
          </table:table-cell>
          <table:table-cell table:number-columns-repeated="1022"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float" office:value="36009" calcext:value-type="float">
            <text:p>36009</text:p>
          </table:table-cell>
          <table:table-cell table:number-columns-repeated="1022"/>
        </table:table-row>
        <table:table-row table:style-name="ro1">
          <table:table-cell office:value-type="float" office:value="35609" calcext:value-type="float">
            <text:p>35609</text:p>
          </table:table-cell>
          <table:table-cell office:value-type="float" office:value="36010" calcext:value-type="float">
            <text:p>36010</text:p>
          </table:table-cell>
          <table:table-cell table:number-columns-repeated="1022"/>
        </table:table-row>
        <table:table-row table:style-name="ro1">
          <table:table-cell office:value-type="float" office:value="36066" calcext:value-type="float">
            <text:p>36066</text:p>
          </table:table-cell>
          <table:table-cell office:value-type="float" office:value="36011" calcext:value-type="float">
            <text:p>36011</text:p>
          </table:table-cell>
          <table:table-cell table:number-columns-repeated="1022"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36012" calcext:value-type="float">
            <text:p>36012</text:p>
          </table:table-cell>
          <table:table-cell table:number-columns-repeated="1022"/>
        </table:table-row>
        <table:table-row table:style-name="ro1">
          <table:table-cell office:value-type="float" office:value="36963" calcext:value-type="float">
            <text:p>36963</text:p>
          </table:table-cell>
          <table:table-cell office:value-type="float" office:value="36013" calcext:value-type="float">
            <text:p>36013</text:p>
          </table:table-cell>
          <table:table-cell table:number-columns-repeated="1022"/>
        </table:table-row>
        <table:table-row table:style-name="ro1">
          <table:table-cell office:value-type="float" office:value="37749" calcext:value-type="float">
            <text:p>37749</text:p>
          </table:table-cell>
          <table:table-cell office:value-type="float" office:value="36014" calcext:value-type="float">
            <text:p>36014</text:p>
          </table:table-cell>
          <table:table-cell table:number-columns-repeated="1022"/>
        </table:table-row>
        <table:table-row table:style-name="ro1">
          <table:table-cell office:value-type="float" office:value="38522" calcext:value-type="float">
            <text:p>38522</text:p>
          </table:table-cell>
          <table:table-cell office:value-type="float" office:value="36015" calcext:value-type="float">
            <text:p>36015</text:p>
          </table:table-cell>
          <table:table-cell table:number-columns-repeated="1022"/>
        </table:table-row>
        <table:table-row table:style-name="ro1">
          <table:table-cell office:value-type="float" office:value="38997" calcext:value-type="float">
            <text:p>38997</text:p>
          </table:table-cell>
          <table:table-cell office:value-type="float" office:value="36016" calcext:value-type="float">
            <text:p>36016</text:p>
          </table:table-cell>
          <table:table-cell table:number-columns-repeated="1022"/>
        </table:table-row>
        <table:table-row table:style-name="ro1">
          <table:table-cell office:value-type="float" office:value="39443" calcext:value-type="float">
            <text:p>39443</text:p>
          </table:table-cell>
          <table:table-cell office:value-type="float" office:value="36017" calcext:value-type="float">
            <text:p>36017</text:p>
          </table:table-cell>
          <table:table-cell table:number-columns-repeated="1022"/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36018" calcext:value-type="float">
            <text:p>36018</text:p>
          </table:table-cell>
          <table:table-cell table:number-columns-repeated="1022"/>
        </table:table-row>
        <table:table-row table:style-name="ro1">
          <table:table-cell office:value-type="float" office:value="20803" calcext:value-type="float">
            <text:p>20803</text:p>
          </table:table-cell>
          <table:table-cell office:value-type="float" office:value="36019" calcext:value-type="float">
            <text:p>36019</text:p>
          </table:table-cell>
          <table:table-cell table:number-columns-repeated="1022"/>
        </table:table-row>
        <table:table-row table:style-name="ro1">
          <table:table-cell office:value-type="float" office:value="21407" calcext:value-type="float">
            <text:p>21407</text:p>
          </table:table-cell>
          <table:table-cell office:value-type="float" office:value="36020" calcext:value-type="float">
            <text:p>36020</text:p>
          </table:table-cell>
          <table:table-cell table:number-columns-repeated="1022"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36021" calcext:value-type="float">
            <text:p>36021</text:p>
          </table:table-cell>
          <table:table-cell table:number-columns-repeated="1022"/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float" office:value="36022" calcext:value-type="float">
            <text:p>36022</text:p>
          </table:table-cell>
          <table:table-cell table:number-columns-repeated="1022"/>
        </table:table-row>
        <table:table-row table:style-name="ro1">
          <table:table-cell office:value-type="float" office:value="24358" calcext:value-type="float">
            <text:p>24358</text:p>
          </table:table-cell>
          <table:table-cell office:value-type="float" office:value="36023" calcext:value-type="float">
            <text:p>36023</text:p>
          </table:table-cell>
          <table:table-cell table:number-columns-repeated="1022"/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36024" calcext:value-type="float">
            <text:p>36024</text:p>
          </table:table-cell>
          <table:table-cell table:number-columns-repeated="1022"/>
        </table:table-row>
        <table:table-row table:style-name="ro1">
          <table:table-cell office:value-type="float" office:value="28304" calcext:value-type="float">
            <text:p>28304</text:p>
          </table:table-cell>
          <table:table-cell office:value-type="float" office:value="36025" calcext:value-type="float">
            <text:p>36025</text:p>
          </table:table-cell>
          <table:table-cell table:number-columns-repeated="1022"/>
        </table:table-row>
        <table:table-row table:style-name="ro1">
          <table:table-cell office:value-type="float" office:value="29572" calcext:value-type="float">
            <text:p>29572</text:p>
          </table:table-cell>
          <table:table-cell office:value-type="float" office:value="36026" calcext:value-type="float">
            <text:p>36026</text:p>
          </table:table-cell>
          <table:table-cell table:number-columns-repeated="1022"/>
        </table:table-row>
        <table:table-row table:style-name="ro1">
          <table:table-cell office:value-type="float" office:value="29694" calcext:value-type="float">
            <text:p>29694</text:p>
          </table:table-cell>
          <table:table-cell office:value-type="float" office:value="36027" calcext:value-type="float">
            <text:p>36027</text:p>
          </table:table-cell>
          <table:table-cell table:number-columns-repeated="1022"/>
        </table:table-row>
        <table:table-row table:style-name="ro1">
          <table:table-cell office:value-type="float" office:value="32067" calcext:value-type="float">
            <text:p>32067</text:p>
          </table:table-cell>
          <table:table-cell office:value-type="float" office:value="36028" calcext:value-type="float">
            <text:p>36028</text:p>
          </table:table-cell>
          <table:table-cell table:number-columns-repeated="1022"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float" office:value="36029" calcext:value-type="float">
            <text:p>36029</text:p>
          </table:table-cell>
          <table:table-cell table:number-columns-repeated="1022"/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36030" calcext:value-type="float">
            <text:p>36030</text:p>
          </table:table-cell>
          <table:table-cell table:number-columns-repeated="1022"/>
        </table:table-row>
        <table:table-row table:style-name="ro1">
          <table:table-cell office:value-type="float" office:value="35578" calcext:value-type="float">
            <text:p>35578</text:p>
          </table:table-cell>
          <table:table-cell office:value-type="float" office:value="36031" calcext:value-type="float">
            <text:p>36031</text:p>
          </table:table-cell>
          <table:table-cell table:number-columns-repeated="1022"/>
        </table:table-row>
        <table:table-row table:style-name="ro1">
          <table:table-cell office:value-type="float" office:value="38480" calcext:value-type="float">
            <text:p>38480</text:p>
          </table:table-cell>
          <table:table-cell office:value-type="float" office:value="36032" calcext:value-type="float">
            <text:p>36032</text:p>
          </table:table-cell>
          <table:table-cell table:number-columns-repeated="102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float" office:value="36033" calcext:value-type="float">
            <text:p>36033</text:p>
          </table:table-cell>
          <table:table-cell table:number-columns-repeated="1022"/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float" office:value="36034" calcext:value-type="float">
            <text:p>36034</text:p>
          </table:table-cell>
          <table:table-cell table:number-columns-repeated="1022"/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float" office:value="36035" calcext:value-type="float">
            <text:p>36035</text:p>
          </table:table-cell>
          <table:table-cell table:number-columns-repeated="1022"/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float" office:value="36036" calcext:value-type="float">
            <text:p>36036</text:p>
          </table:table-cell>
          <table:table-cell table:number-columns-repeated="1022"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float" office:value="36037" calcext:value-type="float">
            <text:p>36037</text:p>
          </table:table-cell>
          <table:table-cell table:number-columns-repeated="1022"/>
        </table:table-row>
        <table:table-row table:style-name="ro1">
          <table:table-cell office:value-type="float" office:value="22993" calcext:value-type="float">
            <text:p>22993</text:p>
          </table:table-cell>
          <table:table-cell office:value-type="float" office:value="36038" calcext:value-type="float">
            <text:p>36038</text:p>
          </table:table-cell>
          <table:table-cell table:number-columns-repeated="1022"/>
        </table:table-row>
        <table:table-row table:style-name="ro1">
          <table:table-cell office:value-type="float" office:value="23396" calcext:value-type="float">
            <text:p>23396</text:p>
          </table:table-cell>
          <table:table-cell office:value-type="float" office:value="36039" calcext:value-type="float">
            <text:p>36039</text:p>
          </table:table-cell>
          <table:table-cell table:number-columns-repeated="1022"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36040" calcext:value-type="float">
            <text:p>36040</text:p>
          </table:table-cell>
          <table:table-cell table:number-columns-repeated="1022"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float" office:value="36041" calcext:value-type="float">
            <text:p>36041</text:p>
          </table:table-cell>
          <table:table-cell table:number-columns-repeated="1022"/>
        </table:table-row>
        <table:table-row table:style-name="ro1">
          <table:table-cell office:value-type="float" office:value="24359" calcext:value-type="float">
            <text:p>24359</text:p>
          </table:table-cell>
          <table:table-cell office:value-type="float" office:value="36042" calcext:value-type="float">
            <text:p>36042</text:p>
          </table:table-cell>
          <table:table-cell table:number-columns-repeated="1022"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float" office:value="36043" calcext:value-type="float">
            <text:p>36043</text:p>
          </table:table-cell>
          <table:table-cell table:number-columns-repeated="1022"/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36044" calcext:value-type="float">
            <text:p>36044</text:p>
          </table:table-cell>
          <table:table-cell table:number-columns-repeated="1022"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float" office:value="36045" calcext:value-type="float">
            <text:p>36045</text:p>
          </table:table-cell>
          <table:table-cell table:number-columns-repeated="1022"/>
        </table:table-row>
        <table:table-row table:style-name="ro1">
          <table:table-cell office:value-type="float" office:value="28246" calcext:value-type="float">
            <text:p>28246</text:p>
          </table:table-cell>
          <table:table-cell office:value-type="float" office:value="36046" calcext:value-type="float">
            <text:p>36046</text:p>
          </table:table-cell>
          <table:table-cell table:number-columns-repeated="1022"/>
        </table:table-row>
        <table:table-row table:style-name="ro1">
          <table:table-cell office:value-type="float" office:value="29392" calcext:value-type="float">
            <text:p>29392</text:p>
          </table:table-cell>
          <table:table-cell office:value-type="float" office:value="36047" calcext:value-type="float">
            <text:p>36047</text:p>
          </table:table-cell>
          <table:table-cell table:number-columns-repeated="1022"/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float" office:value="36048" calcext:value-type="float">
            <text:p>36048</text:p>
          </table:table-cell>
          <table:table-cell table:number-columns-repeated="1022"/>
        </table:table-row>
        <table:table-row table:style-name="ro1">
          <table:table-cell office:value-type="float" office:value="34996" calcext:value-type="float">
            <text:p>34996</text:p>
          </table:table-cell>
          <table:table-cell office:value-type="float" office:value="36049" calcext:value-type="float">
            <text:p>36049</text:p>
          </table:table-cell>
          <table:table-cell table:number-columns-repeated="1022"/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float" office:value="36050" calcext:value-type="float">
            <text:p>36050</text:p>
          </table:table-cell>
          <table:table-cell table:number-columns-repeated="1022"/>
        </table:table-row>
        <table:table-row table:style-name="ro1">
          <table:table-cell office:value-type="float" office:value="32993" calcext:value-type="float">
            <text:p>32993</text:p>
          </table:table-cell>
          <table:table-cell office:value-type="float" office:value="36051" calcext:value-type="float">
            <text:p>36051</text:p>
          </table:table-cell>
          <table:table-cell table:number-columns-repeated="1022"/>
        </table:table-row>
        <table:table-row table:style-name="ro1">
          <table:table-cell office:value-type="float" office:value="33776" calcext:value-type="float">
            <text:p>33776</text:p>
          </table:table-cell>
          <table:table-cell office:value-type="float" office:value="36052" calcext:value-type="float">
            <text:p>36052</text:p>
          </table:table-cell>
          <table:table-cell table:number-columns-repeated="1022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float" office:value="36053" calcext:value-type="float">
            <text:p>36053</text:p>
          </table:table-cell>
          <table:table-cell table:number-columns-repeated="1022"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float" office:value="36054" calcext:value-type="float">
            <text:p>36054</text:p>
          </table:table-cell>
          <table:table-cell table:number-columns-repeated="1022"/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36055" calcext:value-type="float">
            <text:p>36055</text:p>
          </table:table-cell>
          <table:table-cell table:number-columns-repeated="1022"/>
        </table:table-row>
        <table:table-row table:style-name="ro1">
          <table:table-cell office:value-type="float" office:value="37431" calcext:value-type="float">
            <text:p>37431</text:p>
          </table:table-cell>
          <table:table-cell office:value-type="float" office:value="36056" calcext:value-type="float">
            <text:p>36056</text:p>
          </table:table-cell>
          <table:table-cell table:number-columns-repeated="1022"/>
        </table:table-row>
        <table:table-row table:style-name="ro1">
          <table:table-cell office:value-type="float" office:value="38599" calcext:value-type="float">
            <text:p>38599</text:p>
          </table:table-cell>
          <table:table-cell office:value-type="float" office:value="36057" calcext:value-type="float">
            <text:p>36057</text:p>
          </table:table-cell>
          <table:table-cell table:number-columns-repeated="1022"/>
        </table:table-row>
        <table:table-row table:style-name="ro1">
          <table:table-cell office:value-type="float" office:value="39015" calcext:value-type="float">
            <text:p>39015</text:p>
          </table:table-cell>
          <table:table-cell office:value-type="float" office:value="36058" calcext:value-type="float">
            <text:p>36058</text:p>
          </table:table-cell>
          <table:table-cell table:number-columns-repeated="1022"/>
        </table:table-row>
        <table:table-row table:style-name="ro1">
          <table:table-cell office:value-type="float" office:value="40723" calcext:value-type="float">
            <text:p>40723</text:p>
          </table:table-cell>
          <table:table-cell office:value-type="float" office:value="36059" calcext:value-type="float">
            <text:p>36059</text:p>
          </table:table-cell>
          <table:table-cell table:number-columns-repeated="1022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float" office:value="36060" calcext:value-type="float">
            <text:p>36060</text:p>
          </table:table-cell>
          <table:table-cell table:number-columns-repeated="1022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float" office:value="36061" calcext:value-type="float">
            <text:p>36061</text:p>
          </table:table-cell>
          <table:table-cell table:number-columns-repeated="1022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float" office:value="36062" calcext:value-type="float">
            <text:p>36062</text:p>
          </table:table-cell>
          <table:table-cell table:number-columns-repeated="1022"/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36063" calcext:value-type="float">
            <text:p>36063</text:p>
          </table:table-cell>
          <table:table-cell table:number-columns-repeated="1022"/>
        </table:table-row>
        <table:table-row table:style-name="ro1">
          <table:table-cell office:value-type="float" office:value="21577" calcext:value-type="float">
            <text:p>21577</text:p>
          </table:table-cell>
          <table:table-cell office:value-type="float" office:value="36064" calcext:value-type="float">
            <text:p>36064</text:p>
          </table:table-cell>
          <table:table-cell table:number-columns-repeated="1022"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float" office:value="36065" calcext:value-type="float">
            <text:p>36065</text:p>
          </table:table-cell>
          <table:table-cell table:number-columns-repeated="1022"/>
        </table:table-row>
        <table:table-row table:style-name="ro1">
          <table:table-cell office:value-type="float" office:value="23087" calcext:value-type="float">
            <text:p>23087</text:p>
          </table:table-cell>
          <table:table-cell office:value-type="float" office:value="36066" calcext:value-type="float">
            <text:p>36066</text:p>
          </table:table-cell>
          <table:table-cell table:number-columns-repeated="1022"/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36067" calcext:value-type="float">
            <text:p>36067</text:p>
          </table:table-cell>
          <table:table-cell table:number-columns-repeated="1022"/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36068" calcext:value-type="float">
            <text:p>36068</text:p>
          </table:table-cell>
          <table:table-cell table:number-columns-repeated="1022"/>
        </table:table-row>
        <table:table-row table:style-name="ro1">
          <table:table-cell office:value-type="float" office:value="24735" calcext:value-type="float">
            <text:p>24735</text:p>
          </table:table-cell>
          <table:table-cell office:value-type="float" office:value="36069" calcext:value-type="float">
            <text:p>36069</text:p>
          </table:table-cell>
          <table:table-cell table:number-columns-repeated="1022"/>
        </table:table-row>
        <table:table-row table:style-name="ro1">
          <table:table-cell office:value-type="float" office:value="26791" calcext:value-type="float">
            <text:p>26791</text:p>
          </table:table-cell>
          <table:table-cell office:value-type="float" office:value="36070" calcext:value-type="float">
            <text:p>36070</text:p>
          </table:table-cell>
          <table:table-cell table:number-columns-repeated="1022"/>
        </table:table-row>
        <table:table-row table:style-name="ro1">
          <table:table-cell office:value-type="float" office:value="27278" calcext:value-type="float">
            <text:p>27278</text:p>
          </table:table-cell>
          <table:table-cell office:value-type="float" office:value="36071" calcext:value-type="float">
            <text:p>36071</text:p>
          </table:table-cell>
          <table:table-cell table:number-columns-repeated="1022"/>
        </table:table-row>
        <table:table-row table:style-name="ro1">
          <table:table-cell office:value-type="float" office:value="29786" calcext:value-type="float">
            <text:p>29786</text:p>
          </table:table-cell>
          <table:table-cell office:value-type="float" office:value="36072" calcext:value-type="float">
            <text:p>36072</text:p>
          </table:table-cell>
          <table:table-cell table:number-columns-repeated="1022"/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float" office:value="36073" calcext:value-type="float">
            <text:p>36073</text:p>
          </table:table-cell>
          <table:table-cell table:number-columns-repeated="1022"/>
        </table:table-row>
        <table:table-row table:style-name="ro1">
          <table:table-cell office:value-type="float" office:value="35486" calcext:value-type="float">
            <text:p>35486</text:p>
          </table:table-cell>
          <table:table-cell office:value-type="float" office:value="36074" calcext:value-type="float">
            <text:p>36074</text:p>
          </table:table-cell>
          <table:table-cell table:number-columns-repeated="1022"/>
        </table:table-row>
        <table:table-row table:style-name="ro1">
          <table:table-cell office:value-type="float" office:value="35492" calcext:value-type="float">
            <text:p>35492</text:p>
          </table:table-cell>
          <table:table-cell office:value-type="float" office:value="36075" calcext:value-type="float">
            <text:p>36075</text:p>
          </table:table-cell>
          <table:table-cell table:number-columns-repeated="1022"/>
        </table:table-row>
        <table:table-row table:style-name="ro1">
          <table:table-cell office:value-type="float" office:value="35703" calcext:value-type="float">
            <text:p>35703</text:p>
          </table:table-cell>
          <table:table-cell office:value-type="float" office:value="36076" calcext:value-type="float">
            <text:p>36076</text:p>
          </table:table-cell>
          <table:table-cell table:number-columns-repeated="1022"/>
        </table:table-row>
        <table:table-row table:style-name="ro1">
          <table:table-cell office:value-type="float" office:value="37264" calcext:value-type="float">
            <text:p>37264</text:p>
          </table:table-cell>
          <table:table-cell office:value-type="float" office:value="36077" calcext:value-type="float">
            <text:p>36077</text:p>
          </table:table-cell>
          <table:table-cell table:number-columns-repeated="1022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36078" calcext:value-type="float">
            <text:p>36078</text:p>
          </table:table-cell>
          <table:table-cell table:number-columns-repeated="1022"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36079" calcext:value-type="float">
            <text:p>36079</text:p>
          </table:table-cell>
          <table:table-cell table:number-columns-repeated="102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float" office:value="36080" calcext:value-type="float">
            <text:p>36080</text:p>
          </table:table-cell>
          <table:table-cell table:number-columns-repeated="1022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float" office:value="36081" calcext:value-type="float">
            <text:p>36081</text:p>
          </table:table-cell>
          <table:table-cell table:number-columns-repeated="1022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36082" calcext:value-type="float">
            <text:p>36082</text:p>
          </table:table-cell>
          <table:table-cell table:number-columns-repeated="1022"/>
        </table:table-row>
        <table:table-row table:style-name="ro1">
          <table:table-cell office:value-type="float" office:value="20505" calcext:value-type="float">
            <text:p>20505</text:p>
          </table:table-cell>
          <table:table-cell office:value-type="float" office:value="36083" calcext:value-type="float">
            <text:p>36083</text:p>
          </table:table-cell>
          <table:table-cell table:number-columns-repeated="1022"/>
        </table:table-row>
        <table:table-row table:style-name="ro1">
          <table:table-cell office:value-type="float" office:value="20502" calcext:value-type="float">
            <text:p>20502</text:p>
          </table:table-cell>
          <table:table-cell office:value-type="float" office:value="36084" calcext:value-type="float">
            <text:p>36084</text:p>
          </table:table-cell>
          <table:table-cell table:number-columns-repeated="1022"/>
        </table:table-row>
        <table:table-row table:style-name="ro1">
          <table:table-cell office:value-type="float" office:value="20809" calcext:value-type="float">
            <text:p>20809</text:p>
          </table:table-cell>
          <table:table-cell office:value-type="float" office:value="36085" calcext:value-type="float">
            <text:p>36085</text:p>
          </table:table-cell>
          <table:table-cell table:number-columns-repeated="1022"/>
        </table:table-row>
        <table:table-row table:style-name="ro1">
          <table:table-cell office:value-type="float" office:value="20844" calcext:value-type="float">
            <text:p>20844</text:p>
          </table:table-cell>
          <table:table-cell office:value-type="float" office:value="36086" calcext:value-type="float">
            <text:p>36086</text:p>
          </table:table-cell>
          <table:table-cell table:number-columns-repeated="1022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float" office:value="36087" calcext:value-type="float">
            <text:p>36087</text:p>
          </table:table-cell>
          <table:table-cell table:number-columns-repeated="1022"/>
        </table:table-row>
        <table:table-row table:style-name="ro1">
          <table:table-cell office:value-type="float" office:value="21177" calcext:value-type="float">
            <text:p>21177</text:p>
          </table:table-cell>
          <table:table-cell office:value-type="float" office:value="36088" calcext:value-type="float">
            <text:p>36088</text:p>
          </table:table-cell>
          <table:table-cell table:number-columns-repeated="1022"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float" office:value="36089" calcext:value-type="float">
            <text:p>36089</text:p>
          </table:table-cell>
          <table:table-cell table:number-columns-repeated="1022"/>
        </table:table-row>
        <table:table-row table:style-name="ro1">
          <table:table-cell office:value-type="float" office:value="21402" calcext:value-type="float">
            <text:p>21402</text:p>
          </table:table-cell>
          <table:table-cell office:value-type="float" office:value="36090" calcext:value-type="float">
            <text:p>36090</text:p>
          </table:table-cell>
          <table:table-cell table:number-columns-repeated="1022"/>
        </table:table-row>
        <table:table-row table:style-name="ro1">
          <table:table-cell office:value-type="float" office:value="21475" calcext:value-type="float">
            <text:p>21475</text:p>
          </table:table-cell>
          <table:table-cell office:value-type="float" office:value="36091" calcext:value-type="float">
            <text:p>36091</text:p>
          </table:table-cell>
          <table:table-cell table:number-columns-repeated="1022"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float" office:value="36092" calcext:value-type="float">
            <text:p>36092</text:p>
          </table:table-cell>
          <table:table-cell table:number-columns-repeated="1022"/>
        </table:table-row>
        <table:table-row table:style-name="ro1">
          <table:table-cell office:value-type="float" office:value="21518" calcext:value-type="float">
            <text:p>21518</text:p>
          </table:table-cell>
          <table:table-cell office:value-type="float" office:value="36160" calcext:value-type="float">
            <text:p>36160</text:p>
          </table:table-cell>
          <table:table-cell table:number-columns-repeated="1022"/>
        </table:table-row>
        <table:table-row table:style-name="ro1">
          <table:table-cell office:value-type="float" office:value="21897" calcext:value-type="float">
            <text:p>21897</text:p>
          </table:table-cell>
          <table:table-cell office:value-type="float" office:value="36161" calcext:value-type="float">
            <text:p>36161</text:p>
          </table:table-cell>
          <table:table-cell table:number-columns-repeated="1022"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float" office:value="36162" calcext:value-type="float">
            <text:p>36162</text:p>
          </table:table-cell>
          <table:table-cell table:number-columns-repeated="1022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36163" calcext:value-type="float">
            <text:p>36163</text:p>
          </table:table-cell>
          <table:table-cell table:number-columns-repeated="1022"/>
        </table:table-row>
        <table:table-row table:style-name="ro1">
          <table:table-cell office:value-type="float" office:value="22909" calcext:value-type="float">
            <text:p>22909</text:p>
          </table:table-cell>
          <table:table-cell office:value-type="float" office:value="36164" calcext:value-type="float">
            <text:p>36164</text:p>
          </table:table-cell>
          <table:table-cell table:number-columns-repeated="1022"/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float" office:value="36165" calcext:value-type="float">
            <text:p>36165</text:p>
          </table:table-cell>
          <table:table-cell table:number-columns-repeated="1022"/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float" office:value="36166" calcext:value-type="float">
            <text:p>36166</text:p>
          </table:table-cell>
          <table:table-cell table:number-columns-repeated="1022"/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float" office:value="36167" calcext:value-type="float">
            <text:p>36167</text:p>
          </table:table-cell>
          <table:table-cell table:number-columns-repeated="1022"/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float" office:value="36168" calcext:value-type="float">
            <text:p>36168</text:p>
          </table:table-cell>
          <table:table-cell table:number-columns-repeated="1022"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float" office:value="36169" calcext:value-type="float">
            <text:p>36169</text:p>
          </table:table-cell>
          <table:table-cell table:number-columns-repeated="1022"/>
        </table:table-row>
        <table:table-row table:style-name="ro1">
          <table:table-cell office:value-type="float" office:value="24055" calcext:value-type="float">
            <text:p>24055</text:p>
          </table:table-cell>
          <table:table-cell office:value-type="float" office:value="36170" calcext:value-type="float">
            <text:p>36170</text:p>
          </table:table-cell>
          <table:table-cell table:number-columns-repeated="1022"/>
        </table:table-row>
        <table:table-row table:style-name="ro1">
          <table:table-cell office:value-type="float" office:value="24184" calcext:value-type="float">
            <text:p>24184</text:p>
          </table:table-cell>
          <table:table-cell office:value-type="float" office:value="36171" calcext:value-type="float">
            <text:p>36171</text:p>
          </table:table-cell>
          <table:table-cell table:number-columns-repeated="1022"/>
        </table:table-row>
        <table:table-row table:style-name="ro1">
          <table:table-cell office:value-type="float" office:value="24195" calcext:value-type="float">
            <text:p>24195</text:p>
          </table:table-cell>
          <table:table-cell office:value-type="float" office:value="36172" calcext:value-type="float">
            <text:p>36172</text:p>
          </table:table-cell>
          <table:table-cell table:number-columns-repeated="1022"/>
        </table:table-row>
        <table:table-row table:style-name="ro1">
          <table:table-cell office:value-type="float" office:value="24218" calcext:value-type="float">
            <text:p>24218</text:p>
          </table:table-cell>
          <table:table-cell office:value-type="float" office:value="36173" calcext:value-type="float">
            <text:p>36173</text:p>
          </table:table-cell>
          <table:table-cell table:number-columns-repeated="1022"/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float" office:value="36174" calcext:value-type="float">
            <text:p>36174</text:p>
          </table:table-cell>
          <table:table-cell table:number-columns-repeated="1022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36175" calcext:value-type="float">
            <text:p>36175</text:p>
          </table:table-cell>
          <table:table-cell table:number-columns-repeated="1022"/>
        </table:table-row>
        <table:table-row table:style-name="ro1">
          <table:table-cell office:value-type="float" office:value="24658" calcext:value-type="float">
            <text:p>24658</text:p>
          </table:table-cell>
          <table:table-cell office:value-type="float" office:value="36176" calcext:value-type="float">
            <text:p>36176</text:p>
          </table:table-cell>
          <table:table-cell table:number-columns-repeated="1022"/>
        </table:table-row>
        <table:table-row table:style-name="ro1">
          <table:table-cell office:value-type="float" office:value="24908" calcext:value-type="float">
            <text:p>24908</text:p>
          </table:table-cell>
          <table:table-cell office:value-type="float" office:value="36177" calcext:value-type="float">
            <text:p>36177</text:p>
          </table:table-cell>
          <table:table-cell table:number-columns-repeated="1022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float" office:value="36178" calcext:value-type="float">
            <text:p>36178</text:p>
          </table:table-cell>
          <table:table-cell table:number-columns-repeated="1022"/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36179" calcext:value-type="float">
            <text:p>36179</text:p>
          </table:table-cell>
          <table:table-cell table:number-columns-repeated="1022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36180" calcext:value-type="float">
            <text:p>36180</text:p>
          </table:table-cell>
          <table:table-cell table:number-columns-repeated="1022"/>
        </table:table-row>
        <table:table-row table:style-name="ro1">
          <table:table-cell office:value-type="float" office:value="25915" calcext:value-type="float">
            <text:p>25915</text:p>
          </table:table-cell>
          <table:table-cell office:value-type="float" office:value="36181" calcext:value-type="float">
            <text:p>36181</text:p>
          </table:table-cell>
          <table:table-cell table:number-columns-repeated="1022"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float" office:value="36182" calcext:value-type="float">
            <text:p>36182</text:p>
          </table:table-cell>
          <table:table-cell table:number-columns-repeated="1022"/>
        </table:table-row>
        <table:table-row table:style-name="ro1">
          <table:table-cell office:value-type="float" office:value="26179" calcext:value-type="float">
            <text:p>26179</text:p>
          </table:table-cell>
          <table:table-cell office:value-type="float" office:value="36183" calcext:value-type="float">
            <text:p>36183</text:p>
          </table:table-cell>
          <table:table-cell table:number-columns-repeated="1022"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float" office:value="36184" calcext:value-type="float">
            <text:p>36184</text:p>
          </table:table-cell>
          <table:table-cell table:number-columns-repeated="1022"/>
        </table:table-row>
        <table:table-row table:style-name="ro1">
          <table:table-cell office:value-type="float" office:value="26477" calcext:value-type="float">
            <text:p>26477</text:p>
          </table:table-cell>
          <table:table-cell office:value-type="float" office:value="36185" calcext:value-type="float">
            <text:p>36185</text:p>
          </table:table-cell>
          <table:table-cell table:number-columns-repeated="1022"/>
        </table:table-row>
        <table:table-row table:style-name="ro1">
          <table:table-cell office:value-type="float" office:value="26657" calcext:value-type="float">
            <text:p>26657</text:p>
          </table:table-cell>
          <table:table-cell office:value-type="float" office:value="36186" calcext:value-type="float">
            <text:p>36186</text:p>
          </table:table-cell>
          <table:table-cell table:number-columns-repeated="1022"/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36187" calcext:value-type="float">
            <text:p>36187</text:p>
          </table:table-cell>
          <table:table-cell table:number-columns-repeated="1022"/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float" office:value="36188" calcext:value-type="float">
            <text:p>36188</text:p>
          </table:table-cell>
          <table:table-cell table:number-columns-repeated="1022"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float" office:value="36189" calcext:value-type="float">
            <text:p>36189</text:p>
          </table:table-cell>
          <table:table-cell table:number-columns-repeated="1022"/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float" office:value="36190" calcext:value-type="float">
            <text:p>36190</text:p>
          </table:table-cell>
          <table:table-cell table:number-columns-repeated="1022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36191" calcext:value-type="float">
            <text:p>36191</text:p>
          </table:table-cell>
          <table:table-cell table:number-columns-repeated="1022"/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36192" calcext:value-type="float">
            <text:p>36192</text:p>
          </table:table-cell>
          <table:table-cell table:number-columns-repeated="1022"/>
        </table:table-row>
        <table:table-row table:style-name="ro1">
          <table:table-cell office:value-type="float" office:value="28317" calcext:value-type="float">
            <text:p>28317</text:p>
          </table:table-cell>
          <table:table-cell office:value-type="float" office:value="36193" calcext:value-type="float">
            <text:p>36193</text:p>
          </table:table-cell>
          <table:table-cell table:number-columns-repeated="1022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float" office:value="36194" calcext:value-type="float">
            <text:p>36194</text:p>
          </table:table-cell>
          <table:table-cell table:number-columns-repeated="1022"/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float" office:value="36195" calcext:value-type="float">
            <text:p>36195</text:p>
          </table:table-cell>
          <table:table-cell table:number-columns-repeated="1022"/>
        </table:table-row>
        <table:table-row table:style-name="ro1">
          <table:table-cell office:value-type="float" office:value="30828" calcext:value-type="float">
            <text:p>30828</text:p>
          </table:table-cell>
          <table:table-cell office:value-type="float" office:value="36196" calcext:value-type="float">
            <text:p>36196</text:p>
          </table:table-cell>
          <table:table-cell table:number-columns-repeated="1022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36197" calcext:value-type="float">
            <text:p>36197</text:p>
          </table:table-cell>
          <table:table-cell table:number-columns-repeated="1022"/>
        </table:table-row>
        <table:table-row table:style-name="ro1">
          <table:table-cell office:value-type="float" office:value="31968" calcext:value-type="float">
            <text:p>31968</text:p>
          </table:table-cell>
          <table:table-cell office:value-type="float" office:value="36198" calcext:value-type="float">
            <text:p>36198</text:p>
          </table:table-cell>
          <table:table-cell table:number-columns-repeated="1022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36199" calcext:value-type="float">
            <text:p>36199</text:p>
          </table:table-cell>
          <table:table-cell table:number-columns-repeated="1022"/>
        </table:table-row>
        <table:table-row table:style-name="ro1">
          <table:table-cell office:value-type="float" office:value="32024" calcext:value-type="float">
            <text:p>32024</text:p>
          </table:table-cell>
          <table:table-cell office:value-type="float" office:value="36200" calcext:value-type="float">
            <text:p>36200</text:p>
          </table:table-cell>
          <table:table-cell table:number-columns-repeated="1022"/>
        </table:table-row>
        <table:table-row table:style-name="ro1">
          <table:table-cell office:value-type="float" office:value="32094" calcext:value-type="float">
            <text:p>32094</text:p>
          </table:table-cell>
          <table:table-cell office:value-type="float" office:value="36201" calcext:value-type="float">
            <text:p>36201</text:p>
          </table:table-cell>
          <table:table-cell table:number-columns-repeated="1022"/>
        </table:table-row>
        <table:table-row table:style-name="ro1">
          <table:table-cell office:value-type="float" office:value="32177" calcext:value-type="float">
            <text:p>32177</text:p>
          </table:table-cell>
          <table:table-cell office:value-type="float" office:value="36202" calcext:value-type="float">
            <text:p>36202</text:p>
          </table:table-cell>
          <table:table-cell table:number-columns-repeated="1022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36203" calcext:value-type="float">
            <text:p>36203</text:p>
          </table:table-cell>
          <table:table-cell table:number-columns-repeated="1022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36204" calcext:value-type="float">
            <text:p>36204</text:p>
          </table:table-cell>
          <table:table-cell table:number-columns-repeated="1022"/>
        </table:table-row>
        <table:table-row table:style-name="ro1">
          <table:table-cell office:value-type="float" office:value="32943" calcext:value-type="float">
            <text:p>32943</text:p>
          </table:table-cell>
          <table:table-cell office:value-type="float" office:value="36205" calcext:value-type="float">
            <text:p>36205</text:p>
          </table:table-cell>
          <table:table-cell table:number-columns-repeated="1022"/>
        </table:table-row>
        <table:table-row table:style-name="ro1">
          <table:table-cell office:value-type="float" office:value="32945" calcext:value-type="float">
            <text:p>32945</text:p>
          </table:table-cell>
          <table:table-cell office:value-type="float" office:value="36206" calcext:value-type="float">
            <text:p>36206</text:p>
          </table:table-cell>
          <table:table-cell table:number-columns-repeated="1022"/>
        </table:table-row>
        <table:table-row table:style-name="ro1">
          <table:table-cell office:value-type="float" office:value="33108" calcext:value-type="float">
            <text:p>33108</text:p>
          </table:table-cell>
          <table:table-cell office:value-type="float" office:value="36207" calcext:value-type="float">
            <text:p>36207</text:p>
          </table:table-cell>
          <table:table-cell table:number-columns-repeated="1022"/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float" office:value="36208" calcext:value-type="float">
            <text:p>36208</text:p>
          </table:table-cell>
          <table:table-cell table:number-columns-repeated="1022"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float" office:value="36209" calcext:value-type="float">
            <text:p>36209</text:p>
          </table:table-cell>
          <table:table-cell table:number-columns-repeated="1022"/>
        </table:table-row>
        <table:table-row table:style-name="ro1">
          <table:table-cell office:value-type="float" office:value="33618" calcext:value-type="float">
            <text:p>33618</text:p>
          </table:table-cell>
          <table:table-cell office:value-type="float" office:value="36210" calcext:value-type="float">
            <text:p>36210</text:p>
          </table:table-cell>
          <table:table-cell table:number-columns-repeated="1022"/>
        </table:table-row>
        <table:table-row table:style-name="ro1">
          <table:table-cell office:value-type="float" office:value="34892" calcext:value-type="float">
            <text:p>34892</text:p>
          </table:table-cell>
          <table:table-cell office:value-type="float" office:value="36211" calcext:value-type="float">
            <text:p>36211</text:p>
          </table:table-cell>
          <table:table-cell table:number-columns-repeated="1022"/>
        </table:table-row>
        <table:table-row table:style-name="ro1">
          <table:table-cell office:value-type="float" office:value="34913" calcext:value-type="float">
            <text:p>34913</text:p>
          </table:table-cell>
          <table:table-cell office:value-type="float" office:value="36212" calcext:value-type="float">
            <text:p>36212</text:p>
          </table:table-cell>
          <table:table-cell table:number-columns-repeated="1022"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float" office:value="36213" calcext:value-type="float">
            <text:p>36213</text:p>
          </table:table-cell>
          <table:table-cell table:number-columns-repeated="1022"/>
        </table:table-row>
        <table:table-row table:style-name="ro1">
          <table:table-cell office:value-type="float" office:value="36002" calcext:value-type="float">
            <text:p>36002</text:p>
          </table:table-cell>
          <table:table-cell office:value-type="float" office:value="36214" calcext:value-type="float">
            <text:p>36214</text:p>
          </table:table-cell>
          <table:table-cell table:number-columns-repeated="1022"/>
        </table:table-row>
        <table:table-row table:style-name="ro1">
          <table:table-cell office:value-type="float" office:value="36092" calcext:value-type="float">
            <text:p>36092</text:p>
          </table:table-cell>
          <table:table-cell office:value-type="float" office:value="36215" calcext:value-type="float">
            <text:p>36215</text:p>
          </table:table-cell>
          <table:table-cell table:number-columns-repeated="1022"/>
        </table:table-row>
        <table:table-row table:style-name="ro1">
          <table:table-cell office:value-type="float" office:value="37066" calcext:value-type="float">
            <text:p>37066</text:p>
          </table:table-cell>
          <table:table-cell office:value-type="float" office:value="36216" calcext:value-type="float">
            <text:p>36216</text:p>
          </table:table-cell>
          <table:table-cell table:number-columns-repeated="1022"/>
        </table:table-row>
        <table:table-row table:style-name="ro1">
          <table:table-cell office:value-type="float" office:value="37237" calcext:value-type="float">
            <text:p>37237</text:p>
          </table:table-cell>
          <table:table-cell office:value-type="float" office:value="36217" calcext:value-type="float">
            <text:p>36217</text:p>
          </table:table-cell>
          <table:table-cell table:number-columns-repeated="1022"/>
        </table:table-row>
        <table:table-row table:style-name="ro1">
          <table:table-cell office:value-type="float" office:value="37489" calcext:value-type="float">
            <text:p>37489</text:p>
          </table:table-cell>
          <table:table-cell office:value-type="float" office:value="36218" calcext:value-type="float">
            <text:p>36218</text:p>
          </table:table-cell>
          <table:table-cell table:number-columns-repeated="1022"/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float" office:value="36219" calcext:value-type="float">
            <text:p>36219</text:p>
          </table:table-cell>
          <table:table-cell table:number-columns-repeated="1022"/>
        </table:table-row>
        <table:table-row table:style-name="ro1">
          <table:table-cell office:value-type="float" office:value="37628" calcext:value-type="float">
            <text:p>37628</text:p>
          </table:table-cell>
          <table:table-cell office:value-type="float" office:value="36220" calcext:value-type="float">
            <text:p>36220</text:p>
          </table:table-cell>
          <table:table-cell table:number-columns-repeated="1022"/>
        </table:table-row>
        <table:table-row table:style-name="ro1">
          <table:table-cell office:value-type="float" office:value="38308" calcext:value-type="float">
            <text:p>38308</text:p>
          </table:table-cell>
          <table:table-cell office:value-type="float" office:value="36221" calcext:value-type="float">
            <text:p>36221</text:p>
          </table:table-cell>
          <table:table-cell table:number-columns-repeated="1022"/>
        </table:table-row>
        <table:table-row table:style-name="ro1">
          <table:table-cell office:value-type="float" office:value="38477" calcext:value-type="float">
            <text:p>38477</text:p>
          </table:table-cell>
          <table:table-cell office:value-type="float" office:value="36222" calcext:value-type="float">
            <text:p>36222</text:p>
          </table:table-cell>
          <table:table-cell table:number-columns-repeated="1022"/>
        </table:table-row>
        <table:table-row table:style-name="ro1">
          <table:table-cell office:value-type="float" office:value="38917" calcext:value-type="float">
            <text:p>38917</text:p>
          </table:table-cell>
          <table:table-cell office:value-type="float" office:value="36224" calcext:value-type="float">
            <text:p>36224</text:p>
          </table:table-cell>
          <table:table-cell table:number-columns-repeated="1022"/>
        </table:table-row>
        <table:table-row table:style-name="ro1">
          <table:table-cell office:value-type="float" office:value="39321" calcext:value-type="float">
            <text:p>39321</text:p>
          </table:table-cell>
          <table:table-cell office:value-type="float" office:value="36225" calcext:value-type="float">
            <text:p>36225</text:p>
          </table:table-cell>
          <table:table-cell table:number-columns-repeated="1022"/>
        </table:table-row>
        <table:table-row table:style-name="ro1">
          <table:table-cell office:value-type="float" office:value="39640" calcext:value-type="float">
            <text:p>39640</text:p>
          </table:table-cell>
          <table:table-cell office:value-type="float" office:value="36226" calcext:value-type="float">
            <text:p>36226</text:p>
          </table:table-cell>
          <table:table-cell table:number-columns-repeated="1022"/>
        </table:table-row>
        <table:table-row table:style-name="ro1">
          <table:table-cell office:value-type="float" office:value="40251" calcext:value-type="float">
            <text:p>40251</text:p>
          </table:table-cell>
          <table:table-cell office:value-type="float" office:value="36227" calcext:value-type="float">
            <text:p>36227</text:p>
          </table:table-cell>
          <table:table-cell table:number-columns-repeated="1022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float" office:value="36228" calcext:value-type="float">
            <text:p>36228</text:p>
          </table:table-cell>
          <table:table-cell table:number-columns-repeated="1022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float" office:value="36229" calcext:value-type="float">
            <text:p>36229</text:p>
          </table:table-cell>
          <table:table-cell table:number-columns-repeated="1022"/>
        </table:table-row>
        <table:table-row table:style-name="ro1">
          <table:table-cell office:value-type="float" office:value="21495" calcext:value-type="float">
            <text:p>21495</text:p>
          </table:table-cell>
          <table:table-cell office:value-type="float" office:value="36230" calcext:value-type="float">
            <text:p>36230</text:p>
          </table:table-cell>
          <table:table-cell table:number-columns-repeated="1022"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36231" calcext:value-type="float">
            <text:p>36231</text:p>
          </table:table-cell>
          <table:table-cell table:number-columns-repeated="1022"/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float" office:value="36232" calcext:value-type="float">
            <text:p>36232</text:p>
          </table:table-cell>
          <table:table-cell table:number-columns-repeated="1022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36233" calcext:value-type="float">
            <text:p>36233</text:p>
          </table:table-cell>
          <table:table-cell table:number-columns-repeated="1022"/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36234" calcext:value-type="float">
            <text:p>36234</text:p>
          </table:table-cell>
          <table:table-cell table:number-columns-repeated="1022"/>
        </table:table-row>
        <table:table-row table:style-name="ro1">
          <table:table-cell office:value-type="float" office:value="35946" calcext:value-type="float">
            <text:p>35946</text:p>
          </table:table-cell>
          <table:table-cell office:value-type="float" office:value="36235" calcext:value-type="float">
            <text:p>36235</text:p>
          </table:table-cell>
          <table:table-cell table:number-columns-repeated="1022"/>
        </table:table-row>
        <table:table-row table:style-name="ro1">
          <table:table-cell office:value-type="float" office:value="36703" calcext:value-type="float">
            <text:p>36703</text:p>
          </table:table-cell>
          <table:table-cell office:value-type="float" office:value="36236" calcext:value-type="float">
            <text:p>36236</text:p>
          </table:table-cell>
          <table:table-cell table:number-columns-repeated="1022"/>
        </table:table-row>
        <table:table-row table:style-name="ro1">
          <table:table-cell office:value-type="float" office:value="40633" calcext:value-type="float">
            <text:p>40633</text:p>
          </table:table-cell>
          <table:table-cell office:value-type="float" office:value="36237" calcext:value-type="float">
            <text:p>36237</text:p>
          </table:table-cell>
          <table:table-cell table:number-columns-repeated="1022"/>
        </table:table-row>
        <table:table-row table:style-name="ro1">
          <table:table-cell office:value-type="float" office:value="20811" calcext:value-type="float">
            <text:p>20811</text:p>
          </table:table-cell>
          <table:table-cell office:value-type="float" office:value="36238" calcext:value-type="float">
            <text:p>36238</text:p>
          </table:table-cell>
          <table:table-cell table:number-columns-repeated="1022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float" office:value="36239" calcext:value-type="float">
            <text:p>36239</text:p>
          </table:table-cell>
          <table:table-cell table:number-columns-repeated="1022"/>
        </table:table-row>
        <table:table-row table:style-name="ro1">
          <table:table-cell office:value-type="float" office:value="21578" calcext:value-type="float">
            <text:p>21578</text:p>
          </table:table-cell>
          <table:table-cell office:value-type="float" office:value="36240" calcext:value-type="float">
            <text:p>36240</text:p>
          </table:table-cell>
          <table:table-cell table:number-columns-repeated="1022"/>
        </table:table-row>
        <table:table-row table:style-name="ro1">
          <table:table-cell office:value-type="float" office:value="22269" calcext:value-type="float">
            <text:p>22269</text:p>
          </table:table-cell>
          <table:table-cell office:value-type="float" office:value="36241" calcext:value-type="float">
            <text:p>36241</text:p>
          </table:table-cell>
          <table:table-cell table:number-columns-repeated="1022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36242" calcext:value-type="float">
            <text:p>36242</text:p>
          </table:table-cell>
          <table:table-cell table:number-columns-repeated="1022"/>
        </table:table-row>
        <table:table-row table:style-name="ro1">
          <table:table-cell office:value-type="float" office:value="37239" calcext:value-type="float">
            <text:p>37239</text:p>
          </table:table-cell>
          <table:table-cell office:value-type="float" office:value="36243" calcext:value-type="float">
            <text:p>36243</text:p>
          </table:table-cell>
          <table:table-cell table:number-columns-repeated="1022"/>
        </table:table-row>
        <table:table-row table:style-name="ro1">
          <table:table-cell office:value-type="float" office:value="40288" calcext:value-type="float">
            <text:p>40288</text:p>
          </table:table-cell>
          <table:table-cell office:value-type="float" office:value="36244" calcext:value-type="float">
            <text:p>36244</text:p>
          </table:table-cell>
          <table:table-cell table:number-columns-repeated="1022"/>
        </table:table-row>
        <table:table-row table:style-name="ro1">
          <table:table-cell office:value-type="float" office:value="40658" calcext:value-type="float">
            <text:p>40658</text:p>
          </table:table-cell>
          <table:table-cell office:value-type="float" office:value="36245" calcext:value-type="float">
            <text:p>36245</text:p>
          </table:table-cell>
          <table:table-cell table:number-columns-repeated="1022"/>
        </table:table-row>
        <table:table-row table:style-name="ro1">
          <table:table-cell office:value-type="float" office:value="29508" calcext:value-type="float">
            <text:p>29508</text:p>
          </table:table-cell>
          <table:table-cell office:value-type="float" office:value="36246" calcext:value-type="float">
            <text:p>36246</text:p>
          </table:table-cell>
          <table:table-cell table:number-columns-repeated="1022"/>
        </table:table-row>
        <table:table-row table:style-name="ro1">
          <table:table-cell office:value-type="float" office:value="28425" calcext:value-type="float">
            <text:p>28425</text:p>
          </table:table-cell>
          <table:table-cell office:value-type="float" office:value="36247" calcext:value-type="float">
            <text:p>36247</text:p>
          </table:table-cell>
          <table:table-cell table:number-columns-repeated="1022"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float" office:value="36248" calcext:value-type="float">
            <text:p>36248</text:p>
          </table:table-cell>
          <table:table-cell table:number-columns-repeated="1022"/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36249" calcext:value-type="float">
            <text:p>36249</text:p>
          </table:table-cell>
          <table:table-cell table:number-columns-repeated="1022"/>
        </table:table-row>
        <table:table-row table:style-name="ro1">
          <table:table-cell office:value-type="float" office:value="24573" calcext:value-type="float">
            <text:p>24573</text:p>
          </table:table-cell>
          <table:table-cell office:value-type="float" office:value="36250" calcext:value-type="float">
            <text:p>36250</text:p>
          </table:table-cell>
          <table:table-cell table:number-columns-repeated="1022"/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float" office:value="36251" calcext:value-type="float">
            <text:p>36251</text:p>
          </table:table-cell>
          <table:table-cell table:number-columns-repeated="1022"/>
        </table:table-row>
        <table:table-row table:style-name="ro1">
          <table:table-cell office:value-type="float" office:value="39592" calcext:value-type="float">
            <text:p>39592</text:p>
          </table:table-cell>
          <table:table-cell office:value-type="float" office:value="36252" calcext:value-type="float">
            <text:p>36252</text:p>
          </table:table-cell>
          <table:table-cell table:number-columns-repeated="1022"/>
        </table:table-row>
        <table:table-row table:style-name="ro1">
          <table:table-cell office:value-type="float" office:value="29403" calcext:value-type="float">
            <text:p>29403</text:p>
          </table:table-cell>
          <table:table-cell office:value-type="float" office:value="36253" calcext:value-type="float">
            <text:p>36253</text:p>
          </table:table-cell>
          <table:table-cell table:number-columns-repeated="1022"/>
        </table:table-row>
        <table:table-row table:style-name="ro1">
          <table:table-cell office:value-type="float" office:value="36796" calcext:value-type="float">
            <text:p>36796</text:p>
          </table:table-cell>
          <table:table-cell office:value-type="float" office:value="36254" calcext:value-type="float">
            <text:p>36254</text:p>
          </table:table-cell>
          <table:table-cell table:number-columns-repeated="1022"/>
        </table:table-row>
        <table:table-row table:style-name="ro1">
          <table:table-cell office:value-type="float" office:value="27492" calcext:value-type="float">
            <text:p>27492</text:p>
          </table:table-cell>
          <table:table-cell office:value-type="float" office:value="36255" calcext:value-type="float">
            <text:p>36255</text:p>
          </table:table-cell>
          <table:table-cell table:number-columns-repeated="1022"/>
        </table:table-row>
        <table:table-row table:style-name="ro1">
          <table:table-cell office:value-type="float" office:value="38915" calcext:value-type="float">
            <text:p>38915</text:p>
          </table:table-cell>
          <table:table-cell office:value-type="float" office:value="36256" calcext:value-type="float">
            <text:p>36256</text:p>
          </table:table-cell>
          <table:table-cell table:number-columns-repeated="1022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36257" calcext:value-type="float">
            <text:p>36257</text:p>
          </table:table-cell>
          <table:table-cell table:number-columns-repeated="1022"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float" office:value="36258" calcext:value-type="float">
            <text:p>36258</text:p>
          </table:table-cell>
          <table:table-cell table:number-columns-repeated="1022"/>
        </table:table-row>
        <table:table-row table:style-name="ro1">
          <table:table-cell office:value-type="float" office:value="22372" calcext:value-type="float">
            <text:p>22372</text:p>
          </table:table-cell>
          <table:table-cell office:value-type="float" office:value="36259" calcext:value-type="float">
            <text:p>36259</text:p>
          </table:table-cell>
          <table:table-cell table:number-columns-repeated="1022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float" office:value="36260" calcext:value-type="float">
            <text:p>36260</text:p>
          </table:table-cell>
          <table:table-cell table:number-columns-repeated="1022"/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36261" calcext:value-type="float">
            <text:p>36261</text:p>
          </table:table-cell>
          <table:table-cell table:number-columns-repeated="1022"/>
        </table:table-row>
        <table:table-row table:style-name="ro1">
          <table:table-cell office:value-type="float" office:value="24680" calcext:value-type="float">
            <text:p>24680</text:p>
          </table:table-cell>
          <table:table-cell office:value-type="float" office:value="36262" calcext:value-type="float">
            <text:p>36262</text:p>
          </table:table-cell>
          <table:table-cell table:number-columns-repeated="1022"/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float" office:value="36263" calcext:value-type="float">
            <text:p>36263</text:p>
          </table:table-cell>
          <table:table-cell table:number-columns-repeated="1022"/>
        </table:table-row>
        <table:table-row table:style-name="ro1">
          <table:table-cell office:value-type="float" office:value="26127" calcext:value-type="float">
            <text:p>26127</text:p>
          </table:table-cell>
          <table:table-cell office:value-type="float" office:value="36264" calcext:value-type="float">
            <text:p>36264</text:p>
          </table:table-cell>
          <table:table-cell table:number-columns-repeated="1022"/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float" office:value="36265" calcext:value-type="float">
            <text:p>36265</text:p>
          </table:table-cell>
          <table:table-cell table:number-columns-repeated="1022"/>
        </table:table-row>
        <table:table-row table:style-name="ro1">
          <table:table-cell office:value-type="float" office:value="26681" calcext:value-type="float">
            <text:p>26681</text:p>
          </table:table-cell>
          <table:table-cell office:value-type="float" office:value="36266" calcext:value-type="float">
            <text:p>36266</text:p>
          </table:table-cell>
          <table:table-cell table:number-columns-repeated="1022"/>
        </table:table-row>
        <table:table-row table:style-name="ro1">
          <table:table-cell office:value-type="float" office:value="26801" calcext:value-type="float">
            <text:p>26801</text:p>
          </table:table-cell>
          <table:table-cell office:value-type="float" office:value="36267" calcext:value-type="float">
            <text:p>36267</text:p>
          </table:table-cell>
          <table:table-cell table:number-columns-repeated="1022"/>
        </table:table-row>
        <table:table-row table:style-name="ro1">
          <table:table-cell office:value-type="float" office:value="28151" calcext:value-type="float">
            <text:p>28151</text:p>
          </table:table-cell>
          <table:table-cell office:value-type="float" office:value="36268" calcext:value-type="float">
            <text:p>36268</text:p>
          </table:table-cell>
          <table:table-cell table:number-columns-repeated="1022"/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36269" calcext:value-type="float">
            <text:p>36269</text:p>
          </table:table-cell>
          <table:table-cell table:number-columns-repeated="1022"/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36270" calcext:value-type="float">
            <text:p>36270</text:p>
          </table:table-cell>
          <table:table-cell table:number-columns-repeated="1022"/>
        </table:table-row>
        <table:table-row table:style-name="ro1">
          <table:table-cell office:value-type="float" office:value="33390" calcext:value-type="float">
            <text:p>33390</text:p>
          </table:table-cell>
          <table:table-cell office:value-type="float" office:value="36271" calcext:value-type="float">
            <text:p>36271</text:p>
          </table:table-cell>
          <table:table-cell table:number-columns-repeated="1022"/>
        </table:table-row>
        <table:table-row table:style-name="ro1">
          <table:table-cell office:value-type="float" office:value="39746" calcext:value-type="float">
            <text:p>39746</text:p>
          </table:table-cell>
          <table:table-cell office:value-type="float" office:value="36272" calcext:value-type="float">
            <text:p>36272</text:p>
          </table:table-cell>
          <table:table-cell table:number-columns-repeated="1022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float" office:value="36273" calcext:value-type="float">
            <text:p>36273</text:p>
          </table:table-cell>
          <table:table-cell table:number-columns-repeated="1022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float" office:value="36274" calcext:value-type="float">
            <text:p>36274</text:p>
          </table:table-cell>
          <table:table-cell table:number-columns-repeated="1022"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36275" calcext:value-type="float">
            <text:p>36275</text:p>
          </table:table-cell>
          <table:table-cell table:number-columns-repeated="1022"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float" office:value="36276" calcext:value-type="float">
            <text:p>36276</text:p>
          </table:table-cell>
          <table:table-cell table:number-columns-repeated="1022"/>
        </table:table-row>
        <table:table-row table:style-name="ro1">
          <table:table-cell office:value-type="float" office:value="23919" calcext:value-type="float">
            <text:p>23919</text:p>
          </table:table-cell>
          <table:table-cell office:value-type="float" office:value="36277" calcext:value-type="float">
            <text:p>36277</text:p>
          </table:table-cell>
          <table:table-cell table:number-columns-repeated="1022"/>
        </table:table-row>
        <table:table-row table:style-name="ro1">
          <table:table-cell office:value-type="float" office:value="24038" calcext:value-type="float">
            <text:p>24038</text:p>
          </table:table-cell>
          <table:table-cell office:value-type="float" office:value="36278" calcext:value-type="float">
            <text:p>36278</text:p>
          </table:table-cell>
          <table:table-cell table:number-columns-repeated="1022"/>
        </table:table-row>
        <table:table-row table:style-name="ro1">
          <table:table-cell office:value-type="float" office:value="24046" calcext:value-type="float">
            <text:p>24046</text:p>
          </table:table-cell>
          <table:table-cell office:value-type="float" office:value="36279" calcext:value-type="float">
            <text:p>36279</text:p>
          </table:table-cell>
          <table:table-cell table:number-columns-repeated="1022"/>
        </table:table-row>
        <table:table-row table:style-name="ro1">
          <table:table-cell office:value-type="float" office:value="26619" calcext:value-type="float">
            <text:p>26619</text:p>
          </table:table-cell>
          <table:table-cell office:value-type="float" office:value="36280" calcext:value-type="float">
            <text:p>36280</text:p>
          </table:table-cell>
          <table:table-cell table:number-columns-repeated="1022"/>
        </table:table-row>
        <table:table-row table:style-name="ro1">
          <table:table-cell office:value-type="float" office:value="27801" calcext:value-type="float">
            <text:p>27801</text:p>
          </table:table-cell>
          <table:table-cell office:value-type="float" office:value="36281" calcext:value-type="float">
            <text:p>36281</text:p>
          </table:table-cell>
          <table:table-cell table:number-columns-repeated="1022"/>
        </table:table-row>
        <table:table-row table:style-name="ro1">
          <table:table-cell office:value-type="float" office:value="29811" calcext:value-type="float">
            <text:p>29811</text:p>
          </table:table-cell>
          <table:table-cell office:value-type="float" office:value="36282" calcext:value-type="float">
            <text:p>36282</text:p>
          </table:table-cell>
          <table:table-cell table:number-columns-repeated="1022"/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float" office:value="36283" calcext:value-type="float">
            <text:p>36283</text:p>
          </table:table-cell>
          <table:table-cell table:number-columns-repeated="1022"/>
        </table:table-row>
        <table:table-row table:style-name="ro1">
          <table:table-cell office:value-type="float" office:value="35408" calcext:value-type="float">
            <text:p>35408</text:p>
          </table:table-cell>
          <table:table-cell office:value-type="float" office:value="36284" calcext:value-type="float">
            <text:p>36284</text:p>
          </table:table-cell>
          <table:table-cell table:number-columns-repeated="1022"/>
        </table:table-row>
        <table:table-row table:style-name="ro1">
          <table:table-cell office:value-type="float" office:value="37782" calcext:value-type="float">
            <text:p>37782</text:p>
          </table:table-cell>
          <table:table-cell office:value-type="float" office:value="36285" calcext:value-type="float">
            <text:p>36285</text:p>
          </table:table-cell>
          <table:table-cell table:number-columns-repeated="1022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36286" calcext:value-type="float">
            <text:p>36286</text:p>
          </table:table-cell>
          <table:table-cell table:number-columns-repeated="1022"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float" office:value="36287" calcext:value-type="float">
            <text:p>36287</text:p>
          </table:table-cell>
          <table:table-cell table:number-columns-repeated="1022"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float" office:value="36288" calcext:value-type="float">
            <text:p>36288</text:p>
          </table:table-cell>
          <table:table-cell table:number-columns-repeated="1022"/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float" office:value="36289" calcext:value-type="float">
            <text:p>36289</text:p>
          </table:table-cell>
          <table:table-cell table:number-columns-repeated="1022"/>
        </table:table-row>
        <table:table-row table:style-name="ro1">
          <table:table-cell office:value-type="float" office:value="20661" calcext:value-type="float">
            <text:p>20661</text:p>
          </table:table-cell>
          <table:table-cell office:value-type="float" office:value="36290" calcext:value-type="float">
            <text:p>36290</text:p>
          </table:table-cell>
          <table:table-cell table:number-columns-repeated="1022"/>
        </table:table-row>
        <table:table-row table:style-name="ro1">
          <table:table-cell office:value-type="float" office:value="20652" calcext:value-type="float">
            <text:p>20652</text:p>
          </table:table-cell>
          <table:table-cell office:value-type="float" office:value="36291" calcext:value-type="float">
            <text:p>36291</text:p>
          </table:table-cell>
          <table:table-cell table:number-columns-repeated="1022"/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float" office:value="36292" calcext:value-type="float">
            <text:p>36292</text:p>
          </table:table-cell>
          <table:table-cell table:number-columns-repeated="1022"/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36293" calcext:value-type="float">
            <text:p>36293</text:p>
          </table:table-cell>
          <table:table-cell table:number-columns-repeated="1022"/>
        </table:table-row>
        <table:table-row table:style-name="ro1">
          <table:table-cell office:value-type="float" office:value="21705" calcext:value-type="float">
            <text:p>21705</text:p>
          </table:table-cell>
          <table:table-cell office:value-type="float" office:value="36294" calcext:value-type="float">
            <text:p>36294</text:p>
          </table:table-cell>
          <table:table-cell table:number-columns-repeated="1022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36295" calcext:value-type="float">
            <text:p>36295</text:p>
          </table:table-cell>
          <table:table-cell table:number-columns-repeated="1022"/>
        </table:table-row>
        <table:table-row table:style-name="ro1">
          <table:table-cell office:value-type="float" office:value="22971" calcext:value-type="float">
            <text:p>22971</text:p>
          </table:table-cell>
          <table:table-cell office:value-type="float" office:value="36296" calcext:value-type="float">
            <text:p>36296</text:p>
          </table:table-cell>
          <table:table-cell table:number-columns-repeated="1022"/>
        </table:table-row>
        <table:table-row table:style-name="ro1">
          <table:table-cell office:value-type="float" office:value="23472" calcext:value-type="float">
            <text:p>23472</text:p>
          </table:table-cell>
          <table:table-cell office:value-type="float" office:value="36297" calcext:value-type="float">
            <text:p>36297</text:p>
          </table:table-cell>
          <table:table-cell table:number-columns-repeated="1022"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float" office:value="36298" calcext:value-type="float">
            <text:p>36298</text:p>
          </table:table-cell>
          <table:table-cell table:number-columns-repeated="1022"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float" office:value="36299" calcext:value-type="float">
            <text:p>36299</text:p>
          </table:table-cell>
          <table:table-cell table:number-columns-repeated="1022"/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36300" calcext:value-type="float">
            <text:p>36300</text:p>
          </table:table-cell>
          <table:table-cell table:number-columns-repeated="1022"/>
        </table:table-row>
        <table:table-row table:style-name="ro1">
          <table:table-cell office:value-type="float" office:value="26685" calcext:value-type="float">
            <text:p>26685</text:p>
          </table:table-cell>
          <table:table-cell office:value-type="float" office:value="36301" calcext:value-type="float">
            <text:p>36301</text:p>
          </table:table-cell>
          <table:table-cell table:number-columns-repeated="1022"/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36302" calcext:value-type="float">
            <text:p>36302</text:p>
          </table:table-cell>
          <table:table-cell table:number-columns-repeated="1022"/>
        </table:table-row>
        <table:table-row table:style-name="ro1">
          <table:table-cell office:value-type="float" office:value="28168" calcext:value-type="float">
            <text:p>28168</text:p>
          </table:table-cell>
          <table:table-cell office:value-type="float" office:value="36303" calcext:value-type="float">
            <text:p>36303</text:p>
          </table:table-cell>
          <table:table-cell table:number-columns-repeated="1022"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36304" calcext:value-type="float">
            <text:p>36304</text:p>
          </table:table-cell>
          <table:table-cell table:number-columns-repeated="1022"/>
        </table:table-row>
        <table:table-row table:style-name="ro1">
          <table:table-cell office:value-type="float" office:value="37319" calcext:value-type="float">
            <text:p>37319</text:p>
          </table:table-cell>
          <table:table-cell office:value-type="float" office:value="36305" calcext:value-type="float">
            <text:p>36305</text:p>
          </table:table-cell>
          <table:table-cell table:number-columns-repeated="1022"/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float" office:value="36306" calcext:value-type="float">
            <text:p>36306</text:p>
          </table:table-cell>
          <table:table-cell table:number-columns-repeated="1022"/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float" office:value="36307" calcext:value-type="float">
            <text:p>36307</text:p>
          </table:table-cell>
          <table:table-cell table:number-columns-repeated="1022"/>
        </table:table-row>
        <table:table-row table:style-name="ro1">
          <table:table-cell office:value-type="float" office:value="30758" calcext:value-type="float">
            <text:p>30758</text:p>
          </table:table-cell>
          <table:table-cell office:value-type="float" office:value="36308" calcext:value-type="float">
            <text:p>36308</text:p>
          </table:table-cell>
          <table:table-cell table:number-columns-repeated="1022"/>
        </table:table-row>
        <table:table-row table:style-name="ro1">
          <table:table-cell office:value-type="float" office:value="31085" calcext:value-type="float">
            <text:p>31085</text:p>
          </table:table-cell>
          <table:table-cell office:value-type="float" office:value="36309" calcext:value-type="float">
            <text:p>36309</text:p>
          </table:table-cell>
          <table:table-cell table:number-columns-repeated="1022"/>
        </table:table-row>
        <table:table-row table:style-name="ro1">
          <table:table-cell office:value-type="float" office:value="25998" calcext:value-type="float">
            <text:p>25998</text:p>
          </table:table-cell>
          <table:table-cell office:value-type="float" office:value="36310" calcext:value-type="float">
            <text:p>36310</text:p>
          </table:table-cell>
          <table:table-cell table:number-columns-repeated="1022"/>
        </table:table-row>
        <table:table-row table:style-name="ro1">
          <table:table-cell office:value-type="float" office:value="32048" calcext:value-type="float">
            <text:p>32048</text:p>
          </table:table-cell>
          <table:table-cell office:value-type="float" office:value="36311" calcext:value-type="float">
            <text:p>36311</text:p>
          </table:table-cell>
          <table:table-cell table:number-columns-repeated="1022"/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36312" calcext:value-type="float">
            <text:p>36312</text:p>
          </table:table-cell>
          <table:table-cell table:number-columns-repeated="1022"/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float" office:value="36313" calcext:value-type="float">
            <text:p>36313</text:p>
          </table:table-cell>
          <table:table-cell table:number-columns-repeated="1022"/>
        </table:table-row>
        <table:table-row table:style-name="ro1">
          <table:table-cell office:value-type="float" office:value="36617" calcext:value-type="float">
            <text:p>36617</text:p>
          </table:table-cell>
          <table:table-cell office:value-type="float" office:value="36314" calcext:value-type="float">
            <text:p>36314</text:p>
          </table:table-cell>
          <table:table-cell table:number-columns-repeated="1022"/>
        </table:table-row>
        <table:table-row table:style-name="ro1">
          <table:table-cell office:value-type="float" office:value="38555" calcext:value-type="float">
            <text:p>38555</text:p>
          </table:table-cell>
          <table:table-cell office:value-type="float" office:value="36315" calcext:value-type="float">
            <text:p>36315</text:p>
          </table:table-cell>
          <table:table-cell table:number-columns-repeated="1022"/>
        </table:table-row>
        <table:table-row table:style-name="ro1">
          <table:table-cell office:value-type="float" office:value="21092" calcext:value-type="float">
            <text:p>21092</text:p>
          </table:table-cell>
          <table:table-cell office:value-type="float" office:value="36316" calcext:value-type="float">
            <text:p>36316</text:p>
          </table:table-cell>
          <table:table-cell table:number-columns-repeated="1022"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float" office:value="36317" calcext:value-type="float">
            <text:p>36317</text:p>
          </table:table-cell>
          <table:table-cell table:number-columns-repeated="1022"/>
        </table:table-row>
        <table:table-row table:style-name="ro1">
          <table:table-cell office:value-type="float" office:value="26448" calcext:value-type="float">
            <text:p>26448</text:p>
          </table:table-cell>
          <table:table-cell office:value-type="float" office:value="36318" calcext:value-type="float">
            <text:p>36318</text:p>
          </table:table-cell>
          <table:table-cell table:number-columns-repeated="1022"/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float" office:value="36319" calcext:value-type="float">
            <text:p>36319</text:p>
          </table:table-cell>
          <table:table-cell table:number-columns-repeated="1022"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36320" calcext:value-type="float">
            <text:p>36320</text:p>
          </table:table-cell>
          <table:table-cell table:number-columns-repeated="1022"/>
        </table:table-row>
        <table:table-row table:style-name="ro1">
          <table:table-cell office:value-type="float" office:value="20916" calcext:value-type="float">
            <text:p>20916</text:p>
          </table:table-cell>
          <table:table-cell office:value-type="float" office:value="36321" calcext:value-type="float">
            <text:p>36321</text:p>
          </table:table-cell>
          <table:table-cell table:number-columns-repeated="1022"/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float" office:value="36322" calcext:value-type="float">
            <text:p>36322</text:p>
          </table:table-cell>
          <table:table-cell table:number-columns-repeated="1022"/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float" office:value="36323" calcext:value-type="float">
            <text:p>36323</text:p>
          </table:table-cell>
          <table:table-cell table:number-columns-repeated="1022"/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float" office:value="36324" calcext:value-type="float">
            <text:p>36324</text:p>
          </table:table-cell>
          <table:table-cell table:number-columns-repeated="1022"/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36325" calcext:value-type="float">
            <text:p>36325</text:p>
          </table:table-cell>
          <table:table-cell table:number-columns-repeated="1022"/>
        </table:table-row>
        <table:table-row table:style-name="ro1">
          <table:table-cell office:value-type="float" office:value="32948" calcext:value-type="float">
            <text:p>32948</text:p>
          </table:table-cell>
          <table:table-cell office:value-type="float" office:value="36326" calcext:value-type="float">
            <text:p>36326</text:p>
          </table:table-cell>
          <table:table-cell table:number-columns-repeated="1022"/>
        </table:table-row>
        <table:table-row table:style-name="ro1">
          <table:table-cell office:value-type="float" office:value="21682" calcext:value-type="float">
            <text:p>21682</text:p>
          </table:table-cell>
          <table:table-cell office:value-type="float" office:value="36327" calcext:value-type="float">
            <text:p>36327</text:p>
          </table:table-cell>
          <table:table-cell table:number-columns-repeated="1022"/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36328" calcext:value-type="float">
            <text:p>36328</text:p>
          </table:table-cell>
          <table:table-cell table:number-columns-repeated="1022"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float" office:value="36329" calcext:value-type="float">
            <text:p>36329</text:p>
          </table:table-cell>
          <table:table-cell table:number-columns-repeated="1022"/>
        </table:table-row>
        <table:table-row table:style-name="ro1">
          <table:table-cell office:value-type="float" office:value="30869" calcext:value-type="float">
            <text:p>30869</text:p>
          </table:table-cell>
          <table:table-cell office:value-type="float" office:value="36330" calcext:value-type="float">
            <text:p>36330</text:p>
          </table:table-cell>
          <table:table-cell table:number-columns-repeated="1022"/>
        </table:table-row>
        <table:table-row table:style-name="ro1">
          <table:table-cell office:value-type="float" office:value="40442" calcext:value-type="float">
            <text:p>40442</text:p>
          </table:table-cell>
          <table:table-cell office:value-type="float" office:value="36331" calcext:value-type="float">
            <text:p>36331</text:p>
          </table:table-cell>
          <table:table-cell table:number-columns-repeated="1022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float" office:value="36332" calcext:value-type="float">
            <text:p>36332</text:p>
          </table:table-cell>
          <table:table-cell table:number-columns-repeated="102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float" office:value="36333" calcext:value-type="float">
            <text:p>36333</text:p>
          </table:table-cell>
          <table:table-cell table:number-columns-repeated="1022"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float" office:value="36334" calcext:value-type="float">
            <text:p>36334</text:p>
          </table:table-cell>
          <table:table-cell table:number-columns-repeated="1022"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float" office:value="36335" calcext:value-type="float">
            <text:p>36335</text:p>
          </table:table-cell>
          <table:table-cell table:number-columns-repeated="1022"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float" office:value="36336" calcext:value-type="float">
            <text:p>36336</text:p>
          </table:table-cell>
          <table:table-cell table:number-columns-repeated="1022"/>
        </table:table-row>
        <table:table-row table:style-name="ro1">
          <table:table-cell office:value-type="float" office:value="26388" calcext:value-type="float">
            <text:p>26388</text:p>
          </table:table-cell>
          <table:table-cell office:value-type="float" office:value="36337" calcext:value-type="float">
            <text:p>36337</text:p>
          </table:table-cell>
          <table:table-cell table:number-columns-repeated="1022"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float" office:value="36338" calcext:value-type="float">
            <text:p>36338</text:p>
          </table:table-cell>
          <table:table-cell table:number-columns-repeated="1022"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float" office:value="36339" calcext:value-type="float">
            <text:p>36339</text:p>
          </table:table-cell>
          <table:table-cell table:number-columns-repeated="1022"/>
        </table:table-row>
        <table:table-row table:style-name="ro1">
          <table:table-cell office:value-type="float" office:value="31574" calcext:value-type="float">
            <text:p>31574</text:p>
          </table:table-cell>
          <table:table-cell office:value-type="float" office:value="36340" calcext:value-type="float">
            <text:p>36340</text:p>
          </table:table-cell>
          <table:table-cell table:number-columns-repeated="1022"/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36341" calcext:value-type="float">
            <text:p>36341</text:p>
          </table:table-cell>
          <table:table-cell table:number-columns-repeated="1022"/>
        </table:table-row>
        <table:table-row table:style-name="ro1">
          <table:table-cell office:value-type="float" office:value="37679" calcext:value-type="float">
            <text:p>37679</text:p>
          </table:table-cell>
          <table:table-cell office:value-type="float" office:value="36342" calcext:value-type="float">
            <text:p>36342</text:p>
          </table:table-cell>
          <table:table-cell table:number-columns-repeated="1022"/>
        </table:table-row>
        <table:table-row table:style-name="ro1">
          <table:table-cell office:value-type="float" office:value="26716" calcext:value-type="float">
            <text:p>26716</text:p>
          </table:table-cell>
          <table:table-cell office:value-type="float" office:value="36343" calcext:value-type="float">
            <text:p>36343</text:p>
          </table:table-cell>
          <table:table-cell table:number-columns-repeated="1022"/>
        </table:table-row>
        <table:table-row table:style-name="ro1">
          <table:table-cell office:value-type="float" office:value="39853" calcext:value-type="float">
            <text:p>39853</text:p>
          </table:table-cell>
          <table:table-cell office:value-type="float" office:value="36344" calcext:value-type="float">
            <text:p>36344</text:p>
          </table:table-cell>
          <table:table-cell table:number-columns-repeated="1022"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float" office:value="36345" calcext:value-type="float">
            <text:p>36345</text:p>
          </table:table-cell>
          <table:table-cell table:number-columns-repeated="1022"/>
        </table:table-row>
        <table:table-row table:style-name="ro1">
          <table:table-cell office:value-type="float" office:value="21273" calcext:value-type="float">
            <text:p>21273</text:p>
          </table:table-cell>
          <table:table-cell office:value-type="float" office:value="36346" calcext:value-type="float">
            <text:p>36346</text:p>
          </table:table-cell>
          <table:table-cell table:number-columns-repeated="1022"/>
        </table:table-row>
        <table:table-row table:style-name="ro1">
          <table:table-cell office:value-type="float" office:value="20874" calcext:value-type="float">
            <text:p>20874</text:p>
          </table:table-cell>
          <table:table-cell office:value-type="float" office:value="36347" calcext:value-type="float">
            <text:p>36347</text:p>
          </table:table-cell>
          <table:table-cell table:number-columns-repeated="1022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float" office:value="36348" calcext:value-type="float">
            <text:p>36348</text:p>
          </table:table-cell>
          <table:table-cell table:number-columns-repeated="1022"/>
        </table:table-row>
        <table:table-row table:style-name="ro1">
          <table:table-cell office:value-type="float" office:value="23519" calcext:value-type="float">
            <text:p>23519</text:p>
          </table:table-cell>
          <table:table-cell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float" office:value="36417" calcext:value-type="float">
            <text:p>36417</text:p>
          </table:table-cell>
          <table:table-cell table:number-columns-repeated="1022"/>
        </table:table-row>
        <table:table-row table:style-name="ro1">
          <table:table-cell office:value-type="float" office:value="25774" calcext:value-type="float">
            <text:p>25774</text:p>
          </table:table-cell>
          <table:table-cell office:value-type="float" office:value="36418" calcext:value-type="float">
            <text:p>36418</text:p>
          </table:table-cell>
          <table:table-cell table:number-columns-repeated="1022"/>
        </table:table-row>
        <table:table-row table:style-name="ro1">
          <table:table-cell office:value-type="float" office:value="25830" calcext:value-type="float">
            <text:p>25830</text:p>
          </table:table-cell>
          <table:table-cell office:value-type="float" office:value="36419" calcext:value-type="float">
            <text:p>36419</text:p>
          </table:table-cell>
          <table:table-cell table:number-columns-repeated="1022"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float" office:value="36420" calcext:value-type="float">
            <text:p>36420</text:p>
          </table:table-cell>
          <table:table-cell table:number-columns-repeated="1022"/>
        </table:table-row>
        <table:table-row table:style-name="ro1">
          <table:table-cell office:value-type="float" office:value="27578" calcext:value-type="float">
            <text:p>27578</text:p>
          </table:table-cell>
          <table:table-cell office:value-type="float" office:value="36421" calcext:value-type="float">
            <text:p>36421</text:p>
          </table:table-cell>
          <table:table-cell table:number-columns-repeated="1022"/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float" office:value="36422" calcext:value-type="float">
            <text:p>36422</text:p>
          </table:table-cell>
          <table:table-cell table:number-columns-repeated="1022"/>
        </table:table-row>
        <table:table-row table:style-name="ro1">
          <table:table-cell office:value-type="float" office:value="38609" calcext:value-type="float">
            <text:p>38609</text:p>
          </table:table-cell>
          <table:table-cell office:value-type="float" office:value="36423" calcext:value-type="float">
            <text:p>36423</text:p>
          </table:table-cell>
          <table:table-cell table:number-columns-repeated="1022"/>
        </table:table-row>
        <table:table-row table:style-name="ro1">
          <table:table-cell office:value-type="float" office:value="30352" calcext:value-type="float">
            <text:p>30352</text:p>
          </table:table-cell>
          <table:table-cell office:value-type="float" office:value="36424" calcext:value-type="float">
            <text:p>36424</text:p>
          </table:table-cell>
          <table:table-cell table:number-columns-repeated="1022"/>
        </table:table-row>
        <table:table-row table:style-name="ro1">
          <table:table-cell office:value-type="float" office:value="39894" calcext:value-type="float">
            <text:p>39894</text:p>
          </table:table-cell>
          <table:table-cell office:value-type="float" office:value="36425" calcext:value-type="float">
            <text:p>36425</text:p>
          </table:table-cell>
          <table:table-cell table:number-columns-repeated="1022"/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36426" calcext:value-type="float">
            <text:p>36426</text:p>
          </table:table-cell>
          <table:table-cell table:number-columns-repeated="1022"/>
        </table:table-row>
        <table:table-row table:style-name="ro1">
          <table:table-cell office:value-type="float" office:value="37638" calcext:value-type="float">
            <text:p>37638</text:p>
          </table:table-cell>
          <table:table-cell office:value-type="float" office:value="36427" calcext:value-type="float">
            <text:p>36427</text:p>
          </table:table-cell>
          <table:table-cell table:number-columns-repeated="1022"/>
        </table:table-row>
        <table:table-row table:style-name="ro1">
          <table:table-cell office:value-type="float" office:value="39851" calcext:value-type="float">
            <text:p>39851</text:p>
          </table:table-cell>
          <table:table-cell office:value-type="float" office:value="36428" calcext:value-type="float">
            <text:p>36428</text:p>
          </table:table-cell>
          <table:table-cell table:number-columns-repeated="1022"/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float" office:value="36429" calcext:value-type="float">
            <text:p>36429</text:p>
          </table:table-cell>
          <table:table-cell table:number-columns-repeated="1022"/>
        </table:table-row>
        <table:table-row table:style-name="ro1">
          <table:table-cell office:value-type="float" office:value="26194" calcext:value-type="float">
            <text:p>26194</text:p>
          </table:table-cell>
          <table:table-cell office:value-type="float" office:value="36430" calcext:value-type="float">
            <text:p>36430</text:p>
          </table:table-cell>
          <table:table-cell table:number-columns-repeated="1022"/>
        </table:table-row>
        <table:table-row table:style-name="ro1">
          <table:table-cell office:value-type="float" office:value="19977" calcext:value-type="float">
            <text:p>19977</text:p>
          </table:table-cell>
          <table:table-cell office:value-type="float" office:value="36431" calcext:value-type="float">
            <text:p>36431</text:p>
          </table:table-cell>
          <table:table-cell table:number-columns-repeated="1022"/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float" office:value="36432" calcext:value-type="float">
            <text:p>36432</text:p>
          </table:table-cell>
          <table:table-cell table:number-columns-repeated="1022"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float" office:value="36433" calcext:value-type="float">
            <text:p>36433</text:p>
          </table:table-cell>
          <table:table-cell table:number-columns-repeated="1022"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float" office:value="36434" calcext:value-type="float">
            <text:p>36434</text:p>
          </table:table-cell>
          <table:table-cell table:number-columns-repeated="1022"/>
        </table:table-row>
        <table:table-row table:style-name="ro1">
          <table:table-cell office:value-type="float" office:value="24808" calcext:value-type="float">
            <text:p>24808</text:p>
          </table:table-cell>
          <table:table-cell office:value-type="float" office:value="36435" calcext:value-type="float">
            <text:p>36435</text:p>
          </table:table-cell>
          <table:table-cell table:number-columns-repeated="1022"/>
        </table:table-row>
        <table:table-row table:style-name="ro1">
          <table:table-cell office:value-type="float" office:value="25746" calcext:value-type="float">
            <text:p>25746</text:p>
          </table:table-cell>
          <table:table-cell office:value-type="float" office:value="36436" calcext:value-type="float">
            <text:p>36436</text:p>
          </table:table-cell>
          <table:table-cell table:number-columns-repeated="1022"/>
        </table:table-row>
        <table:table-row table:style-name="ro1">
          <table:table-cell office:value-type="float" office:value="25955" calcext:value-type="float">
            <text:p>25955</text:p>
          </table:table-cell>
          <table:table-cell office:value-type="float" office:value="36437" calcext:value-type="float">
            <text:p>36437</text:p>
          </table:table-cell>
          <table:table-cell table:number-columns-repeated="1022"/>
        </table:table-row>
        <table:table-row table:style-name="ro1">
          <table:table-cell office:value-type="float" office:value="26719" calcext:value-type="float">
            <text:p>26719</text:p>
          </table:table-cell>
          <table:table-cell office:value-type="float" office:value="36438" calcext:value-type="float">
            <text:p>36438</text:p>
          </table:table-cell>
          <table:table-cell table:number-columns-repeated="1022"/>
        </table:table-row>
        <table:table-row table:style-name="ro1">
          <table:table-cell office:value-type="float" office:value="29158" calcext:value-type="float">
            <text:p>29158</text:p>
          </table:table-cell>
          <table:table-cell office:value-type="float" office:value="36439" calcext:value-type="float">
            <text:p>36439</text:p>
          </table:table-cell>
          <table:table-cell table:number-columns-repeated="1022"/>
        </table:table-row>
        <table:table-row table:style-name="ro1">
          <table:table-cell office:value-type="float" office:value="29642" calcext:value-type="float">
            <text:p>29642</text:p>
          </table:table-cell>
          <table:table-cell office:value-type="float" office:value="36440" calcext:value-type="float">
            <text:p>36440</text:p>
          </table:table-cell>
          <table:table-cell table:number-columns-repeated="1022"/>
        </table:table-row>
        <table:table-row table:style-name="ro1">
          <table:table-cell office:value-type="float" office:value="29987" calcext:value-type="float">
            <text:p>29987</text:p>
          </table:table-cell>
          <table:table-cell office:value-type="float" office:value="36441" calcext:value-type="float">
            <text:p>36441</text:p>
          </table:table-cell>
          <table:table-cell table:number-columns-repeated="1022"/>
        </table:table-row>
        <table:table-row table:style-name="ro1">
          <table:table-cell office:value-type="float" office:value="31639" calcext:value-type="float">
            <text:p>31639</text:p>
          </table:table-cell>
          <table:table-cell office:value-type="float" office:value="36442" calcext:value-type="float">
            <text:p>36442</text:p>
          </table:table-cell>
          <table:table-cell table:number-columns-repeated="1022"/>
        </table:table-row>
        <table:table-row table:style-name="ro1">
          <table:table-cell office:value-type="float" office:value="32386" calcext:value-type="float">
            <text:p>32386</text:p>
          </table:table-cell>
          <table:table-cell office:value-type="float" office:value="36443" calcext:value-type="float">
            <text:p>36443</text:p>
          </table:table-cell>
          <table:table-cell table:number-columns-repeated="1022"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float" office:value="36444" calcext:value-type="float">
            <text:p>36444</text:p>
          </table:table-cell>
          <table:table-cell table:number-columns-repeated="1022"/>
        </table:table-row>
        <table:table-row table:style-name="ro1">
          <table:table-cell office:value-type="float" office:value="35715" calcext:value-type="float">
            <text:p>35715</text:p>
          </table:table-cell>
          <table:table-cell office:value-type="float" office:value="36445" calcext:value-type="float">
            <text:p>36445</text:p>
          </table:table-cell>
          <table:table-cell table:number-columns-repeated="1022"/>
        </table:table-row>
        <table:table-row table:style-name="ro1">
          <table:table-cell office:value-type="float" office:value="36059" calcext:value-type="float">
            <text:p>36059</text:p>
          </table:table-cell>
          <table:table-cell office:value-type="float" office:value="36446" calcext:value-type="float">
            <text:p>36446</text:p>
          </table:table-cell>
          <table:table-cell table:number-columns-repeated="1022"/>
        </table:table-row>
        <table:table-row table:style-name="ro1">
          <table:table-cell office:value-type="float" office:value="37240" calcext:value-type="float">
            <text:p>37240</text:p>
          </table:table-cell>
          <table:table-cell office:value-type="float" office:value="36447" calcext:value-type="float">
            <text:p>36447</text:p>
          </table:table-cell>
          <table:table-cell table:number-columns-repeated="1022"/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36448" calcext:value-type="float">
            <text:p>36448</text:p>
          </table:table-cell>
          <table:table-cell table:number-columns-repeated="1022"/>
        </table:table-row>
        <table:table-row table:style-name="ro1">
          <table:table-cell office:value-type="float" office:value="26028" calcext:value-type="float">
            <text:p>26028</text:p>
          </table:table-cell>
          <table:table-cell office:value-type="float" office:value="36449" calcext:value-type="float">
            <text:p>36449</text:p>
          </table:table-cell>
          <table:table-cell table:number-columns-repeated="1022"/>
        </table:table-row>
        <table:table-row table:style-name="ro1">
          <table:table-cell office:value-type="float" office:value="26283" calcext:value-type="float">
            <text:p>26283</text:p>
          </table:table-cell>
          <table:table-cell office:value-type="float" office:value="36450" calcext:value-type="float">
            <text:p>36450</text:p>
          </table:table-cell>
          <table:table-cell table:number-columns-repeated="1022"/>
        </table:table-row>
        <table:table-row table:style-name="ro1">
          <table:table-cell office:value-type="float" office:value="27531" calcext:value-type="float">
            <text:p>27531</text:p>
          </table:table-cell>
          <table:table-cell office:value-type="float" office:value="36451" calcext:value-type="float">
            <text:p>36451</text:p>
          </table:table-cell>
          <table:table-cell table:number-columns-repeated="1022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float" office:value="36452" calcext:value-type="float">
            <text:p>36452</text:p>
          </table:table-cell>
          <table:table-cell table:number-columns-repeated="1022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6453" calcext:value-type="float">
            <text:p>36453</text:p>
          </table:table-cell>
          <table:table-cell table:number-columns-repeated="1022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float" office:value="36454" calcext:value-type="float">
            <text:p>36454</text:p>
          </table:table-cell>
          <table:table-cell table:number-columns-repeated="1022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float" office:value="36455" calcext:value-type="float">
            <text:p>36455</text:p>
          </table:table-cell>
          <table:table-cell table:number-columns-repeated="1022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float" office:value="36456" calcext:value-type="float">
            <text:p>36456</text:p>
          </table:table-cell>
          <table:table-cell table:number-columns-repeated="1022"/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float" office:value="36457" calcext:value-type="float">
            <text:p>36457</text:p>
          </table:table-cell>
          <table:table-cell table:number-columns-repeated="1022"/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float" office:value="36458" calcext:value-type="float">
            <text:p>36458</text:p>
          </table:table-cell>
          <table:table-cell table:number-columns-repeated="1022"/>
        </table:table-row>
        <table:table-row table:style-name="ro1">
          <table:table-cell office:value-type="float" office:value="21987" calcext:value-type="float">
            <text:p>21987</text:p>
          </table:table-cell>
          <table:table-cell office:value-type="float" office:value="36459" calcext:value-type="float">
            <text:p>36459</text:p>
          </table:table-cell>
          <table:table-cell table:number-columns-repeated="1022"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float" office:value="36460" calcext:value-type="float">
            <text:p>36460</text:p>
          </table:table-cell>
          <table:table-cell table:number-columns-repeated="1022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36461" calcext:value-type="float">
            <text:p>36461</text:p>
          </table:table-cell>
          <table:table-cell table:number-columns-repeated="1022"/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36462" calcext:value-type="float">
            <text:p>36462</text:p>
          </table:table-cell>
          <table:table-cell table:number-columns-repeated="1022"/>
        </table:table-row>
        <table:table-row table:style-name="ro1">
          <table:table-cell office:value-type="float" office:value="22985" calcext:value-type="float">
            <text:p>22985</text:p>
          </table:table-cell>
          <table:table-cell office:value-type="float" office:value="36463" calcext:value-type="float">
            <text:p>36463</text:p>
          </table:table-cell>
          <table:table-cell table:number-columns-repeated="1022"/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float" office:value="36464" calcext:value-type="float">
            <text:p>36464</text:p>
          </table:table-cell>
          <table:table-cell table:number-columns-repeated="1022"/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float" office:value="36465" calcext:value-type="float">
            <text:p>36465</text:p>
          </table:table-cell>
          <table:table-cell table:number-columns-repeated="1022"/>
        </table:table-row>
        <table:table-row table:style-name="ro1">
          <table:table-cell office:value-type="float" office:value="23629" calcext:value-type="float">
            <text:p>23629</text:p>
          </table:table-cell>
          <table:table-cell office:value-type="float" office:value="36466" calcext:value-type="float">
            <text:p>36466</text:p>
          </table:table-cell>
          <table:table-cell table:number-columns-repeated="1022"/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float" office:value="36467" calcext:value-type="float">
            <text:p>36467</text:p>
          </table:table-cell>
          <table:table-cell table:number-columns-repeated="1022"/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float" office:value="36468" calcext:value-type="float">
            <text:p>36468</text:p>
          </table:table-cell>
          <table:table-cell table:number-columns-repeated="1022"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float" office:value="36469" calcext:value-type="float">
            <text:p>36469</text:p>
          </table:table-cell>
          <table:table-cell table:number-columns-repeated="1022"/>
        </table:table-row>
        <table:table-row table:style-name="ro1">
          <table:table-cell office:value-type="float" office:value="24605" calcext:value-type="float">
            <text:p>24605</text:p>
          </table:table-cell>
          <table:table-cell office:value-type="float" office:value="36470" calcext:value-type="float">
            <text:p>36470</text:p>
          </table:table-cell>
          <table:table-cell table:number-columns-repeated="1022"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float" office:value="36471" calcext:value-type="float">
            <text:p>36471</text:p>
          </table:table-cell>
          <table:table-cell table:number-columns-repeated="1022"/>
        </table:table-row>
        <table:table-row table:style-name="ro1">
          <table:table-cell office:value-type="float" office:value="25903" calcext:value-type="float">
            <text:p>25903</text:p>
          </table:table-cell>
          <table:table-cell office:value-type="float" office:value="36472" calcext:value-type="float">
            <text:p>36472</text:p>
          </table:table-cell>
          <table:table-cell table:number-columns-repeated="1022"/>
        </table:table-row>
        <table:table-row table:style-name="ro1">
          <table:table-cell office:value-type="float" office:value="23388" calcext:value-type="float">
            <text:p>23388</text:p>
          </table:table-cell>
          <table:table-cell office:value-type="float" office:value="36473" calcext:value-type="float">
            <text:p>36473</text:p>
          </table:table-cell>
          <table:table-cell table:number-columns-repeated="1022"/>
        </table:table-row>
        <table:table-row table:style-name="ro1">
          <table:table-cell office:value-type="float" office:value="26031" calcext:value-type="float">
            <text:p>26031</text:p>
          </table:table-cell>
          <table:table-cell office:value-type="float" office:value="36474" calcext:value-type="float">
            <text:p>36474</text:p>
          </table:table-cell>
          <table:table-cell table:number-columns-repeated="1022"/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float" office:value="36475" calcext:value-type="float">
            <text:p>36475</text:p>
          </table:table-cell>
          <table:table-cell table:number-columns-repeated="1022"/>
        </table:table-row>
        <table:table-row table:style-name="ro1">
          <table:table-cell office:value-type="float" office:value="26088" calcext:value-type="float">
            <text:p>26088</text:p>
          </table:table-cell>
          <table:table-cell office:value-type="float" office:value="36476" calcext:value-type="float">
            <text:p>36476</text:p>
          </table:table-cell>
          <table:table-cell table:number-columns-repeated="1022"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float" office:value="36477" calcext:value-type="float">
            <text:p>36477</text:p>
          </table:table-cell>
          <table:table-cell table:number-columns-repeated="1022"/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36478" calcext:value-type="float">
            <text:p>36478</text:p>
          </table:table-cell>
          <table:table-cell table:number-columns-repeated="1022"/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float" office:value="36481" calcext:value-type="float">
            <text:p>36481</text:p>
          </table:table-cell>
          <table:table-cell table:number-columns-repeated="1022"/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36482" calcext:value-type="float">
            <text:p>36482</text:p>
          </table:table-cell>
          <table:table-cell table:number-columns-repeated="1022"/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36483" calcext:value-type="float">
            <text:p>36483</text:p>
          </table:table-cell>
          <table:table-cell table:number-columns-repeated="1022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float" office:value="36484" calcext:value-type="float">
            <text:p>36484</text:p>
          </table:table-cell>
          <table:table-cell table:number-columns-repeated="1022"/>
        </table:table-row>
        <table:table-row table:style-name="ro1">
          <table:table-cell office:value-type="float" office:value="31992" calcext:value-type="float">
            <text:p>31992</text:p>
          </table:table-cell>
          <table:table-cell office:value-type="float" office:value="36485" calcext:value-type="float">
            <text:p>36485</text:p>
          </table:table-cell>
          <table:table-cell table:number-columns-repeated="1022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36486" calcext:value-type="float">
            <text:p>36486</text:p>
          </table:table-cell>
          <table:table-cell table:number-columns-repeated="1022"/>
        </table:table-row>
        <table:table-row table:style-name="ro1">
          <table:table-cell office:value-type="float" office:value="32043" calcext:value-type="float">
            <text:p>32043</text:p>
          </table:table-cell>
          <table:table-cell office:value-type="float" office:value="36487" calcext:value-type="float">
            <text:p>36487</text:p>
          </table:table-cell>
          <table:table-cell table:number-columns-repeated="1022"/>
        </table:table-row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36488" calcext:value-type="float">
            <text:p>36488</text:p>
          </table:table-cell>
          <table:table-cell table:number-columns-repeated="1022"/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float" office:value="36489" calcext:value-type="float">
            <text:p>36489</text:p>
          </table:table-cell>
          <table:table-cell table:number-columns-repeated="1022"/>
        </table:table-row>
        <table:table-row table:style-name="ro1">
          <table:table-cell office:value-type="float" office:value="33267" calcext:value-type="float">
            <text:p>33267</text:p>
          </table:table-cell>
          <table:table-cell office:value-type="float" office:value="36490" calcext:value-type="float">
            <text:p>36490</text:p>
          </table:table-cell>
          <table:table-cell table:number-columns-repeated="1022"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float" office:value="36491" calcext:value-type="float">
            <text:p>36491</text:p>
          </table:table-cell>
          <table:table-cell table:number-columns-repeated="1022"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float" office:value="36492" calcext:value-type="float">
            <text:p>36492</text:p>
          </table:table-cell>
          <table:table-cell table:number-columns-repeated="1022"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float" office:value="36493" calcext:value-type="float">
            <text:p>36493</text:p>
          </table:table-cell>
          <table:table-cell table:number-columns-repeated="1022"/>
        </table:table-row>
        <table:table-row table:style-name="ro1">
          <table:table-cell office:value-type="float" office:value="35430" calcext:value-type="float">
            <text:p>35430</text:p>
          </table:table-cell>
          <table:table-cell office:value-type="float" office:value="36494" calcext:value-type="float">
            <text:p>36494</text:p>
          </table:table-cell>
          <table:table-cell table:number-columns-repeated="1022"/>
        </table:table-row>
        <table:table-row table:style-name="ro1">
          <table:table-cell office:value-type="float" office:value="35468" calcext:value-type="float">
            <text:p>35468</text:p>
          </table:table-cell>
          <table:table-cell office:value-type="float" office:value="36495" calcext:value-type="float">
            <text:p>36495</text:p>
          </table:table-cell>
          <table:table-cell table:number-columns-repeated="1022"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float" office:value="36496" calcext:value-type="float">
            <text:p>36496</text:p>
          </table:table-cell>
          <table:table-cell table:number-columns-repeated="1022"/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float" office:value="36497" calcext:value-type="float">
            <text:p>36497</text:p>
          </table:table-cell>
          <table:table-cell table:number-columns-repeated="1022"/>
        </table:table-row>
        <table:table-row table:style-name="ro1">
          <table:table-cell office:value-type="float" office:value="36060" calcext:value-type="float">
            <text:p>36060</text:p>
          </table:table-cell>
          <table:table-cell office:value-type="float" office:value="36498" calcext:value-type="float">
            <text:p>36498</text:p>
          </table:table-cell>
          <table:table-cell table:number-columns-repeated="1022"/>
        </table:table-row>
        <table:table-row table:style-name="ro1">
          <table:table-cell office:value-type="float" office:value="38604" calcext:value-type="float">
            <text:p>38604</text:p>
          </table:table-cell>
          <table:table-cell office:value-type="float" office:value="36499" calcext:value-type="float">
            <text:p>36499</text:p>
          </table:table-cell>
          <table:table-cell table:number-columns-repeated="1022"/>
        </table:table-row>
        <table:table-row table:style-name="ro1">
          <table:table-cell office:value-type="float" office:value="39164" calcext:value-type="float">
            <text:p>39164</text:p>
          </table:table-cell>
          <table:table-cell office:value-type="float" office:value="36500" calcext:value-type="float">
            <text:p>36500</text:p>
          </table:table-cell>
          <table:table-cell table:number-columns-repeated="1022"/>
        </table:table-row>
        <table:table-row table:style-name="ro1">
          <table:table-cell office:value-type="float" office:value="27503" calcext:value-type="float">
            <text:p>27503</text:p>
          </table:table-cell>
          <table:table-cell office:value-type="float" office:value="36501" calcext:value-type="float">
            <text:p>36501</text:p>
          </table:table-cell>
          <table:table-cell table:number-columns-repeated="1022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float" office:value="36502" calcext:value-type="float">
            <text:p>36502</text:p>
          </table:table-cell>
          <table:table-cell table:number-columns-repeated="1022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float" office:value="36503" calcext:value-type="float">
            <text:p>36503</text:p>
          </table:table-cell>
          <table:table-cell table:number-columns-repeated="1022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float" office:value="36504" calcext:value-type="float">
            <text:p>36504</text:p>
          </table:table-cell>
          <table:table-cell table:number-columns-repeated="1022"/>
        </table:table-row>
        <table:table-row table:style-name="ro1">
          <table:table-cell office:value-type="float" office:value="20816" calcext:value-type="float">
            <text:p>20816</text:p>
          </table:table-cell>
          <table:table-cell office:value-type="float" office:value="36505" calcext:value-type="float">
            <text:p>36505</text:p>
          </table:table-cell>
          <table:table-cell table:number-columns-repeated="1022"/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float" office:value="36506" calcext:value-type="float">
            <text:p>36506</text:p>
          </table:table-cell>
          <table:table-cell table:number-columns-repeated="1022"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float" office:value="36507" calcext:value-type="float">
            <text:p>36507</text:p>
          </table:table-cell>
          <table:table-cell table:number-columns-repeated="1022"/>
        </table:table-row>
        <table:table-row table:style-name="ro1">
          <table:table-cell office:value-type="float" office:value="24904" calcext:value-type="float">
            <text:p>24904</text:p>
          </table:table-cell>
          <table:table-cell office:value-type="float" office:value="36508" calcext:value-type="float">
            <text:p>36508</text:p>
          </table:table-cell>
          <table:table-cell table:number-columns-repeated="1022"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float" office:value="36509" calcext:value-type="float">
            <text:p>36509</text:p>
          </table:table-cell>
          <table:table-cell table:number-columns-repeated="1022"/>
        </table:table-row>
        <table:table-row table:style-name="ro1">
          <table:table-cell office:value-type="float" office:value="26178" calcext:value-type="float">
            <text:p>26178</text:p>
          </table:table-cell>
          <table:table-cell office:value-type="float" office:value="36510" calcext:value-type="float">
            <text:p>36510</text:p>
          </table:table-cell>
          <table:table-cell table:number-columns-repeated="1022"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float" office:value="36511" calcext:value-type="float">
            <text:p>36511</text:p>
          </table:table-cell>
          <table:table-cell table:number-columns-repeated="1022"/>
        </table:table-row>
        <table:table-row table:style-name="ro1">
          <table:table-cell office:value-type="float" office:value="28363" calcext:value-type="float">
            <text:p>28363</text:p>
          </table:table-cell>
          <table:table-cell office:value-type="float" office:value="36512" calcext:value-type="float">
            <text:p>36512</text:p>
          </table:table-cell>
          <table:table-cell table:number-columns-repeated="1022"/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float" office:value="36513" calcext:value-type="float">
            <text:p>36513</text:p>
          </table:table-cell>
          <table:table-cell table:number-columns-repeated="1022"/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float" office:value="36514" calcext:value-type="float">
            <text:p>36514</text:p>
          </table:table-cell>
          <table:table-cell table:number-columns-repeated="1022"/>
        </table:table-row>
        <table:table-row table:style-name="ro1">
          <table:table-cell office:value-type="float" office:value="29885" calcext:value-type="float">
            <text:p>29885</text:p>
          </table:table-cell>
          <table:table-cell office:value-type="float" office:value="36515" calcext:value-type="float">
            <text:p>36515</text:p>
          </table:table-cell>
          <table:table-cell table:number-columns-repeated="1022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36516" calcext:value-type="float">
            <text:p>36516</text:p>
          </table:table-cell>
          <table:table-cell table:number-columns-repeated="1022"/>
        </table:table-row>
        <table:table-row table:style-name="ro1">
          <table:table-cell office:value-type="float" office:value="30913" calcext:value-type="float">
            <text:p>30913</text:p>
          </table:table-cell>
          <table:table-cell office:value-type="float" office:value="36517" calcext:value-type="float">
            <text:p>36517</text:p>
          </table:table-cell>
          <table:table-cell table:number-columns-repeated="102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36518" calcext:value-type="float">
            <text:p>36518</text:p>
          </table:table-cell>
          <table:table-cell table:number-columns-repeated="1022"/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36519" calcext:value-type="float">
            <text:p>36519</text:p>
          </table:table-cell>
          <table:table-cell table:number-columns-repeated="1022"/>
        </table:table-row>
        <table:table-row table:style-name="ro1">
          <table:table-cell office:value-type="float" office:value="32819" calcext:value-type="float">
            <text:p>32819</text:p>
          </table:table-cell>
          <table:table-cell office:value-type="float" office:value="36520" calcext:value-type="float">
            <text:p>36520</text:p>
          </table:table-cell>
          <table:table-cell table:number-columns-repeated="1022"/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36521" calcext:value-type="float">
            <text:p>36521</text:p>
          </table:table-cell>
          <table:table-cell table:number-columns-repeated="1022"/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36522" calcext:value-type="float">
            <text:p>36522</text:p>
          </table:table-cell>
          <table:table-cell table:number-columns-repeated="1022"/>
        </table:table-row>
        <table:table-row table:style-name="ro1">
          <table:table-cell office:value-type="float" office:value="36766" calcext:value-type="float">
            <text:p>36766</text:p>
          </table:table-cell>
          <table:table-cell office:value-type="float" office:value="36523" calcext:value-type="float">
            <text:p>36523</text:p>
          </table:table-cell>
          <table:table-cell table:number-columns-repeated="1022"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float" office:value="36524" calcext:value-type="float">
            <text:p>36524</text:p>
          </table:table-cell>
          <table:table-cell table:number-columns-repeated="1022"/>
        </table:table-row>
        <table:table-row table:style-name="ro1">
          <table:table-cell office:value-type="float" office:value="40575" calcext:value-type="float">
            <text:p>40575</text:p>
          </table:table-cell>
          <table:table-cell office:value-type="float" office:value="36525" calcext:value-type="float">
            <text:p>36525</text:p>
          </table:table-cell>
          <table:table-cell table:number-columns-repeated="1022"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float" office:value="36526" calcext:value-type="float">
            <text:p>36526</text:p>
          </table:table-cell>
          <table:table-cell table:number-columns-repeated="1022"/>
        </table:table-row>
        <table:table-row table:style-name="ro1">
          <table:table-cell office:value-type="float" office:value="35672" calcext:value-type="float">
            <text:p>35672</text:p>
          </table:table-cell>
          <table:table-cell office:value-type="float" office:value="36527" calcext:value-type="float">
            <text:p>36527</text:p>
          </table:table-cell>
          <table:table-cell table:number-columns-repeated="1022"/>
        </table:table-row>
        <table:table-row table:style-name="ro1">
          <table:table-cell office:value-type="float" office:value="40235" calcext:value-type="float">
            <text:p>40235</text:p>
          </table:table-cell>
          <table:table-cell office:value-type="float" office:value="36528" calcext:value-type="float">
            <text:p>36528</text:p>
          </table:table-cell>
          <table:table-cell table:number-columns-repeated="1022"/>
        </table:table-row>
        <table:table-row table:style-name="ro1">
          <table:table-cell office:value-type="float" office:value="31482" calcext:value-type="float">
            <text:p>31482</text:p>
          </table:table-cell>
          <table:table-cell office:value-type="float" office:value="36529" calcext:value-type="float">
            <text:p>36529</text:p>
          </table:table-cell>
          <table:table-cell table:number-columns-repeated="1022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36530" calcext:value-type="float">
            <text:p>36530</text:p>
          </table:table-cell>
          <table:table-cell table:number-columns-repeated="1022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36531" calcext:value-type="float">
            <text:p>36531</text:p>
          </table:table-cell>
          <table:table-cell table:number-columns-repeated="1022"/>
        </table:table-row>
        <table:table-row table:style-name="ro1">
          <table:table-cell office:value-type="float" office:value="38635" calcext:value-type="float">
            <text:p>38635</text:p>
          </table:table-cell>
          <table:table-cell office:value-type="float" office:value="36532" calcext:value-type="float">
            <text:p>36532</text:p>
          </table:table-cell>
          <table:table-cell table:number-columns-repeated="1022"/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float" office:value="36533" calcext:value-type="float">
            <text:p>36533</text:p>
          </table:table-cell>
          <table:table-cell table:number-columns-repeated="1022"/>
        </table:table-row>
        <table:table-row table:style-name="ro1">
          <table:table-cell office:value-type="float" office:value="21489" calcext:value-type="float">
            <text:p>21489</text:p>
          </table:table-cell>
          <table:table-cell office:value-type="float" office:value="36534" calcext:value-type="float">
            <text:p>36534</text:p>
          </table:table-cell>
          <table:table-cell table:number-columns-repeated="1022"/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float" office:value="36535" calcext:value-type="float">
            <text:p>36535</text:p>
          </table:table-cell>
          <table:table-cell table:number-columns-repeated="1022"/>
        </table:table-row>
        <table:table-row table:style-name="ro1">
          <table:table-cell office:value-type="float" office:value="22833" calcext:value-type="float">
            <text:p>22833</text:p>
          </table:table-cell>
          <table:table-cell office:value-type="float" office:value="36536" calcext:value-type="float">
            <text:p>36536</text:p>
          </table:table-cell>
          <table:table-cell table:number-columns-repeated="1022"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float" office:value="36537" calcext:value-type="float">
            <text:p>36537</text:p>
          </table:table-cell>
          <table:table-cell table:number-columns-repeated="1022"/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36538" calcext:value-type="float">
            <text:p>36538</text:p>
          </table:table-cell>
          <table:table-cell table:number-columns-repeated="1022"/>
        </table:table-row>
        <table:table-row table:style-name="ro1">
          <table:table-cell office:value-type="float" office:value="24713" calcext:value-type="float">
            <text:p>24713</text:p>
          </table:table-cell>
          <table:table-cell office:value-type="float" office:value="36539" calcext:value-type="float">
            <text:p>36539</text:p>
          </table:table-cell>
          <table:table-cell table:number-columns-repeated="1022"/>
        </table:table-row>
        <table:table-row table:style-name="ro1">
          <table:table-cell office:value-type="float" office:value="28287" calcext:value-type="float">
            <text:p>28287</text:p>
          </table:table-cell>
          <table:table-cell office:value-type="float" office:value="36540" calcext:value-type="float">
            <text:p>36540</text:p>
          </table:table-cell>
          <table:table-cell table:number-columns-repeated="1022"/>
        </table:table-row>
        <table:table-row table:style-name="ro1">
          <table:table-cell office:value-type="float" office:value="28422" calcext:value-type="float">
            <text:p>28422</text:p>
          </table:table-cell>
          <table:table-cell office:value-type="float" office:value="36541" calcext:value-type="float">
            <text:p>36541</text:p>
          </table:table-cell>
          <table:table-cell table:number-columns-repeated="1022"/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float" office:value="36542" calcext:value-type="float">
            <text:p>36542</text:p>
          </table:table-cell>
          <table:table-cell table:number-columns-repeated="1022"/>
        </table:table-row>
        <table:table-row table:style-name="ro1">
          <table:table-cell office:value-type="float" office:value="36074" calcext:value-type="float">
            <text:p>36074</text:p>
          </table:table-cell>
          <table:table-cell office:value-type="float" office:value="36543" calcext:value-type="float">
            <text:p>36543</text:p>
          </table:table-cell>
          <table:table-cell table:number-columns-repeated="1022"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36545" calcext:value-type="float">
            <text:p>36545</text:p>
          </table:table-cell>
          <table:table-cell table:number-columns-repeated="1022"/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float" office:value="36546" calcext:value-type="float">
            <text:p>36546</text:p>
          </table:table-cell>
          <table:table-cell table:number-columns-repeated="1022"/>
        </table:table-row>
        <table:table-row table:style-name="ro1">
          <table:table-cell office:value-type="float" office:value="20594" calcext:value-type="float">
            <text:p>20594</text:p>
          </table:table-cell>
          <table:table-cell office:value-type="float" office:value="36547" calcext:value-type="float">
            <text:p>36547</text:p>
          </table:table-cell>
          <table:table-cell table:number-columns-repeated="1022"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36548" calcext:value-type="float">
            <text:p>36548</text:p>
          </table:table-cell>
          <table:table-cell table:number-columns-repeated="1022"/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36549" calcext:value-type="float">
            <text:p>36549</text:p>
          </table:table-cell>
          <table:table-cell table:number-columns-repeated="1022"/>
        </table:table-row>
        <table:table-row table:style-name="ro1">
          <table:table-cell office:value-type="float" office:value="23649" calcext:value-type="float">
            <text:p>23649</text:p>
          </table:table-cell>
          <table:table-cell office:value-type="float" office:value="36550" calcext:value-type="float">
            <text:p>36550</text:p>
          </table:table-cell>
          <table:table-cell table:number-columns-repeated="1022"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float" office:value="36551" calcext:value-type="float">
            <text:p>36551</text:p>
          </table:table-cell>
          <table:table-cell table:number-columns-repeated="1022"/>
        </table:table-row>
        <table:table-row table:style-name="ro1">
          <table:table-cell office:value-type="float" office:value="32286" calcext:value-type="float">
            <text:p>32286</text:p>
          </table:table-cell>
          <table:table-cell office:value-type="float" office:value="36552" calcext:value-type="float">
            <text:p>36552</text:p>
          </table:table-cell>
          <table:table-cell table:number-columns-repeated="1022"/>
        </table:table-row>
        <table:table-row table:style-name="ro1">
          <table:table-cell office:value-type="float" office:value="33294" calcext:value-type="float">
            <text:p>33294</text:p>
          </table:table-cell>
          <table:table-cell office:value-type="float" office:value="36553" calcext:value-type="float">
            <text:p>36553</text:p>
          </table:table-cell>
          <table:table-cell table:number-columns-repeated="1022"/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float" office:value="36554" calcext:value-type="float">
            <text:p>36554</text:p>
          </table:table-cell>
          <table:table-cell table:number-columns-repeated="1022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float" office:value="36555" calcext:value-type="float">
            <text:p>36555</text:p>
          </table:table-cell>
          <table:table-cell table:number-columns-repeated="1022"/>
        </table:table-row>
        <table:table-row table:style-name="ro1">
          <table:table-cell office:value-type="float" office:value="25448" calcext:value-type="float">
            <text:p>25448</text:p>
          </table:table-cell>
          <table:table-cell office:value-type="float" office:value="36556" calcext:value-type="float">
            <text:p>36556</text:p>
          </table:table-cell>
          <table:table-cell table:number-columns-repeated="1022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float" office:value="36557" calcext:value-type="float">
            <text:p>36557</text:p>
          </table:table-cell>
          <table:table-cell table:number-columns-repeated="1022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float" office:value="36558" calcext:value-type="float">
            <text:p>36558</text:p>
          </table:table-cell>
          <table:table-cell table:number-columns-repeated="1022"/>
        </table:table-row>
        <table:table-row table:style-name="ro1">
          <table:table-cell office:value-type="float" office:value="29038" calcext:value-type="float">
            <text:p>29038</text:p>
          </table:table-cell>
          <table:table-cell office:value-type="float" office:value="36559" calcext:value-type="float">
            <text:p>36559</text:p>
          </table:table-cell>
          <table:table-cell table:number-columns-repeated="1022"/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36560" calcext:value-type="float">
            <text:p>36560</text:p>
          </table:table-cell>
          <table:table-cell table:number-columns-repeated="1022"/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float" office:value="36561" calcext:value-type="float">
            <text:p>36561</text:p>
          </table:table-cell>
          <table:table-cell table:number-columns-repeated="1022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36562" calcext:value-type="float">
            <text:p>36562</text:p>
          </table:table-cell>
          <table:table-cell table:number-columns-repeated="1022"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float" office:value="36563" calcext:value-type="float">
            <text:p>36563</text:p>
          </table:table-cell>
          <table:table-cell table:number-columns-repeated="1022"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float" office:value="36564" calcext:value-type="float">
            <text:p>36564</text:p>
          </table:table-cell>
          <table:table-cell table:number-columns-repeated="1022"/>
        </table:table-row>
        <table:table-row table:style-name="ro1">
          <table:table-cell office:value-type="float" office:value="36974" calcext:value-type="float">
            <text:p>36974</text:p>
          </table:table-cell>
          <table:table-cell office:value-type="float" office:value="36565" calcext:value-type="float">
            <text:p>36565</text:p>
          </table:table-cell>
          <table:table-cell table:number-columns-repeated="1022"/>
        </table:table-row>
        <table:table-row table:style-name="ro1">
          <table:table-cell office:value-type="float" office:value="34503" calcext:value-type="float">
            <text:p>34503</text:p>
          </table:table-cell>
          <table:table-cell office:value-type="float" office:value="36566" calcext:value-type="float">
            <text:p>36566</text:p>
          </table:table-cell>
          <table:table-cell table:number-columns-repeated="1022"/>
        </table:table-row>
        <table:table-row table:style-name="ro1">
          <table:table-cell office:value-type="float" office:value="37034" calcext:value-type="float">
            <text:p>37034</text:p>
          </table:table-cell>
          <table:table-cell office:value-type="float" office:value="36567" calcext:value-type="float">
            <text:p>36567</text:p>
          </table:table-cell>
          <table:table-cell table:number-columns-repeated="1022"/>
        </table:table-row>
        <table:table-row table:style-name="ro1">
          <table:table-cell office:value-type="float" office:value="20511" calcext:value-type="float">
            <text:p>20511</text:p>
          </table:table-cell>
          <table:table-cell office:value-type="float" office:value="36568" calcext:value-type="float">
            <text:p>36568</text:p>
          </table:table-cell>
          <table:table-cell table:number-columns-repeated="1022"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float" office:value="36569" calcext:value-type="float">
            <text:p>36569</text:p>
          </table:table-cell>
          <table:table-cell table:number-columns-repeated="1022"/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36570" calcext:value-type="float">
            <text:p>36570</text:p>
          </table:table-cell>
          <table:table-cell table:number-columns-repeated="1022"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float" office:value="36571" calcext:value-type="float">
            <text:p>36571</text:p>
          </table:table-cell>
          <table:table-cell table:number-columns-repeated="1022"/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float" office:value="36572" calcext:value-type="float">
            <text:p>36572</text:p>
          </table:table-cell>
          <table:table-cell table:number-columns-repeated="1022"/>
        </table:table-row>
        <table:table-row table:style-name="ro1">
          <table:table-cell office:value-type="float" office:value="29237" calcext:value-type="float">
            <text:p>29237</text:p>
          </table:table-cell>
          <table:table-cell office:value-type="float" office:value="36573" calcext:value-type="float">
            <text:p>36573</text:p>
          </table:table-cell>
          <table:table-cell table:number-columns-repeated="1022"/>
        </table:table-row>
        <table:table-row table:style-name="ro1">
          <table:table-cell office:value-type="float" office:value="37196" calcext:value-type="float">
            <text:p>37196</text:p>
          </table:table-cell>
          <table:table-cell office:value-type="float" office:value="36574" calcext:value-type="float">
            <text:p>36574</text:p>
          </table:table-cell>
          <table:table-cell table:number-columns-repeated="1022"/>
        </table:table-row>
        <table:table-row table:style-name="ro1">
          <table:table-cell office:value-type="float" office:value="37320" calcext:value-type="float">
            <text:p>37320</text:p>
          </table:table-cell>
          <table:table-cell office:value-type="float" office:value="36575" calcext:value-type="float">
            <text:p>36575</text:p>
          </table:table-cell>
          <table:table-cell table:number-columns-repeated="1022"/>
        </table:table-row>
        <table:table-row table:style-name="ro1">
          <table:table-cell office:value-type="float" office:value="37675" calcext:value-type="float">
            <text:p>37675</text:p>
          </table:table-cell>
          <table:table-cell office:value-type="float" office:value="36576" calcext:value-type="float">
            <text:p>36576</text:p>
          </table:table-cell>
          <table:table-cell table:number-columns-repeated="1022"/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36577" calcext:value-type="float">
            <text:p>36577</text:p>
          </table:table-cell>
          <table:table-cell table:number-columns-repeated="1022"/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36578" calcext:value-type="float">
            <text:p>36578</text:p>
          </table:table-cell>
          <table:table-cell table:number-columns-repeated="1022"/>
        </table:table-row>
        <table:table-row table:style-name="ro1">
          <table:table-cell office:value-type="float" office:value="24369" calcext:value-type="float">
            <text:p>24369</text:p>
          </table:table-cell>
          <table:table-cell office:value-type="float" office:value="36579" calcext:value-type="float">
            <text:p>36579</text:p>
          </table:table-cell>
          <table:table-cell table:number-columns-repeated="1022"/>
        </table:table-row>
        <table:table-row table:style-name="ro1">
          <table:table-cell office:value-type="float" office:value="24825" calcext:value-type="float">
            <text:p>24825</text:p>
          </table:table-cell>
          <table:table-cell office:value-type="float" office:value="36580" calcext:value-type="float">
            <text:p>36580</text:p>
          </table:table-cell>
          <table:table-cell table:number-columns-repeated="1022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float" office:value="36581" calcext:value-type="float">
            <text:p>36581</text:p>
          </table:table-cell>
          <table:table-cell table:number-columns-repeated="1022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float" office:value="36582" calcext:value-type="float">
            <text:p>36582</text:p>
          </table:table-cell>
          <table:table-cell table:number-columns-repeated="1022"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float" office:value="36583" calcext:value-type="float">
            <text:p>36583</text:p>
          </table:table-cell>
          <table:table-cell table:number-columns-repeated="1022"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float" office:value="36584" calcext:value-type="float">
            <text:p>36584</text:p>
          </table:table-cell>
          <table:table-cell table:number-columns-repeated="1022"/>
        </table:table-row>
        <table:table-row table:style-name="ro1">
          <table:table-cell office:value-type="float" office:value="26417" calcext:value-type="float">
            <text:p>26417</text:p>
          </table:table-cell>
          <table:table-cell office:value-type="float" office:value="36585" calcext:value-type="float">
            <text:p>36585</text:p>
          </table:table-cell>
          <table:table-cell table:number-columns-repeated="1022"/>
        </table:table-row>
        <table:table-row table:style-name="ro1">
          <table:table-cell office:value-type="float" office:value="27530" calcext:value-type="float">
            <text:p>27530</text:p>
          </table:table-cell>
          <table:table-cell office:value-type="float" office:value="36586" calcext:value-type="float">
            <text:p>36586</text:p>
          </table:table-cell>
          <table:table-cell table:number-columns-repeated="1022"/>
        </table:table-row>
        <table:table-row table:style-name="ro1">
          <table:table-cell office:value-type="float" office:value="29417" calcext:value-type="float">
            <text:p>29417</text:p>
          </table:table-cell>
          <table:table-cell office:value-type="float" office:value="36587" calcext:value-type="float">
            <text:p>36587</text:p>
          </table:table-cell>
          <table:table-cell table:number-columns-repeated="1022"/>
        </table:table-row>
        <table:table-row table:style-name="ro1">
          <table:table-cell office:value-type="float" office:value="29664" calcext:value-type="float">
            <text:p>29664</text:p>
          </table:table-cell>
          <table:table-cell office:value-type="float" office:value="36588" calcext:value-type="float">
            <text:p>36588</text:p>
          </table:table-cell>
          <table:table-cell table:number-columns-repeated="1022"/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36589" calcext:value-type="float">
            <text:p>36589</text:p>
          </table:table-cell>
          <table:table-cell table:number-columns-repeated="1022"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float" office:value="36590" calcext:value-type="float">
            <text:p>36590</text:p>
          </table:table-cell>
          <table:table-cell table:number-columns-repeated="1022"/>
        </table:table-row>
        <table:table-row table:style-name="ro1">
          <table:table-cell office:value-type="float" office:value="36259" calcext:value-type="float">
            <text:p>36259</text:p>
          </table:table-cell>
          <table:table-cell office:value-type="float" office:value="36591" calcext:value-type="float">
            <text:p>36591</text:p>
          </table:table-cell>
          <table:table-cell table:number-columns-repeated="1022"/>
        </table:table-row>
        <table:table-row table:style-name="ro1">
          <table:table-cell office:value-type="float" office:value="37202" calcext:value-type="float">
            <text:p>37202</text:p>
          </table:table-cell>
          <table:table-cell office:value-type="float" office:value="36592" calcext:value-type="float">
            <text:p>36592</text:p>
          </table:table-cell>
          <table:table-cell table:number-columns-repeated="1022"/>
        </table:table-row>
        <table:table-row table:style-name="ro1">
          <table:table-cell office:value-type="float" office:value="39318" calcext:value-type="float">
            <text:p>39318</text:p>
          </table:table-cell>
          <table:table-cell office:value-type="float" office:value="36593" calcext:value-type="float">
            <text:p>36593</text:p>
          </table:table-cell>
          <table:table-cell table:number-columns-repeated="1022"/>
        </table:table-row>
        <table:table-row table:style-name="ro1">
          <table:table-cell office:value-type="float" office:value="20754" calcext:value-type="float">
            <text:p>20754</text:p>
          </table:table-cell>
          <table:table-cell office:value-type="float" office:value="36594" calcext:value-type="float">
            <text:p>36594</text:p>
          </table:table-cell>
          <table:table-cell table:number-columns-repeated="1022"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float" office:value="36595" calcext:value-type="float">
            <text:p>36595</text:p>
          </table:table-cell>
          <table:table-cell table:number-columns-repeated="1022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36596" calcext:value-type="float">
            <text:p>36596</text:p>
          </table:table-cell>
          <table:table-cell table:number-columns-repeated="1022"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float" office:value="36597" calcext:value-type="float">
            <text:p>36597</text:p>
          </table:table-cell>
          <table:table-cell table:number-columns-repeated="1022"/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36598" calcext:value-type="float">
            <text:p>36598</text:p>
          </table:table-cell>
          <table:table-cell table:number-columns-repeated="1022"/>
        </table:table-row>
        <table:table-row table:style-name="ro1">
          <table:table-cell office:value-type="float" office:value="27193" calcext:value-type="float">
            <text:p>27193</text:p>
          </table:table-cell>
          <table:table-cell office:value-type="float" office:value="36599" calcext:value-type="float">
            <text:p>36599</text:p>
          </table:table-cell>
          <table:table-cell table:number-columns-repeated="1022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36600" calcext:value-type="float">
            <text:p>36600</text:p>
          </table:table-cell>
          <table:table-cell table:number-columns-repeated="1022"/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36601" calcext:value-type="float">
            <text:p>36601</text:p>
          </table:table-cell>
          <table:table-cell table:number-columns-repeated="1022"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float" office:value="36602" calcext:value-type="float">
            <text:p>36602</text:p>
          </table:table-cell>
          <table:table-cell table:number-columns-repeated="1022"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float" office:value="36603" calcext:value-type="float">
            <text:p>36603</text:p>
          </table:table-cell>
          <table:table-cell table:number-columns-repeated="1022"/>
        </table:table-row>
        <table:table-row table:style-name="ro1">
          <table:table-cell office:value-type="float" office:value="21608" calcext:value-type="float">
            <text:p>21608</text:p>
          </table:table-cell>
          <table:table-cell office:value-type="float" office:value="36604" calcext:value-type="float">
            <text:p>36604</text:p>
          </table:table-cell>
          <table:table-cell table:number-columns-repeated="1022"/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23601" calcext:value-type="float">
            <text:p>23601</text:p>
          </table:table-cell>
          <table:table-cell office:value-type="float" office:value="36673" calcext:value-type="float">
            <text:p>36673</text:p>
          </table:table-cell>
          <table:table-cell table:number-columns-repeated="1022"/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36674" calcext:value-type="float">
            <text:p>36674</text:p>
          </table:table-cell>
          <table:table-cell table:number-columns-repeated="1022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float" office:value="36675" calcext:value-type="float">
            <text:p>36675</text:p>
          </table:table-cell>
          <table:table-cell table:number-columns-repeated="1022"/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float" office:value="36676" calcext:value-type="float">
            <text:p>36676</text:p>
          </table:table-cell>
          <table:table-cell table:number-columns-repeated="1022"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float" office:value="36677" calcext:value-type="float">
            <text:p>36677</text:p>
          </table:table-cell>
          <table:table-cell table:number-columns-repeated="1022"/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float" office:value="36678" calcext:value-type="float">
            <text:p>36678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float" office:value="36679" calcext:value-type="float">
            <text:p>36679</text:p>
          </table:table-cell>
          <table:table-cell table:number-columns-repeated="1022"/>
        </table:table-row>
        <table:table-row table:style-name="ro1">
          <table:table-cell office:value-type="float" office:value="31179" calcext:value-type="float">
            <text:p>31179</text:p>
          </table:table-cell>
          <table:table-cell office:value-type="float" office:value="36680" calcext:value-type="float">
            <text:p>36680</text:p>
          </table:table-cell>
          <table:table-cell table:number-columns-repeated="1022"/>
        </table:table-row>
        <table:table-row table:style-name="ro1">
          <table:table-cell office:value-type="float" office:value="32066" calcext:value-type="float">
            <text:p>32066</text:p>
          </table:table-cell>
          <table:table-cell office:value-type="float" office:value="36681" calcext:value-type="float">
            <text:p>36681</text:p>
          </table:table-cell>
          <table:table-cell table:number-columns-repeated="1022"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float" office:value="36682" calcext:value-type="float">
            <text:p>36682</text:p>
          </table:table-cell>
          <table:table-cell table:number-columns-repeated="1022"/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float" office:value="36683" calcext:value-type="float">
            <text:p>36683</text:p>
          </table:table-cell>
          <table:table-cell table:number-columns-repeated="1022"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float" office:value="36684" calcext:value-type="float">
            <text:p>36684</text:p>
          </table:table-cell>
          <table:table-cell table:number-columns-repeated="1022"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36685" calcext:value-type="float">
            <text:p>36685</text:p>
          </table:table-cell>
          <table:table-cell table:number-columns-repeated="1022"/>
        </table:table-row>
        <table:table-row table:style-name="ro1">
          <table:table-cell office:value-type="float" office:value="33936" calcext:value-type="float">
            <text:p>33936</text:p>
          </table:table-cell>
          <table:table-cell office:value-type="float" office:value="36686" calcext:value-type="float">
            <text:p>36686</text:p>
          </table:table-cell>
          <table:table-cell table:number-columns-repeated="1022"/>
        </table:table-row>
        <table:table-row table:style-name="ro1">
          <table:table-cell office:value-type="float" office:value="34886" calcext:value-type="float">
            <text:p>34886</text:p>
          </table:table-cell>
          <table:table-cell office:value-type="float" office:value="36687" calcext:value-type="float">
            <text:p>36687</text:p>
          </table:table-cell>
          <table:table-cell table:number-columns-repeated="1022"/>
        </table:table-row>
        <table:table-row table:style-name="ro1">
          <table:table-cell office:value-type="float" office:value="35186" calcext:value-type="float">
            <text:p>35186</text:p>
          </table:table-cell>
          <table:table-cell office:value-type="float" office:value="36688" calcext:value-type="float">
            <text:p>36688</text:p>
          </table:table-cell>
          <table:table-cell table:number-columns-repeated="1022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36689" calcext:value-type="float">
            <text:p>36689</text:p>
          </table:table-cell>
          <table:table-cell table:number-columns-repeated="1022"/>
        </table:table-row>
        <table:table-row table:style-name="ro1">
          <table:table-cell office:value-type="float" office:value="36468" calcext:value-type="float">
            <text:p>36468</text:p>
          </table:table-cell>
          <table:table-cell office:value-type="float" office:value="36690" calcext:value-type="float">
            <text:p>36690</text:p>
          </table:table-cell>
          <table:table-cell table:number-columns-repeated="1022"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float" office:value="36691" calcext:value-type="float">
            <text:p>36691</text:p>
          </table:table-cell>
          <table:table-cell table:number-columns-repeated="1022"/>
        </table:table-row>
        <table:table-row table:style-name="ro1">
          <table:table-cell office:value-type="float" office:value="36913" calcext:value-type="float">
            <text:p>36913</text:p>
          </table:table-cell>
          <table:table-cell office:value-type="float" office:value="36692" calcext:value-type="float">
            <text:p>36692</text:p>
          </table:table-cell>
          <table:table-cell table:number-columns-repeated="1022"/>
        </table:table-row>
        <table:table-row table:style-name="ro1">
          <table:table-cell office:value-type="float" office:value="37195" calcext:value-type="float">
            <text:p>37195</text:p>
          </table:table-cell>
          <table:table-cell office:value-type="float" office:value="36693" calcext:value-type="float">
            <text:p>36693</text:p>
          </table:table-cell>
          <table:table-cell table:number-columns-repeated="1022"/>
        </table:table-row>
        <table:table-row table:style-name="ro1">
          <table:table-cell office:value-type="float" office:value="37228" calcext:value-type="float">
            <text:p>37228</text:p>
          </table:table-cell>
          <table:table-cell office:value-type="float" office:value="36694" calcext:value-type="float">
            <text:p>36694</text:p>
          </table:table-cell>
          <table:table-cell table:number-columns-repeated="1022"/>
        </table:table-row>
        <table:table-row table:style-name="ro1">
          <table:table-cell office:value-type="float" office:value="38598" calcext:value-type="float">
            <text:p>38598</text:p>
          </table:table-cell>
          <table:table-cell office:value-type="float" office:value="36695" calcext:value-type="float">
            <text:p>36695</text:p>
          </table:table-cell>
          <table:table-cell table:number-columns-repeated="1022"/>
        </table:table-row>
        <table:table-row table:style-name="ro1">
          <table:table-cell office:value-type="float" office:value="37276" calcext:value-type="float">
            <text:p>37276</text:p>
          </table:table-cell>
          <table:table-cell office:value-type="float" office:value="36696" calcext:value-type="float">
            <text:p>36696</text:p>
          </table:table-cell>
          <table:table-cell table:number-columns-repeated="1022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36697" calcext:value-type="float">
            <text:p>36697</text:p>
          </table:table-cell>
          <table:table-cell table:number-columns-repeated="1022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float" office:value="36698" calcext:value-type="float">
            <text:p>36698</text:p>
          </table:table-cell>
          <table:table-cell table:number-columns-repeated="1022"/>
        </table:table-row>
        <table:table-row table:style-name="ro1">
          <table:table-cell office:value-type="float" office:value="20805" calcext:value-type="float">
            <text:p>20805</text:p>
          </table:table-cell>
          <table:table-cell office:value-type="float" office:value="36699" calcext:value-type="float">
            <text:p>36699</text:p>
          </table:table-cell>
          <table:table-cell table:number-columns-repeated="1022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36700" calcext:value-type="float">
            <text:p>36700</text:p>
          </table:table-cell>
          <table:table-cell table:number-columns-repeated="1022"/>
        </table:table-row>
        <table:table-row table:style-name="ro1">
          <table:table-cell office:value-type="float" office:value="24467" calcext:value-type="float">
            <text:p>24467</text:p>
          </table:table-cell>
          <table:table-cell office:value-type="float" office:value="36701" calcext:value-type="float">
            <text:p>36701</text:p>
          </table:table-cell>
          <table:table-cell table:number-columns-repeated="1022"/>
        </table:table-row>
        <table:table-row table:style-name="ro1">
          <table:table-cell office:value-type="float" office:value="25102" calcext:value-type="float">
            <text:p>25102</text:p>
          </table:table-cell>
          <table:table-cell office:value-type="float" office:value="36702" calcext:value-type="float">
            <text:p>36702</text:p>
          </table:table-cell>
          <table:table-cell table:number-columns-repeated="1022"/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36703" calcext:value-type="float">
            <text:p>36703</text:p>
          </table:table-cell>
          <table:table-cell table:number-columns-repeated="1022"/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float" office:value="36704" calcext:value-type="float">
            <text:p>36704</text:p>
          </table:table-cell>
          <table:table-cell table:number-columns-repeated="1022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float" office:value="36705" calcext:value-type="float">
            <text:p>36705</text:p>
          </table:table-cell>
          <table:table-cell table:number-columns-repeated="1022"/>
        </table:table-row>
        <table:table-row table:style-name="ro1">
          <table:table-cell office:value-type="float" office:value="29539" calcext:value-type="float">
            <text:p>29539</text:p>
          </table:table-cell>
          <table:table-cell office:value-type="float" office:value="36706" calcext:value-type="float">
            <text:p>36706</text:p>
          </table:table-cell>
          <table:table-cell table:number-columns-repeated="1022"/>
        </table:table-row>
        <table:table-row table:style-name="ro1">
          <table:table-cell office:value-type="float" office:value="32294" calcext:value-type="float">
            <text:p>32294</text:p>
          </table:table-cell>
          <table:table-cell office:value-type="float" office:value="36707" calcext:value-type="float">
            <text:p>36707</text:p>
          </table:table-cell>
          <table:table-cell table:number-columns-repeated="1022"/>
        </table:table-row>
        <table:table-row table:style-name="ro1">
          <table:table-cell office:value-type="float" office:value="37325" calcext:value-type="float">
            <text:p>37325</text:p>
          </table:table-cell>
          <table:table-cell office:value-type="float" office:value="36708" calcext:value-type="float">
            <text:p>36708</text:p>
          </table:table-cell>
          <table:table-cell table:number-columns-repeated="1022"/>
        </table:table-row>
        <table:table-row table:style-name="ro1">
          <table:table-cell office:value-type="float" office:value="37507" calcext:value-type="float">
            <text:p>37507</text:p>
          </table:table-cell>
          <table:table-cell office:value-type="float" office:value="36709" calcext:value-type="float">
            <text:p>36709</text:p>
          </table:table-cell>
          <table:table-cell table:number-columns-repeated="1022"/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36710" calcext:value-type="float">
            <text:p>36710</text:p>
          </table:table-cell>
          <table:table-cell table:number-columns-repeated="1022"/>
        </table:table-row>
        <table:table-row table:style-name="ro1">
          <table:table-cell office:value-type="float" office:value="22809" calcext:value-type="float">
            <text:p>22809</text:p>
          </table:table-cell>
          <table:table-cell office:value-type="float" office:value="36711" calcext:value-type="float">
            <text:p>36711</text:p>
          </table:table-cell>
          <table:table-cell table:number-columns-repeated="1022"/>
        </table:table-row>
        <table:table-row table:style-name="ro1">
          <table:table-cell office:value-type="float" office:value="23487" calcext:value-type="float">
            <text:p>23487</text:p>
          </table:table-cell>
          <table:table-cell office:value-type="float" office:value="36712" calcext:value-type="float">
            <text:p>36712</text:p>
          </table:table-cell>
          <table:table-cell table:number-columns-repeated="1022"/>
        </table:table-row>
        <table:table-row table:style-name="ro1">
          <table:table-cell office:value-type="float" office:value="28113" calcext:value-type="float">
            <text:p>28113</text:p>
          </table:table-cell>
          <table:table-cell office:value-type="float" office:value="36713" calcext:value-type="float">
            <text:p>36713</text:p>
          </table:table-cell>
          <table:table-cell table:number-columns-repeated="1022"/>
        </table:table-row>
        <table:table-row table:style-name="ro1">
          <table:table-cell office:value-type="float" office:value="31069" calcext:value-type="float">
            <text:p>31069</text:p>
          </table:table-cell>
          <table:table-cell office:value-type="float" office:value="36714" calcext:value-type="float">
            <text:p>36714</text:p>
          </table:table-cell>
          <table:table-cell table:number-columns-repeated="1022"/>
        </table:table-row>
        <table:table-row table:style-name="ro1">
          <table:table-cell office:value-type="float" office:value="32302" calcext:value-type="float">
            <text:p>32302</text:p>
          </table:table-cell>
          <table:table-cell office:value-type="float" office:value="36715" calcext:value-type="float">
            <text:p>36715</text:p>
          </table:table-cell>
          <table:table-cell table:number-columns-repeated="1022"/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float" office:value="36716" calcext:value-type="float">
            <text:p>36716</text:p>
          </table:table-cell>
          <table:table-cell table:number-columns-repeated="1022"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float" office:value="36717" calcext:value-type="float">
            <text:p>36717</text:p>
          </table:table-cell>
          <table:table-cell table:number-columns-repeated="1022"/>
        </table:table-row>
        <table:table-row table:style-name="ro1">
          <table:table-cell office:value-type="float" office:value="29087" calcext:value-type="float">
            <text:p>29087</text:p>
          </table:table-cell>
          <table:table-cell office:value-type="float" office:value="36718" calcext:value-type="float">
            <text:p>36718</text:p>
          </table:table-cell>
          <table:table-cell table:number-columns-repeated="1022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float" office:value="36719" calcext:value-type="float">
            <text:p>36719</text:p>
          </table:table-cell>
          <table:table-cell table:number-columns-repeated="1022"/>
        </table:table-row>
        <table:table-row table:style-name="ro1">
          <table:table-cell office:value-type="float" office:value="34899" calcext:value-type="float">
            <text:p>34899</text:p>
          </table:table-cell>
          <table:table-cell office:value-type="float" office:value="36720" calcext:value-type="float">
            <text:p>36720</text:p>
          </table:table-cell>
          <table:table-cell table:number-columns-repeated="1022"/>
        </table:table-row>
        <table:table-row table:style-name="ro1">
          <table:table-cell office:value-type="float" office:value="36848" calcext:value-type="float">
            <text:p>36848</text:p>
          </table:table-cell>
          <table:table-cell office:value-type="float" office:value="36721" calcext:value-type="float">
            <text:p>36721</text:p>
          </table:table-cell>
          <table:table-cell table:number-columns-repeated="1022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36722" calcext:value-type="float">
            <text:p>36722</text:p>
          </table:table-cell>
          <table:table-cell table:number-columns-repeated="1022"/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36723" calcext:value-type="float">
            <text:p>36723</text:p>
          </table:table-cell>
          <table:table-cell table:number-columns-repeated="1022"/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float" office:value="36724" calcext:value-type="float">
            <text:p>36724</text:p>
          </table:table-cell>
          <table:table-cell table:number-columns-repeated="1022"/>
        </table:table-row>
        <table:table-row table:style-name="ro1">
          <table:table-cell office:value-type="float" office:value="30636" calcext:value-type="float">
            <text:p>30636</text:p>
          </table:table-cell>
          <table:table-cell office:value-type="float" office:value="36725" calcext:value-type="float">
            <text:p>36725</text:p>
          </table:table-cell>
          <table:table-cell table:number-columns-repeated="1022"/>
        </table:table-row>
        <table:table-row table:style-name="ro1">
          <table:table-cell office:value-type="float" office:value="31459" calcext:value-type="float">
            <text:p>31459</text:p>
          </table:table-cell>
          <table:table-cell office:value-type="float" office:value="36726" calcext:value-type="float">
            <text:p>36726</text:p>
          </table:table-cell>
          <table:table-cell table:number-columns-repeated="1022"/>
        </table:table-row>
        <table:table-row table:style-name="ro1">
          <table:table-cell office:value-type="float" office:value="33308" calcext:value-type="float">
            <text:p>33308</text:p>
          </table:table-cell>
          <table:table-cell office:value-type="float" office:value="36727" calcext:value-type="float">
            <text:p>36727</text:p>
          </table:table-cell>
          <table:table-cell table:number-columns-repeated="1022"/>
        </table:table-row>
        <table:table-row table:style-name="ro1">
          <table:table-cell office:value-type="float" office:value="39423" calcext:value-type="float">
            <text:p>39423</text:p>
          </table:table-cell>
          <table:table-cell office:value-type="float" office:value="36728" calcext:value-type="float">
            <text:p>36728</text:p>
          </table:table-cell>
          <table:table-cell table:number-columns-repeated="1022"/>
        </table:table-row>
        <table:table-row table:style-name="ro1">
          <table:table-cell office:value-type="float" office:value="20934" calcext:value-type="float">
            <text:p>20934</text:p>
          </table:table-cell>
          <table:table-cell office:value-type="float" office:value="36729" calcext:value-type="float">
            <text:p>36729</text:p>
          </table:table-cell>
          <table:table-cell table:number-columns-repeated="1022"/>
        </table:table-row>
        <table:table-row table:style-name="ro1">
          <table:table-cell office:value-type="float" office:value="24490" calcext:value-type="float">
            <text:p>24490</text:p>
          </table:table-cell>
          <table:table-cell office:value-type="float" office:value="36730" calcext:value-type="float">
            <text:p>36730</text:p>
          </table:table-cell>
          <table:table-cell table:number-columns-repeated="1022"/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float" office:value="36731" calcext:value-type="float">
            <text:p>36731</text:p>
          </table:table-cell>
          <table:table-cell table:number-columns-repeated="1022"/>
        </table:table-row>
        <table:table-row table:style-name="ro1">
          <table:table-cell office:value-type="float" office:value="26991" calcext:value-type="float">
            <text:p>26991</text:p>
          </table:table-cell>
          <table:table-cell office:value-type="float" office:value="36732" calcext:value-type="float">
            <text:p>36732</text:p>
          </table:table-cell>
          <table:table-cell table:number-columns-repeated="1022"/>
        </table:table-row>
        <table:table-row table:style-name="ro1">
          <table:table-cell office:value-type="float" office:value="27529" calcext:value-type="float">
            <text:p>27529</text:p>
          </table:table-cell>
          <table:table-cell office:value-type="float" office:value="36733" calcext:value-type="float">
            <text:p>36733</text:p>
          </table:table-cell>
          <table:table-cell table:number-columns-repeated="1022"/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36734" calcext:value-type="float">
            <text:p>36734</text:p>
          </table:table-cell>
          <table:table-cell table:number-columns-repeated="1022"/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36736" calcext:value-type="float">
            <text:p>36736</text:p>
          </table:table-cell>
          <table:table-cell table:number-columns-repeated="1022"/>
        </table:table-row>
        <table:table-row table:style-name="ro1">
          <table:table-cell office:value-type="float" office:value="28516" calcext:value-type="float">
            <text:p>28516</text:p>
          </table:table-cell>
          <table:table-cell office:value-type="float" office:value="36737" calcext:value-type="float">
            <text:p>36737</text:p>
          </table:table-cell>
          <table:table-cell table:number-columns-repeated="1022"/>
        </table:table-row>
        <table:table-row table:style-name="ro1">
          <table:table-cell office:value-type="float" office:value="30462" calcext:value-type="float">
            <text:p>30462</text:p>
          </table:table-cell>
          <table:table-cell office:value-type="float" office:value="36738" calcext:value-type="float">
            <text:p>36738</text:p>
          </table:table-cell>
          <table:table-cell table:number-columns-repeated="1022"/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36739" calcext:value-type="float">
            <text:p>36739</text:p>
          </table:table-cell>
          <table:table-cell table:number-columns-repeated="1022"/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float" office:value="36740" calcext:value-type="float">
            <text:p>36740</text:p>
          </table:table-cell>
          <table:table-cell table:number-columns-repeated="1022"/>
        </table:table-row>
        <table:table-row table:style-name="ro1">
          <table:table-cell office:value-type="float" office:value="36981" calcext:value-type="float">
            <text:p>36981</text:p>
          </table:table-cell>
          <table:table-cell office:value-type="float" office:value="36741" calcext:value-type="float">
            <text:p>36741</text:p>
          </table:table-cell>
          <table:table-cell table:number-columns-repeated="1022"/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36742" calcext:value-type="float">
            <text:p>36742</text:p>
          </table:table-cell>
          <table:table-cell table:number-columns-repeated="1022"/>
        </table:table-row>
        <table:table-row table:style-name="ro1">
          <table:table-cell office:value-type="float" office:value="38918" calcext:value-type="float">
            <text:p>38918</text:p>
          </table:table-cell>
          <table:table-cell office:value-type="float" office:value="36743" calcext:value-type="float">
            <text:p>36743</text:p>
          </table:table-cell>
          <table:table-cell table:number-columns-repeated="1022"/>
        </table:table-row>
        <table:table-row table:style-name="ro1">
          <table:table-cell office:value-type="float" office:value="20966" calcext:value-type="float">
            <text:p>20966</text:p>
          </table:table-cell>
          <table:table-cell office:value-type="float" office:value="36744" calcext:value-type="float">
            <text:p>36744</text:p>
          </table:table-cell>
          <table:table-cell table:number-columns-repeated="1022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36745" calcext:value-type="float">
            <text:p>36745</text:p>
          </table:table-cell>
          <table:table-cell table:number-columns-repeated="1022"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float" office:value="36746" calcext:value-type="float">
            <text:p>36746</text:p>
          </table:table-cell>
          <table:table-cell table:number-columns-repeated="1022"/>
        </table:table-row>
        <table:table-row table:style-name="ro1">
          <table:table-cell office:value-type="float" office:value="26257" calcext:value-type="float">
            <text:p>26257</text:p>
          </table:table-cell>
          <table:table-cell office:value-type="float" office:value="36747" calcext:value-type="float">
            <text:p>36747</text:p>
          </table:table-cell>
          <table:table-cell table:number-columns-repeated="1022"/>
        </table:table-row>
        <table:table-row table:style-name="ro1">
          <table:table-cell office:value-type="float" office:value="26329" calcext:value-type="float">
            <text:p>26329</text:p>
          </table:table-cell>
          <table:table-cell office:value-type="float" office:value="36748" calcext:value-type="float">
            <text:p>36748</text:p>
          </table:table-cell>
          <table:table-cell table:number-columns-repeated="1022"/>
        </table:table-row>
        <table:table-row table:style-name="ro1">
          <table:table-cell office:value-type="float" office:value="28186" calcext:value-type="float">
            <text:p>28186</text:p>
          </table:table-cell>
          <table:table-cell office:value-type="float" office:value="36749" calcext:value-type="float">
            <text:p>36749</text:p>
          </table:table-cell>
          <table:table-cell table:number-columns-repeated="1022"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float" office:value="36750" calcext:value-type="float">
            <text:p>36750</text:p>
          </table:table-cell>
          <table:table-cell table:number-columns-repeated="1022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36751" calcext:value-type="float">
            <text:p>36751</text:p>
          </table:table-cell>
          <table:table-cell table:number-columns-repeated="1022"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float" office:value="36752" calcext:value-type="float">
            <text:p>36752</text:p>
          </table:table-cell>
          <table:table-cell table:number-columns-repeated="1022"/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36753" calcext:value-type="float">
            <text:p>36753</text:p>
          </table:table-cell>
          <table:table-cell table:number-columns-repeated="1022"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float" office:value="36754" calcext:value-type="float">
            <text:p>36754</text:p>
          </table:table-cell>
          <table:table-cell table:number-columns-repeated="1022"/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36755" calcext:value-type="float">
            <text:p>36755</text:p>
          </table:table-cell>
          <table:table-cell table:number-columns-repeated="1022"/>
        </table:table-row>
        <table:table-row table:style-name="ro1">
          <table:table-cell office:value-type="float" office:value="35576" calcext:value-type="float">
            <text:p>35576</text:p>
          </table:table-cell>
          <table:table-cell office:value-type="float" office:value="36756" calcext:value-type="float">
            <text:p>36756</text:p>
          </table:table-cell>
          <table:table-cell table:number-columns-repeated="1022"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float" office:value="36757" calcext:value-type="float">
            <text:p>36757</text:p>
          </table:table-cell>
          <table:table-cell table:number-columns-repeated="1022"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float" office:value="36758" calcext:value-type="float">
            <text:p>36758</text:p>
          </table:table-cell>
          <table:table-cell table:number-columns-repeated="1022"/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36759" calcext:value-type="float">
            <text:p>36759</text:p>
          </table:table-cell>
          <table:table-cell table:number-columns-repeated="1022"/>
        </table:table-row>
        <table:table-row table:style-name="ro1">
          <table:table-cell office:value-type="float" office:value="24207" calcext:value-type="float">
            <text:p>24207</text:p>
          </table:table-cell>
          <table:table-cell office:value-type="float" office:value="36760" calcext:value-type="float">
            <text:p>36760</text:p>
          </table:table-cell>
          <table:table-cell table:number-columns-repeated="1022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float" office:value="36761" calcext:value-type="float">
            <text:p>36761</text:p>
          </table:table-cell>
          <table:table-cell table:number-columns-repeated="1022"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float" office:value="36762" calcext:value-type="float">
            <text:p>36762</text:p>
          </table:table-cell>
          <table:table-cell table:number-columns-repeated="1022"/>
        </table:table-row>
        <table:table-row table:style-name="ro1">
          <table:table-cell office:value-type="float" office:value="37604" calcext:value-type="float">
            <text:p>37604</text:p>
          </table:table-cell>
          <table:table-cell office:value-type="float" office:value="36763" calcext:value-type="float">
            <text:p>36763</text:p>
          </table:table-cell>
          <table:table-cell table:number-columns-repeated="1022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6764" calcext:value-type="float">
            <text:p>36764</text:p>
          </table:table-cell>
          <table:table-cell table:number-columns-repeated="1022"/>
        </table:table-row>
        <table:table-row table:style-name="ro1">
          <table:table-cell office:value-type="float" office:value="20663" calcext:value-type="float">
            <text:p>20663</text:p>
          </table:table-cell>
          <table:table-cell office:value-type="float" office:value="36765" calcext:value-type="float">
            <text:p>36765</text:p>
          </table:table-cell>
          <table:table-cell table:number-columns-repeated="1022"/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float" office:value="36766" calcext:value-type="float">
            <text:p>36766</text:p>
          </table:table-cell>
          <table:table-cell table:number-columns-repeated="1022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float" office:value="36767" calcext:value-type="float">
            <text:p>36767</text:p>
          </table:table-cell>
          <table:table-cell table:number-columns-repeated="1022"/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36768" calcext:value-type="float">
            <text:p>36768</text:p>
          </table:table-cell>
          <table:table-cell table:number-columns-repeated="1022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36769" calcext:value-type="float">
            <text:p>36769</text:p>
          </table:table-cell>
          <table:table-cell table:number-columns-repeated="1022"/>
        </table:table-row>
        <table:table-row table:style-name="ro1">
          <table:table-cell office:value-type="float" office:value="21484" calcext:value-type="float">
            <text:p>21484</text:p>
          </table:table-cell>
          <table:table-cell office:value-type="float" office:value="36770" calcext:value-type="float">
            <text:p>36770</text:p>
          </table:table-cell>
          <table:table-cell table:number-columns-repeated="1022"/>
        </table:table-row>
        <table:table-row table:style-name="ro1">
          <table:table-cell office:value-type="float" office:value="21736" calcext:value-type="float">
            <text:p>21736</text:p>
          </table:table-cell>
          <table:table-cell office:value-type="float" office:value="36771" calcext:value-type="float">
            <text:p>36771</text:p>
          </table:table-cell>
          <table:table-cell table:number-columns-repeated="1022"/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36772" calcext:value-type="float">
            <text:p>36772</text:p>
          </table:table-cell>
          <table:table-cell table:number-columns-repeated="1022"/>
        </table:table-row>
        <table:table-row table:style-name="ro1">
          <table:table-cell office:value-type="float" office:value="21809" calcext:value-type="float">
            <text:p>21809</text:p>
          </table:table-cell>
          <table:table-cell office:value-type="float" office:value="36773" calcext:value-type="float">
            <text:p>36773</text:p>
          </table:table-cell>
          <table:table-cell table:number-columns-repeated="1022"/>
        </table:table-row>
        <table:table-row table:style-name="ro1">
          <table:table-cell office:value-type="float" office:value="22039" calcext:value-type="float">
            <text:p>22039</text:p>
          </table:table-cell>
          <table:table-cell office:value-type="float" office:value="36774" calcext:value-type="float">
            <text:p>36774</text:p>
          </table:table-cell>
          <table:table-cell table:number-columns-repeated="1022"/>
        </table:table-row>
        <table:table-row table:style-name="ro1">
          <table:table-cell office:value-type="float" office:value="22888" calcext:value-type="float">
            <text:p>22888</text:p>
          </table:table-cell>
          <table:table-cell office:value-type="float" office:value="36775" calcext:value-type="float">
            <text:p>36775</text:p>
          </table:table-cell>
          <table:table-cell table:number-columns-repeated="1022"/>
        </table:table-row>
        <table:table-row table:style-name="ro1">
          <table:table-cell office:value-type="float" office:value="22974" calcext:value-type="float">
            <text:p>22974</text:p>
          </table:table-cell>
          <table:table-cell office:value-type="float" office:value="36776" calcext:value-type="float">
            <text:p>36776</text:p>
          </table:table-cell>
          <table:table-cell table:number-columns-repeated="1022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6777" calcext:value-type="float">
            <text:p>36777</text:p>
          </table:table-cell>
          <table:table-cell table:number-columns-repeated="1022"/>
        </table:table-row>
        <table:table-row table:style-name="ro1">
          <table:table-cell office:value-type="float" office:value="23477" calcext:value-type="float">
            <text:p>23477</text:p>
          </table:table-cell>
          <table:table-cell office:value-type="float" office:value="36778" calcext:value-type="float">
            <text:p>36778</text:p>
          </table:table-cell>
          <table:table-cell table:number-columns-repeated="1022"/>
        </table:table-row>
        <table:table-row table:style-name="ro1">
          <table:table-cell office:value-type="float" office:value="23558" calcext:value-type="float">
            <text:p>23558</text:p>
          </table:table-cell>
          <table:table-cell office:value-type="float" office:value="36779" calcext:value-type="float">
            <text:p>36779</text:p>
          </table:table-cell>
          <table:table-cell table:number-columns-repeated="1022"/>
        </table:table-row>
        <table:table-row table:style-name="ro1">
          <table:table-cell office:value-type="float" office:value="23567" calcext:value-type="float">
            <text:p>23567</text:p>
          </table:table-cell>
          <table:table-cell office:value-type="float" office:value="36780" calcext:value-type="float">
            <text:p>36780</text:p>
          </table:table-cell>
          <table:table-cell table:number-columns-repeated="102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float" office:value="36781" calcext:value-type="float">
            <text:p>36781</text:p>
          </table:table-cell>
          <table:table-cell table:number-columns-repeated="1022"/>
        </table:table-row>
        <table:table-row table:style-name="ro1">
          <table:table-cell office:value-type="float" office:value="23578" calcext:value-type="float">
            <text:p>23578</text:p>
          </table:table-cell>
          <table:table-cell office:value-type="float" office:value="36782" calcext:value-type="float">
            <text:p>36782</text:p>
          </table:table-cell>
          <table:table-cell table:number-columns-repeated="1022"/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float" office:value="36783" calcext:value-type="float">
            <text:p>36783</text:p>
          </table:table-cell>
          <table:table-cell table:number-columns-repeated="1022"/>
        </table:table-row>
        <table:table-row table:style-name="ro1">
          <table:table-cell office:value-type="float" office:value="24202" calcext:value-type="float">
            <text:p>24202</text:p>
          </table:table-cell>
          <table:table-cell office:value-type="float" office:value="36784" calcext:value-type="float">
            <text:p>36784</text:p>
          </table:table-cell>
          <table:table-cell table:number-columns-repeated="1022"/>
        </table:table-row>
        <table:table-row table:style-name="ro1">
          <table:table-cell office:value-type="float" office:value="24288" calcext:value-type="float">
            <text:p>24288</text:p>
          </table:table-cell>
          <table:table-cell office:value-type="float" office:value="36785" calcext:value-type="float">
            <text:p>36785</text:p>
          </table:table-cell>
          <table:table-cell table:number-columns-repeated="1022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36786" calcext:value-type="float">
            <text:p>36786</text:p>
          </table:table-cell>
          <table:table-cell table:number-columns-repeated="1022"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float" office:value="36787" calcext:value-type="float">
            <text:p>36787</text:p>
          </table:table-cell>
          <table:table-cell table:number-columns-repeated="1022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36788" calcext:value-type="float">
            <text:p>36788</text:p>
          </table:table-cell>
          <table:table-cell table:number-columns-repeated="1022"/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float" office:value="36789" calcext:value-type="float">
            <text:p>36789</text:p>
          </table:table-cell>
          <table:table-cell table:number-columns-repeated="1022"/>
        </table:table-row>
        <table:table-row table:style-name="ro1">
          <table:table-cell office:value-type="float" office:value="25484" calcext:value-type="float">
            <text:p>25484</text:p>
          </table:table-cell>
          <table:table-cell office:value-type="float" office:value="36790" calcext:value-type="float">
            <text:p>36790</text:p>
          </table:table-cell>
          <table:table-cell table:number-columns-repeated="1022"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float" office:value="36791" calcext:value-type="float">
            <text:p>36791</text:p>
          </table:table-cell>
          <table:table-cell table:number-columns-repeated="1022"/>
        </table:table-row>
        <table:table-row table:style-name="ro1">
          <table:table-cell office:value-type="float" office:value="26119" calcext:value-type="float">
            <text:p>26119</text:p>
          </table:table-cell>
          <table:table-cell office:value-type="float" office:value="36792" calcext:value-type="float">
            <text:p>36792</text:p>
          </table:table-cell>
          <table:table-cell table:number-columns-repeated="1022"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float" office:value="36793" calcext:value-type="float">
            <text:p>36793</text:p>
          </table:table-cell>
          <table:table-cell table:number-columns-repeated="1022"/>
        </table:table-row>
        <table:table-row table:style-name="ro1">
          <table:table-cell office:value-type="float" office:value="26157" calcext:value-type="float">
            <text:p>26157</text:p>
          </table:table-cell>
          <table:table-cell office:value-type="float" office:value="36794" calcext:value-type="float">
            <text:p>36794</text:p>
          </table:table-cell>
          <table:table-cell table:number-columns-repeated="1022"/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36795" calcext:value-type="float">
            <text:p>36795</text:p>
          </table:table-cell>
          <table:table-cell table:number-columns-repeated="1022"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36796" calcext:value-type="float">
            <text:p>36796</text:p>
          </table:table-cell>
          <table:table-cell table:number-columns-repeated="1022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float" office:value="36797" calcext:value-type="float">
            <text:p>36797</text:p>
          </table:table-cell>
          <table:table-cell table:number-columns-repeated="1022"/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float" office:value="36798" calcext:value-type="float">
            <text:p>36798</text:p>
          </table:table-cell>
          <table:table-cell table:number-columns-repeated="1022"/>
        </table:table-row>
        <table:table-row table:style-name="ro1">
          <table:table-cell office:value-type="float" office:value="27189" calcext:value-type="float">
            <text:p>27189</text:p>
          </table:table-cell>
          <table:table-cell office:value-type="float" office:value="36799" calcext:value-type="float">
            <text:p>36799</text:p>
          </table:table-cell>
          <table:table-cell table:number-columns-repeated="1022"/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float" office:value="36800" calcext:value-type="float">
            <text:p>36800</text:p>
          </table:table-cell>
          <table:table-cell table:number-columns-repeated="1022"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36801" calcext:value-type="float">
            <text:p>36801</text:p>
          </table:table-cell>
          <table:table-cell table:number-columns-repeated="1022"/>
        </table:table-row>
        <table:table-row table:style-name="ro1">
          <table:table-cell office:value-type="float" office:value="28169" calcext:value-type="float">
            <text:p>28169</text:p>
          </table:table-cell>
          <table:table-cell office:value-type="float" office:value="36802" calcext:value-type="float">
            <text:p>36802</text:p>
          </table:table-cell>
          <table:table-cell table:number-columns-repeated="1022"/>
        </table:table-row>
        <table:table-row table:style-name="ro1">
          <table:table-cell office:value-type="float" office:value="28248" calcext:value-type="float">
            <text:p>28248</text:p>
          </table:table-cell>
          <table:table-cell office:value-type="float" office:value="36803" calcext:value-type="float">
            <text:p>36803</text:p>
          </table:table-cell>
          <table:table-cell table:number-columns-repeated="1022"/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float" office:value="36804" calcext:value-type="float">
            <text:p>36804</text:p>
          </table:table-cell>
          <table:table-cell table:number-columns-repeated="1022"/>
        </table:table-row>
        <table:table-row table:style-name="ro1">
          <table:table-cell office:value-type="float" office:value="28966" calcext:value-type="float">
            <text:p>28966</text:p>
          </table:table-cell>
          <table:table-cell office:value-type="float" office:value="36805" calcext:value-type="float">
            <text:p>36805</text:p>
          </table:table-cell>
          <table:table-cell table:number-columns-repeated="1022"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36806" calcext:value-type="float">
            <text:p>36806</text:p>
          </table:table-cell>
          <table:table-cell table:number-columns-repeated="1022"/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float" office:value="36807" calcext:value-type="float">
            <text:p>36807</text:p>
          </table:table-cell>
          <table:table-cell table:number-columns-repeated="1022"/>
        </table:table-row>
        <table:table-row table:style-name="ro1">
          <table:table-cell office:value-type="float" office:value="30465" calcext:value-type="float">
            <text:p>30465</text:p>
          </table:table-cell>
          <table:table-cell office:value-type="float" office:value="36808" calcext:value-type="float">
            <text:p>36808</text:p>
          </table:table-cell>
          <table:table-cell table:number-columns-repeated="1022"/>
        </table:table-row>
        <table:table-row table:style-name="ro1">
          <table:table-cell office:value-type="float" office:value="30813" calcext:value-type="float">
            <text:p>30813</text:p>
          </table:table-cell>
          <table:table-cell office:value-type="float" office:value="36809" calcext:value-type="float">
            <text:p>36809</text:p>
          </table:table-cell>
          <table:table-cell table:number-columns-repeated="1022"/>
        </table:table-row>
        <table:table-row table:style-name="ro1">
          <table:table-cell office:value-type="float" office:value="30977" calcext:value-type="float">
            <text:p>30977</text:p>
          </table:table-cell>
          <table:table-cell office:value-type="float" office:value="36810" calcext:value-type="float">
            <text:p>36810</text:p>
          </table:table-cell>
          <table:table-cell table:number-columns-repeated="1022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36811" calcext:value-type="float">
            <text:p>36811</text:p>
          </table:table-cell>
          <table:table-cell table:number-columns-repeated="1022"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float" office:value="36812" calcext:value-type="float">
            <text:p>36812</text:p>
          </table:table-cell>
          <table:table-cell table:number-columns-repeated="1022"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float" office:value="36813" calcext:value-type="float">
            <text:p>36813</text:p>
          </table:table-cell>
          <table:table-cell table:number-columns-repeated="1022"/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float" office:value="36814" calcext:value-type="float">
            <text:p>36814</text:p>
          </table:table-cell>
          <table:table-cell table:number-columns-repeated="1022"/>
        </table:table-row>
        <table:table-row table:style-name="ro1">
          <table:table-cell office:value-type="float" office:value="31911" calcext:value-type="float">
            <text:p>31911</text:p>
          </table:table-cell>
          <table:table-cell office:value-type="float" office:value="36815" calcext:value-type="float">
            <text:p>36815</text:p>
          </table:table-cell>
          <table:table-cell table:number-columns-repeated="1022"/>
        </table:table-row>
        <table:table-row table:style-name="ro1">
          <table:table-cell office:value-type="float" office:value="32057" calcext:value-type="float">
            <text:p>32057</text:p>
          </table:table-cell>
          <table:table-cell office:value-type="float" office:value="36816" calcext:value-type="float">
            <text:p>36816</text:p>
          </table:table-cell>
          <table:table-cell table:number-columns-repeated="1022"/>
        </table:table-row>
        <table:table-row table:style-name="ro1">
          <table:table-cell office:value-type="float" office:value="32918" calcext:value-type="float">
            <text:p>32918</text:p>
          </table:table-cell>
          <table:table-cell office:value-type="float" office:value="36817" calcext:value-type="float">
            <text:p>36817</text:p>
          </table:table-cell>
          <table:table-cell table:number-columns-repeated="1022"/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36818" calcext:value-type="float">
            <text:p>36818</text:p>
          </table:table-cell>
          <table:table-cell table:number-columns-repeated="1022"/>
        </table:table-row>
        <table:table-row table:style-name="ro1">
          <table:table-cell office:value-type="float" office:value="33931" calcext:value-type="float">
            <text:p>33931</text:p>
          </table:table-cell>
          <table:table-cell office:value-type="float" office:value="36819" calcext:value-type="float">
            <text:p>36819</text:p>
          </table:table-cell>
          <table:table-cell table:number-columns-repeated="1022"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float" office:value="36820" calcext:value-type="float">
            <text:p>36820</text:p>
          </table:table-cell>
          <table:table-cell table:number-columns-repeated="1022"/>
        </table:table-row>
        <table:table-row table:style-name="ro1">
          <table:table-cell office:value-type="float" office:value="34909" calcext:value-type="float">
            <text:p>34909</text:p>
          </table:table-cell>
          <table:table-cell office:value-type="float" office:value="36821" calcext:value-type="float">
            <text:p>36821</text:p>
          </table:table-cell>
          <table:table-cell table:number-columns-repeated="1022"/>
        </table:table-row>
        <table:table-row table:style-name="ro1">
          <table:table-cell office:value-type="float" office:value="35059" calcext:value-type="float">
            <text:p>35059</text:p>
          </table:table-cell>
          <table:table-cell office:value-type="float" office:value="36822" calcext:value-type="float">
            <text:p>36822</text:p>
          </table:table-cell>
          <table:table-cell table:number-columns-repeated="1022"/>
        </table:table-row>
        <table:table-row table:style-name="ro1">
          <table:table-cell office:value-type="float" office:value="35359" calcext:value-type="float">
            <text:p>35359</text:p>
          </table:table-cell>
          <table:table-cell office:value-type="float" office:value="36823" calcext:value-type="float">
            <text:p>36823</text:p>
          </table:table-cell>
          <table:table-cell table:number-columns-repeated="1022"/>
        </table:table-row>
        <table:table-row table:style-name="ro1">
          <table:table-cell office:value-type="float" office:value="35388" calcext:value-type="float">
            <text:p>35388</text:p>
          </table:table-cell>
          <table:table-cell office:value-type="float" office:value="36824" calcext:value-type="float">
            <text:p>36824</text:p>
          </table:table-cell>
          <table:table-cell table:number-columns-repeated="1022"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float" office:value="36825" calcext:value-type="float">
            <text:p>36825</text:p>
          </table:table-cell>
          <table:table-cell table:number-columns-repeated="1022"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float" office:value="36826" calcext:value-type="float">
            <text:p>36826</text:p>
          </table:table-cell>
          <table:table-cell table:number-columns-repeated="1022"/>
        </table:table-row>
        <table:table-row table:style-name="ro1">
          <table:table-cell office:value-type="float" office:value="35937" calcext:value-type="float">
            <text:p>35937</text:p>
          </table:table-cell>
          <table:table-cell office:value-type="float" office:value="36827" calcext:value-type="float">
            <text:p>36827</text:p>
          </table:table-cell>
          <table:table-cell table:number-columns-repeated="1022"/>
        </table:table-row>
        <table:table-row table:style-name="ro1">
          <table:table-cell office:value-type="float" office:value="36062" calcext:value-type="float">
            <text:p>36062</text:p>
          </table:table-cell>
          <table:table-cell office:value-type="float" office:value="36828" calcext:value-type="float">
            <text:p>36828</text:p>
          </table:table-cell>
          <table:table-cell table:number-columns-repeated="1022"/>
        </table:table-row>
        <table:table-row table:style-name="ro1">
          <table:table-cell office:value-type="float" office:value="37284" calcext:value-type="float">
            <text:p>37284</text:p>
          </table:table-cell>
          <table:table-cell office:value-type="float" office:value="36829" calcext:value-type="float">
            <text:p>36829</text:p>
          </table:table-cell>
          <table:table-cell table:number-columns-repeated="1022"/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float" office:value="36830" calcext:value-type="float">
            <text:p>36830</text:p>
          </table:table-cell>
          <table:table-cell table:number-columns-repeated="1022"/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float" office:value="36831" calcext:value-type="float">
            <text:p>36831</text:p>
          </table:table-cell>
          <table:table-cell table:number-columns-repeated="1022"/>
        </table:table-row>
        <table:table-row table:style-name="ro1">
          <table:table-cell office:value-type="float" office:value="37912" calcext:value-type="float">
            <text:p>37912</text:p>
          </table:table-cell>
          <table:table-cell office:value-type="float" office:value="36832" calcext:value-type="float">
            <text:p>36832</text:p>
          </table:table-cell>
          <table:table-cell table:number-columns-repeated="1022"/>
        </table:table-row>
        <table:table-row table:style-name="ro1">
          <table:table-cell office:value-type="float" office:value="38556" calcext:value-type="float">
            <text:p>38556</text:p>
          </table:table-cell>
          <table:table-cell office:value-type="float" office:value="36833" calcext:value-type="float">
            <text:p>36833</text:p>
          </table:table-cell>
          <table:table-cell table:number-columns-repeated="1022"/>
        </table:table-row>
        <table:table-row table:style-name="ro1">
          <table:table-cell office:value-type="float" office:value="38808" calcext:value-type="float">
            <text:p>38808</text:p>
          </table:table-cell>
          <table:table-cell office:value-type="float" office:value="36834" calcext:value-type="float">
            <text:p>36834</text:p>
          </table:table-cell>
          <table:table-cell table:number-columns-repeated="1022"/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36835" calcext:value-type="float">
            <text:p>36835</text:p>
          </table:table-cell>
          <table:table-cell table:number-columns-repeated="1022"/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float" office:value="36836" calcext:value-type="float">
            <text:p>36836</text:p>
          </table:table-cell>
          <table:table-cell table:number-columns-repeated="1022"/>
        </table:table-row>
        <table:table-row table:style-name="ro1">
          <table:table-cell office:value-type="float" office:value="19998" calcext:value-type="float">
            <text:p>19998</text:p>
          </table:table-cell>
          <table:table-cell office:value-type="float" office:value="36837" calcext:value-type="float">
            <text:p>36837</text:p>
          </table:table-cell>
          <table:table-cell table:number-columns-repeated="1022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float" office:value="36838" calcext:value-type="float">
            <text:p>36838</text:p>
          </table:table-cell>
          <table:table-cell table:number-columns-repeated="1022"/>
        </table:table-row>
        <table:table-row table:style-name="ro1">
          <table:table-cell office:value-type="float" office:value="20887" calcext:value-type="float">
            <text:p>20887</text:p>
          </table:table-cell>
          <table:table-cell office:value-type="float" office:value="36839" calcext:value-type="float">
            <text:p>36839</text:p>
          </table:table-cell>
          <table:table-cell table:number-columns-repeated="1022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float" office:value="36840" calcext:value-type="float">
            <text:p>36840</text:p>
          </table:table-cell>
          <table:table-cell table:number-columns-repeated="1022"/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float" office:value="36841" calcext:value-type="float">
            <text:p>36841</text:p>
          </table:table-cell>
          <table:table-cell table:number-columns-repeated="1022"/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36842" calcext:value-type="float">
            <text:p>36842</text:p>
          </table:table-cell>
          <table:table-cell table:number-columns-repeated="1022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float" office:value="36843" calcext:value-type="float">
            <text:p>36843</text:p>
          </table:table-cell>
          <table:table-cell table:number-columns-repeated="1022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36844" calcext:value-type="float">
            <text:p>36844</text:p>
          </table:table-cell>
          <table:table-cell table:number-columns-repeated="1022"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36845" calcext:value-type="float">
            <text:p>36845</text:p>
          </table:table-cell>
          <table:table-cell table:number-columns-repeated="1022"/>
        </table:table-row>
        <table:table-row table:style-name="ro1">
          <table:table-cell office:value-type="float" office:value="24773" calcext:value-type="float">
            <text:p>24773</text:p>
          </table:table-cell>
          <table:table-cell office:value-type="float" office:value="36846" calcext:value-type="float">
            <text:p>36846</text:p>
          </table:table-cell>
          <table:table-cell table:number-columns-repeated="1022"/>
        </table:table-row>
        <table:table-row table:style-name="ro1">
          <table:table-cell office:value-type="float" office:value="25854" calcext:value-type="float">
            <text:p>25854</text:p>
          </table:table-cell>
          <table:table-cell office:value-type="float" office:value="36847" calcext:value-type="float">
            <text:p>36847</text:p>
          </table:table-cell>
          <table:table-cell table:number-columns-repeated="1022"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float" office:value="36848" calcext:value-type="float">
            <text:p>36848</text:p>
          </table:table-cell>
          <table:table-cell table:number-columns-repeated="1022"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float" office:value="36849" calcext:value-type="float">
            <text:p>36849</text:p>
          </table:table-cell>
          <table:table-cell table:number-columns-repeated="1022"/>
        </table:table-row>
        <table:table-row table:style-name="ro1">
          <table:table-cell office:value-type="float" office:value="27972" calcext:value-type="float">
            <text:p>27972</text:p>
          </table:table-cell>
          <table:table-cell office:value-type="float" office:value="36850" calcext:value-type="float">
            <text:p>36850</text:p>
          </table:table-cell>
          <table:table-cell table:number-columns-repeated="1022"/>
        </table:table-row>
        <table:table-row table:style-name="ro1">
          <table:table-cell office:value-type="float" office:value="29366" calcext:value-type="float">
            <text:p>29366</text:p>
          </table:table-cell>
          <table:table-cell office:value-type="float" office:value="36851" calcext:value-type="float">
            <text:p>36851</text:p>
          </table:table-cell>
          <table:table-cell table:number-columns-repeated="1022"/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float" office:value="36852" calcext:value-type="float">
            <text:p>36852</text:p>
          </table:table-cell>
          <table:table-cell table:number-columns-repeated="1022"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float" office:value="36853" calcext:value-type="float">
            <text:p>36853</text:p>
          </table:table-cell>
          <table:table-cell table:number-columns-repeated="1022"/>
        </table:table-row>
        <table:table-row table:style-name="ro1">
          <table:table-cell office:value-type="float" office:value="33976" calcext:value-type="float">
            <text:p>33976</text:p>
          </table:table-cell>
          <table:table-cell office:value-type="float" office:value="36854" calcext:value-type="float">
            <text:p>36854</text:p>
          </table:table-cell>
          <table:table-cell table:number-columns-repeated="1022"/>
        </table:table-row>
        <table:table-row table:style-name="ro1">
          <table:table-cell office:value-type="float" office:value="35698" calcext:value-type="float">
            <text:p>35698</text:p>
          </table:table-cell>
          <table:table-cell office:value-type="float" office:value="36855" calcext:value-type="float">
            <text:p>36855</text:p>
          </table:table-cell>
          <table:table-cell table:number-columns-repeated="1022"/>
        </table:table-row>
        <table:table-row table:style-name="ro1">
          <table:table-cell office:value-type="float" office:value="37304" calcext:value-type="float">
            <text:p>37304</text:p>
          </table:table-cell>
          <table:table-cell office:value-type="float" office:value="36856" calcext:value-type="float">
            <text:p>36856</text:p>
          </table:table-cell>
          <table:table-cell table:number-columns-repeated="1022"/>
        </table:table-row>
        <table:table-row table:style-name="ro1">
          <table:table-cell office:value-type="float" office:value="37664" calcext:value-type="float">
            <text:p>37664</text:p>
          </table:table-cell>
          <table:table-cell office:value-type="float" office:value="36857" calcext:value-type="float">
            <text:p>36857</text:p>
          </table:table-cell>
          <table:table-cell table:number-columns-repeated="1022"/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float" office:value="36858" calcext:value-type="float">
            <text:p>36858</text:p>
          </table:table-cell>
          <table:table-cell table:number-columns-repeated="1022"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float" office:value="36859" calcext:value-type="float">
            <text:p>36859</text:p>
          </table:table-cell>
          <table:table-cell table:number-columns-repeated="1022"/>
        </table:table-row>
        <table:table-row table:style-name="ro1">
          <table:table-cell office:value-type="float" office:value="39166" calcext:value-type="float">
            <text:p>39166</text:p>
          </table:table-cell>
          <table:table-cell office:value-type="float" office:value="36860" calcext:value-type="float">
            <text:p>36860</text:p>
          </table:table-cell>
          <table:table-cell table:number-columns-repeated="1022"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36928" calcext:value-type="float">
            <text:p>36928</text:p>
          </table:table-cell>
          <table:table-cell table:number-columns-repeated="1022"/>
        </table:table-row>
        <table:table-row table:style-name="ro1">
          <table:table-cell office:value-type="float" office:value="26893" calcext:value-type="float">
            <text:p>26893</text:p>
          </table:table-cell>
          <table:table-cell office:value-type="float" office:value="36929" calcext:value-type="float">
            <text:p>36929</text:p>
          </table:table-cell>
          <table:table-cell table:number-columns-repeated="102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36930" calcext:value-type="float">
            <text:p>36930</text:p>
          </table:table-cell>
          <table:table-cell table:number-columns-repeated="1022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float" office:value="36931" calcext:value-type="float">
            <text:p>36931</text:p>
          </table:table-cell>
          <table:table-cell table:number-columns-repeated="1022"/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36932" calcext:value-type="float">
            <text:p>36932</text:p>
          </table:table-cell>
          <table:table-cell table:number-columns-repeated="1022"/>
        </table:table-row>
        <table:table-row table:style-name="ro1">
          <table:table-cell office:value-type="float" office:value="32887" calcext:value-type="float">
            <text:p>32887</text:p>
          </table:table-cell>
          <table:table-cell office:value-type="float" office:value="36933" calcext:value-type="float">
            <text:p>36933</text:p>
          </table:table-cell>
          <table:table-cell table:number-columns-repeated="1022"/>
        </table:table-row>
        <table:table-row table:style-name="ro1">
          <table:table-cell office:value-type="float" office:value="33394" calcext:value-type="float">
            <text:p>33394</text:p>
          </table:table-cell>
          <table:table-cell office:value-type="float" office:value="36934" calcext:value-type="float">
            <text:p>36934</text:p>
          </table:table-cell>
          <table:table-cell table:number-columns-repeated="1022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36935" calcext:value-type="float">
            <text:p>36935</text:p>
          </table:table-cell>
          <table:table-cell table:number-columns-repeated="1022"/>
        </table:table-row>
        <table:table-row table:style-name="ro1">
          <table:table-cell office:value-type="float" office:value="39135" calcext:value-type="float">
            <text:p>39135</text:p>
          </table:table-cell>
          <table:table-cell office:value-type="float" office:value="36936" calcext:value-type="float">
            <text:p>36936</text:p>
          </table:table-cell>
          <table:table-cell table:number-columns-repeated="1022"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float" office:value="36937" calcext:value-type="float">
            <text:p>36937</text:p>
          </table:table-cell>
          <table:table-cell table:number-columns-repeated="1022"/>
        </table:table-row>
        <table:table-row table:style-name="ro1">
          <table:table-cell office:value-type="float" office:value="36785" calcext:value-type="float">
            <text:p>36785</text:p>
          </table:table-cell>
          <table:table-cell office:value-type="float" office:value="36938" calcext:value-type="float">
            <text:p>36938</text:p>
          </table:table-cell>
          <table:table-cell table:number-columns-repeated="1022"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float" office:value="36939" calcext:value-type="float">
            <text:p>36939</text:p>
          </table:table-cell>
          <table:table-cell table:number-columns-repeated="1022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36940" calcext:value-type="float">
            <text:p>36940</text:p>
          </table:table-cell>
          <table:table-cell table:number-columns-repeated="1022"/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36941" calcext:value-type="float">
            <text:p>36941</text:p>
          </table:table-cell>
          <table:table-cell table:number-columns-repeated="1022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float" office:value="36942" calcext:value-type="float">
            <text:p>36942</text:p>
          </table:table-cell>
          <table:table-cell table:number-columns-repeated="1022"/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float" office:value="36943" calcext:value-type="float">
            <text:p>36943</text:p>
          </table:table-cell>
          <table:table-cell table:number-columns-repeated="1022"/>
        </table:table-row>
        <table:table-row table:style-name="ro1">
          <table:table-cell office:value-type="float" office:value="23072" calcext:value-type="float">
            <text:p>23072</text:p>
          </table:table-cell>
          <table:table-cell office:value-type="float" office:value="36944" calcext:value-type="float">
            <text:p>36944</text:p>
          </table:table-cell>
          <table:table-cell table:number-columns-repeated="1022"/>
        </table:table-row>
        <table:table-row table:style-name="ro1">
          <table:table-cell office:value-type="float" office:value="23517" calcext:value-type="float">
            <text:p>23517</text:p>
          </table:table-cell>
          <table:table-cell office:value-type="float" office:value="36945" calcext:value-type="float">
            <text:p>36945</text:p>
          </table:table-cell>
          <table:table-cell table:number-columns-repeated="1022"/>
        </table:table-row>
        <table:table-row table:style-name="ro1">
          <table:table-cell office:value-type="float" office:value="23529" calcext:value-type="float">
            <text:p>23529</text:p>
          </table:table-cell>
          <table:table-cell office:value-type="float" office:value="36946" calcext:value-type="float">
            <text:p>36946</text:p>
          </table:table-cell>
          <table:table-cell table:number-columns-repeated="1022"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float" office:value="36947" calcext:value-type="float">
            <text:p>36947</text:p>
          </table:table-cell>
          <table:table-cell table:number-columns-repeated="1022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36948" calcext:value-type="float">
            <text:p>36948</text:p>
          </table:table-cell>
          <table:table-cell table:number-columns-repeated="1022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float" office:value="36949" calcext:value-type="float">
            <text:p>36949</text:p>
          </table:table-cell>
          <table:table-cell table:number-columns-repeated="1022"/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float" office:value="36950" calcext:value-type="float">
            <text:p>36950</text:p>
          </table:table-cell>
          <table:table-cell table:number-columns-repeated="1022"/>
        </table:table-row>
        <table:table-row table:style-name="ro1">
          <table:table-cell office:value-type="float" office:value="26187" calcext:value-type="float">
            <text:p>26187</text:p>
          </table:table-cell>
          <table:table-cell office:value-type="float" office:value="36951" calcext:value-type="float">
            <text:p>36951</text:p>
          </table:table-cell>
          <table:table-cell table:number-columns-repeated="1022"/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36952" calcext:value-type="float">
            <text:p>36952</text:p>
          </table:table-cell>
          <table:table-cell table:number-columns-repeated="1022"/>
        </table:table-row>
        <table:table-row table:style-name="ro1">
          <table:table-cell office:value-type="float" office:value="27035" calcext:value-type="float">
            <text:p>27035</text:p>
          </table:table-cell>
          <table:table-cell office:value-type="float" office:value="36953" calcext:value-type="float">
            <text:p>36953</text:p>
          </table:table-cell>
          <table:table-cell table:number-columns-repeated="1022"/>
        </table:table-row>
        <table:table-row table:style-name="ro1">
          <table:table-cell office:value-type="float" office:value="28024" calcext:value-type="float">
            <text:p>28024</text:p>
          </table:table-cell>
          <table:table-cell office:value-type="float" office:value="36954" calcext:value-type="float">
            <text:p>36954</text:p>
          </table:table-cell>
          <table:table-cell table:number-columns-repeated="1022"/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float" office:value="36955" calcext:value-type="float">
            <text:p>36955</text:p>
          </table:table-cell>
          <table:table-cell table:number-columns-repeated="1022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float" office:value="36956" calcext:value-type="float">
            <text:p>36956</text:p>
          </table:table-cell>
          <table:table-cell table:number-columns-repeated="1022"/>
        </table:table-row>
        <table:table-row table:style-name="ro1">
          <table:table-cell office:value-type="float" office:value="30137" calcext:value-type="float">
            <text:p>30137</text:p>
          </table:table-cell>
          <table:table-cell office:value-type="float" office:value="36957" calcext:value-type="float">
            <text:p>36957</text:p>
          </table:table-cell>
          <table:table-cell table:number-columns-repeated="1022"/>
        </table:table-row>
        <table:table-row table:style-name="ro1">
          <table:table-cell office:value-type="float" office:value="30495" calcext:value-type="float">
            <text:p>30495</text:p>
          </table:table-cell>
          <table:table-cell office:value-type="float" office:value="36958" calcext:value-type="float">
            <text:p>36958</text:p>
          </table:table-cell>
          <table:table-cell table:number-columns-repeated="1022"/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36959" calcext:value-type="float">
            <text:p>36959</text:p>
          </table:table-cell>
          <table:table-cell table:number-columns-repeated="1022"/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float" office:value="36960" calcext:value-type="float">
            <text:p>36960</text:p>
          </table:table-cell>
          <table:table-cell table:number-columns-repeated="1022"/>
        </table:table-row>
        <table:table-row table:style-name="ro1">
          <table:table-cell office:value-type="float" office:value="32051" calcext:value-type="float">
            <text:p>32051</text:p>
          </table:table-cell>
          <table:table-cell office:value-type="float" office:value="36961" calcext:value-type="float">
            <text:p>36961</text:p>
          </table:table-cell>
          <table:table-cell table:number-columns-repeated="1022"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float" office:value="36962" calcext:value-type="float">
            <text:p>36962</text:p>
          </table:table-cell>
          <table:table-cell table:number-columns-repeated="1022"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float" office:value="36963" calcext:value-type="float">
            <text:p>36963</text:p>
          </table:table-cell>
          <table:table-cell table:number-columns-repeated="1022"/>
        </table:table-row>
        <table:table-row table:style-name="ro1">
          <table:table-cell office:value-type="float" office:value="34218" calcext:value-type="float">
            <text:p>34218</text:p>
          </table:table-cell>
          <table:table-cell office:value-type="float" office:value="36964" calcext:value-type="float">
            <text:p>36964</text:p>
          </table:table-cell>
          <table:table-cell table:number-columns-repeated="1022"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float" office:value="36965" calcext:value-type="float">
            <text:p>36965</text:p>
          </table:table-cell>
          <table:table-cell table:number-columns-repeated="1022"/>
        </table:table-row>
        <table:table-row table:style-name="ro1">
          <table:table-cell office:value-type="float" office:value="35386" calcext:value-type="float">
            <text:p>35386</text:p>
          </table:table-cell>
          <table:table-cell office:value-type="float" office:value="36966" calcext:value-type="float">
            <text:p>36966</text:p>
          </table:table-cell>
          <table:table-cell table:number-columns-repeated="1022"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float" office:value="36967" calcext:value-type="float">
            <text:p>36967</text:p>
          </table:table-cell>
          <table:table-cell table:number-columns-repeated="1022"/>
        </table:table-row>
        <table:table-row table:style-name="ro1">
          <table:table-cell office:value-type="float" office:value="36763" calcext:value-type="float">
            <text:p>36763</text:p>
          </table:table-cell>
          <table:table-cell office:value-type="float" office:value="36968" calcext:value-type="float">
            <text:p>36968</text:p>
          </table:table-cell>
          <table:table-cell table:number-columns-repeated="1022"/>
        </table:table-row>
        <table:table-row table:style-name="ro1">
          <table:table-cell office:value-type="float" office:value="36914" calcext:value-type="float">
            <text:p>36914</text:p>
          </table:table-cell>
          <table:table-cell office:value-type="float" office:value="36969" calcext:value-type="float">
            <text:p>36969</text:p>
          </table:table-cell>
          <table:table-cell table:number-columns-repeated="1022"/>
        </table:table-row>
        <table:table-row table:style-name="ro1">
          <table:table-cell office:value-type="float" office:value="37341" calcext:value-type="float">
            <text:p>37341</text:p>
          </table:table-cell>
          <table:table-cell office:value-type="float" office:value="36970" calcext:value-type="float">
            <text:p>36970</text:p>
          </table:table-cell>
          <table:table-cell table:number-columns-repeated="1022"/>
        </table:table-row>
        <table:table-row table:style-name="ro1">
          <table:table-cell office:value-type="float" office:value="38663" calcext:value-type="float">
            <text:p>38663</text:p>
          </table:table-cell>
          <table:table-cell office:value-type="float" office:value="36971" calcext:value-type="float">
            <text:p>36971</text:p>
          </table:table-cell>
          <table:table-cell table:number-columns-repeated="1022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float" office:value="36972" calcext:value-type="float">
            <text:p>36972</text:p>
          </table:table-cell>
          <table:table-cell table:number-columns-repeated="1022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float" office:value="36973" calcext:value-type="float">
            <text:p>36973</text:p>
          </table:table-cell>
          <table:table-cell table:number-columns-repeated="1022"/>
        </table:table-row>
        <table:table-row table:style-name="ro1">
          <table:table-cell office:value-type="float" office:value="20995" calcext:value-type="float">
            <text:p>20995</text:p>
          </table:table-cell>
          <table:table-cell office:value-type="float" office:value="36974" calcext:value-type="float">
            <text:p>36974</text:p>
          </table:table-cell>
          <table:table-cell table:number-columns-repeated="1022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float" office:value="36975" calcext:value-type="float">
            <text:p>36975</text:p>
          </table:table-cell>
          <table:table-cell table:number-columns-repeated="1022"/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float" office:value="36976" calcext:value-type="float">
            <text:p>36976</text:p>
          </table:table-cell>
          <table:table-cell table:number-columns-repeated="1022"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float" office:value="36977" calcext:value-type="float">
            <text:p>36977</text:p>
          </table:table-cell>
          <table:table-cell table:number-columns-repeated="1022"/>
        </table:table-row>
        <table:table-row table:style-name="ro1">
          <table:table-cell office:value-type="float" office:value="29978" calcext:value-type="float">
            <text:p>29978</text:p>
          </table:table-cell>
          <table:table-cell office:value-type="float" office:value="36978" calcext:value-type="float">
            <text:p>36978</text:p>
          </table:table-cell>
          <table:table-cell table:number-columns-repeated="1022"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float" office:value="36979" calcext:value-type="float">
            <text:p>36979</text:p>
          </table:table-cell>
          <table:table-cell table:number-columns-repeated="1022"/>
        </table:table-row>
        <table:table-row table:style-name="ro1">
          <table:table-cell office:value-type="float" office:value="33102" calcext:value-type="float">
            <text:p>33102</text:p>
          </table:table-cell>
          <table:table-cell office:value-type="float" office:value="36980" calcext:value-type="float">
            <text:p>36980</text:p>
          </table:table-cell>
          <table:table-cell table:number-columns-repeated="1022"/>
        </table:table-row>
        <table:table-row table:style-name="ro1">
          <table:table-cell office:value-type="float" office:value="35338" calcext:value-type="float">
            <text:p>35338</text:p>
          </table:table-cell>
          <table:table-cell office:value-type="float" office:value="36981" calcext:value-type="float">
            <text:p>36981</text:p>
          </table:table-cell>
          <table:table-cell table:number-columns-repeated="1022"/>
        </table:table-row>
        <table:table-row table:style-name="ro1">
          <table:table-cell office:value-type="float" office:value="36805" calcext:value-type="float">
            <text:p>36805</text:p>
          </table:table-cell>
          <table:table-cell office:value-type="float" office:value="36982" calcext:value-type="float">
            <text:p>36982</text:p>
          </table:table-cell>
          <table:table-cell table:number-columns-repeated="1022"/>
        </table:table-row>
        <table:table-row table:style-name="ro1">
          <table:table-cell office:value-type="float" office:value="38499" calcext:value-type="float">
            <text:p>38499</text:p>
          </table:table-cell>
          <table:table-cell office:value-type="float" office:value="36983" calcext:value-type="float">
            <text:p>36983</text:p>
          </table:table-cell>
          <table:table-cell table:number-columns-repeated="1022"/>
        </table:table-row>
        <table:table-row table:style-name="ro1">
          <table:table-cell office:value-type="float" office:value="38765" calcext:value-type="float">
            <text:p>38765</text:p>
          </table:table-cell>
          <table:table-cell office:value-type="float" office:value="36984" calcext:value-type="float">
            <text:p>36984</text:p>
          </table:table-cell>
          <table:table-cell table:number-columns-repeated="1022"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float" office:value="36985" calcext:value-type="float">
            <text:p>36985</text:p>
          </table:table-cell>
          <table:table-cell table:number-columns-repeated="1022"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float" office:value="36986" calcext:value-type="float">
            <text:p>36986</text:p>
          </table:table-cell>
          <table:table-cell table:number-columns-repeated="1022"/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36987" calcext:value-type="float">
            <text:p>36987</text:p>
          </table:table-cell>
          <table:table-cell table:number-columns-repeated="1022"/>
        </table:table-row>
        <table:table-row table:style-name="ro1">
          <table:table-cell office:value-type="float" office:value="37218" calcext:value-type="float">
            <text:p>37218</text:p>
          </table:table-cell>
          <table:table-cell office:value-type="float" office:value="36988" calcext:value-type="float">
            <text:p>36988</text:p>
          </table:table-cell>
          <table:table-cell table:number-columns-repeated="1022"/>
        </table:table-row>
        <table:table-row table:style-name="ro1">
          <table:table-cell office:value-type="float" office:value="22259" calcext:value-type="float">
            <text:p>22259</text:p>
          </table:table-cell>
          <table:table-cell office:value-type="float" office:value="36989" calcext:value-type="float">
            <text:p>36989</text:p>
          </table:table-cell>
          <table:table-cell table:number-columns-repeated="1022"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float" office:value="36990" calcext:value-type="float">
            <text:p>36990</text:p>
          </table:table-cell>
          <table:table-cell table:number-columns-repeated="1022"/>
        </table:table-row>
        <table:table-row table:style-name="ro1">
          <table:table-cell office:value-type="float" office:value="36887" calcext:value-type="float">
            <text:p>36887</text:p>
          </table:table-cell>
          <table:table-cell office:value-type="float" office:value="36992" calcext:value-type="float">
            <text:p>36992</text:p>
          </table:table-cell>
          <table:table-cell table:number-columns-repeated="1022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float" office:value="36993" calcext:value-type="float">
            <text:p>36993</text:p>
          </table:table-cell>
          <table:table-cell table:number-columns-repeated="1022"/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36994" calcext:value-type="float">
            <text:p>36994</text:p>
          </table:table-cell>
          <table:table-cell table:number-columns-repeated="1022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36995" calcext:value-type="float">
            <text:p>36995</text:p>
          </table:table-cell>
          <table:table-cell table:number-columns-repeated="1022"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float" office:value="36996" calcext:value-type="float">
            <text:p>36996</text:p>
          </table:table-cell>
          <table:table-cell table:number-columns-repeated="1022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36997" calcext:value-type="float">
            <text:p>36997</text:p>
          </table:table-cell>
          <table:table-cell table:number-columns-repeated="1022"/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36998" calcext:value-type="float">
            <text:p>36998</text:p>
          </table:table-cell>
          <table:table-cell table:number-columns-repeated="1022"/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float" office:value="36999" calcext:value-type="float">
            <text:p>36999</text:p>
          </table:table-cell>
          <table:table-cell table:number-columns-repeated="1022"/>
        </table:table-row>
        <table:table-row table:style-name="ro1">
          <table:table-cell office:value-type="float" office:value="31883" calcext:value-type="float">
            <text:p>31883</text:p>
          </table:table-cell>
          <table:table-cell office:value-type="float" office:value="37000" calcext:value-type="float">
            <text:p>37000</text:p>
          </table:table-cell>
          <table:table-cell table:number-columns-repeated="1022"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float" office:value="37001" calcext:value-type="float">
            <text:p>37001</text:p>
          </table:table-cell>
          <table:table-cell table:number-columns-repeated="1022"/>
        </table:table-row>
        <table:table-row table:style-name="ro1">
          <table:table-cell office:value-type="float" office:value="34928" calcext:value-type="float">
            <text:p>34928</text:p>
          </table:table-cell>
          <table:table-cell office:value-type="float" office:value="37002" calcext:value-type="float">
            <text:p>37002</text:p>
          </table:table-cell>
          <table:table-cell table:number-columns-repeated="1022"/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37003" calcext:value-type="float">
            <text:p>37003</text:p>
          </table:table-cell>
          <table:table-cell table:number-columns-repeated="1022"/>
        </table:table-row>
        <table:table-row table:style-name="ro1">
          <table:table-cell office:value-type="float" office:value="37204" calcext:value-type="float">
            <text:p>37204</text:p>
          </table:table-cell>
          <table:table-cell office:value-type="float" office:value="37004" calcext:value-type="float">
            <text:p>37004</text:p>
          </table:table-cell>
          <table:table-cell table:number-columns-repeated="1022"/>
        </table:table-row>
        <table:table-row table:style-name="ro1">
          <table:table-cell office:value-type="float" office:value="37648" calcext:value-type="float">
            <text:p>37648</text:p>
          </table:table-cell>
          <table:table-cell office:value-type="float" office:value="37005" calcext:value-type="float">
            <text:p>37005</text:p>
          </table:table-cell>
          <table:table-cell table:number-columns-repeated="1022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37006" calcext:value-type="float">
            <text:p>37006</text:p>
          </table:table-cell>
          <table:table-cell table:number-columns-repeated="1022"/>
        </table:table-row>
        <table:table-row table:style-name="ro1">
          <table:table-cell office:value-type="float" office:value="38543" calcext:value-type="float">
            <text:p>38543</text:p>
          </table:table-cell>
          <table:table-cell office:value-type="float" office:value="37007" calcext:value-type="float">
            <text:p>37007</text:p>
          </table:table-cell>
          <table:table-cell table:number-columns-repeated="1022"/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float" office:value="37008" calcext:value-type="float">
            <text:p>37008</text:p>
          </table:table-cell>
          <table:table-cell table:number-columns-repeated="1022"/>
        </table:table-row>
        <table:table-row table:style-name="ro1">
          <table:table-cell office:value-type="float" office:value="39620" calcext:value-type="float">
            <text:p>39620</text:p>
          </table:table-cell>
          <table:table-cell office:value-type="float" office:value="37009" calcext:value-type="float">
            <text:p>37009</text:p>
          </table:table-cell>
          <table:table-cell table:number-columns-repeated="1022"/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float" office:value="37010" calcext:value-type="float">
            <text:p>37010</text:p>
          </table:table-cell>
          <table:table-cell table:number-columns-repeated="1022"/>
        </table:table-row>
        <table:table-row table:style-name="ro1">
          <table:table-cell office:value-type="float" office:value="23913" calcext:value-type="float">
            <text:p>23913</text:p>
          </table:table-cell>
          <table:table-cell office:value-type="float" office:value="37011" calcext:value-type="float">
            <text:p>37011</text:p>
          </table:table-cell>
          <table:table-cell table:number-columns-repeated="1022"/>
        </table:table-row>
        <table:table-row table:style-name="ro1">
          <table:table-cell office:value-type="float" office:value="25968" calcext:value-type="float">
            <text:p>25968</text:p>
          </table:table-cell>
          <table:table-cell office:value-type="float" office:value="37012" calcext:value-type="float">
            <text:p>37012</text:p>
          </table:table-cell>
          <table:table-cell table:number-columns-repeated="1022"/>
        </table:table-row>
        <table:table-row table:style-name="ro1">
          <table:table-cell office:value-type="float" office:value="26530" calcext:value-type="float">
            <text:p>26530</text:p>
          </table:table-cell>
          <table:table-cell office:value-type="float" office:value="37013" calcext:value-type="float">
            <text:p>37013</text:p>
          </table:table-cell>
          <table:table-cell table:number-columns-repeated="1022"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float" office:value="37014" calcext:value-type="float">
            <text:p>37014</text:p>
          </table:table-cell>
          <table:table-cell table:number-columns-repeated="1022"/>
        </table:table-row>
        <table:table-row table:style-name="ro1">
          <table:table-cell office:value-type="float" office:value="38619" calcext:value-type="float">
            <text:p>38619</text:p>
          </table:table-cell>
          <table:table-cell office:value-type="float" office:value="37015" calcext:value-type="float">
            <text:p>37015</text:p>
          </table:table-cell>
          <table:table-cell table:number-columns-repeated="1022"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float" office:value="37016" calcext:value-type="float">
            <text:p>37016</text:p>
          </table:table-cell>
          <table:table-cell table:number-columns-repeated="1022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float" office:value="37017" calcext:value-type="float">
            <text:p>37017</text:p>
          </table:table-cell>
          <table:table-cell table:number-columns-repeated="1022"/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float" office:value="37018" calcext:value-type="float">
            <text:p>37018</text:p>
          </table:table-cell>
          <table:table-cell table:number-columns-repeated="1022"/>
        </table:table-row>
        <table:table-row table:style-name="ro1">
          <table:table-cell office:value-type="float" office:value="33733" calcext:value-type="float">
            <text:p>33733</text:p>
          </table:table-cell>
          <table:table-cell office:value-type="float" office:value="37019" calcext:value-type="float">
            <text:p>37019</text:p>
          </table:table-cell>
          <table:table-cell table:number-columns-repeated="1022"/>
        </table:table-row>
        <table:table-row table:style-name="ro1">
          <table:table-cell office:value-type="float" office:value="38935" calcext:value-type="float">
            <text:p>38935</text:p>
          </table:table-cell>
          <table:table-cell office:value-type="float" office:value="37020" calcext:value-type="float">
            <text:p>37020</text:p>
          </table:table-cell>
          <table:table-cell table:number-columns-repeated="1022"/>
        </table:table-row>
        <table:table-row table:style-name="ro1">
          <table:table-cell office:value-type="float" office:value="38592" calcext:value-type="float">
            <text:p>38592</text:p>
          </table:table-cell>
          <table:table-cell office:value-type="float" office:value="37021" calcext:value-type="float">
            <text:p>37021</text:p>
          </table:table-cell>
          <table:table-cell table:number-columns-repeated="1022"/>
        </table:table-row>
        <table:table-row table:style-name="ro1">
          <table:table-cell office:value-type="float" office:value="35070" calcext:value-type="float">
            <text:p>35070</text:p>
          </table:table-cell>
          <table:table-cell office:value-type="float" office:value="37022" calcext:value-type="float">
            <text:p>37022</text:p>
          </table:table-cell>
          <table:table-cell table:number-columns-repeated="1022"/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37023" calcext:value-type="float">
            <text:p>37023</text:p>
          </table:table-cell>
          <table:table-cell table:number-columns-repeated="1022"/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float" office:value="37024" calcext:value-type="float">
            <text:p>37024</text:p>
          </table:table-cell>
          <table:table-cell table:number-columns-repeated="1022"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float" office:value="37025" calcext:value-type="float">
            <text:p>37025</text:p>
          </table:table-cell>
          <table:table-cell table:number-columns-repeated="1022"/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37026" calcext:value-type="float">
            <text:p>37026</text:p>
          </table:table-cell>
          <table:table-cell table:number-columns-repeated="1022"/>
        </table:table-row>
        <table:table-row table:style-name="ro1">
          <table:table-cell office:value-type="float" office:value="28716" calcext:value-type="float">
            <text:p>28716</text:p>
          </table:table-cell>
          <table:table-cell office:value-type="float" office:value="37027" calcext:value-type="float">
            <text:p>37027</text:p>
          </table:table-cell>
          <table:table-cell table:number-columns-repeated="1022"/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float" office:value="37028" calcext:value-type="float">
            <text:p>37028</text:p>
          </table:table-cell>
          <table:table-cell table:number-columns-repeated="1022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37029" calcext:value-type="float">
            <text:p>37029</text:p>
          </table:table-cell>
          <table:table-cell table:number-columns-repeated="1022"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float" office:value="37030" calcext:value-type="float">
            <text:p>37030</text:p>
          </table:table-cell>
          <table:table-cell table:number-columns-repeated="1022"/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float" office:value="37031" calcext:value-type="float">
            <text:p>37031</text:p>
          </table:table-cell>
          <table:table-cell table:number-columns-repeated="1022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float" office:value="37032" calcext:value-type="float">
            <text:p>37032</text:p>
          </table:table-cell>
          <table:table-cell table:number-columns-repeated="1022"/>
        </table:table-row>
        <table:table-row table:style-name="ro1">
          <table:table-cell office:value-type="float" office:value="22995" calcext:value-type="float">
            <text:p>22995</text:p>
          </table:table-cell>
          <table:table-cell office:value-type="float" office:value="37033" calcext:value-type="float">
            <text:p>37033</text:p>
          </table:table-cell>
          <table:table-cell table:number-columns-repeated="1022"/>
        </table:table-row>
        <table:table-row table:style-name="ro1">
          <table:table-cell office:value-type="float" office:value="24449" calcext:value-type="float">
            <text:p>24449</text:p>
          </table:table-cell>
          <table:table-cell office:value-type="float" office:value="37034" calcext:value-type="float">
            <text:p>37034</text:p>
          </table:table-cell>
          <table:table-cell table:number-columns-repeated="1022"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float" office:value="37035" calcext:value-type="float">
            <text:p>37035</text:p>
          </table:table-cell>
          <table:table-cell table:number-columns-repeated="1022"/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37036" calcext:value-type="float">
            <text:p>37036</text:p>
          </table:table-cell>
          <table:table-cell table:number-columns-repeated="1022"/>
        </table:table-row>
        <table:table-row table:style-name="ro1">
          <table:table-cell office:value-type="float" office:value="25919" calcext:value-type="float">
            <text:p>25919</text:p>
          </table:table-cell>
          <table:table-cell office:value-type="float" office:value="37037" calcext:value-type="float">
            <text:p>37037</text:p>
          </table:table-cell>
          <table:table-cell table:number-columns-repeated="1022"/>
        </table:table-row>
        <table:table-row table:style-name="ro1">
          <table:table-cell office:value-type="float" office:value="25972" calcext:value-type="float">
            <text:p>25972</text:p>
          </table:table-cell>
          <table:table-cell office:value-type="float" office:value="37038" calcext:value-type="float">
            <text:p>37038</text:p>
          </table:table-cell>
          <table:table-cell table:number-columns-repeated="1022"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float" office:value="37039" calcext:value-type="float">
            <text:p>37039</text:p>
          </table:table-cell>
          <table:table-cell table:number-columns-repeated="1022"/>
        </table:table-row>
        <table:table-row table:style-name="ro1">
          <table:table-cell office:value-type="float" office:value="26228" calcext:value-type="float">
            <text:p>26228</text:p>
          </table:table-cell>
          <table:table-cell office:value-type="float" office:value="37040" calcext:value-type="float">
            <text:p>37040</text:p>
          </table:table-cell>
          <table:table-cell table:number-columns-repeated="1022"/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7041" calcext:value-type="float">
            <text:p>37041</text:p>
          </table:table-cell>
          <table:table-cell table:number-columns-repeated="1022"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37042" calcext:value-type="float">
            <text:p>37042</text:p>
          </table:table-cell>
          <table:table-cell table:number-columns-repeated="1022"/>
        </table:table-row>
        <table:table-row table:style-name="ro1">
          <table:table-cell office:value-type="float" office:value="27491" calcext:value-type="float">
            <text:p>27491</text:p>
          </table:table-cell>
          <table:table-cell office:value-type="float" office:value="37043" calcext:value-type="float">
            <text:p>37043</text:p>
          </table:table-cell>
          <table:table-cell table:number-columns-repeated="1022"/>
        </table:table-row>
        <table:table-row table:style-name="ro1">
          <table:table-cell office:value-type="float" office:value="28165" calcext:value-type="float">
            <text:p>28165</text:p>
          </table:table-cell>
          <table:table-cell office:value-type="float" office:value="37044" calcext:value-type="float">
            <text:p>37044</text:p>
          </table:table-cell>
          <table:table-cell table:number-columns-repeated="1022"/>
        </table:table-row>
        <table:table-row table:style-name="ro1">
          <table:table-cell office:value-type="float" office:value="29298" calcext:value-type="float">
            <text:p>29298</text:p>
          </table:table-cell>
          <table:table-cell office:value-type="float" office:value="37045" calcext:value-type="float">
            <text:p>37045</text:p>
          </table:table-cell>
          <table:table-cell table:number-columns-repeated="1022"/>
        </table:table-row>
        <table:table-row table:style-name="ro1">
          <table:table-cell office:value-type="float" office:value="29983" calcext:value-type="float">
            <text:p>29983</text:p>
          </table:table-cell>
          <table:table-cell office:value-type="float" office:value="37046" calcext:value-type="float">
            <text:p>37046</text:p>
          </table:table-cell>
          <table:table-cell table:number-columns-repeated="1022"/>
        </table:table-row>
        <table:table-row table:style-name="ro1">
          <table:table-cell office:value-type="float" office:value="30427" calcext:value-type="float">
            <text:p>30427</text:p>
          </table:table-cell>
          <table:table-cell office:value-type="float" office:value="37047" calcext:value-type="float">
            <text:p>37047</text:p>
          </table:table-cell>
          <table:table-cell table:number-columns-repeated="1022"/>
        </table:table-row>
        <table:table-row table:style-name="ro1">
          <table:table-cell office:value-type="float" office:value="31934" calcext:value-type="float">
            <text:p>31934</text:p>
          </table:table-cell>
          <table:table-cell office:value-type="float" office:value="37048" calcext:value-type="float">
            <text:p>37048</text:p>
          </table:table-cell>
          <table:table-cell table:number-columns-repeated="1022"/>
        </table:table-row>
        <table:table-row table:style-name="ro1">
          <table:table-cell office:value-type="float" office:value="32854" calcext:value-type="float">
            <text:p>32854</text:p>
          </table:table-cell>
          <table:table-cell office:value-type="float" office:value="37049" calcext:value-type="float">
            <text:p>37049</text:p>
          </table:table-cell>
          <table:table-cell table:number-columns-repeated="1022"/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float" office:value="37050" calcext:value-type="float">
            <text:p>37050</text:p>
          </table:table-cell>
          <table:table-cell table:number-columns-repeated="1022"/>
        </table:table-row>
        <table:table-row table:style-name="ro1">
          <table:table-cell office:value-type="float" office:value="35069" calcext:value-type="float">
            <text:p>35069</text:p>
          </table:table-cell>
          <table:table-cell office:value-type="float" office:value="37051" calcext:value-type="float">
            <text:p>37051</text:p>
          </table:table-cell>
          <table:table-cell table:number-columns-repeated="1022"/>
        </table:table-row>
        <table:table-row table:style-name="ro1">
          <table:table-cell office:value-type="float" office:value="35199" calcext:value-type="float">
            <text:p>35199</text:p>
          </table:table-cell>
          <table:table-cell office:value-type="float" office:value="37052" calcext:value-type="float">
            <text:p>37052</text:p>
          </table:table-cell>
          <table:table-cell table:number-columns-repeated="1022"/>
        </table:table-row>
        <table:table-row table:style-name="ro1">
          <table:table-cell office:value-type="float" office:value="35488" calcext:value-type="float">
            <text:p>35488</text:p>
          </table:table-cell>
          <table:table-cell office:value-type="float" office:value="37053" calcext:value-type="float">
            <text:p>37053</text:p>
          </table:table-cell>
          <table:table-cell table:number-columns-repeated="1022"/>
        </table:table-row>
        <table:table-row table:style-name="ro1">
          <table:table-cell office:value-type="float" office:value="35475" calcext:value-type="float">
            <text:p>35475</text:p>
          </table:table-cell>
          <table:table-cell office:value-type="float" office:value="37054" calcext:value-type="float">
            <text:p>37054</text:p>
          </table:table-cell>
          <table:table-cell table:number-columns-repeated="1022"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float" office:value="37055" calcext:value-type="float">
            <text:p>37055</text:p>
          </table:table-cell>
          <table:table-cell table:number-columns-repeated="1022"/>
        </table:table-row>
        <table:table-row table:style-name="ro1">
          <table:table-cell office:value-type="float" office:value="36893" calcext:value-type="float">
            <text:p>36893</text:p>
          </table:table-cell>
          <table:table-cell office:value-type="float" office:value="37056" calcext:value-type="float">
            <text:p>37056</text:p>
          </table:table-cell>
          <table:table-cell table:number-columns-repeated="1022"/>
        </table:table-row>
        <table:table-row table:style-name="ro1">
          <table:table-cell office:value-type="float" office:value="37266" calcext:value-type="float">
            <text:p>37266</text:p>
          </table:table-cell>
          <table:table-cell office:value-type="float" office:value="37057" calcext:value-type="float">
            <text:p>37057</text:p>
          </table:table-cell>
          <table:table-cell table:number-columns-repeated="1022"/>
        </table:table-row>
        <table:table-row table:style-name="ro1">
          <table:table-cell office:value-type="float" office:value="38738" calcext:value-type="float">
            <text:p>38738</text:p>
          </table:table-cell>
          <table:table-cell office:value-type="float" office:value="37058" calcext:value-type="float">
            <text:p>37058</text:p>
          </table:table-cell>
          <table:table-cell table:number-columns-repeated="1022"/>
        </table:table-row>
        <table:table-row table:style-name="ro1">
          <table:table-cell office:value-type="float" office:value="38745" calcext:value-type="float">
            <text:p>38745</text:p>
          </table:table-cell>
          <table:table-cell office:value-type="float" office:value="37059" calcext:value-type="float">
            <text:p>37059</text:p>
          </table:table-cell>
          <table:table-cell table:number-columns-repeated="1022"/>
        </table:table-row>
        <table:table-row table:style-name="ro1">
          <table:table-cell office:value-type="float" office:value="25993" calcext:value-type="float">
            <text:p>25993</text:p>
          </table:table-cell>
          <table:table-cell office:value-type="float" office:value="37060" calcext:value-type="float">
            <text:p>37060</text:p>
          </table:table-cell>
          <table:table-cell table:number-columns-repeated="1022"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7061" calcext:value-type="float">
            <text:p>37061</text:p>
          </table:table-cell>
          <table:table-cell table:number-columns-repeated="1022"/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37062" calcext:value-type="float">
            <text:p>37062</text:p>
          </table:table-cell>
          <table:table-cell table:number-columns-repeated="1022"/>
        </table:table-row>
        <table:table-row table:style-name="ro1">
          <table:table-cell office:value-type="float" office:value="38587" calcext:value-type="float">
            <text:p>38587</text:p>
          </table:table-cell>
          <table:table-cell office:value-type="float" office:value="37063" calcext:value-type="float">
            <text:p>37063</text:p>
          </table:table-cell>
          <table:table-cell table:number-columns-repeated="1022"/>
        </table:table-row>
        <table:table-row table:style-name="ro1">
          <table:table-cell office:value-type="float" office:value="24109" calcext:value-type="float">
            <text:p>24109</text:p>
          </table:table-cell>
          <table:table-cell office:value-type="float" office:value="37064" calcext:value-type="float">
            <text:p>37064</text:p>
          </table:table-cell>
          <table:table-cell table:number-columns-repeated="1022"/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float" office:value="37065" calcext:value-type="float">
            <text:p>37065</text:p>
          </table:table-cell>
          <table:table-cell table:number-columns-repeated="1022"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float" office:value="37066" calcext:value-type="float">
            <text:p>37066</text:p>
          </table:table-cell>
          <table:table-cell table:number-columns-repeated="1022"/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float" office:value="37067" calcext:value-type="float">
            <text:p>37067</text:p>
          </table:table-cell>
          <table:table-cell table:number-columns-repeated="1022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float" office:value="37068" calcext:value-type="float">
            <text:p>37068</text:p>
          </table:table-cell>
          <table:table-cell table:number-columns-repeated="1022"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float" office:value="37069" calcext:value-type="float">
            <text:p>37069</text:p>
          </table:table-cell>
          <table:table-cell table:number-columns-repeated="1022"/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float" office:value="37070" calcext:value-type="float">
            <text:p>37070</text:p>
          </table:table-cell>
          <table:table-cell table:number-columns-repeated="1022"/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float" office:value="37071" calcext:value-type="float">
            <text:p>37071</text:p>
          </table:table-cell>
          <table:table-cell table:number-columns-repeated="1022"/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float" office:value="37072" calcext:value-type="float">
            <text:p>37072</text:p>
          </table:table-cell>
          <table:table-cell table:number-columns-repeated="1022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float" office:value="37073" calcext:value-type="float">
            <text:p>37073</text:p>
          </table:table-cell>
          <table:table-cell table:number-columns-repeated="1022"/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float" office:value="37074" calcext:value-type="float">
            <text:p>37074</text:p>
          </table:table-cell>
          <table:table-cell table:number-columns-repeated="1022"/>
        </table:table-row>
        <table:table-row table:style-name="ro1">
          <table:table-cell office:value-type="float" office:value="36012" calcext:value-type="float">
            <text:p>36012</text:p>
          </table:table-cell>
          <table:table-cell office:value-type="float" office:value="37075" calcext:value-type="float">
            <text:p>37075</text:p>
          </table:table-cell>
          <table:table-cell table:number-columns-repeated="1022"/>
        </table:table-row>
        <table:table-row table:style-name="ro1">
          <table:table-cell office:value-type="float" office:value="36196" calcext:value-type="float">
            <text:p>36196</text:p>
          </table:table-cell>
          <table:table-cell office:value-type="float" office:value="37076" calcext:value-type="float">
            <text:p>37076</text:p>
          </table:table-cell>
          <table:table-cell table:number-columns-repeated="1022"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float" office:value="37077" calcext:value-type="float">
            <text:p>37077</text:p>
          </table:table-cell>
          <table:table-cell table:number-columns-repeated="1022"/>
        </table:table-row>
        <table:table-row table:style-name="ro1">
          <table:table-cell office:value-type="float" office:value="36447" calcext:value-type="float">
            <text:p>36447</text:p>
          </table:table-cell>
          <table:table-cell office:value-type="float" office:value="37078" calcext:value-type="float">
            <text:p>37078</text:p>
          </table:table-cell>
          <table:table-cell table:number-columns-repeated="1022"/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37079" calcext:value-type="float">
            <text:p>37079</text:p>
          </table:table-cell>
          <table:table-cell table:number-columns-repeated="1022"/>
        </table:table-row>
        <table:table-row table:style-name="ro1">
          <table:table-cell office:value-type="float" office:value="20999" calcext:value-type="float">
            <text:p>20999</text:p>
          </table:table-cell>
          <table:table-cell office:value-type="float" office:value="37080" calcext:value-type="float">
            <text:p>37080</text:p>
          </table:table-cell>
          <table:table-cell table:number-columns-repeated="1022"/>
        </table:table-row>
        <table:table-row table:style-name="ro1">
          <table:table-cell office:value-type="float" office:value="25305" calcext:value-type="float">
            <text:p>25305</text:p>
          </table:table-cell>
          <table:table-cell office:value-type="float" office:value="37081" calcext:value-type="float">
            <text:p>37081</text:p>
          </table:table-cell>
          <table:table-cell table:number-columns-repeated="1022"/>
        </table:table-row>
        <table:table-row table:style-name="ro1">
          <table:table-cell office:value-type="float" office:value="25509" calcext:value-type="float">
            <text:p>25509</text:p>
          </table:table-cell>
          <table:table-cell office:value-type="float" office:value="37082" calcext:value-type="float">
            <text:p>37082</text:p>
          </table:table-cell>
          <table:table-cell table:number-columns-repeated="1022"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float" office:value="37083" calcext:value-type="float">
            <text:p>37083</text:p>
          </table:table-cell>
          <table:table-cell table:number-columns-repeated="1022"/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float" office:value="37084" calcext:value-type="float">
            <text:p>37084</text:p>
          </table:table-cell>
          <table:table-cell table:number-columns-repeated="1022"/>
        </table:table-row>
        <table:table-row table:style-name="ro1">
          <table:table-cell office:value-type="float" office:value="35373" calcext:value-type="float">
            <text:p>35373</text:p>
          </table:table-cell>
          <table:table-cell office:value-type="float" office:value="37085" calcext:value-type="float">
            <text:p>37085</text:p>
          </table:table-cell>
          <table:table-cell table:number-columns-repeated="1022"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float" office:value="37086" calcext:value-type="float">
            <text:p>37086</text:p>
          </table:table-cell>
          <table:table-cell table:number-columns-repeated="1022"/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37087" calcext:value-type="float">
            <text:p>37087</text:p>
          </table:table-cell>
          <table:table-cell table:number-columns-repeated="1022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7088" calcext:value-type="float">
            <text:p>37088</text:p>
          </table:table-cell>
          <table:table-cell table:number-columns-repeated="1022"/>
        </table:table-row>
        <table:table-row table:style-name="ro1">
          <table:table-cell office:value-type="float" office:value="38634" calcext:value-type="float">
            <text:p>38634</text:p>
          </table:table-cell>
          <table:table-cell office:value-type="float" office:value="37089" calcext:value-type="float">
            <text:p>37089</text:p>
          </table:table-cell>
          <table:table-cell table:number-columns-repeated="1022"/>
        </table:table-row>
        <table:table-row table:style-name="ro1">
          <table:table-cell office:value-type="float" office:value="32118" calcext:value-type="float">
            <text:p>32118</text:p>
          </table:table-cell>
          <table:table-cell office:value-type="float" office:value="37090" calcext:value-type="float">
            <text:p>37090</text:p>
          </table:table-cell>
          <table:table-cell table:number-columns-repeated="1022"/>
        </table:table-row>
        <table:table-row table:style-name="ro1">
          <table:table-cell office:value-type="float" office:value="33292" calcext:value-type="float">
            <text:p>33292</text:p>
          </table:table-cell>
          <table:table-cell office:value-type="float" office:value="37091" calcext:value-type="float">
            <text:p>37091</text:p>
          </table:table-cell>
          <table:table-cell table:number-columns-repeated="1022"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float" office:value="37092" calcext:value-type="float">
            <text:p>37092</text:p>
          </table:table-cell>
          <table:table-cell table:number-columns-repeated="1022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float" office:value="37093" calcext:value-type="float">
            <text:p>37093</text:p>
          </table:table-cell>
          <table:table-cell table:number-columns-repeated="1022"/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float" office:value="37094" calcext:value-type="float">
            <text:p>37094</text:p>
          </table:table-cell>
          <table:table-cell table:number-columns-repeated="1022"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float" office:value="37095" calcext:value-type="float">
            <text:p>37095</text:p>
          </table:table-cell>
          <table:table-cell table:number-columns-repeated="1022"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float" office:value="37096" calcext:value-type="float">
            <text:p>37096</text:p>
          </table:table-cell>
          <table:table-cell table:number-columns-repeated="1022"/>
        </table:table-row>
        <table:table-row table:style-name="ro1">
          <table:table-cell office:value-type="float" office:value="23459" calcext:value-type="float">
            <text:p>23459</text:p>
          </table:table-cell>
          <table:table-cell office:value-type="float" office:value="37097" calcext:value-type="float">
            <text:p>37097</text:p>
          </table:table-cell>
          <table:table-cell table:number-columns-repeated="1022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float" office:value="37098" calcext:value-type="float">
            <text:p>37098</text:p>
          </table:table-cell>
          <table:table-cell table:number-columns-repeated="1022"/>
        </table:table-row>
        <table:table-row table:style-name="ro1">
          <table:table-cell office:value-type="float" office:value="23574" calcext:value-type="float">
            <text:p>23574</text:p>
          </table:table-cell>
          <table:table-cell office:value-type="float" office:value="37099" calcext:value-type="float">
            <text:p>37099</text:p>
          </table:table-cell>
          <table:table-cell table:number-columns-repeated="1022"/>
        </table:table-row>
        <table:table-row table:style-name="ro1">
          <table:table-cell office:value-type="float" office:value="24029" calcext:value-type="float">
            <text:p>24029</text:p>
          </table:table-cell>
          <table:table-cell office:value-type="float" office:value="37100" calcext:value-type="float">
            <text:p>37100</text:p>
          </table:table-cell>
          <table:table-cell table:number-columns-repeated="1022"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float" office:value="37101" calcext:value-type="float">
            <text:p>37101</text:p>
          </table:table-cell>
          <table:table-cell table:number-columns-repeated="1022"/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float" office:value="37102" calcext:value-type="float">
            <text:p>37102</text:p>
          </table:table-cell>
          <table:table-cell table:number-columns-repeated="1022"/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37103" calcext:value-type="float">
            <text:p>37103</text:p>
          </table:table-cell>
          <table:table-cell table:number-columns-repeated="1022"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float" office:value="37104" calcext:value-type="float">
            <text:p>37104</text:p>
          </table:table-cell>
          <table:table-cell table:number-columns-repeated="1022"/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float" office:value="37105" calcext:value-type="float">
            <text:p>37105</text:p>
          </table:table-cell>
          <table:table-cell table:number-columns-repeated="1022"/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float" office:value="37106" calcext:value-type="float">
            <text:p>37106</text:p>
          </table:table-cell>
          <table:table-cell table:number-columns-repeated="1022"/>
        </table:table-row>
        <table:table-row table:style-name="ro1">
          <table:table-cell office:value-type="float" office:value="27973" calcext:value-type="float">
            <text:p>27973</text:p>
          </table:table-cell>
          <table:table-cell office:value-type="float" office:value="37107" calcext:value-type="float">
            <text:p>37107</text:p>
          </table:table-cell>
          <table:table-cell table:number-columns-repeated="1022"/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float" office:value="37108" calcext:value-type="float">
            <text:p>37108</text:p>
          </table:table-cell>
          <table:table-cell table:number-columns-repeated="1022"/>
        </table:table-row>
        <table:table-row table:style-name="ro1">
          <table:table-cell office:value-type="float" office:value="26579" calcext:value-type="float">
            <text:p>26579</text:p>
          </table:table-cell>
          <table:table-cell office:value-type="float" office:value="37109" calcext:value-type="float">
            <text:p>37109</text:p>
          </table:table-cell>
          <table:table-cell table:number-columns-repeated="1022"/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float" office:value="37110" calcext:value-type="float">
            <text:p>37110</text:p>
          </table:table-cell>
          <table:table-cell table:number-columns-repeated="1022"/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float" office:value="37111" calcext:value-type="float">
            <text:p>37111</text:p>
          </table:table-cell>
          <table:table-cell table:number-columns-repeated="1022"/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float" office:value="37112" calcext:value-type="float">
            <text:p>37112</text:p>
          </table:table-cell>
          <table:table-cell table:number-columns-repeated="1022"/>
        </table:table-row>
        <table:table-row table:style-name="ro1">
          <table:table-cell office:value-type="float" office:value="26059" calcext:value-type="float">
            <text:p>26059</text:p>
          </table:table-cell>
          <table:table-cell office:value-type="float" office:value="37113" calcext:value-type="float">
            <text:p>37113</text:p>
          </table:table-cell>
          <table:table-cell table:number-columns-repeated="1022"/>
        </table:table-row>
        <table:table-row table:style-name="ro1">
          <table:table-cell office:value-type="float" office:value="31359" calcext:value-type="float">
            <text:p>31359</text:p>
          </table:table-cell>
          <table:table-cell office:value-type="float" office:value="37114" calcext:value-type="float">
            <text:p>37114</text:p>
          </table:table-cell>
          <table:table-cell table:number-columns-repeated="1022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37115" calcext:value-type="float">
            <text:p>37115</text:p>
          </table:table-cell>
          <table:table-cell table:number-columns-repeated="1022"/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37116" calcext:value-type="float">
            <text:p>37116</text:p>
          </table:table-cell>
          <table:table-cell table:number-columns-repeated="1022"/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37184" calcext:value-type="float">
            <text:p>37184</text:p>
          </table:table-cell>
          <table:table-cell table:number-columns-repeated="1022"/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37185" calcext:value-type="float">
            <text:p>37185</text:p>
          </table:table-cell>
          <table:table-cell table:number-columns-repeated="1022"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float" office:value="37186" calcext:value-type="float">
            <text:p>37186</text:p>
          </table:table-cell>
          <table:table-cell table:number-columns-repeated="1022"/>
        </table:table-row>
        <table:table-row table:style-name="ro1">
          <table:table-cell office:value-type="float" office:value="33307" calcext:value-type="float">
            <text:p>33307</text:p>
          </table:table-cell>
          <table:table-cell office:value-type="float" office:value="37187" calcext:value-type="float">
            <text:p>37187</text:p>
          </table:table-cell>
          <table:table-cell table:number-columns-repeated="1022"/>
        </table:table-row>
        <table:table-row table:style-name="ro1">
          <table:table-cell office:value-type="float" office:value="33337" calcext:value-type="float">
            <text:p>33337</text:p>
          </table:table-cell>
          <table:table-cell office:value-type="float" office:value="37188" calcext:value-type="float">
            <text:p>37188</text:p>
          </table:table-cell>
          <table:table-cell table:number-columns-repeated="1022"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float" office:value="37189" calcext:value-type="float">
            <text:p>37189</text:p>
          </table:table-cell>
          <table:table-cell table:number-columns-repeated="1022"/>
        </table:table-row>
        <table:table-row table:style-name="ro1">
          <table:table-cell office:value-type="float" office:value="35438" calcext:value-type="float">
            <text:p>35438</text:p>
          </table:table-cell>
          <table:table-cell office:value-type="float" office:value="37190" calcext:value-type="float">
            <text:p>37190</text:p>
          </table:table-cell>
          <table:table-cell table:number-columns-repeated="1022"/>
        </table:table-row>
        <table:table-row table:style-name="ro1">
          <table:table-cell office:value-type="float" office:value="36046" calcext:value-type="float">
            <text:p>36046</text:p>
          </table:table-cell>
          <table:table-cell office:value-type="float" office:value="37191" calcext:value-type="float">
            <text:p>37191</text:p>
          </table:table-cell>
          <table:table-cell table:number-columns-repeated="1022"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float" office:value="37192" calcext:value-type="float">
            <text:p>37192</text:p>
          </table:table-cell>
          <table:table-cell table:number-columns-repeated="1022"/>
        </table:table-row>
        <table:table-row table:style-name="ro1">
          <table:table-cell office:value-type="float" office:value="36984" calcext:value-type="float">
            <text:p>36984</text:p>
          </table:table-cell>
          <table:table-cell office:value-type="float" office:value="37193" calcext:value-type="float">
            <text:p>37193</text:p>
          </table:table-cell>
          <table:table-cell table:number-columns-repeated="1022"/>
        </table:table-row>
        <table:table-row table:style-name="ro1">
          <table:table-cell office:value-type="float" office:value="36983" calcext:value-type="float">
            <text:p>36983</text:p>
          </table:table-cell>
          <table:table-cell office:value-type="float" office:value="37194" calcext:value-type="float">
            <text:p>37194</text:p>
          </table:table-cell>
          <table:table-cell table:number-columns-repeated="1022"/>
        </table:table-row>
        <table:table-row table:style-name="ro1">
          <table:table-cell office:value-type="float" office:value="37549" calcext:value-type="float">
            <text:p>37549</text:p>
          </table:table-cell>
          <table:table-cell office:value-type="float" office:value="37195" calcext:value-type="float">
            <text:p>37195</text:p>
          </table:table-cell>
          <table:table-cell table:number-columns-repeated="1022"/>
        </table:table-row>
        <table:table-row table:style-name="ro1">
          <table:table-cell office:value-type="float" office:value="37521" calcext:value-type="float">
            <text:p>37521</text:p>
          </table:table-cell>
          <table:table-cell office:value-type="float" office:value="37196" calcext:value-type="float">
            <text:p>37196</text:p>
          </table:table-cell>
          <table:table-cell table:number-columns-repeated="1022"/>
        </table:table-row>
        <table:table-row table:style-name="ro1">
          <table:table-cell office:value-type="float" office:value="38275" calcext:value-type="float">
            <text:p>38275</text:p>
          </table:table-cell>
          <table:table-cell office:value-type="float" office:value="37197" calcext:value-type="float">
            <text:p>37197</text:p>
          </table:table-cell>
          <table:table-cell table:number-columns-repeated="1022"/>
        </table:table-row>
        <table:table-row table:style-name="ro1">
          <table:table-cell office:value-type="float" office:value="39854" calcext:value-type="float">
            <text:p>39854</text:p>
          </table:table-cell>
          <table:table-cell office:value-type="float" office:value="37198" calcext:value-type="float">
            <text:p>37198</text:p>
          </table:table-cell>
          <table:table-cell table:number-columns-repeated="1022"/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37199" calcext:value-type="float">
            <text:p>37199</text:p>
          </table:table-cell>
          <table:table-cell table:number-columns-repeated="1022"/>
        </table:table-row>
        <table:table-row table:style-name="ro1">
          <table:table-cell office:value-type="float" office:value="21892" calcext:value-type="float">
            <text:p>21892</text:p>
          </table:table-cell>
          <table:table-cell office:value-type="float" office:value="37200" calcext:value-type="float">
            <text:p>37200</text:p>
          </table:table-cell>
          <table:table-cell table:number-columns-repeated="1022"/>
        </table:table-row>
        <table:table-row table:style-name="ro1">
          <table:table-cell office:value-type="float" office:value="28472" calcext:value-type="float">
            <text:p>28472</text:p>
          </table:table-cell>
          <table:table-cell office:value-type="float" office:value="37201" calcext:value-type="float">
            <text:p>37201</text:p>
          </table:table-cell>
          <table:table-cell table:number-columns-repeated="1022"/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37202" calcext:value-type="float">
            <text:p>37202</text:p>
          </table:table-cell>
          <table:table-cell table:number-columns-repeated="1022"/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37203" calcext:value-type="float">
            <text:p>37203</text:p>
          </table:table-cell>
          <table:table-cell table:number-columns-repeated="1022"/>
        </table:table-row>
        <table:table-row table:style-name="ro1">
          <table:table-cell office:value-type="float" office:value="31109" calcext:value-type="float">
            <text:p>31109</text:p>
          </table:table-cell>
          <table:table-cell office:value-type="float" office:value="37204" calcext:value-type="float">
            <text:p>37204</text:p>
          </table:table-cell>
          <table:table-cell table:number-columns-repeated="1022"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float" office:value="37205" calcext:value-type="float">
            <text:p>37205</text:p>
          </table:table-cell>
          <table:table-cell table:number-columns-repeated="1022"/>
        </table:table-row>
        <table:table-row table:style-name="ro1">
          <table:table-cell office:value-type="float" office:value="33203" calcext:value-type="float">
            <text:p>33203</text:p>
          </table:table-cell>
          <table:table-cell office:value-type="float" office:value="37206" calcext:value-type="float">
            <text:p>37206</text:p>
          </table:table-cell>
          <table:table-cell table:number-columns-repeated="1022"/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37207" calcext:value-type="float">
            <text:p>37207</text:p>
          </table:table-cell>
          <table:table-cell table:number-columns-repeated="1022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float" office:value="37208" calcext:value-type="float">
            <text:p>37208</text:p>
          </table:table-cell>
          <table:table-cell table:number-columns-repeated="1022"/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float" office:value="37209" calcext:value-type="float">
            <text:p>37209</text:p>
          </table:table-cell>
          <table:table-cell table:number-columns-repeated="1022"/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float" office:value="37210" calcext:value-type="float">
            <text:p>37210</text:p>
          </table:table-cell>
          <table:table-cell table:number-columns-repeated="1022"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float" office:value="37211" calcext:value-type="float">
            <text:p>37211</text:p>
          </table:table-cell>
          <table:table-cell table:number-columns-repeated="1022"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float" office:value="37212" calcext:value-type="float">
            <text:p>37212</text:p>
          </table:table-cell>
          <table:table-cell table:number-columns-repeated="1022"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float" office:value="37213" calcext:value-type="float">
            <text:p>37213</text:p>
          </table:table-cell>
          <table:table-cell table:number-columns-repeated="1022"/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37214" calcext:value-type="float">
            <text:p>37214</text:p>
          </table:table-cell>
          <table:table-cell table:number-columns-repeated="1022"/>
        </table:table-row>
        <table:table-row table:style-name="ro1">
          <table:table-cell office:value-type="float" office:value="29401" calcext:value-type="float">
            <text:p>29401</text:p>
          </table:table-cell>
          <table:table-cell office:value-type="float" office:value="37215" calcext:value-type="float">
            <text:p>37215</text:p>
          </table:table-cell>
          <table:table-cell table:number-columns-repeated="1022"/>
        </table:table-row>
        <table:table-row table:style-name="ro1">
          <table:table-cell office:value-type="float" office:value="30095" calcext:value-type="float">
            <text:p>30095</text:p>
          </table:table-cell>
          <table:table-cell office:value-type="float" office:value="37216" calcext:value-type="float">
            <text:p>37216</text:p>
          </table:table-cell>
          <table:table-cell table:number-columns-repeated="1022"/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float" office:value="37217" calcext:value-type="float">
            <text:p>37217</text:p>
          </table:table-cell>
          <table:table-cell table:number-columns-repeated="1022"/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37218" calcext:value-type="float">
            <text:p>37218</text:p>
          </table:table-cell>
          <table:table-cell table:number-columns-repeated="1022"/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float" office:value="37219" calcext:value-type="float">
            <text:p>37219</text:p>
          </table:table-cell>
          <table:table-cell table:number-columns-repeated="1022"/>
        </table:table-row>
        <table:table-row table:style-name="ro1">
          <table:table-cell office:value-type="float" office:value="31199" calcext:value-type="float">
            <text:p>31199</text:p>
          </table:table-cell>
          <table:table-cell office:value-type="float" office:value="37220" calcext:value-type="float">
            <text:p>37220</text:p>
          </table:table-cell>
          <table:table-cell table:number-columns-repeated="1022"/>
        </table:table-row>
        <table:table-row table:style-name="ro1">
          <table:table-cell office:value-type="float" office:value="31895" calcext:value-type="float">
            <text:p>31895</text:p>
          </table:table-cell>
          <table:table-cell office:value-type="float" office:value="37221" calcext:value-type="float">
            <text:p>37221</text:p>
          </table:table-cell>
          <table:table-cell table:number-columns-repeated="1022"/>
        </table:table-row>
        <table:table-row table:style-name="ro1">
          <table:table-cell office:value-type="float" office:value="32032" calcext:value-type="float">
            <text:p>32032</text:p>
          </table:table-cell>
          <table:table-cell office:value-type="float" office:value="37222" calcext:value-type="float">
            <text:p>37222</text:p>
          </table:table-cell>
          <table:table-cell table:number-columns-repeated="1022"/>
        </table:table-row>
        <table:table-row table:style-name="ro1">
          <table:table-cell office:value-type="float" office:value="32068" calcext:value-type="float">
            <text:p>32068</text:p>
          </table:table-cell>
          <table:table-cell office:value-type="float" office:value="37223" calcext:value-type="float">
            <text:p>37223</text:p>
          </table:table-cell>
          <table:table-cell table:number-columns-repeated="1022"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float" office:value="37224" calcext:value-type="float">
            <text:p>37224</text:p>
          </table:table-cell>
          <table:table-cell table:number-columns-repeated="1022"/>
        </table:table-row>
        <table:table-row table:style-name="ro1">
          <table:table-cell office:value-type="float" office:value="35380" calcext:value-type="float">
            <text:p>35380</text:p>
          </table:table-cell>
          <table:table-cell office:value-type="float" office:value="37225" calcext:value-type="float">
            <text:p>37225</text:p>
          </table:table-cell>
          <table:table-cell table:number-columns-repeated="1022"/>
        </table:table-row>
        <table:table-row table:style-name="ro1">
          <table:table-cell office:value-type="float" office:value="38459" calcext:value-type="float">
            <text:p>38459</text:p>
          </table:table-cell>
          <table:table-cell office:value-type="float" office:value="37226" calcext:value-type="float">
            <text:p>37226</text:p>
          </table:table-cell>
          <table:table-cell table:number-columns-repeated="1022"/>
        </table:table-row>
        <table:table-row table:style-name="ro1">
          <table:table-cell office:value-type="float" office:value="36961" calcext:value-type="float">
            <text:p>36961</text:p>
          </table:table-cell>
          <table:table-cell office:value-type="float" office:value="37227" calcext:value-type="float">
            <text:p>37227</text:p>
          </table:table-cell>
          <table:table-cell table:number-columns-repeated="1022"/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37228" calcext:value-type="float">
            <text:p>37228</text:p>
          </table:table-cell>
          <table:table-cell table:number-columns-repeated="1022"/>
        </table:table-row>
        <table:table-row table:style-name="ro1">
          <table:table-cell office:value-type="float" office:value="20711" calcext:value-type="float">
            <text:p>20711</text:p>
          </table:table-cell>
          <table:table-cell office:value-type="float" office:value="37229" calcext:value-type="float">
            <text:p>37229</text:p>
          </table:table-cell>
          <table:table-cell table:number-columns-repeated="1022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float" office:value="37230" calcext:value-type="float">
            <text:p>37230</text:p>
          </table:table-cell>
          <table:table-cell table:number-columns-repeated="1022"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float" office:value="37231" calcext:value-type="float">
            <text:p>37231</text:p>
          </table:table-cell>
          <table:table-cell table:number-columns-repeated="1022"/>
        </table:table-row>
        <table:table-row table:style-name="ro1">
          <table:table-cell office:value-type="float" office:value="21474" calcext:value-type="float">
            <text:p>21474</text:p>
          </table:table-cell>
          <table:table-cell office:value-type="float" office:value="37232" calcext:value-type="float">
            <text:p>37232</text:p>
          </table:table-cell>
          <table:table-cell table:number-columns-repeated="1022"/>
        </table:table-row>
        <table:table-row table:style-name="ro1">
          <table:table-cell office:value-type="float" office:value="20489" calcext:value-type="float">
            <text:p>20489</text:p>
          </table:table-cell>
          <table:table-cell office:value-type="float" office:value="37233" calcext:value-type="float">
            <text:p>37233</text:p>
          </table:table-cell>
          <table:table-cell table:number-columns-repeated="1022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37234" calcext:value-type="float">
            <text:p>37234</text:p>
          </table:table-cell>
          <table:table-cell table:number-columns-repeated="1022"/>
        </table:table-row>
        <table:table-row table:style-name="ro1">
          <table:table-cell office:value-type="float" office:value="22766" calcext:value-type="float">
            <text:p>22766</text:p>
          </table:table-cell>
          <table:table-cell office:value-type="float" office:value="37235" calcext:value-type="float">
            <text:p>37235</text:p>
          </table:table-cell>
          <table:table-cell table:number-columns-repeated="1022"/>
        </table:table-row>
        <table:table-row table:style-name="ro1">
          <table:table-cell office:value-type="float" office:value="22863" calcext:value-type="float">
            <text:p>22863</text:p>
          </table:table-cell>
          <table:table-cell office:value-type="float" office:value="37236" calcext:value-type="float">
            <text:p>37236</text:p>
          </table:table-cell>
          <table:table-cell table:number-columns-repeated="1022"/>
        </table:table-row>
        <table:table-row table:style-name="ro1">
          <table:table-cell office:value-type="float" office:value="29245" calcext:value-type="float">
            <text:p>29245</text:p>
          </table:table-cell>
          <table:table-cell office:value-type="float" office:value="37237" calcext:value-type="float">
            <text:p>37237</text:p>
          </table:table-cell>
          <table:table-cell table:number-columns-repeated="1022"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float" office:value="37238" calcext:value-type="float">
            <text:p>37238</text:p>
          </table:table-cell>
          <table:table-cell table:number-columns-repeated="1022"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float" office:value="37239" calcext:value-type="float">
            <text:p>37239</text:p>
          </table:table-cell>
          <table:table-cell table:number-columns-repeated="1022"/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float" office:value="37240" calcext:value-type="float">
            <text:p>37240</text:p>
          </table:table-cell>
          <table:table-cell table:number-columns-repeated="1022"/>
        </table:table-row>
        <table:table-row table:style-name="ro1">
          <table:table-cell office:value-type="float" office:value="24803" calcext:value-type="float">
            <text:p>24803</text:p>
          </table:table-cell>
          <table:table-cell office:value-type="float" office:value="37241" calcext:value-type="float">
            <text:p>37241</text:p>
          </table:table-cell>
          <table:table-cell table:number-columns-repeated="1022"/>
        </table:table-row>
        <table:table-row table:style-name="ro1">
          <table:table-cell office:value-type="float" office:value="24819" calcext:value-type="float">
            <text:p>24819</text:p>
          </table:table-cell>
          <table:table-cell office:value-type="float" office:value="37242" calcext:value-type="float">
            <text:p>37242</text:p>
          </table:table-cell>
          <table:table-cell table:number-columns-repeated="1022"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float" office:value="37243" calcext:value-type="float">
            <text:p>37243</text:p>
          </table:table-cell>
          <table:table-cell table:number-columns-repeated="1022"/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float" office:value="37244" calcext:value-type="float">
            <text:p>37244</text:p>
          </table:table-cell>
          <table:table-cell table:number-columns-repeated="1022"/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float" office:value="37245" calcext:value-type="float">
            <text:p>37245</text:p>
          </table:table-cell>
          <table:table-cell table:number-columns-repeated="1022"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float" office:value="37246" calcext:value-type="float">
            <text:p>37246</text:p>
          </table:table-cell>
          <table:table-cell table:number-columns-repeated="1022"/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float" office:value="37248" calcext:value-type="float">
            <text:p>37248</text:p>
          </table:table-cell>
          <table:table-cell table:number-columns-repeated="1022"/>
        </table:table-row>
        <table:table-row table:style-name="ro1">
          <table:table-cell office:value-type="float" office:value="26089" calcext:value-type="float">
            <text:p>26089</text:p>
          </table:table-cell>
          <table:table-cell office:value-type="float" office:value="37249" calcext:value-type="float">
            <text:p>37249</text:p>
          </table:table-cell>
          <table:table-cell table:number-columns-repeated="1022"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float" office:value="37250" calcext:value-type="float">
            <text:p>37250</text:p>
          </table:table-cell>
          <table:table-cell table:number-columns-repeated="1022"/>
        </table:table-row>
        <table:table-row table:style-name="ro1">
          <table:table-cell office:value-type="float" office:value="24035" calcext:value-type="float">
            <text:p>24035</text:p>
          </table:table-cell>
          <table:table-cell office:value-type="float" office:value="37251" calcext:value-type="float">
            <text:p>37251</text:p>
          </table:table-cell>
          <table:table-cell table:number-columns-repeated="1022"/>
        </table:table-row>
        <table:table-row table:style-name="ro1">
          <table:table-cell office:value-type="float" office:value="27085" calcext:value-type="float">
            <text:p>27085</text:p>
          </table:table-cell>
          <table:table-cell office:value-type="float" office:value="37252" calcext:value-type="float">
            <text:p>37252</text:p>
          </table:table-cell>
          <table:table-cell table:number-columns-repeated="1022"/>
        </table:table-row>
        <table:table-row table:style-name="ro1">
          <table:table-cell office:value-type="float" office:value="27133" calcext:value-type="float">
            <text:p>27133</text:p>
          </table:table-cell>
          <table:table-cell office:value-type="float" office:value="37253" calcext:value-type="float">
            <text:p>37253</text:p>
          </table:table-cell>
          <table:table-cell table:number-columns-repeated="1022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float" office:value="37254" calcext:value-type="float">
            <text:p>37254</text:p>
          </table:table-cell>
          <table:table-cell table:number-columns-repeated="1022"/>
        </table:table-row>
        <table:table-row table:style-name="ro1">
          <table:table-cell office:value-type="float" office:value="29157" calcext:value-type="float">
            <text:p>29157</text:p>
          </table:table-cell>
          <table:table-cell office:value-type="float" office:value="37255" calcext:value-type="float">
            <text:p>37255</text:p>
          </table:table-cell>
          <table:table-cell table:number-columns-repeated="1022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float" office:value="37256" calcext:value-type="float">
            <text:p>37256</text:p>
          </table:table-cell>
          <table:table-cell table:number-columns-repeated="1022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37257" calcext:value-type="float">
            <text:p>37257</text:p>
          </table:table-cell>
          <table:table-cell table:number-columns-repeated="1022"/>
        </table:table-row>
        <table:table-row table:style-name="ro1">
          <table:table-cell office:value-type="float" office:value="30456" calcext:value-type="float">
            <text:p>30456</text:p>
          </table:table-cell>
          <table:table-cell office:value-type="float" office:value="37258" calcext:value-type="float">
            <text:p>37258</text:p>
          </table:table-cell>
          <table:table-cell table:number-columns-repeated="1022"/>
        </table:table-row>
        <table:table-row table:style-name="ro1">
          <table:table-cell office:value-type="float" office:value="31379" calcext:value-type="float">
            <text:p>31379</text:p>
          </table:table-cell>
          <table:table-cell office:value-type="float" office:value="37259" calcext:value-type="float">
            <text:p>37259</text:p>
          </table:table-cell>
          <table:table-cell table:number-columns-repeated="1022"/>
        </table:table-row>
        <table:table-row table:style-name="ro1">
          <table:table-cell office:value-type="float" office:value="31967" calcext:value-type="float">
            <text:p>31967</text:p>
          </table:table-cell>
          <table:table-cell office:value-type="float" office:value="37260" calcext:value-type="float">
            <text:p>37260</text:p>
          </table:table-cell>
          <table:table-cell table:number-columns-repeated="1022"/>
        </table:table-row>
        <table:table-row table:style-name="ro1">
          <table:table-cell office:value-type="float" office:value="32207" calcext:value-type="float">
            <text:p>32207</text:p>
          </table:table-cell>
          <table:table-cell office:value-type="float" office:value="37261" calcext:value-type="float">
            <text:p>37261</text:p>
          </table:table-cell>
          <table:table-cell table:number-columns-repeated="1022"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float" office:value="37262" calcext:value-type="float">
            <text:p>37262</text:p>
          </table:table-cell>
          <table:table-cell table:number-columns-repeated="1022"/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float" office:value="37263" calcext:value-type="float">
            <text:p>37263</text:p>
          </table:table-cell>
          <table:table-cell table:number-columns-repeated="1022"/>
        </table:table-row>
        <table:table-row table:style-name="ro1">
          <table:table-cell office:value-type="float" office:value="33609" calcext:value-type="float">
            <text:p>33609</text:p>
          </table:table-cell>
          <table:table-cell office:value-type="float" office:value="37264" calcext:value-type="float">
            <text:p>37264</text:p>
          </table:table-cell>
          <table:table-cell table:number-columns-repeated="1022"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float" office:value="37265" calcext:value-type="float">
            <text:p>37265</text:p>
          </table:table-cell>
          <table:table-cell table:number-columns-repeated="1022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7266" calcext:value-type="float">
            <text:p>37266</text:p>
          </table:table-cell>
          <table:table-cell table:number-columns-repeated="1022"/>
        </table:table-row>
        <table:table-row table:style-name="ro1">
          <table:table-cell office:value-type="float" office:value="33980" calcext:value-type="float">
            <text:p>33980</text:p>
          </table:table-cell>
          <table:table-cell office:value-type="float" office:value="37267" calcext:value-type="float">
            <text:p>37267</text:p>
          </table:table-cell>
          <table:table-cell table:number-columns-repeated="1022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float" office:value="37268" calcext:value-type="float">
            <text:p>37268</text:p>
          </table:table-cell>
          <table:table-cell table:number-columns-repeated="1022"/>
        </table:table-row>
        <table:table-row table:style-name="ro1">
          <table:table-cell office:value-type="float" office:value="35013" calcext:value-type="float">
            <text:p>35013</text:p>
          </table:table-cell>
          <table:table-cell office:value-type="float" office:value="37269" calcext:value-type="float">
            <text:p>37269</text:p>
          </table:table-cell>
          <table:table-cell table:number-columns-repeated="1022"/>
        </table:table-row>
        <table:table-row table:style-name="ro1">
          <table:table-cell office:value-type="float" office:value="36208" calcext:value-type="float">
            <text:p>36208</text:p>
          </table:table-cell>
          <table:table-cell office:value-type="float" office:value="37270" calcext:value-type="float">
            <text:p>37270</text:p>
          </table:table-cell>
          <table:table-cell table:number-columns-repeated="1022"/>
        </table:table-row>
        <table:table-row table:style-name="ro1">
          <table:table-cell office:value-type="float" office:value="36865" calcext:value-type="float">
            <text:p>36865</text:p>
          </table:table-cell>
          <table:table-cell office:value-type="float" office:value="37271" calcext:value-type="float">
            <text:p>37271</text:p>
          </table:table-cell>
          <table:table-cell table:number-columns-repeated="1022"/>
        </table:table-row>
        <table:table-row table:style-name="ro1">
          <table:table-cell office:value-type="float" office:value="36973" calcext:value-type="float">
            <text:p>36973</text:p>
          </table:table-cell>
          <table:table-cell office:value-type="float" office:value="37272" calcext:value-type="float">
            <text:p>37272</text:p>
          </table:table-cell>
          <table:table-cell table:number-columns-repeated="1022"/>
        </table:table-row>
        <table:table-row table:style-name="ro1">
          <table:table-cell office:value-type="float" office:value="37783" calcext:value-type="float">
            <text:p>37783</text:p>
          </table:table-cell>
          <table:table-cell office:value-type="float" office:value="37273" calcext:value-type="float">
            <text:p>37273</text:p>
          </table:table-cell>
          <table:table-cell table:number-columns-repeated="1022"/>
        </table:table-row>
        <table:table-row table:style-name="ro1">
          <table:table-cell office:value-type="float" office:value="38684" calcext:value-type="float">
            <text:p>38684</text:p>
          </table:table-cell>
          <table:table-cell office:value-type="float" office:value="37274" calcext:value-type="float">
            <text:p>37274</text:p>
          </table:table-cell>
          <table:table-cell table:number-columns-repeated="1022"/>
        </table:table-row>
        <table:table-row table:style-name="ro1">
          <table:table-cell office:value-type="float" office:value="39442" calcext:value-type="float">
            <text:p>39442</text:p>
          </table:table-cell>
          <table:table-cell office:value-type="float" office:value="37275" calcext:value-type="float">
            <text:p>37275</text:p>
          </table:table-cell>
          <table:table-cell table:number-columns-repeated="1022"/>
        </table:table-row>
        <table:table-row table:style-name="ro1">
          <table:table-cell office:value-type="float" office:value="20687" calcext:value-type="float">
            <text:p>20687</text:p>
          </table:table-cell>
          <table:table-cell office:value-type="float" office:value="37276" calcext:value-type="float">
            <text:p>37276</text:p>
          </table:table-cell>
          <table:table-cell table:number-columns-repeated="1022"/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float" office:value="37277" calcext:value-type="float">
            <text:p>37277</text:p>
          </table:table-cell>
          <table:table-cell table:number-columns-repeated="1022"/>
        </table:table-row>
        <table:table-row table:style-name="ro1">
          <table:table-cell office:value-type="float" office:value="24974" calcext:value-type="float">
            <text:p>24974</text:p>
          </table:table-cell>
          <table:table-cell office:value-type="float" office:value="37278" calcext:value-type="float">
            <text:p>37278</text:p>
          </table:table-cell>
          <table:table-cell table:number-columns-repeated="1022"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37279" calcext:value-type="float">
            <text:p>37279</text:p>
          </table:table-cell>
          <table:table-cell table:number-columns-repeated="1022"/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float" office:value="37280" calcext:value-type="float">
            <text:p>37280</text:p>
          </table:table-cell>
          <table:table-cell table:number-columns-repeated="1022"/>
        </table:table-row>
        <table:table-row table:style-name="ro1">
          <table:table-cell office:value-type="float" office:value="36104" calcext:value-type="float">
            <text:p>36104</text:p>
          </table:table-cell>
          <table:table-cell office:value-type="float" office:value="37281" calcext:value-type="float">
            <text:p>37281</text:p>
          </table:table-cell>
          <table:table-cell table:number-columns-repeated="1022"/>
        </table:table-row>
        <table:table-row table:style-name="ro1">
          <table:table-cell office:value-type="float" office:value="36896" calcext:value-type="float">
            <text:p>36896</text:p>
          </table:table-cell>
          <table:table-cell office:value-type="float" office:value="37282" calcext:value-type="float">
            <text:p>37282</text:p>
          </table:table-cell>
          <table:table-cell table:number-columns-repeated="1022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float" office:value="37283" calcext:value-type="float">
            <text:p>37283</text:p>
          </table:table-cell>
          <table:table-cell table:number-columns-repeated="1022"/>
        </table:table-row>
        <table:table-row table:style-name="ro1">
          <table:table-cell office:value-type="float" office:value="20596" calcext:value-type="float">
            <text:p>20596</text:p>
          </table:table-cell>
          <table:table-cell office:value-type="float" office:value="37284" calcext:value-type="float">
            <text:p>37284</text:p>
          </table:table-cell>
          <table:table-cell table:number-columns-repeated="1022"/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float" office:value="37285" calcext:value-type="float">
            <text:p>37285</text:p>
          </table:table-cell>
          <table:table-cell table:number-columns-repeated="1022"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float" office:value="37286" calcext:value-type="float">
            <text:p>37286</text:p>
          </table:table-cell>
          <table:table-cell table:number-columns-repeated="1022"/>
        </table:table-row>
        <table:table-row table:style-name="ro1">
          <table:table-cell office:value-type="float" office:value="24687" calcext:value-type="float">
            <text:p>24687</text:p>
          </table:table-cell>
          <table:table-cell office:value-type="float" office:value="37287" calcext:value-type="float">
            <text:p>37287</text:p>
          </table:table-cell>
          <table:table-cell table:number-columns-repeated="1022"/>
        </table:table-row>
        <table:table-row table:style-name="ro1">
          <table:table-cell office:value-type="float" office:value="25417" calcext:value-type="float">
            <text:p>25417</text:p>
          </table:table-cell>
          <table:table-cell office:value-type="float" office:value="37288" calcext:value-type="float">
            <text:p>37288</text:p>
          </table:table-cell>
          <table:table-cell table:number-columns-repeated="1022"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float" office:value="37289" calcext:value-type="float">
            <text:p>37289</text:p>
          </table:table-cell>
          <table:table-cell table:number-columns-repeated="1022"/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float" office:value="37290" calcext:value-type="float">
            <text:p>37290</text:p>
          </table:table-cell>
          <table:table-cell table:number-columns-repeated="1022"/>
        </table:table-row>
        <table:table-row table:style-name="ro1">
          <table:table-cell office:value-type="float" office:value="36275" calcext:value-type="float">
            <text:p>36275</text:p>
          </table:table-cell>
          <table:table-cell office:value-type="float" office:value="37291" calcext:value-type="float">
            <text:p>37291</text:p>
          </table:table-cell>
          <table:table-cell table:number-columns-repeated="1022"/>
        </table:table-row>
        <table:table-row table:style-name="ro1">
          <table:table-cell office:value-type="float" office:value="36895" calcext:value-type="float">
            <text:p>36895</text:p>
          </table:table-cell>
          <table:table-cell office:value-type="float" office:value="37292" calcext:value-type="float">
            <text:p>37292</text:p>
          </table:table-cell>
          <table:table-cell table:number-columns-repeated="1022"/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float" office:value="37293" calcext:value-type="float">
            <text:p>37293</text:p>
          </table:table-cell>
          <table:table-cell table:number-columns-repeated="1022"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float" office:value="37294" calcext:value-type="float">
            <text:p>37294</text:p>
          </table:table-cell>
          <table:table-cell table:number-columns-repeated="1022"/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37295" calcext:value-type="float">
            <text:p>37295</text:p>
          </table:table-cell>
          <table:table-cell table:number-columns-repeated="1022"/>
        </table:table-row>
        <table:table-row table:style-name="ro1">
          <table:table-cell office:value-type="float" office:value="26063" calcext:value-type="float">
            <text:p>26063</text:p>
          </table:table-cell>
          <table:table-cell office:value-type="float" office:value="37296" calcext:value-type="float">
            <text:p>37296</text:p>
          </table:table-cell>
          <table:table-cell table:number-columns-repeated="1022"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float" office:value="37297" calcext:value-type="float">
            <text:p>37297</text:p>
          </table:table-cell>
          <table:table-cell table:number-columns-repeated="1022"/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float" office:value="37298" calcext:value-type="float">
            <text:p>37298</text:p>
          </table:table-cell>
          <table:table-cell table:number-columns-repeated="1022"/>
        </table:table-row>
        <table:table-row table:style-name="ro1">
          <table:table-cell office:value-type="float" office:value="34966" calcext:value-type="float">
            <text:p>34966</text:p>
          </table:table-cell>
          <table:table-cell office:value-type="float" office:value="37299" calcext:value-type="float">
            <text:p>37299</text:p>
          </table:table-cell>
          <table:table-cell table:number-columns-repeated="1022"/>
        </table:table-row>
        <table:table-row table:style-name="ro1">
          <table:table-cell office:value-type="float" office:value="20854" calcext:value-type="float">
            <text:p>20854</text:p>
          </table:table-cell>
          <table:table-cell office:value-type="float" office:value="37300" calcext:value-type="float">
            <text:p>37300</text:p>
          </table:table-cell>
          <table:table-cell table:number-columns-repeated="1022"/>
        </table:table-row>
        <table:table-row table:style-name="ro1">
          <table:table-cell office:value-type="float" office:value="25539" calcext:value-type="float">
            <text:p>25539</text:p>
          </table:table-cell>
          <table:table-cell office:value-type="float" office:value="37301" calcext:value-type="float">
            <text:p>37301</text:p>
          </table:table-cell>
          <table:table-cell table:number-columns-repeated="1022"/>
        </table:table-row>
        <table:table-row table:style-name="ro1">
          <table:table-cell office:value-type="float" office:value="23384" calcext:value-type="float">
            <text:p>23384</text:p>
          </table:table-cell>
          <table:table-cell office:value-type="float" office:value="37302" calcext:value-type="float">
            <text:p>37302</text:p>
          </table:table-cell>
          <table:table-cell table:number-columns-repeated="1022"/>
        </table:table-row>
        <table:table-row table:style-name="ro1">
          <table:table-cell office:value-type="float" office:value="23403" calcext:value-type="float">
            <text:p>23403</text:p>
          </table:table-cell>
          <table:table-cell office:value-type="float" office:value="37303" calcext:value-type="float">
            <text:p>37303</text:p>
          </table:table-cell>
          <table:table-cell table:number-columns-repeated="1022"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float" office:value="37304" calcext:value-type="float">
            <text:p>37304</text:p>
          </table:table-cell>
          <table:table-cell table:number-columns-repeated="1022"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float" office:value="37305" calcext:value-type="float">
            <text:p>37305</text:p>
          </table:table-cell>
          <table:table-cell table:number-columns-repeated="1022"/>
        </table:table-row>
        <table:table-row table:style-name="ro1">
          <table:table-cell office:value-type="float" office:value="26449" calcext:value-type="float">
            <text:p>26449</text:p>
          </table:table-cell>
          <table:table-cell office:value-type="float" office:value="37306" calcext:value-type="float">
            <text:p>37306</text:p>
          </table:table-cell>
          <table:table-cell table:number-columns-repeated="1022"/>
        </table:table-row>
        <table:table-row table:style-name="ro1">
          <table:table-cell office:value-type="float" office:value="36956" calcext:value-type="float">
            <text:p>36956</text:p>
          </table:table-cell>
          <table:table-cell office:value-type="float" office:value="37307" calcext:value-type="float">
            <text:p>37307</text:p>
          </table:table-cell>
          <table:table-cell table:number-columns-repeated="1022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37308" calcext:value-type="float">
            <text:p>37308</text:p>
          </table:table-cell>
          <table:table-cell table:number-columns-repeated="1022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37309" calcext:value-type="float">
            <text:p>37309</text:p>
          </table:table-cell>
          <table:table-cell table:number-columns-repeated="1022"/>
        </table:table-row>
        <table:table-row table:style-name="ro1">
          <table:table-cell office:value-type="float" office:value="22826" calcext:value-type="float">
            <text:p>22826</text:p>
          </table:table-cell>
          <table:table-cell office:value-type="float" office:value="37310" calcext:value-type="float">
            <text:p>37310</text:p>
          </table:table-cell>
          <table:table-cell table:number-columns-repeated="1022"/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37311" calcext:value-type="float">
            <text:p>37311</text:p>
          </table:table-cell>
          <table:table-cell table:number-columns-repeated="1022"/>
        </table:table-row>
        <table:table-row table:style-name="ro1">
          <table:table-cell office:value-type="float" office:value="35409" calcext:value-type="float">
            <text:p>35409</text:p>
          </table:table-cell>
          <table:table-cell office:value-type="float" office:value="37312" calcext:value-type="float">
            <text:p>37312</text:p>
          </table:table-cell>
          <table:table-cell table:number-columns-repeated="1022"/>
        </table:table-row>
        <table:table-row table:style-name="ro1">
          <table:table-cell office:value-type="float" office:value="21822" calcext:value-type="float">
            <text:p>21822</text:p>
          </table:table-cell>
          <table:table-cell office:value-type="float" office:value="37313" calcext:value-type="float">
            <text:p>37313</text:p>
          </table:table-cell>
          <table:table-cell table:number-columns-repeated="1022"/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float" office:value="37314" calcext:value-type="float">
            <text:p>37314</text:p>
          </table:table-cell>
          <table:table-cell table:number-columns-repeated="1022"/>
        </table:table-row>
        <table:table-row table:style-name="ro1">
          <table:table-cell office:value-type="float" office:value="22949" calcext:value-type="float">
            <text:p>22949</text:p>
          </table:table-cell>
          <table:table-cell office:value-type="float" office:value="37315" calcext:value-type="float">
            <text:p>37315</text:p>
          </table:table-cell>
          <table:table-cell table:number-columns-repeated="1022"/>
        </table:table-row>
        <table:table-row table:style-name="ro1">
          <table:table-cell office:value-type="float" office:value="24816" calcext:value-type="float">
            <text:p>24816</text:p>
          </table:table-cell>
          <table:table-cell office:value-type="float" office:value="37316" calcext:value-type="float">
            <text:p>37316</text:p>
          </table:table-cell>
          <table:table-cell table:number-columns-repeated="1022"/>
        </table:table-row>
        <table:table-row table:style-name="ro1">
          <table:table-cell office:value-type="float" office:value="25171" calcext:value-type="float">
            <text:p>25171</text:p>
          </table:table-cell>
          <table:table-cell office:value-type="float" office:value="37317" calcext:value-type="float">
            <text:p>37317</text:p>
          </table:table-cell>
          <table:table-cell table:number-columns-repeated="1022"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float" office:value="37318" calcext:value-type="float">
            <text:p>37318</text:p>
          </table:table-cell>
          <table:table-cell table:number-columns-repeated="1022"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float" office:value="37319" calcext:value-type="float">
            <text:p>37319</text:p>
          </table:table-cell>
          <table:table-cell table:number-columns-repeated="1022"/>
        </table:table-row>
        <table:table-row table:style-name="ro1">
          <table:table-cell office:value-type="float" office:value="26965" calcext:value-type="float">
            <text:p>26965</text:p>
          </table:table-cell>
          <table:table-cell office:value-type="float" office:value="37320" calcext:value-type="float">
            <text:p>37320</text:p>
          </table:table-cell>
          <table:table-cell table:number-columns-repeated="1022"/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float" office:value="37321" calcext:value-type="float">
            <text:p>37321</text:p>
          </table:table-cell>
          <table:table-cell table:number-columns-repeated="1022"/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float" office:value="37322" calcext:value-type="float">
            <text:p>37322</text:p>
          </table:table-cell>
          <table:table-cell table:number-columns-repeated="1022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37323" calcext:value-type="float">
            <text:p>37323</text:p>
          </table:table-cell>
          <table:table-cell table:number-columns-repeated="1022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float" office:value="37324" calcext:value-type="float">
            <text:p>37324</text:p>
          </table:table-cell>
          <table:table-cell table:number-columns-repeated="1022"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float" office:value="37325" calcext:value-type="float">
            <text:p>37325</text:p>
          </table:table-cell>
          <table:table-cell table:number-columns-repeated="1022"/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37326" calcext:value-type="float">
            <text:p>37326</text:p>
          </table:table-cell>
          <table:table-cell table:number-columns-repeated="1022"/>
        </table:table-row>
        <table:table-row table:style-name="ro1">
          <table:table-cell office:value-type="float" office:value="32784" calcext:value-type="float">
            <text:p>32784</text:p>
          </table:table-cell>
          <table:table-cell office:value-type="float" office:value="37327" calcext:value-type="float">
            <text:p>37327</text:p>
          </table:table-cell>
          <table:table-cell table:number-columns-repeated="1022"/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float" office:value="37328" calcext:value-type="float">
            <text:p>37328</text:p>
          </table:table-cell>
          <table:table-cell table:number-columns-repeated="1022"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float" office:value="37329" calcext:value-type="float">
            <text:p>37329</text:p>
          </table:table-cell>
          <table:table-cell table:number-columns-repeated="1022"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float" office:value="37330" calcext:value-type="float">
            <text:p>37330</text:p>
          </table:table-cell>
          <table:table-cell table:number-columns-repeated="1022"/>
        </table:table-row>
        <table:table-row table:style-name="ro1">
          <table:table-cell office:value-type="float" office:value="24608" calcext:value-type="float">
            <text:p>24608</text:p>
          </table:table-cell>
          <table:table-cell office:value-type="float" office:value="37331" calcext:value-type="float">
            <text:p>37331</text:p>
          </table:table-cell>
          <table:table-cell table:number-columns-repeated="1022"/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float" office:value="37332" calcext:value-type="float">
            <text:p>37332</text:p>
          </table:table-cell>
          <table:table-cell table:number-columns-repeated="1022"/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37333" calcext:value-type="float">
            <text:p>37333</text:p>
          </table:table-cell>
          <table:table-cell table:number-columns-repeated="1022"/>
        </table:table-row>
        <table:table-row table:style-name="ro1">
          <table:table-cell office:value-type="float" office:value="26367" calcext:value-type="float">
            <text:p>26367</text:p>
          </table:table-cell>
          <table:table-cell office:value-type="float" office:value="37334" calcext:value-type="float">
            <text:p>37334</text:p>
          </table:table-cell>
          <table:table-cell table:number-columns-repeated="1022"/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float" office:value="37335" calcext:value-type="float">
            <text:p>37335</text:p>
          </table:table-cell>
          <table:table-cell table:number-columns-repeated="1022"/>
        </table:table-row>
        <table:table-row table:style-name="ro1">
          <table:table-cell office:value-type="float" office:value="28382" calcext:value-type="float">
            <text:p>28382</text:p>
          </table:table-cell>
          <table:table-cell office:value-type="float" office:value="37336" calcext:value-type="float">
            <text:p>37336</text:p>
          </table:table-cell>
          <table:table-cell table:number-columns-repeated="1022"/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37337" calcext:value-type="float">
            <text:p>37337</text:p>
          </table:table-cell>
          <table:table-cell table:number-columns-repeated="1022"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float" office:value="37338" calcext:value-type="float">
            <text:p>37338</text:p>
          </table:table-cell>
          <table:table-cell table:number-columns-repeated="1022"/>
        </table:table-row>
        <table:table-row table:style-name="ro1">
          <table:table-cell office:value-type="float" office:value="33492" calcext:value-type="float">
            <text:p>33492</text:p>
          </table:table-cell>
          <table:table-cell office:value-type="float" office:value="37339" calcext:value-type="float">
            <text:p>37339</text:p>
          </table:table-cell>
          <table:table-cell table:number-columns-repeated="1022"/>
        </table:table-row>
        <table:table-row table:style-name="ro1">
          <table:table-cell office:value-type="float" office:value="34955" calcext:value-type="float">
            <text:p>34955</text:p>
          </table:table-cell>
          <table:table-cell office:value-type="float" office:value="37340" calcext:value-type="float">
            <text:p>37340</text:p>
          </table:table-cell>
          <table:table-cell table:number-columns-repeated="1022"/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37341" calcext:value-type="float">
            <text:p>37341</text:p>
          </table:table-cell>
          <table:table-cell table:number-columns-repeated="1022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37342" calcext:value-type="float">
            <text:p>37342</text:p>
          </table:table-cell>
          <table:table-cell table:number-columns-repeated="1022"/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37343" calcext:value-type="float">
            <text:p>37343</text:p>
          </table:table-cell>
          <table:table-cell table:number-columns-repeated="1022"/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float" office:value="37344" calcext:value-type="float">
            <text:p>37344</text:p>
          </table:table-cell>
          <table:table-cell table:number-columns-repeated="1022"/>
        </table:table-row>
        <table:table-row table:style-name="ro1">
          <table:table-cell office:value-type="float" office:value="40667" calcext:value-type="float">
            <text:p>40667</text:p>
          </table:table-cell>
          <table:table-cell office:value-type="float" office:value="37345" calcext:value-type="float">
            <text:p>37345</text:p>
          </table:table-cell>
          <table:table-cell table:number-columns-repeated="1022"/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float" office:value="37346" calcext:value-type="float">
            <text:p>37346</text:p>
          </table:table-cell>
          <table:table-cell table:number-columns-repeated="1022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float" office:value="37347" calcext:value-type="float">
            <text:p>37347</text:p>
          </table:table-cell>
          <table:table-cell table:number-columns-repeated="1022"/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float" office:value="37348" calcext:value-type="float">
            <text:p>37348</text:p>
          </table:table-cell>
          <table:table-cell table:number-columns-repeated="1022"/>
        </table:table-row>
        <table:table-row table:style-name="ro1">
          <table:table-cell office:value-type="float" office:value="22823" calcext:value-type="float">
            <text:p>22823</text:p>
          </table:table-cell>
          <table:table-cell office:value-type="float" office:value="37349" calcext:value-type="float">
            <text:p>37349</text:p>
          </table:table-cell>
          <table:table-cell table:number-columns-repeated="1022"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float" office:value="37350" calcext:value-type="float">
            <text:p>37350</text:p>
          </table:table-cell>
          <table:table-cell table:number-columns-repeated="1022"/>
        </table:table-row>
        <table:table-row table:style-name="ro1">
          <table:table-cell office:value-type="float" office:value="37261" calcext:value-type="float">
            <text:p>37261</text:p>
          </table:table-cell>
          <table:table-cell office:value-type="float" office:value="37351" calcext:value-type="float">
            <text:p>37351</text:p>
          </table:table-cell>
          <table:table-cell table:number-columns-repeated="1022"/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float" office:value="37352" calcext:value-type="float">
            <text:p>37352</text:p>
          </table:table-cell>
          <table:table-cell table:number-columns-repeated="1022"/>
        </table:table-row>
        <table:table-row table:style-name="ro1">
          <table:table-cell office:value-type="float" office:value="40441" calcext:value-type="float">
            <text:p>40441</text:p>
          </table:table-cell>
          <table:table-cell office:value-type="float" office:value="37353" calcext:value-type="float">
            <text:p>37353</text:p>
          </table:table-cell>
          <table:table-cell table:number-columns-repeated="1022"/>
        </table:table-row>
        <table:table-row table:style-name="ro1">
          <table:table-cell office:value-type="float" office:value="28381" calcext:value-type="float">
            <text:p>28381</text:p>
          </table:table-cell>
          <table:table-cell office:value-type="float" office:value="37354" calcext:value-type="float">
            <text:p>37354</text:p>
          </table:table-cell>
          <table:table-cell table:number-columns-repeated="1022"/>
        </table:table-row>
        <table:table-row table:style-name="ro1">
          <table:table-cell office:value-type="float" office:value="28711" calcext:value-type="float">
            <text:p>28711</text:p>
          </table:table-cell>
          <table:table-cell office:value-type="float" office:value="37355" calcext:value-type="float">
            <text:p>37355</text:p>
          </table:table-cell>
          <table:table-cell table:number-columns-repeated="1022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float" office:value="37356" calcext:value-type="float">
            <text:p>37356</text:p>
          </table:table-cell>
          <table:table-cell table:number-columns-repeated="1022"/>
        </table:table-row>
        <table:table-row table:style-name="ro1">
          <table:table-cell office:value-type="float" office:value="21828" calcext:value-type="float">
            <text:p>21828</text:p>
          </table:table-cell>
          <table:table-cell office:value-type="float" office:value="37357" calcext:value-type="float">
            <text:p>37357</text:p>
          </table:table-cell>
          <table:table-cell table:number-columns-repeated="1022"/>
        </table:table-row>
        <table:table-row table:style-name="ro1">
          <table:table-cell office:value-type="float" office:value="23429" calcext:value-type="float">
            <text:p>23429</text:p>
          </table:table-cell>
          <table:table-cell office:value-type="float" office:value="37358" calcext:value-type="float">
            <text:p>37358</text:p>
          </table:table-cell>
          <table:table-cell table:number-columns-repeated="1022"/>
        </table:table-row>
        <table:table-row table:style-name="ro1">
          <table:table-cell office:value-type="float" office:value="25176" calcext:value-type="float">
            <text:p>25176</text:p>
          </table:table-cell>
          <table:table-cell office:value-type="float" office:value="37359" calcext:value-type="float">
            <text:p>37359</text:p>
          </table:table-cell>
          <table:table-cell table:number-columns-repeated="1022"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float" office:value="37360" calcext:value-type="float">
            <text:p>37360</text:p>
          </table:table-cell>
          <table:table-cell table:number-columns-repeated="1022"/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float" office:value="37361" calcext:value-type="float">
            <text:p>37361</text:p>
          </table:table-cell>
          <table:table-cell table:number-columns-repeated="1022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37362" calcext:value-type="float">
            <text:p>37362</text:p>
          </table:table-cell>
          <table:table-cell table:number-columns-repeated="1022"/>
        </table:table-row>
        <table:table-row table:style-name="ro1">
          <table:table-cell office:value-type="float" office:value="28655" calcext:value-type="float">
            <text:p>28655</text:p>
          </table:table-cell>
          <table:table-cell office:value-type="float" office:value="37363" calcext:value-type="float">
            <text:p>37363</text:p>
          </table:table-cell>
          <table:table-cell table:number-columns-repeated="1022"/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37364" calcext:value-type="float">
            <text:p>37364</text:p>
          </table:table-cell>
          <table:table-cell table:number-columns-repeated="1022"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float" office:value="37365" calcext:value-type="float">
            <text:p>37365</text:p>
          </table:table-cell>
          <table:table-cell table:number-columns-repeated="1022"/>
        </table:table-row>
        <table:table-row table:style-name="ro1">
          <table:table-cell office:value-type="float" office:value="37944" calcext:value-type="float">
            <text:p>37944</text:p>
          </table:table-cell>
          <table:table-cell office:value-type="float" office:value="37366" calcext:value-type="float">
            <text:p>37366</text:p>
          </table:table-cell>
          <table:table-cell table:number-columns-repeated="1022"/>
        </table:table-row>
        <table:table-row table:style-name="ro1">
          <table:table-cell office:value-type="float" office:value="28609" calcext:value-type="float">
            <text:p>28609</text:p>
          </table:table-cell>
          <table:table-cell office:value-type="float" office:value="37367" calcext:value-type="float">
            <text:p>37367</text:p>
          </table:table-cell>
          <table:table-cell table:number-columns-repeated="1022"/>
        </table:table-row>
        <table:table-row table:style-name="ro1">
          <table:table-cell office:value-type="float" office:value="35582" calcext:value-type="float">
            <text:p>35582</text:p>
          </table:table-cell>
          <table:table-cell office:value-type="float" office:value="37368" calcext:value-type="float">
            <text:p>37368</text:p>
          </table:table-cell>
          <table:table-cell table:number-columns-repeated="1022"/>
        </table:table-row>
        <table:table-row table:style-name="ro1">
          <table:table-cell office:value-type="float" office:value="33592" calcext:value-type="float">
            <text:p>33592</text:p>
          </table:table-cell>
          <table:table-cell office:value-type="float" office:value="37369" calcext:value-type="float">
            <text:p>37369</text:p>
          </table:table-cell>
          <table:table-cell table:number-columns-repeated="1022"/>
        </table:table-row>
        <table:table-row table:style-name="ro1">
          <table:table-cell office:value-type="float" office:value="20967" calcext:value-type="float">
            <text:p>20967</text:p>
          </table:table-cell>
          <table:table-cell office:value-type="float" office:value="37370" calcext:value-type="float">
            <text:p>37370</text:p>
          </table:table-cell>
          <table:table-cell table:number-columns-repeated="1022"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7371" calcext:value-type="float">
            <text:p>37371</text:p>
          </table:table-cell>
          <table:table-cell table:number-columns-repeated="1022"/>
        </table:table-row>
        <table:table-row table:style-name="ro1">
          <table:table-cell office:value-type="float" office:value="21482" calcext:value-type="float">
            <text:p>21482</text:p>
          </table:table-cell>
          <table:table-cell office:value-type="float" office:value="37372" calcext:value-type="float">
            <text:p>37372</text:p>
          </table:table-cell>
          <table:table-cell table:number-columns-repeated="1022"/>
        </table:table-row>
        <table:table-row table:style-name="ro1">
          <table:table-cell office:value-type="float" office:value="21481" calcext:value-type="float">
            <text:p>21481</text:p>
          </table:table-cell>
          <table:table-cell office:value-type="float" office:value="37440" calcext:value-type="float">
            <text:p>37440</text:p>
          </table:table-cell>
          <table:table-cell table:number-columns-repeated="1022"/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float" office:value="37441" calcext:value-type="float">
            <text:p>37441</text:p>
          </table:table-cell>
          <table:table-cell table:number-columns-repeated="1022"/>
        </table:table-row>
        <table:table-row table:style-name="ro1">
          <table:table-cell office:value-type="float" office:value="36948" calcext:value-type="float">
            <text:p>36948</text:p>
          </table:table-cell>
          <table:table-cell office:value-type="float" office:value="37442" calcext:value-type="float">
            <text:p>37442</text:p>
          </table:table-cell>
          <table:table-cell table:number-columns-repeated="1022"/>
        </table:table-row>
        <table:table-row table:style-name="ro1">
          <table:table-cell office:value-type="float" office:value="36784" calcext:value-type="float">
            <text:p>36784</text:p>
          </table:table-cell>
          <table:table-cell office:value-type="float" office:value="37443" calcext:value-type="float">
            <text:p>37443</text:p>
          </table:table-cell>
          <table:table-cell table:number-columns-repeated="1022"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37444" calcext:value-type="float">
            <text:p>37444</text:p>
          </table:table-cell>
          <table:table-cell table:number-columns-repeated="1022"/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37445" calcext:value-type="float">
            <text:p>37445</text:p>
          </table:table-cell>
          <table:table-cell table:number-columns-repeated="1022"/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float" office:value="37446" calcext:value-type="float">
            <text:p>37446</text:p>
          </table:table-cell>
          <table:table-cell table:number-columns-repeated="1022"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float" office:value="37447" calcext:value-type="float">
            <text:p>37447</text:p>
          </table:table-cell>
          <table:table-cell table:number-columns-repeated="1022"/>
        </table:table-row>
        <table:table-row table:style-name="ro1">
          <table:table-cell office:value-type="float" office:value="36799" calcext:value-type="float">
            <text:p>36799</text:p>
          </table:table-cell>
          <table:table-cell office:value-type="float" office:value="37448" calcext:value-type="float">
            <text:p>37448</text:p>
          </table:table-cell>
          <table:table-cell table:number-columns-repeated="1022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37449" calcext:value-type="float">
            <text:p>37449</text:p>
          </table:table-cell>
          <table:table-cell table:number-columns-repeated="1022"/>
        </table:table-row>
        <table:table-row table:style-name="ro1">
          <table:table-cell office:value-type="float" office:value="35895" calcext:value-type="float">
            <text:p>35895</text:p>
          </table:table-cell>
          <table:table-cell office:value-type="float" office:value="37450" calcext:value-type="float">
            <text:p>37450</text:p>
          </table:table-cell>
          <table:table-cell table:number-columns-repeated="1022"/>
        </table:table-row>
        <table:table-row table:style-name="ro1">
          <table:table-cell office:value-type="float" office:value="29432" calcext:value-type="float">
            <text:p>29432</text:p>
          </table:table-cell>
          <table:table-cell office:value-type="float" office:value="37451" calcext:value-type="float">
            <text:p>37451</text:p>
          </table:table-cell>
          <table:table-cell table:number-columns-repeated="1022"/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float" office:value="37452" calcext:value-type="float">
            <text:p>37452</text:p>
          </table:table-cell>
          <table:table-cell table:number-columns-repeated="1022"/>
        </table:table-row>
        <table:table-row table:style-name="ro1">
          <table:table-cell office:value-type="float" office:value="27197" calcext:value-type="float">
            <text:p>27197</text:p>
          </table:table-cell>
          <table:table-cell office:value-type="float" office:value="37453" calcext:value-type="float">
            <text:p>37453</text:p>
          </table:table-cell>
          <table:table-cell table:number-columns-repeated="1022"/>
        </table:table-row>
        <table:table-row table:style-name="ro1">
          <table:table-cell office:value-type="float" office:value="35504" calcext:value-type="float">
            <text:p>35504</text:p>
          </table:table-cell>
          <table:table-cell office:value-type="float" office:value="37454" calcext:value-type="float">
            <text:p>37454</text:p>
          </table:table-cell>
          <table:table-cell table:number-columns-repeated="1022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37455" calcext:value-type="float">
            <text:p>37455</text:p>
          </table:table-cell>
          <table:table-cell table:number-columns-repeated="1022"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float" office:value="37456" calcext:value-type="float">
            <text:p>37456</text:p>
          </table:table-cell>
          <table:table-cell table:number-columns-repeated="1022"/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37457" calcext:value-type="float">
            <text:p>37457</text:p>
          </table:table-cell>
          <table:table-cell table:number-columns-repeated="1022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37458" calcext:value-type="float">
            <text:p>37458</text:p>
          </table:table-cell>
          <table:table-cell table:number-columns-repeated="1022"/>
        </table:table-row>
        <table:table-row table:style-name="ro1">
          <table:table-cell office:value-type="float" office:value="25285" calcext:value-type="float">
            <text:p>25285</text:p>
          </table:table-cell>
          <table:table-cell office:value-type="float" office:value="37459" calcext:value-type="float">
            <text:p>37459</text:p>
          </table:table-cell>
          <table:table-cell table:number-columns-repeated="1022"/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float" office:value="37460" calcext:value-type="float">
            <text:p>37460</text:p>
          </table:table-cell>
          <table:table-cell table:number-columns-repeated="1022"/>
        </table:table-row>
        <table:table-row table:style-name="ro1">
          <table:table-cell office:value-type="float" office:value="26086" calcext:value-type="float">
            <text:p>26086</text:p>
          </table:table-cell>
          <table:table-cell office:value-type="float" office:value="37461" calcext:value-type="float">
            <text:p>37461</text:p>
          </table:table-cell>
          <table:table-cell table:number-columns-repeated="1022"/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float" office:value="37462" calcext:value-type="float">
            <text:p>37462</text:p>
          </table:table-cell>
          <table:table-cell table:number-columns-repeated="1022"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float" office:value="37463" calcext:value-type="float">
            <text:p>37463</text:p>
          </table:table-cell>
          <table:table-cell table:number-columns-repeated="1022"/>
        </table:table-row>
        <table:table-row table:style-name="ro1">
          <table:table-cell office:value-type="float" office:value="28251" calcext:value-type="float">
            <text:p>28251</text:p>
          </table:table-cell>
          <table:table-cell office:value-type="float" office:value="37464" calcext:value-type="float">
            <text:p>37464</text:p>
          </table:table-cell>
          <table:table-cell table:number-columns-repeated="1022"/>
        </table:table-row>
        <table:table-row table:style-name="ro1">
          <table:table-cell office:value-type="float" office:value="28845" calcext:value-type="float">
            <text:p>28845</text:p>
          </table:table-cell>
          <table:table-cell office:value-type="float" office:value="37465" calcext:value-type="float">
            <text:p>37465</text:p>
          </table:table-cell>
          <table:table-cell table:number-columns-repeated="1022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37466" calcext:value-type="float">
            <text:p>37466</text:p>
          </table:table-cell>
          <table:table-cell table:number-columns-repeated="1022"/>
        </table:table-row>
        <table:table-row table:style-name="ro1">
          <table:table-cell office:value-type="float" office:value="31471" calcext:value-type="float">
            <text:p>31471</text:p>
          </table:table-cell>
          <table:table-cell office:value-type="float" office:value="37467" calcext:value-type="float">
            <text:p>37467</text:p>
          </table:table-cell>
          <table:table-cell table:number-columns-repeated="1022"/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float" office:value="37468" calcext:value-type="float">
            <text:p>37468</text:p>
          </table:table-cell>
          <table:table-cell table:number-columns-repeated="1022"/>
        </table:table-row>
        <table:table-row table:style-name="ro1">
          <table:table-cell office:value-type="float" office:value="32187" calcext:value-type="float">
            <text:p>32187</text:p>
          </table:table-cell>
          <table:table-cell office:value-type="float" office:value="37469" calcext:value-type="float">
            <text:p>37469</text:p>
          </table:table-cell>
          <table:table-cell table:number-columns-repeated="1022"/>
        </table:table-row>
        <table:table-row table:style-name="ro1">
          <table:table-cell office:value-type="float" office:value="32829" calcext:value-type="float">
            <text:p>32829</text:p>
          </table:table-cell>
          <table:table-cell office:value-type="float" office:value="37470" calcext:value-type="float">
            <text:p>37470</text:p>
          </table:table-cell>
          <table:table-cell table:number-columns-repeated="1022"/>
        </table:table-row>
        <table:table-row table:style-name="ro1">
          <table:table-cell office:value-type="float" office:value="32966" calcext:value-type="float">
            <text:p>32966</text:p>
          </table:table-cell>
          <table:table-cell office:value-type="float" office:value="37471" calcext:value-type="float">
            <text:p>37471</text:p>
          </table:table-cell>
          <table:table-cell table:number-columns-repeated="1022"/>
        </table:table-row>
        <table:table-row table:style-name="ro1">
          <table:table-cell office:value-type="float" office:value="34507" calcext:value-type="float">
            <text:p>34507</text:p>
          </table:table-cell>
          <table:table-cell office:value-type="float" office:value="37472" calcext:value-type="float">
            <text:p>37472</text:p>
          </table:table-cell>
          <table:table-cell table:number-columns-repeated="1022"/>
        </table:table-row>
        <table:table-row table:style-name="ro1">
          <table:table-cell office:value-type="float" office:value="35477" calcext:value-type="float">
            <text:p>35477</text:p>
          </table:table-cell>
          <table:table-cell office:value-type="float" office:value="37473" calcext:value-type="float">
            <text:p>37473</text:p>
          </table:table-cell>
          <table:table-cell table:number-columns-repeated="1022"/>
        </table:table-row>
        <table:table-row table:style-name="ro1">
          <table:table-cell office:value-type="float" office:value="37723" calcext:value-type="float">
            <text:p>37723</text:p>
          </table:table-cell>
          <table:table-cell office:value-type="float" office:value="37474" calcext:value-type="float">
            <text:p>37474</text:p>
          </table:table-cell>
          <table:table-cell table:number-columns-repeated="1022"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float" office:value="37475" calcext:value-type="float">
            <text:p>37475</text:p>
          </table:table-cell>
          <table:table-cell table:number-columns-repeated="1022"/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37476" calcext:value-type="float">
            <text:p>37476</text:p>
          </table:table-cell>
          <table:table-cell table:number-columns-repeated="1022"/>
        </table:table-row>
        <table:table-row table:style-name="ro1">
          <table:table-cell office:value-type="float" office:value="24382" calcext:value-type="float">
            <text:p>24382</text:p>
          </table:table-cell>
          <table:table-cell office:value-type="float" office:value="37477" calcext:value-type="float">
            <text:p>37477</text:p>
          </table:table-cell>
          <table:table-cell table:number-columns-repeated="1022"/>
        </table:table-row>
        <table:table-row table:style-name="ro1">
          <table:table-cell office:value-type="float" office:value="26029" calcext:value-type="float">
            <text:p>26029</text:p>
          </table:table-cell>
          <table:table-cell office:value-type="float" office:value="37478" calcext:value-type="float">
            <text:p>37478</text:p>
          </table:table-cell>
          <table:table-cell table:number-columns-repeated="1022"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float" office:value="37479" calcext:value-type="float">
            <text:p>37479</text:p>
          </table:table-cell>
          <table:table-cell table:number-columns-repeated="1022"/>
        </table:table-row>
        <table:table-row table:style-name="ro1">
          <table:table-cell office:value-type="float" office:value="27264" calcext:value-type="float">
            <text:p>27264</text:p>
          </table:table-cell>
          <table:table-cell office:value-type="float" office:value="37480" calcext:value-type="float">
            <text:p>37480</text:p>
          </table:table-cell>
          <table:table-cell table:number-columns-repeated="1022"/>
        </table:table-row>
        <table:table-row table:style-name="ro1">
          <table:table-cell office:value-type="float" office:value="27573" calcext:value-type="float">
            <text:p>27573</text:p>
          </table:table-cell>
          <table:table-cell office:value-type="float" office:value="37481" calcext:value-type="float">
            <text:p>37481</text:p>
          </table:table-cell>
          <table:table-cell table:number-columns-repeated="1022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37482" calcext:value-type="float">
            <text:p>37482</text:p>
          </table:table-cell>
          <table:table-cell table:number-columns-repeated="1022"/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float" office:value="37483" calcext:value-type="float">
            <text:p>37483</text:p>
          </table:table-cell>
          <table:table-cell table:number-columns-repeated="1022"/>
        </table:table-row>
        <table:table-row table:style-name="ro1">
          <table:table-cell office:value-type="float" office:value="20516" calcext:value-type="float">
            <text:p>20516</text:p>
          </table:table-cell>
          <table:table-cell office:value-type="float" office:value="37484" calcext:value-type="float">
            <text:p>37484</text:p>
          </table:table-cell>
          <table:table-cell table:number-columns-repeated="1022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37485" calcext:value-type="float">
            <text:p>37485</text:p>
          </table:table-cell>
          <table:table-cell table:number-columns-repeated="1022"/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37486" calcext:value-type="float">
            <text:p>37486</text:p>
          </table:table-cell>
          <table:table-cell table:number-columns-repeated="1022"/>
        </table:table-row>
        <table:table-row table:style-name="ro1">
          <table:table-cell office:value-type="float" office:value="24347" calcext:value-type="float">
            <text:p>24347</text:p>
          </table:table-cell>
          <table:table-cell office:value-type="float" office:value="37487" calcext:value-type="float">
            <text:p>37487</text:p>
          </table:table-cell>
          <table:table-cell table:number-columns-repeated="1022"/>
        </table:table-row>
        <table:table-row table:style-name="ro1">
          <table:table-cell office:value-type="float" office:value="24677" calcext:value-type="float">
            <text:p>24677</text:p>
          </table:table-cell>
          <table:table-cell office:value-type="float" office:value="37488" calcext:value-type="float">
            <text:p>37488</text:p>
          </table:table-cell>
          <table:table-cell table:number-columns-repeated="1022"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float" office:value="37489" calcext:value-type="float">
            <text:p>37489</text:p>
          </table:table-cell>
          <table:table-cell table:number-columns-repeated="1022"/>
        </table:table-row>
        <table:table-row table:style-name="ro1">
          <table:table-cell office:value-type="float" office:value="27744" calcext:value-type="float">
            <text:p>27744</text:p>
          </table:table-cell>
          <table:table-cell office:value-type="float" office:value="37490" calcext:value-type="float">
            <text:p>37490</text:p>
          </table:table-cell>
          <table:table-cell table:number-columns-repeated="1022"/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float" office:value="37491" calcext:value-type="float">
            <text:p>37491</text:p>
          </table:table-cell>
          <table:table-cell table:number-columns-repeated="1022"/>
        </table:table-row>
        <table:table-row table:style-name="ro1">
          <table:table-cell office:value-type="float" office:value="31258" calcext:value-type="float">
            <text:p>31258</text:p>
          </table:table-cell>
          <table:table-cell office:value-type="float" office:value="37492" calcext:value-type="float">
            <text:p>37492</text:p>
          </table:table-cell>
          <table:table-cell table:number-columns-repeated="1022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float" office:value="37493" calcext:value-type="float">
            <text:p>37493</text:p>
          </table:table-cell>
          <table:table-cell table:number-columns-repeated="1022"/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float" office:value="37494" calcext:value-type="float">
            <text:p>37494</text:p>
          </table:table-cell>
          <table:table-cell table:number-columns-repeated="1022"/>
        </table:table-row>
        <table:table-row table:style-name="ro1">
          <table:table-cell office:value-type="float" office:value="34584" calcext:value-type="float">
            <text:p>34584</text:p>
          </table:table-cell>
          <table:table-cell office:value-type="float" office:value="37495" calcext:value-type="float">
            <text:p>37495</text:p>
          </table:table-cell>
          <table:table-cell table:number-columns-repeated="1022"/>
        </table:table-row>
        <table:table-row table:style-name="ro1">
          <table:table-cell office:value-type="float" office:value="36933" calcext:value-type="float">
            <text:p>36933</text:p>
          </table:table-cell>
          <table:table-cell office:value-type="float" office:value="37496" calcext:value-type="float">
            <text:p>37496</text:p>
          </table:table-cell>
          <table:table-cell table:number-columns-repeated="1022"/>
        </table:table-row>
        <table:table-row table:style-name="ro1">
          <table:table-cell office:value-type="float" office:value="39347" calcext:value-type="float">
            <text:p>39347</text:p>
          </table:table-cell>
          <table:table-cell office:value-type="float" office:value="37497" calcext:value-type="float">
            <text:p>37497</text:p>
          </table:table-cell>
          <table:table-cell table:number-columns-repeated="1022"/>
        </table:table-row>
        <table:table-row table:style-name="ro1">
          <table:table-cell office:value-type="float" office:value="31689" calcext:value-type="float">
            <text:p>31689</text:p>
          </table:table-cell>
          <table:table-cell office:value-type="float" office:value="37498" calcext:value-type="float">
            <text:p>37498</text:p>
          </table:table-cell>
          <table:table-cell table:number-columns-repeated="1022"/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float" office:value="37499" calcext:value-type="float">
            <text:p>37499</text:p>
          </table:table-cell>
          <table:table-cell table:number-columns-repeated="1022"/>
        </table:table-row>
        <table:table-row table:style-name="ro1">
          <table:table-cell office:value-type="float" office:value="31481" calcext:value-type="float">
            <text:p>31481</text:p>
          </table:table-cell>
          <table:table-cell office:value-type="float" office:value="37500" calcext:value-type="float">
            <text:p>37500</text:p>
          </table:table-cell>
          <table:table-cell table:number-columns-repeated="1022"/>
        </table:table-row>
        <table:table-row table:style-name="ro1">
          <table:table-cell office:value-type="float" office:value="31569" calcext:value-type="float">
            <text:p>31569</text:p>
          </table:table-cell>
          <table:table-cell office:value-type="float" office:value="37501" calcext:value-type="float">
            <text:p>37501</text:p>
          </table:table-cell>
          <table:table-cell table:number-columns-repeated="1022"/>
        </table:table-row>
        <table:table-row table:style-name="ro1">
          <table:table-cell office:value-type="float" office:value="33988" calcext:value-type="float">
            <text:p>33988</text:p>
          </table:table-cell>
          <table:table-cell office:value-type="float" office:value="37502" calcext:value-type="float">
            <text:p>37502</text:p>
          </table:table-cell>
          <table:table-cell table:number-columns-repeated="1022"/>
        </table:table-row>
        <table:table-row table:style-name="ro1">
          <table:table-cell office:value-type="float" office:value="36880" calcext:value-type="float">
            <text:p>36880</text:p>
          </table:table-cell>
          <table:table-cell office:value-type="float" office:value="37504" calcext:value-type="float">
            <text:p>37504</text:p>
          </table:table-cell>
          <table:table-cell table:number-columns-repeated="1022"/>
        </table:table-row>
        <table:table-row table:style-name="ro1">
          <table:table-cell office:value-type="float" office:value="31209" calcext:value-type="float">
            <text:p>31209</text:p>
          </table:table-cell>
          <table:table-cell office:value-type="float" office:value="37505" calcext:value-type="float">
            <text:p>37505</text:p>
          </table:table-cell>
          <table:table-cell table:number-columns-repeated="1022"/>
        </table:table-row>
        <table:table-row table:style-name="ro1">
          <table:table-cell office:value-type="float" office:value="31378" calcext:value-type="float">
            <text:p>31378</text:p>
          </table:table-cell>
          <table:table-cell office:value-type="float" office:value="37506" calcext:value-type="float">
            <text:p>37506</text:p>
          </table:table-cell>
          <table:table-cell table:number-columns-repeated="1022"/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37507" calcext:value-type="float">
            <text:p>37507</text:p>
          </table:table-cell>
          <table:table-cell table:number-columns-repeated="1022"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float" office:value="37508" calcext:value-type="float">
            <text:p>37508</text:p>
          </table:table-cell>
          <table:table-cell table:number-columns-repeated="1022"/>
        </table:table-row>
        <table:table-row table:style-name="ro1">
          <table:table-cell office:value-type="float" office:value="30528" calcext:value-type="float">
            <text:p>30528</text:p>
          </table:table-cell>
          <table:table-cell office:value-type="float" office:value="37509" calcext:value-type="float">
            <text:p>37509</text:p>
          </table:table-cell>
          <table:table-cell table:number-columns-repeated="1022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37510" calcext:value-type="float">
            <text:p>37510</text:p>
          </table:table-cell>
          <table:table-cell table:number-columns-repeated="1022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37511" calcext:value-type="float">
            <text:p>37511</text:p>
          </table:table-cell>
          <table:table-cell table:number-columns-repeated="1022"/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float" office:value="37512" calcext:value-type="float">
            <text:p>37512</text:p>
          </table:table-cell>
          <table:table-cell table:number-columns-repeated="1022"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37513" calcext:value-type="float">
            <text:p>37513</text:p>
          </table:table-cell>
          <table:table-cell table:number-columns-repeated="1022"/>
        </table:table-row>
        <table:table-row table:style-name="ro1">
          <table:table-cell office:value-type="float" office:value="25277" calcext:value-type="float">
            <text:p>25277</text:p>
          </table:table-cell>
          <table:table-cell office:value-type="float" office:value="37514" calcext:value-type="float">
            <text:p>37514</text:p>
          </table:table-cell>
          <table:table-cell table:number-columns-repeated="1022"/>
        </table:table-row>
        <table:table-row table:style-name="ro1">
          <table:table-cell office:value-type="float" office:value="26172" calcext:value-type="float">
            <text:p>26172</text:p>
          </table:table-cell>
          <table:table-cell office:value-type="float" office:value="37515" calcext:value-type="float">
            <text:p>37515</text:p>
          </table:table-cell>
          <table:table-cell table:number-columns-repeated="1022"/>
        </table:table-row>
        <table:table-row table:style-name="ro1">
          <table:table-cell office:value-type="float" office:value="26609" calcext:value-type="float">
            <text:p>26609</text:p>
          </table:table-cell>
          <table:table-cell office:value-type="float" office:value="37516" calcext:value-type="float">
            <text:p>37516</text:p>
          </table:table-cell>
          <table:table-cell table:number-columns-repeated="1022"/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37517" calcext:value-type="float">
            <text:p>37517</text:p>
          </table:table-cell>
          <table:table-cell table:number-columns-repeated="1022"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float" office:value="37518" calcext:value-type="float">
            <text:p>37518</text:p>
          </table:table-cell>
          <table:table-cell table:number-columns-repeated="1022"/>
        </table:table-row>
        <table:table-row table:style-name="ro1">
          <table:table-cell office:value-type="float" office:value="34935" calcext:value-type="float">
            <text:p>34935</text:p>
          </table:table-cell>
          <table:table-cell office:value-type="float" office:value="37519" calcext:value-type="float">
            <text:p>37519</text:p>
          </table:table-cell>
          <table:table-cell table:number-columns-repeated="1022"/>
        </table:table-row>
        <table:table-row table:style-name="ro1">
          <table:table-cell office:value-type="float" office:value="35387" calcext:value-type="float">
            <text:p>35387</text:p>
          </table:table-cell>
          <table:table-cell office:value-type="float" office:value="37520" calcext:value-type="float">
            <text:p>37520</text:p>
          </table:table-cell>
          <table:table-cell table:number-columns-repeated="1022"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37521" calcext:value-type="float">
            <text:p>37521</text:p>
          </table:table-cell>
          <table:table-cell table:number-columns-repeated="1022"/>
        </table:table-row>
        <table:table-row table:style-name="ro1">
          <table:table-cell office:value-type="float" office:value="37619" calcext:value-type="float">
            <text:p>37619</text:p>
          </table:table-cell>
          <table:table-cell office:value-type="float" office:value="37522" calcext:value-type="float">
            <text:p>37522</text:p>
          </table:table-cell>
          <table:table-cell table:number-columns-repeated="1022"/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float" office:value="37523" calcext:value-type="float">
            <text:p>37523</text:p>
          </table:table-cell>
          <table:table-cell table:number-columns-repeated="1022"/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37524" calcext:value-type="float">
            <text:p>37524</text:p>
          </table:table-cell>
          <table:table-cell table:number-columns-repeated="1022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37525" calcext:value-type="float">
            <text:p>37525</text:p>
          </table:table-cell>
          <table:table-cell table:number-columns-repeated="1022"/>
        </table:table-row>
        <table:table-row table:style-name="ro1">
          <table:table-cell office:value-type="float" office:value="29482" calcext:value-type="float">
            <text:p>29482</text:p>
          </table:table-cell>
          <table:table-cell office:value-type="float" office:value="37526" calcext:value-type="float">
            <text:p>37526</text:p>
          </table:table-cell>
          <table:table-cell table:number-columns-repeated="1022"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float" office:value="37527" calcext:value-type="float">
            <text:p>37527</text:p>
          </table:table-cell>
          <table:table-cell table:number-columns-repeated="1022"/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37528" calcext:value-type="float">
            <text:p>37528</text:p>
          </table:table-cell>
          <table:table-cell table:number-columns-repeated="1022"/>
        </table:table-row>
        <table:table-row table:style-name="ro1">
          <table:table-cell office:value-type="float" office:value="36015" calcext:value-type="float">
            <text:p>36015</text:p>
          </table:table-cell>
          <table:table-cell office:value-type="float" office:value="37529" calcext:value-type="float">
            <text:p>37529</text:p>
          </table:table-cell>
          <table:table-cell table:number-columns-repeated="1022"/>
        </table:table-row>
        <table:table-row table:style-name="ro1">
          <table:table-cell office:value-type="float" office:value="19969" calcext:value-type="float">
            <text:p>19969</text:p>
          </table:table-cell>
          <table:table-cell office:value-type="float" office:value="37530" calcext:value-type="float">
            <text:p>37530</text:p>
          </table:table-cell>
          <table:table-cell table:number-columns-repeated="1022"/>
        </table:table-row>
        <table:table-row table:style-name="ro1">
          <table:table-cell office:value-type="float" office:value="20806" calcext:value-type="float">
            <text:p>20806</text:p>
          </table:table-cell>
          <table:table-cell office:value-type="float" office:value="37531" calcext:value-type="float">
            <text:p>37531</text:p>
          </table:table-cell>
          <table:table-cell table:number-columns-repeated="1022"/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float" office:value="37532" calcext:value-type="float">
            <text:p>37532</text:p>
          </table:table-cell>
          <table:table-cell table:number-columns-repeated="1022"/>
        </table:table-row>
        <table:table-row table:style-name="ro1">
          <table:table-cell office:value-type="float" office:value="21899" calcext:value-type="float">
            <text:p>21899</text:p>
          </table:table-cell>
          <table:table-cell office:value-type="float" office:value="37533" calcext:value-type="float">
            <text:p>37533</text:p>
          </table:table-cell>
          <table:table-cell table:number-columns-repeated="1022"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37534" calcext:value-type="float">
            <text:p>37534</text:p>
          </table:table-cell>
          <table:table-cell table:number-columns-repeated="1022"/>
        </table:table-row>
        <table:table-row table:style-name="ro1">
          <table:table-cell office:value-type="float" office:value="24086" calcext:value-type="float">
            <text:p>24086</text:p>
          </table:table-cell>
          <table:table-cell office:value-type="float" office:value="37535" calcext:value-type="float">
            <text:p>37535</text:p>
          </table:table-cell>
          <table:table-cell table:number-columns-repeated="1022"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float" office:value="37536" calcext:value-type="float">
            <text:p>37536</text:p>
          </table:table-cell>
          <table:table-cell table:number-columns-repeated="1022"/>
        </table:table-row>
        <table:table-row table:style-name="ro1">
          <table:table-cell office:value-type="float" office:value="24193" calcext:value-type="float">
            <text:p>24193</text:p>
          </table:table-cell>
          <table:table-cell office:value-type="float" office:value="37537" calcext:value-type="float">
            <text:p>37537</text:p>
          </table:table-cell>
          <table:table-cell table:number-columns-repeated="1022"/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float" office:value="37538" calcext:value-type="float">
            <text:p>37538</text:p>
          </table:table-cell>
          <table:table-cell table:number-columns-repeated="1022"/>
        </table:table-row>
        <table:table-row table:style-name="ro1">
          <table:table-cell office:value-type="float" office:value="24373" calcext:value-type="float">
            <text:p>24373</text:p>
          </table:table-cell>
          <table:table-cell office:value-type="float" office:value="37539" calcext:value-type="float">
            <text:p>37539</text:p>
          </table:table-cell>
          <table:table-cell table:number-columns-repeated="1022"/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float" office:value="37540" calcext:value-type="float">
            <text:p>37540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7541" calcext:value-type="float">
            <text:p>37541</text:p>
          </table:table-cell>
          <table:table-cell table:number-columns-repeated="1022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37542" calcext:value-type="float">
            <text:p>37542</text:p>
          </table:table-cell>
          <table:table-cell table:number-columns-repeated="1022"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float" office:value="37543" calcext:value-type="float">
            <text:p>37543</text:p>
          </table:table-cell>
          <table:table-cell table:number-columns-repeated="1022"/>
        </table:table-row>
        <table:table-row table:style-name="ro1">
          <table:table-cell office:value-type="float" office:value="26274" calcext:value-type="float">
            <text:p>26274</text:p>
          </table:table-cell>
          <table:table-cell office:value-type="float" office:value="37544" calcext:value-type="float">
            <text:p>37544</text:p>
          </table:table-cell>
          <table:table-cell table:number-columns-repeated="1022"/>
        </table:table-row>
        <table:table-row table:style-name="ro1">
          <table:table-cell office:value-type="float" office:value="26397" calcext:value-type="float">
            <text:p>26397</text:p>
          </table:table-cell>
          <table:table-cell office:value-type="float" office:value="37545" calcext:value-type="float">
            <text:p>37545</text:p>
          </table:table-cell>
          <table:table-cell table:number-columns-repeated="1022"/>
        </table:table-row>
        <table:table-row table:style-name="ro1">
          <table:table-cell office:value-type="float" office:value="28526" calcext:value-type="float">
            <text:p>28526</text:p>
          </table:table-cell>
          <table:table-cell office:value-type="float" office:value="37546" calcext:value-type="float">
            <text:p>37546</text:p>
          </table:table-cell>
          <table:table-cell table:number-columns-repeated="1022"/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float" office:value="37547" calcext:value-type="float">
            <text:p>37547</text:p>
          </table:table-cell>
          <table:table-cell table:number-columns-repeated="1022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37548" calcext:value-type="float">
            <text:p>37548</text:p>
          </table:table-cell>
          <table:table-cell table:number-columns-repeated="1022"/>
        </table:table-row>
        <table:table-row table:style-name="ro1">
          <table:table-cell office:value-type="float" office:value="30522" calcext:value-type="float">
            <text:p>30522</text:p>
          </table:table-cell>
          <table:table-cell office:value-type="float" office:value="37549" calcext:value-type="float">
            <text:p>37549</text:p>
          </table:table-cell>
          <table:table-cell table:number-columns-repeated="1022"/>
        </table:table-row>
        <table:table-row table:style-name="ro1">
          <table:table-cell office:value-type="float" office:value="32884" calcext:value-type="float">
            <text:p>32884</text:p>
          </table:table-cell>
          <table:table-cell office:value-type="float" office:value="37550" calcext:value-type="float">
            <text:p>37550</text:p>
          </table:table-cell>
          <table:table-cell table:number-columns-repeated="1022"/>
        </table:table-row>
        <table:table-row table:style-name="ro1">
          <table:table-cell office:value-type="float" office:value="33081" calcext:value-type="float">
            <text:p>33081</text:p>
          </table:table-cell>
          <table:table-cell office:value-type="float" office:value="37551" calcext:value-type="float">
            <text:p>37551</text:p>
          </table:table-cell>
          <table:table-cell table:number-columns-repeated="1022"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float" office:value="37552" calcext:value-type="float">
            <text:p>37552</text:p>
          </table:table-cell>
          <table:table-cell table:number-columns-repeated="1022"/>
        </table:table-row>
        <table:table-row table:style-name="ro1">
          <table:table-cell office:value-type="float" office:value="34678" calcext:value-type="float">
            <text:p>34678</text:p>
          </table:table-cell>
          <table:table-cell office:value-type="float" office:value="37553" calcext:value-type="float">
            <text:p>37553</text:p>
          </table:table-cell>
          <table:table-cell table:number-columns-repeated="1022"/>
        </table:table-row>
        <table:table-row table:style-name="ro1">
          <table:table-cell office:value-type="float" office:value="35519" calcext:value-type="float">
            <text:p>35519</text:p>
          </table:table-cell>
          <table:table-cell office:value-type="float" office:value="37554" calcext:value-type="float">
            <text:p>37554</text:p>
          </table:table-cell>
          <table:table-cell table:number-columns-repeated="1022"/>
        </table:table-row>
        <table:table-row table:style-name="ro1">
          <table:table-cell office:value-type="float" office:value="35548" calcext:value-type="float">
            <text:p>35548</text:p>
          </table:table-cell>
          <table:table-cell office:value-type="float" office:value="37555" calcext:value-type="float">
            <text:p>37555</text:p>
          </table:table-cell>
          <table:table-cell table:number-columns-repeated="1022"/>
        </table:table-row>
        <table:table-row table:style-name="ro1">
          <table:table-cell office:value-type="float" office:value="36229" calcext:value-type="float">
            <text:p>36229</text:p>
          </table:table-cell>
          <table:table-cell office:value-type="float" office:value="37556" calcext:value-type="float">
            <text:p>37556</text:p>
          </table:table-cell>
          <table:table-cell table:number-columns-repeated="1022"/>
        </table:table-row>
        <table:table-row table:style-name="ro1">
          <table:table-cell office:value-type="float" office:value="36339" calcext:value-type="float">
            <text:p>36339</text:p>
          </table:table-cell>
          <table:table-cell office:value-type="float" office:value="37557" calcext:value-type="float">
            <text:p>37557</text:p>
          </table:table-cell>
          <table:table-cell table:number-columns-repeated="1022"/>
        </table:table-row>
        <table:table-row table:style-name="ro1">
          <table:table-cell office:value-type="float" office:value="37530" calcext:value-type="float">
            <text:p>37530</text:p>
          </table:table-cell>
          <table:table-cell office:value-type="float" office:value="37558" calcext:value-type="float">
            <text:p>37558</text:p>
          </table:table-cell>
          <table:table-cell table:number-columns-repeated="1022"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37559" calcext:value-type="float">
            <text:p>37559</text:p>
          </table:table-cell>
          <table:table-cell table:number-columns-repeated="1022"/>
        </table:table-row>
        <table:table-row table:style-name="ro1">
          <table:table-cell office:value-type="float" office:value="38914" calcext:value-type="float">
            <text:p>38914</text:p>
          </table:table-cell>
          <table:table-cell office:value-type="float" office:value="37560" calcext:value-type="float">
            <text:p>37560</text:p>
          </table:table-cell>
          <table:table-cell table:number-columns-repeated="1022"/>
        </table:table-row>
        <table:table-row table:style-name="ro1">
          <table:table-cell office:value-type="float" office:value="40165" calcext:value-type="float">
            <text:p>40165</text:p>
          </table:table-cell>
          <table:table-cell office:value-type="float" office:value="37561" calcext:value-type="float">
            <text:p>37561</text:p>
          </table:table-cell>
          <table:table-cell table:number-columns-repeated="1022"/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float" office:value="37562" calcext:value-type="float">
            <text:p>37562</text:p>
          </table:table-cell>
          <table:table-cell table:number-columns-repeated="1022"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float" office:value="37563" calcext:value-type="float">
            <text:p>37563</text:p>
          </table:table-cell>
          <table:table-cell table:number-columns-repeated="1022"/>
        </table:table-row>
        <table:table-row table:style-name="ro1">
          <table:table-cell office:value-type="float" office:value="30452" calcext:value-type="float">
            <text:p>30452</text:p>
          </table:table-cell>
          <table:table-cell office:value-type="float" office:value="37564" calcext:value-type="float">
            <text:p>37564</text:p>
          </table:table-cell>
          <table:table-cell table:number-columns-repeated="1022"/>
        </table:table-row>
        <table:table-row table:style-name="ro1">
          <table:table-cell office:value-type="float" office:value="26389" calcext:value-type="float">
            <text:p>26389</text:p>
          </table:table-cell>
          <table:table-cell office:value-type="float" office:value="37565" calcext:value-type="float">
            <text:p>37565</text:p>
          </table:table-cell>
          <table:table-cell table:number-columns-repeated="1022"/>
        </table:table-row>
        <table:table-row table:style-name="ro1">
          <table:table-cell office:value-type="float" office:value="27784" calcext:value-type="float">
            <text:p>27784</text:p>
          </table:table-cell>
          <table:table-cell office:value-type="float" office:value="37566" calcext:value-type="float">
            <text:p>37566</text:p>
          </table:table-cell>
          <table:table-cell table:number-columns-repeated="1022"/>
        </table:table-row>
        <table:table-row table:style-name="ro1">
          <table:table-cell office:value-type="float" office:value="29645" calcext:value-type="float">
            <text:p>29645</text:p>
          </table:table-cell>
          <table:table-cell office:value-type="float" office:value="37567" calcext:value-type="float">
            <text:p>37567</text:p>
          </table:table-cell>
          <table:table-cell table:number-columns-repeated="1022"/>
        </table:table-row>
        <table:table-row table:style-name="ro1">
          <table:table-cell office:value-type="float" office:value="36035" calcext:value-type="float">
            <text:p>36035</text:p>
          </table:table-cell>
          <table:table-cell office:value-type="float" office:value="37568" calcext:value-type="float">
            <text:p>37568</text:p>
          </table:table-cell>
          <table:table-cell table:number-columns-repeated="1022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37569" calcext:value-type="float">
            <text:p>37569</text:p>
          </table:table-cell>
          <table:table-cell table:number-columns-repeated="1022"/>
        </table:table-row>
        <table:table-row table:style-name="ro1">
          <table:table-cell office:value-type="float" office:value="38515" calcext:value-type="float">
            <text:p>38515</text:p>
          </table:table-cell>
          <table:table-cell office:value-type="float" office:value="37570" calcext:value-type="float">
            <text:p>37570</text:p>
          </table:table-cell>
          <table:table-cell table:number-columns-repeated="1022"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float" office:value="37571" calcext:value-type="float">
            <text:p>37571</text:p>
          </table:table-cell>
          <table:table-cell table:number-columns-repeated="1022"/>
        </table:table-row>
        <table:table-row table:style-name="ro1">
          <table:table-cell office:value-type="float" office:value="22684" calcext:value-type="float">
            <text:p>22684</text:p>
          </table:table-cell>
          <table:table-cell office:value-type="float" office:value="37572" calcext:value-type="float">
            <text:p>37572</text:p>
          </table:table-cell>
          <table:table-cell table:number-columns-repeated="1022"/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37573" calcext:value-type="float">
            <text:p>37573</text:p>
          </table:table-cell>
          <table:table-cell table:number-columns-repeated="1022"/>
        </table:table-row>
        <table:table-row table:style-name="ro1">
          <table:table-cell office:value-type="float" office:value="27084" calcext:value-type="float">
            <text:p>27084</text:p>
          </table:table-cell>
          <table:table-cell office:value-type="float" office:value="37574" calcext:value-type="float">
            <text:p>37574</text:p>
          </table:table-cell>
          <table:table-cell table:number-columns-repeated="1022"/>
        </table:table-row>
        <table:table-row table:style-name="ro1">
          <table:table-cell office:value-type="float" office:value="36861" calcext:value-type="float">
            <text:p>36861</text:p>
          </table:table-cell>
          <table:table-cell office:value-type="float" office:value="37575" calcext:value-type="float">
            <text:p>37575</text:p>
          </table:table-cell>
          <table:table-cell table:number-columns-repeated="1022"/>
        </table:table-row>
        <table:table-row table:style-name="ro1">
          <table:table-cell office:value-type="float" office:value="37786" calcext:value-type="float">
            <text:p>37786</text:p>
          </table:table-cell>
          <table:table-cell office:value-type="float" office:value="37576" calcext:value-type="float">
            <text:p>37576</text:p>
          </table:table-cell>
          <table:table-cell table:number-columns-repeated="1022"/>
        </table:table-row>
        <table:table-row table:style-name="ro1">
          <table:table-cell office:value-type="float" office:value="30171" calcext:value-type="float">
            <text:p>30171</text:p>
          </table:table-cell>
          <table:table-cell office:value-type="float" office:value="37577" calcext:value-type="float">
            <text:p>37577</text:p>
          </table:table-cell>
          <table:table-cell table:number-columns-repeated="1022"/>
        </table:table-row>
        <table:table-row table:style-name="ro1">
          <table:table-cell office:value-type="float" office:value="36890" calcext:value-type="float">
            <text:p>36890</text:p>
          </table:table-cell>
          <table:table-cell office:value-type="float" office:value="37578" calcext:value-type="float">
            <text:p>37578</text:p>
          </table:table-cell>
          <table:table-cell table:number-columns-repeated="1022"/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float" office:value="37579" calcext:value-type="float">
            <text:p>37579</text:p>
          </table:table-cell>
          <table:table-cell table:number-columns-repeated="1022"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float" office:value="37580" calcext:value-type="float">
            <text:p>37580</text:p>
          </table:table-cell>
          <table:table-cell table:number-columns-repeated="1022"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float" office:value="37581" calcext:value-type="float">
            <text:p>37581</text:p>
          </table:table-cell>
          <table:table-cell table:number-columns-repeated="1022"/>
        </table:table-row>
        <table:table-row table:style-name="ro1">
          <table:table-cell office:value-type="float" office:value="27131" calcext:value-type="float">
            <text:p>27131</text:p>
          </table:table-cell>
          <table:table-cell office:value-type="float" office:value="37582" calcext:value-type="float">
            <text:p>37582</text:p>
          </table:table-cell>
          <table:table-cell table:number-columns-repeated="1022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float" office:value="37583" calcext:value-type="float">
            <text:p>37583</text:p>
          </table:table-cell>
          <table:table-cell table:number-columns-repeated="1022"/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float" office:value="37584" calcext:value-type="float">
            <text:p>37584</text:p>
          </table:table-cell>
          <table:table-cell table:number-columns-repeated="1022"/>
        </table:table-row>
        <table:table-row table:style-name="ro1">
          <table:table-cell office:value-type="float" office:value="26584" calcext:value-type="float">
            <text:p>26584</text:p>
          </table:table-cell>
          <table:table-cell office:value-type="float" office:value="37585" calcext:value-type="float">
            <text:p>37585</text:p>
          </table:table-cell>
          <table:table-cell table:number-columns-repeated="1022"/>
        </table:table-row>
        <table:table-row table:style-name="ro1">
          <table:table-cell office:value-type="float" office:value="36795" calcext:value-type="float">
            <text:p>36795</text:p>
          </table:table-cell>
          <table:table-cell office:value-type="float" office:value="37586" calcext:value-type="float">
            <text:p>37586</text:p>
          </table:table-cell>
          <table:table-cell table:number-columns-repeated="1022"/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float" office:value="37587" calcext:value-type="float">
            <text:p>37587</text:p>
          </table:table-cell>
          <table:table-cell table:number-columns-repeated="1022"/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37588" calcext:value-type="float">
            <text:p>37588</text:p>
          </table:table-cell>
          <table:table-cell table:number-columns-repeated="1022"/>
        </table:table-row>
        <table:table-row table:style-name="ro1">
          <table:table-cell office:value-type="float" office:value="37716" calcext:value-type="float">
            <text:p>37716</text:p>
          </table:table-cell>
          <table:table-cell office:value-type="float" office:value="37589" calcext:value-type="float">
            <text:p>37589</text:p>
          </table:table-cell>
          <table:table-cell table:number-columns-repeated="1022"/>
        </table:table-row>
        <table:table-row table:style-name="ro1">
          <table:table-cell office:value-type="float" office:value="26943" calcext:value-type="float">
            <text:p>26943</text:p>
          </table:table-cell>
          <table:table-cell office:value-type="float" office:value="37590" calcext:value-type="float">
            <text:p>37590</text:p>
          </table:table-cell>
          <table:table-cell table:number-columns-repeated="1022"/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37591" calcext:value-type="float">
            <text:p>37591</text:p>
          </table:table-cell>
          <table:table-cell table:number-columns-repeated="1022"/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float" office:value="37592" calcext:value-type="float">
            <text:p>37592</text:p>
          </table:table-cell>
          <table:table-cell table:number-columns-repeated="1022"/>
        </table:table-row>
        <table:table-row table:style-name="ro1">
          <table:table-cell office:value-type="float" office:value="22775" calcext:value-type="float">
            <text:p>22775</text:p>
          </table:table-cell>
          <table:table-cell office:value-type="float" office:value="37593" calcext:value-type="float">
            <text:p>37593</text:p>
          </table:table-cell>
          <table:table-cell table:number-columns-repeated="1022"/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37594" calcext:value-type="float">
            <text:p>37594</text:p>
          </table:table-cell>
          <table:table-cell table:number-columns-repeated="1022"/>
        </table:table-row>
        <table:table-row table:style-name="ro1">
          <table:table-cell office:value-type="float" office:value="32044" calcext:value-type="float">
            <text:p>32044</text:p>
          </table:table-cell>
          <table:table-cell office:value-type="float" office:value="37595" calcext:value-type="float">
            <text:p>37595</text:p>
          </table:table-cell>
          <table:table-cell table:number-columns-repeated="1022"/>
        </table:table-row>
        <table:table-row table:style-name="ro1">
          <table:table-cell office:value-type="float" office:value="29226" calcext:value-type="float">
            <text:p>29226</text:p>
          </table:table-cell>
          <table:table-cell office:value-type="float" office:value="37596" calcext:value-type="float">
            <text:p>37596</text:p>
          </table:table-cell>
          <table:table-cell table:number-columns-repeated="1022"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float" office:value="37597" calcext:value-type="float">
            <text:p>37597</text:p>
          </table:table-cell>
          <table:table-cell table:number-columns-repeated="1022"/>
        </table:table-row>
        <table:table-row table:style-name="ro1">
          <table:table-cell office:value-type="float" office:value="37347" calcext:value-type="float">
            <text:p>37347</text:p>
          </table:table-cell>
          <table:table-cell office:value-type="float" office:value="37598" calcext:value-type="float">
            <text:p>37598</text:p>
          </table:table-cell>
          <table:table-cell table:number-columns-repeated="1022"/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float" office:value="37599" calcext:value-type="float">
            <text:p>37599</text:p>
          </table:table-cell>
          <table:table-cell table:number-columns-repeated="1022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float" office:value="37600" calcext:value-type="float">
            <text:p>37600</text:p>
          </table:table-cell>
          <table:table-cell table:number-columns-repeated="1022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float" office:value="37601" calcext:value-type="float">
            <text:p>37601</text:p>
          </table:table-cell>
          <table:table-cell table:number-columns-repeated="1022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37602" calcext:value-type="float">
            <text:p>37602</text:p>
          </table:table-cell>
          <table:table-cell table:number-columns-repeated="1022"/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float" office:value="37603" calcext:value-type="float">
            <text:p>37603</text:p>
          </table:table-cell>
          <table:table-cell table:number-columns-repeated="102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37604" calcext:value-type="float">
            <text:p>37604</text:p>
          </table:table-cell>
          <table:table-cell table:number-columns-repeated="1022"/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float" office:value="37605" calcext:value-type="float">
            <text:p>37605</text:p>
          </table:table-cell>
          <table:table-cell table:number-columns-repeated="1022"/>
        </table:table-row>
        <table:table-row table:style-name="ro1">
          <table:table-cell office:value-type="float" office:value="21576" calcext:value-type="float">
            <text:p>21576</text:p>
          </table:table-cell>
          <table:table-cell office:value-type="float" office:value="37606" calcext:value-type="float">
            <text:p>37606</text:p>
          </table:table-cell>
          <table:table-cell table:number-columns-repeated="1022"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float" office:value="37607" calcext:value-type="float">
            <text:p>37607</text:p>
          </table:table-cell>
          <table:table-cell table:number-columns-repeated="1022"/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37608" calcext:value-type="float">
            <text:p>37608</text:p>
          </table:table-cell>
          <table:table-cell table:number-columns-repeated="1022"/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37609" calcext:value-type="float">
            <text:p>37609</text:p>
          </table:table-cell>
          <table:table-cell table:number-columns-repeated="1022"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float" office:value="37610" calcext:value-type="float">
            <text:p>37610</text:p>
          </table:table-cell>
          <table:table-cell table:number-columns-repeated="1022"/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float" office:value="37611" calcext:value-type="float">
            <text:p>37611</text:p>
          </table:table-cell>
          <table:table-cell table:number-columns-repeated="1022"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float" office:value="37612" calcext:value-type="float">
            <text:p>37612</text:p>
          </table:table-cell>
          <table:table-cell table:number-columns-repeated="1022"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float" office:value="37613" calcext:value-type="float">
            <text:p>37613</text:p>
          </table:table-cell>
          <table:table-cell table:number-columns-repeated="1022"/>
        </table:table-row>
        <table:table-row table:style-name="ro1">
          <table:table-cell office:value-type="float" office:value="24716" calcext:value-type="float">
            <text:p>24716</text:p>
          </table:table-cell>
          <table:table-cell office:value-type="float" office:value="37614" calcext:value-type="float">
            <text:p>37614</text:p>
          </table:table-cell>
          <table:table-cell table:number-columns-repeated="1022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float" office:value="37615" calcext:value-type="float">
            <text:p>37615</text:p>
          </table:table-cell>
          <table:table-cell table:number-columns-repeated="1022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37616" calcext:value-type="float">
            <text:p>37616</text:p>
          </table:table-cell>
          <table:table-cell table:number-columns-repeated="1022"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float" office:value="37617" calcext:value-type="float">
            <text:p>37617</text:p>
          </table:table-cell>
          <table:table-cell table:number-columns-repeated="1022"/>
        </table:table-row>
        <table:table-row table:style-name="ro1">
          <table:table-cell office:value-type="float" office:value="26799" calcext:value-type="float">
            <text:p>26799</text:p>
          </table:table-cell>
          <table:table-cell office:value-type="float" office:value="37618" calcext:value-type="float">
            <text:p>37618</text:p>
          </table:table-cell>
          <table:table-cell table:number-columns-repeated="1022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float" office:value="37619" calcext:value-type="float">
            <text:p>37619</text:p>
          </table:table-cell>
          <table:table-cell table:number-columns-repeated="1022"/>
        </table:table-row>
        <table:table-row table:style-name="ro1">
          <table:table-cell office:value-type="float" office:value="30855" calcext:value-type="float">
            <text:p>30855</text:p>
          </table:table-cell>
          <table:table-cell office:value-type="float" office:value="37620" calcext:value-type="float">
            <text:p>37620</text:p>
          </table:table-cell>
          <table:table-cell table:number-columns-repeated="1022"/>
        </table:table-row>
        <table:table-row table:style-name="ro1">
          <table:table-cell office:value-type="float" office:value="31118" calcext:value-type="float">
            <text:p>31118</text:p>
          </table:table-cell>
          <table:table-cell office:value-type="float" office:value="37621" calcext:value-type="float">
            <text:p>37621</text:p>
          </table:table-cell>
          <table:table-cell table:number-columns-repeated="1022"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float" office:value="37622" calcext:value-type="float">
            <text:p>37622</text:p>
          </table:table-cell>
          <table:table-cell table:number-columns-repeated="1022"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float" office:value="37623" calcext:value-type="float">
            <text:p>37623</text:p>
          </table:table-cell>
          <table:table-cell table:number-columns-repeated="1022"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float" office:value="37624" calcext:value-type="float">
            <text:p>37624</text:p>
          </table:table-cell>
          <table:table-cell table:number-columns-repeated="1022"/>
        </table:table-row>
        <table:table-row table:style-name="ro1">
          <table:table-cell office:value-type="float" office:value="35330" calcext:value-type="float">
            <text:p>35330</text:p>
          </table:table-cell>
          <table:table-cell office:value-type="float" office:value="37625" calcext:value-type="float">
            <text:p>37625</text:p>
          </table:table-cell>
          <table:table-cell table:number-columns-repeated="1022"/>
        </table:table-row>
        <table:table-row table:style-name="ro1">
          <table:table-cell office:value-type="float" office:value="35558" calcext:value-type="float">
            <text:p>35558</text:p>
          </table:table-cell>
          <table:table-cell office:value-type="float" office:value="37626" calcext:value-type="float">
            <text:p>37626</text:p>
          </table:table-cell>
          <table:table-cell table:number-columns-repeated="1022"/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37627" calcext:value-type="float">
            <text:p>37627</text:p>
          </table:table-cell>
          <table:table-cell table:number-columns-repeated="1022"/>
        </table:table-row>
        <table:table-row table:style-name="ro1">
          <table:table-cell office:value-type="float" office:value="36883" calcext:value-type="float">
            <text:p>36883</text:p>
          </table:table-cell>
          <table:table-cell office:value-type="float" office:value="37628" calcext:value-type="float">
            <text:p>37628</text:p>
          </table:table-cell>
          <table:table-cell table:number-columns-repeated="1022"/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37696" calcext:value-type="float">
            <text:p>37696</text:p>
          </table:table-cell>
          <table:table-cell table:number-columns-repeated="1022"/>
        </table:table-row>
        <table:table-row table:style-name="ro1">
          <table:table-cell office:value-type="float" office:value="37165" calcext:value-type="float">
            <text:p>37165</text:p>
          </table:table-cell>
          <table:table-cell office:value-type="float" office:value="37697" calcext:value-type="float">
            <text:p>37697</text:p>
          </table:table-cell>
          <table:table-cell table:number-columns-repeated="1022"/>
        </table:table-row>
        <table:table-row table:style-name="ro1">
          <table:table-cell office:value-type="float" office:value="37336" calcext:value-type="float">
            <text:p>37336</text:p>
          </table:table-cell>
          <table:table-cell office:value-type="float" office:value="37698" calcext:value-type="float">
            <text:p>37698</text:p>
          </table:table-cell>
          <table:table-cell table:number-columns-repeated="1022"/>
        </table:table-row>
        <table:table-row table:style-name="ro1">
          <table:table-cell office:value-type="float" office:value="40718" calcext:value-type="float">
            <text:p>40718</text:p>
          </table:table-cell>
          <table:table-cell office:value-type="float" office:value="37699" calcext:value-type="float">
            <text:p>37699</text:p>
          </table:table-cell>
          <table:table-cell table:number-columns-repeated="1022"/>
        </table:table-row>
        <table:table-row table:style-name="ro1">
          <table:table-cell office:value-type="float" office:value="27877" calcext:value-type="float">
            <text:p>27877</text:p>
          </table:table-cell>
          <table:table-cell office:value-type="float" office:value="37700" calcext:value-type="float">
            <text:p>37700</text:p>
          </table:table-cell>
          <table:table-cell table:number-columns-repeated="1022"/>
        </table:table-row>
        <table:table-row table:style-name="ro1">
          <table:table-cell office:value-type="float" office:value="25688" calcext:value-type="float">
            <text:p>25688</text:p>
          </table:table-cell>
          <table:table-cell office:value-type="float" office:value="37701" calcext:value-type="float">
            <text:p>37701</text:p>
          </table:table-cell>
          <table:table-cell table:number-columns-repeated="1022"/>
        </table:table-row>
        <table:table-row table:style-name="ro1">
          <table:table-cell office:value-type="float" office:value="25826" calcext:value-type="float">
            <text:p>25826</text:p>
          </table:table-cell>
          <table:table-cell office:value-type="float" office:value="37702" calcext:value-type="float">
            <text:p>37702</text:p>
          </table:table-cell>
          <table:table-cell table:number-columns-repeated="1022"/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float" office:value="37703" calcext:value-type="float">
            <text:p>37703</text:p>
          </table:table-cell>
          <table:table-cell table:number-columns-repeated="1022"/>
        </table:table-row>
        <table:table-row table:style-name="ro1">
          <table:table-cell office:value-type="float" office:value="28404" calcext:value-type="float">
            <text:p>28404</text:p>
          </table:table-cell>
          <table:table-cell office:value-type="float" office:value="37704" calcext:value-type="float">
            <text:p>37704</text:p>
          </table:table-cell>
          <table:table-cell table:number-columns-repeated="1022"/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37705" calcext:value-type="float">
            <text:p>37705</text:p>
          </table:table-cell>
          <table:table-cell table:number-columns-repeated="1022"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float" office:value="37706" calcext:value-type="float">
            <text:p>37706</text:p>
          </table:table-cell>
          <table:table-cell table:number-columns-repeated="1022"/>
        </table:table-row>
        <table:table-row table:style-name="ro1">
          <table:table-cell office:value-type="float" office:value="36969" calcext:value-type="float">
            <text:p>36969</text:p>
          </table:table-cell>
          <table:table-cell office:value-type="float" office:value="37707" calcext:value-type="float">
            <text:p>37707</text:p>
          </table:table-cell>
          <table:table-cell table:number-columns-repeated="1022"/>
        </table:table-row>
        <table:table-row table:style-name="ro1">
          <table:table-cell office:value-type="float" office:value="37841" calcext:value-type="float">
            <text:p>37841</text:p>
          </table:table-cell>
          <table:table-cell office:value-type="float" office:value="37708" calcext:value-type="float">
            <text:p>37708</text:p>
          </table:table-cell>
          <table:table-cell table:number-columns-repeated="1022"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float" office:value="37709" calcext:value-type="float">
            <text:p>37709</text:p>
          </table:table-cell>
          <table:table-cell table:number-columns-repeated="1022"/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float" office:value="37710" calcext:value-type="float">
            <text:p>37710</text:p>
          </table:table-cell>
          <table:table-cell table:number-columns-repeated="1022"/>
        </table:table-row>
        <table:table-row table:style-name="ro1">
          <table:table-cell office:value-type="float" office:value="24505" calcext:value-type="float">
            <text:p>24505</text:p>
          </table:table-cell>
          <table:table-cell office:value-type="float" office:value="37711" calcext:value-type="float">
            <text:p>37711</text:p>
          </table:table-cell>
          <table:table-cell table:number-columns-repeated="1022"/>
        </table:table-row>
        <table:table-row table:style-name="ro1">
          <table:table-cell office:value-type="float" office:value="25764" calcext:value-type="float">
            <text:p>25764</text:p>
          </table:table-cell>
          <table:table-cell office:value-type="float" office:value="37712" calcext:value-type="float">
            <text:p>37712</text:p>
          </table:table-cell>
          <table:table-cell table:number-columns-repeated="1022"/>
        </table:table-row>
        <table:table-row table:style-name="ro1">
          <table:table-cell office:value-type="float" office:value="36685" calcext:value-type="float">
            <text:p>36685</text:p>
          </table:table-cell>
          <table:table-cell office:value-type="float" office:value="37713" calcext:value-type="float">
            <text:p>37713</text:p>
          </table:table-cell>
          <table:table-cell table:number-columns-repeated="1022"/>
        </table:table-row>
        <table:table-row table:style-name="ro1">
          <table:table-cell office:value-type="float" office:value="36845" calcext:value-type="float">
            <text:p>36845</text:p>
          </table:table-cell>
          <table:table-cell office:value-type="float" office:value="37714" calcext:value-type="float">
            <text:p>37714</text:p>
          </table:table-cell>
          <table:table-cell table:number-columns-repeated="1022"/>
        </table:table-row>
        <table:table-row table:style-name="ro1">
          <table:table-cell office:value-type="float" office:value="37444" calcext:value-type="float">
            <text:p>37444</text:p>
          </table:table-cell>
          <table:table-cell office:value-type="float" office:value="37715" calcext:value-type="float">
            <text:p>37715</text:p>
          </table:table-cell>
          <table:table-cell table:number-columns-repeated="1022"/>
        </table:table-row>
        <table:table-row table:style-name="ro1">
          <table:table-cell office:value-type="float" office:value="20856" calcext:value-type="float">
            <text:p>20856</text:p>
          </table:table-cell>
          <table:table-cell office:value-type="float" office:value="37716" calcext:value-type="float">
            <text:p>37716</text:p>
          </table:table-cell>
          <table:table-cell table:number-columns-repeated="1022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float" office:value="37717" calcext:value-type="float">
            <text:p>37717</text:p>
          </table:table-cell>
          <table:table-cell table:number-columns-repeated="1022"/>
        </table:table-row>
        <table:table-row table:style-name="ro1">
          <table:table-cell office:value-type="float" office:value="22825" calcext:value-type="float">
            <text:p>22825</text:p>
          </table:table-cell>
          <table:table-cell office:value-type="float" office:value="37718" calcext:value-type="float">
            <text:p>37718</text:p>
          </table:table-cell>
          <table:table-cell table:number-columns-repeated="1022"/>
        </table:table-row>
        <table:table-row table:style-name="ro1">
          <table:table-cell office:value-type="float" office:value="23637" calcext:value-type="float">
            <text:p>23637</text:p>
          </table:table-cell>
          <table:table-cell office:value-type="float" office:value="37719" calcext:value-type="float">
            <text:p>37719</text:p>
          </table:table-cell>
          <table:table-cell table:number-columns-repeated="1022"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float" office:value="37720" calcext:value-type="float">
            <text:p>37720</text:p>
          </table:table-cell>
          <table:table-cell table:number-columns-repeated="1022"/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float" office:value="37721" calcext:value-type="float">
            <text:p>37721</text:p>
          </table:table-cell>
          <table:table-cell table:number-columns-repeated="1022"/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float" office:value="37722" calcext:value-type="float">
            <text:p>37722</text:p>
          </table:table-cell>
          <table:table-cell table:number-columns-repeated="1022"/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37723" calcext:value-type="float">
            <text:p>37723</text:p>
          </table:table-cell>
          <table:table-cell table:number-columns-repeated="1022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float" office:value="37724" calcext:value-type="float">
            <text:p>37724</text:p>
          </table:table-cell>
          <table:table-cell table:number-columns-repeated="1022"/>
        </table:table-row>
        <table:table-row table:style-name="ro1">
          <table:table-cell office:value-type="float" office:value="36578" calcext:value-type="float">
            <text:p>36578</text:p>
          </table:table-cell>
          <table:table-cell office:value-type="float" office:value="37725" calcext:value-type="float">
            <text:p>37725</text:p>
          </table:table-cell>
          <table:table-cell table:number-columns-repeated="1022"/>
        </table:table-row>
        <table:table-row table:style-name="ro1">
          <table:table-cell office:value-type="float" office:value="39003" calcext:value-type="float">
            <text:p>39003</text:p>
          </table:table-cell>
          <table:table-cell office:value-type="float" office:value="37726" calcext:value-type="float">
            <text:p>37726</text:p>
          </table:table-cell>
          <table:table-cell table:number-columns-repeated="1022"/>
        </table:table-row>
        <table:table-row table:style-name="ro1">
          <table:table-cell office:value-type="float" office:value="28857" calcext:value-type="float">
            <text:p>28857</text:p>
          </table:table-cell>
          <table:table-cell office:value-type="float" office:value="37727" calcext:value-type="float">
            <text:p>37727</text:p>
          </table:table-cell>
          <table:table-cell table:number-columns-repeated="1022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float" office:value="37728" calcext:value-type="float">
            <text:p>37728</text:p>
          </table:table-cell>
          <table:table-cell table:number-columns-repeated="1022"/>
        </table:table-row>
        <table:table-row table:style-name="ro1">
          <table:table-cell office:value-type="float" office:value="27583" calcext:value-type="float">
            <text:p>27583</text:p>
          </table:table-cell>
          <table:table-cell office:value-type="float" office:value="37729" calcext:value-type="float">
            <text:p>37729</text:p>
          </table:table-cell>
          <table:table-cell table:number-columns-repeated="1022"/>
        </table:table-row>
        <table:table-row table:style-name="ro1">
          <table:table-cell office:value-type="float" office:value="28593" calcext:value-type="float">
            <text:p>28593</text:p>
          </table:table-cell>
          <table:table-cell office:value-type="float" office:value="37730" calcext:value-type="float">
            <text:p>37730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7731" calcext:value-type="float">
            <text:p>37731</text:p>
          </table:table-cell>
          <table:table-cell table:number-columns-repeated="1022"/>
        </table:table-row>
        <table:table-row table:style-name="ro1">
          <table:table-cell office:value-type="float" office:value="38651" calcext:value-type="float">
            <text:p>38651</text:p>
          </table:table-cell>
          <table:table-cell office:value-type="float" office:value="37732" calcext:value-type="float">
            <text:p>37732</text:p>
          </table:table-cell>
          <table:table-cell table:number-columns-repeated="1022"/>
        </table:table-row>
        <table:table-row table:style-name="ro1">
          <table:table-cell office:value-type="float" office:value="20814" calcext:value-type="float">
            <text:p>20814</text:p>
          </table:table-cell>
          <table:table-cell office:value-type="float" office:value="37733" calcext:value-type="float">
            <text:p>37733</text:p>
          </table:table-cell>
          <table:table-cell table:number-columns-repeated="1022"/>
        </table:table-row>
        <table:table-row table:style-name="ro1">
          <table:table-cell office:value-type="float" office:value="21520" calcext:value-type="float">
            <text:p>21520</text:p>
          </table:table-cell>
          <table:table-cell office:value-type="float" office:value="37734" calcext:value-type="float">
            <text:p>37734</text:p>
          </table:table-cell>
          <table:table-cell table:number-columns-repeated="1022"/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float" office:value="37735" calcext:value-type="float">
            <text:p>37735</text:p>
          </table:table-cell>
          <table:table-cell table:number-columns-repeated="1022"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float" office:value="37736" calcext:value-type="float">
            <text:p>37736</text:p>
          </table:table-cell>
          <table:table-cell table:number-columns-repeated="1022"/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float" office:value="37737" calcext:value-type="float">
            <text:p>37737</text:p>
          </table:table-cell>
          <table:table-cell table:number-columns-repeated="1022"/>
        </table:table-row>
        <table:table-row table:style-name="ro1">
          <table:table-cell office:value-type="float" office:value="23648" calcext:value-type="float">
            <text:p>23648</text:p>
          </table:table-cell>
          <table:table-cell office:value-type="float" office:value="37738" calcext:value-type="float">
            <text:p>37738</text:p>
          </table:table-cell>
          <table:table-cell table:number-columns-repeated="1022"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float" office:value="37739" calcext:value-type="float">
            <text:p>37739</text:p>
          </table:table-cell>
          <table:table-cell table:number-columns-repeated="1022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37740" calcext:value-type="float">
            <text:p>37740</text:p>
          </table:table-cell>
          <table:table-cell table:number-columns-repeated="1022"/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37741" calcext:value-type="float">
            <text:p>37741</text:p>
          </table:table-cell>
          <table:table-cell table:number-columns-repeated="1022"/>
        </table:table-row>
        <table:table-row table:style-name="ro1">
          <table:table-cell office:value-type="float" office:value="28193" calcext:value-type="float">
            <text:p>28193</text:p>
          </table:table-cell>
          <table:table-cell office:value-type="float" office:value="37742" calcext:value-type="float">
            <text:p>37742</text:p>
          </table:table-cell>
          <table:table-cell table:number-columns-repeated="1022"/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float" office:value="37743" calcext:value-type="float">
            <text:p>37743</text:p>
          </table:table-cell>
          <table:table-cell table:number-columns-repeated="1022"/>
        </table:table-row>
        <table:table-row table:style-name="ro1">
          <table:table-cell office:value-type="float" office:value="33759" calcext:value-type="float">
            <text:p>33759</text:p>
          </table:table-cell>
          <table:table-cell office:value-type="float" office:value="37744" calcext:value-type="float">
            <text:p>37744</text:p>
          </table:table-cell>
          <table:table-cell table:number-columns-repeated="1022"/>
        </table:table-row>
        <table:table-row table:style-name="ro1">
          <table:table-cell office:value-type="float" office:value="36077" calcext:value-type="float">
            <text:p>36077</text:p>
          </table:table-cell>
          <table:table-cell office:value-type="float" office:value="37745" calcext:value-type="float">
            <text:p>37745</text:p>
          </table:table-cell>
          <table:table-cell table:number-columns-repeated="1022"/>
        </table:table-row>
        <table:table-row table:style-name="ro1">
          <table:table-cell office:value-type="float" office:value="36884" calcext:value-type="float">
            <text:p>36884</text:p>
          </table:table-cell>
          <table:table-cell office:value-type="float" office:value="37746" calcext:value-type="float">
            <text:p>37746</text:p>
          </table:table-cell>
          <table:table-cell table:number-columns-repeated="1022"/>
        </table:table-row>
        <table:table-row table:style-name="ro1">
          <table:table-cell office:value-type="float" office:value="37117" calcext:value-type="float">
            <text:p>37117</text:p>
          </table:table-cell>
          <table:table-cell office:value-type="float" office:value="37747" calcext:value-type="float">
            <text:p>37747</text:p>
          </table:table-cell>
          <table:table-cell table:number-columns-repeated="1022"/>
        </table:table-row>
        <table:table-row table:style-name="ro1">
          <table:table-cell office:value-type="float" office:value="37709" calcext:value-type="float">
            <text:p>37709</text:p>
          </table:table-cell>
          <table:table-cell office:value-type="float" office:value="37748" calcext:value-type="float">
            <text:p>37748</text:p>
          </table:table-cell>
          <table:table-cell table:number-columns-repeated="1022"/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37749" calcext:value-type="float">
            <text:p>37749</text:p>
          </table:table-cell>
          <table:table-cell table:number-columns-repeated="1022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37750" calcext:value-type="float">
            <text:p>37750</text:p>
          </table:table-cell>
          <table:table-cell table:number-columns-repeated="1022"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float" office:value="37751" calcext:value-type="float">
            <text:p>37751</text:p>
          </table:table-cell>
          <table:table-cell table:number-columns-repeated="1022"/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float" office:value="37752" calcext:value-type="float">
            <text:p>37752</text:p>
          </table:table-cell>
          <table:table-cell table:number-columns-repeated="1022"/>
        </table:table-row>
        <table:table-row table:style-name="ro1">
          <table:table-cell office:value-type="float" office:value="22303" calcext:value-type="float">
            <text:p>22303</text:p>
          </table:table-cell>
          <table:table-cell office:value-type="float" office:value="37753" calcext:value-type="float">
            <text:p>37753</text:p>
          </table:table-cell>
          <table:table-cell table:number-columns-repeated="1022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37754" calcext:value-type="float">
            <text:p>37754</text:p>
          </table:table-cell>
          <table:table-cell table:number-columns-repeated="1022"/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37755" calcext:value-type="float">
            <text:p>37755</text:p>
          </table:table-cell>
          <table:table-cell table:number-columns-repeated="1022"/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float" office:value="37756" calcext:value-type="float">
            <text:p>37756</text:p>
          </table:table-cell>
          <table:table-cell table:number-columns-repeated="1022"/>
        </table:table-row>
        <table:table-row table:style-name="ro1">
          <table:table-cell office:value-type="float" office:value="20826" calcext:value-type="float">
            <text:p>20826</text:p>
          </table:table-cell>
          <table:table-cell office:value-type="float" office:value="37757" calcext:value-type="float">
            <text:p>37757</text:p>
          </table:table-cell>
          <table:table-cell table:number-columns-repeated="1022"/>
        </table:table-row>
        <table:table-row table:style-name="ro1">
          <table:table-cell office:value-type="float" office:value="20908" calcext:value-type="float">
            <text:p>20908</text:p>
          </table:table-cell>
          <table:table-cell office:value-type="float" office:value="37758" calcext:value-type="float">
            <text:p>37758</text:p>
          </table:table-cell>
          <table:table-cell table:number-columns-repeated="1022"/>
        </table:table-row>
        <table:table-row table:style-name="ro1">
          <table:table-cell office:value-type="float" office:value="20941" calcext:value-type="float">
            <text:p>20941</text:p>
          </table:table-cell>
          <table:table-cell office:value-type="float" office:value="37760" calcext:value-type="float">
            <text:p>37760</text:p>
          </table:table-cell>
          <table:table-cell table:number-columns-repeated="1022"/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37761" calcext:value-type="float">
            <text:p>37761</text:p>
          </table:table-cell>
          <table:table-cell table:number-columns-repeated="1022"/>
        </table:table-row>
        <table:table-row table:style-name="ro1">
          <table:table-cell office:value-type="float" office:value="21776" calcext:value-type="float">
            <text:p>21776</text:p>
          </table:table-cell>
          <table:table-cell office:value-type="float" office:value="37762" calcext:value-type="float">
            <text:p>37762</text:p>
          </table:table-cell>
          <table:table-cell table:number-columns-repeated="1022"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float" office:value="37763" calcext:value-type="float">
            <text:p>37763</text:p>
          </table:table-cell>
          <table:table-cell table:number-columns-repeated="1022"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float" office:value="37764" calcext:value-type="float">
            <text:p>37764</text:p>
          </table:table-cell>
          <table:table-cell table:number-columns-repeated="1022"/>
        </table:table-row>
        <table:table-row table:style-name="ro1">
          <table:table-cell office:value-type="float" office:value="22871" calcext:value-type="float">
            <text:p>22871</text:p>
          </table:table-cell>
          <table:table-cell office:value-type="float" office:value="37765" calcext:value-type="float">
            <text:p>37765</text:p>
          </table:table-cell>
          <table:table-cell table:number-columns-repeated="1022"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float" office:value="37766" calcext:value-type="float">
            <text:p>37766</text:p>
          </table:table-cell>
          <table:table-cell table:number-columns-repeated="1022"/>
        </table:table-row>
        <table:table-row table:style-name="ro1">
          <table:table-cell office:value-type="float" office:value="23798" calcext:value-type="float">
            <text:p>23798</text:p>
          </table:table-cell>
          <table:table-cell office:value-type="float" office:value="37767" calcext:value-type="float">
            <text:p>37767</text:p>
          </table:table-cell>
          <table:table-cell table:number-columns-repeated="1022"/>
        </table:table-row>
        <table:table-row table:style-name="ro1">
          <table:table-cell office:value-type="float" office:value="23947" calcext:value-type="float">
            <text:p>23947</text:p>
          </table:table-cell>
          <table:table-cell office:value-type="float" office:value="37768" calcext:value-type="float">
            <text:p>37768</text:p>
          </table:table-cell>
          <table:table-cell table:number-columns-repeated="1022"/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37769" calcext:value-type="float">
            <text:p>37769</text:p>
          </table:table-cell>
          <table:table-cell table:number-columns-repeated="1022"/>
        </table:table-row>
        <table:table-row table:style-name="ro1">
          <table:table-cell office:value-type="float" office:value="25237" calcext:value-type="float">
            <text:p>25237</text:p>
          </table:table-cell>
          <table:table-cell office:value-type="float" office:value="37770" calcext:value-type="float">
            <text:p>37770</text:p>
          </table:table-cell>
          <table:table-cell table:number-columns-repeated="1022"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float" office:value="37771" calcext:value-type="float">
            <text:p>37771</text:p>
          </table:table-cell>
          <table:table-cell table:number-columns-repeated="1022"/>
        </table:table-row>
        <table:table-row table:style-name="ro1">
          <table:table-cell office:value-type="float" office:value="26481" calcext:value-type="float">
            <text:p>26481</text:p>
          </table:table-cell>
          <table:table-cell office:value-type="float" office:value="37772" calcext:value-type="float">
            <text:p>37772</text:p>
          </table:table-cell>
          <table:table-cell table:number-columns-repeated="1022"/>
        </table:table-row>
        <table:table-row table:style-name="ro1">
          <table:table-cell office:value-type="float" office:value="26691" calcext:value-type="float">
            <text:p>26691</text:p>
          </table:table-cell>
          <table:table-cell office:value-type="float" office:value="37773" calcext:value-type="float">
            <text:p>37773</text:p>
          </table:table-cell>
          <table:table-cell table:number-columns-repeated="1022"/>
        </table:table-row>
        <table:table-row table:style-name="ro1">
          <table:table-cell office:value-type="float" office:value="26812" calcext:value-type="float">
            <text:p>26812</text:p>
          </table:table-cell>
          <table:table-cell office:value-type="float" office:value="37774" calcext:value-type="float">
            <text:p>37774</text:p>
          </table:table-cell>
          <table:table-cell table:number-columns-repeated="1022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37775" calcext:value-type="float">
            <text:p>37775</text:p>
          </table:table-cell>
          <table:table-cell table:number-columns-repeated="1022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37776" calcext:value-type="float">
            <text:p>37776</text:p>
          </table:table-cell>
          <table:table-cell table:number-columns-repeated="1022"/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37777" calcext:value-type="float">
            <text:p>37777</text:p>
          </table:table-cell>
          <table:table-cell table:number-columns-repeated="1022"/>
        </table:table-row>
        <table:table-row table:style-name="ro1">
          <table:table-cell office:value-type="float" office:value="28271" calcext:value-type="float">
            <text:p>28271</text:p>
          </table:table-cell>
          <table:table-cell office:value-type="float" office:value="37778" calcext:value-type="float">
            <text:p>37778</text:p>
          </table:table-cell>
          <table:table-cell table:number-columns-repeated="1022"/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float" office:value="37779" calcext:value-type="float">
            <text:p>37779</text:p>
          </table:table-cell>
          <table:table-cell table:number-columns-repeated="1022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float" office:value="37780" calcext:value-type="float">
            <text:p>37780</text:p>
          </table:table-cell>
          <table:table-cell table:number-columns-repeated="1022"/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37781" calcext:value-type="float">
            <text:p>37781</text:p>
          </table:table-cell>
          <table:table-cell table:number-columns-repeated="1022"/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37782" calcext:value-type="float">
            <text:p>37782</text:p>
          </table:table-cell>
          <table:table-cell table:number-columns-repeated="1022"/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37783" calcext:value-type="float">
            <text:p>37783</text:p>
          </table:table-cell>
          <table:table-cell table:number-columns-repeated="1022"/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7784" calcext:value-type="float">
            <text:p>37784</text:p>
          </table:table-cell>
          <table:table-cell table:number-columns-repeated="1022"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float" office:value="37785" calcext:value-type="float">
            <text:p>37785</text:p>
          </table:table-cell>
          <table:table-cell table:number-columns-repeated="1022"/>
        </table:table-row>
        <table:table-row table:style-name="ro1">
          <table:table-cell office:value-type="float" office:value="31572" calcext:value-type="float">
            <text:p>31572</text:p>
          </table:table-cell>
          <table:table-cell office:value-type="float" office:value="37786" calcext:value-type="float">
            <text:p>37786</text:p>
          </table:table-cell>
          <table:table-cell table:number-columns-repeated="1022"/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float" office:value="37787" calcext:value-type="float">
            <text:p>37787</text:p>
          </table:table-cell>
          <table:table-cell table:number-columns-repeated="1022"/>
        </table:table-row>
        <table:table-row table:style-name="ro1">
          <table:table-cell office:value-type="float" office:value="31958" calcext:value-type="float">
            <text:p>31958</text:p>
          </table:table-cell>
          <table:table-cell office:value-type="float" office:value="37788" calcext:value-type="float">
            <text:p>37788</text:p>
          </table:table-cell>
          <table:table-cell table:number-columns-repeated="1022"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float" office:value="37789" calcext:value-type="float">
            <text:p>37789</text:p>
          </table:table-cell>
          <table:table-cell table:number-columns-repeated="1022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37790" calcext:value-type="float">
            <text:p>37790</text:p>
          </table:table-cell>
          <table:table-cell table:number-columns-repeated="1022"/>
        </table:table-row>
        <table:table-row table:style-name="ro1">
          <table:table-cell office:value-type="float" office:value="33891" calcext:value-type="float">
            <text:p>33891</text:p>
          </table:table-cell>
          <table:table-cell office:value-type="float" office:value="37791" calcext:value-type="float">
            <text:p>37791</text:p>
          </table:table-cell>
          <table:table-cell table:number-columns-repeated="1022"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float" office:value="37792" calcext:value-type="float">
            <text:p>37792</text:p>
          </table:table-cell>
          <table:table-cell table:number-columns-repeated="1022"/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float" office:value="37793" calcext:value-type="float">
            <text:p>37793</text:p>
          </table:table-cell>
          <table:table-cell table:number-columns-repeated="1022"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float" office:value="37794" calcext:value-type="float">
            <text:p>37794</text:p>
          </table:table-cell>
          <table:table-cell table:number-columns-repeated="1022"/>
        </table:table-row>
        <table:table-row table:style-name="ro1">
          <table:table-cell office:value-type="float" office:value="35588" calcext:value-type="float">
            <text:p>35588</text:p>
          </table:table-cell>
          <table:table-cell office:value-type="float" office:value="37795" calcext:value-type="float">
            <text:p>37795</text:p>
          </table:table-cell>
          <table:table-cell table:number-columns-repeated="1022"/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37796" calcext:value-type="float">
            <text:p>37796</text:p>
          </table:table-cell>
          <table:table-cell table:number-columns-repeated="1022"/>
        </table:table-row>
        <table:table-row table:style-name="ro1">
          <table:table-cell office:value-type="float" office:value="36367" calcext:value-type="float">
            <text:p>36367</text:p>
          </table:table-cell>
          <table:table-cell office:value-type="float" office:value="37797" calcext:value-type="float">
            <text:p>37797</text:p>
          </table:table-cell>
          <table:table-cell table:number-columns-repeated="1022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float" office:value="37798" calcext:value-type="float">
            <text:p>37798</text:p>
          </table:table-cell>
          <table:table-cell table:number-columns-repeated="1022"/>
        </table:table-row>
        <table:table-row table:style-name="ro1">
          <table:table-cell office:value-type="float" office:value="36879" calcext:value-type="float">
            <text:p>36879</text:p>
          </table:table-cell>
          <table:table-cell office:value-type="float" office:value="37799" calcext:value-type="float">
            <text:p>37799</text:p>
          </table:table-cell>
          <table:table-cell table:number-columns-repeated="1022"/>
        </table:table-row>
        <table:table-row table:style-name="ro1">
          <table:table-cell office:value-type="float" office:value="37913" calcext:value-type="float">
            <text:p>37913</text:p>
          </table:table-cell>
          <table:table-cell office:value-type="float" office:value="37800" calcext:value-type="float">
            <text:p>37800</text:p>
          </table:table-cell>
          <table:table-cell table:number-columns-repeated="1022"/>
        </table:table-row>
        <table:table-row table:style-name="ro1">
          <table:table-cell office:value-type="float" office:value="38518" calcext:value-type="float">
            <text:p>38518</text:p>
          </table:table-cell>
          <table:table-cell office:value-type="float" office:value="37801" calcext:value-type="float">
            <text:p>37801</text:p>
          </table:table-cell>
          <table:table-cell table:number-columns-repeated="1022"/>
        </table:table-row>
        <table:table-row table:style-name="ro1">
          <table:table-cell office:value-type="float" office:value="38957" calcext:value-type="float">
            <text:p>38957</text:p>
          </table:table-cell>
          <table:table-cell office:value-type="float" office:value="37802" calcext:value-type="float">
            <text:p>37802</text:p>
          </table:table-cell>
          <table:table-cell table:number-columns-repeated="1022"/>
        </table:table-row>
        <table:table-row table:style-name="ro1">
          <table:table-cell office:value-type="float" office:value="39472" calcext:value-type="float">
            <text:p>39472</text:p>
          </table:table-cell>
          <table:table-cell office:value-type="float" office:value="37803" calcext:value-type="float">
            <text:p>37803</text:p>
          </table:table-cell>
          <table:table-cell table:number-columns-repeated="1022"/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37804" calcext:value-type="float">
            <text:p>37804</text:p>
          </table:table-cell>
          <table:table-cell table:number-columns-repeated="1022"/>
        </table:table-row>
        <table:table-row table:style-name="ro1">
          <table:table-cell office:value-type="float" office:value="20685" calcext:value-type="float">
            <text:p>20685</text:p>
          </table:table-cell>
          <table:table-cell office:value-type="float" office:value="37805" calcext:value-type="float">
            <text:p>37805</text:p>
          </table:table-cell>
          <table:table-cell table:number-columns-repeated="1022"/>
        </table:table-row>
        <table:table-row table:style-name="ro1">
          <table:table-cell office:value-type="float" office:value="21205" calcext:value-type="float">
            <text:p>21205</text:p>
          </table:table-cell>
          <table:table-cell office:value-type="float" office:value="37806" calcext:value-type="float">
            <text:p>37806</text:p>
          </table:table-cell>
          <table:table-cell table:number-columns-repeated="1022"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float" office:value="37807" calcext:value-type="float">
            <text:p>37807</text:p>
          </table:table-cell>
          <table:table-cell table:number-columns-repeated="1022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37808" calcext:value-type="float">
            <text:p>37808</text:p>
          </table:table-cell>
          <table:table-cell table:number-columns-repeated="1022"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37809" calcext:value-type="float">
            <text:p>37809</text:p>
          </table:table-cell>
          <table:table-cell table:number-columns-repeated="1022"/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float" office:value="37810" calcext:value-type="float">
            <text:p>37810</text:p>
          </table:table-cell>
          <table:table-cell table:number-columns-repeated="1022"/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float" office:value="37811" calcext:value-type="float">
            <text:p>37811</text:p>
          </table:table-cell>
          <table:table-cell table:number-columns-repeated="1022"/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float" office:value="37812" calcext:value-type="float">
            <text:p>37812</text:p>
          </table:table-cell>
          <table:table-cell table:number-columns-repeated="1022"/>
        </table:table-row>
        <table:table-row table:style-name="ro1">
          <table:table-cell office:value-type="float" office:value="30643" calcext:value-type="float">
            <text:p>30643</text:p>
          </table:table-cell>
          <table:table-cell office:value-type="float" office:value="37813" calcext:value-type="float">
            <text:p>37813</text:p>
          </table:table-cell>
          <table:table-cell table:number-columns-repeated="1022"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float" office:value="37814" calcext:value-type="float">
            <text:p>37814</text:p>
          </table:table-cell>
          <table:table-cell table:number-columns-repeated="1022"/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37815" calcext:value-type="float">
            <text:p>37815</text:p>
          </table:table-cell>
          <table:table-cell table:number-columns-repeated="1022"/>
        </table:table-row>
        <table:table-row table:style-name="ro1">
          <table:table-cell office:value-type="float" office:value="33796" calcext:value-type="float">
            <text:p>33796</text:p>
          </table:table-cell>
          <table:table-cell office:value-type="float" office:value="37816" calcext:value-type="float">
            <text:p>37816</text:p>
          </table:table-cell>
          <table:table-cell table:number-columns-repeated="1022"/>
        </table:table-row>
        <table:table-row table:style-name="ro1">
          <table:table-cell office:value-type="float" office:value="36947" calcext:value-type="float">
            <text:p>36947</text:p>
          </table:table-cell>
          <table:table-cell office:value-type="float" office:value="37817" calcext:value-type="float">
            <text:p>37817</text:p>
          </table:table-cell>
          <table:table-cell table:number-columns-repeated="1022"/>
        </table:table-row>
        <table:table-row table:style-name="ro1">
          <table:table-cell office:value-type="float" office:value="37509" calcext:value-type="float">
            <text:p>37509</text:p>
          </table:table-cell>
          <table:table-cell office:value-type="float" office:value="37818" calcext:value-type="float">
            <text:p>37818</text:p>
          </table:table-cell>
          <table:table-cell table:number-columns-repeated="1022"/>
        </table:table-row>
        <table:table-row table:style-name="ro1">
          <table:table-cell office:value-type="float" office:value="23776" calcext:value-type="float">
            <text:p>23776</text:p>
          </table:table-cell>
          <table:table-cell office:value-type="float" office:value="37819" calcext:value-type="float">
            <text:p>37819</text:p>
          </table:table-cell>
          <table:table-cell table:number-columns-repeated="1022"/>
        </table:table-row>
        <table:table-row table:style-name="ro1">
          <table:table-cell office:value-type="float" office:value="40199" calcext:value-type="float">
            <text:p>40199</text:p>
          </table:table-cell>
          <table:table-cell office:value-type="float" office:value="37820" calcext:value-type="float">
            <text:p>37820</text:p>
          </table:table-cell>
          <table:table-cell table:number-columns-repeated="1022"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float" office:value="37821" calcext:value-type="float">
            <text:p>37821</text:p>
          </table:table-cell>
          <table:table-cell table:number-columns-repeated="1022"/>
        </table:table-row>
        <table:table-row table:style-name="ro1">
          <table:table-cell office:value-type="float" office:value="24471" calcext:value-type="float">
            <text:p>24471</text:p>
          </table:table-cell>
          <table:table-cell office:value-type="float" office:value="37822" calcext:value-type="float">
            <text:p>37822</text:p>
          </table:table-cell>
          <table:table-cell table:number-columns-repeated="1022"/>
        </table:table-row>
        <table:table-row table:style-name="ro1">
          <table:table-cell office:value-type="float" office:value="24499" calcext:value-type="float">
            <text:p>24499</text:p>
          </table:table-cell>
          <table:table-cell office:value-type="float" office:value="37823" calcext:value-type="float">
            <text:p>37823</text:p>
          </table:table-cell>
          <table:table-cell table:number-columns-repeated="1022"/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37824" calcext:value-type="float">
            <text:p>37824</text:p>
          </table:table-cell>
          <table:table-cell table:number-columns-repeated="1022"/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float" office:value="37825" calcext:value-type="float">
            <text:p>37825</text:p>
          </table:table-cell>
          <table:table-cell table:number-columns-repeated="1022"/>
        </table:table-row>
        <table:table-row table:style-name="ro1">
          <table:table-cell office:value-type="float" office:value="30563" calcext:value-type="float">
            <text:p>30563</text:p>
          </table:table-cell>
          <table:table-cell office:value-type="float" office:value="37826" calcext:value-type="float">
            <text:p>37826</text:p>
          </table:table-cell>
          <table:table-cell table:number-columns-repeated="1022"/>
        </table:table-row>
        <table:table-row table:style-name="ro1">
          <table:table-cell office:value-type="float" office:value="31167" calcext:value-type="float">
            <text:p>31167</text:p>
          </table:table-cell>
          <table:table-cell office:value-type="float" office:value="37827" calcext:value-type="float">
            <text:p>37827</text:p>
          </table:table-cell>
          <table:table-cell table:number-columns-repeated="1022"/>
        </table:table-row>
        <table:table-row table:style-name="ro1">
          <table:table-cell office:value-type="float" office:value="31716" calcext:value-type="float">
            <text:p>31716</text:p>
          </table:table-cell>
          <table:table-cell office:value-type="float" office:value="37828" calcext:value-type="float">
            <text:p>37828</text:p>
          </table:table-cell>
          <table:table-cell table:number-columns-repeated="1022"/>
        </table:table-row>
        <table:table-row table:style-name="ro1">
          <table:table-cell office:value-type="float" office:value="27602" calcext:value-type="float">
            <text:p>27602</text:p>
          </table:table-cell>
          <table:table-cell office:value-type="float" office:value="37829" calcext:value-type="float">
            <text:p>37829</text:p>
          </table:table-cell>
          <table:table-cell table:number-columns-repeated="1022"/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37830" calcext:value-type="float">
            <text:p>37830</text:p>
          </table:table-cell>
          <table:table-cell table:number-columns-repeated="1022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float" office:value="37831" calcext:value-type="float">
            <text:p>37831</text:p>
          </table:table-cell>
          <table:table-cell table:number-columns-repeated="1022"/>
        </table:table-row>
        <table:table-row table:style-name="ro1">
          <table:table-cell office:value-type="float" office:value="26627" calcext:value-type="float">
            <text:p>26627</text:p>
          </table:table-cell>
          <table:table-cell office:value-type="float" office:value="37832" calcext:value-type="float">
            <text:p>37832</text:p>
          </table:table-cell>
          <table:table-cell table:number-columns-repeated="1022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37833" calcext:value-type="float">
            <text:p>37833</text:p>
          </table:table-cell>
          <table:table-cell table:number-columns-repeated="1022"/>
        </table:table-row>
        <table:table-row table:style-name="ro1">
          <table:table-cell office:value-type="float" office:value="20984" calcext:value-type="float">
            <text:p>20984</text:p>
          </table:table-cell>
          <table:table-cell office:value-type="float" office:value="37834" calcext:value-type="float">
            <text:p>37834</text:p>
          </table:table-cell>
          <table:table-cell table:number-columns-repeated="1022"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float" office:value="37835" calcext:value-type="float">
            <text:p>37835</text:p>
          </table:table-cell>
          <table:table-cell table:number-columns-repeated="1022"/>
        </table:table-row>
        <table:table-row table:style-name="ro1">
          <table:table-cell office:value-type="float" office:value="26932" calcext:value-type="float">
            <text:p>26932</text:p>
          </table:table-cell>
          <table:table-cell office:value-type="float" office:value="37836" calcext:value-type="float">
            <text:p>37836</text:p>
          </table:table-cell>
          <table:table-cell table:number-columns-repeated="1022"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float" office:value="37837" calcext:value-type="float">
            <text:p>37837</text:p>
          </table:table-cell>
          <table:table-cell table:number-columns-repeated="1022"/>
        </table:table-row>
        <table:table-row table:style-name="ro1">
          <table:table-cell office:value-type="float" office:value="40182" calcext:value-type="float">
            <text:p>40182</text:p>
          </table:table-cell>
          <table:table-cell office:value-type="float" office:value="37838" calcext:value-type="float">
            <text:p>37838</text:p>
          </table:table-cell>
          <table:table-cell table:number-columns-repeated="1022"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float" office:value="37839" calcext:value-type="float">
            <text:p>37839</text:p>
          </table:table-cell>
          <table:table-cell table:number-columns-repeated="1022"/>
        </table:table-row>
        <table:table-row table:style-name="ro1">
          <table:table-cell office:value-type="float" office:value="23493" calcext:value-type="float">
            <text:p>23493</text:p>
          </table:table-cell>
          <table:table-cell office:value-type="float" office:value="37840" calcext:value-type="float">
            <text:p>37840</text:p>
          </table:table-cell>
          <table:table-cell table:number-columns-repeated="1022"/>
        </table:table-row>
        <table:table-row table:style-name="ro1">
          <table:table-cell office:value-type="float" office:value="37193" calcext:value-type="float">
            <text:p>37193</text:p>
          </table:table-cell>
          <table:table-cell office:value-type="float" office:value="37841" calcext:value-type="float">
            <text:p>37841</text:p>
          </table:table-cell>
          <table:table-cell table:number-columns-repeated="1022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float" office:value="37842" calcext:value-type="float">
            <text:p>37842</text:p>
          </table:table-cell>
          <table:table-cell table:number-columns-repeated="1022"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float" office:value="37843" calcext:value-type="float">
            <text:p>37843</text:p>
          </table:table-cell>
          <table:table-cell table:number-columns-repeated="1022"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float" office:value="37844" calcext:value-type="float">
            <text:p>37844</text:p>
          </table:table-cell>
          <table:table-cell table:number-columns-repeated="1022"/>
        </table:table-row>
        <table:table-row table:style-name="ro1">
          <table:table-cell office:value-type="float" office:value="24775" calcext:value-type="float">
            <text:p>24775</text:p>
          </table:table-cell>
          <table:table-cell office:value-type="float" office:value="37845" calcext:value-type="float">
            <text:p>37845</text:p>
          </table:table-cell>
          <table:table-cell table:number-columns-repeated="1022"/>
        </table:table-row>
        <table:table-row table:style-name="ro1">
          <table:table-cell office:value-type="float" office:value="25958" calcext:value-type="float">
            <text:p>25958</text:p>
          </table:table-cell>
          <table:table-cell office:value-type="float" office:value="37846" calcext:value-type="float">
            <text:p>37846</text:p>
          </table:table-cell>
          <table:table-cell table:number-columns-repeated="1022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37847" calcext:value-type="float">
            <text:p>37847</text:p>
          </table:table-cell>
          <table:table-cell table:number-columns-repeated="1022"/>
        </table:table-row>
        <table:table-row table:style-name="ro1">
          <table:table-cell office:value-type="float" office:value="35930" calcext:value-type="float">
            <text:p>35930</text:p>
          </table:table-cell>
          <table:table-cell office:value-type="float" office:value="37848" calcext:value-type="float">
            <text:p>37848</text:p>
          </table:table-cell>
          <table:table-cell table:number-columns-repeated="1022"/>
        </table:table-row>
        <table:table-row table:style-name="ro1">
          <table:table-cell office:value-type="float" office:value="36929" calcext:value-type="float">
            <text:p>36929</text:p>
          </table:table-cell>
          <table:table-cell office:value-type="float" office:value="37849" calcext:value-type="float">
            <text:p>37849</text:p>
          </table:table-cell>
          <table:table-cell table:number-columns-repeated="1022"/>
        </table:table-row>
        <table:table-row table:style-name="ro1">
          <table:table-cell office:value-type="float" office:value="38931" calcext:value-type="float">
            <text:p>38931</text:p>
          </table:table-cell>
          <table:table-cell office:value-type="float" office:value="37850" calcext:value-type="float">
            <text:p>37850</text:p>
          </table:table-cell>
          <table:table-cell table:number-columns-repeated="1022"/>
        </table:table-row>
        <table:table-row table:style-name="ro1">
          <table:table-cell office:value-type="float" office:value="21585" calcext:value-type="float">
            <text:p>21585</text:p>
          </table:table-cell>
          <table:table-cell office:value-type="float" office:value="37851" calcext:value-type="float">
            <text:p>37851</text:p>
          </table:table-cell>
          <table:table-cell table:number-columns-repeated="1022"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float" office:value="37852" calcext:value-type="float">
            <text:p>37852</text:p>
          </table:table-cell>
          <table:table-cell table:number-columns-repeated="1022"/>
        </table:table-row>
        <table:table-row table:style-name="ro1">
          <table:table-cell office:value-type="float" office:value="37389" calcext:value-type="float">
            <text:p>37389</text:p>
          </table:table-cell>
          <table:table-cell office:value-type="float" office:value="37853" calcext:value-type="float">
            <text:p>37853</text:p>
          </table:table-cell>
          <table:table-cell table:number-columns-repeated="1022"/>
        </table:table-row>
        <table:table-row table:style-name="ro1">
          <table:table-cell office:value-type="float" office:value="22856" calcext:value-type="float">
            <text:p>22856</text:p>
          </table:table-cell>
          <table:table-cell office:value-type="float" office:value="37854" calcext:value-type="float">
            <text:p>37854</text:p>
          </table:table-cell>
          <table:table-cell table:number-columns-repeated="1022"/>
        </table:table-row>
        <table:table-row table:style-name="ro1">
          <table:table-cell office:value-type="float" office:value="37027" calcext:value-type="float">
            <text:p>37027</text:p>
          </table:table-cell>
          <table:table-cell office:value-type="float" office:value="37855" calcext:value-type="float">
            <text:p>37855</text:p>
          </table:table-cell>
          <table:table-cell table:number-columns-repeated="1022"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float" office:value="37856" calcext:value-type="float">
            <text:p>37856</text:p>
          </table:table-cell>
          <table:table-cell table:number-columns-repeated="1022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float" office:value="37857" calcext:value-type="float">
            <text:p>37857</text:p>
          </table:table-cell>
          <table:table-cell table:number-columns-repeated="1022"/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37858" calcext:value-type="float">
            <text:p>37858</text:p>
          </table:table-cell>
          <table:table-cell table:number-columns-repeated="1022"/>
        </table:table-row>
        <table:table-row table:style-name="ro1">
          <table:table-cell office:value-type="float" office:value="34201" calcext:value-type="float">
            <text:p>34201</text:p>
          </table:table-cell>
          <table:table-cell office:value-type="float" office:value="37859" calcext:value-type="float">
            <text:p>37859</text:p>
          </table:table-cell>
          <table:table-cell table:number-columns-repeated="1022"/>
        </table:table-row>
        <table:table-row table:style-name="ro1">
          <table:table-cell office:value-type="float" office:value="35598" calcext:value-type="float">
            <text:p>35598</text:p>
          </table:table-cell>
          <table:table-cell office:value-type="float" office:value="37860" calcext:value-type="float">
            <text:p>37860</text:p>
          </table:table-cell>
          <table:table-cell table:number-columns-repeated="1022"/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37861" calcext:value-type="float">
            <text:p>37861</text:p>
          </table:table-cell>
          <table:table-cell table:number-columns-repeated="1022"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float" office:value="37862" calcext:value-type="float">
            <text:p>37862</text:p>
          </table:table-cell>
          <table:table-cell table:number-columns-repeated="1022"/>
        </table:table-row>
        <table:table-row table:style-name="ro1">
          <table:table-cell office:value-type="float" office:value="37707" calcext:value-type="float">
            <text:p>37707</text:p>
          </table:table-cell>
          <table:table-cell office:value-type="float" office:value="37863" calcext:value-type="float">
            <text:p>37863</text:p>
          </table:table-cell>
          <table:table-cell table:number-columns-repeated="1022"/>
        </table:table-row>
        <table:table-row table:style-name="ro1">
          <table:table-cell office:value-type="float" office:value="26978" calcext:value-type="float">
            <text:p>26978</text:p>
          </table:table-cell>
          <table:table-cell office:value-type="float" office:value="37864" calcext:value-type="float">
            <text:p>37864</text:p>
          </table:table-cell>
          <table:table-cell table:number-columns-repeated="1022"/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37865" calcext:value-type="float">
            <text:p>37865</text:p>
          </table:table-cell>
          <table:table-cell table:number-columns-repeated="1022"/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37866" calcext:value-type="float">
            <text:p>37866</text:p>
          </table:table-cell>
          <table:table-cell table:number-columns-repeated="1022"/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float" office:value="37867" calcext:value-type="float">
            <text:p>37867</text:p>
          </table:table-cell>
          <table:table-cell table:number-columns-repeated="1022"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float" office:value="37868" calcext:value-type="float">
            <text:p>37868</text:p>
          </table:table-cell>
          <table:table-cell table:number-columns-repeated="1022"/>
        </table:table-row>
        <table:table-row table:style-name="ro1">
          <table:table-cell office:value-type="float" office:value="26976" calcext:value-type="float">
            <text:p>26976</text:p>
          </table:table-cell>
          <table:table-cell office:value-type="float" office:value="37869" calcext:value-type="float">
            <text:p>37869</text:p>
          </table:table-cell>
          <table:table-cell table:number-columns-repeated="1022"/>
        </table:table-row>
        <table:table-row table:style-name="ro1">
          <table:table-cell office:value-type="float" office:value="36575" calcext:value-type="float">
            <text:p>36575</text:p>
          </table:table-cell>
          <table:table-cell office:value-type="float" office:value="37870" calcext:value-type="float">
            <text:p>37870</text:p>
          </table:table-cell>
          <table:table-cell table:number-columns-repeated="1022"/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float" office:value="37871" calcext:value-type="float">
            <text:p>37871</text:p>
          </table:table-cell>
          <table:table-cell table:number-columns-repeated="1022"/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float" office:value="37872" calcext:value-type="float">
            <text:p>37872</text:p>
          </table:table-cell>
          <table:table-cell table:number-columns-repeated="102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float" office:value="37873" calcext:value-type="float">
            <text:p>37873</text:p>
          </table:table-cell>
          <table:table-cell table:number-columns-repeated="1022"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float" office:value="37874" calcext:value-type="float">
            <text:p>37874</text:p>
          </table:table-cell>
          <table:table-cell table:number-columns-repeated="1022"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float" office:value="37875" calcext:value-type="float">
            <text:p>37875</text:p>
          </table:table-cell>
          <table:table-cell table:number-columns-repeated="1022"/>
        </table:table-row>
        <table:table-row table:style-name="ro1">
          <table:table-cell office:value-type="float" office:value="36841" calcext:value-type="float">
            <text:p>36841</text:p>
          </table:table-cell>
          <table:table-cell office:value-type="float" office:value="37876" calcext:value-type="float">
            <text:p>37876</text:p>
          </table:table-cell>
          <table:table-cell table:number-columns-repeated="1022"/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37877" calcext:value-type="float">
            <text:p>37877</text:p>
          </table:table-cell>
          <table:table-cell table:number-columns-repeated="1022"/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float" office:value="37878" calcext:value-type="float">
            <text:p>37878</text:p>
          </table:table-cell>
          <table:table-cell table:number-columns-repeated="1022"/>
        </table:table-row>
        <table:table-row table:style-name="ro1">
          <table:table-cell office:value-type="float" office:value="32905" calcext:value-type="float">
            <text:p>32905</text:p>
          </table:table-cell>
          <table:table-cell office:value-type="float" office:value="37879" calcext:value-type="float">
            <text:p>37879</text:p>
          </table:table-cell>
          <table:table-cell table:number-columns-repeated="1022"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float" office:value="37880" calcext:value-type="float">
            <text:p>37880</text:p>
          </table:table-cell>
          <table:table-cell table:number-columns-repeated="1022"/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float" office:value="37881" calcext:value-type="float">
            <text:p>37881</text:p>
          </table:table-cell>
          <table:table-cell table:number-columns-repeated="1022"/>
        </table:table-row>
        <table:table-row table:style-name="ro1">
          <table:table-cell office:value-type="float" office:value="26085" calcext:value-type="float">
            <text:p>26085</text:p>
          </table:table-cell>
          <table:table-cell office:value-type="float" office:value="37882" calcext:value-type="float">
            <text:p>37882</text:p>
          </table:table-cell>
          <table:table-cell table:number-columns-repeated="1022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float" office:value="37883" calcext:value-type="float">
            <text:p>37883</text:p>
          </table:table-cell>
          <table:table-cell table:number-columns-repeated="1022"/>
        </table:table-row>
        <table:table-row table:style-name="ro1">
          <table:table-cell office:value-type="float" office:value="20837" calcext:value-type="float">
            <text:p>20837</text:p>
          </table:table-cell>
          <table:table-cell office:value-type="float" office:value="37884" calcext:value-type="float">
            <text:p>37884</text:p>
          </table:table-cell>
          <table:table-cell table:number-columns-repeated="1022"/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37952" calcext:value-type="float">
            <text:p>37952</text:p>
          </table:table-cell>
          <table:table-cell table:number-columns-repeated="1022"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float" office:value="37953" calcext:value-type="float">
            <text:p>37953</text:p>
          </table:table-cell>
          <table:table-cell table:number-columns-repeated="1022"/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float" office:value="37954" calcext:value-type="float">
            <text:p>37954</text:p>
          </table:table-cell>
          <table:table-cell table:number-columns-repeated="1022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37955" calcext:value-type="float">
            <text:p>37955</text:p>
          </table:table-cell>
          <table:table-cell table:number-columns-repeated="1022"/>
        </table:table-row>
        <table:table-row table:style-name="ro1">
          <table:table-cell office:value-type="float" office:value="22922" calcext:value-type="float">
            <text:p>22922</text:p>
          </table:table-cell>
          <table:table-cell office:value-type="float" office:value="37956" calcext:value-type="float">
            <text:p>37956</text:p>
          </table:table-cell>
          <table:table-cell table:number-columns-repeated="1022"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float" office:value="37957" calcext:value-type="float">
            <text:p>37957</text:p>
          </table:table-cell>
          <table:table-cell table:number-columns-repeated="1022"/>
        </table:table-row>
        <table:table-row table:style-name="ro1">
          <table:table-cell office:value-type="float" office:value="35469" calcext:value-type="float">
            <text:p>35469</text:p>
          </table:table-cell>
          <table:table-cell office:value-type="float" office:value="37958" calcext:value-type="float">
            <text:p>37958</text:p>
          </table:table-cell>
          <table:table-cell table:number-columns-repeated="1022"/>
        </table:table-row>
        <table:table-row table:style-name="ro1">
          <table:table-cell office:value-type="float" office:value="28641" calcext:value-type="float">
            <text:p>28641</text:p>
          </table:table-cell>
          <table:table-cell office:value-type="float" office:value="37959" calcext:value-type="float">
            <text:p>37959</text:p>
          </table:table-cell>
          <table:table-cell table:number-columns-repeated="1022"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float" office:value="37960" calcext:value-type="float">
            <text:p>37960</text:p>
          </table:table-cell>
          <table:table-cell table:number-columns-repeated="1022"/>
        </table:table-row>
        <table:table-row table:style-name="ro1">
          <table:table-cell office:value-type="float" office:value="31074" calcext:value-type="float">
            <text:p>31074</text:p>
          </table:table-cell>
          <table:table-cell office:value-type="float" office:value="37961" calcext:value-type="float">
            <text:p>37961</text:p>
          </table:table-cell>
          <table:table-cell table:number-columns-repeated="1022"/>
        </table:table-row>
        <table:table-row table:style-name="ro1">
          <table:table-cell office:value-type="float" office:value="23527" calcext:value-type="float">
            <text:p>23527</text:p>
          </table:table-cell>
          <table:table-cell office:value-type="float" office:value="37962" calcext:value-type="float">
            <text:p>37962</text:p>
          </table:table-cell>
          <table:table-cell table:number-columns-repeated="1022"/>
        </table:table-row>
        <table:table-row table:style-name="ro1">
          <table:table-cell office:value-type="float" office:value="33905" calcext:value-type="float">
            <text:p>33905</text:p>
          </table:table-cell>
          <table:table-cell office:value-type="float" office:value="37963" calcext:value-type="float">
            <text:p>37963</text:p>
          </table:table-cell>
          <table:table-cell table:number-columns-repeated="1022"/>
        </table:table-row>
        <table:table-row table:style-name="ro1">
          <table:table-cell office:value-type="float" office:value="29483" calcext:value-type="float">
            <text:p>29483</text:p>
          </table:table-cell>
          <table:table-cell office:value-type="float" office:value="37964" calcext:value-type="float">
            <text:p>37964</text:p>
          </table:table-cell>
          <table:table-cell table:number-columns-repeated="1022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37965" calcext:value-type="float">
            <text:p>37965</text:p>
          </table:table-cell>
          <table:table-cell table:number-columns-repeated="1022"/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37966" calcext:value-type="float">
            <text:p>37966</text:p>
          </table:table-cell>
          <table:table-cell table:number-columns-repeated="1022"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float" office:value="37967" calcext:value-type="float">
            <text:p>37967</text:p>
          </table:table-cell>
          <table:table-cell table:number-columns-repeated="1022"/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float" office:value="37968" calcext:value-type="float">
            <text:p>37968</text:p>
          </table:table-cell>
          <table:table-cell table:number-columns-repeated="1022"/>
        </table:table-row>
        <table:table-row table:style-name="ro1">
          <table:table-cell office:value-type="float" office:value="25754" calcext:value-type="float">
            <text:p>25754</text:p>
          </table:table-cell>
          <table:table-cell office:value-type="float" office:value="37969" calcext:value-type="float">
            <text:p>37969</text:p>
          </table:table-cell>
          <table:table-cell table:number-columns-repeated="1022"/>
        </table:table-row>
        <table:table-row table:style-name="ro1">
          <table:table-cell office:value-type="float" office:value="29123" calcext:value-type="float">
            <text:p>29123</text:p>
          </table:table-cell>
          <table:table-cell office:value-type="float" office:value="37970" calcext:value-type="float">
            <text:p>37970</text:p>
          </table:table-cell>
          <table:table-cell table:number-columns-repeated="1022"/>
        </table:table-row>
        <table:table-row table:style-name="ro1">
          <table:table-cell office:value-type="float" office:value="31896" calcext:value-type="float">
            <text:p>31896</text:p>
          </table:table-cell>
          <table:table-cell office:value-type="float" office:value="37971" calcext:value-type="float">
            <text:p>37971</text:p>
          </table:table-cell>
          <table:table-cell table:number-columns-repeated="1022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float" office:value="37972" calcext:value-type="float">
            <text:p>37972</text:p>
          </table:table-cell>
          <table:table-cell table:number-columns-repeated="1022"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float" office:value="37973" calcext:value-type="float">
            <text:p>37973</text:p>
          </table:table-cell>
          <table:table-cell table:number-columns-repeated="1022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float" office:value="37974" calcext:value-type="float">
            <text:p>37974</text:p>
          </table:table-cell>
          <table:table-cell table:number-columns-repeated="1022"/>
        </table:table-row>
        <table:table-row table:style-name="ro1">
          <table:table-cell office:value-type="float" office:value="22492" calcext:value-type="float">
            <text:p>22492</text:p>
          </table:table-cell>
          <table:table-cell office:value-type="float" office:value="37975" calcext:value-type="float">
            <text:p>37975</text:p>
          </table:table-cell>
          <table:table-cell table:number-columns-repeated="1022"/>
        </table:table-row>
        <table:table-row table:style-name="ro1">
          <table:table-cell office:value-type="float" office:value="22178" calcext:value-type="float">
            <text:p>22178</text:p>
          </table:table-cell>
          <table:table-cell office:value-type="float" office:value="37976" calcext:value-type="float">
            <text:p>37976</text:p>
          </table:table-cell>
          <table:table-cell table:number-columns-repeated="1022"/>
        </table:table-row>
        <table:table-row table:style-name="ro1">
          <table:table-cell office:value-type="float" office:value="24745" calcext:value-type="float">
            <text:p>24745</text:p>
          </table:table-cell>
          <table:table-cell office:value-type="float" office:value="37977" calcext:value-type="float">
            <text:p>37977</text:p>
          </table:table-cell>
          <table:table-cell table:number-columns-repeated="1022"/>
        </table:table-row>
        <table:table-row table:style-name="ro1">
          <table:table-cell office:value-type="float" office:value="28611" calcext:value-type="float">
            <text:p>28611</text:p>
          </table:table-cell>
          <table:table-cell office:value-type="float" office:value="37978" calcext:value-type="float">
            <text:p>37978</text:p>
          </table:table-cell>
          <table:table-cell table:number-columns-repeated="1022"/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float" office:value="37979" calcext:value-type="float">
            <text:p>37979</text:p>
          </table:table-cell>
          <table:table-cell table:number-columns-repeated="1022"/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float" office:value="37980" calcext:value-type="float">
            <text:p>37980</text:p>
          </table:table-cell>
          <table:table-cell table:number-columns-repeated="1022"/>
        </table:table-row>
        <table:table-row table:style-name="ro1">
          <table:table-cell office:value-type="float" office:value="33075" calcext:value-type="float">
            <text:p>33075</text:p>
          </table:table-cell>
          <table:table-cell office:value-type="float" office:value="37981" calcext:value-type="float">
            <text:p>37981</text:p>
          </table:table-cell>
          <table:table-cell table:number-columns-repeated="1022"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float" office:value="37982" calcext:value-type="float">
            <text:p>37982</text:p>
          </table:table-cell>
          <table:table-cell table:number-columns-repeated="1022"/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37983" calcext:value-type="float">
            <text:p>37983</text:p>
          </table:table-cell>
          <table:table-cell table:number-columns-repeated="1022"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float" office:value="37984" calcext:value-type="float">
            <text:p>37984</text:p>
          </table:table-cell>
          <table:table-cell table:number-columns-repeated="1022"/>
        </table:table-row>
        <table:table-row table:style-name="ro1">
          <table:table-cell office:value-type="float" office:value="34468" calcext:value-type="float">
            <text:p>34468</text:p>
          </table:table-cell>
          <table:table-cell office:value-type="float" office:value="37985" calcext:value-type="float">
            <text:p>37985</text:p>
          </table:table-cell>
          <table:table-cell table:number-columns-repeated="1022"/>
        </table:table-row>
        <table:table-row table:style-name="ro1">
          <table:table-cell office:value-type="float" office:value="24052" calcext:value-type="float">
            <text:p>24052</text:p>
          </table:table-cell>
          <table:table-cell office:value-type="float" office:value="37986" calcext:value-type="float">
            <text:p>37986</text:p>
          </table:table-cell>
          <table:table-cell table:number-columns-repeated="1022"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float" office:value="37987" calcext:value-type="float">
            <text:p>37987</text:p>
          </table:table-cell>
          <table:table-cell table:number-columns-repeated="1022"/>
        </table:table-row>
        <table:table-row table:style-name="ro1">
          <table:table-cell office:value-type="float" office:value="25773" calcext:value-type="float">
            <text:p>25773</text:p>
          </table:table-cell>
          <table:table-cell office:value-type="float" office:value="37988" calcext:value-type="float">
            <text:p>37988</text:p>
          </table:table-cell>
          <table:table-cell table:number-columns-repeated="1022"/>
        </table:table-row>
        <table:table-row table:style-name="ro1">
          <table:table-cell office:value-type="float" office:value="35207" calcext:value-type="float">
            <text:p>35207</text:p>
          </table:table-cell>
          <table:table-cell office:value-type="float" office:value="37989" calcext:value-type="float">
            <text:p>37989</text:p>
          </table:table-cell>
          <table:table-cell table:number-columns-repeated="1022"/>
        </table:table-row>
        <table:table-row table:style-name="ro1">
          <table:table-cell office:value-type="float" office:value="26487" calcext:value-type="float">
            <text:p>26487</text:p>
          </table:table-cell>
          <table:table-cell office:value-type="float" office:value="37990" calcext:value-type="float">
            <text:p>37990</text:p>
          </table:table-cell>
          <table:table-cell table:number-columns-repeated="1022"/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float" office:value="37991" calcext:value-type="float">
            <text:p>37991</text:p>
          </table:table-cell>
          <table:table-cell table:number-columns-repeated="1022"/>
        </table:table-row>
        <table:table-row table:style-name="ro1">
          <table:table-cell office:value-type="float" office:value="27966" calcext:value-type="float">
            <text:p>27966</text:p>
          </table:table-cell>
          <table:table-cell office:value-type="float" office:value="37992" calcext:value-type="float">
            <text:p>37992</text:p>
          </table:table-cell>
          <table:table-cell table:number-columns-repeated="1022"/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37993" calcext:value-type="float">
            <text:p>37993</text:p>
          </table:table-cell>
          <table:table-cell table:number-columns-repeated="1022"/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float" office:value="37994" calcext:value-type="float">
            <text:p>37994</text:p>
          </table:table-cell>
          <table:table-cell table:number-columns-repeated="1022"/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37995" calcext:value-type="float">
            <text:p>37995</text:p>
          </table:table-cell>
          <table:table-cell table:number-columns-repeated="1022"/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float" office:value="37996" calcext:value-type="float">
            <text:p>37996</text:p>
          </table:table-cell>
          <table:table-cell table:number-columns-repeated="1022"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float" office:value="37997" calcext:value-type="float">
            <text:p>37997</text:p>
          </table:table-cell>
          <table:table-cell table:number-columns-repeated="1022"/>
        </table:table-row>
        <table:table-row table:style-name="ro1">
          <table:table-cell office:value-type="float" office:value="39340" calcext:value-type="float">
            <text:p>39340</text:p>
          </table:table-cell>
          <table:table-cell office:value-type="float" office:value="37998" calcext:value-type="float">
            <text:p>37998</text:p>
          </table:table-cell>
          <table:table-cell table:number-columns-repeated="1022"/>
        </table:table-row>
        <table:table-row table:style-name="ro1">
          <table:table-cell office:value-type="float" office:value="20467" calcext:value-type="float">
            <text:p>20467</text:p>
          </table:table-cell>
          <table:table-cell office:value-type="float" office:value="37999" calcext:value-type="float">
            <text:p>37999</text:p>
          </table:table-cell>
          <table:table-cell table:number-columns-repeated="1022"/>
        </table:table-row>
        <table:table-row table:style-name="ro1">
          <table:table-cell office:value-type="float" office:value="24259" calcext:value-type="float">
            <text:p>24259</text:p>
          </table:table-cell>
          <table:table-cell office:value-type="float" office:value="38000" calcext:value-type="float">
            <text:p>38000</text:p>
          </table:table-cell>
          <table:table-cell table:number-columns-repeated="1022"/>
        </table:table-row>
        <table:table-row table:style-name="ro1">
          <table:table-cell office:value-type="float" office:value="25309" calcext:value-type="float">
            <text:p>25309</text:p>
          </table:table-cell>
          <table:table-cell office:value-type="float" office:value="38001" calcext:value-type="float">
            <text:p>38001</text:p>
          </table:table-cell>
          <table:table-cell table:number-columns-repeated="1022"/>
        </table:table-row>
        <table:table-row table:style-name="ro1">
          <table:table-cell office:value-type="float" office:value="25490" calcext:value-type="float">
            <text:p>25490</text:p>
          </table:table-cell>
          <table:table-cell office:value-type="float" office:value="38002" calcext:value-type="float">
            <text:p>38002</text:p>
          </table:table-cell>
          <table:table-cell table:number-columns-repeated="1022"/>
        </table:table-row>
        <table:table-row table:style-name="ro1">
          <table:table-cell office:value-type="float" office:value="25943" calcext:value-type="float">
            <text:p>25943</text:p>
          </table:table-cell>
          <table:table-cell office:value-type="float" office:value="38003" calcext:value-type="float">
            <text:p>38003</text:p>
          </table:table-cell>
          <table:table-cell table:number-columns-repeated="1022"/>
        </table:table-row>
        <table:table-row table:style-name="ro1">
          <table:table-cell office:value-type="float" office:value="26479" calcext:value-type="float">
            <text:p>26479</text:p>
          </table:table-cell>
          <table:table-cell office:value-type="float" office:value="38004" calcext:value-type="float">
            <text:p>38004</text:p>
          </table:table-cell>
          <table:table-cell table:number-columns-repeated="1022"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38005" calcext:value-type="float">
            <text:p>38005</text:p>
          </table:table-cell>
          <table:table-cell table:number-columns-repeated="1022"/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38006" calcext:value-type="float">
            <text:p>38006</text:p>
          </table:table-cell>
          <table:table-cell table:number-columns-repeated="1022"/>
        </table:table-row>
        <table:table-row table:style-name="ro1">
          <table:table-cell office:value-type="float" office:value="32972" calcext:value-type="float">
            <text:p>32972</text:p>
          </table:table-cell>
          <table:table-cell office:value-type="float" office:value="38007" calcext:value-type="float">
            <text:p>38007</text:p>
          </table:table-cell>
          <table:table-cell table:number-columns-repeated="1022"/>
        </table:table-row>
        <table:table-row table:style-name="ro1">
          <table:table-cell office:value-type="float" office:value="32954" calcext:value-type="float">
            <text:p>32954</text:p>
          </table:table-cell>
          <table:table-cell office:value-type="float" office:value="38008" calcext:value-type="float">
            <text:p>38008</text:p>
          </table:table-cell>
          <table:table-cell table:number-columns-repeated="1022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float" office:value="38009" calcext:value-type="float">
            <text:p>38009</text:p>
          </table:table-cell>
          <table:table-cell table:number-columns-repeated="1022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010" calcext:value-type="float">
            <text:p>38010</text:p>
          </table:table-cell>
          <table:table-cell table:number-columns-repeated="1022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float" office:value="38011" calcext:value-type="float">
            <text:p>38011</text:p>
          </table:table-cell>
          <table:table-cell table:number-columns-repeated="1022"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float" office:value="38012" calcext:value-type="float">
            <text:p>38012</text:p>
          </table:table-cell>
          <table:table-cell table:number-columns-repeated="1022"/>
        </table:table-row>
        <table:table-row table:style-name="ro1">
          <table:table-cell office:value-type="float" office:value="23186" calcext:value-type="float">
            <text:p>23186</text:p>
          </table:table-cell>
          <table:table-cell office:value-type="float" office:value="38013" calcext:value-type="float">
            <text:p>38013</text:p>
          </table:table-cell>
          <table:table-cell table:number-columns-repeated="1022"/>
        </table:table-row>
        <table:table-row table:style-name="ro1">
          <table:table-cell office:value-type="float" office:value="26757" calcext:value-type="float">
            <text:p>26757</text:p>
          </table:table-cell>
          <table:table-cell office:value-type="float" office:value="38014" calcext:value-type="float">
            <text:p>38014</text:p>
          </table:table-cell>
          <table:table-cell table:number-columns-repeated="1022"/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38016" calcext:value-type="float">
            <text:p>38016</text:p>
          </table:table-cell>
          <table:table-cell table:number-columns-repeated="1022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38017" calcext:value-type="float">
            <text:p>38017</text:p>
          </table:table-cell>
          <table:table-cell table:number-columns-repeated="1022"/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float" office:value="38018" calcext:value-type="float">
            <text:p>38018</text:p>
          </table:table-cell>
          <table:table-cell table:number-columns-repeated="1022"/>
        </table:table-row>
        <table:table-row table:style-name="ro1">
          <table:table-cell office:value-type="float" office:value="36023" calcext:value-type="float">
            <text:p>36023</text:p>
          </table:table-cell>
          <table:table-cell office:value-type="float" office:value="38019" calcext:value-type="float">
            <text:p>38019</text:p>
          </table:table-cell>
          <table:table-cell table:number-columns-repeated="1022"/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38020" calcext:value-type="float">
            <text:p>38020</text:p>
          </table:table-cell>
          <table:table-cell table:number-columns-repeated="1022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float" office:value="38021" calcext:value-type="float">
            <text:p>38021</text:p>
          </table:table-cell>
          <table:table-cell table:number-columns-repeated="1022"/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float" office:value="38022" calcext:value-type="float">
            <text:p>38022</text:p>
          </table:table-cell>
          <table:table-cell table:number-columns-repeated="1022"/>
        </table:table-row>
        <table:table-row table:style-name="ro1">
          <table:table-cell office:value-type="float" office:value="36889" calcext:value-type="float">
            <text:p>36889</text:p>
          </table:table-cell>
          <table:table-cell office:value-type="float" office:value="38023" calcext:value-type="float">
            <text:p>38023</text:p>
          </table:table-cell>
          <table:table-cell table:number-columns-repeated="1022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float" office:value="38024" calcext:value-type="float">
            <text:p>38024</text:p>
          </table:table-cell>
          <table:table-cell table:number-columns-repeated="1022"/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float" office:value="38025" calcext:value-type="float">
            <text:p>38025</text:p>
          </table:table-cell>
          <table:table-cell table:number-columns-repeated="1022"/>
        </table:table-row>
        <table:table-row table:style-name="ro1">
          <table:table-cell office:value-type="float" office:value="30695" calcext:value-type="float">
            <text:p>30695</text:p>
          </table:table-cell>
          <table:table-cell office:value-type="float" office:value="38026" calcext:value-type="float">
            <text:p>38026</text:p>
          </table:table-cell>
          <table:table-cell table:number-columns-repeated="1022"/>
        </table:table-row>
        <table:table-row table:style-name="ro1">
          <table:table-cell office:value-type="float" office:value="33833" calcext:value-type="float">
            <text:p>33833</text:p>
          </table:table-cell>
          <table:table-cell office:value-type="float" office:value="38027" calcext:value-type="float">
            <text:p>38027</text:p>
          </table:table-cell>
          <table:table-cell table:number-columns-repeated="1022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float" office:value="38028" calcext:value-type="float">
            <text:p>38028</text:p>
          </table:table-cell>
          <table:table-cell table:number-columns-repeated="1022"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float" office:value="38029" calcext:value-type="float">
            <text:p>38029</text:p>
          </table:table-cell>
          <table:table-cell table:number-columns-repeated="1022"/>
        </table:table-row>
        <table:table-row table:style-name="ro1">
          <table:table-cell office:value-type="float" office:value="21338" calcext:value-type="float">
            <text:p>21338</text:p>
          </table:table-cell>
          <table:table-cell office:value-type="float" office:value="38030" calcext:value-type="float">
            <text:p>38030</text:p>
          </table:table-cell>
          <table:table-cell table:number-columns-repeated="1022"/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38031" calcext:value-type="float">
            <text:p>38031</text:p>
          </table:table-cell>
          <table:table-cell table:number-columns-repeated="1022"/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38032" calcext:value-type="float">
            <text:p>38032</text:p>
          </table:table-cell>
          <table:table-cell table:number-columns-repeated="1022"/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38033" calcext:value-type="float">
            <text:p>38033</text:p>
          </table:table-cell>
          <table:table-cell table:number-columns-repeated="1022"/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float" office:value="38034" calcext:value-type="float">
            <text:p>38034</text:p>
          </table:table-cell>
          <table:table-cell table:number-columns-repeated="1022"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float" office:value="38035" calcext:value-type="float">
            <text:p>38035</text:p>
          </table:table-cell>
          <table:table-cell table:number-columns-repeated="1022"/>
        </table:table-row>
        <table:table-row table:style-name="ro1">
          <table:table-cell office:value-type="float" office:value="31893" calcext:value-type="float">
            <text:p>31893</text:p>
          </table:table-cell>
          <table:table-cell office:value-type="float" office:value="38036" calcext:value-type="float">
            <text:p>38036</text:p>
          </table:table-cell>
          <table:table-cell table:number-columns-repeated="1022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38037" calcext:value-type="float">
            <text:p>38037</text:p>
          </table:table-cell>
          <table:table-cell table:number-columns-repeated="1022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38038" calcext:value-type="float">
            <text:p>38038</text:p>
          </table:table-cell>
          <table:table-cell table:number-columns-repeated="1022"/>
        </table:table-row>
        <table:table-row table:style-name="ro1">
          <table:table-cell office:value-type="float" office:value="36843" calcext:value-type="float">
            <text:p>36843</text:p>
          </table:table-cell>
          <table:table-cell office:value-type="float" office:value="38039" calcext:value-type="float">
            <text:p>38039</text:p>
          </table:table-cell>
          <table:table-cell table:number-columns-repeated="1022"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float" office:value="38040" calcext:value-type="float">
            <text:p>38040</text:p>
          </table:table-cell>
          <table:table-cell table:number-columns-repeated="1022"/>
        </table:table-row>
        <table:table-row table:style-name="ro1">
          <table:table-cell office:value-type="float" office:value="28448" calcext:value-type="float">
            <text:p>28448</text:p>
          </table:table-cell>
          <table:table-cell office:value-type="float" office:value="38041" calcext:value-type="float">
            <text:p>38041</text:p>
          </table:table-cell>
          <table:table-cell table:number-columns-repeated="1022"/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38042" calcext:value-type="float">
            <text:p>38042</text:p>
          </table:table-cell>
          <table:table-cell table:number-columns-repeated="1022"/>
        </table:table-row>
        <table:table-row table:style-name="ro1">
          <table:table-cell office:value-type="float" office:value="32283" calcext:value-type="float">
            <text:p>32283</text:p>
          </table:table-cell>
          <table:table-cell office:value-type="float" office:value="38043" calcext:value-type="float">
            <text:p>38043</text:p>
          </table:table-cell>
          <table:table-cell table:number-columns-repeated="1022"/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38044" calcext:value-type="float">
            <text:p>38044</text:p>
          </table:table-cell>
          <table:table-cell table:number-columns-repeated="1022"/>
        </table:table-row>
        <table:table-row table:style-name="ro1">
          <table:table-cell office:value-type="float" office:value="39361" calcext:value-type="float">
            <text:p>39361</text:p>
          </table:table-cell>
          <table:table-cell office:value-type="float" office:value="38045" calcext:value-type="float">
            <text:p>38045</text:p>
          </table:table-cell>
          <table:table-cell table:number-columns-repeated="1022"/>
        </table:table-row>
        <table:table-row table:style-name="ro1">
          <table:table-cell office:value-type="float" office:value="40614" calcext:value-type="float">
            <text:p>40614</text:p>
          </table:table-cell>
          <table:table-cell office:value-type="float" office:value="38046" calcext:value-type="float">
            <text:p>38046</text:p>
          </table:table-cell>
          <table:table-cell table:number-columns-repeated="1022"/>
        </table:table-row>
        <table:table-row table:style-name="ro1">
          <table:table-cell office:value-type="float" office:value="20989" calcext:value-type="float">
            <text:p>20989</text:p>
          </table:table-cell>
          <table:table-cell office:value-type="float" office:value="38047" calcext:value-type="float">
            <text:p>38047</text:p>
          </table:table-cell>
          <table:table-cell table:number-columns-repeated="1022"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float" office:value="38048" calcext:value-type="float">
            <text:p>38048</text:p>
          </table:table-cell>
          <table:table-cell table:number-columns-repeated="1022"/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float" office:value="38049" calcext:value-type="float">
            <text:p>38049</text:p>
          </table:table-cell>
          <table:table-cell table:number-columns-repeated="1022"/>
        </table:table-row>
        <table:table-row table:style-name="ro1">
          <table:table-cell office:value-type="float" office:value="31672" calcext:value-type="float">
            <text:p>31672</text:p>
          </table:table-cell>
          <table:table-cell office:value-type="float" office:value="38050" calcext:value-type="float">
            <text:p>38050</text:p>
          </table:table-cell>
          <table:table-cell table:number-columns-repeated="1022"/>
        </table:table-row>
        <table:table-row table:style-name="ro1">
          <table:table-cell office:value-type="float" office:value="32903" calcext:value-type="float">
            <text:p>32903</text:p>
          </table:table-cell>
          <table:table-cell office:value-type="float" office:value="38051" calcext:value-type="float">
            <text:p>38051</text:p>
          </table:table-cell>
          <table:table-cell table:number-columns-repeated="1022"/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38052" calcext:value-type="float">
            <text:p>38052</text:p>
          </table:table-cell>
          <table:table-cell table:number-columns-repeated="1022"/>
        </table:table-row>
        <table:table-row table:style-name="ro1">
          <table:table-cell office:value-type="float" office:value="27368" calcext:value-type="float">
            <text:p>27368</text:p>
          </table:table-cell>
          <table:table-cell office:value-type="float" office:value="38053" calcext:value-type="float">
            <text:p>38053</text:p>
          </table:table-cell>
          <table:table-cell table:number-columns-repeated="1022"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float" office:value="38054" calcext:value-type="float">
            <text:p>38054</text:p>
          </table:table-cell>
          <table:table-cell table:number-columns-repeated="1022"/>
        </table:table-row>
        <table:table-row table:style-name="ro1">
          <table:table-cell office:value-type="float" office:value="32908" calcext:value-type="float">
            <text:p>32908</text:p>
          </table:table-cell>
          <table:table-cell office:value-type="float" office:value="38055" calcext:value-type="float">
            <text:p>38055</text:p>
          </table:table-cell>
          <table:table-cell table:number-columns-repeated="1022"/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float" office:value="38056" calcext:value-type="float">
            <text:p>38056</text:p>
          </table:table-cell>
          <table:table-cell table:number-columns-repeated="1022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38057" calcext:value-type="float">
            <text:p>38057</text:p>
          </table:table-cell>
          <table:table-cell table:number-columns-repeated="1022"/>
        </table:table-row>
        <table:table-row table:style-name="ro1">
          <table:table-cell office:value-type="float" office:value="20843" calcext:value-type="float">
            <text:p>20843</text:p>
          </table:table-cell>
          <table:table-cell office:value-type="float" office:value="38058" calcext:value-type="float">
            <text:p>38058</text:p>
          </table:table-cell>
          <table:table-cell table:number-columns-repeated="1022"/>
        </table:table-row>
        <table:table-row table:style-name="ro1">
          <table:table-cell office:value-type="float" office:value="37474" calcext:value-type="float">
            <text:p>37474</text:p>
          </table:table-cell>
          <table:table-cell office:value-type="float" office:value="38059" calcext:value-type="float">
            <text:p>38059</text:p>
          </table:table-cell>
          <table:table-cell table:number-columns-repeated="1022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8060" calcext:value-type="float">
            <text:p>38060</text:p>
          </table:table-cell>
          <table:table-cell table:number-columns-repeated="1022"/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38061" calcext:value-type="float">
            <text:p>38061</text:p>
          </table:table-cell>
          <table:table-cell table:number-columns-repeated="1022"/>
        </table:table-row>
        <table:table-row table:style-name="ro1">
          <table:table-cell office:value-type="float" office:value="37271" calcext:value-type="float">
            <text:p>37271</text:p>
          </table:table-cell>
          <table:table-cell office:value-type="float" office:value="38062" calcext:value-type="float">
            <text:p>38062</text:p>
          </table:table-cell>
          <table:table-cell table:number-columns-repeated="1022"/>
        </table:table-row>
        <table:table-row table:style-name="ro1">
          <table:table-cell office:value-type="float" office:value="39658" calcext:value-type="float">
            <text:p>39658</text:p>
          </table:table-cell>
          <table:table-cell office:value-type="float" office:value="38063" calcext:value-type="float">
            <text:p>38063</text:p>
          </table:table-cell>
          <table:table-cell table:number-columns-repeated="1022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38064" calcext:value-type="float">
            <text:p>38064</text:p>
          </table:table-cell>
          <table:table-cell table:number-columns-repeated="1022"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float" office:value="38065" calcext:value-type="float">
            <text:p>38065</text:p>
          </table:table-cell>
          <table:table-cell table:number-columns-repeated="1022"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float" office:value="38066" calcext:value-type="float">
            <text:p>38066</text:p>
          </table:table-cell>
          <table:table-cell table:number-columns-repeated="1022"/>
        </table:table-row>
        <table:table-row table:style-name="ro1">
          <table:table-cell office:value-type="float" office:value="31567" calcext:value-type="float">
            <text:p>31567</text:p>
          </table:table-cell>
          <table:table-cell office:value-type="float" office:value="38067" calcext:value-type="float">
            <text:p>38067</text:p>
          </table:table-cell>
          <table:table-cell table:number-columns-repeated="1022"/>
        </table:table-row>
        <table:table-row table:style-name="ro1">
          <table:table-cell office:value-type="float" office:value="38309" calcext:value-type="float">
            <text:p>38309</text:p>
          </table:table-cell>
          <table:table-cell office:value-type="float" office:value="38068" calcext:value-type="float">
            <text:p>38068</text:p>
          </table:table-cell>
          <table:table-cell table:number-columns-repeated="1022"/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float" office:value="38069" calcext:value-type="float">
            <text:p>38069</text:p>
          </table:table-cell>
          <table:table-cell table:number-columns-repeated="1022"/>
        </table:table-row>
        <table:table-row table:style-name="ro1">
          <table:table-cell office:value-type="float" office:value="22138" calcext:value-type="float">
            <text:p>22138</text:p>
          </table:table-cell>
          <table:table-cell office:value-type="float" office:value="38070" calcext:value-type="float">
            <text:p>38070</text:p>
          </table:table-cell>
          <table:table-cell table:number-columns-repeated="1022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float" office:value="38071" calcext:value-type="float">
            <text:p>38071</text:p>
          </table:table-cell>
          <table:table-cell table:number-columns-repeated="1022"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float" office:value="38072" calcext:value-type="float">
            <text:p>38072</text:p>
          </table:table-cell>
          <table:table-cell table:number-columns-repeated="1022"/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38073" calcext:value-type="float">
            <text:p>38073</text:p>
          </table:table-cell>
          <table:table-cell table:number-columns-repeated="1022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float" office:value="38074" calcext:value-type="float">
            <text:p>38074</text:p>
          </table:table-cell>
          <table:table-cell table:number-columns-repeated="1022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float" office:value="38075" calcext:value-type="float">
            <text:p>38075</text:p>
          </table:table-cell>
          <table:table-cell table:number-columns-repeated="1022"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float" office:value="38076" calcext:value-type="float">
            <text:p>38076</text:p>
          </table:table-cell>
          <table:table-cell table:number-columns-repeated="1022"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float" office:value="38077" calcext:value-type="float">
            <text:p>38077</text:p>
          </table:table-cell>
          <table:table-cell table:number-columns-repeated="1022"/>
        </table:table-row>
        <table:table-row table:style-name="ro1">
          <table:table-cell office:value-type="float" office:value="21467" calcext:value-type="float">
            <text:p>21467</text:p>
          </table:table-cell>
          <table:table-cell office:value-type="float" office:value="38078" calcext:value-type="float">
            <text:p>38078</text:p>
          </table:table-cell>
          <table:table-cell table:number-columns-repeated="1022"/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38079" calcext:value-type="float">
            <text:p>38079</text:p>
          </table:table-cell>
          <table:table-cell table:number-columns-repeated="1022"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float" office:value="38080" calcext:value-type="float">
            <text:p>38080</text:p>
          </table:table-cell>
          <table:table-cell table:number-columns-repeated="1022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38081" calcext:value-type="float">
            <text:p>38081</text:p>
          </table:table-cell>
          <table:table-cell table:number-columns-repeated="1022"/>
        </table:table-row>
        <table:table-row table:style-name="ro1">
          <table:table-cell office:value-type="float" office:value="26495" calcext:value-type="float">
            <text:p>26495</text:p>
          </table:table-cell>
          <table:table-cell office:value-type="float" office:value="38082" calcext:value-type="float">
            <text:p>38082</text:p>
          </table:table-cell>
          <table:table-cell table:number-columns-repeated="1022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38083" calcext:value-type="float">
            <text:p>38083</text:p>
          </table:table-cell>
          <table:table-cell table:number-columns-repeated="1022"/>
        </table:table-row>
        <table:table-row table:style-name="ro1">
          <table:table-cell office:value-type="float" office:value="27726" calcext:value-type="float">
            <text:p>27726</text:p>
          </table:table-cell>
          <table:table-cell office:value-type="float" office:value="38084" calcext:value-type="float">
            <text:p>38084</text:p>
          </table:table-cell>
          <table:table-cell table:number-columns-repeated="1022"/>
        </table:table-row>
        <table:table-row table:style-name="ro1">
          <table:table-cell office:value-type="float" office:value="29256" calcext:value-type="float">
            <text:p>29256</text:p>
          </table:table-cell>
          <table:table-cell office:value-type="float" office:value="38085" calcext:value-type="float">
            <text:p>38085</text:p>
          </table:table-cell>
          <table:table-cell table:number-columns-repeated="1022"/>
        </table:table-row>
        <table:table-row table:style-name="ro1">
          <table:table-cell office:value-type="float" office:value="29359" calcext:value-type="float">
            <text:p>29359</text:p>
          </table:table-cell>
          <table:table-cell office:value-type="float" office:value="38086" calcext:value-type="float">
            <text:p>38086</text:p>
          </table:table-cell>
          <table:table-cell table:number-columns-repeated="1022"/>
        </table:table-row>
        <table:table-row table:style-name="ro1">
          <table:table-cell office:value-type="float" office:value="29677" calcext:value-type="float">
            <text:p>29677</text:p>
          </table:table-cell>
          <table:table-cell office:value-type="float" office:value="38087" calcext:value-type="float">
            <text:p>38087</text:p>
          </table:table-cell>
          <table:table-cell table:number-columns-repeated="1022"/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float" office:value="38088" calcext:value-type="float">
            <text:p>38088</text:p>
          </table:table-cell>
          <table:table-cell table:number-columns-repeated="1022"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float" office:value="38089" calcext:value-type="float">
            <text:p>38089</text:p>
          </table:table-cell>
          <table:table-cell table:number-columns-repeated="1022"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38090" calcext:value-type="float">
            <text:p>38090</text:p>
          </table:table-cell>
          <table:table-cell table:number-columns-repeated="1022"/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float" office:value="38091" calcext:value-type="float">
            <text:p>38091</text:p>
          </table:table-cell>
          <table:table-cell table:number-columns-repeated="1022"/>
        </table:table-row>
        <table:table-row table:style-name="ro1">
          <table:table-cell office:value-type="float" office:value="36009" calcext:value-type="float">
            <text:p>36009</text:p>
          </table:table-cell>
          <table:table-cell office:value-type="float" office:value="38092" calcext:value-type="float">
            <text:p>38092</text:p>
          </table:table-cell>
          <table:table-cell table:number-columns-repeated="1022"/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38093" calcext:value-type="float">
            <text:p>38093</text:p>
          </table:table-cell>
          <table:table-cell table:number-columns-repeated="1022"/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float" office:value="38094" calcext:value-type="float">
            <text:p>38094</text:p>
          </table:table-cell>
          <table:table-cell table:number-columns-repeated="1022"/>
        </table:table-row>
        <table:table-row table:style-name="ro1">
          <table:table-cell office:value-type="float" office:value="29033" calcext:value-type="float">
            <text:p>29033</text:p>
          </table:table-cell>
          <table:table-cell office:value-type="float" office:value="38095" calcext:value-type="float">
            <text:p>38095</text:p>
          </table:table-cell>
          <table:table-cell table:number-columns-repeated="1022"/>
        </table:table-row>
        <table:table-row table:style-name="ro1">
          <table:table-cell office:value-type="float" office:value="38930" calcext:value-type="float">
            <text:p>38930</text:p>
          </table:table-cell>
          <table:table-cell office:value-type="float" office:value="38096" calcext:value-type="float">
            <text:p>38096</text:p>
          </table:table-cell>
          <table:table-cell table:number-columns-repeated="1022"/>
        </table:table-row>
        <table:table-row table:style-name="ro1">
          <table:table-cell office:value-type="float" office:value="39151" calcext:value-type="float">
            <text:p>39151</text:p>
          </table:table-cell>
          <table:table-cell office:value-type="float" office:value="38097" calcext:value-type="float">
            <text:p>38097</text:p>
          </table:table-cell>
          <table:table-cell table:number-columns-repeated="1022"/>
        </table:table-row>
        <table:table-row table:style-name="ro1">
          <table:table-cell office:value-type="float" office:value="25405" calcext:value-type="float">
            <text:p>25405</text:p>
          </table:table-cell>
          <table:table-cell office:value-type="float" office:value="38098" calcext:value-type="float">
            <text:p>38098</text:p>
          </table:table-cell>
          <table:table-cell table:number-columns-repeated="1022"/>
        </table:table-row>
        <table:table-row table:style-name="ro1">
          <table:table-cell office:value-type="float" office:value="26217" calcext:value-type="float">
            <text:p>26217</text:p>
          </table:table-cell>
          <table:table-cell office:value-type="float" office:value="38099" calcext:value-type="float">
            <text:p>38099</text:p>
          </table:table-cell>
          <table:table-cell table:number-columns-repeated="1022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float" office:value="38100" calcext:value-type="float">
            <text:p>38100</text:p>
          </table:table-cell>
          <table:table-cell table:number-columns-repeated="1022"/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float" office:value="38101" calcext:value-type="float">
            <text:p>38101</text:p>
          </table:table-cell>
          <table:table-cell table:number-columns-repeated="1022"/>
        </table:table-row>
        <table:table-row table:style-name="ro1">
          <table:table-cell office:value-type="float" office:value="30928" calcext:value-type="float">
            <text:p>30928</text:p>
          </table:table-cell>
          <table:table-cell office:value-type="float" office:value="38102" calcext:value-type="float">
            <text:p>38102</text:p>
          </table:table-cell>
          <table:table-cell table:number-columns-repeated="1022"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float" office:value="38103" calcext:value-type="float">
            <text:p>38103</text:p>
          </table:table-cell>
          <table:table-cell table:number-columns-repeated="1022"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float" office:value="38104" calcext:value-type="float">
            <text:p>38104</text:p>
          </table:table-cell>
          <table:table-cell table:number-columns-repeated="1022"/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38105" calcext:value-type="float">
            <text:p>38105</text:p>
          </table:table-cell>
          <table:table-cell table:number-columns-repeated="1022"/>
        </table:table-row>
        <table:table-row table:style-name="ro1">
          <table:table-cell office:value-type="float" office:value="21329" calcext:value-type="float">
            <text:p>21329</text:p>
          </table:table-cell>
          <table:table-cell office:value-type="float" office:value="38106" calcext:value-type="float">
            <text:p>38106</text:p>
          </table:table-cell>
          <table:table-cell table:number-columns-repeated="1022"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float" office:value="38107" calcext:value-type="float">
            <text:p>38107</text:p>
          </table:table-cell>
          <table:table-cell table:number-columns-repeated="1022"/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38108" calcext:value-type="float">
            <text:p>38108</text:p>
          </table:table-cell>
          <table:table-cell table:number-columns-repeated="1022"/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float" office:value="38109" calcext:value-type="float">
            <text:p>38109</text:p>
          </table:table-cell>
          <table:table-cell table:number-columns-repeated="1022"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float" office:value="38110" calcext:value-type="float">
            <text:p>38110</text:p>
          </table:table-cell>
          <table:table-cell table:number-columns-repeated="1022"/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38111" calcext:value-type="float">
            <text:p>38111</text:p>
          </table:table-cell>
          <table:table-cell table:number-columns-repeated="1022"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float" office:value="38112" calcext:value-type="float">
            <text:p>38112</text:p>
          </table:table-cell>
          <table:table-cell table:number-columns-repeated="1022"/>
        </table:table-row>
        <table:table-row table:style-name="ro1">
          <table:table-cell office:value-type="float" office:value="25209" calcext:value-type="float">
            <text:p>25209</text:p>
          </table:table-cell>
          <table:table-cell office:value-type="float" office:value="38113" calcext:value-type="float">
            <text:p>38113</text:p>
          </table:table-cell>
          <table:table-cell table:number-columns-repeated="1022"/>
        </table:table-row>
        <table:table-row table:style-name="ro1">
          <table:table-cell office:value-type="float" office:value="25259" calcext:value-type="float">
            <text:p>25259</text:p>
          </table:table-cell>
          <table:table-cell office:value-type="float" office:value="38114" calcext:value-type="float">
            <text:p>38114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8115" calcext:value-type="float">
            <text:p>38115</text:p>
          </table:table-cell>
          <table:table-cell table:number-columns-repeated="1022"/>
        </table:table-row>
        <table:table-row table:style-name="ro1">
          <table:table-cell office:value-type="float" office:value="27604" calcext:value-type="float">
            <text:p>27604</text:p>
          </table:table-cell>
          <table:table-cell office:value-type="float" office:value="38116" calcext:value-type="float">
            <text:p>38116</text:p>
          </table:table-cell>
          <table:table-cell table:number-columns-repeated="1022"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38117" calcext:value-type="float">
            <text:p>38117</text:p>
          </table:table-cell>
          <table:table-cell table:number-columns-repeated="1022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38118" calcext:value-type="float">
            <text:p>38118</text:p>
          </table:table-cell>
          <table:table-cell table:number-columns-repeated="1022"/>
        </table:table-row>
        <table:table-row table:style-name="ro1">
          <table:table-cell office:value-type="float" office:value="30382" calcext:value-type="float">
            <text:p>30382</text:p>
          </table:table-cell>
          <table:table-cell office:value-type="float" office:value="38119" calcext:value-type="float">
            <text:p>38119</text:p>
          </table:table-cell>
          <table:table-cell table:number-columns-repeated="1022"/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float" office:value="38120" calcext:value-type="float">
            <text:p>38120</text:p>
          </table:table-cell>
          <table:table-cell table:number-columns-repeated="1022"/>
        </table:table-row>
        <table:table-row table:style-name="ro1">
          <table:table-cell office:value-type="float" office:value="31192" calcext:value-type="float">
            <text:p>31192</text:p>
          </table:table-cell>
          <table:table-cell office:value-type="float" office:value="38121" calcext:value-type="float">
            <text:p>38121</text:p>
          </table:table-cell>
          <table:table-cell table:number-columns-repeated="1022"/>
        </table:table-row>
        <table:table-row table:style-name="ro1">
          <table:table-cell office:value-type="float" office:value="32203" calcext:value-type="float">
            <text:p>32203</text:p>
          </table:table-cell>
          <table:table-cell office:value-type="float" office:value="38122" calcext:value-type="float">
            <text:p>38122</text:p>
          </table:table-cell>
          <table:table-cell table:number-columns-repeated="1022"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float" office:value="38123" calcext:value-type="float">
            <text:p>38123</text:p>
          </table:table-cell>
          <table:table-cell table:number-columns-repeated="1022"/>
        </table:table-row>
        <table:table-row table:style-name="ro1">
          <table:table-cell office:value-type="float" office:value="32933" calcext:value-type="float">
            <text:p>32933</text:p>
          </table:table-cell>
          <table:table-cell office:value-type="float" office:value="38124" calcext:value-type="float">
            <text:p>38124</text:p>
          </table:table-cell>
          <table:table-cell table:number-columns-repeated="1022"/>
        </table:table-row>
        <table:table-row table:style-name="ro1">
          <table:table-cell office:value-type="float" office:value="34987" calcext:value-type="float">
            <text:p>34987</text:p>
          </table:table-cell>
          <table:table-cell office:value-type="float" office:value="38125" calcext:value-type="float">
            <text:p>38125</text:p>
          </table:table-cell>
          <table:table-cell table:number-columns-repeated="1022"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float" office:value="38126" calcext:value-type="float">
            <text:p>38126</text:p>
          </table:table-cell>
          <table:table-cell table:number-columns-repeated="1022"/>
        </table:table-row>
        <table:table-row table:style-name="ro1">
          <table:table-cell office:value-type="float" office:value="36027" calcext:value-type="float">
            <text:p>36027</text:p>
          </table:table-cell>
          <table:table-cell office:value-type="float" office:value="38127" calcext:value-type="float">
            <text:p>38127</text:p>
          </table:table-cell>
          <table:table-cell table:number-columns-repeated="1022"/>
        </table:table-row>
        <table:table-row table:style-name="ro1">
          <table:table-cell office:value-type="float" office:value="36991" calcext:value-type="float">
            <text:p>36991</text:p>
          </table:table-cell>
          <table:table-cell office:value-type="float" office:value="38128" calcext:value-type="float">
            <text:p>38128</text:p>
          </table:table-cell>
          <table:table-cell table:number-columns-repeated="1022"/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38129" calcext:value-type="float">
            <text:p>38129</text:p>
          </table:table-cell>
          <table:table-cell table:number-columns-repeated="1022"/>
        </table:table-row>
        <table:table-row table:style-name="ro1">
          <table:table-cell office:value-type="float" office:value="39131" calcext:value-type="float">
            <text:p>39131</text:p>
          </table:table-cell>
          <table:table-cell office:value-type="float" office:value="38130" calcext:value-type="float">
            <text:p>38130</text:p>
          </table:table-cell>
          <table:table-cell table:number-columns-repeated="1022"/>
        </table:table-row>
        <table:table-row table:style-name="ro1">
          <table:table-cell office:value-type="float" office:value="27147" calcext:value-type="float">
            <text:p>27147</text:p>
          </table:table-cell>
          <table:table-cell office:value-type="float" office:value="38131" calcext:value-type="float">
            <text:p>38131</text:p>
          </table:table-cell>
          <table:table-cell table:number-columns-repeated="1022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8132" calcext:value-type="float">
            <text:p>38132</text:p>
          </table:table-cell>
          <table:table-cell table:number-columns-repeated="1022"/>
        </table:table-row>
        <table:table-row table:style-name="ro1">
          <table:table-cell office:value-type="float" office:value="20633" calcext:value-type="float">
            <text:p>20633</text:p>
          </table:table-cell>
          <table:table-cell office:value-type="float" office:value="38133" calcext:value-type="float">
            <text:p>38133</text:p>
          </table:table-cell>
          <table:table-cell table:number-columns-repeated="1022"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float" office:value="38134" calcext:value-type="float">
            <text:p>38134</text:p>
          </table:table-cell>
          <table:table-cell table:number-columns-repeated="1022"/>
        </table:table-row>
        <table:table-row table:style-name="ro1">
          <table:table-cell office:value-type="float" office:value="24494" calcext:value-type="float">
            <text:p>24494</text:p>
          </table:table-cell>
          <table:table-cell office:value-type="float" office:value="38135" calcext:value-type="float">
            <text:p>38135</text:p>
          </table:table-cell>
          <table:table-cell table:number-columns-repeated="1022"/>
        </table:table-row>
        <table:table-row table:style-name="ro1">
          <table:table-cell office:value-type="float" office:value="26503" calcext:value-type="float">
            <text:p>26503</text:p>
          </table:table-cell>
          <table:table-cell office:value-type="float" office:value="38136" calcext:value-type="float">
            <text:p>38136</text:p>
          </table:table-cell>
          <table:table-cell table:number-columns-repeated="1022"/>
        </table:table-row>
        <table:table-row table:style-name="ro1">
          <table:table-cell office:value-type="float" office:value="27608" calcext:value-type="float">
            <text:p>27608</text:p>
          </table:table-cell>
          <table:table-cell office:value-type="float" office:value="38137" calcext:value-type="float">
            <text:p>38137</text:p>
          </table:table-cell>
          <table:table-cell table:number-columns-repeated="1022"/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38138" calcext:value-type="float">
            <text:p>38138</text:p>
          </table:table-cell>
          <table:table-cell table:number-columns-repeated="1022"/>
        </table:table-row>
        <table:table-row table:style-name="ro1">
          <table:table-cell office:value-type="float" office:value="30473" calcext:value-type="float">
            <text:p>30473</text:p>
          </table:table-cell>
          <table:table-cell office:value-type="float" office:value="38139" calcext:value-type="float">
            <text:p>38139</text:p>
          </table:table-cell>
          <table:table-cell table:number-columns-repeated="1022"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float" office:value="38140" calcext:value-type="float">
            <text:p>38140</text:p>
          </table:table-cell>
          <table:table-cell table:number-columns-repeated="1022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38208" calcext:value-type="float">
            <text:p>38208</text:p>
          </table:table-cell>
          <table:table-cell table:number-columns-repeated="1022"/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38209" calcext:value-type="float">
            <text:p>38209</text:p>
          </table:table-cell>
          <table:table-cell table:number-columns-repeated="1022"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float" office:value="38210" calcext:value-type="float">
            <text:p>38210</text:p>
          </table:table-cell>
          <table:table-cell table:number-columns-repeated="1022"/>
        </table:table-row>
        <table:table-row table:style-name="ro1">
          <table:table-cell office:value-type="float" office:value="21305" calcext:value-type="float">
            <text:p>21305</text:p>
          </table:table-cell>
          <table:table-cell office:value-type="float" office:value="38211" calcext:value-type="float">
            <text:p>38211</text:p>
          </table:table-cell>
          <table:table-cell table:number-columns-repeated="1022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float" office:value="38212" calcext:value-type="float">
            <text:p>38212</text:p>
          </table:table-cell>
          <table:table-cell table:number-columns-repeated="1022"/>
        </table:table-row>
        <table:table-row table:style-name="ro1">
          <table:table-cell office:value-type="float" office:value="39661" calcext:value-type="float">
            <text:p>39661</text:p>
          </table:table-cell>
          <table:table-cell office:value-type="float" office:value="38213" calcext:value-type="float">
            <text:p>38213</text:p>
          </table:table-cell>
          <table:table-cell table:number-columns-repeated="1022"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float" office:value="38214" calcext:value-type="float">
            <text:p>38214</text:p>
          </table:table-cell>
          <table:table-cell table:number-columns-repeated="1022"/>
        </table:table-row>
        <table:table-row table:style-name="ro1">
          <table:table-cell office:value-type="float" office:value="33181" calcext:value-type="float">
            <text:p>33181</text:p>
          </table:table-cell>
          <table:table-cell office:value-type="float" office:value="38215" calcext:value-type="float">
            <text:p>38215</text:p>
          </table:table-cell>
          <table:table-cell table:number-columns-repeated="1022"/>
        </table:table-row>
        <table:table-row table:style-name="ro1">
          <table:table-cell office:value-type="float" office:value="33777" calcext:value-type="float">
            <text:p>33777</text:p>
          </table:table-cell>
          <table:table-cell office:value-type="float" office:value="38216" calcext:value-type="float">
            <text:p>38216</text:p>
          </table:table-cell>
          <table:table-cell table:number-columns-repeated="1022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38217" calcext:value-type="float">
            <text:p>38217</text:p>
          </table:table-cell>
          <table:table-cell table:number-columns-repeated="1022"/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38218" calcext:value-type="float">
            <text:p>38218</text:p>
          </table:table-cell>
          <table:table-cell table:number-columns-repeated="1022"/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float" office:value="38219" calcext:value-type="float">
            <text:p>38219</text:p>
          </table:table-cell>
          <table:table-cell table:number-columns-repeated="1022"/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38220" calcext:value-type="float">
            <text:p>38220</text:p>
          </table:table-cell>
          <table:table-cell table:number-columns-repeated="1022"/>
        </table:table-row>
        <table:table-row table:style-name="ro1">
          <table:table-cell office:value-type="float" office:value="31558" calcext:value-type="float">
            <text:p>31558</text:p>
          </table:table-cell>
          <table:table-cell office:value-type="float" office:value="38221" calcext:value-type="float">
            <text:p>38221</text:p>
          </table:table-cell>
          <table:table-cell table:number-columns-repeated="1022"/>
        </table:table-row>
        <table:table-row table:style-name="ro1">
          <table:table-cell office:value-type="float" office:value="36924" calcext:value-type="float">
            <text:p>36924</text:p>
          </table:table-cell>
          <table:table-cell office:value-type="float" office:value="38222" calcext:value-type="float">
            <text:p>38222</text:p>
          </table:table-cell>
          <table:table-cell table:number-columns-repeated="1022"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38223" calcext:value-type="float">
            <text:p>38223</text:p>
          </table:table-cell>
          <table:table-cell table:number-columns-repeated="1022"/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38224" calcext:value-type="float">
            <text:p>38224</text:p>
          </table:table-cell>
          <table:table-cell table:number-columns-repeated="1022"/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float" office:value="38225" calcext:value-type="float">
            <text:p>38225</text:p>
          </table:table-cell>
          <table:table-cell table:number-columns-repeated="1022"/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float" office:value="38226" calcext:value-type="float">
            <text:p>38226</text:p>
          </table:table-cell>
          <table:table-cell table:number-columns-repeated="1022"/>
        </table:table-row>
        <table:table-row table:style-name="ro1">
          <table:table-cell office:value-type="float" office:value="30334" calcext:value-type="float">
            <text:p>30334</text:p>
          </table:table-cell>
          <table:table-cell office:value-type="float" office:value="38227" calcext:value-type="float">
            <text:p>38227</text:p>
          </table:table-cell>
          <table:table-cell table:number-columns-repeated="1022"/>
        </table:table-row>
        <table:table-row table:style-name="ro1">
          <table:table-cell office:value-type="float" office:value="35628" calcext:value-type="float">
            <text:p>35628</text:p>
          </table:table-cell>
          <table:table-cell office:value-type="float" office:value="38228" calcext:value-type="float">
            <text:p>38228</text:p>
          </table:table-cell>
          <table:table-cell table:number-columns-repeated="1022"/>
        </table:table-row>
        <table:table-row table:style-name="ro1">
          <table:table-cell office:value-type="float" office:value="20469" calcext:value-type="float">
            <text:p>20469</text:p>
          </table:table-cell>
          <table:table-cell office:value-type="float" office:value="38229" calcext:value-type="float">
            <text:p>38229</text:p>
          </table:table-cell>
          <table:table-cell table:number-columns-repeated="1022"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float" office:value="38230" calcext:value-type="float">
            <text:p>38230</text:p>
          </table:table-cell>
          <table:table-cell table:number-columns-repeated="1022"/>
        </table:table-row>
        <table:table-row table:style-name="ro1">
          <table:table-cell office:value-type="float" office:value="27161" calcext:value-type="float">
            <text:p>27161</text:p>
          </table:table-cell>
          <table:table-cell office:value-type="float" office:value="38231" calcext:value-type="float">
            <text:p>38231</text:p>
          </table:table-cell>
          <table:table-cell table:number-columns-repeated="1022"/>
        </table:table-row>
        <table:table-row table:style-name="ro1">
          <table:table-cell office:value-type="float" office:value="27703" calcext:value-type="float">
            <text:p>27703</text:p>
          </table:table-cell>
          <table:table-cell office:value-type="float" office:value="38232" calcext:value-type="float">
            <text:p>38232</text:p>
          </table:table-cell>
          <table:table-cell table:number-columns-repeated="1022"/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38233" calcext:value-type="float">
            <text:p>38233</text:p>
          </table:table-cell>
          <table:table-cell table:number-columns-repeated="1022"/>
        </table:table-row>
        <table:table-row table:style-name="ro1">
          <table:table-cell office:value-type="float" office:value="29922" calcext:value-type="float">
            <text:p>29922</text:p>
          </table:table-cell>
          <table:table-cell office:value-type="float" office:value="38234" calcext:value-type="float">
            <text:p>38234</text:p>
          </table:table-cell>
          <table:table-cell table:number-columns-repeated="1022"/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38235" calcext:value-type="float">
            <text:p>38235</text:p>
          </table:table-cell>
          <table:table-cell table:number-columns-repeated="1022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38236" calcext:value-type="float">
            <text:p>38236</text:p>
          </table:table-cell>
          <table:table-cell table:number-columns-repeated="1022"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float" office:value="38237" calcext:value-type="float">
            <text:p>38237</text:p>
          </table:table-cell>
          <table:table-cell table:number-columns-repeated="1022"/>
        </table:table-row>
        <table:table-row table:style-name="ro1">
          <table:table-cell office:value-type="float" office:value="35961" calcext:value-type="float">
            <text:p>35961</text:p>
          </table:table-cell>
          <table:table-cell office:value-type="float" office:value="38238" calcext:value-type="float">
            <text:p>38238</text:p>
          </table:table-cell>
          <table:table-cell table:number-columns-repeated="1022"/>
        </table:table-row>
        <table:table-row table:style-name="ro1">
          <table:table-cell office:value-type="float" office:value="24287" calcext:value-type="float">
            <text:p>24287</text:p>
          </table:table-cell>
          <table:table-cell office:value-type="float" office:value="38239" calcext:value-type="float">
            <text:p>38239</text:p>
          </table:table-cell>
          <table:table-cell table:number-columns-repeated="1022"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float" office:value="38240" calcext:value-type="float">
            <text:p>38240</text:p>
          </table:table-cell>
          <table:table-cell table:number-columns-repeated="1022"/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38241" calcext:value-type="float">
            <text:p>38241</text:p>
          </table:table-cell>
          <table:table-cell table:number-columns-repeated="1022"/>
        </table:table-row>
        <table:table-row table:style-name="ro1">
          <table:table-cell office:value-type="float" office:value="31186" calcext:value-type="float">
            <text:p>31186</text:p>
          </table:table-cell>
          <table:table-cell office:value-type="float" office:value="38242" calcext:value-type="float">
            <text:p>38242</text:p>
          </table:table-cell>
          <table:table-cell table:number-columns-repeated="1022"/>
        </table:table-row>
        <table:table-row table:style-name="ro1">
          <table:table-cell office:value-type="float" office:value="33495" calcext:value-type="float">
            <text:p>33495</text:p>
          </table:table-cell>
          <table:table-cell office:value-type="float" office:value="38243" calcext:value-type="float">
            <text:p>38243</text:p>
          </table:table-cell>
          <table:table-cell table:number-columns-repeated="1022"/>
        </table:table-row>
        <table:table-row table:style-name="ro1">
          <table:table-cell office:value-type="float" office:value="37672" calcext:value-type="float">
            <text:p>37672</text:p>
          </table:table-cell>
          <table:table-cell office:value-type="float" office:value="38244" calcext:value-type="float">
            <text:p>38244</text:p>
          </table:table-cell>
          <table:table-cell table:number-columns-repeated="1022"/>
        </table:table-row>
        <table:table-row table:style-name="ro1">
          <table:table-cell office:value-type="float" office:value="37618" calcext:value-type="float">
            <text:p>37618</text:p>
          </table:table-cell>
          <table:table-cell office:value-type="float" office:value="38245" calcext:value-type="float">
            <text:p>38245</text:p>
          </table:table-cell>
          <table:table-cell table:number-columns-repeated="1022"/>
        </table:table-row>
        <table:table-row table:style-name="ro1">
          <table:table-cell office:value-type="float" office:value="33948" calcext:value-type="float">
            <text:p>33948</text:p>
          </table:table-cell>
          <table:table-cell office:value-type="float" office:value="38246" calcext:value-type="float">
            <text:p>38246</text:p>
          </table:table-cell>
          <table:table-cell table:number-columns-repeated="1022"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float" office:value="38247" calcext:value-type="float">
            <text:p>38247</text:p>
          </table:table-cell>
          <table:table-cell table:number-columns-repeated="1022"/>
        </table:table-row>
        <table:table-row table:style-name="ro1">
          <table:table-cell office:value-type="float" office:value="39981" calcext:value-type="float">
            <text:p>39981</text:p>
          </table:table-cell>
          <table:table-cell office:value-type="float" office:value="38248" calcext:value-type="float">
            <text:p>38248</text:p>
          </table:table-cell>
          <table:table-cell table:number-columns-repeated="1022"/>
        </table:table-row>
        <table:table-row table:style-name="ro1">
          <table:table-cell office:value-type="float" office:value="21697" calcext:value-type="float">
            <text:p>21697</text:p>
          </table:table-cell>
          <table:table-cell office:value-type="float" office:value="38249" calcext:value-type="float">
            <text:p>38249</text:p>
          </table:table-cell>
          <table:table-cell table:number-columns-repeated="1022"/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float" office:value="38250" calcext:value-type="float">
            <text:p>38250</text:p>
          </table:table-cell>
          <table:table-cell table:number-columns-repeated="1022"/>
        </table:table-row>
        <table:table-row table:style-name="ro1">
          <table:table-cell office:value-type="float" office:value="25996" calcext:value-type="float">
            <text:p>25996</text:p>
          </table:table-cell>
          <table:table-cell office:value-type="float" office:value="38251" calcext:value-type="float">
            <text:p>38251</text:p>
          </table:table-cell>
          <table:table-cell table:number-columns-repeated="1022"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float" office:value="38252" calcext:value-type="float">
            <text:p>38252</text:p>
          </table:table-cell>
          <table:table-cell table:number-columns-repeated="1022"/>
        </table:table-row>
        <table:table-row table:style-name="ro1">
          <table:table-cell office:value-type="float" office:value="28693" calcext:value-type="float">
            <text:p>28693</text:p>
          </table:table-cell>
          <table:table-cell office:value-type="float" office:value="38253" calcext:value-type="float">
            <text:p>38253</text:p>
          </table:table-cell>
          <table:table-cell table:number-columns-repeated="1022"/>
        </table:table-row>
        <table:table-row table:style-name="ro1">
          <table:table-cell office:value-type="float" office:value="36007" calcext:value-type="float">
            <text:p>36007</text:p>
          </table:table-cell>
          <table:table-cell office:value-type="float" office:value="38254" calcext:value-type="float">
            <text:p>38254</text:p>
          </table:table-cell>
          <table:table-cell table:number-columns-repeated="1022"/>
        </table:table-row>
        <table:table-row table:style-name="ro1">
          <table:table-cell office:value-type="float" office:value="36051" calcext:value-type="float">
            <text:p>36051</text:p>
          </table:table-cell>
          <table:table-cell office:value-type="float" office:value="38255" calcext:value-type="float">
            <text:p>38255</text:p>
          </table:table-cell>
          <table:table-cell table:number-columns-repeated="1022"/>
        </table:table-row>
        <table:table-row table:style-name="ro1">
          <table:table-cell office:value-type="float" office:value="38971" calcext:value-type="float">
            <text:p>38971</text:p>
          </table:table-cell>
          <table:table-cell office:value-type="float" office:value="38256" calcext:value-type="float">
            <text:p>38256</text:p>
          </table:table-cell>
          <table:table-cell table:number-columns-repeated="1022"/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float" office:value="38257" calcext:value-type="float">
            <text:p>38257</text:p>
          </table:table-cell>
          <table:table-cell table:number-columns-repeated="1022"/>
        </table:table-row>
        <table:table-row table:style-name="ro1">
          <table:table-cell office:value-type="float" office:value="29942" calcext:value-type="float">
            <text:p>29942</text:p>
          </table:table-cell>
          <table:table-cell office:value-type="float" office:value="38258" calcext:value-type="float">
            <text:p>38258</text:p>
          </table:table-cell>
          <table:table-cell table:number-columns-repeated="1022"/>
        </table:table-row>
        <table:table-row table:style-name="ro1">
          <table:table-cell office:value-type="float" office:value="19981" calcext:value-type="float">
            <text:p>19981</text:p>
          </table:table-cell>
          <table:table-cell office:value-type="float" office:value="38259" calcext:value-type="float">
            <text:p>38259</text:p>
          </table:table-cell>
          <table:table-cell table:number-columns-repeated="1022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float" office:value="38260" calcext:value-type="float">
            <text:p>38260</text:p>
          </table:table-cell>
          <table:table-cell table:number-columns-repeated="1022"/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float" office:value="38261" calcext:value-type="float">
            <text:p>38261</text:p>
          </table:table-cell>
          <table:table-cell table:number-columns-repeated="1022"/>
        </table:table-row>
        <table:table-row table:style-name="ro1">
          <table:table-cell office:value-type="float" office:value="22827" calcext:value-type="float">
            <text:p>22827</text:p>
          </table:table-cell>
          <table:table-cell office:value-type="float" office:value="38262" calcext:value-type="float">
            <text:p>38262</text:p>
          </table:table-cell>
          <table:table-cell table:number-columns-repeated="1022"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38263" calcext:value-type="float">
            <text:p>38263</text:p>
          </table:table-cell>
          <table:table-cell table:number-columns-repeated="1022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8264" calcext:value-type="float">
            <text:p>38264</text:p>
          </table:table-cell>
          <table:table-cell table:number-columns-repeated="1022"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38265" calcext:value-type="float">
            <text:p>38265</text:p>
          </table:table-cell>
          <table:table-cell table:number-columns-repeated="1022"/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float" office:value="38266" calcext:value-type="float">
            <text:p>38266</text:p>
          </table:table-cell>
          <table:table-cell table:number-columns-repeated="1022"/>
        </table:table-row>
        <table:table-row table:style-name="ro1">
          <table:table-cell office:value-type="float" office:value="24220" calcext:value-type="float">
            <text:p>24220</text:p>
          </table:table-cell>
          <table:table-cell office:value-type="float" office:value="38267" calcext:value-type="float">
            <text:p>38267</text:p>
          </table:table-cell>
          <table:table-cell table:number-columns-repeated="1022"/>
        </table:table-row>
        <table:table-row table:style-name="ro1">
          <table:table-cell office:value-type="float" office:value="24598" calcext:value-type="float">
            <text:p>24598</text:p>
          </table:table-cell>
          <table:table-cell office:value-type="float" office:value="38268" calcext:value-type="float">
            <text:p>38268</text:p>
          </table:table-cell>
          <table:table-cell table:number-columns-repeated="1022"/>
        </table:table-row>
        <table:table-row table:style-name="ro1">
          <table:table-cell office:value-type="float" office:value="25206" calcext:value-type="float">
            <text:p>25206</text:p>
          </table:table-cell>
          <table:table-cell office:value-type="float" office:value="38269" calcext:value-type="float">
            <text:p>38269</text:p>
          </table:table-cell>
          <table:table-cell table:number-columns-repeated="1022"/>
        </table:table-row>
        <table:table-row table:style-name="ro1">
          <table:table-cell office:value-type="float" office:value="25975" calcext:value-type="float">
            <text:p>25975</text:p>
          </table:table-cell>
          <table:table-cell office:value-type="float" office:value="38270" calcext:value-type="float">
            <text:p>38270</text:p>
          </table:table-cell>
          <table:table-cell table:number-columns-repeated="1022"/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float" office:value="38272" calcext:value-type="float">
            <text:p>38272</text:p>
          </table:table-cell>
          <table:table-cell table:number-columns-repeated="1022"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float" office:value="38273" calcext:value-type="float">
            <text:p>38273</text:p>
          </table:table-cell>
          <table:table-cell table:number-columns-repeated="1022"/>
        </table:table-row>
        <table:table-row table:style-name="ro1">
          <table:table-cell office:value-type="float" office:value="28014" calcext:value-type="float">
            <text:p>28014</text:p>
          </table:table-cell>
          <table:table-cell office:value-type="float" office:value="38274" calcext:value-type="float">
            <text:p>38274</text:p>
          </table:table-cell>
          <table:table-cell table:number-columns-repeated="1022"/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float" office:value="38275" calcext:value-type="float">
            <text:p>38275</text:p>
          </table:table-cell>
          <table:table-cell table:number-columns-repeated="1022"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float" office:value="38276" calcext:value-type="float">
            <text:p>38276</text:p>
          </table:table-cell>
          <table:table-cell table:number-columns-repeated="1022"/>
        </table:table-row>
        <table:table-row table:style-name="ro1">
          <table:table-cell office:value-type="float" office:value="33104" calcext:value-type="float">
            <text:p>33104</text:p>
          </table:table-cell>
          <table:table-cell office:value-type="float" office:value="38277" calcext:value-type="float">
            <text:p>38277</text:p>
          </table:table-cell>
          <table:table-cell table:number-columns-repeated="1022"/>
        </table:table-row>
        <table:table-row table:style-name="ro1">
          <table:table-cell office:value-type="float" office:value="33178" calcext:value-type="float">
            <text:p>33178</text:p>
          </table:table-cell>
          <table:table-cell office:value-type="float" office:value="38278" calcext:value-type="float">
            <text:p>38278</text:p>
          </table:table-cell>
          <table:table-cell table:number-columns-repeated="1022"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float" office:value="38279" calcext:value-type="float">
            <text:p>38279</text:p>
          </table:table-cell>
          <table:table-cell table:number-columns-repeated="1022"/>
        </table:table-row>
        <table:table-row table:style-name="ro1">
          <table:table-cell office:value-type="float" office:value="35676" calcext:value-type="float">
            <text:p>35676</text:p>
          </table:table-cell>
          <table:table-cell office:value-type="float" office:value="38280" calcext:value-type="float">
            <text:p>38280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281" calcext:value-type="float">
            <text:p>38281</text:p>
          </table:table-cell>
          <table:table-cell table:number-columns-repeated="1022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float" office:value="38282" calcext:value-type="float">
            <text:p>38282</text:p>
          </table:table-cell>
          <table:table-cell table:number-columns-repeated="1022"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float" office:value="38283" calcext:value-type="float">
            <text:p>38283</text:p>
          </table:table-cell>
          <table:table-cell table:number-columns-repeated="1022"/>
        </table:table-row>
        <table:table-row table:style-name="ro1">
          <table:table-cell office:value-type="float" office:value="38428" calcext:value-type="float">
            <text:p>38428</text:p>
          </table:table-cell>
          <table:table-cell office:value-type="float" office:value="38284" calcext:value-type="float">
            <text:p>38284</text:p>
          </table:table-cell>
          <table:table-cell table:number-columns-repeated="1022"/>
        </table:table-row>
        <table:table-row table:style-name="ro1">
          <table:table-cell office:value-type="float" office:value="38468" calcext:value-type="float">
            <text:p>38468</text:p>
          </table:table-cell>
          <table:table-cell office:value-type="float" office:value="38285" calcext:value-type="float">
            <text:p>38285</text:p>
          </table:table-cell>
          <table:table-cell table:number-columns-repeated="1022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float" office:value="38286" calcext:value-type="float">
            <text:p>38286</text:p>
          </table:table-cell>
          <table:table-cell table:number-columns-repeated="1022"/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38287" calcext:value-type="float">
            <text:p>38287</text:p>
          </table:table-cell>
          <table:table-cell table:number-columns-repeated="1022"/>
        </table:table-row>
        <table:table-row table:style-name="ro1">
          <table:table-cell office:value-type="float" office:value="27494" calcext:value-type="float">
            <text:p>27494</text:p>
          </table:table-cell>
          <table:table-cell office:value-type="float" office:value="38288" calcext:value-type="float">
            <text:p>38288</text:p>
          </table:table-cell>
          <table:table-cell table:number-columns-repeated="1022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38289" calcext:value-type="float">
            <text:p>38289</text:p>
          </table:table-cell>
          <table:table-cell table:number-columns-repeated="1022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float" office:value="38290" calcext:value-type="float">
            <text:p>38290</text:p>
          </table:table-cell>
          <table:table-cell table:number-columns-repeated="1022"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float" office:value="38291" calcext:value-type="float">
            <text:p>38291</text:p>
          </table:table-cell>
          <table:table-cell table:number-columns-repeated="1022"/>
        </table:table-row>
        <table:table-row table:style-name="ro1">
          <table:table-cell office:value-type="float" office:value="37096" calcext:value-type="float">
            <text:p>37096</text:p>
          </table:table-cell>
          <table:table-cell office:value-type="float" office:value="38292" calcext:value-type="float">
            <text:p>38292</text:p>
          </table:table-cell>
          <table:table-cell table:number-columns-repeated="1022"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float" office:value="38293" calcext:value-type="float">
            <text:p>38293</text:p>
          </table:table-cell>
          <table:table-cell table:number-columns-repeated="1022"/>
        </table:table-row>
        <table:table-row table:style-name="ro1">
          <table:table-cell office:value-type="float" office:value="26963" calcext:value-type="float">
            <text:p>26963</text:p>
          </table:table-cell>
          <table:table-cell office:value-type="float" office:value="38294" calcext:value-type="float">
            <text:p>38294</text:p>
          </table:table-cell>
          <table:table-cell table:number-columns-repeated="1022"/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38295" calcext:value-type="float">
            <text:p>38295</text:p>
          </table:table-cell>
          <table:table-cell table:number-columns-repeated="1022"/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38296" calcext:value-type="float">
            <text:p>38296</text:p>
          </table:table-cell>
          <table:table-cell table:number-columns-repeated="1022"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38297" calcext:value-type="float">
            <text:p>38297</text:p>
          </table:table-cell>
          <table:table-cell table:number-columns-repeated="1022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float" office:value="38298" calcext:value-type="float">
            <text:p>38298</text:p>
          </table:table-cell>
          <table:table-cell table:number-columns-repeated="1022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float" office:value="38299" calcext:value-type="float">
            <text:p>38299</text:p>
          </table:table-cell>
          <table:table-cell table:number-columns-repeated="1022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38300" calcext:value-type="float">
            <text:p>38300</text:p>
          </table:table-cell>
          <table:table-cell table:number-columns-repeated="1022"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float" office:value="38301" calcext:value-type="float">
            <text:p>38301</text:p>
          </table:table-cell>
          <table:table-cell table:number-columns-repeated="1022"/>
        </table:table-row>
        <table:table-row table:style-name="ro1">
          <table:table-cell office:value-type="float" office:value="26381" calcext:value-type="float">
            <text:p>26381</text:p>
          </table:table-cell>
          <table:table-cell office:value-type="float" office:value="38302" calcext:value-type="float">
            <text:p>38302</text:p>
          </table:table-cell>
          <table:table-cell table:number-columns-repeated="1022"/>
        </table:table-row>
        <table:table-row table:style-name="ro1">
          <table:table-cell office:value-type="float" office:value="31119" calcext:value-type="float">
            <text:p>31119</text:p>
          </table:table-cell>
          <table:table-cell office:value-type="float" office:value="38303" calcext:value-type="float">
            <text:p>38303</text:p>
          </table:table-cell>
          <table:table-cell table:number-columns-repeated="1022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float" office:value="38304" calcext:value-type="float">
            <text:p>38304</text:p>
          </table:table-cell>
          <table:table-cell table:number-columns-repeated="1022"/>
        </table:table-row>
        <table:table-row table:style-name="ro1">
          <table:table-cell office:value-type="float" office:value="35079" calcext:value-type="float">
            <text:p>35079</text:p>
          </table:table-cell>
          <table:table-cell office:value-type="float" office:value="38305" calcext:value-type="float">
            <text:p>38305</text:p>
          </table:table-cell>
          <table:table-cell table:number-columns-repeated="1022"/>
        </table:table-row>
        <table:table-row table:style-name="ro1">
          <table:table-cell office:value-type="float" office:value="35206" calcext:value-type="float">
            <text:p>35206</text:p>
          </table:table-cell>
          <table:table-cell office:value-type="float" office:value="38306" calcext:value-type="float">
            <text:p>38306</text:p>
          </table:table-cell>
          <table:table-cell table:number-columns-repeated="1022"/>
        </table:table-row>
        <table:table-row table:style-name="ro1">
          <table:table-cell office:value-type="float" office:value="28149" calcext:value-type="float">
            <text:p>28149</text:p>
          </table:table-cell>
          <table:table-cell office:value-type="float" office:value="38307" calcext:value-type="float">
            <text:p>38307</text:p>
          </table:table-cell>
          <table:table-cell table:number-columns-repeated="1022"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38308" calcext:value-type="float">
            <text:p>38308</text:p>
          </table:table-cell>
          <table:table-cell table:number-columns-repeated="1022"/>
        </table:table-row>
        <table:table-row table:style-name="ro1">
          <table:table-cell office:value-type="float" office:value="25173" calcext:value-type="float">
            <text:p>25173</text:p>
          </table:table-cell>
          <table:table-cell office:value-type="float" office:value="38309" calcext:value-type="float">
            <text:p>38309</text:p>
          </table:table-cell>
          <table:table-cell table:number-columns-repeated="1022"/>
        </table:table-row>
        <table:table-row table:style-name="ro1">
          <table:table-cell office:value-type="float" office:value="27832" calcext:value-type="float">
            <text:p>27832</text:p>
          </table:table-cell>
          <table:table-cell office:value-type="float" office:value="38310" calcext:value-type="float">
            <text:p>38310</text:p>
          </table:table-cell>
          <table:table-cell table:number-columns-repeated="1022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float" office:value="38311" calcext:value-type="float">
            <text:p>38311</text:p>
          </table:table-cell>
          <table:table-cell table:number-columns-repeated="1022"/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float" office:value="38312" calcext:value-type="float">
            <text:p>38312</text:p>
          </table:table-cell>
          <table:table-cell table:number-columns-repeated="1022"/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38313" calcext:value-type="float">
            <text:p>38313</text:p>
          </table:table-cell>
          <table:table-cell table:number-columns-repeated="1022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float" office:value="38314" calcext:value-type="float">
            <text:p>38314</text:p>
          </table:table-cell>
          <table:table-cell table:number-columns-repeated="1022"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float" office:value="38315" calcext:value-type="float">
            <text:p>38315</text:p>
          </table:table-cell>
          <table:table-cell table:number-columns-repeated="1022"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38316" calcext:value-type="float">
            <text:p>38316</text:p>
          </table:table-cell>
          <table:table-cell table:number-columns-repeated="1022"/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float" office:value="38317" calcext:value-type="float">
            <text:p>38317</text:p>
          </table:table-cell>
          <table:table-cell table:number-columns-repeated="1022"/>
        </table:table-row>
        <table:table-row table:style-name="ro1">
          <table:table-cell office:value-type="float" office:value="24996" calcext:value-type="float">
            <text:p>24996</text:p>
          </table:table-cell>
          <table:table-cell office:value-type="float" office:value="38318" calcext:value-type="float">
            <text:p>38318</text:p>
          </table:table-cell>
          <table:table-cell table:number-columns-repeated="1022"/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float" office:value="38319" calcext:value-type="float">
            <text:p>38319</text:p>
          </table:table-cell>
          <table:table-cell table:number-columns-repeated="1022"/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float" office:value="38320" calcext:value-type="float">
            <text:p>38320</text:p>
          </table:table-cell>
          <table:table-cell table:number-columns-repeated="1022"/>
        </table:table-row>
        <table:table-row table:style-name="ro1">
          <table:table-cell office:value-type="float" office:value="22894" calcext:value-type="float">
            <text:p>22894</text:p>
          </table:table-cell>
          <table:table-cell office:value-type="float" office:value="38321" calcext:value-type="float">
            <text:p>38321</text:p>
          </table:table-cell>
          <table:table-cell table:number-columns-repeated="1022"/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38322" calcext:value-type="float">
            <text:p>38322</text:p>
          </table:table-cell>
          <table:table-cell table:number-columns-repeated="1022"/>
        </table:table-row>
        <table:table-row table:style-name="ro1">
          <table:table-cell office:value-type="float" office:value="31966" calcext:value-type="float">
            <text:p>31966</text:p>
          </table:table-cell>
          <table:table-cell office:value-type="float" office:value="38323" calcext:value-type="float">
            <text:p>38323</text:p>
          </table:table-cell>
          <table:table-cell table:number-columns-repeated="1022"/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38324" calcext:value-type="float">
            <text:p>38324</text:p>
          </table:table-cell>
          <table:table-cell table:number-columns-repeated="1022"/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float" office:value="38325" calcext:value-type="float">
            <text:p>38325</text:p>
          </table:table-cell>
          <table:table-cell table:number-columns-repeated="1022"/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float" office:value="38326" calcext:value-type="float">
            <text:p>38326</text:p>
          </table:table-cell>
          <table:table-cell table:number-columns-repeated="1022"/>
        </table:table-row>
        <table:table-row table:style-name="ro1">
          <table:table-cell office:value-type="float" office:value="32862" calcext:value-type="float">
            <text:p>32862</text:p>
          </table:table-cell>
          <table:table-cell office:value-type="float" office:value="38327" calcext:value-type="float">
            <text:p>38327</text:p>
          </table:table-cell>
          <table:table-cell table:number-columns-repeated="1022"/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float" office:value="38328" calcext:value-type="float">
            <text:p>38328</text:p>
          </table:table-cell>
          <table:table-cell table:number-columns-repeated="1022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float" office:value="38329" calcext:value-type="float">
            <text:p>38329</text:p>
          </table:table-cell>
          <table:table-cell table:number-columns-repeated="1022"/>
        </table:table-row>
        <table:table-row table:style-name="ro1">
          <table:table-cell office:value-type="float" office:value="20853" calcext:value-type="float">
            <text:p>20853</text:p>
          </table:table-cell>
          <table:table-cell office:value-type="float" office:value="38330" calcext:value-type="float">
            <text:p>38330</text:p>
          </table:table-cell>
          <table:table-cell table:number-columns-repeated="1022"/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float" office:value="38331" calcext:value-type="float">
            <text:p>38331</text:p>
          </table:table-cell>
          <table:table-cell table:number-columns-repeated="1022"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38332" calcext:value-type="float">
            <text:p>38332</text:p>
          </table:table-cell>
          <table:table-cell table:number-columns-repeated="1022"/>
        </table:table-row>
        <table:table-row table:style-name="ro1">
          <table:table-cell office:value-type="float" office:value="24179" calcext:value-type="float">
            <text:p>24179</text:p>
          </table:table-cell>
          <table:table-cell office:value-type="float" office:value="38333" calcext:value-type="float">
            <text:p>38333</text:p>
          </table:table-cell>
          <table:table-cell table:number-columns-repeated="1022"/>
        </table:table-row>
        <table:table-row table:style-name="ro1">
          <table:table-cell office:value-type="float" office:value="24330" calcext:value-type="float">
            <text:p>24330</text:p>
          </table:table-cell>
          <table:table-cell office:value-type="float" office:value="38334" calcext:value-type="float">
            <text:p>38334</text:p>
          </table:table-cell>
          <table:table-cell table:number-columns-repeated="1022"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float" office:value="38335" calcext:value-type="float">
            <text:p>38335</text:p>
          </table:table-cell>
          <table:table-cell table:number-columns-repeated="1022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38336" calcext:value-type="float">
            <text:p>38336</text:p>
          </table:table-cell>
          <table:table-cell table:number-columns-repeated="1022"/>
        </table:table-row>
        <table:table-row table:style-name="ro1">
          <table:table-cell office:value-type="float" office:value="34109" calcext:value-type="float">
            <text:p>34109</text:p>
          </table:table-cell>
          <table:table-cell office:value-type="float" office:value="38337" calcext:value-type="float">
            <text:p>38337</text:p>
          </table:table-cell>
          <table:table-cell table:number-columns-repeated="1022"/>
        </table:table-row>
        <table:table-row table:style-name="ro1">
          <table:table-cell office:value-type="float" office:value="38281" calcext:value-type="float">
            <text:p>38281</text:p>
          </table:table-cell>
          <table:table-cell office:value-type="float" office:value="38338" calcext:value-type="float">
            <text:p>38338</text:p>
          </table:table-cell>
          <table:table-cell table:number-columns-repeated="1022"/>
        </table:table-row>
        <table:table-row table:style-name="ro1">
          <table:table-cell office:value-type="float" office:value="38491" calcext:value-type="float">
            <text:p>38491</text:p>
          </table:table-cell>
          <table:table-cell office:value-type="float" office:value="38339" calcext:value-type="float">
            <text:p>38339</text:p>
          </table:table-cell>
          <table:table-cell table:number-columns-repeated="1022"/>
        </table:table-row>
        <table:table-row table:style-name="ro1">
          <table:table-cell office:value-type="float" office:value="31859" calcext:value-type="float">
            <text:p>31859</text:p>
          </table:table-cell>
          <table:table-cell office:value-type="float" office:value="38340" calcext:value-type="float">
            <text:p>38340</text:p>
          </table:table-cell>
          <table:table-cell table:number-columns-repeated="1022"/>
        </table:table-row>
        <table:table-row table:style-name="ro1">
          <table:table-cell office:value-type="float" office:value="38913" calcext:value-type="float">
            <text:p>38913</text:p>
          </table:table-cell>
          <table:table-cell office:value-type="float" office:value="38341" calcext:value-type="float">
            <text:p>38341</text:p>
          </table:table-cell>
          <table:table-cell table:number-columns-repeated="1022"/>
        </table:table-row>
        <table:table-row table:style-name="ro1">
          <table:table-cell office:value-type="float" office:value="20731" calcext:value-type="float">
            <text:p>20731</text:p>
          </table:table-cell>
          <table:table-cell office:value-type="float" office:value="38342" calcext:value-type="float">
            <text:p>38342</text:p>
          </table:table-cell>
          <table:table-cell table:number-columns-repeated="1022"/>
        </table:table-row>
        <table:table-row table:style-name="ro1">
          <table:table-cell office:value-type="float" office:value="22721" calcext:value-type="float">
            <text:p>22721</text:p>
          </table:table-cell>
          <table:table-cell office:value-type="float" office:value="38343" calcext:value-type="float">
            <text:p>38343</text:p>
          </table:table-cell>
          <table:table-cell table:number-columns-repeated="1022"/>
        </table:table-row>
        <table:table-row table:style-name="ro1">
          <table:table-cell office:value-type="float" office:value="30294" calcext:value-type="float">
            <text:p>30294</text:p>
          </table:table-cell>
          <table:table-cell office:value-type="float" office:value="38344" calcext:value-type="float">
            <text:p>38344</text:p>
          </table:table-cell>
          <table:table-cell table:number-columns-repeated="1022"/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float" office:value="38345" calcext:value-type="float">
            <text:p>38345</text:p>
          </table:table-cell>
          <table:table-cell table:number-columns-repeated="1022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float" office:value="38346" calcext:value-type="float">
            <text:p>38346</text:p>
          </table:table-cell>
          <table:table-cell table:number-columns-repeated="1022"/>
        </table:table-row>
        <table:table-row table:style-name="ro1">
          <table:table-cell office:value-type="float" office:value="30629" calcext:value-type="float">
            <text:p>30629</text:p>
          </table:table-cell>
          <table:table-cell office:value-type="float" office:value="38347" calcext:value-type="float">
            <text:p>38347</text:p>
          </table:table-cell>
          <table:table-cell table:number-columns-repeated="1022"/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float" office:value="38348" calcext:value-type="float">
            <text:p>38348</text:p>
          </table:table-cell>
          <table:table-cell table:number-columns-repeated="1022"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float" office:value="38349" calcext:value-type="float">
            <text:p>38349</text:p>
          </table:table-cell>
          <table:table-cell table:number-columns-repeated="1022"/>
        </table:table-row>
        <table:table-row table:style-name="ro1">
          <table:table-cell office:value-type="float" office:value="20559" calcext:value-type="float">
            <text:p>20559</text:p>
          </table:table-cell>
          <table:table-cell office:value-type="float" office:value="38350" calcext:value-type="float">
            <text:p>38350</text:p>
          </table:table-cell>
          <table:table-cell table:number-columns-repeated="1022"/>
        </table:table-row>
        <table:table-row table:style-name="ro1">
          <table:table-cell office:value-type="float" office:value="22793" calcext:value-type="float">
            <text:p>22793</text:p>
          </table:table-cell>
          <table:table-cell office:value-type="float" office:value="38351" calcext:value-type="float">
            <text:p>38351</text:p>
          </table:table-cell>
          <table:table-cell table:number-columns-repeated="1022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38352" calcext:value-type="float">
            <text:p>38352</text:p>
          </table:table-cell>
          <table:table-cell table:number-columns-repeated="1022"/>
        </table:table-row>
        <table:table-row table:style-name="ro1">
          <table:table-cell office:value-type="float" office:value="31687" calcext:value-type="float">
            <text:p>31687</text:p>
          </table:table-cell>
          <table:table-cell office:value-type="float" office:value="38353" calcext:value-type="float">
            <text:p>38353</text:p>
          </table:table-cell>
          <table:table-cell table:number-columns-repeated="1022"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float" office:value="38354" calcext:value-type="float">
            <text:p>38354</text:p>
          </table:table-cell>
          <table:table-cell table:number-columns-repeated="1022"/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38355" calcext:value-type="float">
            <text:p>38355</text:p>
          </table:table-cell>
          <table:table-cell table:number-columns-repeated="1022"/>
        </table:table-row>
        <table:table-row table:style-name="ro1">
          <table:table-cell office:value-type="float" office:value="36820" calcext:value-type="float">
            <text:p>36820</text:p>
          </table:table-cell>
          <table:table-cell office:value-type="float" office:value="38356" calcext:value-type="float">
            <text:p>38356</text:p>
          </table:table-cell>
          <table:table-cell table:number-columns-repeated="1022"/>
        </table:table-row>
        <table:table-row table:style-name="ro1">
          <table:table-cell office:value-type="float" office:value="36941" calcext:value-type="float">
            <text:p>36941</text:p>
          </table:table-cell>
          <table:table-cell office:value-type="float" office:value="38357" calcext:value-type="float">
            <text:p>38357</text:p>
          </table:table-cell>
          <table:table-cell table:number-columns-repeated="1022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float" office:value="38358" calcext:value-type="float">
            <text:p>38358</text:p>
          </table:table-cell>
          <table:table-cell table:number-columns-repeated="1022"/>
        </table:table-row>
        <table:table-row table:style-name="ro1">
          <table:table-cell office:value-type="float" office:value="21193" calcext:value-type="float">
            <text:p>21193</text:p>
          </table:table-cell>
          <table:table-cell office:value-type="float" office:value="38359" calcext:value-type="float">
            <text:p>38359</text:p>
          </table:table-cell>
          <table:table-cell table:number-columns-repeated="1022"/>
        </table:table-row>
        <table:table-row table:style-name="ro1">
          <table:table-cell office:value-type="float" office:value="23081" calcext:value-type="float">
            <text:p>23081</text:p>
          </table:table-cell>
          <table:table-cell office:value-type="float" office:value="38360" calcext:value-type="float">
            <text:p>38360</text:p>
          </table:table-cell>
          <table:table-cell table:number-columns-repeated="1022"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float" office:value="38361" calcext:value-type="float">
            <text:p>38361</text:p>
          </table:table-cell>
          <table:table-cell table:number-columns-repeated="1022"/>
        </table:table-row>
        <table:table-row table:style-name="ro1">
          <table:table-cell office:value-type="float" office:value="38829" calcext:value-type="float">
            <text:p>38829</text:p>
          </table:table-cell>
          <table:table-cell office:value-type="float" office:value="38362" calcext:value-type="float">
            <text:p>38362</text:p>
          </table:table-cell>
          <table:table-cell table:number-columns-repeated="1022"/>
        </table:table-row>
        <table:table-row table:style-name="ro1">
          <table:table-cell office:value-type="float" office:value="20445" calcext:value-type="float">
            <text:p>20445</text:p>
          </table:table-cell>
          <table:table-cell office:value-type="float" office:value="38363" calcext:value-type="float">
            <text:p>38363</text:p>
          </table:table-cell>
          <table:table-cell table:number-columns-repeated="1022"/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float" office:value="38364" calcext:value-type="float">
            <text:p>38364</text:p>
          </table:table-cell>
          <table:table-cell table:number-columns-repeated="1022"/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38365" calcext:value-type="float">
            <text:p>38365</text:p>
          </table:table-cell>
          <table:table-cell table:number-columns-repeated="1022"/>
        </table:table-row>
        <table:table-row table:style-name="ro1">
          <table:table-cell office:value-type="float" office:value="22275" calcext:value-type="float">
            <text:p>22275</text:p>
          </table:table-cell>
          <table:table-cell office:value-type="float" office:value="38366" calcext:value-type="float">
            <text:p>38366</text:p>
          </table:table-cell>
          <table:table-cell table:number-columns-repeated="1022"/>
        </table:table-row>
        <table:table-row table:style-name="ro1">
          <table:table-cell office:value-type="float" office:value="25429" calcext:value-type="float">
            <text:p>25429</text:p>
          </table:table-cell>
          <table:table-cell office:value-type="float" office:value="38367" calcext:value-type="float">
            <text:p>38367</text:p>
          </table:table-cell>
          <table:table-cell table:number-columns-repeated="1022"/>
        </table:table-row>
        <table:table-row table:style-name="ro1">
          <table:table-cell office:value-type="float" office:value="27497" calcext:value-type="float">
            <text:p>27497</text:p>
          </table:table-cell>
          <table:table-cell office:value-type="float" office:value="38368" calcext:value-type="float">
            <text:p>38368</text:p>
          </table:table-cell>
          <table:table-cell table:number-columns-repeated="1022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float" office:value="38369" calcext:value-type="float">
            <text:p>38369</text:p>
          </table:table-cell>
          <table:table-cell table:number-columns-repeated="1022"/>
        </table:table-row>
        <table:table-row table:style-name="ro1">
          <table:table-cell office:value-type="float" office:value="35036" calcext:value-type="float">
            <text:p>35036</text:p>
          </table:table-cell>
          <table:table-cell office:value-type="float" office:value="38370" calcext:value-type="float">
            <text:p>38370</text:p>
          </table:table-cell>
          <table:table-cell table:number-columns-repeated="1022"/>
        </table:table-row>
        <table:table-row table:style-name="ro1">
          <table:table-cell office:value-type="float" office:value="36628" calcext:value-type="float">
            <text:p>36628</text:p>
          </table:table-cell>
          <table:table-cell office:value-type="float" office:value="38371" calcext:value-type="float">
            <text:p>38371</text:p>
          </table:table-cell>
          <table:table-cell table:number-columns-repeated="1022"/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float" office:value="38372" calcext:value-type="float">
            <text:p>38372</text:p>
          </table:table-cell>
          <table:table-cell table:number-columns-repeated="1022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float" office:value="38373" calcext:value-type="float">
            <text:p>38373</text:p>
          </table:table-cell>
          <table:table-cell table:number-columns-repeated="1022"/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float" office:value="38374" calcext:value-type="float">
            <text:p>38374</text:p>
          </table:table-cell>
          <table:table-cell table:number-columns-repeated="1022"/>
        </table:table-row>
        <table:table-row table:style-name="ro1">
          <table:table-cell office:value-type="float" office:value="24917" calcext:value-type="float">
            <text:p>24917</text:p>
          </table:table-cell>
          <table:table-cell office:value-type="float" office:value="38375" calcext:value-type="float">
            <text:p>38375</text:p>
          </table:table-cell>
          <table:table-cell table:number-columns-repeated="1022"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38376" calcext:value-type="float">
            <text:p>38376</text:p>
          </table:table-cell>
          <table:table-cell table:number-columns-repeated="1022"/>
        </table:table-row>
        <table:table-row table:style-name="ro1">
          <table:table-cell office:value-type="float" office:value="26286" calcext:value-type="float">
            <text:p>26286</text:p>
          </table:table-cell>
          <table:table-cell office:value-type="float" office:value="38377" calcext:value-type="float">
            <text:p>38377</text:p>
          </table:table-cell>
          <table:table-cell table:number-columns-repeated="1022"/>
        </table:table-row>
        <table:table-row table:style-name="ro1">
          <table:table-cell office:value-type="float" office:value="27597" calcext:value-type="float">
            <text:p>27597</text:p>
          </table:table-cell>
          <table:table-cell office:value-type="float" office:value="38378" calcext:value-type="float">
            <text:p>38378</text:p>
          </table:table-cell>
          <table:table-cell table:number-columns-repeated="1022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38379" calcext:value-type="float">
            <text:p>38379</text:p>
          </table:table-cell>
          <table:table-cell table:number-columns-repeated="1022"/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float" office:value="38380" calcext:value-type="float">
            <text:p>38380</text:p>
          </table:table-cell>
          <table:table-cell table:number-columns-repeated="1022"/>
        </table:table-row>
        <table:table-row table:style-name="ro1">
          <table:table-cell office:value-type="float" office:value="20515" calcext:value-type="float">
            <text:p>20515</text:p>
          </table:table-cell>
          <table:table-cell office:value-type="float" office:value="38381" calcext:value-type="float">
            <text:p>38381</text:p>
          </table:table-cell>
          <table:table-cell table:number-columns-repeated="1022"/>
        </table:table-row>
        <table:table-row table:style-name="ro1">
          <table:table-cell office:value-type="float" office:value="20472" calcext:value-type="float">
            <text:p>20472</text:p>
          </table:table-cell>
          <table:table-cell office:value-type="float" office:value="38382" calcext:value-type="float">
            <text:p>38382</text:p>
          </table:table-cell>
          <table:table-cell table:number-columns-repeated="1022"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float" office:value="38383" calcext:value-type="float">
            <text:p>38383</text:p>
          </table:table-cell>
          <table:table-cell table:number-columns-repeated="1022"/>
        </table:table-row>
        <table:table-row table:style-name="ro1">
          <table:table-cell office:value-type="float" office:value="21574" calcext:value-type="float">
            <text:p>21574</text:p>
          </table:table-cell>
          <table:table-cell office:value-type="float" office:value="38384" calcext:value-type="float">
            <text:p>38384</text:p>
          </table:table-cell>
          <table:table-cell table:number-columns-repeated="1022"/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float" office:value="38385" calcext:value-type="float">
            <text:p>38385</text:p>
          </table:table-cell>
          <table:table-cell table:number-columns-repeated="1022"/>
        </table:table-row>
        <table:table-row table:style-name="ro1">
          <table:table-cell office:value-type="float" office:value="22857" calcext:value-type="float">
            <text:p>22857</text:p>
          </table:table-cell>
          <table:table-cell office:value-type="float" office:value="38386" calcext:value-type="float">
            <text:p>38386</text:p>
          </table:table-cell>
          <table:table-cell table:number-columns-repeated="1022"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float" office:value="38387" calcext:value-type="float">
            <text:p>38387</text:p>
          </table:table-cell>
          <table:table-cell table:number-columns-repeated="1022"/>
        </table:table-row>
        <table:table-row table:style-name="ro1">
          <table:table-cell office:value-type="float" office:value="23792" calcext:value-type="float">
            <text:p>23792</text:p>
          </table:table-cell>
          <table:table-cell office:value-type="float" office:value="38388" calcext:value-type="float">
            <text:p>38388</text:p>
          </table:table-cell>
          <table:table-cell table:number-columns-repeated="1022"/>
        </table:table-row>
        <table:table-row table:style-name="ro1">
          <table:table-cell office:value-type="float" office:value="23791" calcext:value-type="float">
            <text:p>23791</text:p>
          </table:table-cell>
          <table:table-cell office:value-type="float" office:value="38389" calcext:value-type="float">
            <text:p>38389</text:p>
          </table:table-cell>
          <table:table-cell table:number-columns-repeated="1022"/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float" office:value="38390" calcext:value-type="float">
            <text:p>38390</text:p>
          </table:table-cell>
          <table:table-cell table:number-columns-repeated="1022"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float" office:value="38391" calcext:value-type="float">
            <text:p>38391</text:p>
          </table:table-cell>
          <table:table-cell table:number-columns-repeated="1022"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float" office:value="38392" calcext:value-type="float">
            <text:p>38392</text:p>
          </table:table-cell>
          <table:table-cell table:number-columns-repeated="1022"/>
        </table:table-row>
        <table:table-row table:style-name="ro1">
          <table:table-cell office:value-type="float" office:value="25447" calcext:value-type="float">
            <text:p>25447</text:p>
          </table:table-cell>
          <table:table-cell office:value-type="float" office:value="38393" calcext:value-type="float">
            <text:p>38393</text:p>
          </table:table-cell>
          <table:table-cell table:number-columns-repeated="1022"/>
        </table:table-row>
        <table:table-row table:style-name="ro1">
          <table:table-cell office:value-type="float" office:value="25918" calcext:value-type="float">
            <text:p>25918</text:p>
          </table:table-cell>
          <table:table-cell office:value-type="float" office:value="38394" calcext:value-type="float">
            <text:p>38394</text:p>
          </table:table-cell>
          <table:table-cell table:number-columns-repeated="1022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float" office:value="38395" calcext:value-type="float">
            <text:p>38395</text:p>
          </table:table-cell>
          <table:table-cell table:number-columns-repeated="1022"/>
        </table:table-row>
        <table:table-row table:style-name="ro1">
          <table:table-cell office:value-type="float" office:value="26379" calcext:value-type="float">
            <text:p>26379</text:p>
          </table:table-cell>
          <table:table-cell office:value-type="float" office:value="38396" calcext:value-type="float">
            <text:p>38396</text:p>
          </table:table-cell>
          <table:table-cell table:number-columns-repeated="1022"/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float" office:value="38464" calcext:value-type="float">
            <text:p>38464</text:p>
          </table:table-cell>
          <table:table-cell table:number-columns-repeated="1022"/>
        </table:table-row>
        <table:table-row table:style-name="ro1">
          <table:table-cell office:value-type="float" office:value="27873" calcext:value-type="float">
            <text:p>27873</text:p>
          </table:table-cell>
          <table:table-cell office:value-type="float" office:value="38465" calcext:value-type="float">
            <text:p>38465</text:p>
          </table:table-cell>
          <table:table-cell table:number-columns-repeated="1022"/>
        </table:table-row>
        <table:table-row table:style-name="ro1">
          <table:table-cell office:value-type="float" office:value="28921" calcext:value-type="float">
            <text:p>28921</text:p>
          </table:table-cell>
          <table:table-cell office:value-type="float" office:value="38466" calcext:value-type="float">
            <text:p>38466</text:p>
          </table:table-cell>
          <table:table-cell table:number-columns-repeated="1022"/>
        </table:table-row>
        <table:table-row table:style-name="ro1">
          <table:table-cell office:value-type="float" office:value="30770" calcext:value-type="float">
            <text:p>30770</text:p>
          </table:table-cell>
          <table:table-cell office:value-type="float" office:value="38467" calcext:value-type="float">
            <text:p>38467</text:p>
          </table:table-cell>
          <table:table-cell table:number-columns-repeated="1022"/>
        </table:table-row>
        <table:table-row table:style-name="ro1">
          <table:table-cell office:value-type="float" office:value="32299" calcext:value-type="float">
            <text:p>32299</text:p>
          </table:table-cell>
          <table:table-cell office:value-type="float" office:value="38468" calcext:value-type="float">
            <text:p>38468</text:p>
          </table:table-cell>
          <table:table-cell table:number-columns-repeated="1022"/>
        </table:table-row>
        <table:table-row table:style-name="ro1">
          <table:table-cell office:value-type="float" office:value="32990" calcext:value-type="float">
            <text:p>32990</text:p>
          </table:table-cell>
          <table:table-cell office:value-type="float" office:value="38469" calcext:value-type="float">
            <text:p>38469</text:p>
          </table:table-cell>
          <table:table-cell table:number-columns-repeated="1022"/>
        </table:table-row>
        <table:table-row table:style-name="ro1">
          <table:table-cell office:value-type="float" office:value="33459" calcext:value-type="float">
            <text:p>33459</text:p>
          </table:table-cell>
          <table:table-cell office:value-type="float" office:value="38470" calcext:value-type="float">
            <text:p>38470</text:p>
          </table:table-cell>
          <table:table-cell table:number-columns-repeated="1022"/>
        </table:table-row>
        <table:table-row table:style-name="ro1">
          <table:table-cell office:value-type="float" office:value="33804" calcext:value-type="float">
            <text:p>33804</text:p>
          </table:table-cell>
          <table:table-cell office:value-type="float" office:value="38471" calcext:value-type="float">
            <text:p>38471</text:p>
          </table:table-cell>
          <table:table-cell table:number-columns-repeated="1022"/>
        </table:table-row>
        <table:table-row table:style-name="ro1">
          <table:table-cell office:value-type="float" office:value="34028" calcext:value-type="float">
            <text:p>34028</text:p>
          </table:table-cell>
          <table:table-cell office:value-type="float" office:value="38472" calcext:value-type="float">
            <text:p>38472</text:p>
          </table:table-cell>
          <table:table-cell table:number-columns-repeated="1022"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float" office:value="38473" calcext:value-type="float">
            <text:p>38473</text:p>
          </table:table-cell>
          <table:table-cell table:number-columns-repeated="1022"/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38474" calcext:value-type="float">
            <text:p>38474</text:p>
          </table:table-cell>
          <table:table-cell table:number-columns-repeated="1022"/>
        </table:table-row>
        <table:table-row table:style-name="ro1">
          <table:table-cell office:value-type="float" office:value="35370" calcext:value-type="float">
            <text:p>35370</text:p>
          </table:table-cell>
          <table:table-cell office:value-type="float" office:value="38475" calcext:value-type="float">
            <text:p>38475</text:p>
          </table:table-cell>
          <table:table-cell table:number-columns-repeated="1022"/>
        </table:table-row>
        <table:table-row table:style-name="ro1">
          <table:table-cell office:value-type="float" office:value="35914" calcext:value-type="float">
            <text:p>35914</text:p>
          </table:table-cell>
          <table:table-cell office:value-type="float" office:value="38476" calcext:value-type="float">
            <text:p>38476</text:p>
          </table:table-cell>
          <table:table-cell table:number-columns-repeated="1022"/>
        </table:table-row>
        <table:table-row table:style-name="ro1">
          <table:table-cell office:value-type="float" office:value="37030" calcext:value-type="float">
            <text:p>37030</text:p>
          </table:table-cell>
          <table:table-cell office:value-type="float" office:value="38477" calcext:value-type="float">
            <text:p>38477</text:p>
          </table:table-cell>
          <table:table-cell table:number-columns-repeated="1022"/>
        </table:table-row>
        <table:table-row table:style-name="ro1">
          <table:table-cell office:value-type="float" office:value="37586" calcext:value-type="float">
            <text:p>37586</text:p>
          </table:table-cell>
          <table:table-cell office:value-type="float" office:value="38478" calcext:value-type="float">
            <text:p>38478</text:p>
          </table:table-cell>
          <table:table-cell table:number-columns-repeated="1022"/>
        </table:table-row>
        <table:table-row table:style-name="ro1">
          <table:table-cell office:value-type="float" office:value="39165" calcext:value-type="float">
            <text:p>39165</text:p>
          </table:table-cell>
          <table:table-cell office:value-type="float" office:value="38479" calcext:value-type="float">
            <text:p>38479</text:p>
          </table:table-cell>
          <table:table-cell table:number-columns-repeated="1022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38480" calcext:value-type="float">
            <text:p>38480</text:p>
          </table:table-cell>
          <table:table-cell table:number-columns-repeated="1022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8481" calcext:value-type="float">
            <text:p>38481</text:p>
          </table:table-cell>
          <table:table-cell table:number-columns-repeated="1022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float" office:value="38482" calcext:value-type="float">
            <text:p>38482</text:p>
          </table:table-cell>
          <table:table-cell table:number-columns-repeated="1022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float" office:value="38483" calcext:value-type="float">
            <text:p>38483</text:p>
          </table:table-cell>
          <table:table-cell table:number-columns-repeated="1022"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float" office:value="38484" calcext:value-type="float">
            <text:p>38484</text:p>
          </table:table-cell>
          <table:table-cell table:number-columns-repeated="1022"/>
        </table:table-row>
        <table:table-row table:style-name="ro1">
          <table:table-cell office:value-type="float" office:value="21078" calcext:value-type="float">
            <text:p>21078</text:p>
          </table:table-cell>
          <table:table-cell office:value-type="float" office:value="38485" calcext:value-type="float">
            <text:p>38485</text:p>
          </table:table-cell>
          <table:table-cell table:number-columns-repeated="1022"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float" office:value="38486" calcext:value-type="float">
            <text:p>38486</text:p>
          </table:table-cell>
          <table:table-cell table:number-columns-repeated="1022"/>
        </table:table-row>
        <table:table-row table:style-name="ro1">
          <table:table-cell office:value-type="float" office:value="22952" calcext:value-type="float">
            <text:p>22952</text:p>
          </table:table-cell>
          <table:table-cell office:value-type="float" office:value="38487" calcext:value-type="float">
            <text:p>38487</text:p>
          </table:table-cell>
          <table:table-cell table:number-columns-repeated="1022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38488" calcext:value-type="float">
            <text:p>38488</text:p>
          </table:table-cell>
          <table:table-cell table:number-columns-repeated="1022"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38489" calcext:value-type="float">
            <text:p>38489</text:p>
          </table:table-cell>
          <table:table-cell table:number-columns-repeated="1022"/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float" office:value="38490" calcext:value-type="float">
            <text:p>38490</text:p>
          </table:table-cell>
          <table:table-cell table:number-columns-repeated="1022"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float" office:value="38491" calcext:value-type="float">
            <text:p>38491</text:p>
          </table:table-cell>
          <table:table-cell table:number-columns-repeated="1022"/>
        </table:table-row>
        <table:table-row table:style-name="ro1">
          <table:table-cell office:value-type="float" office:value="26292" calcext:value-type="float">
            <text:p>26292</text:p>
          </table:table-cell>
          <table:table-cell office:value-type="float" office:value="38492" calcext:value-type="float">
            <text:p>38492</text:p>
          </table:table-cell>
          <table:table-cell table:number-columns-repeated="1022"/>
        </table:table-row>
        <table:table-row table:style-name="ro1">
          <table:table-cell office:value-type="float" office:value="26395" calcext:value-type="float">
            <text:p>26395</text:p>
          </table:table-cell>
          <table:table-cell office:value-type="float" office:value="38493" calcext:value-type="float">
            <text:p>38493</text:p>
          </table:table-cell>
          <table:table-cell table:number-columns-repeated="1022"/>
        </table:table-row>
        <table:table-row table:style-name="ro1">
          <table:table-cell office:value-type="float" office:value="26576" calcext:value-type="float">
            <text:p>26576</text:p>
          </table:table-cell>
          <table:table-cell office:value-type="float" office:value="38494" calcext:value-type="float">
            <text:p>38494</text:p>
          </table:table-cell>
          <table:table-cell table:number-columns-repeated="1022"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38495" calcext:value-type="float">
            <text:p>38495</text:p>
          </table:table-cell>
          <table:table-cell table:number-columns-repeated="1022"/>
        </table:table-row>
        <table:table-row table:style-name="ro1">
          <table:table-cell office:value-type="float" office:value="20882" calcext:value-type="float">
            <text:p>20882</text:p>
          </table:table-cell>
          <table:table-cell office:value-type="float" office:value="38496" calcext:value-type="float">
            <text:p>38496</text:p>
          </table:table-cell>
          <table:table-cell table:number-columns-repeated="1022"/>
        </table:table-row>
        <table:table-row table:style-name="ro1">
          <table:table-cell office:value-type="float" office:value="32033" calcext:value-type="float">
            <text:p>32033</text:p>
          </table:table-cell>
          <table:table-cell office:value-type="float" office:value="38497" calcext:value-type="float">
            <text:p>38497</text:p>
          </table:table-cell>
          <table:table-cell table:number-columns-repeated="1022"/>
        </table:table-row>
        <table:table-row table:style-name="ro1">
          <table:table-cell office:value-type="float" office:value="32938" calcext:value-type="float">
            <text:p>32938</text:p>
          </table:table-cell>
          <table:table-cell office:value-type="float" office:value="38498" calcext:value-type="float">
            <text:p>38498</text:p>
          </table:table-cell>
          <table:table-cell table:number-columns-repeated="1022"/>
        </table:table-row>
        <table:table-row table:style-name="ro1">
          <table:table-cell office:value-type="float" office:value="33192" calcext:value-type="float">
            <text:p>33192</text:p>
          </table:table-cell>
          <table:table-cell office:value-type="float" office:value="38499" calcext:value-type="float">
            <text:p>38499</text:p>
          </table:table-cell>
          <table:table-cell table:number-columns-repeated="1022"/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38500" calcext:value-type="float">
            <text:p>38500</text:p>
          </table:table-cell>
          <table:table-cell table:number-columns-repeated="1022"/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float" office:value="38501" calcext:value-type="float">
            <text:p>38501</text:p>
          </table:table-cell>
          <table:table-cell table:number-columns-repeated="1022"/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float" office:value="38502" calcext:value-type="float">
            <text:p>38502</text:p>
          </table:table-cell>
          <table:table-cell table:number-columns-repeated="1022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38503" calcext:value-type="float">
            <text:p>38503</text:p>
          </table:table-cell>
          <table:table-cell table:number-columns-repeated="1022"/>
        </table:table-row>
        <table:table-row table:style-name="ro1">
          <table:table-cell office:value-type="float" office:value="38450" calcext:value-type="float">
            <text:p>38450</text:p>
          </table:table-cell>
          <table:table-cell office:value-type="float" office:value="38504" calcext:value-type="float">
            <text:p>38504</text:p>
          </table:table-cell>
          <table:table-cell table:number-columns-repeated="1022"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float" office:value="38505" calcext:value-type="float">
            <text:p>38505</text:p>
          </table:table-cell>
          <table:table-cell table:number-columns-repeated="1022"/>
        </table:table-row>
        <table:table-row table:style-name="ro1">
          <table:table-cell office:value-type="float" office:value="38956" calcext:value-type="float">
            <text:p>38956</text:p>
          </table:table-cell>
          <table:table-cell office:value-type="float" office:value="38506" calcext:value-type="float">
            <text:p>38506</text:p>
          </table:table-cell>
          <table:table-cell table:number-columns-repeated="1022"/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float" office:value="38507" calcext:value-type="float">
            <text:p>38507</text:p>
          </table:table-cell>
          <table:table-cell table:number-columns-repeated="1022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38508" calcext:value-type="float">
            <text:p>38508</text:p>
          </table:table-cell>
          <table:table-cell table:number-columns-repeated="1022"/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float" office:value="38509" calcext:value-type="float">
            <text:p>38509</text:p>
          </table:table-cell>
          <table:table-cell table:number-columns-repeated="1022"/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float" office:value="38510" calcext:value-type="float">
            <text:p>38510</text:p>
          </table:table-cell>
          <table:table-cell table:number-columns-repeated="1022"/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38511" calcext:value-type="float">
            <text:p>38511</text:p>
          </table:table-cell>
          <table:table-cell table:number-columns-repeated="1022"/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38512" calcext:value-type="float">
            <text:p>38512</text:p>
          </table:table-cell>
          <table:table-cell table:number-columns-repeated="1022"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38513" calcext:value-type="float">
            <text:p>38513</text:p>
          </table:table-cell>
          <table:table-cell table:number-columns-repeated="1022"/>
        </table:table-row>
        <table:table-row table:style-name="ro1">
          <table:table-cell office:value-type="float" office:value="30566" calcext:value-type="float">
            <text:p>30566</text:p>
          </table:table-cell>
          <table:table-cell office:value-type="float" office:value="38514" calcext:value-type="float">
            <text:p>38514</text:p>
          </table:table-cell>
          <table:table-cell table:number-columns-repeated="1022"/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38515" calcext:value-type="float">
            <text:p>38515</text:p>
          </table:table-cell>
          <table:table-cell table:number-columns-repeated="1022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38516" calcext:value-type="float">
            <text:p>38516</text:p>
          </table:table-cell>
          <table:table-cell table:number-columns-repeated="1022"/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float" office:value="38517" calcext:value-type="float">
            <text:p>38517</text:p>
          </table:table-cell>
          <table:table-cell table:number-columns-repeated="1022"/>
        </table:table-row>
        <table:table-row table:style-name="ro1">
          <table:table-cell office:value-type="float" office:value="27809" calcext:value-type="float">
            <text:p>27809</text:p>
          </table:table-cell>
          <table:table-cell office:value-type="float" office:value="38518" calcext:value-type="float">
            <text:p>38518</text:p>
          </table:table-cell>
          <table:table-cell table:number-columns-repeated="1022"/>
        </table:table-row>
        <table:table-row table:style-name="ro1">
          <table:table-cell office:value-type="float" office:value="27526" calcext:value-type="float">
            <text:p>27526</text:p>
          </table:table-cell>
          <table:table-cell office:value-type="float" office:value="38519" calcext:value-type="float">
            <text:p>38519</text:p>
          </table:table-cell>
          <table:table-cell table:number-columns-repeated="1022"/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38520" calcext:value-type="float">
            <text:p>38520</text:p>
          </table:table-cell>
          <table:table-cell table:number-columns-repeated="1022"/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38521" calcext:value-type="float">
            <text:p>38521</text:p>
          </table:table-cell>
          <table:table-cell table:number-columns-repeated="1022"/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38522" calcext:value-type="float">
            <text:p>38522</text:p>
          </table:table-cell>
          <table:table-cell table:number-columns-repeated="1022"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float" office:value="38523" calcext:value-type="float">
            <text:p>38523</text:p>
          </table:table-cell>
          <table:table-cell table:number-columns-repeated="1022"/>
        </table:table-row>
        <table:table-row table:style-name="ro1">
          <table:table-cell office:value-type="float" office:value="32763" calcext:value-type="float">
            <text:p>32763</text:p>
          </table:table-cell>
          <table:table-cell office:value-type="float" office:value="38524" calcext:value-type="float">
            <text:p>38524</text:p>
          </table:table-cell>
          <table:table-cell table:number-columns-repeated="1022"/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float" office:value="38525" calcext:value-type="float">
            <text:p>38525</text:p>
          </table:table-cell>
          <table:table-cell table:number-columns-repeated="1022"/>
        </table:table-row>
        <table:table-row table:style-name="ro1">
          <table:table-cell office:value-type="float" office:value="30406" calcext:value-type="float">
            <text:p>30406</text:p>
          </table:table-cell>
          <table:table-cell office:value-type="float" office:value="38526" calcext:value-type="float">
            <text:p>38526</text:p>
          </table:table-cell>
          <table:table-cell table:number-columns-repeated="1022"/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38528" calcext:value-type="float">
            <text:p>38528</text:p>
          </table:table-cell>
          <table:table-cell table:number-columns-repeated="1022"/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float" office:value="38529" calcext:value-type="float">
            <text:p>38529</text:p>
          </table:table-cell>
          <table:table-cell table:number-columns-repeated="1022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float" office:value="38530" calcext:value-type="float">
            <text:p>38530</text:p>
          </table:table-cell>
          <table:table-cell table:number-columns-repeated="1022"/>
        </table:table-row>
        <table:table-row table:style-name="ro1">
          <table:table-cell office:value-type="float" office:value="40635" calcext:value-type="float">
            <text:p>40635</text:p>
          </table:table-cell>
          <table:table-cell office:value-type="float" office:value="38531" calcext:value-type="float">
            <text:p>38531</text:p>
          </table:table-cell>
          <table:table-cell table:number-columns-repeated="1022"/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float" office:value="38532" calcext:value-type="float">
            <text:p>38532</text:p>
          </table:table-cell>
          <table:table-cell table:number-columns-repeated="1022"/>
        </table:table-row>
        <table:table-row table:style-name="ro1">
          <table:table-cell office:value-type="float" office:value="22969" calcext:value-type="float">
            <text:p>22969</text:p>
          </table:table-cell>
          <table:table-cell office:value-type="float" office:value="38533" calcext:value-type="float">
            <text:p>38533</text:p>
          </table:table-cell>
          <table:table-cell table:number-columns-repeated="1022"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float" office:value="38534" calcext:value-type="float">
            <text:p>38534</text:p>
          </table:table-cell>
          <table:table-cell table:number-columns-repeated="1022"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float" office:value="38535" calcext:value-type="float">
            <text:p>38535</text:p>
          </table:table-cell>
          <table:table-cell table:number-columns-repeated="1022"/>
        </table:table-row>
        <table:table-row table:style-name="ro1">
          <table:table-cell office:value-type="float" office:value="27598" calcext:value-type="float">
            <text:p>27598</text:p>
          </table:table-cell>
          <table:table-cell office:value-type="float" office:value="38536" calcext:value-type="float">
            <text:p>38536</text:p>
          </table:table-cell>
          <table:table-cell table:number-columns-repeated="1022"/>
        </table:table-row>
        <table:table-row table:style-name="ro1">
          <table:table-cell office:value-type="float" office:value="21737" calcext:value-type="float">
            <text:p>21737</text:p>
          </table:table-cell>
          <table:table-cell office:value-type="float" office:value="38537" calcext:value-type="float">
            <text:p>38537</text:p>
          </table:table-cell>
          <table:table-cell table:number-columns-repeated="1022"/>
        </table:table-row>
        <table:table-row table:style-name="ro1">
          <table:table-cell office:value-type="float" office:value="27097" calcext:value-type="float">
            <text:p>27097</text:p>
          </table:table-cell>
          <table:table-cell office:value-type="float" office:value="38538" calcext:value-type="float">
            <text:p>38538</text:p>
          </table:table-cell>
          <table:table-cell table:number-columns-repeated="1022"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float" office:value="38539" calcext:value-type="float">
            <text:p>38539</text:p>
          </table:table-cell>
          <table:table-cell table:number-columns-repeated="1022"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38540" calcext:value-type="float">
            <text:p>38540</text:p>
          </table:table-cell>
          <table:table-cell table:number-columns-repeated="1022"/>
        </table:table-row>
        <table:table-row table:style-name="ro1">
          <table:table-cell office:value-type="float" office:value="26517" calcext:value-type="float">
            <text:p>26517</text:p>
          </table:table-cell>
          <table:table-cell office:value-type="float" office:value="38541" calcext:value-type="float">
            <text:p>38541</text:p>
          </table:table-cell>
          <table:table-cell table:number-columns-repeated="1022"/>
        </table:table-row>
        <table:table-row table:style-name="ro1">
          <table:table-cell office:value-type="float" office:value="39850" calcext:value-type="float">
            <text:p>39850</text:p>
          </table:table-cell>
          <table:table-cell office:value-type="float" office:value="38542" calcext:value-type="float">
            <text:p>38542</text:p>
          </table:table-cell>
          <table:table-cell table:number-columns-repeated="1022"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float" office:value="38543" calcext:value-type="float">
            <text:p>38543</text:p>
          </table:table-cell>
          <table:table-cell table:number-columns-repeated="1022"/>
        </table:table-row>
        <table:table-row table:style-name="ro1">
          <table:table-cell office:value-type="float" office:value="40018" calcext:value-type="float">
            <text:p>40018</text:p>
          </table:table-cell>
          <table:table-cell office:value-type="float" office:value="38544" calcext:value-type="float">
            <text:p>38544</text:p>
          </table:table-cell>
          <table:table-cell table:number-columns-repeated="1022"/>
        </table:table-row>
        <table:table-row table:style-name="ro1">
          <table:table-cell office:value-type="float" office:value="26717" calcext:value-type="float">
            <text:p>26717</text:p>
          </table:table-cell>
          <table:table-cell office:value-type="float" office:value="38545" calcext:value-type="float">
            <text:p>38545</text:p>
          </table:table-cell>
          <table:table-cell table:number-columns-repeated="1022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38546" calcext:value-type="float">
            <text:p>38546</text:p>
          </table:table-cell>
          <table:table-cell table:number-columns-repeated="1022"/>
        </table:table-row>
        <table:table-row table:style-name="ro1">
          <table:table-cell office:value-type="float" office:value="20451" calcext:value-type="float">
            <text:p>20451</text:p>
          </table:table-cell>
          <table:table-cell office:value-type="float" office:value="38547" calcext:value-type="float">
            <text:p>38547</text:p>
          </table:table-cell>
          <table:table-cell table:number-columns-repeated="1022"/>
        </table:table-row>
        <table:table-row table:style-name="ro1">
          <table:table-cell office:value-type="float" office:value="21448" calcext:value-type="float">
            <text:p>21448</text:p>
          </table:table-cell>
          <table:table-cell office:value-type="float" office:value="38548" calcext:value-type="float">
            <text:p>38548</text:p>
          </table:table-cell>
          <table:table-cell table:number-columns-repeated="1022"/>
        </table:table-row>
        <table:table-row table:style-name="ro1">
          <table:table-cell office:value-type="float" office:value="25273" calcext:value-type="float">
            <text:p>25273</text:p>
          </table:table-cell>
          <table:table-cell office:value-type="float" office:value="38549" calcext:value-type="float">
            <text:p>38549</text:p>
          </table:table-cell>
          <table:table-cell table:number-columns-repeated="1022"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float" office:value="38550" calcext:value-type="float">
            <text:p>38550</text:p>
          </table:table-cell>
          <table:table-cell table:number-columns-repeated="1022"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38551" calcext:value-type="float">
            <text:p>38551</text:p>
          </table:table-cell>
          <table:table-cell table:number-columns-repeated="1022"/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38552" calcext:value-type="float">
            <text:p>38552</text:p>
          </table:table-cell>
          <table:table-cell table:number-columns-repeated="1022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float" office:value="38553" calcext:value-type="float">
            <text:p>38553</text:p>
          </table:table-cell>
          <table:table-cell table:number-columns-repeated="1022"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float" office:value="38554" calcext:value-type="float">
            <text:p>38554</text:p>
          </table:table-cell>
          <table:table-cell table:number-columns-repeated="1022"/>
        </table:table-row>
        <table:table-row table:style-name="ro1">
          <table:table-cell office:value-type="float" office:value="40639" calcext:value-type="float">
            <text:p>40639</text:p>
          </table:table-cell>
          <table:table-cell office:value-type="float" office:value="38555" calcext:value-type="float">
            <text:p>38555</text:p>
          </table:table-cell>
          <table:table-cell table:number-columns-repeated="1022"/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float" office:value="38556" calcext:value-type="float">
            <text:p>38556</text:p>
          </table:table-cell>
          <table:table-cell table:number-columns-repeated="1022"/>
        </table:table-row>
        <table:table-row table:style-name="ro1">
          <table:table-cell office:value-type="float" office:value="24930" calcext:value-type="float">
            <text:p>24930</text:p>
          </table:table-cell>
          <table:table-cell office:value-type="float" office:value="38557" calcext:value-type="float">
            <text:p>38557</text:p>
          </table:table-cell>
          <table:table-cell table:number-columns-repeated="1022"/>
        </table:table-row>
        <table:table-row table:style-name="ro1">
          <table:table-cell office:value-type="float" office:value="28288" calcext:value-type="float">
            <text:p>28288</text:p>
          </table:table-cell>
          <table:table-cell office:value-type="float" office:value="38558" calcext:value-type="float">
            <text:p>38558</text:p>
          </table:table-cell>
          <table:table-cell table:number-columns-repeated="1022"/>
        </table:table-row>
        <table:table-row table:style-name="ro1">
          <table:table-cell office:value-type="float" office:value="28459" calcext:value-type="float">
            <text:p>28459</text:p>
          </table:table-cell>
          <table:table-cell office:value-type="float" office:value="38559" calcext:value-type="float">
            <text:p>38559</text:p>
          </table:table-cell>
          <table:table-cell table:number-columns-repeated="1022"/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float" office:value="38560" calcext:value-type="float">
            <text:p>38560</text:p>
          </table:table-cell>
          <table:table-cell table:number-columns-repeated="1022"/>
        </table:table-row>
        <table:table-row table:style-name="ro1">
          <table:table-cell office:value-type="float" office:value="21619" calcext:value-type="float">
            <text:p>21619</text:p>
          </table:table-cell>
          <table:table-cell office:value-type="float" office:value="38561" calcext:value-type="float">
            <text:p>38561</text:p>
          </table:table-cell>
          <table:table-cell table:number-columns-repeated="1022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38562" calcext:value-type="float">
            <text:p>38562</text:p>
          </table:table-cell>
          <table:table-cell table:number-columns-repeated="1022"/>
        </table:table-row>
        <table:table-row table:style-name="ro1">
          <table:table-cell office:value-type="float" office:value="39749" calcext:value-type="float">
            <text:p>39749</text:p>
          </table:table-cell>
          <table:table-cell office:value-type="float" office:value="38563" calcext:value-type="float">
            <text:p>38563</text:p>
          </table:table-cell>
          <table:table-cell table:number-columns-repeated="1022"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float" office:value="38564" calcext:value-type="float">
            <text:p>38564</text:p>
          </table:table-cell>
          <table:table-cell table:number-columns-repeated="1022"/>
        </table:table-row>
        <table:table-row table:style-name="ro1">
          <table:table-cell office:value-type="float" office:value="31637" calcext:value-type="float">
            <text:p>31637</text:p>
          </table:table-cell>
          <table:table-cell office:value-type="float" office:value="38565" calcext:value-type="float">
            <text:p>38565</text:p>
          </table:table-cell>
          <table:table-cell table:number-columns-repeated="1022"/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float" office:value="38566" calcext:value-type="float">
            <text:p>38566</text:p>
          </table:table-cell>
          <table:table-cell table:number-columns-repeated="1022"/>
        </table:table-row>
        <table:table-row table:style-name="ro1">
          <table:table-cell office:value-type="float" office:value="23494" calcext:value-type="float">
            <text:p>23494</text:p>
          </table:table-cell>
          <table:table-cell office:value-type="float" office:value="38567" calcext:value-type="float">
            <text:p>38567</text:p>
          </table:table-cell>
          <table:table-cell table:number-columns-repeated="1022"/>
        </table:table-row>
        <table:table-row table:style-name="ro1">
          <table:table-cell office:value-type="float" office:value="34588" calcext:value-type="float">
            <text:p>34588</text:p>
          </table:table-cell>
          <table:table-cell office:value-type="float" office:value="38568" calcext:value-type="float">
            <text:p>38568</text:p>
          </table:table-cell>
          <table:table-cell table:number-columns-repeated="1022"/>
        </table:table-row>
        <table:table-row table:style-name="ro1">
          <table:table-cell office:value-type="float" office:value="28234" calcext:value-type="float">
            <text:p>28234</text:p>
          </table:table-cell>
          <table:table-cell office:value-type="float" office:value="38569" calcext:value-type="float">
            <text:p>38569</text:p>
          </table:table-cell>
          <table:table-cell table:number-columns-repeated="1022"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38570" calcext:value-type="float">
            <text:p>38570</text:p>
          </table:table-cell>
          <table:table-cell table:number-columns-repeated="1022"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float" office:value="38571" calcext:value-type="float">
            <text:p>38571</text:p>
          </table:table-cell>
          <table:table-cell table:number-columns-repeated="1022"/>
        </table:table-row>
        <table:table-row table:style-name="ro1">
          <table:table-cell office:value-type="float" office:value="33032" calcext:value-type="float">
            <text:p>33032</text:p>
          </table:table-cell>
          <table:table-cell office:value-type="float" office:value="38572" calcext:value-type="float">
            <text:p>38572</text:p>
          </table:table-cell>
          <table:table-cell table:number-columns-repeated="1022"/>
        </table:table-row>
        <table:table-row table:style-name="ro1">
          <table:table-cell office:value-type="float" office:value="22937" calcext:value-type="float">
            <text:p>22937</text:p>
          </table:table-cell>
          <table:table-cell office:value-type="float" office:value="38573" calcext:value-type="float">
            <text:p>38573</text:p>
          </table:table-cell>
          <table:table-cell table:number-columns-repeated="1022"/>
        </table:table-row>
        <table:table-row table:style-name="ro1">
          <table:table-cell office:value-type="float" office:value="31885" calcext:value-type="float">
            <text:p>31885</text:p>
          </table:table-cell>
          <table:table-cell office:value-type="float" office:value="38574" calcext:value-type="float">
            <text:p>38574</text:p>
          </table:table-cell>
          <table:table-cell table:number-columns-repeated="1022"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float" office:value="38575" calcext:value-type="float">
            <text:p>38575</text:p>
          </table:table-cell>
          <table:table-cell table:number-columns-repeated="1022"/>
        </table:table-row>
        <table:table-row table:style-name="ro1">
          <table:table-cell office:value-type="float" office:value="30496" calcext:value-type="float">
            <text:p>30496</text:p>
          </table:table-cell>
          <table:table-cell office:value-type="float" office:value="38576" calcext:value-type="float">
            <text:p>38576</text:p>
          </table:table-cell>
          <table:table-cell table:number-columns-repeated="1022"/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float" office:value="38577" calcext:value-type="float">
            <text:p>38577</text:p>
          </table:table-cell>
          <table:table-cell table:number-columns-repeated="1022"/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38578" calcext:value-type="float">
            <text:p>38578</text:p>
          </table:table-cell>
          <table:table-cell table:number-columns-repeated="1022"/>
        </table:table-row>
        <table:table-row table:style-name="ro1">
          <table:table-cell office:value-type="float" office:value="28961" calcext:value-type="float">
            <text:p>28961</text:p>
          </table:table-cell>
          <table:table-cell office:value-type="float" office:value="38579" calcext:value-type="float">
            <text:p>38579</text:p>
          </table:table-cell>
          <table:table-cell table:number-columns-repeated="1022"/>
        </table:table-row>
        <table:table-row table:style-name="ro1">
          <table:table-cell office:value-type="float" office:value="29279" calcext:value-type="float">
            <text:p>29279</text:p>
          </table:table-cell>
          <table:table-cell office:value-type="float" office:value="38580" calcext:value-type="float">
            <text:p>38580</text:p>
          </table:table-cell>
          <table:table-cell table:number-columns-repeated="1022"/>
        </table:table-row>
        <table:table-row table:style-name="ro1">
          <table:table-cell office:value-type="float" office:value="30683" calcext:value-type="float">
            <text:p>30683</text:p>
          </table:table-cell>
          <table:table-cell office:value-type="float" office:value="38581" calcext:value-type="float">
            <text:p>38581</text:p>
          </table:table-cell>
          <table:table-cell table:number-columns-repeated="1022"/>
        </table:table-row>
        <table:table-row table:style-name="ro1">
          <table:table-cell office:value-type="float" office:value="38695" calcext:value-type="float">
            <text:p>38695</text:p>
          </table:table-cell>
          <table:table-cell office:value-type="float" office:value="38582" calcext:value-type="float">
            <text:p>38582</text:p>
          </table:table-cell>
          <table:table-cell table:number-columns-repeated="1022"/>
        </table:table-row>
        <table:table-row table:style-name="ro1">
          <table:table-cell office:value-type="float" office:value="40289" calcext:value-type="float">
            <text:p>40289</text:p>
          </table:table-cell>
          <table:table-cell office:value-type="float" office:value="38583" calcext:value-type="float">
            <text:p>38583</text:p>
          </table:table-cell>
          <table:table-cell table:number-columns-repeated="1022"/>
        </table:table-row>
        <table:table-row table:style-name="ro1">
          <table:table-cell office:value-type="float" office:value="26891" calcext:value-type="float">
            <text:p>26891</text:p>
          </table:table-cell>
          <table:table-cell office:value-type="float" office:value="38584" calcext:value-type="float">
            <text:p>38584</text:p>
          </table:table-cell>
          <table:table-cell table:number-columns-repeated="1022"/>
        </table:table-row>
        <table:table-row table:style-name="ro1">
          <table:table-cell office:value-type="float" office:value="23167" calcext:value-type="float">
            <text:p>23167</text:p>
          </table:table-cell>
          <table:table-cell office:value-type="float" office:value="38585" calcext:value-type="float">
            <text:p>38585</text:p>
          </table:table-cell>
          <table:table-cell table:number-columns-repeated="1022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float" office:value="38586" calcext:value-type="float">
            <text:p>38586</text:p>
          </table:table-cell>
          <table:table-cell table:number-columns-repeated="1022"/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float" office:value="38587" calcext:value-type="float">
            <text:p>38587</text:p>
          </table:table-cell>
          <table:table-cell table:number-columns-repeated="1022"/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float" office:value="38588" calcext:value-type="float">
            <text:p>38588</text:p>
          </table:table-cell>
          <table:table-cell table:number-columns-repeated="1022"/>
        </table:table-row>
        <table:table-row table:style-name="ro1">
          <table:table-cell office:value-type="float" office:value="21629" calcext:value-type="float">
            <text:p>21629</text:p>
          </table:table-cell>
          <table:table-cell office:value-type="float" office:value="38589" calcext:value-type="float">
            <text:p>38589</text:p>
          </table:table-cell>
          <table:table-cell table:number-columns-repeated="1022"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float" office:value="38590" calcext:value-type="float">
            <text:p>38590</text:p>
          </table:table-cell>
          <table:table-cell table:number-columns-repeated="1022"/>
        </table:table-row>
        <table:table-row table:style-name="ro1">
          <table:table-cell office:value-type="float" office:value="30431" calcext:value-type="float">
            <text:p>30431</text:p>
          </table:table-cell>
          <table:table-cell office:value-type="float" office:value="38591" calcext:value-type="float">
            <text:p>38591</text:p>
          </table:table-cell>
          <table:table-cell table:number-columns-repeated="1022"/>
        </table:table-row>
        <table:table-row table:style-name="ro1">
          <table:table-cell office:value-type="float" office:value="36855" calcext:value-type="float">
            <text:p>36855</text:p>
          </table:table-cell>
          <table:table-cell office:value-type="float" office:value="38592" calcext:value-type="float">
            <text:p>38592</text:p>
          </table:table-cell>
          <table:table-cell table:number-columns-repeated="1022"/>
        </table:table-row>
        <table:table-row table:style-name="ro1">
          <table:table-cell office:value-type="float" office:value="37528" calcext:value-type="float">
            <text:p>37528</text:p>
          </table:table-cell>
          <table:table-cell office:value-type="float" office:value="38593" calcext:value-type="float">
            <text:p>38593</text:p>
          </table:table-cell>
          <table:table-cell table:number-columns-repeated="1022"/>
        </table:table-row>
        <table:table-row table:style-name="ro1">
          <table:table-cell office:value-type="float" office:value="40180" calcext:value-type="float">
            <text:p>40180</text:p>
          </table:table-cell>
          <table:table-cell office:value-type="float" office:value="38594" calcext:value-type="float">
            <text:p>38594</text:p>
          </table:table-cell>
          <table:table-cell table:number-columns-repeated="1022"/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38595" calcext:value-type="float">
            <text:p>38595</text:p>
          </table:table-cell>
          <table:table-cell table:number-columns-repeated="1022"/>
        </table:table-row>
        <table:table-row table:style-name="ro1">
          <table:table-cell office:value-type="float" office:value="29277" calcext:value-type="float">
            <text:p>29277</text:p>
          </table:table-cell>
          <table:table-cell office:value-type="float" office:value="38596" calcext:value-type="float">
            <text:p>38596</text:p>
          </table:table-cell>
          <table:table-cell table:number-columns-repeated="1022"/>
        </table:table-row>
        <table:table-row table:style-name="ro1">
          <table:table-cell office:value-type="float" office:value="28357" calcext:value-type="float">
            <text:p>28357</text:p>
          </table:table-cell>
          <table:table-cell office:value-type="float" office:value="38597" calcext:value-type="float">
            <text:p>38597</text:p>
          </table:table-cell>
          <table:table-cell table:number-columns-repeated="1022"/>
        </table:table-row>
        <table:table-row table:style-name="ro1">
          <table:table-cell office:value-type="float" office:value="20813" calcext:value-type="float">
            <text:p>20813</text:p>
          </table:table-cell>
          <table:table-cell office:value-type="float" office:value="38598" calcext:value-type="float">
            <text:p>38598</text:p>
          </table:table-cell>
          <table:table-cell table:number-columns-repeated="1022"/>
        </table:table-row>
        <table:table-row table:style-name="ro1">
          <table:table-cell office:value-type="float" office:value="26825" calcext:value-type="float">
            <text:p>26825</text:p>
          </table:table-cell>
          <table:table-cell office:value-type="float" office:value="38599" calcext:value-type="float">
            <text:p>38599</text:p>
          </table:table-cell>
          <table:table-cell table:number-columns-repeated="1022"/>
        </table:table-row>
        <table:table-row table:style-name="ro1">
          <table:table-cell office:value-type="float" office:value="32191" calcext:value-type="float">
            <text:p>32191</text:p>
          </table:table-cell>
          <table:table-cell office:value-type="float" office:value="38600" calcext:value-type="float">
            <text:p>38600</text:p>
          </table:table-cell>
          <table:table-cell table:number-columns-repeated="1022"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float" office:value="38601" calcext:value-type="float">
            <text:p>38601</text:p>
          </table:table-cell>
          <table:table-cell table:number-columns-repeated="1022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38602" calcext:value-type="float">
            <text:p>38602</text:p>
          </table:table-cell>
          <table:table-cell table:number-columns-repeated="1022"/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float" office:value="38603" calcext:value-type="float">
            <text:p>38603</text:p>
          </table:table-cell>
          <table:table-cell table:number-columns-repeated="1022"/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38604" calcext:value-type="float">
            <text:p>38604</text:p>
          </table:table-cell>
          <table:table-cell table:number-columns-repeated="1022"/>
        </table:table-row>
        <table:table-row table:style-name="ro1">
          <table:table-cell office:value-type="float" office:value="27169" calcext:value-type="float">
            <text:p>27169</text:p>
          </table:table-cell>
          <table:table-cell office:value-type="float" office:value="38605" calcext:value-type="float">
            <text:p>38605</text:p>
          </table:table-cell>
          <table:table-cell table:number-columns-repeated="1022"/>
        </table:table-row>
        <table:table-row table:style-name="ro1">
          <table:table-cell office:value-type="float" office:value="33538" calcext:value-type="float">
            <text:p>33538</text:p>
          </table:table-cell>
          <table:table-cell office:value-type="float" office:value="38606" calcext:value-type="float">
            <text:p>38606</text:p>
          </table:table-cell>
          <table:table-cell table:number-columns-repeated="1022"/>
        </table:table-row>
        <table:table-row table:style-name="ro1">
          <table:table-cell office:value-type="float" office:value="22916" calcext:value-type="float">
            <text:p>22916</text:p>
          </table:table-cell>
          <table:table-cell office:value-type="float" office:value="38607" calcext:value-type="float">
            <text:p>38607</text:p>
          </table:table-cell>
          <table:table-cell table:number-columns-repeated="1022"/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float" office:value="38608" calcext:value-type="float">
            <text:p>38608</text:p>
          </table:table-cell>
          <table:table-cell table:number-columns-repeated="1022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float" office:value="38609" calcext:value-type="float">
            <text:p>38609</text:p>
          </table:table-cell>
          <table:table-cell table:number-columns-repeated="1022"/>
        </table:table-row>
        <table:table-row table:style-name="ro1">
          <table:table-cell office:value-type="float" office:value="29467" calcext:value-type="float">
            <text:p>29467</text:p>
          </table:table-cell>
          <table:table-cell office:value-type="float" office:value="38610" calcext:value-type="float">
            <text:p>38610</text:p>
          </table:table-cell>
          <table:table-cell table:number-columns-repeated="1022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8611" calcext:value-type="float">
            <text:p>38611</text:p>
          </table:table-cell>
          <table:table-cell table:number-columns-repeated="1022"/>
        </table:table-row>
        <table:table-row table:style-name="ro1">
          <table:table-cell office:value-type="float" office:value="32178" calcext:value-type="float">
            <text:p>32178</text:p>
          </table:table-cell>
          <table:table-cell office:value-type="float" office:value="38612" calcext:value-type="float">
            <text:p>38612</text:p>
          </table:table-cell>
          <table:table-cell table:number-columns-repeated="1022"/>
        </table:table-row>
        <table:table-row table:style-name="ro1">
          <table:table-cell office:value-type="float" office:value="32791" calcext:value-type="float">
            <text:p>32791</text:p>
          </table:table-cell>
          <table:table-cell office:value-type="float" office:value="38613" calcext:value-type="float">
            <text:p>38613</text:p>
          </table:table-cell>
          <table:table-cell table:number-columns-repeated="1022"/>
        </table:table-row>
        <table:table-row table:style-name="ro1">
          <table:table-cell office:value-type="float" office:value="33945" calcext:value-type="float">
            <text:p>33945</text:p>
          </table:table-cell>
          <table:table-cell office:value-type="float" office:value="38614" calcext:value-type="float">
            <text:p>38614</text:p>
          </table:table-cell>
          <table:table-cell table:number-columns-repeated="1022"/>
        </table:table-row>
        <table:table-row table:style-name="ro1">
          <table:table-cell office:value-type="float" office:value="20786" calcext:value-type="float">
            <text:p>20786</text:p>
          </table:table-cell>
          <table:table-cell office:value-type="float" office:value="38615" calcext:value-type="float">
            <text:p>38615</text:p>
          </table:table-cell>
          <table:table-cell table:number-columns-repeated="1022"/>
        </table:table-row>
        <table:table-row table:style-name="ro1">
          <table:table-cell office:value-type="float" office:value="26408" calcext:value-type="float">
            <text:p>26408</text:p>
          </table:table-cell>
          <table:table-cell office:value-type="float" office:value="38616" calcext:value-type="float">
            <text:p>38616</text:p>
          </table:table-cell>
          <table:table-cell table:number-columns-repeated="1022"/>
        </table:table-row>
        <table:table-row table:style-name="ro1">
          <table:table-cell office:value-type="float" office:value="40665" calcext:value-type="float">
            <text:p>40665</text:p>
          </table:table-cell>
          <table:table-cell office:value-type="float" office:value="38617" calcext:value-type="float">
            <text:p>38617</text:p>
          </table:table-cell>
          <table:table-cell table:number-columns-repeated="1022"/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38618" calcext:value-type="float">
            <text:p>38618</text:p>
          </table:table-cell>
          <table:table-cell table:number-columns-repeated="1022"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38619" calcext:value-type="float">
            <text:p>38619</text:p>
          </table:table-cell>
          <table:table-cell table:number-columns-repeated="1022"/>
        </table:table-row>
        <table:table-row table:style-name="ro1">
          <table:table-cell office:value-type="float" office:value="21247" calcext:value-type="float">
            <text:p>21247</text:p>
          </table:table-cell>
          <table:table-cell office:value-type="float" office:value="38620" calcext:value-type="float">
            <text:p>38620</text:p>
          </table:table-cell>
          <table:table-cell table:number-columns-repeated="1022"/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38621" calcext:value-type="float">
            <text:p>38621</text:p>
          </table:table-cell>
          <table:table-cell table:number-columns-repeated="1022"/>
        </table:table-row>
        <table:table-row table:style-name="ro1">
          <table:table-cell office:value-type="float" office:value="23588" calcext:value-type="float">
            <text:p>23588</text:p>
          </table:table-cell>
          <table:table-cell office:value-type="float" office:value="38622" calcext:value-type="float">
            <text:p>38622</text:p>
          </table:table-cell>
          <table:table-cell table:number-columns-repeated="1022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38623" calcext:value-type="float">
            <text:p>38623</text:p>
          </table:table-cell>
          <table:table-cell table:number-columns-repeated="1022"/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float" office:value="38624" calcext:value-type="float">
            <text:p>38624</text:p>
          </table:table-cell>
          <table:table-cell table:number-columns-repeated="1022"/>
        </table:table-row>
        <table:table-row table:style-name="ro1">
          <table:table-cell office:value-type="float" office:value="36016" calcext:value-type="float">
            <text:p>36016</text:p>
          </table:table-cell>
          <table:table-cell office:value-type="float" office:value="38625" calcext:value-type="float">
            <text:p>38625</text:p>
          </table:table-cell>
          <table:table-cell table:number-columns-repeated="1022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float" office:value="38626" calcext:value-type="float">
            <text:p>38626</text:p>
          </table:table-cell>
          <table:table-cell table:number-columns-repeated="1022"/>
        </table:table-row>
        <table:table-row table:style-name="ro1">
          <table:table-cell office:value-type="float" office:value="24758" calcext:value-type="float">
            <text:p>24758</text:p>
          </table:table-cell>
          <table:table-cell office:value-type="float" office:value="38627" calcext:value-type="float">
            <text:p>38627</text:p>
          </table:table-cell>
          <table:table-cell table:number-columns-repeated="1022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float" office:value="38628" calcext:value-type="float">
            <text:p>38628</text:p>
          </table:table-cell>
          <table:table-cell table:number-columns-repeated="1022"/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float" office:value="38629" calcext:value-type="float">
            <text:p>38629</text:p>
          </table:table-cell>
          <table:table-cell table:number-columns-repeated="1022"/>
        </table:table-row>
        <table:table-row table:style-name="ro1">
          <table:table-cell office:value-type="float" office:value="21249" calcext:value-type="float">
            <text:p>21249</text:p>
          </table:table-cell>
          <table:table-cell office:value-type="float" office:value="38630" calcext:value-type="float">
            <text:p>38630</text:p>
          </table:table-cell>
          <table:table-cell table:number-columns-repeated="1022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float" office:value="38631" calcext:value-type="float">
            <text:p>38631</text:p>
          </table:table-cell>
          <table:table-cell table:number-columns-repeated="1022"/>
        </table:table-row>
        <table:table-row table:style-name="ro1">
          <table:table-cell office:value-type="float" office:value="20918" calcext:value-type="float">
            <text:p>20918</text:p>
          </table:table-cell>
          <table:table-cell office:value-type="float" office:value="38632" calcext:value-type="float">
            <text:p>38632</text:p>
          </table:table-cell>
          <table:table-cell table:number-columns-repeated="1022"/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float" office:value="38633" calcext:value-type="float">
            <text:p>38633</text:p>
          </table:table-cell>
          <table:table-cell table:number-columns-repeated="1022"/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float" office:value="38634" calcext:value-type="float">
            <text:p>38634</text:p>
          </table:table-cell>
          <table:table-cell table:number-columns-repeated="1022"/>
        </table:table-row>
        <table:table-row table:style-name="ro1">
          <table:table-cell office:value-type="float" office:value="32822" calcext:value-type="float">
            <text:p>32822</text:p>
          </table:table-cell>
          <table:table-cell office:value-type="float" office:value="38635" calcext:value-type="float">
            <text:p>38635</text:p>
          </table:table-cell>
          <table:table-cell table:number-columns-repeated="1022"/>
        </table:table-row>
        <table:table-row table:style-name="ro1">
          <table:table-cell office:value-type="float" office:value="37326" calcext:value-type="float">
            <text:p>37326</text:p>
          </table:table-cell>
          <table:table-cell office:value-type="float" office:value="38636" calcext:value-type="float">
            <text:p>38636</text:p>
          </table:table-cell>
          <table:table-cell table:number-columns-repeated="1022"/>
        </table:table-row>
        <table:table-row table:style-name="ro1">
          <table:table-cell office:value-type="float" office:value="24357" calcext:value-type="float">
            <text:p>24357</text:p>
          </table:table-cell>
          <table:table-cell office:value-type="float" office:value="38637" calcext:value-type="float">
            <text:p>38637</text:p>
          </table:table-cell>
          <table:table-cell table:number-columns-repeated="1022"/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float" office:value="38638" calcext:value-type="float">
            <text:p>38638</text:p>
          </table:table-cell>
          <table:table-cell table:number-columns-repeated="1022"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38639" calcext:value-type="float">
            <text:p>38639</text:p>
          </table:table-cell>
          <table:table-cell table:number-columns-repeated="1022"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float" office:value="38640" calcext:value-type="float">
            <text:p>38640</text:p>
          </table:table-cell>
          <table:table-cell table:number-columns-repeated="1022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38641" calcext:value-type="float">
            <text:p>38641</text:p>
          </table:table-cell>
          <table:table-cell table:number-columns-repeated="1022"/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float" office:value="38642" calcext:value-type="float">
            <text:p>38642</text:p>
          </table:table-cell>
          <table:table-cell table:number-columns-repeated="1022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38643" calcext:value-type="float">
            <text:p>38643</text:p>
          </table:table-cell>
          <table:table-cell table:number-columns-repeated="1022"/>
        </table:table-row>
        <table:table-row table:style-name="ro1">
          <table:table-cell office:value-type="float" office:value="36493" calcext:value-type="float">
            <text:p>36493</text:p>
          </table:table-cell>
          <table:table-cell office:value-type="float" office:value="38644" calcext:value-type="float">
            <text:p>38644</text:p>
          </table:table-cell>
          <table:table-cell table:number-columns-repeated="1022"/>
        </table:table-row>
        <table:table-row table:style-name="ro1">
          <table:table-cell office:value-type="float" office:value="38742" calcext:value-type="float">
            <text:p>38742</text:p>
          </table:table-cell>
          <table:table-cell office:value-type="float" office:value="38645" calcext:value-type="float">
            <text:p>38645</text:p>
          </table:table-cell>
          <table:table-cell table:number-columns-repeated="1022"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float" office:value="38646" calcext:value-type="float">
            <text:p>38646</text:p>
          </table:table-cell>
          <table:table-cell table:number-columns-repeated="1022"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float" office:value="38647" calcext:value-type="float">
            <text:p>38647</text:p>
          </table:table-cell>
          <table:table-cell table:number-columns-repeated="1022"/>
        </table:table-row>
        <table:table-row table:style-name="ro1">
          <table:table-cell office:value-type="float" office:value="37971" calcext:value-type="float">
            <text:p>37971</text:p>
          </table:table-cell>
          <table:table-cell office:value-type="float" office:value="38648" calcext:value-type="float">
            <text:p>38648</text:p>
          </table:table-cell>
          <table:table-cell table:number-columns-repeated="1022"/>
        </table:table-row>
        <table:table-row table:style-name="ro1">
          <table:table-cell office:value-type="float" office:value="24841" calcext:value-type="float">
            <text:p>24841</text:p>
          </table:table-cell>
          <table:table-cell office:value-type="float" office:value="38649" calcext:value-type="float">
            <text:p>38649</text:p>
          </table:table-cell>
          <table:table-cell table:number-columns-repeated="1022"/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38650" calcext:value-type="float">
            <text:p>38650</text:p>
          </table:table-cell>
          <table:table-cell table:number-columns-repeated="1022"/>
        </table:table-row>
        <table:table-row table:style-name="ro1">
          <table:table-cell office:value-type="float" office:value="27833" calcext:value-type="float">
            <text:p>27833</text:p>
          </table:table-cell>
          <table:table-cell office:value-type="float" office:value="38651" calcext:value-type="float">
            <text:p>38651</text:p>
          </table:table-cell>
          <table:table-cell table:number-columns-repeated="1022"/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38652" calcext:value-type="float">
            <text:p>38652</text:p>
          </table:table-cell>
          <table:table-cell table:number-columns-repeated="1022"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float" office:value="38720" calcext:value-type="float">
            <text:p>38720</text:p>
          </table:table-cell>
          <table:table-cell table:number-columns-repeated="1022"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8721" calcext:value-type="float">
            <text:p>38721</text:p>
          </table:table-cell>
          <table:table-cell table:number-columns-repeated="1022"/>
        </table:table-row>
        <table:table-row table:style-name="ro1">
          <table:table-cell office:value-type="float" office:value="21807" calcext:value-type="float">
            <text:p>21807</text:p>
          </table:table-cell>
          <table:table-cell office:value-type="float" office:value="38722" calcext:value-type="float">
            <text:p>38722</text:p>
          </table:table-cell>
          <table:table-cell table:number-columns-repeated="1022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float" office:value="38723" calcext:value-type="float">
            <text:p>38723</text:p>
          </table:table-cell>
          <table:table-cell table:number-columns-repeated="1022"/>
        </table:table-row>
        <table:table-row table:style-name="ro1">
          <table:table-cell office:value-type="float" office:value="20778" calcext:value-type="float">
            <text:p>20778</text:p>
          </table:table-cell>
          <table:table-cell office:value-type="float" office:value="38724" calcext:value-type="float">
            <text:p>38724</text:p>
          </table:table-cell>
          <table:table-cell table:number-columns-repeated="1022"/>
        </table:table-row>
        <table:table-row table:style-name="ro1">
          <table:table-cell office:value-type="float" office:value="21191" calcext:value-type="float">
            <text:p>21191</text:p>
          </table:table-cell>
          <table:table-cell office:value-type="float" office:value="38725" calcext:value-type="float">
            <text:p>38725</text:p>
          </table:table-cell>
          <table:table-cell table:number-columns-repeated="1022"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float" office:value="38726" calcext:value-type="float">
            <text:p>38726</text:p>
          </table:table-cell>
          <table:table-cell table:number-columns-repeated="1022"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float" office:value="38727" calcext:value-type="float">
            <text:p>38727</text:p>
          </table:table-cell>
          <table:table-cell table:number-columns-repeated="1022"/>
        </table:table-row>
        <table:table-row table:style-name="ro1">
          <table:table-cell office:value-type="float" office:value="24189" calcext:value-type="float">
            <text:p>24189</text:p>
          </table:table-cell>
          <table:table-cell office:value-type="float" office:value="38728" calcext:value-type="float">
            <text:p>38728</text:p>
          </table:table-cell>
          <table:table-cell table:number-columns-repeated="1022"/>
        </table:table-row>
        <table:table-row table:style-name="ro1">
          <table:table-cell office:value-type="float" office:value="24736" calcext:value-type="float">
            <text:p>24736</text:p>
          </table:table-cell>
          <table:table-cell office:value-type="float" office:value="38729" calcext:value-type="float">
            <text:p>38729</text:p>
          </table:table-cell>
          <table:table-cell table:number-columns-repeated="1022"/>
        </table:table-row>
        <table:table-row table:style-name="ro1">
          <table:table-cell office:value-type="float" office:value="24962" calcext:value-type="float">
            <text:p>24962</text:p>
          </table:table-cell>
          <table:table-cell office:value-type="float" office:value="38730" calcext:value-type="float">
            <text:p>38730</text:p>
          </table:table-cell>
          <table:table-cell table:number-columns-repeated="1022"/>
        </table:table-row>
        <table:table-row table:style-name="ro1">
          <table:table-cell office:value-type="float" office:value="25558" calcext:value-type="float">
            <text:p>25558</text:p>
          </table:table-cell>
          <table:table-cell office:value-type="float" office:value="38731" calcext:value-type="float">
            <text:p>38731</text:p>
          </table:table-cell>
          <table:table-cell table:number-columns-repeated="1022"/>
        </table:table-row>
        <table:table-row table:style-name="ro1">
          <table:table-cell office:value-type="float" office:value="26377" calcext:value-type="float">
            <text:p>26377</text:p>
          </table:table-cell>
          <table:table-cell office:value-type="float" office:value="38732" calcext:value-type="float">
            <text:p>38732</text:p>
          </table:table-cell>
          <table:table-cell table:number-columns-repeated="1022"/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38733" calcext:value-type="float">
            <text:p>38733</text:p>
          </table:table-cell>
          <table:table-cell table:number-columns-repeated="1022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38734" calcext:value-type="float">
            <text:p>38734</text:p>
          </table:table-cell>
          <table:table-cell table:number-columns-repeated="1022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float" office:value="38735" calcext:value-type="float">
            <text:p>38735</text:p>
          </table:table-cell>
          <table:table-cell table:number-columns-repeated="1022"/>
        </table:table-row>
        <table:table-row table:style-name="ro1">
          <table:table-cell office:value-type="float" office:value="29494" calcext:value-type="float">
            <text:p>29494</text:p>
          </table:table-cell>
          <table:table-cell office:value-type="float" office:value="38736" calcext:value-type="float">
            <text:p>38736</text:p>
          </table:table-cell>
          <table:table-cell table:number-columns-repeated="1022"/>
        </table:table-row>
        <table:table-row table:style-name="ro1">
          <table:table-cell office:value-type="float" office:value="29495" calcext:value-type="float">
            <text:p>29495</text:p>
          </table:table-cell>
          <table:table-cell office:value-type="float" office:value="38737" calcext:value-type="float">
            <text:p>38737</text:p>
          </table:table-cell>
          <table:table-cell table:number-columns-repeated="1022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38738" calcext:value-type="float">
            <text:p>38738</text:p>
          </table:table-cell>
          <table:table-cell table:number-columns-repeated="1022"/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float" office:value="38739" calcext:value-type="float">
            <text:p>38739</text:p>
          </table:table-cell>
          <table:table-cell table:number-columns-repeated="1022"/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float" office:value="38740" calcext:value-type="float">
            <text:p>38740</text:p>
          </table:table-cell>
          <table:table-cell table:number-columns-repeated="102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float" office:value="38741" calcext:value-type="float">
            <text:p>38741</text:p>
          </table:table-cell>
          <table:table-cell table:number-columns-repeated="1022"/>
        </table:table-row>
        <table:table-row table:style-name="ro1">
          <table:table-cell office:value-type="float" office:value="36938" calcext:value-type="float">
            <text:p>36938</text:p>
          </table:table-cell>
          <table:table-cell office:value-type="float" office:value="38742" calcext:value-type="float">
            <text:p>38742</text:p>
          </table:table-cell>
          <table:table-cell table:number-columns-repeated="1022"/>
        </table:table-row>
        <table:table-row table:style-name="ro1">
          <table:table-cell office:value-type="float" office:value="37009" calcext:value-type="float">
            <text:p>37009</text:p>
          </table:table-cell>
          <table:table-cell office:value-type="float" office:value="38743" calcext:value-type="float">
            <text:p>38743</text:p>
          </table:table-cell>
          <table:table-cell table:number-columns-repeated="1022"/>
        </table:table-row>
        <table:table-row table:style-name="ro1">
          <table:table-cell office:value-type="float" office:value="37109" calcext:value-type="float">
            <text:p>37109</text:p>
          </table:table-cell>
          <table:table-cell office:value-type="float" office:value="38744" calcext:value-type="float">
            <text:p>38744</text:p>
          </table:table-cell>
          <table:table-cell table:number-columns-repeated="1022"/>
        </table:table-row>
        <table:table-row table:style-name="ro1">
          <table:table-cell office:value-type="float" office:value="38596" calcext:value-type="float">
            <text:p>38596</text:p>
          </table:table-cell>
          <table:table-cell office:value-type="float" office:value="38745" calcext:value-type="float">
            <text:p>38745</text:p>
          </table:table-cell>
          <table:table-cell table:number-columns-repeated="1022"/>
        </table:table-row>
        <table:table-row table:style-name="ro1">
          <table:table-cell office:value-type="float" office:value="34701" calcext:value-type="float">
            <text:p>34701</text:p>
          </table:table-cell>
          <table:table-cell office:value-type="float" office:value="38746" calcext:value-type="float">
            <text:p>38746</text:p>
          </table:table-cell>
          <table:table-cell table:number-columns-repeated="1022"/>
        </table:table-row>
        <table:table-row table:style-name="ro1">
          <table:table-cell office:value-type="float" office:value="22805" calcext:value-type="float">
            <text:p>22805</text:p>
          </table:table-cell>
          <table:table-cell office:value-type="float" office:value="38747" calcext:value-type="float">
            <text:p>38747</text:p>
          </table:table-cell>
          <table:table-cell table:number-columns-repeated="1022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float" office:value="38748" calcext:value-type="float">
            <text:p>38748</text:p>
          </table:table-cell>
          <table:table-cell table:number-columns-repeated="1022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float" office:value="38749" calcext:value-type="float">
            <text:p>38749</text:p>
          </table:table-cell>
          <table:table-cell table:number-columns-repeated="1022"/>
        </table:table-row>
        <table:table-row table:style-name="ro1">
          <table:table-cell office:value-type="float" office:value="19982" calcext:value-type="float">
            <text:p>19982</text:p>
          </table:table-cell>
          <table:table-cell office:value-type="float" office:value="38750" calcext:value-type="float">
            <text:p>38750</text:p>
          </table:table-cell>
          <table:table-cell table:number-columns-repeated="1022"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float" office:value="38751" calcext:value-type="float">
            <text:p>38751</text:p>
          </table:table-cell>
          <table:table-cell table:number-columns-repeated="1022"/>
        </table:table-row>
        <table:table-row table:style-name="ro1">
          <table:table-cell office:value-type="float" office:value="36671" calcext:value-type="float">
            <text:p>36671</text:p>
          </table:table-cell>
          <table:table-cell office:value-type="float" office:value="38752" calcext:value-type="float">
            <text:p>38752</text:p>
          </table:table-cell>
          <table:table-cell table:number-columns-repeated="1022"/>
        </table:table-row>
        <table:table-row table:style-name="ro1">
          <table:table-cell office:value-type="float" office:value="38928" calcext:value-type="float">
            <text:p>38928</text:p>
          </table:table-cell>
          <table:table-cell office:value-type="float" office:value="38753" calcext:value-type="float">
            <text:p>38753</text:p>
          </table:table-cell>
          <table:table-cell table:number-columns-repeated="1022"/>
        </table:table-row>
        <table:table-row table:style-name="ro1">
          <table:table-cell office:value-type="float" office:value="20653" calcext:value-type="float">
            <text:p>20653</text:p>
          </table:table-cell>
          <table:table-cell office:value-type="float" office:value="38754" calcext:value-type="float">
            <text:p>38754</text:p>
          </table:table-cell>
          <table:table-cell table:number-columns-repeated="1022"/>
        </table:table-row>
        <table:table-row table:style-name="ro1">
          <table:table-cell office:value-type="float" office:value="24188" calcext:value-type="float">
            <text:p>24188</text:p>
          </table:table-cell>
          <table:table-cell office:value-type="float" office:value="38755" calcext:value-type="float">
            <text:p>38755</text:p>
          </table:table-cell>
          <table:table-cell table:number-columns-repeated="1022"/>
        </table:table-row>
        <table:table-row table:style-name="ro1">
          <table:table-cell office:value-type="float" office:value="22934" calcext:value-type="float">
            <text:p>22934</text:p>
          </table:table-cell>
          <table:table-cell office:value-type="float" office:value="38756" calcext:value-type="float">
            <text:p>38756</text:p>
          </table:table-cell>
          <table:table-cell table:number-columns-repeated="1022"/>
        </table:table-row>
        <table:table-row table:style-name="ro1">
          <table:table-cell office:value-type="float" office:value="23481" calcext:value-type="float">
            <text:p>23481</text:p>
          </table:table-cell>
          <table:table-cell office:value-type="float" office:value="38757" calcext:value-type="float">
            <text:p>38757</text:p>
          </table:table-cell>
          <table:table-cell table:number-columns-repeated="1022"/>
        </table:table-row>
        <table:table-row table:style-name="ro1">
          <table:table-cell office:value-type="float" office:value="24248" calcext:value-type="float">
            <text:p>24248</text:p>
          </table:table-cell>
          <table:table-cell office:value-type="float" office:value="38758" calcext:value-type="float">
            <text:p>38758</text:p>
          </table:table-cell>
          <table:table-cell table:number-columns-repeated="1022"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float" office:value="38759" calcext:value-type="float">
            <text:p>38759</text:p>
          </table:table-cell>
          <table:table-cell table:number-columns-repeated="1022"/>
        </table:table-row>
        <table:table-row table:style-name="ro1">
          <table:table-cell office:value-type="float" office:value="25594" calcext:value-type="float">
            <text:p>25594</text:p>
          </table:table-cell>
          <table:table-cell office:value-type="float" office:value="38760" calcext:value-type="float">
            <text:p>38760</text:p>
          </table:table-cell>
          <table:table-cell table:number-columns-repeated="1022"/>
        </table:table-row>
        <table:table-row table:style-name="ro1">
          <table:table-cell office:value-type="float" office:value="25793" calcext:value-type="float">
            <text:p>25793</text:p>
          </table:table-cell>
          <table:table-cell office:value-type="float" office:value="38761" calcext:value-type="float">
            <text:p>38761</text:p>
          </table:table-cell>
          <table:table-cell table:number-columns-repeated="1022"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float" office:value="38762" calcext:value-type="float">
            <text:p>38762</text:p>
          </table:table-cell>
          <table:table-cell table:number-columns-repeated="1022"/>
        </table:table-row>
        <table:table-row table:style-name="ro1">
          <table:table-cell office:value-type="float" office:value="26954" calcext:value-type="float">
            <text:p>26954</text:p>
          </table:table-cell>
          <table:table-cell office:value-type="float" office:value="38763" calcext:value-type="float">
            <text:p>38763</text:p>
          </table:table-cell>
          <table:table-cell table:number-columns-repeated="1022"/>
        </table:table-row>
        <table:table-row table:style-name="ro1">
          <table:table-cell office:value-type="float" office:value="27096" calcext:value-type="float">
            <text:p>27096</text:p>
          </table:table-cell>
          <table:table-cell office:value-type="float" office:value="38764" calcext:value-type="float">
            <text:p>38764</text:p>
          </table:table-cell>
          <table:table-cell table:number-columns-repeated="1022"/>
        </table:table-row>
        <table:table-row table:style-name="ro1">
          <table:table-cell office:value-type="float" office:value="27915" calcext:value-type="float">
            <text:p>27915</text:p>
          </table:table-cell>
          <table:table-cell office:value-type="float" office:value="38765" calcext:value-type="float">
            <text:p>38765</text:p>
          </table:table-cell>
          <table:table-cell table:number-columns-repeated="1022"/>
        </table:table-row>
        <table:table-row table:style-name="ro1">
          <table:table-cell office:value-type="float" office:value="28342" calcext:value-type="float">
            <text:p>28342</text:p>
          </table:table-cell>
          <table:table-cell office:value-type="float" office:value="38766" calcext:value-type="float">
            <text:p>38766</text:p>
          </table:table-cell>
          <table:table-cell table:number-columns-repeated="1022"/>
        </table:table-row>
        <table:table-row table:style-name="ro1">
          <table:table-cell office:value-type="float" office:value="29076" calcext:value-type="float">
            <text:p>29076</text:p>
          </table:table-cell>
          <table:table-cell office:value-type="float" office:value="38767" calcext:value-type="float">
            <text:p>38767</text:p>
          </table:table-cell>
          <table:table-cell table:number-columns-repeated="1022"/>
        </table:table-row>
        <table:table-row table:style-name="ro1">
          <table:table-cell office:value-type="float" office:value="29992" calcext:value-type="float">
            <text:p>29992</text:p>
          </table:table-cell>
          <table:table-cell office:value-type="float" office:value="38768" calcext:value-type="float">
            <text:p>38768</text:p>
          </table:table-cell>
          <table:table-cell table:number-columns-repeated="1022"/>
        </table:table-row>
        <table:table-row table:style-name="ro1">
          <table:table-cell office:value-type="float" office:value="31407" calcext:value-type="float">
            <text:p>31407</text:p>
          </table:table-cell>
          <table:table-cell office:value-type="float" office:value="38769" calcext:value-type="float">
            <text:p>38769</text:p>
          </table:table-cell>
          <table:table-cell table:number-columns-repeated="1022"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38770" calcext:value-type="float">
            <text:p>38770</text:p>
          </table:table-cell>
          <table:table-cell table:number-columns-repeated="102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771" calcext:value-type="float">
            <text:p>38771</text:p>
          </table:table-cell>
          <table:table-cell table:number-columns-repeated="1022"/>
        </table:table-row>
        <table:table-row table:style-name="ro1">
          <table:table-cell office:value-type="float" office:value="33865" calcext:value-type="float">
            <text:p>33865</text:p>
          </table:table-cell>
          <table:table-cell office:value-type="float" office:value="38772" calcext:value-type="float">
            <text:p>38772</text:p>
          </table:table-cell>
          <table:table-cell table:number-columns-repeated="1022"/>
        </table:table-row>
        <table:table-row table:style-name="ro1">
          <table:table-cell office:value-type="float" office:value="33993" calcext:value-type="float">
            <text:p>33993</text:p>
          </table:table-cell>
          <table:table-cell office:value-type="float" office:value="38773" calcext:value-type="float">
            <text:p>38773</text:p>
          </table:table-cell>
          <table:table-cell table:number-columns-repeated="1022"/>
        </table:table-row>
        <table:table-row table:style-name="ro1">
          <table:table-cell office:value-type="float" office:value="35201" calcext:value-type="float">
            <text:p>35201</text:p>
          </table:table-cell>
          <table:table-cell office:value-type="float" office:value="38774" calcext:value-type="float">
            <text:p>38774</text:p>
          </table:table-cell>
          <table:table-cell table:number-columns-repeated="1022"/>
        </table:table-row>
        <table:table-row table:style-name="ro1">
          <table:table-cell office:value-type="float" office:value="35617" calcext:value-type="float">
            <text:p>35617</text:p>
          </table:table-cell>
          <table:table-cell office:value-type="float" office:value="38775" calcext:value-type="float">
            <text:p>38775</text:p>
          </table:table-cell>
          <table:table-cell table:number-columns-repeated="1022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38776" calcext:value-type="float">
            <text:p>38776</text:p>
          </table:table-cell>
          <table:table-cell table:number-columns-repeated="1022"/>
        </table:table-row>
        <table:table-row table:style-name="ro1">
          <table:table-cell office:value-type="float" office:value="36965" calcext:value-type="float">
            <text:p>36965</text:p>
          </table:table-cell>
          <table:table-cell office:value-type="float" office:value="38777" calcext:value-type="float">
            <text:p>38777</text:p>
          </table:table-cell>
          <table:table-cell table:number-columns-repeated="1022"/>
        </table:table-row>
        <table:table-row table:style-name="ro1">
          <table:table-cell office:value-type="float" office:value="38525" calcext:value-type="float">
            <text:p>38525</text:p>
          </table:table-cell>
          <table:table-cell office:value-type="float" office:value="38778" calcext:value-type="float">
            <text:p>38778</text:p>
          </table:table-cell>
          <table:table-cell table:number-columns-repeated="1022"/>
        </table:table-row>
        <table:table-row table:style-name="ro1">
          <table:table-cell office:value-type="float" office:value="39178" calcext:value-type="float">
            <text:p>39178</text:p>
          </table:table-cell>
          <table:table-cell office:value-type="float" office:value="38779" calcext:value-type="float">
            <text:p>38779</text:p>
          </table:table-cell>
          <table:table-cell table:number-columns-repeated="1022"/>
        </table:table-row>
        <table:table-row table:style-name="ro1">
          <table:table-cell office:value-type="float" office:value="24958" calcext:value-type="float">
            <text:p>24958</text:p>
          </table:table-cell>
          <table:table-cell office:value-type="float" office:value="38780" calcext:value-type="float">
            <text:p>38780</text:p>
          </table:table-cell>
          <table:table-cell table:number-columns-repeated="1022"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float" office:value="38781" calcext:value-type="float">
            <text:p>38781</text:p>
          </table:table-cell>
          <table:table-cell table:number-columns-repeated="1022"/>
        </table:table-row>
        <table:table-row table:style-name="ro1">
          <table:table-cell office:value-type="float" office:value="27442" calcext:value-type="float">
            <text:p>27442</text:p>
          </table:table-cell>
          <table:table-cell office:value-type="float" office:value="38782" calcext:value-type="float">
            <text:p>38782</text:p>
          </table:table-cell>
          <table:table-cell table:number-columns-repeated="1022"/>
        </table:table-row>
        <table:table-row table:style-name="ro1">
          <table:table-cell office:value-type="float" office:value="27779" calcext:value-type="float">
            <text:p>27779</text:p>
          </table:table-cell>
          <table:table-cell office:value-type="float" office:value="38784" calcext:value-type="float">
            <text:p>38784</text:p>
          </table:table-cell>
          <table:table-cell table:number-columns-repeated="1022"/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38785" calcext:value-type="float">
            <text:p>38785</text:p>
          </table:table-cell>
          <table:table-cell table:number-columns-repeated="1022"/>
        </table:table-row>
        <table:table-row table:style-name="ro1">
          <table:table-cell office:value-type="float" office:value="32716" calcext:value-type="float">
            <text:p>32716</text:p>
          </table:table-cell>
          <table:table-cell office:value-type="float" office:value="38786" calcext:value-type="float">
            <text:p>38786</text:p>
          </table:table-cell>
          <table:table-cell table:number-columns-repeated="1022"/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float" office:value="38787" calcext:value-type="float">
            <text:p>38787</text:p>
          </table:table-cell>
          <table:table-cell table:number-columns-repeated="1022"/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float" office:value="38788" calcext:value-type="float">
            <text:p>38788</text:p>
          </table:table-cell>
          <table:table-cell table:number-columns-repeated="1022"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float" office:value="38789" calcext:value-type="float">
            <text:p>38789</text:p>
          </table:table-cell>
          <table:table-cell table:number-columns-repeated="1022"/>
        </table:table-row>
        <table:table-row table:style-name="ro1">
          <table:table-cell office:value-type="float" office:value="34746" calcext:value-type="float">
            <text:p>34746</text:p>
          </table:table-cell>
          <table:table-cell office:value-type="float" office:value="38790" calcext:value-type="float">
            <text:p>38790</text:p>
          </table:table-cell>
          <table:table-cell table:number-columns-repeated="1022"/>
        </table:table-row>
        <table:table-row table:style-name="ro1">
          <table:table-cell office:value-type="float" office:value="35064" calcext:value-type="float">
            <text:p>35064</text:p>
          </table:table-cell>
          <table:table-cell office:value-type="float" office:value="38791" calcext:value-type="float">
            <text:p>38791</text:p>
          </table:table-cell>
          <table:table-cell table:number-columns-repeated="1022"/>
        </table:table-row>
        <table:table-row table:style-name="ro1">
          <table:table-cell office:value-type="float" office:value="26469" calcext:value-type="float">
            <text:p>26469</text:p>
          </table:table-cell>
          <table:table-cell office:value-type="float" office:value="38792" calcext:value-type="float">
            <text:p>38792</text:p>
          </table:table-cell>
          <table:table-cell table:number-columns-repeated="1022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38793" calcext:value-type="float">
            <text:p>38793</text:p>
          </table:table-cell>
          <table:table-cell table:number-columns-repeated="1022"/>
        </table:table-row>
        <table:table-row table:style-name="ro1">
          <table:table-cell office:value-type="float" office:value="38972" calcext:value-type="float">
            <text:p>38972</text:p>
          </table:table-cell>
          <table:table-cell office:value-type="float" office:value="38794" calcext:value-type="float">
            <text:p>38794</text:p>
          </table:table-cell>
          <table:table-cell table:number-columns-repeated="1022"/>
        </table:table-row>
        <table:table-row table:style-name="ro1">
          <table:table-cell office:value-type="float" office:value="38647" calcext:value-type="float">
            <text:p>38647</text:p>
          </table:table-cell>
          <table:table-cell office:value-type="float" office:value="38795" calcext:value-type="float">
            <text:p>38795</text:p>
          </table:table-cell>
          <table:table-cell table:number-columns-repeated="1022"/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float" office:value="38796" calcext:value-type="float">
            <text:p>38796</text:p>
          </table:table-cell>
          <table:table-cell table:number-columns-repeated="1022"/>
        </table:table-row>
        <table:table-row table:style-name="ro1">
          <table:table-cell office:value-type="float" office:value="32097" calcext:value-type="float">
            <text:p>32097</text:p>
          </table:table-cell>
          <table:table-cell office:value-type="float" office:value="38797" calcext:value-type="float">
            <text:p>38797</text:p>
          </table:table-cell>
          <table:table-cell table:number-columns-repeated="1022"/>
        </table:table-row>
        <table:table-row table:style-name="ro1">
          <table:table-cell office:value-type="float" office:value="33853" calcext:value-type="float">
            <text:p>33853</text:p>
          </table:table-cell>
          <table:table-cell office:value-type="float" office:value="38798" calcext:value-type="float">
            <text:p>38798</text:p>
          </table:table-cell>
          <table:table-cell table:number-columns-repeated="1022"/>
        </table:table-row>
        <table:table-row table:style-name="ro1">
          <table:table-cell office:value-type="float" office:value="37226" calcext:value-type="float">
            <text:p>37226</text:p>
          </table:table-cell>
          <table:table-cell office:value-type="float" office:value="38799" calcext:value-type="float">
            <text:p>38799</text:p>
          </table:table-cell>
          <table:table-cell table:number-columns-repeated="102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float" office:value="38800" calcext:value-type="float">
            <text:p>38800</text:p>
          </table:table-cell>
          <table:table-cell table:number-columns-repeated="1022"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float" office:value="38801" calcext:value-type="float">
            <text:p>38801</text:p>
          </table:table-cell>
          <table:table-cell table:number-columns-repeated="1022"/>
        </table:table-row>
        <table:table-row table:style-name="ro1">
          <table:table-cell office:value-type="float" office:value="23888" calcext:value-type="float">
            <text:p>23888</text:p>
          </table:table-cell>
          <table:table-cell office:value-type="float" office:value="38802" calcext:value-type="float">
            <text:p>38802</text:p>
          </table:table-cell>
          <table:table-cell table:number-columns-repeated="1022"/>
        </table:table-row>
        <table:table-row table:style-name="ro1">
          <table:table-cell office:value-type="float" office:value="27396" calcext:value-type="float">
            <text:p>27396</text:p>
          </table:table-cell>
          <table:table-cell office:value-type="float" office:value="38803" calcext:value-type="float">
            <text:p>38803</text:p>
          </table:table-cell>
          <table:table-cell table:number-columns-repeated="1022"/>
        </table:table-row>
        <table:table-row table:style-name="ro1">
          <table:table-cell office:value-type="float" office:value="28651" calcext:value-type="float">
            <text:p>28651</text:p>
          </table:table-cell>
          <table:table-cell office:value-type="float" office:value="38804" calcext:value-type="float">
            <text:p>38804</text:p>
          </table:table-cell>
          <table:table-cell table:number-columns-repeated="1022"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float" office:value="38805" calcext:value-type="float">
            <text:p>38805</text:p>
          </table:table-cell>
          <table:table-cell table:number-columns-repeated="1022"/>
        </table:table-row>
        <table:table-row table:style-name="ro1">
          <table:table-cell office:value-type="float" office:value="34349" calcext:value-type="float">
            <text:p>34349</text:p>
          </table:table-cell>
          <table:table-cell office:value-type="float" office:value="38806" calcext:value-type="float">
            <text:p>38806</text:p>
          </table:table-cell>
          <table:table-cell table:number-columns-repeated="1022"/>
        </table:table-row>
        <table:table-row table:style-name="ro1">
          <table:table-cell office:value-type="float" office:value="35239" calcext:value-type="float">
            <text:p>35239</text:p>
          </table:table-cell>
          <table:table-cell office:value-type="float" office:value="38807" calcext:value-type="float">
            <text:p>38807</text:p>
          </table:table-cell>
          <table:table-cell table:number-columns-repeated="1022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float" office:value="38808" calcext:value-type="float">
            <text:p>38808</text:p>
          </table:table-cell>
          <table:table-cell table:number-columns-repeated="1022"/>
        </table:table-row>
        <table:table-row table:style-name="ro1">
          <table:table-cell office:value-type="float" office:value="21519" calcext:value-type="float">
            <text:p>21519</text:p>
          </table:table-cell>
          <table:table-cell office:value-type="float" office:value="38809" calcext:value-type="float">
            <text:p>38809</text:p>
          </table:table-cell>
          <table:table-cell table:number-columns-repeated="1022"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float" office:value="38810" calcext:value-type="float">
            <text:p>38810</text:p>
          </table:table-cell>
          <table:table-cell table:number-columns-repeated="1022"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float" office:value="38811" calcext:value-type="float">
            <text:p>38811</text:p>
          </table:table-cell>
          <table:table-cell table:number-columns-repeated="1022"/>
        </table:table-row>
        <table:table-row table:style-name="ro1">
          <table:table-cell office:value-type="float" office:value="26792" calcext:value-type="float">
            <text:p>26792</text:p>
          </table:table-cell>
          <table:table-cell office:value-type="float" office:value="38812" calcext:value-type="float">
            <text:p>38812</text:p>
          </table:table-cell>
          <table:table-cell table:number-columns-repeated="1022"/>
        </table:table-row>
        <table:table-row table:style-name="ro1">
          <table:table-cell office:value-type="float" office:value="29702" calcext:value-type="float">
            <text:p>29702</text:p>
          </table:table-cell>
          <table:table-cell office:value-type="float" office:value="38813" calcext:value-type="float">
            <text:p>38813</text:p>
          </table:table-cell>
          <table:table-cell table:number-columns-repeated="1022"/>
        </table:table-row>
        <table:table-row table:style-name="ro1">
          <table:table-cell office:value-type="float" office:value="29827" calcext:value-type="float">
            <text:p>29827</text:p>
          </table:table-cell>
          <table:table-cell office:value-type="float" office:value="38814" calcext:value-type="float">
            <text:p>38814</text:p>
          </table:table-cell>
          <table:table-cell table:number-columns-repeated="1022"/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float" office:value="38815" calcext:value-type="float">
            <text:p>38815</text:p>
          </table:table-cell>
          <table:table-cell table:number-columns-repeated="1022"/>
        </table:table-row>
        <table:table-row table:style-name="ro1">
          <table:table-cell office:value-type="float" office:value="35023" calcext:value-type="float">
            <text:p>35023</text:p>
          </table:table-cell>
          <table:table-cell office:value-type="float" office:value="38816" calcext:value-type="float">
            <text:p>38816</text:p>
          </table:table-cell>
          <table:table-cell table:number-columns-repeated="1022"/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38817" calcext:value-type="float">
            <text:p>38817</text:p>
          </table:table-cell>
          <table:table-cell table:number-columns-repeated="1022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float" office:value="38818" calcext:value-type="float">
            <text:p>38818</text:p>
          </table:table-cell>
          <table:table-cell table:number-columns-repeated="1022"/>
        </table:table-row>
        <table:table-row table:style-name="ro1">
          <table:table-cell office:value-type="float" office:value="38626" calcext:value-type="float">
            <text:p>38626</text:p>
          </table:table-cell>
          <table:table-cell office:value-type="float" office:value="38819" calcext:value-type="float">
            <text:p>38819</text:p>
          </table:table-cell>
          <table:table-cell table:number-columns-repeated="1022"/>
        </table:table-row>
        <table:table-row table:style-name="ro1">
          <table:table-cell office:value-type="float" office:value="38520" calcext:value-type="float">
            <text:p>38520</text:p>
          </table:table-cell>
          <table:table-cell office:value-type="float" office:value="38820" calcext:value-type="float">
            <text:p>38820</text:p>
          </table:table-cell>
          <table:table-cell table:number-columns-repeated="1022"/>
        </table:table-row>
        <table:table-row table:style-name="ro1">
          <table:table-cell office:value-type="float" office:value="24459" calcext:value-type="float">
            <text:p>24459</text:p>
          </table:table-cell>
          <table:table-cell office:value-type="float" office:value="38821" calcext:value-type="float">
            <text:p>38821</text:p>
          </table:table-cell>
          <table:table-cell table:number-columns-repeated="1022"/>
        </table:table-row>
        <table:table-row table:style-name="ro1">
          <table:table-cell office:value-type="float" office:value="29575" calcext:value-type="float">
            <text:p>29575</text:p>
          </table:table-cell>
          <table:table-cell office:value-type="float" office:value="38822" calcext:value-type="float">
            <text:p>38822</text:p>
          </table:table-cell>
          <table:table-cell table:number-columns-repeated="1022"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38823" calcext:value-type="float">
            <text:p>38823</text:p>
          </table:table-cell>
          <table:table-cell table:number-columns-repeated="1022"/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38824" calcext:value-type="float">
            <text:p>38824</text:p>
          </table:table-cell>
          <table:table-cell table:number-columns-repeated="1022"/>
        </table:table-row>
        <table:table-row table:style-name="ro1">
          <table:table-cell office:value-type="float" office:value="25504" calcext:value-type="float">
            <text:p>25504</text:p>
          </table:table-cell>
          <table:table-cell office:value-type="float" office:value="38825" calcext:value-type="float">
            <text:p>38825</text:p>
          </table:table-cell>
          <table:table-cell table:number-columns-repeated="1022"/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float" office:value="38826" calcext:value-type="float">
            <text:p>38826</text:p>
          </table:table-cell>
          <table:table-cell table:number-columns-repeated="1022"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float" office:value="38827" calcext:value-type="float">
            <text:p>38827</text:p>
          </table:table-cell>
          <table:table-cell table:number-columns-repeated="1022"/>
        </table:table-row>
        <table:table-row table:style-name="ro1">
          <table:table-cell office:value-type="float" office:value="27969" calcext:value-type="float">
            <text:p>27969</text:p>
          </table:table-cell>
          <table:table-cell office:value-type="float" office:value="38828" calcext:value-type="float">
            <text:p>38828</text:p>
          </table:table-cell>
          <table:table-cell table:number-columns-repeated="1022"/>
        </table:table-row>
        <table:table-row table:style-name="ro1">
          <table:table-cell office:value-type="float" office:value="28316" calcext:value-type="float">
            <text:p>28316</text:p>
          </table:table-cell>
          <table:table-cell office:value-type="float" office:value="38829" calcext:value-type="float">
            <text:p>38829</text:p>
          </table:table-cell>
          <table:table-cell table:number-columns-repeated="1022"/>
        </table:table-row>
        <table:table-row table:style-name="ro1">
          <table:table-cell office:value-type="float" office:value="29705" calcext:value-type="float">
            <text:p>29705</text:p>
          </table:table-cell>
          <table:table-cell office:value-type="float" office:value="38830" calcext:value-type="float">
            <text:p>38830</text:p>
          </table:table-cell>
          <table:table-cell table:number-columns-repeated="1022"/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float" office:value="38831" calcext:value-type="float">
            <text:p>38831</text:p>
          </table:table-cell>
          <table:table-cell table:number-columns-repeated="1022"/>
        </table:table-row>
        <table:table-row table:style-name="ro1">
          <table:table-cell office:value-type="float" office:value="30827" calcext:value-type="float">
            <text:p>30827</text:p>
          </table:table-cell>
          <table:table-cell office:value-type="float" office:value="38832" calcext:value-type="float">
            <text:p>38832</text:p>
          </table:table-cell>
          <table:table-cell table:number-columns-repeated="1022"/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38833" calcext:value-type="float">
            <text:p>38833</text:p>
          </table:table-cell>
          <table:table-cell table:number-columns-repeated="1022"/>
        </table:table-row>
        <table:table-row table:style-name="ro1">
          <table:table-cell office:value-type="float" office:value="38534" calcext:value-type="float">
            <text:p>38534</text:p>
          </table:table-cell>
          <table:table-cell office:value-type="float" office:value="38834" calcext:value-type="float">
            <text:p>38834</text:p>
          </table:table-cell>
          <table:table-cell table:number-columns-repeated="1022"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float" office:value="38835" calcext:value-type="float">
            <text:p>38835</text:p>
          </table:table-cell>
          <table:table-cell table:number-columns-repeated="1022"/>
        </table:table-row>
        <table:table-row table:style-name="ro1">
          <table:table-cell office:value-type="float" office:value="40845" calcext:value-type="float">
            <text:p>40845</text:p>
          </table:table-cell>
          <table:table-cell office:value-type="float" office:value="38836" calcext:value-type="float">
            <text:p>38836</text:p>
          </table:table-cell>
          <table:table-cell table:number-columns-repeated="1022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float" office:value="38837" calcext:value-type="float">
            <text:p>38837</text:p>
          </table:table-cell>
          <table:table-cell table:number-columns-repeated="1022"/>
        </table:table-row>
        <table:table-row table:style-name="ro1">
          <table:table-cell office:value-type="float" office:value="24942" calcext:value-type="float">
            <text:p>24942</text:p>
          </table:table-cell>
          <table:table-cell office:value-type="float" office:value="38838" calcext:value-type="float">
            <text:p>38838</text:p>
          </table:table-cell>
          <table:table-cell table:number-columns-repeated="1022"/>
        </table:table-row>
        <table:table-row table:style-name="ro1">
          <table:table-cell office:value-type="float" office:value="26053" calcext:value-type="float">
            <text:p>26053</text:p>
          </table:table-cell>
          <table:table-cell office:value-type="float" office:value="38839" calcext:value-type="float">
            <text:p>38839</text:p>
          </table:table-cell>
          <table:table-cell table:number-columns-repeated="1022"/>
        </table:table-row>
        <table:table-row table:style-name="ro1">
          <table:table-cell office:value-type="float" office:value="34396" calcext:value-type="float">
            <text:p>34396</text:p>
          </table:table-cell>
          <table:table-cell office:value-type="float" office:value="38840" calcext:value-type="float">
            <text:p>38840</text:p>
          </table:table-cell>
          <table:table-cell table:number-columns-repeated="102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38841" calcext:value-type="float">
            <text:p>38841</text:p>
          </table:table-cell>
          <table:table-cell table:number-columns-repeated="1022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float" office:value="38842" calcext:value-type="float">
            <text:p>38842</text:p>
          </table:table-cell>
          <table:table-cell table:number-columns-repeated="1022"/>
        </table:table-row>
        <table:table-row table:style-name="ro1">
          <table:table-cell office:value-type="float" office:value="20698" calcext:value-type="float">
            <text:p>20698</text:p>
          </table:table-cell>
          <table:table-cell office:value-type="float" office:value="38843" calcext:value-type="float">
            <text:p>38843</text:p>
          </table:table-cell>
          <table:table-cell table:number-columns-repeated="1022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38844" calcext:value-type="float">
            <text:p>38844</text:p>
          </table:table-cell>
          <table:table-cell table:number-columns-repeated="1022"/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38845" calcext:value-type="float">
            <text:p>38845</text:p>
          </table:table-cell>
          <table:table-cell table:number-columns-repeated="1022"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float" office:value="38846" calcext:value-type="float">
            <text:p>38846</text:p>
          </table:table-cell>
          <table:table-cell table:number-columns-repeated="1022"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8847" calcext:value-type="float">
            <text:p>38847</text:p>
          </table:table-cell>
          <table:table-cell table:number-columns-repeated="1022"/>
        </table:table-row>
        <table:table-row table:style-name="ro1">
          <table:table-cell office:value-type="float" office:value="26753" calcext:value-type="float">
            <text:p>26753</text:p>
          </table:table-cell>
          <table:table-cell office:value-type="float" office:value="38848" calcext:value-type="float">
            <text:p>38848</text:p>
          </table:table-cell>
          <table:table-cell table:number-columns-repeated="1022"/>
        </table:table-row>
        <table:table-row table:style-name="ro1">
          <table:table-cell office:value-type="float" office:value="28092" calcext:value-type="float">
            <text:p>28092</text:p>
          </table:table-cell>
          <table:table-cell office:value-type="float" office:value="38849" calcext:value-type="float">
            <text:p>38849</text:p>
          </table:table-cell>
          <table:table-cell table:number-columns-repeated="1022"/>
        </table:table-row>
        <table:table-row table:style-name="ro1">
          <table:table-cell office:value-type="float" office:value="29471" calcext:value-type="float">
            <text:p>29471</text:p>
          </table:table-cell>
          <table:table-cell office:value-type="float" office:value="38850" calcext:value-type="float">
            <text:p>38850</text:p>
          </table:table-cell>
          <table:table-cell table:number-columns-repeated="1022"/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float" office:value="38851" calcext:value-type="float">
            <text:p>38851</text:p>
          </table:table-cell>
          <table:table-cell table:number-columns-repeated="1022"/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float" office:value="38852" calcext:value-type="float">
            <text:p>38852</text:p>
          </table:table-cell>
          <table:table-cell table:number-columns-repeated="1022"/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38853" calcext:value-type="float">
            <text:p>38853</text:p>
          </table:table-cell>
          <table:table-cell table:number-columns-repeated="1022"/>
        </table:table-row>
        <table:table-row table:style-name="ro1">
          <table:table-cell office:value-type="float" office:value="31975" calcext:value-type="float">
            <text:p>31975</text:p>
          </table:table-cell>
          <table:table-cell office:value-type="float" office:value="38854" calcext:value-type="float">
            <text:p>38854</text:p>
          </table:table-cell>
          <table:table-cell table:number-columns-repeated="1022"/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38855" calcext:value-type="float">
            <text:p>38855</text:p>
          </table:table-cell>
          <table:table-cell table:number-columns-repeated="1022"/>
        </table:table-row>
        <table:table-row table:style-name="ro1">
          <table:table-cell office:value-type="float" office:value="35538" calcext:value-type="float">
            <text:p>35538</text:p>
          </table:table-cell>
          <table:table-cell office:value-type="float" office:value="38856" calcext:value-type="float">
            <text:p>38856</text:p>
          </table:table-cell>
          <table:table-cell table:number-columns-repeated="1022"/>
        </table:table-row>
        <table:table-row table:style-name="ro1">
          <table:table-cell office:value-type="float" office:value="36988" calcext:value-type="float">
            <text:p>36988</text:p>
          </table:table-cell>
          <table:table-cell office:value-type="float" office:value="38857" calcext:value-type="float">
            <text:p>38857</text:p>
          </table:table-cell>
          <table:table-cell table:number-columns-repeated="1022"/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38858" calcext:value-type="float">
            <text:p>38858</text:p>
          </table:table-cell>
          <table:table-cell table:number-columns-repeated="1022"/>
        </table:table-row>
        <table:table-row table:style-name="ro1">
          <table:table-cell office:value-type="float" office:value="38517" calcext:value-type="float">
            <text:p>38517</text:p>
          </table:table-cell>
          <table:table-cell office:value-type="float" office:value="38859" calcext:value-type="float">
            <text:p>38859</text:p>
          </table:table-cell>
          <table:table-cell table:number-columns-repeated="1022"/>
        </table:table-row>
        <table:table-row table:style-name="ro1">
          <table:table-cell office:value-type="float" office:value="38936" calcext:value-type="float">
            <text:p>38936</text:p>
          </table:table-cell>
          <table:table-cell office:value-type="float" office:value="38860" calcext:value-type="float">
            <text:p>38860</text:p>
          </table:table-cell>
          <table:table-cell table:number-columns-repeated="1022"/>
        </table:table-row>
        <table:table-row table:style-name="ro1">
          <table:table-cell office:value-type="float" office:value="21147" calcext:value-type="float">
            <text:p>21147</text:p>
          </table:table-cell>
          <table:table-cell office:value-type="float" office:value="38861" calcext:value-type="float">
            <text:p>38861</text:p>
          </table:table-cell>
          <table:table-cell table:number-columns-repeated="1022"/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float" office:value="38862" calcext:value-type="float">
            <text:p>38862</text:p>
          </table:table-cell>
          <table:table-cell table:number-columns-repeated="1022"/>
        </table:table-row>
        <table:table-row table:style-name="ro1">
          <table:table-cell office:value-type="float" office:value="20523" calcext:value-type="float">
            <text:p>20523</text:p>
          </table:table-cell>
          <table:table-cell office:value-type="float" office:value="38863" calcext:value-type="float">
            <text:p>38863</text:p>
          </table:table-cell>
          <table:table-cell table:number-columns-repeated="1022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38864" calcext:value-type="float">
            <text:p>38864</text:p>
          </table:table-cell>
          <table:table-cell table:number-columns-repeated="1022"/>
        </table:table-row>
        <table:table-row table:style-name="ro1">
          <table:table-cell office:value-type="float" office:value="26519" calcext:value-type="float">
            <text:p>26519</text:p>
          </table:table-cell>
          <table:table-cell office:value-type="float" office:value="38865" calcext:value-type="float">
            <text:p>38865</text:p>
          </table:table-cell>
          <table:table-cell table:number-columns-repeated="1022"/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38866" calcext:value-type="float">
            <text:p>38866</text:p>
          </table:table-cell>
          <table:table-cell table:number-columns-repeated="1022"/>
        </table:table-row>
        <table:table-row table:style-name="ro1">
          <table:table-cell office:value-type="float" office:value="29136" calcext:value-type="float">
            <text:p>29136</text:p>
          </table:table-cell>
          <table:table-cell office:value-type="float" office:value="38867" calcext:value-type="float">
            <text:p>38867</text:p>
          </table:table-cell>
          <table:table-cell table:number-columns-repeated="1022"/>
        </table:table-row>
        <table:table-row table:style-name="ro1">
          <table:table-cell office:value-type="float" office:value="29747" calcext:value-type="float">
            <text:p>29747</text:p>
          </table:table-cell>
          <table:table-cell office:value-type="float" office:value="38868" calcext:value-type="float">
            <text:p>38868</text:p>
          </table:table-cell>
          <table:table-cell table:number-columns-repeated="1022"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float" office:value="38869" calcext:value-type="float">
            <text:p>38869</text:p>
          </table:table-cell>
          <table:table-cell table:number-columns-repeated="1022"/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float" office:value="38870" calcext:value-type="float">
            <text:p>38870</text:p>
          </table:table-cell>
          <table:table-cell table:number-columns-repeated="1022"/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float" office:value="38871" calcext:value-type="float">
            <text:p>38871</text:p>
          </table:table-cell>
          <table:table-cell table:number-columns-repeated="1022"/>
        </table:table-row>
        <table:table-row table:style-name="ro1">
          <table:table-cell office:value-type="float" office:value="40023" calcext:value-type="float">
            <text:p>40023</text:p>
          </table:table-cell>
          <table:table-cell office:value-type="float" office:value="38872" calcext:value-type="float">
            <text:p>38872</text:p>
          </table:table-cell>
          <table:table-cell table:number-columns-repeated="1022"/>
        </table:table-row>
        <table:table-row table:style-name="ro1">
          <table:table-cell office:value-type="float" office:value="40607" calcext:value-type="float">
            <text:p>40607</text:p>
          </table:table-cell>
          <table:table-cell office:value-type="float" office:value="38873" calcext:value-type="float">
            <text:p>38873</text:p>
          </table:table-cell>
          <table:table-cell table:number-columns-repeated="1022"/>
        </table:table-row>
        <table:table-row table:style-name="ro1">
          <table:table-cell office:value-type="float" office:value="29792" calcext:value-type="float">
            <text:p>29792</text:p>
          </table:table-cell>
          <table:table-cell office:value-type="float" office:value="38874" calcext:value-type="float">
            <text:p>38874</text:p>
          </table:table-cell>
          <table:table-cell table:number-columns-repeated="1022"/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38875" calcext:value-type="float">
            <text:p>38875</text:p>
          </table:table-cell>
          <table:table-cell table:number-columns-repeated="1022"/>
        </table:table-row>
        <table:table-row table:style-name="ro1">
          <table:table-cell office:value-type="float" office:value="28057" calcext:value-type="float">
            <text:p>28057</text:p>
          </table:table-cell>
          <table:table-cell office:value-type="float" office:value="38876" calcext:value-type="float">
            <text:p>38876</text:p>
          </table:table-cell>
          <table:table-cell table:number-columns-repeated="1022"/>
        </table:table-row>
        <table:table-row table:style-name="ro1">
          <table:table-cell office:value-type="float" office:value="32047" calcext:value-type="float">
            <text:p>32047</text:p>
          </table:table-cell>
          <table:table-cell office:value-type="float" office:value="38877" calcext:value-type="float">
            <text:p>38877</text:p>
          </table:table-cell>
          <table:table-cell table:number-columns-repeated="1022"/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float" office:value="38878" calcext:value-type="float">
            <text:p>38878</text:p>
          </table:table-cell>
          <table:table-cell table:number-columns-repeated="1022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float" office:value="38879" calcext:value-type="float">
            <text:p>38879</text:p>
          </table:table-cell>
          <table:table-cell table:number-columns-repeated="1022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float" office:value="38880" calcext:value-type="float">
            <text:p>38880</text:p>
          </table:table-cell>
          <table:table-cell table:number-columns-repeated="1022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float" office:value="38881" calcext:value-type="float">
            <text:p>38881</text:p>
          </table:table-cell>
          <table:table-cell table:number-columns-repeated="1022"/>
        </table:table-row>
        <table:table-row table:style-name="ro1">
          <table:table-cell office:value-type="float" office:value="20919" calcext:value-type="float">
            <text:p>20919</text:p>
          </table:table-cell>
          <table:table-cell office:value-type="float" office:value="38882" calcext:value-type="float">
            <text:p>38882</text:p>
          </table:table-cell>
          <table:table-cell table:number-columns-repeated="1022"/>
        </table:table-row>
        <table:table-row table:style-name="ro1">
          <table:table-cell office:value-type="float" office:value="21169" calcext:value-type="float">
            <text:p>21169</text:p>
          </table:table-cell>
          <table:table-cell office:value-type="float" office:value="38883" calcext:value-type="float">
            <text:p>38883</text:p>
          </table:table-cell>
          <table:table-cell table:number-columns-repeated="1022"/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38884" calcext:value-type="float">
            <text:p>38884</text:p>
          </table:table-cell>
          <table:table-cell table:number-columns-repeated="1022"/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38885" calcext:value-type="float">
            <text:p>38885</text:p>
          </table:table-cell>
          <table:table-cell table:number-columns-repeated="1022"/>
        </table:table-row>
        <table:table-row table:style-name="ro1">
          <table:table-cell office:value-type="float" office:value="29618" calcext:value-type="float">
            <text:p>29618</text:p>
          </table:table-cell>
          <table:table-cell office:value-type="float" office:value="38886" calcext:value-type="float">
            <text:p>38886</text:p>
          </table:table-cell>
          <table:table-cell table:number-columns-repeated="1022"/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38887" calcext:value-type="float">
            <text:p>38887</text:p>
          </table:table-cell>
          <table:table-cell table:number-columns-repeated="1022"/>
        </table:table-row>
        <table:table-row table:style-name="ro1">
          <table:table-cell office:value-type="float" office:value="33491" calcext:value-type="float">
            <text:p>33491</text:p>
          </table:table-cell>
          <table:table-cell office:value-type="float" office:value="38888" calcext:value-type="float">
            <text:p>38888</text:p>
          </table:table-cell>
          <table:table-cell table:number-columns-repeated="1022"/>
        </table:table-row>
        <table:table-row table:style-name="ro1">
          <table:table-cell office:value-type="float" office:value="37428" calcext:value-type="float">
            <text:p>37428</text:p>
          </table:table-cell>
          <table:table-cell office:value-type="float" office:value="38889" calcext:value-type="float">
            <text:p>38889</text:p>
          </table:table-cell>
          <table:table-cell table:number-columns-repeated="1022"/>
        </table:table-row>
        <table:table-row table:style-name="ro1">
          <table:table-cell office:value-type="float" office:value="38583" calcext:value-type="float">
            <text:p>38583</text:p>
          </table:table-cell>
          <table:table-cell office:value-type="float" office:value="38890" calcext:value-type="float">
            <text:p>38890</text:p>
          </table:table-cell>
          <table:table-cell table:number-columns-repeated="1022"/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float" office:value="38891" calcext:value-type="float">
            <text:p>38891</text:p>
          </table:table-cell>
          <table:table-cell table:number-columns-repeated="1022"/>
        </table:table-row>
        <table:table-row table:style-name="ro1">
          <table:table-cell office:value-type="float" office:value="38666" calcext:value-type="float">
            <text:p>38666</text:p>
          </table:table-cell>
          <table:table-cell office:value-type="float" office:value="38892" calcext:value-type="float">
            <text:p>38892</text:p>
          </table:table-cell>
          <table:table-cell table:number-columns-repeated="1022"/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38893" calcext:value-type="float">
            <text:p>38893</text:p>
          </table:table-cell>
          <table:table-cell table:number-columns-repeated="1022"/>
        </table:table-row>
        <table:table-row table:style-name="ro1">
          <table:table-cell office:value-type="float" office:value="40802" calcext:value-type="float">
            <text:p>40802</text:p>
          </table:table-cell>
          <table:table-cell office:value-type="float" office:value="38894" calcext:value-type="float">
            <text:p>38894</text:p>
          </table:table-cell>
          <table:table-cell table:number-columns-repeated="1022"/>
        </table:table-row>
        <table:table-row table:style-name="ro1">
          <table:table-cell office:value-type="float" office:value="26278" calcext:value-type="float">
            <text:p>26278</text:p>
          </table:table-cell>
          <table:table-cell office:value-type="float" office:value="38895" calcext:value-type="float">
            <text:p>38895</text:p>
          </table:table-cell>
          <table:table-cell table:number-columns-repeated="1022"/>
        </table:table-row>
        <table:table-row table:style-name="ro1">
          <table:table-cell office:value-type="float" office:value="27508" calcext:value-type="float">
            <text:p>27508</text:p>
          </table:table-cell>
          <table:table-cell office:value-type="float" office:value="38896" calcext:value-type="float">
            <text:p>38896</text:p>
          </table:table-cell>
          <table:table-cell table:number-columns-repeated="1022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38897" calcext:value-type="float">
            <text:p>38897</text:p>
          </table:table-cell>
          <table:table-cell table:number-columns-repeated="1022"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float" office:value="38898" calcext:value-type="float">
            <text:p>38898</text:p>
          </table:table-cell>
          <table:table-cell table:number-columns-repeated="1022"/>
        </table:table-row>
        <table:table-row table:style-name="ro1">
          <table:table-cell office:value-type="float" office:value="28872" calcext:value-type="float">
            <text:p>28872</text:p>
          </table:table-cell>
          <table:table-cell office:value-type="float" office:value="38899" calcext:value-type="float">
            <text:p>38899</text:p>
          </table:table-cell>
          <table:table-cell table:number-columns-repeated="1022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38900" calcext:value-type="float">
            <text:p>38900</text:p>
          </table:table-cell>
          <table:table-cell table:number-columns-repeated="1022"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float" office:value="38901" calcext:value-type="float">
            <text:p>38901</text:p>
          </table:table-cell>
          <table:table-cell table:number-columns-repeated="1022"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float" office:value="38902" calcext:value-type="float">
            <text:p>38902</text:p>
          </table:table-cell>
          <table:table-cell table:number-columns-repeated="1022"/>
        </table:table-row>
        <table:table-row table:style-name="ro1">
          <table:table-cell office:value-type="float" office:value="24976" calcext:value-type="float">
            <text:p>24976</text:p>
          </table:table-cell>
          <table:table-cell office:value-type="float" office:value="38903" calcext:value-type="float">
            <text:p>38903</text:p>
          </table:table-cell>
          <table:table-cell table:number-columns-repeated="1022"/>
        </table:table-row>
        <table:table-row table:style-name="ro1">
          <table:table-cell office:value-type="float" office:value="28451" calcext:value-type="float">
            <text:p>28451</text:p>
          </table:table-cell>
          <table:table-cell office:value-type="float" office:value="38904" calcext:value-type="float">
            <text:p>38904</text:p>
          </table:table-cell>
          <table:table-cell table:number-columns-repeated="1022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8905" calcext:value-type="float">
            <text:p>38905</text:p>
          </table:table-cell>
          <table:table-cell table:number-columns-repeated="1022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38906" calcext:value-type="float">
            <text:p>38906</text:p>
          </table:table-cell>
          <table:table-cell table:number-columns-repeated="1022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38907" calcext:value-type="float">
            <text:p>38907</text:p>
          </table:table-cell>
          <table:table-cell table:number-columns-repeated="1022"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float" office:value="38908" calcext:value-type="float">
            <text:p>38908</text:p>
          </table:table-cell>
          <table:table-cell table:number-columns-repeated="1022"/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float" office:value="38976" calcext:value-type="float">
            <text:p>38976</text:p>
          </table:table-cell>
          <table:table-cell table:number-columns-repeated="1022"/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float" office:value="38977" calcext:value-type="float">
            <text:p>38977</text:p>
          </table:table-cell>
          <table:table-cell table:number-columns-repeated="1022"/>
        </table:table-row>
        <table:table-row table:style-name="ro1">
          <table:table-cell office:value-type="float" office:value="37676" calcext:value-type="float">
            <text:p>37676</text:p>
          </table:table-cell>
          <table:table-cell office:value-type="float" office:value="38978" calcext:value-type="float">
            <text:p>38978</text:p>
          </table:table-cell>
          <table:table-cell table:number-columns-repeated="1022"/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38979" calcext:value-type="float">
            <text:p>38979</text:p>
          </table:table-cell>
          <table:table-cell table:number-columns-repeated="1022"/>
        </table:table-row>
        <table:table-row table:style-name="ro1">
          <table:table-cell office:value-type="float" office:value="39791" calcext:value-type="float">
            <text:p>39791</text:p>
          </table:table-cell>
          <table:table-cell office:value-type="float" office:value="38980" calcext:value-type="float">
            <text:p>38980</text:p>
          </table:table-cell>
          <table:table-cell table:number-columns-repeated="1022"/>
        </table:table-row>
        <table:table-row table:style-name="ro1">
          <table:table-cell office:value-type="float" office:value="27347" calcext:value-type="float">
            <text:p>27347</text:p>
          </table:table-cell>
          <table:table-cell office:value-type="float" office:value="38981" calcext:value-type="float">
            <text:p>38981</text:p>
          </table:table-cell>
          <table:table-cell table:number-columns-repeated="1022"/>
        </table:table-row>
        <table:table-row table:style-name="ro1">
          <table:table-cell office:value-type="float" office:value="28809" calcext:value-type="float">
            <text:p>28809</text:p>
          </table:table-cell>
          <table:table-cell office:value-type="float" office:value="38982" calcext:value-type="float">
            <text:p>38982</text:p>
          </table:table-cell>
          <table:table-cell table:number-columns-repeated="1022"/>
        </table:table-row>
        <table:table-row table:style-name="ro1">
          <table:table-cell office:value-type="float" office:value="36034" calcext:value-type="float">
            <text:p>36034</text:p>
          </table:table-cell>
          <table:table-cell office:value-type="float" office:value="38983" calcext:value-type="float">
            <text:p>38983</text:p>
          </table:table-cell>
          <table:table-cell table:number-columns-repeated="1022"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float" office:value="38984" calcext:value-type="float">
            <text:p>38984</text:p>
          </table:table-cell>
          <table:table-cell table:number-columns-repeated="1022"/>
        </table:table-row>
        <table:table-row table:style-name="ro1">
          <table:table-cell office:value-type="float" office:value="38706" calcext:value-type="float">
            <text:p>38706</text:p>
          </table:table-cell>
          <table:table-cell office:value-type="float" office:value="38985" calcext:value-type="float">
            <text:p>38985</text:p>
          </table:table-cell>
          <table:table-cell table:number-columns-repeated="1022"/>
        </table:table-row>
        <table:table-row table:style-name="ro1">
          <table:table-cell office:value-type="float" office:value="21172" calcext:value-type="float">
            <text:p>21172</text:p>
          </table:table-cell>
          <table:table-cell office:value-type="float" office:value="38986" calcext:value-type="float">
            <text:p>38986</text:p>
          </table:table-cell>
          <table:table-cell table:number-columns-repeated="1022"/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float" office:value="38987" calcext:value-type="float">
            <text:p>38987</text:p>
          </table:table-cell>
          <table:table-cell table:number-columns-repeated="1022"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float" office:value="38988" calcext:value-type="float">
            <text:p>38988</text:p>
          </table:table-cell>
          <table:table-cell table:number-columns-repeated="1022"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38989" calcext:value-type="float">
            <text:p>38989</text:p>
          </table:table-cell>
          <table:table-cell table:number-columns-repeated="1022"/>
        </table:table-row>
        <table:table-row table:style-name="ro1">
          <table:table-cell office:value-type="float" office:value="26391" calcext:value-type="float">
            <text:p>26391</text:p>
          </table:table-cell>
          <table:table-cell office:value-type="float" office:value="38990" calcext:value-type="float">
            <text:p>38990</text:p>
          </table:table-cell>
          <table:table-cell table:number-columns-repeated="1022"/>
        </table:table-row>
        <table:table-row table:style-name="ro1">
          <table:table-cell office:value-type="float" office:value="27004" calcext:value-type="float">
            <text:p>27004</text:p>
          </table:table-cell>
          <table:table-cell office:value-type="float" office:value="38991" calcext:value-type="float">
            <text:p>38991</text:p>
          </table:table-cell>
          <table:table-cell table:number-columns-repeated="1022"/>
        </table:table-row>
        <table:table-row table:style-name="ro1">
          <table:table-cell office:value-type="float" office:value="27028" calcext:value-type="float">
            <text:p>27028</text:p>
          </table:table-cell>
          <table:table-cell office:value-type="float" office:value="38992" calcext:value-type="float">
            <text:p>38992</text:p>
          </table:table-cell>
          <table:table-cell table:number-columns-repeated="1022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38993" calcext:value-type="float">
            <text:p>38993</text:p>
          </table:table-cell>
          <table:table-cell table:number-columns-repeated="1022"/>
        </table:table-row>
        <table:table-row table:style-name="ro1">
          <table:table-cell office:value-type="float" office:value="28431" calcext:value-type="float">
            <text:p>28431</text:p>
          </table:table-cell>
          <table:table-cell office:value-type="float" office:value="38994" calcext:value-type="float">
            <text:p>38994</text:p>
          </table:table-cell>
          <table:table-cell table:number-columns-repeated="1022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float" office:value="38995" calcext:value-type="float">
            <text:p>38995</text:p>
          </table:table-cell>
          <table:table-cell table:number-columns-repeated="1022"/>
        </table:table-row>
        <table:table-row table:style-name="ro1">
          <table:table-cell office:value-type="float" office:value="29436" calcext:value-type="float">
            <text:p>29436</text:p>
          </table:table-cell>
          <table:table-cell office:value-type="float" office:value="38996" calcext:value-type="float">
            <text:p>38996</text:p>
          </table:table-cell>
          <table:table-cell table:number-columns-repeated="1022"/>
        </table:table-row>
        <table:table-row table:style-name="ro1">
          <table:table-cell office:value-type="float" office:value="31725" calcext:value-type="float">
            <text:p>31725</text:p>
          </table:table-cell>
          <table:table-cell office:value-type="float" office:value="38997" calcext:value-type="float">
            <text:p>38997</text:p>
          </table:table-cell>
          <table:table-cell table:number-columns-repeated="1022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8998" calcext:value-type="float">
            <text:p>38998</text:p>
          </table:table-cell>
          <table:table-cell table:number-columns-repeated="1022"/>
        </table:table-row>
        <table:table-row table:style-name="ro1">
          <table:table-cell office:value-type="float" office:value="32894" calcext:value-type="float">
            <text:p>32894</text:p>
          </table:table-cell>
          <table:table-cell office:value-type="float" office:value="38999" calcext:value-type="float">
            <text:p>38999</text:p>
          </table:table-cell>
          <table:table-cell table:number-columns-repeated="1022"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float" office:value="39000" calcext:value-type="float">
            <text:p>39000</text:p>
          </table:table-cell>
          <table:table-cell table:number-columns-repeated="1022"/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39001" calcext:value-type="float">
            <text:p>39001</text:p>
          </table:table-cell>
          <table:table-cell table:number-columns-repeated="1022"/>
        </table:table-row>
        <table:table-row table:style-name="ro1">
          <table:table-cell office:value-type="float" office:value="20845" calcext:value-type="float">
            <text:p>20845</text:p>
          </table:table-cell>
          <table:table-cell office:value-type="float" office:value="39002" calcext:value-type="float">
            <text:p>39002</text:p>
          </table:table-cell>
          <table:table-cell table:number-columns-repeated="1022"/>
        </table:table-row>
        <table:table-row table:style-name="ro1">
          <table:table-cell office:value-type="float" office:value="40595" calcext:value-type="float">
            <text:p>40595</text:p>
          </table:table-cell>
          <table:table-cell office:value-type="float" office:value="39003" calcext:value-type="float">
            <text:p>39003</text:p>
          </table:table-cell>
          <table:table-cell table:number-columns-repeated="1022"/>
        </table:table-row>
        <table:table-row table:style-name="ro1">
          <table:table-cell office:value-type="float" office:value="31108" calcext:value-type="float">
            <text:p>31108</text:p>
          </table:table-cell>
          <table:table-cell office:value-type="float" office:value="39004" calcext:value-type="float">
            <text:p>39004</text:p>
          </table:table-cell>
          <table:table-cell table:number-columns-repeated="1022"/>
        </table:table-row>
        <table:table-row table:style-name="ro1">
          <table:table-cell office:value-type="float" office:value="32907" calcext:value-type="float">
            <text:p>32907</text:p>
          </table:table-cell>
          <table:table-cell office:value-type="float" office:value="39005" calcext:value-type="float">
            <text:p>39005</text:p>
          </table:table-cell>
          <table:table-cell table:number-columns-repeated="1022"/>
        </table:table-row>
        <table:table-row table:style-name="ro1">
          <table:table-cell office:value-type="float" office:value="37682" calcext:value-type="float">
            <text:p>37682</text:p>
          </table:table-cell>
          <table:table-cell office:value-type="float" office:value="39006" calcext:value-type="float">
            <text:p>39006</text:p>
          </table:table-cell>
          <table:table-cell table:number-columns-repeated="1022"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float" office:value="39007" calcext:value-type="float">
            <text:p>39007</text:p>
          </table:table-cell>
          <table:table-cell table:number-columns-repeated="1022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float" office:value="39008" calcext:value-type="float">
            <text:p>39008</text:p>
          </table:table-cell>
          <table:table-cell table:number-columns-repeated="1022"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float" office:value="39009" calcext:value-type="float">
            <text:p>39009</text:p>
          </table:table-cell>
          <table:table-cell table:number-columns-repeated="1022"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float" office:value="39010" calcext:value-type="float">
            <text:p>39010</text:p>
          </table:table-cell>
          <table:table-cell table:number-columns-repeated="1022"/>
        </table:table-row>
        <table:table-row table:style-name="ro1">
          <table:table-cell office:value-type="float" office:value="27498" calcext:value-type="float">
            <text:p>27498</text:p>
          </table:table-cell>
          <table:table-cell office:value-type="float" office:value="39011" calcext:value-type="float">
            <text:p>39011</text:p>
          </table:table-cell>
          <table:table-cell table:number-columns-repeated="1022"/>
        </table:table-row>
        <table:table-row table:style-name="ro1">
          <table:table-cell office:value-type="float" office:value="36036" calcext:value-type="float">
            <text:p>36036</text:p>
          </table:table-cell>
          <table:table-cell office:value-type="float" office:value="39012" calcext:value-type="float">
            <text:p>39012</text:p>
          </table:table-cell>
          <table:table-cell table:number-columns-repeated="1022"/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float" office:value="39013" calcext:value-type="float">
            <text:p>39013</text:p>
          </table:table-cell>
          <table:table-cell table:number-columns-repeated="1022"/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float" office:value="39014" calcext:value-type="float">
            <text:p>39014</text:p>
          </table:table-cell>
          <table:table-cell table:number-columns-repeated="1022"/>
        </table:table-row>
        <table:table-row table:style-name="ro1">
          <table:table-cell office:value-type="float" office:value="26528" calcext:value-type="float">
            <text:p>26528</text:p>
          </table:table-cell>
          <table:table-cell office:value-type="float" office:value="39015" calcext:value-type="float">
            <text:p>39015</text:p>
          </table:table-cell>
          <table:table-cell table:number-columns-repeated="1022"/>
        </table:table-row>
        <table:table-row table:style-name="ro1">
          <table:table-cell office:value-type="float" office:value="40434" calcext:value-type="float">
            <text:p>40434</text:p>
          </table:table-cell>
          <table:table-cell office:value-type="float" office:value="39016" calcext:value-type="float">
            <text:p>39016</text:p>
          </table:table-cell>
          <table:table-cell table:number-columns-repeated="1022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39017" calcext:value-type="float">
            <text:p>39017</text:p>
          </table:table-cell>
          <table:table-cell table:number-columns-repeated="1022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39018" calcext:value-type="float">
            <text:p>39018</text:p>
          </table:table-cell>
          <table:table-cell table:number-columns-repeated="1022"/>
        </table:table-row>
        <table:table-row table:style-name="ro1">
          <table:table-cell office:value-type="float" office:value="39952" calcext:value-type="float">
            <text:p>39952</text:p>
          </table:table-cell>
          <table:table-cell office:value-type="float" office:value="39019" calcext:value-type="float">
            <text:p>39019</text:p>
          </table:table-cell>
          <table:table-cell table:number-columns-repeated="1022"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float" office:value="39020" calcext:value-type="float">
            <text:p>39020</text:p>
          </table:table-cell>
          <table:table-cell table:number-columns-repeated="1022"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float" office:value="39021" calcext:value-type="float">
            <text:p>39021</text:p>
          </table:table-cell>
          <table:table-cell table:number-columns-repeated="1022"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float" office:value="39022" calcext:value-type="float">
            <text:p>39022</text:p>
          </table:table-cell>
          <table:table-cell table:number-columns-repeated="1022"/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39023" calcext:value-type="float">
            <text:p>39023</text:p>
          </table:table-cell>
          <table:table-cell table:number-columns-repeated="1022"/>
        </table:table-row>
        <table:table-row table:style-name="ro1">
          <table:table-cell office:value-type="float" office:value="28286" calcext:value-type="float">
            <text:p>28286</text:p>
          </table:table-cell>
          <table:table-cell office:value-type="float" office:value="39024" calcext:value-type="float">
            <text:p>39024</text:p>
          </table:table-cell>
          <table:table-cell table:number-columns-repeated="1022"/>
        </table:table-row>
        <table:table-row table:style-name="ro1">
          <table:table-cell office:value-type="float" office:value="30871" calcext:value-type="float">
            <text:p>30871</text:p>
          </table:table-cell>
          <table:table-cell office:value-type="float" office:value="39025" calcext:value-type="float">
            <text:p>39025</text:p>
          </table:table-cell>
          <table:table-cell table:number-columns-repeated="1022"/>
        </table:table-row>
        <table:table-row table:style-name="ro1">
          <table:table-cell office:value-type="float" office:value="33109" calcext:value-type="float">
            <text:p>33109</text:p>
          </table:table-cell>
          <table:table-cell office:value-type="float" office:value="39026" calcext:value-type="float">
            <text:p>39026</text:p>
          </table:table-cell>
          <table:table-cell table:number-columns-repeated="1022"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float" office:value="39071" calcext:value-type="float">
            <text:p>39071</text:p>
          </table:table-cell>
          <table:table-cell table:number-columns-repeated="1022"/>
        </table:table-row>
        <table:table-row table:style-name="ro1">
          <table:table-cell office:value-type="float" office:value="19984" calcext:value-type="float">
            <text:p>19984</text:p>
          </table:table-cell>
          <table:table-cell office:value-type="float" office:value="39072" calcext:value-type="float">
            <text:p>39072</text:p>
          </table:table-cell>
          <table:table-cell table:number-columns-repeated="1022"/>
        </table:table-row>
        <table:table-row table:style-name="ro1">
          <table:table-cell office:value-type="float" office:value="19989" calcext:value-type="float">
            <text:p>19989</text:p>
          </table:table-cell>
          <table:table-cell office:value-type="float" office:value="39073" calcext:value-type="float">
            <text:p>39073</text:p>
          </table:table-cell>
          <table:table-cell table:number-columns-repeated="1022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39074" calcext:value-type="float">
            <text:p>39074</text:p>
          </table:table-cell>
          <table:table-cell table:number-columns-repeated="1022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39075" calcext:value-type="float">
            <text:p>39075</text:p>
          </table:table-cell>
          <table:table-cell table:number-columns-repeated="1022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39076" calcext:value-type="float">
            <text:p>39076</text:p>
          </table:table-cell>
          <table:table-cell table:number-columns-repeated="102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39077" calcext:value-type="float">
            <text:p>39077</text:p>
          </table:table-cell>
          <table:table-cell table:number-columns-repeated="1022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39078" calcext:value-type="float">
            <text:p>39078</text:p>
          </table:table-cell>
          <table:table-cell table:number-columns-repeated="1022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float" office:value="39079" calcext:value-type="float">
            <text:p>39079</text:p>
          </table:table-cell>
          <table:table-cell table:number-columns-repeated="102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float" office:value="39080" calcext:value-type="float">
            <text:p>39080</text:p>
          </table:table-cell>
          <table:table-cell table:number-columns-repeated="1022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float" office:value="39081" calcext:value-type="float">
            <text:p>39081</text:p>
          </table:table-cell>
          <table:table-cell table:number-columns-repeated="1022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float" office:value="39082" calcext:value-type="float">
            <text:p>39082</text:p>
          </table:table-cell>
          <table:table-cell table:number-columns-repeated="1022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39083" calcext:value-type="float">
            <text:p>39083</text:p>
          </table:table-cell>
          <table:table-cell table:number-columns-repeated="1022"/>
        </table:table-row>
        <table:table-row table:style-name="ro1">
          <table:table-cell office:value-type="float" office:value="35947" calcext:value-type="float">
            <text:p>35947</text:p>
          </table:table-cell>
          <table:table-cell office:value-type="float" office:value="39084" calcext:value-type="float">
            <text:p>39084</text:p>
          </table:table-cell>
          <table:table-cell table:number-columns-repeated="102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float" office:value="39085" calcext:value-type="float">
            <text:p>39085</text:p>
          </table:table-cell>
          <table:table-cell table:number-columns-repeated="1022"/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float" office:value="39086" calcext:value-type="float">
            <text:p>39086</text:p>
          </table:table-cell>
          <table:table-cell table:number-columns-repeated="1022"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float" office:value="39087" calcext:value-type="float">
            <text:p>39087</text:p>
          </table:table-cell>
          <table:table-cell table:number-columns-repeated="1022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39088" calcext:value-type="float">
            <text:p>39088</text:p>
          </table:table-cell>
          <table:table-cell table:number-columns-repeated="1022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float" office:value="39089" calcext:value-type="float">
            <text:p>39089</text:p>
          </table:table-cell>
          <table:table-cell table:number-columns-repeated="1022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float" office:value="39090" calcext:value-type="float">
            <text:p>39090</text:p>
          </table:table-cell>
          <table:table-cell table:number-columns-repeated="1022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float" office:value="39091" calcext:value-type="float">
            <text:p>39091</text:p>
          </table:table-cell>
          <table:table-cell table:number-columns-repeated="1022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float" office:value="39092" calcext:value-type="float">
            <text:p>39092</text:p>
          </table:table-cell>
          <table:table-cell table:number-columns-repeated="1022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float" office:value="39093" calcext:value-type="float">
            <text:p>39093</text:p>
          </table:table-cell>
          <table:table-cell table:number-columns-repeated="1022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float" office:value="39094" calcext:value-type="float">
            <text:p>39094</text:p>
          </table:table-cell>
          <table:table-cell table:number-columns-repeated="1022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39095" calcext:value-type="float">
            <text:p>39095</text:p>
          </table:table-cell>
          <table:table-cell table:number-columns-repeated="1022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39096" calcext:value-type="float">
            <text:p>39096</text:p>
          </table:table-cell>
          <table:table-cell table:number-columns-repeated="1022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float" office:value="39097" calcext:value-type="float">
            <text:p>39097</text:p>
          </table:table-cell>
          <table:table-cell table:number-columns-repeated="1022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float" office:value="39098" calcext:value-type="float">
            <text:p>39098</text:p>
          </table:table-cell>
          <table:table-cell table:number-columns-repeated="1022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float" office:value="39099" calcext:value-type="float">
            <text:p>39099</text:p>
          </table:table-cell>
          <table:table-cell table:number-columns-repeated="1022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39100" calcext:value-type="float">
            <text:p>39100</text:p>
          </table:table-cell>
          <table:table-cell table:number-columns-repeated="1022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float" office:value="39101" calcext:value-type="float">
            <text:p>39101</text:p>
          </table:table-cell>
          <table:table-cell table:number-columns-repeated="1022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39102" calcext:value-type="float">
            <text:p>39102</text:p>
          </table:table-cell>
          <table:table-cell table:number-columns-repeated="1022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float" office:value="39103" calcext:value-type="float">
            <text:p>39103</text:p>
          </table:table-cell>
          <table:table-cell table:number-columns-repeated="1022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float" office:value="39105" calcext:value-type="float">
            <text:p>39105</text:p>
          </table:table-cell>
          <table:table-cell table:number-columns-repeated="1022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float" office:value="39106" calcext:value-type="float">
            <text:p>39106</text:p>
          </table:table-cell>
          <table:table-cell table:number-columns-repeated="102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float" office:value="39107" calcext:value-type="float">
            <text:p>39107</text:p>
          </table:table-cell>
          <table:table-cell table:number-columns-repeated="1022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float" office:value="39108" calcext:value-type="float">
            <text:p>39108</text:p>
          </table:table-cell>
          <table:table-cell table:number-columns-repeated="1022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float" office:value="39109" calcext:value-type="float">
            <text:p>39109</text:p>
          </table:table-cell>
          <table:table-cell table:number-columns-repeated="1022"/>
        </table:table-row>
        <table:table-row table:style-name="ro1">
          <table:table-cell office:value-type="float" office:value="20317" calcext:value-type="float">
            <text:p>20317</text:p>
          </table:table-cell>
          <table:table-cell office:value-type="float" office:value="39110" calcext:value-type="float">
            <text:p>39110</text:p>
          </table:table-cell>
          <table:table-cell table:number-columns-repeated="1022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float" office:value="39111" calcext:value-type="float">
            <text:p>39111</text:p>
          </table:table-cell>
          <table:table-cell table:number-columns-repeated="1022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39112" calcext:value-type="float">
            <text:p>39112</text:p>
          </table:table-cell>
          <table:table-cell table:number-columns-repeated="1022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float" office:value="39113" calcext:value-type="float">
            <text:p>39113</text:p>
          </table:table-cell>
          <table:table-cell table:number-columns-repeated="1022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39114" calcext:value-type="float">
            <text:p>39114</text:p>
          </table:table-cell>
          <table:table-cell table:number-columns-repeated="1022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float" office:value="39115" calcext:value-type="float">
            <text:p>39115</text:p>
          </table:table-cell>
          <table:table-cell table:number-columns-repeated="1022"/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float" office:value="39116" calcext:value-type="float">
            <text:p>39116</text:p>
          </table:table-cell>
          <table:table-cell table:number-columns-repeated="1022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float" office:value="39117" calcext:value-type="float">
            <text:p>39117</text:p>
          </table:table-cell>
          <table:table-cell table:number-columns-repeated="1022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float" office:value="39118" calcext:value-type="float">
            <text:p>39118</text:p>
          </table:table-cell>
          <table:table-cell table:number-columns-repeated="1022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float" office:value="39119" calcext:value-type="float">
            <text:p>39119</text:p>
          </table:table-cell>
          <table:table-cell table:number-columns-repeated="1022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float" office:value="39120" calcext:value-type="float">
            <text:p>39120</text:p>
          </table:table-cell>
          <table:table-cell table:number-columns-repeated="1022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float" office:value="39121" calcext:value-type="float">
            <text:p>39121</text:p>
          </table:table-cell>
          <table:table-cell table:number-columns-repeated="1022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39122" calcext:value-type="float">
            <text:p>39122</text:p>
          </table:table-cell>
          <table:table-cell table:number-columns-repeated="1022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float" office:value="39123" calcext:value-type="float">
            <text:p>39123</text:p>
          </table:table-cell>
          <table:table-cell table:number-columns-repeated="1022"/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39124" calcext:value-type="float">
            <text:p>39124</text:p>
          </table:table-cell>
          <table:table-cell table:number-columns-repeated="1022"/>
        </table:table-row>
        <table:table-row table:style-name="ro1">
          <table:table-cell office:value-type="float" office:value="20436" calcext:value-type="float">
            <text:p>20436</text:p>
          </table:table-cell>
          <table:table-cell office:value-type="float" office:value="39125" calcext:value-type="float">
            <text:p>39125</text:p>
          </table:table-cell>
          <table:table-cell table:number-columns-repeated="1022"/>
        </table:table-row>
        <table:table-row table:style-name="ro1">
          <table:table-cell office:value-type="float" office:value="20447" calcext:value-type="float">
            <text:p>20447</text:p>
          </table:table-cell>
          <table:table-cell office:value-type="float" office:value="39126" calcext:value-type="float">
            <text:p>39126</text:p>
          </table:table-cell>
          <table:table-cell table:number-columns-repeated="1022"/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39127" calcext:value-type="float">
            <text:p>39127</text:p>
          </table:table-cell>
          <table:table-cell table:number-columns-repeated="1022"/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39128" calcext:value-type="float">
            <text:p>39128</text:p>
          </table:table-cell>
          <table:table-cell table:number-columns-repeated="1022"/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float" office:value="39129" calcext:value-type="float">
            <text:p>39129</text:p>
          </table:table-cell>
          <table:table-cell table:number-columns-repeated="1022"/>
        </table:table-row>
        <table:table-row table:style-name="ro1">
          <table:table-cell office:value-type="float" office:value="20433" calcext:value-type="float">
            <text:p>20433</text:p>
          </table:table-cell>
          <table:table-cell office:value-type="float" office:value="39130" calcext:value-type="float">
            <text:p>39130</text:p>
          </table:table-cell>
          <table:table-cell table:number-columns-repeated="1022"/>
        </table:table-row>
        <table:table-row table:style-name="ro1">
          <table:table-cell office:value-type="float" office:value="20442" calcext:value-type="float">
            <text:p>20442</text:p>
          </table:table-cell>
          <table:table-cell office:value-type="float" office:value="39131" calcext:value-type="float">
            <text:p>39131</text:p>
          </table:table-cell>
          <table:table-cell table:number-columns-repeated="1022"/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float" office:value="39132" calcext:value-type="float">
            <text:p>39132</text:p>
          </table:table-cell>
          <table:table-cell table:number-columns-repeated="1022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39133" calcext:value-type="float">
            <text:p>39133</text:p>
          </table:table-cell>
          <table:table-cell table:number-columns-repeated="1022"/>
        </table:table-row>
        <table:table-row table:style-name="ro1">
          <table:table-cell office:value-type="float" office:value="20453" calcext:value-type="float">
            <text:p>20453</text:p>
          </table:table-cell>
          <table:table-cell office:value-type="float" office:value="39134" calcext:value-type="float">
            <text:p>39134</text:p>
          </table:table-cell>
          <table:table-cell table:number-columns-repeated="1022"/>
        </table:table-row>
        <table:table-row table:style-name="ro1">
          <table:table-cell office:value-type="float" office:value="20506" calcext:value-type="float">
            <text:p>20506</text:p>
          </table:table-cell>
          <table:table-cell office:value-type="float" office:value="39135" calcext:value-type="float">
            <text:p>39135</text:p>
          </table:table-cell>
          <table:table-cell table:number-columns-repeated="1022"/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39136" calcext:value-type="float">
            <text:p>39136</text:p>
          </table:table-cell>
          <table:table-cell table:number-columns-repeated="1022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39137" calcext:value-type="float">
            <text:p>39137</text:p>
          </table:table-cell>
          <table:table-cell table:number-columns-repeated="1022"/>
        </table:table-row>
        <table:table-row table:style-name="ro1">
          <table:table-cell office:value-type="float" office:value="20522" calcext:value-type="float">
            <text:p>20522</text:p>
          </table:table-cell>
          <table:table-cell office:value-type="float" office:value="39138" calcext:value-type="float">
            <text:p>39138</text:p>
          </table:table-cell>
          <table:table-cell table:number-columns-repeated="1022"/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float" office:value="39139" calcext:value-type="float">
            <text:p>39139</text:p>
          </table:table-cell>
          <table:table-cell table:number-columns-repeated="1022"/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float" office:value="39140" calcext:value-type="float">
            <text:p>39140</text:p>
          </table:table-cell>
          <table:table-cell table:number-columns-repeated="1022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float" office:value="39141" calcext:value-type="float">
            <text:p>39141</text:p>
          </table:table-cell>
          <table:table-cell table:number-columns-repeated="1022"/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39142" calcext:value-type="float">
            <text:p>39142</text:p>
          </table:table-cell>
          <table:table-cell table:number-columns-repeated="1022"/>
        </table:table-row>
        <table:table-row table:style-name="ro1">
          <table:table-cell office:value-type="float" office:value="20513" calcext:value-type="float">
            <text:p>20513</text:p>
          </table:table-cell>
          <table:table-cell office:value-type="float" office:value="39143" calcext:value-type="float">
            <text:p>39143</text:p>
          </table:table-cell>
          <table:table-cell table:number-columns-repeated="1022"/>
        </table:table-row>
        <table:table-row table:style-name="ro1">
          <table:table-cell office:value-type="float" office:value="20521" calcext:value-type="float">
            <text:p>20521</text:p>
          </table:table-cell>
          <table:table-cell office:value-type="float" office:value="39144" calcext:value-type="float">
            <text:p>39144</text:p>
          </table:table-cell>
          <table:table-cell table:number-columns-repeated="1022"/>
        </table:table-row>
        <table:table-row table:style-name="ro1">
          <table:table-cell office:value-type="float" office:value="20524" calcext:value-type="float">
            <text:p>20524</text:p>
          </table:table-cell>
          <table:table-cell office:value-type="float" office:value="39145" calcext:value-type="float">
            <text:p>39145</text:p>
          </table:table-cell>
          <table:table-cell table:number-columns-repeated="1022"/>
        </table:table-row>
        <table:table-row table:style-name="ro1">
          <table:table-cell office:value-type="float" office:value="20478" calcext:value-type="float">
            <text:p>20478</text:p>
          </table:table-cell>
          <table:table-cell office:value-type="float" office:value="39146" calcext:value-type="float">
            <text:p>39146</text:p>
          </table:table-cell>
          <table:table-cell table:number-columns-repeated="1022"/>
        </table:table-row>
        <table:table-row table:style-name="ro1">
          <table:table-cell office:value-type="float" office:value="20463" calcext:value-type="float">
            <text:p>20463</text:p>
          </table:table-cell>
          <table:table-cell office:value-type="float" office:value="39147" calcext:value-type="float">
            <text:p>39147</text:p>
          </table:table-cell>
          <table:table-cell table:number-columns-repeated="1022"/>
        </table:table-row>
        <table:table-row table:style-name="ro1">
          <table:table-cell office:value-type="float" office:value="20497" calcext:value-type="float">
            <text:p>20497</text:p>
          </table:table-cell>
          <table:table-cell office:value-type="float" office:value="39148" calcext:value-type="float">
            <text:p>39148</text:p>
          </table:table-cell>
          <table:table-cell table:number-columns-repeated="1022"/>
        </table:table-row>
        <table:table-row table:style-name="ro1">
          <table:table-cell office:value-type="float" office:value="20486" calcext:value-type="float">
            <text:p>20486</text:p>
          </table:table-cell>
          <table:table-cell office:value-type="float" office:value="39149" calcext:value-type="float">
            <text:p>39149</text:p>
          </table:table-cell>
          <table:table-cell table:number-columns-repeated="1022"/>
        </table:table-row>
        <table:table-row table:style-name="ro1">
          <table:table-cell office:value-type="float" office:value="20547" calcext:value-type="float">
            <text:p>20547</text:p>
          </table:table-cell>
          <table:table-cell office:value-type="float" office:value="39150" calcext:value-type="float">
            <text:p>39150</text:p>
          </table:table-cell>
          <table:table-cell table:number-columns-repeated="1022"/>
        </table:table-row>
        <table:table-row table:style-name="ro1">
          <table:table-cell office:value-type="float" office:value="20551" calcext:value-type="float">
            <text:p>20551</text:p>
          </table:table-cell>
          <table:table-cell office:value-type="float" office:value="39151" calcext:value-type="float">
            <text:p>39151</text:p>
          </table:table-cell>
          <table:table-cell table:number-columns-repeated="1022"/>
        </table:table-row>
        <table:table-row table:style-name="ro1">
          <table:table-cell office:value-type="float" office:value="26371" calcext:value-type="float">
            <text:p>26371</text:p>
          </table:table-cell>
          <table:table-cell office:value-type="float" office:value="39152" calcext:value-type="float">
            <text:p>39152</text:p>
          </table:table-cell>
          <table:table-cell table:number-columns-repeated="1022"/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float" office:value="39153" calcext:value-type="float">
            <text:p>39153</text:p>
          </table:table-cell>
          <table:table-cell table:number-columns-repeated="1022"/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39154" calcext:value-type="float">
            <text:p>39154</text:p>
          </table:table-cell>
          <table:table-cell table:number-columns-repeated="1022"/>
        </table:table-row>
        <table:table-row table:style-name="ro1">
          <table:table-cell office:value-type="float" office:value="20552" calcext:value-type="float">
            <text:p>20552</text:p>
          </table:table-cell>
          <table:table-cell office:value-type="float" office:value="39155" calcext:value-type="float">
            <text:p>39155</text:p>
          </table:table-cell>
          <table:table-cell table:number-columns-repeated="1022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39156" calcext:value-type="float">
            <text:p>39156</text:p>
          </table:table-cell>
          <table:table-cell table:number-columns-repeated="1022"/>
        </table:table-row>
        <table:table-row table:style-name="ro1">
          <table:table-cell office:value-type="float" office:value="20566" calcext:value-type="float">
            <text:p>20566</text:p>
          </table:table-cell>
          <table:table-cell office:value-type="float" office:value="39157" calcext:value-type="float">
            <text:p>39157</text:p>
          </table:table-cell>
          <table:table-cell table:number-columns-repeated="1022"/>
        </table:table-row>
        <table:table-row table:style-name="ro1">
          <table:table-cell office:value-type="float" office:value="20588" calcext:value-type="float">
            <text:p>20588</text:p>
          </table:table-cell>
          <table:table-cell office:value-type="float" office:value="39158" calcext:value-type="float">
            <text:p>39158</text:p>
          </table:table-cell>
          <table:table-cell table:number-columns-repeated="1022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39159" calcext:value-type="float">
            <text:p>39159</text:p>
          </table:table-cell>
          <table:table-cell table:number-columns-repeated="1022"/>
        </table:table-row>
        <table:table-row table:style-name="ro1">
          <table:table-cell office:value-type="float" office:value="20608" calcext:value-type="float">
            <text:p>20608</text:p>
          </table:table-cell>
          <table:table-cell office:value-type="float" office:value="39160" calcext:value-type="float">
            <text:p>39160</text:p>
          </table:table-cell>
          <table:table-cell table:number-columns-repeated="1022"/>
        </table:table-row>
        <table:table-row table:style-name="ro1">
          <table:table-cell office:value-type="float" office:value="20634" calcext:value-type="float">
            <text:p>20634</text:p>
          </table:table-cell>
          <table:table-cell office:value-type="float" office:value="39161" calcext:value-type="float">
            <text:p>39161</text:p>
          </table:table-cell>
          <table:table-cell table:number-columns-repeated="1022"/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float" office:value="39162" calcext:value-type="float">
            <text:p>39162</text:p>
          </table:table-cell>
          <table:table-cell table:number-columns-repeated="1022"/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39163" calcext:value-type="float">
            <text:p>39163</text:p>
          </table:table-cell>
          <table:table-cell table:number-columns-repeated="1022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39164" calcext:value-type="float">
            <text:p>39164</text:p>
          </table:table-cell>
          <table:table-cell table:number-columns-repeated="1022"/>
        </table:table-row>
        <table:table-row table:style-name="ro1">
          <table:table-cell office:value-type="float" office:value="20681" calcext:value-type="float">
            <text:p>20681</text:p>
          </table:table-cell>
          <table:table-cell office:value-type="float" office:value="39232" calcext:value-type="float">
            <text:p>39232</text:p>
          </table:table-cell>
          <table:table-cell table:number-columns-repeated="1022"/>
        </table:table-row>
        <table:table-row table:style-name="ro1">
          <table:table-cell office:value-type="float" office:value="20682" calcext:value-type="float">
            <text:p>20682</text:p>
          </table:table-cell>
          <table:table-cell office:value-type="float" office:value="39233" calcext:value-type="float">
            <text:p>39233</text:p>
          </table:table-cell>
          <table:table-cell table:number-columns-repeated="1022"/>
        </table:table-row>
        <table:table-row table:style-name="ro1">
          <table:table-cell office:value-type="float" office:value="20659" calcext:value-type="float">
            <text:p>20659</text:p>
          </table:table-cell>
          <table:table-cell office:value-type="float" office:value="39234" calcext:value-type="float">
            <text:p>39234</text:p>
          </table:table-cell>
          <table:table-cell table:number-columns-repeated="1022"/>
        </table:table-row>
        <table:table-row table:style-name="ro1">
          <table:table-cell office:value-type="float" office:value="20674" calcext:value-type="float">
            <text:p>20674</text:p>
          </table:table-cell>
          <table:table-cell office:value-type="float" office:value="39235" calcext:value-type="float">
            <text:p>39235</text:p>
          </table:table-cell>
          <table:table-cell table:number-columns-repeated="1022"/>
        </table:table-row>
        <table:table-row table:style-name="ro1">
          <table:table-cell office:value-type="float" office:value="20694" calcext:value-type="float">
            <text:p>20694</text:p>
          </table:table-cell>
          <table:table-cell office:value-type="float" office:value="39236" calcext:value-type="float">
            <text:p>39236</text:p>
          </table:table-cell>
          <table:table-cell table:number-columns-repeated="1022"/>
        </table:table-row>
        <table:table-row table:style-name="ro1">
          <table:table-cell office:value-type="float" office:value="20702" calcext:value-type="float">
            <text:p>20702</text:p>
          </table:table-cell>
          <table:table-cell office:value-type="float" office:value="39237" calcext:value-type="float">
            <text:p>39237</text:p>
          </table:table-cell>
          <table:table-cell table:number-columns-repeated="1022"/>
        </table:table-row>
        <table:table-row table:style-name="ro1">
          <table:table-cell office:value-type="float" office:value="20709" calcext:value-type="float">
            <text:p>20709</text:p>
          </table:table-cell>
          <table:table-cell office:value-type="float" office:value="39238" calcext:value-type="float">
            <text:p>39238</text:p>
          </table:table-cell>
          <table:table-cell table:number-columns-repeated="1022"/>
        </table:table-row>
        <table:table-row table:style-name="ro1">
          <table:table-cell office:value-type="float" office:value="20717" calcext:value-type="float">
            <text:p>20717</text:p>
          </table:table-cell>
          <table:table-cell office:value-type="float" office:value="39239" calcext:value-type="float">
            <text:p>39239</text:p>
          </table:table-cell>
          <table:table-cell table:number-columns-repeated="1022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float" office:value="39240" calcext:value-type="float">
            <text:p>39240</text:p>
          </table:table-cell>
          <table:table-cell table:number-columns-repeated="1022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39241" calcext:value-type="float">
            <text:p>39241</text:p>
          </table:table-cell>
          <table:table-cell table:number-columns-repeated="1022"/>
        </table:table-row>
        <table:table-row table:style-name="ro1">
          <table:table-cell office:value-type="float" office:value="20729" calcext:value-type="float">
            <text:p>20729</text:p>
          </table:table-cell>
          <table:table-cell office:value-type="float" office:value="39242" calcext:value-type="float">
            <text:p>39242</text:p>
          </table:table-cell>
          <table:table-cell table:number-columns-repeated="1022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float" office:value="39243" calcext:value-type="float">
            <text:p>39243</text:p>
          </table:table-cell>
          <table:table-cell table:number-columns-repeated="1022"/>
        </table:table-row>
        <table:table-row table:style-name="ro1">
          <table:table-cell office:value-type="float" office:value="20745" calcext:value-type="float">
            <text:p>20745</text:p>
          </table:table-cell>
          <table:table-cell office:value-type="float" office:value="39244" calcext:value-type="float">
            <text:p>39244</text:p>
          </table:table-cell>
          <table:table-cell table:number-columns-repeated="1022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39245" calcext:value-type="float">
            <text:p>39245</text:p>
          </table:table-cell>
          <table:table-cell table:number-columns-repeated="1022"/>
        </table:table-row>
        <table:table-row table:style-name="ro1">
          <table:table-cell office:value-type="float" office:value="20738" calcext:value-type="float">
            <text:p>20738</text:p>
          </table:table-cell>
          <table:table-cell office:value-type="float" office:value="39246" calcext:value-type="float">
            <text:p>39246</text:p>
          </table:table-cell>
          <table:table-cell table:number-columns-repeated="1022"/>
        </table:table-row>
        <table:table-row table:style-name="ro1">
          <table:table-cell office:value-type="float" office:value="20758" calcext:value-type="float">
            <text:p>20758</text:p>
          </table:table-cell>
          <table:table-cell office:value-type="float" office:value="39247" calcext:value-type="float">
            <text:p>39247</text:p>
          </table:table-cell>
          <table:table-cell table:number-columns-repeated="1022"/>
        </table:table-row>
        <table:table-row table:style-name="ro1">
          <table:table-cell office:value-type="float" office:value="20757" calcext:value-type="float">
            <text:p>20757</text:p>
          </table:table-cell>
          <table:table-cell office:value-type="float" office:value="39248" calcext:value-type="float">
            <text:p>39248</text:p>
          </table:table-cell>
          <table:table-cell table:number-columns-repeated="1022"/>
        </table:table-row>
        <table:table-row table:style-name="ro1">
          <table:table-cell office:value-type="float" office:value="20756" calcext:value-type="float">
            <text:p>20756</text:p>
          </table:table-cell>
          <table:table-cell office:value-type="float" office:value="39249" calcext:value-type="float">
            <text:p>39249</text:p>
          </table:table-cell>
          <table:table-cell table:number-columns-repeated="1022"/>
        </table:table-row>
        <table:table-row table:style-name="ro1">
          <table:table-cell office:value-type="float" office:value="20762" calcext:value-type="float">
            <text:p>20762</text:p>
          </table:table-cell>
          <table:table-cell office:value-type="float" office:value="39250" calcext:value-type="float">
            <text:p>39250</text:p>
          </table:table-cell>
          <table:table-cell table:number-columns-repeated="1022"/>
        </table:table-row>
        <table:table-row table:style-name="ro1">
          <table:table-cell office:value-type="float" office:value="20769" calcext:value-type="float">
            <text:p>20769</text:p>
          </table:table-cell>
          <table:table-cell office:value-type="float" office:value="39251" calcext:value-type="float">
            <text:p>39251</text:p>
          </table:table-cell>
          <table:table-cell table:number-columns-repeated="1022"/>
        </table:table-row>
        <table:table-row table:style-name="ro1">
          <table:table-cell office:value-type="float" office:value="20794" calcext:value-type="float">
            <text:p>20794</text:p>
          </table:table-cell>
          <table:table-cell office:value-type="float" office:value="39252" calcext:value-type="float">
            <text:p>39252</text:p>
          </table:table-cell>
          <table:table-cell table:number-columns-repeated="1022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39253" calcext:value-type="float">
            <text:p>39253</text:p>
          </table:table-cell>
          <table:table-cell table:number-columns-repeated="1022"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39254" calcext:value-type="float">
            <text:p>39254</text:p>
          </table:table-cell>
          <table:table-cell table:number-columns-repeated="1022"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39255" calcext:value-type="float">
            <text:p>39255</text:p>
          </table:table-cell>
          <table:table-cell table:number-columns-repeated="1022"/>
        </table:table-row>
        <table:table-row table:style-name="ro1">
          <table:table-cell office:value-type="float" office:value="20799" calcext:value-type="float">
            <text:p>20799</text:p>
          </table:table-cell>
          <table:table-cell office:value-type="float" office:value="39256" calcext:value-type="float">
            <text:p>39256</text:p>
          </table:table-cell>
          <table:table-cell table:number-columns-repeated="102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39257" calcext:value-type="float">
            <text:p>39257</text:p>
          </table:table-cell>
          <table:table-cell table:number-columns-repeated="1022"/>
        </table:table-row>
        <table:table-row table:style-name="ro1">
          <table:table-cell office:value-type="float" office:value="20818" calcext:value-type="float">
            <text:p>20818</text:p>
          </table:table-cell>
          <table:table-cell office:value-type="float" office:value="39258" calcext:value-type="float">
            <text:p>39258</text:p>
          </table:table-cell>
          <table:table-cell table:number-columns-repeated="1022"/>
        </table:table-row>
        <table:table-row table:style-name="ro1">
          <table:table-cell office:value-type="float" office:value="20812" calcext:value-type="float">
            <text:p>20812</text:p>
          </table:table-cell>
          <table:table-cell office:value-type="float" office:value="39259" calcext:value-type="float">
            <text:p>39259</text:p>
          </table:table-cell>
          <table:table-cell table:number-columns-repeated="1022"/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39260" calcext:value-type="float">
            <text:p>39260</text:p>
          </table:table-cell>
          <table:table-cell table:number-columns-repeated="1022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39261" calcext:value-type="float">
            <text:p>39261</text:p>
          </table:table-cell>
          <table:table-cell table:number-columns-repeated="1022"/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39262" calcext:value-type="float">
            <text:p>39262</text:p>
          </table:table-cell>
          <table:table-cell table:number-columns-repeated="1022"/>
        </table:table-row>
        <table:table-row table:style-name="ro1">
          <table:table-cell office:value-type="float" office:value="20841" calcext:value-type="float">
            <text:p>20841</text:p>
          </table:table-cell>
          <table:table-cell office:value-type="float" office:value="39263" calcext:value-type="float">
            <text:p>39263</text:p>
          </table:table-cell>
          <table:table-cell table:number-columns-repeated="1022"/>
        </table:table-row>
        <table:table-row table:style-name="ro1">
          <table:table-cell office:value-type="float" office:value="20842" calcext:value-type="float">
            <text:p>20842</text:p>
          </table:table-cell>
          <table:table-cell office:value-type="float" office:value="39264" calcext:value-type="float">
            <text:p>39264</text:p>
          </table:table-cell>
          <table:table-cell table:number-columns-repeated="1022"/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39265" calcext:value-type="float">
            <text:p>39265</text:p>
          </table:table-cell>
          <table:table-cell table:number-columns-repeated="1022"/>
        </table:table-row>
        <table:table-row table:style-name="ro1">
          <table:table-cell office:value-type="float" office:value="20864" calcext:value-type="float">
            <text:p>20864</text:p>
          </table:table-cell>
          <table:table-cell office:value-type="float" office:value="39266" calcext:value-type="float">
            <text:p>39266</text:p>
          </table:table-cell>
          <table:table-cell table:number-columns-repeated="1022"/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float" office:value="39267" calcext:value-type="float">
            <text:p>39267</text:p>
          </table:table-cell>
          <table:table-cell table:number-columns-repeated="1022"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float" office:value="39268" calcext:value-type="float">
            <text:p>39268</text:p>
          </table:table-cell>
          <table:table-cell table:number-columns-repeated="1022"/>
        </table:table-row>
        <table:table-row table:style-name="ro1">
          <table:table-cell office:value-type="float" office:value="20876" calcext:value-type="float">
            <text:p>20876</text:p>
          </table:table-cell>
          <table:table-cell office:value-type="float" office:value="39269" calcext:value-type="float">
            <text:p>39269</text:p>
          </table:table-cell>
          <table:table-cell table:number-columns-repeated="1022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float" office:value="39270" calcext:value-type="float">
            <text:p>39270</text:p>
          </table:table-cell>
          <table:table-cell table:number-columns-repeated="1022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float" office:value="39271" calcext:value-type="float">
            <text:p>39271</text:p>
          </table:table-cell>
          <table:table-cell table:number-columns-repeated="1022"/>
        </table:table-row>
        <table:table-row table:style-name="ro1">
          <table:table-cell office:value-type="float" office:value="20881" calcext:value-type="float">
            <text:p>20881</text:p>
          </table:table-cell>
          <table:table-cell office:value-type="float" office:value="39272" calcext:value-type="float">
            <text:p>39272</text:p>
          </table:table-cell>
          <table:table-cell table:number-columns-repeated="1022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39273" calcext:value-type="float">
            <text:p>39273</text:p>
          </table:table-cell>
          <table:table-cell table:number-columns-repeated="1022"/>
        </table:table-row>
        <table:table-row table:style-name="ro1">
          <table:table-cell office:value-type="float" office:value="20885" calcext:value-type="float">
            <text:p>20885</text:p>
          </table:table-cell>
          <table:table-cell office:value-type="float" office:value="39274" calcext:value-type="float">
            <text:p>39274</text:p>
          </table:table-cell>
          <table:table-cell table:number-columns-repeated="1022"/>
        </table:table-row>
        <table:table-row table:style-name="ro1">
          <table:table-cell office:value-type="float" office:value="20886" calcext:value-type="float">
            <text:p>20886</text:p>
          </table:table-cell>
          <table:table-cell office:value-type="float" office:value="39275" calcext:value-type="float">
            <text:p>39275</text:p>
          </table:table-cell>
          <table:table-cell table:number-columns-repeated="1022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39276" calcext:value-type="float">
            <text:p>39276</text:p>
          </table:table-cell>
          <table:table-cell table:number-columns-repeated="1022"/>
        </table:table-row>
        <table:table-row table:style-name="ro1">
          <table:table-cell office:value-type="float" office:value="20902" calcext:value-type="float">
            <text:p>20902</text:p>
          </table:table-cell>
          <table:table-cell office:value-type="float" office:value="39277" calcext:value-type="float">
            <text:p>39277</text:p>
          </table:table-cell>
          <table:table-cell table:number-columns-repeated="1022"/>
        </table:table-row>
        <table:table-row table:style-name="ro1">
          <table:table-cell office:value-type="float" office:value="20898" calcext:value-type="float">
            <text:p>20898</text:p>
          </table:table-cell>
          <table:table-cell office:value-type="float" office:value="39278" calcext:value-type="float">
            <text:p>39278</text:p>
          </table:table-cell>
          <table:table-cell table:number-columns-repeated="1022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39279" calcext:value-type="float">
            <text:p>39279</text:p>
          </table:table-cell>
          <table:table-cell table:number-columns-repeated="1022"/>
        </table:table-row>
        <table:table-row table:style-name="ro1">
          <table:table-cell office:value-type="float" office:value="20906" calcext:value-type="float">
            <text:p>20906</text:p>
          </table:table-cell>
          <table:table-cell office:value-type="float" office:value="39280" calcext:value-type="float">
            <text:p>39280</text:p>
          </table:table-cell>
          <table:table-cell table:number-columns-repeated="1022"/>
        </table:table-row>
        <table:table-row table:style-name="ro1">
          <table:table-cell office:value-type="float" office:value="20907" calcext:value-type="float">
            <text:p>20907</text:p>
          </table:table-cell>
          <table:table-cell office:value-type="float" office:value="39281" calcext:value-type="float">
            <text:p>39281</text:p>
          </table:table-cell>
          <table:table-cell table:number-columns-repeated="1022"/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float" office:value="39282" calcext:value-type="float">
            <text:p>39282</text:p>
          </table:table-cell>
          <table:table-cell table:number-columns-repeated="1022"/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float" office:value="39283" calcext:value-type="float">
            <text:p>39283</text:p>
          </table:table-cell>
          <table:table-cell table:number-columns-repeated="1022"/>
        </table:table-row>
        <table:table-row table:style-name="ro1">
          <table:table-cell office:value-type="float" office:value="20914" calcext:value-type="float">
            <text:p>20914</text:p>
          </table:table-cell>
          <table:table-cell office:value-type="float" office:value="39284" calcext:value-type="float">
            <text:p>39284</text:p>
          </table:table-cell>
          <table:table-cell table:number-columns-repeated="1022"/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float" office:value="39285" calcext:value-type="float">
            <text:p>39285</text:p>
          </table:table-cell>
          <table:table-cell table:number-columns-repeated="1022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39286" calcext:value-type="float">
            <text:p>39286</text:p>
          </table:table-cell>
          <table:table-cell table:number-columns-repeated="1022"/>
        </table:table-row>
        <table:table-row table:style-name="ro1">
          <table:table-cell office:value-type="float" office:value="20925" calcext:value-type="float">
            <text:p>20925</text:p>
          </table:table-cell>
          <table:table-cell office:value-type="float" office:value="39287" calcext:value-type="float">
            <text:p>39287</text:p>
          </table:table-cell>
          <table:table-cell table:number-columns-repeated="1022"/>
        </table:table-row>
        <table:table-row table:style-name="ro1">
          <table:table-cell office:value-type="float" office:value="20933" calcext:value-type="float">
            <text:p>20933</text:p>
          </table:table-cell>
          <table:table-cell office:value-type="float" office:value="39288" calcext:value-type="float">
            <text:p>39288</text:p>
          </table:table-cell>
          <table:table-cell table:number-columns-repeated="1022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39289" calcext:value-type="float">
            <text:p>39289</text:p>
          </table:table-cell>
          <table:table-cell table:number-columns-repeated="1022"/>
        </table:table-row>
        <table:table-row table:style-name="ro1">
          <table:table-cell office:value-type="float" office:value="20955" calcext:value-type="float">
            <text:p>20955</text:p>
          </table:table-cell>
          <table:table-cell office:value-type="float" office:value="39290" calcext:value-type="float">
            <text:p>39290</text:p>
          </table:table-cell>
          <table:table-cell table:number-columns-repeated="1022"/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39291" calcext:value-type="float">
            <text:p>39291</text:p>
          </table:table-cell>
          <table:table-cell table:number-columns-repeated="1022"/>
        </table:table-row>
        <table:table-row table:style-name="ro1">
          <table:table-cell office:value-type="float" office:value="34389" calcext:value-type="float">
            <text:p>34389</text:p>
          </table:table-cell>
          <table:table-cell office:value-type="float" office:value="39292" calcext:value-type="float">
            <text:p>39292</text:p>
          </table:table-cell>
          <table:table-cell table:number-columns-repeated="1022"/>
        </table:table-row>
        <table:table-row table:style-name="ro1">
          <table:table-cell office:value-type="float" office:value="20969" calcext:value-type="float">
            <text:p>20969</text:p>
          </table:table-cell>
          <table:table-cell office:value-type="float" office:value="39293" calcext:value-type="float">
            <text:p>39293</text:p>
          </table:table-cell>
          <table:table-cell table:number-columns-repeated="1022"/>
        </table:table-row>
        <table:table-row table:style-name="ro1">
          <table:table-cell office:value-type="float" office:value="20973" calcext:value-type="float">
            <text:p>20973</text:p>
          </table:table-cell>
          <table:table-cell office:value-type="float" office:value="39294" calcext:value-type="float">
            <text:p>39294</text:p>
          </table:table-cell>
          <table:table-cell table:number-columns-repeated="1022"/>
        </table:table-row>
        <table:table-row table:style-name="ro1">
          <table:table-cell office:value-type="float" office:value="20976" calcext:value-type="float">
            <text:p>20976</text:p>
          </table:table-cell>
          <table:table-cell office:value-type="float" office:value="39296" calcext:value-type="float">
            <text:p>39296</text:p>
          </table:table-cell>
          <table:table-cell table:number-columns-repeated="1022"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float" office:value="39297" calcext:value-type="float">
            <text:p>39297</text:p>
          </table:table-cell>
          <table:table-cell table:number-columns-repeated="1022"/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39298" calcext:value-type="float">
            <text:p>39298</text:p>
          </table:table-cell>
          <table:table-cell table:number-columns-repeated="1022"/>
        </table:table-row>
        <table:table-row table:style-name="ro1">
          <table:table-cell office:value-type="float" office:value="20996" calcext:value-type="float">
            <text:p>20996</text:p>
          </table:table-cell>
          <table:table-cell office:value-type="float" office:value="39299" calcext:value-type="float">
            <text:p>39299</text:p>
          </table:table-cell>
          <table:table-cell table:number-columns-repeated="1022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float" office:value="39300" calcext:value-type="float">
            <text:p>39300</text:p>
          </table:table-cell>
          <table:table-cell table:number-columns-repeated="1022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39301" calcext:value-type="float">
            <text:p>39301</text:p>
          </table:table-cell>
          <table:table-cell table:number-columns-repeated="1022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float" office:value="39302" calcext:value-type="float">
            <text:p>39302</text:p>
          </table:table-cell>
          <table:table-cell table:number-columns-repeated="1022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float" office:value="39303" calcext:value-type="float">
            <text:p>39303</text:p>
          </table:table-cell>
          <table:table-cell table:number-columns-repeated="102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float" office:value="39304" calcext:value-type="float">
            <text:p>39304</text:p>
          </table:table-cell>
          <table:table-cell table:number-columns-repeated="1022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float" office:value="39305" calcext:value-type="float">
            <text:p>39305</text:p>
          </table:table-cell>
          <table:table-cell table:number-columns-repeated="1022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float" office:value="39306" calcext:value-type="float">
            <text:p>39306</text:p>
          </table:table-cell>
          <table:table-cell table:number-columns-repeated="1022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float" office:value="39307" calcext:value-type="float">
            <text:p>39307</text:p>
          </table:table-cell>
          <table:table-cell table:number-columns-repeated="1022"/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float" office:value="39308" calcext:value-type="float">
            <text:p>39308</text:p>
          </table:table-cell>
          <table:table-cell table:number-columns-repeated="1022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39309" calcext:value-type="float">
            <text:p>39309</text:p>
          </table:table-cell>
          <table:table-cell table:number-columns-repeated="1022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float" office:value="39310" calcext:value-type="float">
            <text:p>39310</text:p>
          </table:table-cell>
          <table:table-cell table:number-columns-repeated="1022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float" office:value="39311" calcext:value-type="float">
            <text:p>39311</text:p>
          </table:table-cell>
          <table:table-cell table:number-columns-repeated="1022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float" office:value="39312" calcext:value-type="float">
            <text:p>39312</text:p>
          </table:table-cell>
          <table:table-cell table:number-columns-repeated="1022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float" office:value="39313" calcext:value-type="float">
            <text:p>39313</text:p>
          </table:table-cell>
          <table:table-cell table:number-columns-repeated="1022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float" office:value="39314" calcext:value-type="float">
            <text:p>39314</text:p>
          </table:table-cell>
          <table:table-cell table:number-columns-repeated="1022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float" office:value="39315" calcext:value-type="float">
            <text:p>39315</text:p>
          </table:table-cell>
          <table:table-cell table:number-columns-repeated="1022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float" office:value="39316" calcext:value-type="float">
            <text:p>39316</text:p>
          </table:table-cell>
          <table:table-cell table:number-columns-repeated="1022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float" office:value="39317" calcext:value-type="float">
            <text:p>39317</text:p>
          </table:table-cell>
          <table:table-cell table:number-columns-repeated="1022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float" office:value="39318" calcext:value-type="float">
            <text:p>39318</text:p>
          </table:table-cell>
          <table:table-cell table:number-columns-repeated="1022"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float" office:value="39319" calcext:value-type="float">
            <text:p>39319</text:p>
          </table:table-cell>
          <table:table-cell table:number-columns-repeated="1022"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float" office:value="39320" calcext:value-type="float">
            <text:p>39320</text:p>
          </table:table-cell>
          <table:table-cell table:number-columns-repeated="1022"/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39321" calcext:value-type="float">
            <text:p>39321</text:p>
          </table:table-cell>
          <table:table-cell table:number-columns-repeated="1022"/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float" office:value="39322" calcext:value-type="float">
            <text:p>39322</text:p>
          </table:table-cell>
          <table:table-cell table:number-columns-repeated="1022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float" office:value="39323" calcext:value-type="float">
            <text:p>39323</text:p>
          </table:table-cell>
          <table:table-cell table:number-columns-repeated="1022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float" office:value="39324" calcext:value-type="float">
            <text:p>39324</text:p>
          </table:table-cell>
          <table:table-cell table:number-columns-repeated="1022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float" office:value="39325" calcext:value-type="float">
            <text:p>39325</text:p>
          </table:table-cell>
          <table:table-cell table:number-columns-repeated="1022"/>
        </table:table-row>
        <table:table-row table:style-name="ro1">
          <table:table-cell office:value-type="float" office:value="36776" calcext:value-type="float">
            <text:p>36776</text:p>
          </table:table-cell>
          <table:table-cell office:value-type="float" office:value="39326" calcext:value-type="float">
            <text:p>39326</text:p>
          </table:table-cell>
          <table:table-cell table:number-columns-repeated="1022"/>
        </table:table-row>
        <table:table-row table:style-name="ro1">
          <table:table-cell office:value-type="float" office:value="36775" calcext:value-type="float">
            <text:p>36775</text:p>
          </table:table-cell>
          <table:table-cell office:value-type="float" office:value="39327" calcext:value-type="float">
            <text:p>39327</text:p>
          </table:table-cell>
          <table:table-cell table:number-columns-repeated="1022"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float" office:value="39328" calcext:value-type="float">
            <text:p>39328</text:p>
          </table:table-cell>
          <table:table-cell table:number-columns-repeated="1022"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float" office:value="39329" calcext:value-type="float">
            <text:p>39329</text:p>
          </table:table-cell>
          <table:table-cell table:number-columns-repeated="102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39330" calcext:value-type="float">
            <text:p>39330</text:p>
          </table:table-cell>
          <table:table-cell table:number-columns-repeated="1022"/>
        </table:table-row>
        <table:table-row table:style-name="ro1">
          <table:table-cell office:value-type="float" office:value="21173" calcext:value-type="float">
            <text:p>21173</text:p>
          </table:table-cell>
          <table:table-cell office:value-type="float" office:value="39331" calcext:value-type="float">
            <text:p>39331</text:p>
          </table:table-cell>
          <table:table-cell table:number-columns-repeated="1022"/>
        </table:table-row>
        <table:table-row table:style-name="ro1">
          <table:table-cell office:value-type="float" office:value="21185" calcext:value-type="float">
            <text:p>21185</text:p>
          </table:table-cell>
          <table:table-cell office:value-type="float" office:value="39332" calcext:value-type="float">
            <text:p>39332</text:p>
          </table:table-cell>
          <table:table-cell table:number-columns-repeated="1022"/>
        </table:table-row>
        <table:table-row table:style-name="ro1">
          <table:table-cell office:value-type="float" office:value="21197" calcext:value-type="float">
            <text:p>21197</text:p>
          </table:table-cell>
          <table:table-cell office:value-type="float" office:value="39333" calcext:value-type="float">
            <text:p>39333</text:p>
          </table:table-cell>
          <table:table-cell table:number-columns-repeated="1022"/>
        </table:table-row>
        <table:table-row table:style-name="ro1">
          <table:table-cell office:value-type="float" office:value="21207" calcext:value-type="float">
            <text:p>21207</text:p>
          </table:table-cell>
          <table:table-cell office:value-type="float" office:value="39334" calcext:value-type="float">
            <text:p>39334</text:p>
          </table:table-cell>
          <table:table-cell table:number-columns-repeated="1022"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float" office:value="39335" calcext:value-type="float">
            <text:p>39335</text:p>
          </table:table-cell>
          <table:table-cell table:number-columns-repeated="1022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float" office:value="39336" calcext:value-type="float">
            <text:p>39336</text:p>
          </table:table-cell>
          <table:table-cell table:number-columns-repeated="1022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39337" calcext:value-type="float">
            <text:p>39337</text:p>
          </table:table-cell>
          <table:table-cell table:number-columns-repeated="1022"/>
        </table:table-row>
        <table:table-row table:style-name="ro1">
          <table:table-cell office:value-type="float" office:value="39149" calcext:value-type="float">
            <text:p>39149</text:p>
          </table:table-cell>
          <table:table-cell office:value-type="float" office:value="39338" calcext:value-type="float">
            <text:p>39338</text:p>
          </table:table-cell>
          <table:table-cell table:number-columns-repeated="1022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float" office:value="39339" calcext:value-type="float">
            <text:p>39339</text:p>
          </table:table-cell>
          <table:table-cell table:number-columns-repeated="1022"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float" office:value="39340" calcext:value-type="float">
            <text:p>39340</text:p>
          </table:table-cell>
          <table:table-cell table:number-columns-repeated="1022"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float" office:value="39341" calcext:value-type="float">
            <text:p>39341</text:p>
          </table:table-cell>
          <table:table-cell table:number-columns-repeated="1022"/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39342" calcext:value-type="float">
            <text:p>39342</text:p>
          </table:table-cell>
          <table:table-cell table:number-columns-repeated="1022"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39343" calcext:value-type="float">
            <text:p>39343</text:p>
          </table:table-cell>
          <table:table-cell table:number-columns-repeated="1022"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float" office:value="39344" calcext:value-type="float">
            <text:p>39344</text:p>
          </table:table-cell>
          <table:table-cell table:number-columns-repeated="1022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float" office:value="39345" calcext:value-type="float">
            <text:p>39345</text:p>
          </table:table-cell>
          <table:table-cell table:number-columns-repeated="1022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float" office:value="39346" calcext:value-type="float">
            <text:p>39346</text:p>
          </table:table-cell>
          <table:table-cell table:number-columns-repeated="1022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float" office:value="39347" calcext:value-type="float">
            <text:p>39347</text:p>
          </table:table-cell>
          <table:table-cell table:number-columns-repeated="1022"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float" office:value="39348" calcext:value-type="float">
            <text:p>39348</text:p>
          </table:table-cell>
          <table:table-cell table:number-columns-repeated="1022"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float" office:value="39349" calcext:value-type="float">
            <text:p>39349</text:p>
          </table:table-cell>
          <table:table-cell table:number-columns-repeated="1022"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39350" calcext:value-type="float">
            <text:p>39350</text:p>
          </table:table-cell>
          <table:table-cell table:number-columns-repeated="1022"/>
        </table:table-row>
        <table:table-row table:style-name="ro1">
          <table:table-cell office:value-type="float" office:value="21274" calcext:value-type="float">
            <text:p>21274</text:p>
          </table:table-cell>
          <table:table-cell office:value-type="float" office:value="39351" calcext:value-type="float">
            <text:p>39351</text:p>
          </table:table-cell>
          <table:table-cell table:number-columns-repeated="1022"/>
        </table:table-row>
        <table:table-row table:style-name="ro1">
          <table:table-cell office:value-type="float" office:value="21283" calcext:value-type="float">
            <text:p>21283</text:p>
          </table:table-cell>
          <table:table-cell office:value-type="float" office:value="39352" calcext:value-type="float">
            <text:p>39352</text:p>
          </table:table-cell>
          <table:table-cell table:number-columns-repeated="1022"/>
        </table:table-row>
        <table:table-row table:style-name="ro1">
          <table:table-cell office:value-type="float" office:value="21295" calcext:value-type="float">
            <text:p>21295</text:p>
          </table:table-cell>
          <table:table-cell office:value-type="float" office:value="39353" calcext:value-type="float">
            <text:p>39353</text:p>
          </table:table-cell>
          <table:table-cell table:number-columns-repeated="1022"/>
        </table:table-row>
        <table:table-row table:style-name="ro1">
          <table:table-cell office:value-type="float" office:value="21297" calcext:value-type="float">
            <text:p>21297</text:p>
          </table:table-cell>
          <table:table-cell office:value-type="float" office:value="39354" calcext:value-type="float">
            <text:p>39354</text:p>
          </table:table-cell>
          <table:table-cell table:number-columns-repeated="1022"/>
        </table:table-row>
        <table:table-row table:style-name="ro1">
          <table:table-cell office:value-type="float" office:value="21299" calcext:value-type="float">
            <text:p>21299</text:p>
          </table:table-cell>
          <table:table-cell office:value-type="float" office:value="39355" calcext:value-type="float">
            <text:p>39355</text:p>
          </table:table-cell>
          <table:table-cell table:number-columns-repeated="1022"/>
        </table:table-row>
        <table:table-row table:style-name="ro1">
          <table:table-cell office:value-type="float" office:value="21304" calcext:value-type="float">
            <text:p>21304</text:p>
          </table:table-cell>
          <table:table-cell office:value-type="float" office:value="39356" calcext:value-type="float">
            <text:p>39356</text:p>
          </table:table-cell>
          <table:table-cell table:number-columns-repeated="1022"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39357" calcext:value-type="float">
            <text:p>39357</text:p>
          </table:table-cell>
          <table:table-cell table:number-columns-repeated="1022"/>
        </table:table-row>
        <table:table-row table:style-name="ro1">
          <table:table-cell office:value-type="float" office:value="21318" calcext:value-type="float">
            <text:p>21318</text:p>
          </table:table-cell>
          <table:table-cell office:value-type="float" office:value="39358" calcext:value-type="float">
            <text:p>39358</text:p>
          </table:table-cell>
          <table:table-cell table:number-columns-repeated="1022"/>
        </table:table-row>
        <table:table-row table:style-name="ro1">
          <table:table-cell office:value-type="float" office:value="21317" calcext:value-type="float">
            <text:p>21317</text:p>
          </table:table-cell>
          <table:table-cell office:value-type="float" office:value="39359" calcext:value-type="float">
            <text:p>39359</text:p>
          </table:table-cell>
          <table:table-cell table:number-columns-repeated="1022"/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float" office:value="39360" calcext:value-type="float">
            <text:p>39360</text:p>
          </table:table-cell>
          <table:table-cell table:number-columns-repeated="1022"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float" office:value="39361" calcext:value-type="float">
            <text:p>39361</text:p>
          </table:table-cell>
          <table:table-cell table:number-columns-repeated="1022"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float" office:value="39362" calcext:value-type="float">
            <text:p>39362</text:p>
          </table:table-cell>
          <table:table-cell table:number-columns-repeated="1022"/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39363" calcext:value-type="float">
            <text:p>39363</text:p>
          </table:table-cell>
          <table:table-cell table:number-columns-repeated="1022"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float" office:value="39364" calcext:value-type="float">
            <text:p>39364</text:p>
          </table:table-cell>
          <table:table-cell table:number-columns-repeated="1022"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float" office:value="39365" calcext:value-type="float">
            <text:p>39365</text:p>
          </table:table-cell>
          <table:table-cell table:number-columns-repeated="1022"/>
        </table:table-row>
        <table:table-row table:style-name="ro1">
          <table:table-cell office:value-type="float" office:value="21358" calcext:value-type="float">
            <text:p>21358</text:p>
          </table:table-cell>
          <table:table-cell office:value-type="float" office:value="39366" calcext:value-type="float">
            <text:p>39366</text:p>
          </table:table-cell>
          <table:table-cell table:number-columns-repeated="1022"/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float" office:value="39367" calcext:value-type="float">
            <text:p>39367</text:p>
          </table:table-cell>
          <table:table-cell table:number-columns-repeated="1022"/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float" office:value="39368" calcext:value-type="float">
            <text:p>39368</text:p>
          </table:table-cell>
          <table:table-cell table:number-columns-repeated="1022"/>
        </table:table-row>
        <table:table-row table:style-name="ro1">
          <table:table-cell office:value-type="float" office:value="21367" calcext:value-type="float">
            <text:p>21367</text:p>
          </table:table-cell>
          <table:table-cell office:value-type="float" office:value="39369" calcext:value-type="float">
            <text:p>39369</text:p>
          </table:table-cell>
          <table:table-cell table:number-columns-repeated="1022"/>
        </table:table-row>
        <table:table-row table:style-name="ro1">
          <table:table-cell office:value-type="float" office:value="21378" calcext:value-type="float">
            <text:p>21378</text:p>
          </table:table-cell>
          <table:table-cell office:value-type="float" office:value="39370" calcext:value-type="float">
            <text:p>39370</text:p>
          </table:table-cell>
          <table:table-cell table:number-columns-repeated="1022"/>
        </table:table-row>
        <table:table-row table:style-name="ro1">
          <table:table-cell office:value-type="float" office:value="21398" calcext:value-type="float">
            <text:p>21398</text:p>
          </table:table-cell>
          <table:table-cell office:value-type="float" office:value="39371" calcext:value-type="float">
            <text:p>39371</text:p>
          </table:table-cell>
          <table:table-cell table:number-columns-repeated="1022"/>
        </table:table-row>
        <table:table-row table:style-name="ro1">
          <table:table-cell office:value-type="float" office:value="21408" calcext:value-type="float">
            <text:p>21408</text:p>
          </table:table-cell>
          <table:table-cell office:value-type="float" office:value="39372" calcext:value-type="float">
            <text:p>39372</text:p>
          </table:table-cell>
          <table:table-cell table:number-columns-repeated="1022"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float" office:value="39373" calcext:value-type="float">
            <text:p>39373</text:p>
          </table:table-cell>
          <table:table-cell table:number-columns-repeated="1022"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float" office:value="39374" calcext:value-type="float">
            <text:p>39374</text:p>
          </table:table-cell>
          <table:table-cell table:number-columns-repeated="1022"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float" office:value="39375" calcext:value-type="float">
            <text:p>39375</text:p>
          </table:table-cell>
          <table:table-cell table:number-columns-repeated="1022"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float" office:value="39376" calcext:value-type="float">
            <text:p>39376</text:p>
          </table:table-cell>
          <table:table-cell table:number-columns-repeated="1022"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39377" calcext:value-type="float">
            <text:p>39377</text:p>
          </table:table-cell>
          <table:table-cell table:number-columns-repeated="1022"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float" office:value="39378" calcext:value-type="float">
            <text:p>39378</text:p>
          </table:table-cell>
          <table:table-cell table:number-columns-repeated="1022"/>
        </table:table-row>
        <table:table-row table:style-name="ro1">
          <table:table-cell office:value-type="float" office:value="31762" calcext:value-type="float">
            <text:p>31762</text:p>
          </table:table-cell>
          <table:table-cell office:value-type="float" office:value="39379" calcext:value-type="float">
            <text:p>39379</text:p>
          </table:table-cell>
          <table:table-cell table:number-columns-repeated="1022"/>
        </table:table-row>
        <table:table-row table:style-name="ro1">
          <table:table-cell office:value-type="float" office:value="38617" calcext:value-type="float">
            <text:p>38617</text:p>
          </table:table-cell>
          <table:table-cell office:value-type="float" office:value="39380" calcext:value-type="float">
            <text:p>39380</text:p>
          </table:table-cell>
          <table:table-cell table:number-columns-repeated="1022"/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float" office:value="39381" calcext:value-type="float">
            <text:p>39381</text:p>
          </table:table-cell>
          <table:table-cell table:number-columns-repeated="1022"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float" office:value="39382" calcext:value-type="float">
            <text:p>39382</text:p>
          </table:table-cell>
          <table:table-cell table:number-columns-repeated="1022"/>
        </table:table-row>
        <table:table-row table:style-name="ro1">
          <table:table-cell office:value-type="float" office:value="29166" calcext:value-type="float">
            <text:p>29166</text:p>
          </table:table-cell>
          <table:table-cell office:value-type="float" office:value="39383" calcext:value-type="float">
            <text:p>39383</text:p>
          </table:table-cell>
          <table:table-cell table:number-columns-repeated="1022"/>
        </table:table-row>
        <table:table-row table:style-name="ro1">
          <table:table-cell office:value-type="float" office:value="21486" calcext:value-type="float">
            <text:p>21486</text:p>
          </table:table-cell>
          <table:table-cell office:value-type="float" office:value="39384" calcext:value-type="float">
            <text:p>39384</text:p>
          </table:table-cell>
          <table:table-cell table:number-columns-repeated="1022"/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39385" calcext:value-type="float">
            <text:p>39385</text:p>
          </table:table-cell>
          <table:table-cell table:number-columns-repeated="1022"/>
        </table:table-row>
        <table:table-row table:style-name="ro1">
          <table:table-cell office:value-type="float" office:value="21485" calcext:value-type="float">
            <text:p>21485</text:p>
          </table:table-cell>
          <table:table-cell office:value-type="float" office:value="39386" calcext:value-type="float">
            <text:p>39386</text:p>
          </table:table-cell>
          <table:table-cell table:number-columns-repeated="1022"/>
        </table:table-row>
        <table:table-row table:style-name="ro1">
          <table:table-cell office:value-type="float" office:value="21498" calcext:value-type="float">
            <text:p>21498</text:p>
          </table:table-cell>
          <table:table-cell office:value-type="float" office:value="39387" calcext:value-type="float">
            <text:p>39387</text:p>
          </table:table-cell>
          <table:table-cell table:number-columns-repeated="1022"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39388" calcext:value-type="float">
            <text:p>39388</text:p>
          </table:table-cell>
          <table:table-cell table:number-columns-repeated="1022"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float" office:value="39389" calcext:value-type="float">
            <text:p>39389</text:p>
          </table:table-cell>
          <table:table-cell table:number-columns-repeated="1022"/>
        </table:table-row>
        <table:table-row table:style-name="ro1">
          <table:table-cell office:value-type="float" office:value="21568" calcext:value-type="float">
            <text:p>21568</text:p>
          </table:table-cell>
          <table:table-cell office:value-type="float" office:value="39390" calcext:value-type="float">
            <text:p>39390</text:p>
          </table:table-cell>
          <table:table-cell table:number-columns-repeated="1022"/>
        </table:table-row>
        <table:table-row table:style-name="ro1">
          <table:table-cell office:value-type="float" office:value="21548" calcext:value-type="float">
            <text:p>21548</text:p>
          </table:table-cell>
          <table:table-cell office:value-type="float" office:value="39391" calcext:value-type="float">
            <text:p>39391</text:p>
          </table:table-cell>
          <table:table-cell table:number-columns-repeated="1022"/>
        </table:table-row>
        <table:table-row table:style-name="ro1">
          <table:table-cell office:value-type="float" office:value="21549" calcext:value-type="float">
            <text:p>21549</text:p>
          </table:table-cell>
          <table:table-cell office:value-type="float" office:value="39392" calcext:value-type="float">
            <text:p>39392</text:p>
          </table:table-cell>
          <table:table-cell table:number-columns-repeated="1022"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float" office:value="39393" calcext:value-type="float">
            <text:p>39393</text:p>
          </table:table-cell>
          <table:table-cell table:number-columns-repeated="1022"/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39394" calcext:value-type="float">
            <text:p>39394</text:p>
          </table:table-cell>
          <table:table-cell table:number-columns-repeated="1022"/>
        </table:table-row>
        <table:table-row table:style-name="ro1">
          <table:table-cell office:value-type="float" office:value="21558" calcext:value-type="float">
            <text:p>21558</text:p>
          </table:table-cell>
          <table:table-cell office:value-type="float" office:value="39395" calcext:value-type="float">
            <text:p>39395</text:p>
          </table:table-cell>
          <table:table-cell table:number-columns-repeated="1022"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float" office:value="39396" calcext:value-type="float">
            <text:p>39396</text:p>
          </table:table-cell>
          <table:table-cell table:number-columns-repeated="1022"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float" office:value="39397" calcext:value-type="float">
            <text:p>39397</text:p>
          </table:table-cell>
          <table:table-cell table:number-columns-repeated="1022"/>
        </table:table-row>
        <table:table-row table:style-name="ro1">
          <table:table-cell office:value-type="float" office:value="21582" calcext:value-type="float">
            <text:p>21582</text:p>
          </table:table-cell>
          <table:table-cell office:value-type="float" office:value="39398" calcext:value-type="float">
            <text:p>39398</text:p>
          </table:table-cell>
          <table:table-cell table:number-columns-repeated="1022"/>
        </table:table-row>
        <table:table-row table:style-name="ro1">
          <table:table-cell office:value-type="float" office:value="21647" calcext:value-type="float">
            <text:p>21647</text:p>
          </table:table-cell>
          <table:table-cell office:value-type="float" office:value="39399" calcext:value-type="float">
            <text:p>39399</text:p>
          </table:table-cell>
          <table:table-cell table:number-columns-repeated="1022"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39400" calcext:value-type="float">
            <text:p>39400</text:p>
          </table:table-cell>
          <table:table-cell table:number-columns-repeated="1022"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float" office:value="39401" calcext:value-type="float">
            <text:p>39401</text:p>
          </table:table-cell>
          <table:table-cell table:number-columns-repeated="1022"/>
        </table:table-row>
        <table:table-row table:style-name="ro1">
          <table:table-cell office:value-type="float" office:value="21599" calcext:value-type="float">
            <text:p>21599</text:p>
          </table:table-cell>
          <table:table-cell office:value-type="float" office:value="39402" calcext:value-type="float">
            <text:p>39402</text:p>
          </table:table-cell>
          <table:table-cell table:number-columns-repeated="1022"/>
        </table:table-row>
        <table:table-row table:style-name="ro1">
          <table:table-cell office:value-type="float" office:value="21617" calcext:value-type="float">
            <text:p>21617</text:p>
          </table:table-cell>
          <table:table-cell office:value-type="float" office:value="39403" calcext:value-type="float">
            <text:p>39403</text:p>
          </table:table-cell>
          <table:table-cell table:number-columns-repeated="1022"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float" office:value="39404" calcext:value-type="float">
            <text:p>39404</text:p>
          </table:table-cell>
          <table:table-cell table:number-columns-repeated="1022"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float" office:value="39405" calcext:value-type="float">
            <text:p>39405</text:p>
          </table:table-cell>
          <table:table-cell table:number-columns-repeated="1022"/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39406" calcext:value-type="float">
            <text:p>39406</text:p>
          </table:table-cell>
          <table:table-cell table:number-columns-repeated="1022"/>
        </table:table-row>
        <table:table-row table:style-name="ro1">
          <table:table-cell office:value-type="float" office:value="21627" calcext:value-type="float">
            <text:p>21627</text:p>
          </table:table-cell>
          <table:table-cell office:value-type="float" office:value="39407" calcext:value-type="float">
            <text:p>39407</text:p>
          </table:table-cell>
          <table:table-cell table:number-columns-repeated="1022"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float" office:value="39408" calcext:value-type="float">
            <text:p>39408</text:p>
          </table:table-cell>
          <table:table-cell table:number-columns-repeated="1022"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float" office:value="39409" calcext:value-type="float">
            <text:p>39409</text:p>
          </table:table-cell>
          <table:table-cell table:number-columns-repeated="1022"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float" office:value="39410" calcext:value-type="float">
            <text:p>39410</text:p>
          </table:table-cell>
          <table:table-cell table:number-columns-repeated="1022"/>
        </table:table-row>
        <table:table-row table:style-name="ro1">
          <table:table-cell office:value-type="float" office:value="21648" calcext:value-type="float">
            <text:p>21648</text:p>
          </table:table-cell>
          <table:table-cell office:value-type="float" office:value="39411" calcext:value-type="float">
            <text:p>39411</text:p>
          </table:table-cell>
          <table:table-cell table:number-columns-repeated="1022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float" office:value="39412" calcext:value-type="float">
            <text:p>39412</text:p>
          </table:table-cell>
          <table:table-cell table:number-columns-repeated="1022"/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float" office:value="39413" calcext:value-type="float">
            <text:p>39413</text:p>
          </table:table-cell>
          <table:table-cell table:number-columns-repeated="1022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float" office:value="39414" calcext:value-type="float">
            <text:p>39414</text:p>
          </table:table-cell>
          <table:table-cell table:number-columns-repeated="1022"/>
        </table:table-row>
        <table:table-row table:style-name="ro1">
          <table:table-cell office:value-type="float" office:value="21688" calcext:value-type="float">
            <text:p>21688</text:p>
          </table:table-cell>
          <table:table-cell office:value-type="float" office:value="39415" calcext:value-type="float">
            <text:p>39415</text:p>
          </table:table-cell>
          <table:table-cell table:number-columns-repeated="1022"/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39416" calcext:value-type="float">
            <text:p>39416</text:p>
          </table:table-cell>
          <table:table-cell table:number-columns-repeated="1022"/>
        </table:table-row>
        <table:table-row table:style-name="ro1">
          <table:table-cell office:value-type="float" office:value="21676" calcext:value-type="float">
            <text:p>21676</text:p>
          </table:table-cell>
          <table:table-cell office:value-type="float" office:value="39417" calcext:value-type="float">
            <text:p>39417</text:p>
          </table:table-cell>
          <table:table-cell table:number-columns-repeated="1022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39418" calcext:value-type="float">
            <text:p>39418</text:p>
          </table:table-cell>
          <table:table-cell table:number-columns-repeated="1022"/>
        </table:table-row>
        <table:table-row table:style-name="ro1">
          <table:table-cell office:value-type="float" office:value="21704" calcext:value-type="float">
            <text:p>21704</text:p>
          </table:table-cell>
          <table:table-cell office:value-type="float" office:value="39419" calcext:value-type="float">
            <text:p>39419</text:p>
          </table:table-cell>
          <table:table-cell table:number-columns-repeated="1022"/>
        </table:table-row>
        <table:table-row table:style-name="ro1">
          <table:table-cell office:value-type="float" office:value="21672" calcext:value-type="float">
            <text:p>21672</text:p>
          </table:table-cell>
          <table:table-cell office:value-type="float" office:value="39420" calcext:value-type="float">
            <text:p>39420</text:p>
          </table:table-cell>
          <table:table-cell table:number-columns-repeated="1022"/>
        </table:table-row>
        <table:table-row table:style-name="ro1">
          <table:table-cell office:value-type="float" office:value="21675" calcext:value-type="float">
            <text:p>21675</text:p>
          </table:table-cell>
          <table:table-cell office:value-type="float" office:value="39488" calcext:value-type="float">
            <text:p>39488</text:p>
          </table:table-cell>
          <table:table-cell table:number-columns-repeated="1022"/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39489" calcext:value-type="float">
            <text:p>39489</text:p>
          </table:table-cell>
          <table:table-cell table:number-columns-repeated="1022"/>
        </table:table-row>
        <table:table-row table:style-name="ro1">
          <table:table-cell office:value-type="float" office:value="21668" calcext:value-type="float">
            <text:p>21668</text:p>
          </table:table-cell>
          <table:table-cell office:value-type="float" office:value="39490" calcext:value-type="float">
            <text:p>39490</text:p>
          </table:table-cell>
          <table:table-cell table:number-columns-repeated="1022"/>
        </table:table-row>
        <table:table-row table:style-name="ro1">
          <table:table-cell office:value-type="float" office:value="21694" calcext:value-type="float">
            <text:p>21694</text:p>
          </table:table-cell>
          <table:table-cell office:value-type="float" office:value="39491" calcext:value-type="float">
            <text:p>39491</text:p>
          </table:table-cell>
          <table:table-cell table:number-columns-repeated="1022"/>
        </table:table-row>
        <table:table-row table:style-name="ro1">
          <table:table-cell office:value-type="float" office:value="21692" calcext:value-type="float">
            <text:p>21692</text:p>
          </table:table-cell>
          <table:table-cell office:value-type="float" office:value="39492" calcext:value-type="float">
            <text:p>39492</text:p>
          </table:table-cell>
          <table:table-cell table:number-columns-repeated="1022"/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39493" calcext:value-type="float">
            <text:p>39493</text:p>
          </table:table-cell>
          <table:table-cell table:number-columns-repeated="1022"/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float" office:value="39494" calcext:value-type="float">
            <text:p>39494</text:p>
          </table:table-cell>
          <table:table-cell table:number-columns-repeated="1022"/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39495" calcext:value-type="float">
            <text:p>39495</text:p>
          </table:table-cell>
          <table:table-cell table:number-columns-repeated="1022"/>
        </table:table-row>
        <table:table-row table:style-name="ro1">
          <table:table-cell office:value-type="float" office:value="21775" calcext:value-type="float">
            <text:p>21775</text:p>
          </table:table-cell>
          <table:table-cell office:value-type="float" office:value="39496" calcext:value-type="float">
            <text:p>39496</text:p>
          </table:table-cell>
          <table:table-cell table:number-columns-repeated="1022"/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39497" calcext:value-type="float">
            <text:p>39497</text:p>
          </table:table-cell>
          <table:table-cell table:number-columns-repeated="1022"/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float" office:value="39498" calcext:value-type="float">
            <text:p>39498</text:p>
          </table:table-cell>
          <table:table-cell table:number-columns-repeated="1022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float" office:value="39499" calcext:value-type="float">
            <text:p>39499</text:p>
          </table:table-cell>
          <table:table-cell table:number-columns-repeated="1022"/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float" office:value="39500" calcext:value-type="float">
            <text:p>39500</text:p>
          </table:table-cell>
          <table:table-cell table:number-columns-repeated="1022"/>
        </table:table-row>
        <table:table-row table:style-name="ro1">
          <table:table-cell office:value-type="float" office:value="21754" calcext:value-type="float">
            <text:p>21754</text:p>
          </table:table-cell>
          <table:table-cell office:value-type="float" office:value="39501" calcext:value-type="float">
            <text:p>39501</text:p>
          </table:table-cell>
          <table:table-cell table:number-columns-repeated="1022"/>
        </table:table-row>
        <table:table-row table:style-name="ro1">
          <table:table-cell office:value-type="float" office:value="21730" calcext:value-type="float">
            <text:p>21730</text:p>
          </table:table-cell>
          <table:table-cell office:value-type="float" office:value="39502" calcext:value-type="float">
            <text:p>39502</text:p>
          </table:table-cell>
          <table:table-cell table:number-columns-repeated="1022"/>
        </table:table-row>
        <table:table-row table:style-name="ro1">
          <table:table-cell office:value-type="float" office:value="21817" calcext:value-type="float">
            <text:p>21817</text:p>
          </table:table-cell>
          <table:table-cell office:value-type="float" office:value="39503" calcext:value-type="float">
            <text:p>39503</text:p>
          </table:table-cell>
          <table:table-cell table:number-columns-repeated="1022"/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float" office:value="39504" calcext:value-type="float">
            <text:p>39504</text:p>
          </table:table-cell>
          <table:table-cell table:number-columns-repeated="1022"/>
        </table:table-row>
        <table:table-row table:style-name="ro1">
          <table:table-cell office:value-type="float" office:value="21859" calcext:value-type="float">
            <text:p>21859</text:p>
          </table:table-cell>
          <table:table-cell office:value-type="float" office:value="39505" calcext:value-type="float">
            <text:p>39505</text:p>
          </table:table-cell>
          <table:table-cell table:number-columns-repeated="1022"/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float" office:value="39506" calcext:value-type="float">
            <text:p>39506</text:p>
          </table:table-cell>
          <table:table-cell table:number-columns-repeated="1022"/>
        </table:table-row>
        <table:table-row table:style-name="ro1">
          <table:table-cell office:value-type="float" office:value="21806" calcext:value-type="float">
            <text:p>21806</text:p>
          </table:table-cell>
          <table:table-cell office:value-type="float" office:value="39507" calcext:value-type="float">
            <text:p>39507</text:p>
          </table:table-cell>
          <table:table-cell table:number-columns-repeated="1022"/>
        </table:table-row>
        <table:table-row table:style-name="ro1">
          <table:table-cell office:value-type="float" office:value="21852" calcext:value-type="float">
            <text:p>21852</text:p>
          </table:table-cell>
          <table:table-cell office:value-type="float" office:value="39508" calcext:value-type="float">
            <text:p>39508</text:p>
          </table:table-cell>
          <table:table-cell table:number-columns-repeated="1022"/>
        </table:table-row>
        <table:table-row table:style-name="ro1">
          <table:table-cell office:value-type="float" office:value="21829" calcext:value-type="float">
            <text:p>21829</text:p>
          </table:table-cell>
          <table:table-cell office:value-type="float" office:value="39509" calcext:value-type="float">
            <text:p>39509</text:p>
          </table:table-cell>
          <table:table-cell table:number-columns-repeated="1022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float" office:value="39510" calcext:value-type="float">
            <text:p>39510</text:p>
          </table:table-cell>
          <table:table-cell table:number-columns-repeated="1022"/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float" office:value="39511" calcext:value-type="float">
            <text:p>39511</text:p>
          </table:table-cell>
          <table:table-cell table:number-columns-repeated="1022"/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float" office:value="39512" calcext:value-type="float">
            <text:p>39512</text:p>
          </table:table-cell>
          <table:table-cell table:number-columns-repeated="1022"/>
        </table:table-row>
        <table:table-row table:style-name="ro1">
          <table:table-cell office:value-type="float" office:value="21811" calcext:value-type="float">
            <text:p>21811</text:p>
          </table:table-cell>
          <table:table-cell office:value-type="float" office:value="39513" calcext:value-type="float">
            <text:p>39513</text:p>
          </table:table-cell>
          <table:table-cell table:number-columns-repeated="1022"/>
        </table:table-row>
        <table:table-row table:style-name="ro1">
          <table:table-cell office:value-type="float" office:value="21853" calcext:value-type="float">
            <text:p>21853</text:p>
          </table:table-cell>
          <table:table-cell office:value-type="float" office:value="39514" calcext:value-type="float">
            <text:p>39514</text:p>
          </table:table-cell>
          <table:table-cell table:number-columns-repeated="1022"/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float" office:value="39515" calcext:value-type="float">
            <text:p>39515</text:p>
          </table:table-cell>
          <table:table-cell table:number-columns-repeated="1022"/>
        </table:table-row>
        <table:table-row table:style-name="ro1">
          <table:table-cell office:value-type="float" office:value="21888" calcext:value-type="float">
            <text:p>21888</text:p>
          </table:table-cell>
          <table:table-cell office:value-type="float" office:value="39516" calcext:value-type="float">
            <text:p>39516</text:p>
          </table:table-cell>
          <table:table-cell table:number-columns-repeated="1022"/>
        </table:table-row>
        <table:table-row table:style-name="ro1">
          <table:table-cell office:value-type="float" office:value="21679" calcext:value-type="float">
            <text:p>21679</text:p>
          </table:table-cell>
          <table:table-cell office:value-type="float" office:value="39517" calcext:value-type="float">
            <text:p>39517</text:p>
          </table:table-cell>
          <table:table-cell table:number-columns-repeated="1022"/>
        </table:table-row>
        <table:table-row table:style-name="ro1">
          <table:table-cell office:value-type="float" office:value="21898" calcext:value-type="float">
            <text:p>21898</text:p>
          </table:table-cell>
          <table:table-cell office:value-type="float" office:value="39518" calcext:value-type="float">
            <text:p>39518</text:p>
          </table:table-cell>
          <table:table-cell table:number-columns-repeated="1022"/>
        </table:table-row>
        <table:table-row table:style-name="ro1">
          <table:table-cell office:value-type="float" office:value="21919" calcext:value-type="float">
            <text:p>21919</text:p>
          </table:table-cell>
          <table:table-cell office:value-type="float" office:value="39519" calcext:value-type="float">
            <text:p>39519</text:p>
          </table:table-cell>
          <table:table-cell table:number-columns-repeated="1022"/>
        </table:table-row>
        <table:table-row table:style-name="ro1">
          <table:table-cell office:value-type="float" office:value="21883" calcext:value-type="float">
            <text:p>21883</text:p>
          </table:table-cell>
          <table:table-cell office:value-type="float" office:value="39520" calcext:value-type="float">
            <text:p>39520</text:p>
          </table:table-cell>
          <table:table-cell table:number-columns-repeated="1022"/>
        </table:table-row>
        <table:table-row table:style-name="ro1">
          <table:table-cell office:value-type="float" office:value="21886" calcext:value-type="float">
            <text:p>21886</text:p>
          </table:table-cell>
          <table:table-cell office:value-type="float" office:value="39521" calcext:value-type="float">
            <text:p>39521</text:p>
          </table:table-cell>
          <table:table-cell table:number-columns-repeated="1022"/>
        </table:table-row>
        <table:table-row table:style-name="ro1">
          <table:table-cell office:value-type="float" office:value="21912" calcext:value-type="float">
            <text:p>21912</text:p>
          </table:table-cell>
          <table:table-cell office:value-type="float" office:value="39522" calcext:value-type="float">
            <text:p>39522</text:p>
          </table:table-cell>
          <table:table-cell table:number-columns-repeated="1022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39523" calcext:value-type="float">
            <text:p>39523</text:p>
          </table:table-cell>
          <table:table-cell table:number-columns-repeated="1022"/>
        </table:table-row>
        <table:table-row table:style-name="ro1">
          <table:table-cell office:value-type="float" office:value="21934" calcext:value-type="float">
            <text:p>21934</text:p>
          </table:table-cell>
          <table:table-cell office:value-type="float" office:value="39524" calcext:value-type="float">
            <text:p>39524</text:p>
          </table:table-cell>
          <table:table-cell table:number-columns-repeated="1022"/>
        </table:table-row>
        <table:table-row table:style-name="ro1">
          <table:table-cell office:value-type="float" office:value="21884" calcext:value-type="float">
            <text:p>21884</text:p>
          </table:table-cell>
          <table:table-cell office:value-type="float" office:value="39525" calcext:value-type="float">
            <text:p>39525</text:p>
          </table:table-cell>
          <table:table-cell table:number-columns-repeated="1022"/>
        </table:table-row>
        <table:table-row table:style-name="ro1">
          <table:table-cell office:value-type="float" office:value="21891" calcext:value-type="float">
            <text:p>21891</text:p>
          </table:table-cell>
          <table:table-cell office:value-type="float" office:value="39526" calcext:value-type="float">
            <text:p>39526</text:p>
          </table:table-cell>
          <table:table-cell table:number-columns-repeated="1022"/>
        </table:table-row>
        <table:table-row table:style-name="ro1">
          <table:table-cell office:value-type="float" office:value="21929" calcext:value-type="float">
            <text:p>21929</text:p>
          </table:table-cell>
          <table:table-cell office:value-type="float" office:value="39527" calcext:value-type="float">
            <text:p>39527</text:p>
          </table:table-cell>
          <table:table-cell table:number-columns-repeated="1022"/>
        </table:table-row>
        <table:table-row table:style-name="ro1">
          <table:table-cell office:value-type="float" office:value="21895" calcext:value-type="float">
            <text:p>21895</text:p>
          </table:table-cell>
          <table:table-cell office:value-type="float" office:value="39528" calcext:value-type="float">
            <text:p>39528</text:p>
          </table:table-cell>
          <table:table-cell table:number-columns-repeated="1022"/>
        </table:table-row>
        <table:table-row table:style-name="ro1">
          <table:table-cell office:value-type="float" office:value="21928" calcext:value-type="float">
            <text:p>21928</text:p>
          </table:table-cell>
          <table:table-cell office:value-type="float" office:value="39529" calcext:value-type="float">
            <text:p>39529</text:p>
          </table:table-cell>
          <table:table-cell table:number-columns-repeated="1022"/>
        </table:table-row>
        <table:table-row table:style-name="ro1">
          <table:table-cell office:value-type="float" office:value="21978" calcext:value-type="float">
            <text:p>21978</text:p>
          </table:table-cell>
          <table:table-cell office:value-type="float" office:value="39530" calcext:value-type="float">
            <text:p>39530</text:p>
          </table:table-cell>
          <table:table-cell table:number-columns-repeated="1022"/>
        </table:table-row>
        <table:table-row table:style-name="ro1">
          <table:table-cell office:value-type="float" office:value="21957" calcext:value-type="float">
            <text:p>21957</text:p>
          </table:table-cell>
          <table:table-cell office:value-type="float" office:value="39531" calcext:value-type="float">
            <text:p>39531</text:p>
          </table:table-cell>
          <table:table-cell table:number-columns-repeated="1022"/>
        </table:table-row>
        <table:table-row table:style-name="ro1">
          <table:table-cell office:value-type="float" office:value="21983" calcext:value-type="float">
            <text:p>21983</text:p>
          </table:table-cell>
          <table:table-cell office:value-type="float" office:value="39532" calcext:value-type="float">
            <text:p>39532</text:p>
          </table:table-cell>
          <table:table-cell table:number-columns-repeated="1022"/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39533" calcext:value-type="float">
            <text:p>39533</text:p>
          </table:table-cell>
          <table:table-cell table:number-columns-repeated="1022"/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39534" calcext:value-type="float">
            <text:p>39534</text:p>
          </table:table-cell>
          <table:table-cell table:number-columns-repeated="1022"/>
        </table:table-row>
        <table:table-row table:style-name="ro1">
          <table:table-cell office:value-type="float" office:value="21988" calcext:value-type="float">
            <text:p>21988</text:p>
          </table:table-cell>
          <table:table-cell office:value-type="float" office:value="39535" calcext:value-type="float">
            <text:p>39535</text:p>
          </table:table-cell>
          <table:table-cell table:number-columns-repeated="1022"/>
        </table:table-row>
        <table:table-row table:style-name="ro1">
          <table:table-cell office:value-type="float" office:value="21972" calcext:value-type="float">
            <text:p>21972</text:p>
          </table:table-cell>
          <table:table-cell office:value-type="float" office:value="39536" calcext:value-type="float">
            <text:p>39536</text:p>
          </table:table-cell>
          <table:table-cell table:number-columns-repeated="1022"/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float" office:value="39537" calcext:value-type="float">
            <text:p>39537</text:p>
          </table:table-cell>
          <table:table-cell table:number-columns-repeated="1022"/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39538" calcext:value-type="float">
            <text:p>39538</text:p>
          </table:table-cell>
          <table:table-cell table:number-columns-repeated="1022"/>
        </table:table-row>
        <table:table-row table:style-name="ro1">
          <table:table-cell office:value-type="float" office:value="22038" calcext:value-type="float">
            <text:p>22038</text:p>
          </table:table-cell>
          <table:table-cell office:value-type="float" office:value="39539" calcext:value-type="float">
            <text:p>39539</text:p>
          </table:table-cell>
          <table:table-cell table:number-columns-repeated="1022"/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39540" calcext:value-type="float">
            <text:p>39540</text:p>
          </table:table-cell>
          <table:table-cell table:number-columns-repeated="1022"/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39541" calcext:value-type="float">
            <text:p>39541</text:p>
          </table:table-cell>
          <table:table-cell table:number-columns-repeated="1022"/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float" office:value="39542" calcext:value-type="float">
            <text:p>39542</text:p>
          </table:table-cell>
          <table:table-cell table:number-columns-repeated="1022"/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39543" calcext:value-type="float">
            <text:p>39543</text:p>
          </table:table-cell>
          <table:table-cell table:number-columns-repeated="1022"/>
        </table:table-row>
        <table:table-row table:style-name="ro1">
          <table:table-cell office:value-type="float" office:value="22094" calcext:value-type="float">
            <text:p>22094</text:p>
          </table:table-cell>
          <table:table-cell office:value-type="float" office:value="39544" calcext:value-type="float">
            <text:p>39544</text:p>
          </table:table-cell>
          <table:table-cell table:number-columns-repeated="1022"/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float" office:value="39545" calcext:value-type="float">
            <text:p>39545</text:p>
          </table:table-cell>
          <table:table-cell table:number-columns-repeated="1022"/>
        </table:table-row>
        <table:table-row table:style-name="ro1">
          <table:table-cell office:value-type="float" office:value="29151" calcext:value-type="float">
            <text:p>29151</text:p>
          </table:table-cell>
          <table:table-cell office:value-type="float" office:value="39546" calcext:value-type="float">
            <text:p>39546</text:p>
          </table:table-cell>
          <table:table-cell table:number-columns-repeated="1022"/>
        </table:table-row>
        <table:table-row table:style-name="ro1">
          <table:table-cell office:value-type="float" office:value="22068" calcext:value-type="float">
            <text:p>22068</text:p>
          </table:table-cell>
          <table:table-cell office:value-type="float" office:value="39547" calcext:value-type="float">
            <text:p>39547</text:p>
          </table:table-cell>
          <table:table-cell table:number-columns-repeated="1022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39548" calcext:value-type="float">
            <text:p>39548</text:p>
          </table:table-cell>
          <table:table-cell table:number-columns-repeated="1022"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float" office:value="39549" calcext:value-type="float">
            <text:p>39549</text:p>
          </table:table-cell>
          <table:table-cell table:number-columns-repeated="1022"/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float" office:value="39550" calcext:value-type="float">
            <text:p>39550</text:p>
          </table:table-cell>
          <table:table-cell table:number-columns-repeated="1022"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float" office:value="39552" calcext:value-type="float">
            <text:p>39552</text:p>
          </table:table-cell>
          <table:table-cell table:number-columns-repeated="1022"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39553" calcext:value-type="float">
            <text:p>39553</text:p>
          </table:table-cell>
          <table:table-cell table:number-columns-repeated="1022"/>
        </table:table-row>
        <table:table-row table:style-name="ro1">
          <table:table-cell office:value-type="float" office:value="22063" calcext:value-type="float">
            <text:p>22063</text:p>
          </table:table-cell>
          <table:table-cell office:value-type="float" office:value="39554" calcext:value-type="float">
            <text:p>39554</text:p>
          </table:table-cell>
          <table:table-cell table:number-columns-repeated="1022"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float" office:value="39555" calcext:value-type="float">
            <text:p>39555</text:p>
          </table:table-cell>
          <table:table-cell table:number-columns-repeated="1022"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39556" calcext:value-type="float">
            <text:p>39556</text:p>
          </table:table-cell>
          <table:table-cell table:number-columns-repeated="1022"/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39557" calcext:value-type="float">
            <text:p>39557</text:p>
          </table:table-cell>
          <table:table-cell table:number-columns-repeated="1022"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float" office:value="39558" calcext:value-type="float">
            <text:p>39558</text:p>
          </table:table-cell>
          <table:table-cell table:number-columns-repeated="1022"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float" office:value="39559" calcext:value-type="float">
            <text:p>39559</text:p>
          </table:table-cell>
          <table:table-cell table:number-columns-repeated="1022"/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39560" calcext:value-type="float">
            <text:p>39560</text:p>
          </table:table-cell>
          <table:table-cell table:number-columns-repeated="1022"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float" office:value="39561" calcext:value-type="float">
            <text:p>39561</text:p>
          </table:table-cell>
          <table:table-cell table:number-columns-repeated="1022"/>
        </table:table-row>
        <table:table-row table:style-name="ro1">
          <table:table-cell office:value-type="float" office:value="22159" calcext:value-type="float">
            <text:p>22159</text:p>
          </table:table-cell>
          <table:table-cell office:value-type="float" office:value="39562" calcext:value-type="float">
            <text:p>39562</text:p>
          </table:table-cell>
          <table:table-cell table:number-columns-repeated="1022"/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39563" calcext:value-type="float">
            <text:p>39563</text:p>
          </table:table-cell>
          <table:table-cell table:number-columns-repeated="1022"/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39564" calcext:value-type="float">
            <text:p>39564</text:p>
          </table:table-cell>
          <table:table-cell table:number-columns-repeated="1022"/>
        </table:table-row>
        <table:table-row table:style-name="ro1">
          <table:table-cell office:value-type="float" office:value="22198" calcext:value-type="float">
            <text:p>22198</text:p>
          </table:table-cell>
          <table:table-cell office:value-type="float" office:value="39565" calcext:value-type="float">
            <text:p>39565</text:p>
          </table:table-cell>
          <table:table-cell table:number-columns-repeated="1022"/>
        </table:table-row>
        <table:table-row table:style-name="ro1">
          <table:table-cell office:value-type="float" office:value="22196" calcext:value-type="float">
            <text:p>22196</text:p>
          </table:table-cell>
          <table:table-cell office:value-type="float" office:value="39566" calcext:value-type="float">
            <text:p>39566</text:p>
          </table:table-cell>
          <table:table-cell table:number-columns-repeated="1022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39567" calcext:value-type="float">
            <text:p>39567</text:p>
          </table:table-cell>
          <table:table-cell table:number-columns-repeated="1022"/>
        </table:table-row>
        <table:table-row table:style-name="ro1">
          <table:table-cell office:value-type="float" office:value="22204" calcext:value-type="float">
            <text:p>22204</text:p>
          </table:table-cell>
          <table:table-cell office:value-type="float" office:value="39568" calcext:value-type="float">
            <text:p>39568</text:p>
          </table:table-cell>
          <table:table-cell table:number-columns-repeated="1022"/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float" office:value="39569" calcext:value-type="float">
            <text:p>39569</text:p>
          </table:table-cell>
          <table:table-cell table:number-columns-repeated="1022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39570" calcext:value-type="float">
            <text:p>39570</text:p>
          </table:table-cell>
          <table:table-cell table:number-columns-repeated="1022"/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39571" calcext:value-type="float">
            <text:p>39571</text:p>
          </table:table-cell>
          <table:table-cell table:number-columns-repeated="1022"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float" office:value="39572" calcext:value-type="float">
            <text:p>39572</text:p>
          </table:table-cell>
          <table:table-cell table:number-columns-repeated="1022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39573" calcext:value-type="float">
            <text:p>39573</text:p>
          </table:table-cell>
          <table:table-cell table:number-columns-repeated="1022"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float" office:value="39574" calcext:value-type="float">
            <text:p>39574</text:p>
          </table:table-cell>
          <table:table-cell table:number-columns-repeated="1022"/>
        </table:table-row>
        <table:table-row table:style-name="ro1">
          <table:table-cell office:value-type="float" office:value="22227" calcext:value-type="float">
            <text:p>22227</text:p>
          </table:table-cell>
          <table:table-cell office:value-type="float" office:value="39575" calcext:value-type="float">
            <text:p>39575</text:p>
          </table:table-cell>
          <table:table-cell table:number-columns-repeated="1022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float" office:value="39576" calcext:value-type="float">
            <text:p>39576</text:p>
          </table:table-cell>
          <table:table-cell table:number-columns-repeated="1022"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float" office:value="39577" calcext:value-type="float">
            <text:p>39577</text:p>
          </table:table-cell>
          <table:table-cell table:number-columns-repeated="1022"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float" office:value="39578" calcext:value-type="float">
            <text:p>39578</text:p>
          </table:table-cell>
          <table:table-cell table:number-columns-repeated="1022"/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39579" calcext:value-type="float">
            <text:p>39579</text:p>
          </table:table-cell>
          <table:table-cell table:number-columns-repeated="1022"/>
        </table:table-row>
        <table:table-row table:style-name="ro1">
          <table:table-cell office:value-type="float" office:value="22271" calcext:value-type="float">
            <text:p>22271</text:p>
          </table:table-cell>
          <table:table-cell office:value-type="float" office:value="39580" calcext:value-type="float">
            <text:p>39580</text:p>
          </table:table-cell>
          <table:table-cell table:number-columns-repeated="1022"/>
        </table:table-row>
        <table:table-row table:style-name="ro1">
          <table:table-cell office:value-type="float" office:value="22276" calcext:value-type="float">
            <text:p>22276</text:p>
          </table:table-cell>
          <table:table-cell office:value-type="float" office:value="39581" calcext:value-type="float">
            <text:p>39581</text:p>
          </table:table-cell>
          <table:table-cell table:number-columns-repeated="1022"/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39582" calcext:value-type="float">
            <text:p>39582</text:p>
          </table:table-cell>
          <table:table-cell table:number-columns-repeated="1022"/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39583" calcext:value-type="float">
            <text:p>39583</text:p>
          </table:table-cell>
          <table:table-cell table:number-columns-repeated="1022"/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float" office:value="39584" calcext:value-type="float">
            <text:p>39584</text:p>
          </table:table-cell>
          <table:table-cell table:number-columns-repeated="1022"/>
        </table:table-row>
        <table:table-row table:style-name="ro1">
          <table:table-cell office:value-type="float" office:value="22285" calcext:value-type="float">
            <text:p>22285</text:p>
          </table:table-cell>
          <table:table-cell office:value-type="float" office:value="39585" calcext:value-type="float">
            <text:p>39585</text:p>
          </table:table-cell>
          <table:table-cell table:number-columns-repeated="1022"/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float" office:value="39586" calcext:value-type="float">
            <text:p>39586</text:p>
          </table:table-cell>
          <table:table-cell table:number-columns-repeated="1022"/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39587" calcext:value-type="float">
            <text:p>39587</text:p>
          </table:table-cell>
          <table:table-cell table:number-columns-repeated="1022"/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39588" calcext:value-type="float">
            <text:p>39588</text:p>
          </table:table-cell>
          <table:table-cell table:number-columns-repeated="1022"/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39589" calcext:value-type="float">
            <text:p>39589</text:p>
          </table:table-cell>
          <table:table-cell table:number-columns-repeated="1022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39590" calcext:value-type="float">
            <text:p>39590</text:p>
          </table:table-cell>
          <table:table-cell table:number-columns-repeated="1022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39591" calcext:value-type="float">
            <text:p>39591</text:p>
          </table:table-cell>
          <table:table-cell table:number-columns-repeated="1022"/>
        </table:table-row>
        <table:table-row table:style-name="ro1">
          <table:table-cell office:value-type="float" office:value="22327" calcext:value-type="float">
            <text:p>22327</text:p>
          </table:table-cell>
          <table:table-cell office:value-type="float" office:value="39592" calcext:value-type="float">
            <text:p>39592</text:p>
          </table:table-cell>
          <table:table-cell table:number-columns-repeated="1022"/>
        </table:table-row>
        <table:table-row table:style-name="ro1">
          <table:table-cell office:value-type="float" office:value="22328" calcext:value-type="float">
            <text:p>22328</text:p>
          </table:table-cell>
          <table:table-cell office:value-type="float" office:value="39593" calcext:value-type="float">
            <text:p>39593</text:p>
          </table:table-cell>
          <table:table-cell table:number-columns-repeated="1022"/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39594" calcext:value-type="float">
            <text:p>39594</text:p>
          </table:table-cell>
          <table:table-cell table:number-columns-repeated="1022"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float" office:value="39595" calcext:value-type="float">
            <text:p>39595</text:p>
          </table:table-cell>
          <table:table-cell table:number-columns-repeated="1022"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39596" calcext:value-type="float">
            <text:p>39596</text:p>
          </table:table-cell>
          <table:table-cell table:number-columns-repeated="1022"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39597" calcext:value-type="float">
            <text:p>39597</text:p>
          </table:table-cell>
          <table:table-cell table:number-columns-repeated="1022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float" office:value="39598" calcext:value-type="float">
            <text:p>39598</text:p>
          </table:table-cell>
          <table:table-cell table:number-columns-repeated="1022"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39599" calcext:value-type="float">
            <text:p>39599</text:p>
          </table:table-cell>
          <table:table-cell table:number-columns-repeated="1022"/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float" office:value="39600" calcext:value-type="float">
            <text:p>39600</text:p>
          </table:table-cell>
          <table:table-cell table:number-columns-repeated="1022"/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float" office:value="39601" calcext:value-type="float">
            <text:p>39601</text:p>
          </table:table-cell>
          <table:table-cell table:number-columns-repeated="1022"/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float" office:value="39602" calcext:value-type="float">
            <text:p>39602</text:p>
          </table:table-cell>
          <table:table-cell table:number-columns-repeated="1022"/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float" office:value="39603" calcext:value-type="float">
            <text:p>39603</text:p>
          </table:table-cell>
          <table:table-cell table:number-columns-repeated="1022"/>
        </table:table-row>
        <table:table-row table:style-name="ro1">
          <table:table-cell office:value-type="float" office:value="22419" calcext:value-type="float">
            <text:p>22419</text:p>
          </table:table-cell>
          <table:table-cell office:value-type="float" office:value="39604" calcext:value-type="float">
            <text:p>39604</text:p>
          </table:table-cell>
          <table:table-cell table:number-columns-repeated="1022"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float" office:value="39605" calcext:value-type="float">
            <text:p>39605</text:p>
          </table:table-cell>
          <table:table-cell table:number-columns-repeated="1022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39606" calcext:value-type="float">
            <text:p>39606</text:p>
          </table:table-cell>
          <table:table-cell table:number-columns-repeated="1022"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float" office:value="39607" calcext:value-type="float">
            <text:p>39607</text:p>
          </table:table-cell>
          <table:table-cell table:number-columns-repeated="1022"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39608" calcext:value-type="float">
            <text:p>39608</text:p>
          </table:table-cell>
          <table:table-cell table:number-columns-repeated="1022"/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float" office:value="39609" calcext:value-type="float">
            <text:p>39609</text:p>
          </table:table-cell>
          <table:table-cell table:number-columns-repeated="1022"/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float" office:value="39610" calcext:value-type="float">
            <text:p>39610</text:p>
          </table:table-cell>
          <table:table-cell table:number-columns-repeated="1022"/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39611" calcext:value-type="float">
            <text:p>39611</text:p>
          </table:table-cell>
          <table:table-cell table:number-columns-repeated="1022"/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39612" calcext:value-type="float">
            <text:p>39612</text:p>
          </table:table-cell>
          <table:table-cell table:number-columns-repeated="1022"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39613" calcext:value-type="float">
            <text:p>39613</text:p>
          </table:table-cell>
          <table:table-cell table:number-columns-repeated="1022"/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float" office:value="39614" calcext:value-type="float">
            <text:p>39614</text:p>
          </table:table-cell>
          <table:table-cell table:number-columns-repeated="1022"/>
        </table:table-row>
        <table:table-row table:style-name="ro1">
          <table:table-cell office:value-type="float" office:value="22538" calcext:value-type="float">
            <text:p>22538</text:p>
          </table:table-cell>
          <table:table-cell office:value-type="float" office:value="39615" calcext:value-type="float">
            <text:p>39615</text:p>
          </table:table-cell>
          <table:table-cell table:number-columns-repeated="1022"/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float" office:value="39616" calcext:value-type="float">
            <text:p>39616</text:p>
          </table:table-cell>
          <table:table-cell table:number-columns-repeated="1022"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39617" calcext:value-type="float">
            <text:p>39617</text:p>
          </table:table-cell>
          <table:table-cell table:number-columns-repeated="1022"/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float" office:value="39618" calcext:value-type="float">
            <text:p>39618</text:p>
          </table:table-cell>
          <table:table-cell table:number-columns-repeated="1022"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float" office:value="39619" calcext:value-type="float">
            <text:p>39619</text:p>
          </table:table-cell>
          <table:table-cell table:number-columns-repeated="1022"/>
        </table:table-row>
        <table:table-row table:style-name="ro1">
          <table:table-cell office:value-type="float" office:value="22557" calcext:value-type="float">
            <text:p>22557</text:p>
          </table:table-cell>
          <table:table-cell office:value-type="float" office:value="39620" calcext:value-type="float">
            <text:p>39620</text:p>
          </table:table-cell>
          <table:table-cell table:number-columns-repeated="1022"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float" office:value="39621" calcext:value-type="float">
            <text:p>39621</text:p>
          </table:table-cell>
          <table:table-cell table:number-columns-repeated="1022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39622" calcext:value-type="float">
            <text:p>39622</text:p>
          </table:table-cell>
          <table:table-cell table:number-columns-repeated="1022"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39623" calcext:value-type="float">
            <text:p>39623</text:p>
          </table:table-cell>
          <table:table-cell table:number-columns-repeated="1022"/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float" office:value="39624" calcext:value-type="float">
            <text:p>39624</text:p>
          </table:table-cell>
          <table:table-cell table:number-columns-repeated="1022"/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39625" calcext:value-type="float">
            <text:p>39625</text:p>
          </table:table-cell>
          <table:table-cell table:number-columns-repeated="1022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float" office:value="39626" calcext:value-type="float">
            <text:p>39626</text:p>
          </table:table-cell>
          <table:table-cell table:number-columns-repeated="1022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39627" calcext:value-type="float">
            <text:p>39627</text:p>
          </table:table-cell>
          <table:table-cell table:number-columns-repeated="1022"/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float" office:value="39628" calcext:value-type="float">
            <text:p>39628</text:p>
          </table:table-cell>
          <table:table-cell table:number-columns-repeated="1022"/>
        </table:table-row>
        <table:table-row table:style-name="ro1">
          <table:table-cell office:value-type="float" office:value="22649" calcext:value-type="float">
            <text:p>22649</text:p>
          </table:table-cell>
          <table:table-cell office:value-type="float" office:value="39629" calcext:value-type="float">
            <text:p>39629</text:p>
          </table:table-cell>
          <table:table-cell table:number-columns-repeated="1022"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float" office:value="39630" calcext:value-type="float">
            <text:p>39630</text:p>
          </table:table-cell>
          <table:table-cell table:number-columns-repeated="1022"/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float" office:value="39631" calcext:value-type="float">
            <text:p>39631</text:p>
          </table:table-cell>
          <table:table-cell table:number-columns-repeated="1022"/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float" office:value="39632" calcext:value-type="float">
            <text:p>39632</text:p>
          </table:table-cell>
          <table:table-cell table:number-columns-repeated="1022"/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float" office:value="39633" calcext:value-type="float">
            <text:p>39633</text:p>
          </table:table-cell>
          <table:table-cell table:number-columns-repeated="1022"/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float" office:value="39634" calcext:value-type="float">
            <text:p>39634</text:p>
          </table:table-cell>
          <table:table-cell table:number-columns-repeated="1022"/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39635" calcext:value-type="float">
            <text:p>39635</text:p>
          </table:table-cell>
          <table:table-cell table:number-columns-repeated="1022"/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float" office:value="39636" calcext:value-type="float">
            <text:p>39636</text:p>
          </table:table-cell>
          <table:table-cell table:number-columns-repeated="1022"/>
        </table:table-row>
        <table:table-row table:style-name="ro1">
          <table:table-cell office:value-type="float" office:value="22712" calcext:value-type="float">
            <text:p>22712</text:p>
          </table:table-cell>
          <table:table-cell office:value-type="float" office:value="39637" calcext:value-type="float">
            <text:p>39637</text:p>
          </table:table-cell>
          <table:table-cell table:number-columns-repeated="1022"/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39638" calcext:value-type="float">
            <text:p>39638</text:p>
          </table:table-cell>
          <table:table-cell table:number-columns-repeated="1022"/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39639" calcext:value-type="float">
            <text:p>39639</text:p>
          </table:table-cell>
          <table:table-cell table:number-columns-repeated="1022"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float" office:value="39640" calcext:value-type="float">
            <text:p>39640</text:p>
          </table:table-cell>
          <table:table-cell table:number-columns-repeated="1022"/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float" office:value="39641" calcext:value-type="float">
            <text:p>39641</text:p>
          </table:table-cell>
          <table:table-cell table:number-columns-repeated="1022"/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float" office:value="39642" calcext:value-type="float">
            <text:p>39642</text:p>
          </table:table-cell>
          <table:table-cell table:number-columns-repeated="1022"/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float" office:value="39643" calcext:value-type="float">
            <text:p>39643</text:p>
          </table:table-cell>
          <table:table-cell table:number-columns-repeated="1022"/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float" office:value="39644" calcext:value-type="float">
            <text:p>39644</text:p>
          </table:table-cell>
          <table:table-cell table:number-columns-repeated="1022"/>
        </table:table-row>
        <table:table-row table:style-name="ro1">
          <table:table-cell office:value-type="float" office:value="22757" calcext:value-type="float">
            <text:p>22757</text:p>
          </table:table-cell>
          <table:table-cell office:value-type="float" office:value="39645" calcext:value-type="float">
            <text:p>39645</text:p>
          </table:table-cell>
          <table:table-cell table:number-columns-repeated="102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39646" calcext:value-type="float">
            <text:p>39646</text:p>
          </table:table-cell>
          <table:table-cell table:number-columns-repeated="1022"/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39647" calcext:value-type="float">
            <text:p>39647</text:p>
          </table:table-cell>
          <table:table-cell table:number-columns-repeated="1022"/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float" office:value="39648" calcext:value-type="float">
            <text:p>39648</text:p>
          </table:table-cell>
          <table:table-cell table:number-columns-repeated="1022"/>
        </table:table-row>
        <table:table-row table:style-name="ro1">
          <table:table-cell office:value-type="float" office:value="22767" calcext:value-type="float">
            <text:p>22767</text:p>
          </table:table-cell>
          <table:table-cell office:value-type="float" office:value="39649" calcext:value-type="float">
            <text:p>39649</text:p>
          </table:table-cell>
          <table:table-cell table:number-columns-repeated="1022"/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float" office:value="39650" calcext:value-type="float">
            <text:p>39650</text:p>
          </table:table-cell>
          <table:table-cell table:number-columns-repeated="1022"/>
        </table:table-row>
        <table:table-row table:style-name="ro1">
          <table:table-cell office:value-type="float" office:value="22777" calcext:value-type="float">
            <text:p>22777</text:p>
          </table:table-cell>
          <table:table-cell office:value-type="float" office:value="39651" calcext:value-type="float">
            <text:p>39651</text:p>
          </table:table-cell>
          <table:table-cell table:number-columns-repeated="1022"/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float" office:value="39652" calcext:value-type="float">
            <text:p>39652</text:p>
          </table:table-cell>
          <table:table-cell table:number-columns-repeated="1022"/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39653" calcext:value-type="float">
            <text:p>39653</text:p>
          </table:table-cell>
          <table:table-cell table:number-columns-repeated="1022"/>
        </table:table-row>
        <table:table-row table:style-name="ro1">
          <table:table-cell office:value-type="float" office:value="22781" calcext:value-type="float">
            <text:p>22781</text:p>
          </table:table-cell>
          <table:table-cell office:value-type="float" office:value="39654" calcext:value-type="float">
            <text:p>39654</text:p>
          </table:table-cell>
          <table:table-cell table:number-columns-repeated="1022"/>
        </table:table-row>
        <table:table-row table:style-name="ro1">
          <table:table-cell office:value-type="float" office:value="22786" calcext:value-type="float">
            <text:p>22786</text:p>
          </table:table-cell>
          <table:table-cell office:value-type="float" office:value="39655" calcext:value-type="float">
            <text:p>39655</text:p>
          </table:table-cell>
          <table:table-cell table:number-columns-repeated="1022"/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39656" calcext:value-type="float">
            <text:p>39656</text:p>
          </table:table-cell>
          <table:table-cell table:number-columns-repeated="1022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9657" calcext:value-type="float">
            <text:p>39657</text:p>
          </table:table-cell>
          <table:table-cell table:number-columns-repeated="1022"/>
        </table:table-row>
        <table:table-row table:style-name="ro1">
          <table:table-cell office:value-type="float" office:value="22811" calcext:value-type="float">
            <text:p>22811</text:p>
          </table:table-cell>
          <table:table-cell office:value-type="float" office:value="39658" calcext:value-type="float">
            <text:p>39658</text:p>
          </table:table-cell>
          <table:table-cell table:number-columns-repeated="1022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39659" calcext:value-type="float">
            <text:p>39659</text:p>
          </table:table-cell>
          <table:table-cell table:number-columns-repeated="1022"/>
        </table:table-row>
        <table:table-row table:style-name="ro1">
          <table:table-cell office:value-type="float" office:value="22821" calcext:value-type="float">
            <text:p>22821</text:p>
          </table:table-cell>
          <table:table-cell office:value-type="float" office:value="39660" calcext:value-type="float">
            <text:p>39660</text:p>
          </table:table-cell>
          <table:table-cell table:number-columns-repeated="1022"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39661" calcext:value-type="float">
            <text:p>39661</text:p>
          </table:table-cell>
          <table:table-cell table:number-columns-repeated="1022"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39662" calcext:value-type="float">
            <text:p>39662</text:p>
          </table:table-cell>
          <table:table-cell table:number-columns-repeated="1022"/>
        </table:table-row>
        <table:table-row table:style-name="ro1">
          <table:table-cell office:value-type="float" office:value="22834" calcext:value-type="float">
            <text:p>22834</text:p>
          </table:table-cell>
          <table:table-cell office:value-type="float" office:value="39663" calcext:value-type="float">
            <text:p>39663</text:p>
          </table:table-cell>
          <table:table-cell table:number-columns-repeated="1022"/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39664" calcext:value-type="float">
            <text:p>39664</text:p>
          </table:table-cell>
          <table:table-cell table:number-columns-repeated="1022"/>
        </table:table-row>
        <table:table-row table:style-name="ro1">
          <table:table-cell office:value-type="float" office:value="22846" calcext:value-type="float">
            <text:p>22846</text:p>
          </table:table-cell>
          <table:table-cell office:value-type="float" office:value="39665" calcext:value-type="float">
            <text:p>39665</text:p>
          </table:table-cell>
          <table:table-cell table:number-columns-repeated="1022"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float" office:value="39666" calcext:value-type="float">
            <text:p>39666</text:p>
          </table:table-cell>
          <table:table-cell table:number-columns-repeated="1022"/>
        </table:table-row>
        <table:table-row table:style-name="ro1">
          <table:table-cell office:value-type="float" office:value="22869" calcext:value-type="float">
            <text:p>22869</text:p>
          </table:table-cell>
          <table:table-cell office:value-type="float" office:value="39667" calcext:value-type="float">
            <text:p>39667</text:p>
          </table:table-cell>
          <table:table-cell table:number-columns-repeated="1022"/>
        </table:table-row>
        <table:table-row table:style-name="ro1">
          <table:table-cell office:value-type="float" office:value="22864" calcext:value-type="float">
            <text:p>22864</text:p>
          </table:table-cell>
          <table:table-cell office:value-type="float" office:value="39668" calcext:value-type="float">
            <text:p>39668</text:p>
          </table:table-cell>
          <table:table-cell table:number-columns-repeated="1022"/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39669" calcext:value-type="float">
            <text:p>39669</text:p>
          </table:table-cell>
          <table:table-cell table:number-columns-repeated="1022"/>
        </table:table-row>
        <table:table-row table:style-name="ro1">
          <table:table-cell office:value-type="float" office:value="22874" calcext:value-type="float">
            <text:p>22874</text:p>
          </table:table-cell>
          <table:table-cell office:value-type="float" office:value="39670" calcext:value-type="float">
            <text:p>39670</text:p>
          </table:table-cell>
          <table:table-cell table:number-columns-repeated="1022"/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39671" calcext:value-type="float">
            <text:p>39671</text:p>
          </table:table-cell>
          <table:table-cell table:number-columns-repeated="1022"/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39672" calcext:value-type="float">
            <text:p>39672</text:p>
          </table:table-cell>
          <table:table-cell table:number-columns-repeated="1022"/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float" office:value="39673" calcext:value-type="float">
            <text:p>39673</text:p>
          </table:table-cell>
          <table:table-cell table:number-columns-repeated="1022"/>
        </table:table-row>
        <table:table-row table:style-name="ro1">
          <table:table-cell office:value-type="float" office:value="22887" calcext:value-type="float">
            <text:p>22887</text:p>
          </table:table-cell>
          <table:table-cell office:value-type="float" office:value="39674" calcext:value-type="float">
            <text:p>39674</text:p>
          </table:table-cell>
          <table:table-cell table:number-columns-repeated="1022"/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39675" calcext:value-type="float">
            <text:p>39675</text:p>
          </table:table-cell>
          <table:table-cell table:number-columns-repeated="1022"/>
        </table:table-row>
        <table:table-row table:style-name="ro1">
          <table:table-cell office:value-type="float" office:value="22889" calcext:value-type="float">
            <text:p>22889</text:p>
          </table:table-cell>
          <table:table-cell office:value-type="float" office:value="39676" calcext:value-type="float">
            <text:p>39676</text:p>
          </table:table-cell>
          <table:table-cell table:number-columns-repeated="1022"/>
        </table:table-row>
        <table:table-row table:style-name="ro1">
          <table:table-cell office:value-type="float" office:value="22904" calcext:value-type="float">
            <text:p>22904</text:p>
          </table:table-cell>
          <table:table-cell office:value-type="float" office:value="39744" calcext:value-type="float">
            <text:p>39744</text:p>
          </table:table-cell>
          <table:table-cell table:number-columns-repeated="1022"/>
        </table:table-row>
        <table:table-row table:style-name="ro1">
          <table:table-cell office:value-type="float" office:value="22913" calcext:value-type="float">
            <text:p>22913</text:p>
          </table:table-cell>
          <table:table-cell office:value-type="float" office:value="39745" calcext:value-type="float">
            <text:p>39745</text:p>
          </table:table-cell>
          <table:table-cell table:number-columns-repeated="1022"/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39746" calcext:value-type="float">
            <text:p>39746</text:p>
          </table:table-cell>
          <table:table-cell table:number-columns-repeated="1022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float" office:value="39747" calcext:value-type="float">
            <text:p>39747</text:p>
          </table:table-cell>
          <table:table-cell table:number-columns-repeated="1022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float" office:value="39748" calcext:value-type="float">
            <text:p>39748</text:p>
          </table:table-cell>
          <table:table-cell table:number-columns-repeated="1022"/>
        </table:table-row>
        <table:table-row table:style-name="ro1">
          <table:table-cell office:value-type="float" office:value="22947" calcext:value-type="float">
            <text:p>22947</text:p>
          </table:table-cell>
          <table:table-cell office:value-type="float" office:value="39749" calcext:value-type="float">
            <text:p>39749</text:p>
          </table:table-cell>
          <table:table-cell table:number-columns-repeated="1022"/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39750" calcext:value-type="float">
            <text:p>39750</text:p>
          </table:table-cell>
          <table:table-cell table:number-columns-repeated="1022"/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39751" calcext:value-type="float">
            <text:p>39751</text:p>
          </table:table-cell>
          <table:table-cell table:number-columns-repeated="1022"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39752" calcext:value-type="float">
            <text:p>39752</text:p>
          </table:table-cell>
          <table:table-cell table:number-columns-repeated="1022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float" office:value="39753" calcext:value-type="float">
            <text:p>39753</text:p>
          </table:table-cell>
          <table:table-cell table:number-columns-repeated="1022"/>
        </table:table-row>
        <table:table-row table:style-name="ro1">
          <table:table-cell office:value-type="float" office:value="22925" calcext:value-type="float">
            <text:p>22925</text:p>
          </table:table-cell>
          <table:table-cell office:value-type="float" office:value="39754" calcext:value-type="float">
            <text:p>39754</text:p>
          </table:table-cell>
          <table:table-cell table:number-columns-repeated="1022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39755" calcext:value-type="float">
            <text:p>39755</text:p>
          </table:table-cell>
          <table:table-cell table:number-columns-repeated="1022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39756" calcext:value-type="float">
            <text:p>39756</text:p>
          </table:table-cell>
          <table:table-cell table:number-columns-repeated="1022"/>
        </table:table-row>
        <table:table-row table:style-name="ro1">
          <table:table-cell office:value-type="float" office:value="23077" calcext:value-type="float">
            <text:p>23077</text:p>
          </table:table-cell>
          <table:table-cell office:value-type="float" office:value="39757" calcext:value-type="float">
            <text:p>39757</text:p>
          </table:table-cell>
          <table:table-cell table:number-columns-repeated="1022"/>
        </table:table-row>
        <table:table-row table:style-name="ro1">
          <table:table-cell office:value-type="float" office:value="23071" calcext:value-type="float">
            <text:p>23071</text:p>
          </table:table-cell>
          <table:table-cell office:value-type="float" office:value="39758" calcext:value-type="float">
            <text:p>39758</text:p>
          </table:table-cell>
          <table:table-cell table:number-columns-repeated="1022"/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float" office:value="39759" calcext:value-type="float">
            <text:p>39759</text:p>
          </table:table-cell>
          <table:table-cell table:number-columns-repeated="1022"/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float" office:value="39760" calcext:value-type="float">
            <text:p>39760</text:p>
          </table:table-cell>
          <table:table-cell table:number-columns-repeated="1022"/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float" office:value="39761" calcext:value-type="float">
            <text:p>39761</text:p>
          </table:table-cell>
          <table:table-cell table:number-columns-repeated="1022"/>
        </table:table-row>
        <table:table-row table:style-name="ro1">
          <table:table-cell office:value-type="float" office:value="23066" calcext:value-type="float">
            <text:p>23066</text:p>
          </table:table-cell>
          <table:table-cell office:value-type="float" office:value="39762" calcext:value-type="float">
            <text:p>39762</text:p>
          </table:table-cell>
          <table:table-cell table:number-columns-repeated="1022"/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float" office:value="39763" calcext:value-type="float">
            <text:p>39763</text:p>
          </table:table-cell>
          <table:table-cell table:number-columns-repeated="1022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39764" calcext:value-type="float">
            <text:p>39764</text:p>
          </table:table-cell>
          <table:table-cell table:number-columns-repeated="1022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39765" calcext:value-type="float">
            <text:p>39765</text:p>
          </table:table-cell>
          <table:table-cell table:number-columns-repeated="1022"/>
        </table:table-row>
        <table:table-row table:style-name="ro1">
          <table:table-cell office:value-type="float" office:value="23093" calcext:value-type="float">
            <text:p>23093</text:p>
          </table:table-cell>
          <table:table-cell office:value-type="float" office:value="39766" calcext:value-type="float">
            <text:p>39766</text:p>
          </table:table-cell>
          <table:table-cell table:number-columns-repeated="1022"/>
        </table:table-row>
        <table:table-row table:style-name="ro1">
          <table:table-cell office:value-type="float" office:value="23094" calcext:value-type="float">
            <text:p>23094</text:p>
          </table:table-cell>
          <table:table-cell office:value-type="float" office:value="39767" calcext:value-type="float">
            <text:p>39767</text:p>
          </table:table-cell>
          <table:table-cell table:number-columns-repeated="1022"/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float" office:value="39768" calcext:value-type="float">
            <text:p>39768</text:p>
          </table:table-cell>
          <table:table-cell table:number-columns-repeated="1022"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float" office:value="39769" calcext:value-type="float">
            <text:p>39769</text:p>
          </table:table-cell>
          <table:table-cell table:number-columns-repeated="1022"/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39770" calcext:value-type="float">
            <text:p>39770</text:p>
          </table:table-cell>
          <table:table-cell table:number-columns-repeated="1022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float" office:value="39771" calcext:value-type="float">
            <text:p>39771</text:p>
          </table:table-cell>
          <table:table-cell table:number-columns-repeated="1022"/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39772" calcext:value-type="float">
            <text:p>39772</text:p>
          </table:table-cell>
          <table:table-cell table:number-columns-repeated="1022"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float" office:value="39773" calcext:value-type="float">
            <text:p>39773</text:p>
          </table:table-cell>
          <table:table-cell table:number-columns-repeated="1022"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float" office:value="39774" calcext:value-type="float">
            <text:p>39774</text:p>
          </table:table-cell>
          <table:table-cell table:number-columns-repeated="1022"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39775" calcext:value-type="float">
            <text:p>39775</text:p>
          </table:table-cell>
          <table:table-cell table:number-columns-repeated="1022"/>
        </table:table-row>
        <table:table-row table:style-name="ro1">
          <table:table-cell office:value-type="float" office:value="23267" calcext:value-type="float">
            <text:p>23267</text:p>
          </table:table-cell>
          <table:table-cell office:value-type="float" office:value="39776" calcext:value-type="float">
            <text:p>39776</text:p>
          </table:table-cell>
          <table:table-cell table:number-columns-repeated="1022"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float" office:value="39777" calcext:value-type="float">
            <text:p>39777</text:p>
          </table:table-cell>
          <table:table-cell table:number-columns-repeated="1022"/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39778" calcext:value-type="float">
            <text:p>39778</text:p>
          </table:table-cell>
          <table:table-cell table:number-columns-repeated="1022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float" office:value="39779" calcext:value-type="float">
            <text:p>39779</text:p>
          </table:table-cell>
          <table:table-cell table:number-columns-repeated="1022"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float" office:value="39780" calcext:value-type="float">
            <text:p>39780</text:p>
          </table:table-cell>
          <table:table-cell table:number-columns-repeated="1022"/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float" office:value="39781" calcext:value-type="float">
            <text:p>39781</text:p>
          </table:table-cell>
          <table:table-cell table:number-columns-repeated="1022"/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39782" calcext:value-type="float">
            <text:p>39782</text:p>
          </table:table-cell>
          <table:table-cell table:number-columns-repeated="1022"/>
        </table:table-row>
        <table:table-row table:style-name="ro1">
          <table:table-cell office:value-type="float" office:value="23308" calcext:value-type="float">
            <text:p>23308</text:p>
          </table:table-cell>
          <table:table-cell office:value-type="float" office:value="39783" calcext:value-type="float">
            <text:p>39783</text:p>
          </table:table-cell>
          <table:table-cell table:number-columns-repeated="1022"/>
        </table:table-row>
        <table:table-row table:style-name="ro1">
          <table:table-cell office:value-type="float" office:value="23307" calcext:value-type="float">
            <text:p>23307</text:p>
          </table:table-cell>
          <table:table-cell office:value-type="float" office:value="39784" calcext:value-type="float">
            <text:p>39784</text:p>
          </table:table-cell>
          <table:table-cell table:number-columns-repeated="1022"/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float" office:value="39785" calcext:value-type="float">
            <text:p>39785</text:p>
          </table:table-cell>
          <table:table-cell table:number-columns-repeated="1022"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float" office:value="39786" calcext:value-type="float">
            <text:p>39786</text:p>
          </table:table-cell>
          <table:table-cell table:number-columns-repeated="1022"/>
        </table:table-row>
        <table:table-row table:style-name="ro1">
          <table:table-cell office:value-type="float" office:value="23248" calcext:value-type="float">
            <text:p>23248</text:p>
          </table:table-cell>
          <table:table-cell office:value-type="float" office:value="39787" calcext:value-type="float">
            <text:p>39787</text:p>
          </table:table-cell>
          <table:table-cell table:number-columns-repeated="1022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float" office:value="39788" calcext:value-type="float">
            <text:p>39788</text:p>
          </table:table-cell>
          <table:table-cell table:number-columns-repeated="1022"/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39789" calcext:value-type="float">
            <text:p>39789</text:p>
          </table:table-cell>
          <table:table-cell table:number-columns-repeated="1022"/>
        </table:table-row>
        <table:table-row table:style-name="ro1">
          <table:table-cell office:value-type="float" office:value="23358" calcext:value-type="float">
            <text:p>23358</text:p>
          </table:table-cell>
          <table:table-cell office:value-type="float" office:value="39790" calcext:value-type="float">
            <text:p>39790</text:p>
          </table:table-cell>
          <table:table-cell table:number-columns-repeated="1022"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39791" calcext:value-type="float">
            <text:p>39791</text:p>
          </table:table-cell>
          <table:table-cell table:number-columns-repeated="1022"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float" office:value="39792" calcext:value-type="float">
            <text:p>39792</text:p>
          </table:table-cell>
          <table:table-cell table:number-columns-repeated="1022"/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39793" calcext:value-type="float">
            <text:p>39793</text:p>
          </table:table-cell>
          <table:table-cell table:number-columns-repeated="1022"/>
        </table:table-row>
        <table:table-row table:style-name="ro1">
          <table:table-cell office:value-type="float" office:value="23377" calcext:value-type="float">
            <text:p>23377</text:p>
          </table:table-cell>
          <table:table-cell office:value-type="float" office:value="39794" calcext:value-type="float">
            <text:p>39794</text:p>
          </table:table-cell>
          <table:table-cell table:number-columns-repeated="1022"/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float" office:value="39795" calcext:value-type="float">
            <text:p>39795</text:p>
          </table:table-cell>
          <table:table-cell table:number-columns-repeated="1022"/>
        </table:table-row>
        <table:table-row table:style-name="ro1">
          <table:table-cell office:value-type="float" office:value="23386" calcext:value-type="float">
            <text:p>23386</text:p>
          </table:table-cell>
          <table:table-cell office:value-type="float" office:value="39796" calcext:value-type="float">
            <text:p>39796</text:p>
          </table:table-cell>
          <table:table-cell table:number-columns-repeated="1022"/>
        </table:table-row>
        <table:table-row table:style-name="ro1">
          <table:table-cell office:value-type="float" office:value="23387" calcext:value-type="float">
            <text:p>23387</text:p>
          </table:table-cell>
          <table:table-cell office:value-type="float" office:value="39797" calcext:value-type="float">
            <text:p>39797</text:p>
          </table:table-cell>
          <table:table-cell table:number-columns-repeated="1022"/>
        </table:table-row>
        <table:table-row table:style-name="ro1">
          <table:table-cell office:value-type="float" office:value="23397" calcext:value-type="float">
            <text:p>23397</text:p>
          </table:table-cell>
          <table:table-cell office:value-type="float" office:value="39798" calcext:value-type="float">
            <text:p>39798</text:p>
          </table:table-cell>
          <table:table-cell table:number-columns-repeated="1022"/>
        </table:table-row>
        <table:table-row table:style-name="ro1">
          <table:table-cell office:value-type="float" office:value="23401" calcext:value-type="float">
            <text:p>23401</text:p>
          </table:table-cell>
          <table:table-cell office:value-type="float" office:value="39799" calcext:value-type="float">
            <text:p>39799</text:p>
          </table:table-cell>
          <table:table-cell table:number-columns-repeated="1022"/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39800" calcext:value-type="float">
            <text:p>39800</text:p>
          </table:table-cell>
          <table:table-cell table:number-columns-repeated="1022"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float" office:value="39801" calcext:value-type="float">
            <text:p>39801</text:p>
          </table:table-cell>
          <table:table-cell table:number-columns-repeated="1022"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float" office:value="39802" calcext:value-type="float">
            <text:p>39802</text:p>
          </table:table-cell>
          <table:table-cell table:number-columns-repeated="1022"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float" office:value="39803" calcext:value-type="float">
            <text:p>39803</text:p>
          </table:table-cell>
          <table:table-cell table:number-columns-repeated="1022"/>
        </table:table-row>
        <table:table-row table:style-name="ro1">
          <table:table-cell office:value-type="float" office:value="25992" calcext:value-type="float">
            <text:p>25992</text:p>
          </table:table-cell>
          <table:table-cell office:value-type="float" office:value="39804" calcext:value-type="float">
            <text:p>39804</text:p>
          </table:table-cell>
          <table:table-cell table:number-columns-repeated="1022"/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float" office:value="39805" calcext:value-type="float">
            <text:p>39805</text:p>
          </table:table-cell>
          <table:table-cell table:number-columns-repeated="1022"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float" office:value="39806" calcext:value-type="float">
            <text:p>39806</text:p>
          </table:table-cell>
          <table:table-cell table:number-columns-repeated="1022"/>
        </table:table-row>
        <table:table-row table:style-name="ro1">
          <table:table-cell office:value-type="float" office:value="23427" calcext:value-type="float">
            <text:p>23427</text:p>
          </table:table-cell>
          <table:table-cell office:value-type="float" office:value="39808" calcext:value-type="float">
            <text:p>39808</text:p>
          </table:table-cell>
          <table:table-cell table:number-columns-repeated="1022"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float" office:value="39809" calcext:value-type="float">
            <text:p>39809</text:p>
          </table:table-cell>
          <table:table-cell table:number-columns-repeated="1022"/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float" office:value="39810" calcext:value-type="float">
            <text:p>39810</text:p>
          </table:table-cell>
          <table:table-cell table:number-columns-repeated="1022"/>
        </table:table-row>
        <table:table-row table:style-name="ro1">
          <table:table-cell office:value-type="float" office:value="23491" calcext:value-type="float">
            <text:p>23491</text:p>
          </table:table-cell>
          <table:table-cell office:value-type="float" office:value="39811" calcext:value-type="float">
            <text:p>39811</text:p>
          </table:table-cell>
          <table:table-cell table:number-columns-repeated="1022"/>
        </table:table-row>
        <table:table-row table:style-name="ro1">
          <table:table-cell office:value-type="float" office:value="23495" calcext:value-type="float">
            <text:p>23495</text:p>
          </table:table-cell>
          <table:table-cell office:value-type="float" office:value="39812" calcext:value-type="float">
            <text:p>39812</text:p>
          </table:table-cell>
          <table:table-cell table:number-columns-repeated="1022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39813" calcext:value-type="float">
            <text:p>39813</text:p>
          </table:table-cell>
          <table:table-cell table:number-columns-repeated="1022"/>
        </table:table-row>
        <table:table-row table:style-name="ro1">
          <table:table-cell office:value-type="float" office:value="23508" calcext:value-type="float">
            <text:p>23508</text:p>
          </table:table-cell>
          <table:table-cell office:value-type="float" office:value="39814" calcext:value-type="float">
            <text:p>39814</text:p>
          </table:table-cell>
          <table:table-cell table:number-columns-repeated="1022"/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39815" calcext:value-type="float">
            <text:p>39815</text:p>
          </table:table-cell>
          <table:table-cell table:number-columns-repeated="1022"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float" office:value="39816" calcext:value-type="float">
            <text:p>39816</text:p>
          </table:table-cell>
          <table:table-cell table:number-columns-repeated="1022"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float" office:value="39817" calcext:value-type="float">
            <text:p>39817</text:p>
          </table:table-cell>
          <table:table-cell table:number-columns-repeated="1022"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float" office:value="39818" calcext:value-type="float">
            <text:p>39818</text:p>
          </table:table-cell>
          <table:table-cell table:number-columns-repeated="1022"/>
        </table:table-row>
        <table:table-row table:style-name="ro1">
          <table:table-cell office:value-type="float" office:value="23518" calcext:value-type="float">
            <text:p>23518</text:p>
          </table:table-cell>
          <table:table-cell office:value-type="float" office:value="39819" calcext:value-type="float">
            <text:p>39819</text:p>
          </table:table-cell>
          <table:table-cell table:number-columns-repeated="1022"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float" office:value="39820" calcext:value-type="float">
            <text:p>39820</text:p>
          </table:table-cell>
          <table:table-cell table:number-columns-repeated="1022"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float" office:value="39821" calcext:value-type="float">
            <text:p>39821</text:p>
          </table:table-cell>
          <table:table-cell table:number-columns-repeated="1022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float" office:value="39822" calcext:value-type="float">
            <text:p>39822</text:p>
          </table:table-cell>
          <table:table-cell table:number-columns-repeated="1022"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float" office:value="39823" calcext:value-type="float">
            <text:p>39823</text:p>
          </table:table-cell>
          <table:table-cell table:number-columns-repeated="1022"/>
        </table:table-row>
        <table:table-row table:style-name="ro1">
          <table:table-cell office:value-type="float" office:value="23539" calcext:value-type="float">
            <text:p>23539</text:p>
          </table:table-cell>
          <table:table-cell office:value-type="float" office:value="39824" calcext:value-type="float">
            <text:p>39824</text:p>
          </table:table-cell>
          <table:table-cell table:number-columns-repeated="1022"/>
        </table:table-row>
        <table:table-row table:style-name="ro1">
          <table:table-cell office:value-type="float" office:value="23557" calcext:value-type="float">
            <text:p>23557</text:p>
          </table:table-cell>
          <table:table-cell office:value-type="float" office:value="39825" calcext:value-type="float">
            <text:p>39825</text:p>
          </table:table-cell>
          <table:table-cell table:number-columns-repeated="1022"/>
        </table:table-row>
        <table:table-row table:style-name="ro1">
          <table:table-cell office:value-type="float" office:value="23559" calcext:value-type="float">
            <text:p>23559</text:p>
          </table:table-cell>
          <table:table-cell office:value-type="float" office:value="39826" calcext:value-type="float">
            <text:p>39826</text:p>
          </table:table-cell>
          <table:table-cell table:number-columns-repeated="1022"/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39827" calcext:value-type="float">
            <text:p>39827</text:p>
          </table:table-cell>
          <table:table-cell table:number-columns-repeated="1022"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float" office:value="39828" calcext:value-type="float">
            <text:p>39828</text:p>
          </table:table-cell>
          <table:table-cell table:number-columns-repeated="1022"/>
        </table:table-row>
        <table:table-row table:style-name="ro1">
          <table:table-cell office:value-type="float" office:value="23571" calcext:value-type="float">
            <text:p>23571</text:p>
          </table:table-cell>
          <table:table-cell office:value-type="float" office:value="39829" calcext:value-type="float">
            <text:p>39829</text:p>
          </table:table-cell>
          <table:table-cell table:number-columns-repeated="1022"/>
        </table:table-row>
        <table:table-row table:style-name="ro1">
          <table:table-cell office:value-type="float" office:value="23584" calcext:value-type="float">
            <text:p>23584</text:p>
          </table:table-cell>
          <table:table-cell office:value-type="float" office:value="39830" calcext:value-type="float">
            <text:p>39830</text:p>
          </table:table-cell>
          <table:table-cell table:number-columns-repeated="1022"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39831" calcext:value-type="float">
            <text:p>39831</text:p>
          </table:table-cell>
          <table:table-cell table:number-columns-repeated="1022"/>
        </table:table-row>
        <table:table-row table:style-name="ro1">
          <table:table-cell office:value-type="float" office:value="23592" calcext:value-type="float">
            <text:p>23592</text:p>
          </table:table-cell>
          <table:table-cell office:value-type="float" office:value="39832" calcext:value-type="float">
            <text:p>39832</text:p>
          </table:table-cell>
          <table:table-cell table:number-columns-repeated="1022"/>
        </table:table-row>
        <table:table-row table:style-name="ro1">
          <table:table-cell office:value-type="float" office:value="23608" calcext:value-type="float">
            <text:p>23608</text:p>
          </table:table-cell>
          <table:table-cell office:value-type="float" office:value="39833" calcext:value-type="float">
            <text:p>39833</text:p>
          </table:table-cell>
          <table:table-cell table:number-columns-repeated="1022"/>
        </table:table-row>
        <table:table-row table:style-name="ro1">
          <table:table-cell office:value-type="float" office:value="23609" calcext:value-type="float">
            <text:p>23609</text:p>
          </table:table-cell>
          <table:table-cell office:value-type="float" office:value="39834" calcext:value-type="float">
            <text:p>39834</text:p>
          </table:table-cell>
          <table:table-cell table:number-columns-repeated="1022"/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float" office:value="39835" calcext:value-type="float">
            <text:p>39835</text:p>
          </table:table-cell>
          <table:table-cell table:number-columns-repeated="1022"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float" office:value="39836" calcext:value-type="float">
            <text:p>39836</text:p>
          </table:table-cell>
          <table:table-cell table:number-columns-repeated="1022"/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39837" calcext:value-type="float">
            <text:p>39837</text:p>
          </table:table-cell>
          <table:table-cell table:number-columns-repeated="1022"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float" office:value="39838" calcext:value-type="float">
            <text:p>39838</text:p>
          </table:table-cell>
          <table:table-cell table:number-columns-repeated="1022"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float" office:value="39839" calcext:value-type="float">
            <text:p>39839</text:p>
          </table:table-cell>
          <table:table-cell table:number-columns-repeated="1022"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float" office:value="39840" calcext:value-type="float">
            <text:p>39840</text:p>
          </table:table-cell>
          <table:table-cell table:number-columns-repeated="1022"/>
        </table:table-row>
        <table:table-row table:style-name="ro1">
          <table:table-cell office:value-type="float" office:value="23409" calcext:value-type="float">
            <text:p>23409</text:p>
          </table:table-cell>
          <table:table-cell office:value-type="float" office:value="39841" calcext:value-type="float">
            <text:p>39841</text:p>
          </table:table-cell>
          <table:table-cell table:number-columns-repeated="1022"/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float" office:value="39842" calcext:value-type="float">
            <text:p>39842</text:p>
          </table:table-cell>
          <table:table-cell table:number-columns-repeated="1022"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float" office:value="39843" calcext:value-type="float">
            <text:p>39843</text:p>
          </table:table-cell>
          <table:table-cell table:number-columns-repeated="1022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float" office:value="39844" calcext:value-type="float">
            <text:p>39844</text:p>
          </table:table-cell>
          <table:table-cell table:number-columns-repeated="1022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39845" calcext:value-type="float">
            <text:p>39845</text:p>
          </table:table-cell>
          <table:table-cell table:number-columns-repeated="1022"/>
        </table:table-row>
        <table:table-row table:style-name="ro1">
          <table:table-cell office:value-type="float" office:value="23673" calcext:value-type="float">
            <text:p>23673</text:p>
          </table:table-cell>
          <table:table-cell office:value-type="float" office:value="39846" calcext:value-type="float">
            <text:p>39846</text:p>
          </table:table-cell>
          <table:table-cell table:number-columns-repeated="1022"/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float" office:value="39847" calcext:value-type="float">
            <text:p>39847</text:p>
          </table:table-cell>
          <table:table-cell table:number-columns-repeated="1022"/>
        </table:table-row>
        <table:table-row table:style-name="ro1">
          <table:table-cell office:value-type="float" office:value="23697" calcext:value-type="float">
            <text:p>23697</text:p>
          </table:table-cell>
          <table:table-cell office:value-type="float" office:value="39848" calcext:value-type="float">
            <text:p>39848</text:p>
          </table:table-cell>
          <table:table-cell table:number-columns-repeated="1022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9849" calcext:value-type="float">
            <text:p>39849</text:p>
          </table:table-cell>
          <table:table-cell table:number-columns-repeated="1022"/>
        </table:table-row>
        <table:table-row table:style-name="ro1">
          <table:table-cell office:value-type="float" office:value="22939" calcext:value-type="float">
            <text:p>22939</text:p>
          </table:table-cell>
          <table:table-cell office:value-type="float" office:value="39850" calcext:value-type="float">
            <text:p>39850</text:p>
          </table:table-cell>
          <table:table-cell table:number-columns-repeated="1022"/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39851" calcext:value-type="float">
            <text:p>39851</text:p>
          </table:table-cell>
          <table:table-cell table:number-columns-repeated="1022"/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float" office:value="39852" calcext:value-type="float">
            <text:p>39852</text:p>
          </table:table-cell>
          <table:table-cell table:number-columns-repeated="1022"/>
        </table:table-row>
        <table:table-row table:style-name="ro1">
          <table:table-cell office:value-type="float" office:value="23734" calcext:value-type="float">
            <text:p>23734</text:p>
          </table:table-cell>
          <table:table-cell office:value-type="float" office:value="39853" calcext:value-type="float">
            <text:p>39853</text:p>
          </table:table-cell>
          <table:table-cell table:number-columns-repeated="1022"/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39854" calcext:value-type="float">
            <text:p>39854</text:p>
          </table:table-cell>
          <table:table-cell table:number-columns-repeated="1022"/>
        </table:table-row>
        <table:table-row table:style-name="ro1">
          <table:table-cell office:value-type="float" office:value="23735" calcext:value-type="float">
            <text:p>23735</text:p>
          </table:table-cell>
          <table:table-cell office:value-type="float" office:value="39855" calcext:value-type="float">
            <text:p>39855</text:p>
          </table:table-cell>
          <table:table-cell table:number-columns-repeated="1022"/>
        </table:table-row>
        <table:table-row table:style-name="ro1">
          <table:table-cell office:value-type="float" office:value="23749" calcext:value-type="float">
            <text:p>23749</text:p>
          </table:table-cell>
          <table:table-cell office:value-type="float" office:value="39856" calcext:value-type="float">
            <text:p>39856</text:p>
          </table:table-cell>
          <table:table-cell table:number-columns-repeated="1022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39857" calcext:value-type="float">
            <text:p>39857</text:p>
          </table:table-cell>
          <table:table-cell table:number-columns-repeated="1022"/>
        </table:table-row>
        <table:table-row table:style-name="ro1">
          <table:table-cell office:value-type="float" office:value="23751" calcext:value-type="float">
            <text:p>23751</text:p>
          </table:table-cell>
          <table:table-cell office:value-type="float" office:value="39858" calcext:value-type="float">
            <text:p>39858</text:p>
          </table:table-cell>
          <table:table-cell table:number-columns-repeated="1022"/>
        </table:table-row>
        <table:table-row table:style-name="ro1">
          <table:table-cell office:value-type="float" office:value="23769" calcext:value-type="float">
            <text:p>23769</text:p>
          </table:table-cell>
          <table:table-cell office:value-type="float" office:value="39859" calcext:value-type="float">
            <text:p>39859</text:p>
          </table:table-cell>
          <table:table-cell table:number-columns-repeated="1022"/>
        </table:table-row>
        <table:table-row table:style-name="ro1">
          <table:table-cell office:value-type="float" office:value="23785" calcext:value-type="float">
            <text:p>23785</text:p>
          </table:table-cell>
          <table:table-cell office:value-type="float" office:value="39860" calcext:value-type="float">
            <text:p>39860</text:p>
          </table:table-cell>
          <table:table-cell table:number-columns-repeated="1022"/>
        </table:table-row>
        <table:table-row table:style-name="ro1">
          <table:table-cell office:value-type="float" office:value="23805" calcext:value-type="float">
            <text:p>23805</text:p>
          </table:table-cell>
          <table:table-cell office:value-type="float" office:value="39861" calcext:value-type="float">
            <text:p>39861</text:p>
          </table:table-cell>
          <table:table-cell table:number-columns-repeated="1022"/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float" office:value="39862" calcext:value-type="float">
            <text:p>39862</text:p>
          </table:table-cell>
          <table:table-cell table:number-columns-repeated="1022"/>
        </table:table-row>
        <table:table-row table:style-name="ro1">
          <table:table-cell office:value-type="float" office:value="23789" calcext:value-type="float">
            <text:p>23789</text:p>
          </table:table-cell>
          <table:table-cell office:value-type="float" office:value="39863" calcext:value-type="float">
            <text:p>39863</text:p>
          </table:table-cell>
          <table:table-cell table:number-columns-repeated="1022"/>
        </table:table-row>
        <table:table-row table:style-name="ro1">
          <table:table-cell office:value-type="float" office:value="23948" calcext:value-type="float">
            <text:p>23948</text:p>
          </table:table-cell>
          <table:table-cell office:value-type="float" office:value="39864" calcext:value-type="float">
            <text:p>39864</text:p>
          </table:table-cell>
          <table:table-cell table:number-columns-repeated="1022"/>
        </table:table-row>
        <table:table-row table:style-name="ro1">
          <table:table-cell office:value-type="float" office:value="23786" calcext:value-type="float">
            <text:p>23786</text:p>
          </table:table-cell>
          <table:table-cell office:value-type="float" office:value="39865" calcext:value-type="float">
            <text:p>39865</text:p>
          </table:table-cell>
          <table:table-cell table:number-columns-repeated="1022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39866" calcext:value-type="float">
            <text:p>39866</text:p>
          </table:table-cell>
          <table:table-cell table:number-columns-repeated="1022"/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float" office:value="39867" calcext:value-type="float">
            <text:p>39867</text:p>
          </table:table-cell>
          <table:table-cell table:number-columns-repeated="1022"/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float" office:value="39868" calcext:value-type="float">
            <text:p>39868</text:p>
          </table:table-cell>
          <table:table-cell table:number-columns-repeated="1022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9869" calcext:value-type="float">
            <text:p>39869</text:p>
          </table:table-cell>
          <table:table-cell table:number-columns-repeated="1022"/>
        </table:table-row>
        <table:table-row table:style-name="ro1">
          <table:table-cell office:value-type="float" office:value="23839" calcext:value-type="float">
            <text:p>23839</text:p>
          </table:table-cell>
          <table:table-cell office:value-type="float" office:value="39870" calcext:value-type="float">
            <text:p>39870</text:p>
          </table:table-cell>
          <table:table-cell table:number-columns-repeated="1022"/>
        </table:table-row>
        <table:table-row table:style-name="ro1">
          <table:table-cell office:value-type="float" office:value="23835" calcext:value-type="float">
            <text:p>23835</text:p>
          </table:table-cell>
          <table:table-cell office:value-type="float" office:value="39871" calcext:value-type="float">
            <text:p>39871</text:p>
          </table:table-cell>
          <table:table-cell table:number-columns-repeated="1022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39872" calcext:value-type="float">
            <text:p>39872</text:p>
          </table:table-cell>
          <table:table-cell table:number-columns-repeated="1022"/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float" office:value="39873" calcext:value-type="float">
            <text:p>39873</text:p>
          </table:table-cell>
          <table:table-cell table:number-columns-repeated="1022"/>
        </table:table-row>
        <table:table-row table:style-name="ro1">
          <table:table-cell office:value-type="float" office:value="23842" calcext:value-type="float">
            <text:p>23842</text:p>
          </table:table-cell>
          <table:table-cell office:value-type="float" office:value="39874" calcext:value-type="float">
            <text:p>39874</text:p>
          </table:table-cell>
          <table:table-cell table:number-columns-repeated="1022"/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39875" calcext:value-type="float">
            <text:p>39875</text:p>
          </table:table-cell>
          <table:table-cell table:number-columns-repeated="1022"/>
        </table:table-row>
        <table:table-row table:style-name="ro1">
          <table:table-cell office:value-type="float" office:value="23833" calcext:value-type="float">
            <text:p>23833</text:p>
          </table:table-cell>
          <table:table-cell office:value-type="float" office:value="39876" calcext:value-type="float">
            <text:p>39876</text:p>
          </table:table-cell>
          <table:table-cell table:number-columns-repeated="1022"/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float" office:value="39877" calcext:value-type="float">
            <text:p>39877</text:p>
          </table:table-cell>
          <table:table-cell table:number-columns-repeated="1022"/>
        </table:table-row>
        <table:table-row table:style-name="ro1">
          <table:table-cell office:value-type="float" office:value="23884" calcext:value-type="float">
            <text:p>23884</text:p>
          </table:table-cell>
          <table:table-cell office:value-type="float" office:value="39878" calcext:value-type="float">
            <text:p>39878</text:p>
          </table:table-cell>
          <table:table-cell table:number-columns-repeated="1022"/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39879" calcext:value-type="float">
            <text:p>39879</text:p>
          </table:table-cell>
          <table:table-cell table:number-columns-repeated="1022"/>
        </table:table-row>
        <table:table-row table:style-name="ro1">
          <table:table-cell office:value-type="float" office:value="23886" calcext:value-type="float">
            <text:p>23886</text:p>
          </table:table-cell>
          <table:table-cell office:value-type="float" office:value="39880" calcext:value-type="float">
            <text:p>39880</text:p>
          </table:table-cell>
          <table:table-cell table:number-columns-repeated="1022"/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39881" calcext:value-type="float">
            <text:p>39881</text:p>
          </table:table-cell>
          <table:table-cell table:number-columns-repeated="1022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float" office:value="39882" calcext:value-type="float">
            <text:p>39882</text:p>
          </table:table-cell>
          <table:table-cell table:number-columns-repeated="1022"/>
        </table:table-row>
        <table:table-row table:style-name="ro1">
          <table:table-cell office:value-type="float" office:value="23923" calcext:value-type="float">
            <text:p>23923</text:p>
          </table:table-cell>
          <table:table-cell office:value-type="float" office:value="39883" calcext:value-type="float">
            <text:p>39883</text:p>
          </table:table-cell>
          <table:table-cell table:number-columns-repeated="1022"/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float" office:value="39884" calcext:value-type="float">
            <text:p>39884</text:p>
          </table:table-cell>
          <table:table-cell table:number-columns-repeated="1022"/>
        </table:table-row>
        <table:table-row table:style-name="ro1">
          <table:table-cell office:value-type="float" office:value="23943" calcext:value-type="float">
            <text:p>23943</text:p>
          </table:table-cell>
          <table:table-cell office:value-type="float" office:value="39885" calcext:value-type="float">
            <text:p>39885</text:p>
          </table:table-cell>
          <table:table-cell table:number-columns-repeated="1022"/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39886" calcext:value-type="float">
            <text:p>39886</text:p>
          </table:table-cell>
          <table:table-cell table:number-columns-repeated="1022"/>
        </table:table-row>
        <table:table-row table:style-name="ro1">
          <table:table-cell office:value-type="float" office:value="23938" calcext:value-type="float">
            <text:p>23938</text:p>
          </table:table-cell>
          <table:table-cell office:value-type="float" office:value="39887" calcext:value-type="float">
            <text:p>39887</text:p>
          </table:table-cell>
          <table:table-cell table:number-columns-repeated="1022"/>
        </table:table-row>
        <table:table-row table:style-name="ro1">
          <table:table-cell office:value-type="float" office:value="23970" calcext:value-type="float">
            <text:p>23970</text:p>
          </table:table-cell>
          <table:table-cell office:value-type="float" office:value="39888" calcext:value-type="float">
            <text:p>39888</text:p>
          </table:table-cell>
          <table:table-cell table:number-columns-repeated="1022"/>
        </table:table-row>
        <table:table-row table:style-name="ro1">
          <table:table-cell office:value-type="float" office:value="23965" calcext:value-type="float">
            <text:p>23965</text:p>
          </table:table-cell>
          <table:table-cell office:value-type="float" office:value="39889" calcext:value-type="float">
            <text:p>39889</text:p>
          </table:table-cell>
          <table:table-cell table:number-columns-repeated="1022"/>
        </table:table-row>
        <table:table-row table:style-name="ro1">
          <table:table-cell office:value-type="float" office:value="23980" calcext:value-type="float">
            <text:p>23980</text:p>
          </table:table-cell>
          <table:table-cell office:value-type="float" office:value="39890" calcext:value-type="float">
            <text:p>39890</text:p>
          </table:table-cell>
          <table:table-cell table:number-columns-repeated="1022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39891" calcext:value-type="float">
            <text:p>39891</text:p>
          </table:table-cell>
          <table:table-cell table:number-columns-repeated="1022"/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float" office:value="39892" calcext:value-type="float">
            <text:p>39892</text:p>
          </table:table-cell>
          <table:table-cell table:number-columns-repeated="1022"/>
        </table:table-row>
        <table:table-row table:style-name="ro1">
          <table:table-cell office:value-type="float" office:value="23952" calcext:value-type="float">
            <text:p>23952</text:p>
          </table:table-cell>
          <table:table-cell office:value-type="float" office:value="39893" calcext:value-type="float">
            <text:p>39893</text:p>
          </table:table-cell>
          <table:table-cell table:number-columns-repeated="1022"/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float" office:value="39894" calcext:value-type="float">
            <text:p>39894</text:p>
          </table:table-cell>
          <table:table-cell table:number-columns-repeated="1022"/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float" office:value="39895" calcext:value-type="float">
            <text:p>39895</text:p>
          </table:table-cell>
          <table:table-cell table:number-columns-repeated="1022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39896" calcext:value-type="float">
            <text:p>39896</text:p>
          </table:table-cell>
          <table:table-cell table:number-columns-repeated="1022"/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float" office:value="39897" calcext:value-type="float">
            <text:p>39897</text:p>
          </table:table-cell>
          <table:table-cell table:number-columns-repeated="1022"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39898" calcext:value-type="float">
            <text:p>39898</text:p>
          </table:table-cell>
          <table:table-cell table:number-columns-repeated="1022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39899" calcext:value-type="float">
            <text:p>39899</text:p>
          </table:table-cell>
          <table:table-cell table:number-columns-repeated="1022"/>
        </table:table-row>
        <table:table-row table:style-name="ro1">
          <table:table-cell office:value-type="float" office:value="24022" calcext:value-type="float">
            <text:p>24022</text:p>
          </table:table-cell>
          <table:table-cell office:value-type="float" office:value="39900" calcext:value-type="float">
            <text:p>39900</text:p>
          </table:table-cell>
          <table:table-cell table:number-columns-repeated="1022"/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float" office:value="39901" calcext:value-type="float">
            <text:p>39901</text:p>
          </table:table-cell>
          <table:table-cell table:number-columns-repeated="1022"/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39902" calcext:value-type="float">
            <text:p>39902</text:p>
          </table:table-cell>
          <table:table-cell table:number-columns-repeated="1022"/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39903" calcext:value-type="float">
            <text:p>39903</text:p>
          </table:table-cell>
          <table:table-cell table:number-columns-repeated="1022"/>
        </table:table-row>
        <table:table-row table:style-name="ro1">
          <table:table-cell office:value-type="float" office:value="24053" calcext:value-type="float">
            <text:p>24053</text:p>
          </table:table-cell>
          <table:table-cell office:value-type="float" office:value="39904" calcext:value-type="float">
            <text:p>39904</text:p>
          </table:table-cell>
          <table:table-cell table:number-columns-repeated="1022"/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39905" calcext:value-type="float">
            <text:p>39905</text:p>
          </table:table-cell>
          <table:table-cell table:number-columns-repeated="1022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39906" calcext:value-type="float">
            <text:p>39906</text:p>
          </table:table-cell>
          <table:table-cell table:number-columns-repeated="1022"/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39907" calcext:value-type="float">
            <text:p>39907</text:p>
          </table:table-cell>
          <table:table-cell table:number-columns-repeated="1022"/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float" office:value="39908" calcext:value-type="float">
            <text:p>39908</text:p>
          </table:table-cell>
          <table:table-cell table:number-columns-repeated="1022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float" office:value="39909" calcext:value-type="float">
            <text:p>39909</text:p>
          </table:table-cell>
          <table:table-cell table:number-columns-repeated="1022"/>
        </table:table-row>
        <table:table-row table:style-name="ro1">
          <table:table-cell office:value-type="float" office:value="24118" calcext:value-type="float">
            <text:p>24118</text:p>
          </table:table-cell>
          <table:table-cell office:value-type="float" office:value="39910" calcext:value-type="float">
            <text:p>39910</text:p>
          </table:table-cell>
          <table:table-cell table:number-columns-repeated="1022"/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float" office:value="39911" calcext:value-type="float">
            <text:p>39911</text:p>
          </table:table-cell>
          <table:table-cell table:number-columns-repeated="1022"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float" office:value="39912" calcext:value-type="float">
            <text:p>39912</text:p>
          </table:table-cell>
          <table:table-cell table:number-columns-repeated="1022"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float" office:value="39913" calcext:value-type="float">
            <text:p>39913</text:p>
          </table:table-cell>
          <table:table-cell table:number-columns-repeated="1022"/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39914" calcext:value-type="float">
            <text:p>39914</text:p>
          </table:table-cell>
          <table:table-cell table:number-columns-repeated="1022"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float" office:value="39915" calcext:value-type="float">
            <text:p>39915</text:p>
          </table:table-cell>
          <table:table-cell table:number-columns-repeated="1022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float" office:value="39916" calcext:value-type="float">
            <text:p>39916</text:p>
          </table:table-cell>
          <table:table-cell table:number-columns-repeated="1022"/>
        </table:table-row>
        <table:table-row table:style-name="ro1">
          <table:table-cell office:value-type="float" office:value="24148" calcext:value-type="float">
            <text:p>24148</text:p>
          </table:table-cell>
          <table:table-cell office:value-type="float" office:value="39917" calcext:value-type="float">
            <text:p>39917</text:p>
          </table:table-cell>
          <table:table-cell table:number-columns-repeated="1022"/>
        </table:table-row>
        <table:table-row table:style-name="ro1">
          <table:table-cell office:value-type="float" office:value="24159" calcext:value-type="float">
            <text:p>24159</text:p>
          </table:table-cell>
          <table:table-cell office:value-type="float" office:value="39918" calcext:value-type="float">
            <text:p>39918</text:p>
          </table:table-cell>
          <table:table-cell table:number-columns-repeated="1022"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float" office:value="39919" calcext:value-type="float">
            <text:p>39919</text:p>
          </table:table-cell>
          <table:table-cell table:number-columns-repeated="1022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39920" calcext:value-type="float">
            <text:p>39920</text:p>
          </table:table-cell>
          <table:table-cell table:number-columns-repeated="1022"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float" office:value="39921" calcext:value-type="float">
            <text:p>39921</text:p>
          </table:table-cell>
          <table:table-cell table:number-columns-repeated="1022"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float" office:value="39922" calcext:value-type="float">
            <text:p>39922</text:p>
          </table:table-cell>
          <table:table-cell table:number-columns-repeated="1022"/>
        </table:table-row>
        <table:table-row table:style-name="ro1">
          <table:table-cell office:value-type="float" office:value="24182" calcext:value-type="float">
            <text:p>24182</text:p>
          </table:table-cell>
          <table:table-cell office:value-type="float" office:value="39923" calcext:value-type="float">
            <text:p>39923</text:p>
          </table:table-cell>
          <table:table-cell table:number-columns-repeated="1022"/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39924" calcext:value-type="float">
            <text:p>39924</text:p>
          </table:table-cell>
          <table:table-cell table:number-columns-repeated="1022"/>
        </table:table-row>
        <table:table-row table:style-name="ro1">
          <table:table-cell office:value-type="float" office:value="40636" calcext:value-type="float">
            <text:p>40636</text:p>
          </table:table-cell>
          <table:table-cell office:value-type="float" office:value="39925" calcext:value-type="float">
            <text:p>39925</text:p>
          </table:table-cell>
          <table:table-cell table:number-columns-repeated="1022"/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float" office:value="39926" calcext:value-type="float">
            <text:p>39926</text:p>
          </table:table-cell>
          <table:table-cell table:number-columns-repeated="1022"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39927" calcext:value-type="float">
            <text:p>39927</text:p>
          </table:table-cell>
          <table:table-cell table:number-columns-repeated="1022"/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float" office:value="39928" calcext:value-type="float">
            <text:p>39928</text:p>
          </table:table-cell>
          <table:table-cell table:number-columns-repeated="1022"/>
        </table:table-row>
        <table:table-row table:style-name="ro1">
          <table:table-cell office:value-type="float" office:value="24258" calcext:value-type="float">
            <text:p>24258</text:p>
          </table:table-cell>
          <table:table-cell office:value-type="float" office:value="39929" calcext:value-type="float">
            <text:p>39929</text:p>
          </table:table-cell>
          <table:table-cell table:number-columns-repeated="1022"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float" office:value="39930" calcext:value-type="float">
            <text:p>39930</text:p>
          </table:table-cell>
          <table:table-cell table:number-columns-repeated="1022"/>
        </table:table-row>
        <table:table-row table:style-name="ro1">
          <table:table-cell office:value-type="float" office:value="24272" calcext:value-type="float">
            <text:p>24272</text:p>
          </table:table-cell>
          <table:table-cell office:value-type="float" office:value="39931" calcext:value-type="float">
            <text:p>39931</text:p>
          </table:table-cell>
          <table:table-cell table:number-columns-repeated="1022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39932" calcext:value-type="float">
            <text:p>39932</text:p>
          </table:table-cell>
          <table:table-cell table:number-columns-repeated="1022"/>
        </table:table-row>
        <table:table-row table:style-name="ro1">
          <table:table-cell office:value-type="float" office:value="24278" calcext:value-type="float">
            <text:p>24278</text:p>
          </table:table-cell>
          <table:table-cell office:value-type="float" office:value="40000" calcext:value-type="float">
            <text:p>40000</text:p>
          </table:table-cell>
          <table:table-cell table:number-columns-repeated="1022"/>
        </table:table-row>
        <table:table-row table:style-name="ro1">
          <table:table-cell office:value-type="float" office:value="24291" calcext:value-type="float">
            <text:p>24291</text:p>
          </table:table-cell>
          <table:table-cell office:value-type="float" office:value="40001" calcext:value-type="float">
            <text:p>40001</text:p>
          </table:table-cell>
          <table:table-cell table:number-columns-repeated="1022"/>
        </table:table-row>
        <table:table-row table:style-name="ro1">
          <table:table-cell office:value-type="float" office:value="24285" calcext:value-type="float">
            <text:p>24285</text:p>
          </table:table-cell>
          <table:table-cell office:value-type="float" office:value="40002" calcext:value-type="float">
            <text:p>40002</text:p>
          </table:table-cell>
          <table:table-cell table:number-columns-repeated="1022"/>
        </table:table-row>
        <table:table-row table:style-name="ro1">
          <table:table-cell office:value-type="float" office:value="24282" calcext:value-type="float">
            <text:p>24282</text:p>
          </table:table-cell>
          <table:table-cell office:value-type="float" office:value="40003" calcext:value-type="float">
            <text:p>40003</text:p>
          </table:table-cell>
          <table:table-cell table:number-columns-repeated="1022"/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40004" calcext:value-type="float">
            <text:p>40004</text:p>
          </table:table-cell>
          <table:table-cell table:number-columns-repeated="1022"/>
        </table:table-row>
        <table:table-row table:style-name="ro1">
          <table:table-cell office:value-type="float" office:value="24290" calcext:value-type="float">
            <text:p>24290</text:p>
          </table:table-cell>
          <table:table-cell office:value-type="float" office:value="40005" calcext:value-type="float">
            <text:p>40005</text:p>
          </table:table-cell>
          <table:table-cell table:number-columns-repeated="1022"/>
        </table:table-row>
        <table:table-row table:style-name="ro1">
          <table:table-cell office:value-type="float" office:value="24289" calcext:value-type="float">
            <text:p>24289</text:p>
          </table:table-cell>
          <table:table-cell office:value-type="float" office:value="40006" calcext:value-type="float">
            <text:p>40006</text:p>
          </table:table-cell>
          <table:table-cell table:number-columns-repeated="1022"/>
        </table:table-row>
        <table:table-row table:style-name="ro1">
          <table:table-cell office:value-type="float" office:value="24296" calcext:value-type="float">
            <text:p>24296</text:p>
          </table:table-cell>
          <table:table-cell office:value-type="float" office:value="40007" calcext:value-type="float">
            <text:p>40007</text:p>
          </table:table-cell>
          <table:table-cell table:number-columns-repeated="1022"/>
        </table:table-row>
        <table:table-row table:style-name="ro1">
          <table:table-cell office:value-type="float" office:value="24297" calcext:value-type="float">
            <text:p>24297</text:p>
          </table:table-cell>
          <table:table-cell office:value-type="float" office:value="40008" calcext:value-type="float">
            <text:p>40008</text:p>
          </table:table-cell>
          <table:table-cell table:number-columns-repeated="1022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0009" calcext:value-type="float">
            <text:p>40009</text:p>
          </table:table-cell>
          <table:table-cell table:number-columns-repeated="1022"/>
        </table:table-row>
        <table:table-row table:style-name="ro1">
          <table:table-cell office:value-type="float" office:value="24305" calcext:value-type="float">
            <text:p>24305</text:p>
          </table:table-cell>
          <table:table-cell office:value-type="float" office:value="40010" calcext:value-type="float">
            <text:p>40010</text:p>
          </table:table-cell>
          <table:table-cell table:number-columns-repeated="1022"/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float" office:value="40011" calcext:value-type="float">
            <text:p>40011</text:p>
          </table:table-cell>
          <table:table-cell table:number-columns-repeated="1022"/>
        </table:table-row>
        <table:table-row table:style-name="ro1">
          <table:table-cell office:value-type="float" office:value="24304" calcext:value-type="float">
            <text:p>24304</text:p>
          </table:table-cell>
          <table:table-cell office:value-type="float" office:value="40012" calcext:value-type="float">
            <text:p>40012</text:p>
          </table:table-cell>
          <table:table-cell table:number-columns-repeated="1022"/>
        </table:table-row>
        <table:table-row table:style-name="ro1">
          <table:table-cell office:value-type="float" office:value="24308" calcext:value-type="float">
            <text:p>24308</text:p>
          </table:table-cell>
          <table:table-cell office:value-type="float" office:value="40013" calcext:value-type="float">
            <text:p>40013</text:p>
          </table:table-cell>
          <table:table-cell table:number-columns-repeated="1022"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float" office:value="40014" calcext:value-type="float">
            <text:p>40014</text:p>
          </table:table-cell>
          <table:table-cell table:number-columns-repeated="1022"/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float" office:value="40015" calcext:value-type="float">
            <text:p>40015</text:p>
          </table:table-cell>
          <table:table-cell table:number-columns-repeated="1022"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float" office:value="40016" calcext:value-type="float">
            <text:p>40016</text:p>
          </table:table-cell>
          <table:table-cell table:number-columns-repeated="1022"/>
        </table:table-row>
        <table:table-row table:style-name="ro1">
          <table:table-cell office:value-type="float" office:value="24329" calcext:value-type="float">
            <text:p>24329</text:p>
          </table:table-cell>
          <table:table-cell office:value-type="float" office:value="40017" calcext:value-type="float">
            <text:p>40017</text:p>
          </table:table-cell>
          <table:table-cell table:number-columns-repeated="1022"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float" office:value="40018" calcext:value-type="float">
            <text:p>40018</text:p>
          </table:table-cell>
          <table:table-cell table:number-columns-repeated="1022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40019" calcext:value-type="float">
            <text:p>40019</text:p>
          </table:table-cell>
          <table:table-cell table:number-columns-repeated="1022"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float" office:value="40020" calcext:value-type="float">
            <text:p>40020</text:p>
          </table:table-cell>
          <table:table-cell table:number-columns-repeated="1022"/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float" office:value="40021" calcext:value-type="float">
            <text:p>40021</text:p>
          </table:table-cell>
          <table:table-cell table:number-columns-repeated="1022"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float" office:value="40022" calcext:value-type="float">
            <text:p>40022</text:p>
          </table:table-cell>
          <table:table-cell table:number-columns-repeated="1022"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float" office:value="40023" calcext:value-type="float">
            <text:p>40023</text:p>
          </table:table-cell>
          <table:table-cell table:number-columns-repeated="1022"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float" office:value="40024" calcext:value-type="float">
            <text:p>40024</text:p>
          </table:table-cell>
          <table:table-cell table:number-columns-repeated="1022"/>
        </table:table-row>
        <table:table-row table:style-name="ro1">
          <table:table-cell office:value-type="float" office:value="24376" calcext:value-type="float">
            <text:p>24376</text:p>
          </table:table-cell>
          <table:table-cell office:value-type="float" office:value="40025" calcext:value-type="float">
            <text:p>40025</text:p>
          </table:table-cell>
          <table:table-cell table:number-columns-repeated="1022"/>
        </table:table-row>
        <table:table-row table:style-name="ro1">
          <table:table-cell office:value-type="float" office:value="24385" calcext:value-type="float">
            <text:p>24385</text:p>
          </table:table-cell>
          <table:table-cell office:value-type="float" office:value="40026" calcext:value-type="float">
            <text:p>40026</text:p>
          </table:table-cell>
          <table:table-cell table:number-columns-repeated="1022"/>
        </table:table-row>
        <table:table-row table:style-name="ro1">
          <table:table-cell office:value-type="float" office:value="24392" calcext:value-type="float">
            <text:p>24392</text:p>
          </table:table-cell>
          <table:table-cell office:value-type="float" office:value="40027" calcext:value-type="float">
            <text:p>40027</text:p>
          </table:table-cell>
          <table:table-cell table:number-columns-repeated="1022"/>
        </table:table-row>
        <table:table-row table:style-name="ro1">
          <table:table-cell office:value-type="float" office:value="24396" calcext:value-type="float">
            <text:p>24396</text:p>
          </table:table-cell>
          <table:table-cell office:value-type="float" office:value="40028" calcext:value-type="float">
            <text:p>40028</text:p>
          </table:table-cell>
          <table:table-cell table:number-columns-repeated="1022"/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float" office:value="40029" calcext:value-type="float">
            <text:p>40029</text:p>
          </table:table-cell>
          <table:table-cell table:number-columns-repeated="1022"/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float" office:value="40030" calcext:value-type="float">
            <text:p>40030</text:p>
          </table:table-cell>
          <table:table-cell table:number-columns-repeated="1022"/>
        </table:table-row>
        <table:table-row table:style-name="ro1">
          <table:table-cell office:value-type="float" office:value="24401" calcext:value-type="float">
            <text:p>24401</text:p>
          </table:table-cell>
          <table:table-cell office:value-type="float" office:value="40031" calcext:value-type="float">
            <text:p>40031</text:p>
          </table:table-cell>
          <table:table-cell table:number-columns-repeated="1022"/>
        </table:table-row>
        <table:table-row table:style-name="ro1">
          <table:table-cell office:value-type="float" office:value="24406" calcext:value-type="float">
            <text:p>24406</text:p>
          </table:table-cell>
          <table:table-cell office:value-type="float" office:value="40032" calcext:value-type="float">
            <text:p>40032</text:p>
          </table:table-cell>
          <table:table-cell table:number-columns-repeated="1022"/>
        </table:table-row>
        <table:table-row table:style-name="ro1">
          <table:table-cell office:value-type="float" office:value="24407" calcext:value-type="float">
            <text:p>24407</text:p>
          </table:table-cell>
          <table:table-cell office:value-type="float" office:value="40033" calcext:value-type="float">
            <text:p>40033</text:p>
          </table:table-cell>
          <table:table-cell table:number-columns-repeated="1022"/>
        </table:table-row>
        <table:table-row table:style-name="ro1">
          <table:table-cell office:value-type="float" office:value="24409" calcext:value-type="float">
            <text:p>24409</text:p>
          </table:table-cell>
          <table:table-cell office:value-type="float" office:value="40034" calcext:value-type="float">
            <text:p>40034</text:p>
          </table:table-cell>
          <table:table-cell table:number-columns-repeated="1022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40035" calcext:value-type="float">
            <text:p>40035</text:p>
          </table:table-cell>
          <table:table-cell table:number-columns-repeated="1022"/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float" office:value="40036" calcext:value-type="float">
            <text:p>40036</text:p>
          </table:table-cell>
          <table:table-cell table:number-columns-repeated="1022"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float" office:value="40037" calcext:value-type="float">
            <text:p>40037</text:p>
          </table:table-cell>
          <table:table-cell table:number-columns-repeated="1022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40038" calcext:value-type="float">
            <text:p>40038</text:p>
          </table:table-cell>
          <table:table-cell table:number-columns-repeated="1022"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40039" calcext:value-type="float">
            <text:p>40039</text:p>
          </table:table-cell>
          <table:table-cell table:number-columns-repeated="1022"/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40040" calcext:value-type="float">
            <text:p>40040</text:p>
          </table:table-cell>
          <table:table-cell table:number-columns-repeated="1022"/>
        </table:table-row>
        <table:table-row table:style-name="ro1">
          <table:table-cell office:value-type="float" office:value="24447" calcext:value-type="float">
            <text:p>24447</text:p>
          </table:table-cell>
          <table:table-cell office:value-type="float" office:value="40041" calcext:value-type="float">
            <text:p>40041</text:p>
          </table:table-cell>
          <table:table-cell table:number-columns-repeated="1022"/>
        </table:table-row>
        <table:table-row table:style-name="ro1">
          <table:table-cell office:value-type="float" office:value="24458" calcext:value-type="float">
            <text:p>24458</text:p>
          </table:table-cell>
          <table:table-cell office:value-type="float" office:value="40042" calcext:value-type="float">
            <text:p>40042</text:p>
          </table:table-cell>
          <table:table-cell table:number-columns-repeated="1022"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float" office:value="40043" calcext:value-type="float">
            <text:p>40043</text:p>
          </table:table-cell>
          <table:table-cell table:number-columns-repeated="1022"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float" office:value="40044" calcext:value-type="float">
            <text:p>40044</text:p>
          </table:table-cell>
          <table:table-cell table:number-columns-repeated="1022"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float" office:value="40045" calcext:value-type="float">
            <text:p>40045</text:p>
          </table:table-cell>
          <table:table-cell table:number-columns-repeated="1022"/>
        </table:table-row>
        <table:table-row table:style-name="ro1">
          <table:table-cell office:value-type="float" office:value="24478" calcext:value-type="float">
            <text:p>24478</text:p>
          </table:table-cell>
          <table:table-cell office:value-type="float" office:value="40046" calcext:value-type="float">
            <text:p>40046</text:p>
          </table:table-cell>
          <table:table-cell table:number-columns-repeated="1022"/>
        </table:table-row>
        <table:table-row table:style-name="ro1">
          <table:table-cell office:value-type="float" office:value="24473" calcext:value-type="float">
            <text:p>24473</text:p>
          </table:table-cell>
          <table:table-cell office:value-type="float" office:value="40047" calcext:value-type="float">
            <text:p>40047</text:p>
          </table:table-cell>
          <table:table-cell table:number-columns-repeated="1022"/>
        </table:table-row>
        <table:table-row table:style-name="ro1">
          <table:table-cell office:value-type="float" office:value="24472" calcext:value-type="float">
            <text:p>24472</text:p>
          </table:table-cell>
          <table:table-cell office:value-type="float" office:value="40048" calcext:value-type="float">
            <text:p>40048</text:p>
          </table:table-cell>
          <table:table-cell table:number-columns-repeated="1022"/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40049" calcext:value-type="float">
            <text:p>40049</text:p>
          </table:table-cell>
          <table:table-cell table:number-columns-repeated="1022"/>
        </table:table-row>
        <table:table-row table:style-name="ro1">
          <table:table-cell office:value-type="float" office:value="24488" calcext:value-type="float">
            <text:p>24488</text:p>
          </table:table-cell>
          <table:table-cell office:value-type="float" office:value="40050" calcext:value-type="float">
            <text:p>40050</text:p>
          </table:table-cell>
          <table:table-cell table:number-columns-repeated="1022"/>
        </table:table-row>
        <table:table-row table:style-name="ro1">
          <table:table-cell office:value-type="float" office:value="24493" calcext:value-type="float">
            <text:p>24493</text:p>
          </table:table-cell>
          <table:table-cell office:value-type="float" office:value="40051" calcext:value-type="float">
            <text:p>40051</text:p>
          </table:table-cell>
          <table:table-cell table:number-columns-repeated="1022"/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float" office:value="40052" calcext:value-type="float">
            <text:p>40052</text:p>
          </table:table-cell>
          <table:table-cell table:number-columns-repeated="1022"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float" office:value="40053" calcext:value-type="float">
            <text:p>40053</text:p>
          </table:table-cell>
          <table:table-cell table:number-columns-repeated="1022"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40054" calcext:value-type="float">
            <text:p>40054</text:p>
          </table:table-cell>
          <table:table-cell table:number-columns-repeated="1022"/>
        </table:table-row>
        <table:table-row table:style-name="ro1">
          <table:table-cell office:value-type="float" office:value="24548" calcext:value-type="float">
            <text:p>24548</text:p>
          </table:table-cell>
          <table:table-cell office:value-type="float" office:value="40055" calcext:value-type="float">
            <text:p>40055</text:p>
          </table:table-cell>
          <table:table-cell table:number-columns-repeated="1022"/>
        </table:table-row>
        <table:table-row table:style-name="ro1">
          <table:table-cell office:value-type="float" office:value="24568" calcext:value-type="float">
            <text:p>24568</text:p>
          </table:table-cell>
          <table:table-cell office:value-type="float" office:value="40056" calcext:value-type="float">
            <text:p>40056</text:p>
          </table:table-cell>
          <table:table-cell table:number-columns-repeated="1022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float" office:value="40057" calcext:value-type="float">
            <text:p>40057</text:p>
          </table:table-cell>
          <table:table-cell table:number-columns-repeated="1022"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float" office:value="40058" calcext:value-type="float">
            <text:p>40058</text:p>
          </table:table-cell>
          <table:table-cell table:number-columns-repeated="1022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float" office:value="40059" calcext:value-type="float">
            <text:p>40059</text:p>
          </table:table-cell>
          <table:table-cell table:number-columns-repeated="1022"/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float" office:value="40060" calcext:value-type="float">
            <text:p>40060</text:p>
          </table:table-cell>
          <table:table-cell table:number-columns-repeated="1022"/>
        </table:table-row>
        <table:table-row table:style-name="ro1">
          <table:table-cell office:value-type="float" office:value="24609" calcext:value-type="float">
            <text:p>24609</text:p>
          </table:table-cell>
          <table:table-cell office:value-type="float" office:value="40061" calcext:value-type="float">
            <text:p>40061</text:p>
          </table:table-cell>
          <table:table-cell table:number-columns-repeated="1022"/>
        </table:table-row>
        <table:table-row table:style-name="ro1">
          <table:table-cell office:value-type="float" office:value="24672" calcext:value-type="float">
            <text:p>24672</text:p>
          </table:table-cell>
          <table:table-cell office:value-type="float" office:value="40062" calcext:value-type="float">
            <text:p>40062</text:p>
          </table:table-cell>
          <table:table-cell table:number-columns-repeated="1022"/>
        </table:table-row>
        <table:table-row table:style-name="ro1">
          <table:table-cell office:value-type="float" office:value="24601" calcext:value-type="float">
            <text:p>24601</text:p>
          </table:table-cell>
          <table:table-cell office:value-type="float" office:value="40064" calcext:value-type="float">
            <text:p>40064</text:p>
          </table:table-cell>
          <table:table-cell table:number-columns-repeated="1022"/>
        </table:table-row>
        <table:table-row table:style-name="ro1">
          <table:table-cell office:value-type="float" office:value="24592" calcext:value-type="float">
            <text:p>24592</text:p>
          </table:table-cell>
          <table:table-cell office:value-type="float" office:value="40065" calcext:value-type="float">
            <text:p>40065</text:p>
          </table:table-cell>
          <table:table-cell table:number-columns-repeated="1022"/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40066" calcext:value-type="float">
            <text:p>40066</text:p>
          </table:table-cell>
          <table:table-cell table:number-columns-repeated="1022"/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40067" calcext:value-type="float">
            <text:p>40067</text:p>
          </table:table-cell>
          <table:table-cell table:number-columns-repeated="1022"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float" office:value="40068" calcext:value-type="float">
            <text:p>40068</text:p>
          </table:table-cell>
          <table:table-cell table:number-columns-repeated="1022"/>
        </table:table-row>
        <table:table-row table:style-name="ro1">
          <table:table-cell office:value-type="float" office:value="24603" calcext:value-type="float">
            <text:p>24603</text:p>
          </table:table-cell>
          <table:table-cell office:value-type="float" office:value="40069" calcext:value-type="float">
            <text:p>40069</text:p>
          </table:table-cell>
          <table:table-cell table:number-columns-repeated="1022"/>
        </table:table-row>
        <table:table-row table:style-name="ro1">
          <table:table-cell office:value-type="float" office:value="24597" calcext:value-type="float">
            <text:p>24597</text:p>
          </table:table-cell>
          <table:table-cell office:value-type="float" office:value="40070" calcext:value-type="float">
            <text:p>40070</text:p>
          </table:table-cell>
          <table:table-cell table:number-columns-repeated="1022"/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float" office:value="40071" calcext:value-type="float">
            <text:p>40071</text:p>
          </table:table-cell>
          <table:table-cell table:number-columns-repeated="1022"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float" office:value="40072" calcext:value-type="float">
            <text:p>40072</text:p>
          </table:table-cell>
          <table:table-cell table:number-columns-repeated="1022"/>
        </table:table-row>
        <table:table-row table:style-name="ro1">
          <table:table-cell office:value-type="float" office:value="24591" calcext:value-type="float">
            <text:p>24591</text:p>
          </table:table-cell>
          <table:table-cell office:value-type="float" office:value="40073" calcext:value-type="float">
            <text:p>40073</text:p>
          </table:table-cell>
          <table:table-cell table:number-columns-repeated="1022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float" office:value="40074" calcext:value-type="float">
            <text:p>40074</text:p>
          </table:table-cell>
          <table:table-cell table:number-columns-repeated="1022"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float" office:value="40075" calcext:value-type="float">
            <text:p>40075</text:p>
          </table:table-cell>
          <table:table-cell table:number-columns-repeated="1022"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float" office:value="40076" calcext:value-type="float">
            <text:p>40076</text:p>
          </table:table-cell>
          <table:table-cell table:number-columns-repeated="1022"/>
        </table:table-row>
        <table:table-row table:style-name="ro1">
          <table:table-cell office:value-type="float" office:value="24682" calcext:value-type="float">
            <text:p>24682</text:p>
          </table:table-cell>
          <table:table-cell office:value-type="float" office:value="40077" calcext:value-type="float">
            <text:p>40077</text:p>
          </table:table-cell>
          <table:table-cell table:number-columns-repeated="1022"/>
        </table:table-row>
        <table:table-row table:style-name="ro1">
          <table:table-cell office:value-type="float" office:value="24695" calcext:value-type="float">
            <text:p>24695</text:p>
          </table:table-cell>
          <table:table-cell office:value-type="float" office:value="40078" calcext:value-type="float">
            <text:p>40078</text:p>
          </table:table-cell>
          <table:table-cell table:number-columns-repeated="1022"/>
        </table:table-row>
        <table:table-row table:style-name="ro1">
          <table:table-cell office:value-type="float" office:value="24671" calcext:value-type="float">
            <text:p>24671</text:p>
          </table:table-cell>
          <table:table-cell office:value-type="float" office:value="40079" calcext:value-type="float">
            <text:p>40079</text:p>
          </table:table-cell>
          <table:table-cell table:number-columns-repeated="1022"/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40080" calcext:value-type="float">
            <text:p>40080</text:p>
          </table:table-cell>
          <table:table-cell table:number-columns-repeated="1022"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float" office:value="40081" calcext:value-type="float">
            <text:p>40081</text:p>
          </table:table-cell>
          <table:table-cell table:number-columns-repeated="1022"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float" office:value="40082" calcext:value-type="float">
            <text:p>40082</text:p>
          </table:table-cell>
          <table:table-cell table:number-columns-repeated="1022"/>
        </table:table-row>
        <table:table-row table:style-name="ro1">
          <table:table-cell office:value-type="float" office:value="24675" calcext:value-type="float">
            <text:p>24675</text:p>
          </table:table-cell>
          <table:table-cell office:value-type="float" office:value="40083" calcext:value-type="float">
            <text:p>40083</text:p>
          </table:table-cell>
          <table:table-cell table:number-columns-repeated="1022"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float" office:value="40084" calcext:value-type="float">
            <text:p>40084</text:p>
          </table:table-cell>
          <table:table-cell table:number-columns-repeated="1022"/>
        </table:table-row>
        <table:table-row table:style-name="ro1">
          <table:table-cell office:value-type="float" office:value="24676" calcext:value-type="float">
            <text:p>24676</text:p>
          </table:table-cell>
          <table:table-cell office:value-type="float" office:value="40085" calcext:value-type="float">
            <text:p>40085</text:p>
          </table:table-cell>
          <table:table-cell table:number-columns-repeated="1022"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float" office:value="40086" calcext:value-type="float">
            <text:p>40086</text:p>
          </table:table-cell>
          <table:table-cell table:number-columns-repeated="1022"/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40087" calcext:value-type="float">
            <text:p>40087</text:p>
          </table:table-cell>
          <table:table-cell table:number-columns-repeated="1022"/>
        </table:table-row>
        <table:table-row table:style-name="ro1">
          <table:table-cell office:value-type="float" office:value="24683" calcext:value-type="float">
            <text:p>24683</text:p>
          </table:table-cell>
          <table:table-cell office:value-type="float" office:value="40088" calcext:value-type="float">
            <text:p>40088</text:p>
          </table:table-cell>
          <table:table-cell table:number-columns-repeated="1022"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float" office:value="40089" calcext:value-type="float">
            <text:p>40089</text:p>
          </table:table-cell>
          <table:table-cell table:number-columns-repeated="1022"/>
        </table:table-row>
        <table:table-row table:style-name="ro1">
          <table:table-cell office:value-type="float" office:value="24705" calcext:value-type="float">
            <text:p>24705</text:p>
          </table:table-cell>
          <table:table-cell office:value-type="float" office:value="40090" calcext:value-type="float">
            <text:p>40090</text:p>
          </table:table-cell>
          <table:table-cell table:number-columns-repeated="1022"/>
        </table:table-row>
        <table:table-row table:style-name="ro1">
          <table:table-cell office:value-type="float" office:value="24717" calcext:value-type="float">
            <text:p>24717</text:p>
          </table:table-cell>
          <table:table-cell office:value-type="float" office:value="40091" calcext:value-type="float">
            <text:p>40091</text:p>
          </table:table-cell>
          <table:table-cell table:number-columns-repeated="1022"/>
        </table:table-row>
        <table:table-row table:style-name="ro1">
          <table:table-cell office:value-type="float" office:value="24807" calcext:value-type="float">
            <text:p>24807</text:p>
          </table:table-cell>
          <table:table-cell office:value-type="float" office:value="40092" calcext:value-type="float">
            <text:p>40092</text:p>
          </table:table-cell>
          <table:table-cell table:number-columns-repeated="1022"/>
        </table:table-row>
        <table:table-row table:style-name="ro1">
          <table:table-cell office:value-type="float" office:value="24707" calcext:value-type="float">
            <text:p>24707</text:p>
          </table:table-cell>
          <table:table-cell office:value-type="float" office:value="40093" calcext:value-type="float">
            <text:p>40093</text:p>
          </table:table-cell>
          <table:table-cell table:number-columns-repeated="1022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40094" calcext:value-type="float">
            <text:p>40094</text:p>
          </table:table-cell>
          <table:table-cell table:number-columns-repeated="1022"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40095" calcext:value-type="float">
            <text:p>40095</text:p>
          </table:table-cell>
          <table:table-cell table:number-columns-repeated="1022"/>
        </table:table-row>
        <table:table-row table:style-name="ro1">
          <table:table-cell office:value-type="float" office:value="24731" calcext:value-type="float">
            <text:p>24731</text:p>
          </table:table-cell>
          <table:table-cell office:value-type="float" office:value="40096" calcext:value-type="float">
            <text:p>40096</text:p>
          </table:table-cell>
          <table:table-cell table:number-columns-repeated="1022"/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40097" calcext:value-type="float">
            <text:p>40097</text:p>
          </table:table-cell>
          <table:table-cell table:number-columns-repeated="1022"/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float" office:value="40098" calcext:value-type="float">
            <text:p>40098</text:p>
          </table:table-cell>
          <table:table-cell table:number-columns-repeated="1022"/>
        </table:table-row>
        <table:table-row table:style-name="ro1">
          <table:table-cell office:value-type="float" office:value="24722" calcext:value-type="float">
            <text:p>24722</text:p>
          </table:table-cell>
          <table:table-cell office:value-type="float" office:value="40099" calcext:value-type="float">
            <text:p>40099</text:p>
          </table:table-cell>
          <table:table-cell table:number-columns-repeated="1022"/>
        </table:table-row>
        <table:table-row table:style-name="ro1">
          <table:table-cell office:value-type="float" office:value="24743" calcext:value-type="float">
            <text:p>24743</text:p>
          </table:table-cell>
          <table:table-cell office:value-type="float" office:value="40100" calcext:value-type="float">
            <text:p>40100</text:p>
          </table:table-cell>
          <table:table-cell table:number-columns-repeated="1022"/>
        </table:table-row>
        <table:table-row table:style-name="ro1">
          <table:table-cell office:value-type="float" office:value="24715" calcext:value-type="float">
            <text:p>24715</text:p>
          </table:table-cell>
          <table:table-cell office:value-type="float" office:value="40101" calcext:value-type="float">
            <text:p>40101</text:p>
          </table:table-cell>
          <table:table-cell table:number-columns-repeated="1022"/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float" office:value="40102" calcext:value-type="float">
            <text:p>40102</text:p>
          </table:table-cell>
          <table:table-cell table:number-columns-repeated="1022"/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40103" calcext:value-type="float">
            <text:p>40103</text:p>
          </table:table-cell>
          <table:table-cell table:number-columns-repeated="1022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40104" calcext:value-type="float">
            <text:p>40104</text:p>
          </table:table-cell>
          <table:table-cell table:number-columns-repeated="1022"/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float" office:value="40105" calcext:value-type="float">
            <text:p>40105</text:p>
          </table:table-cell>
          <table:table-cell table:number-columns-repeated="1022"/>
        </table:table-row>
        <table:table-row table:style-name="ro1">
          <table:table-cell office:value-type="float" office:value="24756" calcext:value-type="float">
            <text:p>24756</text:p>
          </table:table-cell>
          <table:table-cell office:value-type="float" office:value="40106" calcext:value-type="float">
            <text:p>40106</text:p>
          </table:table-cell>
          <table:table-cell table:number-columns-repeated="1022"/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40107" calcext:value-type="float">
            <text:p>40107</text:p>
          </table:table-cell>
          <table:table-cell table:number-columns-repeated="1022"/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40108" calcext:value-type="float">
            <text:p>40108</text:p>
          </table:table-cell>
          <table:table-cell table:number-columns-repeated="1022"/>
        </table:table-row>
        <table:table-row table:style-name="ro1">
          <table:table-cell office:value-type="float" office:value="24774" calcext:value-type="float">
            <text:p>24774</text:p>
          </table:table-cell>
          <table:table-cell office:value-type="float" office:value="40109" calcext:value-type="float">
            <text:p>40109</text:p>
          </table:table-cell>
          <table:table-cell table:number-columns-repeated="1022"/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float" office:value="40110" calcext:value-type="float">
            <text:p>40110</text:p>
          </table:table-cell>
          <table:table-cell table:number-columns-repeated="1022"/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40111" calcext:value-type="float">
            <text:p>40111</text:p>
          </table:table-cell>
          <table:table-cell table:number-columns-repeated="1022"/>
        </table:table-row>
        <table:table-row table:style-name="ro1">
          <table:table-cell office:value-type="float" office:value="24909" calcext:value-type="float">
            <text:p>24909</text:p>
          </table:table-cell>
          <table:table-cell office:value-type="float" office:value="40112" calcext:value-type="float">
            <text:p>40112</text:p>
          </table:table-cell>
          <table:table-cell table:number-columns-repeated="1022"/>
        </table:table-row>
        <table:table-row table:style-name="ro1">
          <table:table-cell office:value-type="float" office:value="24853" calcext:value-type="float">
            <text:p>24853</text:p>
          </table:table-cell>
          <table:table-cell office:value-type="float" office:value="40113" calcext:value-type="float">
            <text:p>40113</text:p>
          </table:table-cell>
          <table:table-cell table:number-columns-repeated="1022"/>
        </table:table-row>
        <table:table-row table:style-name="ro1">
          <table:table-cell office:value-type="float" office:value="24838" calcext:value-type="float">
            <text:p>24838</text:p>
          </table:table-cell>
          <table:table-cell office:value-type="float" office:value="40114" calcext:value-type="float">
            <text:p>40114</text:p>
          </table:table-cell>
          <table:table-cell table:number-columns-repeated="1022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float" office:value="40115" calcext:value-type="float">
            <text:p>40115</text:p>
          </table:table-cell>
          <table:table-cell table:number-columns-repeated="1022"/>
        </table:table-row>
        <table:table-row table:style-name="ro1">
          <table:table-cell office:value-type="float" office:value="24823" calcext:value-type="float">
            <text:p>24823</text:p>
          </table:table-cell>
          <table:table-cell office:value-type="float" office:value="40116" calcext:value-type="float">
            <text:p>40116</text:p>
          </table:table-cell>
          <table:table-cell table:number-columns-repeated="1022"/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40117" calcext:value-type="float">
            <text:p>40117</text:p>
          </table:table-cell>
          <table:table-cell table:number-columns-repeated="1022"/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40118" calcext:value-type="float">
            <text:p>40118</text:p>
          </table:table-cell>
          <table:table-cell table:number-columns-repeated="1022"/>
        </table:table-row>
        <table:table-row table:style-name="ro1">
          <table:table-cell office:value-type="float" office:value="24826" calcext:value-type="float">
            <text:p>24826</text:p>
          </table:table-cell>
          <table:table-cell office:value-type="float" office:value="40119" calcext:value-type="float">
            <text:p>40119</text:p>
          </table:table-cell>
          <table:table-cell table:number-columns-repeated="1022"/>
        </table:table-row>
        <table:table-row table:style-name="ro1">
          <table:table-cell office:value-type="float" office:value="24835" calcext:value-type="float">
            <text:p>24835</text:p>
          </table:table-cell>
          <table:table-cell office:value-type="float" office:value="40120" calcext:value-type="float">
            <text:p>40120</text:p>
          </table:table-cell>
          <table:table-cell table:number-columns-repeated="1022"/>
        </table:table-row>
        <table:table-row table:style-name="ro1">
          <table:table-cell office:value-type="float" office:value="24865" calcext:value-type="float">
            <text:p>24865</text:p>
          </table:table-cell>
          <table:table-cell office:value-type="float" office:value="40121" calcext:value-type="float">
            <text:p>40121</text:p>
          </table:table-cell>
          <table:table-cell table:number-columns-repeated="1022"/>
        </table:table-row>
        <table:table-row table:style-name="ro1">
          <table:table-cell office:value-type="float" office:value="24827" calcext:value-type="float">
            <text:p>24827</text:p>
          </table:table-cell>
          <table:table-cell office:value-type="float" office:value="40122" calcext:value-type="float">
            <text:p>40122</text:p>
          </table:table-cell>
          <table:table-cell table:number-columns-repeated="1022"/>
        </table:table-row>
        <table:table-row table:style-name="ro1">
          <table:table-cell office:value-type="float" office:value="24817" calcext:value-type="float">
            <text:p>24817</text:p>
          </table:table-cell>
          <table:table-cell office:value-type="float" office:value="40123" calcext:value-type="float">
            <text:p>40123</text:p>
          </table:table-cell>
          <table:table-cell table:number-columns-repeated="1022"/>
        </table:table-row>
        <table:table-row table:style-name="ro1">
          <table:table-cell office:value-type="float" office:value="24845" calcext:value-type="float">
            <text:p>24845</text:p>
          </table:table-cell>
          <table:table-cell office:value-type="float" office:value="40124" calcext:value-type="float">
            <text:p>40124</text:p>
          </table:table-cell>
          <table:table-cell table:number-columns-repeated="1022"/>
        </table:table-row>
        <table:table-row table:style-name="ro1">
          <table:table-cell office:value-type="float" office:value="24846" calcext:value-type="float">
            <text:p>24846</text:p>
          </table:table-cell>
          <table:table-cell office:value-type="float" office:value="40125" calcext:value-type="float">
            <text:p>40125</text:p>
          </table:table-cell>
          <table:table-cell table:number-columns-repeated="1022"/>
        </table:table-row>
        <table:table-row table:style-name="ro1">
          <table:table-cell office:value-type="float" office:value="24903" calcext:value-type="float">
            <text:p>24903</text:p>
          </table:table-cell>
          <table:table-cell office:value-type="float" office:value="40126" calcext:value-type="float">
            <text:p>40126</text:p>
          </table:table-cell>
          <table:table-cell table:number-columns-repeated="1022"/>
        </table:table-row>
        <table:table-row table:style-name="ro1">
          <table:table-cell office:value-type="float" office:value="24894" calcext:value-type="float">
            <text:p>24894</text:p>
          </table:table-cell>
          <table:table-cell office:value-type="float" office:value="40127" calcext:value-type="float">
            <text:p>40127</text:p>
          </table:table-cell>
          <table:table-cell table:number-columns-repeated="1022"/>
        </table:table-row>
        <table:table-row table:style-name="ro1">
          <table:table-cell office:value-type="float" office:value="24872" calcext:value-type="float">
            <text:p>24872</text:p>
          </table:table-cell>
          <table:table-cell office:value-type="float" office:value="40128" calcext:value-type="float">
            <text:p>40128</text:p>
          </table:table-cell>
          <table:table-cell table:number-columns-repeated="1022"/>
        </table:table-row>
        <table:table-row table:style-name="ro1">
          <table:table-cell office:value-type="float" office:value="24871" calcext:value-type="float">
            <text:p>24871</text:p>
          </table:table-cell>
          <table:table-cell office:value-type="float" office:value="40129" calcext:value-type="float">
            <text:p>40129</text:p>
          </table:table-cell>
          <table:table-cell table:number-columns-repeated="1022"/>
        </table:table-row>
        <table:table-row table:style-name="ro1">
          <table:table-cell office:value-type="float" office:value="24906" calcext:value-type="float">
            <text:p>24906</text:p>
          </table:table-cell>
          <table:table-cell office:value-type="float" office:value="40130" calcext:value-type="float">
            <text:p>40130</text:p>
          </table:table-cell>
          <table:table-cell table:number-columns-repeated="1022"/>
        </table:table-row>
        <table:table-row table:style-name="ro1">
          <table:table-cell office:value-type="float" office:value="24895" calcext:value-type="float">
            <text:p>24895</text:p>
          </table:table-cell>
          <table:table-cell office:value-type="float" office:value="40131" calcext:value-type="float">
            <text:p>40131</text:p>
          </table:table-cell>
          <table:table-cell table:number-columns-repeated="1022"/>
        </table:table-row>
        <table:table-row table:style-name="ro1">
          <table:table-cell office:value-type="float" office:value="24892" calcext:value-type="float">
            <text:p>24892</text:p>
          </table:table-cell>
          <table:table-cell office:value-type="float" office:value="40132" calcext:value-type="float">
            <text:p>40132</text:p>
          </table:table-cell>
          <table:table-cell table:number-columns-repeated="1022"/>
        </table:table-row>
        <table:table-row table:style-name="ro1">
          <table:table-cell office:value-type="float" office:value="24876" calcext:value-type="float">
            <text:p>24876</text:p>
          </table:table-cell>
          <table:table-cell office:value-type="float" office:value="40133" calcext:value-type="float">
            <text:p>40133</text:p>
          </table:table-cell>
          <table:table-cell table:number-columns-repeated="1022"/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40134" calcext:value-type="float">
            <text:p>40134</text:p>
          </table:table-cell>
          <table:table-cell table:number-columns-repeated="1022"/>
        </table:table-row>
        <table:table-row table:style-name="ro1">
          <table:table-cell office:value-type="float" office:value="24893" calcext:value-type="float">
            <text:p>24893</text:p>
          </table:table-cell>
          <table:table-cell office:value-type="float" office:value="40135" calcext:value-type="float">
            <text:p>40135</text:p>
          </table:table-cell>
          <table:table-cell table:number-columns-repeated="1022"/>
        </table:table-row>
        <table:table-row table:style-name="ro1">
          <table:table-cell office:value-type="float" office:value="24898" calcext:value-type="float">
            <text:p>24898</text:p>
          </table:table-cell>
          <table:table-cell office:value-type="float" office:value="40136" calcext:value-type="float">
            <text:p>40136</text:p>
          </table:table-cell>
          <table:table-cell table:number-columns-repeated="1022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40137" calcext:value-type="float">
            <text:p>40137</text:p>
          </table:table-cell>
          <table:table-cell table:number-columns-repeated="1022"/>
        </table:table-row>
        <table:table-row table:style-name="ro1">
          <table:table-cell office:value-type="float" office:value="24947" calcext:value-type="float">
            <text:p>24947</text:p>
          </table:table-cell>
          <table:table-cell office:value-type="float" office:value="40138" calcext:value-type="float">
            <text:p>40138</text:p>
          </table:table-cell>
          <table:table-cell table:number-columns-repeated="1022"/>
        </table:table-row>
        <table:table-row table:style-name="ro1">
          <table:table-cell office:value-type="float" office:value="24951" calcext:value-type="float">
            <text:p>24951</text:p>
          </table:table-cell>
          <table:table-cell office:value-type="float" office:value="40139" calcext:value-type="float">
            <text:p>40139</text:p>
          </table:table-cell>
          <table:table-cell table:number-columns-repeated="1022"/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float" office:value="40140" calcext:value-type="float">
            <text:p>40140</text:p>
          </table:table-cell>
          <table:table-cell table:number-columns-repeated="1022"/>
        </table:table-row>
        <table:table-row table:style-name="ro1">
          <table:table-cell office:value-type="float" office:value="24921" calcext:value-type="float">
            <text:p>24921</text:p>
          </table:table-cell>
          <table:table-cell office:value-type="float" office:value="40141" calcext:value-type="float">
            <text:p>40141</text:p>
          </table:table-cell>
          <table:table-cell table:number-columns-repeated="1022"/>
        </table:table-row>
        <table:table-row table:style-name="ro1">
          <table:table-cell office:value-type="float" office:value="24922" calcext:value-type="float">
            <text:p>24922</text:p>
          </table:table-cell>
          <table:table-cell office:value-type="float" office:value="40142" calcext:value-type="float">
            <text:p>40142</text:p>
          </table:table-cell>
          <table:table-cell table:number-columns-repeated="1022"/>
        </table:table-row>
        <table:table-row table:style-name="ro1">
          <table:table-cell office:value-type="float" office:value="24939" calcext:value-type="float">
            <text:p>24939</text:p>
          </table:table-cell>
          <table:table-cell office:value-type="float" office:value="40143" calcext:value-type="float">
            <text:p>40143</text:p>
          </table:table-cell>
          <table:table-cell table:number-columns-repeated="1022"/>
        </table:table-row>
        <table:table-row table:style-name="ro1">
          <table:table-cell office:value-type="float" office:value="24948" calcext:value-type="float">
            <text:p>24948</text:p>
          </table:table-cell>
          <table:table-cell office:value-type="float" office:value="40144" calcext:value-type="float">
            <text:p>40144</text:p>
          </table:table-cell>
          <table:table-cell table:number-columns-repeated="1022"/>
        </table:table-row>
        <table:table-row table:style-name="ro1">
          <table:table-cell office:value-type="float" office:value="24943" calcext:value-type="float">
            <text:p>24943</text:p>
          </table:table-cell>
          <table:table-cell office:value-type="float" office:value="40145" calcext:value-type="float">
            <text:p>40145</text:p>
          </table:table-cell>
          <table:table-cell table:number-columns-repeated="1022"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float" office:value="40146" calcext:value-type="float">
            <text:p>40146</text:p>
          </table:table-cell>
          <table:table-cell table:number-columns-repeated="1022"/>
        </table:table-row>
        <table:table-row table:style-name="ro1">
          <table:table-cell office:value-type="float" office:value="24945" calcext:value-type="float">
            <text:p>24945</text:p>
          </table:table-cell>
          <table:table-cell office:value-type="float" office:value="40147" calcext:value-type="float">
            <text:p>40147</text:p>
          </table:table-cell>
          <table:table-cell table:number-columns-repeated="1022"/>
        </table:table-row>
        <table:table-row table:style-name="ro1">
          <table:table-cell office:value-type="float" office:value="24927" calcext:value-type="float">
            <text:p>24927</text:p>
          </table:table-cell>
          <table:table-cell office:value-type="float" office:value="40148" calcext:value-type="float">
            <text:p>40148</text:p>
          </table:table-cell>
          <table:table-cell table:number-columns-repeated="1022"/>
        </table:table-row>
        <table:table-row table:style-name="ro1">
          <table:table-cell office:value-type="float" office:value="24925" calcext:value-type="float">
            <text:p>24925</text:p>
          </table:table-cell>
          <table:table-cell office:value-type="float" office:value="40149" calcext:value-type="float">
            <text:p>40149</text:p>
          </table:table-cell>
          <table:table-cell table:number-columns-repeated="1022"/>
        </table:table-row>
        <table:table-row table:style-name="ro1">
          <table:table-cell office:value-type="float" office:value="24915" calcext:value-type="float">
            <text:p>24915</text:p>
          </table:table-cell>
          <table:table-cell office:value-type="float" office:value="40150" calcext:value-type="float">
            <text:p>40150</text:p>
          </table:table-cell>
          <table:table-cell table:number-columns-repeated="1022"/>
        </table:table-row>
        <table:table-row table:style-name="ro1">
          <table:table-cell office:value-type="float" office:value="24949" calcext:value-type="float">
            <text:p>24949</text:p>
          </table:table-cell>
          <table:table-cell office:value-type="float" office:value="40151" calcext:value-type="float">
            <text:p>40151</text:p>
          </table:table-cell>
          <table:table-cell table:number-columns-repeated="1022"/>
        </table:table-row>
        <table:table-row table:style-name="ro1">
          <table:table-cell office:value-type="float" office:value="24985" calcext:value-type="float">
            <text:p>24985</text:p>
          </table:table-cell>
          <table:table-cell office:value-type="float" office:value="40152" calcext:value-type="float">
            <text:p>40152</text:p>
          </table:table-cell>
          <table:table-cell table:number-columns-repeated="1022"/>
        </table:table-row>
        <table:table-row table:style-name="ro1">
          <table:table-cell office:value-type="float" office:value="24982" calcext:value-type="float">
            <text:p>24982</text:p>
          </table:table-cell>
          <table:table-cell office:value-type="float" office:value="40153" calcext:value-type="float">
            <text:p>40153</text:p>
          </table:table-cell>
          <table:table-cell table:number-columns-repeated="1022"/>
        </table:table-row>
        <table:table-row table:style-name="ro1">
          <table:table-cell office:value-type="float" office:value="24967" calcext:value-type="float">
            <text:p>24967</text:p>
          </table:table-cell>
          <table:table-cell office:value-type="float" office:value="40154" calcext:value-type="float">
            <text:p>40154</text:p>
          </table:table-cell>
          <table:table-cell table:number-columns-repeated="1022"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40155" calcext:value-type="float">
            <text:p>40155</text:p>
          </table:table-cell>
          <table:table-cell table:number-columns-repeated="1022"/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40156" calcext:value-type="float">
            <text:p>40156</text:p>
          </table:table-cell>
          <table:table-cell table:number-columns-repeated="1022"/>
        </table:table-row>
        <table:table-row table:style-name="ro1">
          <table:table-cell office:value-type="float" office:value="24986" calcext:value-type="float">
            <text:p>24986</text:p>
          </table:table-cell>
          <table:table-cell office:value-type="float" office:value="40157" calcext:value-type="float">
            <text:p>40157</text:p>
          </table:table-cell>
          <table:table-cell table:number-columns-repeated="1022"/>
        </table:table-row>
        <table:table-row table:style-name="ro1">
          <table:table-cell office:value-type="float" office:value="24970" calcext:value-type="float">
            <text:p>24970</text:p>
          </table:table-cell>
          <table:table-cell office:value-type="float" office:value="40158" calcext:value-type="float">
            <text:p>40158</text:p>
          </table:table-cell>
          <table:table-cell table:number-columns-repeated="1022"/>
        </table:table-row>
        <table:table-row table:style-name="ro1">
          <table:table-cell office:value-type="float" office:value="24977" calcext:value-type="float">
            <text:p>24977</text:p>
          </table:table-cell>
          <table:table-cell office:value-type="float" office:value="40159" calcext:value-type="float">
            <text:p>40159</text:p>
          </table:table-cell>
          <table:table-cell table:number-columns-repeated="1022"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40160" calcext:value-type="float">
            <text:p>40160</text:p>
          </table:table-cell>
          <table:table-cell table:number-columns-repeated="1022"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float" office:value="40161" calcext:value-type="float">
            <text:p>40161</text:p>
          </table:table-cell>
          <table:table-cell table:number-columns-repeated="1022"/>
        </table:table-row>
        <table:table-row table:style-name="ro1">
          <table:table-cell office:value-type="float" office:value="25036" calcext:value-type="float">
            <text:p>25036</text:p>
          </table:table-cell>
          <table:table-cell office:value-type="float" office:value="40162" calcext:value-type="float">
            <text:p>40162</text:p>
          </table:table-cell>
          <table:table-cell table:number-columns-repeated="1022"/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float" office:value="40163" calcext:value-type="float">
            <text:p>40163</text:p>
          </table:table-cell>
          <table:table-cell table:number-columns-repeated="1022"/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float" office:value="40164" calcext:value-type="float">
            <text:p>40164</text:p>
          </table:table-cell>
          <table:table-cell table:number-columns-repeated="1022"/>
        </table:table-row>
        <table:table-row table:style-name="ro1">
          <table:table-cell office:value-type="float" office:value="25079" calcext:value-type="float">
            <text:p>25079</text:p>
          </table:table-cell>
          <table:table-cell office:value-type="float" office:value="40165" calcext:value-type="float">
            <text:p>40165</text:p>
          </table:table-cell>
          <table:table-cell table:number-columns-repeated="1022"/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float" office:value="40166" calcext:value-type="float">
            <text:p>40166</text:p>
          </table:table-cell>
          <table:table-cell table:number-columns-repeated="1022"/>
        </table:table-row>
        <table:table-row table:style-name="ro1">
          <table:table-cell office:value-type="float" office:value="25027" calcext:value-type="float">
            <text:p>25027</text:p>
          </table:table-cell>
          <table:table-cell office:value-type="float" office:value="40167" calcext:value-type="float">
            <text:p>40167</text:p>
          </table:table-cell>
          <table:table-cell table:number-columns-repeated="1022"/>
        </table:table-row>
        <table:table-row table:style-name="ro1">
          <table:table-cell office:value-type="float" office:value="25030" calcext:value-type="float">
            <text:p>25030</text:p>
          </table:table-cell>
          <table:table-cell office:value-type="float" office:value="40168" calcext:value-type="float">
            <text:p>40168</text:p>
          </table:table-cell>
          <table:table-cell table:number-columns-repeated="1022"/>
        </table:table-row>
        <table:table-row table:style-name="ro1">
          <table:table-cell office:value-type="float" office:value="25018" calcext:value-type="float">
            <text:p>25018</text:p>
          </table:table-cell>
          <table:table-cell office:value-type="float" office:value="40169" calcext:value-type="float">
            <text:p>40169</text:p>
          </table:table-cell>
          <table:table-cell table:number-columns-repeated="1022"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float" office:value="40170" calcext:value-type="float">
            <text:p>40170</text:p>
          </table:table-cell>
          <table:table-cell table:number-columns-repeated="1022"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float" office:value="40171" calcext:value-type="float">
            <text:p>40171</text:p>
          </table:table-cell>
          <table:table-cell table:number-columns-repeated="1022"/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float" office:value="40172" calcext:value-type="float">
            <text:p>40172</text:p>
          </table:table-cell>
          <table:table-cell table:number-columns-repeated="1022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40173" calcext:value-type="float">
            <text:p>40173</text:p>
          </table:table-cell>
          <table:table-cell table:number-columns-repeated="1022"/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float" office:value="40174" calcext:value-type="float">
            <text:p>40174</text:p>
          </table:table-cell>
          <table:table-cell table:number-columns-repeated="1022"/>
        </table:table-row>
        <table:table-row table:style-name="ro1">
          <table:table-cell office:value-type="float" office:value="25078" calcext:value-type="float">
            <text:p>25078</text:p>
          </table:table-cell>
          <table:table-cell office:value-type="float" office:value="40175" calcext:value-type="float">
            <text:p>40175</text:p>
          </table:table-cell>
          <table:table-cell table:number-columns-repeated="1022"/>
        </table:table-row>
        <table:table-row table:style-name="ro1">
          <table:table-cell office:value-type="float" office:value="25082" calcext:value-type="float">
            <text:p>25082</text:p>
          </table:table-cell>
          <table:table-cell office:value-type="float" office:value="40176" calcext:value-type="float">
            <text:p>40176</text:p>
          </table:table-cell>
          <table:table-cell table:number-columns-repeated="1022"/>
        </table:table-row>
        <table:table-row table:style-name="ro1">
          <table:table-cell office:value-type="float" office:value="25076" calcext:value-type="float">
            <text:p>25076</text:p>
          </table:table-cell>
          <table:table-cell office:value-type="float" office:value="40177" calcext:value-type="float">
            <text:p>40177</text:p>
          </table:table-cell>
          <table:table-cell table:number-columns-repeated="1022"/>
        </table:table-row>
        <table:table-row table:style-name="ro1">
          <table:table-cell office:value-type="float" office:value="25087" calcext:value-type="float">
            <text:p>25087</text:p>
          </table:table-cell>
          <table:table-cell office:value-type="float" office:value="40178" calcext:value-type="float">
            <text:p>40178</text:p>
          </table:table-cell>
          <table:table-cell table:number-columns-repeated="1022"/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float" office:value="40179" calcext:value-type="float">
            <text:p>40179</text:p>
          </table:table-cell>
          <table:table-cell table:number-columns-repeated="1022"/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40180" calcext:value-type="float">
            <text:p>40180</text:p>
          </table:table-cell>
          <table:table-cell table:number-columns-repeated="1022"/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float" office:value="40181" calcext:value-type="float">
            <text:p>40181</text:p>
          </table:table-cell>
          <table:table-cell table:number-columns-repeated="1022"/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40182" calcext:value-type="float">
            <text:p>40182</text:p>
          </table:table-cell>
          <table:table-cell table:number-columns-repeated="1022"/>
        </table:table-row>
        <table:table-row table:style-name="ro1">
          <table:table-cell office:value-type="float" office:value="25096" calcext:value-type="float">
            <text:p>25096</text:p>
          </table:table-cell>
          <table:table-cell office:value-type="float" office:value="40183" calcext:value-type="float">
            <text:p>40183</text:p>
          </table:table-cell>
          <table:table-cell table:number-columns-repeated="1022"/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float" office:value="40184" calcext:value-type="float">
            <text:p>40184</text:p>
          </table:table-cell>
          <table:table-cell table:number-columns-repeated="1022"/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float" office:value="40185" calcext:value-type="float">
            <text:p>40185</text:p>
          </table:table-cell>
          <table:table-cell table:number-columns-repeated="1022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40186" calcext:value-type="float">
            <text:p>40186</text:p>
          </table:table-cell>
          <table:table-cell table:number-columns-repeated="1022"/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float" office:value="40187" calcext:value-type="float">
            <text:p>40187</text:p>
          </table:table-cell>
          <table:table-cell table:number-columns-repeated="1022"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float" office:value="40188" calcext:value-type="float">
            <text:p>40188</text:p>
          </table:table-cell>
          <table:table-cell table:number-columns-repeated="1022"/>
        </table:table-row>
        <table:table-row table:style-name="ro1">
          <table:table-cell office:value-type="float" office:value="25118" calcext:value-type="float">
            <text:p>25118</text:p>
          </table:table-cell>
          <table:table-cell office:value-type="float" office:value="40256" calcext:value-type="float">
            <text:p>40256</text:p>
          </table:table-cell>
          <table:table-cell table:number-columns-repeated="1022"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float" office:value="40257" calcext:value-type="float">
            <text:p>40257</text:p>
          </table:table-cell>
          <table:table-cell table:number-columns-repeated="1022"/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float" office:value="40258" calcext:value-type="float">
            <text:p>40258</text:p>
          </table:table-cell>
          <table:table-cell table:number-columns-repeated="1022"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float" office:value="40259" calcext:value-type="float">
            <text:p>40259</text:p>
          </table:table-cell>
          <table:table-cell table:number-columns-repeated="1022"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float" office:value="40260" calcext:value-type="float">
            <text:p>40260</text:p>
          </table:table-cell>
          <table:table-cell table:number-columns-repeated="1022"/>
        </table:table-row>
        <table:table-row table:style-name="ro1">
          <table:table-cell office:value-type="float" office:value="25138" calcext:value-type="float">
            <text:p>25138</text:p>
          </table:table-cell>
          <table:table-cell office:value-type="float" office:value="40261" calcext:value-type="float">
            <text:p>40261</text:p>
          </table:table-cell>
          <table:table-cell table:number-columns-repeated="1022"/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float" office:value="40262" calcext:value-type="float">
            <text:p>40262</text:p>
          </table:table-cell>
          <table:table-cell table:number-columns-repeated="1022"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40263" calcext:value-type="float">
            <text:p>40263</text:p>
          </table:table-cell>
          <table:table-cell table:number-columns-repeated="1022"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float" office:value="40264" calcext:value-type="float">
            <text:p>40264</text:p>
          </table:table-cell>
          <table:table-cell table:number-columns-repeated="1022"/>
        </table:table-row>
        <table:table-row table:style-name="ro1">
          <table:table-cell office:value-type="float" office:value="25182" calcext:value-type="float">
            <text:p>25182</text:p>
          </table:table-cell>
          <table:table-cell office:value-type="float" office:value="40265" calcext:value-type="float">
            <text:p>40265</text:p>
          </table:table-cell>
          <table:table-cell table:number-columns-repeated="1022"/>
        </table:table-row>
        <table:table-row table:style-name="ro1">
          <table:table-cell office:value-type="float" office:value="25187" calcext:value-type="float">
            <text:p>25187</text:p>
          </table:table-cell>
          <table:table-cell office:value-type="float" office:value="40266" calcext:value-type="float">
            <text:p>40266</text:p>
          </table:table-cell>
          <table:table-cell table:number-columns-repeated="1022"/>
        </table:table-row>
        <table:table-row table:style-name="ro1">
          <table:table-cell office:value-type="float" office:value="25179" calcext:value-type="float">
            <text:p>25179</text:p>
          </table:table-cell>
          <table:table-cell office:value-type="float" office:value="40267" calcext:value-type="float">
            <text:p>40267</text:p>
          </table:table-cell>
          <table:table-cell table:number-columns-repeated="1022"/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float" office:value="40268" calcext:value-type="float">
            <text:p>40268</text:p>
          </table:table-cell>
          <table:table-cell table:number-columns-repeated="1022"/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float" office:value="40269" calcext:value-type="float">
            <text:p>40269</text:p>
          </table:table-cell>
          <table:table-cell table:number-columns-repeated="1022"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float" office:value="40270" calcext:value-type="float">
            <text:p>40270</text:p>
          </table:table-cell>
          <table:table-cell table:number-columns-repeated="1022"/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float" office:value="40271" calcext:value-type="float">
            <text:p>40271</text:p>
          </table:table-cell>
          <table:table-cell table:number-columns-repeated="1022"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float" office:value="40272" calcext:value-type="float">
            <text:p>40272</text:p>
          </table:table-cell>
          <table:table-cell table:number-columns-repeated="1022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float" office:value="40273" calcext:value-type="float">
            <text:p>40273</text:p>
          </table:table-cell>
          <table:table-cell table:number-columns-repeated="1022"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float" office:value="40274" calcext:value-type="float">
            <text:p>40274</text:p>
          </table:table-cell>
          <table:table-cell table:number-columns-repeated="1022"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float" office:value="40275" calcext:value-type="float">
            <text:p>40275</text:p>
          </table:table-cell>
          <table:table-cell table:number-columns-repeated="1022"/>
        </table:table-row>
        <table:table-row table:style-name="ro1">
          <table:table-cell office:value-type="float" office:value="25238" calcext:value-type="float">
            <text:p>25238</text:p>
          </table:table-cell>
          <table:table-cell office:value-type="float" office:value="40276" calcext:value-type="float">
            <text:p>40276</text:p>
          </table:table-cell>
          <table:table-cell table:number-columns-repeated="1022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40277" calcext:value-type="float">
            <text:p>40277</text:p>
          </table:table-cell>
          <table:table-cell table:number-columns-repeated="1022"/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float" office:value="40278" calcext:value-type="float">
            <text:p>40278</text:p>
          </table:table-cell>
          <table:table-cell table:number-columns-repeated="1022"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float" office:value="40279" calcext:value-type="float">
            <text:p>40279</text:p>
          </table:table-cell>
          <table:table-cell table:number-columns-repeated="1022"/>
        </table:table-row>
        <table:table-row table:style-name="ro1">
          <table:table-cell office:value-type="float" office:value="25303" calcext:value-type="float">
            <text:p>25303</text:p>
          </table:table-cell>
          <table:table-cell office:value-type="float" office:value="40280" calcext:value-type="float">
            <text:p>40280</text:p>
          </table:table-cell>
          <table:table-cell table:number-columns-repeated="1022"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40281" calcext:value-type="float">
            <text:p>40281</text:p>
          </table:table-cell>
          <table:table-cell table:number-columns-repeated="1022"/>
        </table:table-row>
        <table:table-row table:style-name="ro1">
          <table:table-cell office:value-type="float" office:value="25275" calcext:value-type="float">
            <text:p>25275</text:p>
          </table:table-cell>
          <table:table-cell office:value-type="float" office:value="40282" calcext:value-type="float">
            <text:p>40282</text:p>
          </table:table-cell>
          <table:table-cell table:number-columns-repeated="1022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float" office:value="40283" calcext:value-type="float">
            <text:p>40283</text:p>
          </table:table-cell>
          <table:table-cell table:number-columns-repeated="1022"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float" office:value="40284" calcext:value-type="float">
            <text:p>40284</text:p>
          </table:table-cell>
          <table:table-cell table:number-columns-repeated="1022"/>
        </table:table-row>
        <table:table-row table:style-name="ro1">
          <table:table-cell office:value-type="float" office:value="25286" calcext:value-type="float">
            <text:p>25286</text:p>
          </table:table-cell>
          <table:table-cell office:value-type="float" office:value="40285" calcext:value-type="float">
            <text:p>40285</text:p>
          </table:table-cell>
          <table:table-cell table:number-columns-repeated="1022"/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40286" calcext:value-type="float">
            <text:p>40286</text:p>
          </table:table-cell>
          <table:table-cell table:number-columns-repeated="1022"/>
        </table:table-row>
        <table:table-row table:style-name="ro1">
          <table:table-cell office:value-type="float" office:value="25288" calcext:value-type="float">
            <text:p>25288</text:p>
          </table:table-cell>
          <table:table-cell office:value-type="float" office:value="40287" calcext:value-type="float">
            <text:p>40287</text:p>
          </table:table-cell>
          <table:table-cell table:number-columns-repeated="1022"/>
        </table:table-row>
        <table:table-row table:style-name="ro1">
          <table:table-cell office:value-type="float" office:value="25308" calcext:value-type="float">
            <text:p>25308</text:p>
          </table:table-cell>
          <table:table-cell office:value-type="float" office:value="40288" calcext:value-type="float">
            <text:p>40288</text:p>
          </table:table-cell>
          <table:table-cell table:number-columns-repeated="1022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40289" calcext:value-type="float">
            <text:p>40289</text:p>
          </table:table-cell>
          <table:table-cell table:number-columns-repeated="1022"/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float" office:value="40290" calcext:value-type="float">
            <text:p>40290</text:p>
          </table:table-cell>
          <table:table-cell table:number-columns-repeated="1022"/>
        </table:table-row>
        <table:table-row table:style-name="ro1">
          <table:table-cell office:value-type="float" office:value="25282" calcext:value-type="float">
            <text:p>25282</text:p>
          </table:table-cell>
          <table:table-cell office:value-type="float" office:value="40291" calcext:value-type="float">
            <text:p>40291</text:p>
          </table:table-cell>
          <table:table-cell table:number-columns-repeated="1022"/>
        </table:table-row>
        <table:table-row table:style-name="ro1">
          <table:table-cell office:value-type="float" office:value="25287" calcext:value-type="float">
            <text:p>25287</text:p>
          </table:table-cell>
          <table:table-cell office:value-type="float" office:value="40292" calcext:value-type="float">
            <text:p>40292</text:p>
          </table:table-cell>
          <table:table-cell table:number-columns-repeated="1022"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float" office:value="40293" calcext:value-type="float">
            <text:p>40293</text:p>
          </table:table-cell>
          <table:table-cell table:number-columns-repeated="1022"/>
        </table:table-row>
        <table:table-row table:style-name="ro1">
          <table:table-cell office:value-type="float" office:value="25289" calcext:value-type="float">
            <text:p>25289</text:p>
          </table:table-cell>
          <table:table-cell office:value-type="float" office:value="40294" calcext:value-type="float">
            <text:p>40294</text:p>
          </table:table-cell>
          <table:table-cell table:number-columns-repeated="1022"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float" office:value="40295" calcext:value-type="float">
            <text:p>40295</text:p>
          </table:table-cell>
          <table:table-cell table:number-columns-repeated="1022"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float" office:value="40296" calcext:value-type="float">
            <text:p>40296</text:p>
          </table:table-cell>
          <table:table-cell table:number-columns-repeated="1022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float" office:value="40297" calcext:value-type="float">
            <text:p>40297</text:p>
          </table:table-cell>
          <table:table-cell table:number-columns-repeated="1022"/>
        </table:table-row>
        <table:table-row table:style-name="ro1">
          <table:table-cell office:value-type="float" office:value="25383" calcext:value-type="float">
            <text:p>25383</text:p>
          </table:table-cell>
          <table:table-cell office:value-type="float" office:value="40298" calcext:value-type="float">
            <text:p>40298</text:p>
          </table:table-cell>
          <table:table-cell table:number-columns-repeated="1022"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float" office:value="40299" calcext:value-type="float">
            <text:p>40299</text:p>
          </table:table-cell>
          <table:table-cell table:number-columns-repeated="1022"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float" office:value="40300" calcext:value-type="float">
            <text:p>40300</text:p>
          </table:table-cell>
          <table:table-cell table:number-columns-repeated="1022"/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float" office:value="40301" calcext:value-type="float">
            <text:p>40301</text:p>
          </table:table-cell>
          <table:table-cell table:number-columns-repeated="1022"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float" office:value="40302" calcext:value-type="float">
            <text:p>40302</text:p>
          </table:table-cell>
          <table:table-cell table:number-columns-repeated="1022"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float" office:value="40303" calcext:value-type="float">
            <text:p>40303</text:p>
          </table:table-cell>
          <table:table-cell table:number-columns-repeated="1022"/>
        </table:table-row>
        <table:table-row table:style-name="ro1">
          <table:table-cell office:value-type="float" office:value="25406" calcext:value-type="float">
            <text:p>25406</text:p>
          </table:table-cell>
          <table:table-cell office:value-type="float" office:value="40304" calcext:value-type="float">
            <text:p>40304</text:p>
          </table:table-cell>
          <table:table-cell table:number-columns-repeated="1022"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float" office:value="40305" calcext:value-type="float">
            <text:p>40305</text:p>
          </table:table-cell>
          <table:table-cell table:number-columns-repeated="1022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float" office:value="40306" calcext:value-type="float">
            <text:p>40306</text:p>
          </table:table-cell>
          <table:table-cell table:number-columns-repeated="1022"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float" office:value="40307" calcext:value-type="float">
            <text:p>40307</text:p>
          </table:table-cell>
          <table:table-cell table:number-columns-repeated="1022"/>
        </table:table-row>
        <table:table-row table:style-name="ro1">
          <table:table-cell office:value-type="float" office:value="25494" calcext:value-type="float">
            <text:p>25494</text:p>
          </table:table-cell>
          <table:table-cell office:value-type="float" office:value="40308" calcext:value-type="float">
            <text:p>40308</text:p>
          </table:table-cell>
          <table:table-cell table:number-columns-repeated="1022"/>
        </table:table-row>
        <table:table-row table:style-name="ro1">
          <table:table-cell office:value-type="float" office:value="25486" calcext:value-type="float">
            <text:p>25486</text:p>
          </table:table-cell>
          <table:table-cell office:value-type="float" office:value="40309" calcext:value-type="float">
            <text:p>40309</text:p>
          </table:table-cell>
          <table:table-cell table:number-columns-repeated="1022"/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float" office:value="40310" calcext:value-type="float">
            <text:p>40310</text:p>
          </table:table-cell>
          <table:table-cell table:number-columns-repeated="1022"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float" office:value="40311" calcext:value-type="float">
            <text:p>40311</text:p>
          </table:table-cell>
          <table:table-cell table:number-columns-repeated="1022"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float" office:value="40312" calcext:value-type="float">
            <text:p>40312</text:p>
          </table:table-cell>
          <table:table-cell table:number-columns-repeated="1022"/>
        </table:table-row>
        <table:table-row table:style-name="ro1">
          <table:table-cell office:value-type="float" office:value="25507" calcext:value-type="float">
            <text:p>25507</text:p>
          </table:table-cell>
          <table:table-cell office:value-type="float" office:value="40313" calcext:value-type="float">
            <text:p>40313</text:p>
          </table:table-cell>
          <table:table-cell table:number-columns-repeated="1022"/>
        </table:table-row>
        <table:table-row table:style-name="ro1">
          <table:table-cell office:value-type="float" office:value="25487" calcext:value-type="float">
            <text:p>25487</text:p>
          </table:table-cell>
          <table:table-cell office:value-type="float" office:value="40314" calcext:value-type="float">
            <text:p>40314</text:p>
          </table:table-cell>
          <table:table-cell table:number-columns-repeated="1022"/>
        </table:table-row>
        <table:table-row table:style-name="ro1">
          <table:table-cell office:value-type="float" office:value="25481" calcext:value-type="float">
            <text:p>25481</text:p>
          </table:table-cell>
          <table:table-cell office:value-type="float" office:value="40315" calcext:value-type="float">
            <text:p>40315</text:p>
          </table:table-cell>
          <table:table-cell table:number-columns-repeated="1022"/>
        </table:table-row>
        <table:table-row table:style-name="ro1">
          <table:table-cell office:value-type="float" office:value="25503" calcext:value-type="float">
            <text:p>25503</text:p>
          </table:table-cell>
          <table:table-cell office:value-type="float" office:value="40316" calcext:value-type="float">
            <text:p>40316</text:p>
          </table:table-cell>
          <table:table-cell table:number-columns-repeated="1022"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40317" calcext:value-type="float">
            <text:p>40317</text:p>
          </table:table-cell>
          <table:table-cell table:number-columns-repeated="1022"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float" office:value="40318" calcext:value-type="float">
            <text:p>40318</text:p>
          </table:table-cell>
          <table:table-cell table:number-columns-repeated="1022"/>
        </table:table-row>
        <table:table-row table:style-name="ro1">
          <table:table-cell office:value-type="float" office:value="25449" calcext:value-type="float">
            <text:p>25449</text:p>
          </table:table-cell>
          <table:table-cell office:value-type="float" office:value="40320" calcext:value-type="float">
            <text:p>40320</text:p>
          </table:table-cell>
          <table:table-cell table:number-columns-repeated="1022"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float" office:value="40321" calcext:value-type="float">
            <text:p>40321</text:p>
          </table:table-cell>
          <table:table-cell table:number-columns-repeated="1022"/>
        </table:table-row>
        <table:table-row table:style-name="ro1">
          <table:table-cell office:value-type="float" office:value="25577" calcext:value-type="float">
            <text:p>25577</text:p>
          </table:table-cell>
          <table:table-cell office:value-type="float" office:value="40322" calcext:value-type="float">
            <text:p>40322</text:p>
          </table:table-cell>
          <table:table-cell table:number-columns-repeated="1022"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float" office:value="40323" calcext:value-type="float">
            <text:p>40323</text:p>
          </table:table-cell>
          <table:table-cell table:number-columns-repeated="1022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float" office:value="40324" calcext:value-type="float">
            <text:p>40324</text:p>
          </table:table-cell>
          <table:table-cell table:number-columns-repeated="1022"/>
        </table:table-row>
        <table:table-row table:style-name="ro1">
          <table:table-cell office:value-type="float" office:value="25571" calcext:value-type="float">
            <text:p>25571</text:p>
          </table:table-cell>
          <table:table-cell office:value-type="float" office:value="40325" calcext:value-type="float">
            <text:p>40325</text:p>
          </table:table-cell>
          <table:table-cell table:number-columns-repeated="1022"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40326" calcext:value-type="float">
            <text:p>40326</text:p>
          </table:table-cell>
          <table:table-cell table:number-columns-repeated="1022"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float" office:value="40327" calcext:value-type="float">
            <text:p>40327</text:p>
          </table:table-cell>
          <table:table-cell table:number-columns-repeated="1022"/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40328" calcext:value-type="float">
            <text:p>40328</text:p>
          </table:table-cell>
          <table:table-cell table:number-columns-repeated="1022"/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40329" calcext:value-type="float">
            <text:p>40329</text:p>
          </table:table-cell>
          <table:table-cell table:number-columns-repeated="1022"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float" office:value="40330" calcext:value-type="float">
            <text:p>40330</text:p>
          </table:table-cell>
          <table:table-cell table:number-columns-repeated="1022"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float" office:value="40331" calcext:value-type="float">
            <text:p>40331</text:p>
          </table:table-cell>
          <table:table-cell table:number-columns-repeated="1022"/>
        </table:table-row>
        <table:table-row table:style-name="ro1">
          <table:table-cell office:value-type="float" office:value="25606" calcext:value-type="float">
            <text:p>25606</text:p>
          </table:table-cell>
          <table:table-cell office:value-type="float" office:value="40332" calcext:value-type="float">
            <text:p>40332</text:p>
          </table:table-cell>
          <table:table-cell table:number-columns-repeated="1022"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40333" calcext:value-type="float">
            <text:p>40333</text:p>
          </table:table-cell>
          <table:table-cell table:number-columns-repeated="1022"/>
        </table:table-row>
        <table:table-row table:style-name="ro1">
          <table:table-cell office:value-type="float" office:value="25638" calcext:value-type="float">
            <text:p>25638</text:p>
          </table:table-cell>
          <table:table-cell office:value-type="float" office:value="40334" calcext:value-type="float">
            <text:p>40334</text:p>
          </table:table-cell>
          <table:table-cell table:number-columns-repeated="1022"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float" office:value="40335" calcext:value-type="float">
            <text:p>40335</text:p>
          </table:table-cell>
          <table:table-cell table:number-columns-repeated="1022"/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40336" calcext:value-type="float">
            <text:p>40336</text:p>
          </table:table-cell>
          <table:table-cell table:number-columns-repeated="1022"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float" office:value="40337" calcext:value-type="float">
            <text:p>40337</text:p>
          </table:table-cell>
          <table:table-cell table:number-columns-repeated="1022"/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40338" calcext:value-type="float">
            <text:p>40338</text:p>
          </table:table-cell>
          <table:table-cell table:number-columns-repeated="1022"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float" office:value="40339" calcext:value-type="float">
            <text:p>40339</text:p>
          </table:table-cell>
          <table:table-cell table:number-columns-repeated="1022"/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40340" calcext:value-type="float">
            <text:p>40340</text:p>
          </table:table-cell>
          <table:table-cell table:number-columns-repeated="1022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float" office:value="40341" calcext:value-type="float">
            <text:p>40341</text:p>
          </table:table-cell>
          <table:table-cell table:number-columns-repeated="1022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40342" calcext:value-type="float">
            <text:p>40342</text:p>
          </table:table-cell>
          <table:table-cell table:number-columns-repeated="1022"/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float" office:value="40343" calcext:value-type="float">
            <text:p>40343</text:p>
          </table:table-cell>
          <table:table-cell table:number-columns-repeated="1022"/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float" office:value="40344" calcext:value-type="float">
            <text:p>40344</text:p>
          </table:table-cell>
          <table:table-cell table:number-columns-repeated="1022"/>
        </table:table-row>
        <table:table-row table:style-name="ro1">
          <table:table-cell office:value-type="float" office:value="25749" calcext:value-type="float">
            <text:p>25749</text:p>
          </table:table-cell>
          <table:table-cell office:value-type="float" office:value="40345" calcext:value-type="float">
            <text:p>40345</text:p>
          </table:table-cell>
          <table:table-cell table:number-columns-repeated="1022"/>
        </table:table-row>
        <table:table-row table:style-name="ro1">
          <table:table-cell office:value-type="float" office:value="25747" calcext:value-type="float">
            <text:p>25747</text:p>
          </table:table-cell>
          <table:table-cell office:value-type="float" office:value="40346" calcext:value-type="float">
            <text:p>40346</text:p>
          </table:table-cell>
          <table:table-cell table:number-columns-repeated="1022"/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40347" calcext:value-type="float">
            <text:p>40347</text:p>
          </table:table-cell>
          <table:table-cell table:number-columns-repeated="1022"/>
        </table:table-row>
        <table:table-row table:style-name="ro1">
          <table:table-cell office:value-type="float" office:value="25769" calcext:value-type="float">
            <text:p>25769</text:p>
          </table:table-cell>
          <table:table-cell office:value-type="float" office:value="40348" calcext:value-type="float">
            <text:p>40348</text:p>
          </table:table-cell>
          <table:table-cell table:number-columns-repeated="1022"/>
        </table:table-row>
        <table:table-row table:style-name="ro1">
          <table:table-cell office:value-type="float" office:value="25736" calcext:value-type="float">
            <text:p>25736</text:p>
          </table:table-cell>
          <table:table-cell office:value-type="float" office:value="40349" calcext:value-type="float">
            <text:p>40349</text:p>
          </table:table-cell>
          <table:table-cell table:number-columns-repeated="1022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40350" calcext:value-type="float">
            <text:p>40350</text:p>
          </table:table-cell>
          <table:table-cell table:number-columns-repeated="1022"/>
        </table:table-row>
        <table:table-row table:style-name="ro1">
          <table:table-cell office:value-type="float" office:value="25818" calcext:value-type="float">
            <text:p>25818</text:p>
          </table:table-cell>
          <table:table-cell office:value-type="float" office:value="40351" calcext:value-type="float">
            <text:p>40351</text:p>
          </table:table-cell>
          <table:table-cell table:number-columns-repeated="1022"/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40352" calcext:value-type="float">
            <text:p>40352</text:p>
          </table:table-cell>
          <table:table-cell table:number-columns-repeated="1022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float" office:value="40353" calcext:value-type="float">
            <text:p>40353</text:p>
          </table:table-cell>
          <table:table-cell table:number-columns-repeated="1022"/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float" office:value="40354" calcext:value-type="float">
            <text:p>40354</text:p>
          </table:table-cell>
          <table:table-cell table:number-columns-repeated="1022"/>
        </table:table-row>
        <table:table-row table:style-name="ro1">
          <table:table-cell office:value-type="float" office:value="25787" calcext:value-type="float">
            <text:p>25787</text:p>
          </table:table-cell>
          <table:table-cell office:value-type="float" office:value="40355" calcext:value-type="float">
            <text:p>40355</text:p>
          </table:table-cell>
          <table:table-cell table:number-columns-repeated="1022"/>
        </table:table-row>
        <table:table-row table:style-name="ro1">
          <table:table-cell office:value-type="float" office:value="25816" calcext:value-type="float">
            <text:p>25816</text:p>
          </table:table-cell>
          <table:table-cell office:value-type="float" office:value="40356" calcext:value-type="float">
            <text:p>40356</text:p>
          </table:table-cell>
          <table:table-cell table:number-columns-repeated="1022"/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float" office:value="40357" calcext:value-type="float">
            <text:p>40357</text:p>
          </table:table-cell>
          <table:table-cell table:number-columns-repeated="1022"/>
        </table:table-row>
        <table:table-row table:style-name="ro1">
          <table:table-cell office:value-type="float" office:value="25841" calcext:value-type="float">
            <text:p>25841</text:p>
          </table:table-cell>
          <table:table-cell office:value-type="float" office:value="40358" calcext:value-type="float">
            <text:p>40358</text:p>
          </table:table-cell>
          <table:table-cell table:number-columns-repeated="1022"/>
        </table:table-row>
        <table:table-row table:style-name="ro1">
          <table:table-cell office:value-type="float" office:value="25831" calcext:value-type="float">
            <text:p>25831</text:p>
          </table:table-cell>
          <table:table-cell office:value-type="float" office:value="40359" calcext:value-type="float">
            <text:p>40359</text:p>
          </table:table-cell>
          <table:table-cell table:number-columns-repeated="1022"/>
        </table:table-row>
        <table:table-row table:style-name="ro1">
          <table:table-cell office:value-type="float" office:value="33289" calcext:value-type="float">
            <text:p>33289</text:p>
          </table:table-cell>
          <table:table-cell office:value-type="float" office:value="40360" calcext:value-type="float">
            <text:p>40360</text:p>
          </table:table-cell>
          <table:table-cell table:number-columns-repeated="1022"/>
        </table:table-row>
        <table:table-row table:style-name="ro1">
          <table:table-cell office:value-type="float" office:value="25824" calcext:value-type="float">
            <text:p>25824</text:p>
          </table:table-cell>
          <table:table-cell office:value-type="float" office:value="40361" calcext:value-type="float">
            <text:p>40361</text:p>
          </table:table-cell>
          <table:table-cell table:number-columns-repeated="1022"/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40362" calcext:value-type="float">
            <text:p>40362</text:p>
          </table:table-cell>
          <table:table-cell table:number-columns-repeated="1022"/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40363" calcext:value-type="float">
            <text:p>40363</text:p>
          </table:table-cell>
          <table:table-cell table:number-columns-repeated="1022"/>
        </table:table-row>
        <table:table-row table:style-name="ro1">
          <table:table-cell office:value-type="float" office:value="25827" calcext:value-type="float">
            <text:p>25827</text:p>
          </table:table-cell>
          <table:table-cell office:value-type="float" office:value="40364" calcext:value-type="float">
            <text:p>40364</text:p>
          </table:table-cell>
          <table:table-cell table:number-columns-repeated="1022"/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40365" calcext:value-type="float">
            <text:p>40365</text:p>
          </table:table-cell>
          <table:table-cell table:number-columns-repeated="1022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40366" calcext:value-type="float">
            <text:p>40366</text:p>
          </table:table-cell>
          <table:table-cell table:number-columns-repeated="1022"/>
        </table:table-row>
        <table:table-row table:style-name="ro1">
          <table:table-cell office:value-type="float" office:value="25846" calcext:value-type="float">
            <text:p>25846</text:p>
          </table:table-cell>
          <table:table-cell office:value-type="float" office:value="40367" calcext:value-type="float">
            <text:p>40367</text:p>
          </table:table-cell>
          <table:table-cell table:number-columns-repeated="1022"/>
        </table:table-row>
        <table:table-row table:style-name="ro1">
          <table:table-cell office:value-type="float" office:value="25844" calcext:value-type="float">
            <text:p>25844</text:p>
          </table:table-cell>
          <table:table-cell office:value-type="float" office:value="40368" calcext:value-type="float">
            <text:p>40368</text:p>
          </table:table-cell>
          <table:table-cell table:number-columns-repeated="1022"/>
        </table:table-row>
        <table:table-row table:style-name="ro1">
          <table:table-cell office:value-type="float" office:value="25842" calcext:value-type="float">
            <text:p>25842</text:p>
          </table:table-cell>
          <table:table-cell office:value-type="float" office:value="40369" calcext:value-type="float">
            <text:p>40369</text:p>
          </table:table-cell>
          <table:table-cell table:number-columns-repeated="1022"/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40370" calcext:value-type="float">
            <text:p>40370</text:p>
          </table:table-cell>
          <table:table-cell table:number-columns-repeated="1022"/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40371" calcext:value-type="float">
            <text:p>40371</text:p>
          </table:table-cell>
          <table:table-cell table:number-columns-repeated="1022"/>
        </table:table-row>
        <table:table-row table:style-name="ro1">
          <table:table-cell office:value-type="float" office:value="25853" calcext:value-type="float">
            <text:p>25853</text:p>
          </table:table-cell>
          <table:table-cell office:value-type="float" office:value="40372" calcext:value-type="float">
            <text:p>40372</text:p>
          </table:table-cell>
          <table:table-cell table:number-columns-repeated="1022"/>
        </table:table-row>
        <table:table-row table:style-name="ro1">
          <table:table-cell office:value-type="float" office:value="25880" calcext:value-type="float">
            <text:p>25880</text:p>
          </table:table-cell>
          <table:table-cell office:value-type="float" office:value="40373" calcext:value-type="float">
            <text:p>40373</text:p>
          </table:table-cell>
          <table:table-cell table:number-columns-repeated="1022"/>
        </table:table-row>
        <table:table-row table:style-name="ro1">
          <table:table-cell office:value-type="float" office:value="25884" calcext:value-type="float">
            <text:p>25884</text:p>
          </table:table-cell>
          <table:table-cell office:value-type="float" office:value="40374" calcext:value-type="float">
            <text:p>40374</text:p>
          </table:table-cell>
          <table:table-cell table:number-columns-repeated="1022"/>
        </table:table-row>
        <table:table-row table:style-name="ro1">
          <table:table-cell office:value-type="float" office:value="25861" calcext:value-type="float">
            <text:p>25861</text:p>
          </table:table-cell>
          <table:table-cell office:value-type="float" office:value="40375" calcext:value-type="float">
            <text:p>40375</text:p>
          </table:table-cell>
          <table:table-cell table:number-columns-repeated="1022"/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float" office:value="40376" calcext:value-type="float">
            <text:p>40376</text:p>
          </table:table-cell>
          <table:table-cell table:number-columns-repeated="1022"/>
        </table:table-row>
        <table:table-row table:style-name="ro1">
          <table:table-cell office:value-type="float" office:value="25891" calcext:value-type="float">
            <text:p>25891</text:p>
          </table:table-cell>
          <table:table-cell office:value-type="float" office:value="40377" calcext:value-type="float">
            <text:p>40377</text:p>
          </table:table-cell>
          <table:table-cell table:number-columns-repeated="1022"/>
        </table:table-row>
        <table:table-row table:style-name="ro1">
          <table:table-cell office:value-type="float" office:value="25899" calcext:value-type="float">
            <text:p>25899</text:p>
          </table:table-cell>
          <table:table-cell office:value-type="float" office:value="40378" calcext:value-type="float">
            <text:p>40378</text:p>
          </table:table-cell>
          <table:table-cell table:number-columns-repeated="1022"/>
        </table:table-row>
        <table:table-row table:style-name="ro1">
          <table:table-cell office:value-type="float" office:value="25908" calcext:value-type="float">
            <text:p>25908</text:p>
          </table:table-cell>
          <table:table-cell office:value-type="float" office:value="40379" calcext:value-type="float">
            <text:p>40379</text:p>
          </table:table-cell>
          <table:table-cell table:number-columns-repeated="1022"/>
        </table:table-row>
        <table:table-row table:style-name="ro1">
          <table:table-cell office:value-type="float" office:value="25909" calcext:value-type="float">
            <text:p>25909</text:p>
          </table:table-cell>
          <table:table-cell office:value-type="float" office:value="40380" calcext:value-type="float">
            <text:p>40380</text:p>
          </table:table-cell>
          <table:table-cell table:number-columns-repeated="1022"/>
        </table:table-row>
        <table:table-row table:style-name="ro1">
          <table:table-cell office:value-type="float" office:value="25911" calcext:value-type="float">
            <text:p>25911</text:p>
          </table:table-cell>
          <table:table-cell office:value-type="float" office:value="40381" calcext:value-type="float">
            <text:p>40381</text:p>
          </table:table-cell>
          <table:table-cell table:number-columns-repeated="1022"/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40382" calcext:value-type="float">
            <text:p>40382</text:p>
          </table:table-cell>
          <table:table-cell table:number-columns-repeated="1022"/>
        </table:table-row>
        <table:table-row table:style-name="ro1">
          <table:table-cell office:value-type="float" office:value="25912" calcext:value-type="float">
            <text:p>25912</text:p>
          </table:table-cell>
          <table:table-cell office:value-type="float" office:value="40383" calcext:value-type="float">
            <text:p>40383</text:p>
          </table:table-cell>
          <table:table-cell table:number-columns-repeated="1022"/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float" office:value="40384" calcext:value-type="float">
            <text:p>40384</text:p>
          </table:table-cell>
          <table:table-cell table:number-columns-repeated="1022"/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40385" calcext:value-type="float">
            <text:p>40385</text:p>
          </table:table-cell>
          <table:table-cell table:number-columns-repeated="1022"/>
        </table:table-row>
        <table:table-row table:style-name="ro1">
          <table:table-cell office:value-type="float" office:value="25942" calcext:value-type="float">
            <text:p>25942</text:p>
          </table:table-cell>
          <table:table-cell office:value-type="float" office:value="40386" calcext:value-type="float">
            <text:p>40386</text:p>
          </table:table-cell>
          <table:table-cell table:number-columns-repeated="1022"/>
        </table:table-row>
        <table:table-row table:style-name="ro1">
          <table:table-cell office:value-type="float" office:value="25941" calcext:value-type="float">
            <text:p>25941</text:p>
          </table:table-cell>
          <table:table-cell office:value-type="float" office:value="40387" calcext:value-type="float">
            <text:p>40387</text:p>
          </table:table-cell>
          <table:table-cell table:number-columns-repeated="1022"/>
        </table:table-row>
        <table:table-row table:style-name="ro1">
          <table:table-cell office:value-type="float" office:value="25933" calcext:value-type="float">
            <text:p>25933</text:p>
          </table:table-cell>
          <table:table-cell office:value-type="float" office:value="40388" calcext:value-type="float">
            <text:p>40388</text:p>
          </table:table-cell>
          <table:table-cell table:number-columns-repeated="1022"/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float" office:value="40389" calcext:value-type="float">
            <text:p>40389</text:p>
          </table:table-cell>
          <table:table-cell table:number-columns-repeated="1022"/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40390" calcext:value-type="float">
            <text:p>40390</text:p>
          </table:table-cell>
          <table:table-cell table:number-columns-repeated="1022"/>
        </table:table-row>
        <table:table-row table:style-name="ro1">
          <table:table-cell office:value-type="float" office:value="25949" calcext:value-type="float">
            <text:p>25949</text:p>
          </table:table-cell>
          <table:table-cell office:value-type="float" office:value="40391" calcext:value-type="float">
            <text:p>40391</text:p>
          </table:table-cell>
          <table:table-cell table:number-columns-repeated="1022"/>
        </table:table-row>
        <table:table-row table:style-name="ro1">
          <table:table-cell office:value-type="float" office:value="25970" calcext:value-type="float">
            <text:p>25970</text:p>
          </table:table-cell>
          <table:table-cell office:value-type="float" office:value="40392" calcext:value-type="float">
            <text:p>40392</text:p>
          </table:table-cell>
          <table:table-cell table:number-columns-repeated="1022"/>
        </table:table-row>
        <table:table-row table:style-name="ro1">
          <table:table-cell office:value-type="float" office:value="25976" calcext:value-type="float">
            <text:p>25976</text:p>
          </table:table-cell>
          <table:table-cell office:value-type="float" office:value="40393" calcext:value-type="float">
            <text:p>40393</text:p>
          </table:table-cell>
          <table:table-cell table:number-columns-repeated="1022"/>
        </table:table-row>
        <table:table-row table:style-name="ro1">
          <table:table-cell office:value-type="float" office:value="25986" calcext:value-type="float">
            <text:p>25986</text:p>
          </table:table-cell>
          <table:table-cell office:value-type="float" office:value="40394" calcext:value-type="float">
            <text:p>40394</text:p>
          </table:table-cell>
          <table:table-cell table:number-columns-repeated="1022"/>
        </table:table-row>
        <table:table-row table:style-name="ro1">
          <table:table-cell office:value-type="float" office:value="25987" calcext:value-type="float">
            <text:p>25987</text:p>
          </table:table-cell>
          <table:table-cell office:value-type="float" office:value="40395" calcext:value-type="float">
            <text:p>40395</text:p>
          </table:table-cell>
          <table:table-cell table:number-columns-repeated="1022"/>
        </table:table-row>
        <table:table-row table:style-name="ro1">
          <table:table-cell office:value-type="float" office:value="35722" calcext:value-type="float">
            <text:p>35722</text:p>
          </table:table-cell>
          <table:table-cell office:value-type="float" office:value="40396" calcext:value-type="float">
            <text:p>40396</text:p>
          </table:table-cell>
          <table:table-cell table:number-columns-repeated="1022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float" office:value="40397" calcext:value-type="float">
            <text:p>40397</text:p>
          </table:table-cell>
          <table:table-cell table:number-columns-repeated="1022"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40398" calcext:value-type="float">
            <text:p>40398</text:p>
          </table:table-cell>
          <table:table-cell table:number-columns-repeated="1022"/>
        </table:table-row>
        <table:table-row table:style-name="ro1">
          <table:table-cell office:value-type="float" office:value="26027" calcext:value-type="float">
            <text:p>26027</text:p>
          </table:table-cell>
          <table:table-cell office:value-type="float" office:value="40399" calcext:value-type="float">
            <text:p>40399</text:p>
          </table:table-cell>
          <table:table-cell table:number-columns-repeated="1022"/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float" office:value="40400" calcext:value-type="float">
            <text:p>40400</text:p>
          </table:table-cell>
          <table:table-cell table:number-columns-repeated="1022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40401" calcext:value-type="float">
            <text:p>40401</text:p>
          </table:table-cell>
          <table:table-cell table:number-columns-repeated="1022"/>
        </table:table-row>
        <table:table-row table:style-name="ro1">
          <table:table-cell office:value-type="float" office:value="26054" calcext:value-type="float">
            <text:p>26054</text:p>
          </table:table-cell>
          <table:table-cell office:value-type="float" office:value="40402" calcext:value-type="float">
            <text:p>40402</text:p>
          </table:table-cell>
          <table:table-cell table:number-columns-repeated="1022"/>
        </table:table-row>
        <table:table-row table:style-name="ro1">
          <table:table-cell office:value-type="float" office:value="26049" calcext:value-type="float">
            <text:p>26049</text:p>
          </table:table-cell>
          <table:table-cell office:value-type="float" office:value="40403" calcext:value-type="float">
            <text:p>40403</text:p>
          </table:table-cell>
          <table:table-cell table:number-columns-repeated="1022"/>
        </table:table-row>
        <table:table-row table:style-name="ro1">
          <table:table-cell office:value-type="float" office:value="26052" calcext:value-type="float">
            <text:p>26052</text:p>
          </table:table-cell>
          <table:table-cell office:value-type="float" office:value="40404" calcext:value-type="float">
            <text:p>40404</text:p>
          </table:table-cell>
          <table:table-cell table:number-columns-repeated="1022"/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40405" calcext:value-type="float">
            <text:p>40405</text:p>
          </table:table-cell>
          <table:table-cell table:number-columns-repeated="1022"/>
        </table:table-row>
        <table:table-row table:style-name="ro1">
          <table:table-cell office:value-type="float" office:value="26066" calcext:value-type="float">
            <text:p>26066</text:p>
          </table:table-cell>
          <table:table-cell office:value-type="float" office:value="40406" calcext:value-type="float">
            <text:p>40406</text:p>
          </table:table-cell>
          <table:table-cell table:number-columns-repeated="1022"/>
        </table:table-row>
        <table:table-row table:style-name="ro1">
          <table:table-cell office:value-type="float" office:value="26075" calcext:value-type="float">
            <text:p>26075</text:p>
          </table:table-cell>
          <table:table-cell office:value-type="float" office:value="40407" calcext:value-type="float">
            <text:p>40407</text:p>
          </table:table-cell>
          <table:table-cell table:number-columns-repeated="1022"/>
        </table:table-row>
        <table:table-row table:style-name="ro1">
          <table:table-cell office:value-type="float" office:value="26073" calcext:value-type="float">
            <text:p>26073</text:p>
          </table:table-cell>
          <table:table-cell office:value-type="float" office:value="40408" calcext:value-type="float">
            <text:p>40408</text:p>
          </table:table-cell>
          <table:table-cell table:number-columns-repeated="1022"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40409" calcext:value-type="float">
            <text:p>40409</text:p>
          </table:table-cell>
          <table:table-cell table:number-columns-repeated="1022"/>
        </table:table-row>
        <table:table-row table:style-name="ro1">
          <table:table-cell office:value-type="float" office:value="26081" calcext:value-type="float">
            <text:p>26081</text:p>
          </table:table-cell>
          <table:table-cell office:value-type="float" office:value="40410" calcext:value-type="float">
            <text:p>40410</text:p>
          </table:table-cell>
          <table:table-cell table:number-columns-repeated="1022"/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float" office:value="40411" calcext:value-type="float">
            <text:p>40411</text:p>
          </table:table-cell>
          <table:table-cell table:number-columns-repeated="1022"/>
        </table:table-row>
        <table:table-row table:style-name="ro1">
          <table:table-cell office:value-type="float" office:value="26482" calcext:value-type="float">
            <text:p>26482</text:p>
          </table:table-cell>
          <table:table-cell office:value-type="float" office:value="40412" calcext:value-type="float">
            <text:p>40412</text:p>
          </table:table-cell>
          <table:table-cell table:number-columns-repeated="1022"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float" office:value="40413" calcext:value-type="float">
            <text:p>40413</text:p>
          </table:table-cell>
          <table:table-cell table:number-columns-repeated="1022"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float" office:value="40414" calcext:value-type="float">
            <text:p>40414</text:p>
          </table:table-cell>
          <table:table-cell table:number-columns-repeated="1022"/>
        </table:table-row>
        <table:table-row table:style-name="ro1">
          <table:table-cell office:value-type="float" office:value="26107" calcext:value-type="float">
            <text:p>26107</text:p>
          </table:table-cell>
          <table:table-cell office:value-type="float" office:value="40415" calcext:value-type="float">
            <text:p>40415</text:p>
          </table:table-cell>
          <table:table-cell table:number-columns-repeated="1022"/>
        </table:table-row>
        <table:table-row table:style-name="ro1">
          <table:table-cell office:value-type="float" office:value="26483" calcext:value-type="float">
            <text:p>26483</text:p>
          </table:table-cell>
          <table:table-cell office:value-type="float" office:value="40416" calcext:value-type="float">
            <text:p>40416</text:p>
          </table:table-cell>
          <table:table-cell table:number-columns-repeated="1022"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40417" calcext:value-type="float">
            <text:p>40417</text:p>
          </table:table-cell>
          <table:table-cell table:number-columns-repeated="1022"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float" office:value="40418" calcext:value-type="float">
            <text:p>40418</text:p>
          </table:table-cell>
          <table:table-cell table:number-columns-repeated="1022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40419" calcext:value-type="float">
            <text:p>40419</text:p>
          </table:table-cell>
          <table:table-cell table:number-columns-repeated="1022"/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40420" calcext:value-type="float">
            <text:p>40420</text:p>
          </table:table-cell>
          <table:table-cell table:number-columns-repeated="1022"/>
        </table:table-row>
        <table:table-row table:style-name="ro1">
          <table:table-cell office:value-type="float" office:value="26191" calcext:value-type="float">
            <text:p>26191</text:p>
          </table:table-cell>
          <table:table-cell office:value-type="float" office:value="40421" calcext:value-type="float">
            <text:p>40421</text:p>
          </table:table-cell>
          <table:table-cell table:number-columns-repeated="1022"/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40422" calcext:value-type="float">
            <text:p>40422</text:p>
          </table:table-cell>
          <table:table-cell table:number-columns-repeated="1022"/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40423" calcext:value-type="float">
            <text:p>40423</text:p>
          </table:table-cell>
          <table:table-cell table:number-columns-repeated="1022"/>
        </table:table-row>
        <table:table-row table:style-name="ro1">
          <table:table-cell office:value-type="float" office:value="26177" calcext:value-type="float">
            <text:p>26177</text:p>
          </table:table-cell>
          <table:table-cell office:value-type="float" office:value="40424" calcext:value-type="float">
            <text:p>40424</text:p>
          </table:table-cell>
          <table:table-cell table:number-columns-repeated="1022"/>
        </table:table-row>
        <table:table-row table:style-name="ro1">
          <table:table-cell office:value-type="float" office:value="26206" calcext:value-type="float">
            <text:p>26206</text:p>
          </table:table-cell>
          <table:table-cell office:value-type="float" office:value="40425" calcext:value-type="float">
            <text:p>40425</text:p>
          </table:table-cell>
          <table:table-cell table:number-columns-repeated="1022"/>
        </table:table-row>
        <table:table-row table:style-name="ro1">
          <table:table-cell office:value-type="float" office:value="26205" calcext:value-type="float">
            <text:p>26205</text:p>
          </table:table-cell>
          <table:table-cell office:value-type="float" office:value="40426" calcext:value-type="float">
            <text:p>40426</text:p>
          </table:table-cell>
          <table:table-cell table:number-columns-repeated="1022"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float" office:value="40427" calcext:value-type="float">
            <text:p>40427</text:p>
          </table:table-cell>
          <table:table-cell table:number-columns-repeated="1022"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float" office:value="40428" calcext:value-type="float">
            <text:p>40428</text:p>
          </table:table-cell>
          <table:table-cell table:number-columns-repeated="1022"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float" office:value="40429" calcext:value-type="float">
            <text:p>40429</text:p>
          </table:table-cell>
          <table:table-cell table:number-columns-repeated="1022"/>
        </table:table-row>
        <table:table-row table:style-name="ro1">
          <table:table-cell office:value-type="float" office:value="26207" calcext:value-type="float">
            <text:p>26207</text:p>
          </table:table-cell>
          <table:table-cell office:value-type="float" office:value="40430" calcext:value-type="float">
            <text:p>40430</text:p>
          </table:table-cell>
          <table:table-cell table:number-columns-repeated="1022"/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40431" calcext:value-type="float">
            <text:p>40431</text:p>
          </table:table-cell>
          <table:table-cell table:number-columns-repeated="1022"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float" office:value="40432" calcext:value-type="float">
            <text:p>40432</text:p>
          </table:table-cell>
          <table:table-cell table:number-columns-repeated="1022"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float" office:value="40433" calcext:value-type="float">
            <text:p>40433</text:p>
          </table:table-cell>
          <table:table-cell table:number-columns-repeated="1022"/>
        </table:table-row>
        <table:table-row table:style-name="ro1">
          <table:table-cell office:value-type="float" office:value="26248" calcext:value-type="float">
            <text:p>26248</text:p>
          </table:table-cell>
          <table:table-cell office:value-type="float" office:value="40434" calcext:value-type="float">
            <text:p>40434</text:p>
          </table:table-cell>
          <table:table-cell table:number-columns-repeated="1022"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float" office:value="40435" calcext:value-type="float">
            <text:p>40435</text:p>
          </table:table-cell>
          <table:table-cell table:number-columns-repeated="1022"/>
        </table:table-row>
        <table:table-row table:style-name="ro1">
          <table:table-cell office:value-type="float" office:value="26249" calcext:value-type="float">
            <text:p>26249</text:p>
          </table:table-cell>
          <table:table-cell office:value-type="float" office:value="40436" calcext:value-type="float">
            <text:p>40436</text:p>
          </table:table-cell>
          <table:table-cell table:number-columns-repeated="1022"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float" office:value="40437" calcext:value-type="float">
            <text:p>40437</text:p>
          </table:table-cell>
          <table:table-cell table:number-columns-repeated="1022"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float" office:value="40438" calcext:value-type="float">
            <text:p>40438</text:p>
          </table:table-cell>
          <table:table-cell table:number-columns-repeated="1022"/>
        </table:table-row>
        <table:table-row table:style-name="ro1">
          <table:table-cell office:value-type="float" office:value="26269" calcext:value-type="float">
            <text:p>26269</text:p>
          </table:table-cell>
          <table:table-cell office:value-type="float" office:value="40439" calcext:value-type="float">
            <text:p>40439</text:p>
          </table:table-cell>
          <table:table-cell table:number-columns-repeated="1022"/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float" office:value="40440" calcext:value-type="float">
            <text:p>40440</text:p>
          </table:table-cell>
          <table:table-cell table:number-columns-repeated="1022"/>
        </table:table-row>
        <table:table-row table:style-name="ro1">
          <table:table-cell office:value-type="float" office:value="26297" calcext:value-type="float">
            <text:p>26297</text:p>
          </table:table-cell>
          <table:table-cell office:value-type="float" office:value="40441" calcext:value-type="float">
            <text:p>40441</text:p>
          </table:table-cell>
          <table:table-cell table:number-columns-repeated="1022"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40442" calcext:value-type="float">
            <text:p>40442</text:p>
          </table:table-cell>
          <table:table-cell table:number-columns-repeated="1022"/>
        </table:table-row>
        <table:table-row table:style-name="ro1">
          <table:table-cell office:value-type="float" office:value="26302" calcext:value-type="float">
            <text:p>26302</text:p>
          </table:table-cell>
          <table:table-cell office:value-type="float" office:value="40443" calcext:value-type="float">
            <text:p>40443</text:p>
          </table:table-cell>
          <table:table-cell table:number-columns-repeated="1022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40444" calcext:value-type="float">
            <text:p>40444</text:p>
          </table:table-cell>
          <table:table-cell table:number-columns-repeated="1022"/>
        </table:table-row>
        <table:table-row table:style-name="ro1">
          <table:table-cell office:value-type="float" office:value="26308" calcext:value-type="float">
            <text:p>26308</text:p>
          </table:table-cell>
          <table:table-cell office:value-type="float" office:value="40512" calcext:value-type="float">
            <text:p>40512</text:p>
          </table:table-cell>
          <table:table-cell table:number-columns-repeated="1022"/>
        </table:table-row>
        <table:table-row table:style-name="ro1">
          <table:table-cell office:value-type="float" office:value="26296" calcext:value-type="float">
            <text:p>26296</text:p>
          </table:table-cell>
          <table:table-cell office:value-type="float" office:value="40513" calcext:value-type="float">
            <text:p>40513</text:p>
          </table:table-cell>
          <table:table-cell table:number-columns-repeated="1022"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float" office:value="40514" calcext:value-type="float">
            <text:p>40514</text:p>
          </table:table-cell>
          <table:table-cell table:number-columns-repeated="1022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float" office:value="40515" calcext:value-type="float">
            <text:p>40515</text:p>
          </table:table-cell>
          <table:table-cell table:number-columns-repeated="1022"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float" office:value="40516" calcext:value-type="float">
            <text:p>40516</text:p>
          </table:table-cell>
          <table:table-cell table:number-columns-repeated="1022"/>
        </table:table-row>
        <table:table-row table:style-name="ro1">
          <table:table-cell office:value-type="float" office:value="26175" calcext:value-type="float">
            <text:p>26175</text:p>
          </table:table-cell>
          <table:table-cell office:value-type="float" office:value="40517" calcext:value-type="float">
            <text:p>40517</text:p>
          </table:table-cell>
          <table:table-cell table:number-columns-repeated="1022"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float" office:value="40518" calcext:value-type="float">
            <text:p>40518</text:p>
          </table:table-cell>
          <table:table-cell table:number-columns-repeated="1022"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float" office:value="40519" calcext:value-type="float">
            <text:p>40519</text:p>
          </table:table-cell>
          <table:table-cell table:number-columns-repeated="1022"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float" office:value="40520" calcext:value-type="float">
            <text:p>40520</text:p>
          </table:table-cell>
          <table:table-cell table:number-columns-repeated="1022"/>
        </table:table-row>
        <table:table-row table:style-name="ro1">
          <table:table-cell office:value-type="float" office:value="26357" calcext:value-type="float">
            <text:p>26357</text:p>
          </table:table-cell>
          <table:table-cell office:value-type="float" office:value="40521" calcext:value-type="float">
            <text:p>40521</text:p>
          </table:table-cell>
          <table:table-cell table:number-columns-repeated="1022"/>
        </table:table-row>
        <table:table-row table:style-name="ro1">
          <table:table-cell office:value-type="float" office:value="26359" calcext:value-type="float">
            <text:p>26359</text:p>
          </table:table-cell>
          <table:table-cell office:value-type="float" office:value="40522" calcext:value-type="float">
            <text:p>40522</text:p>
          </table:table-cell>
          <table:table-cell table:number-columns-repeated="1022"/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40523" calcext:value-type="float">
            <text:p>40523</text:p>
          </table:table-cell>
          <table:table-cell table:number-columns-repeated="1022"/>
        </table:table-row>
        <table:table-row table:style-name="ro1">
          <table:table-cell office:value-type="float" office:value="26390" calcext:value-type="float">
            <text:p>26390</text:p>
          </table:table-cell>
          <table:table-cell office:value-type="float" office:value="40524" calcext:value-type="float">
            <text:p>40524</text:p>
          </table:table-cell>
          <table:table-cell table:number-columns-repeated="1022"/>
        </table:table-row>
        <table:table-row table:style-name="ro1">
          <table:table-cell office:value-type="float" office:value="26398" calcext:value-type="float">
            <text:p>26398</text:p>
          </table:table-cell>
          <table:table-cell office:value-type="float" office:value="40525" calcext:value-type="float">
            <text:p>40525</text:p>
          </table:table-cell>
          <table:table-cell table:number-columns-repeated="1022"/>
        </table:table-row>
        <table:table-row table:style-name="ro1">
          <table:table-cell office:value-type="float" office:value="26406" calcext:value-type="float">
            <text:p>26406</text:p>
          </table:table-cell>
          <table:table-cell office:value-type="float" office:value="40526" calcext:value-type="float">
            <text:p>40526</text:p>
          </table:table-cell>
          <table:table-cell table:number-columns-repeated="1022"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float" office:value="40527" calcext:value-type="float">
            <text:p>40527</text:p>
          </table:table-cell>
          <table:table-cell table:number-columns-repeated="1022"/>
        </table:table-row>
        <table:table-row table:style-name="ro1">
          <table:table-cell office:value-type="float" office:value="38712" calcext:value-type="float">
            <text:p>38712</text:p>
          </table:table-cell>
          <table:table-cell office:value-type="float" office:value="40528" calcext:value-type="float">
            <text:p>40528</text:p>
          </table:table-cell>
          <table:table-cell table:number-columns-repeated="1022"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float" office:value="40529" calcext:value-type="float">
            <text:p>40529</text:p>
          </table:table-cell>
          <table:table-cell table:number-columns-repeated="1022"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float" office:value="40530" calcext:value-type="float">
            <text:p>40530</text:p>
          </table:table-cell>
          <table:table-cell table:number-columns-repeated="1022"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float" office:value="40531" calcext:value-type="float">
            <text:p>40531</text:p>
          </table:table-cell>
          <table:table-cell table:number-columns-repeated="1022"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float" office:value="40532" calcext:value-type="float">
            <text:p>40532</text:p>
          </table:table-cell>
          <table:table-cell table:number-columns-repeated="1022"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float" office:value="40533" calcext:value-type="float">
            <text:p>40533</text:p>
          </table:table-cell>
          <table:table-cell table:number-columns-repeated="1022"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float" office:value="40534" calcext:value-type="float">
            <text:p>40534</text:p>
          </table:table-cell>
          <table:table-cell table:number-columns-repeated="1022"/>
        </table:table-row>
        <table:table-row table:style-name="ro1">
          <table:table-cell office:value-type="float" office:value="26438" calcext:value-type="float">
            <text:p>26438</text:p>
          </table:table-cell>
          <table:table-cell office:value-type="float" office:value="40535" calcext:value-type="float">
            <text:p>40535</text:p>
          </table:table-cell>
          <table:table-cell table:number-columns-repeated="1022"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40536" calcext:value-type="float">
            <text:p>40536</text:p>
          </table:table-cell>
          <table:table-cell table:number-columns-repeated="1022"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float" office:value="40537" calcext:value-type="float">
            <text:p>40537</text:p>
          </table:table-cell>
          <table:table-cell table:number-columns-repeated="1022"/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float" office:value="40538" calcext:value-type="float">
            <text:p>40538</text:p>
          </table:table-cell>
          <table:table-cell table:number-columns-repeated="1022"/>
        </table:table-row>
        <table:table-row table:style-name="ro1">
          <table:table-cell office:value-type="float" office:value="26467" calcext:value-type="float">
            <text:p>26467</text:p>
          </table:table-cell>
          <table:table-cell office:value-type="float" office:value="40539" calcext:value-type="float">
            <text:p>40539</text:p>
          </table:table-cell>
          <table:table-cell table:number-columns-repeated="1022"/>
        </table:table-row>
        <table:table-row table:style-name="ro1">
          <table:table-cell office:value-type="float" office:value="26468" calcext:value-type="float">
            <text:p>26468</text:p>
          </table:table-cell>
          <table:table-cell office:value-type="float" office:value="40540" calcext:value-type="float">
            <text:p>40540</text:p>
          </table:table-cell>
          <table:table-cell table:number-columns-repeated="1022"/>
        </table:table-row>
        <table:table-row table:style-name="ro1">
          <table:table-cell office:value-type="float" office:value="26505" calcext:value-type="float">
            <text:p>26505</text:p>
          </table:table-cell>
          <table:table-cell office:value-type="float" office:value="40541" calcext:value-type="float">
            <text:p>40541</text:p>
          </table:table-cell>
          <table:table-cell table:number-columns-repeated="1022"/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40542" calcext:value-type="float">
            <text:p>40542</text:p>
          </table:table-cell>
          <table:table-cell table:number-columns-repeated="1022"/>
        </table:table-row>
        <table:table-row table:style-name="ro1">
          <table:table-cell office:value-type="float" office:value="26537" calcext:value-type="float">
            <text:p>26537</text:p>
          </table:table-cell>
          <table:table-cell office:value-type="float" office:value="40543" calcext:value-type="float">
            <text:p>40543</text:p>
          </table:table-cell>
          <table:table-cell table:number-columns-repeated="1022"/>
        </table:table-row>
        <table:table-row table:style-name="ro1">
          <table:table-cell office:value-type="float" office:value="26492" calcext:value-type="float">
            <text:p>26492</text:p>
          </table:table-cell>
          <table:table-cell office:value-type="float" office:value="40544" calcext:value-type="float">
            <text:p>40544</text:p>
          </table:table-cell>
          <table:table-cell table:number-columns-repeated="1022"/>
        </table:table-row>
        <table:table-row table:style-name="ro1">
          <table:table-cell office:value-type="float" office:value="26474" calcext:value-type="float">
            <text:p>26474</text:p>
          </table:table-cell>
          <table:table-cell office:value-type="float" office:value="40545" calcext:value-type="float">
            <text:p>40545</text:p>
          </table:table-cell>
          <table:table-cell table:number-columns-repeated="1022"/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float" office:value="40546" calcext:value-type="float">
            <text:p>40546</text:p>
          </table:table-cell>
          <table:table-cell table:number-columns-repeated="1022"/>
        </table:table-row>
        <table:table-row table:style-name="ro1">
          <table:table-cell office:value-type="float" office:value="26507" calcext:value-type="float">
            <text:p>26507</text:p>
          </table:table-cell>
          <table:table-cell office:value-type="float" office:value="40547" calcext:value-type="float">
            <text:p>40547</text:p>
          </table:table-cell>
          <table:table-cell table:number-columns-repeated="1022"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float" office:value="40548" calcext:value-type="float">
            <text:p>40548</text:p>
          </table:table-cell>
          <table:table-cell table:number-columns-repeated="1022"/>
        </table:table-row>
        <table:table-row table:style-name="ro1">
          <table:table-cell office:value-type="float" office:value="26529" calcext:value-type="float">
            <text:p>26529</text:p>
          </table:table-cell>
          <table:table-cell office:value-type="float" office:value="40549" calcext:value-type="float">
            <text:p>40549</text:p>
          </table:table-cell>
          <table:table-cell table:number-columns-repeated="1022"/>
        </table:table-row>
        <table:table-row table:style-name="ro1">
          <table:table-cell office:value-type="float" office:value="26501" calcext:value-type="float">
            <text:p>26501</text:p>
          </table:table-cell>
          <table:table-cell office:value-type="float" office:value="40550" calcext:value-type="float">
            <text:p>40550</text:p>
          </table:table-cell>
          <table:table-cell table:number-columns-repeated="1022"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float" office:value="40551" calcext:value-type="float">
            <text:p>40551</text:p>
          </table:table-cell>
          <table:table-cell table:number-columns-repeated="1022"/>
        </table:table-row>
        <table:table-row table:style-name="ro1">
          <table:table-cell office:value-type="float" office:value="26607" calcext:value-type="float">
            <text:p>26607</text:p>
          </table:table-cell>
          <table:table-cell office:value-type="float" office:value="40552" calcext:value-type="float">
            <text:p>40552</text:p>
          </table:table-cell>
          <table:table-cell table:number-columns-repeated="1022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float" office:value="40553" calcext:value-type="float">
            <text:p>40553</text:p>
          </table:table-cell>
          <table:table-cell table:number-columns-repeated="1022"/>
        </table:table-row>
        <table:table-row table:style-name="ro1">
          <table:table-cell office:value-type="float" office:value="26604" calcext:value-type="float">
            <text:p>26604</text:p>
          </table:table-cell>
          <table:table-cell office:value-type="float" office:value="40554" calcext:value-type="float">
            <text:p>40554</text:p>
          </table:table-cell>
          <table:table-cell table:number-columns-repeated="1022"/>
        </table:table-row>
        <table:table-row table:style-name="ro1">
          <table:table-cell office:value-type="float" office:value="26547" calcext:value-type="float">
            <text:p>26547</text:p>
          </table:table-cell>
          <table:table-cell office:value-type="float" office:value="40555" calcext:value-type="float">
            <text:p>40555</text:p>
          </table:table-cell>
          <table:table-cell table:number-columns-repeated="1022"/>
        </table:table-row>
        <table:table-row table:style-name="ro1">
          <table:table-cell office:value-type="float" office:value="26601" calcext:value-type="float">
            <text:p>26601</text:p>
          </table:table-cell>
          <table:table-cell office:value-type="float" office:value="40556" calcext:value-type="float">
            <text:p>40556</text:p>
          </table:table-cell>
          <table:table-cell table:number-columns-repeated="1022"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float" office:value="40557" calcext:value-type="float">
            <text:p>40557</text:p>
          </table:table-cell>
          <table:table-cell table:number-columns-repeated="1022"/>
        </table:table-row>
        <table:table-row table:style-name="ro1">
          <table:table-cell office:value-type="float" office:value="26596" calcext:value-type="float">
            <text:p>26596</text:p>
          </table:table-cell>
          <table:table-cell office:value-type="float" office:value="40558" calcext:value-type="float">
            <text:p>40558</text:p>
          </table:table-cell>
          <table:table-cell table:number-columns-repeated="1022"/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40559" calcext:value-type="float">
            <text:p>40559</text:p>
          </table:table-cell>
          <table:table-cell table:number-columns-repeated="1022"/>
        </table:table-row>
        <table:table-row table:style-name="ro1">
          <table:table-cell office:value-type="float" office:value="26589" calcext:value-type="float">
            <text:p>26589</text:p>
          </table:table-cell>
          <table:table-cell office:value-type="float" office:value="40560" calcext:value-type="float">
            <text:p>40560</text:p>
          </table:table-cell>
          <table:table-cell table:number-columns-repeated="1022"/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float" office:value="40561" calcext:value-type="float">
            <text:p>40561</text:p>
          </table:table-cell>
          <table:table-cell table:number-columns-repeated="1022"/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40562" calcext:value-type="float">
            <text:p>40562</text:p>
          </table:table-cell>
          <table:table-cell table:number-columns-repeated="1022"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float" office:value="40563" calcext:value-type="float">
            <text:p>40563</text:p>
          </table:table-cell>
          <table:table-cell table:number-columns-repeated="1022"/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float" office:value="40564" calcext:value-type="float">
            <text:p>40564</text:p>
          </table:table-cell>
          <table:table-cell table:number-columns-repeated="1022"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float" office:value="40565" calcext:value-type="float">
            <text:p>40565</text:p>
          </table:table-cell>
          <table:table-cell table:number-columns-repeated="1022"/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40566" calcext:value-type="float">
            <text:p>40566</text:p>
          </table:table-cell>
          <table:table-cell table:number-columns-repeated="1022"/>
        </table:table-row>
        <table:table-row table:style-name="ro1">
          <table:table-cell office:value-type="float" office:value="27292" calcext:value-type="float">
            <text:p>27292</text:p>
          </table:table-cell>
          <table:table-cell office:value-type="float" office:value="40567" calcext:value-type="float">
            <text:p>40567</text:p>
          </table:table-cell>
          <table:table-cell table:number-columns-repeated="1022"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float" office:value="40568" calcext:value-type="float">
            <text:p>40568</text:p>
          </table:table-cell>
          <table:table-cell table:number-columns-repeated="1022"/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float" office:value="40569" calcext:value-type="float">
            <text:p>40569</text:p>
          </table:table-cell>
          <table:table-cell table:number-columns-repeated="1022"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float" office:value="40570" calcext:value-type="float">
            <text:p>40570</text:p>
          </table:table-cell>
          <table:table-cell table:number-columns-repeated="1022"/>
        </table:table-row>
        <table:table-row table:style-name="ro1">
          <table:table-cell office:value-type="float" office:value="26688" calcext:value-type="float">
            <text:p>26688</text:p>
          </table:table-cell>
          <table:table-cell office:value-type="float" office:value="40571" calcext:value-type="float">
            <text:p>40571</text:p>
          </table:table-cell>
          <table:table-cell table:number-columns-repeated="1022"/>
        </table:table-row>
        <table:table-row table:style-name="ro1">
          <table:table-cell office:value-type="float" office:value="26701" calcext:value-type="float">
            <text:p>26701</text:p>
          </table:table-cell>
          <table:table-cell office:value-type="float" office:value="40572" calcext:value-type="float">
            <text:p>40572</text:p>
          </table:table-cell>
          <table:table-cell table:number-columns-repeated="1022"/>
        </table:table-row>
        <table:table-row table:style-name="ro1">
          <table:table-cell office:value-type="float" office:value="26674" calcext:value-type="float">
            <text:p>26674</text:p>
          </table:table-cell>
          <table:table-cell office:value-type="float" office:value="40573" calcext:value-type="float">
            <text:p>40573</text:p>
          </table:table-cell>
          <table:table-cell table:number-columns-repeated="1022"/>
        </table:table-row>
        <table:table-row table:style-name="ro1">
          <table:table-cell office:value-type="float" office:value="26702" calcext:value-type="float">
            <text:p>26702</text:p>
          </table:table-cell>
          <table:table-cell office:value-type="float" office:value="40574" calcext:value-type="float">
            <text:p>40574</text:p>
          </table:table-cell>
          <table:table-cell table:number-columns-repeated="1022"/>
        </table:table-row>
        <table:table-row table:style-name="ro1">
          <table:table-cell office:value-type="float" office:value="26803" calcext:value-type="float">
            <text:p>26803</text:p>
          </table:table-cell>
          <table:table-cell office:value-type="float" office:value="40576" calcext:value-type="float">
            <text:p>40576</text:p>
          </table:table-cell>
          <table:table-cell table:number-columns-repeated="1022"/>
        </table:table-row>
        <table:table-row table:style-name="ro1">
          <table:table-cell office:value-type="float" office:value="26667" calcext:value-type="float">
            <text:p>26667</text:p>
          </table:table-cell>
          <table:table-cell office:value-type="float" office:value="40577" calcext:value-type="float">
            <text:p>40577</text:p>
          </table:table-cell>
          <table:table-cell table:number-columns-repeated="1022"/>
        </table:table-row>
        <table:table-row table:style-name="ro1">
          <table:table-cell office:value-type="float" office:value="26713" calcext:value-type="float">
            <text:p>26713</text:p>
          </table:table-cell>
          <table:table-cell office:value-type="float" office:value="40578" calcext:value-type="float">
            <text:p>40578</text:p>
          </table:table-cell>
          <table:table-cell table:number-columns-repeated="1022"/>
        </table:table-row>
        <table:table-row table:style-name="ro1">
          <table:table-cell office:value-type="float" office:value="26723" calcext:value-type="float">
            <text:p>26723</text:p>
          </table:table-cell>
          <table:table-cell office:value-type="float" office:value="40579" calcext:value-type="float">
            <text:p>40579</text:p>
          </table:table-cell>
          <table:table-cell table:number-columns-repeated="1022"/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float" office:value="40580" calcext:value-type="float">
            <text:p>40580</text:p>
          </table:table-cell>
          <table:table-cell table:number-columns-repeated="1022"/>
        </table:table-row>
        <table:table-row table:style-name="ro1">
          <table:table-cell office:value-type="float" office:value="26751" calcext:value-type="float">
            <text:p>26751</text:p>
          </table:table-cell>
          <table:table-cell office:value-type="float" office:value="40581" calcext:value-type="float">
            <text:p>40581</text:p>
          </table:table-cell>
          <table:table-cell table:number-columns-repeated="1022"/>
        </table:table-row>
        <table:table-row table:style-name="ro1">
          <table:table-cell office:value-type="float" office:value="26783" calcext:value-type="float">
            <text:p>26783</text:p>
          </table:table-cell>
          <table:table-cell office:value-type="float" office:value="40582" calcext:value-type="float">
            <text:p>40582</text:p>
          </table:table-cell>
          <table:table-cell table:number-columns-repeated="1022"/>
        </table:table-row>
        <table:table-row table:style-name="ro1">
          <table:table-cell office:value-type="float" office:value="26767" calcext:value-type="float">
            <text:p>26767</text:p>
          </table:table-cell>
          <table:table-cell office:value-type="float" office:value="40583" calcext:value-type="float">
            <text:p>40583</text:p>
          </table:table-cell>
          <table:table-cell table:number-columns-repeated="1022"/>
        </table:table-row>
        <table:table-row table:style-name="ro1">
          <table:table-cell office:value-type="float" office:value="26797" calcext:value-type="float">
            <text:p>26797</text:p>
          </table:table-cell>
          <table:table-cell office:value-type="float" office:value="40584" calcext:value-type="float">
            <text:p>40584</text:p>
          </table:table-cell>
          <table:table-cell table:number-columns-repeated="1022"/>
        </table:table-row>
        <table:table-row table:style-name="ro1">
          <table:table-cell office:value-type="float" office:value="26772" calcext:value-type="float">
            <text:p>26772</text:p>
          </table:table-cell>
          <table:table-cell office:value-type="float" office:value="40585" calcext:value-type="float">
            <text:p>40585</text:p>
          </table:table-cell>
          <table:table-cell table:number-columns-repeated="1022"/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float" office:value="40586" calcext:value-type="float">
            <text:p>40586</text:p>
          </table:table-cell>
          <table:table-cell table:number-columns-repeated="1022"/>
        </table:table-row>
        <table:table-row table:style-name="ro1">
          <table:table-cell office:value-type="float" office:value="26779" calcext:value-type="float">
            <text:p>26779</text:p>
          </table:table-cell>
          <table:table-cell office:value-type="float" office:value="40587" calcext:value-type="float">
            <text:p>40587</text:p>
          </table:table-cell>
          <table:table-cell table:number-columns-repeated="1022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float" office:value="40588" calcext:value-type="float">
            <text:p>40588</text:p>
          </table:table-cell>
          <table:table-cell table:number-columns-repeated="1022"/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40589" calcext:value-type="float">
            <text:p>40589</text:p>
          </table:table-cell>
          <table:table-cell table:number-columns-repeated="1022"/>
        </table:table-row>
        <table:table-row table:style-name="ro1">
          <table:table-cell office:value-type="float" office:value="26809" calcext:value-type="float">
            <text:p>26809</text:p>
          </table:table-cell>
          <table:table-cell office:value-type="float" office:value="40590" calcext:value-type="float">
            <text:p>40590</text:p>
          </table:table-cell>
          <table:table-cell table:number-columns-repeated="1022"/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40591" calcext:value-type="float">
            <text:p>40591</text:p>
          </table:table-cell>
          <table:table-cell table:number-columns-repeated="1022"/>
        </table:table-row>
        <table:table-row table:style-name="ro1">
          <table:table-cell office:value-type="float" office:value="26805" calcext:value-type="float">
            <text:p>26805</text:p>
          </table:table-cell>
          <table:table-cell office:value-type="float" office:value="40592" calcext:value-type="float">
            <text:p>40592</text:p>
          </table:table-cell>
          <table:table-cell table:number-columns-repeated="1022"/>
        </table:table-row>
        <table:table-row table:style-name="ro1">
          <table:table-cell office:value-type="float" office:value="26784" calcext:value-type="float">
            <text:p>26784</text:p>
          </table:table-cell>
          <table:table-cell office:value-type="float" office:value="40593" calcext:value-type="float">
            <text:p>40593</text:p>
          </table:table-cell>
          <table:table-cell table:number-columns-repeated="1022"/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40594" calcext:value-type="float">
            <text:p>40594</text:p>
          </table:table-cell>
          <table:table-cell table:number-columns-repeated="1022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float" office:value="40595" calcext:value-type="float">
            <text:p>40595</text:p>
          </table:table-cell>
          <table:table-cell table:number-columns-repeated="1022"/>
        </table:table-row>
        <table:table-row table:style-name="ro1">
          <table:table-cell office:value-type="float" office:value="26765" calcext:value-type="float">
            <text:p>26765</text:p>
          </table:table-cell>
          <table:table-cell office:value-type="float" office:value="40596" calcext:value-type="float">
            <text:p>40596</text:p>
          </table:table-cell>
          <table:table-cell table:number-columns-repeated="1022"/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40597" calcext:value-type="float">
            <text:p>40597</text:p>
          </table:table-cell>
          <table:table-cell table:number-columns-repeated="1022"/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float" office:value="40598" calcext:value-type="float">
            <text:p>40598</text:p>
          </table:table-cell>
          <table:table-cell table:number-columns-repeated="1022"/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40599" calcext:value-type="float">
            <text:p>40599</text:p>
          </table:table-cell>
          <table:table-cell table:number-columns-repeated="1022"/>
        </table:table-row>
        <table:table-row table:style-name="ro1">
          <table:table-cell office:value-type="float" office:value="26888" calcext:value-type="float">
            <text:p>26888</text:p>
          </table:table-cell>
          <table:table-cell office:value-type="float" office:value="40600" calcext:value-type="float">
            <text:p>40600</text:p>
          </table:table-cell>
          <table:table-cell table:number-columns-repeated="1022"/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40601" calcext:value-type="float">
            <text:p>40601</text:p>
          </table:table-cell>
          <table:table-cell table:number-columns-repeated="1022"/>
        </table:table-row>
        <table:table-row table:style-name="ro1">
          <table:table-cell office:value-type="float" office:value="26914" calcext:value-type="float">
            <text:p>26914</text:p>
          </table:table-cell>
          <table:table-cell office:value-type="float" office:value="40602" calcext:value-type="float">
            <text:p>40602</text:p>
          </table:table-cell>
          <table:table-cell table:number-columns-repeated="1022"/>
        </table:table-row>
        <table:table-row table:style-name="ro1">
          <table:table-cell office:value-type="float" office:value="26918" calcext:value-type="float">
            <text:p>26918</text:p>
          </table:table-cell>
          <table:table-cell office:value-type="float" office:value="40603" calcext:value-type="float">
            <text:p>40603</text:p>
          </table:table-cell>
          <table:table-cell table:number-columns-repeated="1022"/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40604" calcext:value-type="float">
            <text:p>40604</text:p>
          </table:table-cell>
          <table:table-cell table:number-columns-repeated="1022"/>
        </table:table-row>
        <table:table-row table:style-name="ro1">
          <table:table-cell office:value-type="float" office:value="26892" calcext:value-type="float">
            <text:p>26892</text:p>
          </table:table-cell>
          <table:table-cell office:value-type="float" office:value="40605" calcext:value-type="float">
            <text:p>40605</text:p>
          </table:table-cell>
          <table:table-cell table:number-columns-repeated="1022"/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float" office:value="40606" calcext:value-type="float">
            <text:p>40606</text:p>
          </table:table-cell>
          <table:table-cell table:number-columns-repeated="1022"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40607" calcext:value-type="float">
            <text:p>40607</text:p>
          </table:table-cell>
          <table:table-cell table:number-columns-repeated="1022"/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40608" calcext:value-type="float">
            <text:p>40608</text:p>
          </table:table-cell>
          <table:table-cell table:number-columns-repeated="1022"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40609" calcext:value-type="float">
            <text:p>40609</text:p>
          </table:table-cell>
          <table:table-cell table:number-columns-repeated="1022"/>
        </table:table-row>
        <table:table-row table:style-name="ro1">
          <table:table-cell office:value-type="float" office:value="26934" calcext:value-type="float">
            <text:p>26934</text:p>
          </table:table-cell>
          <table:table-cell office:value-type="float" office:value="40610" calcext:value-type="float">
            <text:p>40610</text:p>
          </table:table-cell>
          <table:table-cell table:number-columns-repeated="1022"/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40611" calcext:value-type="float">
            <text:p>40611</text:p>
          </table:table-cell>
          <table:table-cell table:number-columns-repeated="1022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float" office:value="40612" calcext:value-type="float">
            <text:p>40612</text:p>
          </table:table-cell>
          <table:table-cell table:number-columns-repeated="1022"/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40613" calcext:value-type="float">
            <text:p>40613</text:p>
          </table:table-cell>
          <table:table-cell table:number-columns-repeated="1022"/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40614" calcext:value-type="float">
            <text:p>40614</text:p>
          </table:table-cell>
          <table:table-cell table:number-columns-repeated="1022"/>
        </table:table-row>
        <table:table-row table:style-name="ro1">
          <table:table-cell office:value-type="float" office:value="26917" calcext:value-type="float">
            <text:p>26917</text:p>
          </table:table-cell>
          <table:table-cell office:value-type="float" office:value="40615" calcext:value-type="float">
            <text:p>40615</text:p>
          </table:table-cell>
          <table:table-cell table:number-columns-repeated="1022"/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40616" calcext:value-type="float">
            <text:p>40616</text:p>
          </table:table-cell>
          <table:table-cell table:number-columns-repeated="1022"/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40617" calcext:value-type="float">
            <text:p>40617</text:p>
          </table:table-cell>
          <table:table-cell table:number-columns-repeated="1022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40618" calcext:value-type="float">
            <text:p>40618</text:p>
          </table:table-cell>
          <table:table-cell table:number-columns-repeated="1022"/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40619" calcext:value-type="float">
            <text:p>40619</text:p>
          </table:table-cell>
          <table:table-cell table:number-columns-repeated="1022"/>
        </table:table-row>
        <table:table-row table:style-name="ro1">
          <table:table-cell office:value-type="float" office:value="26922" calcext:value-type="float">
            <text:p>26922</text:p>
          </table:table-cell>
          <table:table-cell office:value-type="float" office:value="40620" calcext:value-type="float">
            <text:p>40620</text:p>
          </table:table-cell>
          <table:table-cell table:number-columns-repeated="1022"/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40621" calcext:value-type="float">
            <text:p>40621</text:p>
          </table:table-cell>
          <table:table-cell table:number-columns-repeated="1022"/>
        </table:table-row>
        <table:table-row table:style-name="ro1">
          <table:table-cell office:value-type="float" office:value="26915" calcext:value-type="float">
            <text:p>26915</text:p>
          </table:table-cell>
          <table:table-cell office:value-type="float" office:value="40622" calcext:value-type="float">
            <text:p>40622</text:p>
          </table:table-cell>
          <table:table-cell table:number-columns-repeated="1022"/>
        </table:table-row>
        <table:table-row table:style-name="ro1">
          <table:table-cell office:value-type="float" office:value="26913" calcext:value-type="float">
            <text:p>26913</text:p>
          </table:table-cell>
          <table:table-cell office:value-type="float" office:value="40623" calcext:value-type="float">
            <text:p>40623</text:p>
          </table:table-cell>
          <table:table-cell table:number-columns-repeated="1022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float" office:value="40624" calcext:value-type="float">
            <text:p>40624</text:p>
          </table:table-cell>
          <table:table-cell table:number-columns-repeated="1022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40625" calcext:value-type="float">
            <text:p>40625</text:p>
          </table:table-cell>
          <table:table-cell table:number-columns-repeated="1022"/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40626" calcext:value-type="float">
            <text:p>40626</text:p>
          </table:table-cell>
          <table:table-cell table:number-columns-repeated="1022"/>
        </table:table-row>
        <table:table-row table:style-name="ro1">
          <table:table-cell office:value-type="float" office:value="26972" calcext:value-type="float">
            <text:p>26972</text:p>
          </table:table-cell>
          <table:table-cell office:value-type="float" office:value="40627" calcext:value-type="float">
            <text:p>40627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0628" calcext:value-type="float">
            <text:p>40628</text:p>
          </table:table-cell>
          <table:table-cell table:number-columns-repeated="1022"/>
        </table:table-row>
        <table:table-row table:style-name="ro1">
          <table:table-cell office:value-type="float" office:value="26987" calcext:value-type="float">
            <text:p>26987</text:p>
          </table:table-cell>
          <table:table-cell office:value-type="float" office:value="40629" calcext:value-type="float">
            <text:p>40629</text:p>
          </table:table-cell>
          <table:table-cell table:number-columns-repeated="1022"/>
        </table:table-row>
        <table:table-row table:style-name="ro1">
          <table:table-cell office:value-type="float" office:value="26964" calcext:value-type="float">
            <text:p>26964</text:p>
          </table:table-cell>
          <table:table-cell office:value-type="float" office:value="40630" calcext:value-type="float">
            <text:p>40630</text:p>
          </table:table-cell>
          <table:table-cell table:number-columns-repeated="1022"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40631" calcext:value-type="float">
            <text:p>40631</text:p>
          </table:table-cell>
          <table:table-cell table:number-columns-repeated="1022"/>
        </table:table-row>
        <table:table-row table:style-name="ro1">
          <table:table-cell office:value-type="float" office:value="26990" calcext:value-type="float">
            <text:p>26990</text:p>
          </table:table-cell>
          <table:table-cell office:value-type="float" office:value="40632" calcext:value-type="float">
            <text:p>40632</text:p>
          </table:table-cell>
          <table:table-cell table:number-columns-repeated="1022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40633" calcext:value-type="float">
            <text:p>40633</text:p>
          </table:table-cell>
          <table:table-cell table:number-columns-repeated="1022"/>
        </table:table-row>
        <table:table-row table:style-name="ro1">
          <table:table-cell office:value-type="float" office:value="26996" calcext:value-type="float">
            <text:p>26996</text:p>
          </table:table-cell>
          <table:table-cell office:value-type="float" office:value="40634" calcext:value-type="float">
            <text:p>40634</text:p>
          </table:table-cell>
          <table:table-cell table:number-columns-repeated="1022"/>
        </table:table-row>
        <table:table-row table:style-name="ro1">
          <table:table-cell office:value-type="float" office:value="26941" calcext:value-type="float">
            <text:p>26941</text:p>
          </table:table-cell>
          <table:table-cell office:value-type="float" office:value="40635" calcext:value-type="float">
            <text:p>40635</text:p>
          </table:table-cell>
          <table:table-cell table:number-columns-repeated="1022"/>
        </table:table-row>
        <table:table-row table:style-name="ro1">
          <table:table-cell office:value-type="float" office:value="26969" calcext:value-type="float">
            <text:p>26969</text:p>
          </table:table-cell>
          <table:table-cell office:value-type="float" office:value="40636" calcext:value-type="float">
            <text:p>40636</text:p>
          </table:table-cell>
          <table:table-cell table:number-columns-repeated="1022"/>
        </table:table-row>
        <table:table-row table:style-name="ro1">
          <table:table-cell office:value-type="float" office:value="26928" calcext:value-type="float">
            <text:p>26928</text:p>
          </table:table-cell>
          <table:table-cell office:value-type="float" office:value="40637" calcext:value-type="float">
            <text:p>40637</text:p>
          </table:table-cell>
          <table:table-cell table:number-columns-repeated="1022"/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40638" calcext:value-type="float">
            <text:p>40638</text:p>
          </table:table-cell>
          <table:table-cell table:number-columns-repeated="1022"/>
        </table:table-row>
        <table:table-row table:style-name="ro1">
          <table:table-cell office:value-type="float" office:value="26974" calcext:value-type="float">
            <text:p>26974</text:p>
          </table:table-cell>
          <table:table-cell office:value-type="float" office:value="40639" calcext:value-type="float">
            <text:p>40639</text:p>
          </table:table-cell>
          <table:table-cell table:number-columns-repeated="1022"/>
        </table:table-row>
        <table:table-row table:style-name="ro1">
          <table:table-cell office:value-type="float" office:value="26973" calcext:value-type="float">
            <text:p>26973</text:p>
          </table:table-cell>
          <table:table-cell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40641" calcext:value-type="float">
            <text:p>40641</text:p>
          </table:table-cell>
          <table:table-cell table:number-columns-repeated="1022"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40642" calcext:value-type="float">
            <text:p>40642</text:p>
          </table:table-cell>
          <table:table-cell table:number-columns-repeated="1022"/>
        </table:table-row>
        <table:table-row table:style-name="ro1">
          <table:table-cell office:value-type="float" office:value="27058" calcext:value-type="float">
            <text:p>27058</text:p>
          </table:table-cell>
          <table:table-cell office:value-type="float" office:value="40643" calcext:value-type="float">
            <text:p>40643</text:p>
          </table:table-cell>
          <table:table-cell table:number-columns-repeated="1022"/>
        </table:table-row>
        <table:table-row table:style-name="ro1">
          <table:table-cell office:value-type="float" office:value="27054" calcext:value-type="float">
            <text:p>27054</text:p>
          </table:table-cell>
          <table:table-cell office:value-type="float" office:value="40644" calcext:value-type="float">
            <text:p>40644</text:p>
          </table:table-cell>
          <table:table-cell table:number-columns-repeated="1022"/>
        </table:table-row>
        <table:table-row table:style-name="ro1">
          <table:table-cell office:value-type="float" office:value="27088" calcext:value-type="float">
            <text:p>27088</text:p>
          </table:table-cell>
          <table:table-cell office:value-type="float" office:value="40645" calcext:value-type="float">
            <text:p>40645</text:p>
          </table:table-cell>
          <table:table-cell table:number-columns-repeated="1022"/>
        </table:table-row>
        <table:table-row table:style-name="ro1">
          <table:table-cell office:value-type="float" office:value="27071" calcext:value-type="float">
            <text:p>27071</text:p>
          </table:table-cell>
          <table:table-cell office:value-type="float" office:value="40646" calcext:value-type="float">
            <text:p>40646</text:p>
          </table:table-cell>
          <table:table-cell table:number-columns-repeated="1022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40647" calcext:value-type="float">
            <text:p>40647</text:p>
          </table:table-cell>
          <table:table-cell table:number-columns-repeated="1022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float" office:value="40648" calcext:value-type="float">
            <text:p>40648</text:p>
          </table:table-cell>
          <table:table-cell table:number-columns-repeated="1022"/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40649" calcext:value-type="float">
            <text:p>40649</text:p>
          </table:table-cell>
          <table:table-cell table:number-columns-repeated="1022"/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float" office:value="40650" calcext:value-type="float">
            <text:p>40650</text:p>
          </table:table-cell>
          <table:table-cell table:number-columns-repeated="1022"/>
        </table:table-row>
        <table:table-row table:style-name="ro1">
          <table:table-cell office:value-type="float" office:value="23528" calcext:value-type="float">
            <text:p>23528</text:p>
          </table:table-cell>
          <table:table-cell office:value-type="float" office:value="40651" calcext:value-type="float">
            <text:p>40651</text:p>
          </table:table-cell>
          <table:table-cell table:number-columns-repeated="1022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40652" calcext:value-type="float">
            <text:p>40652</text:p>
          </table:table-cell>
          <table:table-cell table:number-columns-repeated="1022"/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float" office:value="40653" calcext:value-type="float">
            <text:p>40653</text:p>
          </table:table-cell>
          <table:table-cell table:number-columns-repeated="1022"/>
        </table:table-row>
        <table:table-row table:style-name="ro1">
          <table:table-cell office:value-type="float" office:value="27067" calcext:value-type="float">
            <text:p>27067</text:p>
          </table:table-cell>
          <table:table-cell office:value-type="float" office:value="40654" calcext:value-type="float">
            <text:p>40654</text:p>
          </table:table-cell>
          <table:table-cell table:number-columns-repeated="1022"/>
        </table:table-row>
        <table:table-row table:style-name="ro1">
          <table:table-cell office:value-type="float" office:value="27075" calcext:value-type="float">
            <text:p>27075</text:p>
          </table:table-cell>
          <table:table-cell office:value-type="float" office:value="40655" calcext:value-type="float">
            <text:p>40655</text:p>
          </table:table-cell>
          <table:table-cell table:number-columns-repeated="1022"/>
        </table:table-row>
        <table:table-row table:style-name="ro1">
          <table:table-cell office:value-type="float" office:value="27047" calcext:value-type="float">
            <text:p>27047</text:p>
          </table:table-cell>
          <table:table-cell office:value-type="float" office:value="40656" calcext:value-type="float">
            <text:p>40656</text:p>
          </table:table-cell>
          <table:table-cell table:number-columns-repeated="1022"/>
        </table:table-row>
        <table:table-row table:style-name="ro1">
          <table:table-cell office:value-type="float" office:value="27182" calcext:value-type="float">
            <text:p>27182</text:p>
          </table:table-cell>
          <table:table-cell office:value-type="float" office:value="40657" calcext:value-type="float">
            <text:p>40657</text:p>
          </table:table-cell>
          <table:table-cell table:number-columns-repeated="1022"/>
        </table:table-row>
        <table:table-row table:style-name="ro1">
          <table:table-cell office:value-type="float" office:value="27025" calcext:value-type="float">
            <text:p>27025</text:p>
          </table:table-cell>
          <table:table-cell office:value-type="float" office:value="40658" calcext:value-type="float">
            <text:p>40658</text:p>
          </table:table-cell>
          <table:table-cell table:number-columns-repeated="1022"/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40659" calcext:value-type="float">
            <text:p>40659</text:p>
          </table:table-cell>
          <table:table-cell table:number-columns-repeated="1022"/>
        </table:table-row>
        <table:table-row table:style-name="ro1">
          <table:table-cell office:value-type="float" office:value="27036" calcext:value-type="float">
            <text:p>27036</text:p>
          </table:table-cell>
          <table:table-cell office:value-type="float" office:value="40660" calcext:value-type="float">
            <text:p>40660</text:p>
          </table:table-cell>
          <table:table-cell table:number-columns-repeated="1022"/>
        </table:table-row>
        <table:table-row table:style-name="ro1">
          <table:table-cell office:value-type="float" office:value="27029" calcext:value-type="float">
            <text:p>27029</text:p>
          </table:table-cell>
          <table:table-cell office:value-type="float" office:value="40661" calcext:value-type="float">
            <text:p>40661</text:p>
          </table:table-cell>
          <table:table-cell table:number-columns-repeated="1022"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40662" calcext:value-type="float">
            <text:p>40662</text:p>
          </table:table-cell>
          <table:table-cell table:number-columns-repeated="1022"/>
        </table:table-row>
        <table:table-row table:style-name="ro1">
          <table:table-cell office:value-type="float" office:value="27102" calcext:value-type="float">
            <text:p>27102</text:p>
          </table:table-cell>
          <table:table-cell office:value-type="float" office:value="40663" calcext:value-type="float">
            <text:p>40663</text:p>
          </table:table-cell>
          <table:table-cell table:number-columns-repeated="1022"/>
        </table:table-row>
        <table:table-row table:style-name="ro1">
          <table:table-cell office:value-type="float" office:value="27112" calcext:value-type="float">
            <text:p>27112</text:p>
          </table:table-cell>
          <table:table-cell office:value-type="float" office:value="40664" calcext:value-type="float">
            <text:p>40664</text:p>
          </table:table-cell>
          <table:table-cell table:number-columns-repeated="1022"/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0665" calcext:value-type="float">
            <text:p>40665</text:p>
          </table:table-cell>
          <table:table-cell table:number-columns-repeated="1022"/>
        </table:table-row>
        <table:table-row table:style-name="ro1">
          <table:table-cell office:value-type="float" office:value="27163" calcext:value-type="float">
            <text:p>27163</text:p>
          </table:table-cell>
          <table:table-cell office:value-type="float" office:value="40666" calcext:value-type="float">
            <text:p>40666</text:p>
          </table:table-cell>
          <table:table-cell table:number-columns-repeated="1022"/>
        </table:table-row>
        <table:table-row table:style-name="ro1">
          <table:table-cell office:value-type="float" office:value="27135" calcext:value-type="float">
            <text:p>27135</text:p>
          </table:table-cell>
          <table:table-cell office:value-type="float" office:value="40667" calcext:value-type="float">
            <text:p>40667</text:p>
          </table:table-cell>
          <table:table-cell table:number-columns-repeated="1022"/>
        </table:table-row>
        <table:table-row table:style-name="ro1">
          <table:table-cell office:value-type="float" office:value="27402" calcext:value-type="float">
            <text:p>27402</text:p>
          </table:table-cell>
          <table:table-cell office:value-type="float" office:value="40668" calcext:value-type="float">
            <text:p>40668</text:p>
          </table:table-cell>
          <table:table-cell table:number-columns-repeated="1022"/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float" office:value="40669" calcext:value-type="float">
            <text:p>40669</text:p>
          </table:table-cell>
          <table:table-cell table:number-columns-repeated="1022"/>
        </table:table-row>
        <table:table-row table:style-name="ro1">
          <table:table-cell office:value-type="float" office:value="27122" calcext:value-type="float">
            <text:p>27122</text:p>
          </table:table-cell>
          <table:table-cell office:value-type="float" office:value="40670" calcext:value-type="float">
            <text:p>40670</text:p>
          </table:table-cell>
          <table:table-cell table:number-columns-repeated="1022"/>
        </table:table-row>
        <table:table-row table:style-name="ro1">
          <table:table-cell office:value-type="float" office:value="27111" calcext:value-type="float">
            <text:p>27111</text:p>
          </table:table-cell>
          <table:table-cell office:value-type="float" office:value="40671" calcext:value-type="float">
            <text:p>40671</text:p>
          </table:table-cell>
          <table:table-cell table:number-columns-repeated="1022"/>
        </table:table-row>
        <table:table-row table:style-name="ro1">
          <table:table-cell office:value-type="float" office:value="27141" calcext:value-type="float">
            <text:p>27141</text:p>
          </table:table-cell>
          <table:table-cell office:value-type="float" office:value="40672" calcext:value-type="float">
            <text:p>40672</text:p>
          </table:table-cell>
          <table:table-cell table:number-columns-repeated="1022"/>
        </table:table-row>
        <table:table-row table:style-name="ro1">
          <table:table-cell office:value-type="float" office:value="27057" calcext:value-type="float">
            <text:p>27057</text:p>
          </table:table-cell>
          <table:table-cell office:value-type="float" office:value="40673" calcext:value-type="float">
            <text:p>40673</text:p>
          </table:table-cell>
          <table:table-cell table:number-columns-repeated="1022"/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40674" calcext:value-type="float">
            <text:p>40674</text:p>
          </table:table-cell>
          <table:table-cell table:number-columns-repeated="1022"/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40675" calcext:value-type="float">
            <text:p>40675</text:p>
          </table:table-cell>
          <table:table-cell table:number-columns-repeated="1022"/>
        </table:table-row>
        <table:table-row table:style-name="ro1">
          <table:table-cell office:value-type="float" office:value="27156" calcext:value-type="float">
            <text:p>27156</text:p>
          </table:table-cell>
          <table:table-cell office:value-type="float" office:value="40676" calcext:value-type="float">
            <text:p>40676</text:p>
          </table:table-cell>
          <table:table-cell table:number-columns-repeated="1022"/>
        </table:table-row>
        <table:table-row table:style-name="ro1">
          <table:table-cell office:value-type="float" office:value="27115" calcext:value-type="float">
            <text:p>27115</text:p>
          </table:table-cell>
          <table:table-cell office:value-type="float" office:value="40677" calcext:value-type="float">
            <text:p>40677</text:p>
          </table:table-cell>
          <table:table-cell table:number-columns-repeated="1022"/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40678" calcext:value-type="float">
            <text:p>40678</text:p>
          </table:table-cell>
          <table:table-cell table:number-columns-repeated="1022"/>
        </table:table-row>
        <table:table-row table:style-name="ro1">
          <table:table-cell office:value-type="float" office:value="27154" calcext:value-type="float">
            <text:p>27154</text:p>
          </table:table-cell>
          <table:table-cell office:value-type="float" office:value="40679" calcext:value-type="float">
            <text:p>40679</text:p>
          </table:table-cell>
          <table:table-cell table:number-columns-repeated="1022"/>
        </table:table-row>
        <table:table-row table:style-name="ro1">
          <table:table-cell office:value-type="float" office:value="27329" calcext:value-type="float">
            <text:p>27329</text:p>
          </table:table-cell>
          <table:table-cell office:value-type="float" office:value="40680" calcext:value-type="float">
            <text:p>40680</text:p>
          </table:table-cell>
          <table:table-cell table:number-columns-repeated="1022"/>
        </table:table-row>
        <table:table-row table:style-name="ro1">
          <table:table-cell office:value-type="float" office:value="27171" calcext:value-type="float">
            <text:p>27171</text:p>
          </table:table-cell>
          <table:table-cell office:value-type="float" office:value="40681" calcext:value-type="float">
            <text:p>40681</text:p>
          </table:table-cell>
          <table:table-cell table:number-columns-repeated="1022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40682" calcext:value-type="float">
            <text:p>40682</text:p>
          </table:table-cell>
          <table:table-cell table:number-columns-repeated="1022"/>
        </table:table-row>
        <table:table-row table:style-name="ro1">
          <table:table-cell office:value-type="float" office:value="27204" calcext:value-type="float">
            <text:p>27204</text:p>
          </table:table-cell>
          <table:table-cell office:value-type="float" office:value="40683" calcext:value-type="float">
            <text:p>40683</text:p>
          </table:table-cell>
          <table:table-cell table:number-columns-repeated="1022"/>
        </table:table-row>
        <table:table-row table:style-name="ro1">
          <table:table-cell office:value-type="float" office:value="27148" calcext:value-type="float">
            <text:p>27148</text:p>
          </table:table-cell>
          <table:table-cell office:value-type="float" office:value="40684" calcext:value-type="float">
            <text:p>40684</text:p>
          </table:table-cell>
          <table:table-cell table:number-columns-repeated="1022"/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40685" calcext:value-type="float">
            <text:p>40685</text:p>
          </table:table-cell>
          <table:table-cell table:number-columns-repeated="1022"/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40686" calcext:value-type="float">
            <text:p>40686</text:p>
          </table:table-cell>
          <table:table-cell table:number-columns-repeated="1022"/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40687" calcext:value-type="float">
            <text:p>40687</text:p>
          </table:table-cell>
          <table:table-cell table:number-columns-repeated="1022"/>
        </table:table-row>
        <table:table-row table:style-name="ro1">
          <table:table-cell office:value-type="float" office:value="27207" calcext:value-type="float">
            <text:p>27207</text:p>
          </table:table-cell>
          <table:table-cell office:value-type="float" office:value="40688" calcext:value-type="float">
            <text:p>40688</text:p>
          </table:table-cell>
          <table:table-cell table:number-columns-repeated="1022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float" office:value="40689" calcext:value-type="float">
            <text:p>40689</text:p>
          </table:table-cell>
          <table:table-cell table:number-columns-repeated="1022"/>
        </table:table-row>
        <table:table-row table:style-name="ro1">
          <table:table-cell office:value-type="float" office:value="27225" calcext:value-type="float">
            <text:p>27225</text:p>
          </table:table-cell>
          <table:table-cell office:value-type="float" office:value="40690" calcext:value-type="float">
            <text:p>40690</text:p>
          </table:table-cell>
          <table:table-cell table:number-columns-repeated="1022"/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40691" calcext:value-type="float">
            <text:p>40691</text:p>
          </table:table-cell>
          <table:table-cell table:number-columns-repeated="1022"/>
        </table:table-row>
        <table:table-row table:style-name="ro1">
          <table:table-cell office:value-type="float" office:value="27208" calcext:value-type="float">
            <text:p>27208</text:p>
          </table:table-cell>
          <table:table-cell office:value-type="float" office:value="40692" calcext:value-type="float">
            <text:p>40692</text:p>
          </table:table-cell>
          <table:table-cell table:number-columns-repeated="1022"/>
        </table:table-row>
        <table:table-row table:style-name="ro1">
          <table:table-cell office:value-type="float" office:value="27192" calcext:value-type="float">
            <text:p>27192</text:p>
          </table:table-cell>
          <table:table-cell office:value-type="float" office:value="40693" calcext:value-type="float">
            <text:p>40693</text:p>
          </table:table-cell>
          <table:table-cell table:number-columns-repeated="1022"/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40694" calcext:value-type="float">
            <text:p>40694</text:p>
          </table:table-cell>
          <table:table-cell table:number-columns-repeated="1022"/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40695" calcext:value-type="float">
            <text:p>40695</text:p>
          </table:table-cell>
          <table:table-cell table:number-columns-repeated="1022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float" office:value="40696" calcext:value-type="float">
            <text:p>40696</text:p>
          </table:table-cell>
          <table:table-cell table:number-columns-repeated="1022"/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float" office:value="40697" calcext:value-type="float">
            <text:p>40697</text:p>
          </table:table-cell>
          <table:table-cell table:number-columns-repeated="1022"/>
        </table:table-row>
        <table:table-row table:style-name="ro1">
          <table:table-cell office:value-type="float" office:value="27268" calcext:value-type="float">
            <text:p>27268</text:p>
          </table:table-cell>
          <table:table-cell office:value-type="float" office:value="40698" calcext:value-type="float">
            <text:p>40698</text:p>
          </table:table-cell>
          <table:table-cell table:number-columns-repeated="1022"/>
        </table:table-row>
        <table:table-row table:style-name="ro1">
          <table:table-cell office:value-type="float" office:value="27298" calcext:value-type="float">
            <text:p>27298</text:p>
          </table:table-cell>
          <table:table-cell office:value-type="float" office:value="40699" calcext:value-type="float">
            <text:p>40699</text:p>
          </table:table-cell>
          <table:table-cell table:number-columns-repeated="1022"/>
        </table:table-row>
        <table:table-row table:style-name="ro1">
          <table:table-cell office:value-type="float" office:value="27299" calcext:value-type="float">
            <text:p>27299</text:p>
          </table:table-cell>
          <table:table-cell office:value-type="float" office:value="40700" calcext:value-type="float">
            <text:p>40700</text:p>
          </table:table-cell>
          <table:table-cell table:number-columns-repeated="1022"/>
        </table:table-row>
        <table:table-row table:style-name="ro1">
          <table:table-cell office:value-type="float" office:value="27287" calcext:value-type="float">
            <text:p>27287</text:p>
          </table:table-cell>
          <table:table-cell office:value-type="float" office:value="40768" calcext:value-type="float">
            <text:p>40768</text:p>
          </table:table-cell>
          <table:table-cell table:number-columns-repeated="1022"/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float" office:value="40769" calcext:value-type="float">
            <text:p>40769</text:p>
          </table:table-cell>
          <table:table-cell table:number-columns-repeated="1022"/>
        </table:table-row>
        <table:table-row table:style-name="ro1">
          <table:table-cell office:value-type="float" office:value="27323" calcext:value-type="float">
            <text:p>27323</text:p>
          </table:table-cell>
          <table:table-cell office:value-type="float" office:value="40770" calcext:value-type="float">
            <text:p>40770</text:p>
          </table:table-cell>
          <table:table-cell table:number-columns-repeated="1022"/>
        </table:table-row>
        <table:table-row table:style-name="ro1">
          <table:table-cell office:value-type="float" office:value="27331" calcext:value-type="float">
            <text:p>27331</text:p>
          </table:table-cell>
          <table:table-cell office:value-type="float" office:value="40771" calcext:value-type="float">
            <text:p>40771</text:p>
          </table:table-cell>
          <table:table-cell table:number-columns-repeated="102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40772" calcext:value-type="float">
            <text:p>40772</text:p>
          </table:table-cell>
          <table:table-cell table:number-columns-repeated="1022"/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40773" calcext:value-type="float">
            <text:p>40773</text:p>
          </table:table-cell>
          <table:table-cell table:number-columns-repeated="1022"/>
        </table:table-row>
        <table:table-row table:style-name="ro1">
          <table:table-cell office:value-type="float" office:value="27315" calcext:value-type="float">
            <text:p>27315</text:p>
          </table:table-cell>
          <table:table-cell office:value-type="float" office:value="40774" calcext:value-type="float">
            <text:p>40774</text:p>
          </table:table-cell>
          <table:table-cell table:number-columns-repeated="1022"/>
        </table:table-row>
        <table:table-row table:style-name="ro1">
          <table:table-cell office:value-type="float" office:value="27308" calcext:value-type="float">
            <text:p>27308</text:p>
          </table:table-cell>
          <table:table-cell office:value-type="float" office:value="40775" calcext:value-type="float">
            <text:p>40775</text:p>
          </table:table-cell>
          <table:table-cell table:number-columns-repeated="1022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float" office:value="40776" calcext:value-type="float">
            <text:p>40776</text:p>
          </table:table-cell>
          <table:table-cell table:number-columns-repeated="1022"/>
        </table:table-row>
        <table:table-row table:style-name="ro1">
          <table:table-cell office:value-type="float" office:value="27345" calcext:value-type="float">
            <text:p>27345</text:p>
          </table:table-cell>
          <table:table-cell office:value-type="float" office:value="40777" calcext:value-type="float">
            <text:p>40777</text:p>
          </table:table-cell>
          <table:table-cell table:number-columns-repeated="1022"/>
        </table:table-row>
        <table:table-row table:style-name="ro1">
          <table:table-cell office:value-type="float" office:value="27359" calcext:value-type="float">
            <text:p>27359</text:p>
          </table:table-cell>
          <table:table-cell office:value-type="float" office:value="40778" calcext:value-type="float">
            <text:p>40778</text:p>
          </table:table-cell>
          <table:table-cell table:number-columns-repeated="1022"/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40779" calcext:value-type="float">
            <text:p>40779</text:p>
          </table:table-cell>
          <table:table-cell table:number-columns-repeated="1022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40780" calcext:value-type="float">
            <text:p>40780</text:p>
          </table:table-cell>
          <table:table-cell table:number-columns-repeated="1022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40781" calcext:value-type="float">
            <text:p>40781</text:p>
          </table:table-cell>
          <table:table-cell table:number-columns-repeated="1022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40782" calcext:value-type="float">
            <text:p>40782</text:p>
          </table:table-cell>
          <table:table-cell table:number-columns-repeated="1022"/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float" office:value="40783" calcext:value-type="float">
            <text:p>40783</text:p>
          </table:table-cell>
          <table:table-cell table:number-columns-repeated="1022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40784" calcext:value-type="float">
            <text:p>40784</text:p>
          </table:table-cell>
          <table:table-cell table:number-columns-repeated="1022"/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40785" calcext:value-type="float">
            <text:p>40785</text:p>
          </table:table-cell>
          <table:table-cell table:number-columns-repeated="1022"/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40786" calcext:value-type="float">
            <text:p>40786</text:p>
          </table:table-cell>
          <table:table-cell table:number-columns-repeated="1022"/>
        </table:table-row>
        <table:table-row table:style-name="ro1">
          <table:table-cell office:value-type="float" office:value="27414" calcext:value-type="float">
            <text:p>27414</text:p>
          </table:table-cell>
          <table:table-cell office:value-type="float" office:value="40787" calcext:value-type="float">
            <text:p>40787</text:p>
          </table:table-cell>
          <table:table-cell table:number-columns-repeated="1022"/>
        </table:table-row>
        <table:table-row table:style-name="ro1">
          <table:table-cell office:value-type="float" office:value="39729" calcext:value-type="float">
            <text:p>39729</text:p>
          </table:table-cell>
          <table:table-cell office:value-type="float" office:value="40788" calcext:value-type="float">
            <text:p>40788</text:p>
          </table:table-cell>
          <table:table-cell table:number-columns-repeated="1022"/>
        </table:table-row>
        <table:table-row table:style-name="ro1">
          <table:table-cell office:value-type="float" office:value="27423" calcext:value-type="float">
            <text:p>27423</text:p>
          </table:table-cell>
          <table:table-cell office:value-type="float" office:value="40789" calcext:value-type="float">
            <text:p>40789</text:p>
          </table:table-cell>
          <table:table-cell table:number-columns-repeated="1022"/>
        </table:table-row>
        <table:table-row table:style-name="ro1">
          <table:table-cell office:value-type="float" office:value="27448" calcext:value-type="float">
            <text:p>27448</text:p>
          </table:table-cell>
          <table:table-cell office:value-type="float" office:value="40790" calcext:value-type="float">
            <text:p>40790</text:p>
          </table:table-cell>
          <table:table-cell table:number-columns-repeated="1022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40791" calcext:value-type="float">
            <text:p>40791</text:p>
          </table:table-cell>
          <table:table-cell table:number-columns-repeated="1022"/>
        </table:table-row>
        <table:table-row table:style-name="ro1">
          <table:table-cell office:value-type="float" office:value="30428" calcext:value-type="float">
            <text:p>30428</text:p>
          </table:table-cell>
          <table:table-cell office:value-type="float" office:value="40792" calcext:value-type="float">
            <text:p>40792</text:p>
          </table:table-cell>
          <table:table-cell table:number-columns-repeated="1022"/>
        </table:table-row>
        <table:table-row table:style-name="ro1">
          <table:table-cell office:value-type="float" office:value="27449" calcext:value-type="float">
            <text:p>27449</text:p>
          </table:table-cell>
          <table:table-cell office:value-type="float" office:value="40793" calcext:value-type="float">
            <text:p>40793</text:p>
          </table:table-cell>
          <table:table-cell table:number-columns-repeated="1022"/>
        </table:table-row>
        <table:table-row table:style-name="ro1">
          <table:table-cell office:value-type="float" office:value="39150" calcext:value-type="float">
            <text:p>39150</text:p>
          </table:table-cell>
          <table:table-cell office:value-type="float" office:value="40794" calcext:value-type="float">
            <text:p>40794</text:p>
          </table:table-cell>
          <table:table-cell table:number-columns-repeated="1022"/>
        </table:table-row>
        <table:table-row table:style-name="ro1">
          <table:table-cell office:value-type="float" office:value="27463" calcext:value-type="float">
            <text:p>27463</text:p>
          </table:table-cell>
          <table:table-cell office:value-type="float" office:value="40795" calcext:value-type="float">
            <text:p>40795</text:p>
          </table:table-cell>
          <table:table-cell table:number-columns-repeated="1022"/>
        </table:table-row>
        <table:table-row table:style-name="ro1">
          <table:table-cell office:value-type="float" office:value="27459" calcext:value-type="float">
            <text:p>27459</text:p>
          </table:table-cell>
          <table:table-cell office:value-type="float" office:value="40796" calcext:value-type="float">
            <text:p>40796</text:p>
          </table:table-cell>
          <table:table-cell table:number-columns-repeated="1022"/>
        </table:table-row>
        <table:table-row table:style-name="ro1">
          <table:table-cell office:value-type="float" office:value="27465" calcext:value-type="float">
            <text:p>27465</text:p>
          </table:table-cell>
          <table:table-cell office:value-type="float" office:value="40797" calcext:value-type="float">
            <text:p>40797</text:p>
          </table:table-cell>
          <table:table-cell table:number-columns-repeated="1022"/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40798" calcext:value-type="float">
            <text:p>40798</text:p>
          </table:table-cell>
          <table:table-cell table:number-columns-repeated="1022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float" office:value="40799" calcext:value-type="float">
            <text:p>40799</text:p>
          </table:table-cell>
          <table:table-cell table:number-columns-repeated="1022"/>
        </table:table-row>
        <table:table-row table:style-name="ro1">
          <table:table-cell office:value-type="float" office:value="27476" calcext:value-type="float">
            <text:p>27476</text:p>
          </table:table-cell>
          <table:table-cell office:value-type="float" office:value="40800" calcext:value-type="float">
            <text:p>40800</text:p>
          </table:table-cell>
          <table:table-cell table:number-columns-repeated="1022"/>
        </table:table-row>
        <table:table-row table:style-name="ro1">
          <table:table-cell office:value-type="float" office:value="27483" calcext:value-type="float">
            <text:p>27483</text:p>
          </table:table-cell>
          <table:table-cell office:value-type="float" office:value="40801" calcext:value-type="float">
            <text:p>40801</text:p>
          </table:table-cell>
          <table:table-cell table:number-columns-repeated="1022"/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40802" calcext:value-type="float">
            <text:p>40802</text:p>
          </table:table-cell>
          <table:table-cell table:number-columns-repeated="1022"/>
        </table:table-row>
        <table:table-row table:style-name="ro1">
          <table:table-cell office:value-type="float" office:value="27489" calcext:value-type="float">
            <text:p>27489</text:p>
          </table:table-cell>
          <table:table-cell office:value-type="float" office:value="40803" calcext:value-type="float">
            <text:p>40803</text:p>
          </table:table-cell>
          <table:table-cell table:number-columns-repeated="1022"/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float" office:value="40804" calcext:value-type="float">
            <text:p>40804</text:p>
          </table:table-cell>
          <table:table-cell table:number-columns-repeated="1022"/>
        </table:table-row>
        <table:table-row table:style-name="ro1">
          <table:table-cell office:value-type="float" office:value="27513" calcext:value-type="float">
            <text:p>27513</text:p>
          </table:table-cell>
          <table:table-cell office:value-type="float" office:value="40805" calcext:value-type="float">
            <text:p>40805</text:p>
          </table:table-cell>
          <table:table-cell table:number-columns-repeated="1022"/>
        </table:table-row>
        <table:table-row table:style-name="ro1">
          <table:table-cell office:value-type="float" office:value="27519" calcext:value-type="float">
            <text:p>27519</text:p>
          </table:table-cell>
          <table:table-cell office:value-type="float" office:value="40806" calcext:value-type="float">
            <text:p>40806</text:p>
          </table:table-cell>
          <table:table-cell table:number-columns-repeated="1022"/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40807" calcext:value-type="float">
            <text:p>40807</text:p>
          </table:table-cell>
          <table:table-cell table:number-columns-repeated="1022"/>
        </table:table-row>
        <table:table-row table:style-name="ro1">
          <table:table-cell office:value-type="float" office:value="27524" calcext:value-type="float">
            <text:p>27524</text:p>
          </table:table-cell>
          <table:table-cell office:value-type="float" office:value="40808" calcext:value-type="float">
            <text:p>40808</text:p>
          </table:table-cell>
          <table:table-cell table:number-columns-repeated="1022"/>
        </table:table-row>
        <table:table-row table:style-name="ro1">
          <table:table-cell office:value-type="float" office:value="27523" calcext:value-type="float">
            <text:p>27523</text:p>
          </table:table-cell>
          <table:table-cell office:value-type="float" office:value="40809" calcext:value-type="float">
            <text:p>40809</text:p>
          </table:table-cell>
          <table:table-cell table:number-columns-repeated="1022"/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float" office:value="40810" calcext:value-type="float">
            <text:p>40810</text:p>
          </table:table-cell>
          <table:table-cell table:number-columns-repeated="1022"/>
        </table:table-row>
        <table:table-row table:style-name="ro1">
          <table:table-cell office:value-type="float" office:value="27544" calcext:value-type="float">
            <text:p>27544</text:p>
          </table:table-cell>
          <table:table-cell office:value-type="float" office:value="40811" calcext:value-type="float">
            <text:p>40811</text:p>
          </table:table-cell>
          <table:table-cell table:number-columns-repeated="1022"/>
        </table:table-row>
        <table:table-row table:style-name="ro1">
          <table:table-cell office:value-type="float" office:value="27541" calcext:value-type="float">
            <text:p>27541</text:p>
          </table:table-cell>
          <table:table-cell office:value-type="float" office:value="40812" calcext:value-type="float">
            <text:p>40812</text:p>
          </table:table-cell>
          <table:table-cell table:number-columns-repeated="1022"/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40813" calcext:value-type="float">
            <text:p>40813</text:p>
          </table:table-cell>
          <table:table-cell table:number-columns-repeated="1022"/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float" office:value="40814" calcext:value-type="float">
            <text:p>40814</text:p>
          </table:table-cell>
          <table:table-cell table:number-columns-repeated="1022"/>
        </table:table-row>
        <table:table-row table:style-name="ro1">
          <table:table-cell office:value-type="float" office:value="27562" calcext:value-type="float">
            <text:p>27562</text:p>
          </table:table-cell>
          <table:table-cell office:value-type="float" office:value="40815" calcext:value-type="float">
            <text:p>40815</text:p>
          </table:table-cell>
          <table:table-cell table:number-columns-repeated="1022"/>
        </table:table-row>
        <table:table-row table:style-name="ro1">
          <table:table-cell office:value-type="float" office:value="27563" calcext:value-type="float">
            <text:p>27563</text:p>
          </table:table-cell>
          <table:table-cell office:value-type="float" office:value="40816" calcext:value-type="float">
            <text:p>40816</text:p>
          </table:table-cell>
          <table:table-cell table:number-columns-repeated="1022"/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40817" calcext:value-type="float">
            <text:p>40817</text:p>
          </table:table-cell>
          <table:table-cell table:number-columns-repeated="1022"/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40818" calcext:value-type="float">
            <text:p>40818</text:p>
          </table:table-cell>
          <table:table-cell table:number-columns-repeated="1022"/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float" office:value="40819" calcext:value-type="float">
            <text:p>40819</text:p>
          </table:table-cell>
          <table:table-cell table:number-columns-repeated="1022"/>
        </table:table-row>
        <table:table-row table:style-name="ro1">
          <table:table-cell office:value-type="float" office:value="27571" calcext:value-type="float">
            <text:p>27571</text:p>
          </table:table-cell>
          <table:table-cell office:value-type="float" office:value="40820" calcext:value-type="float">
            <text:p>40820</text:p>
          </table:table-cell>
          <table:table-cell table:number-columns-repeated="1022"/>
        </table:table-row>
        <table:table-row table:style-name="ro1">
          <table:table-cell office:value-type="float" office:value="27575" calcext:value-type="float">
            <text:p>27575</text:p>
          </table:table-cell>
          <table:table-cell office:value-type="float" office:value="40821" calcext:value-type="float">
            <text:p>40821</text:p>
          </table:table-cell>
          <table:table-cell table:number-columns-repeated="1022"/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float" office:value="40822" calcext:value-type="float">
            <text:p>40822</text:p>
          </table:table-cell>
          <table:table-cell table:number-columns-repeated="1022"/>
        </table:table-row>
        <table:table-row table:style-name="ro1">
          <table:table-cell office:value-type="float" office:value="27590" calcext:value-type="float">
            <text:p>27590</text:p>
          </table:table-cell>
          <table:table-cell office:value-type="float" office:value="40823" calcext:value-type="float">
            <text:p>40823</text:p>
          </table:table-cell>
          <table:table-cell table:number-columns-repeated="1022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40824" calcext:value-type="float">
            <text:p>40824</text:p>
          </table:table-cell>
          <table:table-cell table:number-columns-repeated="1022"/>
        </table:table-row>
        <table:table-row table:style-name="ro1">
          <table:table-cell office:value-type="float" office:value="27603" calcext:value-type="float">
            <text:p>27603</text:p>
          </table:table-cell>
          <table:table-cell office:value-type="float" office:value="40825" calcext:value-type="float">
            <text:p>40825</text:p>
          </table:table-cell>
          <table:table-cell table:number-columns-repeated="1022"/>
        </table:table-row>
        <table:table-row table:style-name="ro1">
          <table:table-cell office:value-type="float" office:value="27615" calcext:value-type="float">
            <text:p>27615</text:p>
          </table:table-cell>
          <table:table-cell office:value-type="float" office:value="40826" calcext:value-type="float">
            <text:p>40826</text:p>
          </table:table-cell>
          <table:table-cell table:number-columns-repeated="1022"/>
        </table:table-row>
        <table:table-row table:style-name="ro1">
          <table:table-cell office:value-type="float" office:value="27628" calcext:value-type="float">
            <text:p>27628</text:p>
          </table:table-cell>
          <table:table-cell office:value-type="float" office:value="40827" calcext:value-type="float">
            <text:p>40827</text:p>
          </table:table-cell>
          <table:table-cell table:number-columns-repeated="1022"/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40828" calcext:value-type="float">
            <text:p>40828</text:p>
          </table:table-cell>
          <table:table-cell table:number-columns-repeated="1022"/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float" office:value="40829" calcext:value-type="float">
            <text:p>40829</text:p>
          </table:table-cell>
          <table:table-cell table:number-columns-repeated="1022"/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float" office:value="40830" calcext:value-type="float">
            <text:p>40830</text:p>
          </table:table-cell>
          <table:table-cell table:number-columns-repeated="1022"/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float" office:value="40832" calcext:value-type="float">
            <text:p>40832</text:p>
          </table:table-cell>
          <table:table-cell table:number-columns-repeated="1022"/>
        </table:table-row>
        <table:table-row table:style-name="ro1">
          <table:table-cell office:value-type="float" office:value="27656" calcext:value-type="float">
            <text:p>27656</text:p>
          </table:table-cell>
          <table:table-cell office:value-type="float" office:value="40833" calcext:value-type="float">
            <text:p>40833</text:p>
          </table:table-cell>
          <table:table-cell table:number-columns-repeated="1022"/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float" office:value="40834" calcext:value-type="float">
            <text:p>40834</text:p>
          </table:table-cell>
          <table:table-cell table:number-columns-repeated="1022"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40835" calcext:value-type="float">
            <text:p>40835</text:p>
          </table:table-cell>
          <table:table-cell table:number-columns-repeated="1022"/>
        </table:table-row>
        <table:table-row table:style-name="ro1">
          <table:table-cell office:value-type="float" office:value="27675" calcext:value-type="float">
            <text:p>27675</text:p>
          </table:table-cell>
          <table:table-cell office:value-type="float" office:value="40836" calcext:value-type="float">
            <text:p>40836</text:p>
          </table:table-cell>
          <table:table-cell table:number-columns-repeated="1022"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float" office:value="40837" calcext:value-type="float">
            <text:p>40837</text:p>
          </table:table-cell>
          <table:table-cell table:number-columns-repeated="1022"/>
        </table:table-row>
        <table:table-row table:style-name="ro1">
          <table:table-cell office:value-type="float" office:value="27683" calcext:value-type="float">
            <text:p>27683</text:p>
          </table:table-cell>
          <table:table-cell office:value-type="float" office:value="40838" calcext:value-type="float">
            <text:p>40838</text:p>
          </table:table-cell>
          <table:table-cell table:number-columns-repeated="1022"/>
        </table:table-row>
        <table:table-row table:style-name="ro1">
          <table:table-cell office:value-type="float" office:value="27742" calcext:value-type="float">
            <text:p>27742</text:p>
          </table:table-cell>
          <table:table-cell office:value-type="float" office:value="40839" calcext:value-type="float">
            <text:p>40839</text:p>
          </table:table-cell>
          <table:table-cell table:number-columns-repeated="1022"/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float" office:value="40840" calcext:value-type="float">
            <text:p>40840</text:p>
          </table:table-cell>
          <table:table-cell table:number-columns-repeated="1022"/>
        </table:table-row>
        <table:table-row table:style-name="ro1">
          <table:table-cell office:value-type="float" office:value="27746" calcext:value-type="float">
            <text:p>27746</text:p>
          </table:table-cell>
          <table:table-cell office:value-type="float" office:value="40841" calcext:value-type="float">
            <text:p>40841</text:p>
          </table:table-cell>
          <table:table-cell table:number-columns-repeated="1022"/>
        </table:table-row>
        <table:table-row table:style-name="ro1">
          <table:table-cell office:value-type="float" office:value="27754" calcext:value-type="float">
            <text:p>27754</text:p>
          </table:table-cell>
          <table:table-cell office:value-type="float" office:value="40842" calcext:value-type="float">
            <text:p>40842</text:p>
          </table:table-cell>
          <table:table-cell table:number-columns-repeated="1022"/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float" office:value="40843" calcext:value-type="float">
            <text:p>40843</text:p>
          </table:table-cell>
          <table:table-cell table:number-columns-repeated="1022"/>
        </table:table-row>
        <table:table-row table:style-name="ro1">
          <table:table-cell office:value-type="float" office:value="27789" calcext:value-type="float">
            <text:p>27789</text:p>
          </table:table-cell>
          <table:table-cell office:value-type="float" office:value="40844" calcext:value-type="float">
            <text:p>40844</text:p>
          </table:table-cell>
          <table:table-cell table:number-columns-repeated="1022"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float" office:value="40845" calcext:value-type="float">
            <text:p>40845</text:p>
          </table:table-cell>
          <table:table-cell table:number-columns-repeated="1022"/>
        </table:table-row>
        <table:table-row table:style-name="ro1">
          <table:table-cell office:value-type="float" office:value="27777" calcext:value-type="float">
            <text:p>27777</text:p>
          </table:table-cell>
          <table:table-cell office:value-type="float" office:value="40846" calcext:value-type="float">
            <text:p>40846</text:p>
          </table:table-cell>
          <table:table-cell table:number-columns-repeated="1022"/>
        </table:table-row>
        <table:table-row table:style-name="ro1">
          <table:table-cell office:value-type="float" office:value="27803" calcext:value-type="float">
            <text:p>27803</text:p>
          </table:table-cell>
          <table:table-cell office:value-type="float" office:value="40847" calcext:value-type="float">
            <text:p>40847</text:p>
          </table:table-cell>
          <table:table-cell table:number-columns-repeated="1022"/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float" office:value="40848" calcext:value-type="float">
            <text:p>40848</text:p>
          </table:table-cell>
          <table:table-cell table:number-columns-repeated="1022"/>
        </table:table-row>
        <table:table-row table:style-name="ro1">
          <table:table-cell office:value-type="float" office:value="27752" calcext:value-type="float">
            <text:p>27752</text:p>
          </table:table-cell>
          <table:table-cell office:value-type="float" office:value="40849" calcext:value-type="float">
            <text:p>40849</text:p>
          </table:table-cell>
          <table:table-cell table:number-columns-repeated="1022"/>
        </table:table-row>
        <table:table-row table:style-name="ro1">
          <table:table-cell office:value-type="float" office:value="27763" calcext:value-type="float">
            <text:p>27763</text:p>
          </table:table-cell>
          <table:table-cell office:value-type="float" office:value="40850" calcext:value-type="float">
            <text:p>40850</text:p>
          </table:table-cell>
          <table:table-cell table:number-columns-repeated="1022"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float" office:value="40851" calcext:value-type="float">
            <text:p>40851</text:p>
          </table:table-cell>
          <table:table-cell table:number-columns-repeated="1022"/>
        </table:table-row>
        <table:table-row table:style-name="ro1">
          <table:table-cell office:value-type="float" office:value="27792" calcext:value-type="float">
            <text:p>27792</text:p>
          </table:table-cell>
          <table:table-cell office:value-type="float" office:value="40852" calcext:value-type="float">
            <text:p>40852</text:p>
          </table:table-cell>
          <table:table-cell table:number-columns-repeated="1022"/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float" office:value="40853" calcext:value-type="float">
            <text:p>40853</text:p>
          </table:table-cell>
          <table:table-cell table:number-columns-repeated="1022"/>
        </table:table-row>
        <table:table-row table:style-name="ro1">
          <table:table-cell office:value-type="float" office:value="27889" calcext:value-type="float">
            <text:p>27889</text:p>
          </table:table-cell>
          <table:table-cell office:value-type="float" office:value="40854" calcext:value-type="float">
            <text:p>40854</text:p>
          </table:table-cell>
          <table:table-cell table:number-columns-repeated="1022"/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float" office:value="40855" calcext:value-type="float">
            <text:p>40855</text:p>
          </table:table-cell>
          <table:table-cell table:number-columns-repeated="1022"/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float" office:value="40856" calcext:value-type="float">
            <text:p>40856</text:p>
          </table:table-cell>
          <table:table-cell table:number-columns-repeated="1022"/>
        </table:table-row>
        <table:table-row table:style-name="ro1">
          <table:table-cell office:value-type="float" office:value="27863" calcext:value-type="float">
            <text:p>27863</text:p>
          </table:table-cell>
          <table:table-cell office:value-type="float" office:value="40857" calcext:value-type="float">
            <text:p>40857</text:p>
          </table:table-cell>
          <table:table-cell table:number-columns-repeated="1022"/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float" office:value="40858" calcext:value-type="float">
            <text:p>40858</text:p>
          </table:table-cell>
          <table:table-cell table:number-columns-repeated="1022"/>
        </table:table-row>
        <table:table-row table:style-name="ro1">
          <table:table-cell office:value-type="float" office:value="27869" calcext:value-type="float">
            <text:p>27869</text:p>
          </table:table-cell>
          <table:table-cell office:value-type="float" office:value="40859" calcext:value-type="float">
            <text:p>40859</text:p>
          </table:table-cell>
          <table:table-cell table:number-columns-repeated="1022"/>
        </table:table-row>
        <table:table-row table:style-name="ro1">
          <table:table-cell office:value-type="float" office:value="27822" calcext:value-type="float">
            <text:p>27822</text:p>
          </table:table-cell>
          <table:table-cell office:value-type="float" office:value="40860" calcext:value-type="float">
            <text:p>40860</text:p>
          </table:table-cell>
          <table:table-cell table:number-columns-repeated="1022"/>
        </table:table-row>
        <table:table-row table:style-name="ro1">
          <table:table-cell office:value-type="float" office:value="27825" calcext:value-type="float">
            <text:p>27825</text:p>
          </table:table-cell>
          <table:table-cell office:value-type="float" office:value="40861" calcext:value-type="float">
            <text:p>40861</text:p>
          </table:table-cell>
          <table:table-cell table:number-columns-repeated="1022"/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float" office:value="40862" calcext:value-type="float">
            <text:p>40862</text:p>
          </table:table-cell>
          <table:table-cell table:number-columns-repeated="1022"/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float" office:value="40863" calcext:value-type="float">
            <text:p>40863</text:p>
          </table:table-cell>
          <table:table-cell table:number-columns-repeated="1022"/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40864" calcext:value-type="float">
            <text:p>40864</text:p>
          </table:table-cell>
          <table:table-cell table:number-columns-repeated="1022"/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float" office:value="40865" calcext:value-type="float">
            <text:p>40865</text:p>
          </table:table-cell>
          <table:table-cell table:number-columns-repeated="1022"/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float" office:value="40866" calcext:value-type="float">
            <text:p>40866</text:p>
          </table:table-cell>
          <table:table-cell table:number-columns-repeated="1022"/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40867" calcext:value-type="float">
            <text:p>40867</text:p>
          </table:table-cell>
          <table:table-cell table:number-columns-repeated="1022"/>
        </table:table-row>
        <table:table-row table:style-name="ro1">
          <table:table-cell office:value-type="float" office:value="27935" calcext:value-type="float">
            <text:p>27935</text:p>
          </table:table-cell>
          <table:table-cell office:value-type="float" office:value="40868" calcext:value-type="float">
            <text:p>40868</text:p>
          </table:table-cell>
          <table:table-cell table:number-columns-repeated="1022"/>
        </table:table-row>
        <table:table-row table:style-name="ro1">
          <table:table-cell office:value-type="float" office:value="34893" calcext:value-type="float">
            <text:p>34893</text:p>
          </table:table-cell>
          <table:table-cell office:value-type="float" office:value="40869" calcext:value-type="float">
            <text:p>40869</text:p>
          </table:table-cell>
          <table:table-cell table:number-columns-repeated="1022"/>
        </table:table-row>
        <table:table-row table:style-name="ro1">
          <table:table-cell office:value-type="float" office:value="27958" calcext:value-type="float">
            <text:p>27958</text:p>
          </table:table-cell>
          <table:table-cell office:value-type="float" office:value="40870" calcext:value-type="float">
            <text:p>40870</text:p>
          </table:table-cell>
          <table:table-cell table:number-columns-repeated="1022"/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float" office:value="40871" calcext:value-type="float">
            <text:p>40871</text:p>
          </table:table-cell>
          <table:table-cell table:number-columns-repeated="1022"/>
        </table:table-row>
        <table:table-row table:style-name="ro1">
          <table:table-cell office:value-type="float" office:value="27965" calcext:value-type="float">
            <text:p>27965</text:p>
          </table:table-cell>
          <table:table-cell office:value-type="float" office:value="40872" calcext:value-type="float">
            <text:p>40872</text:p>
          </table:table-cell>
          <table:table-cell table:number-columns-repeated="1022"/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40873" calcext:value-type="float">
            <text:p>40873</text:p>
          </table:table-cell>
          <table:table-cell table:number-columns-repeated="1022"/>
        </table:table-row>
        <table:table-row table:style-name="ro1">
          <table:table-cell office:value-type="float" office:value="27929" calcext:value-type="float">
            <text:p>27929</text:p>
          </table:table-cell>
          <table:table-cell office:value-type="float" office:value="40874" calcext:value-type="float">
            <text:p>40874</text:p>
          </table:table-cell>
          <table:table-cell table:number-columns-repeated="1022"/>
        </table:table-row>
        <table:table-row table:style-name="ro1">
          <table:table-cell office:value-type="float" office:value="27957" calcext:value-type="float">
            <text:p>27957</text:p>
          </table:table-cell>
          <table:table-cell office:value-type="float" office:value="40875" calcext:value-type="float">
            <text:p>40875</text:p>
          </table:table-cell>
          <table:table-cell table:number-columns-repeated="1022"/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float" office:value="40876" calcext:value-type="float">
            <text:p>40876</text:p>
          </table:table-cell>
          <table:table-cell table:number-columns-repeated="1022"/>
        </table:table-row>
        <table:table-row table:style-name="ro1">
          <table:table-cell office:value-type="float" office:value="27922" calcext:value-type="float">
            <text:p>27922</text:p>
          </table:table-cell>
          <table:table-cell office:value-type="float" office:value="40877" calcext:value-type="float">
            <text:p>40877</text:p>
          </table:table-cell>
          <table:table-cell table:number-columns-repeated="1022"/>
        </table:table-row>
        <table:table-row table:style-name="ro1">
          <table:table-cell office:value-type="float" office:value="27916" calcext:value-type="float">
            <text:p>27916</text:p>
          </table:table-cell>
          <table:table-cell office:value-type="float" office:value="40878" calcext:value-type="float">
            <text:p>40878</text:p>
          </table:table-cell>
          <table:table-cell table:number-columns-repeated="1022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float" office:value="40879" calcext:value-type="float">
            <text:p>40879</text:p>
          </table:table-cell>
          <table:table-cell table:number-columns-repeated="1022"/>
        </table:table-row>
        <table:table-row table:style-name="ro1">
          <table:table-cell office:value-type="float" office:value="28051" calcext:value-type="float">
            <text:p>28051</text:p>
          </table:table-cell>
          <table:table-cell office:value-type="float" office:value="40880" calcext:value-type="float">
            <text:p>40880</text:p>
          </table:table-cell>
          <table:table-cell table:number-columns-repeated="1022"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float" office:value="40881" calcext:value-type="float">
            <text:p>40881</text:p>
          </table:table-cell>
          <table:table-cell table:number-columns-repeated="1022"/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float" office:value="40882" calcext:value-type="float">
            <text:p>40882</text:p>
          </table:table-cell>
          <table:table-cell table:number-columns-repeated="1022"/>
        </table:table-row>
        <table:table-row table:style-name="ro1">
          <table:table-cell office:value-type="float" office:value="28025" calcext:value-type="float">
            <text:p>28025</text:p>
          </table:table-cell>
          <table:table-cell office:value-type="float" office:value="40883" calcext:value-type="float">
            <text:p>40883</text:p>
          </table:table-cell>
          <table:table-cell table:number-columns-repeated="1022"/>
        </table:table-row>
        <table:table-row table:style-name="ro1">
          <table:table-cell office:value-type="float" office:value="27993" calcext:value-type="float">
            <text:p>27993</text:p>
          </table:table-cell>
          <table:table-cell office:value-type="float" office:value="40884" calcext:value-type="float">
            <text:p>40884</text:p>
          </table:table-cell>
          <table:table-cell table:number-columns-repeated="1022"/>
        </table:table-row>
        <table:table-row table:style-name="ro1">
          <table:table-cell office:value-type="float" office:value="28046" calcext:value-type="float">
            <text:p>28046</text:p>
          </table:table-cell>
          <table:table-cell office:value-type="float" office:value="40885" calcext:value-type="float">
            <text:p>40885</text:p>
          </table:table-cell>
          <table:table-cell table:number-columns-repeated="1022"/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float" office:value="40886" calcext:value-type="float">
            <text:p>40886</text:p>
          </table:table-cell>
          <table:table-cell table:number-columns-repeated="1022"/>
        </table:table-row>
        <table:table-row table:style-name="ro1">
          <table:table-cell office:value-type="float" office:value="28644" calcext:value-type="float">
            <text:p>28644</text:p>
          </table:table-cell>
          <table:table-cell office:value-type="float" office:value="40887" calcext:value-type="float">
            <text:p>40887</text:p>
          </table:table-cell>
          <table:table-cell table:number-columns-repeated="1022"/>
        </table:table-row>
        <table:table-row table:style-name="ro1">
          <table:table-cell office:value-type="float" office:value="28037" calcext:value-type="float">
            <text:p>28037</text:p>
          </table:table-cell>
          <table:table-cell office:value-type="float" office:value="40888" calcext:value-type="float">
            <text:p>40888</text:p>
          </table:table-cell>
          <table:table-cell table:number-columns-repeated="1022"/>
        </table:table-row>
        <table:table-row table:style-name="ro1">
          <table:table-cell office:value-type="float" office:value="28153" calcext:value-type="float">
            <text:p>28153</text:p>
          </table:table-cell>
          <table:table-cell office:value-type="float" office:value="40889" calcext:value-type="float">
            <text:p>40889</text:p>
          </table:table-cell>
          <table:table-cell table:number-columns-repeated="1022"/>
        </table:table-row>
        <table:table-row table:style-name="ro1">
          <table:table-cell office:value-type="float" office:value="28181" calcext:value-type="float">
            <text:p>28181</text:p>
          </table:table-cell>
          <table:table-cell office:value-type="float" office:value="40890" calcext:value-type="float">
            <text:p>40890</text:p>
          </table:table-cell>
          <table:table-cell table:number-columns-repeated="1022"/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float" office:value="40891" calcext:value-type="float">
            <text:p>40891</text:p>
          </table:table-cell>
          <table:table-cell table:number-columns-repeated="1022"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float" office:value="40892" calcext:value-type="float">
            <text:p>40892</text:p>
          </table:table-cell>
          <table:table-cell table:number-columns-repeated="1022"/>
        </table:table-row>
        <table:table-row table:style-name="ro1">
          <table:table-cell office:value-type="float" office:value="28103" calcext:value-type="float">
            <text:p>28103</text:p>
          </table:table-cell>
          <table:table-cell office:value-type="float" office:value="40893" calcext:value-type="float">
            <text:p>40893</text:p>
          </table:table-cell>
          <table:table-cell table:number-columns-repeated="1022"/>
        </table:table-row>
        <table:table-row table:style-name="ro1">
          <table:table-cell office:value-type="float" office:value="28134" calcext:value-type="float">
            <text:p>28134</text:p>
          </table:table-cell>
          <table:table-cell office:value-type="float" office:value="40894" calcext:value-type="float">
            <text:p>40894</text:p>
          </table:table-cell>
          <table:table-cell table:number-columns-repeated="1022"/>
        </table:table-row>
        <table:table-row table:style-name="ro1">
          <table:table-cell office:value-type="float" office:value="28088" calcext:value-type="float">
            <text:p>28088</text:p>
          </table:table-cell>
          <table:table-cell office:value-type="float" office:value="40895" calcext:value-type="float">
            <text:p>40895</text:p>
          </table:table-cell>
          <table:table-cell table:number-columns-repeated="1022"/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40896" calcext:value-type="float">
            <text:p>40896</text:p>
          </table:table-cell>
          <table:table-cell table:number-columns-repeated="1022"/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40897" calcext:value-type="float">
            <text:p>40897</text:p>
          </table:table-cell>
          <table:table-cell table:number-columns-repeated="1022"/>
        </table:table-row>
        <table:table-row table:style-name="ro1">
          <table:table-cell office:value-type="float" office:value="28126" calcext:value-type="float">
            <text:p>28126</text:p>
          </table:table-cell>
          <table:table-cell office:value-type="float" office:value="40898" calcext:value-type="float">
            <text:p>40898</text:p>
          </table:table-cell>
          <table:table-cell table:number-columns-repeated="1022"/>
        </table:table-row>
        <table:table-row table:style-name="ro1">
          <table:table-cell office:value-type="float" office:value="28108" calcext:value-type="float">
            <text:p>28108</text:p>
          </table:table-cell>
          <table:table-cell office:value-type="float" office:value="40899" calcext:value-type="float">
            <text:p>40899</text:p>
          </table:table-cell>
          <table:table-cell table:number-columns-repeated="1022"/>
        </table:table-row>
        <table:table-row table:style-name="ro1">
          <table:table-cell office:value-type="float" office:value="28136" calcext:value-type="float">
            <text:p>28136</text:p>
          </table:table-cell>
          <table:table-cell office:value-type="float" office:value="40900" calcext:value-type="float">
            <text:p>40900</text:p>
          </table:table-cell>
          <table:table-cell table:number-columns-repeated="1022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40901" calcext:value-type="float">
            <text:p>40901</text:p>
          </table:table-cell>
          <table:table-cell table:number-columns-repeated="1022"/>
        </table:table-row>
        <table:table-row table:style-name="ro1">
          <table:table-cell office:value-type="float" office:value="28101" calcext:value-type="float">
            <text:p>28101</text:p>
          </table:table-cell>
          <table:table-cell office:value-type="float" office:value="40902" calcext:value-type="float">
            <text:p>40902</text:p>
          </table:table-cell>
          <table:table-cell table:number-columns-repeated="1022"/>
        </table:table-row>
        <table:table-row table:style-name="ro1">
          <table:table-cell office:value-type="float" office:value="28154" calcext:value-type="float">
            <text:p>28154</text:p>
          </table:table-cell>
          <table:table-cell office:value-type="float" office:value="40903" calcext:value-type="float">
            <text:p>40903</text:p>
          </table:table-cell>
          <table:table-cell table:number-columns-repeated="1022"/>
        </table:table-row>
        <table:table-row table:style-name="ro1">
          <table:table-cell office:value-type="float" office:value="28121" calcext:value-type="float">
            <text:p>28121</text:p>
          </table:table-cell>
          <table:table-cell office:value-type="float" office:value="40904" calcext:value-type="float">
            <text:p>40904</text:p>
          </table:table-cell>
          <table:table-cell table:number-columns-repeated="1022"/>
        </table:table-row>
        <table:table-row table:style-name="ro1">
          <table:table-cell office:value-type="float" office:value="28132" calcext:value-type="float">
            <text:p>28132</text:p>
          </table:table-cell>
          <table:table-cell office:value-type="float" office:value="40905" calcext:value-type="float">
            <text:p>40905</text:p>
          </table:table-cell>
          <table:table-cell table:number-columns-repeated="1022"/>
        </table:table-row>
        <table:table-row table:style-name="ro1">
          <table:table-cell office:value-type="float" office:value="28117" calcext:value-type="float">
            <text:p>28117</text:p>
          </table:table-cell>
          <table:table-cell office:value-type="float" office:value="40906" calcext:value-type="float">
            <text:p>40906</text:p>
          </table:table-cell>
          <table:table-cell table:number-columns-repeated="1022"/>
        </table:table-row>
        <table:table-row table:style-name="ro1">
          <table:table-cell office:value-type="float" office:value="28138" calcext:value-type="float">
            <text:p>28138</text:p>
          </table:table-cell>
          <table:table-cell office:value-type="float" office:value="40907" calcext:value-type="float">
            <text:p>40907</text:p>
          </table:table-cell>
          <table:table-cell table:number-columns-repeated="1022"/>
        </table:table-row>
        <table:table-row table:style-name="ro1">
          <table:table-cell office:value-type="float" office:value="28142" calcext:value-type="float">
            <text:p>28142</text:p>
          </table:table-cell>
          <table:table-cell office:value-type="float" office:value="40908" calcext:value-type="float">
            <text:p>40908</text:p>
          </table:table-cell>
          <table:table-cell table:number-columns-repeated="1022"/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40909" calcext:value-type="float">
            <text:p>40909</text:p>
          </table:table-cell>
          <table:table-cell table:number-columns-repeated="1022"/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float" office:value="40910" calcext:value-type="float">
            <text:p>40910</text:p>
          </table:table-cell>
          <table:table-cell table:number-columns-repeated="1022"/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float" office:value="40911" calcext:value-type="float">
            <text:p>40911</text:p>
          </table:table-cell>
          <table:table-cell table:number-columns-repeated="1022"/>
        </table:table-row>
        <table:table-row table:style-name="ro1">
          <table:table-cell office:value-type="float" office:value="28185" calcext:value-type="float">
            <text:p>28185</text:p>
          </table:table-cell>
          <table:table-cell office:value-type="float" office:value="40912" calcext:value-type="float">
            <text:p>40912</text:p>
          </table:table-cell>
          <table:table-cell table:number-columns-repeated="1022"/>
        </table:table-row>
        <table:table-row table:style-name="ro1">
          <table:table-cell office:value-type="float" office:value="28274" calcext:value-type="float">
            <text:p>28274</text:p>
          </table:table-cell>
          <table:table-cell office:value-type="float" office:value="40913" calcext:value-type="float">
            <text:p>40913</text:p>
          </table:table-cell>
          <table:table-cell table:number-columns-repeated="1022"/>
        </table:table-row>
        <table:table-row table:style-name="ro1">
          <table:table-cell office:value-type="float" office:value="28255" calcext:value-type="float">
            <text:p>28255</text:p>
          </table:table-cell>
          <table:table-cell office:value-type="float" office:value="40914" calcext:value-type="float">
            <text:p>40914</text:p>
          </table:table-cell>
          <table:table-cell table:number-columns-repeated="1022"/>
        </table:table-row>
        <table:table-row table:style-name="ro1">
          <table:table-cell office:value-type="float" office:value="28222" calcext:value-type="float">
            <text:p>28222</text:p>
          </table:table-cell>
          <table:table-cell office:value-type="float" office:value="40915" calcext:value-type="float">
            <text:p>40915</text:p>
          </table:table-cell>
          <table:table-cell table:number-columns-repeated="1022"/>
        </table:table-row>
        <table:table-row table:style-name="ro1">
          <table:table-cell office:value-type="float" office:value="28195" calcext:value-type="float">
            <text:p>28195</text:p>
          </table:table-cell>
          <table:table-cell office:value-type="float" office:value="40916" calcext:value-type="float">
            <text:p>40916</text:p>
          </table:table-cell>
          <table:table-cell table:number-columns-repeated="1022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40917" calcext:value-type="float">
            <text:p>40917</text:p>
          </table:table-cell>
          <table:table-cell table:number-columns-repeated="1022"/>
        </table:table-row>
        <table:table-row table:style-name="ro1">
          <table:table-cell office:value-type="float" office:value="28203" calcext:value-type="float">
            <text:p>28203</text:p>
          </table:table-cell>
          <table:table-cell office:value-type="float" office:value="40918" calcext:value-type="float">
            <text:p>40918</text:p>
          </table:table-cell>
          <table:table-cell table:number-columns-repeated="1022"/>
        </table:table-row>
        <table:table-row table:style-name="ro1">
          <table:table-cell office:value-type="float" office:value="28278" calcext:value-type="float">
            <text:p>28278</text:p>
          </table:table-cell>
          <table:table-cell office:value-type="float" office:value="40919" calcext:value-type="float">
            <text:p>40919</text:p>
          </table:table-cell>
          <table:table-cell table:number-columns-repeated="1022"/>
        </table:table-row>
        <table:table-row table:style-name="ro1">
          <table:table-cell office:value-type="float" office:value="28237" calcext:value-type="float">
            <text:p>28237</text:p>
          </table:table-cell>
          <table:table-cell office:value-type="float" office:value="40920" calcext:value-type="float">
            <text:p>40920</text:p>
          </table:table-cell>
          <table:table-cell table:number-columns-repeated="1022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40921" calcext:value-type="float">
            <text:p>40921</text:p>
          </table:table-cell>
          <table:table-cell table:number-columns-repeated="1022"/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40922" calcext:value-type="float">
            <text:p>40922</text:p>
          </table:table-cell>
          <table:table-cell table:number-columns-repeated="1022"/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40923" calcext:value-type="float">
            <text:p>40923</text:p>
          </table:table-cell>
          <table:table-cell table:number-columns-repeated="1022"/>
        </table:table-row>
        <table:table-row table:style-name="ro1">
          <table:table-cell office:value-type="float" office:value="28238" calcext:value-type="float">
            <text:p>28238</text:p>
          </table:table-cell>
          <table:table-cell office:value-type="float" office:value="40924" calcext:value-type="float">
            <text:p>40924</text:p>
          </table:table-cell>
          <table:table-cell table:number-columns-repeated="1022"/>
        </table:table-row>
        <table:table-row table:style-name="ro1">
          <table:table-cell office:value-type="float" office:value="28196" calcext:value-type="float">
            <text:p>28196</text:p>
          </table:table-cell>
          <table:table-cell office:value-type="float" office:value="40925" calcext:value-type="float">
            <text:p>40925</text:p>
          </table:table-cell>
          <table:table-cell table:number-columns-repeated="1022"/>
        </table:table-row>
        <table:table-row table:style-name="ro1">
          <table:table-cell office:value-type="float" office:value="28415" calcext:value-type="float">
            <text:p>28415</text:p>
          </table:table-cell>
          <table:table-cell office:value-type="float" office:value="40926" calcext:value-type="float">
            <text:p>40926</text:p>
          </table:table-cell>
          <table:table-cell table:number-columns-repeated="1022"/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float" office:value="40927" calcext:value-type="float">
            <text:p>40927</text:p>
          </table:table-cell>
          <table:table-cell table:number-columns-repeated="1022"/>
        </table:table-row>
        <table:table-row table:style-name="ro1">
          <table:table-cell office:value-type="float" office:value="28216" calcext:value-type="float">
            <text:p>28216</text:p>
          </table:table-cell>
          <table:table-cell office:value-type="float" office:value="40928" calcext:value-type="float">
            <text:p>40928</text:p>
          </table:table-cell>
          <table:table-cell table:number-columns-repeated="1022"/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40929" calcext:value-type="float">
            <text:p>40929</text:p>
          </table:table-cell>
          <table:table-cell table:number-columns-repeated="1022"/>
        </table:table-row>
        <table:table-row table:style-name="ro1">
          <table:table-cell office:value-type="float" office:value="28330" calcext:value-type="float">
            <text:p>28330</text:p>
          </table:table-cell>
          <table:table-cell office:value-type="float" office:value="40930" calcext:value-type="float">
            <text:p>40930</text:p>
          </table:table-cell>
          <table:table-cell table:number-columns-repeated="1022"/>
        </table:table-row>
        <table:table-row table:style-name="ro1">
          <table:table-cell office:value-type="float" office:value="28312" calcext:value-type="float">
            <text:p>28312</text:p>
          </table:table-cell>
          <table:table-cell office:value-type="float" office:value="40931" calcext:value-type="float">
            <text:p>40931</text:p>
          </table:table-cell>
          <table:table-cell table:number-columns-repeated="1022"/>
        </table:table-row>
        <table:table-row table:style-name="ro1">
          <table:table-cell office:value-type="float" office:value="28361" calcext:value-type="float">
            <text:p>28361</text:p>
          </table:table-cell>
          <table:table-cell office:value-type="float" office:value="40932" calcext:value-type="float">
            <text:p>40932</text:p>
          </table:table-cell>
          <table:table-cell table:number-columns-repeated="1022"/>
        </table:table-row>
        <table:table-row table:style-name="ro1">
          <table:table-cell office:value-type="float" office:value="28343" calcext:value-type="float">
            <text:p>28343</text:p>
          </table:table-cell>
          <table:table-cell office:value-type="float" office:value="40933" calcext:value-type="float">
            <text:p>40933</text:p>
          </table:table-cell>
          <table:table-cell table:number-columns-repeated="1022"/>
        </table:table-row>
        <table:table-row table:style-name="ro1">
          <table:table-cell office:value-type="float" office:value="28371" calcext:value-type="float">
            <text:p>28371</text:p>
          </table:table-cell>
          <table:table-cell office:value-type="float" office:value="40934" calcext:value-type="float">
            <text:p>40934</text:p>
          </table:table-cell>
          <table:table-cell table:number-columns-repeated="1022"/>
        </table:table-row>
        <table:table-row table:style-name="ro1">
          <table:table-cell office:value-type="float" office:value="28349" calcext:value-type="float">
            <text:p>28349</text:p>
          </table:table-cell>
          <table:table-cell office:value-type="float" office:value="40935" calcext:value-type="float">
            <text:p>40935</text:p>
          </table:table-cell>
          <table:table-cell table:number-columns-repeated="1022"/>
        </table:table-row>
        <table:table-row table:style-name="ro1">
          <table:table-cell office:value-type="float" office:value="28335" calcext:value-type="float">
            <text:p>28335</text:p>
          </table:table-cell>
          <table:table-cell office:value-type="float" office:value="40936" calcext:value-type="float">
            <text:p>40936</text:p>
          </table:table-cell>
          <table:table-cell table:number-columns-repeated="1022"/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float" office:value="40937" calcext:value-type="float">
            <text:p>40937</text:p>
          </table:table-cell>
          <table:table-cell table:number-columns-repeated="1022"/>
        </table:table-row>
        <table:table-row table:style-name="ro1">
          <table:table-cell office:value-type="float" office:value="28338" calcext:value-type="float">
            <text:p>28338</text:p>
          </table:table-cell>
          <table:table-cell office:value-type="float" office:value="40938" calcext:value-type="float">
            <text:p>40938</text:p>
          </table:table-cell>
          <table:table-cell table:number-columns-repeated="1022"/>
        </table:table-row>
        <table:table-row table:style-name="ro1">
          <table:table-cell office:value-type="float" office:value="28372" calcext:value-type="float">
            <text:p>28372</text:p>
          </table:table-cell>
          <table:table-cell office:value-type="float" office:value="40939" calcext:value-type="float">
            <text:p>40939</text:p>
          </table:table-cell>
          <table:table-cell table:number-columns-repeated="1022"/>
        </table:table-row>
        <table:table-row table:style-name="ro1">
          <table:table-cell office:value-type="float" office:value="28373" calcext:value-type="float">
            <text:p>28373</text:p>
          </table:table-cell>
          <table:table-cell office:value-type="float" office:value="40940" calcext:value-type="float">
            <text:p>40940</text:p>
          </table:table-cell>
          <table:table-cell table:number-columns-repeated="1022"/>
        </table:table-row>
        <table:table-row table:style-name="ro1">
          <table:table-cell office:value-type="float" office:value="28303" calcext:value-type="float">
            <text:p>28303</text:p>
          </table:table-cell>
          <table:table-cell office:value-type="float" office:value="40941" calcext:value-type="float">
            <text:p>40941</text:p>
          </table:table-cell>
          <table:table-cell table:number-columns-repeated="1022"/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float" office:value="40942" calcext:value-type="float">
            <text:p>40942</text:p>
          </table:table-cell>
          <table:table-cell table:number-columns-repeated="1022"/>
        </table:table-row>
        <table:table-row table:style-name="ro1">
          <table:table-cell office:value-type="float" office:value="28354" calcext:value-type="float">
            <text:p>28354</text:p>
          </table:table-cell>
          <table:table-cell office:value-type="float" office:value="40943" calcext:value-type="float">
            <text:p>40943</text:p>
          </table:table-cell>
          <table:table-cell table:number-columns-repeated="1022"/>
        </table:table-row>
        <table:table-row table:style-name="ro1">
          <table:table-cell office:value-type="float" office:value="28319" calcext:value-type="float">
            <text:p>28319</text:p>
          </table:table-cell>
          <table:table-cell office:value-type="float" office:value="40944" calcext:value-type="float">
            <text:p>40944</text:p>
          </table:table-cell>
          <table:table-cell table:number-columns-repeated="1022"/>
        </table:table-row>
        <table:table-row table:style-name="ro1">
          <table:table-cell office:value-type="float" office:value="28481" calcext:value-type="float">
            <text:p>28481</text:p>
          </table:table-cell>
          <table:table-cell office:value-type="float" office:value="40945" calcext:value-type="float">
            <text:p>40945</text:p>
          </table:table-cell>
          <table:table-cell table:number-columns-repeated="1022"/>
        </table:table-row>
        <table:table-row table:style-name="ro1">
          <table:table-cell office:value-type="float" office:value="28433" calcext:value-type="float">
            <text:p>28433</text:p>
          </table:table-cell>
          <table:table-cell office:value-type="float" office:value="40946" calcext:value-type="float">
            <text:p>40946</text:p>
          </table:table-cell>
          <table:table-cell table:number-columns-repeated="1022"/>
        </table:table-row>
        <table:table-row table:style-name="ro1">
          <table:table-cell office:value-type="float" office:value="28748" calcext:value-type="float">
            <text:p>28748</text:p>
          </table:table-cell>
          <table:table-cell office:value-type="float" office:value="40947" calcext:value-type="float">
            <text:p>40947</text:p>
          </table:table-cell>
          <table:table-cell table:number-columns-repeated="1022"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float" office:value="40948" calcext:value-type="float">
            <text:p>40948</text:p>
          </table:table-cell>
          <table:table-cell table:number-columns-repeated="1022"/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40949" calcext:value-type="float">
            <text:p>40949</text:p>
          </table:table-cell>
          <table:table-cell table:number-columns-repeated="1022"/>
        </table:table-row>
        <table:table-row table:style-name="ro1">
          <table:table-cell office:value-type="float" office:value="28414" calcext:value-type="float">
            <text:p>28414</text:p>
          </table:table-cell>
          <table:table-cell office:value-type="float" office:value="40950" calcext:value-type="float">
            <text:p>40950</text:p>
          </table:table-cell>
          <table:table-cell table:number-columns-repeated="1022"/>
        </table:table-row>
        <table:table-row table:style-name="ro1">
          <table:table-cell office:value-type="float" office:value="28479" calcext:value-type="float">
            <text:p>28479</text:p>
          </table:table-cell>
          <table:table-cell office:value-type="float" office:value="40951" calcext:value-type="float">
            <text:p>40951</text:p>
          </table:table-cell>
          <table:table-cell table:number-columns-repeated="1022"/>
        </table:table-row>
        <table:table-row table:style-name="ro1">
          <table:table-cell office:value-type="float" office:value="28402" calcext:value-type="float">
            <text:p>28402</text:p>
          </table:table-cell>
          <table:table-cell office:value-type="float" office:value="40952" calcext:value-type="float">
            <text:p>40952</text:p>
          </table:table-cell>
          <table:table-cell table:number-columns-repeated="1022"/>
        </table:table-row>
        <table:table-row table:style-name="ro1">
          <table:table-cell office:value-type="float" office:value="28465" calcext:value-type="float">
            <text:p>28465</text:p>
          </table:table-cell>
          <table:table-cell office:value-type="float" office:value="40953" calcext:value-type="float">
            <text:p>40953</text:p>
          </table:table-cell>
          <table:table-cell table:number-columns-repeated="1022"/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40954" calcext:value-type="float">
            <text:p>40954</text:p>
          </table:table-cell>
          <table:table-cell table:number-columns-repeated="1022"/>
        </table:table-row>
        <table:table-row table:style-name="ro1">
          <table:table-cell office:value-type="float" office:value="28466" calcext:value-type="float">
            <text:p>28466</text:p>
          </table:table-cell>
          <table:table-cell office:value-type="float" office:value="40955" calcext:value-type="float">
            <text:p>40955</text:p>
          </table:table-cell>
          <table:table-cell table:number-columns-repeated="1022"/>
        </table:table-row>
        <table:table-row table:style-name="ro1">
          <table:table-cell office:value-type="float" office:value="28364" calcext:value-type="float">
            <text:p>28364</text:p>
          </table:table-cell>
          <table:table-cell office:value-type="float" office:value="40956" calcext:value-type="float">
            <text:p>40956</text:p>
          </table:table-cell>
          <table:table-cell table:number-columns-repeated="1022"/>
        </table:table-row>
        <table:table-row table:style-name="ro1">
          <table:table-cell office:value-type="float" office:value="28478" calcext:value-type="float">
            <text:p>28478</text:p>
          </table:table-cell>
          <table:table-cell office:value-type="float" office:value="57408" calcext:value-type="float">
            <text:p>57408</text:p>
          </table:table-cell>
          <table:table-cell table:number-columns-repeated="1022"/>
        </table:table-row>
        <table:table-row table:style-name="ro1">
          <table:table-cell office:value-type="float" office:value="28435" calcext:value-type="float">
            <text:p>28435</text:p>
          </table:table-cell>
          <table:table-cell office:value-type="float" office:value="57409" calcext:value-type="float">
            <text:p>57409</text:p>
          </table:table-cell>
          <table:table-cell table:number-columns-repeated="1022"/>
        </table:table-row>
        <table:table-row table:style-name="ro1">
          <table:table-cell office:value-type="float" office:value="28407" calcext:value-type="float">
            <text:p>28407</text:p>
          </table:table-cell>
          <table:table-cell office:value-type="float" office:value="57410" calcext:value-type="float">
            <text:p>57410</text:p>
          </table:table-cell>
          <table:table-cell table:number-columns-repeated="1022"/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57411" calcext:value-type="float">
            <text:p>57411</text:p>
          </table:table-cell>
          <table:table-cell table:number-columns-repeated="1022"/>
        </table:table-row>
        <table:table-row table:style-name="ro1">
          <table:table-cell office:value-type="float" office:value="28538" calcext:value-type="float">
            <text:p>28538</text:p>
          </table:table-cell>
          <table:table-cell office:value-type="float" office:value="57412" calcext:value-type="float">
            <text:p>57412</text:p>
          </table:table-cell>
          <table:table-cell table:number-columns-repeated="1022"/>
        </table:table-row>
        <table:table-row table:style-name="ro1">
          <table:table-cell office:value-type="float" office:value="28536" calcext:value-type="float">
            <text:p>28536</text:p>
          </table:table-cell>
          <table:table-cell office:value-type="float" office:value="57413" calcext:value-type="float">
            <text:p>57413</text:p>
          </table:table-cell>
          <table:table-cell table:number-columns-repeated="1022"/>
        </table:table-row>
        <table:table-row table:style-name="ro1">
          <table:table-cell office:value-type="float" office:value="28545" calcext:value-type="float">
            <text:p>28545</text:p>
          </table:table-cell>
          <table:table-cell office:value-type="float" office:value="57414" calcext:value-type="float">
            <text:p>57414</text:p>
          </table:table-cell>
          <table:table-cell table:number-columns-repeated="1022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float" office:value="57415" calcext:value-type="float">
            <text:p>57415</text:p>
          </table:table-cell>
          <table:table-cell table:number-columns-repeated="1022"/>
        </table:table-row>
        <table:table-row table:style-name="ro1">
          <table:table-cell office:value-type="float" office:value="28527" calcext:value-type="float">
            <text:p>28527</text:p>
          </table:table-cell>
          <table:table-cell office:value-type="float" office:value="57416" calcext:value-type="float">
            <text:p>57416</text:p>
          </table:table-cell>
          <table:table-cell table:number-columns-repeated="1022"/>
        </table:table-row>
        <table:table-row table:style-name="ro1">
          <table:table-cell office:value-type="float" office:value="28507" calcext:value-type="float">
            <text:p>28507</text:p>
          </table:table-cell>
          <table:table-cell office:value-type="float" office:value="57417" calcext:value-type="float">
            <text:p>57417</text:p>
          </table:table-cell>
          <table:table-cell table:number-columns-repeated="1022"/>
        </table:table-row>
        <table:table-row table:style-name="ro1">
          <table:table-cell office:value-type="float" office:value="28659" calcext:value-type="float">
            <text:p>28659</text:p>
          </table:table-cell>
          <table:table-cell office:value-type="float" office:value="57418" calcext:value-type="float">
            <text:p>57418</text:p>
          </table:table-cell>
          <table:table-cell table:number-columns-repeated="1022"/>
        </table:table-row>
        <table:table-row table:style-name="ro1">
          <table:table-cell office:value-type="float" office:value="28525" calcext:value-type="float">
            <text:p>28525</text:p>
          </table:table-cell>
          <table:table-cell office:value-type="float" office:value="57419" calcext:value-type="float">
            <text:p>57419</text:p>
          </table:table-cell>
          <table:table-cell table:number-columns-repeated="1022"/>
        </table:table-row>
        <table:table-row table:style-name="ro1">
          <table:table-cell office:value-type="float" office:value="28546" calcext:value-type="float">
            <text:p>28546</text:p>
          </table:table-cell>
          <table:table-cell office:value-type="float" office:value="57420" calcext:value-type="float">
            <text:p>57420</text:p>
          </table:table-cell>
          <table:table-cell table:number-columns-repeated="1022"/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float" office:value="57421" calcext:value-type="float">
            <text:p>57421</text:p>
          </table:table-cell>
          <table:table-cell table:number-columns-repeated="1022"/>
        </table:table-row>
        <table:table-row table:style-name="ro1">
          <table:table-cell office:value-type="float" office:value="28504" calcext:value-type="float">
            <text:p>28504</text:p>
          </table:table-cell>
          <table:table-cell office:value-type="float" office:value="57422" calcext:value-type="float">
            <text:p>57422</text:p>
          </table:table-cell>
          <table:table-cell table:number-columns-repeated="1022"/>
        </table:table-row>
        <table:table-row table:style-name="ro1">
          <table:table-cell office:value-type="float" office:value="28558" calcext:value-type="float">
            <text:p>28558</text:p>
          </table:table-cell>
          <table:table-cell office:value-type="float" office:value="57423" calcext:value-type="float">
            <text:p>57423</text:p>
          </table:table-cell>
          <table:table-cell table:number-columns-repeated="1022"/>
        </table:table-row>
        <table:table-row table:style-name="ro1">
          <table:table-cell office:value-type="float" office:value="28561" calcext:value-type="float">
            <text:p>28561</text:p>
          </table:table-cell>
          <table:table-cell office:value-type="float" office:value="57424" calcext:value-type="float">
            <text:p>57424</text:p>
          </table:table-cell>
          <table:table-cell table:number-columns-repeated="1022"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57425" calcext:value-type="float">
            <text:p>57425</text:p>
          </table:table-cell>
          <table:table-cell table:number-columns-repeated="1022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float" office:value="57426" calcext:value-type="float">
            <text:p>57426</text:p>
          </table:table-cell>
          <table:table-cell table:number-columns-repeated="1022"/>
        </table:table-row>
        <table:table-row table:style-name="ro1">
          <table:table-cell office:value-type="float" office:value="28595" calcext:value-type="float">
            <text:p>28595</text:p>
          </table:table-cell>
          <table:table-cell office:value-type="float" office:value="57427" calcext:value-type="float">
            <text:p>57427</text:p>
          </table:table-cell>
          <table:table-cell table:number-columns-repeated="1022"/>
        </table:table-row>
        <table:table-row table:style-name="ro1">
          <table:table-cell office:value-type="float" office:value="28579" calcext:value-type="float">
            <text:p>28579</text:p>
          </table:table-cell>
          <table:table-cell office:value-type="float" office:value="57428" calcext:value-type="float">
            <text:p>57428</text:p>
          </table:table-cell>
          <table:table-cell table:number-columns-repeated="1022"/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float" office:value="57429" calcext:value-type="float">
            <text:p>57429</text:p>
          </table:table-cell>
          <table:table-cell table:number-columns-repeated="1022"/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57430" calcext:value-type="float">
            <text:p>57430</text:p>
          </table:table-cell>
          <table:table-cell table:number-columns-repeated="1022"/>
        </table:table-row>
        <table:table-row table:style-name="ro1">
          <table:table-cell office:value-type="float" office:value="28601" calcext:value-type="float">
            <text:p>28601</text:p>
          </table:table-cell>
          <table:table-cell office:value-type="float" office:value="57431" calcext:value-type="float">
            <text:p>57431</text:p>
          </table:table-cell>
          <table:table-cell table:number-columns-repeated="1022"/>
        </table:table-row>
        <table:table-row table:style-name="ro1">
          <table:table-cell office:value-type="float" office:value="28614" calcext:value-type="float">
            <text:p>28614</text:p>
          </table:table-cell>
          <table:table-cell office:value-type="float" office:value="57432" calcext:value-type="float">
            <text:p>57432</text:p>
          </table:table-cell>
          <table:table-cell table:number-columns-repeated="1022"/>
        </table:table-row>
        <table:table-row table:style-name="ro1">
          <table:table-cell office:value-type="float" office:value="28586" calcext:value-type="float">
            <text:p>28586</text:p>
          </table:table-cell>
          <table:table-cell office:value-type="float" office:value="57433" calcext:value-type="float">
            <text:p>57433</text:p>
          </table:table-cell>
          <table:table-cell table:number-columns-repeated="1022"/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float" office:value="57434" calcext:value-type="float">
            <text:p>57434</text:p>
          </table:table-cell>
          <table:table-cell table:number-columns-repeated="1022"/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float" office:value="57435" calcext:value-type="float">
            <text:p>57435</text:p>
          </table:table-cell>
          <table:table-cell table:number-columns-repeated="1022"/>
        </table:table-row>
        <table:table-row table:style-name="ro1">
          <table:table-cell office:value-type="float" office:value="28652" calcext:value-type="float">
            <text:p>28652</text:p>
          </table:table-cell>
          <table:table-cell office:value-type="float" office:value="57436" calcext:value-type="float">
            <text:p>57436</text:p>
          </table:table-cell>
          <table:table-cell table:number-columns-repeated="1022"/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57437" calcext:value-type="float">
            <text:p>57437</text:p>
          </table:table-cell>
          <table:table-cell table:number-columns-repeated="1022"/>
        </table:table-row>
        <table:table-row table:style-name="ro1">
          <table:table-cell office:value-type="float" office:value="28632" calcext:value-type="float">
            <text:p>28632</text:p>
          </table:table-cell>
          <table:table-cell office:value-type="float" office:value="57438" calcext:value-type="float">
            <text:p>57438</text:p>
          </table:table-cell>
          <table:table-cell table:number-columns-repeated="1022"/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57439" calcext:value-type="float">
            <text:p>57439</text:p>
          </table:table-cell>
          <table:table-cell table:number-columns-repeated="1022"/>
        </table:table-row>
        <table:table-row table:style-name="ro1">
          <table:table-cell office:value-type="float" office:value="28654" calcext:value-type="float">
            <text:p>28654</text:p>
          </table:table-cell>
          <table:table-cell office:value-type="float" office:value="57440" calcext:value-type="float">
            <text:p>57440</text:p>
          </table:table-cell>
          <table:table-cell table:number-columns-repeated="1022"/>
        </table:table-row>
        <table:table-row table:style-name="ro1">
          <table:table-cell office:value-type="float" office:value="28635" calcext:value-type="float">
            <text:p>28635</text:p>
          </table:table-cell>
          <table:table-cell office:value-type="float" office:value="57441" calcext:value-type="float">
            <text:p>57441</text:p>
          </table:table-cell>
          <table:table-cell table:number-columns-repeated="1022"/>
        </table:table-row>
        <table:table-row table:style-name="ro1">
          <table:table-cell office:value-type="float" office:value="28681" calcext:value-type="float">
            <text:p>28681</text:p>
          </table:table-cell>
          <table:table-cell office:value-type="float" office:value="57442" calcext:value-type="float">
            <text:p>57442</text:p>
          </table:table-cell>
          <table:table-cell table:number-columns-repeated="1022"/>
        </table:table-row>
        <table:table-row table:style-name="ro1">
          <table:table-cell office:value-type="float" office:value="28683" calcext:value-type="float">
            <text:p>28683</text:p>
          </table:table-cell>
          <table:table-cell office:value-type="float" office:value="57443" calcext:value-type="float">
            <text:p>57443</text:p>
          </table:table-cell>
          <table:table-cell table:number-columns-repeated="1022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444" calcext:value-type="float">
            <text:p>57444</text:p>
          </table:table-cell>
          <table:table-cell table:number-columns-repeated="1022"/>
        </table:table-row>
        <table:table-row table:style-name="ro1">
          <table:table-cell office:value-type="float" office:value="28689" calcext:value-type="float">
            <text:p>28689</text:p>
          </table:table-cell>
          <table:table-cell office:value-type="float" office:value="57445" calcext:value-type="float">
            <text:p>57445</text:p>
          </table:table-cell>
          <table:table-cell table:number-columns-repeated="1022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float" office:value="57446" calcext:value-type="float">
            <text:p>57446</text:p>
          </table:table-cell>
          <table:table-cell table:number-columns-repeated="1022"/>
        </table:table-row>
        <table:table-row table:style-name="ro1">
          <table:table-cell office:value-type="float" office:value="28687" calcext:value-type="float">
            <text:p>28687</text:p>
          </table:table-cell>
          <table:table-cell office:value-type="float" office:value="57447" calcext:value-type="float">
            <text:p>57447</text:p>
          </table:table-cell>
          <table:table-cell table:number-columns-repeated="1022"/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float" office:value="57448" calcext:value-type="float">
            <text:p>57448</text:p>
          </table:table-cell>
          <table:table-cell table:number-columns-repeated="1022"/>
        </table:table-row>
        <table:table-row table:style-name="ro1">
          <table:table-cell office:value-type="float" office:value="28699" calcext:value-type="float">
            <text:p>28699</text:p>
          </table:table-cell>
          <table:table-cell office:value-type="float" office:value="57449" calcext:value-type="float">
            <text:p>57449</text:p>
          </table:table-cell>
          <table:table-cell table:number-columns-repeated="1022"/>
        </table:table-row>
        <table:table-row table:style-name="ro1">
          <table:table-cell office:value-type="float" office:value="28698" calcext:value-type="float">
            <text:p>28698</text:p>
          </table:table-cell>
          <table:table-cell office:value-type="float" office:value="57450" calcext:value-type="float">
            <text:p>57450</text:p>
          </table:table-cell>
          <table:table-cell table:number-columns-repeated="1022"/>
        </table:table-row>
        <table:table-row table:style-name="ro1">
          <table:table-cell office:value-type="float" office:value="28532" calcext:value-type="float">
            <text:p>28532</text:p>
          </table:table-cell>
          <table:table-cell office:value-type="float" office:value="57451" calcext:value-type="float">
            <text:p>57451</text:p>
          </table:table-cell>
          <table:table-cell table:number-columns-repeated="1022"/>
        </table:table-row>
        <table:table-row table:style-name="ro1">
          <table:table-cell office:value-type="float" office:value="28701" calcext:value-type="float">
            <text:p>28701</text:p>
          </table:table-cell>
          <table:table-cell office:value-type="float" office:value="57452" calcext:value-type="float">
            <text:p>57452</text:p>
          </table:table-cell>
          <table:table-cell table:number-columns-repeated="1022"/>
        </table:table-row>
        <table:table-row table:style-name="ro1">
          <table:table-cell office:value-type="float" office:value="28696" calcext:value-type="float">
            <text:p>28696</text:p>
          </table:table-cell>
          <table:table-cell office:value-type="float" office:value="57453" calcext:value-type="float">
            <text:p>57453</text:p>
          </table:table-cell>
          <table:table-cell table:number-columns-repeated="1022"/>
        </table:table-row>
        <table:table-row table:style-name="ro1">
          <table:table-cell office:value-type="float" office:value="28703" calcext:value-type="float">
            <text:p>28703</text:p>
          </table:table-cell>
          <table:table-cell office:value-type="float" office:value="57454" calcext:value-type="float">
            <text:p>57454</text:p>
          </table:table-cell>
          <table:table-cell table:number-columns-repeated="1022"/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57455" calcext:value-type="float">
            <text:p>57455</text:p>
          </table:table-cell>
          <table:table-cell table:number-columns-repeated="1022"/>
        </table:table-row>
        <table:table-row table:style-name="ro1">
          <table:table-cell office:value-type="float" office:value="28734" calcext:value-type="float">
            <text:p>28734</text:p>
          </table:table-cell>
          <table:table-cell office:value-type="float" office:value="57456" calcext:value-type="float">
            <text:p>57456</text:p>
          </table:table-cell>
          <table:table-cell table:number-columns-repeated="1022"/>
        </table:table-row>
        <table:table-row table:style-name="ro1">
          <table:table-cell office:value-type="float" office:value="28722" calcext:value-type="float">
            <text:p>28722</text:p>
          </table:table-cell>
          <table:table-cell office:value-type="float" office:value="57457" calcext:value-type="float">
            <text:p>57457</text:p>
          </table:table-cell>
          <table:table-cell table:number-columns-repeated="1022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float" office:value="57458" calcext:value-type="float">
            <text:p>57458</text:p>
          </table:table-cell>
          <table:table-cell table:number-columns-repeated="1022"/>
        </table:table-row>
        <table:table-row table:style-name="ro1">
          <table:table-cell office:value-type="float" office:value="28771" calcext:value-type="float">
            <text:p>28771</text:p>
          </table:table-cell>
          <table:table-cell office:value-type="float" office:value="57459" calcext:value-type="float">
            <text:p>57459</text:p>
          </table:table-cell>
          <table:table-cell table:number-columns-repeated="1022"/>
        </table:table-row>
        <table:table-row table:style-name="ro1">
          <table:table-cell office:value-type="float" office:value="28825" calcext:value-type="float">
            <text:p>28825</text:p>
          </table:table-cell>
          <table:table-cell office:value-type="float" office:value="57460" calcext:value-type="float">
            <text:p>57460</text:p>
          </table:table-cell>
          <table:table-cell table:number-columns-repeated="1022"/>
        </table:table-row>
        <table:table-row table:style-name="ro1">
          <table:table-cell office:value-type="float" office:value="28818" calcext:value-type="float">
            <text:p>28818</text:p>
          </table:table-cell>
          <table:table-cell office:value-type="float" office:value="57461" calcext:value-type="float">
            <text:p>57461</text:p>
          </table:table-cell>
          <table:table-cell table:number-columns-repeated="1022"/>
        </table:table-row>
        <table:table-row table:style-name="ro1">
          <table:table-cell office:value-type="float" office:value="28847" calcext:value-type="float">
            <text:p>28847</text:p>
          </table:table-cell>
          <table:table-cell office:value-type="float" office:value="57462" calcext:value-type="float">
            <text:p>57462</text:p>
          </table:table-cell>
          <table:table-cell table:number-columns-repeated="1022"/>
        </table:table-row>
        <table:table-row table:style-name="ro1">
          <table:table-cell office:value-type="float" office:value="28913" calcext:value-type="float">
            <text:p>28913</text:p>
          </table:table-cell>
          <table:table-cell office:value-type="float" office:value="57463" calcext:value-type="float">
            <text:p>57463</text:p>
          </table:table-cell>
          <table:table-cell table:number-columns-repeated="1022"/>
        </table:table-row>
        <table:table-row table:style-name="ro1">
          <table:table-cell office:value-type="float" office:value="28844" calcext:value-type="float">
            <text:p>28844</text:p>
          </table:table-cell>
          <table:table-cell office:value-type="float" office:value="57464" calcext:value-type="float">
            <text:p>57464</text:p>
          </table:table-cell>
          <table:table-cell table:number-columns-repeated="1022"/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float" office:value="57465" calcext:value-type="float">
            <text:p>57465</text:p>
          </table:table-cell>
          <table:table-cell table:number-columns-repeated="1022"/>
        </table:table-row>
        <table:table-row table:style-name="ro1">
          <table:table-cell office:value-type="float" office:value="28851" calcext:value-type="float">
            <text:p>28851</text:p>
          </table:table-cell>
          <table:table-cell office:value-type="float" office:value="57466" calcext:value-type="float">
            <text:p>57466</text:p>
          </table:table-cell>
          <table:table-cell table:number-columns-repeated="1022"/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float" office:value="57467" calcext:value-type="float">
            <text:p>57467</text:p>
          </table:table-cell>
          <table:table-cell table:number-columns-repeated="1022"/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float" office:value="57468" calcext:value-type="float">
            <text:p>57468</text:p>
          </table:table-cell>
          <table:table-cell table:number-columns-repeated="1022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57469" calcext:value-type="float">
            <text:p>57469</text:p>
          </table:table-cell>
          <table:table-cell table:number-columns-repeated="1022"/>
        </table:table-row>
        <table:table-row table:style-name="ro1">
          <table:table-cell office:value-type="float" office:value="28893" calcext:value-type="float">
            <text:p>28893</text:p>
          </table:table-cell>
          <table:table-cell office:value-type="float" office:value="57470" calcext:value-type="float">
            <text:p>57470</text:p>
          </table:table-cell>
          <table:table-cell table:number-columns-repeated="1022"/>
        </table:table-row>
        <table:table-row table:style-name="ro1">
          <table:table-cell office:value-type="float" office:value="28889" calcext:value-type="float">
            <text:p>28889</text:p>
          </table:table-cell>
          <table:table-cell office:value-type="float" office:value="57472" calcext:value-type="float">
            <text:p>57472</text:p>
          </table:table-cell>
          <table:table-cell table:number-columns-repeated="1022"/>
        </table:table-row>
        <table:table-row table:style-name="ro1">
          <table:table-cell office:value-type="float" office:value="28937" calcext:value-type="float">
            <text:p>28937</text:p>
          </table:table-cell>
          <table:table-cell office:value-type="float" office:value="57473" calcext:value-type="float">
            <text:p>57473</text:p>
          </table:table-cell>
          <table:table-cell table:number-columns-repeated="1022"/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float" office:value="57474" calcext:value-type="float">
            <text:p>57474</text:p>
          </table:table-cell>
          <table:table-cell table:number-columns-repeated="1022"/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float" office:value="57475" calcext:value-type="float">
            <text:p>57475</text:p>
          </table:table-cell>
          <table:table-cell table:number-columns-repeated="1022"/>
        </table:table-row>
        <table:table-row table:style-name="ro1">
          <table:table-cell office:value-type="float" office:value="28953" calcext:value-type="float">
            <text:p>28953</text:p>
          </table:table-cell>
          <table:table-cell office:value-type="float" office:value="57476" calcext:value-type="float">
            <text:p>57476</text:p>
          </table:table-cell>
          <table:table-cell table:number-columns-repeated="1022"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57477" calcext:value-type="float">
            <text:p>57477</text:p>
          </table:table-cell>
          <table:table-cell table:number-columns-repeated="1022"/>
        </table:table-row>
        <table:table-row table:style-name="ro1">
          <table:table-cell office:value-type="float" office:value="29013" calcext:value-type="float">
            <text:p>29013</text:p>
          </table:table-cell>
          <table:table-cell office:value-type="float" office:value="57478" calcext:value-type="float">
            <text:p>57478</text:p>
          </table:table-cell>
          <table:table-cell table:number-columns-repeated="1022"/>
        </table:table-row>
        <table:table-row table:style-name="ro1">
          <table:table-cell office:value-type="float" office:value="29064" calcext:value-type="float">
            <text:p>29064</text:p>
          </table:table-cell>
          <table:table-cell office:value-type="float" office:value="57479" calcext:value-type="float">
            <text:p>57479</text:p>
          </table:table-cell>
          <table:table-cell table:number-columns-repeated="1022"/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57480" calcext:value-type="float">
            <text:p>57480</text:p>
          </table:table-cell>
          <table:table-cell table:number-columns-repeated="1022"/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float" office:value="57481" calcext:value-type="float">
            <text:p>57481</text:p>
          </table:table-cell>
          <table:table-cell table:number-columns-repeated="1022"/>
        </table:table-row>
        <table:table-row table:style-name="ro1">
          <table:table-cell office:value-type="float" office:value="29004" calcext:value-type="float">
            <text:p>29004</text:p>
          </table:table-cell>
          <table:table-cell office:value-type="float" office:value="57482" calcext:value-type="float">
            <text:p>57482</text:p>
          </table:table-cell>
          <table:table-cell table:number-columns-repeated="1022"/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float" office:value="57483" calcext:value-type="float">
            <text:p>57483</text:p>
          </table:table-cell>
          <table:table-cell table:number-columns-repeated="1022"/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float" office:value="57484" calcext:value-type="float">
            <text:p>57484</text:p>
          </table:table-cell>
          <table:table-cell table:number-columns-repeated="1022"/>
        </table:table-row>
        <table:table-row table:style-name="ro1">
          <table:table-cell office:value-type="float" office:value="29071" calcext:value-type="float">
            <text:p>29071</text:p>
          </table:table-cell>
          <table:table-cell office:value-type="float" office:value="57485" calcext:value-type="float">
            <text:p>57485</text:p>
          </table:table-cell>
          <table:table-cell table:number-columns-repeated="1022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57486" calcext:value-type="float">
            <text:p>57486</text:p>
          </table:table-cell>
          <table:table-cell table:number-columns-repeated="1022"/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57487" calcext:value-type="float">
            <text:p>57487</text:p>
          </table:table-cell>
          <table:table-cell table:number-columns-repeated="1022"/>
        </table:table-row>
        <table:table-row table:style-name="ro1">
          <table:table-cell office:value-type="float" office:value="29077" calcext:value-type="float">
            <text:p>29077</text:p>
          </table:table-cell>
          <table:table-cell office:value-type="float" office:value="57488" calcext:value-type="float">
            <text:p>57488</text:p>
          </table:table-cell>
          <table:table-cell table:number-columns-repeated="1022"/>
        </table:table-row>
        <table:table-row table:style-name="ro1">
          <table:table-cell office:value-type="float" office:value="29096" calcext:value-type="float">
            <text:p>29096</text:p>
          </table:table-cell>
          <table:table-cell office:value-type="float" office:value="57489" calcext:value-type="float">
            <text:p>57489</text:p>
          </table:table-cell>
          <table:table-cell table:number-columns-repeated="1022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57490" calcext:value-type="float">
            <text:p>57490</text:p>
          </table:table-cell>
          <table:table-cell table:number-columns-repeated="1022"/>
        </table:table-row>
        <table:table-row table:style-name="ro1">
          <table:table-cell office:value-type="float" office:value="29143" calcext:value-type="float">
            <text:p>29143</text:p>
          </table:table-cell>
          <table:table-cell office:value-type="float" office:value="57491" calcext:value-type="float">
            <text:p>57491</text:p>
          </table:table-cell>
          <table:table-cell table:number-columns-repeated="1022"/>
        </table:table-row>
        <table:table-row table:style-name="ro1">
          <table:table-cell office:value-type="float" office:value="29113" calcext:value-type="float">
            <text:p>29113</text:p>
          </table:table-cell>
          <table:table-cell office:value-type="float" office:value="57492" calcext:value-type="float">
            <text:p>57492</text:p>
          </table:table-cell>
          <table:table-cell table:number-columns-repeated="1022"/>
        </table:table-row>
        <table:table-row table:style-name="ro1">
          <table:table-cell office:value-type="float" office:value="29118" calcext:value-type="float">
            <text:p>29118</text:p>
          </table:table-cell>
          <table:table-cell office:value-type="float" office:value="57493" calcext:value-type="float">
            <text:p>57493</text:p>
          </table:table-cell>
          <table:table-cell table:number-columns-repeated="1022"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57494" calcext:value-type="float">
            <text:p>57494</text:p>
          </table:table-cell>
          <table:table-cell table:number-columns-repeated="1022"/>
        </table:table-row>
        <table:table-row table:style-name="ro1">
          <table:table-cell office:value-type="float" office:value="29129" calcext:value-type="float">
            <text:p>29129</text:p>
          </table:table-cell>
          <table:table-cell office:value-type="float" office:value="57495" calcext:value-type="float">
            <text:p>57495</text:p>
          </table:table-cell>
          <table:table-cell table:number-columns-repeated="1022"/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float" office:value="57496" calcext:value-type="float">
            <text:p>57496</text:p>
          </table:table-cell>
          <table:table-cell table:number-columns-repeated="1022"/>
        </table:table-row>
        <table:table-row table:style-name="ro1">
          <table:table-cell office:value-type="float" office:value="29134" calcext:value-type="float">
            <text:p>29134</text:p>
          </table:table-cell>
          <table:table-cell office:value-type="float" office:value="57497" calcext:value-type="float">
            <text:p>57497</text:p>
          </table:table-cell>
          <table:table-cell table:number-columns-repeated="1022"/>
        </table:table-row>
        <table:table-row table:style-name="ro1">
          <table:table-cell office:value-type="float" office:value="29152" calcext:value-type="float">
            <text:p>29152</text:p>
          </table:table-cell>
          <table:table-cell office:value-type="float" office:value="57498" calcext:value-type="float">
            <text:p>57498</text:p>
          </table:table-cell>
          <table:table-cell table:number-columns-repeated="1022"/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float" office:value="57499" calcext:value-type="float">
            <text:p>57499</text:p>
          </table:table-cell>
          <table:table-cell table:number-columns-repeated="1022"/>
        </table:table-row>
        <table:table-row table:style-name="ro1">
          <table:table-cell office:value-type="float" office:value="29159" calcext:value-type="float">
            <text:p>29159</text:p>
          </table:table-cell>
          <table:table-cell office:value-type="float" office:value="57500" calcext:value-type="float">
            <text:p>57500</text:p>
          </table:table-cell>
          <table:table-cell table:number-columns-repeated="1022"/>
        </table:table-row>
        <table:table-row table:style-name="ro1">
          <table:table-cell office:value-type="float" office:value="29173" calcext:value-type="float">
            <text:p>29173</text:p>
          </table:table-cell>
          <table:table-cell office:value-type="float" office:value="57501" calcext:value-type="float">
            <text:p>57501</text:p>
          </table:table-cell>
          <table:table-cell table:number-columns-repeated="1022"/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57502" calcext:value-type="float">
            <text:p>57502</text:p>
          </table:table-cell>
          <table:table-cell table:number-columns-repeated="1022"/>
        </table:table-row>
        <table:table-row table:style-name="ro1">
          <table:table-cell office:value-type="float" office:value="29177" calcext:value-type="float">
            <text:p>29177</text:p>
          </table:table-cell>
          <table:table-cell office:value-type="float" office:value="57503" calcext:value-type="float">
            <text:p>57503</text:p>
          </table:table-cell>
          <table:table-cell table:number-columns-repeated="1022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57504" calcext:value-type="float">
            <text:p>57504</text:p>
          </table:table-cell>
          <table:table-cell table:number-columns-repeated="1022"/>
        </table:table-row>
        <table:table-row table:style-name="ro1">
          <table:table-cell office:value-type="float" office:value="29197" calcext:value-type="float">
            <text:p>29197</text:p>
          </table:table-cell>
          <table:table-cell office:value-type="float" office:value="57505" calcext:value-type="float">
            <text:p>57505</text:p>
          </table:table-cell>
          <table:table-cell table:number-columns-repeated="1022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57506" calcext:value-type="float">
            <text:p>57506</text:p>
          </table:table-cell>
          <table:table-cell table:number-columns-repeated="1022"/>
        </table:table-row>
        <table:table-row table:style-name="ro1">
          <table:table-cell office:value-type="float" office:value="29211" calcext:value-type="float">
            <text:p>29211</text:p>
          </table:table-cell>
          <table:table-cell office:value-type="float" office:value="57507" calcext:value-type="float">
            <text:p>57507</text:p>
          </table:table-cell>
          <table:table-cell table:number-columns-repeated="1022"/>
        </table:table-row>
        <table:table-row table:style-name="ro1">
          <table:table-cell office:value-type="float" office:value="29224" calcext:value-type="float">
            <text:p>29224</text:p>
          </table:table-cell>
          <table:table-cell office:value-type="float" office:value="57508" calcext:value-type="float">
            <text:p>57508</text:p>
          </table:table-cell>
          <table:table-cell table:number-columns-repeated="1022"/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float" office:value="57509" calcext:value-type="float">
            <text:p>57509</text:p>
          </table:table-cell>
          <table:table-cell table:number-columns-repeated="1022"/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57510" calcext:value-type="float">
            <text:p>57510</text:p>
          </table:table-cell>
          <table:table-cell table:number-columns-repeated="1022"/>
        </table:table-row>
        <table:table-row table:style-name="ro1">
          <table:table-cell office:value-type="float" office:value="29232" calcext:value-type="float">
            <text:p>29232</text:p>
          </table:table-cell>
          <table:table-cell office:value-type="float" office:value="57511" calcext:value-type="float">
            <text:p>57511</text:p>
          </table:table-cell>
          <table:table-cell table:number-columns-repeated="1022"/>
        </table:table-row>
        <table:table-row table:style-name="ro1">
          <table:table-cell office:value-type="float" office:value="29234" calcext:value-type="float">
            <text:p>29234</text:p>
          </table:table-cell>
          <table:table-cell office:value-type="float" office:value="57512" calcext:value-type="float">
            <text:p>57512</text:p>
          </table:table-cell>
          <table:table-cell table:number-columns-repeated="1022"/>
        </table:table-row>
        <table:table-row table:style-name="ro1">
          <table:table-cell office:value-type="float" office:value="29243" calcext:value-type="float">
            <text:p>29243</text:p>
          </table:table-cell>
          <table:table-cell office:value-type="float" office:value="57513" calcext:value-type="float">
            <text:p>57513</text:p>
          </table:table-cell>
          <table:table-cell table:number-columns-repeated="1022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float" office:value="57514" calcext:value-type="float">
            <text:p>57514</text:p>
          </table:table-cell>
          <table:table-cell table:number-columns-repeated="1022"/>
        </table:table-row>
        <table:table-row table:style-name="ro1">
          <table:table-cell office:value-type="float" office:value="29247" calcext:value-type="float">
            <text:p>29247</text:p>
          </table:table-cell>
          <table:table-cell office:value-type="float" office:value="57515" calcext:value-type="float">
            <text:p>57515</text:p>
          </table:table-cell>
          <table:table-cell table:number-columns-repeated="1022"/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57516" calcext:value-type="float">
            <text:p>57516</text:p>
          </table:table-cell>
          <table:table-cell table:number-columns-repeated="1022"/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float" office:value="57517" calcext:value-type="float">
            <text:p>57517</text:p>
          </table:table-cell>
          <table:table-cell table:number-columns-repeated="1022"/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float" office:value="57518" calcext:value-type="float">
            <text:p>57518</text:p>
          </table:table-cell>
          <table:table-cell table:number-columns-repeated="1022"/>
        </table:table-row>
        <table:table-row table:style-name="ro1">
          <table:table-cell office:value-type="float" office:value="29272" calcext:value-type="float">
            <text:p>29272</text:p>
          </table:table-cell>
          <table:table-cell office:value-type="float" office:value="57519" calcext:value-type="float">
            <text:p>57519</text:p>
          </table:table-cell>
          <table:table-cell table:number-columns-repeated="1022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57520" calcext:value-type="float">
            <text:p>57520</text:p>
          </table:table-cell>
          <table:table-cell table:number-columns-repeated="1022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57521" calcext:value-type="float">
            <text:p>57521</text:p>
          </table:table-cell>
          <table:table-cell table:number-columns-repeated="1022"/>
        </table:table-row>
        <table:table-row table:style-name="ro1">
          <table:table-cell office:value-type="float" office:value="29314" calcext:value-type="float">
            <text:p>29314</text:p>
          </table:table-cell>
          <table:table-cell office:value-type="float" office:value="57522" calcext:value-type="float">
            <text:p>57522</text:p>
          </table:table-cell>
          <table:table-cell table:number-columns-repeated="1022"/>
        </table:table-row>
        <table:table-row table:style-name="ro1">
          <table:table-cell office:value-type="float" office:value="29313" calcext:value-type="float">
            <text:p>29313</text:p>
          </table:table-cell>
          <table:table-cell office:value-type="float" office:value="57523" calcext:value-type="float">
            <text:p>57523</text:p>
          </table:table-cell>
          <table:table-cell table:number-columns-repeated="1022"/>
        </table:table-row>
        <table:table-row table:style-name="ro1">
          <table:table-cell office:value-type="float" office:value="29319" calcext:value-type="float">
            <text:p>29319</text:p>
          </table:table-cell>
          <table:table-cell office:value-type="float" office:value="57524" calcext:value-type="float">
            <text:p>57524</text:p>
          </table:table-cell>
          <table:table-cell table:number-columns-repeated="1022"/>
        </table:table-row>
        <table:table-row table:style-name="ro1">
          <table:table-cell office:value-type="float" office:value="29330" calcext:value-type="float">
            <text:p>29330</text:p>
          </table:table-cell>
          <table:table-cell office:value-type="float" office:value="57525" calcext:value-type="float">
            <text:p>57525</text:p>
          </table:table-cell>
          <table:table-cell table:number-columns-repeated="1022"/>
        </table:table-row>
        <table:table-row table:style-name="ro1">
          <table:table-cell office:value-type="float" office:value="29334" calcext:value-type="float">
            <text:p>29334</text:p>
          </table:table-cell>
          <table:table-cell office:value-type="float" office:value="57526" calcext:value-type="float">
            <text:p>57526</text:p>
          </table:table-cell>
          <table:table-cell table:number-columns-repeated="1022"/>
        </table:table-row>
        <table:table-row table:style-name="ro1">
          <table:table-cell office:value-type="float" office:value="29346" calcext:value-type="float">
            <text:p>29346</text:p>
          </table:table-cell>
          <table:table-cell office:value-type="float" office:value="57527" calcext:value-type="float">
            <text:p>57527</text:p>
          </table:table-cell>
          <table:table-cell table:number-columns-repeated="1022"/>
        </table:table-row>
        <table:table-row table:style-name="ro1">
          <table:table-cell office:value-type="float" office:value="29351" calcext:value-type="float">
            <text:p>29351</text:p>
          </table:table-cell>
          <table:table-cell office:value-type="float" office:value="57528" calcext:value-type="float">
            <text:p>57528</text:p>
          </table:table-cell>
          <table:table-cell table:number-columns-repeated="1022"/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float" office:value="57529" calcext:value-type="float">
            <text:p>57529</text:p>
          </table:table-cell>
          <table:table-cell table:number-columns-repeated="1022"/>
        </table:table-row>
        <table:table-row table:style-name="ro1">
          <table:table-cell office:value-type="float" office:value="29362" calcext:value-type="float">
            <text:p>29362</text:p>
          </table:table-cell>
          <table:table-cell office:value-type="float" office:value="57530" calcext:value-type="float">
            <text:p>57530</text:p>
          </table:table-cell>
          <table:table-cell table:number-columns-repeated="1022"/>
        </table:table-row>
        <table:table-row table:style-name="ro1">
          <table:table-cell office:value-type="float" office:value="29379" calcext:value-type="float">
            <text:p>29379</text:p>
          </table:table-cell>
          <table:table-cell office:value-type="float" office:value="57531" calcext:value-type="float">
            <text:p>57531</text:p>
          </table:table-cell>
          <table:table-cell table:number-columns-repeated="1022"/>
        </table:table-row>
        <table:table-row table:style-name="ro1">
          <table:table-cell office:value-type="float" office:value="29382" calcext:value-type="float">
            <text:p>29382</text:p>
          </table:table-cell>
          <table:table-cell office:value-type="float" office:value="57532" calcext:value-type="float">
            <text:p>57532</text:p>
          </table:table-cell>
          <table:table-cell table:number-columns-repeated="1022"/>
        </table:table-row>
        <table:table-row table:style-name="ro1">
          <table:table-cell office:value-type="float" office:value="29380" calcext:value-type="float">
            <text:p>29380</text:p>
          </table:table-cell>
          <table:table-cell office:value-type="float" office:value="57533" calcext:value-type="float">
            <text:p>57533</text:p>
          </table:table-cell>
          <table:table-cell table:number-columns-repeated="1022"/>
        </table:table-row>
        <table:table-row table:style-name="ro1">
          <table:table-cell office:value-type="float" office:value="29390" calcext:value-type="float">
            <text:p>29390</text:p>
          </table:table-cell>
          <table:table-cell office:value-type="float" office:value="57534" calcext:value-type="float">
            <text:p>57534</text:p>
          </table:table-cell>
          <table:table-cell table:number-columns-repeated="1022"/>
        </table:table-row>
        <table:table-row table:style-name="ro1">
          <table:table-cell office:value-type="float" office:value="29394" calcext:value-type="float">
            <text:p>29394</text:p>
          </table:table-cell>
          <table:table-cell office:value-type="float" office:value="57535" calcext:value-type="float">
            <text:p>57535</text:p>
          </table:table-cell>
          <table:table-cell table:number-columns-repeated="1022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57536" calcext:value-type="float">
            <text:p>57536</text:p>
          </table:table-cell>
          <table:table-cell table:number-columns-repeated="1022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57537" calcext:value-type="float">
            <text:p>57537</text:p>
          </table:table-cell>
          <table:table-cell table:number-columns-repeated="1022"/>
        </table:table-row>
        <table:table-row table:style-name="ro1">
          <table:table-cell office:value-type="float" office:value="29409" calcext:value-type="float">
            <text:p>29409</text:p>
          </table:table-cell>
          <table:table-cell office:value-type="float" office:value="57538" calcext:value-type="float">
            <text:p>57538</text:p>
          </table:table-cell>
          <table:table-cell table:number-columns-repeated="1022"/>
        </table:table-row>
        <table:table-row table:style-name="ro1">
          <table:table-cell office:value-type="float" office:value="29433" calcext:value-type="float">
            <text:p>29433</text:p>
          </table:table-cell>
          <table:table-cell office:value-type="float" office:value="57539" calcext:value-type="float">
            <text:p>57539</text:p>
          </table:table-cell>
          <table:table-cell table:number-columns-repeated="1022"/>
        </table:table-row>
        <table:table-row table:style-name="ro1">
          <table:table-cell office:value-type="float" office:value="29431" calcext:value-type="float">
            <text:p>29431</text:p>
          </table:table-cell>
          <table:table-cell office:value-type="float" office:value="57540" calcext:value-type="float">
            <text:p>57540</text:p>
          </table:table-cell>
          <table:table-cell table:number-columns-repeated="1022"/>
        </table:table-row>
        <table:table-row table:style-name="ro1">
          <table:table-cell office:value-type="float" office:value="20495" calcext:value-type="float">
            <text:p>20495</text:p>
          </table:table-cell>
          <table:table-cell office:value-type="float" office:value="57541" calcext:value-type="float">
            <text:p>57541</text:p>
          </table:table-cell>
          <table:table-cell table:number-columns-repeated="1022"/>
        </table:table-row>
        <table:table-row table:style-name="ro1">
          <table:table-cell office:value-type="float" office:value="29463" calcext:value-type="float">
            <text:p>29463</text:p>
          </table:table-cell>
          <table:table-cell office:value-type="float" office:value="57542" calcext:value-type="float">
            <text:p>57542</text:p>
          </table:table-cell>
          <table:table-cell table:number-columns-repeated="1022"/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57543" calcext:value-type="float">
            <text:p>57543</text:p>
          </table:table-cell>
          <table:table-cell table:number-columns-repeated="1022"/>
        </table:table-row>
        <table:table-row table:style-name="ro1">
          <table:table-cell office:value-type="float" office:value="29468" calcext:value-type="float">
            <text:p>29468</text:p>
          </table:table-cell>
          <table:table-cell office:value-type="float" office:value="57544" calcext:value-type="float">
            <text:p>57544</text:p>
          </table:table-cell>
          <table:table-cell table:number-columns-repeated="1022"/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57545" calcext:value-type="float">
            <text:p>57545</text:p>
          </table:table-cell>
          <table:table-cell table:number-columns-repeated="1022"/>
        </table:table-row>
        <table:table-row table:style-name="ro1">
          <table:table-cell office:value-type="float" office:value="29469" calcext:value-type="float">
            <text:p>29469</text:p>
          </table:table-cell>
          <table:table-cell office:value-type="float" office:value="57546" calcext:value-type="float">
            <text:p>57546</text:p>
          </table:table-cell>
          <table:table-cell table:number-columns-repeated="1022"/>
        </table:table-row>
        <table:table-row table:style-name="ro1">
          <table:table-cell office:value-type="float" office:value="29492" calcext:value-type="float">
            <text:p>29492</text:p>
          </table:table-cell>
          <table:table-cell office:value-type="float" office:value="57547" calcext:value-type="float">
            <text:p>57547</text:p>
          </table:table-cell>
          <table:table-cell table:number-columns-repeated="1022"/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float" office:value="57548" calcext:value-type="float">
            <text:p>57548</text:p>
          </table:table-cell>
          <table:table-cell table:number-columns-repeated="1022"/>
        </table:table-row>
        <table:table-row table:style-name="ro1">
          <table:table-cell office:value-type="float" office:value="29481" calcext:value-type="float">
            <text:p>29481</text:p>
          </table:table-cell>
          <table:table-cell office:value-type="float" office:value="57549" calcext:value-type="float">
            <text:p>57549</text:p>
          </table:table-cell>
          <table:table-cell table:number-columns-repeated="1022"/>
        </table:table-row>
        <table:table-row table:style-name="ro1">
          <table:table-cell office:value-type="float" office:value="29477" calcext:value-type="float">
            <text:p>29477</text:p>
          </table:table-cell>
          <table:table-cell office:value-type="float" office:value="57550" calcext:value-type="float">
            <text:p>57550</text:p>
          </table:table-cell>
          <table:table-cell table:number-columns-repeated="1022"/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57551" calcext:value-type="float">
            <text:p>57551</text:p>
          </table:table-cell>
          <table:table-cell table:number-columns-repeated="1022"/>
        </table:table-row>
        <table:table-row table:style-name="ro1">
          <table:table-cell office:value-type="float" office:value="29518" calcext:value-type="float">
            <text:p>29518</text:p>
          </table:table-cell>
          <table:table-cell office:value-type="float" office:value="57552" calcext:value-type="float">
            <text:p>57552</text:p>
          </table:table-cell>
          <table:table-cell table:number-columns-repeated="1022"/>
        </table:table-row>
        <table:table-row table:style-name="ro1">
          <table:table-cell office:value-type="float" office:value="29519" calcext:value-type="float">
            <text:p>29519</text:p>
          </table:table-cell>
          <table:table-cell office:value-type="float" office:value="57553" calcext:value-type="float">
            <text:p>57553</text:p>
          </table:table-cell>
          <table:table-cell table:number-columns-repeated="1022"/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57554" calcext:value-type="float">
            <text:p>57554</text:p>
          </table:table-cell>
          <table:table-cell table:number-columns-repeated="1022"/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float" office:value="57555" calcext:value-type="float">
            <text:p>57555</text:p>
          </table:table-cell>
          <table:table-cell table:number-columns-repeated="1022"/>
        </table:table-row>
        <table:table-row table:style-name="ro1">
          <table:table-cell office:value-type="float" office:value="29546" calcext:value-type="float">
            <text:p>29546</text:p>
          </table:table-cell>
          <table:table-cell office:value-type="float" office:value="57556" calcext:value-type="float">
            <text:p>57556</text:p>
          </table:table-cell>
          <table:table-cell table:number-columns-repeated="1022"/>
        </table:table-row>
        <table:table-row table:style-name="ro1">
          <table:table-cell office:value-type="float" office:value="29544" calcext:value-type="float">
            <text:p>29544</text:p>
          </table:table-cell>
          <table:table-cell office:value-type="float" office:value="57557" calcext:value-type="float">
            <text:p>57557</text:p>
          </table:table-cell>
          <table:table-cell table:number-columns-repeated="1022"/>
        </table:table-row>
        <table:table-row table:style-name="ro1">
          <table:table-cell office:value-type="float" office:value="29552" calcext:value-type="float">
            <text:p>29552</text:p>
          </table:table-cell>
          <table:table-cell office:value-type="float" office:value="57558" calcext:value-type="float">
            <text:p>57558</text:p>
          </table:table-cell>
          <table:table-cell table:number-columns-repeated="1022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57559" calcext:value-type="float">
            <text:p>57559</text:p>
          </table:table-cell>
          <table:table-cell table:number-columns-repeated="1022"/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float" office:value="57560" calcext:value-type="float">
            <text:p>57560</text:p>
          </table:table-cell>
          <table:table-cell table:number-columns-repeated="1022"/>
        </table:table-row>
        <table:table-row table:style-name="ro1">
          <table:table-cell office:value-type="float" office:value="29563" calcext:value-type="float">
            <text:p>29563</text:p>
          </table:table-cell>
          <table:table-cell office:value-type="float" office:value="57561" calcext:value-type="float">
            <text:p>57561</text:p>
          </table:table-cell>
          <table:table-cell table:number-columns-repeated="1022"/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57562" calcext:value-type="float">
            <text:p>57562</text:p>
          </table:table-cell>
          <table:table-cell table:number-columns-repeated="1022"/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57563" calcext:value-type="float">
            <text:p>57563</text:p>
          </table:table-cell>
          <table:table-cell table:number-columns-repeated="1022"/>
        </table:table-row>
        <table:table-row table:style-name="ro1">
          <table:table-cell office:value-type="float" office:value="29619" calcext:value-type="float">
            <text:p>29619</text:p>
          </table:table-cell>
          <table:table-cell office:value-type="float" office:value="57564" calcext:value-type="float">
            <text:p>57564</text:p>
          </table:table-cell>
          <table:table-cell table:number-columns-repeated="1022"/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float" office:value="57565" calcext:value-type="float">
            <text:p>57565</text:p>
          </table:table-cell>
          <table:table-cell table:number-columns-repeated="1022"/>
        </table:table-row>
        <table:table-row table:style-name="ro1">
          <table:table-cell office:value-type="float" office:value="29627" calcext:value-type="float">
            <text:p>29627</text:p>
          </table:table-cell>
          <table:table-cell office:value-type="float" office:value="57566" calcext:value-type="float">
            <text:p>57566</text:p>
          </table:table-cell>
          <table:table-cell table:number-columns-repeated="1022"/>
        </table:table-row>
        <table:table-row table:style-name="ro1">
          <table:table-cell office:value-type="float" office:value="29632" calcext:value-type="float">
            <text:p>29632</text:p>
          </table:table-cell>
          <table:table-cell office:value-type="float" office:value="57567" calcext:value-type="float">
            <text:p>57567</text:p>
          </table:table-cell>
          <table:table-cell table:number-columns-repeated="1022"/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57568" calcext:value-type="float">
            <text:p>57568</text:p>
          </table:table-cell>
          <table:table-cell table:number-columns-repeated="1022"/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float" office:value="57569" calcext:value-type="float">
            <text:p>57569</text:p>
          </table:table-cell>
          <table:table-cell table:number-columns-repeated="1022"/>
        </table:table-row>
        <table:table-row table:style-name="ro1">
          <table:table-cell office:value-type="float" office:value="29662" calcext:value-type="float">
            <text:p>29662</text:p>
          </table:table-cell>
          <table:table-cell office:value-type="float" office:value="57570" calcext:value-type="float">
            <text:p>57570</text:p>
          </table:table-cell>
          <table:table-cell table:number-columns-repeated="1022"/>
        </table:table-row>
        <table:table-row table:style-name="ro1">
          <table:table-cell office:value-type="float" office:value="29858" calcext:value-type="float">
            <text:p>29858</text:p>
          </table:table-cell>
          <table:table-cell office:value-type="float" office:value="57571" calcext:value-type="float">
            <text:p>57571</text:p>
          </table:table-cell>
          <table:table-cell table:number-columns-repeated="1022"/>
        </table:table-row>
        <table:table-row table:style-name="ro1">
          <table:table-cell office:value-type="float" office:value="29701" calcext:value-type="float">
            <text:p>29701</text:p>
          </table:table-cell>
          <table:table-cell office:value-type="float" office:value="57572" calcext:value-type="float">
            <text:p>57572</text:p>
          </table:table-cell>
          <table:table-cell table:number-columns-repeated="1022"/>
        </table:table-row>
        <table:table-row table:style-name="ro1">
          <table:table-cell office:value-type="float" office:value="29807" calcext:value-type="float">
            <text:p>29807</text:p>
          </table:table-cell>
          <table:table-cell office:value-type="float" office:value="57573" calcext:value-type="float">
            <text:p>57573</text:p>
          </table:table-cell>
          <table:table-cell table:number-columns-repeated="1022"/>
        </table:table-row>
        <table:table-row table:style-name="ro1">
          <table:table-cell office:value-type="float" office:value="29733" calcext:value-type="float">
            <text:p>29733</text:p>
          </table:table-cell>
          <table:table-cell office:value-type="float" office:value="57574" calcext:value-type="float">
            <text:p>57574</text:p>
          </table:table-cell>
          <table:table-cell table:number-columns-repeated="1022"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57575" calcext:value-type="float">
            <text:p>57575</text:p>
          </table:table-cell>
          <table:table-cell table:number-columns-repeated="1022"/>
        </table:table-row>
        <table:table-row table:style-name="ro1">
          <table:table-cell office:value-type="float" office:value="29746" calcext:value-type="float">
            <text:p>29746</text:p>
          </table:table-cell>
          <table:table-cell office:value-type="float" office:value="57576" calcext:value-type="float">
            <text:p>57576</text:p>
          </table:table-cell>
          <table:table-cell table:number-columns-repeated="1022"/>
        </table:table-row>
        <table:table-row table:style-name="ro1">
          <table:table-cell office:value-type="float" office:value="29754" calcext:value-type="float">
            <text:p>29754</text:p>
          </table:table-cell>
          <table:table-cell office:value-type="float" office:value="57577" calcext:value-type="float">
            <text:p>57577</text:p>
          </table:table-cell>
          <table:table-cell table:number-columns-repeated="1022"/>
        </table:table-row>
        <table:table-row table:style-name="ro1">
          <table:table-cell office:value-type="float" office:value="29781" calcext:value-type="float">
            <text:p>29781</text:p>
          </table:table-cell>
          <table:table-cell office:value-type="float" office:value="57578" calcext:value-type="float">
            <text:p>57578</text:p>
          </table:table-cell>
          <table:table-cell table:number-columns-repeated="1022"/>
        </table:table-row>
        <table:table-row table:style-name="ro1">
          <table:table-cell office:value-type="float" office:value="29759" calcext:value-type="float">
            <text:p>29759</text:p>
          </table:table-cell>
          <table:table-cell office:value-type="float" office:value="57579" calcext:value-type="float">
            <text:p>57579</text:p>
          </table:table-cell>
          <table:table-cell table:number-columns-repeated="1022"/>
        </table:table-row>
        <table:table-row table:style-name="ro1">
          <table:table-cell office:value-type="float" office:value="29791" calcext:value-type="float">
            <text:p>29791</text:p>
          </table:table-cell>
          <table:table-cell office:value-type="float" office:value="57580" calcext:value-type="float">
            <text:p>57580</text:p>
          </table:table-cell>
          <table:table-cell table:number-columns-repeated="1022"/>
        </table:table-row>
        <table:table-row table:style-name="ro1">
          <table:table-cell office:value-type="float" office:value="29785" calcext:value-type="float">
            <text:p>29785</text:p>
          </table:table-cell>
          <table:table-cell office:value-type="float" office:value="57581" calcext:value-type="float">
            <text:p>57581</text:p>
          </table:table-cell>
          <table:table-cell table:number-columns-repeated="1022"/>
        </table:table-row>
        <table:table-row table:style-name="ro1">
          <table:table-cell office:value-type="float" office:value="29761" calcext:value-type="float">
            <text:p>29761</text:p>
          </table:table-cell>
          <table:table-cell office:value-type="float" office:value="57582" calcext:value-type="float">
            <text:p>57582</text:p>
          </table:table-cell>
          <table:table-cell table:number-columns-repeated="1022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57583" calcext:value-type="float">
            <text:p>57583</text:p>
          </table:table-cell>
          <table:table-cell table:number-columns-repeated="1022"/>
        </table:table-row>
        <table:table-row table:style-name="ro1">
          <table:table-cell office:value-type="float" office:value="29801" calcext:value-type="float">
            <text:p>29801</text:p>
          </table:table-cell>
          <table:table-cell office:value-type="float" office:value="57584" calcext:value-type="float">
            <text:p>57584</text:p>
          </table:table-cell>
          <table:table-cell table:number-columns-repeated="1022"/>
        </table:table-row>
        <table:table-row table:style-name="ro1">
          <table:table-cell office:value-type="float" office:value="29808" calcext:value-type="float">
            <text:p>29808</text:p>
          </table:table-cell>
          <table:table-cell office:value-type="float" office:value="57585" calcext:value-type="float">
            <text:p>57585</text:p>
          </table:table-cell>
          <table:table-cell table:number-columns-repeated="1022"/>
        </table:table-row>
        <table:table-row table:style-name="ro1">
          <table:table-cell office:value-type="float" office:value="29795" calcext:value-type="float">
            <text:p>29795</text:p>
          </table:table-cell>
          <table:table-cell office:value-type="float" office:value="57586" calcext:value-type="float">
            <text:p>57586</text:p>
          </table:table-cell>
          <table:table-cell table:number-columns-repeated="1022"/>
        </table:table-row>
        <table:table-row table:style-name="ro1">
          <table:table-cell office:value-type="float" office:value="29802" calcext:value-type="float">
            <text:p>29802</text:p>
          </table:table-cell>
          <table:table-cell office:value-type="float" office:value="57587" calcext:value-type="float">
            <text:p>57587</text:p>
          </table:table-cell>
          <table:table-cell table:number-columns-repeated="1022"/>
        </table:table-row>
        <table:table-row table:style-name="ro1">
          <table:table-cell office:value-type="float" office:value="29814" calcext:value-type="float">
            <text:p>29814</text:p>
          </table:table-cell>
          <table:table-cell office:value-type="float" office:value="57588" calcext:value-type="float">
            <text:p>57588</text:p>
          </table:table-cell>
          <table:table-cell table:number-columns-repeated="1022"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57589" calcext:value-type="float">
            <text:p>57589</text:p>
          </table:table-cell>
          <table:table-cell table:number-columns-repeated="1022"/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57590" calcext:value-type="float">
            <text:p>57590</text:p>
          </table:table-cell>
          <table:table-cell table:number-columns-repeated="1022"/>
        </table:table-row>
        <table:table-row table:style-name="ro1">
          <table:table-cell office:value-type="float" office:value="29854" calcext:value-type="float">
            <text:p>29854</text:p>
          </table:table-cell>
          <table:table-cell office:value-type="float" office:value="57591" calcext:value-type="float">
            <text:p>57591</text:p>
          </table:table-cell>
          <table:table-cell table:number-columns-repeated="1022"/>
        </table:table-row>
        <table:table-row table:style-name="ro1">
          <table:table-cell office:value-type="float" office:value="29863" calcext:value-type="float">
            <text:p>29863</text:p>
          </table:table-cell>
          <table:table-cell office:value-type="float" office:value="57592" calcext:value-type="float">
            <text:p>57592</text:p>
          </table:table-cell>
          <table:table-cell table:number-columns-repeated="1022"/>
        </table:table-row>
        <table:table-row table:style-name="ro1">
          <table:table-cell office:value-type="float" office:value="29898" calcext:value-type="float">
            <text:p>29898</text:p>
          </table:table-cell>
          <table:table-cell office:value-type="float" office:value="57593" calcext:value-type="float">
            <text:p>57593</text:p>
          </table:table-cell>
          <table:table-cell table:number-columns-repeated="1022"/>
        </table:table-row>
        <table:table-row table:style-name="ro1">
          <table:table-cell office:value-type="float" office:value="29903" calcext:value-type="float">
            <text:p>29903</text:p>
          </table:table-cell>
          <table:table-cell office:value-type="float" office:value="57594" calcext:value-type="float">
            <text:p>57594</text:p>
          </table:table-cell>
          <table:table-cell table:number-columns-repeated="1022"/>
        </table:table-row>
        <table:table-row table:style-name="ro1">
          <table:table-cell office:value-type="float" office:value="29908" calcext:value-type="float">
            <text:p>29908</text:p>
          </table:table-cell>
          <table:table-cell office:value-type="float" office:value="57595" calcext:value-type="float">
            <text:p>57595</text:p>
          </table:table-cell>
          <table:table-cell table:number-columns-repeated="1022"/>
        </table:table-row>
        <table:table-row table:style-name="ro1">
          <table:table-cell office:value-type="float" office:value="29681" calcext:value-type="float">
            <text:p>29681</text:p>
          </table:table-cell>
          <table:table-cell office:value-type="float" office:value="57596" calcext:value-type="float">
            <text:p>57596</text:p>
          </table:table-cell>
          <table:table-cell table:number-columns-repeated="1022"/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57664" calcext:value-type="float">
            <text:p>57664</text:p>
          </table:table-cell>
          <table:table-cell table:number-columns-repeated="1022"/>
        </table:table-row>
        <table:table-row table:style-name="ro1">
          <table:table-cell office:value-type="float" office:value="29923" calcext:value-type="float">
            <text:p>29923</text:p>
          </table:table-cell>
          <table:table-cell office:value-type="float" office:value="57665" calcext:value-type="float">
            <text:p>57665</text:p>
          </table:table-cell>
          <table:table-cell table:number-columns-repeated="1022"/>
        </table:table-row>
        <table:table-row table:style-name="ro1">
          <table:table-cell office:value-type="float" office:value="29927" calcext:value-type="float">
            <text:p>29927</text:p>
          </table:table-cell>
          <table:table-cell office:value-type="float" office:value="57666" calcext:value-type="float">
            <text:p>57666</text:p>
          </table:table-cell>
          <table:table-cell table:number-columns-repeated="1022"/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float" office:value="57667" calcext:value-type="float">
            <text:p>57667</text:p>
          </table:table-cell>
          <table:table-cell table:number-columns-repeated="1022"/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57668" calcext:value-type="float">
            <text:p>57668</text:p>
          </table:table-cell>
          <table:table-cell table:number-columns-repeated="1022"/>
        </table:table-row>
        <table:table-row table:style-name="ro1">
          <table:table-cell office:value-type="float" office:value="29938" calcext:value-type="float">
            <text:p>29938</text:p>
          </table:table-cell>
          <table:table-cell office:value-type="float" office:value="57669" calcext:value-type="float">
            <text:p>57669</text:p>
          </table:table-cell>
          <table:table-cell table:number-columns-repeated="1022"/>
        </table:table-row>
        <table:table-row table:style-name="ro1">
          <table:table-cell office:value-type="float" office:value="29936" calcext:value-type="float">
            <text:p>29936</text:p>
          </table:table-cell>
          <table:table-cell office:value-type="float" office:value="57670" calcext:value-type="float">
            <text:p>57670</text:p>
          </table:table-cell>
          <table:table-cell table:number-columns-repeated="1022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float" office:value="57671" calcext:value-type="float">
            <text:p>57671</text:p>
          </table:table-cell>
          <table:table-cell table:number-columns-repeated="1022"/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float" office:value="57672" calcext:value-type="float">
            <text:p>57672</text:p>
          </table:table-cell>
          <table:table-cell table:number-columns-repeated="1022"/>
        </table:table-row>
        <table:table-row table:style-name="ro1">
          <table:table-cell office:value-type="float" office:value="29943" calcext:value-type="float">
            <text:p>29943</text:p>
          </table:table-cell>
          <table:table-cell office:value-type="float" office:value="57673" calcext:value-type="float">
            <text:p>57673</text:p>
          </table:table-cell>
          <table:table-cell table:number-columns-repeated="1022"/>
        </table:table-row>
        <table:table-row table:style-name="ro1">
          <table:table-cell office:value-type="float" office:value="29956" calcext:value-type="float">
            <text:p>29956</text:p>
          </table:table-cell>
          <table:table-cell office:value-type="float" office:value="57674" calcext:value-type="float">
            <text:p>57674</text:p>
          </table:table-cell>
          <table:table-cell table:number-columns-repeated="1022"/>
        </table:table-row>
        <table:table-row table:style-name="ro1">
          <table:table-cell office:value-type="float" office:value="29955" calcext:value-type="float">
            <text:p>29955</text:p>
          </table:table-cell>
          <table:table-cell office:value-type="float" office:value="57675" calcext:value-type="float">
            <text:p>57675</text:p>
          </table:table-cell>
          <table:table-cell table:number-columns-repeated="1022"/>
        </table:table-row>
        <table:table-row table:style-name="ro1">
          <table:table-cell office:value-type="float" office:value="29957" calcext:value-type="float">
            <text:p>29957</text:p>
          </table:table-cell>
          <table:table-cell office:value-type="float" office:value="57676" calcext:value-type="float">
            <text:p>57676</text:p>
          </table:table-cell>
          <table:table-cell table:number-columns-repeated="1022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57677" calcext:value-type="float">
            <text:p>57677</text:p>
          </table:table-cell>
          <table:table-cell table:number-columns-repeated="1022"/>
        </table:table-row>
        <table:table-row table:style-name="ro1">
          <table:table-cell office:value-type="float" office:value="29966" calcext:value-type="float">
            <text:p>29966</text:p>
          </table:table-cell>
          <table:table-cell office:value-type="float" office:value="57678" calcext:value-type="float">
            <text:p>57678</text:p>
          </table:table-cell>
          <table:table-cell table:number-columns-repeated="1022"/>
        </table:table-row>
        <table:table-row table:style-name="ro1">
          <table:table-cell office:value-type="float" office:value="29965" calcext:value-type="float">
            <text:p>29965</text:p>
          </table:table-cell>
          <table:table-cell office:value-type="float" office:value="57679" calcext:value-type="float">
            <text:p>57679</text:p>
          </table:table-cell>
          <table:table-cell table:number-columns-repeated="1022"/>
        </table:table-row>
        <table:table-row table:style-name="ro1">
          <table:table-cell office:value-type="float" office:value="29973" calcext:value-type="float">
            <text:p>29973</text:p>
          </table:table-cell>
          <table:table-cell office:value-type="float" office:value="57680" calcext:value-type="float">
            <text:p>57680</text:p>
          </table:table-cell>
          <table:table-cell table:number-columns-repeated="1022"/>
        </table:table-row>
        <table:table-row table:style-name="ro1">
          <table:table-cell office:value-type="float" office:value="29971" calcext:value-type="float">
            <text:p>29971</text:p>
          </table:table-cell>
          <table:table-cell office:value-type="float" office:value="57681" calcext:value-type="float">
            <text:p>57681</text:p>
          </table:table-cell>
          <table:table-cell table:number-columns-repeated="1022"/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float" office:value="57682" calcext:value-type="float">
            <text:p>57682</text:p>
          </table:table-cell>
          <table:table-cell table:number-columns-repeated="1022"/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57683" calcext:value-type="float">
            <text:p>57683</text:p>
          </table:table-cell>
          <table:table-cell table:number-columns-repeated="1022"/>
        </table:table-row>
        <table:table-row table:style-name="ro1">
          <table:table-cell office:value-type="float" office:value="29996" calcext:value-type="float">
            <text:p>29996</text:p>
          </table:table-cell>
          <table:table-cell office:value-type="float" office:value="57684" calcext:value-type="float">
            <text:p>57684</text:p>
          </table:table-cell>
          <table:table-cell table:number-columns-repeated="1022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57685" calcext:value-type="float">
            <text:p>57685</text:p>
          </table:table-cell>
          <table:table-cell table:number-columns-repeated="1022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57686" calcext:value-type="float">
            <text:p>57686</text:p>
          </table:table-cell>
          <table:table-cell table:number-columns-repeated="1022"/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57687" calcext:value-type="float">
            <text:p>57687</text:p>
          </table:table-cell>
          <table:table-cell table:number-columns-repeated="1022"/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float" office:value="57688" calcext:value-type="float">
            <text:p>57688</text:p>
          </table:table-cell>
          <table:table-cell table:number-columns-repeated="1022"/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57689" calcext:value-type="float">
            <text:p>57689</text:p>
          </table:table-cell>
          <table:table-cell table:number-columns-repeated="1022"/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float" office:value="57690" calcext:value-type="float">
            <text:p>57690</text:p>
          </table:table-cell>
          <table:table-cell table:number-columns-repeated="1022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float" office:value="57691" calcext:value-type="float">
            <text:p>57691</text:p>
          </table:table-cell>
          <table:table-cell table:number-columns-repeated="1022"/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float" office:value="57692" calcext:value-type="float">
            <text:p>57692</text:p>
          </table:table-cell>
          <table:table-cell table:number-columns-repeated="1022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float" office:value="57693" calcext:value-type="float">
            <text:p>57693</text:p>
          </table:table-cell>
          <table:table-cell table:number-columns-repeated="1022"/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float" office:value="57694" calcext:value-type="float">
            <text:p>57694</text:p>
          </table:table-cell>
          <table:table-cell table:number-columns-repeated="1022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float" office:value="57695" calcext:value-type="float">
            <text:p>57695</text:p>
          </table:table-cell>
          <table:table-cell table:number-columns-repeated="1022"/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float" office:value="57696" calcext:value-type="float">
            <text:p>57696</text:p>
          </table:table-cell>
          <table:table-cell table:number-columns-repeated="1022"/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float" office:value="57697" calcext:value-type="float">
            <text:p>57697</text:p>
          </table:table-cell>
          <table:table-cell table:number-columns-repeated="1022"/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float" office:value="57698" calcext:value-type="float">
            <text:p>57698</text:p>
          </table:table-cell>
          <table:table-cell table:number-columns-repeated="1022"/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57699" calcext:value-type="float">
            <text:p>57699</text:p>
          </table:table-cell>
          <table:table-cell table:number-columns-repeated="1022"/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float" office:value="57700" calcext:value-type="float">
            <text:p>57700</text:p>
          </table:table-cell>
          <table:table-cell table:number-columns-repeated="1022"/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float" office:value="57701" calcext:value-type="float">
            <text:p>57701</text:p>
          </table:table-cell>
          <table:table-cell table:number-columns-repeated="1022"/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float" office:value="57702" calcext:value-type="float">
            <text:p>57702</text:p>
          </table:table-cell>
          <table:table-cell table:number-columns-repeated="1022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57703" calcext:value-type="float">
            <text:p>57703</text:p>
          </table:table-cell>
          <table:table-cell table:number-columns-repeated="1022"/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57704" calcext:value-type="float">
            <text:p>57704</text:p>
          </table:table-cell>
          <table:table-cell table:number-columns-repeated="1022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float" office:value="57705" calcext:value-type="float">
            <text:p>57705</text:p>
          </table:table-cell>
          <table:table-cell table:number-columns-repeated="1022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57706" calcext:value-type="float">
            <text:p>57706</text:p>
          </table:table-cell>
          <table:table-cell table:number-columns-repeated="1022"/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float" office:value="57707" calcext:value-type="float">
            <text:p>57707</text:p>
          </table:table-cell>
          <table:table-cell table:number-columns-repeated="1022"/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57708" calcext:value-type="float">
            <text:p>57708</text:p>
          </table:table-cell>
          <table:table-cell table:number-columns-repeated="1022"/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float" office:value="57709" calcext:value-type="float">
            <text:p>57709</text:p>
          </table:table-cell>
          <table:table-cell table:number-columns-repeated="1022"/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float" office:value="57710" calcext:value-type="float">
            <text:p>57710</text:p>
          </table:table-cell>
          <table:table-cell table:number-columns-repeated="1022"/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float" office:value="57711" calcext:value-type="float">
            <text:p>57711</text:p>
          </table:table-cell>
          <table:table-cell table:number-columns-repeated="1022"/>
        </table:table-row>
        <table:table-row table:style-name="ro1">
          <table:table-cell office:value-type="float" office:value="30131" calcext:value-type="float">
            <text:p>30131</text:p>
          </table:table-cell>
          <table:table-cell office:value-type="float" office:value="57712" calcext:value-type="float">
            <text:p>57712</text:p>
          </table:table-cell>
          <table:table-cell table:number-columns-repeated="1022"/>
        </table:table-row>
        <table:table-row table:style-name="ro1">
          <table:table-cell office:value-type="float" office:value="30147" calcext:value-type="float">
            <text:p>30147</text:p>
          </table:table-cell>
          <table:table-cell office:value-type="float" office:value="57713" calcext:value-type="float">
            <text:p>57713</text:p>
          </table:table-cell>
          <table:table-cell table:number-columns-repeated="1022"/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float" office:value="57714" calcext:value-type="float">
            <text:p>57714</text:p>
          </table:table-cell>
          <table:table-cell table:number-columns-repeated="1022"/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float" office:value="57715" calcext:value-type="float">
            <text:p>57715</text:p>
          </table:table-cell>
          <table:table-cell table:number-columns-repeated="1022"/>
        </table:table-row>
        <table:table-row table:style-name="ro1">
          <table:table-cell office:value-type="float" office:value="30136" calcext:value-type="float">
            <text:p>30136</text:p>
          </table:table-cell>
          <table:table-cell office:value-type="float" office:value="57716" calcext:value-type="float">
            <text:p>57716</text:p>
          </table:table-cell>
          <table:table-cell table:number-columns-repeated="1022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57717" calcext:value-type="float">
            <text:p>57717</text:p>
          </table:table-cell>
          <table:table-cell table:number-columns-repeated="1022"/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57718" calcext:value-type="float">
            <text:p>57718</text:p>
          </table:table-cell>
          <table:table-cell table:number-columns-repeated="1022"/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float" office:value="57719" calcext:value-type="float">
            <text:p>57719</text:p>
          </table:table-cell>
          <table:table-cell table:number-columns-repeated="1022"/>
        </table:table-row>
        <table:table-row table:style-name="ro1">
          <table:table-cell office:value-type="float" office:value="30154" calcext:value-type="float">
            <text:p>30154</text:p>
          </table:table-cell>
          <table:table-cell office:value-type="float" office:value="57720" calcext:value-type="float">
            <text:p>57720</text:p>
          </table:table-cell>
          <table:table-cell table:number-columns-repeated="1022"/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float" office:value="57721" calcext:value-type="float">
            <text:p>57721</text:p>
          </table:table-cell>
          <table:table-cell table:number-columns-repeated="1022"/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57722" calcext:value-type="float">
            <text:p>57722</text:p>
          </table:table-cell>
          <table:table-cell table:number-columns-repeated="1022"/>
        </table:table-row>
        <table:table-row table:style-name="ro1">
          <table:table-cell office:value-type="float" office:value="30179" calcext:value-type="float">
            <text:p>30179</text:p>
          </table:table-cell>
          <table:table-cell office:value-type="float" office:value="57723" calcext:value-type="float">
            <text:p>57723</text:p>
          </table:table-cell>
          <table:table-cell table:number-columns-repeated="1022"/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float" office:value="57724" calcext:value-type="float">
            <text:p>57724</text:p>
          </table:table-cell>
          <table:table-cell table:number-columns-repeated="1022"/>
        </table:table-row>
        <table:table-row table:style-name="ro1">
          <table:table-cell office:value-type="float" office:value="30206" calcext:value-type="float">
            <text:p>30206</text:p>
          </table:table-cell>
          <table:table-cell office:value-type="float" office:value="57725" calcext:value-type="float">
            <text:p>57725</text:p>
          </table:table-cell>
          <table:table-cell table:number-columns-repeated="1022"/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float" office:value="57726" calcext:value-type="float">
            <text:p>57726</text:p>
          </table:table-cell>
          <table:table-cell table:number-columns-repeated="1022"/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57728" calcext:value-type="float">
            <text:p>57728</text:p>
          </table:table-cell>
          <table:table-cell table:number-columns-repeated="1022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57729" calcext:value-type="float">
            <text:p>57729</text:p>
          </table:table-cell>
          <table:table-cell table:number-columns-repeated="1022"/>
        </table:table-row>
        <table:table-row table:style-name="ro1">
          <table:table-cell office:value-type="float" office:value="30192" calcext:value-type="float">
            <text:p>30192</text:p>
          </table:table-cell>
          <table:table-cell office:value-type="float" office:value="57730" calcext:value-type="float">
            <text:p>57730</text:p>
          </table:table-cell>
          <table:table-cell table:number-columns-repeated="1022"/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float" office:value="57731" calcext:value-type="float">
            <text:p>57731</text:p>
          </table:table-cell>
          <table:table-cell table:number-columns-repeated="1022"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57732" calcext:value-type="float">
            <text:p>57732</text:p>
          </table:table-cell>
          <table:table-cell table:number-columns-repeated="1022"/>
        </table:table-row>
        <table:table-row table:style-name="ro1">
          <table:table-cell office:value-type="float" office:value="30195" calcext:value-type="float">
            <text:p>30195</text:p>
          </table:table-cell>
          <table:table-cell office:value-type="float" office:value="57733" calcext:value-type="float">
            <text:p>57733</text:p>
          </table:table-cell>
          <table:table-cell table:number-columns-repeated="1022"/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57734" calcext:value-type="float">
            <text:p>57734</text:p>
          </table:table-cell>
          <table:table-cell table:number-columns-repeated="1022"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57735" calcext:value-type="float">
            <text:p>57735</text:p>
          </table:table-cell>
          <table:table-cell table:number-columns-repeated="1022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57736" calcext:value-type="float">
            <text:p>57736</text:p>
          </table:table-cell>
          <table:table-cell table:number-columns-repeated="1022"/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float" office:value="57737" calcext:value-type="float">
            <text:p>57737</text:p>
          </table:table-cell>
          <table:table-cell table:number-columns-repeated="1022"/>
        </table:table-row>
        <table:table-row table:style-name="ro1">
          <table:table-cell office:value-type="float" office:value="30247" calcext:value-type="float">
            <text:p>30247</text:p>
          </table:table-cell>
          <table:table-cell office:value-type="float" office:value="57738" calcext:value-type="float">
            <text:p>57738</text:p>
          </table:table-cell>
          <table:table-cell table:number-columns-repeated="1022"/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57739" calcext:value-type="float">
            <text:p>57739</text:p>
          </table:table-cell>
          <table:table-cell table:number-columns-repeated="1022"/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float" office:value="57740" calcext:value-type="float">
            <text:p>57740</text:p>
          </table:table-cell>
          <table:table-cell table:number-columns-repeated="1022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57741" calcext:value-type="float">
            <text:p>57741</text:p>
          </table:table-cell>
          <table:table-cell table:number-columns-repeated="1022"/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float" office:value="57742" calcext:value-type="float">
            <text:p>57742</text:p>
          </table:table-cell>
          <table:table-cell table:number-columns-repeated="1022"/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57743" calcext:value-type="float">
            <text:p>57743</text:p>
          </table:table-cell>
          <table:table-cell table:number-columns-repeated="1022"/>
        </table:table-row>
        <table:table-row table:style-name="ro1">
          <table:table-cell office:value-type="float" office:value="30256" calcext:value-type="float">
            <text:p>30256</text:p>
          </table:table-cell>
          <table:table-cell office:value-type="float" office:value="57744" calcext:value-type="float">
            <text:p>57744</text:p>
          </table:table-cell>
          <table:table-cell table:number-columns-repeated="1022"/>
        </table:table-row>
        <table:table-row table:style-name="ro1">
          <table:table-cell office:value-type="float" office:value="30267" calcext:value-type="float">
            <text:p>30267</text:p>
          </table:table-cell>
          <table:table-cell office:value-type="float" office:value="57745" calcext:value-type="float">
            <text:p>57745</text:p>
          </table:table-cell>
          <table:table-cell table:number-columns-repeated="1022"/>
        </table:table-row>
        <table:table-row table:style-name="ro1">
          <table:table-cell office:value-type="float" office:value="30279" calcext:value-type="float">
            <text:p>30279</text:p>
          </table:table-cell>
          <table:table-cell office:value-type="float" office:value="57746" calcext:value-type="float">
            <text:p>57746</text:p>
          </table:table-cell>
          <table:table-cell table:number-columns-repeated="1022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57747" calcext:value-type="float">
            <text:p>57747</text:p>
          </table:table-cell>
          <table:table-cell table:number-columns-repeated="1022"/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float" office:value="57748" calcext:value-type="float">
            <text:p>57748</text:p>
          </table:table-cell>
          <table:table-cell table:number-columns-repeated="1022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57749" calcext:value-type="float">
            <text:p>57749</text:p>
          </table:table-cell>
          <table:table-cell table:number-columns-repeated="1022"/>
        </table:table-row>
        <table:table-row table:style-name="ro1">
          <table:table-cell office:value-type="float" office:value="30296" calcext:value-type="float">
            <text:p>30296</text:p>
          </table:table-cell>
          <table:table-cell office:value-type="float" office:value="57750" calcext:value-type="float">
            <text:p>57750</text:p>
          </table:table-cell>
          <table:table-cell table:number-columns-repeated="1022"/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float" office:value="57751" calcext:value-type="float">
            <text:p>57751</text:p>
          </table:table-cell>
          <table:table-cell table:number-columns-repeated="1022"/>
        </table:table-row>
        <table:table-row table:style-name="ro1">
          <table:table-cell office:value-type="float" office:value="30306" calcext:value-type="float">
            <text:p>30306</text:p>
          </table:table-cell>
          <table:table-cell office:value-type="float" office:value="57752" calcext:value-type="float">
            <text:p>57752</text:p>
          </table:table-cell>
          <table:table-cell table:number-columns-repeated="1022"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57753" calcext:value-type="float">
            <text:p>57753</text:p>
          </table:table-cell>
          <table:table-cell table:number-columns-repeated="1022"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57754" calcext:value-type="float">
            <text:p>57754</text:p>
          </table:table-cell>
          <table:table-cell table:number-columns-repeated="1022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float" office:value="57755" calcext:value-type="float">
            <text:p>57755</text:p>
          </table:table-cell>
          <table:table-cell table:number-columns-repeated="1022"/>
        </table:table-row>
        <table:table-row table:style-name="ro1">
          <table:table-cell office:value-type="float" office:value="30311" calcext:value-type="float">
            <text:p>30311</text:p>
          </table:table-cell>
          <table:table-cell office:value-type="float" office:value="57756" calcext:value-type="float">
            <text:p>57756</text:p>
          </table:table-cell>
          <table:table-cell table:number-columns-repeated="1022"/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float" office:value="57757" calcext:value-type="float">
            <text:p>57757</text:p>
          </table:table-cell>
          <table:table-cell table:number-columns-repeated="1022"/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float" office:value="57758" calcext:value-type="float">
            <text:p>57758</text:p>
          </table:table-cell>
          <table:table-cell table:number-columns-repeated="1022"/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float" office:value="57759" calcext:value-type="float">
            <text:p>57759</text:p>
          </table:table-cell>
          <table:table-cell table:number-columns-repeated="1022"/>
        </table:table-row>
        <table:table-row table:style-name="ro1">
          <table:table-cell office:value-type="float" office:value="30326" calcext:value-type="float">
            <text:p>30326</text:p>
          </table:table-cell>
          <table:table-cell office:value-type="float" office:value="57760" calcext:value-type="float">
            <text:p>57760</text:p>
          </table:table-cell>
          <table:table-cell table:number-columns-repeated="1022"/>
        </table:table-row>
        <table:table-row table:style-name="ro1">
          <table:table-cell office:value-type="float" office:value="30328" calcext:value-type="float">
            <text:p>30328</text:p>
          </table:table-cell>
          <table:table-cell office:value-type="float" office:value="57761" calcext:value-type="float">
            <text:p>57761</text:p>
          </table:table-cell>
          <table:table-cell table:number-columns-repeated="1022"/>
        </table:table-row>
        <table:table-row table:style-name="ro1">
          <table:table-cell office:value-type="float" office:value="30332" calcext:value-type="float">
            <text:p>30332</text:p>
          </table:table-cell>
          <table:table-cell office:value-type="float" office:value="57762" calcext:value-type="float">
            <text:p>57762</text:p>
          </table:table-cell>
          <table:table-cell table:number-columns-repeated="1022"/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float" office:value="57763" calcext:value-type="float">
            <text:p>57763</text:p>
          </table:table-cell>
          <table:table-cell table:number-columns-repeated="1022"/>
        </table:table-row>
        <table:table-row table:style-name="ro1">
          <table:table-cell office:value-type="float" office:value="30339" calcext:value-type="float">
            <text:p>30339</text:p>
          </table:table-cell>
          <table:table-cell office:value-type="float" office:value="57764" calcext:value-type="float">
            <text:p>57764</text:p>
          </table:table-cell>
          <table:table-cell table:number-columns-repeated="1022"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57765" calcext:value-type="float">
            <text:p>57765</text:p>
          </table:table-cell>
          <table:table-cell table:number-columns-repeated="1022"/>
        </table:table-row>
        <table:table-row table:style-name="ro1">
          <table:table-cell office:value-type="float" office:value="30347" calcext:value-type="float">
            <text:p>30347</text:p>
          </table:table-cell>
          <table:table-cell office:value-type="float" office:value="57766" calcext:value-type="float">
            <text:p>57766</text:p>
          </table:table-cell>
          <table:table-cell table:number-columns-repeated="1022"/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57767" calcext:value-type="float">
            <text:p>57767</text:p>
          </table:table-cell>
          <table:table-cell table:number-columns-repeated="1022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float" office:value="57768" calcext:value-type="float">
            <text:p>57768</text:p>
          </table:table-cell>
          <table:table-cell table:number-columns-repeated="1022"/>
        </table:table-row>
        <table:table-row table:style-name="ro1">
          <table:table-cell office:value-type="float" office:value="30355" calcext:value-type="float">
            <text:p>30355</text:p>
          </table:table-cell>
          <table:table-cell office:value-type="float" office:value="57769" calcext:value-type="float">
            <text:p>57769</text:p>
          </table:table-cell>
          <table:table-cell table:number-columns-repeated="1022"/>
        </table:table-row>
        <table:table-row table:style-name="ro1">
          <table:table-cell office:value-type="float" office:value="30361" calcext:value-type="float">
            <text:p>30361</text:p>
          </table:table-cell>
          <table:table-cell office:value-type="float" office:value="57770" calcext:value-type="float">
            <text:p>57770</text:p>
          </table:table-cell>
          <table:table-cell table:number-columns-repeated="1022"/>
        </table:table-row>
        <table:table-row table:style-name="ro1">
          <table:table-cell office:value-type="float" office:value="30362" calcext:value-type="float">
            <text:p>30362</text:p>
          </table:table-cell>
          <table:table-cell office:value-type="float" office:value="57771" calcext:value-type="float">
            <text:p>57771</text:p>
          </table:table-cell>
          <table:table-cell table:number-columns-repeated="1022"/>
        </table:table-row>
        <table:table-row table:style-name="ro1">
          <table:table-cell office:value-type="float" office:value="30384" calcext:value-type="float">
            <text:p>30384</text:p>
          </table:table-cell>
          <table:table-cell office:value-type="float" office:value="57772" calcext:value-type="float">
            <text:p>57772</text:p>
          </table:table-cell>
          <table:table-cell table:number-columns-repeated="1022"/>
        </table:table-row>
        <table:table-row table:style-name="ro1">
          <table:table-cell office:value-type="float" office:value="30388" calcext:value-type="float">
            <text:p>30388</text:p>
          </table:table-cell>
          <table:table-cell office:value-type="float" office:value="57773" calcext:value-type="float">
            <text:p>57773</text:p>
          </table:table-cell>
          <table:table-cell table:number-columns-repeated="1022"/>
        </table:table-row>
        <table:table-row table:style-name="ro1">
          <table:table-cell office:value-type="float" office:value="30392" calcext:value-type="float">
            <text:p>30392</text:p>
          </table:table-cell>
          <table:table-cell office:value-type="float" office:value="57774" calcext:value-type="float">
            <text:p>57774</text:p>
          </table:table-cell>
          <table:table-cell table:number-columns-repeated="1022"/>
        </table:table-row>
        <table:table-row table:style-name="ro1">
          <table:table-cell office:value-type="float" office:value="30393" calcext:value-type="float">
            <text:p>30393</text:p>
          </table:table-cell>
          <table:table-cell office:value-type="float" office:value="57775" calcext:value-type="float">
            <text:p>57775</text:p>
          </table:table-cell>
          <table:table-cell table:number-columns-repeated="1022"/>
        </table:table-row>
        <table:table-row table:style-name="ro1">
          <table:table-cell office:value-type="float" office:value="30394" calcext:value-type="float">
            <text:p>30394</text:p>
          </table:table-cell>
          <table:table-cell office:value-type="float" office:value="57776" calcext:value-type="float">
            <text:p>57776</text:p>
          </table:table-cell>
          <table:table-cell table:number-columns-repeated="1022"/>
        </table:table-row>
        <table:table-row table:style-name="ro1">
          <table:table-cell office:value-type="float" office:value="30402" calcext:value-type="float">
            <text:p>30402</text:p>
          </table:table-cell>
          <table:table-cell office:value-type="float" office:value="57777" calcext:value-type="float">
            <text:p>57777</text:p>
          </table:table-cell>
          <table:table-cell table:number-columns-repeated="1022"/>
        </table:table-row>
        <table:table-row table:style-name="ro1">
          <table:table-cell office:value-type="float" office:value="30413" calcext:value-type="float">
            <text:p>30413</text:p>
          </table:table-cell>
          <table:table-cell office:value-type="float" office:value="57778" calcext:value-type="float">
            <text:p>57778</text:p>
          </table:table-cell>
          <table:table-cell table:number-columns-repeated="1022"/>
        </table:table-row>
        <table:table-row table:style-name="ro1">
          <table:table-cell office:value-type="float" office:value="30422" calcext:value-type="float">
            <text:p>30422</text:p>
          </table:table-cell>
          <table:table-cell office:value-type="float" office:value="57779" calcext:value-type="float">
            <text:p>57779</text:p>
          </table:table-cell>
          <table:table-cell table:number-columns-repeated="1022"/>
        </table:table-row>
        <table:table-row table:style-name="ro1">
          <table:table-cell office:value-type="float" office:value="30418" calcext:value-type="float">
            <text:p>30418</text:p>
          </table:table-cell>
          <table:table-cell office:value-type="float" office:value="57780" calcext:value-type="float">
            <text:p>57780</text:p>
          </table:table-cell>
          <table:table-cell table:number-columns-repeated="1022"/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57781" calcext:value-type="float">
            <text:p>57781</text:p>
          </table:table-cell>
          <table:table-cell table:number-columns-repeated="1022"/>
        </table:table-row>
        <table:table-row table:style-name="ro1">
          <table:table-cell office:value-type="float" office:value="30433" calcext:value-type="float">
            <text:p>30433</text:p>
          </table:table-cell>
          <table:table-cell office:value-type="float" office:value="57782" calcext:value-type="float">
            <text:p>57782</text:p>
          </table:table-cell>
          <table:table-cell table:number-columns-repeated="1022"/>
        </table:table-row>
        <table:table-row table:style-name="ro1">
          <table:table-cell office:value-type="float" office:value="30437" calcext:value-type="float">
            <text:p>30437</text:p>
          </table:table-cell>
          <table:table-cell office:value-type="float" office:value="57783" calcext:value-type="float">
            <text:p>57783</text:p>
          </table:table-cell>
          <table:table-cell table:number-columns-repeated="1022"/>
        </table:table-row>
        <table:table-row table:style-name="ro1">
          <table:table-cell office:value-type="float" office:value="30439" calcext:value-type="float">
            <text:p>30439</text:p>
          </table:table-cell>
          <table:table-cell office:value-type="float" office:value="57784" calcext:value-type="float">
            <text:p>57784</text:p>
          </table:table-cell>
          <table:table-cell table:number-columns-repeated="1022"/>
        </table:table-row>
        <table:table-row table:style-name="ro1">
          <table:table-cell office:value-type="float" office:value="30442" calcext:value-type="float">
            <text:p>30442</text:p>
          </table:table-cell>
          <table:table-cell office:value-type="float" office:value="57785" calcext:value-type="float">
            <text:p>57785</text:p>
          </table:table-cell>
          <table:table-cell table:number-columns-repeated="1022"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float" office:value="57786" calcext:value-type="float">
            <text:p>57786</text:p>
          </table:table-cell>
          <table:table-cell table:number-columns-repeated="1022"/>
        </table:table-row>
        <table:table-row table:style-name="ro1">
          <table:table-cell office:value-type="float" office:value="30459" calcext:value-type="float">
            <text:p>30459</text:p>
          </table:table-cell>
          <table:table-cell office:value-type="float" office:value="57787" calcext:value-type="float">
            <text:p>57787</text:p>
          </table:table-cell>
          <table:table-cell table:number-columns-repeated="1022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57788" calcext:value-type="float">
            <text:p>57788</text:p>
          </table:table-cell>
          <table:table-cell table:number-columns-repeated="1022"/>
        </table:table-row>
        <table:table-row table:style-name="ro1">
          <table:table-cell office:value-type="float" office:value="30471" calcext:value-type="float">
            <text:p>30471</text:p>
          </table:table-cell>
          <table:table-cell office:value-type="float" office:value="57789" calcext:value-type="float">
            <text:p>57789</text:p>
          </table:table-cell>
          <table:table-cell table:number-columns-repeated="1022"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57790" calcext:value-type="float">
            <text:p>57790</text:p>
          </table:table-cell>
          <table:table-cell table:number-columns-repeated="1022"/>
        </table:table-row>
        <table:table-row table:style-name="ro1">
          <table:table-cell office:value-type="float" office:value="30505" calcext:value-type="float">
            <text:p>30505</text:p>
          </table:table-cell>
          <table:table-cell office:value-type="float" office:value="57791" calcext:value-type="float">
            <text:p>57791</text:p>
          </table:table-cell>
          <table:table-cell table:number-columns-repeated="1022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57792" calcext:value-type="float">
            <text:p>57792</text:p>
          </table:table-cell>
          <table:table-cell table:number-columns-repeated="1022"/>
        </table:table-row>
        <table:table-row table:style-name="ro1">
          <table:table-cell office:value-type="float" office:value="30494" calcext:value-type="float">
            <text:p>30494</text:p>
          </table:table-cell>
          <table:table-cell office:value-type="float" office:value="57793" calcext:value-type="float">
            <text:p>57793</text:p>
          </table:table-cell>
          <table:table-cell table:number-columns-repeated="1022"/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float" office:value="57794" calcext:value-type="float">
            <text:p>57794</text:p>
          </table:table-cell>
          <table:table-cell table:number-columns-repeated="1022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57795" calcext:value-type="float">
            <text:p>57795</text:p>
          </table:table-cell>
          <table:table-cell table:number-columns-repeated="1022"/>
        </table:table-row>
        <table:table-row table:style-name="ro1">
          <table:table-cell office:value-type="float" office:value="30491" calcext:value-type="float">
            <text:p>30491</text:p>
          </table:table-cell>
          <table:table-cell office:value-type="float" office:value="57796" calcext:value-type="float">
            <text:p>57796</text:p>
          </table:table-cell>
          <table:table-cell table:number-columns-repeated="1022"/>
        </table:table-row>
        <table:table-row table:style-name="ro1">
          <table:table-cell office:value-type="float" office:value="30519" calcext:value-type="float">
            <text:p>30519</text:p>
          </table:table-cell>
          <table:table-cell office:value-type="float" office:value="57797" calcext:value-type="float">
            <text:p>57797</text:p>
          </table:table-cell>
          <table:table-cell table:number-columns-repeated="1022"/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57798" calcext:value-type="float">
            <text:p>57798</text:p>
          </table:table-cell>
          <table:table-cell table:number-columns-repeated="1022"/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float" office:value="57799" calcext:value-type="float">
            <text:p>57799</text:p>
          </table:table-cell>
          <table:table-cell table:number-columns-repeated="1022"/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float" office:value="57800" calcext:value-type="float">
            <text:p>57800</text:p>
          </table:table-cell>
          <table:table-cell table:number-columns-repeated="1022"/>
        </table:table-row>
        <table:table-row table:style-name="ro1">
          <table:table-cell office:value-type="float" office:value="30568" calcext:value-type="float">
            <text:p>30568</text:p>
          </table:table-cell>
          <table:table-cell office:value-type="float" office:value="57801" calcext:value-type="float">
            <text:p>57801</text:p>
          </table:table-cell>
          <table:table-cell table:number-columns-repeated="1022"/>
        </table:table-row>
        <table:table-row table:style-name="ro1">
          <table:table-cell office:value-type="float" office:value="30571" calcext:value-type="float">
            <text:p>30571</text:p>
          </table:table-cell>
          <table:table-cell office:value-type="float" office:value="57802" calcext:value-type="float">
            <text:p>57802</text:p>
          </table:table-cell>
          <table:table-cell table:number-columns-repeated="1022"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57803" calcext:value-type="float">
            <text:p>57803</text:p>
          </table:table-cell>
          <table:table-cell table:number-columns-repeated="1022"/>
        </table:table-row>
        <table:table-row table:style-name="ro1">
          <table:table-cell office:value-type="float" office:value="30565" calcext:value-type="float">
            <text:p>30565</text:p>
          </table:table-cell>
          <table:table-cell office:value-type="float" office:value="57804" calcext:value-type="float">
            <text:p>57804</text:p>
          </table:table-cell>
          <table:table-cell table:number-columns-repeated="1022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57805" calcext:value-type="float">
            <text:p>57805</text:p>
          </table:table-cell>
          <table:table-cell table:number-columns-repeated="1022"/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float" office:value="57806" calcext:value-type="float">
            <text:p>57806</text:p>
          </table:table-cell>
          <table:table-cell table:number-columns-repeated="1022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57807" calcext:value-type="float">
            <text:p>57807</text:p>
          </table:table-cell>
          <table:table-cell table:number-columns-repeated="1022"/>
        </table:table-row>
        <table:table-row table:style-name="ro1">
          <table:table-cell office:value-type="float" office:value="30606" calcext:value-type="float">
            <text:p>30606</text:p>
          </table:table-cell>
          <table:table-cell office:value-type="float" office:value="57808" calcext:value-type="float">
            <text:p>57808</text:p>
          </table:table-cell>
          <table:table-cell table:number-columns-repeated="1022"/>
        </table:table-row>
        <table:table-row table:style-name="ro1">
          <table:table-cell office:value-type="float" office:value="30603" calcext:value-type="float">
            <text:p>30603</text:p>
          </table:table-cell>
          <table:table-cell office:value-type="float" office:value="57809" calcext:value-type="float">
            <text:p>57809</text:p>
          </table:table-cell>
          <table:table-cell table:number-columns-repeated="1022"/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float" office:value="57810" calcext:value-type="float">
            <text:p>57810</text:p>
          </table:table-cell>
          <table:table-cell table:number-columns-repeated="1022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57811" calcext:value-type="float">
            <text:p>57811</text:p>
          </table:table-cell>
          <table:table-cell table:number-columns-repeated="1022"/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float" office:value="57812" calcext:value-type="float">
            <text:p>57812</text:p>
          </table:table-cell>
          <table:table-cell table:number-columns-repeated="1022"/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57813" calcext:value-type="float">
            <text:p>57813</text:p>
          </table:table-cell>
          <table:table-cell table:number-columns-repeated="1022"/>
        </table:table-row>
        <table:table-row table:style-name="ro1">
          <table:table-cell office:value-type="float" office:value="30646" calcext:value-type="float">
            <text:p>30646</text:p>
          </table:table-cell>
          <table:table-cell office:value-type="float" office:value="57814" calcext:value-type="float">
            <text:p>57814</text:p>
          </table:table-cell>
          <table:table-cell table:number-columns-repeated="1022"/>
        </table:table-row>
        <table:table-row table:style-name="ro1">
          <table:table-cell office:value-type="float" office:value="30649" calcext:value-type="float">
            <text:p>30649</text:p>
          </table:table-cell>
          <table:table-cell office:value-type="float" office:value="57815" calcext:value-type="float">
            <text:p>57815</text:p>
          </table:table-cell>
          <table:table-cell table:number-columns-repeated="1022"/>
        </table:table-row>
        <table:table-row table:style-name="ro1">
          <table:table-cell office:value-type="float" office:value="30655" calcext:value-type="float">
            <text:p>30655</text:p>
          </table:table-cell>
          <table:table-cell office:value-type="float" office:value="57816" calcext:value-type="float">
            <text:p>57816</text:p>
          </table:table-cell>
          <table:table-cell table:number-columns-repeated="1022"/>
        </table:table-row>
        <table:table-row table:style-name="ro1">
          <table:table-cell office:value-type="float" office:value="30652" calcext:value-type="float">
            <text:p>30652</text:p>
          </table:table-cell>
          <table:table-cell office:value-type="float" office:value="57817" calcext:value-type="float">
            <text:p>57817</text:p>
          </table:table-cell>
          <table:table-cell table:number-columns-repeated="1022"/>
        </table:table-row>
        <table:table-row table:style-name="ro1">
          <table:table-cell office:value-type="float" office:value="30653" calcext:value-type="float">
            <text:p>30653</text:p>
          </table:table-cell>
          <table:table-cell office:value-type="float" office:value="57818" calcext:value-type="float">
            <text:p>57818</text:p>
          </table:table-cell>
          <table:table-cell table:number-columns-repeated="1022"/>
        </table:table-row>
        <table:table-row table:style-name="ro1">
          <table:table-cell office:value-type="float" office:value="30651" calcext:value-type="float">
            <text:p>30651</text:p>
          </table:table-cell>
          <table:table-cell office:value-type="float" office:value="57819" calcext:value-type="float">
            <text:p>57819</text:p>
          </table:table-cell>
          <table:table-cell table:number-columns-repeated="1022"/>
        </table:table-row>
        <table:table-row table:style-name="ro1">
          <table:table-cell office:value-type="float" office:value="30663" calcext:value-type="float">
            <text:p>30663</text:p>
          </table:table-cell>
          <table:table-cell office:value-type="float" office:value="57820" calcext:value-type="float">
            <text:p>57820</text:p>
          </table:table-cell>
          <table:table-cell table:number-columns-repeated="1022"/>
        </table:table-row>
        <table:table-row table:style-name="ro1">
          <table:table-cell office:value-type="float" office:value="30669" calcext:value-type="float">
            <text:p>30669</text:p>
          </table:table-cell>
          <table:table-cell office:value-type="float" office:value="57821" calcext:value-type="float">
            <text:p>57821</text:p>
          </table:table-cell>
          <table:table-cell table:number-columns-repeated="1022"/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float" office:value="57822" calcext:value-type="float">
            <text:p>57822</text:p>
          </table:table-cell>
          <table:table-cell table:number-columns-repeated="1022"/>
        </table:table-row>
        <table:table-row table:style-name="ro1">
          <table:table-cell office:value-type="float" office:value="30682" calcext:value-type="float">
            <text:p>30682</text:p>
          </table:table-cell>
          <table:table-cell office:value-type="float" office:value="57823" calcext:value-type="float">
            <text:p>57823</text:p>
          </table:table-cell>
          <table:table-cell table:number-columns-repeated="1022"/>
        </table:table-row>
        <table:table-row table:style-name="ro1">
          <table:table-cell office:value-type="float" office:value="30684" calcext:value-type="float">
            <text:p>30684</text:p>
          </table:table-cell>
          <table:table-cell office:value-type="float" office:value="57824" calcext:value-type="float">
            <text:p>57824</text:p>
          </table:table-cell>
          <table:table-cell table:number-columns-repeated="1022"/>
        </table:table-row>
        <table:table-row table:style-name="ro1">
          <table:table-cell office:value-type="float" office:value="30691" calcext:value-type="float">
            <text:p>30691</text:p>
          </table:table-cell>
          <table:table-cell office:value-type="float" office:value="57825" calcext:value-type="float">
            <text:p>57825</text:p>
          </table:table-cell>
          <table:table-cell table:number-columns-repeated="1022"/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float" office:value="57826" calcext:value-type="float">
            <text:p>57826</text:p>
          </table:table-cell>
          <table:table-cell table:number-columns-repeated="1022"/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float" office:value="57827" calcext:value-type="float">
            <text:p>57827</text:p>
          </table:table-cell>
          <table:table-cell table:number-columns-repeated="1022"/>
        </table:table-row>
        <table:table-row table:style-name="ro1">
          <table:table-cell office:value-type="float" office:value="30732" calcext:value-type="float">
            <text:p>30732</text:p>
          </table:table-cell>
          <table:table-cell office:value-type="float" office:value="57828" calcext:value-type="float">
            <text:p>57828</text:p>
          </table:table-cell>
          <table:table-cell table:number-columns-repeated="1022"/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float" office:value="57829" calcext:value-type="float">
            <text:p>57829</text:p>
          </table:table-cell>
          <table:table-cell table:number-columns-repeated="1022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57830" calcext:value-type="float">
            <text:p>57830</text:p>
          </table:table-cell>
          <table:table-cell table:number-columns-repeated="1022"/>
        </table:table-row>
        <table:table-row table:style-name="ro1">
          <table:table-cell office:value-type="float" office:value="30752" calcext:value-type="float">
            <text:p>30752</text:p>
          </table:table-cell>
          <table:table-cell office:value-type="float" office:value="57831" calcext:value-type="float">
            <text:p>57831</text:p>
          </table:table-cell>
          <table:table-cell table:number-columns-repeated="1022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57832" calcext:value-type="float">
            <text:p>57832</text:p>
          </table:table-cell>
          <table:table-cell table:number-columns-repeated="1022"/>
        </table:table-row>
        <table:table-row table:style-name="ro1">
          <table:table-cell office:value-type="float" office:value="30789" calcext:value-type="float">
            <text:p>30789</text:p>
          </table:table-cell>
          <table:table-cell office:value-type="float" office:value="57833" calcext:value-type="float">
            <text:p>57833</text:p>
          </table:table-cell>
          <table:table-cell table:number-columns-repeated="1022"/>
        </table:table-row>
        <table:table-row table:style-name="ro1">
          <table:table-cell office:value-type="float" office:value="30862" calcext:value-type="float">
            <text:p>30862</text:p>
          </table:table-cell>
          <table:table-cell office:value-type="float" office:value="57834" calcext:value-type="float">
            <text:p>57834</text:p>
          </table:table-cell>
          <table:table-cell table:number-columns-repeated="1022"/>
        </table:table-row>
        <table:table-row table:style-name="ro1">
          <table:table-cell office:value-type="float" office:value="30836" calcext:value-type="float">
            <text:p>30836</text:p>
          </table:table-cell>
          <table:table-cell office:value-type="float" office:value="57835" calcext:value-type="float">
            <text:p>57835</text:p>
          </table:table-cell>
          <table:table-cell table:number-columns-repeated="1022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57836" calcext:value-type="float">
            <text:p>57836</text:p>
          </table:table-cell>
          <table:table-cell table:number-columns-repeated="1022"/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float" office:value="57837" calcext:value-type="float">
            <text:p>57837</text:p>
          </table:table-cell>
          <table:table-cell table:number-columns-repeated="1022"/>
        </table:table-row>
        <table:table-row table:style-name="ro1">
          <table:table-cell office:value-type="float" office:value="30874" calcext:value-type="float">
            <text:p>30874</text:p>
          </table:table-cell>
          <table:table-cell office:value-type="float" office:value="57838" calcext:value-type="float">
            <text:p>57838</text:p>
          </table:table-cell>
          <table:table-cell table:number-columns-repeated="1022"/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57839" calcext:value-type="float">
            <text:p>57839</text:p>
          </table:table-cell>
          <table:table-cell table:number-columns-repeated="1022"/>
        </table:table-row>
        <table:table-row table:style-name="ro1">
          <table:table-cell office:value-type="float" office:value="30883" calcext:value-type="float">
            <text:p>30883</text:p>
          </table:table-cell>
          <table:table-cell office:value-type="float" office:value="57840" calcext:value-type="float">
            <text:p>57840</text:p>
          </table:table-cell>
          <table:table-cell table:number-columns-repeated="1022"/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float" office:value="57841" calcext:value-type="float">
            <text:p>57841</text:p>
          </table:table-cell>
          <table:table-cell table:number-columns-repeated="1022"/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57842" calcext:value-type="float">
            <text:p>57842</text:p>
          </table:table-cell>
          <table:table-cell table:number-columns-repeated="1022"/>
        </table:table-row>
        <table:table-row table:style-name="ro1">
          <table:table-cell office:value-type="float" office:value="30895" calcext:value-type="float">
            <text:p>30895</text:p>
          </table:table-cell>
          <table:table-cell office:value-type="float" office:value="57843" calcext:value-type="float">
            <text:p>57843</text:p>
          </table:table-cell>
          <table:table-cell table:number-columns-repeated="1022"/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float" office:value="57844" calcext:value-type="float">
            <text:p>57844</text:p>
          </table:table-cell>
          <table:table-cell table:number-columns-repeated="1022"/>
        </table:table-row>
        <table:table-row table:style-name="ro1">
          <table:table-cell office:value-type="float" office:value="30918" calcext:value-type="float">
            <text:p>30918</text:p>
          </table:table-cell>
          <table:table-cell office:value-type="float" office:value="57845" calcext:value-type="float">
            <text:p>57845</text:p>
          </table:table-cell>
          <table:table-cell table:number-columns-repeated="1022"/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float" office:value="57846" calcext:value-type="float">
            <text:p>57846</text:p>
          </table:table-cell>
          <table:table-cell table:number-columns-repeated="1022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57847" calcext:value-type="float">
            <text:p>57847</text:p>
          </table:table-cell>
          <table:table-cell table:number-columns-repeated="1022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57848" calcext:value-type="float">
            <text:p>57848</text:p>
          </table:table-cell>
          <table:table-cell table:number-columns-repeated="1022"/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float" office:value="57849" calcext:value-type="float">
            <text:p>57849</text:p>
          </table:table-cell>
          <table:table-cell table:number-columns-repeated="1022"/>
        </table:table-row>
        <table:table-row table:style-name="ro1">
          <table:table-cell office:value-type="float" office:value="30917" calcext:value-type="float">
            <text:p>30917</text:p>
          </table:table-cell>
          <table:table-cell office:value-type="float" office:value="57850" calcext:value-type="float">
            <text:p>57850</text:p>
          </table:table-cell>
          <table:table-cell table:number-columns-repeated="1022"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float" office:value="57851" calcext:value-type="float">
            <text:p>57851</text:p>
          </table:table-cell>
          <table:table-cell table:number-columns-repeated="1022"/>
        </table:table-row>
        <table:table-row table:style-name="ro1">
          <table:table-cell office:value-type="float" office:value="30956" calcext:value-type="float">
            <text:p>30956</text:p>
          </table:table-cell>
          <table:table-cell office:value-type="float" office:value="57852" calcext:value-type="float">
            <text:p>57852</text:p>
          </table:table-cell>
          <table:table-cell table:number-columns-repeated="1022"/>
        </table:table-row>
        <table:table-row table:style-name="ro1">
          <table:table-cell office:value-type="float" office:value="30951" calcext:value-type="float">
            <text:p>30951</text:p>
          </table:table-cell>
          <table:table-cell office:value-type="float" office:value="57920" calcext:value-type="float">
            <text:p>57920</text:p>
          </table:table-cell>
          <table:table-cell table:number-columns-repeated="1022"/>
        </table:table-row>
        <table:table-row table:style-name="ro1">
          <table:table-cell office:value-type="float" office:value="30938" calcext:value-type="float">
            <text:p>30938</text:p>
          </table:table-cell>
          <table:table-cell office:value-type="float" office:value="57921" calcext:value-type="float">
            <text:p>57921</text:p>
          </table:table-cell>
          <table:table-cell table:number-columns-repeated="1022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float" office:value="57922" calcext:value-type="float">
            <text:p>57922</text:p>
          </table:table-cell>
          <table:table-cell table:number-columns-repeated="1022"/>
        </table:table-row>
        <table:table-row table:style-name="ro1">
          <table:table-cell office:value-type="float" office:value="30964" calcext:value-type="float">
            <text:p>30964</text:p>
          </table:table-cell>
          <table:table-cell office:value-type="float" office:value="57923" calcext:value-type="float">
            <text:p>57923</text:p>
          </table:table-cell>
          <table:table-cell table:number-columns-repeated="1022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float" office:value="57924" calcext:value-type="float">
            <text:p>57924</text:p>
          </table:table-cell>
          <table:table-cell table:number-columns-repeated="1022"/>
        </table:table-row>
        <table:table-row table:style-name="ro1">
          <table:table-cell office:value-type="float" office:value="30994" calcext:value-type="float">
            <text:p>30994</text:p>
          </table:table-cell>
          <table:table-cell office:value-type="float" office:value="57925" calcext:value-type="float">
            <text:p>57925</text:p>
          </table:table-cell>
          <table:table-cell table:number-columns-repeated="1022"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57926" calcext:value-type="float">
            <text:p>57926</text:p>
          </table:table-cell>
          <table:table-cell table:number-columns-repeated="1022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57927" calcext:value-type="float">
            <text:p>57927</text:p>
          </table:table-cell>
          <table:table-cell table:number-columns-repeated="1022"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57928" calcext:value-type="float">
            <text:p>57928</text:p>
          </table:table-cell>
          <table:table-cell table:number-columns-repeated="1022"/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float" office:value="57929" calcext:value-type="float">
            <text:p>57929</text:p>
          </table:table-cell>
          <table:table-cell table:number-columns-repeated="1022"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57930" calcext:value-type="float">
            <text:p>57930</text:p>
          </table:table-cell>
          <table:table-cell table:number-columns-repeated="1022"/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57931" calcext:value-type="float">
            <text:p>57931</text:p>
          </table:table-cell>
          <table:table-cell table:number-columns-repeated="1022"/>
        </table:table-row>
        <table:table-row table:style-name="ro1">
          <table:table-cell office:value-type="float" office:value="31063" calcext:value-type="float">
            <text:p>31063</text:p>
          </table:table-cell>
          <table:table-cell office:value-type="float" office:value="57932" calcext:value-type="float">
            <text:p>57932</text:p>
          </table:table-cell>
          <table:table-cell table:number-columns-repeated="1022"/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float" office:value="57933" calcext:value-type="float">
            <text:p>57933</text:p>
          </table:table-cell>
          <table:table-cell table:number-columns-repeated="1022"/>
        </table:table-row>
        <table:table-row table:style-name="ro1">
          <table:table-cell office:value-type="float" office:value="31066" calcext:value-type="float">
            <text:p>31066</text:p>
          </table:table-cell>
          <table:table-cell office:value-type="float" office:value="57934" calcext:value-type="float">
            <text:p>57934</text:p>
          </table:table-cell>
          <table:table-cell table:number-columns-repeated="1022"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57935" calcext:value-type="float">
            <text:p>57935</text:p>
          </table:table-cell>
          <table:table-cell table:number-columns-repeated="1022"/>
        </table:table-row>
        <table:table-row table:style-name="ro1">
          <table:table-cell office:value-type="float" office:value="31059" calcext:value-type="float">
            <text:p>31059</text:p>
          </table:table-cell>
          <table:table-cell office:value-type="float" office:value="57936" calcext:value-type="float">
            <text:p>57936</text:p>
          </table:table-cell>
          <table:table-cell table:number-columns-repeated="1022"/>
        </table:table-row>
        <table:table-row table:style-name="ro1">
          <table:table-cell office:value-type="float" office:value="31098" calcext:value-type="float">
            <text:p>31098</text:p>
          </table:table-cell>
          <table:table-cell office:value-type="float" office:value="57937" calcext:value-type="float">
            <text:p>57937</text:p>
          </table:table-cell>
          <table:table-cell table:number-columns-repeated="1022"/>
        </table:table-row>
        <table:table-row table:style-name="ro1">
          <table:table-cell office:value-type="float" office:value="31103" calcext:value-type="float">
            <text:p>31103</text:p>
          </table:table-cell>
          <table:table-cell office:value-type="float" office:value="57938" calcext:value-type="float">
            <text:p>57938</text:p>
          </table:table-cell>
          <table:table-cell table:number-columns-repeated="1022"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float" office:value="57939" calcext:value-type="float">
            <text:p>57939</text:p>
          </table:table-cell>
          <table:table-cell table:number-columns-repeated="1022"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float" office:value="57940" calcext:value-type="float">
            <text:p>57940</text:p>
          </table:table-cell>
          <table:table-cell table:number-columns-repeated="1022"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float" office:value="57941" calcext:value-type="float">
            <text:p>57941</text:p>
          </table:table-cell>
          <table:table-cell table:number-columns-repeated="1022"/>
        </table:table-row>
        <table:table-row table:style-name="ro1">
          <table:table-cell office:value-type="float" office:value="40779" calcext:value-type="float">
            <text:p>40779</text:p>
          </table:table-cell>
          <table:table-cell office:value-type="float" office:value="57942" calcext:value-type="float">
            <text:p>57942</text:p>
          </table:table-cell>
          <table:table-cell table:number-columns-repeated="1022"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float" office:value="57943" calcext:value-type="float">
            <text:p>57943</text:p>
          </table:table-cell>
          <table:table-cell table:number-columns-repeated="1022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57944" calcext:value-type="float">
            <text:p>57944</text:p>
          </table:table-cell>
          <table:table-cell table:number-columns-repeated="1022"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float" office:value="57945" calcext:value-type="float">
            <text:p>57945</text:p>
          </table:table-cell>
          <table:table-cell table:number-columns-repeated="1022"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float" office:value="57946" calcext:value-type="float">
            <text:p>57946</text:p>
          </table:table-cell>
          <table:table-cell table:number-columns-repeated="1022"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float" office:value="57947" calcext:value-type="float">
            <text:p>57947</text:p>
          </table:table-cell>
          <table:table-cell table:number-columns-repeated="1022"/>
        </table:table-row>
        <table:table-row table:style-name="ro1">
          <table:table-cell office:value-type="float" office:value="31177" calcext:value-type="float">
            <text:p>31177</text:p>
          </table:table-cell>
          <table:table-cell office:value-type="float" office:value="57948" calcext:value-type="float">
            <text:p>57948</text:p>
          </table:table-cell>
          <table:table-cell table:number-columns-repeated="1022"/>
        </table:table-row>
        <table:table-row table:style-name="ro1">
          <table:table-cell office:value-type="float" office:value="31189" calcext:value-type="float">
            <text:p>31189</text:p>
          </table:table-cell>
          <table:table-cell office:value-type="float" office:value="57949" calcext:value-type="float">
            <text:p>57949</text:p>
          </table:table-cell>
          <table:table-cell table:number-columns-repeated="1022"/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float" office:value="57950" calcext:value-type="float">
            <text:p>57950</text:p>
          </table:table-cell>
          <table:table-cell table:number-columns-repeated="1022"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float" office:value="57951" calcext:value-type="float">
            <text:p>57951</text:p>
          </table:table-cell>
          <table:table-cell table:number-columns-repeated="1022"/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57952" calcext:value-type="float">
            <text:p>57952</text:p>
          </table:table-cell>
          <table:table-cell table:number-columns-repeated="1022"/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float" office:value="57953" calcext:value-type="float">
            <text:p>57953</text:p>
          </table:table-cell>
          <table:table-cell table:number-columns-repeated="1022"/>
        </table:table-row>
        <table:table-row table:style-name="ro1">
          <table:table-cell office:value-type="float" office:value="31240" calcext:value-type="float">
            <text:p>31240</text:p>
          </table:table-cell>
          <table:table-cell office:value-type="float" office:value="57954" calcext:value-type="float">
            <text:p>57954</text:p>
          </table:table-cell>
          <table:table-cell table:number-columns-repeated="1022"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float" office:value="57955" calcext:value-type="float">
            <text:p>57955</text:p>
          </table:table-cell>
          <table:table-cell table:number-columns-repeated="1022"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float" office:value="57956" calcext:value-type="float">
            <text:p>57956</text:p>
          </table:table-cell>
          <table:table-cell table:number-columns-repeated="1022"/>
        </table:table-row>
        <table:table-row table:style-name="ro1">
          <table:table-cell office:value-type="float" office:value="31257" calcext:value-type="float">
            <text:p>31257</text:p>
          </table:table-cell>
          <table:table-cell office:value-type="float" office:value="57957" calcext:value-type="float">
            <text:p>57957</text:p>
          </table:table-cell>
          <table:table-cell table:number-columns-repeated="1022"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float" office:value="57958" calcext:value-type="float">
            <text:p>57958</text:p>
          </table:table-cell>
          <table:table-cell table:number-columns-repeated="1022"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float" office:value="57959" calcext:value-type="float">
            <text:p>57959</text:p>
          </table:table-cell>
          <table:table-cell table:number-columns-repeated="1022"/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float" office:value="57960" calcext:value-type="float">
            <text:p>57960</text:p>
          </table:table-cell>
          <table:table-cell table:number-columns-repeated="1022"/>
        </table:table-row>
        <table:table-row table:style-name="ro1">
          <table:table-cell office:value-type="float" office:value="31281" calcext:value-type="float">
            <text:p>31281</text:p>
          </table:table-cell>
          <table:table-cell office:value-type="float" office:value="57961" calcext:value-type="float">
            <text:p>57961</text:p>
          </table:table-cell>
          <table:table-cell table:number-columns-repeated="1022"/>
        </table:table-row>
        <table:table-row table:style-name="ro1">
          <table:table-cell office:value-type="float" office:value="31291" calcext:value-type="float">
            <text:p>31291</text:p>
          </table:table-cell>
          <table:table-cell office:value-type="float" office:value="57962" calcext:value-type="float">
            <text:p>57962</text:p>
          </table:table-cell>
          <table:table-cell table:number-columns-repeated="1022"/>
        </table:table-row>
        <table:table-row table:style-name="ro1">
          <table:table-cell office:value-type="float" office:value="31294" calcext:value-type="float">
            <text:p>31294</text:p>
          </table:table-cell>
          <table:table-cell office:value-type="float" office:value="57963" calcext:value-type="float">
            <text:p>57963</text:p>
          </table:table-cell>
          <table:table-cell table:number-columns-repeated="1022"/>
        </table:table-row>
        <table:table-row table:style-name="ro1">
          <table:table-cell office:value-type="float" office:value="31287" calcext:value-type="float">
            <text:p>31287</text:p>
          </table:table-cell>
          <table:table-cell office:value-type="float" office:value="57964" calcext:value-type="float">
            <text:p>57964</text:p>
          </table:table-cell>
          <table:table-cell table:number-columns-repeated="1022"/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57965" calcext:value-type="float">
            <text:p>57965</text:p>
          </table:table-cell>
          <table:table-cell table:number-columns-repeated="1022"/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float" office:value="57966" calcext:value-type="float">
            <text:p>57966</text:p>
          </table:table-cell>
          <table:table-cell table:number-columns-repeated="1022"/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57967" calcext:value-type="float">
            <text:p>57967</text:p>
          </table:table-cell>
          <table:table-cell table:number-columns-repeated="1022"/>
        </table:table-row>
        <table:table-row table:style-name="ro1">
          <table:table-cell office:value-type="float" office:value="31329" calcext:value-type="float">
            <text:p>31329</text:p>
          </table:table-cell>
          <table:table-cell office:value-type="float" office:value="57968" calcext:value-type="float">
            <text:p>57968</text:p>
          </table:table-cell>
          <table:table-cell table:number-columns-repeated="1022"/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float" office:value="57969" calcext:value-type="float">
            <text:p>57969</text:p>
          </table:table-cell>
          <table:table-cell table:number-columns-repeated="1022"/>
        </table:table-row>
        <table:table-row table:style-name="ro1">
          <table:table-cell office:value-type="float" office:value="31337" calcext:value-type="float">
            <text:p>31337</text:p>
          </table:table-cell>
          <table:table-cell office:value-type="float" office:value="57970" calcext:value-type="float">
            <text:p>57970</text:p>
          </table:table-cell>
          <table:table-cell table:number-columns-repeated="1022"/>
        </table:table-row>
        <table:table-row table:style-name="ro1">
          <table:table-cell office:value-type="float" office:value="40861" calcext:value-type="float">
            <text:p>40861</text:p>
          </table:table-cell>
          <table:table-cell office:value-type="float" office:value="57971" calcext:value-type="float">
            <text:p>57971</text:p>
          </table:table-cell>
          <table:table-cell table:number-columns-repeated="1022"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57972" calcext:value-type="float">
            <text:p>57972</text:p>
          </table:table-cell>
          <table:table-cell table:number-columns-repeated="1022"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float" office:value="57973" calcext:value-type="float">
            <text:p>57973</text:p>
          </table:table-cell>
          <table:table-cell table:number-columns-repeated="1022"/>
        </table:table-row>
        <table:table-row table:style-name="ro1">
          <table:table-cell office:value-type="float" office:value="31357" calcext:value-type="float">
            <text:p>31357</text:p>
          </table:table-cell>
          <table:table-cell office:value-type="float" office:value="57974" calcext:value-type="float">
            <text:p>57974</text:p>
          </table:table-cell>
          <table:table-cell table:number-columns-repeated="1022"/>
        </table:table-row>
        <table:table-row table:style-name="ro1">
          <table:table-cell office:value-type="float" office:value="31368" calcext:value-type="float">
            <text:p>31368</text:p>
          </table:table-cell>
          <table:table-cell office:value-type="float" office:value="57975" calcext:value-type="float">
            <text:p>57975</text:p>
          </table:table-cell>
          <table:table-cell table:number-columns-repeated="1022"/>
        </table:table-row>
        <table:table-row table:style-name="ro1">
          <table:table-cell office:value-type="float" office:value="31383" calcext:value-type="float">
            <text:p>31383</text:p>
          </table:table-cell>
          <table:table-cell office:value-type="float" office:value="57976" calcext:value-type="float">
            <text:p>57976</text:p>
          </table:table-cell>
          <table:table-cell table:number-columns-repeated="1022"/>
        </table:table-row>
        <table:table-row table:style-name="ro1">
          <table:table-cell office:value-type="float" office:value="31381" calcext:value-type="float">
            <text:p>31381</text:p>
          </table:table-cell>
          <table:table-cell office:value-type="float" office:value="57977" calcext:value-type="float">
            <text:p>57977</text:p>
          </table:table-cell>
          <table:table-cell table:number-columns-repeated="1022"/>
        </table:table-row>
        <table:table-row table:style-name="ro1">
          <table:table-cell office:value-type="float" office:value="31384" calcext:value-type="float">
            <text:p>31384</text:p>
          </table:table-cell>
          <table:table-cell office:value-type="float" office:value="57978" calcext:value-type="float">
            <text:p>57978</text:p>
          </table:table-cell>
          <table:table-cell table:number-columns-repeated="1022"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57979" calcext:value-type="float">
            <text:p>57979</text:p>
          </table:table-cell>
          <table:table-cell table:number-columns-repeated="1022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float" office:value="57980" calcext:value-type="float">
            <text:p>57980</text:p>
          </table:table-cell>
          <table:table-cell table:number-columns-repeated="1022"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float" office:value="57981" calcext:value-type="float">
            <text:p>57981</text:p>
          </table:table-cell>
          <table:table-cell table:number-columns-repeated="1022"/>
        </table:table-row>
        <table:table-row table:style-name="ro1">
          <table:table-cell office:value-type="float" office:value="31408" calcext:value-type="float">
            <text:p>31408</text:p>
          </table:table-cell>
          <table:table-cell office:value-type="float" office:value="57982" calcext:value-type="float">
            <text:p>57982</text:p>
          </table:table-cell>
          <table:table-cell table:number-columns-repeated="1022"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float" office:value="57984" calcext:value-type="float">
            <text:p>57984</text:p>
          </table:table-cell>
          <table:table-cell table:number-columns-repeated="1022"/>
        </table:table-row>
        <table:table-row table:style-name="ro1">
          <table:table-cell office:value-type="float" office:value="31429" calcext:value-type="float">
            <text:p>31429</text:p>
          </table:table-cell>
          <table:table-cell office:value-type="float" office:value="57985" calcext:value-type="float">
            <text:p>57985</text:p>
          </table:table-cell>
          <table:table-cell table:number-columns-repeated="1022"/>
        </table:table-row>
        <table:table-row table:style-name="ro1">
          <table:table-cell office:value-type="float" office:value="31428" calcext:value-type="float">
            <text:p>31428</text:p>
          </table:table-cell>
          <table:table-cell office:value-type="float" office:value="57986" calcext:value-type="float">
            <text:p>57986</text:p>
          </table:table-cell>
          <table:table-cell table:number-columns-repeated="1022"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float" office:value="57987" calcext:value-type="float">
            <text:p>57987</text:p>
          </table:table-cell>
          <table:table-cell table:number-columns-repeated="1022"/>
        </table:table-row>
        <table:table-row table:style-name="ro1">
          <table:table-cell office:value-type="float" office:value="36995" calcext:value-type="float">
            <text:p>36995</text:p>
          </table:table-cell>
          <table:table-cell office:value-type="float" office:value="57988" calcext:value-type="float">
            <text:p>57988</text:p>
          </table:table-cell>
          <table:table-cell table:number-columns-repeated="1022"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float" office:value="57989" calcext:value-type="float">
            <text:p>57989</text:p>
          </table:table-cell>
          <table:table-cell table:number-columns-repeated="1022"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float" office:value="57990" calcext:value-type="float">
            <text:p>57990</text:p>
          </table:table-cell>
          <table:table-cell table:number-columns-repeated="1022"/>
        </table:table-row>
        <table:table-row table:style-name="ro1">
          <table:table-cell office:value-type="float" office:value="31437" calcext:value-type="float">
            <text:p>31437</text:p>
          </table:table-cell>
          <table:table-cell office:value-type="float" office:value="57991" calcext:value-type="float">
            <text:p>57991</text:p>
          </table:table-cell>
          <table:table-cell table:number-columns-repeated="1022"/>
        </table:table-row>
        <table:table-row table:style-name="ro1">
          <table:table-cell office:value-type="float" office:value="31439" calcext:value-type="float">
            <text:p>31439</text:p>
          </table:table-cell>
          <table:table-cell office:value-type="float" office:value="57992" calcext:value-type="float">
            <text:p>57992</text:p>
          </table:table-cell>
          <table:table-cell table:number-columns-repeated="1022"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float" office:value="57993" calcext:value-type="float">
            <text:p>57993</text:p>
          </table:table-cell>
          <table:table-cell table:number-columns-repeated="1022"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float" office:value="57994" calcext:value-type="float">
            <text:p>57994</text:p>
          </table:table-cell>
          <table:table-cell table:number-columns-repeated="1022"/>
        </table:table-row>
        <table:table-row table:style-name="ro1">
          <table:table-cell office:value-type="float" office:value="31449" calcext:value-type="float">
            <text:p>31449</text:p>
          </table:table-cell>
          <table:table-cell office:value-type="float" office:value="57995" calcext:value-type="float">
            <text:p>57995</text:p>
          </table:table-cell>
          <table:table-cell table:number-columns-repeated="1022"/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57996" calcext:value-type="float">
            <text:p>57996</text:p>
          </table:table-cell>
          <table:table-cell table:number-columns-repeated="1022"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float" office:value="57997" calcext:value-type="float">
            <text:p>57997</text:p>
          </table:table-cell>
          <table:table-cell table:number-columns-repeated="1022"/>
        </table:table-row>
        <table:table-row table:style-name="ro1">
          <table:table-cell office:value-type="float" office:value="31457" calcext:value-type="float">
            <text:p>31457</text:p>
          </table:table-cell>
          <table:table-cell office:value-type="float" office:value="57998" calcext:value-type="float">
            <text:p>57998</text:p>
          </table:table-cell>
          <table:table-cell table:number-columns-repeated="1022"/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57999" calcext:value-type="float">
            <text:p>57999</text:p>
          </table:table-cell>
          <table:table-cell table:number-columns-repeated="1022"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float" office:value="58000" calcext:value-type="float">
            <text:p>58000</text:p>
          </table:table-cell>
          <table:table-cell table:number-columns-repeated="1022"/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float" office:value="58001" calcext:value-type="float">
            <text:p>58001</text:p>
          </table:table-cell>
          <table:table-cell table:number-columns-repeated="1022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float" office:value="58002" calcext:value-type="float">
            <text:p>58002</text:p>
          </table:table-cell>
          <table:table-cell table:number-columns-repeated="1022"/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float" office:value="58003" calcext:value-type="float">
            <text:p>58003</text:p>
          </table:table-cell>
          <table:table-cell table:number-columns-repeated="1022"/>
        </table:table-row>
        <table:table-row table:style-name="ro1">
          <table:table-cell office:value-type="float" office:value="31503" calcext:value-type="float">
            <text:p>31503</text:p>
          </table:table-cell>
          <table:table-cell office:value-type="float" office:value="58004" calcext:value-type="float">
            <text:p>58004</text:p>
          </table:table-cell>
          <table:table-cell table:number-columns-repeated="1022"/>
        </table:table-row>
        <table:table-row table:style-name="ro1">
          <table:table-cell office:value-type="float" office:value="31498" calcext:value-type="float">
            <text:p>31498</text:p>
          </table:table-cell>
          <table:table-cell office:value-type="float" office:value="58005" calcext:value-type="float">
            <text:p>58005</text:p>
          </table:table-cell>
          <table:table-cell table:number-columns-repeated="1022"/>
        </table:table-row>
        <table:table-row table:style-name="ro1">
          <table:table-cell office:value-type="float" office:value="31494" calcext:value-type="float">
            <text:p>31494</text:p>
          </table:table-cell>
          <table:table-cell office:value-type="float" office:value="58006" calcext:value-type="float">
            <text:p>58006</text:p>
          </table:table-cell>
          <table:table-cell table:number-columns-repeated="1022"/>
        </table:table-row>
        <table:table-row table:style-name="ro1">
          <table:table-cell office:value-type="float" office:value="31539" calcext:value-type="float">
            <text:p>31539</text:p>
          </table:table-cell>
          <table:table-cell office:value-type="float" office:value="58007" calcext:value-type="float">
            <text:p>58007</text:p>
          </table:table-cell>
          <table:table-cell table:number-columns-repeated="1022"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float" office:value="58008" calcext:value-type="float">
            <text:p>58008</text:p>
          </table:table-cell>
          <table:table-cell table:number-columns-repeated="1022"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float" office:value="58009" calcext:value-type="float">
            <text:p>58009</text:p>
          </table:table-cell>
          <table:table-cell table:number-columns-repeated="1022"/>
        </table:table-row>
        <table:table-row table:style-name="ro1">
          <table:table-cell office:value-type="float" office:value="31518" calcext:value-type="float">
            <text:p>31518</text:p>
          </table:table-cell>
          <table:table-cell office:value-type="float" office:value="58010" calcext:value-type="float">
            <text:p>58010</text:p>
          </table:table-cell>
          <table:table-cell table:number-columns-repeated="1022"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float" office:value="58011" calcext:value-type="float">
            <text:p>58011</text:p>
          </table:table-cell>
          <table:table-cell table:number-columns-repeated="1022"/>
        </table:table-row>
        <table:table-row table:style-name="ro1">
          <table:table-cell office:value-type="float" office:value="31528" calcext:value-type="float">
            <text:p>31528</text:p>
          </table:table-cell>
          <table:table-cell office:value-type="float" office:value="58012" calcext:value-type="float">
            <text:p>58012</text:p>
          </table:table-cell>
          <table:table-cell table:number-columns-repeated="1022"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float" office:value="58013" calcext:value-type="float">
            <text:p>58013</text:p>
          </table:table-cell>
          <table:table-cell table:number-columns-repeated="1022"/>
        </table:table-row>
        <table:table-row table:style-name="ro1">
          <table:table-cell office:value-type="float" office:value="31568" calcext:value-type="float">
            <text:p>31568</text:p>
          </table:table-cell>
          <table:table-cell office:value-type="float" office:value="58014" calcext:value-type="float">
            <text:p>58014</text:p>
          </table:table-cell>
          <table:table-cell table:number-columns-repeated="1022"/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58015" calcext:value-type="float">
            <text:p>58015</text:p>
          </table:table-cell>
          <table:table-cell table:number-columns-repeated="1022"/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float" office:value="58016" calcext:value-type="float">
            <text:p>58016</text:p>
          </table:table-cell>
          <table:table-cell table:number-columns-repeated="1022"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float" office:value="58017" calcext:value-type="float">
            <text:p>58017</text:p>
          </table:table-cell>
          <table:table-cell table:number-columns-repeated="1022"/>
        </table:table-row>
        <table:table-row table:style-name="ro1">
          <table:table-cell office:value-type="float" office:value="31499" calcext:value-type="float">
            <text:p>31499</text:p>
          </table:table-cell>
          <table:table-cell office:value-type="float" office:value="58018" calcext:value-type="float">
            <text:p>58018</text:p>
          </table:table-cell>
          <table:table-cell table:number-columns-repeated="1022"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float" office:value="58019" calcext:value-type="float">
            <text:p>58019</text:p>
          </table:table-cell>
          <table:table-cell table:number-columns-repeated="1022"/>
        </table:table-row>
        <table:table-row table:style-name="ro1">
          <table:table-cell office:value-type="float" office:value="31557" calcext:value-type="float">
            <text:p>31557</text:p>
          </table:table-cell>
          <table:table-cell office:value-type="float" office:value="58020" calcext:value-type="float">
            <text:p>58020</text:p>
          </table:table-cell>
          <table:table-cell table:number-columns-repeated="1022"/>
        </table:table-row>
        <table:table-row table:style-name="ro1">
          <table:table-cell office:value-type="float" office:value="31605" calcext:value-type="float">
            <text:p>31605</text:p>
          </table:table-cell>
          <table:table-cell office:value-type="float" office:value="58021" calcext:value-type="float">
            <text:p>58021</text:p>
          </table:table-cell>
          <table:table-cell table:number-columns-repeated="1022"/>
        </table:table-row>
        <table:table-row table:style-name="ro1">
          <table:table-cell office:value-type="float" office:value="31589" calcext:value-type="float">
            <text:p>31589</text:p>
          </table:table-cell>
          <table:table-cell office:value-type="float" office:value="58022" calcext:value-type="float">
            <text:p>58022</text:p>
          </table:table-cell>
          <table:table-cell table:number-columns-repeated="1022"/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float" office:value="58023" calcext:value-type="float">
            <text:p>58023</text:p>
          </table:table-cell>
          <table:table-cell table:number-columns-repeated="1022"/>
        </table:table-row>
        <table:table-row table:style-name="ro1">
          <table:table-cell office:value-type="float" office:value="31591" calcext:value-type="float">
            <text:p>31591</text:p>
          </table:table-cell>
          <table:table-cell office:value-type="float" office:value="58024" calcext:value-type="float">
            <text:p>58024</text:p>
          </table:table-cell>
          <table:table-cell table:number-columns-repeated="1022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58025" calcext:value-type="float">
            <text:p>58025</text:p>
          </table:table-cell>
          <table:table-cell table:number-columns-repeated="1022"/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float" office:value="58026" calcext:value-type="float">
            <text:p>58026</text:p>
          </table:table-cell>
          <table:table-cell table:number-columns-repeated="1022"/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float" office:value="58027" calcext:value-type="float">
            <text:p>58027</text:p>
          </table:table-cell>
          <table:table-cell table:number-columns-repeated="1022"/>
        </table:table-row>
        <table:table-row table:style-name="ro1">
          <table:table-cell office:value-type="float" office:value="31598" calcext:value-type="float">
            <text:p>31598</text:p>
          </table:table-cell>
          <table:table-cell office:value-type="float" office:value="58028" calcext:value-type="float">
            <text:p>58028</text:p>
          </table:table-cell>
          <table:table-cell table:number-columns-repeated="1022"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float" office:value="58029" calcext:value-type="float">
            <text:p>58029</text:p>
          </table:table-cell>
          <table:table-cell table:number-columns-repeated="1022"/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58030" calcext:value-type="float">
            <text:p>58030</text:p>
          </table:table-cell>
          <table:table-cell table:number-columns-repeated="1022"/>
        </table:table-row>
        <table:table-row table:style-name="ro1">
          <table:table-cell office:value-type="float" office:value="31647" calcext:value-type="float">
            <text:p>31647</text:p>
          </table:table-cell>
          <table:table-cell office:value-type="float" office:value="58031" calcext:value-type="float">
            <text:p>58031</text:p>
          </table:table-cell>
          <table:table-cell table:number-columns-repeated="1022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58032" calcext:value-type="float">
            <text:p>58032</text:p>
          </table:table-cell>
          <table:table-cell table:number-columns-repeated="1022"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float" office:value="58033" calcext:value-type="float">
            <text:p>58033</text:p>
          </table:table-cell>
          <table:table-cell table:number-columns-repeated="1022"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float" office:value="58034" calcext:value-type="float">
            <text:p>58034</text:p>
          </table:table-cell>
          <table:table-cell table:number-columns-repeated="1022"/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float" office:value="58035" calcext:value-type="float">
            <text:p>58035</text:p>
          </table:table-cell>
          <table:table-cell table:number-columns-repeated="1022"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float" office:value="58036" calcext:value-type="float">
            <text:p>58036</text:p>
          </table:table-cell>
          <table:table-cell table:number-columns-repeated="1022"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float" office:value="58037" calcext:value-type="float">
            <text:p>58037</text:p>
          </table:table-cell>
          <table:table-cell table:number-columns-repeated="1022"/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float" office:value="58038" calcext:value-type="float">
            <text:p>58038</text:p>
          </table:table-cell>
          <table:table-cell table:number-columns-repeated="1022"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float" office:value="58039" calcext:value-type="float">
            <text:p>58039</text:p>
          </table:table-cell>
          <table:table-cell table:number-columns-repeated="1022"/>
        </table:table-row>
        <table:table-row table:style-name="ro1">
          <table:table-cell office:value-type="float" office:value="31691" calcext:value-type="float">
            <text:p>31691</text:p>
          </table:table-cell>
          <table:table-cell office:value-type="float" office:value="58040" calcext:value-type="float">
            <text:p>58040</text:p>
          </table:table-cell>
          <table:table-cell table:number-columns-repeated="1022"/>
        </table:table-row>
        <table:table-row table:style-name="ro1">
          <table:table-cell office:value-type="float" office:value="31681" calcext:value-type="float">
            <text:p>31681</text:p>
          </table:table-cell>
          <table:table-cell office:value-type="float" office:value="58041" calcext:value-type="float">
            <text:p>58041</text:p>
          </table:table-cell>
          <table:table-cell table:number-columns-repeated="1022"/>
        </table:table-row>
        <table:table-row table:style-name="ro1">
          <table:table-cell office:value-type="float" office:value="31692" calcext:value-type="float">
            <text:p>31692</text:p>
          </table:table-cell>
          <table:table-cell office:value-type="float" office:value="58042" calcext:value-type="float">
            <text:p>58042</text:p>
          </table:table-cell>
          <table:table-cell table:number-columns-repeated="1022"/>
        </table:table-row>
        <table:table-row table:style-name="ro1">
          <table:table-cell office:value-type="float" office:value="31695" calcext:value-type="float">
            <text:p>31695</text:p>
          </table:table-cell>
          <table:table-cell office:value-type="float" office:value="58043" calcext:value-type="float">
            <text:p>58043</text:p>
          </table:table-cell>
          <table:table-cell table:number-columns-repeated="1022"/>
        </table:table-row>
        <table:table-row table:style-name="ro1">
          <table:table-cell office:value-type="float" office:value="31668" calcext:value-type="float">
            <text:p>31668</text:p>
          </table:table-cell>
          <table:table-cell office:value-type="float" office:value="58044" calcext:value-type="float">
            <text:p>58044</text:p>
          </table:table-cell>
          <table:table-cell table:number-columns-repeated="1022"/>
        </table:table-row>
        <table:table-row table:style-name="ro1">
          <table:table-cell office:value-type="float" office:value="31686" calcext:value-type="float">
            <text:p>31686</text:p>
          </table:table-cell>
          <table:table-cell office:value-type="float" office:value="58045" calcext:value-type="float">
            <text:p>58045</text:p>
          </table:table-cell>
          <table:table-cell table:number-columns-repeated="1022"/>
        </table:table-row>
        <table:table-row table:style-name="ro1">
          <table:table-cell office:value-type="float" office:value="31709" calcext:value-type="float">
            <text:p>31709</text:p>
          </table:table-cell>
          <table:table-cell office:value-type="float" office:value="58046" calcext:value-type="float">
            <text:p>58046</text:p>
          </table:table-cell>
          <table:table-cell table:number-columns-repeated="1022"/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58047" calcext:value-type="float">
            <text:p>58047</text:p>
          </table:table-cell>
          <table:table-cell table:number-columns-repeated="1022"/>
        </table:table-row>
        <table:table-row table:style-name="ro1">
          <table:table-cell office:value-type="float" office:value="31761" calcext:value-type="float">
            <text:p>31761</text:p>
          </table:table-cell>
          <table:table-cell office:value-type="float" office:value="58048" calcext:value-type="float">
            <text:p>58048</text:p>
          </table:table-cell>
          <table:table-cell table:number-columns-repeated="1022"/>
        </table:table-row>
        <table:table-row table:style-name="ro1">
          <table:table-cell office:value-type="float" office:value="31764" calcext:value-type="float">
            <text:p>31764</text:p>
          </table:table-cell>
          <table:table-cell office:value-type="float" office:value="58049" calcext:value-type="float">
            <text:p>58049</text:p>
          </table:table-cell>
          <table:table-cell table:number-columns-repeated="1022"/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float" office:value="58050" calcext:value-type="float">
            <text:p>58050</text:p>
          </table:table-cell>
          <table:table-cell table:number-columns-repeated="1022"/>
        </table:table-row>
        <table:table-row table:style-name="ro1">
          <table:table-cell office:value-type="float" office:value="31717" calcext:value-type="float">
            <text:p>31717</text:p>
          </table:table-cell>
          <table:table-cell office:value-type="float" office:value="58051" calcext:value-type="float">
            <text:p>58051</text:p>
          </table:table-cell>
          <table:table-cell table:number-columns-repeated="1022"/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58052" calcext:value-type="float">
            <text:p>58052</text:p>
          </table:table-cell>
          <table:table-cell table:number-columns-repeated="1022"/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58053" calcext:value-type="float">
            <text:p>58053</text:p>
          </table:table-cell>
          <table:table-cell table:number-columns-repeated="1022"/>
        </table:table-row>
        <table:table-row table:style-name="ro1">
          <table:table-cell office:value-type="float" office:value="31751" calcext:value-type="float">
            <text:p>31751</text:p>
          </table:table-cell>
          <table:table-cell office:value-type="float" office:value="58054" calcext:value-type="float">
            <text:p>58054</text:p>
          </table:table-cell>
          <table:table-cell table:number-columns-repeated="1022"/>
        </table:table-row>
        <table:table-row table:style-name="ro1">
          <table:table-cell office:value-type="float" office:value="31763" calcext:value-type="float">
            <text:p>31763</text:p>
          </table:table-cell>
          <table:table-cell office:value-type="float" office:value="58055" calcext:value-type="float">
            <text:p>58055</text:p>
          </table:table-cell>
          <table:table-cell table:number-columns-repeated="1022"/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float" office:value="58056" calcext:value-type="float">
            <text:p>58056</text:p>
          </table:table-cell>
          <table:table-cell table:number-columns-repeated="1022"/>
        </table:table-row>
        <table:table-row table:style-name="ro1">
          <table:table-cell office:value-type="float" office:value="31735" calcext:value-type="float">
            <text:p>31735</text:p>
          </table:table-cell>
          <table:table-cell office:value-type="float" office:value="58057" calcext:value-type="float">
            <text:p>58057</text:p>
          </table:table-cell>
          <table:table-cell table:number-columns-repeated="1022"/>
        </table:table-row>
        <table:table-row table:style-name="ro1">
          <table:table-cell office:value-type="float" office:value="31767" calcext:value-type="float">
            <text:p>31767</text:p>
          </table:table-cell>
          <table:table-cell office:value-type="float" office:value="58058" calcext:value-type="float">
            <text:p>58058</text:p>
          </table:table-cell>
          <table:table-cell table:number-columns-repeated="1022"/>
        </table:table-row>
        <table:table-row table:style-name="ro1">
          <table:table-cell office:value-type="float" office:value="31757" calcext:value-type="float">
            <text:p>31757</text:p>
          </table:table-cell>
          <table:table-cell office:value-type="float" office:value="58059" calcext:value-type="float">
            <text:p>58059</text:p>
          </table:table-cell>
          <table:table-cell table:number-columns-repeated="1022"/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float" office:value="58060" calcext:value-type="float">
            <text:p>58060</text:p>
          </table:table-cell>
          <table:table-cell table:number-columns-repeated="1022"/>
        </table:table-row>
        <table:table-row table:style-name="ro1">
          <table:table-cell office:value-type="float" office:value="31779" calcext:value-type="float">
            <text:p>31779</text:p>
          </table:table-cell>
          <table:table-cell office:value-type="float" office:value="58061" calcext:value-type="float">
            <text:p>58061</text:p>
          </table:table-cell>
          <table:table-cell table:number-columns-repeated="1022"/>
        </table:table-row>
        <table:table-row table:style-name="ro1">
          <table:table-cell office:value-type="float" office:value="31783" calcext:value-type="float">
            <text:p>31783</text:p>
          </table:table-cell>
          <table:table-cell office:value-type="float" office:value="58062" calcext:value-type="float">
            <text:p>58062</text:p>
          </table:table-cell>
          <table:table-cell table:number-columns-repeated="1022"/>
        </table:table-row>
        <table:table-row table:style-name="ro1">
          <table:table-cell office:value-type="float" office:value="31786" calcext:value-type="float">
            <text:p>31786</text:p>
          </table:table-cell>
          <table:table-cell office:value-type="float" office:value="58063" calcext:value-type="float">
            <text:p>58063</text:p>
          </table:table-cell>
          <table:table-cell table:number-columns-repeated="1022"/>
        </table:table-row>
        <table:table-row table:style-name="ro1">
          <table:table-cell office:value-type="float" office:value="31775" calcext:value-type="float">
            <text:p>31775</text:p>
          </table:table-cell>
          <table:table-cell office:value-type="float" office:value="58064" calcext:value-type="float">
            <text:p>58064</text:p>
          </table:table-cell>
          <table:table-cell table:number-columns-repeated="1022"/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float" office:value="58065" calcext:value-type="float">
            <text:p>58065</text:p>
          </table:table-cell>
          <table:table-cell table:number-columns-repeated="1022"/>
        </table:table-row>
        <table:table-row table:style-name="ro1">
          <table:table-cell office:value-type="float" office:value="31787" calcext:value-type="float">
            <text:p>31787</text:p>
          </table:table-cell>
          <table:table-cell office:value-type="float" office:value="58066" calcext:value-type="float">
            <text:p>58066</text:p>
          </table:table-cell>
          <table:table-cell table:number-columns-repeated="1022"/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float" office:value="58067" calcext:value-type="float">
            <text:p>58067</text:p>
          </table:table-cell>
          <table:table-cell table:number-columns-repeated="1022"/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float" office:value="58068" calcext:value-type="float">
            <text:p>58068</text:p>
          </table:table-cell>
          <table:table-cell table:number-columns-repeated="1022"/>
        </table:table-row>
        <table:table-row table:style-name="ro1">
          <table:table-cell office:value-type="float" office:value="31811" calcext:value-type="float">
            <text:p>31811</text:p>
          </table:table-cell>
          <table:table-cell office:value-type="float" office:value="58069" calcext:value-type="float">
            <text:p>58069</text:p>
          </table:table-cell>
          <table:table-cell table:number-columns-repeated="1022"/>
        </table:table-row>
        <table:table-row table:style-name="ro1">
          <table:table-cell office:value-type="float" office:value="31828" calcext:value-type="float">
            <text:p>31828</text:p>
          </table:table-cell>
          <table:table-cell office:value-type="float" office:value="58070" calcext:value-type="float">
            <text:p>58070</text:p>
          </table:table-cell>
          <table:table-cell table:number-columns-repeated="1022"/>
        </table:table-row>
        <table:table-row table:style-name="ro1">
          <table:table-cell office:value-type="float" office:value="31823" calcext:value-type="float">
            <text:p>31823</text:p>
          </table:table-cell>
          <table:table-cell office:value-type="float" office:value="58071" calcext:value-type="float">
            <text:p>58071</text:p>
          </table:table-cell>
          <table:table-cell table:number-columns-repeated="1022"/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float" office:value="58072" calcext:value-type="float">
            <text:p>58072</text:p>
          </table:table-cell>
          <table:table-cell table:number-columns-repeated="1022"/>
        </table:table-row>
        <table:table-row table:style-name="ro1">
          <table:table-cell office:value-type="float" office:value="31824" calcext:value-type="float">
            <text:p>31824</text:p>
          </table:table-cell>
          <table:table-cell office:value-type="float" office:value="58073" calcext:value-type="float">
            <text:p>58073</text:p>
          </table:table-cell>
          <table:table-cell table:number-columns-repeated="1022"/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float" office:value="58074" calcext:value-type="float">
            <text:p>58074</text:p>
          </table:table-cell>
          <table:table-cell table:number-columns-repeated="1022"/>
        </table:table-row>
        <table:table-row table:style-name="ro1">
          <table:table-cell office:value-type="float" office:value="31839" calcext:value-type="float">
            <text:p>31839</text:p>
          </table:table-cell>
          <table:table-cell office:value-type="float" office:value="58075" calcext:value-type="float">
            <text:p>58075</text:p>
          </table:table-cell>
          <table:table-cell table:number-columns-repeated="1022"/>
        </table:table-row>
        <table:table-row table:style-name="ro1">
          <table:table-cell office:value-type="float" office:value="31844" calcext:value-type="float">
            <text:p>31844</text:p>
          </table:table-cell>
          <table:table-cell office:value-type="float" office:value="58076" calcext:value-type="float">
            <text:p>58076</text:p>
          </table:table-cell>
          <table:table-cell table:number-columns-repeated="1022"/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float" office:value="58077" calcext:value-type="float">
            <text:p>58077</text:p>
          </table:table-cell>
          <table:table-cell table:number-columns-repeated="1022"/>
        </table:table-row>
        <table:table-row table:style-name="ro1">
          <table:table-cell office:value-type="float" office:value="31845" calcext:value-type="float">
            <text:p>31845</text:p>
          </table:table-cell>
          <table:table-cell office:value-type="float" office:value="58078" calcext:value-type="float">
            <text:p>58078</text:p>
          </table:table-cell>
          <table:table-cell table:number-columns-repeated="1022"/>
        </table:table-row>
        <table:table-row table:style-name="ro1">
          <table:table-cell office:value-type="float" office:value="31852" calcext:value-type="float">
            <text:p>31852</text:p>
          </table:table-cell>
          <table:table-cell office:value-type="float" office:value="58079" calcext:value-type="float">
            <text:p>58079</text:p>
          </table:table-cell>
          <table:table-cell table:number-columns-repeated="1022"/>
        </table:table-row>
        <table:table-row table:style-name="ro1">
          <table:table-cell office:value-type="float" office:value="31861" calcext:value-type="float">
            <text:p>31861</text:p>
          </table:table-cell>
          <table:table-cell office:value-type="float" office:value="58080" calcext:value-type="float">
            <text:p>58080</text:p>
          </table:table-cell>
          <table:table-cell table:number-columns-repeated="1022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float" office:value="58081" calcext:value-type="float">
            <text:p>58081</text:p>
          </table:table-cell>
          <table:table-cell table:number-columns-repeated="1022"/>
        </table:table-row>
        <table:table-row table:style-name="ro1">
          <table:table-cell office:value-type="float" office:value="31888" calcext:value-type="float">
            <text:p>31888</text:p>
          </table:table-cell>
          <table:table-cell office:value-type="float" office:value="58082" calcext:value-type="float">
            <text:p>58082</text:p>
          </table:table-cell>
          <table:table-cell table:number-columns-repeated="1022"/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float" office:value="58083" calcext:value-type="float">
            <text:p>58083</text:p>
          </table:table-cell>
          <table:table-cell table:number-columns-repeated="1022"/>
        </table:table-row>
        <table:table-row table:style-name="ro1">
          <table:table-cell office:value-type="float" office:value="31917" calcext:value-type="float">
            <text:p>31917</text:p>
          </table:table-cell>
          <table:table-cell office:value-type="float" office:value="58084" calcext:value-type="float">
            <text:p>58084</text:p>
          </table:table-cell>
          <table:table-cell table:number-columns-repeated="1022"/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float" office:value="58085" calcext:value-type="float">
            <text:p>58085</text:p>
          </table:table-cell>
          <table:table-cell table:number-columns-repeated="1022"/>
        </table:table-row>
        <table:table-row table:style-name="ro1">
          <table:table-cell office:value-type="float" office:value="31915" calcext:value-type="float">
            <text:p>31915</text:p>
          </table:table-cell>
          <table:table-cell office:value-type="float" office:value="58086" calcext:value-type="float">
            <text:p>58086</text:p>
          </table:table-cell>
          <table:table-cell table:number-columns-repeated="1022"/>
        </table:table-row>
        <table:table-row table:style-name="ro1">
          <table:table-cell office:value-type="float" office:value="31905" calcext:value-type="float">
            <text:p>31905</text:p>
          </table:table-cell>
          <table:table-cell office:value-type="float" office:value="58087" calcext:value-type="float">
            <text:p>58087</text:p>
          </table:table-cell>
          <table:table-cell table:number-columns-repeated="1022"/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float" office:value="58088" calcext:value-type="float">
            <text:p>58088</text:p>
          </table:table-cell>
          <table:table-cell table:number-columns-repeated="1022"/>
        </table:table-row>
        <table:table-row table:style-name="ro1">
          <table:table-cell office:value-type="float" office:value="31923" calcext:value-type="float">
            <text:p>31923</text:p>
          </table:table-cell>
          <table:table-cell office:value-type="float" office:value="58089" calcext:value-type="float">
            <text:p>58089</text:p>
          </table:table-cell>
          <table:table-cell table:number-columns-repeated="1022"/>
        </table:table-row>
        <table:table-row table:style-name="ro1">
          <table:table-cell office:value-type="float" office:value="31922" calcext:value-type="float">
            <text:p>31922</text:p>
          </table:table-cell>
          <table:table-cell office:value-type="float" office:value="58090" calcext:value-type="float">
            <text:p>58090</text:p>
          </table:table-cell>
          <table:table-cell table:number-columns-repeated="1022"/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float" office:value="58091" calcext:value-type="float">
            <text:p>58091</text:p>
          </table:table-cell>
          <table:table-cell table:number-columns-repeated="1022"/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float" office:value="58092" calcext:value-type="float">
            <text:p>58092</text:p>
          </table:table-cell>
          <table:table-cell table:number-columns-repeated="1022"/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float" office:value="58093" calcext:value-type="float">
            <text:p>58093</text:p>
          </table:table-cell>
          <table:table-cell table:number-columns-repeated="1022"/>
        </table:table-row>
        <table:table-row table:style-name="ro1">
          <table:table-cell office:value-type="float" office:value="31933" calcext:value-type="float">
            <text:p>31933</text:p>
          </table:table-cell>
          <table:table-cell office:value-type="float" office:value="58094" calcext:value-type="float">
            <text:p>58094</text:p>
          </table:table-cell>
          <table:table-cell table:number-columns-repeated="1022"/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58095" calcext:value-type="float">
            <text:p>58095</text:p>
          </table:table-cell>
          <table:table-cell table:number-columns-repeated="1022"/>
        </table:table-row>
        <table:table-row table:style-name="ro1">
          <table:table-cell office:value-type="float" office:value="31941" calcext:value-type="float">
            <text:p>31941</text:p>
          </table:table-cell>
          <table:table-cell office:value-type="float" office:value="58096" calcext:value-type="float">
            <text:p>58096</text:p>
          </table:table-cell>
          <table:table-cell table:number-columns-repeated="1022"/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58097" calcext:value-type="float">
            <text:p>58097</text:p>
          </table:table-cell>
          <table:table-cell table:number-columns-repeated="1022"/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58098" calcext:value-type="float">
            <text:p>58098</text:p>
          </table:table-cell>
          <table:table-cell table:number-columns-repeated="1022"/>
        </table:table-row>
        <table:table-row table:style-name="ro1">
          <table:table-cell office:value-type="float" office:value="31954" calcext:value-type="float">
            <text:p>31954</text:p>
          </table:table-cell>
          <table:table-cell office:value-type="float" office:value="58099" calcext:value-type="float">
            <text:p>58099</text:p>
          </table:table-cell>
          <table:table-cell table:number-columns-repeated="1022"/>
        </table:table-row>
        <table:table-row table:style-name="ro1">
          <table:table-cell office:value-type="float" office:value="31964" calcext:value-type="float">
            <text:p>31964</text:p>
          </table:table-cell>
          <table:table-cell office:value-type="float" office:value="58100" calcext:value-type="float">
            <text:p>58100</text:p>
          </table:table-cell>
          <table:table-cell table:number-columns-repeated="1022"/>
        </table:table-row>
        <table:table-row table:style-name="ro1">
          <table:table-cell office:value-type="float" office:value="31970" calcext:value-type="float">
            <text:p>31970</text:p>
          </table:table-cell>
          <table:table-cell office:value-type="float" office:value="58101" calcext:value-type="float">
            <text:p>58101</text:p>
          </table:table-cell>
          <table:table-cell table:number-columns-repeated="1022"/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float" office:value="58102" calcext:value-type="float">
            <text:p>58102</text:p>
          </table:table-cell>
          <table:table-cell table:number-columns-repeated="1022"/>
        </table:table-row>
        <table:table-row table:style-name="ro1">
          <table:table-cell office:value-type="float" office:value="31983" calcext:value-type="float">
            <text:p>31983</text:p>
          </table:table-cell>
          <table:table-cell office:value-type="float" office:value="58103" calcext:value-type="float">
            <text:p>58103</text:p>
          </table:table-cell>
          <table:table-cell table:number-columns-repeated="1022"/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float" office:value="58104" calcext:value-type="float">
            <text:p>58104</text:p>
          </table:table-cell>
          <table:table-cell table:number-columns-repeated="1022"/>
        </table:table-row>
        <table:table-row table:style-name="ro1">
          <table:table-cell office:value-type="float" office:value="31988" calcext:value-type="float">
            <text:p>31988</text:p>
          </table:table-cell>
          <table:table-cell office:value-type="float" office:value="58105" calcext:value-type="float">
            <text:p>58105</text:p>
          </table:table-cell>
          <table:table-cell table:number-columns-repeated="1022"/>
        </table:table-row>
        <table:table-row table:style-name="ro1">
          <table:table-cell office:value-type="float" office:value="31990" calcext:value-type="float">
            <text:p>31990</text:p>
          </table:table-cell>
          <table:table-cell office:value-type="float" office:value="58106" calcext:value-type="float">
            <text:p>58106</text:p>
          </table:table-cell>
          <table:table-cell table:number-columns-repeated="1022"/>
        </table:table-row>
        <table:table-row table:style-name="ro1">
          <table:table-cell office:value-type="float" office:value="31994" calcext:value-type="float">
            <text:p>31994</text:p>
          </table:table-cell>
          <table:table-cell office:value-type="float" office:value="58107" calcext:value-type="float">
            <text:p>58107</text:p>
          </table:table-cell>
          <table:table-cell table:number-columns-repeated="1022"/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float" office:value="58108" calcext:value-type="float">
            <text:p>58108</text:p>
          </table:table-cell>
          <table:table-cell table:number-columns-repeated="1022"/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float" office:value="58176" calcext:value-type="float">
            <text:p>58176</text:p>
          </table:table-cell>
          <table:table-cell table:number-columns-repeated="1022"/>
        </table:table-row>
        <table:table-row table:style-name="ro1">
          <table:table-cell office:value-type="float" office:value="32028" calcext:value-type="float">
            <text:p>32028</text:p>
          </table:table-cell>
          <table:table-cell office:value-type="float" office:value="58177" calcext:value-type="float">
            <text:p>58177</text:p>
          </table:table-cell>
          <table:table-cell table:number-columns-repeated="1022"/>
        </table:table-row>
        <table:table-row table:style-name="ro1">
          <table:table-cell office:value-type="float" office:value="32021" calcext:value-type="float">
            <text:p>32021</text:p>
          </table:table-cell>
          <table:table-cell office:value-type="float" office:value="58178" calcext:value-type="float">
            <text:p>58178</text:p>
          </table:table-cell>
          <table:table-cell table:number-columns-repeated="1022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58179" calcext:value-type="float">
            <text:p>58179</text:p>
          </table:table-cell>
          <table:table-cell table:number-columns-repeated="1022"/>
        </table:table-row>
        <table:table-row table:style-name="ro1">
          <table:table-cell office:value-type="float" office:value="32069" calcext:value-type="float">
            <text:p>32069</text:p>
          </table:table-cell>
          <table:table-cell office:value-type="float" office:value="58180" calcext:value-type="float">
            <text:p>58180</text:p>
          </table:table-cell>
          <table:table-cell table:number-columns-repeated="1022"/>
        </table:table-row>
        <table:table-row table:style-name="ro1">
          <table:table-cell office:value-type="float" office:value="32075" calcext:value-type="float">
            <text:p>32075</text:p>
          </table:table-cell>
          <table:table-cell office:value-type="float" office:value="58181" calcext:value-type="float">
            <text:p>58181</text:p>
          </table:table-cell>
          <table:table-cell table:number-columns-repeated="1022"/>
        </table:table-row>
        <table:table-row table:style-name="ro1">
          <table:table-cell office:value-type="float" office:value="32046" calcext:value-type="float">
            <text:p>32046</text:p>
          </table:table-cell>
          <table:table-cell office:value-type="float" office:value="58182" calcext:value-type="float">
            <text:p>58182</text:p>
          </table:table-cell>
          <table:table-cell table:number-columns-repeated="1022"/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58183" calcext:value-type="float">
            <text:p>58183</text:p>
          </table:table-cell>
          <table:table-cell table:number-columns-repeated="1022"/>
        </table:table-row>
        <table:table-row table:style-name="ro1">
          <table:table-cell office:value-type="float" office:value="32063" calcext:value-type="float">
            <text:p>32063</text:p>
          </table:table-cell>
          <table:table-cell office:value-type="float" office:value="58184" calcext:value-type="float">
            <text:p>58184</text:p>
          </table:table-cell>
          <table:table-cell table:number-columns-repeated="1022"/>
        </table:table-row>
        <table:table-row table:style-name="ro1">
          <table:table-cell office:value-type="float" office:value="32053" calcext:value-type="float">
            <text:p>32053</text:p>
          </table:table-cell>
          <table:table-cell office:value-type="float" office:value="58185" calcext:value-type="float">
            <text:p>58185</text:p>
          </table:table-cell>
          <table:table-cell table:number-columns-repeated="1022"/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58186" calcext:value-type="float">
            <text:p>58186</text:p>
          </table:table-cell>
          <table:table-cell table:number-columns-repeated="1022"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float" office:value="58187" calcext:value-type="float">
            <text:p>58187</text:p>
          </table:table-cell>
          <table:table-cell table:number-columns-repeated="1022"/>
        </table:table-row>
        <table:table-row table:style-name="ro1">
          <table:table-cell office:value-type="float" office:value="32086" calcext:value-type="float">
            <text:p>32086</text:p>
          </table:table-cell>
          <table:table-cell office:value-type="float" office:value="58188" calcext:value-type="float">
            <text:p>58188</text:p>
          </table:table-cell>
          <table:table-cell table:number-columns-repeated="1022"/>
        </table:table-row>
        <table:table-row table:style-name="ro1">
          <table:table-cell office:value-type="float" office:value="32078" calcext:value-type="float">
            <text:p>32078</text:p>
          </table:table-cell>
          <table:table-cell office:value-type="float" office:value="58189" calcext:value-type="float">
            <text:p>58189</text:p>
          </table:table-cell>
          <table:table-cell table:number-columns-repeated="1022"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float" office:value="58190" calcext:value-type="float">
            <text:p>58190</text:p>
          </table:table-cell>
          <table:table-cell table:number-columns-repeated="1022"/>
        </table:table-row>
        <table:table-row table:style-name="ro1">
          <table:table-cell office:value-type="float" office:value="32104" calcext:value-type="float">
            <text:p>32104</text:p>
          </table:table-cell>
          <table:table-cell office:value-type="float" office:value="58191" calcext:value-type="float">
            <text:p>58191</text:p>
          </table:table-cell>
          <table:table-cell table:number-columns-repeated="1022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58192" calcext:value-type="float">
            <text:p>58192</text:p>
          </table:table-cell>
          <table:table-cell table:number-columns-repeated="1022"/>
        </table:table-row>
        <table:table-row table:style-name="ro1">
          <table:table-cell office:value-type="float" office:value="32079" calcext:value-type="float">
            <text:p>32079</text:p>
          </table:table-cell>
          <table:table-cell office:value-type="float" office:value="58193" calcext:value-type="float">
            <text:p>58193</text:p>
          </table:table-cell>
          <table:table-cell table:number-columns-repeated="1022"/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float" office:value="58194" calcext:value-type="float">
            <text:p>58194</text:p>
          </table:table-cell>
          <table:table-cell table:number-columns-repeated="1022"/>
        </table:table-row>
        <table:table-row table:style-name="ro1">
          <table:table-cell office:value-type="float" office:value="32147" calcext:value-type="float">
            <text:p>32147</text:p>
          </table:table-cell>
          <table:table-cell office:value-type="float" office:value="58195" calcext:value-type="float">
            <text:p>58195</text:p>
          </table:table-cell>
          <table:table-cell table:number-columns-repeated="1022"/>
        </table:table-row>
        <table:table-row table:style-name="ro1">
          <table:table-cell office:value-type="float" office:value="32137" calcext:value-type="float">
            <text:p>32137</text:p>
          </table:table-cell>
          <table:table-cell office:value-type="float" office:value="58196" calcext:value-type="float">
            <text:p>58196</text:p>
          </table:table-cell>
          <table:table-cell table:number-columns-repeated="1022"/>
        </table:table-row>
        <table:table-row table:style-name="ro1">
          <table:table-cell office:value-type="float" office:value="32091" calcext:value-type="float">
            <text:p>32091</text:p>
          </table:table-cell>
          <table:table-cell office:value-type="float" office:value="58197" calcext:value-type="float">
            <text:p>58197</text:p>
          </table:table-cell>
          <table:table-cell table:number-columns-repeated="1022"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float" office:value="58198" calcext:value-type="float">
            <text:p>58198</text:p>
          </table:table-cell>
          <table:table-cell table:number-columns-repeated="1022"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float" office:value="58199" calcext:value-type="float">
            <text:p>58199</text:p>
          </table:table-cell>
          <table:table-cell table:number-columns-repeated="1022"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float" office:value="58200" calcext:value-type="float">
            <text:p>58200</text:p>
          </table:table-cell>
          <table:table-cell table:number-columns-repeated="1022"/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58201" calcext:value-type="float">
            <text:p>58201</text:p>
          </table:table-cell>
          <table:table-cell table:number-columns-repeated="1022"/>
        </table:table-row>
        <table:table-row table:style-name="ro1">
          <table:table-cell office:value-type="float" office:value="32174" calcext:value-type="float">
            <text:p>32174</text:p>
          </table:table-cell>
          <table:table-cell office:value-type="float" office:value="58202" calcext:value-type="float">
            <text:p>58202</text:p>
          </table:table-cell>
          <table:table-cell table:number-columns-repeated="1022"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float" office:value="58203" calcext:value-type="float">
            <text:p>58203</text:p>
          </table:table-cell>
          <table:table-cell table:number-columns-repeated="1022"/>
        </table:table-row>
        <table:table-row table:style-name="ro1">
          <table:table-cell office:value-type="float" office:value="32181" calcext:value-type="float">
            <text:p>32181</text:p>
          </table:table-cell>
          <table:table-cell office:value-type="float" office:value="58204" calcext:value-type="float">
            <text:p>58204</text:p>
          </table:table-cell>
          <table:table-cell table:number-columns-repeated="1022"/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58205" calcext:value-type="float">
            <text:p>58205</text:p>
          </table:table-cell>
          <table:table-cell table:number-columns-repeated="1022"/>
        </table:table-row>
        <table:table-row table:style-name="ro1">
          <table:table-cell office:value-type="float" office:value="32189" calcext:value-type="float">
            <text:p>32189</text:p>
          </table:table-cell>
          <table:table-cell office:value-type="float" office:value="58206" calcext:value-type="float">
            <text:p>58206</text:p>
          </table:table-cell>
          <table:table-cell table:number-columns-repeated="1022"/>
        </table:table-row>
        <table:table-row table:style-name="ro1">
          <table:table-cell office:value-type="float" office:value="32171" calcext:value-type="float">
            <text:p>32171</text:p>
          </table:table-cell>
          <table:table-cell office:value-type="float" office:value="58207" calcext:value-type="float">
            <text:p>58207</text:p>
          </table:table-cell>
          <table:table-cell table:number-columns-repeated="1022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58208" calcext:value-type="float">
            <text:p>58208</text:p>
          </table:table-cell>
          <table:table-cell table:number-columns-repeated="1022"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float" office:value="58209" calcext:value-type="float">
            <text:p>58209</text:p>
          </table:table-cell>
          <table:table-cell table:number-columns-repeated="1022"/>
        </table:table-row>
        <table:table-row table:style-name="ro1">
          <table:table-cell office:value-type="float" office:value="32175" calcext:value-type="float">
            <text:p>32175</text:p>
          </table:table-cell>
          <table:table-cell office:value-type="float" office:value="58210" calcext:value-type="float">
            <text:p>58210</text:p>
          </table:table-cell>
          <table:table-cell table:number-columns-repeated="1022"/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58211" calcext:value-type="float">
            <text:p>58211</text:p>
          </table:table-cell>
          <table:table-cell table:number-columns-repeated="1022"/>
        </table:table-row>
        <table:table-row table:style-name="ro1">
          <table:table-cell office:value-type="float" office:value="32184" calcext:value-type="float">
            <text:p>32184</text:p>
          </table:table-cell>
          <table:table-cell office:value-type="float" office:value="58212" calcext:value-type="float">
            <text:p>58212</text:p>
          </table:table-cell>
          <table:table-cell table:number-columns-repeated="1022"/>
        </table:table-row>
        <table:table-row table:style-name="ro1">
          <table:table-cell office:value-type="float" office:value="32159" calcext:value-type="float">
            <text:p>32159</text:p>
          </table:table-cell>
          <table:table-cell office:value-type="float" office:value="58213" calcext:value-type="float">
            <text:p>58213</text:p>
          </table:table-cell>
          <table:table-cell table:number-columns-repeated="1022"/>
        </table:table-row>
        <table:table-row table:style-name="ro1">
          <table:table-cell office:value-type="float" office:value="32176" calcext:value-type="float">
            <text:p>32176</text:p>
          </table:table-cell>
          <table:table-cell office:value-type="float" office:value="58214" calcext:value-type="float">
            <text:p>58214</text:p>
          </table:table-cell>
          <table:table-cell table:number-columns-repeated="1022"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float" office:value="58215" calcext:value-type="float">
            <text:p>58215</text:p>
          </table:table-cell>
          <table:table-cell table:number-columns-repeated="1022"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float" office:value="58216" calcext:value-type="float">
            <text:p>58216</text:p>
          </table:table-cell>
          <table:table-cell table:number-columns-repeated="1022"/>
        </table:table-row>
        <table:table-row table:style-name="ro1">
          <table:table-cell office:value-type="float" office:value="32228" calcext:value-type="float">
            <text:p>32228</text:p>
          </table:table-cell>
          <table:table-cell office:value-type="float" office:value="58217" calcext:value-type="float">
            <text:p>58217</text:p>
          </table:table-cell>
          <table:table-cell table:number-columns-repeated="1022"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float" office:value="58218" calcext:value-type="float">
            <text:p>58218</text:p>
          </table:table-cell>
          <table:table-cell table:number-columns-repeated="1022"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float" office:value="58219" calcext:value-type="float">
            <text:p>58219</text:p>
          </table:table-cell>
          <table:table-cell table:number-columns-repeated="1022"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float" office:value="58220" calcext:value-type="float">
            <text:p>58220</text:p>
          </table:table-cell>
          <table:table-cell table:number-columns-repeated="1022"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float" office:value="58221" calcext:value-type="float">
            <text:p>58221</text:p>
          </table:table-cell>
          <table:table-cell table:number-columns-repeated="1022"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float" office:value="58222" calcext:value-type="float">
            <text:p>58222</text:p>
          </table:table-cell>
          <table:table-cell table:number-columns-repeated="1022"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float" office:value="58223" calcext:value-type="float">
            <text:p>58223</text:p>
          </table:table-cell>
          <table:table-cell table:number-columns-repeated="1022"/>
        </table:table-row>
        <table:table-row table:style-name="ro1">
          <table:table-cell office:value-type="float" office:value="32291" calcext:value-type="float">
            <text:p>32291</text:p>
          </table:table-cell>
          <table:table-cell office:value-type="float" office:value="58224" calcext:value-type="float">
            <text:p>58224</text:p>
          </table:table-cell>
          <table:table-cell table:number-columns-repeated="1022"/>
        </table:table-row>
        <table:table-row table:style-name="ro1">
          <table:table-cell office:value-type="float" office:value="32289" calcext:value-type="float">
            <text:p>32289</text:p>
          </table:table-cell>
          <table:table-cell office:value-type="float" office:value="58225" calcext:value-type="float">
            <text:p>58225</text:p>
          </table:table-cell>
          <table:table-cell table:number-columns-repeated="1022"/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float" office:value="58226" calcext:value-type="float">
            <text:p>58226</text:p>
          </table:table-cell>
          <table:table-cell table:number-columns-repeated="1022"/>
        </table:table-row>
        <table:table-row table:style-name="ro1">
          <table:table-cell office:value-type="float" office:value="32305" calcext:value-type="float">
            <text:p>32305</text:p>
          </table:table-cell>
          <table:table-cell office:value-type="float" office:value="58227" calcext:value-type="float">
            <text:p>58227</text:p>
          </table:table-cell>
          <table:table-cell table:number-columns-repeated="1022"/>
        </table:table-row>
        <table:table-row table:style-name="ro1">
          <table:table-cell office:value-type="float" office:value="32287" calcext:value-type="float">
            <text:p>32287</text:p>
          </table:table-cell>
          <table:table-cell office:value-type="float" office:value="58228" calcext:value-type="float">
            <text:p>58228</text:p>
          </table:table-cell>
          <table:table-cell table:number-columns-repeated="1022"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float" office:value="58229" calcext:value-type="float">
            <text:p>58229</text:p>
          </table:table-cell>
          <table:table-cell table:number-columns-repeated="1022"/>
        </table:table-row>
        <table:table-row table:style-name="ro1">
          <table:table-cell office:value-type="float" office:value="32267" calcext:value-type="float">
            <text:p>32267</text:p>
          </table:table-cell>
          <table:table-cell office:value-type="float" office:value="58230" calcext:value-type="float">
            <text:p>58230</text:p>
          </table:table-cell>
          <table:table-cell table:number-columns-repeated="1022"/>
        </table:table-row>
        <table:table-row table:style-name="ro1">
          <table:table-cell office:value-type="float" office:value="32290" calcext:value-type="float">
            <text:p>32290</text:p>
          </table:table-cell>
          <table:table-cell office:value-type="float" office:value="58231" calcext:value-type="float">
            <text:p>58231</text:p>
          </table:table-cell>
          <table:table-cell table:number-columns-repeated="1022"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float" office:value="58232" calcext:value-type="float">
            <text:p>58232</text:p>
          </table:table-cell>
          <table:table-cell table:number-columns-repeated="1022"/>
        </table:table-row>
        <table:table-row table:style-name="ro1">
          <table:table-cell office:value-type="float" office:value="32358" calcext:value-type="float">
            <text:p>32358</text:p>
          </table:table-cell>
          <table:table-cell office:value-type="float" office:value="58233" calcext:value-type="float">
            <text:p>58233</text:p>
          </table:table-cell>
          <table:table-cell table:number-columns-repeated="1022"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float" office:value="58234" calcext:value-type="float">
            <text:p>58234</text:p>
          </table:table-cell>
          <table:table-cell table:number-columns-repeated="1022"/>
        </table:table-row>
        <table:table-row table:style-name="ro1">
          <table:table-cell office:value-type="float" office:value="32309" calcext:value-type="float">
            <text:p>32309</text:p>
          </table:table-cell>
          <table:table-cell office:value-type="float" office:value="58235" calcext:value-type="float">
            <text:p>58235</text:p>
          </table:table-cell>
          <table:table-cell table:number-columns-repeated="1022"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float" office:value="58236" calcext:value-type="float">
            <text:p>58236</text:p>
          </table:table-cell>
          <table:table-cell table:number-columns-repeated="1022"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float" office:value="58237" calcext:value-type="float">
            <text:p>58237</text:p>
          </table:table-cell>
          <table:table-cell table:number-columns-repeated="1022"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float" office:value="58238" calcext:value-type="float">
            <text:p>58238</text:p>
          </table:table-cell>
          <table:table-cell table:number-columns-repeated="1022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float" office:value="58240" calcext:value-type="float">
            <text:p>58240</text:p>
          </table:table-cell>
          <table:table-cell table:number-columns-repeated="1022"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float" office:value="58241" calcext:value-type="float">
            <text:p>58241</text:p>
          </table:table-cell>
          <table:table-cell table:number-columns-repeated="1022"/>
        </table:table-row>
        <table:table-row table:style-name="ro1">
          <table:table-cell office:value-type="float" office:value="32359" calcext:value-type="float">
            <text:p>32359</text:p>
          </table:table-cell>
          <table:table-cell office:value-type="float" office:value="58242" calcext:value-type="float">
            <text:p>58242</text:p>
          </table:table-cell>
          <table:table-cell table:number-columns-repeated="1022"/>
        </table:table-row>
        <table:table-row table:style-name="ro1">
          <table:table-cell office:value-type="float" office:value="32349" calcext:value-type="float">
            <text:p>32349</text:p>
          </table:table-cell>
          <table:table-cell office:value-type="float" office:value="58243" calcext:value-type="float">
            <text:p>58243</text:p>
          </table:table-cell>
          <table:table-cell table:number-columns-repeated="1022"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float" office:value="58244" calcext:value-type="float">
            <text:p>58244</text:p>
          </table:table-cell>
          <table:table-cell table:number-columns-repeated="1022"/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58245" calcext:value-type="float">
            <text:p>58245</text:p>
          </table:table-cell>
          <table:table-cell table:number-columns-repeated="1022"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float" office:value="58246" calcext:value-type="float">
            <text:p>58246</text:p>
          </table:table-cell>
          <table:table-cell table:number-columns-repeated="1022"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float" office:value="58247" calcext:value-type="float">
            <text:p>58247</text:p>
          </table:table-cell>
          <table:table-cell table:number-columns-repeated="1022"/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58248" calcext:value-type="float">
            <text:p>58248</text:p>
          </table:table-cell>
          <table:table-cell table:number-columns-repeated="1022"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float" office:value="58249" calcext:value-type="float">
            <text:p>58249</text:p>
          </table:table-cell>
          <table:table-cell table:number-columns-repeated="1022"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float" office:value="58250" calcext:value-type="float">
            <text:p>58250</text:p>
          </table:table-cell>
          <table:table-cell table:number-columns-repeated="1022"/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float" office:value="58251" calcext:value-type="float">
            <text:p>58251</text:p>
          </table:table-cell>
          <table:table-cell table:number-columns-repeated="1022"/>
        </table:table-row>
        <table:table-row table:style-name="ro1">
          <table:table-cell office:value-type="float" office:value="32379" calcext:value-type="float">
            <text:p>32379</text:p>
          </table:table-cell>
          <table:table-cell office:value-type="float" office:value="58252" calcext:value-type="float">
            <text:p>58252</text:p>
          </table:table-cell>
          <table:table-cell table:number-columns-repeated="1022"/>
        </table:table-row>
        <table:table-row table:style-name="ro1">
          <table:table-cell office:value-type="float" office:value="32387" calcext:value-type="float">
            <text:p>32387</text:p>
          </table:table-cell>
          <table:table-cell office:value-type="float" office:value="58253" calcext:value-type="float">
            <text:p>58253</text:p>
          </table:table-cell>
          <table:table-cell table:number-columns-repeated="1022"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float" office:value="58254" calcext:value-type="float">
            <text:p>58254</text:p>
          </table:table-cell>
          <table:table-cell table:number-columns-repeated="1022"/>
        </table:table-row>
        <table:table-row table:style-name="ro1">
          <table:table-cell office:value-type="float" office:value="32381" calcext:value-type="float">
            <text:p>32381</text:p>
          </table:table-cell>
          <table:table-cell office:value-type="float" office:value="58255" calcext:value-type="float">
            <text:p>58255</text:p>
          </table:table-cell>
          <table:table-cell table:number-columns-repeated="1022"/>
        </table:table-row>
        <table:table-row table:style-name="ro1">
          <table:table-cell office:value-type="float" office:value="36782" calcext:value-type="float">
            <text:p>36782</text:p>
          </table:table-cell>
          <table:table-cell office:value-type="float" office:value="58256" calcext:value-type="float">
            <text:p>58256</text:p>
          </table:table-cell>
          <table:table-cell table:number-columns-repeated="1022"/>
        </table:table-row>
        <table:table-row table:style-name="ro1">
          <table:table-cell office:value-type="float" office:value="32383" calcext:value-type="float">
            <text:p>32383</text:p>
          </table:table-cell>
          <table:table-cell office:value-type="float" office:value="58257" calcext:value-type="float">
            <text:p>58257</text:p>
          </table:table-cell>
          <table:table-cell table:number-columns-repeated="1022"/>
        </table:table-row>
        <table:table-row table:style-name="ro1">
          <table:table-cell office:value-type="float" office:value="32392" calcext:value-type="float">
            <text:p>32392</text:p>
          </table:table-cell>
          <table:table-cell office:value-type="float" office:value="58258" calcext:value-type="float">
            <text:p>58258</text:p>
          </table:table-cell>
          <table:table-cell table:number-columns-repeated="1022"/>
        </table:table-row>
        <table:table-row table:style-name="ro1">
          <table:table-cell office:value-type="float" office:value="32393" calcext:value-type="float">
            <text:p>32393</text:p>
          </table:table-cell>
          <table:table-cell office:value-type="float" office:value="58259" calcext:value-type="float">
            <text:p>58259</text:p>
          </table:table-cell>
          <table:table-cell table:number-columns-repeated="1022"/>
        </table:table-row>
        <table:table-row table:style-name="ro1">
          <table:table-cell office:value-type="float" office:value="32396" calcext:value-type="float">
            <text:p>32396</text:p>
          </table:table-cell>
          <table:table-cell office:value-type="float" office:value="58260" calcext:value-type="float">
            <text:p>58260</text:p>
          </table:table-cell>
          <table:table-cell table:number-columns-repeated="1022"/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58261" calcext:value-type="float">
            <text:p>58261</text:p>
          </table:table-cell>
          <table:table-cell table:number-columns-repeated="102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8262" calcext:value-type="float">
            <text:p>58262</text:p>
          </table:table-cell>
          <table:table-cell table:number-columns-repeated="1022"/>
        </table:table-row>
        <table:table-row table:style-name="ro1">
          <table:table-cell office:value-type="float" office:value="32403" calcext:value-type="float">
            <text:p>32403</text:p>
          </table:table-cell>
          <table:table-cell office:value-type="float" office:value="58263" calcext:value-type="float">
            <text:p>58263</text:p>
          </table:table-cell>
          <table:table-cell table:number-columns-repeated="1022"/>
        </table:table-row>
        <table:table-row table:style-name="ro1">
          <table:table-cell office:value-type="float" office:value="32404" calcext:value-type="float">
            <text:p>32404</text:p>
          </table:table-cell>
          <table:table-cell office:value-type="float" office:value="58264" calcext:value-type="float">
            <text:p>58264</text:p>
          </table:table-cell>
          <table:table-cell table:number-columns-repeated="1022"/>
        </table:table-row>
        <table:table-row table:style-name="ro1">
          <table:table-cell office:value-type="float" office:value="32406" calcext:value-type="float">
            <text:p>32406</text:p>
          </table:table-cell>
          <table:table-cell office:value-type="float" office:value="58265" calcext:value-type="float">
            <text:p>58265</text:p>
          </table:table-cell>
          <table:table-cell table:number-columns-repeated="1022"/>
        </table:table-row>
        <table:table-row table:style-name="ro1">
          <table:table-cell office:value-type="float" office:value="32398" calcext:value-type="float">
            <text:p>32398</text:p>
          </table:table-cell>
          <table:table-cell office:value-type="float" office:value="58266" calcext:value-type="float">
            <text:p>58266</text:p>
          </table:table-cell>
          <table:table-cell table:number-columns-repeated="1022"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float" office:value="58267" calcext:value-type="float">
            <text:p>58267</text:p>
          </table:table-cell>
          <table:table-cell table:number-columns-repeated="1022"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float" office:value="58268" calcext:value-type="float">
            <text:p>58268</text:p>
          </table:table-cell>
          <table:table-cell table:number-columns-repeated="1022"/>
        </table:table-row>
        <table:table-row table:style-name="ro1">
          <table:table-cell office:value-type="float" office:value="32568" calcext:value-type="float">
            <text:p>32568</text:p>
          </table:table-cell>
          <table:table-cell office:value-type="float" office:value="58269" calcext:value-type="float">
            <text:p>58269</text:p>
          </table:table-cell>
          <table:table-cell table:number-columns-repeated="1022"/>
        </table:table-row>
        <table:table-row table:style-name="ro1">
          <table:table-cell office:value-type="float" office:value="32570" calcext:value-type="float">
            <text:p>32570</text:p>
          </table:table-cell>
          <table:table-cell office:value-type="float" office:value="58270" calcext:value-type="float">
            <text:p>58270</text:p>
          </table:table-cell>
          <table:table-cell table:number-columns-repeated="1022"/>
        </table:table-row>
        <table:table-row table:style-name="ro1">
          <table:table-cell office:value-type="float" office:value="32581" calcext:value-type="float">
            <text:p>32581</text:p>
          </table:table-cell>
          <table:table-cell office:value-type="float" office:value="58271" calcext:value-type="float">
            <text:p>58271</text:p>
          </table:table-cell>
          <table:table-cell table:number-columns-repeated="1022"/>
        </table:table-row>
        <table:table-row table:style-name="ro1">
          <table:table-cell office:value-type="float" office:value="32588" calcext:value-type="float">
            <text:p>32588</text:p>
          </table:table-cell>
          <table:table-cell office:value-type="float" office:value="58272" calcext:value-type="float">
            <text:p>58272</text:p>
          </table:table-cell>
          <table:table-cell table:number-columns-repeated="1022"/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float" office:value="58273" calcext:value-type="float">
            <text:p>58273</text:p>
          </table:table-cell>
          <table:table-cell table:number-columns-repeated="1022"/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float" office:value="58274" calcext:value-type="float">
            <text:p>58274</text:p>
          </table:table-cell>
          <table:table-cell table:number-columns-repeated="1022"/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float" office:value="58275" calcext:value-type="float">
            <text:p>58275</text:p>
          </table:table-cell>
          <table:table-cell table:number-columns-repeated="1022"/>
        </table:table-row>
        <table:table-row table:style-name="ro1">
          <table:table-cell office:value-type="float" office:value="32593" calcext:value-type="float">
            <text:p>32593</text:p>
          </table:table-cell>
          <table:table-cell office:value-type="float" office:value="58276" calcext:value-type="float">
            <text:p>58276</text:p>
          </table:table-cell>
          <table:table-cell table:number-columns-repeated="1022"/>
        </table:table-row>
        <table:table-row table:style-name="ro1">
          <table:table-cell office:value-type="float" office:value="32597" calcext:value-type="float">
            <text:p>32597</text:p>
          </table:table-cell>
          <table:table-cell office:value-type="float" office:value="58277" calcext:value-type="float">
            <text:p>58277</text:p>
          </table:table-cell>
          <table:table-cell table:number-columns-repeated="1022"/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58278" calcext:value-type="float">
            <text:p>58278</text:p>
          </table:table-cell>
          <table:table-cell table:number-columns-repeated="1022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58279" calcext:value-type="float">
            <text:p>58279</text:p>
          </table:table-cell>
          <table:table-cell table:number-columns-repeated="1022"/>
        </table:table-row>
        <table:table-row table:style-name="ro1">
          <table:table-cell office:value-type="float" office:value="32607" calcext:value-type="float">
            <text:p>32607</text:p>
          </table:table-cell>
          <table:table-cell office:value-type="float" office:value="58280" calcext:value-type="float">
            <text:p>58280</text:p>
          </table:table-cell>
          <table:table-cell table:number-columns-repeated="1022"/>
        </table:table-row>
        <table:table-row table:style-name="ro1">
          <table:table-cell office:value-type="float" office:value="32608" calcext:value-type="float">
            <text:p>32608</text:p>
          </table:table-cell>
          <table:table-cell office:value-type="float" office:value="58281" calcext:value-type="float">
            <text:p>58281</text:p>
          </table:table-cell>
          <table:table-cell table:number-columns-repeated="1022"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float" office:value="58282" calcext:value-type="float">
            <text:p>58282</text:p>
          </table:table-cell>
          <table:table-cell table:number-columns-repeated="1022"/>
        </table:table-row>
        <table:table-row table:style-name="ro1">
          <table:table-cell office:value-type="float" office:value="32617" calcext:value-type="float">
            <text:p>32617</text:p>
          </table:table-cell>
          <table:table-cell office:value-type="float" office:value="58283" calcext:value-type="float">
            <text:p>58283</text:p>
          </table:table-cell>
          <table:table-cell table:number-columns-repeated="1022"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float" office:value="58284" calcext:value-type="float">
            <text:p>58284</text:p>
          </table:table-cell>
          <table:table-cell table:number-columns-repeated="1022"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float" office:value="58285" calcext:value-type="float">
            <text:p>58285</text:p>
          </table:table-cell>
          <table:table-cell table:number-columns-repeated="1022"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float" office:value="58286" calcext:value-type="float">
            <text:p>58286</text:p>
          </table:table-cell>
          <table:table-cell table:number-columns-repeated="1022"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float" office:value="58287" calcext:value-type="float">
            <text:p>58287</text:p>
          </table:table-cell>
          <table:table-cell table:number-columns-repeated="1022"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float" office:value="58288" calcext:value-type="float">
            <text:p>58288</text:p>
          </table:table-cell>
          <table:table-cell table:number-columns-repeated="1022"/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float" office:value="58289" calcext:value-type="float">
            <text:p>58289</text:p>
          </table:table-cell>
          <table:table-cell table:number-columns-repeated="1022"/>
        </table:table-row>
        <table:table-row table:style-name="ro1">
          <table:table-cell office:value-type="float" office:value="32647" calcext:value-type="float">
            <text:p>32647</text:p>
          </table:table-cell>
          <table:table-cell office:value-type="float" office:value="58290" calcext:value-type="float">
            <text:p>58290</text:p>
          </table:table-cell>
          <table:table-cell table:number-columns-repeated="1022"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float" office:value="58291" calcext:value-type="float">
            <text:p>58291</text:p>
          </table:table-cell>
          <table:table-cell table:number-columns-repeated="1022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58292" calcext:value-type="float">
            <text:p>58292</text:p>
          </table:table-cell>
          <table:table-cell table:number-columns-repeated="1022"/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58293" calcext:value-type="float">
            <text:p>58293</text:p>
          </table:table-cell>
          <table:table-cell table:number-columns-repeated="1022"/>
        </table:table-row>
        <table:table-row table:style-name="ro1">
          <table:table-cell office:value-type="float" office:value="32669" calcext:value-type="float">
            <text:p>32669</text:p>
          </table:table-cell>
          <table:table-cell office:value-type="float" office:value="58294" calcext:value-type="float">
            <text:p>58294</text:p>
          </table:table-cell>
          <table:table-cell table:number-columns-repeated="1022"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float" office:value="58295" calcext:value-type="float">
            <text:p>58295</text:p>
          </table:table-cell>
          <table:table-cell table:number-columns-repeated="1022"/>
        </table:table-row>
        <table:table-row table:style-name="ro1">
          <table:table-cell office:value-type="float" office:value="32675" calcext:value-type="float">
            <text:p>32675</text:p>
          </table:table-cell>
          <table:table-cell office:value-type="float" office:value="58296" calcext:value-type="float">
            <text:p>58296</text:p>
          </table:table-cell>
          <table:table-cell table:number-columns-repeated="1022"/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float" office:value="58297" calcext:value-type="float">
            <text:p>58297</text:p>
          </table:table-cell>
          <table:table-cell table:number-columns-repeated="1022"/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58298" calcext:value-type="float">
            <text:p>58298</text:p>
          </table:table-cell>
          <table:table-cell table:number-columns-repeated="1022"/>
        </table:table-row>
        <table:table-row table:style-name="ro1">
          <table:table-cell office:value-type="float" office:value="32697" calcext:value-type="float">
            <text:p>32697</text:p>
          </table:table-cell>
          <table:table-cell office:value-type="float" office:value="58299" calcext:value-type="float">
            <text:p>58299</text:p>
          </table:table-cell>
          <table:table-cell table:number-columns-repeated="1022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float" office:value="58300" calcext:value-type="float">
            <text:p>58300</text:p>
          </table:table-cell>
          <table:table-cell table:number-columns-repeated="1022"/>
        </table:table-row>
        <table:table-row table:style-name="ro1">
          <table:table-cell office:value-type="float" office:value="32694" calcext:value-type="float">
            <text:p>32694</text:p>
          </table:table-cell>
          <table:table-cell office:value-type="float" office:value="58301" calcext:value-type="float">
            <text:p>58301</text:p>
          </table:table-cell>
          <table:table-cell table:number-columns-repeated="1022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58302" calcext:value-type="float">
            <text:p>58302</text:p>
          </table:table-cell>
          <table:table-cell table:number-columns-repeated="1022"/>
        </table:table-row>
        <table:table-row table:style-name="ro1">
          <table:table-cell office:value-type="float" office:value="35697" calcext:value-type="float">
            <text:p>35697</text:p>
          </table:table-cell>
          <table:table-cell office:value-type="float" office:value="58303" calcext:value-type="float">
            <text:p>58303</text:p>
          </table:table-cell>
          <table:table-cell table:number-columns-repeated="1022"/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float" office:value="58304" calcext:value-type="float">
            <text:p>58304</text:p>
          </table:table-cell>
          <table:table-cell table:number-columns-repeated="1022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58305" calcext:value-type="float">
            <text:p>58305</text:p>
          </table:table-cell>
          <table:table-cell table:number-columns-repeated="1022"/>
        </table:table-row>
        <table:table-row table:style-name="ro1">
          <table:table-cell office:value-type="float" office:value="32714" calcext:value-type="float">
            <text:p>32714</text:p>
          </table:table-cell>
          <table:table-cell office:value-type="float" office:value="58306" calcext:value-type="float">
            <text:p>58306</text:p>
          </table:table-cell>
          <table:table-cell table:number-columns-repeated="1022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float" office:value="58307" calcext:value-type="float">
            <text:p>58307</text:p>
          </table:table-cell>
          <table:table-cell table:number-columns-repeated="1022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58308" calcext:value-type="float">
            <text:p>58308</text:p>
          </table:table-cell>
          <table:table-cell table:number-columns-repeated="1022"/>
        </table:table-row>
        <table:table-row table:style-name="ro1">
          <table:table-cell office:value-type="float" office:value="32737" calcext:value-type="float">
            <text:p>32737</text:p>
          </table:table-cell>
          <table:table-cell office:value-type="float" office:value="58309" calcext:value-type="float">
            <text:p>58309</text:p>
          </table:table-cell>
          <table:table-cell table:number-columns-repeated="1022"/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float" office:value="58310" calcext:value-type="float">
            <text:p>58310</text:p>
          </table:table-cell>
          <table:table-cell table:number-columns-repeated="1022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58311" calcext:value-type="float">
            <text:p>58311</text:p>
          </table:table-cell>
          <table:table-cell table:number-columns-repeated="1022"/>
        </table:table-row>
        <table:table-row table:style-name="ro1">
          <table:table-cell office:value-type="float" office:value="32755" calcext:value-type="float">
            <text:p>32755</text:p>
          </table:table-cell>
          <table:table-cell office:value-type="float" office:value="58312" calcext:value-type="float">
            <text:p>58312</text:p>
          </table:table-cell>
          <table:table-cell table:number-columns-repeated="1022"/>
        </table:table-row>
        <table:table-row table:style-name="ro1">
          <table:table-cell office:value-type="float" office:value="32761" calcext:value-type="float">
            <text:p>32761</text:p>
          </table:table-cell>
          <table:table-cell office:value-type="float" office:value="58313" calcext:value-type="float">
            <text:p>58313</text:p>
          </table:table-cell>
          <table:table-cell table:number-columns-repeated="1022"/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58314" calcext:value-type="float">
            <text:p>58314</text:p>
          </table:table-cell>
          <table:table-cell table:number-columns-repeated="1022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58315" calcext:value-type="float">
            <text:p>58315</text:p>
          </table:table-cell>
          <table:table-cell table:number-columns-repeated="1022"/>
        </table:table-row>
        <table:table-row table:style-name="ro1">
          <table:table-cell office:value-type="float" office:value="32772" calcext:value-type="float">
            <text:p>32772</text:p>
          </table:table-cell>
          <table:table-cell office:value-type="float" office:value="58316" calcext:value-type="float">
            <text:p>58316</text:p>
          </table:table-cell>
          <table:table-cell table:number-columns-repeated="1022"/>
        </table:table-row>
        <table:table-row table:style-name="ro1">
          <table:table-cell office:value-type="float" office:value="32779" calcext:value-type="float">
            <text:p>32779</text:p>
          </table:table-cell>
          <table:table-cell office:value-type="float" office:value="58317" calcext:value-type="float">
            <text:p>58317</text:p>
          </table:table-cell>
          <table:table-cell table:number-columns-repeated="1022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58318" calcext:value-type="float">
            <text:p>58318</text:p>
          </table:table-cell>
          <table:table-cell table:number-columns-repeated="1022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58319" calcext:value-type="float">
            <text:p>58319</text:p>
          </table:table-cell>
          <table:table-cell table:number-columns-repeated="1022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58320" calcext:value-type="float">
            <text:p>58320</text:p>
          </table:table-cell>
          <table:table-cell table:number-columns-repeated="1022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float" office:value="58321" calcext:value-type="float">
            <text:p>58321</text:p>
          </table:table-cell>
          <table:table-cell table:number-columns-repeated="1022"/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58322" calcext:value-type="float">
            <text:p>58322</text:p>
          </table:table-cell>
          <table:table-cell table:number-columns-repeated="1022"/>
        </table:table-row>
        <table:table-row table:style-name="ro1">
          <table:table-cell office:value-type="float" office:value="32808" calcext:value-type="float">
            <text:p>32808</text:p>
          </table:table-cell>
          <table:table-cell office:value-type="float" office:value="58323" calcext:value-type="float">
            <text:p>58323</text:p>
          </table:table-cell>
          <table:table-cell table:number-columns-repeated="1022"/>
        </table:table-row>
        <table:table-row table:style-name="ro1">
          <table:table-cell office:value-type="float" office:value="32831" calcext:value-type="float">
            <text:p>32831</text:p>
          </table:table-cell>
          <table:table-cell office:value-type="float" office:value="58324" calcext:value-type="float">
            <text:p>58324</text:p>
          </table:table-cell>
          <table:table-cell table:number-columns-repeated="1022"/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float" office:value="58325" calcext:value-type="float">
            <text:p>58325</text:p>
          </table:table-cell>
          <table:table-cell table:number-columns-repeated="1022"/>
        </table:table-row>
        <table:table-row table:style-name="ro1">
          <table:table-cell office:value-type="float" office:value="32842" calcext:value-type="float">
            <text:p>32842</text:p>
          </table:table-cell>
          <table:table-cell office:value-type="float" office:value="58326" calcext:value-type="float">
            <text:p>58326</text:p>
          </table:table-cell>
          <table:table-cell table:number-columns-repeated="1022"/>
        </table:table-row>
        <table:table-row table:style-name="ro1">
          <table:table-cell office:value-type="float" office:value="32838" calcext:value-type="float">
            <text:p>32838</text:p>
          </table:table-cell>
          <table:table-cell office:value-type="float" office:value="58327" calcext:value-type="float">
            <text:p>58327</text:p>
          </table:table-cell>
          <table:table-cell table:number-columns-repeated="1022"/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58328" calcext:value-type="float">
            <text:p>58328</text:p>
          </table:table-cell>
          <table:table-cell table:number-columns-repeated="1022"/>
        </table:table-row>
        <table:table-row table:style-name="ro1">
          <table:table-cell office:value-type="float" office:value="32856" calcext:value-type="float">
            <text:p>32856</text:p>
          </table:table-cell>
          <table:table-cell office:value-type="float" office:value="58329" calcext:value-type="float">
            <text:p>58329</text:p>
          </table:table-cell>
          <table:table-cell table:number-columns-repeated="1022"/>
        </table:table-row>
        <table:table-row table:style-name="ro1">
          <table:table-cell office:value-type="float" office:value="32858" calcext:value-type="float">
            <text:p>32858</text:p>
          </table:table-cell>
          <table:table-cell office:value-type="float" office:value="58330" calcext:value-type="float">
            <text:p>58330</text:p>
          </table:table-cell>
          <table:table-cell table:number-columns-repeated="1022"/>
        </table:table-row>
        <table:table-row table:style-name="ro1">
          <table:table-cell office:value-type="float" office:value="32863" calcext:value-type="float">
            <text:p>32863</text:p>
          </table:table-cell>
          <table:table-cell office:value-type="float" office:value="58331" calcext:value-type="float">
            <text:p>58331</text:p>
          </table:table-cell>
          <table:table-cell table:number-columns-repeated="1022"/>
        </table:table-row>
        <table:table-row table:style-name="ro1">
          <table:table-cell office:value-type="float" office:value="32866" calcext:value-type="float">
            <text:p>32866</text:p>
          </table:table-cell>
          <table:table-cell office:value-type="float" office:value="58332" calcext:value-type="float">
            <text:p>58332</text:p>
          </table:table-cell>
          <table:table-cell table:number-columns-repeated="1022"/>
        </table:table-row>
        <table:table-row table:style-name="ro1">
          <table:table-cell office:value-type="float" office:value="32872" calcext:value-type="float">
            <text:p>32872</text:p>
          </table:table-cell>
          <table:table-cell office:value-type="float" office:value="58333" calcext:value-type="float">
            <text:p>58333</text:p>
          </table:table-cell>
          <table:table-cell table:number-columns-repeated="1022"/>
        </table:table-row>
        <table:table-row table:style-name="ro1">
          <table:table-cell office:value-type="float" office:value="32883" calcext:value-type="float">
            <text:p>32883</text:p>
          </table:table-cell>
          <table:table-cell office:value-type="float" office:value="58334" calcext:value-type="float">
            <text:p>58334</text:p>
          </table:table-cell>
          <table:table-cell table:number-columns-repeated="1022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58335" calcext:value-type="float">
            <text:p>58335</text:p>
          </table:table-cell>
          <table:table-cell table:number-columns-repeated="1022"/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58336" calcext:value-type="float">
            <text:p>58336</text:p>
          </table:table-cell>
          <table:table-cell table:number-columns-repeated="1022"/>
        </table:table-row>
        <table:table-row table:style-name="ro1">
          <table:table-cell office:value-type="float" office:value="32886" calcext:value-type="float">
            <text:p>32886</text:p>
          </table:table-cell>
          <table:table-cell office:value-type="float" office:value="58337" calcext:value-type="float">
            <text:p>58337</text:p>
          </table:table-cell>
          <table:table-cell table:number-columns-repeated="1022"/>
        </table:table-row>
        <table:table-row table:style-name="ro1">
          <table:table-cell office:value-type="float" office:value="32889" calcext:value-type="float">
            <text:p>32889</text:p>
          </table:table-cell>
          <table:table-cell office:value-type="float" office:value="58338" calcext:value-type="float">
            <text:p>58338</text:p>
          </table:table-cell>
          <table:table-cell table:number-columns-repeated="1022"/>
        </table:table-row>
        <table:table-row table:style-name="ro1">
          <table:table-cell office:value-type="float" office:value="32893" calcext:value-type="float">
            <text:p>32893</text:p>
          </table:table-cell>
          <table:table-cell office:value-type="float" office:value="58339" calcext:value-type="float">
            <text:p>58339</text:p>
          </table:table-cell>
          <table:table-cell table:number-columns-repeated="1022"/>
        </table:table-row>
        <table:table-row table:style-name="ro1">
          <table:table-cell office:value-type="float" office:value="32895" calcext:value-type="float">
            <text:p>32895</text:p>
          </table:table-cell>
          <table:table-cell office:value-type="float" office:value="58340" calcext:value-type="float">
            <text:p>58340</text:p>
          </table:table-cell>
          <table:table-cell table:number-columns-repeated="1022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58341" calcext:value-type="float">
            <text:p>58341</text:p>
          </table:table-cell>
          <table:table-cell table:number-columns-repeated="1022"/>
        </table:table-row>
        <table:table-row table:style-name="ro1">
          <table:table-cell office:value-type="float" office:value="32902" calcext:value-type="float">
            <text:p>32902</text:p>
          </table:table-cell>
          <table:table-cell office:value-type="float" office:value="58342" calcext:value-type="float">
            <text:p>58342</text:p>
          </table:table-cell>
          <table:table-cell table:number-columns-repeated="1022"/>
        </table:table-row>
        <table:table-row table:style-name="ro1">
          <table:table-cell office:value-type="float" office:value="32901" calcext:value-type="float">
            <text:p>32901</text:p>
          </table:table-cell>
          <table:table-cell office:value-type="float" office:value="58343" calcext:value-type="float">
            <text:p>58343</text:p>
          </table:table-cell>
          <table:table-cell table:number-columns-repeated="1022"/>
        </table:table-row>
        <table:table-row table:style-name="ro1">
          <table:table-cell office:value-type="float" office:value="32923" calcext:value-type="float">
            <text:p>32923</text:p>
          </table:table-cell>
          <table:table-cell office:value-type="float" office:value="58344" calcext:value-type="float">
            <text:p>58344</text:p>
          </table:table-cell>
          <table:table-cell table:number-columns-repeated="1022"/>
        </table:table-row>
        <table:table-row table:style-name="ro1">
          <table:table-cell office:value-type="float" office:value="32915" calcext:value-type="float">
            <text:p>32915</text:p>
          </table:table-cell>
          <table:table-cell office:value-type="float" office:value="58345" calcext:value-type="float">
            <text:p>58345</text:p>
          </table:table-cell>
          <table:table-cell table:number-columns-repeated="1022"/>
        </table:table-row>
        <table:table-row table:style-name="ro1">
          <table:table-cell office:value-type="float" office:value="32922" calcext:value-type="float">
            <text:p>32922</text:p>
          </table:table-cell>
          <table:table-cell office:value-type="float" office:value="58346" calcext:value-type="float">
            <text:p>58346</text:p>
          </table:table-cell>
          <table:table-cell table:number-columns-repeated="1022"/>
        </table:table-row>
        <table:table-row table:style-name="ro1">
          <table:table-cell office:value-type="float" office:value="32941" calcext:value-type="float">
            <text:p>32941</text:p>
          </table:table-cell>
          <table:table-cell office:value-type="float" office:value="58347" calcext:value-type="float">
            <text:p>58347</text:p>
          </table:table-cell>
          <table:table-cell table:number-columns-repeated="1022"/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58348" calcext:value-type="float">
            <text:p>58348</text:p>
          </table:table-cell>
          <table:table-cell table:number-columns-repeated="1022"/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58349" calcext:value-type="float">
            <text:p>58349</text:p>
          </table:table-cell>
          <table:table-cell table:number-columns-repeated="1022"/>
        </table:table-row>
        <table:table-row table:style-name="ro1">
          <table:table-cell office:value-type="float" office:value="32987" calcext:value-type="float">
            <text:p>32987</text:p>
          </table:table-cell>
          <table:table-cell office:value-type="float" office:value="58350" calcext:value-type="float">
            <text:p>58350</text:p>
          </table:table-cell>
          <table:table-cell table:number-columns-repeated="1022"/>
        </table:table-row>
        <table:table-row table:style-name="ro1">
          <table:table-cell office:value-type="float" office:value="32997" calcext:value-type="float">
            <text:p>32997</text:p>
          </table:table-cell>
          <table:table-cell office:value-type="float" office:value="58351" calcext:value-type="float">
            <text:p>58351</text:p>
          </table:table-cell>
          <table:table-cell table:number-columns-repeated="1022"/>
        </table:table-row>
        <table:table-row table:style-name="ro1">
          <table:table-cell office:value-type="float" office:value="32985" calcext:value-type="float">
            <text:p>32985</text:p>
          </table:table-cell>
          <table:table-cell office:value-type="float" office:value="58352" calcext:value-type="float">
            <text:p>58352</text:p>
          </table:table-cell>
          <table:table-cell table:number-columns-repeated="1022"/>
        </table:table-row>
        <table:table-row table:style-name="ro1">
          <table:table-cell office:value-type="float" office:value="32989" calcext:value-type="float">
            <text:p>32989</text:p>
          </table:table-cell>
          <table:table-cell office:value-type="float" office:value="58353" calcext:value-type="float">
            <text:p>58353</text:p>
          </table:table-cell>
          <table:table-cell table:number-columns-repeated="1022"/>
        </table:table-row>
        <table:table-row table:style-name="ro1">
          <table:table-cell office:value-type="float" office:value="32964" calcext:value-type="float">
            <text:p>32964</text:p>
          </table:table-cell>
          <table:table-cell office:value-type="float" office:value="58354" calcext:value-type="float">
            <text:p>58354</text:p>
          </table:table-cell>
          <table:table-cell table:number-columns-repeated="1022"/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float" office:value="58355" calcext:value-type="float">
            <text:p>58355</text:p>
          </table:table-cell>
          <table:table-cell table:number-columns-repeated="1022"/>
        </table:table-row>
        <table:table-row table:style-name="ro1">
          <table:table-cell office:value-type="float" office:value="32982" calcext:value-type="float">
            <text:p>32982</text:p>
          </table:table-cell>
          <table:table-cell office:value-type="float" office:value="58356" calcext:value-type="float">
            <text:p>58356</text:p>
          </table:table-cell>
          <table:table-cell table:number-columns-repeated="1022"/>
        </table:table-row>
        <table:table-row table:style-name="ro1">
          <table:table-cell office:value-type="float" office:value="33033" calcext:value-type="float">
            <text:p>33033</text:p>
          </table:table-cell>
          <table:table-cell office:value-type="float" office:value="58357" calcext:value-type="float">
            <text:p>58357</text:p>
          </table:table-cell>
          <table:table-cell table:number-columns-repeated="1022"/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58358" calcext:value-type="float">
            <text:p>58358</text:p>
          </table:table-cell>
          <table:table-cell table:number-columns-repeated="1022"/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58359" calcext:value-type="float">
            <text:p>58359</text:p>
          </table:table-cell>
          <table:table-cell table:number-columns-repeated="1022"/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58360" calcext:value-type="float">
            <text:p>58360</text:p>
          </table:table-cell>
          <table:table-cell table:number-columns-repeated="1022"/>
        </table:table-row>
        <table:table-row table:style-name="ro1">
          <table:table-cell office:value-type="float" office:value="33065" calcext:value-type="float">
            <text:p>33065</text:p>
          </table:table-cell>
          <table:table-cell office:value-type="float" office:value="58361" calcext:value-type="float">
            <text:p>58361</text:p>
          </table:table-cell>
          <table:table-cell table:number-columns-repeated="1022"/>
        </table:table-row>
        <table:table-row table:style-name="ro1">
          <table:table-cell office:value-type="float" office:value="33059" calcext:value-type="float">
            <text:p>33059</text:p>
          </table:table-cell>
          <table:table-cell office:value-type="float" office:value="58362" calcext:value-type="float">
            <text:p>58362</text:p>
          </table:table-cell>
          <table:table-cell table:number-columns-repeated="1022"/>
        </table:table-row>
        <table:table-row table:style-name="ro1">
          <table:table-cell office:value-type="float" office:value="33071" calcext:value-type="float">
            <text:p>33071</text:p>
          </table:table-cell>
          <table:table-cell office:value-type="float" office:value="58363" calcext:value-type="float">
            <text:p>58363</text:p>
          </table:table-cell>
          <table:table-cell table:number-columns-repeated="1022"/>
        </table:table-row>
        <table:table-row table:style-name="ro1">
          <table:table-cell office:value-type="float" office:value="33099" calcext:value-type="float">
            <text:p>33099</text:p>
          </table:table-cell>
          <table:table-cell office:value-type="float" office:value="58364" calcext:value-type="float">
            <text:p>58364</text:p>
          </table:table-cell>
          <table:table-cell table:number-columns-repeated="1022"/>
        </table:table-row>
        <table:table-row table:style-name="ro1">
          <table:table-cell office:value-type="float" office:value="38539" calcext:value-type="float">
            <text:p>38539</text:p>
          </table:table-cell>
          <table:table-cell office:value-type="float" office:value="58432" calcext:value-type="float">
            <text:p>58432</text:p>
          </table:table-cell>
          <table:table-cell table:number-columns-repeated="1022"/>
        </table:table-row>
        <table:table-row table:style-name="ro1">
          <table:table-cell office:value-type="float" office:value="33094" calcext:value-type="float">
            <text:p>33094</text:p>
          </table:table-cell>
          <table:table-cell office:value-type="float" office:value="58433" calcext:value-type="float">
            <text:p>58433</text:p>
          </table:table-cell>
          <table:table-cell table:number-columns-repeated="1022"/>
        </table:table-row>
        <table:table-row table:style-name="ro1">
          <table:table-cell office:value-type="float" office:value="33086" calcext:value-type="float">
            <text:p>33086</text:p>
          </table:table-cell>
          <table:table-cell office:value-type="float" office:value="58434" calcext:value-type="float">
            <text:p>58434</text:p>
          </table:table-cell>
          <table:table-cell table:number-columns-repeated="1022"/>
        </table:table-row>
        <table:table-row table:style-name="ro1">
          <table:table-cell office:value-type="float" office:value="33107" calcext:value-type="float">
            <text:p>33107</text:p>
          </table:table-cell>
          <table:table-cell office:value-type="float" office:value="58435" calcext:value-type="float">
            <text:p>58435</text:p>
          </table:table-cell>
          <table:table-cell table:number-columns-repeated="1022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float" office:value="58436" calcext:value-type="float">
            <text:p>58436</text:p>
          </table:table-cell>
          <table:table-cell table:number-columns-repeated="1022"/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58437" calcext:value-type="float">
            <text:p>58437</text:p>
          </table:table-cell>
          <table:table-cell table:number-columns-repeated="1022"/>
        </table:table-row>
        <table:table-row table:style-name="ro1">
          <table:table-cell office:value-type="float" office:value="33137" calcext:value-type="float">
            <text:p>33137</text:p>
          </table:table-cell>
          <table:table-cell office:value-type="float" office:value="58438" calcext:value-type="float">
            <text:p>58438</text:p>
          </table:table-cell>
          <table:table-cell table:number-columns-repeated="1022"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float" office:value="58439" calcext:value-type="float">
            <text:p>58439</text:p>
          </table:table-cell>
          <table:table-cell table:number-columns-repeated="1022"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float" office:value="58440" calcext:value-type="float">
            <text:p>58440</text:p>
          </table:table-cell>
          <table:table-cell table:number-columns-repeated="1022"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float" office:value="58441" calcext:value-type="float">
            <text:p>58441</text:p>
          </table:table-cell>
          <table:table-cell table:number-columns-repeated="1022"/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float" office:value="58442" calcext:value-type="float">
            <text:p>58442</text:p>
          </table:table-cell>
          <table:table-cell table:number-columns-repeated="1022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58443" calcext:value-type="float">
            <text:p>58443</text:p>
          </table:table-cell>
          <table:table-cell table:number-columns-repeated="1022"/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58444" calcext:value-type="float">
            <text:p>58444</text:p>
          </table:table-cell>
          <table:table-cell table:number-columns-repeated="1022"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float" office:value="58445" calcext:value-type="float">
            <text:p>58445</text:p>
          </table:table-cell>
          <table:table-cell table:number-columns-repeated="1022"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58446" calcext:value-type="float">
            <text:p>58446</text:p>
          </table:table-cell>
          <table:table-cell table:number-columns-repeated="1022"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58447" calcext:value-type="float">
            <text:p>58447</text:p>
          </table:table-cell>
          <table:table-cell table:number-columns-repeated="1022"/>
        </table:table-row>
        <table:table-row table:style-name="ro1">
          <table:table-cell office:value-type="float" office:value="33184" calcext:value-type="float">
            <text:p>33184</text:p>
          </table:table-cell>
          <table:table-cell office:value-type="float" office:value="58448" calcext:value-type="float">
            <text:p>58448</text:p>
          </table:table-cell>
          <table:table-cell table:number-columns-repeated="1022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float" office:value="58449" calcext:value-type="float">
            <text:p>58449</text:p>
          </table:table-cell>
          <table:table-cell table:number-columns-repeated="1022"/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float" office:value="58450" calcext:value-type="float">
            <text:p>58450</text:p>
          </table:table-cell>
          <table:table-cell table:number-columns-repeated="1022"/>
        </table:table-row>
        <table:table-row table:style-name="ro1">
          <table:table-cell office:value-type="float" office:value="33187" calcext:value-type="float">
            <text:p>33187</text:p>
          </table:table-cell>
          <table:table-cell office:value-type="float" office:value="58451" calcext:value-type="float">
            <text:p>58451</text:p>
          </table:table-cell>
          <table:table-cell table:number-columns-repeated="1022"/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float" office:value="58452" calcext:value-type="float">
            <text:p>58452</text:p>
          </table:table-cell>
          <table:table-cell table:number-columns-repeated="1022"/>
        </table:table-row>
        <table:table-row table:style-name="ro1">
          <table:table-cell office:value-type="float" office:value="33171" calcext:value-type="float">
            <text:p>33171</text:p>
          </table:table-cell>
          <table:table-cell office:value-type="float" office:value="58453" calcext:value-type="float">
            <text:p>58453</text:p>
          </table:table-cell>
          <table:table-cell table:number-columns-repeated="1022"/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58454" calcext:value-type="float">
            <text:p>58454</text:p>
          </table:table-cell>
          <table:table-cell table:number-columns-repeated="1022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58455" calcext:value-type="float">
            <text:p>58455</text:p>
          </table:table-cell>
          <table:table-cell table:number-columns-repeated="1022"/>
        </table:table-row>
        <table:table-row table:style-name="ro1">
          <table:table-cell office:value-type="float" office:value="33205" calcext:value-type="float">
            <text:p>33205</text:p>
          </table:table-cell>
          <table:table-cell office:value-type="float" office:value="58456" calcext:value-type="float">
            <text:p>58456</text:p>
          </table:table-cell>
          <table:table-cell table:number-columns-repeated="1022"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float" office:value="58457" calcext:value-type="float">
            <text:p>58457</text:p>
          </table:table-cell>
          <table:table-cell table:number-columns-repeated="1022"/>
        </table:table-row>
        <table:table-row table:style-name="ro1">
          <table:table-cell office:value-type="float" office:value="33208" calcext:value-type="float">
            <text:p>33208</text:p>
          </table:table-cell>
          <table:table-cell office:value-type="float" office:value="58458" calcext:value-type="float">
            <text:p>58458</text:p>
          </table:table-cell>
          <table:table-cell table:number-columns-repeated="1022"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float" office:value="58459" calcext:value-type="float">
            <text:p>58459</text:p>
          </table:table-cell>
          <table:table-cell table:number-columns-repeated="1022"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58460" calcext:value-type="float">
            <text:p>58460</text:p>
          </table:table-cell>
          <table:table-cell table:number-columns-repeated="1022"/>
        </table:table-row>
        <table:table-row table:style-name="ro1">
          <table:table-cell office:value-type="float" office:value="33218" calcext:value-type="float">
            <text:p>33218</text:p>
          </table:table-cell>
          <table:table-cell office:value-type="float" office:value="58461" calcext:value-type="float">
            <text:p>58461</text:p>
          </table:table-cell>
          <table:table-cell table:number-columns-repeated="1022"/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58462" calcext:value-type="float">
            <text:p>58462</text:p>
          </table:table-cell>
          <table:table-cell table:number-columns-repeated="1022"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float" office:value="58463" calcext:value-type="float">
            <text:p>58463</text:p>
          </table:table-cell>
          <table:table-cell table:number-columns-repeated="1022"/>
        </table:table-row>
        <table:table-row table:style-name="ro1">
          <table:table-cell office:value-type="float" office:value="33229" calcext:value-type="float">
            <text:p>33229</text:p>
          </table:table-cell>
          <table:table-cell office:value-type="float" office:value="58464" calcext:value-type="float">
            <text:p>58464</text:p>
          </table:table-cell>
          <table:table-cell table:number-columns-repeated="1022"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58465" calcext:value-type="float">
            <text:p>58465</text:p>
          </table:table-cell>
          <table:table-cell table:number-columns-repeated="1022"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float" office:value="58466" calcext:value-type="float">
            <text:p>58466</text:p>
          </table:table-cell>
          <table:table-cell table:number-columns-repeated="1022"/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58467" calcext:value-type="float">
            <text:p>58467</text:p>
          </table:table-cell>
          <table:table-cell table:number-columns-repeated="1022"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float" office:value="58468" calcext:value-type="float">
            <text:p>58468</text:p>
          </table:table-cell>
          <table:table-cell table:number-columns-repeated="1022"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float" office:value="58469" calcext:value-type="float">
            <text:p>58469</text:p>
          </table:table-cell>
          <table:table-cell table:number-columns-repeated="1022"/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58470" calcext:value-type="float">
            <text:p>58470</text:p>
          </table:table-cell>
          <table:table-cell table:number-columns-repeated="1022"/>
        </table:table-row>
        <table:table-row table:style-name="ro1">
          <table:table-cell office:value-type="float" office:value="33248" calcext:value-type="float">
            <text:p>33248</text:p>
          </table:table-cell>
          <table:table-cell office:value-type="float" office:value="58471" calcext:value-type="float">
            <text:p>58471</text:p>
          </table:table-cell>
          <table:table-cell table:number-columns-repeated="1022"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float" office:value="58472" calcext:value-type="float">
            <text:p>58472</text:p>
          </table:table-cell>
          <table:table-cell table:number-columns-repeated="1022"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58473" calcext:value-type="float">
            <text:p>58473</text:p>
          </table:table-cell>
          <table:table-cell table:number-columns-repeated="1022"/>
        </table:table-row>
        <table:table-row table:style-name="ro1">
          <table:table-cell office:value-type="float" office:value="33275" calcext:value-type="float">
            <text:p>33275</text:p>
          </table:table-cell>
          <table:table-cell office:value-type="float" office:value="58474" calcext:value-type="float">
            <text:p>58474</text:p>
          </table:table-cell>
          <table:table-cell table:number-columns-repeated="1022"/>
        </table:table-row>
        <table:table-row table:style-name="ro1">
          <table:table-cell office:value-type="float" office:value="33278" calcext:value-type="float">
            <text:p>33278</text:p>
          </table:table-cell>
          <table:table-cell office:value-type="float" office:value="58475" calcext:value-type="float">
            <text:p>58475</text:p>
          </table:table-cell>
          <table:table-cell table:number-columns-repeated="1022"/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58476" calcext:value-type="float">
            <text:p>58476</text:p>
          </table:table-cell>
          <table:table-cell table:number-columns-repeated="1022"/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float" office:value="58477" calcext:value-type="float">
            <text:p>58477</text:p>
          </table:table-cell>
          <table:table-cell table:number-columns-repeated="1022"/>
        </table:table-row>
        <table:table-row table:style-name="ro1">
          <table:table-cell office:value-type="float" office:value="33285" calcext:value-type="float">
            <text:p>33285</text:p>
          </table:table-cell>
          <table:table-cell office:value-type="float" office:value="58478" calcext:value-type="float">
            <text:p>58478</text:p>
          </table:table-cell>
          <table:table-cell table:number-columns-repeated="1022"/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float" office:value="58479" calcext:value-type="float">
            <text:p>58479</text:p>
          </table:table-cell>
          <table:table-cell table:number-columns-repeated="1022"/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58480" calcext:value-type="float">
            <text:p>58480</text:p>
          </table:table-cell>
          <table:table-cell table:number-columns-repeated="1022"/>
        </table:table-row>
        <table:table-row table:style-name="ro1">
          <table:table-cell office:value-type="float" office:value="33293" calcext:value-type="float">
            <text:p>33293</text:p>
          </table:table-cell>
          <table:table-cell office:value-type="float" office:value="58481" calcext:value-type="float">
            <text:p>58481</text:p>
          </table:table-cell>
          <table:table-cell table:number-columns-repeated="1022"/>
        </table:table-row>
        <table:table-row table:style-name="ro1">
          <table:table-cell office:value-type="float" office:value="33296" calcext:value-type="float">
            <text:p>33296</text:p>
          </table:table-cell>
          <table:table-cell office:value-type="float" office:value="58482" calcext:value-type="float">
            <text:p>58482</text:p>
          </table:table-cell>
          <table:table-cell table:number-columns-repeated="1022"/>
        </table:table-row>
        <table:table-row table:style-name="ro1">
          <table:table-cell office:value-type="float" office:value="33302" calcext:value-type="float">
            <text:p>33302</text:p>
          </table:table-cell>
          <table:table-cell office:value-type="float" office:value="58483" calcext:value-type="float">
            <text:p>58483</text:p>
          </table:table-cell>
          <table:table-cell table:number-columns-repeated="1022"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float" office:value="58484" calcext:value-type="float">
            <text:p>58484</text:p>
          </table:table-cell>
          <table:table-cell table:number-columns-repeated="1022"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float" office:value="58485" calcext:value-type="float">
            <text:p>58485</text:p>
          </table:table-cell>
          <table:table-cell table:number-columns-repeated="1022"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float" office:value="58486" calcext:value-type="float">
            <text:p>58486</text:p>
          </table:table-cell>
          <table:table-cell table:number-columns-repeated="1022"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float" office:value="58487" calcext:value-type="float">
            <text:p>58487</text:p>
          </table:table-cell>
          <table:table-cell table:number-columns-repeated="1022"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float" office:value="58488" calcext:value-type="float">
            <text:p>58488</text:p>
          </table:table-cell>
          <table:table-cell table:number-columns-repeated="1022"/>
        </table:table-row>
        <table:table-row table:style-name="ro1">
          <table:table-cell office:value-type="float" office:value="33369" calcext:value-type="float">
            <text:p>33369</text:p>
          </table:table-cell>
          <table:table-cell office:value-type="float" office:value="58489" calcext:value-type="float">
            <text:p>58489</text:p>
          </table:table-cell>
          <table:table-cell table:number-columns-repeated="1022"/>
        </table:table-row>
        <table:table-row table:style-name="ro1">
          <table:table-cell office:value-type="float" office:value="33368" calcext:value-type="float">
            <text:p>33368</text:p>
          </table:table-cell>
          <table:table-cell office:value-type="float" office:value="58490" calcext:value-type="float">
            <text:p>58490</text:p>
          </table:table-cell>
          <table:table-cell table:number-columns-repeated="1022"/>
        </table:table-row>
        <table:table-row table:style-name="ro1">
          <table:table-cell office:value-type="float" office:value="33373" calcext:value-type="float">
            <text:p>33373</text:p>
          </table:table-cell>
          <table:table-cell office:value-type="float" office:value="58491" calcext:value-type="float">
            <text:p>58491</text:p>
          </table:table-cell>
          <table:table-cell table:number-columns-repeated="1022"/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58492" calcext:value-type="float">
            <text:p>58492</text:p>
          </table:table-cell>
          <table:table-cell table:number-columns-repeated="1022"/>
        </table:table-row>
        <table:table-row table:style-name="ro1">
          <table:table-cell office:value-type="float" office:value="33375" calcext:value-type="float">
            <text:p>33375</text:p>
          </table:table-cell>
          <table:table-cell office:value-type="float" office:value="58493" calcext:value-type="float">
            <text:p>58493</text:p>
          </table:table-cell>
          <table:table-cell table:number-columns-repeated="1022"/>
        </table:table-row>
        <table:table-row table:style-name="ro1">
          <table:table-cell office:value-type="float" office:value="33380" calcext:value-type="float">
            <text:p>33380</text:p>
          </table:table-cell>
          <table:table-cell office:value-type="float" office:value="58494" calcext:value-type="float">
            <text:p>58494</text:p>
          </table:table-cell>
          <table:table-cell table:number-columns-repeated="1022"/>
        </table:table-row>
        <table:table-row table:style-name="ro1">
          <table:table-cell office:value-type="float" office:value="33378" calcext:value-type="float">
            <text:p>33378</text:p>
          </table:table-cell>
          <table:table-cell office:value-type="float" office:value="58496" calcext:value-type="float">
            <text:p>58496</text:p>
          </table:table-cell>
          <table:table-cell table:number-columns-repeated="1022"/>
        </table:table-row>
        <table:table-row table:style-name="ro1">
          <table:table-cell office:value-type="float" office:value="33384" calcext:value-type="float">
            <text:p>33384</text:p>
          </table:table-cell>
          <table:table-cell office:value-type="float" office:value="58497" calcext:value-type="float">
            <text:p>58497</text:p>
          </table:table-cell>
          <table:table-cell table:number-columns-repeated="1022"/>
        </table:table-row>
        <table:table-row table:style-name="ro1">
          <table:table-cell office:value-type="float" office:value="33386" calcext:value-type="float">
            <text:p>33386</text:p>
          </table:table-cell>
          <table:table-cell office:value-type="float" office:value="58498" calcext:value-type="float">
            <text:p>58498</text:p>
          </table:table-cell>
          <table:table-cell table:number-columns-repeated="1022"/>
        </table:table-row>
        <table:table-row table:style-name="ro1">
          <table:table-cell office:value-type="float" office:value="33387" calcext:value-type="float">
            <text:p>33387</text:p>
          </table:table-cell>
          <table:table-cell office:value-type="float" office:value="58499" calcext:value-type="float">
            <text:p>58499</text:p>
          </table:table-cell>
          <table:table-cell table:number-columns-repeated="1022"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float" office:value="58500" calcext:value-type="float">
            <text:p>58500</text:p>
          </table:table-cell>
          <table:table-cell table:number-columns-repeated="1022"/>
        </table:table-row>
        <table:table-row table:style-name="ro1">
          <table:table-cell office:value-type="float" office:value="33393" calcext:value-type="float">
            <text:p>33393</text:p>
          </table:table-cell>
          <table:table-cell office:value-type="float" office:value="58501" calcext:value-type="float">
            <text:p>58501</text:p>
          </table:table-cell>
          <table:table-cell table:number-columns-repeated="1022"/>
        </table:table-row>
        <table:table-row table:style-name="ro1">
          <table:table-cell office:value-type="float" office:value="33399" calcext:value-type="float">
            <text:p>33399</text:p>
          </table:table-cell>
          <table:table-cell office:value-type="float" office:value="58502" calcext:value-type="float">
            <text:p>58502</text:p>
          </table:table-cell>
          <table:table-cell table:number-columns-repeated="1022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58503" calcext:value-type="float">
            <text:p>58503</text:p>
          </table:table-cell>
          <table:table-cell table:number-columns-repeated="1022"/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float" office:value="58504" calcext:value-type="float">
            <text:p>58504</text:p>
          </table:table-cell>
          <table:table-cell table:number-columns-repeated="1022"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float" office:value="58505" calcext:value-type="float">
            <text:p>58505</text:p>
          </table:table-cell>
          <table:table-cell table:number-columns-repeated="1022"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58506" calcext:value-type="float">
            <text:p>58506</text:p>
          </table:table-cell>
          <table:table-cell table:number-columns-repeated="1022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58507" calcext:value-type="float">
            <text:p>58507</text:p>
          </table:table-cell>
          <table:table-cell table:number-columns-repeated="1022"/>
        </table:table-row>
        <table:table-row table:style-name="ro1">
          <table:table-cell office:value-type="float" office:value="33439" calcext:value-type="float">
            <text:p>33439</text:p>
          </table:table-cell>
          <table:table-cell office:value-type="float" office:value="58508" calcext:value-type="float">
            <text:p>58508</text:p>
          </table:table-cell>
          <table:table-cell table:number-columns-repeated="1022"/>
        </table:table-row>
        <table:table-row table:style-name="ro1">
          <table:table-cell office:value-type="float" office:value="33467" calcext:value-type="float">
            <text:p>33467</text:p>
          </table:table-cell>
          <table:table-cell office:value-type="float" office:value="58509" calcext:value-type="float">
            <text:p>58509</text:p>
          </table:table-cell>
          <table:table-cell table:number-columns-repeated="1022"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float" office:value="58510" calcext:value-type="float">
            <text:p>58510</text:p>
          </table:table-cell>
          <table:table-cell table:number-columns-repeated="1022"/>
        </table:table-row>
        <table:table-row table:style-name="ro1">
          <table:table-cell office:value-type="float" office:value="33505" calcext:value-type="float">
            <text:p>33505</text:p>
          </table:table-cell>
          <table:table-cell office:value-type="float" office:value="58511" calcext:value-type="float">
            <text:p>58511</text:p>
          </table:table-cell>
          <table:table-cell table:number-columns-repeated="1022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float" office:value="58512" calcext:value-type="float">
            <text:p>58512</text:p>
          </table:table-cell>
          <table:table-cell table:number-columns-repeated="1022"/>
        </table:table-row>
        <table:table-row table:style-name="ro1">
          <table:table-cell office:value-type="float" office:value="33503" calcext:value-type="float">
            <text:p>33503</text:p>
          </table:table-cell>
          <table:table-cell office:value-type="float" office:value="58513" calcext:value-type="float">
            <text:p>58513</text:p>
          </table:table-cell>
          <table:table-cell table:number-columns-repeated="1022"/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58514" calcext:value-type="float">
            <text:p>58514</text:p>
          </table:table-cell>
          <table:table-cell table:number-columns-repeated="1022"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float" office:value="58515" calcext:value-type="float">
            <text:p>58515</text:p>
          </table:table-cell>
          <table:table-cell table:number-columns-repeated="1022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58516" calcext:value-type="float">
            <text:p>58516</text:p>
          </table:table-cell>
          <table:table-cell table:number-columns-repeated="1022"/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float" office:value="58517" calcext:value-type="float">
            <text:p>58517</text:p>
          </table:table-cell>
          <table:table-cell table:number-columns-repeated="1022"/>
        </table:table-row>
        <table:table-row table:style-name="ro1">
          <table:table-cell office:value-type="float" office:value="33683" calcext:value-type="float">
            <text:p>33683</text:p>
          </table:table-cell>
          <table:table-cell office:value-type="float" office:value="58518" calcext:value-type="float">
            <text:p>58518</text:p>
          </table:table-cell>
          <table:table-cell table:number-columns-repeated="1022"/>
        </table:table-row>
        <table:table-row table:style-name="ro1">
          <table:table-cell office:value-type="float" office:value="33539" calcext:value-type="float">
            <text:p>33539</text:p>
          </table:table-cell>
          <table:table-cell office:value-type="float" office:value="58519" calcext:value-type="float">
            <text:p>58519</text:p>
          </table:table-cell>
          <table:table-cell table:number-columns-repeated="1022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float" office:value="58520" calcext:value-type="float">
            <text:p>58520</text:p>
          </table:table-cell>
          <table:table-cell table:number-columns-repeated="1022"/>
        </table:table-row>
        <table:table-row table:style-name="ro1">
          <table:table-cell office:value-type="float" office:value="33529" calcext:value-type="float">
            <text:p>33529</text:p>
          </table:table-cell>
          <table:table-cell office:value-type="float" office:value="58521" calcext:value-type="float">
            <text:p>58521</text:p>
          </table:table-cell>
          <table:table-cell table:number-columns-repeated="1022"/>
        </table:table-row>
        <table:table-row table:style-name="ro1">
          <table:table-cell office:value-type="float" office:value="33502" calcext:value-type="float">
            <text:p>33502</text:p>
          </table:table-cell>
          <table:table-cell office:value-type="float" office:value="58522" calcext:value-type="float">
            <text:p>58522</text:p>
          </table:table-cell>
          <table:table-cell table:number-columns-repeated="1022"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float" office:value="58523" calcext:value-type="float">
            <text:p>58523</text:p>
          </table:table-cell>
          <table:table-cell table:number-columns-repeated="1022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58524" calcext:value-type="float">
            <text:p>58524</text:p>
          </table:table-cell>
          <table:table-cell table:number-columns-repeated="1022"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float" office:value="58525" calcext:value-type="float">
            <text:p>58525</text:p>
          </table:table-cell>
          <table:table-cell table:number-columns-repeated="1022"/>
        </table:table-row>
        <table:table-row table:style-name="ro1">
          <table:table-cell office:value-type="float" office:value="33497" calcext:value-type="float">
            <text:p>33497</text:p>
          </table:table-cell>
          <table:table-cell office:value-type="float" office:value="58526" calcext:value-type="float">
            <text:p>58526</text:p>
          </table:table-cell>
          <table:table-cell table:number-columns-repeated="1022"/>
        </table:table-row>
        <table:table-row table:style-name="ro1">
          <table:table-cell office:value-type="float" office:value="33589" calcext:value-type="float">
            <text:p>33589</text:p>
          </table:table-cell>
          <table:table-cell office:value-type="float" office:value="58527" calcext:value-type="float">
            <text:p>58527</text:p>
          </table:table-cell>
          <table:table-cell table:number-columns-repeated="1022"/>
        </table:table-row>
        <table:table-row table:style-name="ro1">
          <table:table-cell office:value-type="float" office:value="33588" calcext:value-type="float">
            <text:p>33588</text:p>
          </table:table-cell>
          <table:table-cell office:value-type="float" office:value="58528" calcext:value-type="float">
            <text:p>58528</text:p>
          </table:table-cell>
          <table:table-cell table:number-columns-repeated="1022"/>
        </table:table-row>
        <table:table-row table:style-name="ro1">
          <table:table-cell office:value-type="float" office:value="33558" calcext:value-type="float">
            <text:p>33558</text:p>
          </table:table-cell>
          <table:table-cell office:value-type="float" office:value="58529" calcext:value-type="float">
            <text:p>58529</text:p>
          </table:table-cell>
          <table:table-cell table:number-columns-repeated="1022"/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58530" calcext:value-type="float">
            <text:p>58530</text:p>
          </table:table-cell>
          <table:table-cell table:number-columns-repeated="1022"/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58531" calcext:value-type="float">
            <text:p>58531</text:p>
          </table:table-cell>
          <table:table-cell table:number-columns-repeated="102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58532" calcext:value-type="float">
            <text:p>58532</text:p>
          </table:table-cell>
          <table:table-cell table:number-columns-repeated="1022"/>
        </table:table-row>
        <table:table-row table:style-name="ro1">
          <table:table-cell office:value-type="float" office:value="33593" calcext:value-type="float">
            <text:p>33593</text:p>
          </table:table-cell>
          <table:table-cell office:value-type="float" office:value="58533" calcext:value-type="float">
            <text:p>58533</text:p>
          </table:table-cell>
          <table:table-cell table:number-columns-repeated="1022"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float" office:value="58534" calcext:value-type="float">
            <text:p>58534</text:p>
          </table:table-cell>
          <table:table-cell table:number-columns-repeated="1022"/>
        </table:table-row>
        <table:table-row table:style-name="ro1">
          <table:table-cell office:value-type="float" office:value="33605" calcext:value-type="float">
            <text:p>33605</text:p>
          </table:table-cell>
          <table:table-cell office:value-type="float" office:value="58535" calcext:value-type="float">
            <text:p>58535</text:p>
          </table:table-cell>
          <table:table-cell table:number-columns-repeated="1022"/>
        </table:table-row>
        <table:table-row table:style-name="ro1">
          <table:table-cell office:value-type="float" office:value="33583" calcext:value-type="float">
            <text:p>33583</text:p>
          </table:table-cell>
          <table:table-cell office:value-type="float" office:value="58536" calcext:value-type="float">
            <text:p>58536</text:p>
          </table:table-cell>
          <table:table-cell table:number-columns-repeated="1022"/>
        </table:table-row>
        <table:table-row table:style-name="ro1">
          <table:table-cell office:value-type="float" office:value="33579" calcext:value-type="float">
            <text:p>33579</text:p>
          </table:table-cell>
          <table:table-cell office:value-type="float" office:value="58537" calcext:value-type="float">
            <text:p>58537</text:p>
          </table:table-cell>
          <table:table-cell table:number-columns-repeated="1022"/>
        </table:table-row>
        <table:table-row table:style-name="ro1">
          <table:table-cell office:value-type="float" office:value="33559" calcext:value-type="float">
            <text:p>33559</text:p>
          </table:table-cell>
          <table:table-cell office:value-type="float" office:value="58538" calcext:value-type="float">
            <text:p>58538</text:p>
          </table:table-cell>
          <table:table-cell table:number-columns-repeated="1022"/>
        </table:table-row>
        <table:table-row table:style-name="ro1">
          <table:table-cell office:value-type="float" office:value="33560" calcext:value-type="float">
            <text:p>33560</text:p>
          </table:table-cell>
          <table:table-cell office:value-type="float" office:value="58539" calcext:value-type="float">
            <text:p>58539</text:p>
          </table:table-cell>
          <table:table-cell table:number-columns-repeated="1022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58540" calcext:value-type="float">
            <text:p>58540</text:p>
          </table:table-cell>
          <table:table-cell table:number-columns-repeated="1022"/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58541" calcext:value-type="float">
            <text:p>58541</text:p>
          </table:table-cell>
          <table:table-cell table:number-columns-repeated="1022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float" office:value="58542" calcext:value-type="float">
            <text:p>58542</text:p>
          </table:table-cell>
          <table:table-cell table:number-columns-repeated="1022"/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float" office:value="58543" calcext:value-type="float">
            <text:p>58543</text:p>
          </table:table-cell>
          <table:table-cell table:number-columns-repeated="1022"/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float" office:value="58544" calcext:value-type="float">
            <text:p>58544</text:p>
          </table:table-cell>
          <table:table-cell table:number-columns-repeated="1022"/>
        </table:table-row>
        <table:table-row table:style-name="ro1">
          <table:table-cell office:value-type="float" office:value="33686" calcext:value-type="float">
            <text:p>33686</text:p>
          </table:table-cell>
          <table:table-cell office:value-type="float" office:value="58545" calcext:value-type="float">
            <text:p>58545</text:p>
          </table:table-cell>
          <table:table-cell table:number-columns-repeated="1022"/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58546" calcext:value-type="float">
            <text:p>58546</text:p>
          </table:table-cell>
          <table:table-cell table:number-columns-repeated="1022"/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58547" calcext:value-type="float">
            <text:p>58547</text:p>
          </table:table-cell>
          <table:table-cell table:number-columns-repeated="1022"/>
        </table:table-row>
        <table:table-row table:style-name="ro1">
          <table:table-cell office:value-type="float" office:value="33671" calcext:value-type="float">
            <text:p>33671</text:p>
          </table:table-cell>
          <table:table-cell office:value-type="float" office:value="58548" calcext:value-type="float">
            <text:p>58548</text:p>
          </table:table-cell>
          <table:table-cell table:number-columns-repeated="1022"/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58549" calcext:value-type="float">
            <text:p>58549</text:p>
          </table:table-cell>
          <table:table-cell table:number-columns-repeated="1022"/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58550" calcext:value-type="float">
            <text:p>58550</text:p>
          </table:table-cell>
          <table:table-cell table:number-columns-repeated="1022"/>
        </table:table-row>
        <table:table-row table:style-name="ro1">
          <table:table-cell office:value-type="float" office:value="33717" calcext:value-type="float">
            <text:p>33717</text:p>
          </table:table-cell>
          <table:table-cell office:value-type="float" office:value="58551" calcext:value-type="float">
            <text:p>58551</text:p>
          </table:table-cell>
          <table:table-cell table:number-columns-repeated="1022"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float" office:value="58552" calcext:value-type="float">
            <text:p>58552</text:p>
          </table:table-cell>
          <table:table-cell table:number-columns-repeated="1022"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float" office:value="58553" calcext:value-type="float">
            <text:p>58553</text:p>
          </table:table-cell>
          <table:table-cell table:number-columns-repeated="1022"/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float" office:value="58554" calcext:value-type="float">
            <text:p>58554</text:p>
          </table:table-cell>
          <table:table-cell table:number-columns-repeated="1022"/>
        </table:table-row>
        <table:table-row table:style-name="ro1">
          <table:table-cell office:value-type="float" office:value="33673" calcext:value-type="float">
            <text:p>33673</text:p>
          </table:table-cell>
          <table:table-cell office:value-type="float" office:value="58555" calcext:value-type="float">
            <text:p>58555</text:p>
          </table:table-cell>
          <table:table-cell table:number-columns-repeated="1022"/>
        </table:table-row>
        <table:table-row table:style-name="ro1">
          <table:table-cell office:value-type="float" office:value="33704" calcext:value-type="float">
            <text:p>33704</text:p>
          </table:table-cell>
          <table:table-cell office:value-type="float" office:value="58556" calcext:value-type="float">
            <text:p>58556</text:p>
          </table:table-cell>
          <table:table-cell table:number-columns-repeated="1022"/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58557" calcext:value-type="float">
            <text:p>58557</text:p>
          </table:table-cell>
          <table:table-cell table:number-columns-repeated="1022"/>
        </table:table-row>
        <table:table-row table:style-name="ro1">
          <table:table-cell office:value-type="float" office:value="33811" calcext:value-type="float">
            <text:p>33811</text:p>
          </table:table-cell>
          <table:table-cell office:value-type="float" office:value="58558" calcext:value-type="float">
            <text:p>58558</text:p>
          </table:table-cell>
          <table:table-cell table:number-columns-repeated="1022"/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float" office:value="58559" calcext:value-type="float">
            <text:p>58559</text:p>
          </table:table-cell>
          <table:table-cell table:number-columns-repeated="1022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58560" calcext:value-type="float">
            <text:p>58560</text:p>
          </table:table-cell>
          <table:table-cell table:number-columns-repeated="1022"/>
        </table:table-row>
        <table:table-row table:style-name="ro1">
          <table:table-cell office:value-type="float" office:value="33789" calcext:value-type="float">
            <text:p>33789</text:p>
          </table:table-cell>
          <table:table-cell office:value-type="float" office:value="58561" calcext:value-type="float">
            <text:p>58561</text:p>
          </table:table-cell>
          <table:table-cell table:number-columns-repeated="1022"/>
        </table:table-row>
        <table:table-row table:style-name="ro1">
          <table:table-cell office:value-type="float" office:value="33795" calcext:value-type="float">
            <text:p>33795</text:p>
          </table:table-cell>
          <table:table-cell office:value-type="float" office:value="58562" calcext:value-type="float">
            <text:p>58562</text:p>
          </table:table-cell>
          <table:table-cell table:number-columns-repeated="1022"/>
        </table:table-row>
        <table:table-row table:style-name="ro1">
          <table:table-cell office:value-type="float" office:value="33752" calcext:value-type="float">
            <text:p>33752</text:p>
          </table:table-cell>
          <table:table-cell office:value-type="float" office:value="58563" calcext:value-type="float">
            <text:p>58563</text:p>
          </table:table-cell>
          <table:table-cell table:number-columns-repeated="1022"/>
        </table:table-row>
        <table:table-row table:style-name="ro1">
          <table:table-cell office:value-type="float" office:value="33803" calcext:value-type="float">
            <text:p>33803</text:p>
          </table:table-cell>
          <table:table-cell office:value-type="float" office:value="58564" calcext:value-type="float">
            <text:p>58564</text:p>
          </table:table-cell>
          <table:table-cell table:number-columns-repeated="1022"/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58565" calcext:value-type="float">
            <text:p>58565</text:p>
          </table:table-cell>
          <table:table-cell table:number-columns-repeated="1022"/>
        </table:table-row>
        <table:table-row table:style-name="ro1">
          <table:table-cell office:value-type="float" office:value="33783" calcext:value-type="float">
            <text:p>33783</text:p>
          </table:table-cell>
          <table:table-cell office:value-type="float" office:value="58566" calcext:value-type="float">
            <text:p>58566</text:p>
          </table:table-cell>
          <table:table-cell table:number-columns-repeated="1022"/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float" office:value="58567" calcext:value-type="float">
            <text:p>58567</text:p>
          </table:table-cell>
          <table:table-cell table:number-columns-repeated="1022"/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58568" calcext:value-type="float">
            <text:p>58568</text:p>
          </table:table-cell>
          <table:table-cell table:number-columns-repeated="1022"/>
        </table:table-row>
        <table:table-row table:style-name="ro1">
          <table:table-cell office:value-type="float" office:value="33778" calcext:value-type="float">
            <text:p>33778</text:p>
          </table:table-cell>
          <table:table-cell office:value-type="float" office:value="58569" calcext:value-type="float">
            <text:p>58569</text:p>
          </table:table-cell>
          <table:table-cell table:number-columns-repeated="1022"/>
        </table:table-row>
        <table:table-row table:style-name="ro1">
          <table:table-cell office:value-type="float" office:value="33805" calcext:value-type="float">
            <text:p>33805</text:p>
          </table:table-cell>
          <table:table-cell office:value-type="float" office:value="58570" calcext:value-type="float">
            <text:p>58570</text:p>
          </table:table-cell>
          <table:table-cell table:number-columns-repeated="1022"/>
        </table:table-row>
        <table:table-row table:style-name="ro1">
          <table:table-cell office:value-type="float" office:value="33826" calcext:value-type="float">
            <text:p>33826</text:p>
          </table:table-cell>
          <table:table-cell office:value-type="float" office:value="58571" calcext:value-type="float">
            <text:p>58571</text:p>
          </table:table-cell>
          <table:table-cell table:number-columns-repeated="1022"/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float" office:value="58572" calcext:value-type="float">
            <text:p>58572</text:p>
          </table:table-cell>
          <table:table-cell table:number-columns-repeated="1022"/>
        </table:table-row>
        <table:table-row table:style-name="ro1">
          <table:table-cell office:value-type="float" office:value="33725" calcext:value-type="float">
            <text:p>33725</text:p>
          </table:table-cell>
          <table:table-cell office:value-type="float" office:value="58573" calcext:value-type="float">
            <text:p>58573</text:p>
          </table:table-cell>
          <table:table-cell table:number-columns-repeated="1022"/>
        </table:table-row>
        <table:table-row table:style-name="ro1">
          <table:table-cell office:value-type="float" office:value="33848" calcext:value-type="float">
            <text:p>33848</text:p>
          </table:table-cell>
          <table:table-cell office:value-type="float" office:value="58574" calcext:value-type="float">
            <text:p>58574</text:p>
          </table:table-cell>
          <table:table-cell table:number-columns-repeated="1022"/>
        </table:table-row>
        <table:table-row table:style-name="ro1">
          <table:table-cell office:value-type="float" office:value="34054" calcext:value-type="float">
            <text:p>34054</text:p>
          </table:table-cell>
          <table:table-cell office:value-type="float" office:value="58575" calcext:value-type="float">
            <text:p>58575</text:p>
          </table:table-cell>
          <table:table-cell table:number-columns-repeated="1022"/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float" office:value="58576" calcext:value-type="float">
            <text:p>58576</text:p>
          </table:table-cell>
          <table:table-cell table:number-columns-repeated="1022"/>
        </table:table-row>
        <table:table-row table:style-name="ro1">
          <table:table-cell office:value-type="float" office:value="33901" calcext:value-type="float">
            <text:p>33901</text:p>
          </table:table-cell>
          <table:table-cell office:value-type="float" office:value="58577" calcext:value-type="float">
            <text:p>58577</text:p>
          </table:table-cell>
          <table:table-cell table:number-columns-repeated="1022"/>
        </table:table-row>
        <table:table-row table:style-name="ro1">
          <table:table-cell office:value-type="float" office:value="33834" calcext:value-type="float">
            <text:p>33834</text:p>
          </table:table-cell>
          <table:table-cell office:value-type="float" office:value="58578" calcext:value-type="float">
            <text:p>58578</text:p>
          </table:table-cell>
          <table:table-cell table:number-columns-repeated="1022"/>
        </table:table-row>
        <table:table-row table:style-name="ro1">
          <table:table-cell office:value-type="float" office:value="33852" calcext:value-type="float">
            <text:p>33852</text:p>
          </table:table-cell>
          <table:table-cell office:value-type="float" office:value="58579" calcext:value-type="float">
            <text:p>58579</text:p>
          </table:table-cell>
          <table:table-cell table:number-columns-repeated="1022"/>
        </table:table-row>
        <table:table-row table:style-name="ro1">
          <table:table-cell office:value-type="float" office:value="34138" calcext:value-type="float">
            <text:p>34138</text:p>
          </table:table-cell>
          <table:table-cell office:value-type="float" office:value="58580" calcext:value-type="float">
            <text:p>58580</text:p>
          </table:table-cell>
          <table:table-cell table:number-columns-repeated="1022"/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58581" calcext:value-type="float">
            <text:p>58581</text:p>
          </table:table-cell>
          <table:table-cell table:number-columns-repeated="1022"/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58582" calcext:value-type="float">
            <text:p>58582</text:p>
          </table:table-cell>
          <table:table-cell table:number-columns-repeated="1022"/>
        </table:table-row>
        <table:table-row table:style-name="ro1">
          <table:table-cell office:value-type="float" office:value="33899" calcext:value-type="float">
            <text:p>33899</text:p>
          </table:table-cell>
          <table:table-cell office:value-type="float" office:value="58583" calcext:value-type="float">
            <text:p>58583</text:p>
          </table:table-cell>
          <table:table-cell table:number-columns-repeated="1022"/>
        </table:table-row>
        <table:table-row table:style-name="ro1">
          <table:table-cell office:value-type="float" office:value="33965" calcext:value-type="float">
            <text:p>33965</text:p>
          </table:table-cell>
          <table:table-cell office:value-type="float" office:value="58584" calcext:value-type="float">
            <text:p>58584</text:p>
          </table:table-cell>
          <table:table-cell table:number-columns-repeated="1022"/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58585" calcext:value-type="float">
            <text:p>58585</text:p>
          </table:table-cell>
          <table:table-cell table:number-columns-repeated="1022"/>
        </table:table-row>
        <table:table-row table:style-name="ro1">
          <table:table-cell office:value-type="float" office:value="33922" calcext:value-type="float">
            <text:p>33922</text:p>
          </table:table-cell>
          <table:table-cell office:value-type="float" office:value="58586" calcext:value-type="float">
            <text:p>58586</text:p>
          </table:table-cell>
          <table:table-cell table:number-columns-repeated="1022"/>
        </table:table-row>
        <table:table-row table:style-name="ro1">
          <table:table-cell office:value-type="float" office:value="33897" calcext:value-type="float">
            <text:p>33897</text:p>
          </table:table-cell>
          <table:table-cell office:value-type="float" office:value="58587" calcext:value-type="float">
            <text:p>58587</text:p>
          </table:table-cell>
          <table:table-cell table:number-columns-repeated="1022"/>
        </table:table-row>
        <table:table-row table:style-name="ro1">
          <table:table-cell office:value-type="float" office:value="33862" calcext:value-type="float">
            <text:p>33862</text:p>
          </table:table-cell>
          <table:table-cell office:value-type="float" office:value="58588" calcext:value-type="float">
            <text:p>58588</text:p>
          </table:table-cell>
          <table:table-cell table:number-columns-repeated="1022"/>
        </table:table-row>
        <table:table-row table:style-name="ro1">
          <table:table-cell office:value-type="float" office:value="33836" calcext:value-type="float">
            <text:p>33836</text:p>
          </table:table-cell>
          <table:table-cell office:value-type="float" office:value="58589" calcext:value-type="float">
            <text:p>58589</text:p>
          </table:table-cell>
          <table:table-cell table:number-columns-repeated="1022"/>
        </table:table-row>
        <table:table-row table:style-name="ro1">
          <table:table-cell office:value-type="float" office:value="33903" calcext:value-type="float">
            <text:p>33903</text:p>
          </table:table-cell>
          <table:table-cell office:value-type="float" office:value="58590" calcext:value-type="float">
            <text:p>58590</text:p>
          </table:table-cell>
          <table:table-cell table:number-columns-repeated="1022"/>
        </table:table-row>
        <table:table-row table:style-name="ro1">
          <table:table-cell office:value-type="float" office:value="33913" calcext:value-type="float">
            <text:p>33913</text:p>
          </table:table-cell>
          <table:table-cell office:value-type="float" office:value="58591" calcext:value-type="float">
            <text:p>58591</text:p>
          </table:table-cell>
          <table:table-cell table:number-columns-repeated="1022"/>
        </table:table-row>
        <table:table-row table:style-name="ro1">
          <table:table-cell office:value-type="float" office:value="33845" calcext:value-type="float">
            <text:p>33845</text:p>
          </table:table-cell>
          <table:table-cell office:value-type="float" office:value="58592" calcext:value-type="float">
            <text:p>58592</text:p>
          </table:table-cell>
          <table:table-cell table:number-columns-repeated="1022"/>
        </table:table-row>
        <table:table-row table:style-name="ro1">
          <table:table-cell office:value-type="float" office:value="33994" calcext:value-type="float">
            <text:p>33994</text:p>
          </table:table-cell>
          <table:table-cell office:value-type="float" office:value="58593" calcext:value-type="float">
            <text:p>58593</text:p>
          </table:table-cell>
          <table:table-cell table:number-columns-repeated="1022"/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58594" calcext:value-type="float">
            <text:p>58594</text:p>
          </table:table-cell>
          <table:table-cell table:number-columns-repeated="1022"/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58595" calcext:value-type="float">
            <text:p>58595</text:p>
          </table:table-cell>
          <table:table-cell table:number-columns-repeated="1022"/>
        </table:table-row>
        <table:table-row table:style-name="ro1">
          <table:table-cell office:value-type="float" office:value="33983" calcext:value-type="float">
            <text:p>33983</text:p>
          </table:table-cell>
          <table:table-cell office:value-type="float" office:value="58596" calcext:value-type="float">
            <text:p>58596</text:p>
          </table:table-cell>
          <table:table-cell table:number-columns-repeated="1022"/>
        </table:table-row>
        <table:table-row table:style-name="ro1">
          <table:table-cell office:value-type="float" office:value="33951" calcext:value-type="float">
            <text:p>33951</text:p>
          </table:table-cell>
          <table:table-cell office:value-type="float" office:value="58597" calcext:value-type="float">
            <text:p>58597</text:p>
          </table:table-cell>
          <table:table-cell table:number-columns-repeated="1022"/>
        </table:table-row>
        <table:table-row table:style-name="ro1">
          <table:table-cell office:value-type="float" office:value="34009" calcext:value-type="float">
            <text:p>34009</text:p>
          </table:table-cell>
          <table:table-cell office:value-type="float" office:value="58598" calcext:value-type="float">
            <text:p>58598</text:p>
          </table:table-cell>
          <table:table-cell table:number-columns-repeated="1022"/>
        </table:table-row>
        <table:table-row table:style-name="ro1">
          <table:table-cell office:value-type="float" office:value="33997" calcext:value-type="float">
            <text:p>33997</text:p>
          </table:table-cell>
          <table:table-cell office:value-type="float" office:value="58599" calcext:value-type="float">
            <text:p>58599</text:p>
          </table:table-cell>
          <table:table-cell table:number-columns-repeated="1022"/>
        </table:table-row>
        <table:table-row table:style-name="ro1">
          <table:table-cell office:value-type="float" office:value="33979" calcext:value-type="float">
            <text:p>33979</text:p>
          </table:table-cell>
          <table:table-cell office:value-type="float" office:value="58600" calcext:value-type="float">
            <text:p>58600</text:p>
          </table:table-cell>
          <table:table-cell table:number-columns-repeated="1022"/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58601" calcext:value-type="float">
            <text:p>58601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8602" calcext:value-type="float">
            <text:p>58602</text:p>
          </table:table-cell>
          <table:table-cell table:number-columns-repeated="1022"/>
        </table:table-row>
        <table:table-row table:style-name="ro1">
          <table:table-cell office:value-type="float" office:value="33985" calcext:value-type="float">
            <text:p>33985</text:p>
          </table:table-cell>
          <table:table-cell office:value-type="float" office:value="58603" calcext:value-type="float">
            <text:p>58603</text:p>
          </table:table-cell>
          <table:table-cell table:number-columns-repeated="1022"/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58604" calcext:value-type="float">
            <text:p>58604</text:p>
          </table:table-cell>
          <table:table-cell table:number-columns-repeated="1022"/>
        </table:table-row>
        <table:table-row table:style-name="ro1">
          <table:table-cell office:value-type="float" office:value="34006" calcext:value-type="float">
            <text:p>34006</text:p>
          </table:table-cell>
          <table:table-cell office:value-type="float" office:value="58605" calcext:value-type="float">
            <text:p>58605</text:p>
          </table:table-cell>
          <table:table-cell table:number-columns-repeated="1022"/>
        </table:table-row>
        <table:table-row table:style-name="ro1">
          <table:table-cell office:value-type="float" office:value="33953" calcext:value-type="float">
            <text:p>33953</text:p>
          </table:table-cell>
          <table:table-cell office:value-type="float" office:value="58606" calcext:value-type="float">
            <text:p>58606</text:p>
          </table:table-cell>
          <table:table-cell table:number-columns-repeated="1022"/>
        </table:table-row>
        <table:table-row table:style-name="ro1">
          <table:table-cell office:value-type="float" office:value="34081" calcext:value-type="float">
            <text:p>34081</text:p>
          </table:table-cell>
          <table:table-cell office:value-type="float" office:value="58607" calcext:value-type="float">
            <text:p>58607</text:p>
          </table:table-cell>
          <table:table-cell table:number-columns-repeated="1022"/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float" office:value="58608" calcext:value-type="float">
            <text:p>58608</text:p>
          </table:table-cell>
          <table:table-cell table:number-columns-repeated="1022"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float" office:value="58609" calcext:value-type="float">
            <text:p>58609</text:p>
          </table:table-cell>
          <table:table-cell table:number-columns-repeated="1022"/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float" office:value="58610" calcext:value-type="float">
            <text:p>58610</text:p>
          </table:table-cell>
          <table:table-cell table:number-columns-repeated="1022"/>
        </table:table-row>
        <table:table-row table:style-name="ro1">
          <table:table-cell office:value-type="float" office:value="34072" calcext:value-type="float">
            <text:p>34072</text:p>
          </table:table-cell>
          <table:table-cell office:value-type="float" office:value="58611" calcext:value-type="float">
            <text:p>58611</text:p>
          </table:table-cell>
          <table:table-cell table:number-columns-repeated="1022"/>
        </table:table-row>
        <table:table-row table:style-name="ro1">
          <table:table-cell office:value-type="float" office:value="34092" calcext:value-type="float">
            <text:p>34092</text:p>
          </table:table-cell>
          <table:table-cell office:value-type="float" office:value="58612" calcext:value-type="float">
            <text:p>58612</text:p>
          </table:table-cell>
          <table:table-cell table:number-columns-repeated="1022"/>
        </table:table-row>
        <table:table-row table:style-name="ro1">
          <table:table-cell office:value-type="float" office:value="34079" calcext:value-type="float">
            <text:p>34079</text:p>
          </table:table-cell>
          <table:table-cell office:value-type="float" office:value="58613" calcext:value-type="float">
            <text:p>58613</text:p>
          </table:table-cell>
          <table:table-cell table:number-columns-repeated="1022"/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float" office:value="58614" calcext:value-type="float">
            <text:p>58614</text:p>
          </table:table-cell>
          <table:table-cell table:number-columns-repeated="1022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float" office:value="58615" calcext:value-type="float">
            <text:p>58615</text:p>
          </table:table-cell>
          <table:table-cell table:number-columns-repeated="1022"/>
        </table:table-row>
        <table:table-row table:style-name="ro1">
          <table:table-cell office:value-type="float" office:value="34044" calcext:value-type="float">
            <text:p>34044</text:p>
          </table:table-cell>
          <table:table-cell office:value-type="float" office:value="58616" calcext:value-type="float">
            <text:p>58616</text:p>
          </table:table-cell>
          <table:table-cell table:number-columns-repeated="1022"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float" office:value="58617" calcext:value-type="float">
            <text:p>58617</text:p>
          </table:table-cell>
          <table:table-cell table:number-columns-repeated="1022"/>
        </table:table-row>
        <table:table-row table:style-name="ro1">
          <table:table-cell office:value-type="float" office:value="34147" calcext:value-type="float">
            <text:p>34147</text:p>
          </table:table-cell>
          <table:table-cell office:value-type="float" office:value="58618" calcext:value-type="float">
            <text:p>58618</text:p>
          </table:table-cell>
          <table:table-cell table:number-columns-repeated="1022"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float" office:value="58619" calcext:value-type="float">
            <text:p>58619</text:p>
          </table:table-cell>
          <table:table-cell table:number-columns-repeated="1022"/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float" office:value="58620" calcext:value-type="float">
            <text:p>58620</text:p>
          </table:table-cell>
          <table:table-cell table:number-columns-repeated="1022"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float" office:value="58688" calcext:value-type="float">
            <text:p>58688</text:p>
          </table:table-cell>
          <table:table-cell table:number-columns-repeated="1022"/>
        </table:table-row>
        <table:table-row table:style-name="ro1">
          <table:table-cell office:value-type="float" office:value="34306" calcext:value-type="float">
            <text:p>34306</text:p>
          </table:table-cell>
          <table:table-cell office:value-type="float" office:value="58689" calcext:value-type="float">
            <text:p>58689</text:p>
          </table:table-cell>
          <table:table-cell table:number-columns-repeated="1022"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float" office:value="58690" calcext:value-type="float">
            <text:p>58690</text:p>
          </table:table-cell>
          <table:table-cell table:number-columns-repeated="1022"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float" office:value="58691" calcext:value-type="float">
            <text:p>58691</text:p>
          </table:table-cell>
          <table:table-cell table:number-columns-repeated="1022"/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float" office:value="58692" calcext:value-type="float">
            <text:p>58692</text:p>
          </table:table-cell>
          <table:table-cell table:number-columns-repeated="1022"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float" office:value="58693" calcext:value-type="float">
            <text:p>58693</text:p>
          </table:table-cell>
          <table:table-cell table:number-columns-repeated="1022"/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float" office:value="58694" calcext:value-type="float">
            <text:p>58694</text:p>
          </table:table-cell>
          <table:table-cell table:number-columns-repeated="1022"/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float" office:value="58695" calcext:value-type="float">
            <text:p>58695</text:p>
          </table:table-cell>
          <table:table-cell table:number-columns-repeated="1022"/>
        </table:table-row>
        <table:table-row table:style-name="ro1">
          <table:table-cell office:value-type="float" office:value="34186" calcext:value-type="float">
            <text:p>34186</text:p>
          </table:table-cell>
          <table:table-cell office:value-type="float" office:value="58696" calcext:value-type="float">
            <text:p>58696</text:p>
          </table:table-cell>
          <table:table-cell table:number-columns-repeated="1022"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float" office:value="58697" calcext:value-type="float">
            <text:p>58697</text:p>
          </table:table-cell>
          <table:table-cell table:number-columns-repeated="1022"/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58698" calcext:value-type="float">
            <text:p>58698</text:p>
          </table:table-cell>
          <table:table-cell table:number-columns-repeated="1022"/>
        </table:table-row>
        <table:table-row table:style-name="ro1">
          <table:table-cell office:value-type="float" office:value="34196" calcext:value-type="float">
            <text:p>34196</text:p>
          </table:table-cell>
          <table:table-cell office:value-type="float" office:value="58699" calcext:value-type="float">
            <text:p>58699</text:p>
          </table:table-cell>
          <table:table-cell table:number-columns-repeated="1022"/>
        </table:table-row>
        <table:table-row table:style-name="ro1">
          <table:table-cell office:value-type="float" office:value="34203" calcext:value-type="float">
            <text:p>34203</text:p>
          </table:table-cell>
          <table:table-cell office:value-type="float" office:value="58700" calcext:value-type="float">
            <text:p>58700</text:p>
          </table:table-cell>
          <table:table-cell table:number-columns-repeated="1022"/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float" office:value="58701" calcext:value-type="float">
            <text:p>58701</text:p>
          </table:table-cell>
          <table:table-cell table:number-columns-repeated="1022"/>
        </table:table-row>
        <table:table-row table:style-name="ro1">
          <table:table-cell office:value-type="float" office:value="34183" calcext:value-type="float">
            <text:p>34183</text:p>
          </table:table-cell>
          <table:table-cell office:value-type="float" office:value="58702" calcext:value-type="float">
            <text:p>58702</text:p>
          </table:table-cell>
          <table:table-cell table:number-columns-repeated="1022"/>
        </table:table-row>
        <table:table-row table:style-name="ro1">
          <table:table-cell office:value-type="float" office:value="34204" calcext:value-type="float">
            <text:p>34204</text:p>
          </table:table-cell>
          <table:table-cell office:value-type="float" office:value="58703" calcext:value-type="float">
            <text:p>58703</text:p>
          </table:table-cell>
          <table:table-cell table:number-columns-repeated="1022"/>
        </table:table-row>
        <table:table-row table:style-name="ro1">
          <table:table-cell office:value-type="float" office:value="34167" calcext:value-type="float">
            <text:p>34167</text:p>
          </table:table-cell>
          <table:table-cell office:value-type="float" office:value="58704" calcext:value-type="float">
            <text:p>58704</text:p>
          </table:table-cell>
          <table:table-cell table:number-columns-repeated="1022"/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float" office:value="58705" calcext:value-type="float">
            <text:p>58705</text:p>
          </table:table-cell>
          <table:table-cell table:number-columns-repeated="1022"/>
        </table:table-row>
        <table:table-row table:style-name="ro1">
          <table:table-cell office:value-type="float" office:value="34192" calcext:value-type="float">
            <text:p>34192</text:p>
          </table:table-cell>
          <table:table-cell office:value-type="float" office:value="58706" calcext:value-type="float">
            <text:p>58706</text:p>
          </table:table-cell>
          <table:table-cell table:number-columns-repeated="1022"/>
        </table:table-row>
        <table:table-row table:style-name="ro1">
          <table:table-cell office:value-type="float" office:value="34249" calcext:value-type="float">
            <text:p>34249</text:p>
          </table:table-cell>
          <table:table-cell office:value-type="float" office:value="58707" calcext:value-type="float">
            <text:p>58707</text:p>
          </table:table-cell>
          <table:table-cell table:number-columns-repeated="1022"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float" office:value="58708" calcext:value-type="float">
            <text:p>58708</text:p>
          </table:table-cell>
          <table:table-cell table:number-columns-repeated="1022"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float" office:value="58709" calcext:value-type="float">
            <text:p>58709</text:p>
          </table:table-cell>
          <table:table-cell table:number-columns-repeated="1022"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float" office:value="58710" calcext:value-type="float">
            <text:p>58710</text:p>
          </table:table-cell>
          <table:table-cell table:number-columns-repeated="1022"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float" office:value="58711" calcext:value-type="float">
            <text:p>58711</text:p>
          </table:table-cell>
          <table:table-cell table:number-columns-repeated="1022"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float" office:value="58712" calcext:value-type="float">
            <text:p>58712</text:p>
          </table:table-cell>
          <table:table-cell table:number-columns-repeated="1022"/>
        </table:table-row>
        <table:table-row table:style-name="ro1">
          <table:table-cell office:value-type="float" office:value="34269" calcext:value-type="float">
            <text:p>34269</text:p>
          </table:table-cell>
          <table:table-cell office:value-type="float" office:value="58713" calcext:value-type="float">
            <text:p>58713</text:p>
          </table:table-cell>
          <table:table-cell table:number-columns-repeated="1022"/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float" office:value="58714" calcext:value-type="float">
            <text:p>58714</text:p>
          </table:table-cell>
          <table:table-cell table:number-columns-repeated="1022"/>
        </table:table-row>
        <table:table-row table:style-name="ro1">
          <table:table-cell office:value-type="float" office:value="34268" calcext:value-type="float">
            <text:p>34268</text:p>
          </table:table-cell>
          <table:table-cell office:value-type="float" office:value="58715" calcext:value-type="float">
            <text:p>58715</text:p>
          </table:table-cell>
          <table:table-cell table:number-columns-repeated="1022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float" office:value="58716" calcext:value-type="float">
            <text:p>58716</text:p>
          </table:table-cell>
          <table:table-cell table:number-columns-repeated="1022"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float" office:value="58717" calcext:value-type="float">
            <text:p>58717</text:p>
          </table:table-cell>
          <table:table-cell table:number-columns-repeated="1022"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float" office:value="58718" calcext:value-type="float">
            <text:p>58718</text:p>
          </table:table-cell>
          <table:table-cell table:number-columns-repeated="1022"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float" office:value="58719" calcext:value-type="float">
            <text:p>58719</text:p>
          </table:table-cell>
          <table:table-cell table:number-columns-repeated="1022"/>
        </table:table-row>
        <table:table-row table:style-name="ro1">
          <table:table-cell office:value-type="float" office:value="34302" calcext:value-type="float">
            <text:p>34302</text:p>
          </table:table-cell>
          <table:table-cell office:value-type="float" office:value="58720" calcext:value-type="float">
            <text:p>58720</text:p>
          </table:table-cell>
          <table:table-cell table:number-columns-repeated="1022"/>
        </table:table-row>
        <table:table-row table:style-name="ro1">
          <table:table-cell office:value-type="float" office:value="34298" calcext:value-type="float">
            <text:p>34298</text:p>
          </table:table-cell>
          <table:table-cell office:value-type="float" office:value="58721" calcext:value-type="float">
            <text:p>58721</text:p>
          </table:table-cell>
          <table:table-cell table:number-columns-repeated="1022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58722" calcext:value-type="float">
            <text:p>58722</text:p>
          </table:table-cell>
          <table:table-cell table:number-columns-repeated="1022"/>
        </table:table-row>
        <table:table-row table:style-name="ro1">
          <table:table-cell office:value-type="float" office:value="34338" calcext:value-type="float">
            <text:p>34338</text:p>
          </table:table-cell>
          <table:table-cell office:value-type="float" office:value="58723" calcext:value-type="float">
            <text:p>58723</text:p>
          </table:table-cell>
          <table:table-cell table:number-columns-repeated="1022"/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float" office:value="58724" calcext:value-type="float">
            <text:p>58724</text:p>
          </table:table-cell>
          <table:table-cell table:number-columns-repeated="1022"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float" office:value="58725" calcext:value-type="float">
            <text:p>58725</text:p>
          </table:table-cell>
          <table:table-cell table:number-columns-repeated="1022"/>
        </table:table-row>
        <table:table-row table:style-name="ro1">
          <table:table-cell office:value-type="float" office:value="34367" calcext:value-type="float">
            <text:p>34367</text:p>
          </table:table-cell>
          <table:table-cell office:value-type="float" office:value="58726" calcext:value-type="float">
            <text:p>58726</text:p>
          </table:table-cell>
          <table:table-cell table:number-columns-repeated="1022"/>
        </table:table-row>
        <table:table-row table:style-name="ro1">
          <table:table-cell office:value-type="float" office:value="34381" calcext:value-type="float">
            <text:p>34381</text:p>
          </table:table-cell>
          <table:table-cell office:value-type="float" office:value="58727" calcext:value-type="float">
            <text:p>58727</text:p>
          </table:table-cell>
          <table:table-cell table:number-columns-repeated="1022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float" office:value="58728" calcext:value-type="float">
            <text:p>58728</text:p>
          </table:table-cell>
          <table:table-cell table:number-columns-repeated="1022"/>
        </table:table-row>
        <table:table-row table:style-name="ro1">
          <table:table-cell office:value-type="float" office:value="34388" calcext:value-type="float">
            <text:p>34388</text:p>
          </table:table-cell>
          <table:table-cell office:value-type="float" office:value="58729" calcext:value-type="float">
            <text:p>58729</text:p>
          </table:table-cell>
          <table:table-cell table:number-columns-repeated="1022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58730" calcext:value-type="float">
            <text:p>58730</text:p>
          </table:table-cell>
          <table:table-cell table:number-columns-repeated="1022"/>
        </table:table-row>
        <table:table-row table:style-name="ro1">
          <table:table-cell office:value-type="float" office:value="34407" calcext:value-type="float">
            <text:p>34407</text:p>
          </table:table-cell>
          <table:table-cell office:value-type="float" office:value="58731" calcext:value-type="float">
            <text:p>58731</text:p>
          </table:table-cell>
          <table:table-cell table:number-columns-repeated="1022"/>
        </table:table-row>
        <table:table-row table:style-name="ro1">
          <table:table-cell office:value-type="float" office:value="34417" calcext:value-type="float">
            <text:p>34417</text:p>
          </table:table-cell>
          <table:table-cell office:value-type="float" office:value="58732" calcext:value-type="float">
            <text:p>58732</text:p>
          </table:table-cell>
          <table:table-cell table:number-columns-repeated="1022"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float" office:value="58733" calcext:value-type="float">
            <text:p>58733</text:p>
          </table:table-cell>
          <table:table-cell table:number-columns-repeated="1022"/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float" office:value="58734" calcext:value-type="float">
            <text:p>58734</text:p>
          </table:table-cell>
          <table:table-cell table:number-columns-repeated="1022"/>
        </table:table-row>
        <table:table-row table:style-name="ro1">
          <table:table-cell office:value-type="float" office:value="34473" calcext:value-type="float">
            <text:p>34473</text:p>
          </table:table-cell>
          <table:table-cell office:value-type="float" office:value="58735" calcext:value-type="float">
            <text:p>58735</text:p>
          </table:table-cell>
          <table:table-cell table:number-columns-repeated="1022"/>
        </table:table-row>
        <table:table-row table:style-name="ro1">
          <table:table-cell office:value-type="float" office:value="34474" calcext:value-type="float">
            <text:p>34474</text:p>
          </table:table-cell>
          <table:table-cell office:value-type="float" office:value="58736" calcext:value-type="float">
            <text:p>58736</text:p>
          </table:table-cell>
          <table:table-cell table:number-columns-repeated="1022"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float" office:value="58737" calcext:value-type="float">
            <text:p>58737</text:p>
          </table:table-cell>
          <table:table-cell table:number-columns-repeated="1022"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float" office:value="58738" calcext:value-type="float">
            <text:p>58738</text:p>
          </table:table-cell>
          <table:table-cell table:number-columns-repeated="1022"/>
        </table:table-row>
        <table:table-row table:style-name="ro1">
          <table:table-cell office:value-type="float" office:value="34486" calcext:value-type="float">
            <text:p>34486</text:p>
          </table:table-cell>
          <table:table-cell office:value-type="float" office:value="58739" calcext:value-type="float">
            <text:p>58739</text:p>
          </table:table-cell>
          <table:table-cell table:number-columns-repeated="1022"/>
        </table:table-row>
        <table:table-row table:style-name="ro1">
          <table:table-cell office:value-type="float" office:value="34479" calcext:value-type="float">
            <text:p>34479</text:p>
          </table:table-cell>
          <table:table-cell office:value-type="float" office:value="58740" calcext:value-type="float">
            <text:p>58740</text:p>
          </table:table-cell>
          <table:table-cell table:number-columns-repeated="1022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58741" calcext:value-type="float">
            <text:p>58741</text:p>
          </table:table-cell>
          <table:table-cell table:number-columns-repeated="1022"/>
        </table:table-row>
        <table:table-row table:style-name="ro1">
          <table:table-cell office:value-type="float" office:value="34502" calcext:value-type="float">
            <text:p>34502</text:p>
          </table:table-cell>
          <table:table-cell office:value-type="float" office:value="58742" calcext:value-type="float">
            <text:p>58742</text:p>
          </table:table-cell>
          <table:table-cell table:number-columns-repeated="1022"/>
        </table:table-row>
        <table:table-row table:style-name="ro1">
          <table:table-cell office:value-type="float" office:value="34480" calcext:value-type="float">
            <text:p>34480</text:p>
          </table:table-cell>
          <table:table-cell office:value-type="float" office:value="58743" calcext:value-type="float">
            <text:p>58743</text:p>
          </table:table-cell>
          <table:table-cell table:number-columns-repeated="1022"/>
        </table:table-row>
        <table:table-row table:style-name="ro1">
          <table:table-cell office:value-type="float" office:value="34505" calcext:value-type="float">
            <text:p>34505</text:p>
          </table:table-cell>
          <table:table-cell office:value-type="float" office:value="58744" calcext:value-type="float">
            <text:p>58744</text:p>
          </table:table-cell>
          <table:table-cell table:number-columns-repeated="1022"/>
        </table:table-row>
        <table:table-row table:style-name="ro1">
          <table:table-cell office:value-type="float" office:value="34851" calcext:value-type="float">
            <text:p>34851</text:p>
          </table:table-cell>
          <table:table-cell office:value-type="float" office:value="58745" calcext:value-type="float">
            <text:p>58745</text:p>
          </table:table-cell>
          <table:table-cell table:number-columns-repeated="1022"/>
        </table:table-row>
        <table:table-row table:style-name="ro1">
          <table:table-cell office:value-type="float" office:value="34475" calcext:value-type="float">
            <text:p>34475</text:p>
          </table:table-cell>
          <table:table-cell office:value-type="float" office:value="58746" calcext:value-type="float">
            <text:p>58746</text:p>
          </table:table-cell>
          <table:table-cell table:number-columns-repeated="1022"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float" office:value="58747" calcext:value-type="float">
            <text:p>58747</text:p>
          </table:table-cell>
          <table:table-cell table:number-columns-repeated="1022"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float" office:value="58748" calcext:value-type="float">
            <text:p>58748</text:p>
          </table:table-cell>
          <table:table-cell table:number-columns-repeated="1022"/>
        </table:table-row>
        <table:table-row table:style-name="ro1">
          <table:table-cell office:value-type="float" office:value="34537" calcext:value-type="float">
            <text:p>34537</text:p>
          </table:table-cell>
          <table:table-cell office:value-type="float" office:value="58749" calcext:value-type="float">
            <text:p>58749</text:p>
          </table:table-cell>
          <table:table-cell table:number-columns-repeated="1022"/>
        </table:table-row>
        <table:table-row table:style-name="ro1">
          <table:table-cell office:value-type="float" office:value="34540" calcext:value-type="float">
            <text:p>34540</text:p>
          </table:table-cell>
          <table:table-cell office:value-type="float" office:value="58750" calcext:value-type="float">
            <text:p>58750</text:p>
          </table:table-cell>
          <table:table-cell table:number-columns-repeated="1022"/>
        </table:table-row>
        <table:table-row table:style-name="ro1">
          <table:table-cell office:value-type="float" office:value="34527" calcext:value-type="float">
            <text:p>34527</text:p>
          </table:table-cell>
          <table:table-cell office:value-type="float" office:value="58752" calcext:value-type="float">
            <text:p>58752</text:p>
          </table:table-cell>
          <table:table-cell table:number-columns-repeated="1022"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float" office:value="58753" calcext:value-type="float">
            <text:p>58753</text:p>
          </table:table-cell>
          <table:table-cell table:number-columns-repeated="1022"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float" office:value="58754" calcext:value-type="float">
            <text:p>58754</text:p>
          </table:table-cell>
          <table:table-cell table:number-columns-repeated="1022"/>
        </table:table-row>
        <table:table-row table:style-name="ro1">
          <table:table-cell office:value-type="float" office:value="34578" calcext:value-type="float">
            <text:p>34578</text:p>
          </table:table-cell>
          <table:table-cell office:value-type="float" office:value="58755" calcext:value-type="float">
            <text:p>58755</text:p>
          </table:table-cell>
          <table:table-cell table:number-columns-repeated="1022"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float" office:value="58756" calcext:value-type="float">
            <text:p>58756</text:p>
          </table:table-cell>
          <table:table-cell table:number-columns-repeated="1022"/>
        </table:table-row>
        <table:table-row table:style-name="ro1">
          <table:table-cell office:value-type="float" office:value="34568" calcext:value-type="float">
            <text:p>34568</text:p>
          </table:table-cell>
          <table:table-cell office:value-type="float" office:value="58757" calcext:value-type="float">
            <text:p>58757</text:p>
          </table:table-cell>
          <table:table-cell table:number-columns-repeated="1022"/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58758" calcext:value-type="float">
            <text:p>58758</text:p>
          </table:table-cell>
          <table:table-cell table:number-columns-repeated="1022"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float" office:value="58759" calcext:value-type="float">
            <text:p>58759</text:p>
          </table:table-cell>
          <table:table-cell table:number-columns-repeated="1022"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float" office:value="58760" calcext:value-type="float">
            <text:p>58760</text:p>
          </table:table-cell>
          <table:table-cell table:number-columns-repeated="1022"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float" office:value="58761" calcext:value-type="float">
            <text:p>58761</text:p>
          </table:table-cell>
          <table:table-cell table:number-columns-repeated="1022"/>
        </table:table-row>
        <table:table-row table:style-name="ro1">
          <table:table-cell office:value-type="float" office:value="34569" calcext:value-type="float">
            <text:p>34569</text:p>
          </table:table-cell>
          <table:table-cell office:value-type="float" office:value="58762" calcext:value-type="float">
            <text:p>58762</text:p>
          </table:table-cell>
          <table:table-cell table:number-columns-repeated="1022"/>
        </table:table-row>
        <table:table-row table:style-name="ro1">
          <table:table-cell office:value-type="float" office:value="34573" calcext:value-type="float">
            <text:p>34573</text:p>
          </table:table-cell>
          <table:table-cell office:value-type="float" office:value="58763" calcext:value-type="float">
            <text:p>58763</text:p>
          </table:table-cell>
          <table:table-cell table:number-columns-repeated="1022"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float" office:value="58764" calcext:value-type="float">
            <text:p>58764</text:p>
          </table:table-cell>
          <table:table-cell table:number-columns-repeated="1022"/>
        </table:table-row>
        <table:table-row table:style-name="ro1">
          <table:table-cell office:value-type="float" office:value="34570" calcext:value-type="float">
            <text:p>34570</text:p>
          </table:table-cell>
          <table:table-cell office:value-type="float" office:value="58765" calcext:value-type="float">
            <text:p>58765</text:p>
          </table:table-cell>
          <table:table-cell table:number-columns-repeated="1022"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float" office:value="58766" calcext:value-type="float">
            <text:p>58766</text:p>
          </table:table-cell>
          <table:table-cell table:number-columns-repeated="1022"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float" office:value="58767" calcext:value-type="float">
            <text:p>58767</text:p>
          </table:table-cell>
          <table:table-cell table:number-columns-repeated="1022"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float" office:value="58768" calcext:value-type="float">
            <text:p>58768</text:p>
          </table:table-cell>
          <table:table-cell table:number-columns-repeated="1022"/>
        </table:table-row>
        <table:table-row table:style-name="ro1">
          <table:table-cell office:value-type="float" office:value="34619" calcext:value-type="float">
            <text:p>34619</text:p>
          </table:table-cell>
          <table:table-cell office:value-type="float" office:value="58769" calcext:value-type="float">
            <text:p>58769</text:p>
          </table:table-cell>
          <table:table-cell table:number-columns-repeated="1022"/>
        </table:table-row>
        <table:table-row table:style-name="ro1">
          <table:table-cell office:value-type="float" office:value="34597" calcext:value-type="float">
            <text:p>34597</text:p>
          </table:table-cell>
          <table:table-cell office:value-type="float" office:value="58770" calcext:value-type="float">
            <text:p>58770</text:p>
          </table:table-cell>
          <table:table-cell table:number-columns-repeated="1022"/>
        </table:table-row>
        <table:table-row table:style-name="ro1">
          <table:table-cell office:value-type="float" office:value="34601" calcext:value-type="float">
            <text:p>34601</text:p>
          </table:table-cell>
          <table:table-cell office:value-type="float" office:value="58771" calcext:value-type="float">
            <text:p>58771</text:p>
          </table:table-cell>
          <table:table-cell table:number-columns-repeated="1022"/>
        </table:table-row>
        <table:table-row table:style-name="ro1">
          <table:table-cell office:value-type="float" office:value="34586" calcext:value-type="float">
            <text:p>34586</text:p>
          </table:table-cell>
          <table:table-cell office:value-type="float" office:value="58772" calcext:value-type="float">
            <text:p>58772</text:p>
          </table:table-cell>
          <table:table-cell table:number-columns-repeated="1022"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float" office:value="58773" calcext:value-type="float">
            <text:p>58773</text:p>
          </table:table-cell>
          <table:table-cell table:number-columns-repeated="1022"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58774" calcext:value-type="float">
            <text:p>58774</text:p>
          </table:table-cell>
          <table:table-cell table:number-columns-repeated="1022"/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58775" calcext:value-type="float">
            <text:p>58775</text:p>
          </table:table-cell>
          <table:table-cell table:number-columns-repeated="1022"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float" office:value="58776" calcext:value-type="float">
            <text:p>58776</text:p>
          </table:table-cell>
          <table:table-cell table:number-columns-repeated="1022"/>
        </table:table-row>
        <table:table-row table:style-name="ro1">
          <table:table-cell office:value-type="float" office:value="34638" calcext:value-type="float">
            <text:p>34638</text:p>
          </table:table-cell>
          <table:table-cell office:value-type="float" office:value="58777" calcext:value-type="float">
            <text:p>58777</text:p>
          </table:table-cell>
          <table:table-cell table:number-columns-repeated="1022"/>
        </table:table-row>
        <table:table-row table:style-name="ro1">
          <table:table-cell office:value-type="float" office:value="34676" calcext:value-type="float">
            <text:p>34676</text:p>
          </table:table-cell>
          <table:table-cell office:value-type="float" office:value="58778" calcext:value-type="float">
            <text:p>58778</text:p>
          </table:table-cell>
          <table:table-cell table:number-columns-repeated="1022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float" office:value="58779" calcext:value-type="float">
            <text:p>58779</text:p>
          </table:table-cell>
          <table:table-cell table:number-columns-repeated="1022"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float" office:value="58780" calcext:value-type="float">
            <text:p>58780</text:p>
          </table:table-cell>
          <table:table-cell table:number-columns-repeated="1022"/>
        </table:table-row>
        <table:table-row table:style-name="ro1">
          <table:table-cell office:value-type="float" office:value="34670" calcext:value-type="float">
            <text:p>34670</text:p>
          </table:table-cell>
          <table:table-cell office:value-type="float" office:value="58781" calcext:value-type="float">
            <text:p>58781</text:p>
          </table:table-cell>
          <table:table-cell table:number-columns-repeated="1022"/>
        </table:table-row>
        <table:table-row table:style-name="ro1">
          <table:table-cell office:value-type="float" office:value="34649" calcext:value-type="float">
            <text:p>34649</text:p>
          </table:table-cell>
          <table:table-cell office:value-type="float" office:value="58782" calcext:value-type="float">
            <text:p>58782</text:p>
          </table:table-cell>
          <table:table-cell table:number-columns-repeated="1022"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float" office:value="58783" calcext:value-type="float">
            <text:p>58783</text:p>
          </table:table-cell>
          <table:table-cell table:number-columns-repeated="1022"/>
        </table:table-row>
        <table:table-row table:style-name="ro1">
          <table:table-cell office:value-type="float" office:value="34659" calcext:value-type="float">
            <text:p>34659</text:p>
          </table:table-cell>
          <table:table-cell office:value-type="float" office:value="58784" calcext:value-type="float">
            <text:p>58784</text:p>
          </table:table-cell>
          <table:table-cell table:number-columns-repeated="1022"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float" office:value="58785" calcext:value-type="float">
            <text:p>58785</text:p>
          </table:table-cell>
          <table:table-cell table:number-columns-repeated="1022"/>
        </table:table-row>
        <table:table-row table:style-name="ro1">
          <table:table-cell office:value-type="float" office:value="34821" calcext:value-type="float">
            <text:p>34821</text:p>
          </table:table-cell>
          <table:table-cell office:value-type="float" office:value="58786" calcext:value-type="float">
            <text:p>58786</text:p>
          </table:table-cell>
          <table:table-cell table:number-columns-repeated="1022"/>
        </table:table-row>
        <table:table-row table:style-name="ro1">
          <table:table-cell office:value-type="float" office:value="34722" calcext:value-type="float">
            <text:p>34722</text:p>
          </table:table-cell>
          <table:table-cell office:value-type="float" office:value="58787" calcext:value-type="float">
            <text:p>58787</text:p>
          </table:table-cell>
          <table:table-cell table:number-columns-repeated="1022"/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58788" calcext:value-type="float">
            <text:p>58788</text:p>
          </table:table-cell>
          <table:table-cell table:number-columns-repeated="1022"/>
        </table:table-row>
        <table:table-row table:style-name="ro1">
          <table:table-cell office:value-type="float" office:value="34690" calcext:value-type="float">
            <text:p>34690</text:p>
          </table:table-cell>
          <table:table-cell office:value-type="float" office:value="58789" calcext:value-type="float">
            <text:p>58789</text:p>
          </table:table-cell>
          <table:table-cell table:number-columns-repeated="1022"/>
        </table:table-row>
        <table:table-row table:style-name="ro1">
          <table:table-cell office:value-type="float" office:value="34735" calcext:value-type="float">
            <text:p>34735</text:p>
          </table:table-cell>
          <table:table-cell office:value-type="float" office:value="58790" calcext:value-type="float">
            <text:p>58790</text:p>
          </table:table-cell>
          <table:table-cell table:number-columns-repeated="1022"/>
        </table:table-row>
        <table:table-row table:style-name="ro1">
          <table:table-cell office:value-type="float" office:value="34763" calcext:value-type="float">
            <text:p>34763</text:p>
          </table:table-cell>
          <table:table-cell office:value-type="float" office:value="58791" calcext:value-type="float">
            <text:p>58791</text:p>
          </table:table-cell>
          <table:table-cell table:number-columns-repeated="1022"/>
        </table:table-row>
        <table:table-row table:style-name="ro1">
          <table:table-cell office:value-type="float" office:value="34749" calcext:value-type="float">
            <text:p>34749</text:p>
          </table:table-cell>
          <table:table-cell office:value-type="float" office:value="58792" calcext:value-type="float">
            <text:p>58792</text:p>
          </table:table-cell>
          <table:table-cell table:number-columns-repeated="1022"/>
        </table:table-row>
        <table:table-row table:style-name="ro1">
          <table:table-cell office:value-type="float" office:value="34752" calcext:value-type="float">
            <text:p>34752</text:p>
          </table:table-cell>
          <table:table-cell office:value-type="float" office:value="58793" calcext:value-type="float">
            <text:p>58793</text:p>
          </table:table-cell>
          <table:table-cell table:number-columns-repeated="1022"/>
        </table:table-row>
        <table:table-row table:style-name="ro1">
          <table:table-cell office:value-type="float" office:value="34768" calcext:value-type="float">
            <text:p>34768</text:p>
          </table:table-cell>
          <table:table-cell office:value-type="float" office:value="58794" calcext:value-type="float">
            <text:p>58794</text:p>
          </table:table-cell>
          <table:table-cell table:number-columns-repeated="1022"/>
        </table:table-row>
        <table:table-row table:style-name="ro1">
          <table:table-cell office:value-type="float" office:value="38614" calcext:value-type="float">
            <text:p>38614</text:p>
          </table:table-cell>
          <table:table-cell office:value-type="float" office:value="58795" calcext:value-type="float">
            <text:p>58795</text:p>
          </table:table-cell>
          <table:table-cell table:number-columns-repeated="1022"/>
        </table:table-row>
        <table:table-row table:style-name="ro1">
          <table:table-cell office:value-type="float" office:value="34731" calcext:value-type="float">
            <text:p>34731</text:p>
          </table:table-cell>
          <table:table-cell office:value-type="float" office:value="58796" calcext:value-type="float">
            <text:p>58796</text:p>
          </table:table-cell>
          <table:table-cell table:number-columns-repeated="1022"/>
        </table:table-row>
        <table:table-row table:style-name="ro1">
          <table:table-cell office:value-type="float" office:value="34756" calcext:value-type="float">
            <text:p>34756</text:p>
          </table:table-cell>
          <table:table-cell office:value-type="float" office:value="58797" calcext:value-type="float">
            <text:p>58797</text:p>
          </table:table-cell>
          <table:table-cell table:number-columns-repeated="1022"/>
        </table:table-row>
        <table:table-row table:style-name="ro1">
          <table:table-cell office:value-type="float" office:value="34739" calcext:value-type="float">
            <text:p>34739</text:p>
          </table:table-cell>
          <table:table-cell office:value-type="float" office:value="58798" calcext:value-type="float">
            <text:p>58798</text:p>
          </table:table-cell>
          <table:table-cell table:number-columns-repeated="1022"/>
        </table:table-row>
        <table:table-row table:style-name="ro1">
          <table:table-cell office:value-type="float" office:value="34759" calcext:value-type="float">
            <text:p>34759</text:p>
          </table:table-cell>
          <table:table-cell office:value-type="float" office:value="58799" calcext:value-type="float">
            <text:p>58799</text:p>
          </table:table-cell>
          <table:table-cell table:number-columns-repeated="1022"/>
        </table:table-row>
        <table:table-row table:style-name="ro1">
          <table:table-cell office:value-type="float" office:value="34758" calcext:value-type="float">
            <text:p>34758</text:p>
          </table:table-cell>
          <table:table-cell office:value-type="float" office:value="58800" calcext:value-type="float">
            <text:p>58800</text:p>
          </table:table-cell>
          <table:table-cell table:number-columns-repeated="1022"/>
        </table:table-row>
        <table:table-row table:style-name="ro1">
          <table:table-cell office:value-type="float" office:value="34747" calcext:value-type="float">
            <text:p>34747</text:p>
          </table:table-cell>
          <table:table-cell office:value-type="float" office:value="58801" calcext:value-type="float">
            <text:p>58801</text:p>
          </table:table-cell>
          <table:table-cell table:number-columns-repeated="1022"/>
        </table:table-row>
        <table:table-row table:style-name="ro1">
          <table:table-cell office:value-type="float" office:value="34799" calcext:value-type="float">
            <text:p>34799</text:p>
          </table:table-cell>
          <table:table-cell office:value-type="float" office:value="58802" calcext:value-type="float">
            <text:p>58802</text:p>
          </table:table-cell>
          <table:table-cell table:number-columns-repeated="1022"/>
        </table:table-row>
        <table:table-row table:style-name="ro1">
          <table:table-cell office:value-type="float" office:value="34802" calcext:value-type="float">
            <text:p>34802</text:p>
          </table:table-cell>
          <table:table-cell office:value-type="float" office:value="58803" calcext:value-type="float">
            <text:p>58803</text:p>
          </table:table-cell>
          <table:table-cell table:number-columns-repeated="1022"/>
        </table:table-row>
        <table:table-row table:style-name="ro1">
          <table:table-cell office:value-type="float" office:value="34784" calcext:value-type="float">
            <text:p>34784</text:p>
          </table:table-cell>
          <table:table-cell office:value-type="float" office:value="58804" calcext:value-type="float">
            <text:p>58804</text:p>
          </table:table-cell>
          <table:table-cell table:number-columns-repeated="1022"/>
        </table:table-row>
        <table:table-row table:style-name="ro1">
          <table:table-cell office:value-type="float" office:value="34831" calcext:value-type="float">
            <text:p>34831</text:p>
          </table:table-cell>
          <table:table-cell office:value-type="float" office:value="58805" calcext:value-type="float">
            <text:p>58805</text:p>
          </table:table-cell>
          <table:table-cell table:number-columns-repeated="1022"/>
        </table:table-row>
        <table:table-row table:style-name="ro1">
          <table:table-cell office:value-type="float" office:value="34829" calcext:value-type="float">
            <text:p>34829</text:p>
          </table:table-cell>
          <table:table-cell office:value-type="float" office:value="58806" calcext:value-type="float">
            <text:p>58806</text:p>
          </table:table-cell>
          <table:table-cell table:number-columns-repeated="1022"/>
        </table:table-row>
        <table:table-row table:style-name="ro1">
          <table:table-cell office:value-type="float" office:value="34814" calcext:value-type="float">
            <text:p>34814</text:p>
          </table:table-cell>
          <table:table-cell office:value-type="float" office:value="58807" calcext:value-type="float">
            <text:p>58807</text:p>
          </table:table-cell>
          <table:table-cell table:number-columns-repeated="1022"/>
        </table:table-row>
        <table:table-row table:style-name="ro1">
          <table:table-cell office:value-type="float" office:value="34806" calcext:value-type="float">
            <text:p>34806</text:p>
          </table:table-cell>
          <table:table-cell office:value-type="float" office:value="58808" calcext:value-type="float">
            <text:p>58808</text:p>
          </table:table-cell>
          <table:table-cell table:number-columns-repeated="1022"/>
        </table:table-row>
        <table:table-row table:style-name="ro1">
          <table:table-cell office:value-type="float" office:value="34807" calcext:value-type="float">
            <text:p>34807</text:p>
          </table:table-cell>
          <table:table-cell office:value-type="float" office:value="58809" calcext:value-type="float">
            <text:p>58809</text:p>
          </table:table-cell>
          <table:table-cell table:number-columns-repeated="1022"/>
        </table:table-row>
        <table:table-row table:style-name="ro1">
          <table:table-cell office:value-type="float" office:value="34830" calcext:value-type="float">
            <text:p>34830</text:p>
          </table:table-cell>
          <table:table-cell office:value-type="float" office:value="58810" calcext:value-type="float">
            <text:p>58810</text:p>
          </table:table-cell>
          <table:table-cell table:number-columns-repeated="1022"/>
        </table:table-row>
        <table:table-row table:style-name="ro1">
          <table:table-cell office:value-type="float" office:value="34770" calcext:value-type="float">
            <text:p>34770</text:p>
          </table:table-cell>
          <table:table-cell office:value-type="float" office:value="58811" calcext:value-type="float">
            <text:p>58811</text:p>
          </table:table-cell>
          <table:table-cell table:number-columns-repeated="1022"/>
        </table:table-row>
        <table:table-row table:style-name="ro1">
          <table:table-cell office:value-type="float" office:value="34833" calcext:value-type="float">
            <text:p>34833</text:p>
          </table:table-cell>
          <table:table-cell office:value-type="float" office:value="58812" calcext:value-type="float">
            <text:p>58812</text:p>
          </table:table-cell>
          <table:table-cell table:number-columns-repeated="1022"/>
        </table:table-row>
        <table:table-row table:style-name="ro1">
          <table:table-cell office:value-type="float" office:value="34838" calcext:value-type="float">
            <text:p>34838</text:p>
          </table:table-cell>
          <table:table-cell office:value-type="float" office:value="58813" calcext:value-type="float">
            <text:p>58813</text:p>
          </table:table-cell>
          <table:table-cell table:number-columns-repeated="1022"/>
        </table:table-row>
        <table:table-row table:style-name="ro1">
          <table:table-cell office:value-type="float" office:value="34837" calcext:value-type="float">
            <text:p>34837</text:p>
          </table:table-cell>
          <table:table-cell office:value-type="float" office:value="58814" calcext:value-type="float">
            <text:p>58814</text:p>
          </table:table-cell>
          <table:table-cell table:number-columns-repeated="1022"/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58815" calcext:value-type="float">
            <text:p>58815</text:p>
          </table:table-cell>
          <table:table-cell table:number-columns-repeated="1022"/>
        </table:table-row>
        <table:table-row table:style-name="ro1">
          <table:table-cell office:value-type="float" office:value="34849" calcext:value-type="float">
            <text:p>34849</text:p>
          </table:table-cell>
          <table:table-cell office:value-type="float" office:value="58816" calcext:value-type="float">
            <text:p>58816</text:p>
          </table:table-cell>
          <table:table-cell table:number-columns-repeated="1022"/>
        </table:table-row>
        <table:table-row table:style-name="ro1">
          <table:table-cell office:value-type="float" office:value="34865" calcext:value-type="float">
            <text:p>34865</text:p>
          </table:table-cell>
          <table:table-cell office:value-type="float" office:value="58817" calcext:value-type="float">
            <text:p>58817</text:p>
          </table:table-cell>
          <table:table-cell table:number-columns-repeated="1022"/>
        </table:table-row>
        <table:table-row table:style-name="ro1">
          <table:table-cell office:value-type="float" office:value="34870" calcext:value-type="float">
            <text:p>34870</text:p>
          </table:table-cell>
          <table:table-cell office:value-type="float" office:value="58818" calcext:value-type="float">
            <text:p>58818</text:p>
          </table:table-cell>
          <table:table-cell table:number-columns-repeated="1022"/>
        </table:table-row>
        <table:table-row table:style-name="ro1">
          <table:table-cell office:value-type="float" office:value="34873" calcext:value-type="float">
            <text:p>34873</text:p>
          </table:table-cell>
          <table:table-cell office:value-type="float" office:value="58819" calcext:value-type="float">
            <text:p>58819</text:p>
          </table:table-cell>
          <table:table-cell table:number-columns-repeated="1022"/>
        </table:table-row>
        <table:table-row table:style-name="ro1">
          <table:table-cell office:value-type="float" office:value="34855" calcext:value-type="float">
            <text:p>34855</text:p>
          </table:table-cell>
          <table:table-cell office:value-type="float" office:value="58820" calcext:value-type="float">
            <text:p>58820</text:p>
          </table:table-cell>
          <table:table-cell table:number-columns-repeated="1022"/>
        </table:table-row>
        <table:table-row table:style-name="ro1">
          <table:table-cell office:value-type="float" office:value="34875" calcext:value-type="float">
            <text:p>34875</text:p>
          </table:table-cell>
          <table:table-cell office:value-type="float" office:value="58821" calcext:value-type="float">
            <text:p>58821</text:p>
          </table:table-cell>
          <table:table-cell table:number-columns-repeated="1022"/>
        </table:table-row>
        <table:table-row table:style-name="ro1">
          <table:table-cell office:value-type="float" office:value="34884" calcext:value-type="float">
            <text:p>34884</text:p>
          </table:table-cell>
          <table:table-cell office:value-type="float" office:value="58822" calcext:value-type="float">
            <text:p>58822</text:p>
          </table:table-cell>
          <table:table-cell table:number-columns-repeated="1022"/>
        </table:table-row>
        <table:table-row table:style-name="ro1">
          <table:table-cell office:value-type="float" office:value="34882" calcext:value-type="float">
            <text:p>34882</text:p>
          </table:table-cell>
          <table:table-cell office:value-type="float" office:value="58823" calcext:value-type="float">
            <text:p>58823</text:p>
          </table:table-cell>
          <table:table-cell table:number-columns-repeated="1022"/>
        </table:table-row>
        <table:table-row table:style-name="ro1">
          <table:table-cell office:value-type="float" office:value="34898" calcext:value-type="float">
            <text:p>34898</text:p>
          </table:table-cell>
          <table:table-cell office:value-type="float" office:value="58824" calcext:value-type="float">
            <text:p>58824</text:p>
          </table:table-cell>
          <table:table-cell table:number-columns-repeated="1022"/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58825" calcext:value-type="float">
            <text:p>58825</text:p>
          </table:table-cell>
          <table:table-cell table:number-columns-repeated="1022"/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58826" calcext:value-type="float">
            <text:p>58826</text:p>
          </table:table-cell>
          <table:table-cell table:number-columns-repeated="1022"/>
        </table:table-row>
        <table:table-row table:style-name="ro1">
          <table:table-cell office:value-type="float" office:value="34914" calcext:value-type="float">
            <text:p>34914</text:p>
          </table:table-cell>
          <table:table-cell office:value-type="float" office:value="58827" calcext:value-type="float">
            <text:p>58827</text:p>
          </table:table-cell>
          <table:table-cell table:number-columns-repeated="1022"/>
        </table:table-row>
        <table:table-row table:style-name="ro1">
          <table:table-cell office:value-type="float" office:value="34923" calcext:value-type="float">
            <text:p>34923</text:p>
          </table:table-cell>
          <table:table-cell office:value-type="float" office:value="58828" calcext:value-type="float">
            <text:p>58828</text:p>
          </table:table-cell>
          <table:table-cell table:number-columns-repeated="1022"/>
        </table:table-row>
        <table:table-row table:style-name="ro1">
          <table:table-cell office:value-type="float" office:value="34945" calcext:value-type="float">
            <text:p>34945</text:p>
          </table:table-cell>
          <table:table-cell office:value-type="float" office:value="58829" calcext:value-type="float">
            <text:p>58829</text:p>
          </table:table-cell>
          <table:table-cell table:number-columns-repeated="1022"/>
        </table:table-row>
        <table:table-row table:style-name="ro1">
          <table:table-cell office:value-type="float" office:value="34942" calcext:value-type="float">
            <text:p>34942</text:p>
          </table:table-cell>
          <table:table-cell office:value-type="float" office:value="58830" calcext:value-type="float">
            <text:p>58830</text:p>
          </table:table-cell>
          <table:table-cell table:number-columns-repeated="1022"/>
        </table:table-row>
        <table:table-row table:style-name="ro1">
          <table:table-cell office:value-type="float" office:value="34974" calcext:value-type="float">
            <text:p>34974</text:p>
          </table:table-cell>
          <table:table-cell office:value-type="float" office:value="58831" calcext:value-type="float">
            <text:p>58831</text:p>
          </table:table-cell>
          <table:table-cell table:number-columns-repeated="1022"/>
        </table:table-row>
        <table:table-row table:style-name="ro1">
          <table:table-cell office:value-type="float" office:value="34933" calcext:value-type="float">
            <text:p>34933</text:p>
          </table:table-cell>
          <table:table-cell office:value-type="float" office:value="58832" calcext:value-type="float">
            <text:p>58832</text:p>
          </table:table-cell>
          <table:table-cell table:number-columns-repeated="1022"/>
        </table:table-row>
        <table:table-row table:style-name="ro1">
          <table:table-cell office:value-type="float" office:value="34941" calcext:value-type="float">
            <text:p>34941</text:p>
          </table:table-cell>
          <table:table-cell office:value-type="float" office:value="58833" calcext:value-type="float">
            <text:p>58833</text:p>
          </table:table-cell>
          <table:table-cell table:number-columns-repeated="1022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58834" calcext:value-type="float">
            <text:p>58834</text:p>
          </table:table-cell>
          <table:table-cell table:number-columns-repeated="1022"/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58835" calcext:value-type="float">
            <text:p>58835</text:p>
          </table:table-cell>
          <table:table-cell table:number-columns-repeated="1022"/>
        </table:table-row>
        <table:table-row table:style-name="ro1">
          <table:table-cell office:value-type="float" office:value="34946" calcext:value-type="float">
            <text:p>34946</text:p>
          </table:table-cell>
          <table:table-cell office:value-type="float" office:value="58836" calcext:value-type="float">
            <text:p>58836</text:p>
          </table:table-cell>
          <table:table-cell table:number-columns-repeated="1022"/>
        </table:table-row>
        <table:table-row table:style-name="ro1">
          <table:table-cell office:value-type="float" office:value="34967" calcext:value-type="float">
            <text:p>34967</text:p>
          </table:table-cell>
          <table:table-cell office:value-type="float" office:value="58837" calcext:value-type="float">
            <text:p>58837</text:p>
          </table:table-cell>
          <table:table-cell table:number-columns-repeated="1022"/>
        </table:table-row>
        <table:table-row table:style-name="ro1">
          <table:table-cell office:value-type="float" office:value="34962" calcext:value-type="float">
            <text:p>34962</text:p>
          </table:table-cell>
          <table:table-cell office:value-type="float" office:value="58838" calcext:value-type="float">
            <text:p>58838</text:p>
          </table:table-cell>
          <table:table-cell table:number-columns-repeated="1022"/>
        </table:table-row>
        <table:table-row table:style-name="ro1">
          <table:table-cell office:value-type="float" office:value="34990" calcext:value-type="float">
            <text:p>34990</text:p>
          </table:table-cell>
          <table:table-cell office:value-type="float" office:value="58839" calcext:value-type="float">
            <text:p>58839</text:p>
          </table:table-cell>
          <table:table-cell table:number-columns-repeated="1022"/>
        </table:table-row>
        <table:table-row table:style-name="ro1">
          <table:table-cell office:value-type="float" office:value="34969" calcext:value-type="float">
            <text:p>34969</text:p>
          </table:table-cell>
          <table:table-cell office:value-type="float" office:value="58840" calcext:value-type="float">
            <text:p>58840</text:p>
          </table:table-cell>
          <table:table-cell table:number-columns-repeated="1022"/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float" office:value="58841" calcext:value-type="float">
            <text:p>58841</text:p>
          </table:table-cell>
          <table:table-cell table:number-columns-repeated="1022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float" office:value="58842" calcext:value-type="float">
            <text:p>58842</text:p>
          </table:table-cell>
          <table:table-cell table:number-columns-repeated="1022"/>
        </table:table-row>
        <table:table-row table:style-name="ro1">
          <table:table-cell office:value-type="float" office:value="34980" calcext:value-type="float">
            <text:p>34980</text:p>
          </table:table-cell>
          <table:table-cell office:value-type="float" office:value="58843" calcext:value-type="float">
            <text:p>58843</text:p>
          </table:table-cell>
          <table:table-cell table:number-columns-repeated="1022"/>
        </table:table-row>
        <table:table-row table:style-name="ro1">
          <table:table-cell office:value-type="float" office:value="34992" calcext:value-type="float">
            <text:p>34992</text:p>
          </table:table-cell>
          <table:table-cell office:value-type="float" office:value="58844" calcext:value-type="float">
            <text:p>58844</text:p>
          </table:table-cell>
          <table:table-cell table:number-columns-repeated="1022"/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58845" calcext:value-type="float">
            <text:p>58845</text:p>
          </table:table-cell>
          <table:table-cell table:number-columns-repeated="1022"/>
        </table:table-row>
        <table:table-row table:style-name="ro1">
          <table:table-cell office:value-type="float" office:value="34993" calcext:value-type="float">
            <text:p>34993</text:p>
          </table:table-cell>
          <table:table-cell office:value-type="float" office:value="58846" calcext:value-type="float">
            <text:p>58846</text:p>
          </table:table-cell>
          <table:table-cell table:number-columns-repeated="1022"/>
        </table:table-row>
        <table:table-row table:style-name="ro1">
          <table:table-cell office:value-type="float" office:value="35011" calcext:value-type="float">
            <text:p>35011</text:p>
          </table:table-cell>
          <table:table-cell office:value-type="float" office:value="58847" calcext:value-type="float">
            <text:p>58847</text:p>
          </table:table-cell>
          <table:table-cell table:number-columns-repeated="1022"/>
        </table:table-row>
        <table:table-row table:style-name="ro1">
          <table:table-cell office:value-type="float" office:value="35012" calcext:value-type="float">
            <text:p>35012</text:p>
          </table:table-cell>
          <table:table-cell office:value-type="float" office:value="58848" calcext:value-type="float">
            <text:p>58848</text:p>
          </table:table-cell>
          <table:table-cell table:number-columns-repeated="1022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58849" calcext:value-type="float">
            <text:p>58849</text:p>
          </table:table-cell>
          <table:table-cell table:number-columns-repeated="1022"/>
        </table:table-row>
        <table:table-row table:style-name="ro1">
          <table:table-cell office:value-type="float" office:value="35032" calcext:value-type="float">
            <text:p>35032</text:p>
          </table:table-cell>
          <table:table-cell office:value-type="float" office:value="58850" calcext:value-type="float">
            <text:p>58850</text:p>
          </table:table-cell>
          <table:table-cell table:number-columns-repeated="1022"/>
        </table:table-row>
        <table:table-row table:style-name="ro1">
          <table:table-cell office:value-type="float" office:value="35033" calcext:value-type="float">
            <text:p>35033</text:p>
          </table:table-cell>
          <table:table-cell office:value-type="float" office:value="58851" calcext:value-type="float">
            <text:p>58851</text:p>
          </table:table-cell>
          <table:table-cell table:number-columns-repeated="1022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float" office:value="58852" calcext:value-type="float">
            <text:p>58852</text:p>
          </table:table-cell>
          <table:table-cell table:number-columns-repeated="1022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58853" calcext:value-type="float">
            <text:p>58853</text:p>
          </table:table-cell>
          <table:table-cell table:number-columns-repeated="1022"/>
        </table:table-row>
        <table:table-row table:style-name="ro1">
          <table:table-cell office:value-type="float" office:value="35074" calcext:value-type="float">
            <text:p>35074</text:p>
          </table:table-cell>
          <table:table-cell office:value-type="float" office:value="58854" calcext:value-type="float">
            <text:p>58854</text:p>
          </table:table-cell>
          <table:table-cell table:number-columns-repeated="1022"/>
        </table:table-row>
        <table:table-row table:style-name="ro1">
          <table:table-cell office:value-type="float" office:value="35068" calcext:value-type="float">
            <text:p>35068</text:p>
          </table:table-cell>
          <table:table-cell office:value-type="float" office:value="58855" calcext:value-type="float">
            <text:p>58855</text:p>
          </table:table-cell>
          <table:table-cell table:number-columns-repeated="1022"/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58856" calcext:value-type="float">
            <text:p>58856</text:p>
          </table:table-cell>
          <table:table-cell table:number-columns-repeated="1022"/>
        </table:table-row>
        <table:table-row table:style-name="ro1">
          <table:table-cell office:value-type="float" office:value="35048" calcext:value-type="float">
            <text:p>35048</text:p>
          </table:table-cell>
          <table:table-cell office:value-type="float" office:value="58857" calcext:value-type="float">
            <text:p>58857</text:p>
          </table:table-cell>
          <table:table-cell table:number-columns-repeated="1022"/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float" office:value="58858" calcext:value-type="float">
            <text:p>58858</text:p>
          </table:table-cell>
          <table:table-cell table:number-columns-repeated="1022"/>
        </table:table-row>
        <table:table-row table:style-name="ro1">
          <table:table-cell office:value-type="float" office:value="35076" calcext:value-type="float">
            <text:p>35076</text:p>
          </table:table-cell>
          <table:table-cell office:value-type="float" office:value="58859" calcext:value-type="float">
            <text:p>58859</text:p>
          </table:table-cell>
          <table:table-cell table:number-columns-repeated="1022"/>
        </table:table-row>
        <table:table-row table:style-name="ro1">
          <table:table-cell office:value-type="float" office:value="35084" calcext:value-type="float">
            <text:p>35084</text:p>
          </table:table-cell>
          <table:table-cell office:value-type="float" office:value="58860" calcext:value-type="float">
            <text:p>58860</text:p>
          </table:table-cell>
          <table:table-cell table:number-columns-repeated="1022"/>
        </table:table-row>
        <table:table-row table:style-name="ro1">
          <table:table-cell office:value-type="float" office:value="35082" calcext:value-type="float">
            <text:p>35082</text:p>
          </table:table-cell>
          <table:table-cell office:value-type="float" office:value="58861" calcext:value-type="float">
            <text:p>58861</text:p>
          </table:table-cell>
          <table:table-cell table:number-columns-repeated="1022"/>
        </table:table-row>
        <table:table-row table:style-name="ro1">
          <table:table-cell office:value-type="float" office:value="35091" calcext:value-type="float">
            <text:p>35091</text:p>
          </table:table-cell>
          <table:table-cell office:value-type="float" office:value="58862" calcext:value-type="float">
            <text:p>58862</text:p>
          </table:table-cell>
          <table:table-cell table:number-columns-repeated="1022"/>
        </table:table-row>
        <table:table-row table:style-name="ro1">
          <table:table-cell office:value-type="float" office:value="35139" calcext:value-type="float">
            <text:p>35139</text:p>
          </table:table-cell>
          <table:table-cell office:value-type="float" office:value="58863" calcext:value-type="float">
            <text:p>58863</text:p>
          </table:table-cell>
          <table:table-cell table:number-columns-repeated="1022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float" office:value="58864" calcext:value-type="float">
            <text:p>58864</text:p>
          </table:table-cell>
          <table:table-cell table:number-columns-repeated="1022"/>
        </table:table-row>
        <table:table-row table:style-name="ro1">
          <table:table-cell office:value-type="float" office:value="35109" calcext:value-type="float">
            <text:p>35109</text:p>
          </table:table-cell>
          <table:table-cell office:value-type="float" office:value="58865" calcext:value-type="float">
            <text:p>58865</text:p>
          </table:table-cell>
          <table:table-cell table:number-columns-repeated="1022"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float" office:value="58866" calcext:value-type="float">
            <text:p>58866</text:p>
          </table:table-cell>
          <table:table-cell table:number-columns-repeated="1022"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float" office:value="58867" calcext:value-type="float">
            <text:p>58867</text:p>
          </table:table-cell>
          <table:table-cell table:number-columns-repeated="1022"/>
        </table:table-row>
        <table:table-row table:style-name="ro1">
          <table:table-cell office:value-type="float" office:value="35137" calcext:value-type="float">
            <text:p>35137</text:p>
          </table:table-cell>
          <table:table-cell office:value-type="float" office:value="58868" calcext:value-type="float">
            <text:p>58868</text:p>
          </table:table-cell>
          <table:table-cell table:number-columns-repeated="1022"/>
        </table:table-row>
        <table:table-row table:style-name="ro1">
          <table:table-cell office:value-type="float" office:value="35140" calcext:value-type="float">
            <text:p>35140</text:p>
          </table:table-cell>
          <table:table-cell office:value-type="float" office:value="58869" calcext:value-type="float">
            <text:p>58869</text:p>
          </table:table-cell>
          <table:table-cell table:number-columns-repeated="1022"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float" office:value="58870" calcext:value-type="float">
            <text:p>58870</text:p>
          </table:table-cell>
          <table:table-cell table:number-columns-repeated="1022"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float" office:value="58871" calcext:value-type="float">
            <text:p>58871</text:p>
          </table:table-cell>
          <table:table-cell table:number-columns-repeated="1022"/>
        </table:table-row>
        <table:table-row table:style-name="ro1">
          <table:table-cell office:value-type="float" office:value="35128" calcext:value-type="float">
            <text:p>35128</text:p>
          </table:table-cell>
          <table:table-cell office:value-type="float" office:value="58872" calcext:value-type="float">
            <text:p>58872</text:p>
          </table:table-cell>
          <table:table-cell table:number-columns-repeated="1022"/>
        </table:table-row>
        <table:table-row table:style-name="ro1">
          <table:table-cell office:value-type="float" office:value="35148" calcext:value-type="float">
            <text:p>35148</text:p>
          </table:table-cell>
          <table:table-cell office:value-type="float" office:value="58873" calcext:value-type="float">
            <text:p>58873</text:p>
          </table:table-cell>
          <table:table-cell table:number-columns-repeated="1022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float" office:value="58874" calcext:value-type="float">
            <text:p>58874</text:p>
          </table:table-cell>
          <table:table-cell table:number-columns-repeated="1022"/>
        </table:table-row>
        <table:table-row table:style-name="ro1">
          <table:table-cell office:value-type="float" office:value="35168" calcext:value-type="float">
            <text:p>35168</text:p>
          </table:table-cell>
          <table:table-cell office:value-type="float" office:value="58875" calcext:value-type="float">
            <text:p>58875</text:p>
          </table:table-cell>
          <table:table-cell table:number-columns-repeated="1022"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float" office:value="58876" calcext:value-type="float">
            <text:p>58876</text:p>
          </table:table-cell>
          <table:table-cell table:number-columns-repeated="1022"/>
        </table:table-row>
        <table:table-row table:style-name="ro1">
          <table:table-cell office:value-type="float" office:value="35174" calcext:value-type="float">
            <text:p>35174</text:p>
          </table:table-cell>
          <table:table-cell office:value-type="float" office:value="58944" calcext:value-type="float">
            <text:p>58944</text:p>
          </table:table-cell>
          <table:table-cell table:number-columns-repeated="1022"/>
        </table:table-row>
        <table:table-row table:style-name="ro1">
          <table:table-cell office:value-type="float" office:value="35172" calcext:value-type="float">
            <text:p>35172</text:p>
          </table:table-cell>
          <table:table-cell office:value-type="float" office:value="58945" calcext:value-type="float">
            <text:p>58945</text:p>
          </table:table-cell>
          <table:table-cell table:number-columns-repeated="1022"/>
        </table:table-row>
        <table:table-row table:style-name="ro1">
          <table:table-cell office:value-type="float" office:value="35181" calcext:value-type="float">
            <text:p>35181</text:p>
          </table:table-cell>
          <table:table-cell office:value-type="float" office:value="58946" calcext:value-type="float">
            <text:p>58946</text:p>
          </table:table-cell>
          <table:table-cell table:number-columns-repeated="1022"/>
        </table:table-row>
        <table:table-row table:style-name="ro1">
          <table:table-cell office:value-type="float" office:value="35178" calcext:value-type="float">
            <text:p>35178</text:p>
          </table:table-cell>
          <table:table-cell office:value-type="float" office:value="58947" calcext:value-type="float">
            <text:p>58947</text:p>
          </table:table-cell>
          <table:table-cell table:number-columns-repeated="1022"/>
        </table:table-row>
        <table:table-row table:style-name="ro1">
          <table:table-cell office:value-type="float" office:value="35183" calcext:value-type="float">
            <text:p>35183</text:p>
          </table:table-cell>
          <table:table-cell office:value-type="float" office:value="58948" calcext:value-type="float">
            <text:p>58948</text:p>
          </table:table-cell>
          <table:table-cell table:number-columns-repeated="1022"/>
        </table:table-row>
        <table:table-row table:style-name="ro1">
          <table:table-cell office:value-type="float" office:value="35188" calcext:value-type="float">
            <text:p>35188</text:p>
          </table:table-cell>
          <table:table-cell office:value-type="float" office:value="58949" calcext:value-type="float">
            <text:p>58949</text:p>
          </table:table-cell>
          <table:table-cell table:number-columns-repeated="1022"/>
        </table:table-row>
        <table:table-row table:style-name="ro1">
          <table:table-cell office:value-type="float" office:value="35191" calcext:value-type="float">
            <text:p>35191</text:p>
          </table:table-cell>
          <table:table-cell office:value-type="float" office:value="58950" calcext:value-type="float">
            <text:p>58950</text:p>
          </table:table-cell>
          <table:table-cell table:number-columns-repeated="1022"/>
        </table:table-row>
        <table:table-row table:style-name="ro1">
          <table:table-cell office:value-type="float" office:value="35198" calcext:value-type="float">
            <text:p>35198</text:p>
          </table:table-cell>
          <table:table-cell office:value-type="float" office:value="58951" calcext:value-type="float">
            <text:p>58951</text:p>
          </table:table-cell>
          <table:table-cell table:number-columns-repeated="1022"/>
        </table:table-row>
        <table:table-row table:style-name="ro1">
          <table:table-cell office:value-type="float" office:value="35203" calcext:value-type="float">
            <text:p>35203</text:p>
          </table:table-cell>
          <table:table-cell office:value-type="float" office:value="58952" calcext:value-type="float">
            <text:p>58952</text:p>
          </table:table-cell>
          <table:table-cell table:number-columns-repeated="1022"/>
        </table:table-row>
        <table:table-row table:style-name="ro1">
          <table:table-cell office:value-type="float" office:value="35208" calcext:value-type="float">
            <text:p>35208</text:p>
          </table:table-cell>
          <table:table-cell office:value-type="float" office:value="58953" calcext:value-type="float">
            <text:p>58953</text:p>
          </table:table-cell>
          <table:table-cell table:number-columns-repeated="1022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58954" calcext:value-type="float">
            <text:p>58954</text:p>
          </table:table-cell>
          <table:table-cell table:number-columns-repeated="1022"/>
        </table:table-row>
        <table:table-row table:style-name="ro1">
          <table:table-cell office:value-type="float" office:value="35219" calcext:value-type="float">
            <text:p>35219</text:p>
          </table:table-cell>
          <table:table-cell office:value-type="float" office:value="58955" calcext:value-type="float">
            <text:p>58955</text:p>
          </table:table-cell>
          <table:table-cell table:number-columns-repeated="1022"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float" office:value="58956" calcext:value-type="float">
            <text:p>58956</text:p>
          </table:table-cell>
          <table:table-cell table:number-columns-repeated="1022"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float" office:value="58957" calcext:value-type="float">
            <text:p>58957</text:p>
          </table:table-cell>
          <table:table-cell table:number-columns-repeated="1022"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float" office:value="58958" calcext:value-type="float">
            <text:p>58958</text:p>
          </table:table-cell>
          <table:table-cell table:number-columns-repeated="1022"/>
        </table:table-row>
        <table:table-row table:style-name="ro1">
          <table:table-cell office:value-type="float" office:value="35238" calcext:value-type="float">
            <text:p>35238</text:p>
          </table:table-cell>
          <table:table-cell office:value-type="float" office:value="58959" calcext:value-type="float">
            <text:p>58959</text:p>
          </table:table-cell>
          <table:table-cell table:number-columns-repeated="1022"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float" office:value="58960" calcext:value-type="float">
            <text:p>58960</text:p>
          </table:table-cell>
          <table:table-cell table:number-columns-repeated="1022"/>
        </table:table-row>
        <table:table-row table:style-name="ro1">
          <table:table-cell office:value-type="float" office:value="35247" calcext:value-type="float">
            <text:p>35247</text:p>
          </table:table-cell>
          <table:table-cell office:value-type="float" office:value="58961" calcext:value-type="float">
            <text:p>58961</text:p>
          </table:table-cell>
          <table:table-cell table:number-columns-repeated="1022"/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58962" calcext:value-type="float">
            <text:p>58962</text:p>
          </table:table-cell>
          <table:table-cell table:number-columns-repeated="1022"/>
        </table:table-row>
        <table:table-row table:style-name="ro1">
          <table:table-cell office:value-type="float" office:value="35258" calcext:value-type="float">
            <text:p>35258</text:p>
          </table:table-cell>
          <table:table-cell office:value-type="float" office:value="58963" calcext:value-type="float">
            <text:p>58963</text:p>
          </table:table-cell>
          <table:table-cell table:number-columns-repeated="1022"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float" office:value="58964" calcext:value-type="float">
            <text:p>58964</text:p>
          </table:table-cell>
          <table:table-cell table:number-columns-repeated="1022"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float" office:value="58965" calcext:value-type="float">
            <text:p>58965</text:p>
          </table:table-cell>
          <table:table-cell table:number-columns-repeated="1022"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float" office:value="58966" calcext:value-type="float">
            <text:p>58966</text:p>
          </table:table-cell>
          <table:table-cell table:number-columns-repeated="1022"/>
        </table:table-row>
        <table:table-row table:style-name="ro1">
          <table:table-cell office:value-type="float" office:value="35290" calcext:value-type="float">
            <text:p>35290</text:p>
          </table:table-cell>
          <table:table-cell office:value-type="float" office:value="58967" calcext:value-type="float">
            <text:p>58967</text:p>
          </table:table-cell>
          <table:table-cell table:number-columns-repeated="1022"/>
        </table:table-row>
        <table:table-row table:style-name="ro1">
          <table:table-cell office:value-type="float" office:value="35292" calcext:value-type="float">
            <text:p>35292</text:p>
          </table:table-cell>
          <table:table-cell office:value-type="float" office:value="58968" calcext:value-type="float">
            <text:p>58968</text:p>
          </table:table-cell>
          <table:table-cell table:number-columns-repeated="1022"/>
        </table:table-row>
        <table:table-row table:style-name="ro1">
          <table:table-cell office:value-type="float" office:value="35293" calcext:value-type="float">
            <text:p>35293</text:p>
          </table:table-cell>
          <table:table-cell office:value-type="float" office:value="58969" calcext:value-type="float">
            <text:p>58969</text:p>
          </table:table-cell>
          <table:table-cell table:number-columns-repeated="1022"/>
        </table:table-row>
        <table:table-row table:style-name="ro1">
          <table:table-cell office:value-type="float" office:value="35303" calcext:value-type="float">
            <text:p>35303</text:p>
          </table:table-cell>
          <table:table-cell office:value-type="float" office:value="58970" calcext:value-type="float">
            <text:p>58970</text:p>
          </table:table-cell>
          <table:table-cell table:number-columns-repeated="1022"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float" office:value="58971" calcext:value-type="float">
            <text:p>58971</text:p>
          </table:table-cell>
          <table:table-cell table:number-columns-repeated="1022"/>
        </table:table-row>
        <table:table-row table:style-name="ro1">
          <table:table-cell office:value-type="float" office:value="35320" calcext:value-type="float">
            <text:p>35320</text:p>
          </table:table-cell>
          <table:table-cell office:value-type="float" office:value="58972" calcext:value-type="float">
            <text:p>58972</text:p>
          </table:table-cell>
          <table:table-cell table:number-columns-repeated="1022"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float" office:value="58973" calcext:value-type="float">
            <text:p>58973</text:p>
          </table:table-cell>
          <table:table-cell table:number-columns-repeated="1022"/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58974" calcext:value-type="float">
            <text:p>58974</text:p>
          </table:table-cell>
          <table:table-cell table:number-columns-repeated="1022"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float" office:value="58975" calcext:value-type="float">
            <text:p>58975</text:p>
          </table:table-cell>
          <table:table-cell table:number-columns-repeated="1022"/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58976" calcext:value-type="float">
            <text:p>58976</text:p>
          </table:table-cell>
          <table:table-cell table:number-columns-repeated="1022"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float" office:value="58977" calcext:value-type="float">
            <text:p>58977</text:p>
          </table:table-cell>
          <table:table-cell table:number-columns-repeated="1022"/>
        </table:table-row>
        <table:table-row table:style-name="ro1">
          <table:table-cell office:value-type="float" office:value="35357" calcext:value-type="float">
            <text:p>35357</text:p>
          </table:table-cell>
          <table:table-cell office:value-type="float" office:value="58978" calcext:value-type="float">
            <text:p>58978</text:p>
          </table:table-cell>
          <table:table-cell table:number-columns-repeated="1022"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float" office:value="58979" calcext:value-type="float">
            <text:p>58979</text:p>
          </table:table-cell>
          <table:table-cell table:number-columns-repeated="1022"/>
        </table:table-row>
        <table:table-row table:style-name="ro1">
          <table:table-cell office:value-type="float" office:value="35382" calcext:value-type="float">
            <text:p>35382</text:p>
          </table:table-cell>
          <table:table-cell office:value-type="float" office:value="58980" calcext:value-type="float">
            <text:p>58980</text:p>
          </table:table-cell>
          <table:table-cell table:number-columns-repeated="1022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float" office:value="58981" calcext:value-type="float">
            <text:p>58981</text:p>
          </table:table-cell>
          <table:table-cell table:number-columns-repeated="1022"/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float" office:value="58982" calcext:value-type="float">
            <text:p>58982</text:p>
          </table:table-cell>
          <table:table-cell table:number-columns-repeated="1022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58983" calcext:value-type="float">
            <text:p>58983</text:p>
          </table:table-cell>
          <table:table-cell table:number-columns-repeated="1022"/>
        </table:table-row>
        <table:table-row table:style-name="ro1">
          <table:table-cell office:value-type="float" office:value="35398" calcext:value-type="float">
            <text:p>35398</text:p>
          </table:table-cell>
          <table:table-cell office:value-type="float" office:value="58984" calcext:value-type="float">
            <text:p>58984</text:p>
          </table:table-cell>
          <table:table-cell table:number-columns-repeated="1022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58985" calcext:value-type="float">
            <text:p>58985</text:p>
          </table:table-cell>
          <table:table-cell table:number-columns-repeated="1022"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float" office:value="58986" calcext:value-type="float">
            <text:p>58986</text:p>
          </table:table-cell>
          <table:table-cell table:number-columns-repeated="1022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58987" calcext:value-type="float">
            <text:p>58987</text:p>
          </table:table-cell>
          <table:table-cell table:number-columns-repeated="1022"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float" office:value="58988" calcext:value-type="float">
            <text:p>58988</text:p>
          </table:table-cell>
          <table:table-cell table:number-columns-repeated="1022"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float" office:value="58989" calcext:value-type="float">
            <text:p>58989</text:p>
          </table:table-cell>
          <table:table-cell table:number-columns-repeated="1022"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float" office:value="58990" calcext:value-type="float">
            <text:p>58990</text:p>
          </table:table-cell>
          <table:table-cell table:number-columns-repeated="1022"/>
        </table:table-row>
        <table:table-row table:style-name="ro1">
          <table:table-cell office:value-type="float" office:value="35458" calcext:value-type="float">
            <text:p>35458</text:p>
          </table:table-cell>
          <table:table-cell office:value-type="float" office:value="58991" calcext:value-type="float">
            <text:p>58991</text:p>
          </table:table-cell>
          <table:table-cell table:number-columns-repeated="1022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float" office:value="58992" calcext:value-type="float">
            <text:p>58992</text:p>
          </table:table-cell>
          <table:table-cell table:number-columns-repeated="1022"/>
        </table:table-row>
        <table:table-row table:style-name="ro1">
          <table:table-cell office:value-type="float" office:value="35496" calcext:value-type="float">
            <text:p>35496</text:p>
          </table:table-cell>
          <table:table-cell office:value-type="float" office:value="58993" calcext:value-type="float">
            <text:p>58993</text:p>
          </table:table-cell>
          <table:table-cell table:number-columns-repeated="1022"/>
        </table:table-row>
        <table:table-row table:style-name="ro1">
          <table:table-cell office:value-type="float" office:value="35489" calcext:value-type="float">
            <text:p>35489</text:p>
          </table:table-cell>
          <table:table-cell office:value-type="float" office:value="58994" calcext:value-type="float">
            <text:p>58994</text:p>
          </table:table-cell>
          <table:table-cell table:number-columns-repeated="1022"/>
        </table:table-row>
        <table:table-row table:style-name="ro1">
          <table:table-cell office:value-type="float" office:value="35473" calcext:value-type="float">
            <text:p>35473</text:p>
          </table:table-cell>
          <table:table-cell office:value-type="float" office:value="58995" calcext:value-type="float">
            <text:p>58995</text:p>
          </table:table-cell>
          <table:table-cell table:number-columns-repeated="1022"/>
        </table:table-row>
        <table:table-row table:style-name="ro1">
          <table:table-cell office:value-type="float" office:value="35493" calcext:value-type="float">
            <text:p>35493</text:p>
          </table:table-cell>
          <table:table-cell office:value-type="float" office:value="58996" calcext:value-type="float">
            <text:p>58996</text:p>
          </table:table-cell>
          <table:table-cell table:number-columns-repeated="1022"/>
        </table:table-row>
        <table:table-row table:style-name="ro1">
          <table:table-cell office:value-type="float" office:value="35494" calcext:value-type="float">
            <text:p>35494</text:p>
          </table:table-cell>
          <table:table-cell office:value-type="float" office:value="58997" calcext:value-type="float">
            <text:p>58997</text:p>
          </table:table-cell>
          <table:table-cell table:number-columns-repeated="1022"/>
        </table:table-row>
        <table:table-row table:style-name="ro1">
          <table:table-cell office:value-type="float" office:value="35482" calcext:value-type="float">
            <text:p>35482</text:p>
          </table:table-cell>
          <table:table-cell office:value-type="float" office:value="58998" calcext:value-type="float">
            <text:p>58998</text:p>
          </table:table-cell>
          <table:table-cell table:number-columns-repeated="1022"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float" office:value="58999" calcext:value-type="float">
            <text:p>58999</text:p>
          </table:table-cell>
          <table:table-cell table:number-columns-repeated="1022"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float" office:value="59000" calcext:value-type="float">
            <text:p>59000</text:p>
          </table:table-cell>
          <table:table-cell table:number-columns-repeated="1022"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float" office:value="59001" calcext:value-type="float">
            <text:p>59001</text:p>
          </table:table-cell>
          <table:table-cell table:number-columns-repeated="1022"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float" office:value="59002" calcext:value-type="float">
            <text:p>59002</text:p>
          </table:table-cell>
          <table:table-cell table:number-columns-repeated="1022"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float" office:value="59003" calcext:value-type="float">
            <text:p>59003</text:p>
          </table:table-cell>
          <table:table-cell table:number-columns-repeated="1022"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float" office:value="59004" calcext:value-type="float">
            <text:p>59004</text:p>
          </table:table-cell>
          <table:table-cell table:number-columns-repeated="1022"/>
        </table:table-row>
        <table:table-row table:style-name="ro1">
          <table:table-cell office:value-type="float" office:value="35571" calcext:value-type="float">
            <text:p>35571</text:p>
          </table:table-cell>
          <table:table-cell office:value-type="float" office:value="59005" calcext:value-type="float">
            <text:p>59005</text:p>
          </table:table-cell>
          <table:table-cell table:number-columns-repeated="1022"/>
        </table:table-row>
        <table:table-row table:style-name="ro1">
          <table:table-cell office:value-type="float" office:value="35559" calcext:value-type="float">
            <text:p>35559</text:p>
          </table:table-cell>
          <table:table-cell office:value-type="float" office:value="59006" calcext:value-type="float">
            <text:p>59006</text:p>
          </table:table-cell>
          <table:table-cell table:number-columns-repeated="1022"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float" office:value="59008" calcext:value-type="float">
            <text:p>59008</text:p>
          </table:table-cell>
          <table:table-cell table:number-columns-repeated="1022"/>
        </table:table-row>
        <table:table-row table:style-name="ro1">
          <table:table-cell office:value-type="float" office:value="35569" calcext:value-type="float">
            <text:p>35569</text:p>
          </table:table-cell>
          <table:table-cell office:value-type="float" office:value="59009" calcext:value-type="float">
            <text:p>59009</text:p>
          </table:table-cell>
          <table:table-cell table:number-columns-repeated="1022"/>
        </table:table-row>
        <table:table-row table:style-name="ro1">
          <table:table-cell office:value-type="float" office:value="35604" calcext:value-type="float">
            <text:p>35604</text:p>
          </table:table-cell>
          <table:table-cell office:value-type="float" office:value="59010" calcext:value-type="float">
            <text:p>59010</text:p>
          </table:table-cell>
          <table:table-cell table:number-columns-repeated="1022"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float" office:value="59011" calcext:value-type="float">
            <text:p>59011</text:p>
          </table:table-cell>
          <table:table-cell table:number-columns-repeated="1022"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59012" calcext:value-type="float">
            <text:p>59012</text:p>
          </table:table-cell>
          <table:table-cell table:number-columns-repeated="1022"/>
        </table:table-row>
        <table:table-row table:style-name="ro1">
          <table:table-cell office:value-type="float" office:value="35575" calcext:value-type="float">
            <text:p>35575</text:p>
          </table:table-cell>
          <table:table-cell office:value-type="float" office:value="59013" calcext:value-type="float">
            <text:p>59013</text:p>
          </table:table-cell>
          <table:table-cell table:number-columns-repeated="1022"/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float" office:value="59014" calcext:value-type="float">
            <text:p>59014</text:p>
          </table:table-cell>
          <table:table-cell table:number-columns-repeated="1022"/>
        </table:table-row>
        <table:table-row table:style-name="ro1">
          <table:table-cell office:value-type="float" office:value="35547" calcext:value-type="float">
            <text:p>35547</text:p>
          </table:table-cell>
          <table:table-cell office:value-type="float" office:value="59015" calcext:value-type="float">
            <text:p>59015</text:p>
          </table:table-cell>
          <table:table-cell table:number-columns-repeated="1022"/>
        </table:table-row>
        <table:table-row table:style-name="ro1">
          <table:table-cell office:value-type="float" office:value="35596" calcext:value-type="float">
            <text:p>35596</text:p>
          </table:table-cell>
          <table:table-cell office:value-type="float" office:value="59016" calcext:value-type="float">
            <text:p>59016</text:p>
          </table:table-cell>
          <table:table-cell table:number-columns-repeated="1022"/>
        </table:table-row>
        <table:table-row table:style-name="ro1">
          <table:table-cell office:value-type="float" office:value="35591" calcext:value-type="float">
            <text:p>35591</text:p>
          </table:table-cell>
          <table:table-cell office:value-type="float" office:value="59017" calcext:value-type="float">
            <text:p>59017</text:p>
          </table:table-cell>
          <table:table-cell table:number-columns-repeated="1022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59018" calcext:value-type="float">
            <text:p>59018</text:p>
          </table:table-cell>
          <table:table-cell table:number-columns-repeated="1022"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float" office:value="59019" calcext:value-type="float">
            <text:p>59019</text:p>
          </table:table-cell>
          <table:table-cell table:number-columns-repeated="1022"/>
        </table:table-row>
        <table:table-row table:style-name="ro1">
          <table:table-cell office:value-type="float" office:value="35606" calcext:value-type="float">
            <text:p>35606</text:p>
          </table:table-cell>
          <table:table-cell office:value-type="float" office:value="59020" calcext:value-type="float">
            <text:p>59020</text:p>
          </table:table-cell>
          <table:table-cell table:number-columns-repeated="1022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59021" calcext:value-type="float">
            <text:p>59021</text:p>
          </table:table-cell>
          <table:table-cell table:number-columns-repeated="1022"/>
        </table:table-row>
        <table:table-row table:style-name="ro1">
          <table:table-cell office:value-type="float" office:value="35607" calcext:value-type="float">
            <text:p>35607</text:p>
          </table:table-cell>
          <table:table-cell office:value-type="float" office:value="59022" calcext:value-type="float">
            <text:p>59022</text:p>
          </table:table-cell>
          <table:table-cell table:number-columns-repeated="1022"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float" office:value="59023" calcext:value-type="float">
            <text:p>59023</text:p>
          </table:table-cell>
          <table:table-cell table:number-columns-repeated="1022"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float" office:value="59024" calcext:value-type="float">
            <text:p>59024</text:p>
          </table:table-cell>
          <table:table-cell table:number-columns-repeated="1022"/>
        </table:table-row>
        <table:table-row table:style-name="ro1">
          <table:table-cell office:value-type="float" office:value="38827" calcext:value-type="float">
            <text:p>38827</text:p>
          </table:table-cell>
          <table:table-cell office:value-type="float" office:value="59025" calcext:value-type="float">
            <text:p>59025</text:p>
          </table:table-cell>
          <table:table-cell table:number-columns-repeated="1022"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float" office:value="59026" calcext:value-type="float">
            <text:p>59026</text:p>
          </table:table-cell>
          <table:table-cell table:number-columns-repeated="1022"/>
        </table:table-row>
        <table:table-row table:style-name="ro1">
          <table:table-cell office:value-type="float" office:value="35627" calcext:value-type="float">
            <text:p>35627</text:p>
          </table:table-cell>
          <table:table-cell office:value-type="float" office:value="59027" calcext:value-type="float">
            <text:p>59027</text:p>
          </table:table-cell>
          <table:table-cell table:number-columns-repeated="1022"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float" office:value="59028" calcext:value-type="float">
            <text:p>59028</text:p>
          </table:table-cell>
          <table:table-cell table:number-columns-repeated="1022"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float" office:value="59029" calcext:value-type="float">
            <text:p>59029</text:p>
          </table:table-cell>
          <table:table-cell table:number-columns-repeated="1022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float" office:value="59030" calcext:value-type="float">
            <text:p>59030</text:p>
          </table:table-cell>
          <table:table-cell table:number-columns-repeated="1022"/>
        </table:table-row>
        <table:table-row table:style-name="ro1">
          <table:table-cell office:value-type="float" office:value="35660" calcext:value-type="float">
            <text:p>35660</text:p>
          </table:table-cell>
          <table:table-cell office:value-type="float" office:value="59031" calcext:value-type="float">
            <text:p>59031</text:p>
          </table:table-cell>
          <table:table-cell table:number-columns-repeated="1022"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float" office:value="59032" calcext:value-type="float">
            <text:p>59032</text:p>
          </table:table-cell>
          <table:table-cell table:number-columns-repeated="1022"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float" office:value="59033" calcext:value-type="float">
            <text:p>59033</text:p>
          </table:table-cell>
          <table:table-cell table:number-columns-repeated="1022"/>
        </table:table-row>
        <table:table-row table:style-name="ro1">
          <table:table-cell office:value-type="float" office:value="35657" calcext:value-type="float">
            <text:p>35657</text:p>
          </table:table-cell>
          <table:table-cell office:value-type="float" office:value="59034" calcext:value-type="float">
            <text:p>59034</text:p>
          </table:table-cell>
          <table:table-cell table:number-columns-repeated="1022"/>
        </table:table-row>
        <table:table-row table:style-name="ro1">
          <table:table-cell office:value-type="float" office:value="35670" calcext:value-type="float">
            <text:p>35670</text:p>
          </table:table-cell>
          <table:table-cell office:value-type="float" office:value="59035" calcext:value-type="float">
            <text:p>59035</text:p>
          </table:table-cell>
          <table:table-cell table:number-columns-repeated="1022"/>
        </table:table-row>
        <table:table-row table:style-name="ro1">
          <table:table-cell office:value-type="float" office:value="35675" calcext:value-type="float">
            <text:p>35675</text:p>
          </table:table-cell>
          <table:table-cell office:value-type="float" office:value="59036" calcext:value-type="float">
            <text:p>59036</text:p>
          </table:table-cell>
          <table:table-cell table:number-columns-repeated="102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59037" calcext:value-type="float">
            <text:p>59037</text:p>
          </table:table-cell>
          <table:table-cell table:number-columns-repeated="1022"/>
        </table:table-row>
        <table:table-row table:style-name="ro1">
          <table:table-cell office:value-type="float" office:value="35691" calcext:value-type="float">
            <text:p>35691</text:p>
          </table:table-cell>
          <table:table-cell office:value-type="float" office:value="59038" calcext:value-type="float">
            <text:p>59038</text:p>
          </table:table-cell>
          <table:table-cell table:number-columns-repeated="1022"/>
        </table:table-row>
        <table:table-row table:style-name="ro1">
          <table:table-cell office:value-type="float" office:value="35679" calcext:value-type="float">
            <text:p>35679</text:p>
          </table:table-cell>
          <table:table-cell office:value-type="float" office:value="59039" calcext:value-type="float">
            <text:p>59039</text:p>
          </table:table-cell>
          <table:table-cell table:number-columns-repeated="1022"/>
        </table:table-row>
        <table:table-row table:style-name="ro1">
          <table:table-cell office:value-type="float" office:value="35692" calcext:value-type="float">
            <text:p>35692</text:p>
          </table:table-cell>
          <table:table-cell office:value-type="float" office:value="59040" calcext:value-type="float">
            <text:p>59040</text:p>
          </table:table-cell>
          <table:table-cell table:number-columns-repeated="1022"/>
        </table:table-row>
        <table:table-row table:style-name="ro1">
          <table:table-cell office:value-type="float" office:value="35695" calcext:value-type="float">
            <text:p>35695</text:p>
          </table:table-cell>
          <table:table-cell office:value-type="float" office:value="59041" calcext:value-type="float">
            <text:p>59041</text:p>
          </table:table-cell>
          <table:table-cell table:number-columns-repeated="102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59042" calcext:value-type="float">
            <text:p>59042</text:p>
          </table:table-cell>
          <table:table-cell table:number-columns-repeated="1022"/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59043" calcext:value-type="float">
            <text:p>59043</text:p>
          </table:table-cell>
          <table:table-cell table:number-columns-repeated="1022"/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float" office:value="59044" calcext:value-type="float">
            <text:p>59044</text:p>
          </table:table-cell>
          <table:table-cell table:number-columns-repeated="1022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59045" calcext:value-type="float">
            <text:p>59045</text:p>
          </table:table-cell>
          <table:table-cell table:number-columns-repeated="1022"/>
        </table:table-row>
        <table:table-row table:style-name="ro1">
          <table:table-cell office:value-type="float" office:value="35726" calcext:value-type="float">
            <text:p>35726</text:p>
          </table:table-cell>
          <table:table-cell office:value-type="float" office:value="59046" calcext:value-type="float">
            <text:p>59046</text:p>
          </table:table-cell>
          <table:table-cell table:number-columns-repeated="1022"/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59047" calcext:value-type="float">
            <text:p>59047</text:p>
          </table:table-cell>
          <table:table-cell table:number-columns-repeated="1022"/>
        </table:table-row>
        <table:table-row table:style-name="ro1">
          <table:table-cell office:value-type="float" office:value="35731" calcext:value-type="float">
            <text:p>35731</text:p>
          </table:table-cell>
          <table:table-cell office:value-type="float" office:value="59048" calcext:value-type="float">
            <text:p>59048</text:p>
          </table:table-cell>
          <table:table-cell table:number-columns-repeated="1022"/>
        </table:table-row>
        <table:table-row table:style-name="ro1">
          <table:table-cell office:value-type="float" office:value="35734" calcext:value-type="float">
            <text:p>35734</text:p>
          </table:table-cell>
          <table:table-cell office:value-type="float" office:value="59049" calcext:value-type="float">
            <text:p>59049</text:p>
          </table:table-cell>
          <table:table-cell table:number-columns-repeated="1022"/>
        </table:table-row>
        <table:table-row table:style-name="ro1">
          <table:table-cell office:value-type="float" office:value="35737" calcext:value-type="float">
            <text:p>35737</text:p>
          </table:table-cell>
          <table:table-cell office:value-type="float" office:value="59050" calcext:value-type="float">
            <text:p>59050</text:p>
          </table:table-cell>
          <table:table-cell table:number-columns-repeated="1022"/>
        </table:table-row>
        <table:table-row table:style-name="ro1">
          <table:table-cell office:value-type="float" office:value="35738" calcext:value-type="float">
            <text:p>35738</text:p>
          </table:table-cell>
          <table:table-cell office:value-type="float" office:value="59051" calcext:value-type="float">
            <text:p>59051</text:p>
          </table:table-cell>
          <table:table-cell table:number-columns-repeated="1022"/>
        </table:table-row>
        <table:table-row table:style-name="ro1">
          <table:table-cell office:value-type="float" office:value="35898" calcext:value-type="float">
            <text:p>35898</text:p>
          </table:table-cell>
          <table:table-cell office:value-type="float" office:value="59052" calcext:value-type="float">
            <text:p>59052</text:p>
          </table:table-cell>
          <table:table-cell table:number-columns-repeated="1022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59053" calcext:value-type="float">
            <text:p>59053</text:p>
          </table:table-cell>
          <table:table-cell table:number-columns-repeated="1022"/>
        </table:table-row>
        <table:table-row table:style-name="ro1">
          <table:table-cell office:value-type="float" office:value="35903" calcext:value-type="float">
            <text:p>35903</text:p>
          </table:table-cell>
          <table:table-cell office:value-type="float" office:value="59054" calcext:value-type="float">
            <text:p>59054</text:p>
          </table:table-cell>
          <table:table-cell table:number-columns-repeated="1022"/>
        </table:table-row>
        <table:table-row table:style-name="ro1">
          <table:table-cell office:value-type="float" office:value="35912" calcext:value-type="float">
            <text:p>35912</text:p>
          </table:table-cell>
          <table:table-cell office:value-type="float" office:value="59055" calcext:value-type="float">
            <text:p>59055</text:p>
          </table:table-cell>
          <table:table-cell table:number-columns-repeated="1022"/>
        </table:table-row>
        <table:table-row table:style-name="ro1">
          <table:table-cell office:value-type="float" office:value="35916" calcext:value-type="float">
            <text:p>35916</text:p>
          </table:table-cell>
          <table:table-cell office:value-type="float" office:value="59056" calcext:value-type="float">
            <text:p>59056</text:p>
          </table:table-cell>
          <table:table-cell table:number-columns-repeated="1022"/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float" office:value="59057" calcext:value-type="float">
            <text:p>59057</text:p>
          </table:table-cell>
          <table:table-cell table:number-columns-repeated="1022"/>
        </table:table-row>
        <table:table-row table:style-name="ro1">
          <table:table-cell office:value-type="float" office:value="35920" calcext:value-type="float">
            <text:p>35920</text:p>
          </table:table-cell>
          <table:table-cell office:value-type="float" office:value="59058" calcext:value-type="float">
            <text:p>59058</text:p>
          </table:table-cell>
          <table:table-cell table:number-columns-repeated="1022"/>
        </table:table-row>
        <table:table-row table:style-name="ro1">
          <table:table-cell office:value-type="float" office:value="35925" calcext:value-type="float">
            <text:p>35925</text:p>
          </table:table-cell>
          <table:table-cell office:value-type="float" office:value="59059" calcext:value-type="float">
            <text:p>59059</text:p>
          </table:table-cell>
          <table:table-cell table:number-columns-repeated="1022"/>
        </table:table-row>
        <table:table-row table:style-name="ro1">
          <table:table-cell office:value-type="float" office:value="35938" calcext:value-type="float">
            <text:p>35938</text:p>
          </table:table-cell>
          <table:table-cell office:value-type="float" office:value="59060" calcext:value-type="float">
            <text:p>59060</text:p>
          </table:table-cell>
          <table:table-cell table:number-columns-repeated="1022"/>
        </table:table-row>
        <table:table-row table:style-name="ro1">
          <table:table-cell office:value-type="float" office:value="35948" calcext:value-type="float">
            <text:p>35948</text:p>
          </table:table-cell>
          <table:table-cell office:value-type="float" office:value="59061" calcext:value-type="float">
            <text:p>59061</text:p>
          </table:table-cell>
          <table:table-cell table:number-columns-repeated="1022"/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float" office:value="59062" calcext:value-type="float">
            <text:p>59062</text:p>
          </table:table-cell>
          <table:table-cell table:number-columns-repeated="1022"/>
        </table:table-row>
        <table:table-row table:style-name="ro1">
          <table:table-cell office:value-type="float" office:value="35962" calcext:value-type="float">
            <text:p>35962</text:p>
          </table:table-cell>
          <table:table-cell office:value-type="float" office:value="59063" calcext:value-type="float">
            <text:p>59063</text:p>
          </table:table-cell>
          <table:table-cell table:number-columns-repeated="1022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59064" calcext:value-type="float">
            <text:p>59064</text:p>
          </table:table-cell>
          <table:table-cell table:number-columns-repeated="1022"/>
        </table:table-row>
        <table:table-row table:style-name="ro1">
          <table:table-cell office:value-type="float" office:value="35977" calcext:value-type="float">
            <text:p>35977</text:p>
          </table:table-cell>
          <table:table-cell office:value-type="float" office:value="59065" calcext:value-type="float">
            <text:p>59065</text:p>
          </table:table-cell>
          <table:table-cell table:number-columns-repeated="1022"/>
        </table:table-row>
        <table:table-row table:style-name="ro1">
          <table:table-cell office:value-type="float" office:value="35973" calcext:value-type="float">
            <text:p>35973</text:p>
          </table:table-cell>
          <table:table-cell office:value-type="float" office:value="59066" calcext:value-type="float">
            <text:p>59066</text:p>
          </table:table-cell>
          <table:table-cell table:number-columns-repeated="1022"/>
        </table:table-row>
        <table:table-row table:style-name="ro1">
          <table:table-cell office:value-type="float" office:value="35978" calcext:value-type="float">
            <text:p>35978</text:p>
          </table:table-cell>
          <table:table-cell office:value-type="float" office:value="59067" calcext:value-type="float">
            <text:p>59067</text:p>
          </table:table-cell>
          <table:table-cell table:number-columns-repeated="1022"/>
        </table:table-row>
        <table:table-row table:style-name="ro1">
          <table:table-cell office:value-type="float" office:value="35981" calcext:value-type="float">
            <text:p>35981</text:p>
          </table:table-cell>
          <table:table-cell office:value-type="float" office:value="59068" calcext:value-type="float">
            <text:p>59068</text:p>
          </table:table-cell>
          <table:table-cell table:number-columns-repeated="1022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59069" calcext:value-type="float">
            <text:p>59069</text:p>
          </table:table-cell>
          <table:table-cell table:number-columns-repeated="1022"/>
        </table:table-row>
        <table:table-row table:style-name="ro1">
          <table:table-cell office:value-type="float" office:value="35988" calcext:value-type="float">
            <text:p>35988</text:p>
          </table:table-cell>
          <table:table-cell office:value-type="float" office:value="59070" calcext:value-type="float">
            <text:p>59070</text:p>
          </table:table-cell>
          <table:table-cell table:number-columns-repeated="1022"/>
        </table:table-row>
        <table:table-row table:style-name="ro1">
          <table:table-cell office:value-type="float" office:value="35964" calcext:value-type="float">
            <text:p>35964</text:p>
          </table:table-cell>
          <table:table-cell office:value-type="float" office:value="59071" calcext:value-type="float">
            <text:p>59071</text:p>
          </table:table-cell>
          <table:table-cell table:number-columns-repeated="1022"/>
        </table:table-row>
        <table:table-row table:style-name="ro1">
          <table:table-cell office:value-type="float" office:value="35992" calcext:value-type="float">
            <text:p>35992</text:p>
          </table:table-cell>
          <table:table-cell office:value-type="float" office:value="59072" calcext:value-type="float">
            <text:p>59072</text:p>
          </table:table-cell>
          <table:table-cell table:number-columns-repeated="1022"/>
        </table:table-row>
        <table:table-row table:style-name="ro1">
          <table:table-cell office:value-type="float" office:value="25117" calcext:value-type="float">
            <text:p>25117</text:p>
          </table:table-cell>
          <table:table-cell office:value-type="float" office:value="59073" calcext:value-type="float">
            <text:p>59073</text:p>
          </table:table-cell>
          <table:table-cell table:number-columns-repeated="1022"/>
        </table:table-row>
        <table:table-row table:style-name="ro1">
          <table:table-cell office:value-type="float" office:value="36013" calcext:value-type="float">
            <text:p>36013</text:p>
          </table:table-cell>
          <table:table-cell office:value-type="float" office:value="59074" calcext:value-type="float">
            <text:p>59074</text:p>
          </table:table-cell>
          <table:table-cell table:number-columns-repeated="1022"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59075" calcext:value-type="float">
            <text:p>59075</text:p>
          </table:table-cell>
          <table:table-cell table:number-columns-repeated="1022"/>
        </table:table-row>
        <table:table-row table:style-name="ro1">
          <table:table-cell office:value-type="float" office:value="36029" calcext:value-type="float">
            <text:p>36029</text:p>
          </table:table-cell>
          <table:table-cell office:value-type="float" office:value="59076" calcext:value-type="float">
            <text:p>59076</text:p>
          </table:table-cell>
          <table:table-cell table:number-columns-repeated="1022"/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59077" calcext:value-type="float">
            <text:p>59077</text:p>
          </table:table-cell>
          <table:table-cell table:number-columns-repeated="1022"/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float" office:value="59078" calcext:value-type="float">
            <text:p>59078</text:p>
          </table:table-cell>
          <table:table-cell table:number-columns-repeated="1022"/>
        </table:table-row>
        <table:table-row table:style-name="ro1">
          <table:table-cell office:value-type="float" office:value="36014" calcext:value-type="float">
            <text:p>36014</text:p>
          </table:table-cell>
          <table:table-cell office:value-type="float" office:value="59079" calcext:value-type="float">
            <text:p>59079</text:p>
          </table:table-cell>
          <table:table-cell table:number-columns-repeated="1022"/>
        </table:table-row>
        <table:table-row table:style-name="ro1">
          <table:table-cell office:value-type="float" office:value="36022" calcext:value-type="float">
            <text:p>36022</text:p>
          </table:table-cell>
          <table:table-cell office:value-type="float" office:value="59080" calcext:value-type="float">
            <text:p>59080</text:p>
          </table:table-cell>
          <table:table-cell table:number-columns-repeated="1022"/>
        </table:table-row>
        <table:table-row table:style-name="ro1">
          <table:table-cell office:value-type="float" office:value="36040" calcext:value-type="float">
            <text:p>36040</text:p>
          </table:table-cell>
          <table:table-cell office:value-type="float" office:value="59081" calcext:value-type="float">
            <text:p>59081</text:p>
          </table:table-cell>
          <table:table-cell table:number-columns-repeated="1022"/>
        </table:table-row>
        <table:table-row table:style-name="ro1">
          <table:table-cell office:value-type="float" office:value="36033" calcext:value-type="float">
            <text:p>36033</text:p>
          </table:table-cell>
          <table:table-cell office:value-type="float" office:value="59082" calcext:value-type="float">
            <text:p>59082</text:p>
          </table:table-cell>
          <table:table-cell table:number-columns-repeated="1022"/>
        </table:table-row>
        <table:table-row table:style-name="ro1">
          <table:table-cell office:value-type="float" office:value="36068" calcext:value-type="float">
            <text:p>36068</text:p>
          </table:table-cell>
          <table:table-cell office:value-type="float" office:value="59083" calcext:value-type="float">
            <text:p>59083</text:p>
          </table:table-cell>
          <table:table-cell table:number-columns-repeated="1022"/>
        </table:table-row>
        <table:table-row table:style-name="ro1">
          <table:table-cell office:value-type="float" office:value="36067" calcext:value-type="float">
            <text:p>36067</text:p>
          </table:table-cell>
          <table:table-cell office:value-type="float" office:value="59084" calcext:value-type="float">
            <text:p>59084</text:p>
          </table:table-cell>
          <table:table-cell table:number-columns-repeated="1022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59085" calcext:value-type="float">
            <text:p>59085</text:p>
          </table:table-cell>
          <table:table-cell table:number-columns-repeated="1022"/>
        </table:table-row>
        <table:table-row table:style-name="ro1">
          <table:table-cell office:value-type="float" office:value="36093" calcext:value-type="float">
            <text:p>36093</text:p>
          </table:table-cell>
          <table:table-cell office:value-type="float" office:value="59086" calcext:value-type="float">
            <text:p>59086</text:p>
          </table:table-cell>
          <table:table-cell table:number-columns-repeated="1022"/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59087" calcext:value-type="float">
            <text:p>59087</text:p>
          </table:table-cell>
          <table:table-cell table:number-columns-repeated="1022"/>
        </table:table-row>
        <table:table-row table:style-name="ro1">
          <table:table-cell office:value-type="float" office:value="36091" calcext:value-type="float">
            <text:p>36091</text:p>
          </table:table-cell>
          <table:table-cell office:value-type="float" office:value="59088" calcext:value-type="float">
            <text:p>59088</text:p>
          </table:table-cell>
          <table:table-cell table:number-columns-repeated="1022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59089" calcext:value-type="float">
            <text:p>59089</text:p>
          </table:table-cell>
          <table:table-cell table:number-columns-repeated="1022"/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float" office:value="59090" calcext:value-type="float">
            <text:p>59090</text:p>
          </table:table-cell>
          <table:table-cell table:number-columns-repeated="1022"/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float" office:value="59091" calcext:value-type="float">
            <text:p>59091</text:p>
          </table:table-cell>
          <table:table-cell table:number-columns-repeated="1022"/>
        </table:table-row>
        <table:table-row table:style-name="ro1">
          <table:table-cell office:value-type="float" office:value="36103" calcext:value-type="float">
            <text:p>36103</text:p>
          </table:table-cell>
          <table:table-cell office:value-type="float" office:value="59092" calcext:value-type="float">
            <text:p>59092</text:p>
          </table:table-cell>
          <table:table-cell table:number-columns-repeated="1022"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float" office:value="59093" calcext:value-type="float">
            <text:p>59093</text:p>
          </table:table-cell>
          <table:table-cell table:number-columns-repeated="1022"/>
        </table:table-row>
        <table:table-row table:style-name="ro1">
          <table:table-cell office:value-type="float" office:value="36109" calcext:value-type="float">
            <text:p>36109</text:p>
          </table:table-cell>
          <table:table-cell office:value-type="float" office:value="59094" calcext:value-type="float">
            <text:p>59094</text:p>
          </table:table-cell>
          <table:table-cell table:number-columns-repeated="1022"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float" office:value="59095" calcext:value-type="float">
            <text:p>59095</text:p>
          </table:table-cell>
          <table:table-cell table:number-columns-repeated="1022"/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float" office:value="59096" calcext:value-type="float">
            <text:p>59096</text:p>
          </table:table-cell>
          <table:table-cell table:number-columns-repeated="1022"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float" office:value="59097" calcext:value-type="float">
            <text:p>59097</text:p>
          </table:table-cell>
          <table:table-cell table:number-columns-repeated="1022"/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float" office:value="59098" calcext:value-type="float">
            <text:p>59098</text:p>
          </table:table-cell>
          <table:table-cell table:number-columns-repeated="1022"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float" office:value="59099" calcext:value-type="float">
            <text:p>59099</text:p>
          </table:table-cell>
          <table:table-cell table:number-columns-repeated="1022"/>
        </table:table-row>
        <table:table-row table:style-name="ro1">
          <table:table-cell office:value-type="float" office:value="36118" calcext:value-type="float">
            <text:p>36118</text:p>
          </table:table-cell>
          <table:table-cell office:value-type="float" office:value="59100" calcext:value-type="float">
            <text:p>59100</text:p>
          </table:table-cell>
          <table:table-cell table:number-columns-repeated="1022"/>
        </table:table-row>
        <table:table-row table:style-name="ro1">
          <table:table-cell office:value-type="float" office:value="36199" calcext:value-type="float">
            <text:p>36199</text:p>
          </table:table-cell>
          <table:table-cell office:value-type="float" office:value="59101" calcext:value-type="float">
            <text:p>59101</text:p>
          </table:table-cell>
          <table:table-cell table:number-columns-repeated="1022"/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59102" calcext:value-type="float">
            <text:p>59102</text:p>
          </table:table-cell>
          <table:table-cell table:number-columns-repeated="1022"/>
        </table:table-row>
        <table:table-row table:style-name="ro1">
          <table:table-cell office:value-type="float" office:value="36209" calcext:value-type="float">
            <text:p>36209</text:p>
          </table:table-cell>
          <table:table-cell office:value-type="float" office:value="59103" calcext:value-type="float">
            <text:p>59103</text:p>
          </table:table-cell>
          <table:table-cell table:number-columns-repeated="1022"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float" office:value="59104" calcext:value-type="float">
            <text:p>59104</text:p>
          </table:table-cell>
          <table:table-cell table:number-columns-repeated="1022"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float" office:value="59105" calcext:value-type="float">
            <text:p>59105</text:p>
          </table:table-cell>
          <table:table-cell table:number-columns-repeated="1022"/>
        </table:table-row>
        <table:table-row table:style-name="ro1">
          <table:table-cell office:value-type="float" office:value="36249" calcext:value-type="float">
            <text:p>36249</text:p>
          </table:table-cell>
          <table:table-cell office:value-type="float" office:value="59106" calcext:value-type="float">
            <text:p>59106</text:p>
          </table:table-cell>
          <table:table-cell table:number-columns-repeated="1022"/>
        </table:table-row>
        <table:table-row table:style-name="ro1">
          <table:table-cell office:value-type="float" office:value="36290" calcext:value-type="float">
            <text:p>36290</text:p>
          </table:table-cell>
          <table:table-cell office:value-type="float" office:value="59107" calcext:value-type="float">
            <text:p>59107</text:p>
          </table:table-cell>
          <table:table-cell table:number-columns-repeated="1022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59108" calcext:value-type="float">
            <text:p>59108</text:p>
          </table:table-cell>
          <table:table-cell table:number-columns-repeated="1022"/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float" office:value="59109" calcext:value-type="float">
            <text:p>59109</text:p>
          </table:table-cell>
          <table:table-cell table:number-columns-repeated="1022"/>
        </table:table-row>
        <table:table-row table:style-name="ro1">
          <table:table-cell office:value-type="float" office:value="36303" calcext:value-type="float">
            <text:p>36303</text:p>
          </table:table-cell>
          <table:table-cell office:value-type="float" office:value="59110" calcext:value-type="float">
            <text:p>59110</text:p>
          </table:table-cell>
          <table:table-cell table:number-columns-repeated="1022"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float" office:value="59111" calcext:value-type="float">
            <text:p>59111</text:p>
          </table:table-cell>
          <table:table-cell table:number-columns-repeated="1022"/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59112" calcext:value-type="float">
            <text:p>59112</text:p>
          </table:table-cell>
          <table:table-cell table:number-columns-repeated="1022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59113" calcext:value-type="float">
            <text:p>59113</text:p>
          </table:table-cell>
          <table:table-cell table:number-columns-repeated="1022"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float" office:value="59114" calcext:value-type="float">
            <text:p>59114</text:p>
          </table:table-cell>
          <table:table-cell table:number-columns-repeated="1022"/>
        </table:table-row>
        <table:table-row table:style-name="ro1">
          <table:table-cell office:value-type="float" office:value="36299" calcext:value-type="float">
            <text:p>36299</text:p>
          </table:table-cell>
          <table:table-cell office:value-type="float" office:value="59115" calcext:value-type="float">
            <text:p>59115</text:p>
          </table:table-cell>
          <table:table-cell table:number-columns-repeated="1022"/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59116" calcext:value-type="float">
            <text:p>59116</text:p>
          </table:table-cell>
          <table:table-cell table:number-columns-repeated="1022"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float" office:value="59117" calcext:value-type="float">
            <text:p>59117</text:p>
          </table:table-cell>
          <table:table-cell table:number-columns-repeated="1022"/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float" office:value="59118" calcext:value-type="float">
            <text:p>59118</text:p>
          </table:table-cell>
          <table:table-cell table:number-columns-repeated="1022"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float" office:value="59119" calcext:value-type="float">
            <text:p>59119</text:p>
          </table:table-cell>
          <table:table-cell table:number-columns-repeated="1022"/>
        </table:table-row>
        <table:table-row table:style-name="ro1">
          <table:table-cell office:value-type="float" office:value="36348" calcext:value-type="float">
            <text:p>36348</text:p>
          </table:table-cell>
          <table:table-cell office:value-type="float" office:value="59120" calcext:value-type="float">
            <text:p>59120</text:p>
          </table:table-cell>
          <table:table-cell table:number-columns-repeated="1022"/>
        </table:table-row>
        <table:table-row table:style-name="ro1">
          <table:table-cell office:value-type="float" office:value="36360" calcext:value-type="float">
            <text:p>36360</text:p>
          </table:table-cell>
          <table:table-cell office:value-type="float" office:value="59121" calcext:value-type="float">
            <text:p>59121</text:p>
          </table:table-cell>
          <table:table-cell table:number-columns-repeated="1022"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float" office:value="59122" calcext:value-type="float">
            <text:p>59122</text:p>
          </table:table-cell>
          <table:table-cell table:number-columns-repeated="1022"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float" office:value="59123" calcext:value-type="float">
            <text:p>59123</text:p>
          </table:table-cell>
          <table:table-cell table:number-columns-repeated="1022"/>
        </table:table-row>
        <table:table-row table:style-name="ro1">
          <table:table-cell office:value-type="float" office:value="36381" calcext:value-type="float">
            <text:p>36381</text:p>
          </table:table-cell>
          <table:table-cell office:value-type="float" office:value="59124" calcext:value-type="float">
            <text:p>59124</text:p>
          </table:table-cell>
          <table:table-cell table:number-columns-repeated="1022"/>
        </table:table-row>
        <table:table-row table:style-name="ro1">
          <table:table-cell office:value-type="float" office:value="36382" calcext:value-type="float">
            <text:p>36382</text:p>
          </table:table-cell>
          <table:table-cell office:value-type="float" office:value="59125" calcext:value-type="float">
            <text:p>59125</text:p>
          </table:table-cell>
          <table:table-cell table:number-columns-repeated="1022"/>
        </table:table-row>
        <table:table-row table:style-name="ro1">
          <table:table-cell office:value-type="float" office:value="36368" calcext:value-type="float">
            <text:p>36368</text:p>
          </table:table-cell>
          <table:table-cell office:value-type="float" office:value="59126" calcext:value-type="float">
            <text:p>59126</text:p>
          </table:table-cell>
          <table:table-cell table:number-columns-repeated="1022"/>
        </table:table-row>
        <table:table-row table:style-name="ro1">
          <table:table-cell office:value-type="float" office:value="36383" calcext:value-type="float">
            <text:p>36383</text:p>
          </table:table-cell>
          <table:table-cell office:value-type="float" office:value="59127" calcext:value-type="float">
            <text:p>59127</text:p>
          </table:table-cell>
          <table:table-cell table:number-columns-repeated="1022"/>
        </table:table-row>
        <table:table-row table:style-name="ro1">
          <table:table-cell office:value-type="float" office:value="36418" calcext:value-type="float">
            <text:p>36418</text:p>
          </table:table-cell>
          <table:table-cell office:value-type="float" office:value="59128" calcext:value-type="float">
            <text:p>59128</text:p>
          </table:table-cell>
          <table:table-cell table:number-columns-repeated="1022"/>
        </table:table-row>
        <table:table-row table:style-name="ro1">
          <table:table-cell office:value-type="float" office:value="36405" calcext:value-type="float">
            <text:p>36405</text:p>
          </table:table-cell>
          <table:table-cell office:value-type="float" office:value="59129" calcext:value-type="float">
            <text:p>59129</text:p>
          </table:table-cell>
          <table:table-cell table:number-columns-repeated="1022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59130" calcext:value-type="float">
            <text:p>59130</text:p>
          </table:table-cell>
          <table:table-cell table:number-columns-repeated="1022"/>
        </table:table-row>
        <table:table-row table:style-name="ro1">
          <table:table-cell office:value-type="float" office:value="36404" calcext:value-type="float">
            <text:p>36404</text:p>
          </table:table-cell>
          <table:table-cell office:value-type="float" office:value="59131" calcext:value-type="float">
            <text:p>59131</text:p>
          </table:table-cell>
          <table:table-cell table:number-columns-repeated="1022"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float" office:value="59132" calcext:value-type="float">
            <text:p>59132</text:p>
          </table:table-cell>
          <table:table-cell table:number-columns-repeated="1022"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float" office:value="59200" calcext:value-type="float">
            <text:p>59200</text:p>
          </table:table-cell>
          <table:table-cell table:number-columns-repeated="1022"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float" office:value="59201" calcext:value-type="float">
            <text:p>59201</text:p>
          </table:table-cell>
          <table:table-cell table:number-columns-repeated="1022"/>
        </table:table-row>
        <table:table-row table:style-name="ro1">
          <table:table-cell office:value-type="float" office:value="36428" calcext:value-type="float">
            <text:p>36428</text:p>
          </table:table-cell>
          <table:table-cell office:value-type="float" office:value="59202" calcext:value-type="float">
            <text:p>59202</text:p>
          </table:table-cell>
          <table:table-cell table:number-columns-repeated="1022"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float" office:value="59203" calcext:value-type="float">
            <text:p>59203</text:p>
          </table:table-cell>
          <table:table-cell table:number-columns-repeated="1022"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float" office:value="59204" calcext:value-type="float">
            <text:p>59204</text:p>
          </table:table-cell>
          <table:table-cell table:number-columns-repeated="1022"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float" office:value="59205" calcext:value-type="float">
            <text:p>59205</text:p>
          </table:table-cell>
          <table:table-cell table:number-columns-repeated="1022"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float" office:value="59206" calcext:value-type="float">
            <text:p>59206</text:p>
          </table:table-cell>
          <table:table-cell table:number-columns-repeated="1022"/>
        </table:table-row>
        <table:table-row table:style-name="ro1">
          <table:table-cell office:value-type="float" office:value="36448" calcext:value-type="float">
            <text:p>36448</text:p>
          </table:table-cell>
          <table:table-cell office:value-type="float" office:value="59207" calcext:value-type="float">
            <text:p>59207</text:p>
          </table:table-cell>
          <table:table-cell table:number-columns-repeated="1022"/>
        </table:table-row>
        <table:table-row table:style-name="ro1">
          <table:table-cell office:value-type="float" office:value="36394" calcext:value-type="float">
            <text:p>36394</text:p>
          </table:table-cell>
          <table:table-cell office:value-type="float" office:value="59208" calcext:value-type="float">
            <text:p>59208</text:p>
          </table:table-cell>
          <table:table-cell table:number-columns-repeated="1022"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float" office:value="59209" calcext:value-type="float">
            <text:p>59209</text:p>
          </table:table-cell>
          <table:table-cell table:number-columns-repeated="1022"/>
        </table:table-row>
        <table:table-row table:style-name="ro1">
          <table:table-cell office:value-type="float" office:value="36437" calcext:value-type="float">
            <text:p>36437</text:p>
          </table:table-cell>
          <table:table-cell office:value-type="float" office:value="59210" calcext:value-type="float">
            <text:p>59210</text:p>
          </table:table-cell>
          <table:table-cell table:number-columns-repeated="1022"/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59211" calcext:value-type="float">
            <text:p>59211</text:p>
          </table:table-cell>
          <table:table-cell table:number-columns-repeated="1022"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float" office:value="59212" calcext:value-type="float">
            <text:p>59212</text:p>
          </table:table-cell>
          <table:table-cell table:number-columns-repeated="1022"/>
        </table:table-row>
        <table:table-row table:style-name="ro1">
          <table:table-cell office:value-type="float" office:value="36476" calcext:value-type="float">
            <text:p>36476</text:p>
          </table:table-cell>
          <table:table-cell office:value-type="float" office:value="59213" calcext:value-type="float">
            <text:p>59213</text:p>
          </table:table-cell>
          <table:table-cell table:number-columns-repeated="1022"/>
        </table:table-row>
        <table:table-row table:style-name="ro1">
          <table:table-cell office:value-type="float" office:value="36481" calcext:value-type="float">
            <text:p>36481</text:p>
          </table:table-cell>
          <table:table-cell office:value-type="float" office:value="59214" calcext:value-type="float">
            <text:p>59214</text:p>
          </table:table-cell>
          <table:table-cell table:number-columns-repeated="1022"/>
        </table:table-row>
        <table:table-row table:style-name="ro1">
          <table:table-cell office:value-type="float" office:value="36487" calcext:value-type="float">
            <text:p>36487</text:p>
          </table:table-cell>
          <table:table-cell office:value-type="float" office:value="59215" calcext:value-type="float">
            <text:p>59215</text:p>
          </table:table-cell>
          <table:table-cell table:number-columns-repeated="1022"/>
        </table:table-row>
        <table:table-row table:style-name="ro1">
          <table:table-cell office:value-type="float" office:value="36485" calcext:value-type="float">
            <text:p>36485</text:p>
          </table:table-cell>
          <table:table-cell office:value-type="float" office:value="59216" calcext:value-type="float">
            <text:p>59216</text:p>
          </table:table-cell>
          <table:table-cell table:number-columns-repeated="1022"/>
        </table:table-row>
        <table:table-row table:style-name="ro1">
          <table:table-cell office:value-type="float" office:value="36484" calcext:value-type="float">
            <text:p>36484</text:p>
          </table:table-cell>
          <table:table-cell office:value-type="float" office:value="59217" calcext:value-type="float">
            <text:p>59217</text:p>
          </table:table-cell>
          <table:table-cell table:number-columns-repeated="1022"/>
        </table:table-row>
        <table:table-row table:style-name="ro1">
          <table:table-cell office:value-type="float" office:value="36491" calcext:value-type="float">
            <text:p>36491</text:p>
          </table:table-cell>
          <table:table-cell office:value-type="float" office:value="59218" calcext:value-type="float">
            <text:p>59218</text:p>
          </table:table-cell>
          <table:table-cell table:number-columns-repeated="1022"/>
        </table:table-row>
        <table:table-row table:style-name="ro1">
          <table:table-cell office:value-type="float" office:value="36490" calcext:value-type="float">
            <text:p>36490</text:p>
          </table:table-cell>
          <table:table-cell office:value-type="float" office:value="59219" calcext:value-type="float">
            <text:p>59219</text:p>
          </table:table-cell>
          <table:table-cell table:number-columns-repeated="1022"/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float" office:value="59220" calcext:value-type="float">
            <text:p>59220</text:p>
          </table:table-cell>
          <table:table-cell table:number-columns-repeated="1022"/>
        </table:table-row>
        <table:table-row table:style-name="ro1">
          <table:table-cell office:value-type="float" office:value="36497" calcext:value-type="float">
            <text:p>36497</text:p>
          </table:table-cell>
          <table:table-cell office:value-type="float" office:value="59221" calcext:value-type="float">
            <text:p>59221</text:p>
          </table:table-cell>
          <table:table-cell table:number-columns-repeated="1022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59222" calcext:value-type="float">
            <text:p>59222</text:p>
          </table:table-cell>
          <table:table-cell table:number-columns-repeated="1022"/>
        </table:table-row>
        <table:table-row table:style-name="ro1">
          <table:table-cell office:value-type="float" office:value="36505" calcext:value-type="float">
            <text:p>36505</text:p>
          </table:table-cell>
          <table:table-cell office:value-type="float" office:value="59223" calcext:value-type="float">
            <text:p>59223</text:p>
          </table:table-cell>
          <table:table-cell table:number-columns-repeated="1022"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float" office:value="59224" calcext:value-type="float">
            <text:p>59224</text:p>
          </table:table-cell>
          <table:table-cell table:number-columns-repeated="1022"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float" office:value="59225" calcext:value-type="float">
            <text:p>59225</text:p>
          </table:table-cell>
          <table:table-cell table:number-columns-repeated="1022"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float" office:value="59226" calcext:value-type="float">
            <text:p>59226</text:p>
          </table:table-cell>
          <table:table-cell table:number-columns-repeated="1022"/>
        </table:table-row>
        <table:table-row table:style-name="ro1">
          <table:table-cell office:value-type="float" office:value="36528" calcext:value-type="float">
            <text:p>36528</text:p>
          </table:table-cell>
          <table:table-cell office:value-type="float" office:value="59227" calcext:value-type="float">
            <text:p>59227</text:p>
          </table:table-cell>
          <table:table-cell table:number-columns-repeated="1022"/>
        </table:table-row>
        <table:table-row table:style-name="ro1">
          <table:table-cell office:value-type="float" office:value="36550" calcext:value-type="float">
            <text:p>36550</text:p>
          </table:table-cell>
          <table:table-cell office:value-type="float" office:value="59228" calcext:value-type="float">
            <text:p>59228</text:p>
          </table:table-cell>
          <table:table-cell table:number-columns-repeated="1022"/>
        </table:table-row>
        <table:table-row table:style-name="ro1">
          <table:table-cell office:value-type="float" office:value="36529" calcext:value-type="float">
            <text:p>36529</text:p>
          </table:table-cell>
          <table:table-cell office:value-type="float" office:value="59229" calcext:value-type="float">
            <text:p>59229</text:p>
          </table:table-cell>
          <table:table-cell table:number-columns-repeated="1022"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float" office:value="59230" calcext:value-type="float">
            <text:p>59230</text:p>
          </table:table-cell>
          <table:table-cell table:number-columns-repeated="1022"/>
        </table:table-row>
        <table:table-row table:style-name="ro1">
          <table:table-cell office:value-type="float" office:value="36549" calcext:value-type="float">
            <text:p>36549</text:p>
          </table:table-cell>
          <table:table-cell office:value-type="float" office:value="59231" calcext:value-type="float">
            <text:p>59231</text:p>
          </table:table-cell>
          <table:table-cell table:number-columns-repeated="1022"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59232" calcext:value-type="float">
            <text:p>59232</text:p>
          </table:table-cell>
          <table:table-cell table:number-columns-repeated="1022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float" office:value="59233" calcext:value-type="float">
            <text:p>59233</text:p>
          </table:table-cell>
          <table:table-cell table:number-columns-repeated="1022"/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float" office:value="59234" calcext:value-type="float">
            <text:p>59234</text:p>
          </table:table-cell>
          <table:table-cell table:number-columns-repeated="1022"/>
        </table:table-row>
        <table:table-row table:style-name="ro1">
          <table:table-cell office:value-type="float" office:value="36579" calcext:value-type="float">
            <text:p>36579</text:p>
          </table:table-cell>
          <table:table-cell office:value-type="float" office:value="59235" calcext:value-type="float">
            <text:p>59235</text:p>
          </table:table-cell>
          <table:table-cell table:number-columns-repeated="1022"/>
        </table:table-row>
        <table:table-row table:style-name="ro1">
          <table:table-cell office:value-type="float" office:value="36604" calcext:value-type="float">
            <text:p>36604</text:p>
          </table:table-cell>
          <table:table-cell office:value-type="float" office:value="59236" calcext:value-type="float">
            <text:p>59236</text:p>
          </table:table-cell>
          <table:table-cell table:number-columns-repeated="1022"/>
        </table:table-row>
        <table:table-row table:style-name="ro1">
          <table:table-cell office:value-type="float" office:value="36603" calcext:value-type="float">
            <text:p>36603</text:p>
          </table:table-cell>
          <table:table-cell office:value-type="float" office:value="59237" calcext:value-type="float">
            <text:p>59237</text:p>
          </table:table-cell>
          <table:table-cell table:number-columns-repeated="1022"/>
        </table:table-row>
        <table:table-row table:style-name="ro1">
          <table:table-cell office:value-type="float" office:value="36587" calcext:value-type="float">
            <text:p>36587</text:p>
          </table:table-cell>
          <table:table-cell office:value-type="float" office:value="59238" calcext:value-type="float">
            <text:p>59238</text:p>
          </table:table-cell>
          <table:table-cell table:number-columns-repeated="1022"/>
        </table:table-row>
        <table:table-row table:style-name="ro1">
          <table:table-cell office:value-type="float" office:value="36606" calcext:value-type="float">
            <text:p>36606</text:p>
          </table:table-cell>
          <table:table-cell office:value-type="float" office:value="59239" calcext:value-type="float">
            <text:p>59239</text:p>
          </table:table-cell>
          <table:table-cell table:number-columns-repeated="1022"/>
        </table:table-row>
        <table:table-row table:style-name="ro1">
          <table:table-cell office:value-type="float" office:value="36618" calcext:value-type="float">
            <text:p>36618</text:p>
          </table:table-cell>
          <table:table-cell office:value-type="float" office:value="59240" calcext:value-type="float">
            <text:p>59240</text:p>
          </table:table-cell>
          <table:table-cell table:number-columns-repeated="1022"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float" office:value="59241" calcext:value-type="float">
            <text:p>59241</text:p>
          </table:table-cell>
          <table:table-cell table:number-columns-repeated="1022"/>
        </table:table-row>
        <table:table-row table:style-name="ro1">
          <table:table-cell office:value-type="float" office:value="36629" calcext:value-type="float">
            <text:p>36629</text:p>
          </table:table-cell>
          <table:table-cell office:value-type="float" office:value="59242" calcext:value-type="float">
            <text:p>59242</text:p>
          </table:table-cell>
          <table:table-cell table:number-columns-repeated="1022"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float" office:value="59243" calcext:value-type="float">
            <text:p>59243</text:p>
          </table:table-cell>
          <table:table-cell table:number-columns-repeated="1022"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float" office:value="59244" calcext:value-type="float">
            <text:p>59244</text:p>
          </table:table-cell>
          <table:table-cell table:number-columns-repeated="1022"/>
        </table:table-row>
        <table:table-row table:style-name="ro1">
          <table:table-cell office:value-type="float" office:value="36627" calcext:value-type="float">
            <text:p>36627</text:p>
          </table:table-cell>
          <table:table-cell office:value-type="float" office:value="59245" calcext:value-type="float">
            <text:p>59245</text:p>
          </table:table-cell>
          <table:table-cell table:number-columns-repeated="1022"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float" office:value="59246" calcext:value-type="float">
            <text:p>59246</text:p>
          </table:table-cell>
          <table:table-cell table:number-columns-repeated="1022"/>
        </table:table-row>
        <table:table-row table:style-name="ro1">
          <table:table-cell office:value-type="float" office:value="36639" calcext:value-type="float">
            <text:p>36639</text:p>
          </table:table-cell>
          <table:table-cell office:value-type="float" office:value="59247" calcext:value-type="float">
            <text:p>59247</text:p>
          </table:table-cell>
          <table:table-cell table:number-columns-repeated="1022"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float" office:value="59248" calcext:value-type="float">
            <text:p>59248</text:p>
          </table:table-cell>
          <table:table-cell table:number-columns-repeated="1022"/>
        </table:table-row>
        <table:table-row table:style-name="ro1">
          <table:table-cell office:value-type="float" office:value="36620" calcext:value-type="float">
            <text:p>36620</text:p>
          </table:table-cell>
          <table:table-cell office:value-type="float" office:value="59249" calcext:value-type="float">
            <text:p>59249</text:p>
          </table:table-cell>
          <table:table-cell table:number-columns-repeated="1022"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float" office:value="59250" calcext:value-type="float">
            <text:p>59250</text:p>
          </table:table-cell>
          <table:table-cell table:number-columns-repeated="1022"/>
        </table:table-row>
        <table:table-row table:style-name="ro1">
          <table:table-cell office:value-type="float" office:value="36659" calcext:value-type="float">
            <text:p>36659</text:p>
          </table:table-cell>
          <table:table-cell office:value-type="float" office:value="59251" calcext:value-type="float">
            <text:p>59251</text:p>
          </table:table-cell>
          <table:table-cell table:number-columns-repeated="1022"/>
        </table:table-row>
        <table:table-row table:style-name="ro1">
          <table:table-cell office:value-type="float" office:value="36667" calcext:value-type="float">
            <text:p>36667</text:p>
          </table:table-cell>
          <table:table-cell office:value-type="float" office:value="59252" calcext:value-type="float">
            <text:p>59252</text:p>
          </table:table-cell>
          <table:table-cell table:number-columns-repeated="1022"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float" office:value="59253" calcext:value-type="float">
            <text:p>59253</text:p>
          </table:table-cell>
          <table:table-cell table:number-columns-repeated="1022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59254" calcext:value-type="float">
            <text:p>59254</text:p>
          </table:table-cell>
          <table:table-cell table:number-columns-repeated="1022"/>
        </table:table-row>
        <table:table-row table:style-name="ro1">
          <table:table-cell office:value-type="float" office:value="36674" calcext:value-type="float">
            <text:p>36674</text:p>
          </table:table-cell>
          <table:table-cell office:value-type="float" office:value="59255" calcext:value-type="float">
            <text:p>59255</text:p>
          </table:table-cell>
          <table:table-cell table:number-columns-repeated="1022"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59256" calcext:value-type="float">
            <text:p>59256</text:p>
          </table:table-cell>
          <table:table-cell table:number-columns-repeated="1022"/>
        </table:table-row>
        <table:table-row table:style-name="ro1">
          <table:table-cell office:value-type="float" office:value="36684" calcext:value-type="float">
            <text:p>36684</text:p>
          </table:table-cell>
          <table:table-cell office:value-type="float" office:value="59257" calcext:value-type="float">
            <text:p>59257</text:p>
          </table:table-cell>
          <table:table-cell table:number-columns-repeated="1022"/>
        </table:table-row>
        <table:table-row table:style-name="ro1">
          <table:table-cell office:value-type="float" office:value="36681" calcext:value-type="float">
            <text:p>36681</text:p>
          </table:table-cell>
          <table:table-cell office:value-type="float" office:value="59258" calcext:value-type="float">
            <text:p>59258</text:p>
          </table:table-cell>
          <table:table-cell table:number-columns-repeated="1022"/>
        </table:table-row>
        <table:table-row table:style-name="ro1">
          <table:table-cell office:value-type="float" office:value="36678" calcext:value-type="float">
            <text:p>36678</text:p>
          </table:table-cell>
          <table:table-cell office:value-type="float" office:value="59259" calcext:value-type="float">
            <text:p>59259</text:p>
          </table:table-cell>
          <table:table-cell table:number-columns-repeated="1022"/>
        </table:table-row>
        <table:table-row table:style-name="ro1">
          <table:table-cell office:value-type="float" office:value="36686" calcext:value-type="float">
            <text:p>36686</text:p>
          </table:table-cell>
          <table:table-cell office:value-type="float" office:value="59260" calcext:value-type="float">
            <text:p>59260</text:p>
          </table:table-cell>
          <table:table-cell table:number-columns-repeated="1022"/>
        </table:table-row>
        <table:table-row table:style-name="ro1">
          <table:table-cell office:value-type="float" office:value="36695" calcext:value-type="float">
            <text:p>36695</text:p>
          </table:table-cell>
          <table:table-cell office:value-type="float" office:value="59261" calcext:value-type="float">
            <text:p>59261</text:p>
          </table:table-cell>
          <table:table-cell table:number-columns-repeated="1022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59262" calcext:value-type="float">
            <text:p>59262</text:p>
          </table:table-cell>
          <table:table-cell table:number-columns-repeated="1022"/>
        </table:table-row>
        <table:table-row table:style-name="ro1">
          <table:table-cell office:value-type="float" office:value="36706" calcext:value-type="float">
            <text:p>36706</text:p>
          </table:table-cell>
          <table:table-cell office:value-type="float" office:value="59264" calcext:value-type="float">
            <text:p>59264</text:p>
          </table:table-cell>
          <table:table-cell table:number-columns-repeated="1022"/>
        </table:table-row>
        <table:table-row table:style-name="ro1">
          <table:table-cell office:value-type="float" office:value="36707" calcext:value-type="float">
            <text:p>36707</text:p>
          </table:table-cell>
          <table:table-cell office:value-type="float" office:value="59265" calcext:value-type="float">
            <text:p>59265</text:p>
          </table:table-cell>
          <table:table-cell table:number-columns-repeated="1022"/>
        </table:table-row>
        <table:table-row table:style-name="ro1">
          <table:table-cell office:value-type="float" office:value="36708" calcext:value-type="float">
            <text:p>36708</text:p>
          </table:table-cell>
          <table:table-cell office:value-type="float" office:value="59266" calcext:value-type="float">
            <text:p>59266</text:p>
          </table:table-cell>
          <table:table-cell table:number-columns-repeated="1022"/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float" office:value="59267" calcext:value-type="float">
            <text:p>59267</text:p>
          </table:table-cell>
          <table:table-cell table:number-columns-repeated="1022"/>
        </table:table-row>
        <table:table-row table:style-name="ro1">
          <table:table-cell office:value-type="float" office:value="36767" calcext:value-type="float">
            <text:p>36767</text:p>
          </table:table-cell>
          <table:table-cell office:value-type="float" office:value="59268" calcext:value-type="float">
            <text:p>59268</text:p>
          </table:table-cell>
          <table:table-cell table:number-columns-repeated="1022"/>
        </table:table-row>
        <table:table-row table:style-name="ro1">
          <table:table-cell office:value-type="float" office:value="36771" calcext:value-type="float">
            <text:p>36771</text:p>
          </table:table-cell>
          <table:table-cell office:value-type="float" office:value="59269" calcext:value-type="float">
            <text:p>59269</text:p>
          </table:table-cell>
          <table:table-cell table:number-columns-repeated="1022"/>
        </table:table-row>
        <table:table-row table:style-name="ro1">
          <table:table-cell office:value-type="float" office:value="36781" calcext:value-type="float">
            <text:p>36781</text:p>
          </table:table-cell>
          <table:table-cell office:value-type="float" office:value="59270" calcext:value-type="float">
            <text:p>59270</text:p>
          </table:table-cell>
          <table:table-cell table:number-columns-repeated="1022"/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float" office:value="59271" calcext:value-type="float">
            <text:p>59271</text:p>
          </table:table-cell>
          <table:table-cell table:number-columns-repeated="1022"/>
        </table:table-row>
        <table:table-row table:style-name="ro1">
          <table:table-cell office:value-type="float" office:value="36791" calcext:value-type="float">
            <text:p>36791</text:p>
          </table:table-cell>
          <table:table-cell office:value-type="float" office:value="59272" calcext:value-type="float">
            <text:p>59272</text:p>
          </table:table-cell>
          <table:table-cell table:number-columns-repeated="1022"/>
        </table:table-row>
        <table:table-row table:style-name="ro1">
          <table:table-cell office:value-type="float" office:value="36826" calcext:value-type="float">
            <text:p>36826</text:p>
          </table:table-cell>
          <table:table-cell office:value-type="float" office:value="59273" calcext:value-type="float">
            <text:p>59273</text:p>
          </table:table-cell>
          <table:table-cell table:number-columns-repeated="1022"/>
        </table:table-row>
        <table:table-row table:style-name="ro1">
          <table:table-cell office:value-type="float" office:value="36837" calcext:value-type="float">
            <text:p>36837</text:p>
          </table:table-cell>
          <table:table-cell office:value-type="float" office:value="59274" calcext:value-type="float">
            <text:p>59274</text:p>
          </table:table-cell>
          <table:table-cell table:number-columns-repeated="1022"/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float" office:value="59275" calcext:value-type="float">
            <text:p>59275</text:p>
          </table:table-cell>
          <table:table-cell table:number-columns-repeated="1022"/>
        </table:table-row>
        <table:table-row table:style-name="ro1">
          <table:table-cell office:value-type="float" office:value="36842" calcext:value-type="float">
            <text:p>36842</text:p>
          </table:table-cell>
          <table:table-cell office:value-type="float" office:value="59276" calcext:value-type="float">
            <text:p>59276</text:p>
          </table:table-cell>
          <table:table-cell table:number-columns-repeated="1022"/>
        </table:table-row>
        <table:table-row table:style-name="ro1">
          <table:table-cell office:value-type="float" office:value="36847" calcext:value-type="float">
            <text:p>36847</text:p>
          </table:table-cell>
          <table:table-cell office:value-type="float" office:value="59277" calcext:value-type="float">
            <text:p>59277</text:p>
          </table:table-cell>
          <table:table-cell table:number-columns-repeated="1022"/>
        </table:table-row>
        <table:table-row table:style-name="ro1">
          <table:table-cell office:value-type="float" office:value="36999" calcext:value-type="float">
            <text:p>36999</text:p>
          </table:table-cell>
          <table:table-cell office:value-type="float" office:value="59278" calcext:value-type="float">
            <text:p>59278</text:p>
          </table:table-cell>
          <table:table-cell table:number-columns-repeated="1022"/>
        </table:table-row>
        <table:table-row table:style-name="ro1">
          <table:table-cell office:value-type="float" office:value="36852" calcext:value-type="float">
            <text:p>36852</text:p>
          </table:table-cell>
          <table:table-cell office:value-type="float" office:value="59279" calcext:value-type="float">
            <text:p>59279</text:p>
          </table:table-cell>
          <table:table-cell table:number-columns-repeated="1022"/>
        </table:table-row>
        <table:table-row table:style-name="ro1">
          <table:table-cell office:value-type="float" office:value="36869" calcext:value-type="float">
            <text:p>36869</text:p>
          </table:table-cell>
          <table:table-cell office:value-type="float" office:value="59280" calcext:value-type="float">
            <text:p>59280</text:p>
          </table:table-cell>
          <table:table-cell table:number-columns-repeated="1022"/>
        </table:table-row>
        <table:table-row table:style-name="ro1">
          <table:table-cell office:value-type="float" office:value="36857" calcext:value-type="float">
            <text:p>36857</text:p>
          </table:table-cell>
          <table:table-cell office:value-type="float" office:value="59281" calcext:value-type="float">
            <text:p>59281</text:p>
          </table:table-cell>
          <table:table-cell table:number-columns-repeated="1022"/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59282" calcext:value-type="float">
            <text:p>59282</text:p>
          </table:table-cell>
          <table:table-cell table:number-columns-repeated="1022"/>
        </table:table-row>
        <table:table-row table:style-name="ro1">
          <table:table-cell office:value-type="float" office:value="36881" calcext:value-type="float">
            <text:p>36881</text:p>
          </table:table-cell>
          <table:table-cell office:value-type="float" office:value="59283" calcext:value-type="float">
            <text:p>59283</text:p>
          </table:table-cell>
          <table:table-cell table:number-columns-repeated="1022"/>
        </table:table-row>
        <table:table-row table:style-name="ro1">
          <table:table-cell office:value-type="float" office:value="36885" calcext:value-type="float">
            <text:p>36885</text:p>
          </table:table-cell>
          <table:table-cell office:value-type="float" office:value="59284" calcext:value-type="float">
            <text:p>59284</text:p>
          </table:table-cell>
          <table:table-cell table:number-columns-repeated="1022"/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59285" calcext:value-type="float">
            <text:p>59285</text:p>
          </table:table-cell>
          <table:table-cell table:number-columns-repeated="1022"/>
        </table:table-row>
        <table:table-row table:style-name="ro1">
          <table:table-cell office:value-type="float" office:value="36877" calcext:value-type="float">
            <text:p>36877</text:p>
          </table:table-cell>
          <table:table-cell office:value-type="float" office:value="59286" calcext:value-type="float">
            <text:p>59286</text:p>
          </table:table-cell>
          <table:table-cell table:number-columns-repeated="1022"/>
        </table:table-row>
        <table:table-row table:style-name="ro1">
          <table:table-cell office:value-type="float" office:value="36894" calcext:value-type="float">
            <text:p>36894</text:p>
          </table:table-cell>
          <table:table-cell office:value-type="float" office:value="59287" calcext:value-type="float">
            <text:p>59287</text:p>
          </table:table-cell>
          <table:table-cell table:number-columns-repeated="1022"/>
        </table:table-row>
        <table:table-row table:style-name="ro1">
          <table:table-cell office:value-type="float" office:value="36886" calcext:value-type="float">
            <text:p>36886</text:p>
          </table:table-cell>
          <table:table-cell office:value-type="float" office:value="59288" calcext:value-type="float">
            <text:p>59288</text:p>
          </table:table-cell>
          <table:table-cell table:number-columns-repeated="1022"/>
        </table:table-row>
        <table:table-row table:style-name="ro1">
          <table:table-cell office:value-type="float" office:value="36875" calcext:value-type="float">
            <text:p>36875</text:p>
          </table:table-cell>
          <table:table-cell office:value-type="float" office:value="59289" calcext:value-type="float">
            <text:p>59289</text:p>
          </table:table-cell>
          <table:table-cell table:number-columns-repeated="1022"/>
        </table:table-row>
        <table:table-row table:style-name="ro1">
          <table:table-cell office:value-type="float" office:value="36903" calcext:value-type="float">
            <text:p>36903</text:p>
          </table:table-cell>
          <table:table-cell office:value-type="float" office:value="59290" calcext:value-type="float">
            <text:p>59290</text:p>
          </table:table-cell>
          <table:table-cell table:number-columns-repeated="1022"/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float" office:value="59291" calcext:value-type="float">
            <text:p>59291</text:p>
          </table:table-cell>
          <table:table-cell table:number-columns-repeated="1022"/>
        </table:table-row>
        <table:table-row table:style-name="ro1">
          <table:table-cell office:value-type="float" office:value="36917" calcext:value-type="float">
            <text:p>36917</text:p>
          </table:table-cell>
          <table:table-cell office:value-type="float" office:value="59292" calcext:value-type="float">
            <text:p>59292</text:p>
          </table:table-cell>
          <table:table-cell table:number-columns-repeated="1022"/>
        </table:table-row>
        <table:table-row table:style-name="ro1">
          <table:table-cell office:value-type="float" office:value="36921" calcext:value-type="float">
            <text:p>36921</text:p>
          </table:table-cell>
          <table:table-cell office:value-type="float" office:value="59293" calcext:value-type="float">
            <text:p>59293</text:p>
          </table:table-cell>
          <table:table-cell table:number-columns-repeated="1022"/>
        </table:table-row>
        <table:table-row table:style-name="ro1">
          <table:table-cell office:value-type="float" office:value="36856" calcext:value-type="float">
            <text:p>36856</text:p>
          </table:table-cell>
          <table:table-cell office:value-type="float" office:value="59294" calcext:value-type="float">
            <text:p>59294</text:p>
          </table:table-cell>
          <table:table-cell table:number-columns-repeated="1022"/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float" office:value="59295" calcext:value-type="float">
            <text:p>59295</text:p>
          </table:table-cell>
          <table:table-cell table:number-columns-repeated="1022"/>
        </table:table-row>
        <table:table-row table:style-name="ro1">
          <table:table-cell office:value-type="float" office:value="36944" calcext:value-type="float">
            <text:p>36944</text:p>
          </table:table-cell>
          <table:table-cell office:value-type="float" office:value="59296" calcext:value-type="float">
            <text:p>59296</text:p>
          </table:table-cell>
          <table:table-cell table:number-columns-repeated="1022"/>
        </table:table-row>
        <table:table-row table:style-name="ro1">
          <table:table-cell office:value-type="float" office:value="36945" calcext:value-type="float">
            <text:p>36945</text:p>
          </table:table-cell>
          <table:table-cell office:value-type="float" office:value="59297" calcext:value-type="float">
            <text:p>59297</text:p>
          </table:table-cell>
          <table:table-cell table:number-columns-repeated="1022"/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float" office:value="59298" calcext:value-type="float">
            <text:p>59298</text:p>
          </table:table-cell>
          <table:table-cell table:number-columns-repeated="1022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float" office:value="59299" calcext:value-type="float">
            <text:p>59299</text:p>
          </table:table-cell>
          <table:table-cell table:number-columns-repeated="1022"/>
        </table:table-row>
        <table:table-row table:style-name="ro1">
          <table:table-cell office:value-type="float" office:value="36937" calcext:value-type="float">
            <text:p>36937</text:p>
          </table:table-cell>
          <table:table-cell office:value-type="float" office:value="59300" calcext:value-type="float">
            <text:p>59300</text:p>
          </table:table-cell>
          <table:table-cell table:number-columns-repeated="1022"/>
        </table:table-row>
        <table:table-row table:style-name="ro1">
          <table:table-cell office:value-type="float" office:value="36926" calcext:value-type="float">
            <text:p>36926</text:p>
          </table:table-cell>
          <table:table-cell office:value-type="float" office:value="59301" calcext:value-type="float">
            <text:p>59301</text:p>
          </table:table-cell>
          <table:table-cell table:number-columns-repeated="1022"/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59302" calcext:value-type="float">
            <text:p>59302</text:p>
          </table:table-cell>
          <table:table-cell table:number-columns-repeated="1022"/>
        </table:table-row>
        <table:table-row table:style-name="ro1">
          <table:table-cell office:value-type="float" office:value="36952" calcext:value-type="float">
            <text:p>36952</text:p>
          </table:table-cell>
          <table:table-cell office:value-type="float" office:value="59303" calcext:value-type="float">
            <text:p>59303</text:p>
          </table:table-cell>
          <table:table-cell table:number-columns-repeated="1022"/>
        </table:table-row>
        <table:table-row table:style-name="ro1">
          <table:table-cell office:value-type="float" office:value="36958" calcext:value-type="float">
            <text:p>36958</text:p>
          </table:table-cell>
          <table:table-cell office:value-type="float" office:value="59304" calcext:value-type="float">
            <text:p>59304</text:p>
          </table:table-cell>
          <table:table-cell table:number-columns-repeated="1022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59305" calcext:value-type="float">
            <text:p>59305</text:p>
          </table:table-cell>
          <table:table-cell table:number-columns-repeated="1022"/>
        </table:table-row>
        <table:table-row table:style-name="ro1">
          <table:table-cell office:value-type="float" office:value="36975" calcext:value-type="float">
            <text:p>36975</text:p>
          </table:table-cell>
          <table:table-cell office:value-type="float" office:value="59306" calcext:value-type="float">
            <text:p>59306</text:p>
          </table:table-cell>
          <table:table-cell table:number-columns-repeated="1022"/>
        </table:table-row>
        <table:table-row table:style-name="ro1">
          <table:table-cell office:value-type="float" office:value="36982" calcext:value-type="float">
            <text:p>36982</text:p>
          </table:table-cell>
          <table:table-cell office:value-type="float" office:value="59307" calcext:value-type="float">
            <text:p>59307</text:p>
          </table:table-cell>
          <table:table-cell table:number-columns-repeated="1022"/>
        </table:table-row>
        <table:table-row table:style-name="ro1">
          <table:table-cell office:value-type="float" office:value="38568" calcext:value-type="float">
            <text:p>38568</text:p>
          </table:table-cell>
          <table:table-cell office:value-type="float" office:value="59308" calcext:value-type="float">
            <text:p>59308</text:p>
          </table:table-cell>
          <table:table-cell table:number-columns-repeated="1022"/>
        </table:table-row>
        <table:table-row table:style-name="ro1">
          <table:table-cell office:value-type="float" office:value="36978" calcext:value-type="float">
            <text:p>36978</text:p>
          </table:table-cell>
          <table:table-cell office:value-type="float" office:value="59309" calcext:value-type="float">
            <text:p>59309</text:p>
          </table:table-cell>
          <table:table-cell table:number-columns-repeated="1022"/>
        </table:table-row>
        <table:table-row table:style-name="ro1">
          <table:table-cell office:value-type="float" office:value="36994" calcext:value-type="float">
            <text:p>36994</text:p>
          </table:table-cell>
          <table:table-cell office:value-type="float" office:value="59310" calcext:value-type="float">
            <text:p>59310</text:p>
          </table:table-cell>
          <table:table-cell table:number-columns-repeated="1022"/>
        </table:table-row>
        <table:table-row table:style-name="ro1">
          <table:table-cell office:value-type="float" office:value="36989" calcext:value-type="float">
            <text:p>36989</text:p>
          </table:table-cell>
          <table:table-cell office:value-type="float" office:value="59311" calcext:value-type="float">
            <text:p>59311</text:p>
          </table:table-cell>
          <table:table-cell table:number-columns-repeated="1022"/>
        </table:table-row>
        <table:table-row table:style-name="ro1">
          <table:table-cell office:value-type="float" office:value="36993" calcext:value-type="float">
            <text:p>36993</text:p>
          </table:table-cell>
          <table:table-cell office:value-type="float" office:value="59312" calcext:value-type="float">
            <text:p>59312</text:p>
          </table:table-cell>
          <table:table-cell table:number-columns-repeated="1022"/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float" office:value="59313" calcext:value-type="float">
            <text:p>59313</text:p>
          </table:table-cell>
          <table:table-cell table:number-columns-repeated="1022"/>
        </table:table-row>
        <table:table-row table:style-name="ro1">
          <table:table-cell office:value-type="float" office:value="37002" calcext:value-type="float">
            <text:p>37002</text:p>
          </table:table-cell>
          <table:table-cell office:value-type="float" office:value="59314" calcext:value-type="float">
            <text:p>59314</text:p>
          </table:table-cell>
          <table:table-cell table:number-columns-repeated="1022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59315" calcext:value-type="float">
            <text:p>59315</text:p>
          </table:table-cell>
          <table:table-cell table:number-columns-repeated="1022"/>
        </table:table-row>
        <table:table-row table:style-name="ro1">
          <table:table-cell office:value-type="float" office:value="37007" calcext:value-type="float">
            <text:p>37007</text:p>
          </table:table-cell>
          <table:table-cell office:value-type="float" office:value="59316" calcext:value-type="float">
            <text:p>59316</text:p>
          </table:table-cell>
          <table:table-cell table:number-columns-repeated="1022"/>
        </table:table-row>
        <table:table-row table:style-name="ro1">
          <table:table-cell office:value-type="float" office:value="37032" calcext:value-type="float">
            <text:p>37032</text:p>
          </table:table-cell>
          <table:table-cell office:value-type="float" office:value="59317" calcext:value-type="float">
            <text:p>59317</text:p>
          </table:table-cell>
          <table:table-cell table:number-columns-repeated="1022"/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float" office:value="59318" calcext:value-type="float">
            <text:p>59318</text:p>
          </table:table-cell>
          <table:table-cell table:number-columns-repeated="1022"/>
        </table:table-row>
        <table:table-row table:style-name="ro1">
          <table:table-cell office:value-type="float" office:value="37041" calcext:value-type="float">
            <text:p>37041</text:p>
          </table:table-cell>
          <table:table-cell office:value-type="float" office:value="59319" calcext:value-type="float">
            <text:p>59319</text:p>
          </table:table-cell>
          <table:table-cell table:number-columns-repeated="1022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59320" calcext:value-type="float">
            <text:p>59320</text:p>
          </table:table-cell>
          <table:table-cell table:number-columns-repeated="1022"/>
        </table:table-row>
        <table:table-row table:style-name="ro1">
          <table:table-cell office:value-type="float" office:value="37090" calcext:value-type="float">
            <text:p>37090</text:p>
          </table:table-cell>
          <table:table-cell office:value-type="float" office:value="59321" calcext:value-type="float">
            <text:p>59321</text:p>
          </table:table-cell>
          <table:table-cell table:number-columns-repeated="1022"/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float" office:value="59322" calcext:value-type="float">
            <text:p>59322</text:p>
          </table:table-cell>
          <table:table-cell table:number-columns-repeated="1022"/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59323" calcext:value-type="float">
            <text:p>59323</text:p>
          </table:table-cell>
          <table:table-cell table:number-columns-repeated="1022"/>
        </table:table-row>
        <table:table-row table:style-name="ro1">
          <table:table-cell office:value-type="float" office:value="37083" calcext:value-type="float">
            <text:p>37083</text:p>
          </table:table-cell>
          <table:table-cell office:value-type="float" office:value="59324" calcext:value-type="float">
            <text:p>59324</text:p>
          </table:table-cell>
          <table:table-cell table:number-columns-repeated="1022"/>
        </table:table-row>
        <table:table-row table:style-name="ro1">
          <table:table-cell office:value-type="float" office:value="37122" calcext:value-type="float">
            <text:p>37122</text:p>
          </table:table-cell>
          <table:table-cell office:value-type="float" office:value="59325" calcext:value-type="float">
            <text:p>59325</text:p>
          </table:table-cell>
          <table:table-cell table:number-columns-repeated="1022"/>
        </table:table-row>
        <table:table-row table:style-name="ro1">
          <table:table-cell office:value-type="float" office:value="37138" calcext:value-type="float">
            <text:p>37138</text:p>
          </table:table-cell>
          <table:table-cell office:value-type="float" office:value="59326" calcext:value-type="float">
            <text:p>59326</text:p>
          </table:table-cell>
          <table:table-cell table:number-columns-repeated="1022"/>
        </table:table-row>
        <table:table-row table:style-name="ro1">
          <table:table-cell office:value-type="float" office:value="37145" calcext:value-type="float">
            <text:p>37145</text:p>
          </table:table-cell>
          <table:table-cell office:value-type="float" office:value="59327" calcext:value-type="float">
            <text:p>59327</text:p>
          </table:table-cell>
          <table:table-cell table:number-columns-repeated="1022"/>
        </table:table-row>
        <table:table-row table:style-name="ro1">
          <table:table-cell office:value-type="float" office:value="37170" calcext:value-type="float">
            <text:p>37170</text:p>
          </table:table-cell>
          <table:table-cell office:value-type="float" office:value="59328" calcext:value-type="float">
            <text:p>59328</text:p>
          </table:table-cell>
          <table:table-cell table:number-columns-repeated="1022"/>
        </table:table-row>
        <table:table-row table:style-name="ro1">
          <table:table-cell office:value-type="float" office:value="37168" calcext:value-type="float">
            <text:p>37168</text:p>
          </table:table-cell>
          <table:table-cell office:value-type="float" office:value="59329" calcext:value-type="float">
            <text:p>59329</text:p>
          </table:table-cell>
          <table:table-cell table:number-columns-repeated="1022"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59330" calcext:value-type="float">
            <text:p>59330</text:p>
          </table:table-cell>
          <table:table-cell table:number-columns-repeated="1022"/>
        </table:table-row>
        <table:table-row table:style-name="ro1">
          <table:table-cell office:value-type="float" office:value="37206" calcext:value-type="float">
            <text:p>37206</text:p>
          </table:table-cell>
          <table:table-cell office:value-type="float" office:value="59331" calcext:value-type="float">
            <text:p>59331</text:p>
          </table:table-cell>
          <table:table-cell table:number-columns-repeated="1022"/>
        </table:table-row>
        <table:table-row table:style-name="ro1">
          <table:table-cell office:value-type="float" office:value="37208" calcext:value-type="float">
            <text:p>37208</text:p>
          </table:table-cell>
          <table:table-cell office:value-type="float" office:value="59332" calcext:value-type="float">
            <text:p>59332</text:p>
          </table:table-cell>
          <table:table-cell table:number-columns-repeated="1022"/>
        </table:table-row>
        <table:table-row table:style-name="ro1">
          <table:table-cell office:value-type="float" office:value="37219" calcext:value-type="float">
            <text:p>37219</text:p>
          </table:table-cell>
          <table:table-cell office:value-type="float" office:value="59333" calcext:value-type="float">
            <text:p>59333</text:p>
          </table:table-cell>
          <table:table-cell table:number-columns-repeated="1022"/>
        </table:table-row>
        <table:table-row table:style-name="ro1">
          <table:table-cell office:value-type="float" office:value="37221" calcext:value-type="float">
            <text:p>37221</text:p>
          </table:table-cell>
          <table:table-cell office:value-type="float" office:value="59334" calcext:value-type="float">
            <text:p>59334</text:p>
          </table:table-cell>
          <table:table-cell table:number-columns-repeated="1022"/>
        </table:table-row>
        <table:table-row table:style-name="ro1">
          <table:table-cell office:value-type="float" office:value="37225" calcext:value-type="float">
            <text:p>37225</text:p>
          </table:table-cell>
          <table:table-cell office:value-type="float" office:value="59335" calcext:value-type="float">
            <text:p>59335</text:p>
          </table:table-cell>
          <table:table-cell table:number-columns-repeated="1022"/>
        </table:table-row>
        <table:table-row table:style-name="ro1">
          <table:table-cell office:value-type="float" office:value="37235" calcext:value-type="float">
            <text:p>37235</text:p>
          </table:table-cell>
          <table:table-cell office:value-type="float" office:value="59336" calcext:value-type="float">
            <text:p>59336</text:p>
          </table:table-cell>
          <table:table-cell table:number-columns-repeated="1022"/>
        </table:table-row>
        <table:table-row table:style-name="ro1">
          <table:table-cell office:value-type="float" office:value="37234" calcext:value-type="float">
            <text:p>37234</text:p>
          </table:table-cell>
          <table:table-cell office:value-type="float" office:value="59337" calcext:value-type="float">
            <text:p>59337</text:p>
          </table:table-cell>
          <table:table-cell table:number-columns-repeated="1022"/>
        </table:table-row>
        <table:table-row table:style-name="ro1">
          <table:table-cell office:value-type="float" office:value="37259" calcext:value-type="float">
            <text:p>37259</text:p>
          </table:table-cell>
          <table:table-cell office:value-type="float" office:value="59338" calcext:value-type="float">
            <text:p>59338</text:p>
          </table:table-cell>
          <table:table-cell table:number-columns-repeated="1022"/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float" office:value="59339" calcext:value-type="float">
            <text:p>59339</text:p>
          </table:table-cell>
          <table:table-cell table:number-columns-repeated="1022"/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59340" calcext:value-type="float">
            <text:p>59340</text:p>
          </table:table-cell>
          <table:table-cell table:number-columns-repeated="1022"/>
        </table:table-row>
        <table:table-row table:style-name="ro1">
          <table:table-cell office:value-type="float" office:value="37282" calcext:value-type="float">
            <text:p>37282</text:p>
          </table:table-cell>
          <table:table-cell office:value-type="float" office:value="59341" calcext:value-type="float">
            <text:p>59341</text:p>
          </table:table-cell>
          <table:table-cell table:number-columns-repeated="1022"/>
        </table:table-row>
        <table:table-row table:style-name="ro1">
          <table:table-cell office:value-type="float" office:value="37291" calcext:value-type="float">
            <text:p>37291</text:p>
          </table:table-cell>
          <table:table-cell office:value-type="float" office:value="59342" calcext:value-type="float">
            <text:p>59342</text:p>
          </table:table-cell>
          <table:table-cell table:number-columns-repeated="1022"/>
        </table:table-row>
        <table:table-row table:style-name="ro1">
          <table:table-cell office:value-type="float" office:value="37295" calcext:value-type="float">
            <text:p>37295</text:p>
          </table:table-cell>
          <table:table-cell office:value-type="float" office:value="59343" calcext:value-type="float">
            <text:p>59343</text:p>
          </table:table-cell>
          <table:table-cell table:number-columns-repeated="1022"/>
        </table:table-row>
        <table:table-row table:style-name="ro1">
          <table:table-cell office:value-type="float" office:value="37290" calcext:value-type="float">
            <text:p>37290</text:p>
          </table:table-cell>
          <table:table-cell office:value-type="float" office:value="59344" calcext:value-type="float">
            <text:p>59344</text:p>
          </table:table-cell>
          <table:table-cell table:number-columns-repeated="1022"/>
        </table:table-row>
        <table:table-row table:style-name="ro1">
          <table:table-cell office:value-type="float" office:value="37301" calcext:value-type="float">
            <text:p>37301</text:p>
          </table:table-cell>
          <table:table-cell office:value-type="float" office:value="59345" calcext:value-type="float">
            <text:p>59345</text:p>
          </table:table-cell>
          <table:table-cell table:number-columns-repeated="1022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59346" calcext:value-type="float">
            <text:p>59346</text:p>
          </table:table-cell>
          <table:table-cell table:number-columns-repeated="1022"/>
        </table:table-row>
        <table:table-row table:style-name="ro1">
          <table:table-cell office:value-type="float" office:value="37306" calcext:value-type="float">
            <text:p>37306</text:p>
          </table:table-cell>
          <table:table-cell office:value-type="float" office:value="59347" calcext:value-type="float">
            <text:p>59347</text:p>
          </table:table-cell>
          <table:table-cell table:number-columns-repeated="1022"/>
        </table:table-row>
        <table:table-row table:style-name="ro1">
          <table:table-cell office:value-type="float" office:value="37312" calcext:value-type="float">
            <text:p>37312</text:p>
          </table:table-cell>
          <table:table-cell office:value-type="float" office:value="59348" calcext:value-type="float">
            <text:p>59348</text:p>
          </table:table-cell>
          <table:table-cell table:number-columns-repeated="1022"/>
        </table:table-row>
        <table:table-row table:style-name="ro1">
          <table:table-cell office:value-type="float" office:value="37313" calcext:value-type="float">
            <text:p>37313</text:p>
          </table:table-cell>
          <table:table-cell office:value-type="float" office:value="59349" calcext:value-type="float">
            <text:p>59349</text:p>
          </table:table-cell>
          <table:table-cell table:number-columns-repeated="1022"/>
        </table:table-row>
        <table:table-row table:style-name="ro1">
          <table:table-cell office:value-type="float" office:value="37321" calcext:value-type="float">
            <text:p>37321</text:p>
          </table:table-cell>
          <table:table-cell office:value-type="float" office:value="59350" calcext:value-type="float">
            <text:p>59350</text:p>
          </table:table-cell>
          <table:table-cell table:number-columns-repeated="1022"/>
        </table:table-row>
        <table:table-row table:style-name="ro1">
          <table:table-cell office:value-type="float" office:value="37323" calcext:value-type="float">
            <text:p>37323</text:p>
          </table:table-cell>
          <table:table-cell office:value-type="float" office:value="59351" calcext:value-type="float">
            <text:p>59351</text:p>
          </table:table-cell>
          <table:table-cell table:number-columns-repeated="1022"/>
        </table:table-row>
        <table:table-row table:style-name="ro1">
          <table:table-cell office:value-type="float" office:value="37328" calcext:value-type="float">
            <text:p>37328</text:p>
          </table:table-cell>
          <table:table-cell office:value-type="float" office:value="59352" calcext:value-type="float">
            <text:p>59352</text:p>
          </table:table-cell>
          <table:table-cell table:number-columns-repeated="1022"/>
        </table:table-row>
        <table:table-row table:style-name="ro1">
          <table:table-cell office:value-type="float" office:value="37334" calcext:value-type="float">
            <text:p>37334</text:p>
          </table:table-cell>
          <table:table-cell office:value-type="float" office:value="59353" calcext:value-type="float">
            <text:p>59353</text:p>
          </table:table-cell>
          <table:table-cell table:number-columns-repeated="1022"/>
        </table:table-row>
        <table:table-row table:style-name="ro1">
          <table:table-cell office:value-type="float" office:value="37343" calcext:value-type="float">
            <text:p>37343</text:p>
          </table:table-cell>
          <table:table-cell office:value-type="float" office:value="59354" calcext:value-type="float">
            <text:p>59354</text:p>
          </table:table-cell>
          <table:table-cell table:number-columns-repeated="1022"/>
        </table:table-row>
        <table:table-row table:style-name="ro1">
          <table:table-cell office:value-type="float" office:value="37345" calcext:value-type="float">
            <text:p>37345</text:p>
          </table:table-cell>
          <table:table-cell office:value-type="float" office:value="59355" calcext:value-type="float">
            <text:p>59355</text:p>
          </table:table-cell>
          <table:table-cell table:number-columns-repeated="1022"/>
        </table:table-row>
        <table:table-row table:style-name="ro1">
          <table:table-cell office:value-type="float" office:value="37339" calcext:value-type="float">
            <text:p>37339</text:p>
          </table:table-cell>
          <table:table-cell office:value-type="float" office:value="59356" calcext:value-type="float">
            <text:p>59356</text:p>
          </table:table-cell>
          <table:table-cell table:number-columns-repeated="1022"/>
        </table:table-row>
        <table:table-row table:style-name="ro1">
          <table:table-cell office:value-type="float" office:value="37372" calcext:value-type="float">
            <text:p>37372</text:p>
          </table:table-cell>
          <table:table-cell office:value-type="float" office:value="59357" calcext:value-type="float">
            <text:p>59357</text:p>
          </table:table-cell>
          <table:table-cell table:number-columns-repeated="1022"/>
        </table:table-row>
        <table:table-row table:style-name="ro1">
          <table:table-cell office:value-type="float" office:value="37365" calcext:value-type="float">
            <text:p>37365</text:p>
          </table:table-cell>
          <table:table-cell office:value-type="float" office:value="59358" calcext:value-type="float">
            <text:p>59358</text:p>
          </table:table-cell>
          <table:table-cell table:number-columns-repeated="1022"/>
        </table:table-row>
        <table:table-row table:style-name="ro1">
          <table:table-cell office:value-type="float" office:value="37366" calcext:value-type="float">
            <text:p>37366</text:p>
          </table:table-cell>
          <table:table-cell office:value-type="float" office:value="59359" calcext:value-type="float">
            <text:p>59359</text:p>
          </table:table-cell>
          <table:table-cell table:number-columns-repeated="1022"/>
        </table:table-row>
        <table:table-row table:style-name="ro1">
          <table:table-cell office:value-type="float" office:value="37406" calcext:value-type="float">
            <text:p>37406</text:p>
          </table:table-cell>
          <table:table-cell office:value-type="float" office:value="59360" calcext:value-type="float">
            <text:p>59360</text:p>
          </table:table-cell>
          <table:table-cell table:number-columns-repeated="1022"/>
        </table:table-row>
        <table:table-row table:style-name="ro1">
          <table:table-cell office:value-type="float" office:value="37375" calcext:value-type="float">
            <text:p>37375</text:p>
          </table:table-cell>
          <table:table-cell office:value-type="float" office:value="59361" calcext:value-type="float">
            <text:p>59361</text:p>
          </table:table-cell>
          <table:table-cell table:number-columns-repeated="1022"/>
        </table:table-row>
        <table:table-row table:style-name="ro1">
          <table:table-cell office:value-type="float" office:value="37396" calcext:value-type="float">
            <text:p>37396</text:p>
          </table:table-cell>
          <table:table-cell office:value-type="float" office:value="59362" calcext:value-type="float">
            <text:p>59362</text:p>
          </table:table-cell>
          <table:table-cell table:number-columns-repeated="1022"/>
        </table:table-row>
        <table:table-row table:style-name="ro1">
          <table:table-cell office:value-type="float" office:value="37420" calcext:value-type="float">
            <text:p>37420</text:p>
          </table:table-cell>
          <table:table-cell office:value-type="float" office:value="59363" calcext:value-type="float">
            <text:p>59363</text:p>
          </table:table-cell>
          <table:table-cell table:number-columns-repeated="1022"/>
        </table:table-row>
        <table:table-row table:style-name="ro1">
          <table:table-cell office:value-type="float" office:value="37397" calcext:value-type="float">
            <text:p>37397</text:p>
          </table:table-cell>
          <table:table-cell office:value-type="float" office:value="59364" calcext:value-type="float">
            <text:p>59364</text:p>
          </table:table-cell>
          <table:table-cell table:number-columns-repeated="1022"/>
        </table:table-row>
        <table:table-row table:style-name="ro1">
          <table:table-cell office:value-type="float" office:value="37393" calcext:value-type="float">
            <text:p>37393</text:p>
          </table:table-cell>
          <table:table-cell office:value-type="float" office:value="59365" calcext:value-type="float">
            <text:p>59365</text:p>
          </table:table-cell>
          <table:table-cell table:number-columns-repeated="1022"/>
        </table:table-row>
        <table:table-row table:style-name="ro1">
          <table:table-cell office:value-type="float" office:value="37470" calcext:value-type="float">
            <text:p>37470</text:p>
          </table:table-cell>
          <table:table-cell office:value-type="float" office:value="59366" calcext:value-type="float">
            <text:p>59366</text:p>
          </table:table-cell>
          <table:table-cell table:number-columns-repeated="1022"/>
        </table:table-row>
        <table:table-row table:style-name="ro1">
          <table:table-cell office:value-type="float" office:value="37463" calcext:value-type="float">
            <text:p>37463</text:p>
          </table:table-cell>
          <table:table-cell office:value-type="float" office:value="59367" calcext:value-type="float">
            <text:p>59367</text:p>
          </table:table-cell>
          <table:table-cell table:number-columns-repeated="1022"/>
        </table:table-row>
        <table:table-row table:style-name="ro1">
          <table:table-cell office:value-type="float" office:value="37445" calcext:value-type="float">
            <text:p>37445</text:p>
          </table:table-cell>
          <table:table-cell office:value-type="float" office:value="59368" calcext:value-type="float">
            <text:p>59368</text:p>
          </table:table-cell>
          <table:table-cell table:number-columns-repeated="1022"/>
        </table:table-row>
        <table:table-row table:style-name="ro1">
          <table:table-cell office:value-type="float" office:value="37449" calcext:value-type="float">
            <text:p>37449</text:p>
          </table:table-cell>
          <table:table-cell office:value-type="float" office:value="59369" calcext:value-type="float">
            <text:p>59369</text:p>
          </table:table-cell>
          <table:table-cell table:number-columns-repeated="1022"/>
        </table:table-row>
        <table:table-row table:style-name="ro1">
          <table:table-cell office:value-type="float" office:value="37476" calcext:value-type="float">
            <text:p>37476</text:p>
          </table:table-cell>
          <table:table-cell office:value-type="float" office:value="59370" calcext:value-type="float">
            <text:p>59370</text:p>
          </table:table-cell>
          <table:table-cell table:number-columns-repeated="1022"/>
        </table:table-row>
        <table:table-row table:style-name="ro1">
          <table:table-cell office:value-type="float" office:value="37448" calcext:value-type="float">
            <text:p>37448</text:p>
          </table:table-cell>
          <table:table-cell office:value-type="float" office:value="59371" calcext:value-type="float">
            <text:p>59371</text:p>
          </table:table-cell>
          <table:table-cell table:number-columns-repeated="1022"/>
        </table:table-row>
        <table:table-row table:style-name="ro1">
          <table:table-cell office:value-type="float" office:value="37525" calcext:value-type="float">
            <text:p>37525</text:p>
          </table:table-cell>
          <table:table-cell office:value-type="float" office:value="59372" calcext:value-type="float">
            <text:p>59372</text:p>
          </table:table-cell>
          <table:table-cell table:number-columns-repeated="1022"/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59373" calcext:value-type="float">
            <text:p>59373</text:p>
          </table:table-cell>
          <table:table-cell table:number-columns-repeated="1022"/>
        </table:table-row>
        <table:table-row table:style-name="ro1">
          <table:table-cell office:value-type="float" office:value="37451" calcext:value-type="float">
            <text:p>37451</text:p>
          </table:table-cell>
          <table:table-cell office:value-type="float" office:value="59374" calcext:value-type="float">
            <text:p>59374</text:p>
          </table:table-cell>
          <table:table-cell table:number-columns-repeated="1022"/>
        </table:table-row>
        <table:table-row table:style-name="ro1">
          <table:table-cell office:value-type="float" office:value="37456" calcext:value-type="float">
            <text:p>37456</text:p>
          </table:table-cell>
          <table:table-cell office:value-type="float" office:value="59375" calcext:value-type="float">
            <text:p>59375</text:p>
          </table:table-cell>
          <table:table-cell table:number-columns-repeated="1022"/>
        </table:table-row>
        <table:table-row table:style-name="ro1">
          <table:table-cell office:value-type="float" office:value="37532" calcext:value-type="float">
            <text:p>37532</text:p>
          </table:table-cell>
          <table:table-cell office:value-type="float" office:value="59376" calcext:value-type="float">
            <text:p>59376</text:p>
          </table:table-cell>
          <table:table-cell table:number-columns-repeated="1022"/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float" office:value="59377" calcext:value-type="float">
            <text:p>59377</text:p>
          </table:table-cell>
          <table:table-cell table:number-columns-repeated="1022"/>
        </table:table-row>
        <table:table-row table:style-name="ro1">
          <table:table-cell office:value-type="float" office:value="37523" calcext:value-type="float">
            <text:p>37523</text:p>
          </table:table-cell>
          <table:table-cell office:value-type="float" office:value="59378" calcext:value-type="float">
            <text:p>59378</text:p>
          </table:table-cell>
          <table:table-cell table:number-columns-repeated="1022"/>
        </table:table-row>
        <table:table-row table:style-name="ro1">
          <table:table-cell office:value-type="float" office:value="37531" calcext:value-type="float">
            <text:p>37531</text:p>
          </table:table-cell>
          <table:table-cell office:value-type="float" office:value="59379" calcext:value-type="float">
            <text:p>59379</text:p>
          </table:table-cell>
          <table:table-cell table:number-columns-repeated="1022"/>
        </table:table-row>
        <table:table-row table:style-name="ro1">
          <table:table-cell office:value-type="float" office:value="37466" calcext:value-type="float">
            <text:p>37466</text:p>
          </table:table-cell>
          <table:table-cell office:value-type="float" office:value="59380" calcext:value-type="float">
            <text:p>59380</text:p>
          </table:table-cell>
          <table:table-cell table:number-columns-repeated="1022"/>
        </table:table-row>
        <table:table-row table:style-name="ro1">
          <table:table-cell office:value-type="float" office:value="37583" calcext:value-type="float">
            <text:p>37583</text:p>
          </table:table-cell>
          <table:table-cell office:value-type="float" office:value="59381" calcext:value-type="float">
            <text:p>59381</text:p>
          </table:table-cell>
          <table:table-cell table:number-columns-repeated="1022"/>
        </table:table-row>
        <table:table-row table:style-name="ro1">
          <table:table-cell office:value-type="float" office:value="37561" calcext:value-type="float">
            <text:p>37561</text:p>
          </table:table-cell>
          <table:table-cell office:value-type="float" office:value="59382" calcext:value-type="float">
            <text:p>59382</text:p>
          </table:table-cell>
          <table:table-cell table:number-columns-repeated="1022"/>
        </table:table-row>
        <table:table-row table:style-name="ro1">
          <table:table-cell office:value-type="float" office:value="37559" calcext:value-type="float">
            <text:p>37559</text:p>
          </table:table-cell>
          <table:table-cell office:value-type="float" office:value="59383" calcext:value-type="float">
            <text:p>59383</text:p>
          </table:table-cell>
          <table:table-cell table:number-columns-repeated="1022"/>
        </table:table-row>
        <table:table-row table:style-name="ro1">
          <table:table-cell office:value-type="float" office:value="37609" calcext:value-type="float">
            <text:p>37609</text:p>
          </table:table-cell>
          <table:table-cell office:value-type="float" office:value="59384" calcext:value-type="float">
            <text:p>59384</text:p>
          </table:table-cell>
          <table:table-cell table:number-columns-repeated="1022"/>
        </table:table-row>
        <table:table-row table:style-name="ro1">
          <table:table-cell office:value-type="float" office:value="37647" calcext:value-type="float">
            <text:p>37647</text:p>
          </table:table-cell>
          <table:table-cell office:value-type="float" office:value="59385" calcext:value-type="float">
            <text:p>59385</text:p>
          </table:table-cell>
          <table:table-cell table:number-columns-repeated="1022"/>
        </table:table-row>
        <table:table-row table:style-name="ro1">
          <table:table-cell office:value-type="float" office:value="37626" calcext:value-type="float">
            <text:p>37626</text:p>
          </table:table-cell>
          <table:table-cell office:value-type="float" office:value="59386" calcext:value-type="float">
            <text:p>59386</text:p>
          </table:table-cell>
          <table:table-cell table:number-columns-repeated="1022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59387" calcext:value-type="float">
            <text:p>59387</text:p>
          </table:table-cell>
          <table:table-cell table:number-columns-repeated="1022"/>
        </table:table-row>
        <table:table-row table:style-name="ro1">
          <table:table-cell office:value-type="float" office:value="37678" calcext:value-type="float">
            <text:p>37678</text:p>
          </table:table-cell>
          <table:table-cell office:value-type="float" office:value="59388" calcext:value-type="float">
            <text:p>59388</text:p>
          </table:table-cell>
          <table:table-cell table:number-columns-repeated="1022"/>
        </table:table-row>
        <table:table-row table:style-name="ro1">
          <table:table-cell office:value-type="float" office:value="37657" calcext:value-type="float">
            <text:p>37657</text:p>
          </table:table-cell>
          <table:table-cell office:value-type="float" office:value="59456" calcext:value-type="float">
            <text:p>59456</text:p>
          </table:table-cell>
          <table:table-cell table:number-columns-repeated="1022"/>
        </table:table-row>
        <table:table-row table:style-name="ro1">
          <table:table-cell office:value-type="float" office:value="37666" calcext:value-type="float">
            <text:p>37666</text:p>
          </table:table-cell>
          <table:table-cell office:value-type="float" office:value="59457" calcext:value-type="float">
            <text:p>59457</text:p>
          </table:table-cell>
          <table:table-cell table:number-columns-repeated="1022"/>
        </table:table-row>
        <table:table-row table:style-name="ro1">
          <table:table-cell office:value-type="float" office:value="37658" calcext:value-type="float">
            <text:p>37658</text:p>
          </table:table-cell>
          <table:table-cell office:value-type="float" office:value="59458" calcext:value-type="float">
            <text:p>59458</text:p>
          </table:table-cell>
          <table:table-cell table:number-columns-repeated="1022"/>
        </table:table-row>
        <table:table-row table:style-name="ro1">
          <table:table-cell office:value-type="float" office:value="37667" calcext:value-type="float">
            <text:p>37667</text:p>
          </table:table-cell>
          <table:table-cell office:value-type="float" office:value="59459" calcext:value-type="float">
            <text:p>59459</text:p>
          </table:table-cell>
          <table:table-cell table:number-columns-repeated="1022"/>
        </table:table-row>
        <table:table-row table:style-name="ro1">
          <table:table-cell office:value-type="float" office:value="37690" calcext:value-type="float">
            <text:p>37690</text:p>
          </table:table-cell>
          <table:table-cell office:value-type="float" office:value="59460" calcext:value-type="float">
            <text:p>59460</text:p>
          </table:table-cell>
          <table:table-cell table:number-columns-repeated="1022"/>
        </table:table-row>
        <table:table-row table:style-name="ro1">
          <table:table-cell office:value-type="float" office:value="37685" calcext:value-type="float">
            <text:p>37685</text:p>
          </table:table-cell>
          <table:table-cell office:value-type="float" office:value="59461" calcext:value-type="float">
            <text:p>59461</text:p>
          </table:table-cell>
          <table:table-cell table:number-columns-repeated="1022"/>
        </table:table-row>
        <table:table-row table:style-name="ro1">
          <table:table-cell office:value-type="float" office:value="37691" calcext:value-type="float">
            <text:p>37691</text:p>
          </table:table-cell>
          <table:table-cell office:value-type="float" office:value="59462" calcext:value-type="float">
            <text:p>59462</text:p>
          </table:table-cell>
          <table:table-cell table:number-columns-repeated="1022"/>
        </table:table-row>
        <table:table-row table:style-name="ro1">
          <table:table-cell office:value-type="float" office:value="37724" calcext:value-type="float">
            <text:p>37724</text:p>
          </table:table-cell>
          <table:table-cell office:value-type="float" office:value="59463" calcext:value-type="float">
            <text:p>59463</text:p>
          </table:table-cell>
          <table:table-cell table:number-columns-repeated="1022"/>
        </table:table-row>
        <table:table-row table:style-name="ro1">
          <table:table-cell office:value-type="float" office:value="37728" calcext:value-type="float">
            <text:p>37728</text:p>
          </table:table-cell>
          <table:table-cell office:value-type="float" office:value="59464" calcext:value-type="float">
            <text:p>59464</text:p>
          </table:table-cell>
          <table:table-cell table:number-columns-repeated="1022"/>
        </table:table-row>
        <table:table-row table:style-name="ro1">
          <table:table-cell office:value-type="float" office:value="37756" calcext:value-type="float">
            <text:p>37756</text:p>
          </table:table-cell>
          <table:table-cell office:value-type="float" office:value="59465" calcext:value-type="float">
            <text:p>59465</text:p>
          </table:table-cell>
          <table:table-cell table:number-columns-repeated="1022"/>
        </table:table-row>
        <table:table-row table:style-name="ro1">
          <table:table-cell office:value-type="float" office:value="37742" calcext:value-type="float">
            <text:p>37742</text:p>
          </table:table-cell>
          <table:table-cell office:value-type="float" office:value="59466" calcext:value-type="float">
            <text:p>59466</text:p>
          </table:table-cell>
          <table:table-cell table:number-columns-repeated="1022"/>
        </table:table-row>
        <table:table-row table:style-name="ro1">
          <table:table-cell office:value-type="float" office:value="37718" calcext:value-type="float">
            <text:p>37718</text:p>
          </table:table-cell>
          <table:table-cell office:value-type="float" office:value="59467" calcext:value-type="float">
            <text:p>59467</text:p>
          </table:table-cell>
          <table:table-cell table:number-columns-repeated="1022"/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float" office:value="59468" calcext:value-type="float">
            <text:p>59468</text:p>
          </table:table-cell>
          <table:table-cell table:number-columns-repeated="1022"/>
        </table:table-row>
        <table:table-row table:style-name="ro1">
          <table:table-cell office:value-type="float" office:value="37804" calcext:value-type="float">
            <text:p>37804</text:p>
          </table:table-cell>
          <table:table-cell office:value-type="float" office:value="59469" calcext:value-type="float">
            <text:p>59469</text:p>
          </table:table-cell>
          <table:table-cell table:number-columns-repeated="1022"/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59470" calcext:value-type="float">
            <text:p>59470</text:p>
          </table:table-cell>
          <table:table-cell table:number-columns-repeated="1022"/>
        </table:table-row>
        <table:table-row table:style-name="ro1">
          <table:table-cell office:value-type="float" office:value="37780" calcext:value-type="float">
            <text:p>37780</text:p>
          </table:table-cell>
          <table:table-cell office:value-type="float" office:value="59471" calcext:value-type="float">
            <text:p>59471</text:p>
          </table:table-cell>
          <table:table-cell table:number-columns-repeated="1022"/>
        </table:table-row>
        <table:table-row table:style-name="ro1">
          <table:table-cell office:value-type="float" office:value="37817" calcext:value-type="float">
            <text:p>37817</text:p>
          </table:table-cell>
          <table:table-cell office:value-type="float" office:value="59472" calcext:value-type="float">
            <text:p>59472</text:p>
          </table:table-cell>
          <table:table-cell table:number-columns-repeated="1022"/>
        </table:table-row>
        <table:table-row table:style-name="ro1">
          <table:table-cell office:value-type="float" office:value="37846" calcext:value-type="float">
            <text:p>37846</text:p>
          </table:table-cell>
          <table:table-cell office:value-type="float" office:value="59473" calcext:value-type="float">
            <text:p>59473</text:p>
          </table:table-cell>
          <table:table-cell table:number-columns-repeated="1022"/>
        </table:table-row>
        <table:table-row table:style-name="ro1">
          <table:table-cell office:value-type="float" office:value="37847" calcext:value-type="float">
            <text:p>37847</text:p>
          </table:table-cell>
          <table:table-cell office:value-type="float" office:value="59474" calcext:value-type="float">
            <text:p>59474</text:p>
          </table:table-cell>
          <table:table-cell table:number-columns-repeated="1022"/>
        </table:table-row>
        <table:table-row table:style-name="ro1">
          <table:table-cell office:value-type="float" office:value="37864" calcext:value-type="float">
            <text:p>37864</text:p>
          </table:table-cell>
          <table:table-cell office:value-type="float" office:value="59475" calcext:value-type="float">
            <text:p>59475</text:p>
          </table:table-cell>
          <table:table-cell table:number-columns-repeated="1022"/>
        </table:table-row>
        <table:table-row table:style-name="ro1">
          <table:table-cell office:value-type="float" office:value="37861" calcext:value-type="float">
            <text:p>37861</text:p>
          </table:table-cell>
          <table:table-cell office:value-type="float" office:value="59476" calcext:value-type="float">
            <text:p>59476</text:p>
          </table:table-cell>
          <table:table-cell table:number-columns-repeated="1022"/>
        </table:table-row>
        <table:table-row table:style-name="ro1">
          <table:table-cell office:value-type="float" office:value="37848" calcext:value-type="float">
            <text:p>37848</text:p>
          </table:table-cell>
          <table:table-cell office:value-type="float" office:value="59477" calcext:value-type="float">
            <text:p>59477</text:p>
          </table:table-cell>
          <table:table-cell table:number-columns-repeated="1022"/>
        </table:table-row>
        <table:table-row table:style-name="ro1">
          <table:table-cell office:value-type="float" office:value="37827" calcext:value-type="float">
            <text:p>37827</text:p>
          </table:table-cell>
          <table:table-cell office:value-type="float" office:value="59478" calcext:value-type="float">
            <text:p>59478</text:p>
          </table:table-cell>
          <table:table-cell table:number-columns-repeated="1022"/>
        </table:table-row>
        <table:table-row table:style-name="ro1">
          <table:table-cell office:value-type="float" office:value="37853" calcext:value-type="float">
            <text:p>37853</text:p>
          </table:table-cell>
          <table:table-cell office:value-type="float" office:value="59479" calcext:value-type="float">
            <text:p>59479</text:p>
          </table:table-cell>
          <table:table-cell table:number-columns-repeated="1022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59480" calcext:value-type="float">
            <text:p>59480</text:p>
          </table:table-cell>
          <table:table-cell table:number-columns-repeated="1022"/>
        </table:table-row>
        <table:table-row table:style-name="ro1">
          <table:table-cell office:value-type="float" office:value="37832" calcext:value-type="float">
            <text:p>37832</text:p>
          </table:table-cell>
          <table:table-cell office:value-type="float" office:value="59481" calcext:value-type="float">
            <text:p>59481</text:p>
          </table:table-cell>
          <table:table-cell table:number-columns-repeated="1022"/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59482" calcext:value-type="float">
            <text:p>59482</text:p>
          </table:table-cell>
          <table:table-cell table:number-columns-repeated="1022"/>
        </table:table-row>
        <table:table-row table:style-name="ro1">
          <table:table-cell office:value-type="float" office:value="37914" calcext:value-type="float">
            <text:p>37914</text:p>
          </table:table-cell>
          <table:table-cell office:value-type="float" office:value="59483" calcext:value-type="float">
            <text:p>59483</text:p>
          </table:table-cell>
          <table:table-cell table:number-columns-repeated="1022"/>
        </table:table-row>
        <table:table-row table:style-name="ro1">
          <table:table-cell office:value-type="float" office:value="37908" calcext:value-type="float">
            <text:p>37908</text:p>
          </table:table-cell>
          <table:table-cell office:value-type="float" office:value="59484" calcext:value-type="float">
            <text:p>59484</text:p>
          </table:table-cell>
          <table:table-cell table:number-columns-repeated="1022"/>
        </table:table-row>
        <table:table-row table:style-name="ro1">
          <table:table-cell office:value-type="float" office:value="37907" calcext:value-type="float">
            <text:p>37907</text:p>
          </table:table-cell>
          <table:table-cell office:value-type="float" office:value="59485" calcext:value-type="float">
            <text:p>59485</text:p>
          </table:table-cell>
          <table:table-cell table:number-columns-repeated="1022"/>
        </table:table-row>
        <table:table-row table:style-name="ro1">
          <table:table-cell office:value-type="float" office:value="37891" calcext:value-type="float">
            <text:p>37891</text:p>
          </table:table-cell>
          <table:table-cell office:value-type="float" office:value="59486" calcext:value-type="float">
            <text:p>59486</text:p>
          </table:table-cell>
          <table:table-cell table:number-columns-repeated="1022"/>
        </table:table-row>
        <table:table-row table:style-name="ro1">
          <table:table-cell office:value-type="float" office:value="37895" calcext:value-type="float">
            <text:p>37895</text:p>
          </table:table-cell>
          <table:table-cell office:value-type="float" office:value="59487" calcext:value-type="float">
            <text:p>59487</text:p>
          </table:table-cell>
          <table:table-cell table:number-columns-repeated="1022"/>
        </table:table-row>
        <table:table-row table:style-name="ro1">
          <table:table-cell office:value-type="float" office:value="37904" calcext:value-type="float">
            <text:p>37904</text:p>
          </table:table-cell>
          <table:table-cell office:value-type="float" office:value="59488" calcext:value-type="float">
            <text:p>59488</text:p>
          </table:table-cell>
          <table:table-cell table:number-columns-repeated="1022"/>
        </table:table-row>
        <table:table-row table:style-name="ro1">
          <table:table-cell office:value-type="float" office:value="37942" calcext:value-type="float">
            <text:p>37942</text:p>
          </table:table-cell>
          <table:table-cell office:value-type="float" office:value="59489" calcext:value-type="float">
            <text:p>59489</text:p>
          </table:table-cell>
          <table:table-cell table:number-columns-repeated="1022"/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59490" calcext:value-type="float">
            <text:p>59490</text:p>
          </table:table-cell>
          <table:table-cell table:number-columns-repeated="1022"/>
        </table:table-row>
        <table:table-row table:style-name="ro1">
          <table:table-cell office:value-type="float" office:value="37941" calcext:value-type="float">
            <text:p>37941</text:p>
          </table:table-cell>
          <table:table-cell office:value-type="float" office:value="59491" calcext:value-type="float">
            <text:p>59491</text:p>
          </table:table-cell>
          <table:table-cell table:number-columns-repeated="1022"/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59492" calcext:value-type="float">
            <text:p>59492</text:p>
          </table:table-cell>
          <table:table-cell table:number-columns-repeated="1022"/>
        </table:table-row>
        <table:table-row table:style-name="ro1">
          <table:table-cell office:value-type="float" office:value="37946" calcext:value-type="float">
            <text:p>37946</text:p>
          </table:table-cell>
          <table:table-cell office:value-type="float" office:value="59493" calcext:value-type="float">
            <text:p>59493</text:p>
          </table:table-cell>
          <table:table-cell table:number-columns-repeated="1022"/>
        </table:table-row>
        <table:table-row table:style-name="ro1">
          <table:table-cell office:value-type="float" office:value="37953" calcext:value-type="float">
            <text:p>37953</text:p>
          </table:table-cell>
          <table:table-cell office:value-type="float" office:value="59494" calcext:value-type="float">
            <text:p>59494</text:p>
          </table:table-cell>
          <table:table-cell table:number-columns-repeated="1022"/>
        </table:table-row>
        <table:table-row table:style-name="ro1">
          <table:table-cell office:value-type="float" office:value="37970" calcext:value-type="float">
            <text:p>37970</text:p>
          </table:table-cell>
          <table:table-cell office:value-type="float" office:value="59495" calcext:value-type="float">
            <text:p>59495</text:p>
          </table:table-cell>
          <table:table-cell table:number-columns-repeated="1022"/>
        </table:table-row>
        <table:table-row table:style-name="ro1">
          <table:table-cell office:value-type="float" office:value="37956" calcext:value-type="float">
            <text:p>37956</text:p>
          </table:table-cell>
          <table:table-cell office:value-type="float" office:value="59496" calcext:value-type="float">
            <text:p>59496</text:p>
          </table:table-cell>
          <table:table-cell table:number-columns-repeated="1022"/>
        </table:table-row>
        <table:table-row table:style-name="ro1">
          <table:table-cell office:value-type="float" office:value="37979" calcext:value-type="float">
            <text:p>37979</text:p>
          </table:table-cell>
          <table:table-cell office:value-type="float" office:value="59497" calcext:value-type="float">
            <text:p>59497</text:p>
          </table:table-cell>
          <table:table-cell table:number-columns-repeated="1022"/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59498" calcext:value-type="float">
            <text:p>59498</text:p>
          </table:table-cell>
          <table:table-cell table:number-columns-repeated="1022"/>
        </table:table-row>
        <table:table-row table:style-name="ro1">
          <table:table-cell office:value-type="float" office:value="37986" calcext:value-type="float">
            <text:p>37986</text:p>
          </table:table-cell>
          <table:table-cell office:value-type="float" office:value="59499" calcext:value-type="float">
            <text:p>59499</text:p>
          </table:table-cell>
          <table:table-cell table:number-columns-repeated="1022"/>
        </table:table-row>
        <table:table-row table:style-name="ro1">
          <table:table-cell office:value-type="float" office:value="37982" calcext:value-type="float">
            <text:p>37982</text:p>
          </table:table-cell>
          <table:table-cell office:value-type="float" office:value="59500" calcext:value-type="float">
            <text:p>59500</text:p>
          </table:table-cell>
          <table:table-cell table:number-columns-repeated="1022"/>
        </table:table-row>
        <table:table-row table:style-name="ro1">
          <table:table-cell office:value-type="float" office:value="37994" calcext:value-type="float">
            <text:p>37994</text:p>
          </table:table-cell>
          <table:table-cell office:value-type="float" office:value="59501" calcext:value-type="float">
            <text:p>59501</text:p>
          </table:table-cell>
          <table:table-cell table:number-columns-repeated="1022"/>
        </table:table-row>
        <table:table-row table:style-name="ro1">
          <table:table-cell office:value-type="float" office:value="37417" calcext:value-type="float">
            <text:p>37417</text:p>
          </table:table-cell>
          <table:table-cell office:value-type="float" office:value="59502" calcext:value-type="float">
            <text:p>59502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9503" calcext:value-type="float">
            <text:p>59503</text:p>
          </table:table-cell>
          <table:table-cell table:number-columns-repeated="1022"/>
        </table:table-row>
        <table:table-row table:style-name="ro1">
          <table:table-cell office:value-type="float" office:value="38005" calcext:value-type="float">
            <text:p>38005</text:p>
          </table:table-cell>
          <table:table-cell office:value-type="float" office:value="59504" calcext:value-type="float">
            <text:p>59504</text:p>
          </table:table-cell>
          <table:table-cell table:number-columns-repeated="1022"/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59505" calcext:value-type="float">
            <text:p>59505</text:p>
          </table:table-cell>
          <table:table-cell table:number-columns-repeated="1022"/>
        </table:table-row>
        <table:table-row table:style-name="ro1">
          <table:table-cell office:value-type="float" office:value="38013" calcext:value-type="float">
            <text:p>38013</text:p>
          </table:table-cell>
          <table:table-cell office:value-type="float" office:value="59506" calcext:value-type="float">
            <text:p>59506</text:p>
          </table:table-cell>
          <table:table-cell table:number-columns-repeated="1022"/>
        </table:table-row>
        <table:table-row table:style-name="ro1">
          <table:table-cell office:value-type="float" office:value="37978" calcext:value-type="float">
            <text:p>37978</text:p>
          </table:table-cell>
          <table:table-cell office:value-type="float" office:value="59507" calcext:value-type="float">
            <text:p>59507</text:p>
          </table:table-cell>
          <table:table-cell table:number-columns-repeated="1022"/>
        </table:table-row>
        <table:table-row table:style-name="ro1">
          <table:table-cell office:value-type="float" office:value="38012" calcext:value-type="float">
            <text:p>38012</text:p>
          </table:table-cell>
          <table:table-cell office:value-type="float" office:value="59508" calcext:value-type="float">
            <text:p>59508</text:p>
          </table:table-cell>
          <table:table-cell table:number-columns-repeated="1022"/>
        </table:table-row>
        <table:table-row table:style-name="ro1">
          <table:table-cell office:value-type="float" office:value="38014" calcext:value-type="float">
            <text:p>38014</text:p>
          </table:table-cell>
          <table:table-cell office:value-type="float" office:value="59509" calcext:value-type="float">
            <text:p>59509</text:p>
          </table:table-cell>
          <table:table-cell table:number-columns-repeated="1022"/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59510" calcext:value-type="float">
            <text:p>59510</text:p>
          </table:table-cell>
          <table:table-cell table:number-columns-repeated="1022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float" office:value="59511" calcext:value-type="float">
            <text:p>59511</text:p>
          </table:table-cell>
          <table:table-cell table:number-columns-repeated="1022"/>
        </table:table-row>
        <table:table-row table:style-name="ro1">
          <table:table-cell office:value-type="float" office:value="38274" calcext:value-type="float">
            <text:p>38274</text:p>
          </table:table-cell>
          <table:table-cell office:value-type="float" office:value="59512" calcext:value-type="float">
            <text:p>59512</text:p>
          </table:table-cell>
          <table:table-cell table:number-columns-repeated="1022"/>
        </table:table-row>
        <table:table-row table:style-name="ro1">
          <table:table-cell office:value-type="float" office:value="38279" calcext:value-type="float">
            <text:p>38279</text:p>
          </table:table-cell>
          <table:table-cell office:value-type="float" office:value="59513" calcext:value-type="float">
            <text:p>59513</text:p>
          </table:table-cell>
          <table:table-cell table:number-columns-repeated="1022"/>
        </table:table-row>
        <table:table-row table:style-name="ro1">
          <table:table-cell office:value-type="float" office:value="38282" calcext:value-type="float">
            <text:p>38282</text:p>
          </table:table-cell>
          <table:table-cell office:value-type="float" office:value="59514" calcext:value-type="float">
            <text:p>59514</text:p>
          </table:table-cell>
          <table:table-cell table:number-columns-repeated="1022"/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float" office:value="59515" calcext:value-type="float">
            <text:p>59515</text:p>
          </table:table-cell>
          <table:table-cell table:number-columns-repeated="1022"/>
        </table:table-row>
        <table:table-row table:style-name="ro1">
          <table:table-cell office:value-type="float" office:value="38294" calcext:value-type="float">
            <text:p>38294</text:p>
          </table:table-cell>
          <table:table-cell office:value-type="float" office:value="59516" calcext:value-type="float">
            <text:p>59516</text:p>
          </table:table-cell>
          <table:table-cell table:number-columns-repeated="1022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float" office:value="59517" calcext:value-type="float">
            <text:p>59517</text:p>
          </table:table-cell>
          <table:table-cell table:number-columns-repeated="1022"/>
        </table:table-row>
        <table:table-row table:style-name="ro1">
          <table:table-cell office:value-type="float" office:value="38297" calcext:value-type="float">
            <text:p>38297</text:p>
          </table:table-cell>
          <table:table-cell office:value-type="float" office:value="59518" calcext:value-type="float">
            <text:p>59518</text:p>
          </table:table-cell>
          <table:table-cell table:number-columns-repeated="1022"/>
        </table:table-row>
        <table:table-row table:style-name="ro1">
          <table:table-cell office:value-type="float" office:value="38304" calcext:value-type="float">
            <text:p>38304</text:p>
          </table:table-cell>
          <table:table-cell office:value-type="float" office:value="59520" calcext:value-type="float">
            <text:p>59520</text:p>
          </table:table-cell>
          <table:table-cell table:number-columns-repeated="1022"/>
        </table:table-row>
        <table:table-row table:style-name="ro1">
          <table:table-cell office:value-type="float" office:value="38312" calcext:value-type="float">
            <text:p>38312</text:p>
          </table:table-cell>
          <table:table-cell office:value-type="float" office:value="59521" calcext:value-type="float">
            <text:p>59521</text:p>
          </table:table-cell>
          <table:table-cell table:number-columns-repeated="1022"/>
        </table:table-row>
        <table:table-row table:style-name="ro1">
          <table:table-cell office:value-type="float" office:value="38311" calcext:value-type="float">
            <text:p>38311</text:p>
          </table:table-cell>
          <table:table-cell office:value-type="float" office:value="59522" calcext:value-type="float">
            <text:p>59522</text:p>
          </table:table-cell>
          <table:table-cell table:number-columns-repeated="1022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59523" calcext:value-type="float">
            <text:p>59523</text:p>
          </table:table-cell>
          <table:table-cell table:number-columns-repeated="1022"/>
        </table:table-row>
        <table:table-row table:style-name="ro1">
          <table:table-cell office:value-type="float" office:value="38332" calcext:value-type="float">
            <text:p>38332</text:p>
          </table:table-cell>
          <table:table-cell office:value-type="float" office:value="59524" calcext:value-type="float">
            <text:p>59524</text:p>
          </table:table-cell>
          <table:table-cell table:number-columns-repeated="1022"/>
        </table:table-row>
        <table:table-row table:style-name="ro1">
          <table:table-cell office:value-type="float" office:value="38331" calcext:value-type="float">
            <text:p>38331</text:p>
          </table:table-cell>
          <table:table-cell office:value-type="float" office:value="59525" calcext:value-type="float">
            <text:p>59525</text:p>
          </table:table-cell>
          <table:table-cell table:number-columns-repeated="1022"/>
        </table:table-row>
        <table:table-row table:style-name="ro1">
          <table:table-cell office:value-type="float" office:value="38329" calcext:value-type="float">
            <text:p>38329</text:p>
          </table:table-cell>
          <table:table-cell office:value-type="float" office:value="59526" calcext:value-type="float">
            <text:p>59526</text:p>
          </table:table-cell>
          <table:table-cell table:number-columns-repeated="1022"/>
        </table:table-row>
        <table:table-row table:style-name="ro1">
          <table:table-cell office:value-type="float" office:value="38334" calcext:value-type="float">
            <text:p>38334</text:p>
          </table:table-cell>
          <table:table-cell office:value-type="float" office:value="59527" calcext:value-type="float">
            <text:p>59527</text:p>
          </table:table-cell>
          <table:table-cell table:number-columns-repeated="1022"/>
        </table:table-row>
        <table:table-row table:style-name="ro1">
          <table:table-cell office:value-type="float" office:value="38346" calcext:value-type="float">
            <text:p>38346</text:p>
          </table:table-cell>
          <table:table-cell office:value-type="float" office:value="59528" calcext:value-type="float">
            <text:p>59528</text:p>
          </table:table-cell>
          <table:table-cell table:number-columns-repeated="1022"/>
        </table:table-row>
        <table:table-row table:style-name="ro1">
          <table:table-cell office:value-type="float" office:value="28662" calcext:value-type="float">
            <text:p>28662</text:p>
          </table:table-cell>
          <table:table-cell office:value-type="float" office:value="59529" calcext:value-type="float">
            <text:p>59529</text:p>
          </table:table-cell>
          <table:table-cell table:number-columns-repeated="1022"/>
        </table:table-row>
        <table:table-row table:style-name="ro1">
          <table:table-cell office:value-type="float" office:value="38339" calcext:value-type="float">
            <text:p>38339</text:p>
          </table:table-cell>
          <table:table-cell office:value-type="float" office:value="59530" calcext:value-type="float">
            <text:p>59530</text:p>
          </table:table-cell>
          <table:table-cell table:number-columns-repeated="1022"/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float" office:value="59531" calcext:value-type="float">
            <text:p>59531</text:p>
          </table:table-cell>
          <table:table-cell table:number-columns-repeated="1022"/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float" office:value="59532" calcext:value-type="float">
            <text:p>59532</text:p>
          </table:table-cell>
          <table:table-cell table:number-columns-repeated="1022"/>
        </table:table-row>
        <table:table-row table:style-name="ro1">
          <table:table-cell office:value-type="float" office:value="38357" calcext:value-type="float">
            <text:p>38357</text:p>
          </table:table-cell>
          <table:table-cell office:value-type="float" office:value="59533" calcext:value-type="float">
            <text:p>59533</text:p>
          </table:table-cell>
          <table:table-cell table:number-columns-repeated="1022"/>
        </table:table-row>
        <table:table-row table:style-name="ro1">
          <table:table-cell office:value-type="float" office:value="38356" calcext:value-type="float">
            <text:p>38356</text:p>
          </table:table-cell>
          <table:table-cell office:value-type="float" office:value="59534" calcext:value-type="float">
            <text:p>59534</text:p>
          </table:table-cell>
          <table:table-cell table:number-columns-repeated="1022"/>
        </table:table-row>
        <table:table-row table:style-name="ro1">
          <table:table-cell office:value-type="float" office:value="38358" calcext:value-type="float">
            <text:p>38358</text:p>
          </table:table-cell>
          <table:table-cell office:value-type="float" office:value="59535" calcext:value-type="float">
            <text:p>59535</text:p>
          </table:table-cell>
          <table:table-cell table:number-columns-repeated="1022"/>
        </table:table-row>
        <table:table-row table:style-name="ro1">
          <table:table-cell office:value-type="float" office:value="38364" calcext:value-type="float">
            <text:p>38364</text:p>
          </table:table-cell>
          <table:table-cell office:value-type="float" office:value="59536" calcext:value-type="float">
            <text:p>59536</text:p>
          </table:table-cell>
          <table:table-cell table:number-columns-repeated="1022"/>
        </table:table-row>
        <table:table-row table:style-name="ro1">
          <table:table-cell office:value-type="float" office:value="38369" calcext:value-type="float">
            <text:p>38369</text:p>
          </table:table-cell>
          <table:table-cell office:value-type="float" office:value="59537" calcext:value-type="float">
            <text:p>59537</text:p>
          </table:table-cell>
          <table:table-cell table:number-columns-repeated="1022"/>
        </table:table-row>
        <table:table-row table:style-name="ro1">
          <table:table-cell office:value-type="float" office:value="38373" calcext:value-type="float">
            <text:p>38373</text:p>
          </table:table-cell>
          <table:table-cell office:value-type="float" office:value="59538" calcext:value-type="float">
            <text:p>59538</text:p>
          </table:table-cell>
          <table:table-cell table:number-columns-repeated="1022"/>
        </table:table-row>
        <table:table-row table:style-name="ro1">
          <table:table-cell office:value-type="float" office:value="38370" calcext:value-type="float">
            <text:p>38370</text:p>
          </table:table-cell>
          <table:table-cell office:value-type="float" office:value="59539" calcext:value-type="float">
            <text:p>59539</text:p>
          </table:table-cell>
          <table:table-cell table:number-columns-repeated="1022"/>
        </table:table-row>
        <table:table-row table:style-name="ro1">
          <table:table-cell office:value-type="float" office:value="38433" calcext:value-type="float">
            <text:p>38433</text:p>
          </table:table-cell>
          <table:table-cell office:value-type="float" office:value="59540" calcext:value-type="float">
            <text:p>59540</text:p>
          </table:table-cell>
          <table:table-cell table:number-columns-repeated="1022"/>
        </table:table-row>
        <table:table-row table:style-name="ro1">
          <table:table-cell office:value-type="float" office:value="38440" calcext:value-type="float">
            <text:p>38440</text:p>
          </table:table-cell>
          <table:table-cell office:value-type="float" office:value="59541" calcext:value-type="float">
            <text:p>59541</text:p>
          </table:table-cell>
          <table:table-cell table:number-columns-repeated="1022"/>
        </table:table-row>
        <table:table-row table:style-name="ro1">
          <table:table-cell office:value-type="float" office:value="38446" calcext:value-type="float">
            <text:p>38446</text:p>
          </table:table-cell>
          <table:table-cell office:value-type="float" office:value="59542" calcext:value-type="float">
            <text:p>59542</text:p>
          </table:table-cell>
          <table:table-cell table:number-columns-repeated="1022"/>
        </table:table-row>
        <table:table-row table:style-name="ro1">
          <table:table-cell office:value-type="float" office:value="38447" calcext:value-type="float">
            <text:p>38447</text:p>
          </table:table-cell>
          <table:table-cell office:value-type="float" office:value="59543" calcext:value-type="float">
            <text:p>59543</text:p>
          </table:table-cell>
          <table:table-cell table:number-columns-repeated="1022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59544" calcext:value-type="float">
            <text:p>59544</text:p>
          </table:table-cell>
          <table:table-cell table:number-columns-repeated="1022"/>
        </table:table-row>
        <table:table-row table:style-name="ro1">
          <table:table-cell office:value-type="float" office:value="38476" calcext:value-type="float">
            <text:p>38476</text:p>
          </table:table-cell>
          <table:table-cell office:value-type="float" office:value="59545" calcext:value-type="float">
            <text:p>59545</text:p>
          </table:table-cell>
          <table:table-cell table:number-columns-repeated="1022"/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float" office:value="59546" calcext:value-type="float">
            <text:p>59546</text:p>
          </table:table-cell>
          <table:table-cell table:number-columns-repeated="1022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59547" calcext:value-type="float">
            <text:p>59547</text:p>
          </table:table-cell>
          <table:table-cell table:number-columns-repeated="1022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59548" calcext:value-type="float">
            <text:p>59548</text:p>
          </table:table-cell>
          <table:table-cell table:number-columns-repeated="1022"/>
        </table:table-row>
        <table:table-row table:style-name="ro1">
          <table:table-cell office:value-type="float" office:value="38492" calcext:value-type="float">
            <text:p>38492</text:p>
          </table:table-cell>
          <table:table-cell office:value-type="float" office:value="59549" calcext:value-type="float">
            <text:p>59549</text:p>
          </table:table-cell>
          <table:table-cell table:number-columns-repeated="1022"/>
        </table:table-row>
        <table:table-row table:style-name="ro1">
          <table:table-cell office:value-type="float" office:value="38494" calcext:value-type="float">
            <text:p>38494</text:p>
          </table:table-cell>
          <table:table-cell office:value-type="float" office:value="59550" calcext:value-type="float">
            <text:p>59550</text:p>
          </table:table-cell>
          <table:table-cell table:number-columns-repeated="1022"/>
        </table:table-row>
        <table:table-row table:style-name="ro1">
          <table:table-cell office:value-type="float" office:value="38493" calcext:value-type="float">
            <text:p>38493</text:p>
          </table:table-cell>
          <table:table-cell office:value-type="float" office:value="59551" calcext:value-type="float">
            <text:p>59551</text:p>
          </table:table-cell>
          <table:table-cell table:number-columns-repeated="1022"/>
        </table:table-row>
        <table:table-row table:style-name="ro1">
          <table:table-cell office:value-type="float" office:value="38495" calcext:value-type="float">
            <text:p>38495</text:p>
          </table:table-cell>
          <table:table-cell office:value-type="float" office:value="59552" calcext:value-type="float">
            <text:p>59552</text:p>
          </table:table-cell>
          <table:table-cell table:number-columns-repeated="1022"/>
        </table:table-row>
        <table:table-row table:style-name="ro1">
          <table:table-cell office:value-type="float" office:value="38502" calcext:value-type="float">
            <text:p>38502</text:p>
          </table:table-cell>
          <table:table-cell office:value-type="float" office:value="59553" calcext:value-type="float">
            <text:p>59553</text:p>
          </table:table-cell>
          <table:table-cell table:number-columns-repeated="1022"/>
        </table:table-row>
        <table:table-row table:style-name="ro1">
          <table:table-cell office:value-type="float" office:value="38514" calcext:value-type="float">
            <text:p>38514</text:p>
          </table:table-cell>
          <table:table-cell office:value-type="float" office:value="59554" calcext:value-type="float">
            <text:p>59554</text:p>
          </table:table-cell>
          <table:table-cell table:number-columns-repeated="1022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59555" calcext:value-type="float">
            <text:p>59555</text:p>
          </table:table-cell>
          <table:table-cell table:number-columns-repeated="1022"/>
        </table:table-row>
        <table:table-row table:style-name="ro1">
          <table:table-cell office:value-type="float" office:value="38541" calcext:value-type="float">
            <text:p>38541</text:p>
          </table:table-cell>
          <table:table-cell office:value-type="float" office:value="59556" calcext:value-type="float">
            <text:p>59556</text:p>
          </table:table-cell>
          <table:table-cell table:number-columns-repeated="1022"/>
        </table:table-row>
        <table:table-row table:style-name="ro1">
          <table:table-cell office:value-type="float" office:value="38552" calcext:value-type="float">
            <text:p>38552</text:p>
          </table:table-cell>
          <table:table-cell office:value-type="float" office:value="59557" calcext:value-type="float">
            <text:p>59557</text:p>
          </table:table-cell>
          <table:table-cell table:number-columns-repeated="1022"/>
        </table:table-row>
        <table:table-row table:style-name="ro1">
          <table:table-cell office:value-type="float" office:value="38549" calcext:value-type="float">
            <text:p>38549</text:p>
          </table:table-cell>
          <table:table-cell office:value-type="float" office:value="59558" calcext:value-type="float">
            <text:p>59558</text:p>
          </table:table-cell>
          <table:table-cell table:number-columns-repeated="1022"/>
        </table:table-row>
        <table:table-row table:style-name="ro1">
          <table:table-cell office:value-type="float" office:value="38551" calcext:value-type="float">
            <text:p>38551</text:p>
          </table:table-cell>
          <table:table-cell office:value-type="float" office:value="59559" calcext:value-type="float">
            <text:p>59559</text:p>
          </table:table-cell>
          <table:table-cell table:number-columns-repeated="1022"/>
        </table:table-row>
        <table:table-row table:style-name="ro1">
          <table:table-cell office:value-type="float" office:value="38570" calcext:value-type="float">
            <text:p>38570</text:p>
          </table:table-cell>
          <table:table-cell office:value-type="float" office:value="59560" calcext:value-type="float">
            <text:p>59560</text:p>
          </table:table-cell>
          <table:table-cell table:number-columns-repeated="1022"/>
        </table:table-row>
        <table:table-row table:style-name="ro1">
          <table:table-cell office:value-type="float" office:value="38567" calcext:value-type="float">
            <text:p>38567</text:p>
          </table:table-cell>
          <table:table-cell office:value-type="float" office:value="59561" calcext:value-type="float">
            <text:p>59561</text:p>
          </table:table-cell>
          <table:table-cell table:number-columns-repeated="1022"/>
        </table:table-row>
        <table:table-row table:style-name="ro1">
          <table:table-cell office:value-type="float" office:value="38577" calcext:value-type="float">
            <text:p>38577</text:p>
          </table:table-cell>
          <table:table-cell office:value-type="float" office:value="59562" calcext:value-type="float">
            <text:p>59562</text:p>
          </table:table-cell>
          <table:table-cell table:number-columns-repeated="1022"/>
        </table:table-row>
        <table:table-row table:style-name="ro1">
          <table:table-cell office:value-type="float" office:value="38578" calcext:value-type="float">
            <text:p>38578</text:p>
          </table:table-cell>
          <table:table-cell office:value-type="float" office:value="59563" calcext:value-type="float">
            <text:p>59563</text:p>
          </table:table-cell>
          <table:table-cell table:number-columns-repeated="1022"/>
        </table:table-row>
        <table:table-row table:style-name="ro1">
          <table:table-cell office:value-type="float" office:value="38576" calcext:value-type="float">
            <text:p>38576</text:p>
          </table:table-cell>
          <table:table-cell office:value-type="float" office:value="59564" calcext:value-type="float">
            <text:p>59564</text:p>
          </table:table-cell>
          <table:table-cell table:number-columns-repeated="1022"/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59565" calcext:value-type="float">
            <text:p>59565</text:p>
          </table:table-cell>
          <table:table-cell table:number-columns-repeated="1022"/>
        </table:table-row>
        <table:table-row table:style-name="ro1">
          <table:table-cell office:value-type="float" office:value="38582" calcext:value-type="float">
            <text:p>38582</text:p>
          </table:table-cell>
          <table:table-cell office:value-type="float" office:value="59566" calcext:value-type="float">
            <text:p>59566</text:p>
          </table:table-cell>
          <table:table-cell table:number-columns-repeated="1022"/>
        </table:table-row>
        <table:table-row table:style-name="ro1">
          <table:table-cell office:value-type="float" office:value="38584" calcext:value-type="float">
            <text:p>38584</text:p>
          </table:table-cell>
          <table:table-cell office:value-type="float" office:value="59567" calcext:value-type="float">
            <text:p>59567</text:p>
          </table:table-cell>
          <table:table-cell table:number-columns-repeated="1022"/>
        </table:table-row>
        <table:table-row table:style-name="ro1">
          <table:table-cell office:value-type="float" office:value="38585" calcext:value-type="float">
            <text:p>38585</text:p>
          </table:table-cell>
          <table:table-cell office:value-type="float" office:value="59568" calcext:value-type="float">
            <text:p>59568</text:p>
          </table:table-cell>
          <table:table-cell table:number-columns-repeated="1022"/>
        </table:table-row>
        <table:table-row table:style-name="ro1">
          <table:table-cell office:value-type="float" office:value="38606" calcext:value-type="float">
            <text:p>38606</text:p>
          </table:table-cell>
          <table:table-cell office:value-type="float" office:value="59569" calcext:value-type="float">
            <text:p>59569</text:p>
          </table:table-cell>
          <table:table-cell table:number-columns-repeated="1022"/>
        </table:table-row>
        <table:table-row table:style-name="ro1">
          <table:table-cell office:value-type="float" office:value="38603" calcext:value-type="float">
            <text:p>38603</text:p>
          </table:table-cell>
          <table:table-cell office:value-type="float" office:value="59570" calcext:value-type="float">
            <text:p>59570</text:p>
          </table:table-cell>
          <table:table-cell table:number-columns-repeated="1022"/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59571" calcext:value-type="float">
            <text:p>59571</text:p>
          </table:table-cell>
          <table:table-cell table:number-columns-repeated="1022"/>
        </table:table-row>
        <table:table-row table:style-name="ro1">
          <table:table-cell office:value-type="float" office:value="38605" calcext:value-type="float">
            <text:p>38605</text:p>
          </table:table-cell>
          <table:table-cell office:value-type="float" office:value="59572" calcext:value-type="float">
            <text:p>59572</text:p>
          </table:table-cell>
          <table:table-cell table:number-columns-repeated="1022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59573" calcext:value-type="float">
            <text:p>59573</text:p>
          </table:table-cell>
          <table:table-cell table:number-columns-repeated="1022"/>
        </table:table-row>
        <table:table-row table:style-name="ro1">
          <table:table-cell office:value-type="float" office:value="38620" calcext:value-type="float">
            <text:p>38620</text:p>
          </table:table-cell>
          <table:table-cell office:value-type="float" office:value="59574" calcext:value-type="float">
            <text:p>59574</text:p>
          </table:table-cell>
          <table:table-cell table:number-columns-repeated="1022"/>
        </table:table-row>
        <table:table-row table:style-name="ro1">
          <table:table-cell office:value-type="float" office:value="38669" calcext:value-type="float">
            <text:p>38669</text:p>
          </table:table-cell>
          <table:table-cell office:value-type="float" office:value="59575" calcext:value-type="float">
            <text:p>59575</text:p>
          </table:table-cell>
          <table:table-cell table:number-columns-repeated="1022"/>
        </table:table-row>
        <table:table-row table:style-name="ro1">
          <table:table-cell office:value-type="float" office:value="38613" calcext:value-type="float">
            <text:p>38613</text:p>
          </table:table-cell>
          <table:table-cell office:value-type="float" office:value="59576" calcext:value-type="float">
            <text:p>59576</text:p>
          </table:table-cell>
          <table:table-cell table:number-columns-repeated="1022"/>
        </table:table-row>
        <table:table-row table:style-name="ro1">
          <table:table-cell office:value-type="float" office:value="38649" calcext:value-type="float">
            <text:p>38649</text:p>
          </table:table-cell>
          <table:table-cell office:value-type="float" office:value="59577" calcext:value-type="float">
            <text:p>59577</text:p>
          </table:table-cell>
          <table:table-cell table:number-columns-repeated="1022"/>
        </table:table-row>
        <table:table-row table:style-name="ro1">
          <table:table-cell office:value-type="float" office:value="38660" calcext:value-type="float">
            <text:p>38660</text:p>
          </table:table-cell>
          <table:table-cell office:value-type="float" office:value="59578" calcext:value-type="float">
            <text:p>59578</text:p>
          </table:table-cell>
          <table:table-cell table:number-columns-repeated="1022"/>
        </table:table-row>
        <table:table-row table:style-name="ro1">
          <table:table-cell office:value-type="float" office:value="38662" calcext:value-type="float">
            <text:p>38662</text:p>
          </table:table-cell>
          <table:table-cell office:value-type="float" office:value="59579" calcext:value-type="float">
            <text:p>59579</text:p>
          </table:table-cell>
          <table:table-cell table:number-columns-repeated="1022"/>
        </table:table-row>
        <table:table-row table:style-name="ro1">
          <table:table-cell office:value-type="float" office:value="38664" calcext:value-type="float">
            <text:p>38664</text:p>
          </table:table-cell>
          <table:table-cell office:value-type="float" office:value="59580" calcext:value-type="float">
            <text:p>59580</text:p>
          </table:table-cell>
          <table:table-cell table:number-columns-repeated="1022"/>
        </table:table-row>
        <table:table-row table:style-name="ro1">
          <table:table-cell office:value-type="float" office:value="38675" calcext:value-type="float">
            <text:p>38675</text:p>
          </table:table-cell>
          <table:table-cell office:value-type="float" office:value="59581" calcext:value-type="float">
            <text:p>59581</text:p>
          </table:table-cell>
          <table:table-cell table:number-columns-repeated="1022"/>
        </table:table-row>
        <table:table-row table:style-name="ro1">
          <table:table-cell office:value-type="float" office:value="38670" calcext:value-type="float">
            <text:p>38670</text:p>
          </table:table-cell>
          <table:table-cell office:value-type="float" office:value="59582" calcext:value-type="float">
            <text:p>59582</text:p>
          </table:table-cell>
          <table:table-cell table:number-columns-repeated="1022"/>
        </table:table-row>
        <table:table-row table:style-name="ro1">
          <table:table-cell office:value-type="float" office:value="38673" calcext:value-type="float">
            <text:p>38673</text:p>
          </table:table-cell>
          <table:table-cell office:value-type="float" office:value="59583" calcext:value-type="float">
            <text:p>59583</text:p>
          </table:table-cell>
          <table:table-cell table:number-columns-repeated="1022"/>
        </table:table-row>
        <table:table-row table:style-name="ro1">
          <table:table-cell office:value-type="float" office:value="38671" calcext:value-type="float">
            <text:p>38671</text:p>
          </table:table-cell>
          <table:table-cell office:value-type="float" office:value="59584" calcext:value-type="float">
            <text:p>59584</text:p>
          </table:table-cell>
          <table:table-cell table:number-columns-repeated="1022"/>
        </table:table-row>
        <table:table-row table:style-name="ro1">
          <table:table-cell office:value-type="float" office:value="38678" calcext:value-type="float">
            <text:p>38678</text:p>
          </table:table-cell>
          <table:table-cell office:value-type="float" office:value="59585" calcext:value-type="float">
            <text:p>59585</text:p>
          </table:table-cell>
          <table:table-cell table:number-columns-repeated="1022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59586" calcext:value-type="float">
            <text:p>59586</text:p>
          </table:table-cell>
          <table:table-cell table:number-columns-repeated="1022"/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float" office:value="59587" calcext:value-type="float">
            <text:p>59587</text:p>
          </table:table-cell>
          <table:table-cell table:number-columns-repeated="1022"/>
        </table:table-row>
        <table:table-row table:style-name="ro1">
          <table:table-cell office:value-type="float" office:value="38698" calcext:value-type="float">
            <text:p>38698</text:p>
          </table:table-cell>
          <table:table-cell office:value-type="float" office:value="59588" calcext:value-type="float">
            <text:p>59588</text:p>
          </table:table-cell>
          <table:table-cell table:number-columns-repeated="1022"/>
        </table:table-row>
        <table:table-row table:style-name="ro1">
          <table:table-cell office:value-type="float" office:value="38704" calcext:value-type="float">
            <text:p>38704</text:p>
          </table:table-cell>
          <table:table-cell office:value-type="float" office:value="59589" calcext:value-type="float">
            <text:p>59589</text:p>
          </table:table-cell>
          <table:table-cell table:number-columns-repeated="1022"/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float" office:value="59590" calcext:value-type="float">
            <text:p>59590</text:p>
          </table:table-cell>
          <table:table-cell table:number-columns-repeated="1022"/>
        </table:table-row>
        <table:table-row table:style-name="ro1">
          <table:table-cell office:value-type="float" office:value="38717" calcext:value-type="float">
            <text:p>38717</text:p>
          </table:table-cell>
          <table:table-cell office:value-type="float" office:value="59591" calcext:value-type="float">
            <text:p>59591</text:p>
          </table:table-cell>
          <table:table-cell table:number-columns-repeated="1022"/>
        </table:table-row>
        <table:table-row table:style-name="ro1">
          <table:table-cell office:value-type="float" office:value="38718" calcext:value-type="float">
            <text:p>38718</text:p>
          </table:table-cell>
          <table:table-cell office:value-type="float" office:value="59592" calcext:value-type="float">
            <text:p>59592</text:p>
          </table:table-cell>
          <table:table-cell table:number-columns-repeated="1022"/>
        </table:table-row>
        <table:table-row table:style-name="ro1">
          <table:table-cell office:value-type="float" office:value="38724" calcext:value-type="float">
            <text:p>38724</text:p>
          </table:table-cell>
          <table:table-cell office:value-type="float" office:value="59593" calcext:value-type="float">
            <text:p>59593</text:p>
          </table:table-cell>
          <table:table-cell table:number-columns-repeated="1022"/>
        </table:table-row>
        <table:table-row table:style-name="ro1">
          <table:table-cell office:value-type="float" office:value="38726" calcext:value-type="float">
            <text:p>38726</text:p>
          </table:table-cell>
          <table:table-cell office:value-type="float" office:value="59594" calcext:value-type="float">
            <text:p>59594</text:p>
          </table:table-cell>
          <table:table-cell table:number-columns-repeated="1022"/>
        </table:table-row>
        <table:table-row table:style-name="ro1">
          <table:table-cell office:value-type="float" office:value="38728" calcext:value-type="float">
            <text:p>38728</text:p>
          </table:table-cell>
          <table:table-cell office:value-type="float" office:value="59595" calcext:value-type="float">
            <text:p>59595</text:p>
          </table:table-cell>
          <table:table-cell table:number-columns-repeated="1022"/>
        </table:table-row>
        <table:table-row table:style-name="ro1">
          <table:table-cell office:value-type="float" office:value="38722" calcext:value-type="float">
            <text:p>38722</text:p>
          </table:table-cell>
          <table:table-cell office:value-type="float" office:value="59596" calcext:value-type="float">
            <text:p>59596</text:p>
          </table:table-cell>
          <table:table-cell table:number-columns-repeated="1022"/>
        </table:table-row>
        <table:table-row table:style-name="ro1">
          <table:table-cell office:value-type="float" office:value="38729" calcext:value-type="float">
            <text:p>38729</text:p>
          </table:table-cell>
          <table:table-cell office:value-type="float" office:value="59597" calcext:value-type="float">
            <text:p>59597</text:p>
          </table:table-cell>
          <table:table-cell table:number-columns-repeated="1022"/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float" office:value="59598" calcext:value-type="float">
            <text:p>59598</text:p>
          </table:table-cell>
          <table:table-cell table:number-columns-repeated="1022"/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float" office:value="59599" calcext:value-type="float">
            <text:p>59599</text:p>
          </table:table-cell>
          <table:table-cell table:number-columns-repeated="1022"/>
        </table:table-row>
        <table:table-row table:style-name="ro1">
          <table:table-cell office:value-type="float" office:value="38756" calcext:value-type="float">
            <text:p>38756</text:p>
          </table:table-cell>
          <table:table-cell office:value-type="float" office:value="59600" calcext:value-type="float">
            <text:p>59600</text:p>
          </table:table-cell>
          <table:table-cell table:number-columns-repeated="1022"/>
        </table:table-row>
        <table:table-row table:style-name="ro1">
          <table:table-cell office:value-type="float" office:value="38758" calcext:value-type="float">
            <text:p>38758</text:p>
          </table:table-cell>
          <table:table-cell office:value-type="float" office:value="59601" calcext:value-type="float">
            <text:p>59601</text:p>
          </table:table-cell>
          <table:table-cell table:number-columns-repeated="1022"/>
        </table:table-row>
        <table:table-row table:style-name="ro1">
          <table:table-cell office:value-type="float" office:value="38760" calcext:value-type="float">
            <text:p>38760</text:p>
          </table:table-cell>
          <table:table-cell office:value-type="float" office:value="59602" calcext:value-type="float">
            <text:p>59602</text:p>
          </table:table-cell>
          <table:table-cell table:number-columns-repeated="1022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59603" calcext:value-type="float">
            <text:p>59603</text:p>
          </table:table-cell>
          <table:table-cell table:number-columns-repeated="1022"/>
        </table:table-row>
        <table:table-row table:style-name="ro1">
          <table:table-cell office:value-type="float" office:value="38763" calcext:value-type="float">
            <text:p>38763</text:p>
          </table:table-cell>
          <table:table-cell office:value-type="float" office:value="59604" calcext:value-type="float">
            <text:p>59604</text:p>
          </table:table-cell>
          <table:table-cell table:number-columns-repeated="1022"/>
        </table:table-row>
        <table:table-row table:style-name="ro1">
          <table:table-cell office:value-type="float" office:value="38769" calcext:value-type="float">
            <text:p>38769</text:p>
          </table:table-cell>
          <table:table-cell office:value-type="float" office:value="59605" calcext:value-type="float">
            <text:p>59605</text:p>
          </table:table-cell>
          <table:table-cell table:number-columns-repeated="1022"/>
        </table:table-row>
        <table:table-row table:style-name="ro1">
          <table:table-cell office:value-type="float" office:value="38777" calcext:value-type="float">
            <text:p>38777</text:p>
          </table:table-cell>
          <table:table-cell office:value-type="float" office:value="59606" calcext:value-type="float">
            <text:p>59606</text:p>
          </table:table-cell>
          <table:table-cell table:number-columns-repeated="1022"/>
        </table:table-row>
        <table:table-row table:style-name="ro1">
          <table:table-cell office:value-type="float" office:value="38789" calcext:value-type="float">
            <text:p>38789</text:p>
          </table:table-cell>
          <table:table-cell office:value-type="float" office:value="59607" calcext:value-type="float">
            <text:p>59607</text:p>
          </table:table-cell>
          <table:table-cell table:number-columns-repeated="1022"/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float" office:value="59608" calcext:value-type="float">
            <text:p>59608</text:p>
          </table:table-cell>
          <table:table-cell table:number-columns-repeated="1022"/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float" office:value="59609" calcext:value-type="float">
            <text:p>59609</text:p>
          </table:table-cell>
          <table:table-cell table:number-columns-repeated="1022"/>
        </table:table-row>
        <table:table-row table:style-name="ro1">
          <table:table-cell office:value-type="float" office:value="38778" calcext:value-type="float">
            <text:p>38778</text:p>
          </table:table-cell>
          <table:table-cell office:value-type="float" office:value="59610" calcext:value-type="float">
            <text:p>59610</text:p>
          </table:table-cell>
          <table:table-cell table:number-columns-repeated="1022"/>
        </table:table-row>
        <table:table-row table:style-name="ro1">
          <table:table-cell office:value-type="float" office:value="38790" calcext:value-type="float">
            <text:p>38790</text:p>
          </table:table-cell>
          <table:table-cell office:value-type="float" office:value="59611" calcext:value-type="float">
            <text:p>59611</text:p>
          </table:table-cell>
          <table:table-cell table:number-columns-repeated="1022"/>
        </table:table-row>
        <table:table-row table:style-name="ro1">
          <table:table-cell office:value-type="float" office:value="38795" calcext:value-type="float">
            <text:p>38795</text:p>
          </table:table-cell>
          <table:table-cell office:value-type="float" office:value="59612" calcext:value-type="float">
            <text:p>59612</text:p>
          </table:table-cell>
          <table:table-cell table:number-columns-repeated="1022"/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float" office:value="59613" calcext:value-type="float">
            <text:p>59613</text:p>
          </table:table-cell>
          <table:table-cell table:number-columns-repeated="1022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59614" calcext:value-type="float">
            <text:p>59614</text:p>
          </table:table-cell>
          <table:table-cell table:number-columns-repeated="1022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float" office:value="59615" calcext:value-type="float">
            <text:p>59615</text:p>
          </table:table-cell>
          <table:table-cell table:number-columns-repeated="1022"/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float" office:value="59616" calcext:value-type="float">
            <text:p>59616</text:p>
          </table:table-cell>
          <table:table-cell table:number-columns-repeated="1022"/>
        </table:table-row>
        <table:table-row table:style-name="ro1">
          <table:table-cell office:value-type="float" office:value="38822" calcext:value-type="float">
            <text:p>38822</text:p>
          </table:table-cell>
          <table:table-cell office:value-type="float" office:value="59617" calcext:value-type="float">
            <text:p>59617</text:p>
          </table:table-cell>
          <table:table-cell table:number-columns-repeated="1022"/>
        </table:table-row>
        <table:table-row table:style-name="ro1">
          <table:table-cell office:value-type="float" office:value="38819" calcext:value-type="float">
            <text:p>38819</text:p>
          </table:table-cell>
          <table:table-cell office:value-type="float" office:value="59618" calcext:value-type="float">
            <text:p>59618</text:p>
          </table:table-cell>
          <table:table-cell table:number-columns-repeated="1022"/>
        </table:table-row>
        <table:table-row table:style-name="ro1">
          <table:table-cell office:value-type="float" office:value="38835" calcext:value-type="float">
            <text:p>38835</text:p>
          </table:table-cell>
          <table:table-cell office:value-type="float" office:value="59619" calcext:value-type="float">
            <text:p>59619</text:p>
          </table:table-cell>
          <table:table-cell table:number-columns-repeated="1022"/>
        </table:table-row>
        <table:table-row table:style-name="ro1">
          <table:table-cell office:value-type="float" office:value="38836" calcext:value-type="float">
            <text:p>38836</text:p>
          </table:table-cell>
          <table:table-cell office:value-type="float" office:value="59620" calcext:value-type="float">
            <text:p>59620</text:p>
          </table:table-cell>
          <table:table-cell table:number-columns-repeated="1022"/>
        </table:table-row>
        <table:table-row table:style-name="ro1">
          <table:table-cell office:value-type="float" office:value="38851" calcext:value-type="float">
            <text:p>38851</text:p>
          </table:table-cell>
          <table:table-cell office:value-type="float" office:value="59621" calcext:value-type="float">
            <text:p>59621</text:p>
          </table:table-cell>
          <table:table-cell table:number-columns-repeated="1022"/>
        </table:table-row>
        <table:table-row table:style-name="ro1">
          <table:table-cell office:value-type="float" office:value="38854" calcext:value-type="float">
            <text:p>38854</text:p>
          </table:table-cell>
          <table:table-cell office:value-type="float" office:value="59622" calcext:value-type="float">
            <text:p>59622</text:p>
          </table:table-cell>
          <table:table-cell table:number-columns-repeated="1022"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59623" calcext:value-type="float">
            <text:p>59623</text:p>
          </table:table-cell>
          <table:table-cell table:number-columns-repeated="1022"/>
        </table:table-row>
        <table:table-row table:style-name="ro1">
          <table:table-cell office:value-type="float" office:value="38859" calcext:value-type="float">
            <text:p>38859</text:p>
          </table:table-cell>
          <table:table-cell office:value-type="float" office:value="59624" calcext:value-type="float">
            <text:p>59624</text:p>
          </table:table-cell>
          <table:table-cell table:number-columns-repeated="1022"/>
        </table:table-row>
        <table:table-row table:style-name="ro1">
          <table:table-cell office:value-type="float" office:value="38876" calcext:value-type="float">
            <text:p>38876</text:p>
          </table:table-cell>
          <table:table-cell office:value-type="float" office:value="59625" calcext:value-type="float">
            <text:p>59625</text:p>
          </table:table-cell>
          <table:table-cell table:number-columns-repeated="1022"/>
        </table:table-row>
        <table:table-row table:style-name="ro1">
          <table:table-cell office:value-type="float" office:value="38893" calcext:value-type="float">
            <text:p>38893</text:p>
          </table:table-cell>
          <table:table-cell office:value-type="float" office:value="59626" calcext:value-type="float">
            <text:p>59626</text:p>
          </table:table-cell>
          <table:table-cell table:number-columns-repeated="1022"/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float" office:value="59627" calcext:value-type="float">
            <text:p>59627</text:p>
          </table:table-cell>
          <table:table-cell table:number-columns-repeated="1022"/>
        </table:table-row>
        <table:table-row table:style-name="ro1">
          <table:table-cell office:value-type="float" office:value="38898" calcext:value-type="float">
            <text:p>38898</text:p>
          </table:table-cell>
          <table:table-cell office:value-type="float" office:value="59628" calcext:value-type="float">
            <text:p>59628</text:p>
          </table:table-cell>
          <table:table-cell table:number-columns-repeated="1022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float" office:value="59629" calcext:value-type="float">
            <text:p>59629</text:p>
          </table:table-cell>
          <table:table-cell table:number-columns-repeated="1022"/>
        </table:table-row>
        <table:table-row table:style-name="ro1">
          <table:table-cell office:value-type="float" office:value="38902" calcext:value-type="float">
            <text:p>38902</text:p>
          </table:table-cell>
          <table:table-cell office:value-type="float" office:value="59630" calcext:value-type="float">
            <text:p>59630</text:p>
          </table:table-cell>
          <table:table-cell table:number-columns-repeated="1022"/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59631" calcext:value-type="float">
            <text:p>59631</text:p>
          </table:table-cell>
          <table:table-cell table:number-columns-repeated="1022"/>
        </table:table-row>
        <table:table-row table:style-name="ro1">
          <table:table-cell office:value-type="float" office:value="38927" calcext:value-type="float">
            <text:p>38927</text:p>
          </table:table-cell>
          <table:table-cell office:value-type="float" office:value="59632" calcext:value-type="float">
            <text:p>59632</text:p>
          </table:table-cell>
          <table:table-cell table:number-columns-repeated="1022"/>
        </table:table-row>
        <table:table-row table:style-name="ro1">
          <table:table-cell office:value-type="float" office:value="38924" calcext:value-type="float">
            <text:p>38924</text:p>
          </table:table-cell>
          <table:table-cell office:value-type="float" office:value="59633" calcext:value-type="float">
            <text:p>59633</text:p>
          </table:table-cell>
          <table:table-cell table:number-columns-repeated="1022"/>
        </table:table-row>
        <table:table-row table:style-name="ro1">
          <table:table-cell office:value-type="float" office:value="38968" calcext:value-type="float">
            <text:p>38968</text:p>
          </table:table-cell>
          <table:table-cell office:value-type="float" office:value="59634" calcext:value-type="float">
            <text:p>59634</text:p>
          </table:table-cell>
          <table:table-cell table:number-columns-repeated="1022"/>
        </table:table-row>
        <table:table-row table:style-name="ro1">
          <table:table-cell office:value-type="float" office:value="38948" calcext:value-type="float">
            <text:p>38948</text:p>
          </table:table-cell>
          <table:table-cell office:value-type="float" office:value="59635" calcext:value-type="float">
            <text:p>59635</text:p>
          </table:table-cell>
          <table:table-cell table:number-columns-repeated="1022"/>
        </table:table-row>
        <table:table-row table:style-name="ro1">
          <table:table-cell office:value-type="float" office:value="38945" calcext:value-type="float">
            <text:p>38945</text:p>
          </table:table-cell>
          <table:table-cell office:value-type="float" office:value="59636" calcext:value-type="float">
            <text:p>59636</text:p>
          </table:table-cell>
          <table:table-cell table:number-columns-repeated="1022"/>
        </table:table-row>
        <table:table-row table:style-name="ro1">
          <table:table-cell office:value-type="float" office:value="38967" calcext:value-type="float">
            <text:p>38967</text:p>
          </table:table-cell>
          <table:table-cell office:value-type="float" office:value="59637" calcext:value-type="float">
            <text:p>59637</text:p>
          </table:table-cell>
          <table:table-cell table:number-columns-repeated="1022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59638" calcext:value-type="float">
            <text:p>59638</text:p>
          </table:table-cell>
          <table:table-cell table:number-columns-repeated="1022"/>
        </table:table-row>
        <table:table-row table:style-name="ro1">
          <table:table-cell office:value-type="float" office:value="38982" calcext:value-type="float">
            <text:p>38982</text:p>
          </table:table-cell>
          <table:table-cell office:value-type="float" office:value="59639" calcext:value-type="float">
            <text:p>59639</text:p>
          </table:table-cell>
          <table:table-cell table:number-columns-repeated="1022"/>
        </table:table-row>
        <table:table-row table:style-name="ro1">
          <table:table-cell office:value-type="float" office:value="38991" calcext:value-type="float">
            <text:p>38991</text:p>
          </table:table-cell>
          <table:table-cell office:value-type="float" office:value="59640" calcext:value-type="float">
            <text:p>59640</text:p>
          </table:table-cell>
          <table:table-cell table:number-columns-repeated="1022"/>
        </table:table-row>
        <table:table-row table:style-name="ro1">
          <table:table-cell office:value-type="float" office:value="38987" calcext:value-type="float">
            <text:p>38987</text:p>
          </table:table-cell>
          <table:table-cell office:value-type="float" office:value="59641" calcext:value-type="float">
            <text:p>59641</text:p>
          </table:table-cell>
          <table:table-cell table:number-columns-repeated="1022"/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float" office:value="59642" calcext:value-type="float">
            <text:p>59642</text:p>
          </table:table-cell>
          <table:table-cell table:number-columns-repeated="1022"/>
        </table:table-row>
        <table:table-row table:style-name="ro1">
          <table:table-cell office:value-type="float" office:value="39023" calcext:value-type="float">
            <text:p>39023</text:p>
          </table:table-cell>
          <table:table-cell office:value-type="float" office:value="59643" calcext:value-type="float">
            <text:p>59643</text:p>
          </table:table-cell>
          <table:table-cell table:number-columns-repeated="1022"/>
        </table:table-row>
        <table:table-row table:style-name="ro1">
          <table:table-cell office:value-type="float" office:value="39024" calcext:value-type="float">
            <text:p>39024</text:p>
          </table:table-cell>
          <table:table-cell office:value-type="float" office:value="59644" calcext:value-type="float">
            <text:p>59644</text:p>
          </table:table-cell>
          <table:table-cell table:number-columns-repeated="1022"/>
        </table:table-row>
        <table:table-row table:style-name="ro1">
          <table:table-cell office:value-type="float" office:value="39025" calcext:value-type="float">
            <text:p>39025</text:p>
          </table:table-cell>
          <table:table-cell office:value-type="float" office:value="59712" calcext:value-type="float">
            <text:p>59712</text:p>
          </table:table-cell>
          <table:table-cell table:number-columns-repeated="1022"/>
        </table:table-row>
        <table:table-row table:style-name="ro1">
          <table:table-cell office:value-type="float" office:value="39028" calcext:value-type="float">
            <text:p>39028</text:p>
          </table:table-cell>
          <table:table-cell office:value-type="float" office:value="59713" calcext:value-type="float">
            <text:p>59713</text:p>
          </table:table-cell>
          <table:table-cell table:number-columns-repeated="1022"/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float" office:value="59714" calcext:value-type="float">
            <text:p>59714</text:p>
          </table:table-cell>
          <table:table-cell table:number-columns-repeated="1022"/>
        </table:table-row>
        <table:table-row table:style-name="ro1">
          <table:table-cell office:value-type="float" office:value="39082" calcext:value-type="float">
            <text:p>39082</text:p>
          </table:table-cell>
          <table:table-cell office:value-type="float" office:value="59715" calcext:value-type="float">
            <text:p>59715</text:p>
          </table:table-cell>
          <table:table-cell table:number-columns-repeated="1022"/>
        </table:table-row>
        <table:table-row table:style-name="ro1">
          <table:table-cell office:value-type="float" office:value="39087" calcext:value-type="float">
            <text:p>39087</text:p>
          </table:table-cell>
          <table:table-cell office:value-type="float" office:value="59716" calcext:value-type="float">
            <text:p>59716</text:p>
          </table:table-cell>
          <table:table-cell table:number-columns-repeated="1022"/>
        </table:table-row>
        <table:table-row table:style-name="ro1">
          <table:table-cell office:value-type="float" office:value="39089" calcext:value-type="float">
            <text:p>39089</text:p>
          </table:table-cell>
          <table:table-cell office:value-type="float" office:value="59717" calcext:value-type="float">
            <text:p>59717</text:p>
          </table:table-cell>
          <table:table-cell table:number-columns-repeated="1022"/>
        </table:table-row>
        <table:table-row table:style-name="ro1">
          <table:table-cell office:value-type="float" office:value="39094" calcext:value-type="float">
            <text:p>39094</text:p>
          </table:table-cell>
          <table:table-cell office:value-type="float" office:value="59718" calcext:value-type="float">
            <text:p>59718</text:p>
          </table:table-cell>
          <table:table-cell table:number-columns-repeated="1022"/>
        </table:table-row>
        <table:table-row table:style-name="ro1">
          <table:table-cell office:value-type="float" office:value="39108" calcext:value-type="float">
            <text:p>39108</text:p>
          </table:table-cell>
          <table:table-cell office:value-type="float" office:value="59719" calcext:value-type="float">
            <text:p>59719</text:p>
          </table:table-cell>
          <table:table-cell table:number-columns-repeated="1022"/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float" office:value="59720" calcext:value-type="float">
            <text:p>59720</text:p>
          </table:table-cell>
          <table:table-cell table:number-columns-repeated="1022"/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59721" calcext:value-type="float">
            <text:p>59721</text:p>
          </table:table-cell>
          <table:table-cell table:number-columns-repeated="1022"/>
        </table:table-row>
        <table:table-row table:style-name="ro1">
          <table:table-cell office:value-type="float" office:value="39145" calcext:value-type="float">
            <text:p>39145</text:p>
          </table:table-cell>
          <table:table-cell office:value-type="float" office:value="59722" calcext:value-type="float">
            <text:p>59722</text:p>
          </table:table-cell>
          <table:table-cell table:number-columns-repeated="1022"/>
        </table:table-row>
        <table:table-row table:style-name="ro1">
          <table:table-cell office:value-type="float" office:value="39147" calcext:value-type="float">
            <text:p>39147</text:p>
          </table:table-cell>
          <table:table-cell office:value-type="float" office:value="59723" calcext:value-type="float">
            <text:p>59723</text:p>
          </table:table-cell>
          <table:table-cell table:number-columns-repeated="1022"/>
        </table:table-row>
        <table:table-row table:style-name="ro1">
          <table:table-cell office:value-type="float" office:value="39171" calcext:value-type="float">
            <text:p>39171</text:p>
          </table:table-cell>
          <table:table-cell office:value-type="float" office:value="59724" calcext:value-type="float">
            <text:p>59724</text:p>
          </table:table-cell>
          <table:table-cell table:number-columns-repeated="1022"/>
        </table:table-row>
        <table:table-row table:style-name="ro1">
          <table:table-cell office:value-type="float" office:value="39177" calcext:value-type="float">
            <text:p>39177</text:p>
          </table:table-cell>
          <table:table-cell office:value-type="float" office:value="59725" calcext:value-type="float">
            <text:p>59725</text:p>
          </table:table-cell>
          <table:table-cell table:number-columns-repeated="1022"/>
        </table:table-row>
        <table:table-row table:style-name="ro1">
          <table:table-cell office:value-type="float" office:value="39186" calcext:value-type="float">
            <text:p>39186</text:p>
          </table:table-cell>
          <table:table-cell office:value-type="float" office:value="59726" calcext:value-type="float">
            <text:p>59726</text:p>
          </table:table-cell>
          <table:table-cell table:number-columns-repeated="1022"/>
        </table:table-row>
        <table:table-row table:style-name="ro1">
          <table:table-cell office:value-type="float" office:value="39188" calcext:value-type="float">
            <text:p>39188</text:p>
          </table:table-cell>
          <table:table-cell office:value-type="float" office:value="59727" calcext:value-type="float">
            <text:p>59727</text:p>
          </table:table-cell>
          <table:table-cell table:number-columns-repeated="1022"/>
        </table:table-row>
        <table:table-row table:style-name="ro1">
          <table:table-cell office:value-type="float" office:value="39192" calcext:value-type="float">
            <text:p>39192</text:p>
          </table:table-cell>
          <table:table-cell office:value-type="float" office:value="59728" calcext:value-type="float">
            <text:p>59728</text:p>
          </table:table-cell>
          <table:table-cell table:number-columns-repeated="1022"/>
        </table:table-row>
        <table:table-row table:style-name="ro1">
          <table:table-cell office:value-type="float" office:value="39201" calcext:value-type="float">
            <text:p>39201</text:p>
          </table:table-cell>
          <table:table-cell office:value-type="float" office:value="59729" calcext:value-type="float">
            <text:p>59729</text:p>
          </table:table-cell>
          <table:table-cell table:number-columns-repeated="1022"/>
        </table:table-row>
        <table:table-row table:style-name="ro1">
          <table:table-cell office:value-type="float" office:value="39197" calcext:value-type="float">
            <text:p>39197</text:p>
          </table:table-cell>
          <table:table-cell office:value-type="float" office:value="59730" calcext:value-type="float">
            <text:p>59730</text:p>
          </table:table-cell>
          <table:table-cell table:number-columns-repeated="1022"/>
        </table:table-row>
        <table:table-row table:style-name="ro1">
          <table:table-cell office:value-type="float" office:value="39198" calcext:value-type="float">
            <text:p>39198</text:p>
          </table:table-cell>
          <table:table-cell office:value-type="float" office:value="59731" calcext:value-type="float">
            <text:p>59731</text:p>
          </table:table-cell>
          <table:table-cell table:number-columns-repeated="1022"/>
        </table:table-row>
        <table:table-row table:style-name="ro1">
          <table:table-cell office:value-type="float" office:value="39204" calcext:value-type="float">
            <text:p>39204</text:p>
          </table:table-cell>
          <table:table-cell office:value-type="float" office:value="59732" calcext:value-type="float">
            <text:p>59732</text:p>
          </table:table-cell>
          <table:table-cell table:number-columns-repeated="1022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59733" calcext:value-type="float">
            <text:p>59733</text:p>
          </table:table-cell>
          <table:table-cell table:number-columns-repeated="1022"/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float" office:value="59734" calcext:value-type="float">
            <text:p>59734</text:p>
          </table:table-cell>
          <table:table-cell table:number-columns-repeated="1022"/>
        </table:table-row>
        <table:table-row table:style-name="ro1">
          <table:table-cell office:value-type="float" office:value="39214" calcext:value-type="float">
            <text:p>39214</text:p>
          </table:table-cell>
          <table:table-cell office:value-type="float" office:value="59735" calcext:value-type="float">
            <text:p>59735</text:p>
          </table:table-cell>
          <table:table-cell table:number-columns-repeated="1022"/>
        </table:table-row>
        <table:table-row table:style-name="ro1">
          <table:table-cell office:value-type="float" office:value="39229" calcext:value-type="float">
            <text:p>39229</text:p>
          </table:table-cell>
          <table:table-cell office:value-type="float" office:value="59736" calcext:value-type="float">
            <text:p>59736</text:p>
          </table:table-cell>
          <table:table-cell table:number-columns-repeated="1022"/>
        </table:table-row>
        <table:table-row table:style-name="ro1">
          <table:table-cell office:value-type="float" office:value="39230" calcext:value-type="float">
            <text:p>39230</text:p>
          </table:table-cell>
          <table:table-cell office:value-type="float" office:value="59737" calcext:value-type="float">
            <text:p>59737</text:p>
          </table:table-cell>
          <table:table-cell table:number-columns-repeated="1022"/>
        </table:table-row>
        <table:table-row table:style-name="ro1">
          <table:table-cell office:value-type="float" office:value="39234" calcext:value-type="float">
            <text:p>39234</text:p>
          </table:table-cell>
          <table:table-cell office:value-type="float" office:value="59738" calcext:value-type="float">
            <text:p>59738</text:p>
          </table:table-cell>
          <table:table-cell table:number-columns-repeated="1022"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59739" calcext:value-type="float">
            <text:p>59739</text:p>
          </table:table-cell>
          <table:table-cell table:number-columns-repeated="1022"/>
        </table:table-row>
        <table:table-row table:style-name="ro1">
          <table:table-cell office:value-type="float" office:value="39237" calcext:value-type="float">
            <text:p>39237</text:p>
          </table:table-cell>
          <table:table-cell office:value-type="float" office:value="59740" calcext:value-type="float">
            <text:p>59740</text:p>
          </table:table-cell>
          <table:table-cell table:number-columns-repeated="1022"/>
        </table:table-row>
        <table:table-row table:style-name="ro1">
          <table:table-cell office:value-type="float" office:value="39248" calcext:value-type="float">
            <text:p>39248</text:p>
          </table:table-cell>
          <table:table-cell office:value-type="float" office:value="59741" calcext:value-type="float">
            <text:p>59741</text:p>
          </table:table-cell>
          <table:table-cell table:number-columns-repeated="1022"/>
        </table:table-row>
        <table:table-row table:style-name="ro1">
          <table:table-cell office:value-type="float" office:value="39243" calcext:value-type="float">
            <text:p>39243</text:p>
          </table:table-cell>
          <table:table-cell office:value-type="float" office:value="59742" calcext:value-type="float">
            <text:p>59742</text:p>
          </table:table-cell>
          <table:table-cell table:number-columns-repeated="1022"/>
        </table:table-row>
        <table:table-row table:style-name="ro1">
          <table:table-cell office:value-type="float" office:value="39249" calcext:value-type="float">
            <text:p>39249</text:p>
          </table:table-cell>
          <table:table-cell office:value-type="float" office:value="59743" calcext:value-type="float">
            <text:p>59743</text:p>
          </table:table-cell>
          <table:table-cell table:number-columns-repeated="1022"/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59744" calcext:value-type="float">
            <text:p>59744</text:p>
          </table:table-cell>
          <table:table-cell table:number-columns-repeated="1022"/>
        </table:table-row>
        <table:table-row table:style-name="ro1">
          <table:table-cell office:value-type="float" office:value="39244" calcext:value-type="float">
            <text:p>39244</text:p>
          </table:table-cell>
          <table:table-cell office:value-type="float" office:value="59745" calcext:value-type="float">
            <text:p>59745</text:p>
          </table:table-cell>
          <table:table-cell table:number-columns-repeated="1022"/>
        </table:table-row>
        <table:table-row table:style-name="ro1">
          <table:table-cell office:value-type="float" office:value="39253" calcext:value-type="float">
            <text:p>39253</text:p>
          </table:table-cell>
          <table:table-cell office:value-type="float" office:value="59746" calcext:value-type="float">
            <text:p>59746</text:p>
          </table:table-cell>
          <table:table-cell table:number-columns-repeated="1022"/>
        </table:table-row>
        <table:table-row table:style-name="ro1">
          <table:table-cell office:value-type="float" office:value="39319" calcext:value-type="float">
            <text:p>39319</text:p>
          </table:table-cell>
          <table:table-cell office:value-type="float" office:value="59747" calcext:value-type="float">
            <text:p>59747</text:p>
          </table:table-cell>
          <table:table-cell table:number-columns-repeated="1022"/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59748" calcext:value-type="float">
            <text:p>59748</text:p>
          </table:table-cell>
          <table:table-cell table:number-columns-repeated="1022"/>
        </table:table-row>
        <table:table-row table:style-name="ro1">
          <table:table-cell office:value-type="float" office:value="39333" calcext:value-type="float">
            <text:p>39333</text:p>
          </table:table-cell>
          <table:table-cell office:value-type="float" office:value="59749" calcext:value-type="float">
            <text:p>59749</text:p>
          </table:table-cell>
          <table:table-cell table:number-columns-repeated="1022"/>
        </table:table-row>
        <table:table-row table:style-name="ro1">
          <table:table-cell office:value-type="float" office:value="39341" calcext:value-type="float">
            <text:p>39341</text:p>
          </table:table-cell>
          <table:table-cell office:value-type="float" office:value="59750" calcext:value-type="float">
            <text:p>59750</text:p>
          </table:table-cell>
          <table:table-cell table:number-columns-repeated="1022"/>
        </table:table-row>
        <table:table-row table:style-name="ro1">
          <table:table-cell office:value-type="float" office:value="39342" calcext:value-type="float">
            <text:p>39342</text:p>
          </table:table-cell>
          <table:table-cell office:value-type="float" office:value="59751" calcext:value-type="float">
            <text:p>59751</text:p>
          </table:table-cell>
          <table:table-cell table:number-columns-repeated="1022"/>
        </table:table-row>
        <table:table-row table:style-name="ro1">
          <table:table-cell office:value-type="float" office:value="39356" calcext:value-type="float">
            <text:p>39356</text:p>
          </table:table-cell>
          <table:table-cell office:value-type="float" office:value="59752" calcext:value-type="float">
            <text:p>59752</text:p>
          </table:table-cell>
          <table:table-cell table:number-columns-repeated="1022"/>
        </table:table-row>
        <table:table-row table:style-name="ro1">
          <table:table-cell office:value-type="float" office:value="39391" calcext:value-type="float">
            <text:p>39391</text:p>
          </table:table-cell>
          <table:table-cell office:value-type="float" office:value="59753" calcext:value-type="float">
            <text:p>59753</text:p>
          </table:table-cell>
          <table:table-cell table:number-columns-repeated="1022"/>
        </table:table-row>
        <table:table-row table:style-name="ro1">
          <table:table-cell office:value-type="float" office:value="39387" calcext:value-type="float">
            <text:p>39387</text:p>
          </table:table-cell>
          <table:table-cell office:value-type="float" office:value="59754" calcext:value-type="float">
            <text:p>59754</text:p>
          </table:table-cell>
          <table:table-cell table:number-columns-repeated="1022"/>
        </table:table-row>
        <table:table-row table:style-name="ro1">
          <table:table-cell office:value-type="float" office:value="39389" calcext:value-type="float">
            <text:p>39389</text:p>
          </table:table-cell>
          <table:table-cell office:value-type="float" office:value="59755" calcext:value-type="float">
            <text:p>59755</text:p>
          </table:table-cell>
          <table:table-cell table:number-columns-repeated="1022"/>
        </table:table-row>
        <table:table-row table:style-name="ro1">
          <table:table-cell office:value-type="float" office:value="39384" calcext:value-type="float">
            <text:p>39384</text:p>
          </table:table-cell>
          <table:table-cell office:value-type="float" office:value="59756" calcext:value-type="float">
            <text:p>59756</text:p>
          </table:table-cell>
          <table:table-cell table:number-columns-repeated="1022"/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float" office:value="59757" calcext:value-type="float">
            <text:p>59757</text:p>
          </table:table-cell>
          <table:table-cell table:number-columns-repeated="1022"/>
        </table:table-row>
        <table:table-row table:style-name="ro1">
          <table:table-cell office:value-type="float" office:value="39405" calcext:value-type="float">
            <text:p>39405</text:p>
          </table:table-cell>
          <table:table-cell office:value-type="float" office:value="59758" calcext:value-type="float">
            <text:p>59758</text:p>
          </table:table-cell>
          <table:table-cell table:number-columns-repeated="1022"/>
        </table:table-row>
        <table:table-row table:style-name="ro1">
          <table:table-cell office:value-type="float" office:value="39406" calcext:value-type="float">
            <text:p>39406</text:p>
          </table:table-cell>
          <table:table-cell office:value-type="float" office:value="59759" calcext:value-type="float">
            <text:p>59759</text:p>
          </table:table-cell>
          <table:table-cell table:number-columns-repeated="1022"/>
        </table:table-row>
        <table:table-row table:style-name="ro1">
          <table:table-cell office:value-type="float" office:value="39409" calcext:value-type="float">
            <text:p>39409</text:p>
          </table:table-cell>
          <table:table-cell office:value-type="float" office:value="59760" calcext:value-type="float">
            <text:p>59760</text:p>
          </table:table-cell>
          <table:table-cell table:number-columns-repeated="1022"/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59761" calcext:value-type="float">
            <text:p>59761</text:p>
          </table:table-cell>
          <table:table-cell table:number-columns-repeated="1022"/>
        </table:table-row>
        <table:table-row table:style-name="ro1">
          <table:table-cell office:value-type="float" office:value="39419" calcext:value-type="float">
            <text:p>39419</text:p>
          </table:table-cell>
          <table:table-cell office:value-type="float" office:value="59762" calcext:value-type="float">
            <text:p>59762</text:p>
          </table:table-cell>
          <table:table-cell table:number-columns-repeated="1022"/>
        </table:table-row>
        <table:table-row table:style-name="ro1">
          <table:table-cell office:value-type="float" office:value="39416" calcext:value-type="float">
            <text:p>39416</text:p>
          </table:table-cell>
          <table:table-cell office:value-type="float" office:value="59763" calcext:value-type="float">
            <text:p>59763</text:p>
          </table:table-cell>
          <table:table-cell table:number-columns-repeated="1022"/>
        </table:table-row>
        <table:table-row table:style-name="ro1">
          <table:table-cell office:value-type="float" office:value="39425" calcext:value-type="float">
            <text:p>39425</text:p>
          </table:table-cell>
          <table:table-cell office:value-type="float" office:value="59764" calcext:value-type="float">
            <text:p>59764</text:p>
          </table:table-cell>
          <table:table-cell table:number-columns-repeated="1022"/>
        </table:table-row>
        <table:table-row table:style-name="ro1">
          <table:table-cell office:value-type="float" office:value="39439" calcext:value-type="float">
            <text:p>39439</text:p>
          </table:table-cell>
          <table:table-cell office:value-type="float" office:value="59765" calcext:value-type="float">
            <text:p>59765</text:p>
          </table:table-cell>
          <table:table-cell table:number-columns-repeated="1022"/>
        </table:table-row>
        <table:table-row table:style-name="ro1">
          <table:table-cell office:value-type="float" office:value="39429" calcext:value-type="float">
            <text:p>39429</text:p>
          </table:table-cell>
          <table:table-cell office:value-type="float" office:value="59766" calcext:value-type="float">
            <text:p>59766</text:p>
          </table:table-cell>
          <table:table-cell table:number-columns-repeated="1022"/>
        </table:table-row>
        <table:table-row table:style-name="ro1">
          <table:table-cell office:value-type="float" office:value="39394" calcext:value-type="float">
            <text:p>39394</text:p>
          </table:table-cell>
          <table:table-cell office:value-type="float" office:value="59767" calcext:value-type="float">
            <text:p>59767</text:p>
          </table:table-cell>
          <table:table-cell table:number-columns-repeated="1022"/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float" office:value="59768" calcext:value-type="float">
            <text:p>59768</text:p>
          </table:table-cell>
          <table:table-cell table:number-columns-repeated="1022"/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59769" calcext:value-type="float">
            <text:p>59769</text:p>
          </table:table-cell>
          <table:table-cell table:number-columns-repeated="1022"/>
        </table:table-row>
        <table:table-row table:style-name="ro1">
          <table:table-cell office:value-type="float" office:value="39479" calcext:value-type="float">
            <text:p>39479</text:p>
          </table:table-cell>
          <table:table-cell office:value-type="float" office:value="59770" calcext:value-type="float">
            <text:p>59770</text:p>
          </table:table-cell>
          <table:table-cell table:number-columns-repeated="1022"/>
        </table:table-row>
        <table:table-row table:style-name="ro1">
          <table:table-cell office:value-type="float" office:value="39493" calcext:value-type="float">
            <text:p>39493</text:p>
          </table:table-cell>
          <table:table-cell office:value-type="float" office:value="59771" calcext:value-type="float">
            <text:p>59771</text:p>
          </table:table-cell>
          <table:table-cell table:number-columns-repeated="1022"/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59772" calcext:value-type="float">
            <text:p>59772</text:p>
          </table:table-cell>
          <table:table-cell table:number-columns-repeated="1022"/>
        </table:table-row>
        <table:table-row table:style-name="ro1">
          <table:table-cell office:value-type="float" office:value="39488" calcext:value-type="float">
            <text:p>39488</text:p>
          </table:table-cell>
          <table:table-cell office:value-type="float" office:value="59773" calcext:value-type="float">
            <text:p>59773</text:p>
          </table:table-cell>
          <table:table-cell table:number-columns-repeated="1022"/>
        </table:table-row>
        <table:table-row table:style-name="ro1">
          <table:table-cell office:value-type="float" office:value="39491" calcext:value-type="float">
            <text:p>39491</text:p>
          </table:table-cell>
          <table:table-cell office:value-type="float" office:value="59774" calcext:value-type="float">
            <text:p>59774</text:p>
          </table:table-cell>
          <table:table-cell table:number-columns-repeated="1022"/>
        </table:table-row>
        <table:table-row table:style-name="ro1">
          <table:table-cell office:value-type="float" office:value="39486" calcext:value-type="float">
            <text:p>39486</text:p>
          </table:table-cell>
          <table:table-cell office:value-type="float" office:value="59776" calcext:value-type="float">
            <text:p>59776</text:p>
          </table:table-cell>
          <table:table-cell table:number-columns-repeated="1022"/>
        </table:table-row>
        <table:table-row table:style-name="ro1">
          <table:table-cell office:value-type="float" office:value="39509" calcext:value-type="float">
            <text:p>39509</text:p>
          </table:table-cell>
          <table:table-cell office:value-type="float" office:value="59777" calcext:value-type="float">
            <text:p>59777</text:p>
          </table:table-cell>
          <table:table-cell table:number-columns-repeated="1022"/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float" office:value="59778" calcext:value-type="float">
            <text:p>59778</text:p>
          </table:table-cell>
          <table:table-cell table:number-columns-repeated="1022"/>
        </table:table-row>
        <table:table-row table:style-name="ro1">
          <table:table-cell office:value-type="float" office:value="39515" calcext:value-type="float">
            <text:p>39515</text:p>
          </table:table-cell>
          <table:table-cell office:value-type="float" office:value="59779" calcext:value-type="float">
            <text:p>59779</text:p>
          </table:table-cell>
          <table:table-cell table:number-columns-repeated="1022"/>
        </table:table-row>
        <table:table-row table:style-name="ro1">
          <table:table-cell office:value-type="float" office:value="39511" calcext:value-type="float">
            <text:p>39511</text:p>
          </table:table-cell>
          <table:table-cell office:value-type="float" office:value="59780" calcext:value-type="float">
            <text:p>59780</text:p>
          </table:table-cell>
          <table:table-cell table:number-columns-repeated="1022"/>
        </table:table-row>
        <table:table-row table:style-name="ro1">
          <table:table-cell office:value-type="float" office:value="39519" calcext:value-type="float">
            <text:p>39519</text:p>
          </table:table-cell>
          <table:table-cell office:value-type="float" office:value="59781" calcext:value-type="float">
            <text:p>59781</text:p>
          </table:table-cell>
          <table:table-cell table:number-columns-repeated="1022"/>
        </table:table-row>
        <table:table-row table:style-name="ro1">
          <table:table-cell office:value-type="float" office:value="39522" calcext:value-type="float">
            <text:p>39522</text:p>
          </table:table-cell>
          <table:table-cell office:value-type="float" office:value="59782" calcext:value-type="float">
            <text:p>59782</text:p>
          </table:table-cell>
          <table:table-cell table:number-columns-repeated="1022"/>
        </table:table-row>
        <table:table-row table:style-name="ro1">
          <table:table-cell office:value-type="float" office:value="39525" calcext:value-type="float">
            <text:p>39525</text:p>
          </table:table-cell>
          <table:table-cell office:value-type="float" office:value="59783" calcext:value-type="float">
            <text:p>59783</text:p>
          </table:table-cell>
          <table:table-cell table:number-columns-repeated="1022"/>
        </table:table-row>
        <table:table-row table:style-name="ro1">
          <table:table-cell office:value-type="float" office:value="39524" calcext:value-type="float">
            <text:p>39524</text:p>
          </table:table-cell>
          <table:table-cell office:value-type="float" office:value="59784" calcext:value-type="float">
            <text:p>59784</text:p>
          </table:table-cell>
          <table:table-cell table:number-columns-repeated="1022"/>
        </table:table-row>
        <table:table-row table:style-name="ro1">
          <table:table-cell office:value-type="float" office:value="39529" calcext:value-type="float">
            <text:p>39529</text:p>
          </table:table-cell>
          <table:table-cell office:value-type="float" office:value="59785" calcext:value-type="float">
            <text:p>59785</text:p>
          </table:table-cell>
          <table:table-cell table:number-columns-repeated="1022"/>
        </table:table-row>
        <table:table-row table:style-name="ro1">
          <table:table-cell office:value-type="float" office:value="39531" calcext:value-type="float">
            <text:p>39531</text:p>
          </table:table-cell>
          <table:table-cell office:value-type="float" office:value="59786" calcext:value-type="float">
            <text:p>59786</text:p>
          </table:table-cell>
          <table:table-cell table:number-columns-repeated="1022"/>
        </table:table-row>
        <table:table-row table:style-name="ro1">
          <table:table-cell office:value-type="float" office:value="39530" calcext:value-type="float">
            <text:p>39530</text:p>
          </table:table-cell>
          <table:table-cell office:value-type="float" office:value="59787" calcext:value-type="float">
            <text:p>59787</text:p>
          </table:table-cell>
          <table:table-cell table:number-columns-repeated="1022"/>
        </table:table-row>
        <table:table-row table:style-name="ro1">
          <table:table-cell office:value-type="float" office:value="39597" calcext:value-type="float">
            <text:p>39597</text:p>
          </table:table-cell>
          <table:table-cell office:value-type="float" office:value="59788" calcext:value-type="float">
            <text:p>59788</text:p>
          </table:table-cell>
          <table:table-cell table:number-columns-repeated="102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9789" calcext:value-type="float">
            <text:p>59789</text:p>
          </table:table-cell>
          <table:table-cell table:number-columns-repeated="1022"/>
        </table:table-row>
        <table:table-row table:style-name="ro1">
          <table:table-cell office:value-type="float" office:value="39612" calcext:value-type="float">
            <text:p>39612</text:p>
          </table:table-cell>
          <table:table-cell office:value-type="float" office:value="59790" calcext:value-type="float">
            <text:p>59790</text:p>
          </table:table-cell>
          <table:table-cell table:number-columns-repeated="1022"/>
        </table:table-row>
        <table:table-row table:style-name="ro1">
          <table:table-cell office:value-type="float" office:value="39616" calcext:value-type="float">
            <text:p>39616</text:p>
          </table:table-cell>
          <table:table-cell office:value-type="float" office:value="59791" calcext:value-type="float">
            <text:p>59791</text:p>
          </table:table-cell>
          <table:table-cell table:number-columns-repeated="1022"/>
        </table:table-row>
        <table:table-row table:style-name="ro1">
          <table:table-cell office:value-type="float" office:value="39631" calcext:value-type="float">
            <text:p>39631</text:p>
          </table:table-cell>
          <table:table-cell office:value-type="float" office:value="59792" calcext:value-type="float">
            <text:p>59792</text:p>
          </table:table-cell>
          <table:table-cell table:number-columns-repeated="1022"/>
        </table:table-row>
        <table:table-row table:style-name="ro1">
          <table:table-cell office:value-type="float" office:value="39633" calcext:value-type="float">
            <text:p>39633</text:p>
          </table:table-cell>
          <table:table-cell office:value-type="float" office:value="59793" calcext:value-type="float">
            <text:p>59793</text:p>
          </table:table-cell>
          <table:table-cell table:number-columns-repeated="1022"/>
        </table:table-row>
        <table:table-row table:style-name="ro1">
          <table:table-cell office:value-type="float" office:value="39635" calcext:value-type="float">
            <text:p>39635</text:p>
          </table:table-cell>
          <table:table-cell office:value-type="float" office:value="59794" calcext:value-type="float">
            <text:p>59794</text:p>
          </table:table-cell>
          <table:table-cell table:number-columns-repeated="1022"/>
        </table:table-row>
        <table:table-row table:style-name="ro1">
          <table:table-cell office:value-type="float" office:value="39636" calcext:value-type="float">
            <text:p>39636</text:p>
          </table:table-cell>
          <table:table-cell office:value-type="float" office:value="59795" calcext:value-type="float">
            <text:p>59795</text:p>
          </table:table-cell>
          <table:table-cell table:number-columns-repeated="1022"/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float" office:value="59796" calcext:value-type="float">
            <text:p>59796</text:p>
          </table:table-cell>
          <table:table-cell table:number-columns-repeated="1022"/>
        </table:table-row>
        <table:table-row table:style-name="ro1">
          <table:table-cell office:value-type="float" office:value="39647" calcext:value-type="float">
            <text:p>39647</text:p>
          </table:table-cell>
          <table:table-cell office:value-type="float" office:value="59797" calcext:value-type="float">
            <text:p>59797</text:p>
          </table:table-cell>
          <table:table-cell table:number-columns-repeated="1022"/>
        </table:table-row>
        <table:table-row table:style-name="ro1">
          <table:table-cell office:value-type="float" office:value="39650" calcext:value-type="float">
            <text:p>39650</text:p>
          </table:table-cell>
          <table:table-cell office:value-type="float" office:value="59798" calcext:value-type="float">
            <text:p>59798</text:p>
          </table:table-cell>
          <table:table-cell table:number-columns-repeated="1022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59799" calcext:value-type="float">
            <text:p>59799</text:p>
          </table:table-cell>
          <table:table-cell table:number-columns-repeated="1022"/>
        </table:table-row>
        <table:table-row table:style-name="ro1">
          <table:table-cell office:value-type="float" office:value="39654" calcext:value-type="float">
            <text:p>39654</text:p>
          </table:table-cell>
          <table:table-cell office:value-type="float" office:value="59800" calcext:value-type="float">
            <text:p>59800</text:p>
          </table:table-cell>
          <table:table-cell table:number-columns-repeated="1022"/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float" office:value="59801" calcext:value-type="float">
            <text:p>59801</text:p>
          </table:table-cell>
          <table:table-cell table:number-columns-repeated="1022"/>
        </table:table-row>
        <table:table-row table:style-name="ro1">
          <table:table-cell office:value-type="float" office:value="39659" calcext:value-type="float">
            <text:p>39659</text:p>
          </table:table-cell>
          <table:table-cell office:value-type="float" office:value="59802" calcext:value-type="float">
            <text:p>59802</text:p>
          </table:table-cell>
          <table:table-cell table:number-columns-repeated="1022"/>
        </table:table-row>
        <table:table-row table:style-name="ro1">
          <table:table-cell office:value-type="float" office:value="39662" calcext:value-type="float">
            <text:p>39662</text:p>
          </table:table-cell>
          <table:table-cell office:value-type="float" office:value="59803" calcext:value-type="float">
            <text:p>59803</text:p>
          </table:table-cell>
          <table:table-cell table:number-columns-repeated="1022"/>
        </table:table-row>
        <table:table-row table:style-name="ro1">
          <table:table-cell office:value-type="float" office:value="39668" calcext:value-type="float">
            <text:p>39668</text:p>
          </table:table-cell>
          <table:table-cell office:value-type="float" office:value="59804" calcext:value-type="float">
            <text:p>59804</text:p>
          </table:table-cell>
          <table:table-cell table:number-columns-repeated="1022"/>
        </table:table-row>
        <table:table-row table:style-name="ro1">
          <table:table-cell office:value-type="float" office:value="39665" calcext:value-type="float">
            <text:p>39665</text:p>
          </table:table-cell>
          <table:table-cell office:value-type="float" office:value="59805" calcext:value-type="float">
            <text:p>59805</text:p>
          </table:table-cell>
          <table:table-cell table:number-columns-repeated="1022"/>
        </table:table-row>
        <table:table-row table:style-name="ro1">
          <table:table-cell office:value-type="float" office:value="39671" calcext:value-type="float">
            <text:p>39671</text:p>
          </table:table-cell>
          <table:table-cell office:value-type="float" office:value="59806" calcext:value-type="float">
            <text:p>59806</text:p>
          </table:table-cell>
          <table:table-cell table:number-columns-repeated="1022"/>
        </table:table-row>
        <table:table-row table:style-name="ro1">
          <table:table-cell office:value-type="float" office:value="39675" calcext:value-type="float">
            <text:p>39675</text:p>
          </table:table-cell>
          <table:table-cell office:value-type="float" office:value="59807" calcext:value-type="float">
            <text:p>59807</text:p>
          </table:table-cell>
          <table:table-cell table:number-columns-repeated="1022"/>
        </table:table-row>
        <table:table-row table:style-name="ro1">
          <table:table-cell office:value-type="float" office:value="39686" calcext:value-type="float">
            <text:p>39686</text:p>
          </table:table-cell>
          <table:table-cell office:value-type="float" office:value="59808" calcext:value-type="float">
            <text:p>59808</text:p>
          </table:table-cell>
          <table:table-cell table:number-columns-repeated="1022"/>
        </table:table-row>
        <table:table-row table:style-name="ro1">
          <table:table-cell office:value-type="float" office:value="39704" calcext:value-type="float">
            <text:p>39704</text:p>
          </table:table-cell>
          <table:table-cell office:value-type="float" office:value="59809" calcext:value-type="float">
            <text:p>59809</text:p>
          </table:table-cell>
          <table:table-cell table:number-columns-repeated="1022"/>
        </table:table-row>
        <table:table-row table:style-name="ro1">
          <table:table-cell office:value-type="float" office:value="39706" calcext:value-type="float">
            <text:p>39706</text:p>
          </table:table-cell>
          <table:table-cell office:value-type="float" office:value="59810" calcext:value-type="float">
            <text:p>59810</text:p>
          </table:table-cell>
          <table:table-cell table:number-columns-repeated="1022"/>
        </table:table-row>
        <table:table-row table:style-name="ro1">
          <table:table-cell office:value-type="float" office:value="39711" calcext:value-type="float">
            <text:p>39711</text:p>
          </table:table-cell>
          <table:table-cell office:value-type="float" office:value="59811" calcext:value-type="float">
            <text:p>59811</text:p>
          </table:table-cell>
          <table:table-cell table:number-columns-repeated="1022"/>
        </table:table-row>
        <table:table-row table:style-name="ro1">
          <table:table-cell office:value-type="float" office:value="39714" calcext:value-type="float">
            <text:p>39714</text:p>
          </table:table-cell>
          <table:table-cell office:value-type="float" office:value="59812" calcext:value-type="float">
            <text:p>59812</text:p>
          </table:table-cell>
          <table:table-cell table:number-columns-repeated="1022"/>
        </table:table-row>
        <table:table-row table:style-name="ro1">
          <table:table-cell office:value-type="float" office:value="39715" calcext:value-type="float">
            <text:p>39715</text:p>
          </table:table-cell>
          <table:table-cell office:value-type="float" office:value="59813" calcext:value-type="float">
            <text:p>59813</text:p>
          </table:table-cell>
          <table:table-cell table:number-columns-repeated="1022"/>
        </table:table-row>
        <table:table-row table:style-name="ro1">
          <table:table-cell office:value-type="float" office:value="39717" calcext:value-type="float">
            <text:p>39717</text:p>
          </table:table-cell>
          <table:table-cell office:value-type="float" office:value="59814" calcext:value-type="float">
            <text:p>59814</text:p>
          </table:table-cell>
          <table:table-cell table:number-columns-repeated="1022"/>
        </table:table-row>
        <table:table-row table:style-name="ro1">
          <table:table-cell office:value-type="float" office:value="39719" calcext:value-type="float">
            <text:p>39719</text:p>
          </table:table-cell>
          <table:table-cell office:value-type="float" office:value="59815" calcext:value-type="float">
            <text:p>59815</text:p>
          </table:table-cell>
          <table:table-cell table:number-columns-repeated="1022"/>
        </table:table-row>
        <table:table-row table:style-name="ro1">
          <table:table-cell office:value-type="float" office:value="39720" calcext:value-type="float">
            <text:p>39720</text:p>
          </table:table-cell>
          <table:table-cell office:value-type="float" office:value="59816" calcext:value-type="float">
            <text:p>59816</text:p>
          </table:table-cell>
          <table:table-cell table:number-columns-repeated="1022"/>
        </table:table-row>
        <table:table-row table:style-name="ro1">
          <table:table-cell office:value-type="float" office:value="39721" calcext:value-type="float">
            <text:p>39721</text:p>
          </table:table-cell>
          <table:table-cell office:value-type="float" office:value="59817" calcext:value-type="float">
            <text:p>59817</text:p>
          </table:table-cell>
          <table:table-cell table:number-columns-repeated="1022"/>
        </table:table-row>
        <table:table-row table:style-name="ro1">
          <table:table-cell office:value-type="float" office:value="39722" calcext:value-type="float">
            <text:p>39722</text:p>
          </table:table-cell>
          <table:table-cell office:value-type="float" office:value="59818" calcext:value-type="float">
            <text:p>59818</text:p>
          </table:table-cell>
          <table:table-cell table:number-columns-repeated="1022"/>
        </table:table-row>
        <table:table-row table:style-name="ro1">
          <table:table-cell office:value-type="float" office:value="39726" calcext:value-type="float">
            <text:p>39726</text:p>
          </table:table-cell>
          <table:table-cell office:value-type="float" office:value="59819" calcext:value-type="float">
            <text:p>59819</text:p>
          </table:table-cell>
          <table:table-cell table:number-columns-repeated="1022"/>
        </table:table-row>
        <table:table-row table:style-name="ro1">
          <table:table-cell office:value-type="float" office:value="39727" calcext:value-type="float">
            <text:p>39727</text:p>
          </table:table-cell>
          <table:table-cell office:value-type="float" office:value="59820" calcext:value-type="float">
            <text:p>59820</text:p>
          </table:table-cell>
          <table:table-cell table:number-columns-repeated="1022"/>
        </table:table-row>
        <table:table-row table:style-name="ro1">
          <table:table-cell office:value-type="float" office:value="39730" calcext:value-type="float">
            <text:p>39730</text:p>
          </table:table-cell>
          <table:table-cell office:value-type="float" office:value="59821" calcext:value-type="float">
            <text:p>59821</text:p>
          </table:table-cell>
          <table:table-cell table:number-columns-repeated="1022"/>
        </table:table-row>
        <table:table-row table:style-name="ro1">
          <table:table-cell office:value-type="float" office:value="39748" calcext:value-type="float">
            <text:p>39748</text:p>
          </table:table-cell>
          <table:table-cell office:value-type="float" office:value="59822" calcext:value-type="float">
            <text:p>59822</text:p>
          </table:table-cell>
          <table:table-cell table:number-columns-repeated="1022"/>
        </table:table-row>
        <table:table-row table:style-name="ro1">
          <table:table-cell office:value-type="float" office:value="39747" calcext:value-type="float">
            <text:p>39747</text:p>
          </table:table-cell>
          <table:table-cell office:value-type="float" office:value="59823" calcext:value-type="float">
            <text:p>59823</text:p>
          </table:table-cell>
          <table:table-cell table:number-columns-repeated="1022"/>
        </table:table-row>
        <table:table-row table:style-name="ro1">
          <table:table-cell office:value-type="float" office:value="39759" calcext:value-type="float">
            <text:p>39759</text:p>
          </table:table-cell>
          <table:table-cell office:value-type="float" office:value="59824" calcext:value-type="float">
            <text:p>59824</text:p>
          </table:table-cell>
          <table:table-cell table:number-columns-repeated="1022"/>
        </table:table-row>
        <table:table-row table:style-name="ro1">
          <table:table-cell office:value-type="float" office:value="39757" calcext:value-type="float">
            <text:p>39757</text:p>
          </table:table-cell>
          <table:table-cell office:value-type="float" office:value="59825" calcext:value-type="float">
            <text:p>59825</text:p>
          </table:table-cell>
          <table:table-cell table:number-columns-repeated="1022"/>
        </table:table-row>
        <table:table-row table:style-name="ro1">
          <table:table-cell office:value-type="float" office:value="39758" calcext:value-type="float">
            <text:p>39758</text:p>
          </table:table-cell>
          <table:table-cell office:value-type="float" office:value="59826" calcext:value-type="float">
            <text:p>59826</text:p>
          </table:table-cell>
          <table:table-cell table:number-columns-repeated="1022"/>
        </table:table-row>
        <table:table-row table:style-name="ro1">
          <table:table-cell office:value-type="float" office:value="39761" calcext:value-type="float">
            <text:p>39761</text:p>
          </table:table-cell>
          <table:table-cell office:value-type="float" office:value="59827" calcext:value-type="float">
            <text:p>59827</text:p>
          </table:table-cell>
          <table:table-cell table:number-columns-repeated="1022"/>
        </table:table-row>
        <table:table-row table:style-name="ro1">
          <table:table-cell office:value-type="float" office:value="39768" calcext:value-type="float">
            <text:p>39768</text:p>
          </table:table-cell>
          <table:table-cell office:value-type="float" office:value="59828" calcext:value-type="float">
            <text:p>59828</text:p>
          </table:table-cell>
          <table:table-cell table:number-columns-repeated="1022"/>
        </table:table-row>
        <table:table-row table:style-name="ro1">
          <table:table-cell office:value-type="float" office:value="39796" calcext:value-type="float">
            <text:p>39796</text:p>
          </table:table-cell>
          <table:table-cell office:value-type="float" office:value="59829" calcext:value-type="float">
            <text:p>59829</text:p>
          </table:table-cell>
          <table:table-cell table:number-columns-repeated="1022"/>
        </table:table-row>
        <table:table-row table:style-name="ro1">
          <table:table-cell office:value-type="float" office:value="39827" calcext:value-type="float">
            <text:p>39827</text:p>
          </table:table-cell>
          <table:table-cell office:value-type="float" office:value="59830" calcext:value-type="float">
            <text:p>59830</text:p>
          </table:table-cell>
          <table:table-cell table:number-columns-repeated="1022"/>
        </table:table-row>
        <table:table-row table:style-name="ro1">
          <table:table-cell office:value-type="float" office:value="39811" calcext:value-type="float">
            <text:p>39811</text:p>
          </table:table-cell>
          <table:table-cell office:value-type="float" office:value="59831" calcext:value-type="float">
            <text:p>59831</text:p>
          </table:table-cell>
          <table:table-cell table:number-columns-repeated="1022"/>
        </table:table-row>
        <table:table-row table:style-name="ro1">
          <table:table-cell office:value-type="float" office:value="39825" calcext:value-type="float">
            <text:p>39825</text:p>
          </table:table-cell>
          <table:table-cell office:value-type="float" office:value="59832" calcext:value-type="float">
            <text:p>59832</text:p>
          </table:table-cell>
          <table:table-cell table:number-columns-repeated="1022"/>
        </table:table-row>
        <table:table-row table:style-name="ro1">
          <table:table-cell office:value-type="float" office:value="39830" calcext:value-type="float">
            <text:p>39830</text:p>
          </table:table-cell>
          <table:table-cell office:value-type="float" office:value="59833" calcext:value-type="float">
            <text:p>59833</text:p>
          </table:table-cell>
          <table:table-cell table:number-columns-repeated="1022"/>
        </table:table-row>
        <table:table-row table:style-name="ro1">
          <table:table-cell office:value-type="float" office:value="39831" calcext:value-type="float">
            <text:p>39831</text:p>
          </table:table-cell>
          <table:table-cell office:value-type="float" office:value="59834" calcext:value-type="float">
            <text:p>59834</text:p>
          </table:table-cell>
          <table:table-cell table:number-columns-repeated="1022"/>
        </table:table-row>
        <table:table-row table:style-name="ro1">
          <table:table-cell office:value-type="float" office:value="39839" calcext:value-type="float">
            <text:p>39839</text:p>
          </table:table-cell>
          <table:table-cell office:value-type="float" office:value="59835" calcext:value-type="float">
            <text:p>59835</text:p>
          </table:table-cell>
          <table:table-cell table:number-columns-repeated="1022"/>
        </table:table-row>
        <table:table-row table:style-name="ro1">
          <table:table-cell office:value-type="float" office:value="39840" calcext:value-type="float">
            <text:p>39840</text:p>
          </table:table-cell>
          <table:table-cell office:value-type="float" office:value="59836" calcext:value-type="float">
            <text:p>59836</text:p>
          </table:table-cell>
          <table:table-cell table:number-columns-repeated="1022"/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59837" calcext:value-type="float">
            <text:p>59837</text:p>
          </table:table-cell>
          <table:table-cell table:number-columns-repeated="1022"/>
        </table:table-row>
        <table:table-row table:style-name="ro1">
          <table:table-cell office:value-type="float" office:value="39860" calcext:value-type="float">
            <text:p>39860</text:p>
          </table:table-cell>
          <table:table-cell office:value-type="float" office:value="59838" calcext:value-type="float">
            <text:p>59838</text:p>
          </table:table-cell>
          <table:table-cell table:number-columns-repeated="1022"/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59839" calcext:value-type="float">
            <text:p>59839</text:p>
          </table:table-cell>
          <table:table-cell table:number-columns-repeated="1022"/>
        </table:table-row>
        <table:table-row table:style-name="ro1">
          <table:table-cell office:value-type="float" office:value="39882" calcext:value-type="float">
            <text:p>39882</text:p>
          </table:table-cell>
          <table:table-cell office:value-type="float" office:value="59840" calcext:value-type="float">
            <text:p>59840</text:p>
          </table:table-cell>
          <table:table-cell table:number-columns-repeated="1022"/>
        </table:table-row>
        <table:table-row table:style-name="ro1">
          <table:table-cell office:value-type="float" office:value="39865" calcext:value-type="float">
            <text:p>39865</text:p>
          </table:table-cell>
          <table:table-cell office:value-type="float" office:value="59841" calcext:value-type="float">
            <text:p>59841</text:p>
          </table:table-cell>
          <table:table-cell table:number-columns-repeated="1022"/>
        </table:table-row>
        <table:table-row table:style-name="ro1">
          <table:table-cell office:value-type="float" office:value="39878" calcext:value-type="float">
            <text:p>39878</text:p>
          </table:table-cell>
          <table:table-cell office:value-type="float" office:value="59842" calcext:value-type="float">
            <text:p>59842</text:p>
          </table:table-cell>
          <table:table-cell table:number-columns-repeated="1022"/>
        </table:table-row>
        <table:table-row table:style-name="ro1">
          <table:table-cell office:value-type="float" office:value="39887" calcext:value-type="float">
            <text:p>39887</text:p>
          </table:table-cell>
          <table:table-cell office:value-type="float" office:value="59843" calcext:value-type="float">
            <text:p>59843</text:p>
          </table:table-cell>
          <table:table-cell table:number-columns-repeated="1022"/>
        </table:table-row>
        <table:table-row table:style-name="ro1">
          <table:table-cell office:value-type="float" office:value="39889" calcext:value-type="float">
            <text:p>39889</text:p>
          </table:table-cell>
          <table:table-cell office:value-type="float" office:value="59844" calcext:value-type="float">
            <text:p>59844</text:p>
          </table:table-cell>
          <table:table-cell table:number-columns-repeated="1022"/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float" office:value="59845" calcext:value-type="float">
            <text:p>59845</text:p>
          </table:table-cell>
          <table:table-cell table:number-columns-repeated="1022"/>
        </table:table-row>
        <table:table-row table:style-name="ro1">
          <table:table-cell office:value-type="float" office:value="39907" calcext:value-type="float">
            <text:p>39907</text:p>
          </table:table-cell>
          <table:table-cell office:value-type="float" office:value="59846" calcext:value-type="float">
            <text:p>59846</text:p>
          </table:table-cell>
          <table:table-cell table:number-columns-repeated="1022"/>
        </table:table-row>
        <table:table-row table:style-name="ro1">
          <table:table-cell office:value-type="float" office:value="39906" calcext:value-type="float">
            <text:p>39906</text:p>
          </table:table-cell>
          <table:table-cell office:value-type="float" office:value="59847" calcext:value-type="float">
            <text:p>59847</text:p>
          </table:table-cell>
          <table:table-cell table:number-columns-repeated="1022"/>
        </table:table-row>
        <table:table-row table:style-name="ro1">
          <table:table-cell office:value-type="float" office:value="39908" calcext:value-type="float">
            <text:p>39908</text:p>
          </table:table-cell>
          <table:table-cell office:value-type="float" office:value="59848" calcext:value-type="float">
            <text:p>59848</text:p>
          </table:table-cell>
          <table:table-cell table:number-columns-repeated="1022"/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float" office:value="59849" calcext:value-type="float">
            <text:p>59849</text:p>
          </table:table-cell>
          <table:table-cell table:number-columns-repeated="1022"/>
        </table:table-row>
        <table:table-row table:style-name="ro1">
          <table:table-cell office:value-type="float" office:value="39905" calcext:value-type="float">
            <text:p>39905</text:p>
          </table:table-cell>
          <table:table-cell office:value-type="float" office:value="59850" calcext:value-type="float">
            <text:p>59850</text:p>
          </table:table-cell>
          <table:table-cell table:number-columns-repeated="1022"/>
        </table:table-row>
        <table:table-row table:style-name="ro1">
          <table:table-cell office:value-type="float" office:value="39994" calcext:value-type="float">
            <text:p>39994</text:p>
          </table:table-cell>
          <table:table-cell office:value-type="float" office:value="59851" calcext:value-type="float">
            <text:p>59851</text:p>
          </table:table-cell>
          <table:table-cell table:number-columns-repeated="1022"/>
        </table:table-row>
        <table:table-row table:style-name="ro1">
          <table:table-cell office:value-type="float" office:value="39922" calcext:value-type="float">
            <text:p>39922</text:p>
          </table:table-cell>
          <table:table-cell office:value-type="float" office:value="59852" calcext:value-type="float">
            <text:p>59852</text:p>
          </table:table-cell>
          <table:table-cell table:number-columns-repeated="1022"/>
        </table:table-row>
        <table:table-row table:style-name="ro1">
          <table:table-cell office:value-type="float" office:value="39921" calcext:value-type="float">
            <text:p>39921</text:p>
          </table:table-cell>
          <table:table-cell office:value-type="float" office:value="59853" calcext:value-type="float">
            <text:p>59853</text:p>
          </table:table-cell>
          <table:table-cell table:number-columns-repeated="1022"/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float" office:value="59854" calcext:value-type="float">
            <text:p>59854</text:p>
          </table:table-cell>
          <table:table-cell table:number-columns-repeated="1022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59855" calcext:value-type="float">
            <text:p>59855</text:p>
          </table:table-cell>
          <table:table-cell table:number-columns-repeated="1022"/>
        </table:table-row>
        <table:table-row table:style-name="ro1">
          <table:table-cell office:value-type="float" office:value="39956" calcext:value-type="float">
            <text:p>39956</text:p>
          </table:table-cell>
          <table:table-cell office:value-type="float" office:value="59856" calcext:value-type="float">
            <text:p>59856</text:p>
          </table:table-cell>
          <table:table-cell table:number-columns-repeated="1022"/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float" office:value="59857" calcext:value-type="float">
            <text:p>59857</text:p>
          </table:table-cell>
          <table:table-cell table:number-columns-repeated="1022"/>
        </table:table-row>
        <table:table-row table:style-name="ro1">
          <table:table-cell office:value-type="float" office:value="39955" calcext:value-type="float">
            <text:p>39955</text:p>
          </table:table-cell>
          <table:table-cell office:value-type="float" office:value="59858" calcext:value-type="float">
            <text:p>59858</text:p>
          </table:table-cell>
          <table:table-cell table:number-columns-repeated="1022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float" office:value="59859" calcext:value-type="float">
            <text:p>59859</text:p>
          </table:table-cell>
          <table:table-cell table:number-columns-repeated="1022"/>
        </table:table-row>
        <table:table-row table:style-name="ro1">
          <table:table-cell office:value-type="float" office:value="39942" calcext:value-type="float">
            <text:p>39942</text:p>
          </table:table-cell>
          <table:table-cell office:value-type="float" office:value="59860" calcext:value-type="float">
            <text:p>59860</text:p>
          </table:table-cell>
          <table:table-cell table:number-columns-repeated="1022"/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float" office:value="59861" calcext:value-type="float">
            <text:p>59861</text:p>
          </table:table-cell>
          <table:table-cell table:number-columns-repeated="1022"/>
        </table:table-row>
        <table:table-row table:style-name="ro1">
          <table:table-cell office:value-type="float" office:value="39954" calcext:value-type="float">
            <text:p>39954</text:p>
          </table:table-cell>
          <table:table-cell office:value-type="float" office:value="59862" calcext:value-type="float">
            <text:p>59862</text:p>
          </table:table-cell>
          <table:table-cell table:number-columns-repeated="1022"/>
        </table:table-row>
        <table:table-row table:style-name="ro1">
          <table:table-cell office:value-type="float" office:value="39946" calcext:value-type="float">
            <text:p>39946</text:p>
          </table:table-cell>
          <table:table-cell office:value-type="float" office:value="59863" calcext:value-type="float">
            <text:p>59863</text:p>
          </table:table-cell>
          <table:table-cell table:number-columns-repeated="1022"/>
        </table:table-row>
        <table:table-row table:style-name="ro1">
          <table:table-cell office:value-type="float" office:value="39940" calcext:value-type="float">
            <text:p>39940</text:p>
          </table:table-cell>
          <table:table-cell office:value-type="float" office:value="59864" calcext:value-type="float">
            <text:p>59864</text:p>
          </table:table-cell>
          <table:table-cell table:number-columns-repeated="1022"/>
        </table:table-row>
        <table:table-row table:style-name="ro1">
          <table:table-cell office:value-type="float" office:value="39982" calcext:value-type="float">
            <text:p>39982</text:p>
          </table:table-cell>
          <table:table-cell office:value-type="float" office:value="59865" calcext:value-type="float">
            <text:p>59865</text:p>
          </table:table-cell>
          <table:table-cell table:number-columns-repeated="1022"/>
        </table:table-row>
        <table:table-row table:style-name="ro1">
          <table:table-cell office:value-type="float" office:value="39963" calcext:value-type="float">
            <text:p>39963</text:p>
          </table:table-cell>
          <table:table-cell office:value-type="float" office:value="59866" calcext:value-type="float">
            <text:p>59866</text:p>
          </table:table-cell>
          <table:table-cell table:number-columns-repeated="1022"/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float" office:value="59867" calcext:value-type="float">
            <text:p>59867</text:p>
          </table:table-cell>
          <table:table-cell table:number-columns-repeated="1022"/>
        </table:table-row>
        <table:table-row table:style-name="ro1">
          <table:table-cell office:value-type="float" office:value="39972" calcext:value-type="float">
            <text:p>39972</text:p>
          </table:table-cell>
          <table:table-cell office:value-type="float" office:value="59868" calcext:value-type="float">
            <text:p>59868</text:p>
          </table:table-cell>
          <table:table-cell table:number-columns-repeated="1022"/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float" office:value="59869" calcext:value-type="float">
            <text:p>59869</text:p>
          </table:table-cell>
          <table:table-cell table:number-columns-repeated="1022"/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59870" calcext:value-type="float">
            <text:p>59870</text:p>
          </table:table-cell>
          <table:table-cell table:number-columns-repeated="1022"/>
        </table:table-row>
        <table:table-row table:style-name="ro1">
          <table:table-cell office:value-type="float" office:value="40007" calcext:value-type="float">
            <text:p>40007</text:p>
          </table:table-cell>
          <table:table-cell office:value-type="float" office:value="59871" calcext:value-type="float">
            <text:p>59871</text:p>
          </table:table-cell>
          <table:table-cell table:number-columns-repeated="1022"/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float" office:value="59872" calcext:value-type="float">
            <text:p>59872</text:p>
          </table:table-cell>
          <table:table-cell table:number-columns-repeated="1022"/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9873" calcext:value-type="float">
            <text:p>59873</text:p>
          </table:table-cell>
          <table:table-cell table:number-columns-repeated="1022"/>
        </table:table-row>
        <table:table-row table:style-name="ro1">
          <table:table-cell office:value-type="float" office:value="39998" calcext:value-type="float">
            <text:p>39998</text:p>
          </table:table-cell>
          <table:table-cell office:value-type="float" office:value="59874" calcext:value-type="float">
            <text:p>59874</text:p>
          </table:table-cell>
          <table:table-cell table:number-columns-repeated="1022"/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float" office:value="59875" calcext:value-type="float">
            <text:p>59875</text:p>
          </table:table-cell>
          <table:table-cell table:number-columns-repeated="1022"/>
        </table:table-row>
        <table:table-row table:style-name="ro1">
          <table:table-cell office:value-type="float" office:value="40032" calcext:value-type="float">
            <text:p>40032</text:p>
          </table:table-cell>
          <table:table-cell office:value-type="float" office:value="59876" calcext:value-type="float">
            <text:p>59876</text:p>
          </table:table-cell>
          <table:table-cell table:number-columns-repeated="1022"/>
        </table:table-row>
        <table:table-row table:style-name="ro1">
          <table:table-cell office:value-type="float" office:value="40039" calcext:value-type="float">
            <text:p>40039</text:p>
          </table:table-cell>
          <table:table-cell office:value-type="float" office:value="59877" calcext:value-type="float">
            <text:p>59877</text:p>
          </table:table-cell>
          <table:table-cell table:number-columns-repeated="1022"/>
        </table:table-row>
        <table:table-row table:style-name="ro1">
          <table:table-cell office:value-type="float" office:value="40054" calcext:value-type="float">
            <text:p>40054</text:p>
          </table:table-cell>
          <table:table-cell office:value-type="float" office:value="59878" calcext:value-type="float">
            <text:p>59878</text:p>
          </table:table-cell>
          <table:table-cell table:number-columns-repeated="1022"/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float" office:value="59879" calcext:value-type="float">
            <text:p>59879</text:p>
          </table:table-cell>
          <table:table-cell table:number-columns-repeated="1022"/>
        </table:table-row>
        <table:table-row table:style-name="ro1">
          <table:table-cell office:value-type="float" office:value="40167" calcext:value-type="float">
            <text:p>40167</text:p>
          </table:table-cell>
          <table:table-cell office:value-type="float" office:value="59880" calcext:value-type="float">
            <text:p>59880</text:p>
          </table:table-cell>
          <table:table-cell table:number-columns-repeated="1022"/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float" office:value="59881" calcext:value-type="float">
            <text:p>59881</text:p>
          </table:table-cell>
          <table:table-cell table:number-columns-repeated="1022"/>
        </table:table-row>
        <table:table-row table:style-name="ro1">
          <table:table-cell office:value-type="float" office:value="40176" calcext:value-type="float">
            <text:p>40176</text:p>
          </table:table-cell>
          <table:table-cell office:value-type="float" office:value="59882" calcext:value-type="float">
            <text:p>59882</text:p>
          </table:table-cell>
          <table:table-cell table:number-columns-repeated="1022"/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59883" calcext:value-type="float">
            <text:p>59883</text:p>
          </table:table-cell>
          <table:table-cell table:number-columns-repeated="1022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59884" calcext:value-type="float">
            <text:p>59884</text:p>
          </table:table-cell>
          <table:table-cell table:number-columns-repeated="1022"/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float" office:value="59885" calcext:value-type="float">
            <text:p>59885</text:p>
          </table:table-cell>
          <table:table-cell table:number-columns-repeated="1022"/>
        </table:table-row>
        <table:table-row table:style-name="ro1">
          <table:table-cell office:value-type="float" office:value="40195" calcext:value-type="float">
            <text:p>40195</text:p>
          </table:table-cell>
          <table:table-cell office:value-type="float" office:value="59886" calcext:value-type="float">
            <text:p>59886</text:p>
          </table:table-cell>
          <table:table-cell table:number-columns-repeated="1022"/>
        </table:table-row>
        <table:table-row table:style-name="ro1">
          <table:table-cell office:value-type="float" office:value="40198" calcext:value-type="float">
            <text:p>40198</text:p>
          </table:table-cell>
          <table:table-cell office:value-type="float" office:value="59887" calcext:value-type="float">
            <text:p>59887</text:p>
          </table:table-cell>
          <table:table-cell table:number-columns-repeated="1022"/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float" office:value="59888" calcext:value-type="float">
            <text:p>59888</text:p>
          </table:table-cell>
          <table:table-cell table:number-columns-repeated="1022"/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float" office:value="59889" calcext:value-type="float">
            <text:p>59889</text:p>
          </table:table-cell>
          <table:table-cell table:number-columns-repeated="1022"/>
        </table:table-row>
        <table:table-row table:style-name="ro1">
          <table:table-cell office:value-type="float" office:value="40367" calcext:value-type="float">
            <text:p>40367</text:p>
          </table:table-cell>
          <table:table-cell office:value-type="float" office:value="59890" calcext:value-type="float">
            <text:p>59890</text:p>
          </table:table-cell>
          <table:table-cell table:number-columns-repeated="1022"/>
        </table:table-row>
        <table:table-row table:style-name="ro1">
          <table:table-cell office:value-type="float" office:value="40227" calcext:value-type="float">
            <text:p>40227</text:p>
          </table:table-cell>
          <table:table-cell office:value-type="float" office:value="59891" calcext:value-type="float">
            <text:p>59891</text:p>
          </table:table-cell>
          <table:table-cell table:number-columns-repeated="1022"/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float" office:value="59892" calcext:value-type="float">
            <text:p>59892</text:p>
          </table:table-cell>
          <table:table-cell table:number-columns-repeated="1022"/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59893" calcext:value-type="float">
            <text:p>59893</text:p>
          </table:table-cell>
          <table:table-cell table:number-columns-repeated="1022"/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float" office:value="59894" calcext:value-type="float">
            <text:p>59894</text:p>
          </table:table-cell>
          <table:table-cell table:number-columns-repeated="1022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59895" calcext:value-type="float">
            <text:p>59895</text:p>
          </table:table-cell>
          <table:table-cell table:number-columns-repeated="1022"/>
        </table:table-row>
        <table:table-row table:style-name="ro1">
          <table:table-cell office:value-type="float" office:value="40257" calcext:value-type="float">
            <text:p>40257</text:p>
          </table:table-cell>
          <table:table-cell office:value-type="float" office:value="59896" calcext:value-type="float">
            <text:p>59896</text:p>
          </table:table-cell>
          <table:table-cell table:number-columns-repeated="1022"/>
        </table:table-row>
        <table:table-row table:style-name="ro1">
          <table:table-cell office:value-type="float" office:value="40255" calcext:value-type="float">
            <text:p>40255</text:p>
          </table:table-cell>
          <table:table-cell office:value-type="float" office:value="59897" calcext:value-type="float">
            <text:p>59897</text:p>
          </table:table-cell>
          <table:table-cell table:number-columns-repeated="1022"/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float" office:value="59898" calcext:value-type="float">
            <text:p>59898</text:p>
          </table:table-cell>
          <table:table-cell table:number-columns-repeated="1022"/>
        </table:table-row>
        <table:table-row table:style-name="ro1">
          <table:table-cell office:value-type="float" office:value="40262" calcext:value-type="float">
            <text:p>40262</text:p>
          </table:table-cell>
          <table:table-cell office:value-type="float" office:value="59899" calcext:value-type="float">
            <text:p>59899</text:p>
          </table:table-cell>
          <table:table-cell table:number-columns-repeated="1022"/>
        </table:table-row>
        <table:table-row table:style-name="ro1">
          <table:table-cell office:value-type="float" office:value="40264" calcext:value-type="float">
            <text:p>40264</text:p>
          </table:table-cell>
          <table:table-cell office:value-type="float" office:value="59900" calcext:value-type="float">
            <text:p>59900</text:p>
          </table:table-cell>
          <table:table-cell table:number-columns-repeated="1022"/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59968" calcext:value-type="float">
            <text:p>59968</text:p>
          </table:table-cell>
          <table:table-cell table:number-columns-repeated="1022"/>
        </table:table-row>
        <table:table-row table:style-name="ro1">
          <table:table-cell office:value-type="float" office:value="40286" calcext:value-type="float">
            <text:p>40286</text:p>
          </table:table-cell>
          <table:table-cell office:value-type="float" office:value="59969" calcext:value-type="float">
            <text:p>59969</text:p>
          </table:table-cell>
          <table:table-cell table:number-columns-repeated="1022"/>
        </table:table-row>
        <table:table-row table:style-name="ro1">
          <table:table-cell office:value-type="float" office:value="40292" calcext:value-type="float">
            <text:p>40292</text:p>
          </table:table-cell>
          <table:table-cell office:value-type="float" office:value="59970" calcext:value-type="float">
            <text:p>59970</text:p>
          </table:table-cell>
          <table:table-cell table:number-columns-repeated="1022"/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float" office:value="59971" calcext:value-type="float">
            <text:p>59971</text:p>
          </table:table-cell>
          <table:table-cell table:number-columns-repeated="1022"/>
        </table:table-row>
        <table:table-row table:style-name="ro1">
          <table:table-cell office:value-type="float" office:value="40272" calcext:value-type="float">
            <text:p>40272</text:p>
          </table:table-cell>
          <table:table-cell office:value-type="float" office:value="59972" calcext:value-type="float">
            <text:p>59972</text:p>
          </table:table-cell>
          <table:table-cell table:number-columns-repeated="1022"/>
        </table:table-row>
        <table:table-row table:style-name="ro1">
          <table:table-cell office:value-type="float" office:value="40281" calcext:value-type="float">
            <text:p>40281</text:p>
          </table:table-cell>
          <table:table-cell office:value-type="float" office:value="59973" calcext:value-type="float">
            <text:p>59973</text:p>
          </table:table-cell>
          <table:table-cell table:number-columns-repeated="1022"/>
        </table:table-row>
        <table:table-row table:style-name="ro1">
          <table:table-cell office:value-type="float" office:value="40306" calcext:value-type="float">
            <text:p>40306</text:p>
          </table:table-cell>
          <table:table-cell office:value-type="float" office:value="59974" calcext:value-type="float">
            <text:p>59974</text:p>
          </table:table-cell>
          <table:table-cell table:number-columns-repeated="1022"/>
        </table:table-row>
        <table:table-row table:style-name="ro1">
          <table:table-cell office:value-type="float" office:value="40329" calcext:value-type="float">
            <text:p>40329</text:p>
          </table:table-cell>
          <table:table-cell office:value-type="float" office:value="59975" calcext:value-type="float">
            <text:p>59975</text:p>
          </table:table-cell>
          <table:table-cell table:number-columns-repeated="1022"/>
        </table:table-row>
        <table:table-row table:style-name="ro1">
          <table:table-cell office:value-type="float" office:value="40327" calcext:value-type="float">
            <text:p>40327</text:p>
          </table:table-cell>
          <table:table-cell office:value-type="float" office:value="59976" calcext:value-type="float">
            <text:p>59976</text:p>
          </table:table-cell>
          <table:table-cell table:number-columns-repeated="1022"/>
        </table:table-row>
        <table:table-row table:style-name="ro1">
          <table:table-cell office:value-type="float" office:value="40363" calcext:value-type="float">
            <text:p>40363</text:p>
          </table:table-cell>
          <table:table-cell office:value-type="float" office:value="59977" calcext:value-type="float">
            <text:p>59977</text:p>
          </table:table-cell>
          <table:table-cell table:number-columns-repeated="1022"/>
        </table:table-row>
        <table:table-row table:style-name="ro1">
          <table:table-cell office:value-type="float" office:value="40303" calcext:value-type="float">
            <text:p>40303</text:p>
          </table:table-cell>
          <table:table-cell office:value-type="float" office:value="59978" calcext:value-type="float">
            <text:p>59978</text:p>
          </table:table-cell>
          <table:table-cell table:number-columns-repeated="1022"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59979" calcext:value-type="float">
            <text:p>59979</text:p>
          </table:table-cell>
          <table:table-cell table:number-columns-repeated="1022"/>
        </table:table-row>
        <table:table-row table:style-name="ro1">
          <table:table-cell office:value-type="float" office:value="40346" calcext:value-type="float">
            <text:p>40346</text:p>
          </table:table-cell>
          <table:table-cell office:value-type="float" office:value="59980" calcext:value-type="float">
            <text:p>59980</text:p>
          </table:table-cell>
          <table:table-cell table:number-columns-repeated="1022"/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59981" calcext:value-type="float">
            <text:p>59981</text:p>
          </table:table-cell>
          <table:table-cell table:number-columns-repeated="1022"/>
        </table:table-row>
        <table:table-row table:style-name="ro1">
          <table:table-cell office:value-type="float" office:value="40361" calcext:value-type="float">
            <text:p>40361</text:p>
          </table:table-cell>
          <table:table-cell office:value-type="float" office:value="59982" calcext:value-type="float">
            <text:p>59982</text:p>
          </table:table-cell>
          <table:table-cell table:number-columns-repeated="1022"/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float" office:value="59983" calcext:value-type="float">
            <text:p>59983</text:p>
          </table:table-cell>
          <table:table-cell table:number-columns-repeated="1022"/>
        </table:table-row>
        <table:table-row table:style-name="ro1">
          <table:table-cell office:value-type="float" office:value="40388" calcext:value-type="float">
            <text:p>40388</text:p>
          </table:table-cell>
          <table:table-cell office:value-type="float" office:value="59984" calcext:value-type="float">
            <text:p>59984</text:p>
          </table:table-cell>
          <table:table-cell table:number-columns-repeated="1022"/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float" office:value="59985" calcext:value-type="float">
            <text:p>59985</text:p>
          </table:table-cell>
          <table:table-cell table:number-columns-repeated="1022"/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float" office:value="59986" calcext:value-type="float">
            <text:p>59986</text:p>
          </table:table-cell>
          <table:table-cell table:number-columns-repeated="1022"/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59987" calcext:value-type="float">
            <text:p>59987</text:p>
          </table:table-cell>
          <table:table-cell table:number-columns-repeated="1022"/>
        </table:table-row>
        <table:table-row table:style-name="ro1">
          <table:table-cell office:value-type="float" office:value="40378" calcext:value-type="float">
            <text:p>40378</text:p>
          </table:table-cell>
          <table:table-cell office:value-type="float" office:value="59988" calcext:value-type="float">
            <text:p>59988</text:p>
          </table:table-cell>
          <table:table-cell table:number-columns-repeated="1022"/>
        </table:table-row>
        <table:table-row table:style-name="ro1">
          <table:table-cell office:value-type="float" office:value="40390" calcext:value-type="float">
            <text:p>40390</text:p>
          </table:table-cell>
          <table:table-cell office:value-type="float" office:value="59989" calcext:value-type="float">
            <text:p>59989</text:p>
          </table:table-cell>
          <table:table-cell table:number-columns-repeated="1022"/>
        </table:table-row>
        <table:table-row table:style-name="ro1">
          <table:table-cell office:value-type="float" office:value="40399" calcext:value-type="float">
            <text:p>40399</text:p>
          </table:table-cell>
          <table:table-cell office:value-type="float" office:value="59990" calcext:value-type="float">
            <text:p>59990</text:p>
          </table:table-cell>
          <table:table-cell table:number-columns-repeated="1022"/>
        </table:table-row>
        <table:table-row table:style-name="ro1">
          <table:table-cell office:value-type="float" office:value="40386" calcext:value-type="float">
            <text:p>40386</text:p>
          </table:table-cell>
          <table:table-cell office:value-type="float" office:value="59991" calcext:value-type="float">
            <text:p>59991</text:p>
          </table:table-cell>
          <table:table-cell table:number-columns-repeated="1022"/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float" office:value="59992" calcext:value-type="float">
            <text:p>59992</text:p>
          </table:table-cell>
          <table:table-cell table:number-columns-repeated="1022"/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float" office:value="59993" calcext:value-type="float">
            <text:p>59993</text:p>
          </table:table-cell>
          <table:table-cell table:number-columns-repeated="1022"/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float" office:value="59994" calcext:value-type="float">
            <text:p>59994</text:p>
          </table:table-cell>
          <table:table-cell table:number-columns-repeated="1022"/>
        </table:table-row>
        <table:table-row table:style-name="ro1">
          <table:table-cell office:value-type="float" office:value="40422" calcext:value-type="float">
            <text:p>40422</text:p>
          </table:table-cell>
          <table:table-cell office:value-type="float" office:value="59995" calcext:value-type="float">
            <text:p>59995</text:p>
          </table:table-cell>
          <table:table-cell table:number-columns-repeated="1022"/>
        </table:table-row>
        <table:table-row table:style-name="ro1">
          <table:table-cell office:value-type="float" office:value="40429" calcext:value-type="float">
            <text:p>40429</text:p>
          </table:table-cell>
          <table:table-cell office:value-type="float" office:value="59996" calcext:value-type="float">
            <text:p>59996</text:p>
          </table:table-cell>
          <table:table-cell table:number-columns-repeated="1022"/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float" office:value="59997" calcext:value-type="float">
            <text:p>59997</text:p>
          </table:table-cell>
          <table:table-cell table:number-columns-repeated="1022"/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float" office:value="59998" calcext:value-type="float">
            <text:p>59998</text:p>
          </table:table-cell>
          <table:table-cell table:number-columns-repeated="1022"/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float" office:value="59999" calcext:value-type="float">
            <text:p>59999</text:p>
          </table:table-cell>
          <table:table-cell table:number-columns-repeated="1022"/>
        </table:table-row>
        <table:table-row table:style-name="ro1">
          <table:table-cell office:value-type="float" office:value="40475" calcext:value-type="float">
            <text:p>40475</text:p>
          </table:table-cell>
          <table:table-cell office:value-type="float" office:value="60000" calcext:value-type="float">
            <text:p>60000</text:p>
          </table:table-cell>
          <table:table-cell table:number-columns-repeated="1022"/>
        </table:table-row>
        <table:table-row table:style-name="ro1">
          <table:table-cell office:value-type="float" office:value="40478" calcext:value-type="float">
            <text:p>40478</text:p>
          </table:table-cell>
          <table:table-cell office:value-type="float" office:value="60001" calcext:value-type="float">
            <text:p>60001</text:p>
          </table:table-cell>
          <table:table-cell table:number-columns-repeated="1022"/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float" office:value="60002" calcext:value-type="float">
            <text:p>60002</text:p>
          </table:table-cell>
          <table:table-cell table:number-columns-repeated="1022"/>
        </table:table-row>
        <table:table-row table:style-name="ro1">
          <table:table-cell office:value-type="float" office:value="40569" calcext:value-type="float">
            <text:p>40569</text:p>
          </table:table-cell>
          <table:table-cell office:value-type="float" office:value="60003" calcext:value-type="float">
            <text:p>60003</text:p>
          </table:table-cell>
          <table:table-cell table:number-columns-repeated="1022"/>
        </table:table-row>
        <table:table-row table:style-name="ro1">
          <table:table-cell office:value-type="float" office:value="40573" calcext:value-type="float">
            <text:p>40573</text:p>
          </table:table-cell>
          <table:table-cell office:value-type="float" office:value="60004" calcext:value-type="float">
            <text:p>60004</text:p>
          </table:table-cell>
          <table:table-cell table:number-columns-repeated="1022"/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float" office:value="60005" calcext:value-type="float">
            <text:p>60005</text:p>
          </table:table-cell>
          <table:table-cell table:number-columns-repeated="1022"/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60006" calcext:value-type="float">
            <text:p>60006</text:p>
          </table:table-cell>
          <table:table-cell table:number-columns-repeated="1022"/>
        </table:table-row>
        <table:table-row table:style-name="ro1">
          <table:table-cell office:value-type="float" office:value="40587" calcext:value-type="float">
            <text:p>40587</text:p>
          </table:table-cell>
          <table:table-cell office:value-type="float" office:value="60007" calcext:value-type="float">
            <text:p>60007</text:p>
          </table:table-cell>
          <table:table-cell table:number-columns-repeated="1022"/>
        </table:table-row>
        <table:table-row table:style-name="ro1">
          <table:table-cell office:value-type="float" office:value="40588" calcext:value-type="float">
            <text:p>40588</text:p>
          </table:table-cell>
          <table:table-cell office:value-type="float" office:value="60008" calcext:value-type="float">
            <text:p>60008</text:p>
          </table:table-cell>
          <table:table-cell table:number-columns-repeated="1022"/>
        </table:table-row>
        <table:table-row table:style-name="ro1">
          <table:table-cell office:value-type="float" office:value="40594" calcext:value-type="float">
            <text:p>40594</text:p>
          </table:table-cell>
          <table:table-cell office:value-type="float" office:value="60009" calcext:value-type="float">
            <text:p>60009</text:p>
          </table:table-cell>
          <table:table-cell table:number-columns-repeated="1022"/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float" office:value="60010" calcext:value-type="float">
            <text:p>60010</text:p>
          </table:table-cell>
          <table:table-cell table:number-columns-repeated="1022"/>
        </table:table-row>
        <table:table-row table:style-name="ro1">
          <table:table-cell office:value-type="float" office:value="40593" calcext:value-type="float">
            <text:p>40593</text:p>
          </table:table-cell>
          <table:table-cell office:value-type="float" office:value="60011" calcext:value-type="float">
            <text:p>60011</text:p>
          </table:table-cell>
          <table:table-cell table:number-columns-repeated="1022"/>
        </table:table-row>
        <table:table-row table:style-name="ro1">
          <table:table-cell office:value-type="float" office:value="40605" calcext:value-type="float">
            <text:p>40605</text:p>
          </table:table-cell>
          <table:table-cell office:value-type="float" office:value="60012" calcext:value-type="float">
            <text:p>60012</text:p>
          </table:table-cell>
          <table:table-cell table:number-columns-repeated="1022"/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float" office:value="60013" calcext:value-type="float">
            <text:p>60013</text:p>
          </table:table-cell>
          <table:table-cell table:number-columns-repeated="1022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60014" calcext:value-type="float">
            <text:p>60014</text:p>
          </table:table-cell>
          <table:table-cell table:number-columns-repeated="1022"/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60015" calcext:value-type="float">
            <text:p>60015</text:p>
          </table:table-cell>
          <table:table-cell table:number-columns-repeated="1022"/>
        </table:table-row>
        <table:table-row table:style-name="ro1">
          <table:table-cell office:value-type="float" office:value="40618" calcext:value-type="float">
            <text:p>40618</text:p>
          </table:table-cell>
          <table:table-cell office:value-type="float" office:value="60016" calcext:value-type="float">
            <text:p>60016</text:p>
          </table:table-cell>
          <table:table-cell table:number-columns-repeated="1022"/>
        </table:table-row>
        <table:table-row table:style-name="ro1">
          <table:table-cell office:value-type="float" office:value="40621" calcext:value-type="float">
            <text:p>40621</text:p>
          </table:table-cell>
          <table:table-cell office:value-type="float" office:value="60017" calcext:value-type="float">
            <text:p>60017</text:p>
          </table:table-cell>
          <table:table-cell table:number-columns-repeated="1022"/>
        </table:table-row>
        <table:table-row table:style-name="ro1">
          <table:table-cell office:value-type="float" office:value="38753" calcext:value-type="float">
            <text:p>38753</text:p>
          </table:table-cell>
          <table:table-cell office:value-type="float" office:value="60018" calcext:value-type="float">
            <text:p>60018</text:p>
          </table:table-cell>
          <table:table-cell table:number-columns-repeated="1022"/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float" office:value="60019" calcext:value-type="float">
            <text:p>60019</text:p>
          </table:table-cell>
          <table:table-cell table:number-columns-repeated="1022"/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float" office:value="60020" calcext:value-type="float">
            <text:p>60020</text:p>
          </table:table-cell>
          <table:table-cell table:number-columns-repeated="1022"/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float" office:value="60021" calcext:value-type="float">
            <text:p>60021</text:p>
          </table:table-cell>
          <table:table-cell table:number-columns-repeated="1022"/>
        </table:table-row>
        <table:table-row table:style-name="ro1">
          <table:table-cell office:value-type="float" office:value="40656" calcext:value-type="float">
            <text:p>40656</text:p>
          </table:table-cell>
          <table:table-cell office:value-type="float" office:value="60022" calcext:value-type="float">
            <text:p>60022</text:p>
          </table:table-cell>
          <table:table-cell table:number-columns-repeated="1022"/>
        </table:table-row>
        <table:table-row table:style-name="ro1">
          <table:table-cell office:value-type="float" office:value="40660" calcext:value-type="float">
            <text:p>40660</text:p>
          </table:table-cell>
          <table:table-cell office:value-type="float" office:value="60023" calcext:value-type="float">
            <text:p>60023</text:p>
          </table:table-cell>
          <table:table-cell table:number-columns-repeated="1022"/>
        </table:table-row>
        <table:table-row table:style-name="ro1">
          <table:table-cell office:value-type="float" office:value="40668" calcext:value-type="float">
            <text:p>40668</text:p>
          </table:table-cell>
          <table:table-cell office:value-type="float" office:value="60024" calcext:value-type="float">
            <text:p>60024</text:p>
          </table:table-cell>
          <table:table-cell table:number-columns-repeated="1022"/>
        </table:table-row>
        <table:table-row table:style-name="ro1">
          <table:table-cell office:value-type="float" office:value="40670" calcext:value-type="float">
            <text:p>40670</text:p>
          </table:table-cell>
          <table:table-cell office:value-type="float" office:value="60025" calcext:value-type="float">
            <text:p>60025</text:p>
          </table:table-cell>
          <table:table-cell table:number-columns-repeated="1022"/>
        </table:table-row>
        <table:table-row table:style-name="ro1">
          <table:table-cell office:value-type="float" office:value="40669" calcext:value-type="float">
            <text:p>40669</text:p>
          </table:table-cell>
          <table:table-cell office:value-type="float" office:value="60026" calcext:value-type="float">
            <text:p>60026</text:p>
          </table:table-cell>
          <table:table-cell table:number-columns-repeated="1022"/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float" office:value="60027" calcext:value-type="float">
            <text:p>60027</text:p>
          </table:table-cell>
          <table:table-cell table:number-columns-repeated="1022"/>
        </table:table-row>
        <table:table-row table:style-name="ro1">
          <table:table-cell office:value-type="float" office:value="40677" calcext:value-type="float">
            <text:p>40677</text:p>
          </table:table-cell>
          <table:table-cell office:value-type="float" office:value="60028" calcext:value-type="float">
            <text:p>60028</text:p>
          </table:table-cell>
          <table:table-cell table:number-columns-repeated="1022"/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60029" calcext:value-type="float">
            <text:p>60029</text:p>
          </table:table-cell>
          <table:table-cell table:number-columns-repeated="1022"/>
        </table:table-row>
        <table:table-row table:style-name="ro1">
          <table:table-cell office:value-type="float" office:value="40687" calcext:value-type="float">
            <text:p>40687</text:p>
          </table:table-cell>
          <table:table-cell office:value-type="float" office:value="60030" calcext:value-type="float">
            <text:p>60030</text:p>
          </table:table-cell>
          <table:table-cell table:number-columns-repeated="1022"/>
        </table:table-row>
        <table:table-row table:style-name="ro1">
          <table:table-cell office:value-type="float" office:value="40692" calcext:value-type="float">
            <text:p>40692</text:p>
          </table:table-cell>
          <table:table-cell office:value-type="float" office:value="60032" calcext:value-type="float">
            <text:p>60032</text:p>
          </table:table-cell>
          <table:table-cell table:number-columns-repeated="1022"/>
        </table:table-row>
        <table:table-row table:style-name="ro1">
          <table:table-cell office:value-type="float" office:value="40694" calcext:value-type="float">
            <text:p>40694</text:p>
          </table:table-cell>
          <table:table-cell office:value-type="float" office:value="60033" calcext:value-type="float">
            <text:p>60033</text:p>
          </table:table-cell>
          <table:table-cell table:number-columns-repeated="1022"/>
        </table:table-row>
        <table:table-row table:style-name="ro1">
          <table:table-cell office:value-type="float" office:value="40695" calcext:value-type="float">
            <text:p>40695</text:p>
          </table:table-cell>
          <table:table-cell office:value-type="float" office:value="60034" calcext:value-type="float">
            <text:p>60034</text:p>
          </table:table-cell>
          <table:table-cell table:number-columns-repeated="1022"/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float" office:value="60035" calcext:value-type="float">
            <text:p>60035</text:p>
          </table:table-cell>
          <table:table-cell table:number-columns-repeated="1022"/>
        </table:table-row>
        <table:table-row table:style-name="ro1">
          <table:table-cell office:value-type="float" office:value="40699" calcext:value-type="float">
            <text:p>40699</text:p>
          </table:table-cell>
          <table:table-cell office:value-type="float" office:value="60036" calcext:value-type="float">
            <text:p>60036</text:p>
          </table:table-cell>
          <table:table-cell table:number-columns-repeated="1022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60037" calcext:value-type="float">
            <text:p>60037</text:p>
          </table:table-cell>
          <table:table-cell table:number-columns-repeated="1022"/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float" office:value="60038" calcext:value-type="float">
            <text:p>60038</text:p>
          </table:table-cell>
          <table:table-cell table:number-columns-repeated="1022"/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60039" calcext:value-type="float">
            <text:p>60039</text:p>
          </table:table-cell>
          <table:table-cell table:number-columns-repeated="1022"/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60040" calcext:value-type="float">
            <text:p>60040</text:p>
          </table:table-cell>
          <table:table-cell table:number-columns-repeated="1022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float" office:value="60041" calcext:value-type="float">
            <text:p>60041</text:p>
          </table:table-cell>
          <table:table-cell table:number-columns-repeated="1022"/>
        </table:table-row>
        <table:table-row table:style-name="ro1">
          <table:table-cell office:value-type="float" office:value="40725" calcext:value-type="float">
            <text:p>40725</text:p>
          </table:table-cell>
          <table:table-cell office:value-type="float" office:value="60042" calcext:value-type="float">
            <text:p>60042</text:p>
          </table:table-cell>
          <table:table-cell table:number-columns-repeated="1022"/>
        </table:table-row>
        <table:table-row table:style-name="ro1">
          <table:table-cell office:value-type="float" office:value="40737" calcext:value-type="float">
            <text:p>40737</text:p>
          </table:table-cell>
          <table:table-cell office:value-type="float" office:value="60043" calcext:value-type="float">
            <text:p>60043</text:p>
          </table:table-cell>
          <table:table-cell table:number-columns-repeated="1022"/>
        </table:table-row>
        <table:table-row table:style-name="ro1">
          <table:table-cell office:value-type="float" office:value="40748" calcext:value-type="float">
            <text:p>40748</text:p>
          </table:table-cell>
          <table:table-cell office:value-type="float" office:value="60044" calcext:value-type="float">
            <text:p>60044</text:p>
          </table:table-cell>
          <table:table-cell table:number-columns-repeated="1022"/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float" office:value="60045" calcext:value-type="float">
            <text:p>60045</text:p>
          </table:table-cell>
          <table:table-cell table:number-columns-repeated="1022"/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float" office:value="60046" calcext:value-type="float">
            <text:p>60046</text:p>
          </table:table-cell>
          <table:table-cell table:number-columns-repeated="1022"/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float" office:value="60047" calcext:value-type="float">
            <text:p>60047</text:p>
          </table:table-cell>
          <table:table-cell table:number-columns-repeated="1022"/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float" office:value="60048" calcext:value-type="float">
            <text:p>60048</text:p>
          </table:table-cell>
          <table:table-cell table:number-columns-repeated="1022"/>
        </table:table-row>
        <table:table-row table:style-name="ro1">
          <table:table-cell office:value-type="float" office:value="40803" calcext:value-type="float">
            <text:p>40803</text:p>
          </table:table-cell>
          <table:table-cell office:value-type="float" office:value="60049" calcext:value-type="float">
            <text:p>60049</text:p>
          </table:table-cell>
          <table:table-cell table:number-columns-repeated="1022"/>
        </table:table-row>
        <table:table-row table:style-name="ro1">
          <table:table-cell office:value-type="float" office:value="40799" calcext:value-type="float">
            <text:p>40799</text:p>
          </table:table-cell>
          <table:table-cell office:value-type="float" office:value="60050" calcext:value-type="float">
            <text:p>60050</text:p>
          </table:table-cell>
          <table:table-cell table:number-columns-repeated="1022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60051" calcext:value-type="float">
            <text:p>60051</text:p>
          </table:table-cell>
          <table:table-cell table:number-columns-repeated="1022"/>
        </table:table-row>
        <table:table-row table:style-name="ro1">
          <table:table-cell office:value-type="float" office:value="40801" calcext:value-type="float">
            <text:p>40801</text:p>
          </table:table-cell>
          <table:table-cell office:value-type="float" office:value="60052" calcext:value-type="float">
            <text:p>60052</text:p>
          </table:table-cell>
          <table:table-cell table:number-columns-repeated="1022"/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float" office:value="60053" calcext:value-type="float">
            <text:p>60053</text:p>
          </table:table-cell>
          <table:table-cell table:number-columns-repeated="1022"/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float" office:value="60054" calcext:value-type="float">
            <text:p>60054</text:p>
          </table:table-cell>
          <table:table-cell table:number-columns-repeated="1022"/>
        </table:table-row>
        <table:table-row table:style-name="ro1">
          <table:table-cell office:value-type="float" office:value="40812" calcext:value-type="float">
            <text:p>40812</text:p>
          </table:table-cell>
          <table:table-cell office:value-type="float" office:value="60055" calcext:value-type="float">
            <text:p>60055</text:p>
          </table:table-cell>
          <table:table-cell table:number-columns-repeated="1022"/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60056" calcext:value-type="float">
            <text:p>60056</text:p>
          </table:table-cell>
          <table:table-cell table:number-columns-repeated="1022"/>
        </table:table-row>
        <table:table-row table:style-name="ro1">
          <table:table-cell office:value-type="float" office:value="40823" calcext:value-type="float">
            <text:p>40823</text:p>
          </table:table-cell>
          <table:table-cell office:value-type="float" office:value="60057" calcext:value-type="float">
            <text:p>60057</text:p>
          </table:table-cell>
          <table:table-cell table:number-columns-repeated="1022"/>
        </table:table-row>
        <table:table-row table:style-name="ro1">
          <table:table-cell office:value-type="float" office:value="40818" calcext:value-type="float">
            <text:p>40818</text:p>
          </table:table-cell>
          <table:table-cell office:value-type="float" office:value="60058" calcext:value-type="float">
            <text:p>60058</text:p>
          </table:table-cell>
          <table:table-cell table:number-columns-repeated="1022"/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float" office:value="60059" calcext:value-type="float">
            <text:p>60059</text:p>
          </table:table-cell>
          <table:table-cell table:number-columns-repeated="1022"/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float" office:value="60060" calcext:value-type="float">
            <text:p>60060</text:p>
          </table:table-cell>
          <table:table-cell table:number-columns-repeated="1022"/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60061" calcext:value-type="float">
            <text:p>60061</text:p>
          </table:table-cell>
          <table:table-cell table:number-columns-repeated="1022"/>
        </table:table-row>
        <table:table-row table:style-name="ro1">
          <table:table-cell office:value-type="float" office:value="40864" calcext:value-type="float">
            <text:p>40864</text:p>
          </table:table-cell>
          <table:table-cell office:value-type="float" office:value="60062" calcext:value-type="float">
            <text:p>60062</text:p>
          </table:table-cell>
          <table:table-cell table:number-columns-repeated="1022"/>
        </table:table-row>
        <table:table-row table:style-name="ro1">
          <table:table-cell office:value-type="float" office:value="22575" calcext:value-type="float">
            <text:p>22575</text:p>
          </table:table-cell>
          <table:table-cell office:value-type="float" office:value="60063" calcext:value-type="float">
            <text:p>60063</text:p>
          </table:table-cell>
          <table:table-cell table:number-columns-repeated="1022"/>
        </table:table-row>
        <table:table-row table:style-name="ro1">
          <table:table-cell office:value-type="float" office:value="27079" calcext:value-type="float">
            <text:p>27079</text:p>
          </table:table-cell>
          <table:table-cell office:value-type="float" office:value="60064" calcext:value-type="float">
            <text:p>60064</text:p>
          </table:table-cell>
          <table:table-cell table:number-columns-repeated="1022"/>
        </table:table-row>
        <table:table-row table:style-name="ro1">
          <table:table-cell office:value-type="float" office:value="36953" calcext:value-type="float">
            <text:p>36953</text:p>
          </table:table-cell>
          <table:table-cell office:value-type="float" office:value="60065" calcext:value-type="float">
            <text:p>60065</text:p>
          </table:table-cell>
          <table:table-cell table:number-columns-repeated="1022"/>
        </table:table-row>
        <table:table-row table:style-name="ro1">
          <table:table-cell office:value-type="float" office:value="29796" calcext:value-type="float">
            <text:p>29796</text:p>
          </table:table-cell>
          <table:table-cell office:value-type="float" office:value="60066" calcext:value-type="float">
            <text:p>60066</text:p>
          </table:table-cell>
          <table:table-cell table:number-columns-repeated="1022"/>
        </table:table-row>
        <table:table-row table:style-name="ro1">
          <table:table-cell office:value-type="float" office:value="20956" calcext:value-type="float">
            <text:p>20956</text:p>
          </table:table-cell>
          <table:table-cell office:value-type="float" office:value="60067" calcext:value-type="float">
            <text:p>60067</text:p>
          </table:table-cell>
          <table:table-cell table:number-columns-repeated="1022"/>
        </table:table-row>
        <table:table-row table:style-name="ro1">
          <table:table-cell office:value-type="float" office:value="29081" calcext:value-type="float">
            <text:p>29081</text:p>
          </table:table-cell>
          <table:table-cell office:value-type="float" office:value="60068" calcext:value-type="float">
            <text:p>60068</text:p>
          </table:table-cell>
          <table:table-cell table:number-columns-repeated="1022"/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60736" calcext:value-type="float">
            <text:p>60736</text:p>
          </table:table-cell>
          <table:table-cell table:number-columns-repeated="1022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60737" calcext:value-type="float">
            <text:p>60737</text:p>
          </table:table-cell>
          <table:table-cell table:number-columns-repeated="1022"/>
        </table:table-row>
        <table:table-row table:style-name="ro1">
          <table:table-cell office:value-type="float" office:value="37704" calcext:value-type="float">
            <text:p>37704</text:p>
          </table:table-cell>
          <table:table-cell office:value-type="float" office:value="60738" calcext:value-type="float">
            <text:p>60738</text:p>
          </table:table-cell>
          <table:table-cell table:number-columns-repeated="1022"/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60739" calcext:value-type="float">
            <text:p>60739</text:p>
          </table:table-cell>
          <table:table-cell table:number-columns-repeated="1022"/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float" office:value="60740" calcext:value-type="float">
            <text:p>60740</text:p>
          </table:table-cell>
          <table:table-cell table:number-columns-repeated="1022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float" office:value="60741" calcext:value-type="float">
            <text:p>60741</text:p>
          </table:table-cell>
          <table:table-cell table:number-columns-repeated="1022"/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float" office:value="60742" calcext:value-type="float">
            <text:p>60742</text:p>
          </table:table-cell>
          <table:table-cell table:number-columns-repeated="1022"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float" office:value="60743" calcext:value-type="float">
            <text:p>60743</text:p>
          </table:table-cell>
          <table:table-cell table:number-columns-repeated="1022"/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float" office:value="60744" calcext:value-type="float">
            <text:p>60744</text:p>
          </table:table-cell>
          <table:table-cell table:number-columns-repeated="1022"/>
        </table:table-row>
        <table:table-row table:style-name="ro1">
          <table:table-cell office:value-type="float" office:value="37625" calcext:value-type="float">
            <text:p>37625</text:p>
          </table:table-cell>
          <table:table-cell office:value-type="float" office:value="60745" calcext:value-type="float">
            <text:p>60745</text:p>
          </table:table-cell>
          <table:table-cell table:number-columns-repeated="1022"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float" office:value="60746" calcext:value-type="float">
            <text:p>60746</text:p>
          </table:table-cell>
          <table:table-cell table:number-columns-repeated="1022"/>
        </table:table-row>
        <table:table-row table:style-name="ro1">
          <table:table-cell office:value-type="float" office:value="24389" calcext:value-type="float">
            <text:p>24389</text:p>
          </table:table-cell>
          <table:table-cell office:value-type="float" office:value="60747" calcext:value-type="float">
            <text:p>60747</text:p>
          </table:table-cell>
          <table:table-cell table:number-columns-repeated="1022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60748" calcext:value-type="float">
            <text:p>60748</text:p>
          </table:table-cell>
          <table:table-cell table:number-columns-repeated="1022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float" office:value="60749" calcext:value-type="float">
            <text:p>60749</text:p>
          </table:table-cell>
          <table:table-cell table:number-columns-repeated="1022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60750" calcext:value-type="float">
            <text:p>60750</text:p>
          </table:table-cell>
          <table:table-cell table:number-columns-repeated="1022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60751" calcext:value-type="float">
            <text:p>60751</text:p>
          </table:table-cell>
          <table:table-cell table:number-columns-repeated="1022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float" office:value="60752" calcext:value-type="float">
            <text:p>60752</text:p>
          </table:table-cell>
          <table:table-cell table:number-columns-repeated="1022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float" office:value="60753" calcext:value-type="float">
            <text:p>60753</text:p>
          </table:table-cell>
          <table:table-cell table:number-columns-repeated="1022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60754" calcext:value-type="float">
            <text:p>60754</text:p>
          </table:table-cell>
          <table:table-cell table:number-columns-repeated="1022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float" office:value="60755" calcext:value-type="float">
            <text:p>60755</text:p>
          </table:table-cell>
          <table:table-cell table:number-columns-repeated="1022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float" office:value="60756" calcext:value-type="float">
            <text:p>60756</text:p>
          </table:table-cell>
          <table:table-cell table:number-columns-repeated="1022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float" office:value="60757" calcext:value-type="float">
            <text:p>60757</text:p>
          </table:table-cell>
          <table:table-cell table:number-columns-repeated="1022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float" office:value="60758" calcext:value-type="float">
            <text:p>60758</text:p>
          </table:table-cell>
          <table:table-cell table:number-columns-repeated="1022"/>
        </table:table-row>
        <table:table-row table:style-name="ro1">
          <table:table-cell office:value-type="float" office:value="20429" calcext:value-type="float">
            <text:p>20429</text:p>
          </table:table-cell>
          <table:table-cell office:value-type="float" office:value="60759" calcext:value-type="float">
            <text:p>60759</text:p>
          </table:table-cell>
          <table:table-cell table:number-columns-repeated="1022"/>
        </table:table-row>
        <table:table-row table:style-name="ro1">
          <table:table-cell office:value-type="float" office:value="20544" calcext:value-type="float">
            <text:p>20544</text:p>
          </table:table-cell>
          <table:table-cell office:value-type="float" office:value="60760" calcext:value-type="float">
            <text:p>60760</text:p>
          </table:table-cell>
          <table:table-cell table:number-columns-repeated="1022"/>
        </table:table-row>
        <table:table-row table:style-name="ro1">
          <table:table-cell office:value-type="float" office:value="20514" calcext:value-type="float">
            <text:p>20514</text:p>
          </table:table-cell>
          <table:table-cell office:value-type="float" office:value="60761" calcext:value-type="float">
            <text:p>60761</text:p>
          </table:table-cell>
          <table:table-cell table:number-columns-repeated="1022"/>
        </table:table-row>
        <table:table-row table:style-name="ro1">
          <table:table-cell office:value-type="float" office:value="20479" calcext:value-type="float">
            <text:p>20479</text:p>
          </table:table-cell>
          <table:table-cell office:value-type="float" office:value="60762" calcext:value-type="float">
            <text:p>60762</text:p>
          </table:table-cell>
          <table:table-cell table:number-columns-repeated="1022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60763" calcext:value-type="float">
            <text:p>60763</text:p>
          </table:table-cell>
          <table:table-cell table:number-columns-repeated="1022"/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60764" calcext:value-type="float">
            <text:p>60764</text:p>
          </table:table-cell>
          <table:table-cell table:number-columns-repeated="1022"/>
        </table:table-row>
        <table:table-row table:style-name="ro1">
          <table:table-cell office:value-type="float" office:value="20592" calcext:value-type="float">
            <text:p>20592</text:p>
          </table:table-cell>
          <table:table-cell office:value-type="float" office:value="60765" calcext:value-type="float">
            <text:p>60765</text:p>
          </table:table-cell>
          <table:table-cell table:number-columns-repeated="1022"/>
        </table:table-row>
        <table:table-row table:style-name="ro1">
          <table:table-cell office:value-type="float" office:value="20546" calcext:value-type="float">
            <text:p>20546</text:p>
          </table:table-cell>
          <table:table-cell office:value-type="float" office:value="60766" calcext:value-type="float">
            <text:p>60766</text:p>
          </table:table-cell>
          <table:table-cell table:number-columns-repeated="1022"/>
        </table:table-row>
        <table:table-row table:style-name="ro1">
          <table:table-cell office:value-type="float" office:value="20628" calcext:value-type="float">
            <text:p>20628</text:p>
          </table:table-cell>
          <table:table-cell office:value-type="float" office:value="60767" calcext:value-type="float">
            <text:p>60767</text:p>
          </table:table-cell>
          <table:table-cell table:number-columns-repeated="1022"/>
        </table:table-row>
        <table:table-row table:style-name="ro1">
          <table:table-cell office:value-type="float" office:value="20724" calcext:value-type="float">
            <text:p>20724</text:p>
          </table:table-cell>
          <table:table-cell office:value-type="float" office:value="60768" calcext:value-type="float">
            <text:p>60768</text:p>
          </table:table-cell>
          <table:table-cell table:number-columns-repeated="1022"/>
        </table:table-row>
        <table:table-row table:style-name="ro1">
          <table:table-cell office:value-type="float" office:value="20696" calcext:value-type="float">
            <text:p>20696</text:p>
          </table:table-cell>
          <table:table-cell office:value-type="float" office:value="60769" calcext:value-type="float">
            <text:p>60769</text:p>
          </table:table-cell>
          <table:table-cell table:number-columns-repeated="1022"/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60770" calcext:value-type="float">
            <text:p>60770</text:p>
          </table:table-cell>
          <table:table-cell table:number-columns-repeated="1022"/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float" office:value="60771" calcext:value-type="float">
            <text:p>60771</text:p>
          </table:table-cell>
          <table:table-cell table:number-columns-repeated="1022"/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60772" calcext:value-type="float">
            <text:p>60772</text:p>
          </table:table-cell>
          <table:table-cell table:number-columns-repeated="1022"/>
        </table:table-row>
        <table:table-row table:style-name="ro1">
          <table:table-cell office:value-type="float" office:value="20926" calcext:value-type="float">
            <text:p>20926</text:p>
          </table:table-cell>
          <table:table-cell office:value-type="float" office:value="60773" calcext:value-type="float">
            <text:p>60773</text:p>
          </table:table-cell>
          <table:table-cell table:number-columns-repeated="1022"/>
        </table:table-row>
        <table:table-row table:style-name="ro1">
          <table:table-cell office:value-type="float" office:value="20972" calcext:value-type="float">
            <text:p>20972</text:p>
          </table:table-cell>
          <table:table-cell office:value-type="float" office:value="60774" calcext:value-type="float">
            <text:p>60774</text:p>
          </table:table-cell>
          <table:table-cell table:number-columns-repeated="1022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60775" calcext:value-type="float">
            <text:p>60775</text:p>
          </table:table-cell>
          <table:table-cell table:number-columns-repeated="1022"/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float" office:value="60776" calcext:value-type="float">
            <text:p>60776</text:p>
          </table:table-cell>
          <table:table-cell table:number-columns-repeated="1022"/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float" office:value="60777" calcext:value-type="float">
            <text:p>60777</text:p>
          </table:table-cell>
          <table:table-cell table:number-columns-repeated="1022"/>
        </table:table-row>
        <table:table-row table:style-name="ro1">
          <table:table-cell office:value-type="float" office:value="21184" calcext:value-type="float">
            <text:p>21184</text:p>
          </table:table-cell>
          <table:table-cell office:value-type="float" office:value="60778" calcext:value-type="float">
            <text:p>60778</text:p>
          </table:table-cell>
          <table:table-cell table:number-columns-repeated="1022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60779" calcext:value-type="float">
            <text:p>60779</text:p>
          </table:table-cell>
          <table:table-cell table:number-columns-repeated="1022"/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60780" calcext:value-type="float">
            <text:p>60780</text:p>
          </table:table-cell>
          <table:table-cell table:number-columns-repeated="1022"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float" office:value="60781" calcext:value-type="float">
            <text:p>60781</text:p>
          </table:table-cell>
          <table:table-cell table:number-columns-repeated="1022"/>
        </table:table-row>
        <table:table-row table:style-name="ro1">
          <table:table-cell office:value-type="float" office:value="21284" calcext:value-type="float">
            <text:p>21284</text:p>
          </table:table-cell>
          <table:table-cell office:value-type="float" office:value="60782" calcext:value-type="float">
            <text:p>60782</text:p>
          </table:table-cell>
          <table:table-cell table:number-columns-repeated="1022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float" office:value="60783" calcext:value-type="float">
            <text:p>60783</text:p>
          </table:table-cell>
          <table:table-cell table:number-columns-repeated="1022"/>
        </table:table-row>
        <table:table-row table:style-name="ro1">
          <table:table-cell office:value-type="float" office:value="21395" calcext:value-type="float">
            <text:p>21395</text:p>
          </table:table-cell>
          <table:table-cell office:value-type="float" office:value="60784" calcext:value-type="float">
            <text:p>60784</text:p>
          </table:table-cell>
          <table:table-cell table:number-columns-repeated="1022"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float" office:value="60785" calcext:value-type="float">
            <text:p>60785</text:p>
          </table:table-cell>
          <table:table-cell table:number-columns-repeated="1022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60786" calcext:value-type="float">
            <text:p>60786</text:p>
          </table:table-cell>
          <table:table-cell table:number-columns-repeated="1022"/>
        </table:table-row>
        <table:table-row table:style-name="ro1">
          <table:table-cell office:value-type="float" office:value="64014" calcext:value-type="float">
            <text:p>64014</text:p>
          </table:table-cell>
          <table:table-cell office:value-type="float" office:value="60787" calcext:value-type="float">
            <text:p>60787</text:p>
          </table:table-cell>
          <table:table-cell table:number-columns-repeated="1022"/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60788" calcext:value-type="float">
            <text:p>60788</text:p>
          </table:table-cell>
          <table:table-cell table:number-columns-repeated="1022"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float" office:value="60789" calcext:value-type="float">
            <text:p>60789</text:p>
          </table:table-cell>
          <table:table-cell table:number-columns-repeated="1022"/>
        </table:table-row>
        <table:table-row table:style-name="ro1">
          <table:table-cell office:value-type="float" office:value="21673" calcext:value-type="float">
            <text:p>21673</text:p>
          </table:table-cell>
          <table:table-cell office:value-type="float" office:value="60790" calcext:value-type="float">
            <text:p>60790</text:p>
          </table:table-cell>
          <table:table-cell table:number-columns-repeated="1022"/>
        </table:table-row>
        <table:table-row table:style-name="ro1">
          <table:table-cell office:value-type="float" office:value="21759" calcext:value-type="float">
            <text:p>21759</text:p>
          </table:table-cell>
          <table:table-cell office:value-type="float" office:value="60791" calcext:value-type="float">
            <text:p>60791</text:p>
          </table:table-cell>
          <table:table-cell table:number-columns-repeated="1022"/>
        </table:table-row>
        <table:table-row table:style-name="ro1">
          <table:table-cell office:value-type="float" office:value="21894" calcext:value-type="float">
            <text:p>21894</text:p>
          </table:table-cell>
          <table:table-cell office:value-type="float" office:value="60792" calcext:value-type="float">
            <text:p>60792</text:p>
          </table:table-cell>
          <table:table-cell table:number-columns-repeated="1022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60793" calcext:value-type="float">
            <text:p>60793</text:p>
          </table:table-cell>
          <table:table-cell table:number-columns-repeated="1022"/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float" office:value="60794" calcext:value-type="float">
            <text:p>60794</text:p>
          </table:table-cell>
          <table:table-cell table:number-columns-repeated="1022"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float" office:value="60795" calcext:value-type="float">
            <text:p>60795</text:p>
          </table:table-cell>
          <table:table-cell table:number-columns-repeated="1022"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60796" calcext:value-type="float">
            <text:p>60796</text:p>
          </table:table-cell>
          <table:table-cell table:number-columns-repeated="1022"/>
        </table:table-row>
        <table:table-row table:style-name="ro1">
          <table:table-cell office:value-type="float" office:value="22471" calcext:value-type="float">
            <text:p>22471</text:p>
          </table:table-cell>
          <table:table-cell office:value-type="float" office:value="60797" calcext:value-type="float">
            <text:p>60797</text:p>
          </table:table-cell>
          <table:table-cell table:number-columns-repeated="1022"/>
        </table:table-row>
        <table:table-row table:style-name="ro1">
          <table:table-cell office:value-type="float" office:value="64015" calcext:value-type="float">
            <text:p>64015</text:p>
          </table:table-cell>
          <table:table-cell office:value-type="float" office:value="60798" calcext:value-type="float">
            <text:p>60798</text:p>
          </table:table-cell>
          <table:table-cell table:number-columns-repeated="1022"/>
        </table:table-row>
        <table:table-row table:style-name="ro1">
          <table:table-cell office:value-type="float" office:value="64016" calcext:value-type="float">
            <text:p>64016</text:p>
          </table:table-cell>
          <table:table-cell office:value-type="float" office:value="60800" calcext:value-type="float">
            <text:p>60800</text:p>
          </table:table-cell>
          <table:table-cell table:number-columns-repeated="1022"/>
        </table:table-row>
        <table:table-row table:style-name="ro1">
          <table:table-cell office:value-type="float" office:value="22686" calcext:value-type="float">
            <text:p>22686</text:p>
          </table:table-cell>
          <table:table-cell office:value-type="float" office:value="60801" calcext:value-type="float">
            <text:p>60801</text:p>
          </table:table-cell>
          <table:table-cell table:number-columns-repeated="1022"/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float" office:value="60802" calcext:value-type="float">
            <text:p>60802</text:p>
          </table:table-cell>
          <table:table-cell table:number-columns-repeated="1022"/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float" office:value="60803" calcext:value-type="float">
            <text:p>60803</text:p>
          </table:table-cell>
          <table:table-cell table:number-columns-repeated="1022"/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float" office:value="60804" calcext:value-type="float">
            <text:p>60804</text:p>
          </table:table-cell>
          <table:table-cell table:number-columns-repeated="1022"/>
        </table:table-row>
        <table:table-row table:style-name="ro1">
          <table:table-cell office:value-type="float" office:value="22875" calcext:value-type="float">
            <text:p>22875</text:p>
          </table:table-cell>
          <table:table-cell office:value-type="float" office:value="60805" calcext:value-type="float">
            <text:p>60805</text:p>
          </table:table-cell>
          <table:table-cell table:number-columns-repeated="1022"/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float" office:value="60806" calcext:value-type="float">
            <text:p>60806</text:p>
          </table:table-cell>
          <table:table-cell table:number-columns-repeated="1022"/>
        </table:table-row>
        <table:table-row table:style-name="ro1">
          <table:table-cell office:value-type="float" office:value="22883" calcext:value-type="float">
            <text:p>22883</text:p>
          </table:table-cell>
          <table:table-cell office:value-type="float" office:value="60807" calcext:value-type="float">
            <text:p>60807</text:p>
          </table:table-cell>
          <table:table-cell table:number-columns-repeated="1022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float" office:value="60808" calcext:value-type="float">
            <text:p>60808</text:p>
          </table:table-cell>
          <table:table-cell table:number-columns-repeated="1022"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60809" calcext:value-type="float">
            <text:p>60809</text:p>
          </table:table-cell>
          <table:table-cell table:number-columns-repeated="1022"/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60810" calcext:value-type="float">
            <text:p>60810</text:p>
          </table:table-cell>
          <table:table-cell table:number-columns-repeated="1022"/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60811" calcext:value-type="float">
            <text:p>60811</text:p>
          </table:table-cell>
          <table:table-cell table:number-columns-repeated="1022"/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float" office:value="60812" calcext:value-type="float">
            <text:p>60812</text:p>
          </table:table-cell>
          <table:table-cell table:number-columns-repeated="1022"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float" office:value="60813" calcext:value-type="float">
            <text:p>60813</text:p>
          </table:table-cell>
          <table:table-cell table:number-columns-repeated="1022"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float" office:value="60814" calcext:value-type="float">
            <text:p>60814</text:p>
          </table:table-cell>
          <table:table-cell table:number-columns-repeated="1022"/>
        </table:table-row>
        <table:table-row table:style-name="ro1">
          <table:table-cell office:value-type="float" office:value="23582" calcext:value-type="float">
            <text:p>23582</text:p>
          </table:table-cell>
          <table:table-cell office:value-type="float" office:value="60815" calcext:value-type="float">
            <text:p>60815</text:p>
          </table:table-cell>
          <table:table-cell table:number-columns-repeated="1022"/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float" office:value="60816" calcext:value-type="float">
            <text:p>60816</text:p>
          </table:table-cell>
          <table:table-cell table:number-columns-repeated="1022"/>
        </table:table-row>
        <table:table-row table:style-name="ro1">
          <table:table-cell office:value-type="float" office:value="23738" calcext:value-type="float">
            <text:p>23738</text:p>
          </table:table-cell>
          <table:table-cell office:value-type="float" office:value="60817" calcext:value-type="float">
            <text:p>60817</text:p>
          </table:table-cell>
          <table:table-cell table:number-columns-repeated="1022"/>
        </table:table-row>
        <table:table-row table:style-name="ro1">
          <table:table-cell office:value-type="float" office:value="23797" calcext:value-type="float">
            <text:p>23797</text:p>
          </table:table-cell>
          <table:table-cell office:value-type="float" office:value="60818" calcext:value-type="float">
            <text:p>60818</text:p>
          </table:table-cell>
          <table:table-cell table:number-columns-repeated="1022"/>
        </table:table-row>
        <table:table-row table:style-name="ro1">
          <table:table-cell office:value-type="float" office:value="23847" calcext:value-type="float">
            <text:p>23847</text:p>
          </table:table-cell>
          <table:table-cell office:value-type="float" office:value="60819" calcext:value-type="float">
            <text:p>60819</text:p>
          </table:table-cell>
          <table:table-cell table:number-columns-repeated="1022"/>
        </table:table-row>
        <table:table-row table:style-name="ro1">
          <table:table-cell office:value-type="float" office:value="23891" calcext:value-type="float">
            <text:p>23891</text:p>
          </table:table-cell>
          <table:table-cell office:value-type="float" office:value="60820" calcext:value-type="float">
            <text:p>60820</text:p>
          </table:table-cell>
          <table:table-cell table:number-columns-repeated="1022"/>
        </table:table-row>
        <table:table-row table:style-name="ro1">
          <table:table-cell office:value-type="float" office:value="64017" calcext:value-type="float">
            <text:p>64017</text:p>
          </table:table-cell>
          <table:table-cell office:value-type="float" office:value="60821" calcext:value-type="float">
            <text:p>60821</text:p>
          </table:table-cell>
          <table:table-cell table:number-columns-repeated="1022"/>
        </table:table-row>
        <table:table-row table:style-name="ro1">
          <table:table-cell office:value-type="float" office:value="23874" calcext:value-type="float">
            <text:p>23874</text:p>
          </table:table-cell>
          <table:table-cell office:value-type="float" office:value="60822" calcext:value-type="float">
            <text:p>60822</text:p>
          </table:table-cell>
          <table:table-cell table:number-columns-repeated="1022"/>
        </table:table-row>
        <table:table-row table:style-name="ro1">
          <table:table-cell office:value-type="float" office:value="23917" calcext:value-type="float">
            <text:p>23917</text:p>
          </table:table-cell>
          <table:table-cell office:value-type="float" office:value="60823" calcext:value-type="float">
            <text:p>60823</text:p>
          </table:table-cell>
          <table:table-cell table:number-columns-repeated="1022"/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float" office:value="60824" calcext:value-type="float">
            <text:p>60824</text:p>
          </table:table-cell>
          <table:table-cell table:number-columns-repeated="1022"/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float" office:value="60825" calcext:value-type="float">
            <text:p>60825</text:p>
          </table:table-cell>
          <table:table-cell table:number-columns-repeated="1022"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60826" calcext:value-type="float">
            <text:p>60826</text:p>
          </table:table-cell>
          <table:table-cell table:number-columns-repeated="1022"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float" office:value="60827" calcext:value-type="float">
            <text:p>60827</text:p>
          </table:table-cell>
          <table:table-cell table:number-columns-repeated="1022"/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60828" calcext:value-type="float">
            <text:p>60828</text:p>
          </table:table-cell>
          <table:table-cell table:number-columns-repeated="1022"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60829" calcext:value-type="float">
            <text:p>60829</text:p>
          </table:table-cell>
          <table:table-cell table:number-columns-repeated="1022"/>
        </table:table-row>
        <table:table-row table:style-name="ro1">
          <table:table-cell office:value-type="float" office:value="24503" calcext:value-type="float">
            <text:p>24503</text:p>
          </table:table-cell>
          <table:table-cell office:value-type="float" office:value="60830" calcext:value-type="float">
            <text:p>60830</text:p>
          </table:table-cell>
          <table:table-cell table:number-columns-repeated="1022"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60831" calcext:value-type="float">
            <text:p>60831</text:p>
          </table:table-cell>
          <table:table-cell table:number-columns-repeated="1022"/>
        </table:table-row>
        <table:table-row table:style-name="ro1">
          <table:table-cell office:value-type="float" office:value="24669" calcext:value-type="float">
            <text:p>24669</text:p>
          </table:table-cell>
          <table:table-cell office:value-type="float" office:value="60832" calcext:value-type="float">
            <text:p>60832</text:p>
          </table:table-cell>
          <table:table-cell table:number-columns-repeated="1022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60833" calcext:value-type="float">
            <text:p>60833</text:p>
          </table:table-cell>
          <table:table-cell table:number-columns-repeated="1022"/>
        </table:table-row>
        <table:table-row table:style-name="ro1">
          <table:table-cell office:value-type="float" office:value="24714" calcext:value-type="float">
            <text:p>24714</text:p>
          </table:table-cell>
          <table:table-cell office:value-type="float" office:value="60834" calcext:value-type="float">
            <text:p>60834</text:p>
          </table:table-cell>
          <table:table-cell table:number-columns-repeated="1022"/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float" office:value="60835" calcext:value-type="float">
            <text:p>60835</text:p>
          </table:table-cell>
          <table:table-cell table:number-columns-repeated="1022"/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float" office:value="60836" calcext:value-type="float">
            <text:p>60836</text:p>
          </table:table-cell>
          <table:table-cell table:number-columns-repeated="1022"/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60837" calcext:value-type="float">
            <text:p>60837</text:p>
          </table:table-cell>
          <table:table-cell table:number-columns-repeated="1022"/>
        </table:table-row>
        <table:table-row table:style-name="ro1">
          <table:table-cell office:value-type="float" office:value="24818" calcext:value-type="float">
            <text:p>24818</text:p>
          </table:table-cell>
          <table:table-cell office:value-type="float" office:value="60838" calcext:value-type="float">
            <text:p>60838</text:p>
          </table:table-cell>
          <table:table-cell table:number-columns-repeated="1022"/>
        </table:table-row>
        <table:table-row table:style-name="ro1">
          <table:table-cell office:value-type="float" office:value="24849" calcext:value-type="float">
            <text:p>24849</text:p>
          </table:table-cell>
          <table:table-cell office:value-type="float" office:value="60839" calcext:value-type="float">
            <text:p>60839</text:p>
          </table:table-cell>
          <table:table-cell table:number-columns-repeated="1022"/>
        </table:table-row>
        <table:table-row table:style-name="ro1">
          <table:table-cell office:value-type="float" office:value="24887" calcext:value-type="float">
            <text:p>24887</text:p>
          </table:table-cell>
          <table:table-cell office:value-type="float" office:value="60840" calcext:value-type="float">
            <text:p>60840</text:p>
          </table:table-cell>
          <table:table-cell table:number-columns-repeated="1022"/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60841" calcext:value-type="float">
            <text:p>60841</text:p>
          </table:table-cell>
          <table:table-cell table:number-columns-repeated="1022"/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float" office:value="60842" calcext:value-type="float">
            <text:p>60842</text:p>
          </table:table-cell>
          <table:table-cell table:number-columns-repeated="1022"/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60843" calcext:value-type="float">
            <text:p>60843</text:p>
          </table:table-cell>
          <table:table-cell table:number-columns-repeated="1022"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float" office:value="60844" calcext:value-type="float">
            <text:p>60844</text:p>
          </table:table-cell>
          <table:table-cell table:number-columns-repeated="1022"/>
        </table:table-row>
        <table:table-row table:style-name="ro1">
          <table:table-cell office:value-type="float" office:value="25589" calcext:value-type="float">
            <text:p>25589</text:p>
          </table:table-cell>
          <table:table-cell office:value-type="float" office:value="60845" calcext:value-type="float">
            <text:p>60845</text:p>
          </table:table-cell>
          <table:table-cell table:number-columns-repeated="1022"/>
        </table:table-row>
        <table:table-row table:style-name="ro1">
          <table:table-cell office:value-type="float" office:value="25696" calcext:value-type="float">
            <text:p>25696</text:p>
          </table:table-cell>
          <table:table-cell office:value-type="float" office:value="60846" calcext:value-type="float">
            <text:p>60846</text:p>
          </table:table-cell>
          <table:table-cell table:number-columns-repeated="1022"/>
        </table:table-row>
        <table:table-row table:style-name="ro1">
          <table:table-cell office:value-type="float" office:value="25757" calcext:value-type="float">
            <text:p>25757</text:p>
          </table:table-cell>
          <table:table-cell office:value-type="float" office:value="60847" calcext:value-type="float">
            <text:p>60847</text:p>
          </table:table-cell>
          <table:table-cell table:number-columns-repeated="1022"/>
        </table:table-row>
        <table:table-row table:style-name="ro1">
          <table:table-cell office:value-type="float" office:value="25806" calcext:value-type="float">
            <text:p>25806</text:p>
          </table:table-cell>
          <table:table-cell office:value-type="float" office:value="60848" calcext:value-type="float">
            <text:p>60848</text:p>
          </table:table-cell>
          <table:table-cell table:number-columns-repeated="1022"/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float" office:value="60849" calcext:value-type="float">
            <text:p>60849</text:p>
          </table:table-cell>
          <table:table-cell table:number-columns-repeated="1022"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60850" calcext:value-type="float">
            <text:p>60850</text:p>
          </table:table-cell>
          <table:table-cell table:number-columns-repeated="1022"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float" office:value="60851" calcext:value-type="float">
            <text:p>60851</text:p>
          </table:table-cell>
          <table:table-cell table:number-columns-repeated="1022"/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60852" calcext:value-type="float">
            <text:p>60852</text:p>
          </table:table-cell>
          <table:table-cell table:number-columns-repeated="1022"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float" office:value="60853" calcext:value-type="float">
            <text:p>60853</text:p>
          </table:table-cell>
          <table:table-cell table:number-columns-repeated="1022"/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float" office:value="60854" calcext:value-type="float">
            <text:p>60854</text:p>
          </table:table-cell>
          <table:table-cell table:number-columns-repeated="1022"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float" office:value="60855" calcext:value-type="float">
            <text:p>60855</text:p>
          </table:table-cell>
          <table:table-cell table:number-columns-repeated="1022"/>
        </table:table-row>
        <table:table-row table:style-name="ro1">
          <table:table-cell office:value-type="float" office:value="26148" calcext:value-type="float">
            <text:p>26148</text:p>
          </table:table-cell>
          <table:table-cell office:value-type="float" office:value="60856" calcext:value-type="float">
            <text:p>60856</text:p>
          </table:table-cell>
          <table:table-cell table:number-columns-repeated="1022"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float" office:value="60857" calcext:value-type="float">
            <text:p>60857</text:p>
          </table:table-cell>
          <table:table-cell table:number-columns-repeated="1022"/>
        </table:table-row>
        <table:table-row table:style-name="ro1">
          <table:table-cell office:value-type="float" office:value="26199" calcext:value-type="float">
            <text:p>26199</text:p>
          </table:table-cell>
          <table:table-cell office:value-type="float" office:value="60858" calcext:value-type="float">
            <text:p>60858</text:p>
          </table:table-cell>
          <table:table-cell table:number-columns-repeated="1022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float" office:value="60859" calcext:value-type="float">
            <text:p>60859</text:p>
          </table:table-cell>
          <table:table-cell table:number-columns-repeated="1022"/>
        </table:table-row>
        <table:table-row table:style-name="ro1">
          <table:table-cell office:value-type="float" office:value="64018" calcext:value-type="float">
            <text:p>64018</text:p>
          </table:table-cell>
          <table:table-cell office:value-type="float" office:value="60860" calcext:value-type="float">
            <text:p>60860</text:p>
          </table:table-cell>
          <table:table-cell table:number-columns-repeated="1022"/>
        </table:table-row>
        <table:table-row table:style-name="ro1">
          <table:table-cell office:value-type="float" office:value="26227" calcext:value-type="float">
            <text:p>26227</text:p>
          </table:table-cell>
          <table:table-cell office:value-type="float" office:value="60861" calcext:value-type="float">
            <text:p>60861</text:p>
          </table:table-cell>
          <table:table-cell table:number-columns-repeated="1022"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60862" calcext:value-type="float">
            <text:p>60862</text:p>
          </table:table-cell>
          <table:table-cell table:number-columns-repeated="1022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60863" calcext:value-type="float">
            <text:p>60863</text:p>
          </table:table-cell>
          <table:table-cell table:number-columns-repeated="1022"/>
        </table:table-row>
        <table:table-row table:style-name="ro1">
          <table:table-cell office:value-type="float" office:value="26290" calcext:value-type="float">
            <text:p>26290</text:p>
          </table:table-cell>
          <table:table-cell office:value-type="float" office:value="60864" calcext:value-type="float">
            <text:p>60864</text:p>
          </table:table-cell>
          <table:table-cell table:number-columns-repeated="1022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60865" calcext:value-type="float">
            <text:p>60865</text:p>
          </table:table-cell>
          <table:table-cell table:number-columns-repeated="1022"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float" office:value="60866" calcext:value-type="float">
            <text:p>60866</text:p>
          </table:table-cell>
          <table:table-cell table:number-columns-repeated="1022"/>
        </table:table-row>
        <table:table-row table:style-name="ro1">
          <table:table-cell office:value-type="float" office:value="26382" calcext:value-type="float">
            <text:p>26382</text:p>
          </table:table-cell>
          <table:table-cell office:value-type="float" office:value="60867" calcext:value-type="float">
            <text:p>60867</text:p>
          </table:table-cell>
          <table:table-cell table:number-columns-repeated="1022"/>
        </table:table-row>
        <table:table-row table:style-name="ro1">
          <table:table-cell office:value-type="float" office:value="63785" calcext:value-type="float">
            <text:p>63785</text:p>
          </table:table-cell>
          <table:table-cell office:value-type="float" office:value="60868" calcext:value-type="float">
            <text:p>60868</text:p>
          </table:table-cell>
          <table:table-cell table:number-columns-repeated="1022"/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60869" calcext:value-type="float">
            <text:p>60869</text:p>
          </table:table-cell>
          <table:table-cell table:number-columns-repeated="1022"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float" office:value="60870" calcext:value-type="float">
            <text:p>60870</text:p>
          </table:table-cell>
          <table:table-cell table:number-columns-repeated="1022"/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60871" calcext:value-type="float">
            <text:p>60871</text:p>
          </table:table-cell>
          <table:table-cell table:number-columns-repeated="1022"/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60872" calcext:value-type="float">
            <text:p>60872</text:p>
          </table:table-cell>
          <table:table-cell table:number-columns-repeated="1022"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float" office:value="60873" calcext:value-type="float">
            <text:p>60873</text:p>
          </table:table-cell>
          <table:table-cell table:number-columns-repeated="1022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float" office:value="60874" calcext:value-type="float">
            <text:p>60874</text:p>
          </table:table-cell>
          <table:table-cell table:number-columns-repeated="1022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float" office:value="60875" calcext:value-type="float">
            <text:p>60875</text:p>
          </table:table-cell>
          <table:table-cell table:number-columns-repeated="1022"/>
        </table:table-row>
        <table:table-row table:style-name="ro1">
          <table:table-cell office:value-type="float" office:value="64019" calcext:value-type="float">
            <text:p>64019</text:p>
          </table:table-cell>
          <table:table-cell office:value-type="float" office:value="60876" calcext:value-type="float">
            <text:p>60876</text:p>
          </table:table-cell>
          <table:table-cell table:number-columns-repeated="1022"/>
        </table:table-row>
        <table:table-row table:style-name="ro1">
          <table:table-cell office:value-type="float" office:value="26984" calcext:value-type="float">
            <text:p>26984</text:p>
          </table:table-cell>
          <table:table-cell office:value-type="float" office:value="60877" calcext:value-type="float">
            <text:p>60877</text:p>
          </table:table-cell>
          <table:table-cell table:number-columns-repeated="1022"/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float" office:value="60878" calcext:value-type="float">
            <text:p>60878</text:p>
          </table:table-cell>
          <table:table-cell table:number-columns-repeated="1022"/>
        </table:table-row>
        <table:table-row table:style-name="ro1">
          <table:table-cell office:value-type="float" office:value="27032" calcext:value-type="float">
            <text:p>27032</text:p>
          </table:table-cell>
          <table:table-cell office:value-type="float" office:value="60879" calcext:value-type="float">
            <text:p>60879</text:p>
          </table:table-cell>
          <table:table-cell table:number-columns-repeated="1022"/>
        </table:table-row>
        <table:table-row table:style-name="ro1">
          <table:table-cell office:value-type="float" office:value="27106" calcext:value-type="float">
            <text:p>27106</text:p>
          </table:table-cell>
          <table:table-cell office:value-type="float" office:value="60880" calcext:value-type="float">
            <text:p>60880</text:p>
          </table:table-cell>
          <table:table-cell table:number-columns-repeated="1022"/>
        </table:table-row>
        <table:table-row table:style-name="ro1">
          <table:table-cell office:value-type="float" office:value="27184" calcext:value-type="float">
            <text:p>27184</text:p>
          </table:table-cell>
          <table:table-cell office:value-type="float" office:value="60881" calcext:value-type="float">
            <text:p>60881</text:p>
          </table:table-cell>
          <table:table-cell table:number-columns-repeated="1022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float" office:value="60882" calcext:value-type="float">
            <text:p>60882</text:p>
          </table:table-cell>
          <table:table-cell table:number-columns-repeated="1022"/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60883" calcext:value-type="float">
            <text:p>60883</text:p>
          </table:table-cell>
          <table:table-cell table:number-columns-repeated="1022"/>
        </table:table-row>
        <table:table-row table:style-name="ro1">
          <table:table-cell office:value-type="float" office:value="27251" calcext:value-type="float">
            <text:p>27251</text:p>
          </table:table-cell>
          <table:table-cell office:value-type="float" office:value="60884" calcext:value-type="float">
            <text:p>60884</text:p>
          </table:table-cell>
          <table:table-cell table:number-columns-repeated="1022"/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float" office:value="60885" calcext:value-type="float">
            <text:p>60885</text:p>
          </table:table-cell>
          <table:table-cell table:number-columns-repeated="1022"/>
        </table:table-row>
        <table:table-row table:style-name="ro1">
          <table:table-cell office:value-type="float" office:value="27362" calcext:value-type="float">
            <text:p>27362</text:p>
          </table:table-cell>
          <table:table-cell office:value-type="float" office:value="60886" calcext:value-type="float">
            <text:p>60886</text:p>
          </table:table-cell>
          <table:table-cell table:number-columns-repeated="1022"/>
        </table:table-row>
        <table:table-row table:style-name="ro1">
          <table:table-cell office:value-type="float" office:value="27364" calcext:value-type="float">
            <text:p>27364</text:p>
          </table:table-cell>
          <table:table-cell office:value-type="float" office:value="60887" calcext:value-type="float">
            <text:p>60887</text:p>
          </table:table-cell>
          <table:table-cell table:number-columns-repeated="1022"/>
        </table:table-row>
        <table:table-row table:style-name="ro1">
          <table:table-cell office:value-type="float" office:value="27606" calcext:value-type="float">
            <text:p>27606</text:p>
          </table:table-cell>
          <table:table-cell office:value-type="float" office:value="60888" calcext:value-type="float">
            <text:p>60888</text:p>
          </table:table-cell>
          <table:table-cell table:number-columns-repeated="1022"/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float" office:value="60889" calcext:value-type="float">
            <text:p>60889</text:p>
          </table:table-cell>
          <table:table-cell table:number-columns-repeated="1022"/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float" office:value="60890" calcext:value-type="float">
            <text:p>60890</text:p>
          </table:table-cell>
          <table:table-cell table:number-columns-repeated="1022"/>
        </table:table-row>
        <table:table-row table:style-name="ro1">
          <table:table-cell office:value-type="float" office:value="27782" calcext:value-type="float">
            <text:p>27782</text:p>
          </table:table-cell>
          <table:table-cell office:value-type="float" office:value="60891" calcext:value-type="float">
            <text:p>60891</text:p>
          </table:table-cell>
          <table:table-cell table:number-columns-repeated="1022"/>
        </table:table-row>
        <table:table-row table:style-name="ro1">
          <table:table-cell office:value-type="float" office:value="27759" calcext:value-type="float">
            <text:p>27759</text:p>
          </table:table-cell>
          <table:table-cell office:value-type="float" office:value="60892" calcext:value-type="float">
            <text:p>60892</text:p>
          </table:table-cell>
          <table:table-cell table:number-columns-repeated="1022"/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60893" calcext:value-type="float">
            <text:p>60893</text:p>
          </table:table-cell>
          <table:table-cell table:number-columns-repeated="1022"/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float" office:value="60894" calcext:value-type="float">
            <text:p>60894</text:p>
          </table:table-cell>
          <table:table-cell table:number-columns-repeated="1022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60895" calcext:value-type="float">
            <text:p>60895</text:p>
          </table:table-cell>
          <table:table-cell table:number-columns-repeated="1022"/>
        </table:table-row>
        <table:table-row table:style-name="ro1">
          <table:table-cell office:value-type="float" office:value="28015" calcext:value-type="float">
            <text:p>28015</text:p>
          </table:table-cell>
          <table:table-cell office:value-type="float" office:value="60896" calcext:value-type="float">
            <text:p>60896</text:p>
          </table:table-cell>
          <table:table-cell table:number-columns-repeated="1022"/>
        </table:table-row>
        <table:table-row table:style-name="ro1">
          <table:table-cell office:value-type="float" office:value="28054" calcext:value-type="float">
            <text:p>28054</text:p>
          </table:table-cell>
          <table:table-cell office:value-type="float" office:value="60897" calcext:value-type="float">
            <text:p>60897</text:p>
          </table:table-cell>
          <table:table-cell table:number-columns-repeated="1022"/>
        </table:table-row>
        <table:table-row table:style-name="ro1">
          <table:table-cell office:value-type="float" office:value="28076" calcext:value-type="float">
            <text:p>28076</text:p>
          </table:table-cell>
          <table:table-cell office:value-type="float" office:value="60898" calcext:value-type="float">
            <text:p>60898</text:p>
          </table:table-cell>
          <table:table-cell table:number-columns-repeated="1022"/>
        </table:table-row>
        <table:table-row table:style-name="ro1">
          <table:table-cell office:value-type="float" office:value="28111" calcext:value-type="float">
            <text:p>28111</text:p>
          </table:table-cell>
          <table:table-cell office:value-type="float" office:value="60899" calcext:value-type="float">
            <text:p>60899</text:p>
          </table:table-cell>
          <table:table-cell table:number-columns-repeated="1022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float" office:value="60900" calcext:value-type="float">
            <text:p>60900</text:p>
          </table:table-cell>
          <table:table-cell table:number-columns-repeated="1022"/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60901" calcext:value-type="float">
            <text:p>60901</text:p>
          </table:table-cell>
          <table:table-cell table:number-columns-repeated="1022"/>
        </table:table-row>
        <table:table-row table:style-name="ro1">
          <table:table-cell office:value-type="float" office:value="28156" calcext:value-type="float">
            <text:p>28156</text:p>
          </table:table-cell>
          <table:table-cell office:value-type="float" office:value="60902" calcext:value-type="float">
            <text:p>60902</text:p>
          </table:table-cell>
          <table:table-cell table:number-columns-repeated="1022"/>
        </table:table-row>
        <table:table-row table:style-name="ro1">
          <table:table-cell office:value-type="float" office:value="28217" calcext:value-type="float">
            <text:p>28217</text:p>
          </table:table-cell>
          <table:table-cell office:value-type="float" office:value="60903" calcext:value-type="float">
            <text:p>60903</text:p>
          </table:table-cell>
          <table:table-cell table:number-columns-repeated="1022"/>
        </table:table-row>
        <table:table-row table:style-name="ro1">
          <table:table-cell office:value-type="float" office:value="28252" calcext:value-type="float">
            <text:p>28252</text:p>
          </table:table-cell>
          <table:table-cell office:value-type="float" office:value="60904" calcext:value-type="float">
            <text:p>60904</text:p>
          </table:table-cell>
          <table:table-cell table:number-columns-repeated="1022"/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float" office:value="60905" calcext:value-type="float">
            <text:p>60905</text:p>
          </table:table-cell>
          <table:table-cell table:number-columns-repeated="1022"/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60906" calcext:value-type="float">
            <text:p>60906</text:p>
          </table:table-cell>
          <table:table-cell table:number-columns-repeated="1022"/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float" office:value="60907" calcext:value-type="float">
            <text:p>60907</text:p>
          </table:table-cell>
          <table:table-cell table:number-columns-repeated="1022"/>
        </table:table-row>
        <table:table-row table:style-name="ro1">
          <table:table-cell office:value-type="float" office:value="28552" calcext:value-type="float">
            <text:p>28552</text:p>
          </table:table-cell>
          <table:table-cell office:value-type="float" office:value="60908" calcext:value-type="float">
            <text:p>60908</text:p>
          </table:table-cell>
          <table:table-cell table:number-columns-repeated="1022"/>
        </table:table-row>
        <table:table-row table:style-name="ro1">
          <table:table-cell office:value-type="float" office:value="28597" calcext:value-type="float">
            <text:p>28597</text:p>
          </table:table-cell>
          <table:table-cell office:value-type="float" office:value="60909" calcext:value-type="float">
            <text:p>60909</text:p>
          </table:table-cell>
          <table:table-cell table:number-columns-repeated="1022"/>
        </table:table-row>
        <table:table-row table:style-name="ro1">
          <table:table-cell office:value-type="float" office:value="28661" calcext:value-type="float">
            <text:p>28661</text:p>
          </table:table-cell>
          <table:table-cell office:value-type="float" office:value="60910" calcext:value-type="float">
            <text:p>60910</text:p>
          </table:table-cell>
          <table:table-cell table:number-columns-repeated="1022"/>
        </table:table-row>
        <table:table-row table:style-name="ro1">
          <table:table-cell office:value-type="float" office:value="28677" calcext:value-type="float">
            <text:p>28677</text:p>
          </table:table-cell>
          <table:table-cell office:value-type="float" office:value="60911" calcext:value-type="float">
            <text:p>60911</text:p>
          </table:table-cell>
          <table:table-cell table:number-columns-repeated="1022"/>
        </table:table-row>
        <table:table-row table:style-name="ro1">
          <table:table-cell office:value-type="float" office:value="28679" calcext:value-type="float">
            <text:p>28679</text:p>
          </table:table-cell>
          <table:table-cell office:value-type="float" office:value="60912" calcext:value-type="float">
            <text:p>60912</text:p>
          </table:table-cell>
          <table:table-cell table:number-columns-repeated="1022"/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float" office:value="60913" calcext:value-type="float">
            <text:p>60913</text:p>
          </table:table-cell>
          <table:table-cell table:number-columns-repeated="1022"/>
        </table:table-row>
        <table:table-row table:style-name="ro1">
          <table:table-cell office:value-type="float" office:value="28805" calcext:value-type="float">
            <text:p>28805</text:p>
          </table:table-cell>
          <table:table-cell office:value-type="float" office:value="60914" calcext:value-type="float">
            <text:p>60914</text:p>
          </table:table-cell>
          <table:table-cell table:number-columns-repeated="1022"/>
        </table:table-row>
        <table:table-row table:style-name="ro1">
          <table:table-cell office:value-type="float" office:value="28843" calcext:value-type="float">
            <text:p>28843</text:p>
          </table:table-cell>
          <table:table-cell office:value-type="float" office:value="60915" calcext:value-type="float">
            <text:p>60915</text:p>
          </table:table-cell>
          <table:table-cell table:number-columns-repeated="1022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60916" calcext:value-type="float">
            <text:p>60916</text:p>
          </table:table-cell>
          <table:table-cell table:number-columns-repeated="1022"/>
        </table:table-row>
        <table:table-row table:style-name="ro1">
          <table:table-cell office:value-type="float" office:value="28932" calcext:value-type="float">
            <text:p>28932</text:p>
          </table:table-cell>
          <table:table-cell office:value-type="float" office:value="60917" calcext:value-type="float">
            <text:p>60917</text:p>
          </table:table-cell>
          <table:table-cell table:number-columns-repeated="1022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60918" calcext:value-type="float">
            <text:p>60918</text:p>
          </table:table-cell>
          <table:table-cell table:number-columns-repeated="1022"/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float" office:value="60919" calcext:value-type="float">
            <text:p>60919</text:p>
          </table:table-cell>
          <table:table-cell table:number-columns-repeated="1022"/>
        </table:table-row>
        <table:table-row table:style-name="ro1">
          <table:table-cell office:value-type="float" office:value="28999" calcext:value-type="float">
            <text:p>28999</text:p>
          </table:table-cell>
          <table:table-cell office:value-type="float" office:value="60920" calcext:value-type="float">
            <text:p>60920</text:p>
          </table:table-cell>
          <table:table-cell table:number-columns-repeated="1022"/>
        </table:table-row>
        <table:table-row table:style-name="ro1">
          <table:table-cell office:value-type="float" office:value="64021" calcext:value-type="float">
            <text:p>64021</text:p>
          </table:table-cell>
          <table:table-cell office:value-type="float" office:value="60921" calcext:value-type="float">
            <text:p>60921</text:p>
          </table:table-cell>
          <table:table-cell table:number-columns-repeated="1022"/>
        </table:table-row>
        <table:table-row table:style-name="ro1">
          <table:table-cell office:value-type="float" office:value="29121" calcext:value-type="float">
            <text:p>29121</text:p>
          </table:table-cell>
          <table:table-cell office:value-type="float" office:value="60922" calcext:value-type="float">
            <text:p>60922</text:p>
          </table:table-cell>
          <table:table-cell table:number-columns-repeated="1022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float" office:value="60923" calcext:value-type="float">
            <text:p>60923</text:p>
          </table:table-cell>
          <table:table-cell table:number-columns-repeated="1022"/>
        </table:table-row>
        <table:table-row table:style-name="ro1">
          <table:table-cell office:value-type="float" office:value="29361" calcext:value-type="float">
            <text:p>29361</text:p>
          </table:table-cell>
          <table:table-cell office:value-type="float" office:value="60924" calcext:value-type="float">
            <text:p>60924</text:p>
          </table:table-cell>
          <table:table-cell table:number-columns-repeated="1022"/>
        </table:table-row>
        <table:table-row table:style-name="ro1">
          <table:table-cell office:value-type="float" office:value="29374" calcext:value-type="float">
            <text:p>29374</text:p>
          </table:table-cell>
          <table:table-cell office:value-type="float" office:value="60992" calcext:value-type="float">
            <text:p>60992</text:p>
          </table:table-cell>
          <table:table-cell table:number-columns-repeated="1022"/>
        </table:table-row>
        <table:table-row table:style-name="ro1">
          <table:table-cell office:value-type="float" office:value="29476" calcext:value-type="float">
            <text:p>29476</text:p>
          </table:table-cell>
          <table:table-cell office:value-type="float" office:value="60993" calcext:value-type="float">
            <text:p>60993</text:p>
          </table:table-cell>
          <table:table-cell table:number-columns-repeated="1022"/>
        </table:table-row>
        <table:table-row table:style-name="ro1">
          <table:table-cell office:value-type="float" office:value="64022" calcext:value-type="float">
            <text:p>64022</text:p>
          </table:table-cell>
          <table:table-cell office:value-type="float" office:value="60994" calcext:value-type="float">
            <text:p>60994</text:p>
          </table:table-cell>
          <table:table-cell table:number-columns-repeated="1022"/>
        </table:table-row>
        <table:table-row table:style-name="ro1">
          <table:table-cell office:value-type="float" office:value="29559" calcext:value-type="float">
            <text:p>29559</text:p>
          </table:table-cell>
          <table:table-cell office:value-type="float" office:value="60995" calcext:value-type="float">
            <text:p>60995</text:p>
          </table:table-cell>
          <table:table-cell table:number-columns-repeated="1022"/>
        </table:table-row>
        <table:table-row table:style-name="ro1">
          <table:table-cell office:value-type="float" office:value="29629" calcext:value-type="float">
            <text:p>29629</text:p>
          </table:table-cell>
          <table:table-cell office:value-type="float" office:value="60996" calcext:value-type="float">
            <text:p>60996</text:p>
          </table:table-cell>
          <table:table-cell table:number-columns-repeated="1022"/>
        </table:table-row>
        <table:table-row table:style-name="ro1">
          <table:table-cell office:value-type="float" office:value="29641" calcext:value-type="float">
            <text:p>29641</text:p>
          </table:table-cell>
          <table:table-cell office:value-type="float" office:value="60997" calcext:value-type="float">
            <text:p>60997</text:p>
          </table:table-cell>
          <table:table-cell table:number-columns-repeated="1022"/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float" office:value="60998" calcext:value-type="float">
            <text:p>60998</text:p>
          </table:table-cell>
          <table:table-cell table:number-columns-repeated="1022"/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float" office:value="60999" calcext:value-type="float">
            <text:p>60999</text:p>
          </table:table-cell>
          <table:table-cell table:number-columns-repeated="1022"/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61000" calcext:value-type="float">
            <text:p>61000</text:p>
          </table:table-cell>
          <table:table-cell table:number-columns-repeated="1022"/>
        </table:table-row>
        <table:table-row table:style-name="ro1">
          <table:table-cell office:value-type="float" office:value="29703" calcext:value-type="float">
            <text:p>29703</text:p>
          </table:table-cell>
          <table:table-cell office:value-type="float" office:value="61001" calcext:value-type="float">
            <text:p>61001</text:p>
          </table:table-cell>
          <table:table-cell table:number-columns-repeated="1022"/>
        </table:table-row>
        <table:table-row table:style-name="ro1">
          <table:table-cell office:value-type="float" office:value="29685" calcext:value-type="float">
            <text:p>29685</text:p>
          </table:table-cell>
          <table:table-cell office:value-type="float" office:value="61002" calcext:value-type="float">
            <text:p>61002</text:p>
          </table:table-cell>
          <table:table-cell table:number-columns-repeated="1022"/>
        </table:table-row>
        <table:table-row table:style-name="ro1">
          <table:table-cell office:value-type="float" office:value="29734" calcext:value-type="float">
            <text:p>29734</text:p>
          </table:table-cell>
          <table:table-cell office:value-type="float" office:value="61003" calcext:value-type="float">
            <text:p>61003</text:p>
          </table:table-cell>
          <table:table-cell table:number-columns-repeated="1022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float" office:value="61004" calcext:value-type="float">
            <text:p>61004</text:p>
          </table:table-cell>
          <table:table-cell table:number-columns-repeated="1022"/>
        </table:table-row>
        <table:table-row table:style-name="ro1">
          <table:table-cell office:value-type="float" office:value="29737" calcext:value-type="float">
            <text:p>29737</text:p>
          </table:table-cell>
          <table:table-cell office:value-type="float" office:value="61005" calcext:value-type="float">
            <text:p>61005</text:p>
          </table:table-cell>
          <table:table-cell table:number-columns-repeated="1022"/>
        </table:table-row>
        <table:table-row table:style-name="ro1">
          <table:table-cell office:value-type="float" office:value="29742" calcext:value-type="float">
            <text:p>29742</text:p>
          </table:table-cell>
          <table:table-cell office:value-type="float" office:value="61006" calcext:value-type="float">
            <text:p>61006</text:p>
          </table:table-cell>
          <table:table-cell table:number-columns-repeated="1022"/>
        </table:table-row>
        <table:table-row table:style-name="ro1">
          <table:table-cell office:value-type="float" office:value="29794" calcext:value-type="float">
            <text:p>29794</text:p>
          </table:table-cell>
          <table:table-cell office:value-type="float" office:value="61007" calcext:value-type="float">
            <text:p>61007</text:p>
          </table:table-cell>
          <table:table-cell table:number-columns-repeated="1022"/>
        </table:table-row>
        <table:table-row table:style-name="ro1">
          <table:table-cell office:value-type="float" office:value="29833" calcext:value-type="float">
            <text:p>29833</text:p>
          </table:table-cell>
          <table:table-cell office:value-type="float" office:value="61008" calcext:value-type="float">
            <text:p>61008</text:p>
          </table:table-cell>
          <table:table-cell table:number-columns-repeated="1022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float" office:value="61009" calcext:value-type="float">
            <text:p>61009</text:p>
          </table:table-cell>
          <table:table-cell table:number-columns-repeated="1022"/>
        </table:table-row>
        <table:table-row table:style-name="ro1">
          <table:table-cell office:value-type="float" office:value="29953" calcext:value-type="float">
            <text:p>29953</text:p>
          </table:table-cell>
          <table:table-cell office:value-type="float" office:value="61010" calcext:value-type="float">
            <text:p>61010</text:p>
          </table:table-cell>
          <table:table-cell table:number-columns-repeated="1022"/>
        </table:table-row>
        <table:table-row table:style-name="ro1">
          <table:table-cell office:value-type="float" office:value="30063" calcext:value-type="float">
            <text:p>30063</text:p>
          </table:table-cell>
          <table:table-cell office:value-type="float" office:value="61011" calcext:value-type="float">
            <text:p>61011</text:p>
          </table:table-cell>
          <table:table-cell table:number-columns-repeated="1022"/>
        </table:table-row>
        <table:table-row table:style-name="ro1">
          <table:table-cell office:value-type="float" office:value="30338" calcext:value-type="float">
            <text:p>30338</text:p>
          </table:table-cell>
          <table:table-cell office:value-type="float" office:value="61012" calcext:value-type="float">
            <text:p>61012</text:p>
          </table:table-cell>
          <table:table-cell table:number-columns-repeated="1022"/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float" office:value="61013" calcext:value-type="float">
            <text:p>61013</text:p>
          </table:table-cell>
          <table:table-cell table:number-columns-repeated="1022"/>
        </table:table-row>
        <table:table-row table:style-name="ro1">
          <table:table-cell office:value-type="float" office:value="30366" calcext:value-type="float">
            <text:p>30366</text:p>
          </table:table-cell>
          <table:table-cell office:value-type="float" office:value="61014" calcext:value-type="float">
            <text:p>61014</text:p>
          </table:table-cell>
          <table:table-cell table:number-columns-repeated="1022"/>
        </table:table-row>
        <table:table-row table:style-name="ro1">
          <table:table-cell office:value-type="float" office:value="30363" calcext:value-type="float">
            <text:p>30363</text:p>
          </table:table-cell>
          <table:table-cell office:value-type="float" office:value="61015" calcext:value-type="float">
            <text:p>61015</text:p>
          </table:table-cell>
          <table:table-cell table:number-columns-repeated="1022"/>
        </table:table-row>
        <table:table-row table:style-name="ro1">
          <table:table-cell office:value-type="float" office:value="30374" calcext:value-type="float">
            <text:p>30374</text:p>
          </table:table-cell>
          <table:table-cell office:value-type="float" office:value="61016" calcext:value-type="float">
            <text:p>61016</text:p>
          </table:table-cell>
          <table:table-cell table:number-columns-repeated="1022"/>
        </table:table-row>
        <table:table-row table:style-name="ro1">
          <table:table-cell office:value-type="float" office:value="64023" calcext:value-type="float">
            <text:p>64023</text:p>
          </table:table-cell>
          <table:table-cell office:value-type="float" office:value="61017" calcext:value-type="float">
            <text:p>61017</text:p>
          </table:table-cell>
          <table:table-cell table:number-columns-repeated="1022"/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float" office:value="61018" calcext:value-type="float">
            <text:p>61018</text:p>
          </table:table-cell>
          <table:table-cell table:number-columns-repeated="1022"/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float" office:value="61019" calcext:value-type="float">
            <text:p>61019</text:p>
          </table:table-cell>
          <table:table-cell table:number-columns-repeated="1022"/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float" office:value="61020" calcext:value-type="float">
            <text:p>61020</text:p>
          </table:table-cell>
          <table:table-cell table:number-columns-repeated="1022"/>
        </table:table-row>
        <table:table-row table:style-name="ro1">
          <table:table-cell office:value-type="float" office:value="30798" calcext:value-type="float">
            <text:p>30798</text:p>
          </table:table-cell>
          <table:table-cell office:value-type="float" office:value="61021" calcext:value-type="float">
            <text:p>61021</text:p>
          </table:table-cell>
          <table:table-cell table:number-columns-repeated="1022"/>
        </table:table-row>
        <table:table-row table:style-name="ro1">
          <table:table-cell office:value-type="float" office:value="30820" calcext:value-type="float">
            <text:p>30820</text:p>
          </table:table-cell>
          <table:table-cell office:value-type="float" office:value="61022" calcext:value-type="float">
            <text:p>61022</text:p>
          </table:table-cell>
          <table:table-cell table:number-columns-repeated="1022"/>
        </table:table-row>
        <table:table-row table:style-name="ro1">
          <table:table-cell office:value-type="float" office:value="30842" calcext:value-type="float">
            <text:p>30842</text:p>
          </table:table-cell>
          <table:table-cell office:value-type="float" office:value="61023" calcext:value-type="float">
            <text:p>61023</text:p>
          </table:table-cell>
          <table:table-cell table:number-columns-repeated="1022"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61024" calcext:value-type="float">
            <text:p>61024</text:p>
          </table:table-cell>
          <table:table-cell table:number-columns-repeated="1022"/>
        </table:table-row>
        <table:table-row table:style-name="ro1">
          <table:table-cell office:value-type="float" office:value="64024" calcext:value-type="float">
            <text:p>64024</text:p>
          </table:table-cell>
          <table:table-cell office:value-type="float" office:value="61025" calcext:value-type="float">
            <text:p>61025</text:p>
          </table:table-cell>
          <table:table-cell table:number-columns-repeated="1022"/>
        </table:table-row>
        <table:table-row table:style-name="ro1">
          <table:table-cell office:value-type="float" office:value="64025" calcext:value-type="float">
            <text:p>64025</text:p>
          </table:table-cell>
          <table:table-cell office:value-type="float" office:value="61026" calcext:value-type="float">
            <text:p>61026</text:p>
          </table:table-cell>
          <table:table-cell table:number-columns-repeated="1022"/>
        </table:table-row>
        <table:table-row table:style-name="ro1">
          <table:table-cell office:value-type="float" office:value="64026" calcext:value-type="float">
            <text:p>64026</text:p>
          </table:table-cell>
          <table:table-cell office:value-type="float" office:value="61027" calcext:value-type="float">
            <text:p>61027</text:p>
          </table:table-cell>
          <table:table-cell table:number-columns-repeated="1022"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float" office:value="61028" calcext:value-type="float">
            <text:p>61028</text:p>
          </table:table-cell>
          <table:table-cell table:number-columns-repeated="1022"/>
        </table:table-row>
        <table:table-row table:style-name="ro1">
          <table:table-cell office:value-type="float" office:value="64027" calcext:value-type="float">
            <text:p>64027</text:p>
          </table:table-cell>
          <table:table-cell office:value-type="float" office:value="61029" calcext:value-type="float">
            <text:p>61029</text:p>
          </table:table-cell>
          <table:table-cell table:number-columns-repeated="1022"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float" office:value="61030" calcext:value-type="float">
            <text:p>61030</text:p>
          </table:table-cell>
          <table:table-cell table:number-columns-repeated="1022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61031" calcext:value-type="float">
            <text:p>61031</text:p>
          </table:table-cell>
          <table:table-cell table:number-columns-repeated="1022"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float" office:value="61032" calcext:value-type="float">
            <text:p>61032</text:p>
          </table:table-cell>
          <table:table-cell table:number-columns-repeated="1022"/>
        </table:table-row>
        <table:table-row table:style-name="ro1">
          <table:table-cell office:value-type="float" office:value="64028" calcext:value-type="float">
            <text:p>64028</text:p>
          </table:table-cell>
          <table:table-cell office:value-type="float" office:value="61033" calcext:value-type="float">
            <text:p>61033</text:p>
          </table:table-cell>
          <table:table-cell table:number-columns-repeated="1022"/>
        </table:table-row>
        <table:table-row table:style-name="ro1">
          <table:table-cell office:value-type="float" office:value="31467" calcext:value-type="float">
            <text:p>31467</text:p>
          </table:table-cell>
          <table:table-cell office:value-type="float" office:value="61034" calcext:value-type="float">
            <text:p>61034</text:p>
          </table:table-cell>
          <table:table-cell table:number-columns-repeated="1022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float" office:value="61035" calcext:value-type="float">
            <text:p>61035</text:p>
          </table:table-cell>
          <table:table-cell table:number-columns-repeated="1022"/>
        </table:table-row>
        <table:table-row table:style-name="ro1">
          <table:table-cell office:value-type="float" office:value="64029" calcext:value-type="float">
            <text:p>64029</text:p>
          </table:table-cell>
          <table:table-cell office:value-type="float" office:value="61036" calcext:value-type="float">
            <text:p>61036</text:p>
          </table:table-cell>
          <table:table-cell table:number-columns-repeated="1022"/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float" office:value="61037" calcext:value-type="float">
            <text:p>61037</text:p>
          </table:table-cell>
          <table:table-cell table:number-columns-repeated="1022"/>
        </table:table-row>
        <table:table-row table:style-name="ro1">
          <table:table-cell office:value-type="float" office:value="32092" calcext:value-type="float">
            <text:p>32092</text:p>
          </table:table-cell>
          <table:table-cell office:value-type="float" office:value="61038" calcext:value-type="float">
            <text:p>61038</text:p>
          </table:table-cell>
          <table:table-cell table:number-columns-repeated="1022"/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float" office:value="61039" calcext:value-type="float">
            <text:p>61039</text:p>
          </table:table-cell>
          <table:table-cell table:number-columns-repeated="1022"/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61040" calcext:value-type="float">
            <text:p>61040</text:p>
          </table:table-cell>
          <table:table-cell table:number-columns-repeated="1022"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float" office:value="61041" calcext:value-type="float">
            <text:p>61041</text:p>
          </table:table-cell>
          <table:table-cell table:number-columns-repeated="1022"/>
        </table:table-row>
        <table:table-row table:style-name="ro1">
          <table:table-cell office:value-type="float" office:value="32338" calcext:value-type="float">
            <text:p>32338</text:p>
          </table:table-cell>
          <table:table-cell office:value-type="float" office:value="61042" calcext:value-type="float">
            <text:p>61042</text:p>
          </table:table-cell>
          <table:table-cell table:number-columns-repeated="1022"/>
        </table:table-row>
        <table:table-row table:style-name="ro1">
          <table:table-cell office:value-type="float" office:value="32583" calcext:value-type="float">
            <text:p>32583</text:p>
          </table:table-cell>
          <table:table-cell office:value-type="float" office:value="61043" calcext:value-type="float">
            <text:p>61043</text:p>
          </table:table-cell>
          <table:table-cell table:number-columns-repeated="1022"/>
        </table:table-row>
        <table:table-row table:style-name="ro1">
          <table:table-cell office:value-type="float" office:value="32673" calcext:value-type="float">
            <text:p>32673</text:p>
          </table:table-cell>
          <table:table-cell office:value-type="float" office:value="61044" calcext:value-type="float">
            <text:p>61044</text:p>
          </table:table-cell>
          <table:table-cell table:number-columns-repeated="1022"/>
        </table:table-row>
        <table:table-row table:style-name="ro1">
          <table:table-cell office:value-type="float" office:value="64030" calcext:value-type="float">
            <text:p>64030</text:p>
          </table:table-cell>
          <table:table-cell office:value-type="float" office:value="61045" calcext:value-type="float">
            <text:p>61045</text:p>
          </table:table-cell>
          <table:table-cell table:number-columns-repeated="1022"/>
        </table:table-row>
        <table:table-row table:style-name="ro1">
          <table:table-cell office:value-type="float" office:value="33537" calcext:value-type="float">
            <text:p>33537</text:p>
          </table:table-cell>
          <table:table-cell office:value-type="float" office:value="61046" calcext:value-type="float">
            <text:p>61046</text:p>
          </table:table-cell>
          <table:table-cell table:number-columns-repeated="1022"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float" office:value="61047" calcext:value-type="float">
            <text:p>61047</text:p>
          </table:table-cell>
          <table:table-cell table:number-columns-repeated="1022"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float" office:value="61048" calcext:value-type="float">
            <text:p>61048</text:p>
          </table:table-cell>
          <table:table-cell table:number-columns-repeated="1022"/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61049" calcext:value-type="float">
            <text:p>61049</text:p>
          </table:table-cell>
          <table:table-cell table:number-columns-repeated="1022"/>
        </table:table-row>
        <table:table-row table:style-name="ro1">
          <table:table-cell office:value-type="float" office:value="33782" calcext:value-type="float">
            <text:p>33782</text:p>
          </table:table-cell>
          <table:table-cell office:value-type="float" office:value="61050" calcext:value-type="float">
            <text:p>61050</text:p>
          </table:table-cell>
          <table:table-cell table:number-columns-repeated="1022"/>
        </table:table-row>
        <table:table-row table:style-name="ro1">
          <table:table-cell office:value-type="float" office:value="33864" calcext:value-type="float">
            <text:p>33864</text:p>
          </table:table-cell>
          <table:table-cell office:value-type="float" office:value="61051" calcext:value-type="float">
            <text:p>61051</text:p>
          </table:table-cell>
          <table:table-cell table:number-columns-repeated="1022"/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float" office:value="61052" calcext:value-type="float">
            <text:p>61052</text:p>
          </table:table-cell>
          <table:table-cell table:number-columns-repeated="1022"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float" office:value="61053" calcext:value-type="float">
            <text:p>61053</text:p>
          </table:table-cell>
          <table:table-cell table:number-columns-repeated="1022"/>
        </table:table-row>
        <table:table-row table:style-name="ro1">
          <table:table-cell office:value-type="float" office:value="34137" calcext:value-type="float">
            <text:p>34137</text:p>
          </table:table-cell>
          <table:table-cell office:value-type="float" office:value="61054" calcext:value-type="float">
            <text:p>61054</text:p>
          </table:table-cell>
          <table:table-cell table:number-columns-repeated="1022"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float" office:value="61056" calcext:value-type="float">
            <text:p>61056</text:p>
          </table:table-cell>
          <table:table-cell table:number-columns-repeated="1022"/>
        </table:table-row>
        <table:table-row table:style-name="ro1">
          <table:table-cell office:value-type="float" office:value="64031" calcext:value-type="float">
            <text:p>64031</text:p>
          </table:table-cell>
          <table:table-cell office:value-type="float" office:value="61057" calcext:value-type="float">
            <text:p>61057</text:p>
          </table:table-cell>
          <table:table-cell table:number-columns-repeated="1022"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float" office:value="61058" calcext:value-type="float">
            <text:p>61058</text:p>
          </table:table-cell>
          <table:table-cell table:number-columns-repeated="1022"/>
        </table:table-row>
        <table:table-row table:style-name="ro1">
          <table:table-cell office:value-type="float" office:value="64032" calcext:value-type="float">
            <text:p>64032</text:p>
          </table:table-cell>
          <table:table-cell office:value-type="float" office:value="61059" calcext:value-type="float">
            <text:p>61059</text:p>
          </table:table-cell>
          <table:table-cell table:number-columns-repeated="1022"/>
        </table:table-row>
        <table:table-row table:style-name="ro1">
          <table:table-cell office:value-type="float" office:value="64033" calcext:value-type="float">
            <text:p>64033</text:p>
          </table:table-cell>
          <table:table-cell office:value-type="float" office:value="61060" calcext:value-type="float">
            <text:p>61060</text:p>
          </table:table-cell>
          <table:table-cell table:number-columns-repeated="1022"/>
        </table:table-row>
        <table:table-row table:style-name="ro1">
          <table:table-cell office:value-type="float" office:value="34823" calcext:value-type="float">
            <text:p>34823</text:p>
          </table:table-cell>
          <table:table-cell office:value-type="float" office:value="61061" calcext:value-type="float">
            <text:p>61061</text:p>
          </table:table-cell>
          <table:table-cell table:number-columns-repeated="1022"/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61062" calcext:value-type="float">
            <text:p>61062</text:p>
          </table:table-cell>
          <table:table-cell table:number-columns-repeated="1022"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float" office:value="61063" calcext:value-type="float">
            <text:p>61063</text:p>
          </table:table-cell>
          <table:table-cell table:number-columns-repeated="1022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float" office:value="61064" calcext:value-type="float">
            <text:p>61064</text:p>
          </table:table-cell>
          <table:table-cell table:number-columns-repeated="1022"/>
        </table:table-row>
        <table:table-row table:style-name="ro1">
          <table:table-cell office:value-type="float" office:value="35449" calcext:value-type="float">
            <text:p>35449</text:p>
          </table:table-cell>
          <table:table-cell office:value-type="float" office:value="61065" calcext:value-type="float">
            <text:p>61065</text:p>
          </table:table-cell>
          <table:table-cell table:number-columns-repeated="1022"/>
        </table:table-row>
        <table:table-row table:style-name="ro1">
          <table:table-cell office:value-type="float" office:value="35495" calcext:value-type="float">
            <text:p>35495</text:p>
          </table:table-cell>
          <table:table-cell office:value-type="float" office:value="61066" calcext:value-type="float">
            <text:p>61066</text:p>
          </table:table-cell>
          <table:table-cell table:number-columns-repeated="1022"/>
        </table:table-row>
        <table:table-row table:style-name="ro1">
          <table:table-cell office:value-type="float" office:value="35518" calcext:value-type="float">
            <text:p>35518</text:p>
          </table:table-cell>
          <table:table-cell office:value-type="float" office:value="61067" calcext:value-type="float">
            <text:p>61067</text:p>
          </table:table-cell>
          <table:table-cell table:number-columns-repeated="1022"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float" office:value="61068" calcext:value-type="float">
            <text:p>61068</text:p>
          </table:table-cell>
          <table:table-cell table:number-columns-repeated="1022"/>
        </table:table-row>
        <table:table-row table:style-name="ro1">
          <table:table-cell office:value-type="float" office:value="64034" calcext:value-type="float">
            <text:p>64034</text:p>
          </table:table-cell>
          <table:table-cell office:value-type="float" office:value="61069" calcext:value-type="float">
            <text:p>61069</text:p>
          </table:table-cell>
          <table:table-cell table:number-columns-repeated="1022"/>
        </table:table-row>
        <table:table-row table:style-name="ro1">
          <table:table-cell office:value-type="float" office:value="35574" calcext:value-type="float">
            <text:p>35574</text:p>
          </table:table-cell>
          <table:table-cell office:value-type="float" office:value="61070" calcext:value-type="float">
            <text:p>61070</text:p>
          </table:table-cell>
          <table:table-cell table:number-columns-repeated="1022"/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float" office:value="61071" calcext:value-type="float">
            <text:p>61071</text:p>
          </table:table-cell>
          <table:table-cell table:number-columns-repeated="1022"/>
        </table:table-row>
        <table:table-row table:style-name="ro1">
          <table:table-cell office:value-type="float" office:value="35711" calcext:value-type="float">
            <text:p>35711</text:p>
          </table:table-cell>
          <table:table-cell office:value-type="float" office:value="61072" calcext:value-type="float">
            <text:p>61072</text:p>
          </table:table-cell>
          <table:table-cell table:number-columns-repeated="1022"/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61073" calcext:value-type="float">
            <text:p>61073</text:p>
          </table:table-cell>
          <table:table-cell table:number-columns-repeated="1022"/>
        </table:table-row>
        <table:table-row table:style-name="ro1">
          <table:table-cell office:value-type="float" office:value="36084" calcext:value-type="float">
            <text:p>36084</text:p>
          </table:table-cell>
          <table:table-cell office:value-type="float" office:value="61074" calcext:value-type="float">
            <text:p>61074</text:p>
          </table:table-cell>
          <table:table-cell table:number-columns-repeated="1022"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float" office:value="61075" calcext:value-type="float">
            <text:p>61075</text:p>
          </table:table-cell>
          <table:table-cell table:number-columns-repeated="1022"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float" office:value="61076" calcext:value-type="float">
            <text:p>61076</text:p>
          </table:table-cell>
          <table:table-cell table:number-columns-repeated="1022"/>
        </table:table-row>
        <table:table-row table:style-name="ro1">
          <table:table-cell office:value-type="float" office:value="64035" calcext:value-type="float">
            <text:p>64035</text:p>
          </table:table-cell>
          <table:table-cell office:value-type="float" office:value="61077" calcext:value-type="float">
            <text:p>61077</text:p>
          </table:table-cell>
          <table:table-cell table:number-columns-repeated="1022"/>
        </table:table-row>
        <table:table-row table:style-name="ro1">
          <table:table-cell office:value-type="float" office:value="36559" calcext:value-type="float">
            <text:p>36559</text:p>
          </table:table-cell>
          <table:table-cell office:value-type="float" office:value="61078" calcext:value-type="float">
            <text:p>61078</text:p>
          </table:table-cell>
          <table:table-cell table:number-columns-repeated="1022"/>
        </table:table-row>
        <table:table-row table:style-name="ro1">
          <table:table-cell office:value-type="float" office:value="64036" calcext:value-type="float">
            <text:p>64036</text:p>
          </table:table-cell>
          <table:table-cell office:value-type="float" office:value="61079" calcext:value-type="float">
            <text:p>61079</text:p>
          </table:table-cell>
          <table:table-cell table:number-columns-repeated="1022"/>
        </table:table-row>
        <table:table-row table:style-name="ro1">
          <table:table-cell office:value-type="float" office:value="64037" calcext:value-type="float">
            <text:p>64037</text:p>
          </table:table-cell>
          <table:table-cell office:value-type="float" office:value="61080" calcext:value-type="float">
            <text:p>61080</text:p>
          </table:table-cell>
          <table:table-cell table:number-columns-repeated="1022"/>
        </table:table-row>
        <table:table-row table:style-name="ro1">
          <table:table-cell office:value-type="float" office:value="36967" calcext:value-type="float">
            <text:p>36967</text:p>
          </table:table-cell>
          <table:table-cell office:value-type="float" office:value="61081" calcext:value-type="float">
            <text:p>61081</text:p>
          </table:table-cell>
          <table:table-cell table:number-columns-repeated="1022"/>
        </table:table-row>
        <table:table-row table:style-name="ro1">
          <table:table-cell office:value-type="float" office:value="37086" calcext:value-type="float">
            <text:p>37086</text:p>
          </table:table-cell>
          <table:table-cell office:value-type="float" office:value="61082" calcext:value-type="float">
            <text:p>61082</text:p>
          </table:table-cell>
          <table:table-cell table:number-columns-repeated="1022"/>
        </table:table-row>
        <table:table-row table:style-name="ro1">
          <table:table-cell office:value-type="float" office:value="64038" calcext:value-type="float">
            <text:p>64038</text:p>
          </table:table-cell>
          <table:table-cell office:value-type="float" office:value="61083" calcext:value-type="float">
            <text:p>61083</text:p>
          </table:table-cell>
          <table:table-cell table:number-columns-repeated="1022"/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float" office:value="61084" calcext:value-type="float">
            <text:p>61084</text:p>
          </table:table-cell>
          <table:table-cell table:number-columns-repeated="1022"/>
        </table:table-row>
        <table:table-row table:style-name="ro1">
          <table:table-cell office:value-type="float" office:value="37159" calcext:value-type="float">
            <text:p>37159</text:p>
          </table:table-cell>
          <table:table-cell office:value-type="float" office:value="61085" calcext:value-type="float">
            <text:p>61085</text:p>
          </table:table-cell>
          <table:table-cell table:number-columns-repeated="1022"/>
        </table:table-row>
        <table:table-row table:style-name="ro1">
          <table:table-cell office:value-type="float" office:value="37338" calcext:value-type="float">
            <text:p>37338</text:p>
          </table:table-cell>
          <table:table-cell office:value-type="float" office:value="61086" calcext:value-type="float">
            <text:p>61086</text:p>
          </table:table-cell>
          <table:table-cell table:number-columns-repeated="1022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float" office:value="61087" calcext:value-type="float">
            <text:p>61087</text:p>
          </table:table-cell>
          <table:table-cell table:number-columns-repeated="1022"/>
        </table:table-row>
        <table:table-row table:style-name="ro1">
          <table:table-cell office:value-type="float" office:value="37342" calcext:value-type="float">
            <text:p>37342</text:p>
          </table:table-cell>
          <table:table-cell office:value-type="float" office:value="61088" calcext:value-type="float">
            <text:p>61088</text:p>
          </table:table-cell>
          <table:table-cell table:number-columns-repeated="1022"/>
        </table:table-row>
        <table:table-row table:style-name="ro1">
          <table:table-cell office:value-type="float" office:value="37357" calcext:value-type="float">
            <text:p>37357</text:p>
          </table:table-cell>
          <table:table-cell office:value-type="float" office:value="61089" calcext:value-type="float">
            <text:p>61089</text:p>
          </table:table-cell>
          <table:table-cell table:number-columns-repeated="1022"/>
        </table:table-row>
        <table:table-row table:style-name="ro1">
          <table:table-cell office:value-type="float" office:value="37358" calcext:value-type="float">
            <text:p>37358</text:p>
          </table:table-cell>
          <table:table-cell office:value-type="float" office:value="61090" calcext:value-type="float">
            <text:p>61090</text:p>
          </table:table-cell>
          <table:table-cell table:number-columns-repeated="1022"/>
        </table:table-row>
        <table:table-row table:style-name="ro1">
          <table:table-cell office:value-type="float" office:value="37348" calcext:value-type="float">
            <text:p>37348</text:p>
          </table:table-cell>
          <table:table-cell office:value-type="float" office:value="61091" calcext:value-type="float">
            <text:p>61091</text:p>
          </table:table-cell>
          <table:table-cell table:number-columns-repeated="1022"/>
        </table:table-row>
        <table:table-row table:style-name="ro1">
          <table:table-cell office:value-type="float" office:value="37349" calcext:value-type="float">
            <text:p>37349</text:p>
          </table:table-cell>
          <table:table-cell office:value-type="float" office:value="61092" calcext:value-type="float">
            <text:p>61092</text:p>
          </table:table-cell>
          <table:table-cell table:number-columns-repeated="1022"/>
        </table:table-row>
        <table:table-row table:style-name="ro1">
          <table:table-cell office:value-type="float" office:value="37382" calcext:value-type="float">
            <text:p>37382</text:p>
          </table:table-cell>
          <table:table-cell office:value-type="float" office:value="61093" calcext:value-type="float">
            <text:p>61093</text:p>
          </table:table-cell>
          <table:table-cell table:number-columns-repeated="1022"/>
        </table:table-row>
        <table:table-row table:style-name="ro1">
          <table:table-cell office:value-type="float" office:value="37392" calcext:value-type="float">
            <text:p>37392</text:p>
          </table:table-cell>
          <table:table-cell office:value-type="float" office:value="61094" calcext:value-type="float">
            <text:p>61094</text:p>
          </table:table-cell>
          <table:table-cell table:number-columns-repeated="1022"/>
        </table:table-row>
        <table:table-row table:style-name="ro1">
          <table:table-cell office:value-type="float" office:value="37386" calcext:value-type="float">
            <text:p>37386</text:p>
          </table:table-cell>
          <table:table-cell office:value-type="float" office:value="61095" calcext:value-type="float">
            <text:p>61095</text:p>
          </table:table-cell>
          <table:table-cell table:number-columns-repeated="1022"/>
        </table:table-row>
        <table:table-row table:style-name="ro1">
          <table:table-cell office:value-type="float" office:value="37434" calcext:value-type="float">
            <text:p>37434</text:p>
          </table:table-cell>
          <table:table-cell office:value-type="float" office:value="61096" calcext:value-type="float">
            <text:p>61096</text:p>
          </table:table-cell>
          <table:table-cell table:number-columns-repeated="1022"/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61097" calcext:value-type="float">
            <text:p>61097</text:p>
          </table:table-cell>
          <table:table-cell table:number-columns-repeated="1022"/>
        </table:table-row>
        <table:table-row table:style-name="ro1">
          <table:table-cell office:value-type="float" office:value="37436" calcext:value-type="float">
            <text:p>37436</text:p>
          </table:table-cell>
          <table:table-cell office:value-type="float" office:value="61098" calcext:value-type="float">
            <text:p>61098</text:p>
          </table:table-cell>
          <table:table-cell table:number-columns-repeated="1022"/>
        </table:table-row>
        <table:table-row table:style-name="ro1">
          <table:table-cell office:value-type="float" office:value="37454" calcext:value-type="float">
            <text:p>37454</text:p>
          </table:table-cell>
          <table:table-cell office:value-type="float" office:value="61099" calcext:value-type="float">
            <text:p>61099</text:p>
          </table:table-cell>
          <table:table-cell table:number-columns-repeated="1022"/>
        </table:table-row>
        <table:table-row table:style-name="ro1">
          <table:table-cell office:value-type="float" office:value="37465" calcext:value-type="float">
            <text:p>37465</text:p>
          </table:table-cell>
          <table:table-cell office:value-type="float" office:value="61100" calcext:value-type="float">
            <text:p>61100</text:p>
          </table:table-cell>
          <table:table-cell table:number-columns-repeated="1022"/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float" office:value="61101" calcext:value-type="float">
            <text:p>61101</text:p>
          </table:table-cell>
          <table:table-cell table:number-columns-repeated="1022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float" office:value="61102" calcext:value-type="float">
            <text:p>61102</text:p>
          </table:table-cell>
          <table:table-cell table:number-columns-repeated="1022"/>
        </table:table-row>
        <table:table-row table:style-name="ro1">
          <table:table-cell office:value-type="float" office:value="37479" calcext:value-type="float">
            <text:p>37479</text:p>
          </table:table-cell>
          <table:table-cell office:value-type="float" office:value="61103" calcext:value-type="float">
            <text:p>61103</text:p>
          </table:table-cell>
          <table:table-cell table:number-columns-repeated="1022"/>
        </table:table-row>
        <table:table-row table:style-name="ro1">
          <table:table-cell office:value-type="float" office:value="37543" calcext:value-type="float">
            <text:p>37543</text:p>
          </table:table-cell>
          <table:table-cell office:value-type="float" office:value="61104" calcext:value-type="float">
            <text:p>61104</text:p>
          </table:table-cell>
          <table:table-cell table:number-columns-repeated="1022"/>
        </table:table-row>
        <table:table-row table:style-name="ro1">
          <table:table-cell office:value-type="float" office:value="37495" calcext:value-type="float">
            <text:p>37495</text:p>
          </table:table-cell>
          <table:table-cell office:value-type="float" office:value="61105" calcext:value-type="float">
            <text:p>61105</text:p>
          </table:table-cell>
          <table:table-cell table:number-columns-repeated="1022"/>
        </table:table-row>
        <table:table-row table:style-name="ro1">
          <table:table-cell office:value-type="float" office:value="37496" calcext:value-type="float">
            <text:p>37496</text:p>
          </table:table-cell>
          <table:table-cell office:value-type="float" office:value="61106" calcext:value-type="float">
            <text:p>61106</text:p>
          </table:table-cell>
          <table:table-cell table:number-columns-repeated="1022"/>
        </table:table-row>
        <table:table-row table:style-name="ro1">
          <table:table-cell office:value-type="float" office:value="37607" calcext:value-type="float">
            <text:p>37607</text:p>
          </table:table-cell>
          <table:table-cell office:value-type="float" office:value="61107" calcext:value-type="float">
            <text:p>61107</text:p>
          </table:table-cell>
          <table:table-cell table:number-columns-repeated="1022"/>
        </table:table-row>
        <table:table-row table:style-name="ro1">
          <table:table-cell office:value-type="float" office:value="37591" calcext:value-type="float">
            <text:p>37591</text:p>
          </table:table-cell>
          <table:table-cell office:value-type="float" office:value="61108" calcext:value-type="float">
            <text:p>61108</text:p>
          </table:table-cell>
          <table:table-cell table:number-columns-repeated="1022"/>
        </table:table-row>
        <table:table-row table:style-name="ro1">
          <table:table-cell office:value-type="float" office:value="37593" calcext:value-type="float">
            <text:p>37593</text:p>
          </table:table-cell>
          <table:table-cell office:value-type="float" office:value="61109" calcext:value-type="float">
            <text:p>61109</text:p>
          </table:table-cell>
          <table:table-cell table:number-columns-repeated="1022"/>
        </table:table-row>
        <table:table-row table:style-name="ro1">
          <table:table-cell office:value-type="float" office:value="37584" calcext:value-type="float">
            <text:p>37584</text:p>
          </table:table-cell>
          <table:table-cell office:value-type="float" office:value="61110" calcext:value-type="float">
            <text:p>61110</text:p>
          </table:table-cell>
          <table:table-cell table:number-columns-repeated="1022"/>
        </table:table-row>
        <table:table-row table:style-name="ro1">
          <table:table-cell office:value-type="float" office:value="64039" calcext:value-type="float">
            <text:p>64039</text:p>
          </table:table-cell>
          <table:table-cell office:value-type="float" office:value="61111" calcext:value-type="float">
            <text:p>61111</text:p>
          </table:table-cell>
          <table:table-cell table:number-columns-repeated="1022"/>
        </table:table-row>
        <table:table-row table:style-name="ro1">
          <table:table-cell office:value-type="float" office:value="37589" calcext:value-type="float">
            <text:p>37589</text:p>
          </table:table-cell>
          <table:table-cell office:value-type="float" office:value="61112" calcext:value-type="float">
            <text:p>61112</text:p>
          </table:table-cell>
          <table:table-cell table:number-columns-repeated="1022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61113" calcext:value-type="float">
            <text:p>61113</text:p>
          </table:table-cell>
          <table:table-cell table:number-columns-repeated="1022"/>
        </table:table-row>
        <table:table-row table:style-name="ro1">
          <table:table-cell office:value-type="float" office:value="37587" calcext:value-type="float">
            <text:p>37587</text:p>
          </table:table-cell>
          <table:table-cell office:value-type="float" office:value="61114" calcext:value-type="float">
            <text:p>61114</text:p>
          </table:table-cell>
          <table:table-cell table:number-columns-repeated="1022"/>
        </table:table-row>
        <table:table-row table:style-name="ro1">
          <table:table-cell office:value-type="float" office:value="37669" calcext:value-type="float">
            <text:p>37669</text:p>
          </table:table-cell>
          <table:table-cell office:value-type="float" office:value="61115" calcext:value-type="float">
            <text:p>61115</text:p>
          </table:table-cell>
          <table:table-cell table:number-columns-repeated="1022"/>
        </table:table-row>
        <table:table-row table:style-name="ro1">
          <table:table-cell office:value-type="float" office:value="37665" calcext:value-type="float">
            <text:p>37665</text:p>
          </table:table-cell>
          <table:table-cell office:value-type="float" office:value="61116" calcext:value-type="float">
            <text:p>61116</text:p>
          </table:table-cell>
          <table:table-cell table:number-columns-repeated="1022"/>
        </table:table-row>
        <table:table-row table:style-name="ro1">
          <table:table-cell office:value-type="float" office:value="37627" calcext:value-type="float">
            <text:p>37627</text:p>
          </table:table-cell>
          <table:table-cell office:value-type="float" office:value="61117" calcext:value-type="float">
            <text:p>61117</text:p>
          </table:table-cell>
          <table:table-cell table:number-columns-repeated="1022"/>
        </table:table-row>
        <table:table-row table:style-name="ro1">
          <table:table-cell office:value-type="float" office:value="64040" calcext:value-type="float">
            <text:p>64040</text:p>
          </table:table-cell>
          <table:table-cell office:value-type="float" office:value="61118" calcext:value-type="float">
            <text:p>61118</text:p>
          </table:table-cell>
          <table:table-cell table:number-columns-repeated="1022"/>
        </table:table-row>
        <table:table-row table:style-name="ro1">
          <table:table-cell office:value-type="float" office:value="37662" calcext:value-type="float">
            <text:p>37662</text:p>
          </table:table-cell>
          <table:table-cell office:value-type="float" office:value="61119" calcext:value-type="float">
            <text:p>61119</text:p>
          </table:table-cell>
          <table:table-cell table:number-columns-repeated="1022"/>
        </table:table-row>
        <table:table-row table:style-name="ro1">
          <table:table-cell office:value-type="float" office:value="37631" calcext:value-type="float">
            <text:p>37631</text:p>
          </table:table-cell>
          <table:table-cell office:value-type="float" office:value="61120" calcext:value-type="float">
            <text:p>61120</text:p>
          </table:table-cell>
          <table:table-cell table:number-columns-repeated="1022"/>
        </table:table-row>
        <table:table-row table:style-name="ro1">
          <table:table-cell office:value-type="float" office:value="37661" calcext:value-type="float">
            <text:p>37661</text:p>
          </table:table-cell>
          <table:table-cell office:value-type="float" office:value="61121" calcext:value-type="float">
            <text:p>61121</text:p>
          </table:table-cell>
          <table:table-cell table:number-columns-repeated="1022"/>
        </table:table-row>
        <table:table-row table:style-name="ro1">
          <table:table-cell office:value-type="float" office:value="37634" calcext:value-type="float">
            <text:p>37634</text:p>
          </table:table-cell>
          <table:table-cell office:value-type="float" office:value="61122" calcext:value-type="float">
            <text:p>61122</text:p>
          </table:table-cell>
          <table:table-cell table:number-columns-repeated="1022"/>
        </table:table-row>
        <table:table-row table:style-name="ro1">
          <table:table-cell office:value-type="float" office:value="37744" calcext:value-type="float">
            <text:p>37744</text:p>
          </table:table-cell>
          <table:table-cell office:value-type="float" office:value="61123" calcext:value-type="float">
            <text:p>61123</text:p>
          </table:table-cell>
          <table:table-cell table:number-columns-repeated="1022"/>
        </table:table-row>
        <table:table-row table:style-name="ro1">
          <table:table-cell office:value-type="float" office:value="37719" calcext:value-type="float">
            <text:p>37719</text:p>
          </table:table-cell>
          <table:table-cell office:value-type="float" office:value="61124" calcext:value-type="float">
            <text:p>61124</text:p>
          </table:table-cell>
          <table:table-cell table:number-columns-repeated="1022"/>
        </table:table-row>
        <table:table-row table:style-name="ro1">
          <table:table-cell office:value-type="float" office:value="37796" calcext:value-type="float">
            <text:p>37796</text:p>
          </table:table-cell>
          <table:table-cell office:value-type="float" office:value="61125" calcext:value-type="float">
            <text:p>61125</text:p>
          </table:table-cell>
          <table:table-cell table:number-columns-repeated="1022"/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61126" calcext:value-type="float">
            <text:p>61126</text:p>
          </table:table-cell>
          <table:table-cell table:number-columns-repeated="1022"/>
        </table:table-row>
        <table:table-row table:style-name="ro1">
          <table:table-cell office:value-type="float" office:value="37854" calcext:value-type="float">
            <text:p>37854</text:p>
          </table:table-cell>
          <table:table-cell office:value-type="float" office:value="61127" calcext:value-type="float">
            <text:p>61127</text:p>
          </table:table-cell>
          <table:table-cell table:number-columns-repeated="1022"/>
        </table:table-row>
        <table:table-row table:style-name="ro1">
          <table:table-cell office:value-type="float" office:value="37880" calcext:value-type="float">
            <text:p>37880</text:p>
          </table:table-cell>
          <table:table-cell office:value-type="float" office:value="61128" calcext:value-type="float">
            <text:p>61128</text:p>
          </table:table-cell>
          <table:table-cell table:number-columns-repeated="1022"/>
        </table:table-row>
        <table:table-row table:style-name="ro1">
          <table:table-cell office:value-type="float" office:value="37937" calcext:value-type="float">
            <text:p>37937</text:p>
          </table:table-cell>
          <table:table-cell office:value-type="float" office:value="61129" calcext:value-type="float">
            <text:p>61129</text:p>
          </table:table-cell>
          <table:table-cell table:number-columns-repeated="1022"/>
        </table:table-row>
        <table:table-row table:style-name="ro1">
          <table:table-cell office:value-type="float" office:value="37957" calcext:value-type="float">
            <text:p>37957</text:p>
          </table:table-cell>
          <table:table-cell office:value-type="float" office:value="61130" calcext:value-type="float">
            <text:p>61130</text:p>
          </table:table-cell>
          <table:table-cell table:number-columns-repeated="1022"/>
        </table:table-row>
        <table:table-row table:style-name="ro1">
          <table:table-cell office:value-type="float" office:value="37960" calcext:value-type="float">
            <text:p>37960</text:p>
          </table:table-cell>
          <table:table-cell office:value-type="float" office:value="61131" calcext:value-type="float">
            <text:p>61131</text:p>
          </table:table-cell>
          <table:table-cell table:number-columns-repeated="1022"/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float" office:value="61132" calcext:value-type="float">
            <text:p>61132</text:p>
          </table:table-cell>
          <table:table-cell table:number-columns-repeated="1022"/>
        </table:table-row>
        <table:table-row table:style-name="ro1">
          <table:table-cell office:value-type="float" office:value="63964" calcext:value-type="float">
            <text:p>63964</text:p>
          </table:table-cell>
          <table:table-cell office:value-type="float" office:value="61133" calcext:value-type="float">
            <text:p>61133</text:p>
          </table:table-cell>
          <table:table-cell table:number-columns-repeated="1022"/>
        </table:table-row>
        <table:table-row table:style-name="ro1">
          <table:table-cell office:value-type="float" office:value="64041" calcext:value-type="float">
            <text:p>64041</text:p>
          </table:table-cell>
          <table:table-cell office:value-type="float" office:value="61134" calcext:value-type="float">
            <text:p>61134</text:p>
          </table:table-cell>
          <table:table-cell table:number-columns-repeated="1022"/>
        </table:table-row>
        <table:table-row table:style-name="ro1">
          <table:table-cell office:value-type="float" office:value="38557" calcext:value-type="float">
            <text:p>38557</text:p>
          </table:table-cell>
          <table:table-cell office:value-type="float" office:value="61135" calcext:value-type="float">
            <text:p>61135</text:p>
          </table:table-cell>
          <table:table-cell table:number-columns-repeated="1022"/>
        </table:table-row>
        <table:table-row table:style-name="ro1">
          <table:table-cell office:value-type="float" office:value="38575" calcext:value-type="float">
            <text:p>38575</text:p>
          </table:table-cell>
          <table:table-cell office:value-type="float" office:value="61136" calcext:value-type="float">
            <text:p>61136</text:p>
          </table:table-cell>
          <table:table-cell table:number-columns-repeated="1022"/>
        </table:table-row>
        <table:table-row table:style-name="ro1">
          <table:table-cell office:value-type="float" office:value="38707" calcext:value-type="float">
            <text:p>38707</text:p>
          </table:table-cell>
          <table:table-cell office:value-type="float" office:value="61137" calcext:value-type="float">
            <text:p>61137</text:p>
          </table:table-cell>
          <table:table-cell table:number-columns-repeated="1022"/>
        </table:table-row>
        <table:table-row table:style-name="ro1">
          <table:table-cell office:value-type="float" office:value="38715" calcext:value-type="float">
            <text:p>38715</text:p>
          </table:table-cell>
          <table:table-cell office:value-type="float" office:value="61138" calcext:value-type="float">
            <text:p>61138</text:p>
          </table:table-cell>
          <table:table-cell table:number-columns-repeated="1022"/>
        </table:table-row>
        <table:table-row table:style-name="ro1">
          <table:table-cell office:value-type="float" office:value="38723" calcext:value-type="float">
            <text:p>38723</text:p>
          </table:table-cell>
          <table:table-cell office:value-type="float" office:value="61139" calcext:value-type="float">
            <text:p>61139</text:p>
          </table:table-cell>
          <table:table-cell table:number-columns-repeated="1022"/>
        </table:table-row>
        <table:table-row table:style-name="ro1">
          <table:table-cell office:value-type="float" office:value="38733" calcext:value-type="float">
            <text:p>38733</text:p>
          </table:table-cell>
          <table:table-cell office:value-type="float" office:value="61140" calcext:value-type="float">
            <text:p>61140</text:p>
          </table:table-cell>
          <table:table-cell table:number-columns-repeated="1022"/>
        </table:table-row>
        <table:table-row table:style-name="ro1">
          <table:table-cell office:value-type="float" office:value="38735" calcext:value-type="float">
            <text:p>38735</text:p>
          </table:table-cell>
          <table:table-cell office:value-type="float" office:value="61141" calcext:value-type="float">
            <text:p>61141</text:p>
          </table:table-cell>
          <table:table-cell table:number-columns-repeated="1022"/>
        </table:table-row>
        <table:table-row table:style-name="ro1">
          <table:table-cell office:value-type="float" office:value="38737" calcext:value-type="float">
            <text:p>38737</text:p>
          </table:table-cell>
          <table:table-cell office:value-type="float" office:value="61142" calcext:value-type="float">
            <text:p>61142</text:p>
          </table:table-cell>
          <table:table-cell table:number-columns-repeated="1022"/>
        </table:table-row>
        <table:table-row table:style-name="ro1">
          <table:table-cell office:value-type="float" office:value="38741" calcext:value-type="float">
            <text:p>38741</text:p>
          </table:table-cell>
          <table:table-cell office:value-type="float" office:value="61143" calcext:value-type="float">
            <text:p>61143</text:p>
          </table:table-cell>
          <table:table-cell table:number-columns-repeated="1022"/>
        </table:table-row>
        <table:table-row table:style-name="ro1">
          <table:table-cell office:value-type="float" office:value="38999" calcext:value-type="float">
            <text:p>38999</text:p>
          </table:table-cell>
          <table:table-cell office:value-type="float" office:value="61144" calcext:value-type="float">
            <text:p>61144</text:p>
          </table:table-cell>
          <table:table-cell table:number-columns-repeated="1022"/>
        </table:table-row>
        <table:table-row table:style-name="ro1">
          <table:table-cell office:value-type="float" office:value="39013" calcext:value-type="float">
            <text:p>39013</text:p>
          </table:table-cell>
          <table:table-cell office:value-type="float" office:value="61145" calcext:value-type="float">
            <text:p>61145</text:p>
          </table:table-cell>
          <table:table-cell table:number-columns-repeated="1022"/>
        </table:table-row>
        <table:table-row table:style-name="ro1">
          <table:table-cell office:value-type="float" office:value="64042" calcext:value-type="float">
            <text:p>64042</text:p>
          </table:table-cell>
          <table:table-cell office:value-type="float" office:value="61146" calcext:value-type="float">
            <text:p>61146</text:p>
          </table:table-cell>
          <table:table-cell table:number-columns-repeated="1022"/>
        </table:table-row>
        <table:table-row table:style-name="ro1">
          <table:table-cell office:value-type="float" office:value="64043" calcext:value-type="float">
            <text:p>64043</text:p>
          </table:table-cell>
          <table:table-cell office:value-type="float" office:value="61147" calcext:value-type="float">
            <text:p>61147</text:p>
          </table:table-cell>
          <table:table-cell table:number-columns-repeated="1022"/>
        </table:table-row>
        <table:table-row table:style-name="ro1">
          <table:table-cell office:value-type="float" office:value="39207" calcext:value-type="float">
            <text:p>39207</text:p>
          </table:table-cell>
          <table:table-cell office:value-type="float" office:value="61148" calcext:value-type="float">
            <text:p>61148</text:p>
          </table:table-cell>
          <table:table-cell table:number-columns-repeated="1022"/>
        </table:table-row>
        <table:table-row table:style-name="ro1">
          <table:table-cell office:value-type="float" office:value="64044" calcext:value-type="float">
            <text:p>64044</text:p>
          </table:table-cell>
          <table:table-cell office:value-type="float" office:value="61149" calcext:value-type="float">
            <text:p>61149</text:p>
          </table:table-cell>
          <table:table-cell table:number-columns-repeated="1022"/>
        </table:table-row>
        <table:table-row table:style-name="ro1">
          <table:table-cell office:value-type="float" office:value="39326" calcext:value-type="float">
            <text:p>39326</text:p>
          </table:table-cell>
          <table:table-cell office:value-type="float" office:value="61150" calcext:value-type="float">
            <text:p>61150</text:p>
          </table:table-cell>
          <table:table-cell table:number-columns-repeated="1022"/>
        </table:table-row>
        <table:table-row table:style-name="ro1">
          <table:table-cell office:value-type="float" office:value="39502" calcext:value-type="float">
            <text:p>39502</text:p>
          </table:table-cell>
          <table:table-cell office:value-type="float" office:value="61151" calcext:value-type="float">
            <text:p>61151</text:p>
          </table:table-cell>
          <table:table-cell table:number-columns-repeated="1022"/>
        </table:table-row>
        <table:table-row table:style-name="ro1">
          <table:table-cell office:value-type="float" office:value="39641" calcext:value-type="float">
            <text:p>39641</text:p>
          </table:table-cell>
          <table:table-cell office:value-type="float" office:value="61152" calcext:value-type="float">
            <text:p>61152</text:p>
          </table:table-cell>
          <table:table-cell table:number-columns-repeated="1022"/>
        </table:table-row>
        <table:table-row table:style-name="ro1">
          <table:table-cell office:value-type="float" office:value="39644" calcext:value-type="float">
            <text:p>39644</text:p>
          </table:table-cell>
          <table:table-cell office:value-type="float" office:value="61153" calcext:value-type="float">
            <text:p>61153</text:p>
          </table:table-cell>
          <table:table-cell table:number-columns-repeated="1022"/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float" office:value="61154" calcext:value-type="float">
            <text:p>61154</text:p>
          </table:table-cell>
          <table:table-cell table:number-columns-repeated="1022"/>
        </table:table-row>
        <table:table-row table:style-name="ro1">
          <table:table-cell office:value-type="float" office:value="39794" calcext:value-type="float">
            <text:p>39794</text:p>
          </table:table-cell>
          <table:table-cell office:value-type="float" office:value="61155" calcext:value-type="float">
            <text:p>61155</text:p>
          </table:table-cell>
          <table:table-cell table:number-columns-repeated="1022"/>
        </table:table-row>
        <table:table-row table:style-name="ro1">
          <table:table-cell office:value-type="float" office:value="39823" calcext:value-type="float">
            <text:p>39823</text:p>
          </table:table-cell>
          <table:table-cell office:value-type="float" office:value="61156" calcext:value-type="float">
            <text:p>61156</text:p>
          </table:table-cell>
          <table:table-cell table:number-columns-repeated="1022"/>
        </table:table-row>
        <table:table-row table:style-name="ro1">
          <table:table-cell office:value-type="float" office:value="39857" calcext:value-type="float">
            <text:p>39857</text:p>
          </table:table-cell>
          <table:table-cell office:value-type="float" office:value="61157" calcext:value-type="float">
            <text:p>61157</text:p>
          </table:table-cell>
          <table:table-cell table:number-columns-repeated="1022"/>
        </table:table-row>
        <table:table-row table:style-name="ro1">
          <table:table-cell office:value-type="float" office:value="39867" calcext:value-type="float">
            <text:p>39867</text:p>
          </table:table-cell>
          <table:table-cell office:value-type="float" office:value="61158" calcext:value-type="float">
            <text:p>61158</text:p>
          </table:table-cell>
          <table:table-cell table:number-columns-repeated="1022"/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61159" calcext:value-type="float">
            <text:p>61159</text:p>
          </table:table-cell>
          <table:table-cell table:number-columns-repeated="1022"/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float" office:value="61160" calcext:value-type="float">
            <text:p>61160</text:p>
          </table:table-cell>
          <table:table-cell table:number-columns-repeated="1022"/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float" office:value="61161" calcext:value-type="float">
            <text:p>61161</text:p>
          </table:table-cell>
          <table:table-cell table:number-columns-repeated="1022"/>
        </table:table-row>
        <table:table-row table:style-name="ro1">
          <table:table-cell office:value-type="float" office:value="64045" calcext:value-type="float">
            <text:p>64045</text:p>
          </table:table-cell>
          <table:table-cell office:value-type="float" office:value="61162" calcext:value-type="float">
            <text:p>61162</text:p>
          </table:table-cell>
          <table:table-cell table:number-columns-repeated="1022"/>
        </table:table-row>
        <table:table-row table:style-name="ro1">
          <table:table-cell office:value-type="float" office:value="40473" calcext:value-type="float">
            <text:p>40473</text:p>
          </table:table-cell>
          <table:table-cell office:value-type="float" office:value="61163" calcext:value-type="float">
            <text:p>61163</text:p>
          </table:table-cell>
          <table:table-cell table:number-columns-repeated="1022"/>
        </table:table-row>
        <table:table-row table:style-name="ro1">
          <table:table-cell office:value-type="float" office:value="40657" calcext:value-type="float">
            <text:p>40657</text:p>
          </table:table-cell>
          <table:table-cell office:value-type="float" office:value="61164" calcext:value-type="float">
            <text:p>61164</text:p>
          </table:table-cell>
          <table:table-cell table:number-columns-repeated="1022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61167" calcext:value-type="float">
            <text:p>61167</text:p>
          </table:table-cell>
          <table:table-cell table:number-columns-repeated="1022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61168" calcext:value-type="float">
            <text:p>61168</text:p>
          </table:table-cell>
          <table:table-cell table:number-columns-repeated="1022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61169" calcext:value-type="float">
            <text:p>61169</text:p>
          </table:table-cell>
          <table:table-cell table:number-columns-repeated="1022"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61170" calcext:value-type="float">
            <text:p>61170</text:p>
          </table:table-cell>
          <table:table-cell table:number-columns-repeated="1022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61171" calcext:value-type="float">
            <text:p>61171</text:p>
          </table:table-cell>
          <table:table-cell table:number-columns-repeated="1022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61172" calcext:value-type="float">
            <text:p>61172</text:p>
          </table:table-cell>
          <table:table-cell table:number-columns-repeated="1022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61173" calcext:value-type="float">
            <text:p>61173</text:p>
          </table:table-cell>
          <table:table-cell table:number-columns-repeated="1022"/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61174" calcext:value-type="float">
            <text:p>61174</text:p>
          </table:table-cell>
          <table:table-cell table:number-columns-repeated="1022"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61175" calcext:value-type="float">
            <text:p>61175</text:p>
          </table:table-cell>
          <table:table-cell table:number-columns-repeated="1022"/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61176" calcext:value-type="float">
            <text:p>61176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61177" calcext:value-type="float">
            <text:p>61177</text:p>
          </table:table-cell>
          <table:table-cell table:number-columns-repeated="1022"/>
        </table:table-row>
        <table:table-row table:style-name="ro1">
          <table:table-cell office:value-type="float" office:value="65508" calcext:value-type="float">
            <text:p>65508</text:p>
          </table:table-cell>
          <table:table-cell office:value-type="float" office:value="61178" calcext:value-type="float">
            <text:p>61178</text:p>
          </table:table-cell>
          <table:table-cell table:number-columns-repeated="1022"/>
        </table:table-row>
        <table:table-row table:style-name="ro1">
          <table:table-cell office:value-type="float" office:value="65287" calcext:value-type="float">
            <text:p>65287</text:p>
          </table:table-cell>
          <table:table-cell office:value-type="float" office:value="61179" calcext:value-type="float">
            <text:p>61179</text:p>
          </table:table-cell>
          <table:table-cell table:number-columns-repeated="1022"/>
        </table:table-row>
        <table:table-row table:style-name="ro1">
          <table:table-cell office:value-type="float" office:value="65282" calcext:value-type="float">
            <text:p>65282</text:p>
          </table:table-cell>
          <table:table-cell office:value-type="float" office:value="61180" calcext:value-type="float">
            <text:p>61180</text:p>
          </table:table-cell>
          <table:table-cell table:number-columns-repeated="1022"/>
        </table:table-row>
        <table:table-row table:style-name="ro1" table:number-rows-repeated="10410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cp932" table:target-range-address="CP932.A1:CP932.B7495" table:display-filter-buttons="true" table:on-update-keep-styles="true" table:on-update-keep-size="false">
          <table:database-source-sql table:database-name="Provider=Microsoft.Mashup.OleDb.1;Data Source=$Workbook$;Location=cp932;Extended Properties=&quot;&quot;" table:sql-statement="SELECT * FROM [cp932]"/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/00/00</text:date>, <text:time style:data-style-name="N2" text:time-value="01:21:15.43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KURUMI</meta:initial-creator>
    <meta:creation-date>2022-10-04T10:30:15Z</meta:creation-date>
    <dc:date>2022-10-05T02:31:38.698000000</dc:date>
    <meta:editing-duration>PT32M38S</meta:editing-duration>
    <meta:editing-cycles>13</meta:editing-cycles>
    <meta:document-statistic meta:table-count="3" meta:cell-count="15276" meta:object-count="0"/>
  </office:meta>
</office:document-meta>
</file>